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2"/>
    <style:style style:name="ce4" style:family="table-cell" style:parent-style-name="Default" style:data-style-name="N0">
      <style:text-properties fo:color="#1F497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1F497D" fo:font-weight="bold" style:font-weight-asian="bold" style:font-weight-complex="bold"/>
    </style:style>
    <style:style style:name="ce7" style:family="table-cell" style:parent-style-name="Default" style:data-style-name="N36">
      <style:text-properties fo:color="#1F497D"/>
    </style:style>
    <style:style style:name="ce8" style:family="table-cell" style:parent-style-name="Default" style:data-style-name="N0">
      <style:text-properties fo:color="#000000"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37">
      <style:text-properties fo:color="#1F497D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tation" table:style-name="ta1">
        <table:table-column table:style-name="co1" table:default-cell-style-name="ce3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3">
            <text:p>Time</text:p>
          </table:table-cell>
          <table:table-cell office:value-type="string" table:style-name="ce1">
            <text:p>Angle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cos</text:p>
          </table:table-cell>
          <table:table-cell office:value-type="string" table:style-name="ce1">
            <text:p>sin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a34</text:p>
          </table:table-cell>
          <table:table-cell office:value-type="string" table:style-name="ce8">
            <text:p>PosX</text:p>
          </table:table-cell>
          <table:table-cell office:value-type="string" table:style-name="ce8">
            <text:p>PosY</text:p>
          </table:table-cell>
          <table:table-cell office:value-type="string" table:style-name="ce8">
            <text:p>PosZ</text:p>
          </table:table-cell>
          <table:table-cell table:style-name="ce1"/>
          <table:table-cell office:value-type="string" table:style-name="ce1">
            <text:p>Center(x,y,z):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9" table:style-name="ce1"/>
        </table:table-row>
        <table:table-row table:style-name="ro1">
          <table:table-cell office:value-type="float" office:value="0" table:style-name="ce3">
            <text:p>0.00</text:p>
          </table:table-cell>
          <table:table-cell office:value-type="float" office:value="0" table:style-name="ce2">
            <text:p>0.00E+00</text:p>
          </table:table-cell>
          <table:table-cell office:value-type="float" office:value="0" table:formula="of:=[.B2]*PI()/180" table:style-name="ce2">
            <text:p>0.00E+00</text:p>
          </table:table-cell>
          <table:table-cell office:value-type="float" office:value="1" table:formula="of:=COS([.C2])" table:style-name="ce2">
            <text:p>1.00E+00</text:p>
          </table:table-cell>
          <table:table-cell office:value-type="float" office:value="0" table:formula="of:=SIN([.C2])" table:style-name="ce2">
            <text:p>0.00E+00</text:p>
          </table:table-cell>
          <table:table-cell office:value-type="float" office:value="0" table:formula="of:=-[.$M$1]*[.D2]+[.$M$1]" table:style-name="ce2">
            <text:p>0.00E+00</text:p>
          </table:table-cell>
          <table:table-cell office:value-type="float" office:value="0" table:formula="of:=-[.$M$1]*[.E2]" table:style-name="ce2">
            <text:p>0.00E+00</text:p>
          </table:table-cell>
          <table:table-cell office:value-type="float" office:value="-0.4461" table:formula="of:=[.$M$2]*[.D2]+[.$O$2]*(-[.E2])+[.F2]" table:style-name="ce7">
            <text:p>-0.44610</text:p>
          </table:table-cell>
          <table:table-cell office:value-type="float" office:value="0" table:formula="of:=[.N2]" table:style-name="ce7">
            <text:p>0.00000</text:p>
          </table:table-cell>
          <table:table-cell office:value-type="float" office:value="9.2999999999999999E-2" table:formula="of:=[.$M$2]*[.E2]+[.$O$2]*[.D2]+[.G2]" table:style-name="ce7">
            <text:p>0.09300</text:p>
          </table:table-cell>
          <table:table-cell table:style-name="ce1"/>
          <table:table-cell office:value-type="string" table:style-name="ce5">
            <text:p>Point(x,y,z):</text:p>
          </table:table-cell>
          <table:table-cell office:value-type="float" office:value="-0.4461" table:formula="of:=-0.45+0.0039" table:style-name="ce10">
            <text:p>-0.446</text:p>
          </table:table-cell>
          <table:table-cell office:value-type="float" office:value="0" table:style-name="ce6">
            <text:p>0</text:p>
          </table:table-cell>
          <table:table-cell office:value-type="float" office:value="9.2999999999999999E-2" table:style-name="ce6">
            <text:p>0.093</text:p>
          </table:table-cell>
          <table:table-cell table:number-columns-repeated="2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01" table:style-name="ce3">
            <text:p>0.01</text:p>
          </table:table-cell>
          <table:table-cell office:value-type="float" office:value="9.3566999999999999E-4" table:style-name="ce2">
            <text:p>9.36E-04</text:p>
          </table:table-cell>
          <table:table-cell office:value-type="float" office:value="1.6330522212135342E-5" table:formula="of:=[.B3]*PI()/180" table:style-name="ce2">
            <text:p>1.63E-05</text:p>
          </table:table-cell>
          <table:table-cell office:value-type="float" office:value="0.999999999866657" table:formula="of:=COS([.C3])" table:style-name="ce2">
            <text:p>1.00E+00</text:p>
          </table:table-cell>
          <table:table-cell office:value-type="float" office:value="1.6330522211409489E-5" table:formula="of:=SIN([.C3])" table:style-name="ce2">
            <text:p>1.63E-05</text:p>
          </table:table-cell>
          <table:table-cell office:value-type="float" office:value="0" table:formula="of:=-[.$M$1]*[.D3]+[.$M$1]" table:style-name="ce2">
            <text:p>0.00E+00</text:p>
          </table:table-cell>
          <table:table-cell office:value-type="float" office:value="0" table:formula="of:=-[.$M$1]*[.E3]" table:style-name="ce2">
            <text:p>0.00E+00</text:p>
          </table:table-cell>
          <table:table-cell office:value-type="float" office:value="-0.44610151867908138" table:formula="of:=[.$M$2]*[.D3]+[.$O$2]*(-[.E3])+[.F3]" table:style-name="ce7">
            <text:p>-0.44610</text:p>
          </table:table-cell>
          <table:table-cell office:value-type="float" office:value="0" table:formula="of:=[.N3]" table:style-name="ce7">
            <text:p>0.00000</text:p>
          </table:table-cell>
          <table:table-cell office:value-type="float" office:value="9.2992714941640589E-2" table:formula="of:=[.$M$2]*[.E3]+[.$O$2]*[.D3]+[.G3]" table:style-name="ce7">
            <text:p>0.0929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02" table:style-name="ce3">
            <text:p>0.02</text:p>
          </table:table-cell>
          <table:table-cell office:value-type="float" office:value="3.9094439999999998E-3" table:style-name="ce2">
            <text:p>3.91E-03</text:p>
          </table:table-cell>
          <table:table-cell office:value-type="float" office:value="6.8232669722337192E-5" table:formula="of:=[.B4]*PI()/180" table:style-name="ce2">
            <text:p>6.82E-05</text:p>
          </table:table-cell>
          <table:table-cell office:value-type="float" office:value="0.99999999767215142" table:formula="of:=COS([.C4])" table:style-name="ce2">
            <text:p>1.00E+00</text:p>
          </table:table-cell>
          <table:table-cell office:value-type="float" office:value="6.823266966939209E-5" table:formula="of:=SIN([.C4])" table:style-name="ce2">
            <text:p>6.82E-05</text:p>
          </table:table-cell>
          <table:table-cell office:value-type="float" office:value="0" table:formula="of:=-[.$M$1]*[.D4]+[.$M$1]" table:style-name="ce2">
            <text:p>0.00E+00</text:p>
          </table:table-cell>
          <table:table-cell office:value-type="float" office:value="0" table:formula="of:=-[.$M$1]*[.E4]" table:style-name="ce2">
            <text:p>0.00E+00</text:p>
          </table:table-cell>
          <table:table-cell office:value-type="float" office:value="-0.44610634459982595" table:formula="of:=[.$M$2]*[.D4]+[.$O$2]*(-[.E4])+[.F4]" table:style-name="ce7">
            <text:p>-0.44611</text:p>
          </table:table-cell>
          <table:table-cell office:value-type="float" office:value="0" table:formula="of:=[.N4]" table:style-name="ce7">
            <text:p>0.00000</text:p>
          </table:table-cell>
          <table:table-cell office:value-type="float" office:value="9.296956118957056E-2" table:formula="of:=[.$M$2]*[.E4]+[.$O$2]*[.D4]+[.G4]" table:style-name="ce7">
            <text:p>0.09297</text:p>
          </table:table-cell>
          <table:table-cell table:style-name="ce1"/>
          <table:table-cell office:value-type="string" table:style-name="ce5">
            <text:p>Computes position of poin according to rotation angle</text:p>
          </table:table-cell>
          <table:table-cell table:number-columns-repeated="5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03" table:style-name="ce3">
            <text:p>0.03</text:p>
          </table:table-cell>
          <table:table-cell office:value-type="float" office:value="9.1714659999999996E-3" table:style-name="ce2">
            <text:p>9.17E-03</text:p>
          </table:table-cell>
          <table:table-cell office:value-type="float" office:value="1.6007227893471426E-4" table:formula="of:=[.B5]*PI()/180" table:style-name="ce2">
            <text:p>1.60E-04</text:p>
          </table:table-cell>
          <table:table-cell office:value-type="float" office:value="0.99999998718843275" table:formula="of:=COS([.C5])" table:style-name="ce2">
            <text:p>1.00E+00</text:p>
          </table:table-cell>
          <table:table-cell office:value-type="float" office:value="1.6007227825112199E-4" table:formula="of:=SIN([.C5])" table:style-name="ce2">
            <text:p>1.60E-04</text:p>
          </table:table-cell>
          <table:table-cell office:value-type="float" office:value="0" table:formula="of:=-[.$M$1]*[.D5]+[.$M$1]" table:style-name="ce2">
            <text:p>0.00E+00</text:p>
          </table:table-cell>
          <table:table-cell office:value-type="float" office:value="0" table:formula="of:=-[.$M$1]*[.E5]" table:style-name="ce2">
            <text:p>0.00E+00</text:p>
          </table:table-cell>
          <table:table-cell office:value-type="float" office:value="-0.44611488100663715" table:formula="of:=[.$M$2]*[.D5]+[.$O$2]*(-[.E5])+[.F5]" table:style-name="ce7">
            <text:p>-0.44611</text:p>
          </table:table-cell>
          <table:table-cell office:value-type="float" office:value="0" table:formula="of:=[.N5]" table:style-name="ce7">
            <text:p>0.00000</text:p>
          </table:table-cell>
          <table:table-cell office:value-type="float" office:value="9.2928590565196423E-2" table:formula="of:=[.$M$2]*[.E5]+[.$O$2]*[.D5]+[.G5]" table:style-name="ce7">
            <text:p>0.092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04" table:style-name="ce3">
            <text:p>0.04</text:p>
          </table:table-cell>
          <table:table-cell office:value-type="float" office:value="1.6971882000000001E-2" table:style-name="ce2">
            <text:p>1.70E-02</text:p>
          </table:table-cell>
          <table:table-cell office:value-type="float" office:value="2.9621522115996025E-4" table:formula="of:=[.B6]*PI()/180" table:style-name="ce2">
            <text:p>2.96E-04</text:p>
          </table:table-cell>
          <table:table-cell office:value-type="float" office:value="0.99999995612827175" table:formula="of:=COS([.C6])" table:style-name="ce2">
            <text:p>1.00E+00</text:p>
          </table:table-cell>
          <table:table-cell office:value-type="float" office:value="2.962152168281357E-4" table:formula="of:=SIN([.C6])" table:style-name="ce2">
            <text:p>2.96E-04</text:p>
          </table:table-cell>
          <table:table-cell office:value-type="float" office:value="0" table:formula="of:=-[.$M$1]*[.D6]+[.$M$1]" table:style-name="ce2">
            <text:p>0.00E+00</text:p>
          </table:table-cell>
          <table:table-cell office:value-type="float" office:value="0" table:formula="of:=-[.$M$1]*[.E6]" table:style-name="ce2">
            <text:p>0.00E+00</text:p>
          </table:table-cell>
          <table:table-cell office:value-type="float" office:value="-0.44612752844398706" table:formula="of:=[.$M$2]*[.D6]+[.$O$2]*(-[.E6])+[.F6]" table:style-name="ce7">
            <text:p>-0.44613</text:p>
          </table:table-cell>
          <table:table-cell office:value-type="float" office:value="0" table:formula="of:=[.N6]" table:style-name="ce7">
            <text:p>0.00000</text:p>
          </table:table-cell>
          <table:table-cell office:value-type="float" office:value="9.2867854311702247E-2" table:formula="of:=[.$M$2]*[.E6]+[.$O$2]*[.D6]+[.G6]" table:style-name="ce7">
            <text:p>0.0928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05" table:style-name="ce3">
            <text:p>0.05</text:p>
          </table:table-cell>
          <table:table-cell office:value-type="float" office:value="2.7560838000000001E-2" table:style-name="ce2">
            <text:p>2.76E-02</text:p>
          </table:table-cell>
          <table:table-cell office:value-type="float" office:value="4.810273677087689E-4" table:formula="of:=[.B7]*PI()/180" table:style-name="ce2">
            <text:p>4.81E-04</text:p>
          </table:table-cell>
          <table:table-cell office:value-type="float" office:value="0.99999988430633802" table:formula="of:=COS([.C7])" table:style-name="ce2">
            <text:p>1.00E+00</text:p>
          </table:table-cell>
          <table:table-cell office:value-type="float" office:value="4.8102734915816286E-4" table:formula="of:=SIN([.C7])" table:style-name="ce2">
            <text:p>4.81E-04</text:p>
          </table:table-cell>
          <table:table-cell office:value-type="float" office:value="0" table:formula="of:=-[.$M$1]*[.D7]+[.$M$1]" table:style-name="ce2">
            <text:p>0.00E+00</text:p>
          </table:table-cell>
          <table:table-cell office:value-type="float" office:value="0" table:formula="of:=-[.$M$1]*[.E7]" table:style-name="ce2">
            <text:p>0.00E+00</text:p>
          </table:table-cell>
          <table:table-cell office:value-type="float" office:value="-0.4461446839325291" table:formula="of:=[.$M$2]*[.D7]+[.$O$2]*(-[.E7])+[.F7]" table:style-name="ce7">
            <text:p>-0.44614</text:p>
          </table:table-cell>
          <table:table-cell office:value-type="float" office:value="0" table:formula="of:=[.N7]" table:style-name="ce7">
            <text:p>0.00000</text:p>
          </table:table-cell>
          <table:table-cell office:value-type="float" office:value="9.2785402940029987E-2" table:formula="of:=[.$M$2]*[.E7]+[.$O$2]*[.D7]+[.G7]" table:style-name="ce7">
            <text:p>0.092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06" table:style-name="ce3">
            <text:p>0.06</text:p>
          </table:table-cell>
          <table:table-cell office:value-type="float" office:value="4.1188479E-2" table:style-name="ce2">
            <text:p>4.12E-02</text:p>
          </table:table-cell>
          <table:table-cell office:value-type="float" office:value="7.1887457243854154E-4" table:formula="of:=[.B8]*PI()/180" table:style-name="ce2">
            <text:p>7.19E-04</text:p>
          </table:table-cell>
          <table:table-cell office:value-type="float" office:value="0.99999974160968563" table:formula="of:=COS([.C8])" table:style-name="ce2">
            <text:p>1.00E+00</text:p>
          </table:table-cell>
          <table:table-cell office:value-type="float" office:value="7.1887451052179822E-4" table:formula="of:=SIN([.C8])" table:style-name="ce2">
            <text:p>7.19E-04</text:p>
          </table:table-cell>
          <table:table-cell office:value-type="float" office:value="0" table:formula="of:=-[.$M$1]*[.D8]+[.$M$1]" table:style-name="ce2">
            <text:p>0.00E+00</text:p>
          </table:table-cell>
          <table:table-cell office:value-type="float" office:value="0" table:formula="of:=-[.$M$1]*[.E8]" table:style-name="ce2">
            <text:p>0.00E+00</text:p>
          </table:table-cell>
          <table:table-cell office:value-type="float" office:value="-0.44616674006155926" table:formula="of:=[.$M$2]*[.D8]+[.$O$2]*(-[.E8])+[.F8]" table:style-name="ce7">
            <text:p>-0.44617</text:p>
          </table:table-cell>
          <table:table-cell office:value-type="float" office:value="0" table:formula="of:=[.N8]" table:style-name="ce7">
            <text:p>0.00000</text:p>
          </table:table-cell>
          <table:table-cell office:value-type="float" office:value="9.2679286050556989E-2" table:formula="of:=[.$M$2]*[.E8]+[.$O$2]*[.D8]+[.G8]" table:style-name="ce7">
            <text:p>0.092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000000000000007E-2" table:style-name="ce3">
            <text:p>0.07</text:p>
          </table:table-cell>
          <table:table-cell office:value-type="float" office:value="5.8104949000000003E-2" table:style-name="ce2">
            <text:p>5.81E-02</text:p>
          </table:table-cell>
          <table:table-cell office:value-type="float" office:value="1.0141226717533868E-3" table:formula="of:=[.B9]*PI()/180" table:style-name="ce2">
            <text:p>1.01E-03</text:p>
          </table:table-cell>
          <table:table-cell office:value-type="float" office:value="0.99999948577764741" table:formula="of:=COS([.C9])" table:style-name="ce2">
            <text:p>1.00E+00</text:p>
          </table:table-cell>
          <table:table-cell office:value-type="float" office:value="1.0141224979251988E-3" table:formula="of:=SIN([.C9])" table:style-name="ce2">
            <text:p>1.01E-03</text:p>
          </table:table-cell>
          <table:table-cell office:value-type="float" office:value="0" table:formula="of:=-[.$M$1]*[.D9]+[.$M$1]" table:style-name="ce2">
            <text:p>0.00E+00</text:p>
          </table:table-cell>
          <table:table-cell office:value-type="float" office:value="0" table:formula="of:=-[.$M$1]*[.E9]" table:style-name="ce2">
            <text:p>0.00E+00</text:p>
          </table:table-cell>
          <table:table-cell office:value-type="float" office:value="-0.44619408399771554" table:formula="of:=[.$M$2]*[.D9]+[.$O$2]*(-[.E9])+[.F9]" table:style-name="ce7">
            <text:p>-0.44619</text:p>
          </table:table-cell>
          <table:table-cell office:value-type="float" office:value="0" table:formula="of:=[.N9]" table:style-name="ce7">
            <text:p>0.00000</text:p>
          </table:table-cell>
          <table:table-cell office:value-type="float" office:value="9.2547552130996774E-2" table:formula="of:=[.$M$2]*[.E9]+[.$O$2]*[.D9]+[.G9]" table:style-name="ce7">
            <text:p>0.092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08" table:style-name="ce3">
            <text:p>0.08</text:p>
          </table:table-cell>
          <table:table-cell office:value-type="float" office:value="7.8560395000000005E-2" table:style-name="ce2">
            <text:p>7.86E-02</text:p>
          </table:table-cell>
          <table:table-cell office:value-type="float" office:value="1.3711375544172906E-3" table:formula="of:=[.B10]*PI()/180" table:style-name="ce2">
            <text:p>1.37E-03</text:p>
          </table:table-cell>
          <table:table-cell office:value-type="float" office:value="0.99999905999105065" table:formula="of:=COS([.C10])" table:style-name="ce2">
            <text:p>1.00E+00</text:p>
          </table:table-cell>
          <table:table-cell office:value-type="float" office:value="1.3711371247900732E-3" table:formula="of:=SIN([.C10])" table:style-name="ce2">
            <text:p>1.37E-03</text:p>
          </table:table-cell>
          <table:table-cell office:value-type="float" office:value="0" table:formula="of:=-[.$M$1]*[.D10]+[.$M$1]" table:style-name="ce2">
            <text:p>0.00E+00</text:p>
          </table:table-cell>
          <table:table-cell office:value-type="float" office:value="0" table:formula="of:=-[.$M$1]*[.E10]" table:style-name="ce2">
            <text:p>0.00E+00</text:p>
          </table:table-cell>
          <table:table-cell office:value-type="float" office:value="-0.44622709641461317" table:formula="of:=[.$M$2]*[.D10]+[.$O$2]*(-[.E10])+[.F10]" table:style-name="ce7">
            <text:p>-0.44623</text:p>
          </table:table-cell>
          <table:table-cell office:value-type="float" office:value="0" table:formula="of:=[.N10]" table:style-name="ce7">
            <text:p>0.00000</text:p>
          </table:table-cell>
          <table:table-cell office:value-type="float" office:value="9.2388248307798848E-2" table:formula="of:=[.$M$2]*[.E10]+[.$O$2]*[.D10]+[.G10]" table:style-name="ce7">
            <text:p>0.092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09" table:style-name="ce3">
            <text:p>0.09</text:p>
          </table:table-cell>
          <table:table-cell office:value-type="float" office:value="0.10280496" table:style-name="ce2">
            <text:p>1.03E-01</text:p>
          </table:table-cell>
          <table:table-cell office:value-type="float" office:value="1.7942850393810699E-3" table:formula="of:=[.B11]*PI()/180" table:style-name="ce2">
            <text:p>1.79E-03</text:p>
          </table:table-cell>
          <table:table-cell office:value-type="float" office:value="0.99999839027103055" table:formula="of:=COS([.C11])" table:style-name="ce2">
            <text:p>1.00E+00</text:p>
          </table:table-cell>
          <table:table-cell office:value-type="float" office:value="1.7942840766100975E-3" table:formula="of:=SIN([.C11])" table:style-name="ce2">
            <text:p>1.79E-03</text:p>
          </table:table-cell>
          <table:table-cell office:value-type="float" office:value="0" table:formula="of:=-[.$M$1]*[.D11]+[.$M$1]" table:style-name="ce2">
            <text:p>0.00E+00</text:p>
          </table:table-cell>
          <table:table-cell office:value-type="float" office:value="0" table:formula="of:=-[.$M$1]*[.E11]" table:style-name="ce2">
            <text:p>0.00E+00</text:p>
          </table:table-cell>
          <table:table-cell office:value-type="float" office:value="-0.44626615031903144" table:formula="of:=[.$M$2]*[.D11]+[.$O$2]*(-[.E11])+[.F11]" table:style-name="ce7">
            <text:p>-0.44627</text:p>
          </table:table-cell>
          <table:table-cell office:value-type="float" office:value="0" table:formula="of:=[.N11]" table:style-name="ce7">
            <text:p>0.00000</text:p>
          </table:table-cell>
          <table:table-cell office:value-type="float" office:value="9.2199420168630072E-2" table:formula="of:=[.$M$2]*[.E11]+[.$O$2]*[.D11]+[.G11]" table:style-name="ce7">
            <text:p>0.092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" table:style-name="ce3">
            <text:p>0.10</text:p>
          </table:table-cell>
          <table:table-cell office:value-type="float" office:value="0.13108879000000001" table:style-name="ce2">
            <text:p>1.31E-01</text:p>
          </table:table-cell>
          <table:table-cell office:value-type="float" office:value="2.2879309979554176E-3" table:formula="of:=[.B12]*PI()/180" table:style-name="ce2">
            <text:p>2.29E-03</text:p>
          </table:table-cell>
          <table:table-cell office:value-type="float" office:value="0.99999738268701599" table:formula="of:=COS([.C12])" table:style-name="ce2">
            <text:p>1.00E+00</text:p>
          </table:table-cell>
          <table:table-cell office:value-type="float" office:value="2.2879290018779004E-3" table:formula="of:=SIN([.C12])" table:style-name="ce2">
            <text:p>2.29E-03</text:p>
          </table:table-cell>
          <table:table-cell office:value-type="float" office:value="0" table:formula="of:=-[.$M$1]*[.D12]+[.$M$1]" table:style-name="ce2">
            <text:p>0.00E+00</text:p>
          </table:table-cell>
          <table:table-cell office:value-type="float" office:value="0" table:formula="of:=-[.$M$1]*[.E12]" table:style-name="ce2">
            <text:p>0.00E+00</text:p>
          </table:table-cell>
          <table:table-cell office:value-type="float" office:value="-0.44631160981385243" table:formula="of:=[.$M$2]*[.D12]+[.$O$2]*(-[.E12])+[.F12]" table:style-name="ce7">
            <text:p>-0.44631</text:p>
          </table:table-cell>
          <table:table-cell office:value-type="float" office:value="0" table:formula="of:=[.N12]" table:style-name="ce7">
            <text:p>0.00000</text:p>
          </table:table-cell>
          <table:table-cell office:value-type="float" office:value="9.1979111462154747E-2" table:formula="of:=[.$M$2]*[.E12]+[.$O$2]*[.D12]+[.G12]" table:style-name="ce7">
            <text:p>0.091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1" table:style-name="ce3">
            <text:p>0.11</text:p>
          </table:table-cell>
          <table:table-cell office:value-type="float" office:value="0.16366204000000001" table:style-name="ce2">
            <text:p>1.64E-01</text:p>
          </table:table-cell>
          <table:table-cell office:value-type="float" office:value="2.8564414585306609E-3" table:formula="of:=[.B13]*PI()/180" table:style-name="ce2">
            <text:p>2.86E-03</text:p>
          </table:table-cell>
          <table:table-cell office:value-type="float" office:value="0.99999592037387086" table:formula="of:=COS([.C13])" table:style-name="ce2">
            <text:p>1.00E+00</text:p>
          </table:table-cell>
          <table:table-cell office:value-type="float" office:value="2.8564375741252008E-3" table:formula="of:=SIN([.C13])" table:style-name="ce2">
            <text:p>2.86E-03</text:p>
          </table:table-cell>
          <table:table-cell office:value-type="float" office:value="0" table:formula="of:=-[.$M$1]*[.D13]+[.$M$1]" table:style-name="ce2">
            <text:p>0.00E+00</text:p>
          </table:table-cell>
          <table:table-cell office:value-type="float" office:value="0" table:formula="of:=-[.$M$1]*[.E13]" table:style-name="ce2">
            <text:p>0.00E+00</text:p>
          </table:table-cell>
          <table:table-cell office:value-type="float" office:value="-0.44636382877317743" table:formula="of:=[.$M$2]*[.D13]+[.$O$2]*(-[.E13])+[.F13]" table:style-name="ce7">
            <text:p>-0.44636</text:p>
          </table:table-cell>
          <table:table-cell office:value-type="float" office:value="0" table:formula="of:=[.N13]" table:style-name="ce7">
            <text:p>0.00000</text:p>
          </table:table-cell>
          <table:table-cell office:value-type="float" office:value="9.1725363792952735E-2" table:formula="of:=[.$M$2]*[.E13]+[.$O$2]*[.D13]+[.G13]" table:style-name="ce7">
            <text:p>0.0917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2" table:style-name="ce3">
            <text:p>0.12</text:p>
          </table:table-cell>
          <table:table-cell office:value-type="float" office:value="0.20077484000000001" table:style-name="ce2">
            <text:p>2.01E-01</text:p>
          </table:table-cell>
          <table:table-cell office:value-type="float" office:value="3.5041820131648119E-3" table:formula="of:=[.B14]*PI()/180" table:style-name="ce2">
            <text:p>3.50E-03</text:p>
          </table:table-cell>
          <table:table-cell office:value-type="float" office:value="0.99999386036049187" table:formula="of:=COS([.C14])" table:style-name="ce2">
            <text:p>1.00E+00</text:p>
          </table:table-cell>
          <table:table-cell office:value-type="float" office:value="3.5041748416904327E-3" table:formula="of:=SIN([.C14])" table:style-name="ce2">
            <text:p>3.50E-03</text:p>
          </table:table-cell>
          <table:table-cell office:value-type="float" office:value="0" table:formula="of:=-[.$M$1]*[.D14]+[.$M$1]" table:style-name="ce2">
            <text:p>0.00E+00</text:p>
          </table:table-cell>
          <table:table-cell office:value-type="float" office:value="0" table:formula="of:=-[.$M$1]*[.E14]" table:style-name="ce2">
            <text:p>0.00E+00</text:p>
          </table:table-cell>
          <table:table-cell office:value-type="float" office:value="-0.4464231493670926" table:formula="of:=[.$M$2]*[.D14]+[.$O$2]*(-[.E14])+[.F14]" table:style-name="ce7">
            <text:p>-0.44642</text:p>
          </table:table-cell>
          <table:table-cell office:value-type="float" office:value="0" table:formula="of:=[.N14]" table:style-name="ce7">
            <text:p>0.00000</text:p>
          </table:table-cell>
          <table:table-cell office:value-type="float" office:value="9.1436216616647636E-2" table:formula="of:=[.$M$2]*[.E14]+[.$O$2]*[.D14]+[.G14]" table:style-name="ce7">
            <text:p>0.0914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3" table:style-name="ce3">
            <text:p>0.13</text:p>
          </table:table-cell>
          <table:table-cell office:value-type="float" office:value="0.24267733999999999" table:style-name="ce2">
            <text:p>2.43E-01</text:p>
          </table:table-cell>
          <table:table-cell office:value-type="float" office:value="4.2355186029817355E-3" table:formula="of:=[.B15]*PI()/180" table:style-name="ce2">
            <text:p>4.24E-03</text:p>
          </table:table-cell>
          <table:table-cell office:value-type="float" office:value="0.99999103020449143" table:formula="of:=COS([.C15])" table:style-name="ce2">
            <text:p>1.00E+00</text:p>
          </table:table-cell>
          <table:table-cell office:value-type="float" office:value="4.2355059390622486E-3" table:formula="of:=SIN([.C15])" table:style-name="ce2">
            <text:p>4.24E-03</text:p>
          </table:table-cell>
          <table:table-cell office:value-type="float" office:value="0" table:formula="of:=-[.$M$1]*[.D15]+[.$M$1]" table:style-name="ce2">
            <text:p>0.00E+00</text:p>
          </table:table-cell>
          <table:table-cell office:value-type="float" office:value="0" table:formula="of:=-[.$M$1]*[.E15]" table:style-name="ce2">
            <text:p>0.00E+00</text:p>
          </table:table-cell>
          <table:table-cell office:value-type="float" office:value="-0.44648990062655641" table:formula="of:=[.$M$2]*[.D15]+[.$O$2]*(-[.E15])+[.F15]" table:style-name="ce7">
            <text:p>-0.44649</text:p>
          </table:table-cell>
          <table:table-cell office:value-type="float" office:value="0" table:formula="of:=[.N15]" table:style-name="ce7">
            <text:p>0.00000</text:p>
          </table:table-cell>
          <table:table-cell office:value-type="float" office:value="9.1109706609602034E-2" table:formula="of:=[.$M$2]*[.E15]+[.$O$2]*[.D15]+[.G15]" table:style-name="ce7">
            <text:p>0.091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4000000000000001" table:style-name="ce3">
            <text:p>0.14</text:p>
          </table:table-cell>
          <table:table-cell office:value-type="float" office:value="0.28961968999999999" table:style-name="ce2">
            <text:p>2.90E-01</text:p>
          </table:table-cell>
          <table:table-cell office:value-type="float" office:value="5.0548171691052954E-3" table:formula="of:=[.B16]*PI()/180" table:style-name="ce2">
            <text:p>5.05E-03</text:p>
          </table:table-cell>
          <table:table-cell office:value-type="float" office:value="0.99998722443889609" table:formula="of:=COS([.C16])" table:style-name="ce2">
            <text:p>1.00E+00</text:p>
          </table:table-cell>
          <table:table-cell office:value-type="float" office:value="5.0547956430450902E-3" table:formula="of:=SIN([.C16])" table:style-name="ce2">
            <text:p>5.05E-03</text:p>
          </table:table-cell>
          <table:table-cell office:value-type="float" office:value="0" table:formula="of:=-[.$M$1]*[.D16]+[.$M$1]" table:style-name="ce2">
            <text:p>0.00E+00</text:p>
          </table:table-cell>
          <table:table-cell office:value-type="float" office:value="0" table:formula="of:=-[.$M$1]*[.E16]" table:style-name="ce2">
            <text:p>0.00E+00</text:p>
          </table:table-cell>
          <table:table-cell office:value-type="float" office:value="-0.44656439681699472" table:formula="of:=[.$M$2]*[.D16]+[.$O$2]*(-[.E16])+[.F16]" table:style-name="ce7">
            <text:p>-0.44656</text:p>
          </table:table-cell>
          <table:table-cell office:value-type="float" office:value="0" table:formula="of:=[.N16]" table:style-name="ce7">
            <text:p>0.00000</text:p>
          </table:table-cell>
          <table:table-cell office:value-type="float" office:value="9.0743867536454914E-2" table:formula="of:=[.$M$2]*[.E16]+[.$O$2]*[.D16]+[.G16]" table:style-name="ce7">
            <text:p>0.090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5" table:style-name="ce3">
            <text:p>0.15</text:p>
          </table:table-cell>
          <table:table-cell office:value-type="float" office:value="0.34185202999999997" table:style-name="ce2">
            <text:p>3.42E-01</text:p>
          </table:table-cell>
          <table:table-cell office:value-type="float" office:value="5.96644347812643E-3" table:formula="of:=[.B17]*PI()/180" table:style-name="ce2">
            <text:p>5.97E-03</text:p>
          </table:table-cell>
          <table:table-cell office:value-type="float" office:value="0.9999822008289132" table:formula="of:=COS([.C17])" table:style-name="ce2">
            <text:p>1.00E+00</text:p>
          </table:table-cell>
          <table:table-cell office:value-type="float" office:value="5.9664080788350091E-3" table:formula="of:=SIN([.C17])" table:style-name="ce2">
            <text:p>5.97E-03</text:p>
          </table:table-cell>
          <table:table-cell office:value-type="float" office:value="0" table:formula="of:=-[.$M$1]*[.D17]+[.$M$1]" table:style-name="ce2">
            <text:p>0.00E+00</text:p>
          </table:table-cell>
          <table:table-cell office:value-type="float" office:value="0" table:formula="of:=-[.$M$1]*[.E17]" table:style-name="ce2">
            <text:p>0.00E+00</text:p>
          </table:table-cell>
          <table:table-cell office:value-type="float" office:value="-0.44664693574110981" table:formula="of:=[.$M$2]*[.D17]+[.$O$2]*(-[.E17])+[.F17]" table:style-name="ce7">
            <text:p>-0.44665</text:p>
          </table:table-cell>
          <table:table-cell office:value-type="float" office:value="0" table:formula="of:=[.N17]" table:style-name="ce7">
            <text:p>0.00000</text:p>
          </table:table-cell>
          <table:table-cell office:value-type="float" office:value="9.0336730033120621E-2" table:formula="of:=[.$M$2]*[.E17]+[.$O$2]*[.D17]+[.G17]" table:style-name="ce7">
            <text:p>0.090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6" table:style-name="ce3">
            <text:p>0.16</text:p>
          </table:table-cell>
          <table:table-cell office:value-type="float" office:value="0.39962449999999999" table:style-name="ce2">
            <text:p>4.00E-01</text:p>
          </table:table-cell>
          <table:table-cell office:value-type="float" office:value="6.9747632966360796E-3" table:formula="of:=[.B18]*PI()/180" table:style-name="ce2">
            <text:p>6.97E-03</text:p>
          </table:table-cell>
          <table:table-cell office:value-type="float" office:value="0.99997567643708452" table:formula="of:=COS([.C18])" table:style-name="ce2">
            <text:p>1.00E+00</text:p>
          </table:table-cell>
          <table:table-cell office:value-type="float" office:value="6.9747067461797567E-3" table:formula="of:=SIN([.C18])" table:style-name="ce2">
            <text:p>6.97E-03</text:p>
          </table:table-cell>
          <table:table-cell office:value-type="float" office:value="0" table:formula="of:=-[.$M$1]*[.D18]+[.$M$1]" table:style-name="ce2">
            <text:p>0.00E+00</text:p>
          </table:table-cell>
          <table:table-cell office:value-type="float" office:value="0" table:formula="of:=-[.$M$1]*[.E18]" table:style-name="ce2">
            <text:p>0.00E+00</text:p>
          </table:table-cell>
          <table:table-cell office:value-type="float" office:value="-0.4467377969859781" table:formula="of:=[.$M$2]*[.D18]+[.$O$2]*(-[.E18])+[.F18]" table:style-name="ce7">
            <text:p>-0.44674</text:p>
          </table:table-cell>
          <table:table-cell office:value-type="float" office:value="0" table:formula="of:=[.N18]" table:style-name="ce7">
            <text:p>0.00000</text:p>
          </table:table-cell>
          <table:table-cell office:value-type="float" office:value="8.9886321229178071E-2" table:formula="of:=[.$M$2]*[.E18]+[.$O$2]*[.D18]+[.G18]" table:style-name="ce7">
            <text:p>0.0898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7" table:style-name="ce3">
            <text:p>0.17</text:p>
          </table:table-cell>
          <table:table-cell office:value-type="float" office:value="0.46318726999999998" table:style-name="ce2">
            <text:p>4.63E-01</text:p>
          </table:table-cell>
          <table:table-cell office:value-type="float" office:value="8.0841429148239552E-3" table:formula="of:=[.B19]*PI()/180" table:style-name="ce2">
            <text:p>8.08E-03</text:p>
          </table:table-cell>
          <table:table-cell office:value-type="float" office:value="0.99996732349462691" table:formula="of:=COS([.C19])" table:style-name="ce2">
            <text:p>1.00E+00</text:p>
          </table:table-cell>
          <table:table-cell office:value-type="float" office:value="8.0840548607856704E-3" table:formula="of:=SIN([.C19])" table:style-name="ce2">
            <text:p>8.08E-03</text:p>
          </table:table-cell>
          <table:table-cell office:value-type="float" office:value="0" table:formula="of:=-[.$M$1]*[.D19]+[.$M$1]" table:style-name="ce2">
            <text:p>0.00E+00</text:p>
          </table:table-cell>
          <table:table-cell office:value-type="float" office:value="0" table:formula="of:=-[.$M$1]*[.E19]" table:style-name="ce2">
            <text:p>0.00E+00</text:p>
          </table:table-cell>
          <table:table-cell office:value-type="float" office:value="-0.44683724011300613" table:formula="of:=[.$M$2]*[.D19]+[.$O$2]*(-[.E19])+[.F19]" table:style-name="ce7">
            <text:p>-0.44684</text:p>
          </table:table-cell>
          <table:table-cell office:value-type="float" office:value="0" table:formula="of:=[.N19]" table:style-name="ce7">
            <text:p>0.00000</text:p>
          </table:table-cell>
          <table:table-cell office:value-type="float" office:value="8.9390664211603812E-2" table:formula="of:=[.$M$2]*[.E19]+[.$O$2]*[.D19]+[.G19]" table:style-name="ce7">
            <text:p>0.089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8" table:style-name="ce3">
            <text:p>0.18</text:p>
          </table:table-cell>
          <table:table-cell office:value-type="float" office:value="0.53279045000000003" table:style-name="ce2">
            <text:p>5.33E-01</text:p>
          </table:table-cell>
          <table:table-cell office:value-type="float" office:value="9.2989475756822225E-3" table:formula="of:=[.B20]*PI()/180" table:style-name="ce2">
            <text:p>9.30E-03</text:p>
          </table:table-cell>
          <table:table-cell office:value-type="float" office:value="0.9999567650985387" table:formula="of:=COS([.C20])" table:style-name="ce2">
            <text:p>1.00E+00</text:p>
          </table:table-cell>
          <table:table-cell office:value-type="float" office:value="9.2988135622685732E-3" table:formula="of:=SIN([.C20])" table:style-name="ce2">
            <text:p>9.30E-03</text:p>
          </table:table-cell>
          <table:table-cell office:value-type="float" office:value="0" table:formula="of:=-[.$M$1]*[.D20]+[.$M$1]" table:style-name="ce2">
            <text:p>0.00E+00</text:p>
          </table:table-cell>
          <table:table-cell office:value-type="float" office:value="0" table:formula="of:=-[.$M$1]*[.E20]" table:style-name="ce2">
            <text:p>0.00E+00</text:p>
          </table:table-cell>
          <table:table-cell office:value-type="float" office:value="-0.44694550257174909" table:formula="of:=[.$M$2]*[.D20]+[.$O$2]*(-[.E20])+[.F20]" table:style-name="ce7">
            <text:p>-0.44695</text:p>
          </table:table-cell>
          <table:table-cell office:value-type="float" office:value="0" table:formula="of:=[.N20]" table:style-name="ce7">
            <text:p>0.00000</text:p>
          </table:table-cell>
          <table:table-cell office:value-type="float" office:value="8.88477784240361E-2" table:formula="of:=[.$M$2]*[.E20]+[.$O$2]*[.D20]+[.G20]" table:style-name="ce7">
            <text:p>0.0888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19" table:style-name="ce3">
            <text:p>0.19</text:p>
          </table:table-cell>
          <table:table-cell office:value-type="float" office:value="0.60868422" table:style-name="ce2">
            <text:p>6.09E-01</text:p>
          </table:table-cell>
          <table:table-cell office:value-type="float" office:value="1.062354374393352E-2" table:formula="of:=[.B21]*PI()/180" table:style-name="ce2">
            <text:p>1.06E-02</text:p>
          </table:table-cell>
          <table:table-cell office:value-type="float" office:value="0.99994357068987949" table:formula="of:=COS([.C21])" table:style-name="ce2">
            <text:p>1.00E+00</text:p>
          </table:table-cell>
          <table:table-cell office:value-type="float" office:value="1.0623343916766937E-2" table:formula="of:=SIN([.C21])" table:style-name="ce2">
            <text:p>1.06E-02</text:p>
          </table:table-cell>
          <table:table-cell office:value-type="float" office:value="0" table:formula="of:=-[.$M$1]*[.D21]+[.$M$1]" table:style-name="ce2">
            <text:p>0.00E+00</text:p>
          </table:table-cell>
          <table:table-cell office:value-type="float" office:value="0" table:formula="of:=-[.$M$1]*[.E21]" table:style-name="ce2">
            <text:p>0.00E+00</text:p>
          </table:table-cell>
          <table:table-cell office:value-type="float" office:value="-0.44706279786901459" table:formula="of:=[.$M$2]*[.D21]+[.$O$2]*(-[.E21])+[.F21]" table:style-name="ce7">
            <text:p>-0.44706</text:p>
          </table:table-cell>
          <table:table-cell office:value-type="float" office:value="0" table:formula="of:=[.N21]" table:style-name="ce7">
            <text:p>0.00000</text:p>
          </table:table-cell>
          <table:table-cell office:value-type="float" office:value="8.8255678352889055E-2" table:formula="of:=[.$M$2]*[.E21]+[.$O$2]*[.D21]+[.G21]" table:style-name="ce7">
            <text:p>0.088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" table:style-name="ce3">
            <text:p>0.20</text:p>
          </table:table-cell>
          <table:table-cell office:value-type="float" office:value="0.69111869999999997" table:style-name="ce2">
            <text:p>6.91E-01</text:p>
          </table:table-cell>
          <table:table-cell office:value-type="float" office:value="1.2062296837102934E-2" table:formula="of:=[.B22]*PI()/180" table:style-name="ce2">
            <text:p>1.21E-02</text:p>
          </table:table-cell>
          <table:table-cell office:value-type="float" office:value="0.99992725137958427" table:formula="of:=COS([.C22])" table:style-name="ce2">
            <text:p>1.00E+00</text:p>
          </table:table-cell>
          <table:table-cell office:value-type="float" office:value="1.2062004330532972E-2" table:formula="of:=SIN([.C22])" table:style-name="ce2">
            <text:p>1.21E-02</text:p>
          </table:table-cell>
          <table:table-cell office:value-type="float" office:value="0" table:formula="of:=-[.$M$1]*[.D22]+[.$M$1]" table:style-name="ce2">
            <text:p>0.00E+00</text:p>
          </table:table-cell>
          <table:table-cell office:value-type="float" office:value="0" table:formula="of:=-[.$M$1]*[.E22]" table:style-name="ce2">
            <text:p>0.00E+00</text:p>
          </table:table-cell>
          <table:table-cell office:value-type="float" office:value="-0.44718931324317213" table:formula="of:=[.$M$2]*[.D22]+[.$O$2]*(-[.E22])+[.F22]" table:style-name="ce7">
            <text:p>-0.44719</text:p>
          </table:table-cell>
          <table:table-cell office:value-type="float" office:value="0" table:formula="of:=[.N22]" table:style-name="ce7">
            <text:p>0.00000</text:p>
          </table:table-cell>
          <table:table-cell office:value-type="float" office:value="8.7612374246450589E-2" table:formula="of:=[.$M$2]*[.E22]+[.$O$2]*[.D22]+[.G22]" table:style-name="ce7">
            <text:p>0.087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1" table:style-name="ce3">
            <text:p>0.21</text:p>
          </table:table-cell>
          <table:table-cell office:value-type="float" office:value="0.78034375" table:style-name="ce2">
            <text:p>7.80E-01</text:p>
          </table:table-cell>
          <table:table-cell office:value-type="float" office:value="1.36195677348595E-2" table:formula="of:=[.B23]*PI()/180" table:style-name="ce2">
            <text:p>1.36E-02</text:p>
          </table:table-cell>
          <table:table-cell office:value-type="float" office:value="0.99990725512099532" table:formula="of:=COS([.C23])" table:style-name="ce2">
            <text:p>1.00E+00</text:p>
          </table:table-cell>
          <table:table-cell office:value-type="float" office:value="1.3619146683868882E-2" table:formula="of:=SIN([.C23])" table:style-name="ce2">
            <text:p>1.36E-02</text:p>
          </table:table-cell>
          <table:table-cell office:value-type="float" office:value="0" table:formula="of:=-[.$M$1]*[.D23]+[.$M$1]" table:style-name="ce2">
            <text:p>0.00E+00</text:p>
          </table:table-cell>
          <table:table-cell office:value-type="float" office:value="0" table:formula="of:=-[.$M$1]*[.E23]" table:style-name="ce2">
            <text:p>0.00E+00</text:p>
          </table:table-cell>
          <table:table-cell office:value-type="float" office:value="-0.44732520715107582" table:formula="of:=[.$M$2]*[.D23]+[.$O$2]*(-[.E23])+[.F23]" table:style-name="ce7">
            <text:p>-0.44733</text:p>
          </table:table-cell>
          <table:table-cell office:value-type="float" office:value="0" table:formula="of:=[.N23]" table:style-name="ce7">
            <text:p>0.00000</text:p>
          </table:table-cell>
          <table:table-cell office:value-type="float" office:value="8.6915873390578657E-2" table:formula="of:=[.$M$2]*[.E23]+[.$O$2]*[.D23]+[.G23]" table:style-name="ce7">
            <text:p>0.086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2" table:style-name="ce3">
            <text:p>0.22</text:p>
          </table:table-cell>
          <table:table-cell office:value-type="float" office:value="0.87639482999999996" table:style-name="ce2">
            <text:p>8.76E-01</text:p>
          </table:table-cell>
          <table:table-cell office:value-type="float" office:value="1.5295975330955976E-2" table:formula="of:=[.B24]*PI()/180" table:style-name="ce2">
            <text:p>1.53E-02</text:p>
          </table:table-cell>
          <table:table-cell office:value-type="float" office:value="0.9998830188501735" table:formula="of:=COS([.C24])" table:style-name="ce2">
            <text:p>1.00E+00</text:p>
          </table:table-cell>
          <table:table-cell office:value-type="float" office:value="1.5295378879376998E-2" table:formula="of:=SIN([.C24])" table:style-name="ce2">
            <text:p>1.53E-02</text:p>
          </table:table-cell>
          <table:table-cell office:value-type="float" office:value="0" table:formula="of:=-[.$M$1]*[.D24]+[.$M$1]" table:style-name="ce2">
            <text:p>0.00E+00</text:p>
          </table:table-cell>
          <table:table-cell office:value-type="float" office:value="0" table:formula="of:=-[.$M$1]*[.E24]" table:style-name="ce2">
            <text:p>0.00E+00</text:p>
          </table:table-cell>
          <table:table-cell office:value-type="float" office:value="-0.44747028494484448" table:formula="of:=[.$M$2]*[.D24]+[.$O$2]*(-[.E24])+[.F24]" table:style-name="ce7">
            <text:p>-0.44747</text:p>
          </table:table-cell>
          <table:table-cell office:value-type="float" office:value="0" table:formula="of:=[.N24]" table:style-name="ce7">
            <text:p>0.00000</text:p>
          </table:table-cell>
          <table:table-cell office:value-type="float" office:value="8.6165852234976054E-2" table:formula="of:=[.$M$2]*[.E24]+[.$O$2]*[.D24]+[.G24]" table:style-name="ce7">
            <text:p>0.086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3" table:style-name="ce3">
            <text:p>0.23</text:p>
          </table:table-cell>
          <table:table-cell office:value-type="float" office:value="0.97871512999999999" table:style-name="ce2">
            <text:p>9.79E-01</text:p>
          </table:table-cell>
          <table:table-cell office:value-type="float" office:value="1.7081801457584329E-2" table:formula="of:=[.B25]*PI()/180" table:style-name="ce2">
            <text:p>1.71E-02</text:p>
          </table:table-cell>
          <table:table-cell office:value-type="float" office:value="0.99985410957695575" table:formula="of:=COS([.C25])" table:style-name="ce2">
            <text:p>1.00E+00</text:p>
          </table:table-cell>
          <table:table-cell office:value-type="float" office:value="1.7080970759091062E-2" table:formula="of:=SIN([.C25])" table:style-name="ce2">
            <text:p>1.71E-02</text:p>
          </table:table-cell>
          <table:table-cell office:value-type="float" office:value="0" table:formula="of:=-[.$M$1]*[.D25]+[.$M$1]" table:style-name="ce2">
            <text:p>0.00E+00</text:p>
          </table:table-cell>
          <table:table-cell office:value-type="float" office:value="0" table:formula="of:=-[.$M$1]*[.E25]" table:style-name="ce2">
            <text:p>0.00E+00</text:p>
          </table:table-cell>
          <table:table-cell office:value-type="float" office:value="-0.44762344856287545" table:formula="of:=[.$M$2]*[.D25]+[.$O$2]*(-[.E25])+[.F25]" table:style-name="ce7">
            <text:p>-0.44762</text:p>
          </table:table-cell>
          <table:table-cell office:value-type="float" office:value="0" table:formula="of:=[.N25]" table:style-name="ce7">
            <text:p>0.00000</text:p>
          </table:table-cell>
          <table:table-cell office:value-type="float" office:value="8.536661113502636E-2" table:formula="of:=[.$M$2]*[.E25]+[.$O$2]*[.D25]+[.G25]" table:style-name="ce7">
            <text:p>0.0853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4" table:style-name="ce3">
            <text:p>0.24</text:p>
          </table:table-cell>
          <table:table-cell office:value-type="float" office:value="1.0866464" table:style-name="ce2">
            <text:p>1.09E+00</text:p>
          </table:table-cell>
          <table:table-cell office:value-type="float" office:value="1.8965557484943309E-2" table:formula="of:=[.B26]*PI()/180" table:style-name="ce2">
            <text:p>1.90E-02</text:p>
          </table:table-cell>
          <table:table-cell office:value-type="float" office:value="0.99982015920535305" table:formula="of:=COS([.C26])" table:style-name="ce2">
            <text:p>1.00E+00</text:p>
          </table:table-cell>
          <table:table-cell office:value-type="float" office:value="1.8964420544335329E-2" table:formula="of:=SIN([.C26])" table:style-name="ce2">
            <text:p>1.90E-02</text:p>
          </table:table-cell>
          <table:table-cell office:value-type="float" office:value="0" table:formula="of:=-[.$M$1]*[.D26]+[.$M$1]" table:style-name="ce2">
            <text:p>0.00E+00</text:p>
          </table:table-cell>
          <table:table-cell office:value-type="float" office:value="0" table:formula="of:=-[.$M$1]*[.E26]" table:style-name="ce2">
            <text:p>0.00E+00</text:p>
          </table:table-cell>
          <table:table-cell office:value-type="float" office:value="-0.44778346413213116" table:formula="of:=[.$M$2]*[.D26]+[.$O$2]*(-[.E26])+[.F26]" table:style-name="ce7">
            <text:p>-0.44778</text:p>
          </table:table-cell>
          <table:table-cell office:value-type="float" office:value="0" table:formula="of:=[.N26]" table:style-name="ce7">
            <text:p>0.00000</text:p>
          </table:table-cell>
          <table:table-cell office:value-type="float" office:value="8.4523246801269838E-2" table:formula="of:=[.$M$2]*[.E26]+[.$O$2]*[.D26]+[.G26]" table:style-name="ce7">
            <text:p>0.084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5" table:style-name="ce3">
            <text:p>0.25</text:p>
          </table:table-cell>
          <table:table-cell office:value-type="float" office:value="1.1995304" table:style-name="ce2">
            <text:p>1.20E+00</text:p>
          </table:table-cell>
          <table:table-cell office:value-type="float" office:value="2.0935754957764587E-2" table:formula="of:=[.B27]*PI()/180" table:style-name="ce2">
            <text:p>2.09E-02</text:p>
          </table:table-cell>
          <table:table-cell office:value-type="float" office:value="0.99978085508672421" table:formula="of:=COS([.C27])" table:style-name="ce2">
            <text:p>1.00E+00</text:p>
          </table:table-cell>
          <table:table-cell office:value-type="float" office:value="2.0934225614019027E-2" table:formula="of:=SIN([.C27])" table:style-name="ce2">
            <text:p>2.09E-02</text:p>
          </table:table-cell>
          <table:table-cell office:value-type="float" office:value="0" table:formula="of:=-[.$M$1]*[.D27]+[.$M$1]" table:style-name="ce2">
            <text:p>0.00E+00</text:p>
          </table:table-cell>
          <table:table-cell office:value-type="float" office:value="0" table:formula="of:=-[.$M$1]*[.E27]" table:style-name="ce2">
            <text:p>0.00E+00</text:p>
          </table:table-cell>
          <table:table-cell office:value-type="float" office:value="-0.44794912243629142" table:formula="of:=[.$M$2]*[.D27]+[.$O$2]*(-[.E27])+[.F27]" table:style-name="ce7">
            <text:p>-0.44795</text:p>
          </table:table-cell>
          <table:table-cell office:value-type="float" office:value="0" table:formula="of:=[.N27]" table:style-name="ce7">
            <text:p>0.00000</text:p>
          </table:table-cell>
          <table:table-cell office:value-type="float" office:value="8.3640861476651465E-2" table:formula="of:=[.$M$2]*[.E27]+[.$O$2]*[.D27]+[.G27]" table:style-name="ce7">
            <text:p>0.0836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6" table:style-name="ce3">
            <text:p>0.26</text:p>
          </table:table-cell>
          <table:table-cell office:value-type="float" office:value="1.3167089000000001" table:style-name="ce2">
            <text:p>1.32E+00</text:p>
          </table:table-cell>
          <table:table-cell office:value-type="float" office:value="2.2980905595312764E-2" table:formula="of:=[.B28]*PI()/180" table:style-name="ce2">
            <text:p>2.30E-02</text:p>
          </table:table-cell>
          <table:table-cell office:value-type="float" office:value="0.99973595061017462" table:formula="of:=COS([.C28])" table:style-name="ce2">
            <text:p>1.00E+00</text:p>
          </table:table-cell>
          <table:table-cell office:value-type="float" office:value="2.2978882861671022E-2" table:formula="of:=SIN([.C28])" table:style-name="ce2">
            <text:p>2.30E-02</text:p>
          </table:table-cell>
          <table:table-cell office:value-type="float" office:value="0" table:formula="of:=-[.$M$1]*[.D28]+[.$M$1]" table:style-name="ce2">
            <text:p>0.00E+00</text:p>
          </table:table-cell>
          <table:table-cell office:value-type="float" office:value="0" table:formula="of:=-[.$M$1]*[.E28]" table:style-name="ce2">
            <text:p>0.00E+00</text:p>
          </table:table-cell>
          <table:table-cell office:value-type="float" office:value="-0.44811924367333433" table:formula="of:=[.$M$2]*[.D28]+[.$O$2]*(-[.E28])+[.F28]" table:style-name="ce7">
            <text:p>-0.44812</text:p>
          </table:table-cell>
          <table:table-cell office:value-type="float" office:value="0" table:formula="of:=[.N28]" table:style-name="ce7">
            <text:p>0.00000</text:p>
          </table:table-cell>
          <table:table-cell office:value-type="float" office:value="8.2724563762154799E-2" table:formula="of:=[.$M$2]*[.E28]+[.$O$2]*[.D28]+[.G28]" table:style-name="ce7">
            <text:p>0.0827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7" table:style-name="ce3">
            <text:p>0.27</text:p>
          </table:table-cell>
          <table:table-cell office:value-type="float" office:value="1.4375236" table:style-name="ce2">
            <text:p>1.44E+00</text:p>
          </table:table-cell>
          <table:table-cell office:value-type="float" office:value="2.5089519895121957E-2" table:formula="of:=[.B29]*PI()/180" table:style-name="ce2">
            <text:p>2.51E-02</text:p>
          </table:table-cell>
          <table:table-cell office:value-type="float" office:value="0.99968527450579125" table:formula="of:=COS([.C29])" table:style-name="ce2">
            <text:p>1.00E+00</text:p>
          </table:table-cell>
          <table:table-cell office:value-type="float" office:value="2.5086887736042323E-2" table:formula="of:=SIN([.C29])" table:style-name="ce2">
            <text:p>2.51E-02</text:p>
          </table:table-cell>
          <table:table-cell office:value-type="float" office:value="0" table:formula="of:=-[.$M$1]*[.D29]+[.$M$1]" table:style-name="ce2">
            <text:p>0.00E+00</text:p>
          </table:table-cell>
          <table:table-cell office:value-type="float" office:value="0" table:formula="of:=-[.$M$1]*[.E29]" table:style-name="ce2">
            <text:p>0.00E+00</text:p>
          </table:table-cell>
          <table:table-cell office:value-type="float" office:value="-0.44829268151648538" table:formula="of:=[.$M$2]*[.D29]+[.$O$2]*(-[.E29])+[.F29]" table:style-name="ce7">
            <text:p>-0.44829</text:p>
          </table:table-cell>
          <table:table-cell office:value-type="float" office:value="0" table:formula="of:=[.N29]" table:style-name="ce7">
            <text:p>0.00000</text:p>
          </table:table-cell>
          <table:table-cell office:value-type="float" office:value="8.1779469909990105E-2" table:formula="of:=[.$M$2]*[.E29]+[.$O$2]*[.D29]+[.G29]" table:style-name="ce7">
            <text:p>0.0817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8000000000000003" table:style-name="ce3">
            <text:p>0.28</text:p>
          </table:table-cell>
          <table:table-cell office:value-type="float" office:value="1.5613163000000001" table:style-name="ce2">
            <text:p>1.56E+00</text:p>
          </table:table-cell>
          <table:table-cell office:value-type="float" office:value="2.7250110100055545E-2" table:formula="of:=[.B30]*PI()/180" table:style-name="ce2">
            <text:p>2.73E-02</text:p>
          </table:table-cell>
          <table:table-cell office:value-type="float" office:value="0.99962873872453117" table:formula="of:=COS([.C30])" table:style-name="ce2">
            <text:p>1.00E+00</text:p>
          </table:table-cell>
          <table:table-cell office:value-type="float" office:value="2.724673771303698E-2" table:formula="of:=SIN([.C30])" table:style-name="ce2">
            <text:p>2.72E-02</text:p>
          </table:table-cell>
          <table:table-cell office:value-type="float" office:value="0" table:formula="of:=-[.$M$1]*[.D30]+[.$M$1]" table:style-name="ce2">
            <text:p>0.00E+00</text:p>
          </table:table-cell>
          <table:table-cell office:value-type="float" office:value="0" table:formula="of:=-[.$M$1]*[.E30]" table:style-name="ce2">
            <text:p>0.00E+00</text:p>
          </table:table-cell>
          <table:table-cell office:value-type="float" office:value="-0.4484683269523258" table:formula="of:=[.$M$2]*[.D30]+[.$O$2]*(-[.E30])+[.F30]" table:style-name="ce7">
            <text:p>-0.44847</text:p>
          </table:table-cell>
          <table:table-cell office:value-type="float" office:value="0" table:formula="of:=[.N30]" table:style-name="ce7">
            <text:p>0.00000</text:p>
          </table:table-cell>
          <table:table-cell office:value-type="float" office:value="8.0810703007595602E-2" table:formula="of:=[.$M$2]*[.E30]+[.$O$2]*[.D30]+[.G30]" table:style-name="ce7">
            <text:p>0.0808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28999999999999998" table:style-name="ce3">
            <text:p>0.29</text:p>
          </table:table-cell>
          <table:table-cell office:value-type="float" office:value="1.6874286999999999" table:style-name="ce2">
            <text:p>1.69E+00</text:p>
          </table:table-cell>
          <table:table-cell office:value-type="float" office:value="2.9451186707647636E-2" table:formula="of:=[.B31]*PI()/180" table:style-name="ce2">
            <text:p>2.95E-02</text:p>
          </table:table-cell>
          <table:table-cell office:value-type="float" office:value="0.99956634514713594" table:formula="of:=COS([.C31])" table:style-name="ce2">
            <text:p>1.00E+00</text:p>
          </table:table-cell>
          <table:table-cell office:value-type="float" office:value="2.9446929367877954E-2" table:formula="of:=SIN([.C31])" table:style-name="ce2">
            <text:p>2.94E-02</text:p>
          </table:table-cell>
          <table:table-cell office:value-type="float" office:value="0" table:formula="of:=-[.$M$1]*[.D31]+[.$M$1]" table:style-name="ce2">
            <text:p>0.00E+00</text:p>
          </table:table-cell>
          <table:table-cell office:value-type="float" office:value="0" table:formula="of:=-[.$M$1]*[.E31]" table:style-name="ce2">
            <text:p>0.00E+00</text:p>
          </table:table-cell>
          <table:table-cell office:value-type="float" office:value="-0.44864511100135002" table:formula="of:=[.$M$2]*[.D31]+[.$O$2]*(-[.E31])+[.F31]" table:style-name="ce7">
            <text:p>-0.44865</text:p>
          </table:table-cell>
          <table:table-cell office:value-type="float" office:value="0" table:formula="of:=[.N31]" table:style-name="ce7">
            <text:p>0.00000</text:p>
          </table:table-cell>
          <table:table-cell office:value-type="float" office:value="7.982339490767329E-2" table:formula="of:=[.$M$2]*[.E31]+[.$O$2]*[.D31]+[.G31]" table:style-name="ce7">
            <text:p>0.0798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" table:style-name="ce3">
            <text:p>0.30</text:p>
          </table:table-cell>
          <table:table-cell office:value-type="float" office:value="1.8152026000000001" table:style-name="ce2">
            <text:p>1.82E+00</text:p>
          </table:table-cell>
          <table:table-cell office:value-type="float" office:value="3.1681261960761625E-2" table:formula="of:=[.B32]*PI()/180" table:style-name="ce2">
            <text:p>3.17E-02</text:p>
          </table:table-cell>
          <table:table-cell office:value-type="float" office:value="0.99949819079465019" table:formula="of:=COS([.C32])" table:style-name="ce2">
            <text:p>9.99E-01</text:p>
          </table:table-cell>
          <table:table-cell office:value-type="float" office:value="3.1675962467161055E-2" table:formula="of:=SIN([.C32])" table:style-name="ce2">
            <text:p>3.17E-02</text:p>
          </table:table-cell>
          <table:table-cell office:value-type="float" office:value="0" table:formula="of:=-[.$M$1]*[.D32]+[.$M$1]" table:style-name="ce2">
            <text:p>0.00E+00</text:p>
          </table:table-cell>
          <table:table-cell office:value-type="float" office:value="0" table:formula="of:=-[.$M$1]*[.E32]" table:style-name="ce2">
            <text:p>0.00E+00</text:p>
          </table:table-cell>
          <table:table-cell office:value-type="float" office:value="-0.44882200742293943" table:formula="of:=[.$M$2]*[.D32]+[.$O$2]*(-[.E32])+[.F32]" table:style-name="ce7">
            <text:p>-0.44882</text:p>
          </table:table-cell>
          <table:table-cell office:value-type="float" office:value="0" table:formula="of:=[.N32]" table:style-name="ce7">
            <text:p>0.00000</text:p>
          </table:table-cell>
          <table:table-cell office:value-type="float" office:value="7.8822684887301916E-2" table:formula="of:=[.$M$2]*[.E32]+[.$O$2]*[.D32]+[.G32]" table:style-name="ce7">
            <text:p>0.0788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1" table:style-name="ce3">
            <text:p>0.31</text:p>
          </table:table-cell>
          <table:table-cell office:value-type="float" office:value="1.9439797999999999" table:style-name="ce2">
            <text:p>1.94E+00</text:p>
          </table:table-cell>
          <table:table-cell office:value-type="float" office:value="3.3928848102260864E-2" table:formula="of:=[.B33]*PI()/180" table:style-name="ce2">
            <text:p>3.39E-02</text:p>
          </table:table-cell>
          <table:table-cell office:value-type="float" office:value="0.99942447184714345" table:formula="of:=COS([.C33])" table:style-name="ce2">
            <text:p>9.99E-01</text:p>
          </table:table-cell>
          <table:table-cell office:value-type="float" office:value="3.3922338850060081E-2" table:formula="of:=SIN([.C33])" table:style-name="ce2">
            <text:p>3.39E-02</text:p>
          </table:table-cell>
          <table:table-cell office:value-type="float" office:value="0" table:formula="of:=-[.$M$1]*[.D33]+[.$M$1]" table:style-name="ce2">
            <text:p>0.00E+00</text:p>
          </table:table-cell>
          <table:table-cell office:value-type="float" office:value="0" table:formula="of:=-[.$M$1]*[.E33]" table:style-name="ce2">
            <text:p>0.00E+00</text:p>
          </table:table-cell>
          <table:table-cell office:value-type="float" office:value="-0.44899803440406627" table:formula="of:=[.$M$2]*[.D33]+[.$O$2]*(-[.E33])+[.F33]" table:style-name="ce7">
            <text:p>-0.44900</text:p>
          </table:table-cell>
          <table:table-cell office:value-type="float" office:value="0" table:formula="of:=[.N33]" table:style-name="ce7">
            <text:p>0.00000</text:p>
          </table:table-cell>
          <table:table-cell office:value-type="float" office:value="7.7813720520772539E-2" table:formula="of:=[.$M$2]*[.E33]+[.$O$2]*[.D33]+[.G33]" table:style-name="ce7">
            <text:p>0.0778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2" table:style-name="ce3">
            <text:p>0.32</text:p>
          </table:table-cell>
          <table:table-cell office:value-type="float" office:value="2.073102" table:style-name="ce2">
            <text:p>2.07E+00</text:p>
          </table:table-cell>
          <table:table-cell office:value-type="float" office:value="3.6182455629679484E-2" table:formula="of:=[.B34]*PI()/180" table:style-name="ce2">
            <text:p>3.62E-02</text:p>
          </table:table-cell>
          <table:table-cell office:value-type="float" office:value="0.9993454863627842" table:formula="of:=COS([.C34])" table:style-name="ce2">
            <text:p>9.99E-01</text:p>
          </table:table-cell>
          <table:table-cell office:value-type="float" office:value="3.617456131496586E-2" table:formula="of:=SIN([.C34])" table:style-name="ce2">
            <text:p>3.62E-02</text:p>
          </table:table-cell>
          <table:table-cell office:value-type="float" office:value="0" table:formula="of:=-[.$M$1]*[.D34]+[.$M$1]" table:style-name="ce2">
            <text:p>0.00E+00</text:p>
          </table:table-cell>
          <table:table-cell office:value-type="float" office:value="0" table:formula="of:=-[.$M$1]*[.E34]" table:style-name="ce2">
            <text:p>0.00E+00</text:p>
          </table:table-cell>
          <table:table-cell office:value-type="float" office:value="-0.44917225566872987" table:formula="of:=[.$M$2]*[.D34]+[.$O$2]*(-[.E34])+[.F34]" table:style-name="ce7">
            <text:p>-0.44917</text:p>
          </table:table-cell>
          <table:table-cell office:value-type="float" office:value="0" table:formula="of:=[.N34]" table:style-name="ce7">
            <text:p>0.00000</text:p>
          </table:table-cell>
          <table:table-cell office:value-type="float" office:value="7.6801658429132655E-2" table:formula="of:=[.$M$2]*[.E34]+[.$O$2]*[.D34]+[.G34]" table:style-name="ce7">
            <text:p>0.0768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3" table:style-name="ce3">
            <text:p>0.33</text:p>
          </table:table-cell>
          <table:table-cell office:value-type="float" office:value="2.201911" table:style-name="ce2">
            <text:p>2.20E+00</text:p>
          </table:table-cell>
          <table:table-cell office:value-type="float" office:value="3.8430596785880858E-2" table:formula="of:=[.B35]*PI()/180" table:style-name="ce2">
            <text:p>3.84E-02</text:p>
          </table:table-cell>
          <table:table-cell office:value-type="float" office:value="0.99926163549692548" table:formula="of:=COS([.C35])" table:style-name="ce2">
            <text:p>9.99E-01</text:p>
          </table:table-cell>
          <table:table-cell office:value-type="float" office:value="3.8421137724039989E-2" table:formula="of:=SIN([.C35])" table:style-name="ce2">
            <text:p>3.84E-02</text:p>
          </table:table-cell>
          <table:table-cell office:value-type="float" office:value="0" table:formula="of:=-[.$M$1]*[.D35]+[.$M$1]" table:style-name="ce2">
            <text:p>0.00E+00</text:p>
          </table:table-cell>
          <table:table-cell office:value-type="float" office:value="0" table:formula="of:=-[.$M$1]*[.E35]" table:style-name="ce2">
            <text:p>0.00E+00</text:p>
          </table:table-cell>
          <table:table-cell office:value-type="float" office:value="-0.44934378140351416" table:formula="of:=[.$M$2]*[.D35]+[.$O$2]*(-[.E35])+[.F35]" table:style-name="ce7">
            <text:p>-0.44934</text:p>
          </table:table-cell>
          <table:table-cell office:value-type="float" office:value="0" table:formula="of:=[.N35]" table:style-name="ce7">
            <text:p>0.00000</text:p>
          </table:table-cell>
          <table:table-cell office:value-type="float" office:value="7.5791662562519832E-2" table:formula="of:=[.$M$2]*[.E35]+[.$O$2]*[.D35]+[.G35]" table:style-name="ce7">
            <text:p>0.075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4" table:style-name="ce3">
            <text:p>0.34</text:p>
          </table:table-cell>
          <table:table-cell office:value-type="float" office:value="2.3297484000000002" table:style-name="ce2">
            <text:p>2.33E+00</text:p>
          </table:table-cell>
          <table:table-cell office:value-type="float" office:value="4.0661780323069864E-2" table:formula="of:=[.B36]*PI()/180" table:style-name="ce2">
            <text:p>4.07E-02</text:p>
          </table:table-cell>
          <table:table-cell office:value-type="float" office:value="0.99917342370698015" table:formula="of:=COS([.C36])" table:style-name="ce2">
            <text:p>9.99E-01</text:p>
          </table:table-cell>
          <table:table-cell office:value-type="float" office:value="4.0650576351037505E-2" table:formula="of:=SIN([.C36])" table:style-name="ce2">
            <text:p>4.07E-02</text:p>
          </table:table-cell>
          <table:table-cell office:value-type="float" office:value="0" table:formula="of:=-[.$M$1]*[.D36]+[.$M$1]" table:style-name="ce2">
            <text:p>0.00E+00</text:p>
          </table:table-cell>
          <table:table-cell office:value-type="float" office:value="0" table:formula="of:=-[.$M$1]*[.E36]" table:style-name="ce2">
            <text:p>0.00E+00</text:p>
          </table:table-cell>
          <table:table-cell office:value-type="float" office:value="-0.4495117679163303" table:formula="of:=[.$M$2]*[.D36]+[.$O$2]*(-[.E36])+[.F36]" table:style-name="ce7">
            <text:p>-0.44951</text:p>
          </table:table-cell>
          <table:table-cell office:value-type="float" office:value="0" table:formula="of:=[.N36]" table:style-name="ce7">
            <text:p>0.00000</text:p>
          </table:table-cell>
          <table:table-cell office:value-type="float" office:value="7.478890629455133E-2" table:formula="of:=[.$M$2]*[.E36]+[.$O$2]*[.D36]+[.G36]" table:style-name="ce7">
            <text:p>0.074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5" table:style-name="ce3">
            <text:p>0.35</text:p>
          </table:table-cell>
          <table:table-cell office:value-type="float" office:value="2.4559562000000001" table:style-name="ce2">
            <text:p>2.46E+00</text:p>
          </table:table-cell>
          <table:table-cell office:value-type="float" office:value="4.2864521974768359E-2" table:formula="of:=[.B37]*PI()/180" table:style-name="ce2">
            <text:p>4.29E-02</text:p>
          </table:table-cell>
          <table:table-cell office:value-type="float" office:value="0.99908145703258877" table:formula="of:=COS([.C37])" table:style-name="ce2">
            <text:p>9.99E-01</text:p>
          </table:table-cell>
          <table:table-cell office:value-type="float" office:value="4.2851396869173088E-2" table:formula="of:=SIN([.C37])" table:style-name="ce2">
            <text:p>4.29E-02</text:p>
          </table:table-cell>
          <table:table-cell office:value-type="float" office:value="0" table:formula="of:=-[.$M$1]*[.D37]+[.$M$1]" table:style-name="ce2">
            <text:p>0.00E+00</text:p>
          </table:table-cell>
          <table:table-cell office:value-type="float" office:value="0" table:formula="of:=-[.$M$1]*[.E37]" table:style-name="ce2">
            <text:p>0.00E+00</text:p>
          </table:table-cell>
          <table:table-cell office:value-type="float" office:value="-0.44967541789107091" table:formula="of:=[.$M$2]*[.D37]+[.$O$2]*(-[.E37])+[.F37]" table:style-name="ce7">
            <text:p>-0.44968</text:p>
          </table:table-cell>
          <table:table-cell office:value-type="float" office:value="0" table:formula="of:=[.N37]" table:style-name="ce7">
            <text:p>0.00000</text:p>
          </table:table-cell>
          <table:table-cell office:value-type="float" office:value="7.3798567360692652E-2" table:formula="of:=[.$M$2]*[.E37]+[.$O$2]*[.D37]+[.G37]" table:style-name="ce7">
            <text:p>0.0738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6" table:style-name="ce3">
            <text:p>0.36</text:p>
          </table:table-cell>
          <table:table-cell office:value-type="float" office:value="2.5798759000000002" table:style-name="ce2">
            <text:p>2.58E+00</text:p>
          </table:table-cell>
          <table:table-cell office:value-type="float" office:value="4.5027328747851987E-2" table:formula="of:=[.B38]*PI()/180" table:style-name="ce2">
            <text:p>4.50E-02</text:p>
          </table:table-cell>
          <table:table-cell office:value-type="float" office:value="0.99898644109615031" table:formula="of:=COS([.C38])" table:style-name="ce2">
            <text:p>9.99E-01</text:p>
          </table:table-cell>
          <table:table-cell office:value-type="float" office:value="4.5012115103021992E-2" table:formula="of:=SIN([.C38])" table:style-name="ce2">
            <text:p>4.50E-02</text:p>
          </table:table-cell>
          <table:table-cell office:value-type="float" office:value="0" table:formula="of:=-[.$M$1]*[.D38]+[.$M$1]" table:style-name="ce2">
            <text:p>0.00E+00</text:p>
          </table:table-cell>
          <table:table-cell office:value-type="float" office:value="0" table:formula="of:=-[.$M$1]*[.E38]" table:style-name="ce2">
            <text:p>0.00E+00</text:p>
          </table:table-cell>
          <table:table-cell office:value-type="float" office:value="-0.44983397807757375" table:formula="of:=[.$M$2]*[.D38]+[.$O$2]*(-[.E38])+[.F38]" table:style-name="ce7">
            <text:p>-0.44983</text:p>
          </table:table-cell>
          <table:table-cell office:value-type="float" office:value="0" table:formula="of:=[.N38]" table:style-name="ce7">
            <text:p>0.00000</text:p>
          </table:table-cell>
          <table:table-cell office:value-type="float" office:value="7.2825834474483875E-2" table:formula="of:=[.$M$2]*[.E38]+[.$O$2]*[.D38]+[.G38]" table:style-name="ce7">
            <text:p>0.072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7" table:style-name="ce3">
            <text:p>0.37</text:p>
          </table:table-cell>
          <table:table-cell office:value-type="float" office:value="2.7008494999999999" table:style-name="ce2">
            <text:p>2.70E+00</text:p>
          </table:table-cell>
          <table:table-cell office:value-type="float" office:value="4.713871637584259E-2" table:formula="of:=[.B39]*PI()/180" table:style-name="ce2">
            <text:p>4.71E-02</text:p>
          </table:table-cell>
          <table:table-cell office:value-type="float" office:value="0.99888917642499553" table:formula="of:=COS([.C39])" table:style-name="ce2">
            <text:p>9.99E-01</text:p>
          </table:table-cell>
          <table:table-cell office:value-type="float" office:value="4.712126081711137E-2" table:formula="of:=SIN([.C39])" table:style-name="ce2">
            <text:p>4.71E-02</text:p>
          </table:table-cell>
          <table:table-cell office:value-type="float" office:value="0" table:formula="of:=-[.$M$1]*[.D39]+[.$M$1]" table:style-name="ce2">
            <text:p>0.00E+00</text:p>
          </table:table-cell>
          <table:table-cell office:value-type="float" office:value="0" table:formula="of:=-[.$M$1]*[.E39]" table:style-name="ce2">
            <text:p>0.00E+00</text:p>
          </table:table-cell>
          <table:table-cell office:value-type="float" office:value="-0.44998673885918183" table:formula="of:=[.$M$2]*[.D39]+[.$O$2]*(-[.E39])+[.F39]" table:style-name="ce7">
            <text:p>-0.44999</text:p>
          </table:table-cell>
          <table:table-cell office:value-type="float" office:value="0" table:formula="of:=[.N39]" table:style-name="ce7">
            <text:p>0.00000</text:p>
          </table:table-cell>
          <table:table-cell office:value-type="float" office:value="7.18758989570112E-2" table:formula="of:=[.$M$2]*[.E39]+[.$O$2]*[.D39]+[.G39]" table:style-name="ce7">
            <text:p>0.0718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8" table:style-name="ce3">
            <text:p>0.38</text:p>
          </table:table-cell>
          <table:table-cell office:value-type="float" office:value="2.8182185999999998" table:style-name="ce2">
            <text:p>2.82E+00</text:p>
          </table:table-cell>
          <table:table-cell office:value-type="float" office:value="4.9187193610945062E-2" table:formula="of:=[.B40]*PI()/180" table:style-name="ce2">
            <text:p>4.92E-02</text:p>
          </table:table-cell>
          <table:table-cell office:value-type="float" office:value="0.99879055386432414" table:formula="of:=COS([.C40])" table:style-name="ce2">
            <text:p>9.99E-01</text:p>
          </table:table-cell>
          <table:table-cell office:value-type="float" office:value="4.916736225787071E-2" table:formula="of:=SIN([.C40])" table:style-name="ce2">
            <text:p>4.92E-02</text:p>
          </table:table-cell>
          <table:table-cell office:value-type="float" office:value="0" table:formula="of:=-[.$M$1]*[.D40]+[.$M$1]" table:style-name="ce2">
            <text:p>0.00E+00</text:p>
          </table:table-cell>
          <table:table-cell office:value-type="float" office:value="0" table:formula="of:=-[.$M$1]*[.E40]" table:style-name="ce2">
            <text:p>0.00E+00</text:p>
          </table:table-cell>
          <table:table-cell office:value-type="float" office:value="-0.45013303076885697" table:formula="of:=[.$M$2]*[.D40]+[.$O$2]*(-[.E40])+[.F40]" table:style-name="ce7">
            <text:p>-0.45013</text:p>
          </table:table-cell>
          <table:table-cell office:value-type="float" office:value="0" table:formula="of:=[.N40]" table:style-name="ce7">
            <text:p>0.00000</text:p>
          </table:table-cell>
          <table:table-cell office:value-type="float" office:value="7.0953961206146027E-2" table:formula="of:=[.$M$2]*[.E40]+[.$O$2]*[.D40]+[.G40]" table:style-name="ce7">
            <text:p>0.0709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39" table:style-name="ce3">
            <text:p>0.39</text:p>
          </table:table-cell>
          <table:table-cell office:value-type="float" office:value="2.9313248999999999" table:style-name="ce2">
            <text:p>2.93E+00</text:p>
          </table:table-cell>
          <table:table-cell office:value-type="float" office:value="5.1161270950693526E-2" table:formula="of:=[.B41]*PI()/180" table:style-name="ce2">
            <text:p>5.12E-02</text:p>
          </table:table-cell>
          <table:table-cell office:value-type="float" office:value="0.99869154761823076" table:formula="of:=COS([.C41])" table:style-name="ce2">
            <text:p>9.99E-01</text:p>
          </table:table-cell>
          <table:table-cell office:value-type="float" office:value="5.1138954974687345E-2" table:formula="of:=SIN([.C41])" table:style-name="ce2">
            <text:p>5.11E-02</text:p>
          </table:table-cell>
          <table:table-cell office:value-type="float" office:value="0" table:formula="of:=-[.$M$1]*[.D41]+[.$M$1]" table:style-name="ce2">
            <text:p>0.00E+00</text:p>
          </table:table-cell>
          <table:table-cell office:value-type="float" office:value="0" table:formula="of:=-[.$M$1]*[.E41]" table:style-name="ce2">
            <text:p>0.00E+00</text:p>
          </table:table-cell>
          <table:table-cell office:value-type="float" office:value="-0.45027222220513868" table:formula="of:=[.$M$2]*[.D41]+[.$O$2]*(-[.E41])+[.F41]" table:style-name="ce7">
            <text:p>-0.45027</text:p>
          </table:table-cell>
          <table:table-cell office:value-type="float" office:value="0" table:formula="of:=[.N41]" table:style-name="ce7">
            <text:p>0.00000</text:p>
          </table:table-cell>
          <table:table-cell office:value-type="float" office:value="7.0065226114287449E-2" table:formula="of:=[.$M$2]*[.E41]+[.$O$2]*[.D41]+[.G41]" table:style-name="ce7">
            <text:p>0.070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" table:style-name="ce3">
            <text:p>0.40</text:p>
          </table:table-cell>
          <table:table-cell office:value-type="float" office:value="3.0395102999999999" table:style-name="ce2">
            <text:p>3.04E+00</text:p>
          </table:table-cell>
          <table:table-cell office:value-type="float" office:value="5.30494623832806E-2" table:formula="of:=[.B42]*PI()/180" table:style-name="ce2">
            <text:p>5.30E-02</text:p>
          </table:table-cell>
          <table:table-cell office:value-type="float" office:value="0.99859320723853007" table:formula="of:=COS([.C42])" table:style-name="ce2">
            <text:p>9.99E-01</text:p>
          </table:table-cell>
          <table:table-cell office:value-type="float" office:value="5.302458351619678E-2" table:formula="of:=SIN([.C42])" table:style-name="ce2">
            <text:p>5.30E-02</text:p>
          </table:table-cell>
          <table:table-cell office:value-type="float" office:value="0" table:formula="of:=-[.$M$1]*[.D42]+[.$M$1]" table:style-name="ce2">
            <text:p>0.00E+00</text:p>
          </table:table-cell>
          <table:table-cell office:value-type="float" office:value="0" table:formula="of:=-[.$M$1]*[.E42]" table:style-name="ce2">
            <text:p>0.00E+00</text:p>
          </table:table-cell>
          <table:table-cell office:value-type="float" office:value="-0.45040371601611456" table:formula="of:=[.$M$2]*[.D42]+[.$O$2]*(-[.E42])+[.F42]" table:style-name="ce7">
            <text:p>-0.45040</text:p>
          </table:table-cell>
          <table:table-cell office:value-type="float" office:value="0" table:formula="of:=[.N42]" table:style-name="ce7">
            <text:p>0.00000</text:p>
          </table:table-cell>
          <table:table-cell office:value-type="float" office:value="6.9214901566607923E-2" table:formula="of:=[.$M$2]*[.E42]+[.$O$2]*[.D42]+[.G42]" table:style-name="ce7">
            <text:p>0.069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1" table:style-name="ce3">
            <text:p>0.41</text:p>
          </table:table-cell>
          <table:table-cell office:value-type="float" office:value="3.1421165000000002" table:style-name="ce2">
            <text:p>3.14E+00</text:p>
          </table:table-cell>
          <table:table-cell office:value-type="float" office:value="5.4840278406240409E-2" table:formula="of:=[.B43]*PI()/180" table:style-name="ce2">
            <text:p>5.48E-02</text:p>
          </table:table-cell>
          <table:table-cell office:value-type="float" office:value="0.99849664876073507" table:formula="of:=COS([.C43])" table:style-name="ce2">
            <text:p>9.98E-01</text:p>
          </table:table-cell>
          <table:table-cell office:value-type="float" office:value="5.4812794250806401E-2" table:formula="of:=SIN([.C43])" table:style-name="ce2">
            <text:p>5.48E-02</text:p>
          </table:table-cell>
          <table:table-cell office:value-type="float" office:value="0" table:formula="of:=-[.$M$1]*[.D43]+[.$M$1]" table:style-name="ce2">
            <text:p>0.00E+00</text:p>
          </table:table-cell>
          <table:table-cell office:value-type="float" office:value="0" table:formula="of:=-[.$M$1]*[.E43]" table:style-name="ce2">
            <text:p>0.00E+00</text:p>
          </table:table-cell>
          <table:table-cell office:value-type="float" office:value="-0.4505269448774889" table:formula="of:=[.$M$2]*[.D43]+[.$O$2]*(-[.E43])+[.F43]" table:style-name="ce7">
            <text:p>-0.45053</text:p>
          </table:table-cell>
          <table:table-cell office:value-type="float" office:value="0" table:formula="of:=[.N43]" table:style-name="ce7">
            <text:p>0.00000</text:p>
          </table:table-cell>
          <table:table-cell office:value-type="float" office:value="6.8408200819463624E-2" table:formula="of:=[.$M$2]*[.E43]+[.$O$2]*[.D43]+[.G43]" table:style-name="ce7">
            <text:p>0.0684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2" table:style-name="ce3">
            <text:p>0.42</text:p>
          </table:table-cell>
          <table:table-cell office:value-type="float" office:value="3.2384871999999998" table:style-name="ce2">
            <text:p>3.24E+00</text:p>
          </table:table-cell>
          <table:table-cell office:value-type="float" office:value="5.6522264423692105E-2" table:formula="of:=[.B44]*PI()/180" table:style-name="ce2">
            <text:p>5.65E-02</text:p>
          </table:table-cell>
          <table:table-cell office:value-type="float" office:value="0.99840304203909824" table:formula="of:=COS([.C44])" table:style-name="ce2">
            <text:p>9.98E-01</text:p>
          </table:table-cell>
          <table:table-cell office:value-type="float" office:value="5.6492173325820273E-2" table:formula="of:=SIN([.C44])" table:style-name="ce2">
            <text:p>5.65E-02</text:p>
          </table:table-cell>
          <table:table-cell office:value-type="float" office:value="0" table:formula="of:=-[.$M$1]*[.D44]+[.$M$1]" table:style-name="ce2">
            <text:p>0.00E+00</text:p>
          </table:table-cell>
          <table:table-cell office:value-type="float" office:value="0" table:formula="of:=-[.$M$1]*[.E44]" table:style-name="ce2">
            <text:p>0.00E+00</text:p>
          </table:table-cell>
          <table:table-cell office:value-type="float" office:value="-0.45064136917294301" table:formula="of:=[.$M$2]*[.D44]+[.$O$2]*(-[.E44])+[.F44]" table:style-name="ce7">
            <text:p>-0.45064</text:p>
          </table:table-cell>
          <table:table-cell office:value-type="float" office:value="0" table:formula="of:=[.N44]" table:style-name="ce7">
            <text:p>0.00000</text:p>
          </table:table-cell>
          <table:table-cell office:value-type="float" office:value="6.7650324388987701E-2" table:formula="of:=[.$M$2]*[.E44]+[.$O$2]*[.D44]+[.G44]" table:style-name="ce7">
            <text:p>0.0676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3" table:style-name="ce3">
            <text:p>0.43</text:p>
          </table:table-cell>
          <table:table-cell office:value-type="float" office:value="3.3281982000000001" table:style-name="ce2">
            <text:p>3.33E+00</text:p>
          </table:table-cell>
          <table:table-cell office:value-type="float" office:value="5.8088016748948736E-2" table:formula="of:=[.B45]*PI()/180" table:style-name="ce2">
            <text:p>5.81E-02</text:p>
          </table:table-cell>
          <table:table-cell office:value-type="float" office:value="0.99831336549110949" table:formula="of:=COS([.C45])" table:style-name="ce2">
            <text:p>9.98E-01</text:p>
          </table:table-cell>
          <table:table-cell office:value-type="float" office:value="5.8055355324160056E-2" table:formula="of:=SIN([.C45])" table:style-name="ce2">
            <text:p>5.81E-02</text:p>
          </table:table-cell>
          <table:table-cell office:value-type="float" office:value="0" table:formula="of:=-[.$M$1]*[.D45]+[.$M$1]" table:style-name="ce2">
            <text:p>0.00E+00</text:p>
          </table:table-cell>
          <table:table-cell office:value-type="float" office:value="0" table:formula="of:=-[.$M$1]*[.E45]" table:style-name="ce2">
            <text:p>0.00E+00</text:p>
          </table:table-cell>
          <table:table-cell office:value-type="float" office:value="-0.45074674039073087" table:formula="of:=[.$M$2]*[.D45]+[.$O$2]*(-[.E45])+[.F45]" table:style-name="ce7">
            <text:p>-0.45075</text:p>
          </table:table-cell>
          <table:table-cell office:value-type="float" office:value="0" table:formula="of:=[.N45]" table:style-name="ce7">
            <text:p>0.00000</text:p>
          </table:table-cell>
          <table:table-cell office:value-type="float" office:value="6.6944648980565388E-2" table:formula="of:=[.$M$2]*[.E45]+[.$O$2]*[.D45]+[.G45]" table:style-name="ce7">
            <text:p>0.0669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4" table:style-name="ce3">
            <text:p>0.44</text:p>
          </table:table-cell>
          <table:table-cell office:value-type="float" office:value="3.4112762000000001" table:style-name="ce2">
            <text:p>3.41E+00</text:p>
          </table:table-cell>
          <table:table-cell office:value-type="float" office:value="5.9538001384920589E-2" table:formula="of:=[.B46]*PI()/180" table:style-name="ce2">
            <text:p>5.95E-02</text:p>
          </table:table-cell>
          <table:table-cell office:value-type="float" office:value="0.99822813669284938" table:formula="of:=COS([.C46])" table:style-name="ce2">
            <text:p>9.98E-01</text:p>
          </table:table-cell>
          <table:table-cell office:value-type="float" office:value="5.9502832829388258E-2" table:formula="of:=SIN([.C46])" table:style-name="ce2">
            <text:p>5.95E-02</text:p>
          </table:table-cell>
          <table:table-cell office:value-type="float" office:value="0" table:formula="of:=-[.$M$1]*[.D46]+[.$M$1]" table:style-name="ce2">
            <text:p>0.00E+00</text:p>
          </table:table-cell>
          <table:table-cell office:value-type="float" office:value="0" table:formula="of:=-[.$M$1]*[.E46]" table:style-name="ce2">
            <text:p>0.00E+00</text:p>
          </table:table-cell>
          <table:table-cell office:value-type="float" office:value="-0.45084333523181319" table:formula="of:=[.$M$2]*[.D46]+[.$O$2]*(-[.E46])+[.F46]" table:style-name="ce7">
            <text:p>-0.45084</text:p>
          </table:table-cell>
          <table:table-cell office:value-type="float" office:value="0" table:formula="of:=[.N46]" table:style-name="ce7">
            <text:p>0.00000</text:p>
          </table:table-cell>
          <table:table-cell office:value-type="float" office:value="6.6291002987244899E-2" table:formula="of:=[.$M$2]*[.E46]+[.$O$2]*[.D46]+[.G46]" table:style-name="ce7">
            <text:p>0.066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5" table:style-name="ce3">
            <text:p>0.45</text:p>
          </table:table-cell>
          <table:table-cell office:value-type="float" office:value="3.4877997999999999" table:style-name="ce2">
            <text:p>3.49E+00</text:p>
          </table:table-cell>
          <table:table-cell office:value-type="float" office:value="6.0873590160399713E-2" table:formula="of:=[.B47]*PI()/180" table:style-name="ce2">
            <text:p>6.09E-02</text:p>
          </table:table-cell>
          <table:table-cell office:value-type="float" office:value="0.99814777508260633" table:formula="of:=COS([.C47])" table:style-name="ce2">
            <text:p>9.98E-01</text:p>
          </table:table-cell>
          <table:table-cell office:value-type="float" office:value="6.0836001657265625E-2" table:formula="of:=SIN([.C47])" table:style-name="ce2">
            <text:p>6.08E-02</text:p>
          </table:table-cell>
          <table:table-cell office:value-type="float" office:value="0" table:formula="of:=-[.$M$1]*[.D47]+[.$M$1]" table:style-name="ce2">
            <text:p>0.00E+00</text:p>
          </table:table-cell>
          <table:table-cell office:value-type="float" office:value="0" table:formula="of:=-[.$M$1]*[.E47]" table:style-name="ce2">
            <text:p>0.00E+00</text:p>
          </table:table-cell>
          <table:table-cell office:value-type="float" office:value="-0.45093147061847638" table:formula="of:=[.$M$2]*[.D47]+[.$O$2]*(-[.E47])+[.F47]" table:style-name="ce7">
            <text:p>-0.45093</text:p>
          </table:table-cell>
          <table:table-cell office:value-type="float" office:value="0" table:formula="of:=[.N47]" table:style-name="ce7">
            <text:p>0.00000</text:p>
          </table:table-cell>
          <table:table-cell office:value-type="float" office:value="6.5688802743376198E-2" table:formula="of:=[.$M$2]*[.E47]+[.$O$2]*[.D47]+[.G47]" table:style-name="ce7">
            <text:p>0.065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6" table:style-name="ce3">
            <text:p>0.46</text:p>
          </table:table-cell>
          <table:table-cell office:value-type="float" office:value="3.5578474999999998" table:style-name="ce2">
            <text:p>3.56E+00</text:p>
          </table:table-cell>
          <table:table-cell office:value-type="float" office:value="6.2096153158848949E-2" table:formula="of:=[.B48]*PI()/180" table:style-name="ce2">
            <text:p>6.21E-02</text:p>
          </table:table-cell>
          <table:table-cell office:value-type="float" office:value="0.99807265331070816" table:formula="of:=COS([.C48])" table:style-name="ce2">
            <text:p>9.98E-01</text:p>
          </table:table-cell>
          <table:table-cell office:value-type="float" office:value="6.2056254425505317E-2" table:formula="of:=SIN([.C48])" table:style-name="ce2">
            <text:p>6.21E-02</text:p>
          </table:table-cell>
          <table:table-cell office:value-type="float" office:value="0" table:formula="of:=-[.$M$1]*[.D48]+[.$M$1]" table:style-name="ce2">
            <text:p>0.00E+00</text:p>
          </table:table-cell>
          <table:table-cell office:value-type="float" office:value="0" table:formula="of:=-[.$M$1]*[.E48]" table:style-name="ce2">
            <text:p>0.00E+00</text:p>
          </table:table-cell>
          <table:table-cell office:value-type="float" office:value="-0.45101144230347889" table:formula="of:=[.$M$2]*[.D48]+[.$O$2]*(-[.E48])+[.F48]" table:style-name="ce7">
            <text:p>-0.45101</text:p>
          </table:table-cell>
          <table:table-cell office:value-type="float" office:value="0" table:formula="of:=[.N48]" table:style-name="ce7">
            <text:p>0.00000</text:p>
          </table:table-cell>
          <table:table-cell office:value-type="float" office:value="6.5137461658677939E-2" table:formula="of:=[.$M$2]*[.E48]+[.$O$2]*[.D48]+[.G48]" table:style-name="ce7">
            <text:p>0.0651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7" table:style-name="ce3">
            <text:p>0.47</text:p>
          </table:table-cell>
          <table:table-cell office:value-type="float" office:value="3.6214979" table:style-name="ce2">
            <text:p>3.62E+00</text:p>
          </table:table-cell>
          <table:table-cell office:value-type="float" office:value="6.3207062209060347E-2" table:formula="of:=[.B49]*PI()/180" table:style-name="ce2">
            <text:p>6.32E-02</text:p>
          </table:table-cell>
          <table:table-cell office:value-type="float" office:value="0.99800309860011627" table:formula="of:=COS([.C49])" table:style-name="ce2">
            <text:p>9.98E-01</text:p>
          </table:table-cell>
          <table:table-cell office:value-type="float" office:value="6.3164983848383274E-2" table:formula="of:=SIN([.C49])" table:style-name="ce2">
            <text:p>6.32E-02</text:p>
          </table:table-cell>
          <table:table-cell office:value-type="float" office:value="0" table:formula="of:=-[.$M$1]*[.D49]+[.$M$1]" table:style-name="ce2">
            <text:p>0.00E+00</text:p>
          </table:table-cell>
          <table:table-cell office:value-type="float" office:value="0" table:formula="of:=-[.$M$1]*[.E49]" table:style-name="ce2">
            <text:p>0.00E+00</text:p>
          </table:table-cell>
          <table:table-cell office:value-type="float" office:value="-0.45108352578341154" table:formula="of:=[.$M$2]*[.D49]+[.$O$2]*(-[.E49])+[.F49]" table:style-name="ce7">
            <text:p>-0.45108</text:p>
          </table:table-cell>
          <table:table-cell office:value-type="float" office:value="0" table:formula="of:=[.N49]" table:style-name="ce7">
            <text:p>0.00000</text:p>
          </table:table-cell>
          <table:table-cell office:value-type="float" office:value="6.4636388875047038E-2" table:formula="of:=[.$M$2]*[.E49]+[.$O$2]*[.D49]+[.G49]" table:style-name="ce7">
            <text:p>0.0646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8" table:style-name="ce3">
            <text:p>0.48</text:p>
          </table:table-cell>
          <table:table-cell office:value-type="float" office:value="3.6788294000000001" table:style-name="ce2">
            <text:p>3.68E+00</text:p>
          </table:table-cell>
          <table:table-cell office:value-type="float" office:value="6.4207685649167484E-2" table:formula="of:=[.B50]*PI()/180" table:style-name="ce2">
            <text:p>6.42E-02</text:p>
          </table:table-cell>
          <table:table-cell office:value-type="float" office:value="0.99793939462333414" table:formula="of:=COS([.C50])" table:style-name="ce2">
            <text:p>9.98E-01</text:p>
          </table:table-cell>
          <table:table-cell office:value-type="float" office:value="6.416357735361583E-2" table:formula="of:=SIN([.C50])" table:style-name="ce2">
            <text:p>6.42E-02</text:p>
          </table:table-cell>
          <table:table-cell office:value-type="float" office:value="0" table:formula="of:=-[.$M$1]*[.D50]+[.$M$1]" table:style-name="ce2">
            <text:p>0.00E+00</text:p>
          </table:table-cell>
          <table:table-cell office:value-type="float" office:value="0" table:formula="of:=-[.$M$1]*[.E50]" table:style-name="ce2">
            <text:p>0.00E+00</text:p>
          </table:table-cell>
          <table:table-cell office:value-type="float" office:value="-0.45114797663535566" table:formula="of:=[.$M$2]*[.D50]+[.$O$2]*(-[.E50])+[.F50]" table:style-name="ce7">
            <text:p>-0.45115</text:p>
          </table:table-cell>
          <table:table-cell office:value-type="float" office:value="0" table:formula="of:=[.N50]" table:style-name="ce7">
            <text:p>0.00000</text:p>
          </table:table-cell>
          <table:table-cell office:value-type="float" office:value="6.4184991842522049E-2" table:formula="of:=[.$M$2]*[.E50]+[.$O$2]*[.D50]+[.G50]" table:style-name="ce7">
            <text:p>0.064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49" table:style-name="ce3">
            <text:p>0.49</text:p>
          </table:table-cell>
          <table:table-cell office:value-type="float" office:value="3.7299207000000001" table:style-name="ce2">
            <text:p>3.73E+00</text:p>
          </table:table-cell>
          <table:table-cell office:value-type="float" office:value="6.5099397053291652E-2" table:formula="of:=[.B51]*PI()/180" table:style-name="ce2">
            <text:p>6.51E-02</text:p>
          </table:table-cell>
          <table:table-cell office:value-type="float" office:value="0.9978817824819175" table:formula="of:=COS([.C51])" table:style-name="ce2">
            <text:p>9.98E-01</text:p>
          </table:table-cell>
          <table:table-cell office:value-type="float" office:value="6.5053425664687983E-2" table:formula="of:=SIN([.C51])" table:style-name="ce2">
            <text:p>6.51E-02</text:p>
          </table:table-cell>
          <table:table-cell office:value-type="float" office:value="0" table:formula="of:=-[.$M$1]*[.D51]+[.$M$1]" table:style-name="ce2">
            <text:p>0.00E+00</text:p>
          </table:table-cell>
          <table:table-cell office:value-type="float" office:value="0" table:formula="of:=-[.$M$1]*[.E51]" table:style-name="ce2">
            <text:p>0.00E+00</text:p>
          </table:table-cell>
          <table:table-cell office:value-type="float" office:value="-0.45120503175199939" table:formula="of:=[.$M$2]*[.D51]+[.$O$2]*(-[.E51])+[.F51]" table:style-name="ce7">
            <text:p>-0.45121</text:p>
          </table:table-cell>
          <table:table-cell office:value-type="float" office:value="0" table:formula="of:=[.N51]" table:style-name="ce7">
            <text:p>0.00000</text:p>
          </table:table-cell>
          <table:table-cell office:value-type="float" office:value="6.3782672581801023E-2" table:formula="of:=[.$M$2]*[.E51]+[.$O$2]*[.D51]+[.G51]" table:style-name="ce7">
            <text:p>0.0637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" table:style-name="ce3">
            <text:p>0.50</text:p>
          </table:table-cell>
          <table:table-cell office:value-type="float" office:value="3.7748501999999999" table:style-name="ce2">
            <text:p>3.77E+00</text:p>
          </table:table-cell>
          <table:table-cell office:value-type="float" office:value="6.5883564759566457E-2" table:formula="of:=[.B52]*PI()/180" table:style-name="ce2">
            <text:p>6.59E-02</text:p>
          </table:table-cell>
          <table:table-cell office:value-type="float" office:value="0.99783046288334287" table:formula="of:=COS([.C52])" table:style-name="ce2">
            <text:p>9.98E-01</text:p>
          </table:table-cell>
          <table:table-cell office:value-type="float" office:value="6.5835912251701448E-2" table:formula="of:=SIN([.C52])" table:style-name="ce2">
            <text:p>6.58E-02</text:p>
          </table:table-cell>
          <table:table-cell office:value-type="float" office:value="0" table:formula="of:=-[.$M$1]*[.D52]+[.$M$1]" table:style-name="ce2">
            <text:p>0.00E+00</text:p>
          </table:table-cell>
          <table:table-cell office:value-type="float" office:value="0" table:formula="of:=-[.$M$1]*[.E52]" table:style-name="ce2">
            <text:p>0.00E+00</text:p>
          </table:table-cell>
          <table:table-cell office:value-type="float" office:value="-0.45125490933166751" table:formula="of:=[.$M$2]*[.D52]+[.$O$2]*(-[.E52])+[.F52]" table:style-name="ce7">
            <text:p>-0.45125</text:p>
          </table:table-cell>
          <table:table-cell office:value-type="float" office:value="0" table:formula="of:=[.N52]" table:style-name="ce7">
            <text:p>0.00000</text:p>
          </table:table-cell>
          <table:table-cell office:value-type="float" office:value="6.3428832592666864E-2" table:formula="of:=[.$M$2]*[.E52]+[.$O$2]*[.D52]+[.G52]" table:style-name="ce7">
            <text:p>0.063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1" table:style-name="ce3">
            <text:p>0.51</text:p>
          </table:table-cell>
          <table:table-cell office:value-type="float" office:value="3.8136964999999998" table:style-name="ce2">
            <text:p>3.81E+00</text:p>
          </table:table-cell>
          <table:table-cell office:value-type="float" office:value="6.656156059678392E-2" table:formula="of:=[.B53]*PI()/180" table:style-name="ce2">
            <text:p>6.66E-02</text:p>
          </table:table-cell>
          <table:table-cell office:value-type="float" office:value="0.99778559707179226" table:formula="of:=COS([.C53])" table:style-name="ce2">
            <text:p>9.98E-01</text:p>
          </table:table-cell>
          <table:table-cell office:value-type="float" office:value="6.6512421968283136E-2" table:formula="of:=SIN([.C53])" table:style-name="ce2">
            <text:p>6.65E-02</text:p>
          </table:table-cell>
          <table:table-cell office:value-type="float" office:value="0" table:formula="of:=-[.$M$1]*[.D53]+[.$M$1]" table:style-name="ce2">
            <text:p>0.00E+00</text:p>
          </table:table-cell>
          <table:table-cell office:value-type="float" office:value="0" table:formula="of:=-[.$M$1]*[.E53]" table:style-name="ce2">
            <text:p>0.00E+00</text:p>
          </table:table-cell>
          <table:table-cell office:value-type="float" office:value="-0.45129781009677683" table:formula="of:=[.$M$2]*[.D53]+[.$O$2]*(-[.E53])+[.F53]" table:style-name="ce7">
            <text:p>-0.45130</text:p>
          </table:table-cell>
          <table:table-cell office:value-type="float" office:value="0" table:formula="of:=[.N53]" table:style-name="ce7">
            <text:p>0.00000</text:p>
          </table:table-cell>
          <table:table-cell office:value-type="float" office:value="6.3122869087625572E-2" table:formula="of:=[.$M$2]*[.E53]+[.$O$2]*[.D53]+[.G53]" table:style-name="ce7">
            <text:p>0.0631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2" table:style-name="ce3">
            <text:p>0.52</text:p>
          </table:table-cell>
          <table:table-cell office:value-type="float" office:value="3.8465381999999999" table:style-name="ce2">
            <text:p>3.85E+00</text:p>
          </table:table-cell>
          <table:table-cell office:value-type="float" office:value="6.7134756393736145E-2" table:formula="of:=[.B54]*PI()/180" table:style-name="ce2">
            <text:p>6.71E-02</text:p>
          </table:table-cell>
          <table:table-cell office:value-type="float" office:value="0.99774730852023108" table:formula="of:=COS([.C54])" table:style-name="ce2">
            <text:p>9.98E-01</text:p>
          </table:table-cell>
          <table:table-cell office:value-type="float" office:value="6.7084337521024467E-2" table:formula="of:=SIN([.C54])" table:style-name="ce2">
            <text:p>6.71E-02</text:p>
          </table:table-cell>
          <table:table-cell office:value-type="float" office:value="0" table:formula="of:=-[.$M$1]*[.D54]+[.$M$1]" table:style-name="ce2">
            <text:p>0.00E+00</text:p>
          </table:table-cell>
          <table:table-cell office:value-type="float" office:value="0" table:formula="of:=-[.$M$1]*[.E54]" table:style-name="ce2">
            <text:p>0.00E+00</text:p>
          </table:table-cell>
          <table:table-cell office:value-type="float" office:value="-0.45133391772033038" table:formula="of:=[.$M$2]*[.D54]+[.$O$2]*(-[.E54])+[.F54]" table:style-name="ce7">
            <text:p>-0.45133</text:p>
          </table:table-cell>
          <table:table-cell office:value-type="float" office:value="0" table:formula="of:=[.N54]" table:style-name="ce7">
            <text:p>0.00000</text:p>
          </table:table-cell>
          <table:table-cell office:value-type="float" office:value="6.2864176724252471E-2" table:formula="of:=[.$M$2]*[.E54]+[.$O$2]*[.D54]+[.G54]" table:style-name="ce7">
            <text:p>0.062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3" table:style-name="ce3">
            <text:p>0.53</text:p>
          </table:table-cell>
          <table:table-cell office:value-type="float" office:value="3.8734537000000002" table:style-name="ce2">
            <text:p>3.87E+00</text:p>
          </table:table-cell>
          <table:table-cell office:value-type="float" office:value="6.7604520488556683E-2" table:formula="of:=[.B55]*PI()/180" table:style-name="ce2">
            <text:p>6.76E-02</text:p>
          </table:table-cell>
          <table:table-cell office:value-type="float" office:value="0.99771568461770765" table:formula="of:=COS([.C55])" table:style-name="ce2">
            <text:p>9.98E-01</text:p>
          </table:table-cell>
          <table:table-cell office:value-type="float" office:value="6.7553035963003424E-2" table:formula="of:=SIN([.C55])" table:style-name="ce2">
            <text:p>6.76E-02</text:p>
          </table:table-cell>
          <table:table-cell office:value-type="float" office:value="0" table:formula="of:=-[.$M$1]*[.D55]+[.$M$1]" table:style-name="ce2">
            <text:p>0.00E+00</text:p>
          </table:table-cell>
          <table:table-cell office:value-type="float" office:value="0" table:formula="of:=-[.$M$1]*[.E55]" table:style-name="ce2">
            <text:p>0.00E+00</text:p>
          </table:table-cell>
          <table:table-cell office:value-type="float" office:value="-0.45136339925251873" table:formula="of:=[.$M$2]*[.D55]+[.$O$2]*(-[.E55])+[.F55]" table:style-name="ce7">
            <text:p>-0.45136</text:p>
          </table:table-cell>
          <table:table-cell office:value-type="float" office:value="0" table:formula="of:=[.N55]" table:style-name="ce7">
            <text:p>0.00000</text:p>
          </table:table-cell>
          <table:table-cell office:value-type="float" office:value="6.2652149326350978E-2" table:formula="of:=[.$M$2]*[.E55]+[.$O$2]*[.D55]+[.G55]" table:style-name="ce7">
            <text:p>0.0626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4" table:style-name="ce3">
            <text:p>0.54</text:p>
          </table:table-cell>
          <table:table-cell office:value-type="float" office:value="3.8945216" table:style-name="ce2">
            <text:p>3.89E+00</text:p>
          </table:table-cell>
          <table:table-cell office:value-type="float" office:value="6.7972224710037596E-2" table:formula="of:=[.B56]*PI()/180" table:style-name="ce2">
            <text:p>6.80E-02</text:p>
          </table:table-cell>
          <table:table-cell office:value-type="float" office:value="0.99769077763300051" table:formula="of:=COS([.C56])" table:style-name="ce2">
            <text:p>9.98E-01</text:p>
          </table:table-cell>
          <table:table-cell office:value-type="float" office:value="6.7919895657006846E-2" table:formula="of:=SIN([.C56])" table:style-name="ce2">
            <text:p>6.79E-02</text:p>
          </table:table-cell>
          <table:table-cell office:value-type="float" office:value="0" table:formula="of:=-[.$M$1]*[.D56]+[.$M$1]" table:style-name="ce2">
            <text:p>0.00E+00</text:p>
          </table:table-cell>
          <table:table-cell office:value-type="float" office:value="0" table:formula="of:=-[.$M$1]*[.E56]" table:style-name="ce2">
            <text:p>0.00E+00</text:p>
          </table:table-cell>
          <table:table-cell office:value-type="float" office:value="-0.45138640619818315" table:formula="of:=[.$M$2]*[.D56]+[.$O$2]*(-[.E56])+[.F56]" table:style-name="ce7">
            <text:p>-0.45139</text:p>
          </table:table-cell>
          <table:table-cell office:value-type="float" office:value="0" table:formula="of:=[.N56]" table:style-name="ce7">
            <text:p>0.00000</text:p>
          </table:table-cell>
          <table:table-cell office:value-type="float" office:value="6.2486176867278295E-2" table:formula="of:=[.$M$2]*[.E56]+[.$O$2]*[.D56]+[.G56]" table:style-name="ce7">
            <text:p>0.062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5000000000000004" table:style-name="ce3">
            <text:p>0.55</text:p>
          </table:table-cell>
          <table:table-cell office:value-type="float" office:value="3.9098204000000001" table:style-name="ce2">
            <text:p>3.91E+00</text:p>
          </table:table-cell>
          <table:table-cell office:value-type="float" office:value="6.8239239141641705E-2" table:formula="of:=[.B57]*PI()/180" table:style-name="ce2">
            <text:p>6.82E-02</text:p>
          </table:table-cell>
          <table:table-cell office:value-type="float" office:value="0.99767260647484945" table:formula="of:=COS([.C57])" table:style-name="ce2">
            <text:p>9.98E-01</text:p>
          </table:table-cell>
          <table:table-cell office:value-type="float" office:value="6.8186291068515217E-2" table:formula="of:=SIN([.C57])" table:style-name="ce2">
            <text:p>6.82E-02</text:p>
          </table:table-cell>
          <table:table-cell office:value-type="float" office:value="0" table:formula="of:=-[.$M$1]*[.D57]+[.$M$1]" table:style-name="ce2">
            <text:p>0.00E+00</text:p>
          </table:table-cell>
          <table:table-cell office:value-type="float" office:value="0" table:formula="of:=-[.$M$1]*[.E57]" table:style-name="ce2">
            <text:p>0.00E+00</text:p>
          </table:table-cell>
          <table:table-cell office:value-type="float" office:value="-0.45140307481780223" table:formula="of:=[.$M$2]*[.D57]+[.$O$2]*(-[.E57])+[.F57]" table:style-name="ce7">
            <text:p>-0.45140</text:p>
          </table:table-cell>
          <table:table-cell office:value-type="float" office:value="0" table:formula="of:=[.N57]" table:style-name="ce7">
            <text:p>0.00000</text:p>
          </table:table-cell>
          <table:table-cell office:value-type="float" office:value="6.2365647956496365E-2" table:formula="of:=[.$M$2]*[.E57]+[.$O$2]*[.D57]+[.G57]" table:style-name="ce7">
            <text:p>0.0623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6000000000000005" table:style-name="ce3">
            <text:p>0.56</text:p>
          </table:table-cell>
          <table:table-cell office:value-type="float" office:value="3.9194287999999999" table:style-name="ce2">
            <text:p>3.92E+00</text:p>
          </table:table-cell>
          <table:table-cell office:value-type="float" office:value="6.8406937357490316E-2" table:formula="of:=[.B58]*PI()/180" table:style-name="ce2">
            <text:p>6.84E-02</text:p>
          </table:table-cell>
          <table:table-cell office:value-type="float" office:value="0.99766115772692598" table:formula="of:=COS([.C58])" table:style-name="ce2">
            <text:p>9.98E-01</text:p>
          </table:table-cell>
          <table:table-cell office:value-type="float" office:value="6.8353598025046883E-2" table:formula="of:=SIN([.C58])" table:style-name="ce2">
            <text:p>6.84E-02</text:p>
          </table:table-cell>
          <table:table-cell office:value-type="float" office:value="0" table:formula="of:=-[.$M$1]*[.D58]+[.$M$1]" table:style-name="ce2">
            <text:p>0.00E+00</text:p>
          </table:table-cell>
          <table:table-cell office:value-type="float" office:value="0" table:formula="of:=-[.$M$1]*[.E58]" table:style-name="ce2">
            <text:p>0.00E+00</text:p>
          </table:table-cell>
          <table:table-cell office:value-type="float" office:value="-0.45141352707831106" table:formula="of:=[.$M$2]*[.D58]+[.$O$2]*(-[.E58])+[.F58]" table:style-name="ce7">
            <text:p>-0.45141</text:p>
          </table:table-cell>
          <table:table-cell office:value-type="float" office:value="0" table:formula="of:=[.N58]" table:style-name="ce7">
            <text:p>0.00000</text:p>
          </table:table-cell>
          <table:table-cell office:value-type="float" office:value="6.2289947589630704E-2" table:formula="of:=[.$M$2]*[.E58]+[.$O$2]*[.D58]+[.G58]" table:style-name="ce7">
            <text:p>0.062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6999999999999995" table:style-name="ce3">
            <text:p>0.57</text:p>
          </table:table-cell>
          <table:table-cell office:value-type="float" office:value="3.9234251000000002" table:style-name="ce2">
            <text:p>3.92E+00</text:p>
          </table:table-cell>
          <table:table-cell office:value-type="float" office:value="6.8476685950387778E-2" table:formula="of:=[.B59]*PI()/180" table:style-name="ce2">
            <text:p>6.85E-02</text:p>
          </table:table-cell>
          <table:table-cell office:value-type="float" office:value="0.9976563877329041" table:formula="of:=COS([.C59])" table:style-name="ce2">
            <text:p>9.98E-01</text:p>
          </table:table-cell>
          <table:table-cell office:value-type="float" office:value="6.8423183320664813E-2" table:formula="of:=SIN([.C59])" table:style-name="ce2">
            <text:p>6.84E-02</text:p>
          </table:table-cell>
          <table:table-cell office:value-type="float" office:value="0" table:formula="of:=-[.$M$1]*[.D59]+[.$M$1]" table:style-name="ce2">
            <text:p>0.00E+00</text:p>
          </table:table-cell>
          <table:table-cell office:value-type="float" office:value="0" table:formula="of:=-[.$M$1]*[.E59]" table:style-name="ce2">
            <text:p>0.00E+00</text:p>
          </table:table-cell>
          <table:table-cell office:value-type="float" office:value="-0.45141787061647032" table:formula="of:=[.$M$2]*[.D59]+[.$O$2]*(-[.E59])+[.F59]" table:style-name="ce7">
            <text:p>-0.45142</text:p>
          </table:table-cell>
          <table:table-cell office:value-type="float" office:value="0" table:formula="of:=[.N59]" table:style-name="ce7">
            <text:p>0.00000</text:p>
          </table:table-cell>
          <table:table-cell office:value-type="float" office:value="6.2258461979811511E-2" table:formula="of:=[.$M$2]*[.E59]+[.$O$2]*[.D59]+[.G59]" table:style-name="ce7">
            <text:p>0.062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7999999999999996" table:style-name="ce3">
            <text:p>0.58</text:p>
          </table:table-cell>
          <table:table-cell office:value-type="float" office:value="3.921888" table:style-name="ce2">
            <text:p>3.92E+00</text:p>
          </table:table-cell>
          <table:table-cell office:value-type="float" office:value="6.8449858494455368E-2" table:formula="of:=[.B60]*PI()/180" table:style-name="ce2">
            <text:p>6.84E-02</text:p>
          </table:table-cell>
          <table:table-cell office:value-type="float" office:value="0.99765822299382634" table:formula="of:=COS([.C60])" table:style-name="ce2">
            <text:p>9.98E-01</text:p>
          </table:table-cell>
          <table:table-cell office:value-type="float" office:value="6.8396418713267917E-2" table:formula="of:=SIN([.C60])" table:style-name="ce2">
            <text:p>6.84E-02</text:p>
          </table:table-cell>
          <table:table-cell office:value-type="float" office:value="0" table:formula="of:=-[.$M$1]*[.D60]+[.$M$1]" table:style-name="ce2">
            <text:p>0.00E+00</text:p>
          </table:table-cell>
          <table:table-cell office:value-type="float" office:value="0" table:formula="of:=-[.$M$1]*[.E60]" table:style-name="ce2">
            <text:p>0.00E+00</text:p>
          </table:table-cell>
          <table:table-cell office:value-type="float" office:value="-0.45141620021787987" table:formula="of:=[.$M$2]*[.D60]+[.$O$2]*(-[.E60])+[.F60]" table:style-name="ce7">
            <text:p>-0.45142</text:p>
          </table:table-cell>
          <table:table-cell office:value-type="float" office:value="0" table:formula="of:=[.N60]" table:style-name="ce7">
            <text:p>0.00000</text:p>
          </table:table-cell>
          <table:table-cell office:value-type="float" office:value="6.2270572350437037E-2" table:formula="of:=[.$M$2]*[.E60]+[.$O$2]*[.D60]+[.G60]" table:style-name="ce7">
            <text:p>0.062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59" table:style-name="ce3">
            <text:p>0.59</text:p>
          </table:table-cell>
          <table:table-cell office:value-type="float" office:value="3.9148960000000002" table:style-name="ce2">
            <text:p>3.91E+00</text:p>
          </table:table-cell>
          <table:table-cell office:value-type="float" office:value="6.8327825073155921E-2" table:formula="of:=[.B61]*PI()/180" table:style-name="ce2">
            <text:p>6.83E-02</text:p>
          </table:table-cell>
          <table:table-cell office:value-type="float" office:value="0.99766656221414496" table:formula="of:=COS([.C61])" table:style-name="ce2">
            <text:p>9.98E-01</text:p>
          </table:table-cell>
          <table:table-cell office:value-type="float" office:value="6.8274670558045564E-2" table:formula="of:=SIN([.C61])" table:style-name="ce2">
            <text:p>6.83E-02</text:p>
          </table:table-cell>
          <table:table-cell office:value-type="float" office:value="0" table:formula="of:=-[.$M$1]*[.D61]+[.$M$1]" table:style-name="ce2">
            <text:p>0.00E+00</text:p>
          </table:table-cell>
          <table:table-cell office:value-type="float" office:value="0" table:formula="of:=-[.$M$1]*[.E61]" table:style-name="ce2">
            <text:p>0.00E+00</text:p>
          </table:table-cell>
          <table:table-cell office:value-type="float" office:value="-0.45140859776562831" table:formula="of:=[.$M$2]*[.D61]+[.$O$2]*(-[.E61])+[.F61]" table:style-name="ce7">
            <text:p>-0.45141</text:p>
          </table:table-cell>
          <table:table-cell office:value-type="float" office:value="0" table:formula="of:=[.N61]" table:style-name="ce7">
            <text:p>0.00000</text:p>
          </table:table-cell>
          <table:table-cell office:value-type="float" office:value="6.2325659749971354E-2" table:formula="of:=[.$M$2]*[.E61]+[.$O$2]*[.D61]+[.G61]" table:style-name="ce7">
            <text:p>0.0623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" table:style-name="ce3">
            <text:p>0.60</text:p>
          </table:table-cell>
          <table:table-cell office:value-type="float" office:value="3.9025275000000001" table:style-name="ce2">
            <text:p>3.90E+00</text:p>
          </table:table-cell>
          <table:table-cell office:value-type="float" office:value="6.8111954024623014E-2" table:formula="of:=[.B62]*PI()/180" table:style-name="ce2">
            <text:p>6.81E-02</text:p>
          </table:table-cell>
          <table:table-cell office:value-type="float" office:value="0.99768127749296687" table:formula="of:=COS([.C62])" table:style-name="ce2">
            <text:p>9.98E-01</text:p>
          </table:table-cell>
          <table:table-cell office:value-type="float" office:value="6.8059301642036496E-2" table:formula="of:=SIN([.C62])" table:style-name="ce2">
            <text:p>6.81E-02</text:p>
          </table:table-cell>
          <table:table-cell office:value-type="float" office:value="0" table:formula="of:=-[.$M$1]*[.D62]+[.$M$1]" table:style-name="ce2">
            <text:p>0.00E+00</text:p>
          </table:table-cell>
          <table:table-cell office:value-type="float" office:value="0" table:formula="of:=-[.$M$1]*[.E62]" table:style-name="ce2">
            <text:p>0.00E+00</text:p>
          </table:table-cell>
          <table:table-cell office:value-type="float" office:value="-0.45139513294232192" table:formula="of:=[.$M$2]*[.D62]+[.$O$2]*(-[.E62])+[.F62]" table:style-name="ce7">
            <text:p>-0.45140</text:p>
          </table:table-cell>
          <table:table-cell office:value-type="float" office:value="0" table:formula="of:=[.N62]" table:style-name="ce7">
            <text:p>0.00000</text:p>
          </table:table-cell>
          <table:table-cell office:value-type="float" office:value="6.2423104344333444E-2" table:formula="of:=[.$M$2]*[.E62]+[.$O$2]*[.D62]+[.G62]" table:style-name="ce7">
            <text:p>0.062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1" table:style-name="ce3">
            <text:p>0.61</text:p>
          </table:table-cell>
          <table:table-cell office:value-type="float" office:value="3.8848612999999999" table:style-name="ce2">
            <text:p>3.88E+00</text:p>
          </table:table-cell>
          <table:table-cell office:value-type="float" office:value="6.7803620668307182E-2" table:formula="of:=[.B63]*PI()/180" table:style-name="ce2">
            <text:p>6.78E-02</text:p>
          </table:table-cell>
          <table:table-cell office:value-type="float" office:value="0.99770221502102907" table:formula="of:=COS([.C63])" table:style-name="ce2">
            <text:p>9.98E-01</text:p>
          </table:table-cell>
          <table:table-cell office:value-type="float" office:value="6.7751679994907346E-2" table:formula="of:=SIN([.C63])" table:style-name="ce2">
            <text:p>6.78E-02</text:p>
          </table:table-cell>
          <table:table-cell office:value-type="float" office:value="0" table:formula="of:=-[.$M$1]*[.D63]+[.$M$1]" table:style-name="ce2">
            <text:p>0.00E+00</text:p>
          </table:table-cell>
          <table:table-cell office:value-type="float" office:value="0" table:formula="of:=-[.$M$1]*[.E63]" table:style-name="ce2">
            <text:p>0.00E+00</text:p>
          </table:table-cell>
          <table:table-cell office:value-type="float" office:value="-0.45137586436040744" table:formula="of:=[.$M$2]*[.D63]+[.$O$2]*(-[.E63])+[.F63]" table:style-name="ce7">
            <text:p>-0.45138</text:p>
          </table:table-cell>
          <table:table-cell office:value-type="float" office:value="0" table:formula="of:=[.N63]" table:style-name="ce7">
            <text:p>0.00000</text:p>
          </table:table-cell>
          <table:table-cell office:value-type="float" office:value="6.2562281551227533E-2" table:formula="of:=[.$M$2]*[.E63]+[.$O$2]*[.D63]+[.G63]" table:style-name="ce7">
            <text:p>0.062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2" table:style-name="ce3">
            <text:p>0.62</text:p>
          </table:table-cell>
          <table:table-cell office:value-type="float" office:value="3.8619756999999999" table:style-name="ce2">
            <text:p>3.86E+00</text:p>
          </table:table-cell>
          <table:table-cell office:value-type="float" office:value="6.7404191597012775E-2" table:formula="of:=[.B64]*PI()/180" table:style-name="ce2">
            <text:p>6.74E-02</text:p>
          </table:table-cell>
          <table:table-cell office:value-type="float" office:value="0.99772919742243649" table:formula="of:=COS([.C64])" table:style-name="ce2">
            <text:p>9.98E-01</text:p>
          </table:table-cell>
          <table:table-cell office:value-type="float" office:value="6.7353163331656959E-2" table:formula="of:=SIN([.C64])" table:style-name="ce2">
            <text:p>6.74E-02</text:p>
          </table:table-cell>
          <table:table-cell office:value-type="float" office:value="0" table:formula="of:=-[.$M$1]*[.D64]+[.$M$1]" table:style-name="ce2">
            <text:p>0.00E+00</text:p>
          </table:table-cell>
          <table:table-cell office:value-type="float" office:value="0" table:formula="of:=-[.$M$1]*[.E64]" table:style-name="ce2">
            <text:p>0.00E+00</text:p>
          </table:table-cell>
          <table:table-cell office:value-type="float" office:value="-0.45135083915999302" table:formula="of:=[.$M$2]*[.D64]+[.$O$2]*(-[.E64])+[.F64]" table:style-name="ce7">
            <text:p>-0.45135</text:p>
          </table:table-cell>
          <table:table-cell office:value-type="float" office:value="0" table:formula="of:=[.N64]" table:style-name="ce7">
            <text:p>0.00000</text:p>
          </table:table-cell>
          <table:table-cell office:value-type="float" office:value="6.274256919803442E-2" table:formula="of:=[.$M$2]*[.E64]+[.$O$2]*[.D64]+[.G64]" table:style-name="ce7">
            <text:p>0.062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3" table:style-name="ce3">
            <text:p>0.63</text:p>
          </table:table-cell>
          <table:table-cell office:value-type="float" office:value="3.8339492000000002" table:style-name="ce2">
            <text:p>3.83E+00</text:p>
          </table:table-cell>
          <table:table-cell office:value-type="float" office:value="6.6915036894202584E-2" table:formula="of:=[.B65]*PI()/180" table:style-name="ce2">
            <text:p>6.69E-02</text:p>
          </table:table-cell>
          <table:table-cell office:value-type="float" office:value="0.99776202417322624" table:formula="of:=COS([.C65])" table:style-name="ce2">
            <text:p>9.98E-01</text:p>
          </table:table-cell>
          <table:table-cell office:value-type="float" office:value="6.686511136419554E-2" table:formula="of:=SIN([.C65])" table:style-name="ce2">
            <text:p>6.69E-02</text:p>
          </table:table-cell>
          <table:table-cell office:value-type="float" office:value="0" table:formula="of:=-[.$M$1]*[.D65]+[.$M$1]" table:style-name="ce2">
            <text:p>0.00E+00</text:p>
          </table:table-cell>
          <table:table-cell office:value-type="float" office:value="0" table:formula="of:=-[.$M$1]*[.E65]" table:style-name="ce2">
            <text:p>0.00E+00</text:p>
          </table:table-cell>
          <table:table-cell office:value-type="float" office:value="-0.45132009434054643" table:formula="of:=[.$M$2]*[.D65]+[.$O$2]*(-[.E65])+[.F65]" table:style-name="ce7">
            <text:p>-0.45132</text:p>
          </table:table-cell>
          <table:table-cell office:value-type="float" office:value="0" table:formula="of:=[.N65]" table:style-name="ce7">
            <text:p>0.00000</text:p>
          </table:table-cell>
          <table:table-cell office:value-type="float" office:value="6.2963342068542413E-2" table:formula="of:=[.$M$2]*[.E65]+[.$O$2]*[.D65]+[.G65]" table:style-name="ce7">
            <text:p>0.0629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4" table:style-name="ce3">
            <text:p>0.64</text:p>
          </table:table-cell>
          <table:table-cell office:value-type="float" office:value="3.8008502000000002" table:style-name="ce2">
            <text:p>3.80E+00</text:p>
          </table:table-cell>
          <table:table-cell office:value-type="float" office:value="6.6337350365084979E-2" table:formula="of:=[.B66]*PI()/180" table:style-name="ce2">
            <text:p>6.63E-02</text:p>
          </table:table-cell>
          <table:table-cell office:value-type="float" office:value="0.99780048475775307" table:formula="of:=COS([.C66])" table:style-name="ce2">
            <text:p>9.98E-01</text:p>
          </table:table-cell>
          <table:table-cell office:value-type="float" office:value="6.6288706558454855E-2" table:formula="of:=SIN([.C66])" table:style-name="ce2">
            <text:p>6.63E-02</text:p>
          </table:table-cell>
          <table:table-cell office:value-type="float" office:value="0" table:formula="of:=-[.$M$1]*[.D66]+[.$M$1]" table:style-name="ce2">
            <text:p>0.00E+00</text:p>
          </table:table-cell>
          <table:table-cell office:value-type="float" office:value="0" table:formula="of:=-[.$M$1]*[.E66]" table:style-name="ce2">
            <text:p>0.00E+00</text:p>
          </table:table-cell>
          <table:table-cell office:value-type="float" office:value="-0.45128364596036996" table:formula="of:=[.$M$2]*[.D66]+[.$O$2]*(-[.E66])+[.F66]" table:style-name="ce7">
            <text:p>-0.45128</text:p>
          </table:table-cell>
          <table:table-cell office:value-type="float" office:value="0" table:formula="of:=[.N66]" table:style-name="ce7">
            <text:p>0.00000</text:p>
          </table:table-cell>
          <table:table-cell office:value-type="float" office:value="6.3224053086744322E-2" table:formula="of:=[.$M$2]*[.E66]+[.$O$2]*[.D66]+[.G66]" table:style-name="ce7">
            <text:p>0.063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5" table:style-name="ce3">
            <text:p>0.65</text:p>
          </table:table-cell>
          <table:table-cell office:value-type="float" office:value="3.7627337999999999" table:style-name="ce2">
            <text:p>3.76E+00</text:p>
          </table:table-cell>
          <table:table-cell office:value-type="float" office:value="6.5672093686077807E-2" table:formula="of:=[.B67]*PI()/180" table:style-name="ce2">
            <text:p>6.57E-02</text:p>
          </table:table-cell>
          <table:table-cell office:value-type="float" office:value="0.99784436296278056" table:formula="of:=COS([.C67])" table:style-name="ce2">
            <text:p>9.98E-01</text:p>
          </table:table-cell>
          <table:table-cell office:value-type="float" office:value="6.5624898502037093E-2" table:formula="of:=SIN([.C67])" table:style-name="ce2">
            <text:p>6.56E-02</text:p>
          </table:table-cell>
          <table:table-cell office:value-type="float" office:value="0" table:formula="of:=-[.$M$1]*[.D67]+[.$M$1]" table:style-name="ce2">
            <text:p>0.00E+00</text:p>
          </table:table-cell>
          <table:table-cell office:value-type="float" office:value="0" table:formula="of:=-[.$M$1]*[.E67]" table:style-name="ce2">
            <text:p>0.00E+00</text:p>
          </table:table-cell>
          <table:table-cell office:value-type="float" office:value="-0.45124148587838586" table:formula="of:=[.$M$2]*[.D67]+[.$O$2]*(-[.E67])+[.F67]" table:style-name="ce7">
            <text:p>-0.45124</text:p>
          </table:table-cell>
          <table:table-cell office:value-type="float" office:value="0" table:formula="of:=[.N67]" table:style-name="ce7">
            <text:p>0.00000</text:p>
          </table:table-cell>
          <table:table-cell office:value-type="float" office:value="6.3524258533779854E-2" table:formula="of:=[.$M$2]*[.E67]+[.$O$2]*[.D67]+[.G67]" table:style-name="ce7">
            <text:p>0.063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6" table:style-name="ce3">
            <text:p>0.66</text:p>
          </table:table-cell>
          <table:table-cell office:value-type="float" office:value="3.7196539" table:style-name="ce2">
            <text:p>3.72E+00</text:p>
          </table:table-cell>
          <table:table-cell office:value-type="float" office:value="6.4920207589647907E-2" table:formula="of:=[.B68]*PI()/180" table:style-name="ce2">
            <text:p>6.49E-02</text:p>
          </table:table-cell>
          <table:table-cell office:value-type="float" office:value="0.99789342334988307" table:formula="of:=COS([.C68])" table:style-name="ce2">
            <text:p>9.98E-01</text:p>
          </table:table-cell>
          <table:table-cell office:value-type="float" office:value="6.4874614719866289E-2" table:formula="of:=SIN([.C68])" table:style-name="ce2">
            <text:p>6.49E-02</text:p>
          </table:table-cell>
          <table:table-cell office:value-type="float" office:value="0" table:formula="of:=-[.$M$1]*[.D68]+[.$M$1]" table:style-name="ce2">
            <text:p>0.00E+00</text:p>
          </table:table-cell>
          <table:table-cell office:value-type="float" office:value="0" table:formula="of:=-[.$M$1]*[.E68]" table:style-name="ce2">
            <text:p>0.00E+00</text:p>
          </table:table-cell>
          <table:table-cell office:value-type="float" office:value="-0.45119359532533038" table:formula="of:=[.$M$2]*[.D68]+[.$O$2]*(-[.E68])+[.F68]" table:style-name="ce7">
            <text:p>-0.45119</text:p>
          </table:table-cell>
          <table:table-cell office:value-type="float" office:value="0" table:formula="of:=[.N68]" table:style-name="ce7">
            <text:p>0.00000</text:p>
          </table:table-cell>
          <table:table-cell office:value-type="float" office:value="6.3863522745006771E-2" table:formula="of:=[.$M$2]*[.E68]+[.$O$2]*[.D68]+[.G68]" table:style-name="ce7">
            <text:p>0.063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7" table:style-name="ce3">
            <text:p>0.67</text:p>
          </table:table-cell>
          <table:table-cell office:value-type="float" office:value="3.6716644999999999" table:style-name="ce2">
            <text:p>3.67E+00</text:p>
          </table:table-cell>
          <table:table-cell office:value-type="float" office:value="6.4082634553591339E-2" table:formula="of:=[.B69]*PI()/180" table:style-name="ce2">
            <text:p>6.41E-02</text:p>
          </table:table-cell>
          <table:table-cell office:value-type="float" office:value="0.99794741054618075" table:formula="of:=COS([.C69])" table:style-name="ce2">
            <text:p>9.98E-01</text:p>
          </table:table-cell>
          <table:table-cell office:value-type="float" office:value="6.4038783437636984E-2" table:formula="of:=SIN([.C69])" table:style-name="ce2">
            <text:p>6.40E-02</text:p>
          </table:table-cell>
          <table:table-cell office:value-type="float" office:value="0" table:formula="of:=-[.$M$1]*[.D69]+[.$M$1]" table:style-name="ce2">
            <text:p>0.00E+00</text:p>
          </table:table-cell>
          <table:table-cell office:value-type="float" office:value="0" table:formula="of:=-[.$M$1]*[.E69]" table:style-name="ce2">
            <text:p>0.00E+00</text:p>
          </table:table-cell>
          <table:table-cell office:value-type="float" office:value="-0.45113994670435148" table:formula="of:=[.$M$2]*[.D69]+[.$O$2]*(-[.E69])+[.F69]" table:style-name="ce7">
            <text:p>-0.45114</text:p>
          </table:table-cell>
          <table:table-cell office:value-type="float" office:value="0" table:formula="of:=[.N69]" table:style-name="ce7">
            <text:p>0.00000</text:p>
          </table:table-cell>
          <table:table-cell office:value-type="float" office:value="6.4241407889264954E-2" table:formula="of:=[.$M$2]*[.E69]+[.$O$2]*[.D69]+[.G69]" table:style-name="ce7">
            <text:p>0.0642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8" table:style-name="ce3">
            <text:p>0.68</text:p>
          </table:table-cell>
          <table:table-cell office:value-type="float" office:value="3.6188197" table:style-name="ce2">
            <text:p>3.62E+00</text:p>
          </table:table-cell>
          <table:table-cell office:value-type="float" office:value="6.3160318801033441E-2" table:formula="of:=[.B70]*PI()/180" table:style-name="ce2">
            <text:p>6.32E-02</text:p>
          </table:table-cell>
          <table:table-cell office:value-type="float" office:value="0.99800605005643672" table:formula="of:=COS([.C70])" table:style-name="ce2">
            <text:p>9.98E-01</text:p>
          </table:table-cell>
          <table:table-cell office:value-type="float" office:value="6.311833371334423E-2" table:formula="of:=SIN([.C70])" table:style-name="ce2">
            <text:p>6.31E-02</text:p>
          </table:table-cell>
          <table:table-cell office:value-type="float" office:value="0" table:formula="of:=-[.$M$1]*[.D70]+[.$M$1]" table:style-name="ce2">
            <text:p>0.00E+00</text:p>
          </table:table-cell>
          <table:table-cell office:value-type="float" office:value="0" table:formula="of:=-[.$M$1]*[.E70]" table:style-name="ce2">
            <text:p>0.00E+00</text:p>
          </table:table-cell>
          <table:table-cell office:value-type="float" office:value="-0.45108050396551747" table:formula="of:=[.$M$2]*[.D70]+[.$O$2]*(-[.E70])+[.F70]" table:style-name="ce7">
            <text:p>-0.45108</text:p>
          </table:table-cell>
          <table:table-cell office:value-type="float" office:value="0" table:formula="of:=[.N70]" table:style-name="ce7">
            <text:p>0.00000</text:p>
          </table:table-cell>
          <table:table-cell office:value-type="float" office:value="6.4657473985725744E-2" table:formula="of:=[.$M$2]*[.E70]+[.$O$2]*[.D70]+[.G70]" table:style-name="ce7">
            <text:p>0.064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69" table:style-name="ce3">
            <text:p>0.69</text:p>
          </table:table-cell>
          <table:table-cell office:value-type="float" office:value="3.5611733999999999" table:style-name="ce2">
            <text:p>3.56E+00</text:p>
          </table:table-cell>
          <table:table-cell office:value-type="float" office:value="6.2154201064441028E-2" table:formula="of:=[.B71]*PI()/180" table:style-name="ce2">
            <text:p>6.22E-02</text:p>
          </table:table-cell>
          <table:table-cell office:value-type="float" office:value="0.99806904939357932" table:formula="of:=COS([.C71])" table:style-name="ce2">
            <text:p>9.98E-01</text:p>
          </table:table-cell>
          <table:table-cell office:value-type="float" office:value="6.2114190348075075E-2" table:formula="of:=SIN([.C71])" table:style-name="ce2">
            <text:p>6.21E-02</text:p>
          </table:table-cell>
          <table:table-cell office:value-type="float" office:value="0" table:formula="of:=-[.$M$1]*[.D71]+[.$M$1]" table:style-name="ce2">
            <text:p>0.00E+00</text:p>
          </table:table-cell>
          <table:table-cell office:value-type="float" office:value="0" table:formula="of:=-[.$M$1]*[.E71]" table:style-name="ce2">
            <text:p>0.00E+00</text:p>
          </table:table-cell>
          <table:table-cell office:value-type="float" office:value="-0.45101522263684674" table:formula="of:=[.$M$2]*[.D71]+[.$O$2]*(-[.E71])+[.F71]" table:style-name="ce7">
            <text:p>-0.45102</text:p>
          </table:table-cell>
          <table:table-cell office:value-type="float" office:value="0" table:formula="of:=[.N71]" table:style-name="ce7">
            <text:p>0.00000</text:p>
          </table:table-cell>
          <table:table-cell office:value-type="float" office:value="6.5111281279326583E-2" table:formula="of:=[.$M$2]*[.E71]+[.$O$2]*[.D71]+[.G71]" table:style-name="ce7">
            <text:p>0.065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" table:style-name="ce3">
            <text:p>0.70</text:p>
          </table:table-cell>
          <table:table-cell office:value-type="float" office:value="3.4987796000000002" table:style-name="ce2">
            <text:p>3.50E+00</text:p>
          </table:table-cell>
          <table:table-cell office:value-type="float" office:value="6.1065223821610191E-2" table:formula="of:=[.B72]*PI()/180" table:style-name="ce2">
            <text:p>6.11E-02</text:p>
          </table:table-cell>
          <table:table-cell office:value-type="float" office:value="0.99813609852922669" table:formula="of:=COS([.C72])" table:style-name="ce2">
            <text:p>9.98E-01</text:p>
          </table:table-cell>
          <table:table-cell office:value-type="float" office:value="6.1027279251608821E-2" table:formula="of:=SIN([.C72])" table:style-name="ce2">
            <text:p>6.10E-02</text:p>
          </table:table-cell>
          <table:table-cell office:value-type="float" office:value="0" table:formula="of:=-[.$M$1]*[.D72]+[.$M$1]" table:style-name="ce2">
            <text:p>0.00E+00</text:p>
          </table:table-cell>
          <table:table-cell office:value-type="float" office:value="0" table:formula="of:=-[.$M$1]*[.E72]" table:style-name="ce2">
            <text:p>0.00E+00</text:p>
          </table:table-cell>
          <table:table-cell office:value-type="float" office:value="-0.45094405052428765" table:formula="of:=[.$M$2]*[.D72]+[.$O$2]*(-[.E72])+[.F72]" table:style-name="ce7">
            <text:p>-0.45094</text:p>
          </table:table-cell>
          <table:table-cell office:value-type="float" office:value="0" table:formula="of:=[.N72]" table:style-name="ce7">
            <text:p>0.00000</text:p>
          </table:table-cell>
          <table:table-cell office:value-type="float" office:value="6.5602387889075395E-2" table:formula="of:=[.$M$2]*[.E72]+[.$O$2]*[.D72]+[.G72]" table:style-name="ce7">
            <text:p>0.065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1" table:style-name="ce3">
            <text:p>0.71</text:p>
          </table:table-cell>
          <table:table-cell office:value-type="float" office:value="3.4316922000000001" table:style-name="ce2">
            <text:p>3.43E+00</text:p>
          </table:table-cell>
          <table:table-cell office:value-type="float" office:value="5.9894327805007752E-2" table:formula="of:=[.B73]*PI()/180" table:style-name="ce2">
            <text:p>5.99E-02</text:p>
          </table:table-cell>
          <table:table-cell office:value-type="float" office:value="0.99820687089011817" table:formula="of:=COS([.C73])" table:style-name="ce2">
            <text:p>9.98E-01</text:p>
          </table:table-cell>
          <table:table-cell office:value-type="float" office:value="5.9858524102746093E-2" table:formula="of:=SIN([.C73])" table:style-name="ce2">
            <text:p>5.99E-02</text:p>
          </table:table-cell>
          <table:table-cell office:value-type="float" office:value="0" table:formula="of:=-[.$M$1]*[.D73]+[.$M$1]" table:style-name="ce2">
            <text:p>0.00E+00</text:p>
          </table:table-cell>
          <table:table-cell office:value-type="float" office:value="0" table:formula="of:=-[.$M$1]*[.E73]" table:style-name="ce2">
            <text:p>0.00E+00</text:p>
          </table:table-cell>
          <table:table-cell office:value-type="float" office:value="-0.45086692784563709" table:formula="of:=[.$M$2]*[.D73]+[.$O$2]*(-[.E73])+[.F73]" table:style-name="ce7">
            <text:p>-0.45087</text:p>
          </table:table-cell>
          <table:table-cell office:value-type="float" office:value="0" table:formula="of:=[.N73]" table:style-name="ce7">
            <text:p>0.00000</text:p>
          </table:table-cell>
          <table:table-cell office:value-type="float" office:value="6.6130351390545961E-2" table:formula="of:=[.$M$2]*[.E73]+[.$O$2]*[.D73]+[.G73]" table:style-name="ce7">
            <text:p>0.066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2" table:style-name="ce3">
            <text:p>0.72</text:p>
          </table:table-cell>
          <table:table-cell office:value-type="float" office:value="3.3599654000000001" table:style-name="ce2">
            <text:p>3.36E+00</text:p>
          </table:table-cell>
          <table:table-cell office:value-type="float" office:value="5.8642458983088286E-2" table:formula="of:=[.B74]*PI()/180" table:style-name="ce2">
            <text:p>5.86E-02</text:p>
          </table:table-cell>
          <table:table-cell office:value-type="float" office:value="0.99828102370799832" table:formula="of:=COS([.C74])" table:style-name="ce2">
            <text:p>9.98E-01</text:p>
          </table:table-cell>
          <table:table-cell office:value-type="float" office:value="5.8608853465248141E-2" table:formula="of:=SIN([.C74])" table:style-name="ce2">
            <text:p>5.86E-02</text:p>
          </table:table-cell>
          <table:table-cell office:value-type="float" office:value="0" table:formula="of:=-[.$M$1]*[.D74]+[.$M$1]" table:style-name="ce2">
            <text:p>0.00E+00</text:p>
          </table:table-cell>
          <table:table-cell office:value-type="float" office:value="0" table:formula="of:=-[.$M$1]*[.E74]" table:style-name="ce2">
            <text:p>0.00E+00</text:p>
          </table:table-cell>
          <table:table-cell office:value-type="float" office:value="-0.45078378804840613" table:formula="of:=[.$M$2]*[.D74]+[.$O$2]*(-[.E74])+[.F74]" table:style-name="ce7">
            <text:p>-0.45078</text:p>
          </table:table-cell>
          <table:table-cell office:value-type="float" office:value="0" table:formula="of:=[.N74]" table:style-name="ce7">
            <text:p>0.00000</text:p>
          </table:table-cell>
          <table:table-cell office:value-type="float" office:value="6.6694725673996647E-2" table:formula="of:=[.$M$2]*[.E74]+[.$O$2]*[.D74]+[.G74]" table:style-name="ce7">
            <text:p>0.066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3" table:style-name="ce3">
            <text:p>0.73</text:p>
          </table:table-cell>
          <table:table-cell office:value-type="float" office:value="3.2836530000000002" table:style-name="ce2">
            <text:p>3.28E+00</text:p>
          </table:table-cell>
          <table:table-cell office:value-type="float" office:value="5.7310556342989365E-2" table:formula="of:=[.B75]*PI()/180" table:style-name="ce2">
            <text:p>5.73E-02</text:p>
          </table:table-cell>
          <table:table-cell office:value-type="float" office:value="0.99835819951409333" table:formula="of:=COS([.C75])" table:style-name="ce2">
            <text:p>9.98E-01</text:p>
          </table:table-cell>
          <table:table-cell office:value-type="float" office:value="5.7279188742316002E-2" table:formula="of:=SIN([.C75])" table:style-name="ce2">
            <text:p>5.73E-02</text:p>
          </table:table-cell>
          <table:table-cell office:value-type="float" office:value="0" table:formula="of:=-[.$M$1]*[.D75]+[.$M$1]" table:style-name="ce2">
            <text:p>0.00E+00</text:p>
          </table:table-cell>
          <table:table-cell office:value-type="float" office:value="0" table:formula="of:=-[.$M$1]*[.E75]" table:style-name="ce2">
            <text:p>0.00E+00</text:p>
          </table:table-cell>
          <table:table-cell office:value-type="float" office:value="-0.4506945573562724" table:formula="of:=[.$M$2]*[.D75]+[.$O$2]*(-[.E75])+[.F75]" table:style-name="ce7">
            <text:p>-0.45069</text:p>
          </table:table-cell>
          <table:table-cell office:value-type="float" office:value="0" table:formula="of:=[.N75]" table:style-name="ce7">
            <text:p>0.00000</text:p>
          </table:table-cell>
          <table:table-cell office:value-type="float" office:value="6.729506645686352E-2" table:formula="of:=[.$M$2]*[.E75]+[.$O$2]*[.D75]+[.G75]" table:style-name="ce7">
            <text:p>0.067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4" table:style-name="ce3">
            <text:p>0.74</text:p>
          </table:table-cell>
          <table:table-cell office:value-type="float" office:value="3.2028091000000001" table:style-name="ce2">
            <text:p>3.20E+00</text:p>
          </table:table-cell>
          <table:table-cell office:value-type="float" office:value="5.5899564107836322E-2" table:formula="of:=[.B76]*PI()/180" table:style-name="ce2">
            <text:p>5.59E-02</text:p>
          </table:table-cell>
          <table:table-cell office:value-type="float" office:value="0.99843802616277766" table:formula="of:=COS([.C76])" table:style-name="ce2">
            <text:p>9.98E-01</text:p>
          </table:table-cell>
          <table:table-cell office:value-type="float" office:value="5.5870456523789205E-2" table:formula="of:=SIN([.C76])" table:style-name="ce2">
            <text:p>5.59E-02</text:p>
          </table:table-cell>
          <table:table-cell office:value-type="float" office:value="0" table:formula="of:=-[.$M$1]*[.D76]+[.$M$1]" table:style-name="ce2">
            <text:p>0.00E+00</text:p>
          </table:table-cell>
          <table:table-cell office:value-type="float" office:value="0" table:formula="of:=-[.$M$1]*[.E76]" table:style-name="ce2">
            <text:p>0.00E+00</text:p>
          </table:table-cell>
          <table:table-cell office:value-type="float" office:value="-0.45059915592792749" table:formula="of:=[.$M$2]*[.D76]+[.$O$2]*(-[.E76])+[.F76]" table:style-name="ce7">
            <text:p>-0.45060</text:p>
          </table:table-cell>
          <table:table-cell office:value-type="float" office:value="0" table:formula="of:=[.N76]" table:style-name="ce7">
            <text:p>0.00000</text:p>
          </table:table-cell>
          <table:table-cell office:value-type="float" office:value="6.7930925777875961E-2" table:formula="of:=[.$M$2]*[.E76]+[.$O$2]*[.D76]+[.G76]" table:style-name="ce7">
            <text:p>0.067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5" table:style-name="ce3">
            <text:p>0.75</text:p>
          </table:table-cell>
          <table:table-cell office:value-type="float" office:value="3.1174876" table:style-name="ce2">
            <text:p>3.12E+00</text:p>
          </table:table-cell>
          <table:table-cell office:value-type="float" office:value="5.4410423010095972E-2" table:formula="of:=[.B77]*PI()/180" table:style-name="ce2">
            <text:p>5.44E-02</text:p>
          </table:table-cell>
          <table:table-cell office:value-type="float" office:value="0.99852011808645791" table:formula="of:=COS([.C77])" table:style-name="ce2">
            <text:p>9.99E-01</text:p>
          </table:table-cell>
          <table:table-cell office:value-type="float" office:value="5.4383580027487277E-2" table:formula="of:=SIN([.C77])" table:style-name="ce2">
            <text:p>5.44E-02</text:p>
          </table:table-cell>
          <table:table-cell office:value-type="float" office:value="0" table:formula="of:=-[.$M$1]*[.D77]+[.$M$1]" table:style-name="ce2">
            <text:p>0.00E+00</text:p>
          </table:table-cell>
          <table:table-cell office:value-type="float" office:value="0" table:formula="of:=-[.$M$1]*[.E77]" table:style-name="ce2">
            <text:p>0.00E+00</text:p>
          </table:table-cell>
          <table:table-cell office:value-type="float" office:value="-0.45049749762092517" table:formula="of:=[.$M$2]*[.D77]+[.$O$2]*(-[.E77])+[.F77]" table:style-name="ce7">
            <text:p>-0.45050</text:p>
          </table:table-cell>
          <table:table-cell office:value-type="float" office:value="0" table:formula="of:=[.N77]" table:style-name="ce7">
            <text:p>0.00000</text:p>
          </table:table-cell>
          <table:table-cell office:value-type="float" office:value="6.8601855931778505E-2" table:formula="of:=[.$M$2]*[.E77]+[.$O$2]*[.D77]+[.G77]" table:style-name="ce7">
            <text:p>0.068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6" table:style-name="ce3">
            <text:p>0.76</text:p>
          </table:table-cell>
          <table:table-cell office:value-type="float" office:value="3.0277425999999998" table:style-name="ce2">
            <text:p>3.03E+00</text:p>
          </table:table-cell>
          <table:table-cell office:value-type="float" office:value="5.2844077272893662E-2" table:formula="of:=[.B78]*PI()/180" table:style-name="ce2">
            <text:p>5.28E-02</text:p>
          </table:table-cell>
          <table:table-cell office:value-type="float" office:value="0.99860407663654194" table:formula="of:=COS([.C78])" table:style-name="ce2">
            <text:p>9.99E-01</text:p>
          </table:table-cell>
          <table:table-cell office:value-type="float" office:value="5.2819486223169225E-2" table:formula="of:=SIN([.C78])" table:style-name="ce2">
            <text:p>5.28E-02</text:p>
          </table:table-cell>
          <table:table-cell office:value-type="float" office:value="0" table:formula="of:=-[.$M$1]*[.D78]+[.$M$1]" table:style-name="ce2">
            <text:p>0.00E+00</text:p>
          </table:table-cell>
          <table:table-cell office:value-type="float" office:value="0" table:formula="of:=-[.$M$1]*[.E78]" table:style-name="ce2">
            <text:p>0.00E+00</text:p>
          </table:table-cell>
          <table:table-cell office:value-type="float" office:value="-0.45038949080631613" table:formula="of:=[.$M$2]*[.D78]+[.$O$2]*(-[.E78])+[.F78]" table:style-name="ce7">
            <text:p>-0.45039</text:p>
          </table:table-cell>
          <table:table-cell office:value-type="float" office:value="0" table:formula="of:=[.N78]" table:style-name="ce7">
            <text:p>0.00000</text:p>
          </table:table-cell>
          <table:table-cell office:value-type="float" office:value="6.9307406323042609E-2" table:formula="of:=[.$M$2]*[.E78]+[.$O$2]*[.D78]+[.G78]" table:style-name="ce7">
            <text:p>0.0693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7" table:style-name="ce3">
            <text:p>0.77</text:p>
          </table:table-cell>
          <table:table-cell office:value-type="float" office:value="2.9336280000000001" table:style-name="ce2">
            <text:p>2.93E+00</text:p>
          </table:table-cell>
          <table:table-cell office:value-type="float" office:value="5.1201467628696207E-2" table:formula="of:=[.B79]*PI()/180" table:style-name="ce2">
            <text:p>5.12E-02</text:p>
          </table:table-cell>
          <table:table-cell office:value-type="float" office:value="0.99868949119529549" table:formula="of:=COS([.C79])" table:style-name="ce2">
            <text:p>9.99E-01</text:p>
          </table:table-cell>
          <table:table-cell office:value-type="float" office:value="5.1179099015925676E-2" table:formula="of:=SIN([.C79])" table:style-name="ce2">
            <text:p>5.12E-02</text:p>
          </table:table-cell>
          <table:table-cell office:value-type="float" office:value="0" table:formula="of:=-[.$M$1]*[.D79]+[.$M$1]" table:style-name="ce2">
            <text:p>0.00E+00</text:p>
          </table:table-cell>
          <table:table-cell office:value-type="float" office:value="0" table:formula="of:=-[.$M$1]*[.E79]" table:style-name="ce2">
            <text:p>0.00E+00</text:p>
          </table:table-cell>
          <table:table-cell office:value-type="float" office:value="-0.45027503823070236" table:formula="of:=[.$M$2]*[.D79]+[.$O$2]*(-[.E79])+[.F79]" table:style-name="ce7">
            <text:p>-0.45028</text:p>
          </table:table-cell>
          <table:table-cell office:value-type="float" office:value="0" table:formula="of:=[.N79]" table:style-name="ce7">
            <text:p>0.00000</text:p>
          </table:table-cell>
          <table:table-cell office:value-type="float" office:value="7.0047126610158036E-2" table:formula="of:=[.$M$2]*[.E79]+[.$O$2]*[.D79]+[.G79]" table:style-name="ce7">
            <text:p>0.0700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8" table:style-name="ce3">
            <text:p>0.78</text:p>
          </table:table-cell>
          <table:table-cell office:value-type="float" office:value="2.8351978999999998" table:style-name="ce2">
            <text:p>2.84E+00</text:p>
          </table:table-cell>
          <table:table-cell office:value-type="float" office:value="4.9483538300628932E-2" table:formula="of:=[.B80]*PI()/180" table:style-name="ce2">
            <text:p>4.95E-02</text:p>
          </table:table-cell>
          <table:table-cell office:value-type="float" office:value="0.99877593952084609" table:formula="of:=COS([.C80])" table:style-name="ce2">
            <text:p>9.99E-01</text:p>
          </table:table-cell>
          <table:table-cell office:value-type="float" office:value="4.9463346371339381E-2" table:formula="of:=SIN([.C80])" table:style-name="ce2">
            <text:p>4.95E-02</text:p>
          </table:table-cell>
          <table:table-cell office:value-type="float" office:value="0" table:formula="of:=-[.$M$1]*[.D80]+[.$M$1]" table:style-name="ce2">
            <text:p>0.00E+00</text:p>
          </table:table-cell>
          <table:table-cell office:value-type="float" office:value="0" table:formula="of:=-[.$M$1]*[.E80]" table:style-name="ce2">
            <text:p>0.00E+00</text:p>
          </table:table-cell>
          <table:table-cell office:value-type="float" office:value="-0.45015403783278402" table:formula="of:=[.$M$2]*[.D80]+[.$O$2]*(-[.E80])+[.F80]" table:style-name="ce7">
            <text:p>-0.45015</text:p>
          </table:table-cell>
          <table:table-cell office:value-type="float" office:value="0" table:formula="of:=[.N80]" table:style-name="ce7">
            <text:p>0.00000</text:p>
          </table:table-cell>
          <table:table-cell office:value-type="float" office:value="7.0820563559184188E-2" table:formula="of:=[.$M$2]*[.E80]+[.$O$2]*[.D80]+[.G80]" table:style-name="ce7">
            <text:p>0.0708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79" table:style-name="ce3">
            <text:p>0.79</text:p>
          </table:table-cell>
          <table:table-cell office:value-type="float" office:value="2.7325061000000002" table:style-name="ce2">
            <text:p>2.73E+00</text:p>
          </table:table-cell>
          <table:table-cell office:value-type="float" office:value="4.7691228275829424E-2" table:formula="of:=[.B81]*PI()/180" table:style-name="ce2">
            <text:p>4.77E-02</text:p>
          </table:table-cell>
          <table:table-cell office:value-type="float" office:value="0.99886298890383052" table:formula="of:=COS([.C81])" table:style-name="ce2">
            <text:p>9.99E-01</text:p>
          </table:table-cell>
          <table:table-cell office:value-type="float" office:value="4.7673151753435304E-2" table:formula="of:=SIN([.C81])" table:style-name="ce2">
            <text:p>4.77E-02</text:p>
          </table:table-cell>
          <table:table-cell office:value-type="float" office:value="0" table:formula="of:=-[.$M$1]*[.D81]+[.$M$1]" table:style-name="ce2">
            <text:p>0.00E+00</text:p>
          </table:table-cell>
          <table:table-cell office:value-type="float" office:value="0" table:formula="of:=-[.$M$1]*[.E81]" table:style-name="ce2">
            <text:p>0.00E+00</text:p>
          </table:table-cell>
          <table:table-cell office:value-type="float" office:value="-0.45002638246306831" table:formula="of:=[.$M$2]*[.D81]+[.$O$2]*(-[.E81])+[.F81]" table:style-name="ce7">
            <text:p>-0.45003</text:p>
          </table:table-cell>
          <table:table-cell office:value-type="float" office:value="0" table:formula="of:=[.N81]" table:style-name="ce7">
            <text:p>0.00000</text:p>
          </table:table-cell>
          <table:table-cell office:value-type="float" office:value="7.1627264970848759E-2" table:formula="of:=[.$M$2]*[.E81]+[.$O$2]*[.D81]+[.G81]" table:style-name="ce7">
            <text:p>0.0716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" table:style-name="ce3">
            <text:p>0.80</text:p>
          </table:table-cell>
          <table:table-cell office:value-type="float" office:value="2.6256067000000001" table:style-name="ce2">
            <text:p>2.63E+00</text:p>
          </table:table-cell>
          <table:table-cell office:value-type="float" office:value="4.5825481777423002E-2" table:formula="of:=[.B82]*PI()/180" table:style-name="ce2">
            <text:p>4.58E-02</text:p>
          </table:table-cell>
          <table:table-cell office:value-type="float" office:value="0.99895019634265858" table:formula="of:=COS([.C82])" table:style-name="ce2">
            <text:p>9.99E-01</text:p>
          </table:table-cell>
          <table:table-cell office:value-type="float" office:value="4.5809444735381469E-2" table:formula="of:=SIN([.C82])" table:style-name="ce2">
            <text:p>4.58E-02</text:p>
          </table:table-cell>
          <table:table-cell office:value-type="float" office:value="0" table:formula="of:=-[.$M$1]*[.D82]+[.$M$1]" table:style-name="ce2">
            <text:p>0.00E+00</text:p>
          </table:table-cell>
          <table:table-cell office:value-type="float" office:value="0" table:formula="of:=-[.$M$1]*[.E82]" table:style-name="ce2">
            <text:p>0.00E+00</text:p>
          </table:table-cell>
          <table:table-cell office:value-type="float" office:value="-0.44989196094885048" table:formula="of:=[.$M$2]*[.D82]+[.$O$2]*(-[.E82])+[.F82]" table:style-name="ce7">
            <text:p>-0.44989</text:p>
          </table:table-cell>
          <table:table-cell office:value-type="float" office:value="0" table:formula="of:=[.N82]" table:style-name="ce7">
            <text:p>0.00000</text:p>
          </table:table-cell>
          <table:table-cell office:value-type="float" office:value="7.2466774963413583E-2" table:formula="of:=[.$M$2]*[.E82]+[.$O$2]*[.D82]+[.G82]" table:style-name="ce7">
            <text:p>0.072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1" table:style-name="ce3">
            <text:p>0.81</text:p>
          </table:table-cell>
          <table:table-cell office:value-type="float" office:value="2.5145537999999998" table:style-name="ce2">
            <text:p>2.51E+00</text:p>
          </table:table-cell>
          <table:table-cell office:value-type="float" office:value="4.3887243028534986E-2" table:formula="of:=[.B83]*PI()/180" table:style-name="ce2">
            <text:p>4.39E-02</text:p>
          </table:table-cell>
          <table:table-cell office:value-type="float" office:value="0.99903710951571478" table:formula="of:=COS([.C83])" table:style-name="ce2">
            <text:p>9.99E-01</text:p>
          </table:table-cell>
          <table:table-cell office:value-type="float" office:value="4.3873155921198344E-2" table:formula="of:=SIN([.C83])" table:style-name="ce2">
            <text:p>4.39E-02</text:p>
          </table:table-cell>
          <table:table-cell office:value-type="float" office:value="0" table:formula="of:=-[.$M$1]*[.D83]+[.$M$1]" table:style-name="ce2">
            <text:p>0.00E+00</text:p>
          </table:table-cell>
          <table:table-cell office:value-type="float" office:value="0" table:formula="of:=-[.$M$1]*[.E83]" table:style-name="ce2">
            <text:p>0.00E+00</text:p>
          </table:table-cell>
          <table:table-cell office:value-type="float" office:value="-0.4497506580556318" table:formula="of:=[.$M$2]*[.D83]+[.$O$2]*(-[.E83])+[.F83]" table:style-name="ce7">
            <text:p>-0.44975</text:p>
          </table:table-cell>
          <table:table-cell office:value-type="float" office:value="0" table:formula="of:=[.N83]" table:style-name="ce7">
            <text:p>0.00000</text:p>
          </table:table-cell>
          <table:table-cell office:value-type="float" office:value="7.3338636328514895E-2" table:formula="of:=[.$M$2]*[.E83]+[.$O$2]*[.D83]+[.G83]" table:style-name="ce7">
            <text:p>0.073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2" table:style-name="ce3">
            <text:p>0.82</text:p>
          </table:table-cell>
          <table:table-cell office:value-type="float" office:value="2.3994011999999998" table:style-name="ce2">
            <text:p>2.40E+00</text:p>
          </table:table-cell>
          <table:table-cell office:value-type="float" office:value="4.1877451016302962E-2" table:formula="of:=[.B84]*PI()/180" table:style-name="ce2">
            <text:p>4.19E-02</text:p>
          </table:table-cell>
          <table:table-cell office:value-type="float" office:value="0.99912326768807302" table:formula="of:=COS([.C84])" table:style-name="ce2">
            <text:p>9.99E-01</text:p>
          </table:table-cell>
          <table:table-cell office:value-type="float" office:value="4.1865211862682279E-2" table:formula="of:=SIN([.C84])" table:style-name="ce2">
            <text:p>4.19E-02</text:p>
          </table:table-cell>
          <table:table-cell office:value-type="float" office:value="0" table:formula="of:=-[.$M$1]*[.D84]+[.$M$1]" table:style-name="ce2">
            <text:p>0.00E+00</text:p>
          </table:table-cell>
          <table:table-cell office:value-type="float" office:value="0" table:formula="of:=-[.$M$1]*[.E84]" table:style-name="ce2">
            <text:p>0.00E+00</text:p>
          </table:table-cell>
          <table:table-cell office:value-type="float" office:value="-0.4496023544188788" table:formula="of:=[.$M$2]*[.D84]+[.$O$2]*(-[.E84])+[.F84]" table:style-name="ce7">
            <text:p>-0.44960</text:p>
          </table:table-cell>
          <table:table-cell office:value-type="float" office:value="0" table:formula="of:=[.N84]" table:style-name="ce7">
            <text:p>0.00000</text:p>
          </table:table-cell>
          <table:table-cell office:value-type="float" office:value="7.4242392883048236E-2" table:formula="of:=[.$M$2]*[.E84]+[.$O$2]*[.D84]+[.G84]" table:style-name="ce7">
            <text:p>0.0742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3" table:style-name="ce3">
            <text:p>0.83</text:p>
          </table:table-cell>
          <table:table-cell office:value-type="float" office:value="2.2802030000000002" table:style-name="ce2">
            <text:p>2.28E+00</text:p>
          </table:table-cell>
          <table:table-cell office:value-type="float" office:value="3.9797049963852263E-2" table:formula="of:=[.B85]*PI()/180" table:style-name="ce2">
            <text:p>3.98E-02</text:p>
          </table:table-cell>
          <table:table-cell office:value-type="float" office:value="0.99920820191985571" table:formula="of:=COS([.C85])" table:style-name="ce2">
            <text:p>9.99E-01</text:p>
          </table:table-cell>
          <table:table-cell office:value-type="float" office:value="3.9786545666705898E-2" table:formula="of:=SIN([.C85])" table:style-name="ce2">
            <text:p>3.98E-02</text:p>
          </table:table-cell>
          <table:table-cell office:value-type="float" office:value="0" table:formula="of:=-[.$M$1]*[.D85]+[.$M$1]" table:style-name="ce2">
            <text:p>0.00E+00</text:p>
          </table:table-cell>
          <table:table-cell office:value-type="float" office:value="0" table:formula="of:=-[.$M$1]*[.E85]" table:style-name="ce2">
            <text:p>0.00E+00</text:p>
          </table:table-cell>
          <table:table-cell office:value-type="float" office:value="-0.44944692762345129" table:formula="of:=[.$M$2]*[.D85]+[.$O$2]*(-[.E85])+[.F85]" table:style-name="ce7">
            <text:p>-0.44945</text:p>
          </table:table-cell>
          <table:table-cell office:value-type="float" office:value="0" table:formula="of:=[.N85]" table:style-name="ce7">
            <text:p>0.00000</text:p>
          </table:table-cell>
          <table:table-cell office:value-type="float" office:value="7.5177584756629084E-2" table:formula="of:=[.$M$2]*[.E85]+[.$O$2]*[.D85]+[.G85]" table:style-name="ce7">
            <text:p>0.075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4" table:style-name="ce3">
            <text:p>0.84</text:p>
          </table:table-cell>
          <table:table-cell office:value-type="float" office:value="2.1570171999999999" table:style-name="ce2">
            <text:p>2.16E+00</text:p>
          </table:table-cell>
          <table:table-cell office:value-type="float" office:value="3.7647052162149024E-2" table:formula="of:=[.B86]*PI()/180" table:style-name="ce2">
            <text:p>3.76E-02</text:p>
          </table:table-cell>
          <table:table-cell office:value-type="float" office:value="0.99929143342533" table:formula="of:=COS([.C86])" table:style-name="ce2">
            <text:p>9.99E-01</text:p>
          </table:table-cell>
          <table:table-cell office:value-type="float" office:value="3.7638159927783001E-2" table:formula="of:=SIN([.C86])" table:style-name="ce2">
            <text:p>3.76E-02</text:p>
          </table:table-cell>
          <table:table-cell office:value-type="float" office:value="0" table:formula="of:=-[.$M$1]*[.D86]+[.$M$1]" table:style-name="ce2">
            <text:p>0.00E+00</text:p>
          </table:table-cell>
          <table:table-cell office:value-type="float" office:value="0" table:formula="of:=-[.$M$1]*[.E86]" table:style-name="ce2">
            <text:p>0.00E+00</text:p>
          </table:table-cell>
          <table:table-cell office:value-type="float" office:value="-0.44928425732432353" table:formula="of:=[.$M$2]*[.D86]+[.$O$2]*(-[.E86])+[.F86]" table:style-name="ce7">
            <text:p>-0.44928</text:p>
          </table:table-cell>
          <table:table-cell office:value-type="float" office:value="0" table:formula="of:=[.N86]" table:style-name="ce7">
            <text:p>0.00000</text:p>
          </table:table-cell>
          <table:table-cell office:value-type="float" office:value="7.6143720164771694E-2" table:formula="of:=[.$M$2]*[.E86]+[.$O$2]*[.D86]+[.G86]" table:style-name="ce7">
            <text:p>0.0761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5" table:style-name="ce3">
            <text:p>0.85</text:p>
          </table:table-cell>
          <table:table-cell office:value-type="float" office:value="2.0299952999999999" table:style-name="ce2">
            <text:p>2.03E+00</text:p>
          </table:table-cell>
          <table:table-cell office:value-type="float" office:value="3.5430101785010042E-2" table:formula="of:=[.B87]*PI()/180" table:style-name="ce2">
            <text:p>3.54E-02</text:p>
          </table:table-cell>
          <table:table-cell office:value-type="float" office:value="0.99937241959760004" table:formula="of:=COS([.C87])" table:style-name="ce2">
            <text:p>9.99E-01</text:p>
          </table:table-cell>
          <table:table-cell office:value-type="float" office:value="3.542268972902083E-2" table:formula="of:=SIN([.C87])" table:style-name="ce2">
            <text:p>3.54E-02</text:p>
          </table:table-cell>
          <table:table-cell office:value-type="float" office:value="0" table:formula="of:=-[.$M$1]*[.D87]+[.$M$1]" table:style-name="ce2">
            <text:p>0.00E+00</text:p>
          </table:table-cell>
          <table:table-cell office:value-type="float" office:value="0" table:formula="of:=-[.$M$1]*[.E87]" table:style-name="ce2">
            <text:p>0.00E+00</text:p>
          </table:table-cell>
          <table:table-cell office:value-type="float" office:value="-0.44911434652728827" table:formula="of:=[.$M$2]*[.D87]+[.$O$2]*(-[.E87])+[.F87]" table:style-name="ce7">
            <text:p>-0.44911</text:p>
          </table:table-cell>
          <table:table-cell office:value-type="float" office:value="0" table:formula="of:=[.N87]" table:style-name="ce7">
            <text:p>0.00000</text:p>
          </table:table-cell>
          <table:table-cell office:value-type="float" office:value="7.7139573134460598E-2" table:formula="of:=[.$M$2]*[.E87]+[.$O$2]*[.D87]+[.G87]" table:style-name="ce7">
            <text:p>0.0771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6" table:style-name="ce3">
            <text:p>0.86</text:p>
          </table:table-cell>
          <table:table-cell office:value-type="float" office:value="1.8993821" table:style-name="ce2">
            <text:p>1.90E+00</text:p>
          </table:table-cell>
          <table:table-cell office:value-type="float" office:value="3.3150471398444188E-2" table:formula="of:=[.B88]*PI()/180" table:style-name="ce2">
            <text:p>3.32E-02</text:p>
          </table:table-cell>
          <table:table-cell office:value-type="float" office:value="0.99945057344199351" table:formula="of:=COS([.C88])" table:style-name="ce2">
            <text:p>9.99E-01</text:p>
          </table:table-cell>
          <table:table-cell office:value-type="float" office:value="3.3144399926235787E-2" table:formula="of:=SIN([.C88])" table:style-name="ce2">
            <text:p>3.31E-02</text:p>
          </table:table-cell>
          <table:table-cell office:value-type="float" office:value="0" table:formula="of:=-[.$M$1]*[.D88]+[.$M$1]" table:style-name="ce2">
            <text:p>0.00E+00</text:p>
          </table:table-cell>
          <table:table-cell office:value-type="float" office:value="0" table:formula="of:=-[.$M$1]*[.E88]" table:style-name="ce2">
            <text:p>0.00E+00</text:p>
          </table:table-cell>
          <table:table-cell office:value-type="float" office:value="-0.44893733000561326" table:formula="of:=[.$M$2]*[.D88]+[.$O$2]*(-[.E88])+[.F88]" table:style-name="ce7">
            <text:p>-0.44894</text:p>
          </table:table-cell>
          <table:table-cell office:value-type="float" office:value="0" table:formula="of:=[.N88]" table:style-name="ce7">
            <text:p>0.00000</text:p>
          </table:table-cell>
          <table:table-cell office:value-type="float" office:value="7.8163186523011616E-2" table:formula="of:=[.$M$2]*[.E88]+[.$O$2]*[.D88]+[.G88]" table:style-name="ce7">
            <text:p>0.078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7" table:style-name="ce3">
            <text:p>0.87</text:p>
          </table:table-cell>
          <table:table-cell office:value-type="float" office:value="1.7654266999999999" table:style-name="ce2">
            <text:p>1.77E+00</text:p>
          </table:table-cell>
          <table:table-cell office:value-type="float" office:value="3.0812508617618174E-2" table:formula="of:=[.B89]*PI()/180" table:style-name="ce2">
            <text:p>3.08E-02</text:p>
          </table:table-cell>
          <table:table-cell office:value-type="float" office:value="0.99952533221268325" table:formula="of:=COS([.C89])" table:style-name="ce2">
            <text:p>1.00E+00</text:p>
          </table:table-cell>
          <table:table-cell office:value-type="float" office:value="3.0807633228230533E-2" table:formula="of:=SIN([.C89])" table:style-name="ce2">
            <text:p>3.08E-02</text:p>
          </table:table-cell>
          <table:table-cell office:value-type="float" office:value="0" table:formula="of:=-[.$M$1]*[.D89]+[.$M$1]" table:style-name="ce2">
            <text:p>0.00E+00</text:p>
          </table:table-cell>
          <table:table-cell office:value-type="float" office:value="0" table:formula="of:=-[.$M$1]*[.E89]" table:style-name="ce2">
            <text:p>0.00E+00</text:p>
          </table:table-cell>
          <table:table-cell office:value-type="float" office:value="-0.44875336059030341" table:formula="of:=[.$M$2]*[.D89]+[.$O$2]*(-[.E89])+[.F89]" table:style-name="ce7">
            <text:p>-0.44875</text:p>
          </table:table-cell>
          <table:table-cell office:value-type="float" office:value="0" table:formula="of:=[.N89]" table:style-name="ce7">
            <text:p>0.00000</text:p>
          </table:table-cell>
          <table:table-cell office:value-type="float" office:value="7.9212570712665895E-2" table:formula="of:=[.$M$2]*[.E89]+[.$O$2]*[.D89]+[.G89]" table:style-name="ce7">
            <text:p>0.079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8" table:style-name="ce3">
            <text:p>0.88</text:p>
          </table:table-cell>
          <table:table-cell office:value-type="float" office:value="1.6283779" table:style-name="ce2">
            <text:p>1.63E+00</text:p>
          </table:table-cell>
          <table:table-cell office:value-type="float" office:value="2.842055582171097E-2" table:formula="of:=[.B90]*PI()/180" table:style-name="ce2">
            <text:p>2.84E-02</text:p>
          </table:table-cell>
          <table:table-cell office:value-type="float" office:value="0.99959616318701527" table:formula="of:=COS([.C90])" table:style-name="ce2">
            <text:p>1.00E+00</text:p>
          </table:table-cell>
          <table:table-cell office:value-type="float" office:value="2.8416729963140239E-2" table:formula="of:=SIN([.C90])" table:style-name="ce2">
            <text:p>2.84E-02</text:p>
          </table:table-cell>
          <table:table-cell office:value-type="float" office:value="0" table:formula="of:=-[.$M$1]*[.D90]+[.$M$1]" table:style-name="ce2">
            <text:p>0.00E+00</text:p>
          </table:table-cell>
          <table:table-cell office:value-type="float" office:value="0" table:formula="of:=-[.$M$1]*[.E90]" table:style-name="ce2">
            <text:p>0.00E+00</text:p>
          </table:table-cell>
          <table:table-cell office:value-type="float" office:value="-0.44856260428429956" table:formula="of:=[.$M$2]*[.D90]+[.$O$2]*(-[.E90])+[.F90]" table:style-name="ce7">
            <text:p>-0.44856</text:p>
          </table:table-cell>
          <table:table-cell office:value-type="float" office:value="0" table:formula="of:=[.N90]" table:style-name="ce7">
            <text:p>0.00000</text:p>
          </table:table-cell>
          <table:table-cell office:value-type="float" office:value="8.0285739939835565E-2" table:formula="of:=[.$M$2]*[.E90]+[.$O$2]*[.D90]+[.G90]" table:style-name="ce7">
            <text:p>0.080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89" table:style-name="ce3">
            <text:p>0.89</text:p>
          </table:table-cell>
          <table:table-cell office:value-type="float" office:value="1.4884847999999999" table:style-name="ce2">
            <text:p>1.49E+00</text:p>
          </table:table-cell>
          <table:table-cell office:value-type="float" office:value="2.5978960625889291E-2" table:formula="of:=[.B91]*PI()/180" table:style-name="ce2">
            <text:p>2.60E-02</text:p>
          </table:table-cell>
          <table:table-cell office:value-type="float" office:value="0.99966256578108237" table:formula="of:=COS([.C91])" table:style-name="ce2">
            <text:p>1.00E+00</text:p>
          </table:table-cell>
          <table:table-cell office:value-type="float" office:value="2.5976038496721365E-2" table:formula="of:=SIN([.C91])" table:style-name="ce2">
            <text:p>2.60E-02</text:p>
          </table:table-cell>
          <table:table-cell office:value-type="float" office:value="0" table:formula="of:=-[.$M$1]*[.D91]+[.$M$1]" table:style-name="ce2">
            <text:p>0.00E+00</text:p>
          </table:table-cell>
          <table:table-cell office:value-type="float" office:value="0" table:formula="of:=-[.$M$1]*[.E91]" table:style-name="ce2">
            <text:p>0.00E+00</text:p>
          </table:table-cell>
          <table:table-cell office:value-type="float" office:value="-0.4483652421751359" table:formula="of:=[.$M$2]*[.D91]+[.$O$2]*(-[.E91])+[.F91]" table:style-name="ce7">
            <text:p>-0.44837</text:p>
          </table:table-cell>
          <table:table-cell office:value-type="float" office:value="0" table:formula="of:=[.N91]" table:style-name="ce7">
            <text:p>0.00000</text:p>
          </table:table-cell>
          <table:table-cell office:value-type="float" office:value="8.1380707844253261E-2" table:formula="of:=[.$M$2]*[.E91]+[.$O$2]*[.D91]+[.G91]" table:style-name="ce7">
            <text:p>0.0813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" table:style-name="ce3">
            <text:p>0.90</text:p>
          </table:table-cell>
          <table:table-cell office:value-type="float" office:value="1.3459961" table:style-name="ce2">
            <text:p>1.35E+00</text:p>
          </table:table-cell>
          <table:table-cell office:value-type="float" office:value="2.349206366400285E-2" table:formula="of:=[.B92]*PI()/180" table:style-name="ce2">
            <text:p>2.35E-02</text:p>
          </table:table-cell>
          <table:table-cell office:value-type="float" office:value="0.99972407416251496" table:formula="of:=COS([.C92])" table:style-name="ce2">
            <text:p>1.00E+00</text:p>
          </table:table-cell>
          <table:table-cell office:value-type="float" office:value="2.3489902935140659E-2" table:formula="of:=SIN([.C92])" table:style-name="ce2">
            <text:p>2.35E-02</text:p>
          </table:table-cell>
          <table:table-cell office:value-type="float" office:value="0" table:formula="of:=-[.$M$1]*[.D92]+[.$M$1]" table:style-name="ce2">
            <text:p>0.00E+00</text:p>
          </table:table-cell>
          <table:table-cell office:value-type="float" office:value="0" table:formula="of:=-[.$M$1]*[.E92]" table:style-name="ce2">
            <text:p>0.00E+00</text:p>
          </table:table-cell>
          <table:table-cell office:value-type="float" office:value="-0.448161470456866" table:formula="of:=[.$M$2]*[.D92]+[.$O$2]*(-[.E92])+[.F92]" table:style-name="ce7">
            <text:p>-0.44816</text:p>
          </table:table-cell>
          <table:table-cell office:value-type="float" office:value="0" table:formula="of:=[.N92]" table:style-name="ce7">
            <text:p>0.00000</text:p>
          </table:table-cell>
          <table:table-cell office:value-type="float" office:value="8.2495493197747641E-2" table:formula="of:=[.$M$2]*[.E92]+[.$O$2]*[.D92]+[.G92]" table:style-name="ce7">
            <text:p>0.082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1" table:style-name="ce3">
            <text:p>0.91</text:p>
          </table:table-cell>
          <table:table-cell office:value-type="float" office:value="1.2011609999999999" table:style-name="ce2">
            <text:p>1.20E+00</text:p>
          </table:table-cell>
          <table:table-cell office:value-type="float" office:value="2.0964214296547604E-2" table:formula="of:=[.B93]*PI()/180" table:style-name="ce2">
            <text:p>2.10E-02</text:p>
          </table:table-cell>
          <table:table-cell office:value-type="float" office:value="0.99978025890762712" table:formula="of:=COS([.C93])" table:style-name="ce2">
            <text:p>1.00E+00</text:p>
          </table:table-cell>
          <table:table-cell office:value-type="float" office:value="2.0962678707601202E-2" table:formula="of:=SIN([.C93])" table:style-name="ce2">
            <text:p>2.10E-02</text:p>
          </table:table-cell>
          <table:table-cell office:value-type="float" office:value="0" table:formula="of:=-[.$M$1]*[.D93]+[.$M$1]" table:style-name="ce2">
            <text:p>0.00E+00</text:p>
          </table:table-cell>
          <table:table-cell office:value-type="float" office:value="0" table:formula="of:=-[.$M$1]*[.E93]" table:style-name="ce2">
            <text:p>0.00E+00</text:p>
          </table:table-cell>
          <table:table-cell office:value-type="float" office:value="-0.44795150261849936" table:formula="of:=[.$M$2]*[.D93]+[.$O$2]*(-[.E93])+[.F93]" table:style-name="ce7">
            <text:p>-0.44795</text:p>
          </table:table-cell>
          <table:table-cell office:value-type="float" office:value="0" table:formula="of:=[.N93]" table:style-name="ce7">
            <text:p>0.00000</text:p>
          </table:table-cell>
          <table:table-cell office:value-type="float" office:value="8.3628113106948426E-2" table:formula="of:=[.$M$2]*[.E93]+[.$O$2]*[.D93]+[.G93]" table:style-name="ce7">
            <text:p>0.0836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2" table:style-name="ce3">
            <text:p>0.92</text:p>
          </table:table-cell>
          <table:table-cell office:value-type="float" office:value="1.0542282000000001" table:style-name="ce2">
            <text:p>1.05E+00</text:p>
          </table:table-cell>
          <table:table-cell office:value-type="float" office:value="1.8399753157373286E-2" table:formula="of:=[.B94]*PI()/180" table:style-name="ce2">
            <text:p>1.84E-02</text:p>
          </table:table-cell>
          <table:table-cell office:value-type="float" office:value="0.99983072931751671" table:formula="of:=COS([.C94])" table:style-name="ce2">
            <text:p>1.00E+00</text:p>
          </table:table-cell>
          <table:table-cell office:value-type="float" office:value="1.8398714966065766E-2" table:formula="of:=SIN([.C94])" table:style-name="ce2">
            <text:p>1.84E-02</text:p>
          </table:table-cell>
          <table:table-cell office:value-type="float" office:value="0" table:formula="of:=-[.$M$1]*[.D94]+[.$M$1]" table:style-name="ce2">
            <text:p>0.00E+00</text:p>
          </table:table-cell>
          <table:table-cell office:value-type="float" office:value="0" table:formula="of:=-[.$M$1]*[.E94]" table:style-name="ce2">
            <text:p>0.00E+00</text:p>
          </table:table-cell>
          <table:table-cell office:value-type="float" office:value="-0.44773556884038829" table:formula="of:=[.$M$2]*[.D94]+[.$O$2]*(-[.E94])+[.F94]" table:style-name="ce7">
            <text:p>-0.44774</text:p>
          </table:table-cell>
          <table:table-cell office:value-type="float" office:value="0" table:formula="of:=[.N94]" table:style-name="ce7">
            <text:p>0.00000</text:p>
          </table:table-cell>
          <table:table-cell office:value-type="float" office:value="8.4776591080167121E-2" table:formula="of:=[.$M$2]*[.E94]+[.$O$2]*[.D94]+[.G94]" table:style-name="ce7">
            <text:p>0.0847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3" table:style-name="ce3">
            <text:p>0.93</text:p>
          </table:table-cell>
          <table:table-cell office:value-type="float" office:value="0.90544685999999996" table:style-name="ce2">
            <text:p>9.05E-01</text:p>
          </table:table-cell>
          <table:table-cell office:value-type="float" office:value="1.5803028908844143E-2" table:formula="of:=[.B95]*PI()/180" table:style-name="ce2">
            <text:p>1.58E-02</text:p>
          </table:table-cell>
          <table:table-cell office:value-type="float" office:value="0.99987513473729528" table:formula="of:=COS([.C95])" table:style-name="ce2">
            <text:p>1.00E+00</text:p>
          </table:table-cell>
          <table:table-cell office:value-type="float" office:value="1.5802371153583229E-2" table:formula="of:=SIN([.C95])" table:style-name="ce2">
            <text:p>1.58E-02</text:p>
          </table:table-cell>
          <table:table-cell office:value-type="float" office:value="0" table:formula="of:=-[.$M$1]*[.D95]+[.$M$1]" table:style-name="ce2">
            <text:p>0.00E+00</text:p>
          </table:table-cell>
          <table:table-cell office:value-type="float" office:value="0" table:formula="of:=-[.$M$1]*[.E95]" table:style-name="ce2">
            <text:p>0.00E+00</text:p>
          </table:table-cell>
          <table:table-cell office:value-type="float" office:value="-0.44751391812359065" table:formula="of:=[.$M$2]*[.D95]+[.$O$2]*(-[.E95])+[.F95]" table:style-name="ce7">
            <text:p>-0.44751</text:p>
          </table:table-cell>
          <table:table-cell office:value-type="float" office:value="0" table:formula="of:=[.N95]" table:style-name="ce7">
            <text:p>0.00000</text:p>
          </table:table-cell>
          <table:table-cell office:value-type="float" office:value="8.5938949758954983E-2" table:formula="of:=[.$M$2]*[.E95]+[.$O$2]*[.D95]+[.G95]" table:style-name="ce7">
            <text:p>0.0859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4" table:style-name="ce3">
            <text:p>0.94</text:p>
          </table:table-cell>
          <table:table-cell office:value-type="float" office:value="0.75506580000000001" table:style-name="ce2">
            <text:p>7.55E-01</text:p>
          </table:table-cell>
          <table:table-cell office:value-type="float" office:value="1.3178384279205001E-2" table:formula="of:=[.B96]*PI()/180" table:style-name="ce2">
            <text:p>1.32E-02</text:p>
          </table:table-cell>
          <table:table-cell office:value-type="float" office:value="0.99991316635060434" table:formula="of:=COS([.C96])" table:style-name="ce2">
            <text:p>1.00E+00</text:p>
          </table:table-cell>
          <table:table-cell office:value-type="float" office:value="1.3178002834596785E-2" table:formula="of:=SIN([.C96])" table:style-name="ce2">
            <text:p>1.32E-02</text:p>
          </table:table-cell>
          <table:table-cell office:value-type="float" office:value="0" table:formula="of:=-[.$M$1]*[.D96]+[.$M$1]" table:style-name="ce2">
            <text:p>0.00E+00</text:p>
          </table:table-cell>
          <table:table-cell office:value-type="float" office:value="0" table:formula="of:=-[.$M$1]*[.E96]" table:style-name="ce2">
            <text:p>0.00E+00</text:p>
          </table:table-cell>
          <table:table-cell office:value-type="float" office:value="-0.44728681777262208" table:formula="of:=[.$M$2]*[.D96]+[.$O$2]*(-[.E96])+[.F96]" table:style-name="ce7">
            <text:p>-0.44729</text:p>
          </table:table-cell>
          <table:table-cell office:value-type="float" office:value="0" table:formula="of:=[.N96]" table:style-name="ce7">
            <text:p>0.00000</text:p>
          </table:table-cell>
          <table:table-cell office:value-type="float" office:value="8.7113217406092569E-2" table:formula="of:=[.$M$2]*[.E96]+[.$O$2]*[.D96]+[.G96]" table:style-name="ce7">
            <text:p>0.087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5" table:style-name="ce3">
            <text:p>0.95</text:p>
          </table:table-cell>
          <table:table-cell office:value-type="float" office:value="0.60333398000000005" table:style-name="ce2">
            <text:p>6.03E-01</text:p>
          </table:table-cell>
          <table:table-cell office:value-type="float" office:value="1.0530164440161619E-2" table:formula="of:=[.B97]*PI()/180" table:style-name="ce2">
            <text:p>1.05E-02</text:p>
          </table:table-cell>
          <table:table-cell office:value-type="float" office:value="0.99994455833073559" table:formula="of:=COS([.C97])" table:style-name="ce2">
            <text:p>1.00E+00</text:p>
          </table:table-cell>
          <table:table-cell office:value-type="float" office:value="1.052996983614427E-2" table:formula="of:=SIN([.C97])" table:style-name="ce2">
            <text:p>1.05E-02</text:p>
          </table:table-cell>
          <table:table-cell office:value-type="float" office:value="0" table:formula="of:=-[.$M$1]*[.D97]+[.$M$1]" table:style-name="ce2">
            <text:p>0.00E+00</text:p>
          </table:table-cell>
          <table:table-cell office:value-type="float" office:value="0" table:formula="of:=-[.$M$1]*[.E97]" table:style-name="ce2">
            <text:p>0.00E+00</text:p>
          </table:table-cell>
          <table:table-cell office:value-type="float" office:value="-0.44705455466610255" table:formula="of:=[.$M$2]*[.D97]+[.$O$2]*(-[.E97])+[.F97]" table:style-name="ce7">
            <text:p>-0.44705</text:p>
          </table:table-cell>
          <table:table-cell office:value-type="float" office:value="0" table:formula="of:=[.N97]" table:style-name="ce7">
            <text:p>0.00000</text:p>
          </table:table-cell>
          <table:table-cell office:value-type="float" office:value="8.8297424380854445E-2" table:formula="of:=[.$M$2]*[.E97]+[.$O$2]*[.D97]+[.G97]" table:style-name="ce7">
            <text:p>0.088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6" table:style-name="ce3">
            <text:p>0.96</text:p>
          </table:table-cell>
          <table:table-cell office:value-type="float" office:value="0.45050034999999999" table:style-name="ce2">
            <text:p>4.51E-01</text:p>
          </table:table-cell>
          <table:table-cell office:value-type="float" office:value="7.8627143888868357E-3" table:formula="of:=[.B98]*PI()/180" table:style-name="ce2">
            <text:p>7.86E-03</text:p>
          </table:table-cell>
          <table:table-cell office:value-type="float" office:value="0.99996908902046877" table:formula="of:=COS([.C98])" table:style-name="ce2">
            <text:p>1.00E+00</text:p>
          </table:table-cell>
          <table:table-cell office:value-type="float" office:value="7.862633373985373E-3" table:formula="of:=SIN([.C98])" table:style-name="ce2">
            <text:p>7.86E-03</text:p>
          </table:table-cell>
          <table:table-cell office:value-type="float" office:value="0" table:formula="of:=-[.$M$1]*[.D98]+[.$M$1]" table:style-name="ce2">
            <text:p>0.00E+00</text:p>
          </table:table-cell>
          <table:table-cell office:value-type="float" office:value="0" table:formula="of:=-[.$M$1]*[.E98]" table:style-name="ce2">
            <text:p>0.00E+00</text:p>
          </table:table-cell>
          <table:table-cell office:value-type="float" office:value="-0.44681743551581177" table:formula="of:=[.$M$2]*[.D98]+[.$O$2]*(-[.E98])+[.F98]" table:style-name="ce7">
            <text:p>-0.44682</text:p>
          </table:table-cell>
          <table:table-cell office:value-type="float" office:value="0" table:formula="of:=[.N98]" table:style-name="ce7">
            <text:p>0.00000</text:p>
          </table:table-cell>
          <table:table-cell office:value-type="float" office:value="8.9489604530768721E-2" table:formula="of:=[.$M$2]*[.E98]+[.$O$2]*[.D98]+[.G98]" table:style-name="ce7">
            <text:p>0.089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7" table:style-name="ce3">
            <text:p>0.97</text:p>
          </table:table-cell>
          <table:table-cell office:value-type="float" office:value="0.29681384999999999" table:style-name="ce2">
            <text:p>2.97E-01</text:p>
          </table:table-cell>
          <table:table-cell office:value-type="float" office:value="5.1803789480205711E-3" table:formula="of:=[.B99]*PI()/180" table:style-name="ce2">
            <text:p>5.18E-03</text:p>
          </table:table-cell>
          <table:table-cell office:value-type="float" office:value="0.9999865818669853" table:formula="of:=COS([.C99])" table:style-name="ce2">
            <text:p>1.00E+00</text:p>
          </table:table-cell>
          <table:table-cell office:value-type="float" office:value="5.1803557776619142E-3" table:formula="of:=SIN([.C99])" table:style-name="ce2">
            <text:p>5.18E-03</text:p>
          </table:table-cell>
          <table:table-cell office:value-type="float" office:value="0" table:formula="of:=-[.$M$1]*[.D99]+[.$M$1]" table:style-name="ce2">
            <text:p>0.00E+00</text:p>
          </table:table-cell>
          <table:table-cell office:value-type="float" office:value="0" table:formula="of:=-[.$M$1]*[.E99]" table:style-name="ce2">
            <text:p>0.00E+00</text:p>
          </table:table-cell>
          <table:table-cell office:value-type="float" office:value="-0.4465757872581847" table:formula="of:=[.$M$2]*[.D99]+[.$O$2]*(-[.E99])+[.F99]" table:style-name="ce7">
            <text:p>-0.44658</text:p>
          </table:table-cell>
          <table:table-cell office:value-type="float" office:value="0" table:formula="of:=[.N99]" table:style-name="ce7">
            <text:p>0.00000</text:p>
          </table:table-cell>
          <table:table-cell office:value-type="float" office:value="9.068779540121466E-2" table:formula="of:=[.$M$2]*[.E99]+[.$O$2]*[.D99]+[.G99]" table:style-name="ce7">
            <text:p>0.090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8" table:style-name="ce3">
            <text:p>0.98</text:p>
          </table:table-cell>
          <table:table-cell office:value-type="float" office:value="0.14252342000000001" table:style-name="ce2">
            <text:p>1.43E-01</text:p>
          </table:table-cell>
          <table:table-cell office:value-type="float" office:value="2.4875029402027368E-3" table:formula="of:=[.B100]*PI()/180" table:style-name="ce2">
            <text:p>2.49E-03</text:p>
          </table:table-cell>
          <table:table-cell office:value-type="float" office:value="0.99999690616615655" table:formula="of:=COS([.C100])" table:style-name="ce2">
            <text:p>1.00E+00</text:p>
          </table:table-cell>
          <table:table-cell office:value-type="float" office:value="2.4875003748952803E-3" table:formula="of:=SIN([.C100])" table:style-name="ce2">
            <text:p>2.49E-03</text:p>
          </table:table-cell>
          <table:table-cell office:value-type="float" office:value="0" table:formula="of:=-[.$M$1]*[.D100]+[.$M$1]" table:style-name="ce2">
            <text:p>0.00E+00</text:p>
          </table:table-cell>
          <table:table-cell office:value-type="float" office:value="0" table:formula="of:=-[.$M$1]*[.E100]" table:style-name="ce2">
            <text:p>0.00E+00</text:p>
          </table:table-cell>
          <table:table-cell office:value-type="float" office:value="-0.44632995737558767" table:formula="of:=[.$M$2]*[.D100]+[.$O$2]*(-[.E100])+[.F100]" table:style-name="ce7">
            <text:p>-0.44633</text:p>
          </table:table-cell>
          <table:table-cell office:value-type="float" office:value="0" table:formula="of:=[.N100]" table:style-name="ce7">
            <text:p>0.00000</text:p>
          </table:table-cell>
          <table:table-cell office:value-type="float" office:value="9.1890038356211776E-2" table:formula="of:=[.$M$2]*[.E100]+[.$O$2]*[.D100]+[.G100]" table:style-name="ce7">
            <text:p>0.0918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0.99" table:style-name="ce3">
            <text:p>0.99</text:p>
          </table:table-cell>
          <table:table-cell office:value-type="float" office:value="-1.2121985E-2" table:style-name="ce2">
            <text:p>-1.21E-02</text:p>
          </table:table-cell>
          <table:table-cell office:value-type="float" office:value="-2.1156855012736481E-4" table:formula="of:=[.B101]*PI()/180" table:style-name="ce2">
            <text:p>-2.12E-04</text:p>
          </table:table-cell>
          <table:table-cell office:value-type="float" office:value="0.99999997761937442" table:formula="of:=COS([.C101])" table:style-name="ce2">
            <text:p>1.00E+00</text:p>
          </table:table-cell>
          <table:table-cell office:value-type="float" office:value="-2.1156854854901931E-4" table:formula="of:=SIN([.C101])" table:style-name="ce2">
            <text:p>-2.12E-04</text:p>
          </table:table-cell>
          <table:table-cell office:value-type="float" office:value="0" table:formula="of:=-[.$M$1]*[.D101]+[.$M$1]" table:style-name="ce2">
            <text:p>0.00E+00</text:p>
          </table:table-cell>
          <table:table-cell office:value-type="float" office:value="0" table:formula="of:=-[.$M$1]*[.E101]" table:style-name="ce2">
            <text:p>0.00E+00</text:p>
          </table:table-cell>
          <table:table-cell office:value-type="float" office:value="-0.44608031414098787" table:formula="of:=[.$M$2]*[.D101]+[.$O$2]*(-[.E101])+[.F101]" table:style-name="ce7">
            <text:p>-0.44608</text:p>
          </table:table-cell>
          <table:table-cell office:value-type="float" office:value="0" table:formula="of:=[.N101]" table:style-name="ce7">
            <text:p>0.00000</text:p>
          </table:table-cell>
          <table:table-cell office:value-type="float" office:value="9.3094378648109544E-2" table:formula="of:=[.$M$2]*[.E101]+[.$O$2]*[.D101]+[.G101]" table:style-name="ce7">
            <text:p>0.093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" table:style-name="ce3">
            <text:p>1.00</text:p>
          </table:table-cell>
          <table:table-cell office:value-type="float" office:value="-0.16687344000000001" table:style-name="ce2">
            <text:p>-1.67E-01</text:p>
          </table:table-cell>
          <table:table-cell office:value-type="float" office:value="-2.9124909621292064E-3" table:formula="of:=[.B102]*PI()/180" table:style-name="ce2">
            <text:p>-2.91E-03</text:p>
          </table:table-cell>
          <table:table-cell office:value-type="float" office:value="0.99999575870119584" table:formula="of:=COS([.C102])" table:style-name="ce2">
            <text:p>1.00E+00</text:p>
          </table:table-cell>
          <table:table-cell office:value-type="float" office:value="-2.9124868445465639E-3" table:formula="of:=SIN([.C102])" table:style-name="ce2">
            <text:p>-2.91E-03</text:p>
          </table:table-cell>
          <table:table-cell office:value-type="float" office:value="0" table:formula="of:=-[.$M$1]*[.D102]+[.$M$1]" table:style-name="ce2">
            <text:p>0.00E+00</text:p>
          </table:table-cell>
          <table:table-cell office:value-type="float" office:value="0" table:formula="of:=-[.$M$1]*[.E102]" table:style-name="ce2">
            <text:p>0.00E+00</text:p>
          </table:table-cell>
          <table:table-cell office:value-type="float" office:value="-0.44582724668006063" table:formula="of:=[.$M$2]*[.D102]+[.$O$2]*(-[.E102])+[.F102]" table:style-name="ce7">
            <text:p>-0.44583</text:p>
          </table:table-cell>
          <table:table-cell office:value-type="float" office:value="0" table:formula="of:=[.N102]" table:style-name="ce7">
            <text:p>0.00000</text:p>
          </table:table-cell>
          <table:table-cell office:value-type="float" office:value="9.4298865940563442E-2" table:formula="of:=[.$M$2]*[.E102]+[.$O$2]*[.D102]+[.G102]" table:style-name="ce7">
            <text:p>0.094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1" table:style-name="ce3">
            <text:p>1.01</text:p>
          </table:table-cell>
          <table:table-cell office:value-type="float" office:value="-0.32148199" table:style-name="ce2">
            <text:p>-3.21E-01</text:p>
          </table:table-cell>
          <table:table-cell office:value-type="float" office:value="-5.6109192113634855E-3" table:formula="of:=[.B103]*PI()/180" table:style-name="ce2">
            <text:p>-5.61E-03</text:p>
          </table:table-cell>
          <table:table-cell office:value-type="float" office:value="0.99998425883409936" table:formula="of:=COS([.C103])" table:style-name="ce2">
            <text:p>1.00E+00</text:p>
          </table:table-cell>
          <table:table-cell office:value-type="float" office:value="-5.6108897705292029E-3" table:formula="of:=SIN([.C103])" table:style-name="ce2">
            <text:p>-5.61E-03</text:p>
          </table:table-cell>
          <table:table-cell office:value-type="float" office:value="0" table:formula="of:=-[.$M$1]*[.D103]+[.$M$1]" table:style-name="ce2">
            <text:p>0.00E+00</text:p>
          </table:table-cell>
          <table:table-cell office:value-type="float" office:value="0" table:formula="of:=-[.$M$1]*[.E103]" table:style-name="ce2">
            <text:p>0.00E+00</text:p>
          </table:table-cell>
          <table:table-cell office:value-type="float" office:value="-0.44557116511723249" table:formula="of:=[.$M$2]*[.D103]+[.$O$2]*(-[.E103])+[.F103]" table:style-name="ce7">
            <text:p>-0.44557</text:p>
          </table:table-cell>
          <table:table-cell office:value-type="float" office:value="0" table:formula="of:=[.N103]" table:style-name="ce7">
            <text:p>0.00000</text:p>
          </table:table-cell>
          <table:table-cell office:value-type="float" office:value="9.5501553998204314E-2" table:formula="of:=[.$M$2]*[.E103]+[.$O$2]*[.D103]+[.G103]" table:style-name="ce7">
            <text:p>0.095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2" table:style-name="ce3">
            <text:p>1.02</text:p>
          </table:table-cell>
          <table:table-cell office:value-type="float" office:value="-0.47569869999999997" table:style-name="ce2">
            <text:p>-4.76E-01</text:p>
          </table:table-cell>
          <table:table-cell office:value-type="float" office:value="-8.3025085624567497E-3" table:formula="of:=[.B104]*PI()/180" table:style-name="ce2">
            <text:p>-8.30E-03</text:p>
          </table:table-cell>
          <table:table-cell office:value-type="float" office:value="0.9999655343737669" table:formula="of:=COS([.C104])" table:style-name="ce2">
            <text:p>1.00E+00</text:p>
          </table:table-cell>
          <table:table-cell office:value-type="float" office:value="-8.3024131785186129E-3" table:formula="of:=SIN([.C104])" table:style-name="ce2">
            <text:p>-8.30E-03</text:p>
          </table:table-cell>
          <table:table-cell office:value-type="float" office:value="0" table:formula="of:=-[.$M$1]*[.D104]+[.$M$1]" table:style-name="ce2">
            <text:p>0.00E+00</text:p>
          </table:table-cell>
          <table:table-cell office:value-type="float" office:value="0" table:formula="of:=-[.$M$1]*[.E104]" table:style-name="ce2">
            <text:p>0.00E+00</text:p>
          </table:table-cell>
          <table:table-cell office:value-type="float" office:value="-0.44531250045853521" table:formula="of:=[.$M$2]*[.D104]+[.$O$2]*(-[.E104])+[.F104]" table:style-name="ce7">
            <text:p>-0.44531</text:p>
          </table:table-cell>
          <table:table-cell office:value-type="float" office:value="0" table:formula="of:=[.N104]" table:style-name="ce7">
            <text:p>0.00000</text:p>
          </table:table-cell>
          <table:table-cell office:value-type="float" office:value="9.6700501215697482E-2" table:formula="of:=[.$M$2]*[.E104]+[.$O$2]*[.D104]+[.G104]" table:style-name="ce7">
            <text:p>0.0967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3" table:style-name="ce3">
            <text:p>1.03</text:p>
          </table:table-cell>
          <table:table-cell office:value-type="float" office:value="-0.62927462000000001" table:style-name="ce2">
            <text:p>-6.29E-01</text:p>
          </table:table-cell>
          <table:table-cell office:value-type="float" office:value="-1.0982914018236161E-2" table:formula="of:=[.B105]*PI()/180" table:style-name="ce2">
            <text:p>-1.10E-02</text:p>
          </table:table-cell>
          <table:table-cell office:value-type="float" office:value="0.99993968840609182" table:formula="of:=COS([.C105])" table:style-name="ce2">
            <text:p>1.00E+00</text:p>
          </table:table-cell>
          <table:table-cell office:value-type="float" office:value="-1.0982693218331634E-2" table:formula="of:=SIN([.C105])" table:style-name="ce2">
            <text:p>-1.10E-02</text:p>
          </table:table-cell>
          <table:table-cell office:value-type="float" office:value="0" table:formula="of:=-[.$M$1]*[.D105]+[.$M$1]" table:style-name="ce2">
            <text:p>0.00E+00</text:p>
          </table:table-cell>
          <table:table-cell office:value-type="float" office:value="0" table:formula="of:=-[.$M$1]*[.E105]" table:style-name="ce2">
            <text:p>0.00E+00</text:p>
          </table:table-cell>
          <table:table-cell office:value-type="float" office:value="-0.44505170452865273" table:formula="of:=[.$M$2]*[.D105]+[.$O$2]*(-[.E105])+[.F105]" table:style-name="ce7">
            <text:p>-0.44505</text:p>
          </table:table-cell>
          <table:table-cell office:value-type="float" office:value="0" table:formula="of:=[.N105]" table:style-name="ce7">
            <text:p>0.00000</text:p>
          </table:table-cell>
          <table:table-cell office:value-type="float" office:value="9.7893770466464289E-2" table:formula="of:=[.$M$2]*[.E105]+[.$O$2]*[.D105]+[.G105]" table:style-name="ce7">
            <text:p>0.0978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4" table:style-name="ce3">
            <text:p>1.04</text:p>
          </table:table-cell>
          <table:table-cell office:value-type="float" office:value="-0.78196082" table:style-name="ce2">
            <text:p>-7.82E-01</text:p>
          </table:table-cell>
          <table:table-cell office:value-type="float" office:value="-1.3647790930594726E-2" table:formula="of:=[.B106]*PI()/180" table:style-name="ce2">
            <text:p>-1.36E-02</text:p>
          </table:table-cell>
          <table:table-cell office:value-type="float" office:value="0.99990687034691539" table:formula="of:=COS([.C106])" table:style-name="ce2">
            <text:p>1.00E+00</text:p>
          </table:table-cell>
          <table:table-cell office:value-type="float" office:value="-1.364736725661933E-2" table:formula="of:=SIN([.C106])" table:style-name="ce2">
            <text:p>-1.36E-02</text:p>
          </table:table-cell>
          <table:table-cell office:value-type="float" office:value="0" table:formula="of:=-[.$M$1]*[.D106]+[.$M$1]" table:style-name="ce2">
            <text:p>0.00E+00</text:p>
          </table:table-cell>
          <table:table-cell office:value-type="float" office:value="0" table:formula="of:=-[.$M$1]*[.E106]" table:style-name="ce2">
            <text:p>0.00E+00</text:p>
          </table:table-cell>
          <table:table-cell office:value-type="float" office:value="-0.44478924970689332" table:formula="of:=[.$M$2]*[.D106]+[.$O$2]*(-[.E106])+[.F106]" table:style-name="ce7">
            <text:p>-0.44479</text:p>
          </table:table-cell>
          <table:table-cell office:value-type="float" office:value="0" table:formula="of:=[.N106]" table:style-name="ce7">
            <text:p>0.00000</text:p>
          </table:table-cell>
          <table:table-cell office:value-type="float" office:value="9.9079429475441017E-2" table:formula="of:=[.$M$2]*[.E106]+[.$O$2]*[.D106]+[.G106]" table:style-name="ce7">
            <text:p>0.0990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5" table:style-name="ce3">
            <text:p>1.05</text:p>
          </table:table-cell>
          <table:table-cell office:value-type="float" office:value="-0.93351041999999995" table:style-name="ce2">
            <text:p>-9.34E-01</text:p>
          </table:table-cell>
          <table:table-cell office:value-type="float" office:value="-1.6292830430675125E-2" table:formula="of:=[.B107]*PI()/180" table:style-name="ce2">
            <text:p>-1.63E-02</text:p>
          </table:table-cell>
          <table:table-cell office:value-type="float" office:value="0.99986727477438009" table:formula="of:=COS([.C107])" table:style-name="ce2">
            <text:p>1.00E+00</text:p>
          </table:table-cell>
          <table:table-cell office:value-type="float" office:value="-1.6292109601098531E-2" table:formula="of:=SIN([.C107])" table:style-name="ce2">
            <text:p>-1.63E-02</text:p>
          </table:table-cell>
          <table:table-cell office:value-type="float" office:value="0" table:formula="of:=-[.$M$1]*[.D107]+[.$M$1]" table:style-name="ce2">
            <text:p>0.00E+00</text:p>
          </table:table-cell>
          <table:table-cell office:value-type="float" office:value="0" table:formula="of:=-[.$M$1]*[.E107]" table:style-name="ce2">
            <text:p>0.00E+00</text:p>
          </table:table-cell>
          <table:table-cell office:value-type="float" office:value="-0.44452562508394883" table:formula="of:=[.$M$2]*[.D107]+[.$O$2]*(-[.E107])+[.F107]" table:style-name="ce7">
            <text:p>-0.44453</text:p>
          </table:table-cell>
          <table:table-cell office:value-type="float" office:value="0" table:formula="of:=[.N107]" table:style-name="ce7">
            <text:p>0.00000</text:p>
          </table:table-cell>
          <table:table-cell office:value-type="float" office:value="0.1002555666470674" table:formula="of:=[.$M$2]*[.E107]+[.$O$2]*[.D107]+[.G107]" table:style-name="ce7">
            <text:p>0.100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6" table:style-name="ce3">
            <text:p>1.06</text:p>
          </table:table-cell>
          <table:table-cell office:value-type="float" office:value="-1.0837047" table:style-name="ce2">
            <text:p>-1.08E+00</text:p>
          </table:table-cell>
          <table:table-cell office:value-type="float" office:value="-1.8914215134337393E-2" table:formula="of:=[.B108]*PI()/180" table:style-name="ce2">
            <text:p>-1.89E-02</text:p>
          </table:table-cell>
          <table:table-cell office:value-type="float" office:value="0.99982113156549979" table:formula="of:=COS([.C108])" table:style-name="ce2">
            <text:p>1.00E+00</text:p>
          </table:table-cell>
          <table:table-cell office:value-type="float" office:value="-1.8913087402205642E-2" table:formula="of:=SIN([.C108])" table:style-name="ce2">
            <text:p>-1.89E-02</text:p>
          </table:table-cell>
          <table:table-cell office:value-type="float" office:value="0" table:formula="of:=-[.$M$1]*[.D108]+[.$M$1]" table:style-name="ce2">
            <text:p>0.00E+00</text:p>
          </table:table-cell>
          <table:table-cell office:value-type="float" office:value="0" table:formula="of:=-[.$M$1]*[.E108]" table:style-name="ce2">
            <text:p>0.00E+00</text:p>
          </table:table-cell>
          <table:table-cell office:value-type="float" office:value="-0.4442612896629643" table:formula="of:=[.$M$2]*[.D108]+[.$O$2]*(-[.E108])+[.F108]" table:style-name="ce7">
            <text:p>-0.44426</text:p>
          </table:table-cell>
          <table:table-cell office:value-type="float" office:value="0" table:formula="of:=[.N108]" table:style-name="ce7">
            <text:p>0.00000</text:p>
          </table:table-cell>
          <table:table-cell office:value-type="float" office:value="0.10142049352571542" table:formula="of:=[.$M$2]*[.E108]+[.$O$2]*[.D108]+[.G108]" table:style-name="ce7">
            <text:p>0.101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7" table:style-name="ce3">
            <text:p>1.07</text:p>
          </table:table-cell>
          <table:table-cell office:value-type="float" office:value="-1.2323451000000001" table:style-name="ce2">
            <text:p>-1.23E+00</text:p>
          </table:table-cell>
          <table:table-cell office:value-type="float" office:value="-2.1508479515818774E-2" table:formula="of:=[.B109]*PI()/180" table:style-name="ce2">
            <text:p>-2.15E-02</text:p>
          </table:table-cell>
          <table:table-cell office:value-type="float" office:value="0.99976870157150266" table:formula="of:=COS([.C109])" table:style-name="ce2">
            <text:p>1.00E+00</text:p>
          </table:table-cell>
          <table:table-cell office:value-type="float" office:value="-2.1506821197742877E-2" table:formula="of:=SIN([.C109])" table:style-name="ce2">
            <text:p>-2.15E-02</text:p>
          </table:table-cell>
          <table:table-cell office:value-type="float" office:value="0" table:formula="of:=-[.$M$1]*[.D109]+[.$M$1]" table:style-name="ce2">
            <text:p>0.00E+00</text:p>
          </table:table-cell>
          <table:table-cell office:value-type="float" office:value="0" table:formula="of:=-[.$M$1]*[.E109]" table:style-name="ce2">
            <text:p>0.00E+00</text:p>
          </table:table-cell>
          <table:table-cell office:value-type="float" office:value="-0.44399668339965725" table:formula="of:=[.$M$2]*[.D109]+[.$O$2]*(-[.E109])+[.F109]" table:style-name="ce7">
            <text:p>-0.44400</text:p>
          </table:table-cell>
          <table:table-cell office:value-type="float" office:value="0" table:formula="of:=[.N109]" table:style-name="ce7">
            <text:p>0.00000</text:p>
          </table:table-cell>
          <table:table-cell office:value-type="float" office:value="0.10257268218246285" table:formula="of:=[.$M$2]*[.E109]+[.$O$2]*[.D109]+[.G109]" table:style-name="ce7">
            <text:p>0.1025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8" table:style-name="ce3">
            <text:p>1.08</text:p>
          </table:table-cell>
          <table:table-cell office:value-type="float" office:value="-1.3792336999999999" table:style-name="ce2">
            <text:p>-1.38E+00</text:p>
          </table:table-cell>
          <table:table-cell office:value-type="float" office:value="-2.4072169219463715E-2" table:formula="of:=[.B110]*PI()/180" table:style-name="ce2">
            <text:p>-2.41E-02</text:p>
          </table:table-cell>
          <table:table-cell office:value-type="float" office:value="0.99971027932529388" table:formula="of:=COS([.C110])" table:style-name="ce2">
            <text:p>1.00E+00</text:p>
          </table:table-cell>
          <table:table-cell office:value-type="float" office:value="-2.4069844439523064E-2" table:formula="of:=SIN([.C110])" table:style-name="ce2">
            <text:p>-2.41E-02</text:p>
          </table:table-cell>
          <table:table-cell office:value-type="float" office:value="0" table:formula="of:=-[.$M$1]*[.D110]+[.$M$1]" table:style-name="ce2">
            <text:p>0.00E+00</text:p>
          </table:table-cell>
          <table:table-cell office:value-type="float" office:value="0" table:formula="of:=-[.$M$1]*[.E110]" table:style-name="ce2">
            <text:p>0.00E+00</text:p>
          </table:table-cell>
          <table:table-cell office:value-type="float" office:value="-0.44373226007413796" table:formula="of:=[.$M$2]*[.D110]+[.$O$2]*(-[.E110])+[.F110]" table:style-name="ce7">
            <text:p>-0.44373</text:p>
          </table:table-cell>
          <table:table-cell office:value-type="float" office:value="0" table:formula="of:=[.N110]" table:style-name="ce7">
            <text:p>0.00000</text:p>
          </table:table-cell>
          <table:table-cell office:value-type="float" office:value="0.10371061358172357" table:formula="of:=[.$M$2]*[.E110]+[.$O$2]*[.D110]+[.G110]" table:style-name="ce7">
            <text:p>0.103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0900000000000001" table:style-name="ce3">
            <text:p>1.09</text:p>
          </table:table-cell>
          <table:table-cell office:value-type="float" office:value="-1.5241724999999999" table:style-name="ce2">
            <text:p>-1.52E+00</text:p>
          </table:table-cell>
          <table:table-cell office:value-type="float" office:value="-2.6601828493353269E-2" table:formula="of:=[.B111]*PI()/180" table:style-name="ce2">
            <text:p>-2.66E-02</text:p>
          </table:table-cell>
          <table:table-cell office:value-type="float" office:value="0.99964619222569728" table:formula="of:=COS([.C111])" table:style-name="ce2">
            <text:p>1.00E+00</text:p>
          </table:table-cell>
          <table:table-cell office:value-type="float" office:value="-2.6598691108102823E-2" table:formula="of:=SIN([.C111])" table:style-name="ce2">
            <text:p>-2.66E-02</text:p>
          </table:table-cell>
          <table:table-cell office:value-type="float" office:value="0" table:formula="of:=-[.$M$1]*[.D111]+[.$M$1]" table:style-name="ce2">
            <text:p>0.00E+00</text:p>
          </table:table-cell>
          <table:table-cell office:value-type="float" office:value="0" table:formula="of:=-[.$M$1]*[.E111]" table:style-name="ce2">
            <text:p>0.00E+00</text:p>
          </table:table-cell>
          <table:table-cell office:value-type="float" office:value="-0.44346848807882999" table:formula="of:=[.$M$2]*[.D111]+[.$O$2]*(-[.E111])+[.F111]" table:style-name="ce7">
            <text:p>-0.44347</text:p>
          </table:table-cell>
          <table:table-cell office:value-type="float" office:value="0" table:formula="of:=[.N111]" table:style-name="ce7">
            <text:p>0.00000</text:p>
          </table:table-cell>
          <table:table-cell office:value-type="float" office:value="0.10483277198031452" table:formula="of:=[.$M$2]*[.E111]+[.$O$2]*[.D111]+[.G111]" table:style-name="ce7">
            <text:p>0.104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000000000000001" table:style-name="ce3">
            <text:p>1.10</text:p>
          </table:table-cell>
          <table:table-cell office:value-type="float" office:value="-1.6669632999999999" table:style-name="ce2">
            <text:p>-1.67E+00</text:p>
          </table:table-cell>
          <table:table-cell office:value-type="float" office:value="-2.9093998094909992E-2" table:formula="of:=[.B112]*PI()/180" table:style-name="ce2">
            <text:p>-2.91E-02</text:p>
          </table:table-cell>
          <table:table-cell office:value-type="float" office:value="0.99957679949057432" table:formula="of:=COS([.C112])" table:style-name="ce2">
            <text:p>1.00E+00</text:p>
          </table:table-cell>
          <table:table-cell office:value-type="float" office:value="-2.9089893780833403E-2" table:formula="of:=SIN([.C112])" table:style-name="ce2">
            <text:p>-2.91E-02</text:p>
          </table:table-cell>
          <table:table-cell office:value-type="float" office:value="0" table:formula="of:=-[.$M$1]*[.D112]+[.$M$1]" table:style-name="ce2">
            <text:p>0.00E+00</text:p>
          </table:table-cell>
          <table:table-cell office:value-type="float" office:value="0" table:formula="of:=-[.$M$1]*[.E112]" table:style-name="ce2">
            <text:p>0.00E+00</text:p>
          </table:table-cell>
          <table:table-cell office:value-type="float" office:value="-0.44320585013112773" table:formula="of:=[.$M$2]*[.D112]+[.$O$2]*(-[.E112])+[.F112]" table:style-name="ce7">
            <text:p>-0.44321</text:p>
          </table:table-cell>
          <table:table-cell office:value-type="float" office:value="0" table:formula="of:=[.N112]" table:style-name="ce7">
            <text:p>0.00000</text:p>
          </table:table-cell>
          <table:table-cell office:value-type="float" office:value="0.1059376439682532" table:formula="of:=[.$M$2]*[.E112]+[.$O$2]*[.D112]+[.G112]" table:style-name="ce7">
            <text:p>0.1059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100000000000001" table:style-name="ce3">
            <text:p>1.11</text:p>
          </table:table-cell>
          <table:table-cell office:value-type="float" office:value="-1.8074082" table:style-name="ce2">
            <text:p>-1.81E+00</text:p>
          </table:table-cell>
          <table:table-cell office:value-type="float" office:value="-3.1545224017544178E-2" table:formula="of:=[.B113]*PI()/180" table:style-name="ce2">
            <text:p>-3.15E-02</text:p>
          </table:table-cell>
          <table:table-cell office:value-type="float" office:value="0.99950249067890273" table:formula="of:=COS([.C113])" table:style-name="ce2">
            <text:p>1.00E+00</text:p>
          </table:table-cell>
          <table:table-cell office:value-type="float" office:value="-3.1539992496352399E-2" table:formula="of:=SIN([.C113])" table:style-name="ce2">
            <text:p>-3.15E-02</text:p>
          </table:table-cell>
          <table:table-cell office:value-type="float" office:value="0" table:formula="of:=-[.$M$1]*[.D113]+[.$M$1]" table:style-name="ce2">
            <text:p>0.00E+00</text:p>
          </table:table-cell>
          <table:table-cell office:value-type="float" office:value="0" table:formula="of:=-[.$M$1]*[.E113]" table:style-name="ce2">
            <text:p>0.00E+00</text:p>
          </table:table-cell>
          <table:table-cell office:value-type="float" office:value="-0.44294484178969773" table:formula="of:=[.$M$2]*[.D113]+[.$O$2]*(-[.E113])+[.F113]" table:style-name="ce7">
            <text:p>-0.44294</text:p>
          </table:table-cell>
          <table:table-cell office:value-type="float" office:value="0" table:formula="of:=[.N113]" table:style-name="ce7">
            <text:p>0.00000</text:p>
          </table:table-cell>
          <table:table-cell office:value-type="float" office:value="0.10702372228576076" table:formula="of:=[.$M$2]*[.E113]+[.$O$2]*[.D113]+[.G113]" table:style-name="ce7">
            <text:p>0.107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200000000000001" table:style-name="ce3">
            <text:p>1.12</text:p>
          </table:table-cell>
          <table:table-cell office:value-type="float" office:value="-1.9453091" table:style-name="ce2">
            <text:p>-1.95E+00</text:p>
          </table:table-cell>
          <table:table-cell office:value-type="float" office:value="-3.3952048764007627E-2" table:formula="of:=[.B114]*PI()/180" table:style-name="ce2">
            <text:p>-3.40E-02</text:p>
          </table:table-cell>
          <table:table-cell office:value-type="float" office:value="0.99942368455745378" table:formula="of:=COS([.C114])" table:style-name="ce2">
            <text:p>9.99E-01</text:p>
          </table:table-cell>
          <table:table-cell office:value-type="float" office:value="-3.394552615004106E-2" table:formula="of:=SIN([.C114])" table:style-name="ce2">
            <text:p>-3.39E-02</text:p>
          </table:table-cell>
          <table:table-cell office:value-type="float" office:value="0" table:formula="of:=-[.$M$1]*[.D114]+[.$M$1]" table:style-name="ce2">
            <text:p>0.00E+00</text:p>
          </table:table-cell>
          <table:table-cell office:value-type="float" office:value="0" table:formula="of:=-[.$M$1]*[.E114]" table:style-name="ce2">
            <text:p>0.00E+00</text:p>
          </table:table-cell>
          <table:table-cell office:value-type="float" office:value="-0.44268597174912633" table:formula="of:=[.$M$2]*[.D114]+[.$O$2]*(-[.E114])+[.F114]" table:style-name="ce7">
            <text:p>-0.44269</text:p>
          </table:table-cell>
          <table:table-cell office:value-type="float" office:value="0" table:formula="of:=[.N114]" table:style-name="ce7">
            <text:p>0.00000</text:p>
          </table:table-cell>
          <table:table-cell office:value-type="float" office:value="0.10808950187937652" table:formula="of:=[.$M$2]*[.E114]+[.$O$2]*[.D114]+[.G114]" table:style-name="ce7">
            <text:p>0.108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299999999999999" table:style-name="ce3">
            <text:p>1.13</text:p>
          </table:table-cell>
          <table:table-cell office:value-type="float" office:value="-2.0804681" table:style-name="ce2">
            <text:p>-2.08E+00</text:p>
          </table:table-cell>
          <table:table-cell office:value-type="float" office:value="-3.6311018327710637E-2" table:formula="of:=[.B115]*PI()/180" table:style-name="ce2">
            <text:p>-3.63E-02</text:p>
          </table:table-cell>
          <table:table-cell office:value-type="float" office:value="0.99934082740481966" table:formula="of:=COS([.C115])" table:style-name="ce2">
            <text:p>9.99E-01</text:p>
          </table:table-cell>
          <table:table-cell office:value-type="float" office:value="-3.6303039567650769E-2" table:formula="of:=SIN([.C115])" table:style-name="ce2">
            <text:p>-3.63E-02</text:p>
          </table:table-cell>
          <table:table-cell office:value-type="float" office:value="0" table:formula="of:=-[.$M$1]*[.D115]+[.$M$1]" table:style-name="ce2">
            <text:p>0.00E+00</text:p>
          </table:table-cell>
          <table:table-cell office:value-type="float" office:value="0" table:formula="of:=-[.$M$1]*[.E115]" table:style-name="ce2">
            <text:p>0.00E+00</text:p>
          </table:table-cell>
          <table:table-cell office:value-type="float" office:value="-0.44242976042549853" table:formula="of:=[.$M$2]*[.D115]+[.$O$2]*(-[.E115])+[.F115]" table:style-name="ce7">
            <text:p>-0.44243</text:p>
          </table:table-cell>
          <table:table-cell office:value-type="float" office:value="0" table:formula="of:=[.N115]" table:style-name="ce7">
            <text:p>0.00000</text:p>
          </table:table-cell>
          <table:table-cell office:value-type="float" office:value="0.10913348289977724" table:formula="of:=[.$M$2]*[.E115]+[.$O$2]*[.D115]+[.G115]" table:style-name="ce7">
            <text:p>0.109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399999999999999" table:style-name="ce3">
            <text:p>1.14</text:p>
          </table:table-cell>
          <table:table-cell office:value-type="float" office:value="-2.2126869999999998" table:style-name="ce2">
            <text:p>-2.21E+00</text:p>
          </table:table-cell>
          <table:table-cell office:value-type="float" office:value="-3.8618673466075767E-2" table:formula="of:=[.B116]*PI()/180" table:style-name="ce2">
            <text:p>-3.86E-02</text:p>
          </table:table-cell>
          <table:table-cell office:value-type="float" office:value="0.99925439170357588" table:formula="of:=COS([.C116])" table:style-name="ce2">
            <text:p>9.99E-01</text:p>
          </table:table-cell>
          <table:table-cell office:value-type="float" office:value="-3.8609074854450073E-2" table:formula="of:=SIN([.C116])" table:style-name="ce2">
            <text:p>-3.86E-02</text:p>
          </table:table-cell>
          <table:table-cell office:value-type="float" office:value="0" table:formula="of:=-[.$M$1]*[.D116]+[.$M$1]" table:style-name="ce2">
            <text:p>0.00E+00</text:p>
          </table:table-cell>
          <table:table-cell office:value-type="float" office:value="0" table:formula="of:=-[.$M$1]*[.E116]" table:style-name="ce2">
            <text:p>0.00E+00</text:p>
          </table:table-cell>
          <table:table-cell office:value-type="float" office:value="-0.44217674017750136" table:formula="of:=[.$M$2]*[.D116]+[.$O$2]*(-[.E116])+[.F116]" table:style-name="ce7">
            <text:p>-0.44218</text:p>
          </table:table-cell>
          <table:table-cell office:value-type="float" office:value="0" table:formula="of:=[.N116]" table:style-name="ce7">
            <text:p>0.00000</text:p>
          </table:table-cell>
          <table:table-cell office:value-type="float" office:value="0.11015416672100273" table:formula="of:=[.$M$2]*[.E116]+[.$O$2]*[.D116]+[.G116]" table:style-name="ce7">
            <text:p>0.1101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499999999999999" table:style-name="ce3">
            <text:p>1.15</text:p>
          </table:table-cell>
          <table:table-cell office:value-type="float" office:value="-2.3417678999999998" table:style-name="ce2">
            <text:p>-2.34E+00</text:p>
          </table:table-cell>
          <table:table-cell office:value-type="float" office:value="-4.0871560172513317E-2" table:formula="of:=[.B117]*PI()/180" table:style-name="ce2">
            <text:p>-4.09E-02</text:p>
          </table:table-cell>
          <table:table-cell office:value-type="float" office:value="0.99916487404965126" table:formula="of:=COS([.C117])" table:style-name="ce2">
            <text:p>9.99E-01</text:p>
          </table:table-cell>
          <table:table-cell office:value-type="float" office:value="-4.0860181905426431E-2" table:formula="of:=SIN([.C117])" table:style-name="ce2">
            <text:p>-4.09E-02</text:p>
          </table:table-cell>
          <table:table-cell office:value-type="float" office:value="0" table:formula="of:=-[.$M$1]*[.D117]+[.$M$1]" table:style-name="ce2">
            <text:p>0.00E+00</text:p>
          </table:table-cell>
          <table:table-cell office:value-type="float" office:value="0" table:formula="of:=-[.$M$1]*[.E117]" table:style-name="ce2">
            <text:p>0.00E+00</text:p>
          </table:table-cell>
          <table:table-cell office:value-type="float" office:value="-0.44192745339634476" table:formula="of:=[.$M$2]*[.D117]+[.$O$2]*(-[.E117])+[.F117]" table:style-name="ce7">
            <text:p>-0.44193</text:p>
          </table:table-cell>
          <table:table-cell office:value-type="float" office:value="0" table:formula="of:=[.N117]" table:style-name="ce7">
            <text:p>0.00000</text:p>
          </table:table-cell>
          <table:table-cell office:value-type="float" office:value="0.1111500604346283" table:formula="of:=[.$M$2]*[.E117]+[.$O$2]*[.D117]+[.G117]" table:style-name="ce7">
            <text:p>0.1111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599999999999999" table:style-name="ce3">
            <text:p>1.16</text:p>
          </table:table-cell>
          <table:table-cell office:value-type="float" office:value="-2.4675128000000002" table:style-name="ce2">
            <text:p>-2.47E+00</text:p>
          </table:table-cell>
          <table:table-cell office:value-type="float" office:value="-4.3066222695104336E-2" table:formula="of:=[.B118]*PI()/180" table:style-name="ce2">
            <text:p>-4.31E-02</text:p>
          </table:table-cell>
          <table:table-cell office:value-type="float" office:value="0.99907279355212586" table:formula="of:=COS([.C118])" table:style-name="ce2">
            <text:p>9.99E-01</text:p>
          </table:table-cell>
          <table:table-cell office:value-type="float" office:value="-4.3052911445698935E-2" table:formula="of:=SIN([.C118])" table:style-name="ce2">
            <text:p>-4.31E-02</text:p>
          </table:table-cell>
          <table:table-cell office:value-type="float" office:value="0" table:formula="of:=-[.$M$1]*[.D118]+[.$M$1]" table:style-name="ce2">
            <text:p>0.00E+00</text:p>
          </table:table-cell>
          <table:table-cell office:value-type="float" office:value="0" table:formula="of:=-[.$M$1]*[.E118]" table:style-name="ce2">
            <text:p>0.00E+00</text:p>
          </table:table-cell>
          <table:table-cell office:value-type="float" office:value="-0.44168245243915333" table:formula="of:=[.$M$2]*[.D118]+[.$O$2]*(-[.E118])+[.F118]" table:style-name="ce7">
            <text:p>-0.44168</text:p>
          </table:table-cell>
          <table:table-cell office:value-type="float" office:value="0" table:formula="of:=[.N118]" table:style-name="ce7">
            <text:p>0.00000</text:p>
          </table:table-cell>
          <table:table-cell office:value-type="float" office:value="0.11211967359627399" table:formula="of:=[.$M$2]*[.E118]+[.$O$2]*[.D118]+[.G118]" table:style-name="ce7">
            <text:p>0.1121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7" table:style-name="ce3">
            <text:p>1.17</text:p>
          </table:table-cell>
          <table:table-cell office:value-type="float" office:value="-2.5897234999999998" table:style-name="ce2">
            <text:p>-2.59E+00</text:p>
          </table:table-cell>
          <table:table-cell office:value-type="float" office:value="-4.5199201791271369E-2" table:formula="of:=[.B119]*PI()/180" table:style-name="ce2">
            <text:p>-4.52E-02</text:p>
          </table:table-cell>
          <table:table-cell office:value-type="float" office:value="0.99897868997177386" table:formula="of:=COS([.C119])" table:style-name="ce2">
            <text:p>9.99E-01</text:p>
          </table:table-cell>
          <table:table-cell office:value-type="float" office:value="-4.5183813277305883E-2" table:formula="of:=SIN([.C119])" table:style-name="ce2">
            <text:p>-4.52E-02</text:p>
          </table:table-cell>
          <table:table-cell office:value-type="float" office:value="0" table:formula="of:=-[.$M$1]*[.D119]+[.$M$1]" table:style-name="ce2">
            <text:p>0.00E+00</text:p>
          </table:table-cell>
          <table:table-cell office:value-type="float" office:value="0" table:formula="of:=-[.$M$1]*[.E119]" table:style-name="ce2">
            <text:p>0.00E+00</text:p>
          </table:table-cell>
          <table:table-cell office:value-type="float" office:value="-0.44144229896161891" table:formula="of:=[.$M$2]*[.D119]+[.$O$2]*(-[.E119])+[.F119]" table:style-name="ce7">
            <text:p>-0.44144</text:p>
          </table:table-cell>
          <table:table-cell office:value-type="float" office:value="0" table:formula="of:=[.N119]" table:style-name="ce7">
            <text:p>0.00000</text:p>
          </table:table-cell>
          <table:table-cell office:value-type="float" office:value="0.11306151727038112" table:formula="of:=[.$M$2]*[.E119]+[.$O$2]*[.D119]+[.G119]" table:style-name="ce7">
            <text:p>0.1130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8" table:style-name="ce3">
            <text:p>1.18</text:p>
          </table:table-cell>
          <table:table-cell office:value-type="float" office:value="-2.7082020999999998" table:style-name="ce2">
            <text:p>-2.71E+00</text:p>
          </table:table-cell>
          <table:table-cell office:value-type="float" office:value="-4.7267043454424722E-2" table:formula="of:=[.B120]*PI()/180" table:style-name="ce2">
            <text:p>-4.73E-02</text:p>
          </table:table-cell>
          <table:table-cell office:value-type="float" office:value="0.99888312126649925" table:formula="of:=COS([.C120])" table:style-name="ce2">
            <text:p>9.99E-01</text:p>
          </table:table-cell>
          <table:table-cell office:value-type="float" office:value="-4.7249444958604808E-2" table:formula="of:=SIN([.C120])" table:style-name="ce2">
            <text:p>-4.72E-02</text:p>
          </table:table-cell>
          <table:table-cell office:value-type="float" office:value="0" table:formula="of:=-[.$M$1]*[.D120]+[.$M$1]" table:style-name="ce2">
            <text:p>0.00E+00</text:p>
          </table:table-cell>
          <table:table-cell office:value-type="float" office:value="0" table:formula="of:=-[.$M$1]*[.E120]" table:style-name="ce2">
            <text:p>0.00E+00</text:p>
          </table:table-cell>
          <table:table-cell office:value-type="float" office:value="-0.44120756201583505" table:formula="of:=[.$M$2]*[.D120]+[.$O$2]*(-[.E120])+[.F120]" table:style-name="ce7">
            <text:p>-0.44121</text:p>
          </table:table-cell>
          <table:table-cell office:value-type="float" office:value="0" table:formula="of:=[.N120]" table:style-name="ce7">
            <text:p>0.00000</text:p>
          </table:table-cell>
          <table:table-cell office:value-type="float" office:value="0.11397410767381803" table:formula="of:=[.$M$2]*[.E120]+[.$O$2]*[.D120]+[.G120]" table:style-name="ce7">
            <text:p>0.1139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19" table:style-name="ce3">
            <text:p>1.19</text:p>
          </table:table-cell>
          <table:table-cell office:value-type="float" office:value="-2.8227506" table:style-name="ce2">
            <text:p>-2.82E+00</text:p>
          </table:table-cell>
          <table:table-cell office:value-type="float" office:value="-4.9266291932645451E-2" table:formula="of:=[.B121]*PI()/180" table:style-name="ce2">
            <text:p>-4.93E-02</text:p>
          </table:table-cell>
          <table:table-cell office:value-type="float" office:value="0.99878666168400232" table:formula="of:=COS([.C121])" table:style-name="ce2">
            <text:p>9.99E-01</text:p>
          </table:table-cell>
          <table:table-cell office:value-type="float" office:value="-4.92463647605203E-2" table:formula="of:=SIN([.C121])" table:style-name="ce2">
            <text:p>-4.92E-02</text:p>
          </table:table-cell>
          <table:table-cell office:value-type="float" office:value="0" table:formula="of:=-[.$M$1]*[.D121]+[.$M$1]" table:style-name="ce2">
            <text:p>0.00E+00</text:p>
          </table:table-cell>
          <table:table-cell office:value-type="float" office:value="0" table:formula="of:=-[.$M$1]*[.E121]" table:style-name="ce2">
            <text:p>0.00E+00</text:p>
          </table:table-cell>
          <table:table-cell office:value-type="float" office:value="-0.44097881785450505" table:formula="of:=[.$M$2]*[.D121]+[.$O$2]*(-[.E121])+[.F121]" table:style-name="ce7">
            <text:p>-0.44098</text:p>
          </table:table-cell>
          <table:table-cell office:value-type="float" office:value="0" table:formula="of:=[.N121]" table:style-name="ce7">
            <text:p>0.00000</text:p>
          </table:table-cell>
          <table:table-cell office:value-type="float" office:value="0.11485596285628032" table:formula="of:=[.$M$2]*[.E121]+[.$O$2]*[.D121]+[.G121]" table:style-name="ce7">
            <text:p>0.114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" table:style-name="ce3">
            <text:p>1.20</text:p>
          </table:table-cell>
          <table:table-cell office:value-type="float" office:value="-2.9331708999999999" table:style-name="ce2">
            <text:p>-2.93E+00</text:p>
          </table:table-cell>
          <table:table-cell office:value-type="float" office:value="-5.1193489728685343E-2" table:formula="of:=[.B122]*PI()/180" table:style-name="ce2">
            <text:p>-5.12E-02</text:p>
          </table:table-cell>
          <table:table-cell office:value-type="float" office:value="0.99868989946524833" table:formula="of:=COS([.C122])" table:style-name="ce2">
            <text:p>9.99E-01</text:p>
          </table:table-cell>
          <table:table-cell office:value-type="float" office:value="-5.1171131569394408E-2" table:formula="of:=SIN([.C122])" table:style-name="ce2">
            <text:p>-5.12E-02</text:p>
          </table:table-cell>
          <table:table-cell office:value-type="float" office:value="0" table:formula="of:=-[.$M$1]*[.D122]+[.$M$1]" table:style-name="ce2">
            <text:p>0.00E+00</text:p>
          </table:table-cell>
          <table:table-cell office:value-type="float" office:value="0" table:formula="of:=-[.$M$1]*[.E122]" table:style-name="ce2">
            <text:p>0.00E+00</text:p>
          </table:table-cell>
          <table:table-cell office:value-type="float" office:value="-0.4407566489154936" table:formula="of:=[.$M$2]*[.D122]+[.$O$2]*(-[.E122])+[.F122]" table:style-name="ce7">
            <text:p>-0.44076</text:p>
          </table:table-cell>
          <table:table-cell office:value-type="float" office:value="0" table:formula="of:=[.N122]" table:style-name="ce7">
            <text:p>0.00000</text:p>
          </table:table-cell>
          <table:table-cell office:value-type="float" office:value="0.11570560244337494" table:formula="of:=[.$M$2]*[.E122]+[.$O$2]*[.D122]+[.G122]" table:style-name="ce7">
            <text:p>0.115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1" table:style-name="ce3">
            <text:p>1.21</text:p>
          </table:table-cell>
          <table:table-cell office:value-type="float" office:value="-3.0392649" table:style-name="ce2">
            <text:p>-3.04E+00</text:p>
          </table:table-cell>
          <table:table-cell office:value-type="float" office:value="-5.3045179345296206E-2" table:formula="of:=[.B123]*PI()/180" table:style-name="ce2">
            <text:p>-5.30E-02</text:p>
          </table:table-cell>
          <table:table-cell office:value-type="float" office:value="0.99859343433567604" table:formula="of:=COS([.C123])" table:style-name="ce2">
            <text:p>9.99E-01</text:p>
          </table:table-cell>
          <table:table-cell office:value-type="float" office:value="-5.3020306503072885E-2" table:formula="of:=SIN([.C123])" table:style-name="ce2">
            <text:p>-5.30E-02</text:p>
          </table:table-cell>
          <table:table-cell office:value-type="float" office:value="0" table:formula="of:=-[.$M$1]*[.D123]+[.$M$1]" table:style-name="ce2">
            <text:p>0.00E+00</text:p>
          </table:table-cell>
          <table:table-cell office:value-type="float" office:value="0" table:formula="of:=-[.$M$1]*[.E123]" table:style-name="ce2">
            <text:p>0.00E+00</text:p>
          </table:table-cell>
          <table:table-cell office:value-type="float" office:value="-0.44054164255235928" table:formula="of:=[.$M$2]*[.D123]+[.$O$2]*(-[.E123])+[.F123]" table:style-name="ce7">
            <text:p>-0.44054</text:p>
          </table:table-cell>
          <table:table-cell office:value-type="float" office:value="0" table:formula="of:=[.N123]" table:style-name="ce7">
            <text:p>0.00000</text:p>
          </table:table-cell>
          <table:table-cell office:value-type="float" office:value="0.11652154812423868" table:formula="of:=[.$M$2]*[.E123]+[.$O$2]*[.D123]+[.G123]" table:style-name="ce7">
            <text:p>0.116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2" table:style-name="ce3">
            <text:p>1.22</text:p>
          </table:table-cell>
          <table:table-cell office:value-type="float" office:value="-3.1408347999999999" table:style-name="ce2">
            <text:p>-3.14E+00</text:p>
          </table:table-cell>
          <table:table-cell office:value-type="float" office:value="-5.4817908521217595E-2" table:formula="of:=[.B124]*PI()/180" table:style-name="ce2">
            <text:p>-5.48E-02</text:p>
          </table:table-cell>
          <table:table-cell office:value-type="float" office:value="0.99849787466681039" table:formula="of:=COS([.C124])" table:style-name="ce2">
            <text:p>9.98E-01</text:p>
          </table:table-cell>
          <table:table-cell office:value-type="float" office:value="-5.479045798186534E-2" table:formula="of:=SIN([.C124])" table:style-name="ce2">
            <text:p>-5.48E-02</text:p>
          </table:table-cell>
          <table:table-cell office:value-type="float" office:value="0" table:formula="of:=-[.$M$1]*[.D124]+[.$M$1]" table:style-name="ce2">
            <text:p>0.00E+00</text:p>
          </table:table-cell>
          <table:table-cell office:value-type="float" office:value="0" table:formula="of:=-[.$M$1]*[.E124]" table:style-name="ce2">
            <text:p>0.00E+00</text:p>
          </table:table-cell>
          <table:table-cell office:value-type="float" office:value="-0.44033438929655061" table:formula="of:=[.$M$2]*[.D124]+[.$O$2]*(-[.E124])+[.F124]" table:style-name="ce7">
            <text:p>-0.44033</text:p>
          </table:table-cell>
          <table:table-cell office:value-type="float" office:value="0" table:formula="of:=[.N124]" table:style-name="ce7">
            <text:p>0.00000</text:p>
          </table:table-cell>
          <table:table-cell office:value-type="float" office:value="0.1173023256497235" table:formula="of:=[.$M$2]*[.E124]+[.$O$2]*[.D124]+[.G124]" table:style-name="ce7">
            <text:p>0.117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3" table:style-name="ce3">
            <text:p>1.23</text:p>
          </table:table-cell>
          <table:table-cell office:value-type="float" office:value="-3.2376824000000002" table:style-name="ce2">
            <text:p>-3.24E+00</text:p>
          </table:table-cell>
          <table:table-cell office:value-type="float" office:value="-5.6508218013872055E-2" table:formula="of:=[.B125]*PI()/180" table:style-name="ce2">
            <text:p>-5.65E-02</text:p>
          </table:table-cell>
          <table:table-cell office:value-type="float" office:value="0.99840383545282319" table:formula="of:=COS([.C125])" table:style-name="ce2">
            <text:p>9.98E-01</text:p>
          </table:table-cell>
          <table:table-cell office:value-type="float" office:value="-5.6478149341953672E-2" table:formula="of:=SIN([.C125])" table:style-name="ce2">
            <text:p>-5.65E-02</text:p>
          </table:table-cell>
          <table:table-cell office:value-type="float" office:value="0" table:formula="of:=-[.$M$1]*[.D125]+[.$M$1]" table:style-name="ce2">
            <text:p>0.00E+00</text:p>
          </table:table-cell>
          <table:table-cell office:value-type="float" office:value="0" table:formula="of:=-[.$M$1]*[.E125]" table:style-name="ce2">
            <text:p>0.00E+00</text:p>
          </table:table-cell>
          <table:table-cell office:value-type="float" office:value="-0.44013548310670275" table:formula="of:=[.$M$2]*[.D125]+[.$O$2]*(-[.E125])+[.F125]" table:style-name="ce7">
            <text:p>-0.44014</text:p>
          </table:table-cell>
          <table:table-cell office:value-type="float" office:value="0" table:formula="of:=[.N125]" table:style-name="ce7">
            <text:p>0.00000</text:p>
          </table:table-cell>
          <table:table-cell office:value-type="float" office:value="0.11804645911855809" table:formula="of:=[.$M$2]*[.E125]+[.$O$2]*[.D125]+[.G125]" table:style-name="ce7">
            <text:p>0.1180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4" table:style-name="ce3">
            <text:p>1.24</text:p>
          </table:table-cell>
          <table:table-cell office:value-type="float" office:value="-3.3296096999999998" table:style-name="ce2">
            <text:p>-3.33E+00</text:p>
          </table:table-cell>
          <table:table-cell office:value-type="float" office:value="-5.8112652071340636E-2" table:formula="of:=[.B126]*PI()/180" table:style-name="ce2">
            <text:p>-5.81E-02</text:p>
          </table:table-cell>
          <table:table-cell office:value-type="float" office:value="0.99831193497577686" table:formula="of:=COS([.C126])" table:style-name="ce2">
            <text:p>9.98E-01</text:p>
          </table:table-cell>
          <table:table-cell office:value-type="float" office:value="-5.8079949078147709E-2" table:formula="of:=SIN([.C126])" table:style-name="ce2">
            <text:p>-5.81E-02</text:p>
          </table:table-cell>
          <table:table-cell office:value-type="float" office:value="0" table:formula="of:=-[.$M$1]*[.D126]+[.$M$1]" table:style-name="ce2">
            <text:p>0.00E+00</text:p>
          </table:table-cell>
          <table:table-cell office:value-type="float" office:value="0" table:formula="of:=-[.$M$1]*[.E126]" table:style-name="ce2">
            <text:p>0.00E+00</text:p>
          </table:table-cell>
          <table:table-cell office:value-type="float" office:value="-0.43994551892842632" table:formula="of:=[.$M$2]*[.D126]+[.$O$2]*(-[.E126])+[.F126]" table:style-name="ce7">
            <text:p>-0.43995</text:p>
          </table:table-cell>
          <table:table-cell office:value-type="float" office:value="0" table:formula="of:=[.N126]" table:style-name="ce7">
            <text:p>0.00000</text:p>
          </table:table-cell>
          <table:table-cell office:value-type="float" office:value="0.11875247523650895" table:formula="of:=[.$M$2]*[.E126]+[.$O$2]*[.D126]+[.G126]" table:style-name="ce7">
            <text:p>0.118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5" table:style-name="ce3">
            <text:p>1.25</text:p>
          </table:table-cell>
          <table:table-cell office:value-type="float" office:value="-3.4164186000000001" table:style-name="ce2">
            <text:p>-3.42E+00</text:p>
          </table:table-cell>
          <table:table-cell office:value-type="float" office:value="-5.9627753196375151E-2" table:formula="of:=[.B127]*PI()/180" table:style-name="ce2">
            <text:p>-5.96E-02</text:p>
          </table:table-cell>
          <table:table-cell office:value-type="float" office:value="0.99822279218526611" table:formula="of:=COS([.C127])" table:style-name="ce2">
            <text:p>9.98E-01</text:p>
          </table:table-cell>
          <table:table-cell office:value-type="float" office:value="-5.9592425373121878E-2" table:formula="of:=SIN([.C127])" table:style-name="ce2">
            <text:p>-5.96E-02</text:p>
          </table:table-cell>
          <table:table-cell office:value-type="float" office:value="0" table:formula="of:=-[.$M$1]*[.D127]+[.$M$1]" table:style-name="ce2">
            <text:p>0.00E+00</text:p>
          </table:table-cell>
          <table:table-cell office:value-type="float" office:value="0" table:formula="of:=-[.$M$1]*[.E127]" table:style-name="ce2">
            <text:p>0.00E+00</text:p>
          </table:table-cell>
          <table:table-cell office:value-type="float" office:value="-0.43976509203414688" table:formula="of:=[.$M$2]*[.D127]+[.$O$2]*(-[.E127])+[.F127]" table:style-name="ce7">
            <text:p>-0.43977</text:p>
          </table:table-cell>
          <table:table-cell office:value-type="float" office:value="0" table:formula="of:=[.N127]" table:style-name="ce7">
            <text:p>0.00000</text:p>
          </table:table-cell>
          <table:table-cell office:value-type="float" office:value="0.11941890063217941" table:formula="of:=[.$M$2]*[.E127]+[.$O$2]*[.D127]+[.G127]" table:style-name="ce7">
            <text:p>0.119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6" table:style-name="ce3">
            <text:p>1.26</text:p>
          </table:table-cell>
          <table:table-cell office:value-type="float" office:value="-3.4979222000000001" table:style-name="ce2">
            <text:p>-3.50E+00</text:p>
          </table:table-cell>
          <table:table-cell office:value-type="float" office:value="-6.1050259368603595E-2" table:formula="of:=[.B128]*PI()/180" table:style-name="ce2">
            <text:p>-6.11E-02</text:p>
          </table:table-cell>
          <table:table-cell office:value-type="float" office:value="0.99813701165732038" table:formula="of:=COS([.C128])" table:style-name="ce2">
            <text:p>9.98E-01</text:p>
          </table:table-cell>
          <table:table-cell office:value-type="float" office:value="-6.1012342684035686E-2" table:formula="of:=SIN([.C128])" table:style-name="ce2">
            <text:p>-6.10E-02</text:p>
          </table:table-cell>
          <table:table-cell office:value-type="float" office:value="0" table:formula="of:=-[.$M$1]*[.D128]+[.$M$1]" table:style-name="ce2">
            <text:p>0.00E+00</text:p>
          </table:table-cell>
          <table:table-cell office:value-type="float" office:value="0" table:formula="of:=-[.$M$1]*[.E128]" table:style-name="ce2">
            <text:p>0.00E+00</text:p>
          </table:table-cell>
          <table:table-cell office:value-type="float" office:value="-0.43959477303071526" table:formula="of:=[.$M$2]*[.D128]+[.$O$2]*(-[.E128])+[.F128]" table:style-name="ce7">
            <text:p>-0.43959</text:p>
          </table:table-cell>
          <table:table-cell office:value-type="float" office:value="0" table:formula="of:=[.N128]" table:style-name="ce7">
            <text:p>0.00000</text:p>
          </table:table-cell>
          <table:table-cell office:value-type="float" office:value="0.12004434815547911" table:formula="of:=[.$M$2]*[.E128]+[.$O$2]*[.D128]+[.G128]" table:style-name="ce7">
            <text:p>0.1200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7" table:style-name="ce3">
            <text:p>1.27</text:p>
          </table:table-cell>
          <table:table-cell office:value-type="float" office:value="-3.5740287999999998" table:style-name="ce2">
            <text:p>-3.57E+00</text:p>
          </table:table-cell>
          <table:table-cell office:value-type="float" office:value="-6.2378570121101901E-2" table:formula="of:=[.B129]*PI()/180" table:style-name="ce2">
            <text:p>-6.24E-02</text:p>
          </table:table-cell>
          <table:table-cell office:value-type="float" office:value="0.99805508776926932" table:formula="of:=COS([.C129])" table:style-name="ce2">
            <text:p>9.98E-01</text:p>
          </table:table-cell>
          <table:table-cell office:value-type="float" office:value="-6.2338124593831125E-2" table:formula="of:=SIN([.C129])" table:style-name="ce2">
            <text:p>-6.23E-02</text:p>
          </table:table-cell>
          <table:table-cell office:value-type="float" office:value="0" table:formula="of:=-[.$M$1]*[.D129]+[.$M$1]" table:style-name="ce2">
            <text:p>0.00E+00</text:p>
          </table:table-cell>
          <table:table-cell office:value-type="float" office:value="0" table:formula="of:=-[.$M$1]*[.E129]" table:style-name="ce2">
            <text:p>0.00E+00</text:p>
          </table:table-cell>
          <table:table-cell office:value-type="float" office:value="-0.43943492906664477" table:formula="of:=[.$M$2]*[.D129]+[.$O$2]*(-[.E129])+[.F129]" table:style-name="ce7">
            <text:p>-0.43943</text:p>
          </table:table-cell>
          <table:table-cell office:value-type="float" office:value="0" table:formula="of:=[.N129]" table:style-name="ce7">
            <text:p>0.00000</text:p>
          </table:table-cell>
          <table:table-cell office:value-type="float" office:value="0.12062816054385012" table:formula="of:=[.$M$2]*[.E129]+[.$O$2]*[.D129]+[.G129]" table:style-name="ce7">
            <text:p>0.1206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8" table:style-name="ce3">
            <text:p>1.28</text:p>
          </table:table-cell>
          <table:table-cell office:value-type="float" office:value="-3.6446958" table:style-name="ce2">
            <text:p>-3.64E+00</text:p>
          </table:table-cell>
          <table:table-cell office:value-type="float" office:value="-6.3611941943608738E-2" table:formula="of:=[.B130]*PI()/180" table:style-name="ce2">
            <text:p>-6.36E-02</text:p>
          </table:table-cell>
          <table:table-cell office:value-type="float" office:value="0.99797744257879673" table:formula="of:=COS([.C130])" table:style-name="ce2">
            <text:p>9.98E-01</text:p>
          </table:table-cell>
          <table:table-cell office:value-type="float" office:value="-6.3569049889741214E-2" table:formula="of:=SIN([.C130])" table:style-name="ce2">
            <text:p>-6.36E-02</text:p>
          </table:table-cell>
          <table:table-cell office:value-type="float" office:value="0" table:formula="of:=-[.$M$1]*[.D130]+[.$M$1]" table:style-name="ce2">
            <text:p>0.00E+00</text:p>
          </table:table-cell>
          <table:table-cell office:value-type="float" office:value="0" table:formula="of:=-[.$M$1]*[.E130]" table:style-name="ce2">
            <text:p>0.00E+00</text:p>
          </table:table-cell>
          <table:table-cell office:value-type="float" office:value="-0.43928581549465529" table:formula="of:=[.$M$2]*[.D130]+[.$O$2]*(-[.E130])+[.F130]" table:style-name="ce7">
            <text:p>-0.43929</text:p>
          </table:table-cell>
          <table:table-cell office:value-type="float" office:value="0" table:formula="of:=[.N130]" table:style-name="ce7">
            <text:p>0.00000</text:p>
          </table:table-cell>
          <table:table-cell office:value-type="float" office:value="0.12117005531564165" table:formula="of:=[.$M$2]*[.E130]+[.$O$2]*[.D130]+[.G130]" table:style-name="ce7">
            <text:p>0.121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29" table:style-name="ce3">
            <text:p>1.29</text:p>
          </table:table-cell>
          <table:table-cell office:value-type="float" office:value="-3.7098811999999999" table:style-name="ce2">
            <text:p>-3.71E+00</text:p>
          </table:table-cell>
          <table:table-cell office:value-type="float" office:value="-6.474964179783825E-2" table:formula="of:=[.B131]*PI()/180" table:style-name="ce2">
            <text:p>-6.47E-02</text:p>
          </table:table-cell>
          <table:table-cell office:value-type="float" office:value="0.99790447422415574" table:formula="of:=COS([.C131])" table:style-name="ce2">
            <text:p>9.98E-01</text:p>
          </table:table-cell>
          <table:table-cell office:value-type="float" office:value="-6.4704407295107749E-2" table:formula="of:=SIN([.C131])" table:style-name="ce2">
            <text:p>-6.47E-02</text:p>
          </table:table-cell>
          <table:table-cell office:value-type="float" office:value="0" table:formula="of:=-[.$M$1]*[.D131]+[.$M$1]" table:style-name="ce2">
            <text:p>0.00E+00</text:p>
          </table:table-cell>
          <table:table-cell office:value-type="float" office:value="0" table:formula="of:=-[.$M$1]*[.E131]" table:style-name="ce2">
            <text:p>0.00E+00</text:p>
          </table:table-cell>
          <table:table-cell office:value-type="float" office:value="-0.43914767607295085" table:formula="of:=[.$M$2]*[.D131]+[.$O$2]*(-[.E131])+[.F131]" table:style-name="ce7">
            <text:p>-0.43915</text:p>
          </table:table-cell>
          <table:table-cell office:value-type="float" office:value="0" table:formula="of:=[.N131]" table:style-name="ce7">
            <text:p>0.00000</text:p>
          </table:table-cell>
          <table:table-cell office:value-type="float" office:value="0.12166975219719406" table:formula="of:=[.$M$2]*[.E131]+[.$O$2]*[.D131]+[.G131]" table:style-name="ce7">
            <text:p>0.1216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" table:style-name="ce3">
            <text:p>1.30</text:p>
          </table:table-cell>
          <table:table-cell office:value-type="float" office:value="-3.7695428999999998" table:style-name="ce2">
            <text:p>-3.77E+00</text:p>
          </table:table-cell>
          <table:table-cell office:value-type="float" office:value="-6.5790934900175346E-2" table:formula="of:=[.B132]*PI()/180" table:style-name="ce2">
            <text:p>-6.58E-02</text:p>
          </table:table-cell>
          <table:table-cell office:value-type="float" office:value="0.99783655697379114" table:formula="of:=COS([.C132])" table:style-name="ce2">
            <text:p>9.98E-01</text:p>
          </table:table-cell>
          <table:table-cell office:value-type="float" office:value="-6.5743483073914935E-2" table:formula="of:=SIN([.C132])" table:style-name="ce2">
            <text:p>-6.57E-02</text:p>
          </table:table-cell>
          <table:table-cell office:value-type="float" office:value="0" table:formula="of:=-[.$M$1]*[.D132]+[.$M$1]" table:style-name="ce2">
            <text:p>0.00E+00</text:p>
          </table:table-cell>
          <table:table-cell office:value-type="float" office:value="0" table:formula="of:=-[.$M$1]*[.E132]" table:style-name="ce2">
            <text:p>0.00E+00</text:p>
          </table:table-cell>
          <table:table-cell office:value-type="float" office:value="-0.43902074414013409" table:formula="of:=[.$M$2]*[.D132]+[.$O$2]*(-[.E132])+[.F132]" table:style-name="ce7">
            <text:p>-0.43902</text:p>
          </table:table-cell>
          <table:table-cell office:value-type="float" office:value="0" table:formula="of:=[.N132]" table:style-name="ce7">
            <text:p>0.00000</text:p>
          </table:table-cell>
          <table:table-cell office:value-type="float" office:value="0.12212696759783603" table:formula="of:=[.$M$2]*[.E132]+[.$O$2]*[.D132]+[.G132]" table:style-name="ce7">
            <text:p>0.122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1" table:style-name="ce3">
            <text:p>1.31</text:p>
          </table:table-cell>
          <table:table-cell office:value-type="float" office:value="-3.8236387000000001" table:style-name="ce2">
            <text:p>-3.82E+00</text:p>
          </table:table-cell>
          <table:table-cell office:value-type="float" office:value="-6.6735084721675705E-2" table:formula="of:=[.B133]*PI()/180" table:style-name="ce2">
            <text:p>-6.67E-02</text:p>
          </table:table-cell>
          <table:table-cell office:value-type="float" office:value="0.99777404054006136" table:formula="of:=COS([.C133])" table:style-name="ce2">
            <text:p>9.98E-01</text:p>
          </table:table-cell>
          <table:table-cell office:value-type="float" office:value="-6.6685560838610561E-2" table:formula="of:=SIN([.C133])" table:style-name="ce2">
            <text:p>-6.67E-02</text:p>
          </table:table-cell>
          <table:table-cell office:value-type="float" office:value="0" table:formula="of:=-[.$M$1]*[.D133]+[.$M$1]" table:style-name="ce2">
            <text:p>0.00E+00</text:p>
          </table:table-cell>
          <table:table-cell office:value-type="float" office:value="0" table:formula="of:=-[.$M$1]*[.E133]" table:style-name="ce2">
            <text:p>0.00E+00</text:p>
          </table:table-cell>
          <table:table-cell office:value-type="float" office:value="-0.43890524232693062" table:formula="of:=[.$M$2]*[.D133]+[.$O$2]*(-[.E133])+[.F133]" table:style-name="ce7">
            <text:p>-0.43891</text:p>
          </table:table-cell>
          <table:table-cell office:value-type="float" office:value="0" table:formula="of:=[.N133]" table:style-name="ce7">
            <text:p>0.00000</text:p>
          </table:table-cell>
          <table:table-cell office:value-type="float" office:value="0.12254141446032989" table:formula="of:=[.$M$2]*[.E133]+[.$O$2]*[.D133]+[.G133]" table:style-name="ce7">
            <text:p>0.122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2" table:style-name="ce3">
            <text:p>1.32</text:p>
          </table:table-cell>
          <table:table-cell office:value-type="float" office:value="-3.8721266999999999" table:style-name="ce2">
            <text:p>-3.87E+00</text:p>
          </table:table-cell>
          <table:table-cell office:value-type="float" office:value="-6.7581359969382707E-2" table:formula="of:=[.B134]*PI()/180" table:style-name="ce2">
            <text:p>-6.76E-02</text:p>
          </table:table-cell>
          <table:table-cell office:value-type="float" office:value="0.99771724891350011" table:formula="of:=COS([.C134])" table:style-name="ce2">
            <text:p>9.98E-01</text:p>
          </table:table-cell>
          <table:table-cell office:value-type="float" office:value="-6.7529928331643688E-2" table:formula="of:=SIN([.C134])" table:style-name="ce2">
            <text:p>-6.75E-02</text:p>
          </table:table-cell>
          <table:table-cell office:value-type="float" office:value="0" table:formula="of:=-[.$M$1]*[.D134]+[.$M$1]" table:style-name="ce2">
            <text:p>0.00E+00</text:p>
          </table:table-cell>
          <table:table-cell office:value-type="float" office:value="0" table:formula="of:=-[.$M$1]*[.E134]" table:style-name="ce2">
            <text:p>0.00E+00</text:p>
          </table:table-cell>
          <table:table-cell office:value-type="float" office:value="-0.43880138140546954" table:formula="of:=[.$M$2]*[.D134]+[.$O$2]*(-[.E134])+[.F134]" table:style-name="ce7">
            <text:p>-0.43880</text:p>
          </table:table-cell>
          <table:table-cell office:value-type="float" office:value="0" table:formula="of:=[.N134]" table:style-name="ce7">
            <text:p>0.00000</text:p>
          </table:table-cell>
          <table:table-cell office:value-type="float" office:value="0.12291280517770176" table:formula="of:=[.$M$2]*[.E134]+[.$O$2]*[.D134]+[.G134]" table:style-name="ce7">
            <text:p>0.1229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3" table:style-name="ce3">
            <text:p>1.33</text:p>
          </table:table-cell>
          <table:table-cell office:value-type="float" office:value="-3.9149645999999998" table:style-name="ce2">
            <text:p>-3.91E+00</text:p>
          </table:table-cell>
          <table:table-cell office:value-type="float" office:value="-6.8329022369022788E-2" table:formula="of:=[.B135]*PI()/180" table:style-name="ce2">
            <text:p>-6.83E-02</text:p>
          </table:table-cell>
          <table:table-cell office:value-type="float" office:value="0.99766648046844897" table:formula="of:=COS([.C135])" table:style-name="ce2">
            <text:p>9.98E-01</text:p>
          </table:table-cell>
          <table:table-cell office:value-type="float" office:value="-6.8275865060048083E-2" table:formula="of:=SIN([.C135])" table:style-name="ce2">
            <text:p>-6.83E-02</text:p>
          </table:table-cell>
          <table:table-cell office:value-type="float" office:value="0" table:formula="of:=-[.$M$1]*[.D135]+[.$M$1]" table:style-name="ce2">
            <text:p>0.00E+00</text:p>
          </table:table-cell>
          <table:table-cell office:value-type="float" office:value="0" table:formula="of:=-[.$M$1]*[.E135]" table:style-name="ce2">
            <text:p>0.00E+00</text:p>
          </table:table-cell>
          <table:table-cell office:value-type="float" office:value="-0.43870936148639061" table:formula="of:=[.$M$2]*[.D135]+[.$O$2]*(-[.E135])+[.F135]" table:style-name="ce7">
            <text:p>-0.43871</text:p>
          </table:table-cell>
          <table:table-cell office:value-type="float" office:value="0" table:formula="of:=[.N135]" table:style-name="ce7">
            <text:p>0.00000</text:p>
          </table:table-cell>
          <table:table-cell office:value-type="float" office:value="0.12324084608685321" table:formula="of:=[.$M$2]*[.E135]+[.$O$2]*[.D135]+[.G135]" table:style-name="ce7">
            <text:p>0.1232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4" table:style-name="ce3">
            <text:p>1.34</text:p>
          </table:table-cell>
          <table:table-cell office:value-type="float" office:value="-3.9521104" table:style-name="ce2">
            <text:p>-3.95E+00</text:p>
          </table:table-cell>
          <table:table-cell office:value-type="float" office:value="-6.8977338882310113E-2" table:formula="of:=[.B136]*PI()/180" table:style-name="ce2">
            <text:p>-6.90E-02</text:p>
          </table:table-cell>
          <table:table-cell office:value-type="float" office:value="0.99762200643403487" table:formula="of:=COS([.C136])" table:style-name="ce2">
            <text:p>9.98E-01</text:p>
          </table:table-cell>
          <table:table-cell office:value-type="float" office:value="-6.8922654320118126E-2" table:formula="of:=SIN([.C136])" table:style-name="ce2">
            <text:p>-6.89E-02</text:p>
          </table:table-cell>
          <table:table-cell office:value-type="float" office:value="0" table:formula="of:=-[.$M$1]*[.D136]+[.$M$1]" table:style-name="ce2">
            <text:p>0.00E+00</text:p>
          </table:table-cell>
          <table:table-cell office:value-type="float" office:value="0" table:formula="of:=-[.$M$1]*[.E136]" table:style-name="ce2">
            <text:p>0.00E+00</text:p>
          </table:table-cell>
          <table:table-cell office:value-type="float" office:value="-0.43862937021845194" table:formula="of:=[.$M$2]*[.D136]+[.$O$2]*(-[.E136])+[.F136]" table:style-name="ce7">
            <text:p>-0.43863</text:p>
          </table:table-cell>
          <table:table-cell office:value-type="float" office:value="0" table:formula="of:=[.N136]" table:style-name="ce7">
            <text:p>0.00000</text:p>
          </table:table-cell>
          <table:table-cell office:value-type="float" office:value="0.12352524269056994" table:formula="of:=[.$M$2]*[.E136]+[.$O$2]*[.D136]+[.G136]" table:style-name="ce7">
            <text:p>0.123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5" table:style-name="ce3">
            <text:p>1.35</text:p>
          </table:table-cell>
          <table:table-cell office:value-type="float" office:value="-3.9835219999999998" table:style-name="ce2">
            <text:p>-3.98E+00</text:p>
          </table:table-cell>
          <table:table-cell office:value-type="float" office:value="-6.9525574725629549E-2" table:formula="of:=[.B137]*PI()/180" table:style-name="ce2">
            <text:p>-6.95E-02</text:p>
          </table:table-cell>
          <table:table-cell office:value-type="float" office:value="0.99758407064251442" table:formula="of:=COS([.C137])" table:style-name="ce2">
            <text:p>9.98E-01</text:p>
          </table:table-cell>
          <table:table-cell office:value-type="float" office:value="-6.946957607694787E-2" table:formula="of:=SIN([.C137])" table:style-name="ce2">
            <text:p>-6.95E-02</text:p>
          </table:table-cell>
          <table:table-cell office:value-type="float" office:value="0" table:formula="of:=-[.$M$1]*[.D137]+[.$M$1]" table:style-name="ce2">
            <text:p>0.00E+00</text:p>
          </table:table-cell>
          <table:table-cell office:value-type="float" office:value="0" table:formula="of:=-[.$M$1]*[.E137]" table:style-name="ce2">
            <text:p>0.00E+00</text:p>
          </table:table-cell>
          <table:table-cell office:value-type="float" office:value="-0.43856158333846951" table:formula="of:=[.$M$2]*[.D137]+[.$O$2]*(-[.E137])+[.F137]" table:style-name="ce7">
            <text:p>-0.43856</text:p>
          </table:table-cell>
          <table:table-cell office:value-type="float" office:value="0" table:formula="of:=[.N137]" table:style-name="ce7">
            <text:p>0.00000</text:p>
          </table:table-cell>
          <table:table-cell office:value-type="float" office:value="0.12376569645768028" table:formula="of:=[.$M$2]*[.E137]+[.$O$2]*[.D137]+[.G137]" table:style-name="ce7">
            <text:p>0.123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6" table:style-name="ce3">
            <text:p>1.36</text:p>
          </table:table-cell>
          <table:table-cell office:value-type="float" office:value="-4.0091571999999998" table:style-name="ce2">
            <text:p>-4.01E+00</text:p>
          </table:table-cell>
          <table:table-cell office:value-type="float" office:value="-6.9972993370036804E-2" table:formula="of:=[.B138]*PI()/180" table:style-name="ce2">
            <text:p>-7.00E-02</text:p>
          </table:table-cell>
          <table:table-cell office:value-type="float" office:value="0.99755288881009008" table:formula="of:=COS([.C138])" table:style-name="ce2">
            <text:p>9.98E-01</text:p>
          </table:table-cell>
          <table:table-cell office:value-type="float" office:value="-6.9915906821296087E-2" table:formula="of:=SIN([.C138])" table:style-name="ce2">
            <text:p>-6.99E-02</text:p>
          </table:table-cell>
          <table:table-cell office:value-type="float" office:value="0" table:formula="of:=-[.$M$1]*[.D138]+[.$M$1]" table:style-name="ce2">
            <text:p>0.00E+00</text:p>
          </table:table-cell>
          <table:table-cell office:value-type="float" office:value="0" table:formula="of:=-[.$M$1]*[.E138]" table:style-name="ce2">
            <text:p>0.00E+00</text:p>
          </table:table-cell>
          <table:table-cell office:value-type="float" office:value="-0.43850616436380063" table:formula="of:=[.$M$2]*[.D138]+[.$O$2]*(-[.E138])+[.F138]" table:style-name="ce7">
            <text:p>-0.43851</text:p>
          </table:table-cell>
          <table:table-cell office:value-type="float" office:value="0" table:formula="of:=[.N138]" table:style-name="ce7">
            <text:p>0.00000</text:p>
          </table:table-cell>
          <table:table-cell office:value-type="float" office:value="0.12396190469231855" table:formula="of:=[.$M$2]*[.E138]+[.$O$2]*[.D138]+[.G138]" table:style-name="ce7">
            <text:p>0.1239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7" table:style-name="ce3">
            <text:p>1.37</text:p>
          </table:table-cell>
          <table:table-cell office:value-type="float" office:value="-4.0289741000000001" table:style-name="ce2">
            <text:p>-4.03E+00</text:p>
          </table:table-cell>
          <table:table-cell office:value-type="float" office:value="-7.031886352257527E-2" table:formula="of:=[.B139]*PI()/180" table:style-name="ce2">
            <text:p>-7.03E-02</text:p>
          </table:table-cell>
          <table:table-cell office:value-type="float" office:value="0.99752864731850366" table:formula="of:=COS([.C139])" table:style-name="ce2">
            <text:p>9.98E-01</text:p>
          </table:table-cell>
          <table:table-cell office:value-type="float" office:value="-7.026092640234928E-2" table:formula="of:=SIN([.C139])" table:style-name="ce2">
            <text:p>-7.03E-02</text:p>
          </table:table-cell>
          <table:table-cell office:value-type="float" office:value="0" table:formula="of:=-[.$M$1]*[.D139]+[.$M$1]" table:style-name="ce2">
            <text:p>0.00E+00</text:p>
          </table:table-cell>
          <table:table-cell office:value-type="float" office:value="0" table:formula="of:=-[.$M$1]*[.E139]" table:style-name="ce2">
            <text:p>0.00E+00</text:p>
          </table:table-cell>
          <table:table-cell office:value-type="float" office:value="-0.438463263413366" table:formula="of:=[.$M$2]*[.D139]+[.$O$2]*(-[.E139])+[.F139]" table:style-name="ce7">
            <text:p>-0.43846</text:p>
          </table:table-cell>
          <table:table-cell office:value-type="float" office:value="0" table:formula="of:=[.N139]" table:style-name="ce7">
            <text:p>0.00000</text:p>
          </table:table-cell>
          <table:table-cell office:value-type="float" office:value="0.12411356346870886" table:formula="of:=[.$M$2]*[.E139]+[.$O$2]*[.D139]+[.G139]" table:style-name="ce7">
            <text:p>0.124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8" table:style-name="ce3">
            <text:p>1.38</text:p>
          </table:table-cell>
          <table:table-cell office:value-type="float" office:value="-4.0429304000000004" table:style-name="ce2">
            <text:p>-4.04E+00</text:p>
          </table:table-cell>
          <table:table-cell office:value-type="float" office:value="-7.0562446908971357E-2" table:formula="of:=[.B140]*PI()/180" table:style-name="ce2">
            <text:p>-7.06E-02</text:p>
          </table:table-cell>
          <table:table-cell office:value-type="float" office:value="0.99751150333117178" table:formula="of:=COS([.C140])" table:style-name="ce2">
            <text:p>9.98E-01</text:p>
          </table:table-cell>
          <table:table-cell office:value-type="float" office:value="-7.0503905721496368E-2" table:formula="of:=SIN([.C140])" table:style-name="ce2">
            <text:p>-7.05E-02</text:p>
          </table:table-cell>
          <table:table-cell office:value-type="float" office:value="0" table:formula="of:=-[.$M$1]*[.D140]+[.$M$1]" table:style-name="ce2">
            <text:p>0.00E+00</text:p>
          </table:table-cell>
          <table:table-cell office:value-type="float" office:value="0" table:formula="of:=-[.$M$1]*[.E140]" table:style-name="ce2">
            <text:p>0.00E+00</text:p>
          </table:table-cell>
          <table:table-cell office:value-type="float" office:value="-0.43843301840393656" table:formula="of:=[.$M$2]*[.D140]+[.$O$2]*(-[.E140])+[.F140]" table:style-name="ce7">
            <text:p>-0.43843</text:p>
          </table:table-cell>
          <table:table-cell office:value-type="float" office:value="0" table:formula="of:=[.N140]" table:style-name="ce7">
            <text:p>0.00000</text:p>
          </table:table-cell>
          <table:table-cell office:value-type="float" office:value="0.12422036215215851" table:formula="of:=[.$M$2]*[.E140]+[.$O$2]*[.D140]+[.G140]" table:style-name="ce7">
            <text:p>0.124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39" table:style-name="ce3">
            <text:p>1.39</text:p>
          </table:table-cell>
          <table:table-cell office:value-type="float" office:value="-4.0509841" table:style-name="ce2">
            <text:p>-4.05E+00</text:p>
          </table:table-cell>
          <table:table-cell office:value-type="float" office:value="-7.0703010490939217E-2" table:formula="of:=[.B141]*PI()/180" table:style-name="ce2">
            <text:p>-7.07E-02</text:p>
          </table:table-cell>
          <table:table-cell office:value-type="float" office:value="0.99750158319519722" table:formula="of:=COS([.C141])" table:style-name="ce2">
            <text:p>9.98E-01</text:p>
          </table:table-cell>
          <table:table-cell office:value-type="float" office:value="-7.064411881448468E-2" table:formula="of:=SIN([.C141])" table:style-name="ce2">
            <text:p>-7.06E-02</text:p>
          </table:table-cell>
          <table:table-cell office:value-type="float" office:value="0" table:formula="of:=-[.$M$1]*[.D141]+[.$M$1]" table:style-name="ce2">
            <text:p>0.00E+00</text:p>
          </table:table-cell>
          <table:table-cell office:value-type="float" office:value="0" table:formula="of:=-[.$M$1]*[.E141]" table:style-name="ce2">
            <text:p>0.00E+00</text:p>
          </table:table-cell>
          <table:table-cell office:value-type="float" office:value="-0.4384155532136304" table:formula="of:=[.$M$2]*[.D141]+[.$O$2]*(-[.E141])+[.F141]" table:style-name="ce7">
            <text:p>-0.43842</text:p>
          </table:table-cell>
          <table:table-cell office:value-type="float" office:value="0" table:formula="of:=[.N141]" table:style-name="ce7">
            <text:p>0.00000</text:p>
          </table:table-cell>
          <table:table-cell office:value-type="float" office:value="0.12428198864029497" table:formula="of:=[.$M$2]*[.E141]+[.$O$2]*[.D141]+[.G141]" table:style-name="ce7">
            <text:p>0.1242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" table:style-name="ce3">
            <text:p>1.40</text:p>
          </table:table-cell>
          <table:table-cell office:value-type="float" office:value="-4.0530930999999999" table:style-name="ce2">
            <text:p>-4.05E+00</text:p>
          </table:table-cell>
          <table:table-cell office:value-type="float" office:value="-7.0739819484863783E-2" table:formula="of:=[.B142]*PI()/180" table:style-name="ce2">
            <text:p>-7.07E-02</text:p>
          </table:table-cell>
          <table:table-cell office:value-type="float" office:value="0.99749898218049915" table:formula="of:=COS([.C142])" table:style-name="ce2">
            <text:p>9.97E-01</text:p>
          </table:table-cell>
          <table:table-cell office:value-type="float" office:value="-7.0680835796334038E-2" table:formula="of:=SIN([.C142])" table:style-name="ce2">
            <text:p>-7.07E-02</text:p>
          </table:table-cell>
          <table:table-cell office:value-type="float" office:value="0" table:formula="of:=-[.$M$1]*[.D142]+[.$M$1]" table:style-name="ce2">
            <text:p>0.00E+00</text:p>
          </table:table-cell>
          <table:table-cell office:value-type="float" office:value="0" table:formula="of:=-[.$M$1]*[.E142]" table:style-name="ce2">
            <text:p>0.00E+00</text:p>
          </table:table-cell>
          <table:table-cell office:value-type="float" office:value="-0.43841097822166158" table:formula="of:=[.$M$2]*[.D142]+[.$O$2]*(-[.E142])+[.F142]" table:style-name="ce7">
            <text:p>-0.43841</text:p>
          </table:table-cell>
          <table:table-cell office:value-type="float" office:value="0" table:formula="of:=[.N142]" table:style-name="ce7">
            <text:p>0.00000</text:p>
          </table:table-cell>
          <table:table-cell office:value-type="float" office:value="0.12429812619153104" table:formula="of:=[.$M$2]*[.E142]+[.$O$2]*[.D142]+[.G142]" table:style-name="ce7">
            <text:p>0.124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1" table:style-name="ce3">
            <text:p>1.41</text:p>
          </table:table-cell>
          <table:table-cell office:value-type="float" office:value="-4.0492153000000002" table:style-name="ce2">
            <text:p>-4.05E+00</text:p>
          </table:table-cell>
          <table:table-cell office:value-type="float" office:value="-7.0672139107129953E-2" table:formula="of:=[.B143]*PI()/180" table:style-name="ce2">
            <text:p>-7.07E-02</text:p>
          </table:table-cell>
          <table:table-cell office:value-type="float" office:value="0.997503763601572" table:formula="of:=COS([.C143])" table:style-name="ce2">
            <text:p>9.98E-01</text:p>
          </table:table-cell>
          <table:table-cell office:value-type="float" office:value="-7.061332452660099E-2" table:formula="of:=SIN([.C143])" table:style-name="ce2">
            <text:p>-7.06E-02</text:p>
          </table:table-cell>
          <table:table-cell office:value-type="float" office:value="0" table:formula="of:=-[.$M$1]*[.D143]+[.$M$1]" table:style-name="ce2">
            <text:p>0.00E+00</text:p>
          </table:table-cell>
          <table:table-cell office:value-type="float" office:value="0" table:formula="of:=-[.$M$1]*[.E143]" table:style-name="ce2">
            <text:p>0.00E+00</text:p>
          </table:table-cell>
          <table:table-cell office:value-type="float" office:value="-0.43841938976168737" table:formula="of:=[.$M$2]*[.D143]+[.$O$2]*(-[.E143])+[.F143]" table:style-name="ce7">
            <text:p>-0.43842</text:p>
          </table:table-cell>
          <table:table-cell office:value-type="float" office:value="0" table:formula="of:=[.N143]" table:style-name="ce7">
            <text:p>0.00000</text:p>
          </table:table-cell>
          <table:table-cell office:value-type="float" office:value="0.1242684540862629" table:formula="of:=[.$M$2]*[.E143]+[.$O$2]*[.D143]+[.G143]" table:style-name="ce7">
            <text:p>0.124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2" table:style-name="ce3">
            <text:p>1.42</text:p>
          </table:table-cell>
          <table:table-cell office:value-type="float" office:value="-4.0393084999999997" table:style-name="ce2">
            <text:p>-4.04E+00</text:p>
          </table:table-cell>
          <table:table-cell office:value-type="float" office:value="-7.0499232828793362E-2" table:formula="of:=[.B144]*PI()/180" table:style-name="ce2">
            <text:p>-7.05E-02</text:p>
          </table:table-cell>
          <table:table-cell office:value-type="float" office:value="0.99751595817768002" table:formula="of:=COS([.C144])" table:style-name="ce2">
            <text:p>9.98E-01</text:p>
          </table:table-cell>
          <table:table-cell office:value-type="float" office:value="-7.0440848808520806E-2" table:formula="of:=SIN([.C144])" table:style-name="ce2">
            <text:p>-7.04E-02</text:p>
          </table:table-cell>
          <table:table-cell office:value-type="float" office:value="0" table:formula="of:=-[.$M$1]*[.D144]+[.$M$1]" table:style-name="ce2">
            <text:p>0.00E+00</text:p>
          </table:table-cell>
          <table:table-cell office:value-type="float" office:value="0" table:formula="of:=-[.$M$1]*[.E144]" table:style-name="ce2">
            <text:p>0.00E+00</text:p>
          </table:table-cell>
          <table:table-cell office:value-type="float" office:value="-0.43844087000387061" table:formula="of:=[.$M$2]*[.D144]+[.$O$2]*(-[.E144])+[.F144]" table:style-name="ce7">
            <text:p>-0.43844</text:p>
          </table:table-cell>
          <table:table-cell office:value-type="float" office:value="0" table:formula="of:=[.N144]" table:style-name="ce7">
            <text:p>0.00000</text:p>
          </table:table-cell>
          <table:table-cell office:value-type="float" office:value="0.12419264676400538" table:formula="of:=[.$M$2]*[.E144]+[.$O$2]*[.D144]+[.G144]" table:style-name="ce7">
            <text:p>0.1241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3" table:style-name="ce3">
            <text:p>1.43</text:p>
          </table:table-cell>
          <table:table-cell office:value-type="float" office:value="-4.0233308000000001" table:style-name="ce2">
            <text:p>-4.02E+00</text:p>
          </table:table-cell>
          <table:table-cell office:value-type="float" office:value="-7.0220369356897475E-2" table:formula="of:=[.B145]*PI()/180" table:style-name="ce2">
            <text:p>-7.02E-02</text:p>
          </table:table-cell>
          <table:table-cell office:value-type="float" office:value="0.99753556277125532" table:formula="of:=COS([.C145])" table:style-name="ce2">
            <text:p>9.98E-01</text:p>
          </table:table-cell>
          <table:table-cell office:value-type="float" office:value="-7.0162675309846642E-2" table:formula="of:=SIN([.C145])" table:style-name="ce2">
            <text:p>-7.02E-02</text:p>
          </table:table-cell>
          <table:table-cell office:value-type="float" office:value="0" table:formula="of:=-[.$M$1]*[.D145]+[.$M$1]" table:style-name="ce2">
            <text:p>0.00E+00</text:p>
          </table:table-cell>
          <table:table-cell office:value-type="float" office:value="0" table:formula="of:=-[.$M$1]*[.E145]" table:style-name="ce2">
            <text:p>0.00E+00</text:p>
          </table:table-cell>
          <table:table-cell office:value-type="float" office:value="-0.43847548574844125" table:formula="of:=[.$M$2]*[.D145]+[.$O$2]*(-[.E145])+[.F145]" table:style-name="ce7">
            <text:p>-0.43848</text:p>
          </table:table-cell>
          <table:table-cell office:value-type="float" office:value="0" table:formula="of:=[.N145]" table:style-name="ce7">
            <text:p>0.00000</text:p>
          </table:table-cell>
          <table:table-cell office:value-type="float" office:value="0.12407037679344933" table:formula="of:=[.$M$2]*[.E145]+[.$O$2]*[.D145]+[.G145]" table:style-name="ce7">
            <text:p>0.124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4" table:style-name="ce3">
            <text:p>1.44</text:p>
          </table:table-cell>
          <table:table-cell office:value-type="float" office:value="-4.0012398999999998" table:style-name="ce2">
            <text:p>-4.00E+00</text:p>
          </table:table-cell>
          <table:table-cell office:value-type="float" office:value="-6.9834810417168658E-2" table:formula="of:=[.B146]*PI()/180" table:style-name="ce2">
            <text:p>-6.98E-02</text:p>
          </table:table-cell>
          <table:table-cell office:value-type="float" office:value="0.99756254047261528" table:formula="of:=COS([.C146])" table:style-name="ce2">
            <text:p>9.98E-01</text:p>
          </table:table-cell>
          <table:table-cell office:value-type="float" office:value="-6.9778061350411216E-2" table:formula="of:=SIN([.C146])" table:style-name="ce2">
            <text:p>-6.98E-02</text:p>
          </table:table-cell>
          <table:table-cell office:value-type="float" office:value="0" table:formula="of:=-[.$M$1]*[.D146]+[.$M$1]" table:style-name="ce2">
            <text:p>0.00E+00</text:p>
          </table:table-cell>
          <table:table-cell office:value-type="float" office:value="0" table:formula="of:=-[.$M$1]*[.E146]" table:style-name="ce2">
            <text:p>0.00E+00</text:p>
          </table:table-cell>
          <table:table-cell office:value-type="float" office:value="-0.43852328959924547" table:formula="of:=[.$M$2]*[.D146]+[.$O$2]*(-[.E146])+[.F146]" table:style-name="ce7">
            <text:p>-0.43852</text:p>
          </table:table-cell>
          <table:table-cell office:value-type="float" office:value="0" table:formula="of:=[.N146]" table:style-name="ce7">
            <text:p>0.00000</text:p>
          </table:table-cell>
          <table:table-cell office:value-type="float" office:value="0.12390130943237165" table:formula="of:=[.$M$2]*[.E146]+[.$O$2]*[.D146]+[.G146]" table:style-name="ce7">
            <text:p>0.1239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5" table:style-name="ce3">
            <text:p>1.45</text:p>
          </table:table-cell>
          <table:table-cell office:value-type="float" office:value="-3.9729939000000001" table:style-name="ce2">
            <text:p>-3.97E+00</text:p>
          </table:table-cell>
          <table:table-cell office:value-type="float" office:value="-6.9341824716650333E-2" table:formula="of:=[.B147]*PI()/180" table:style-name="ce2">
            <text:p>-6.93E-02</text:p>
          </table:table-cell>
          <table:table-cell office:value-type="float" office:value="0.99759681883642348" table:formula="of:=COS([.C147])" table:style-name="ce2">
            <text:p>9.98E-01</text:p>
          </table:table-cell>
          <table:table-cell office:value-type="float" office:value="-6.9286268823253658E-2" table:formula="of:=SIN([.C147])" table:style-name="ce2">
            <text:p>-6.93E-02</text:p>
          </table:table-cell>
          <table:table-cell office:value-type="float" office:value="0" table:formula="of:=-[.$M$1]*[.D147]+[.$M$1]" table:style-name="ce2">
            <text:p>0.00E+00</text:p>
          </table:table-cell>
          <table:table-cell office:value-type="float" office:value="0" table:formula="of:=-[.$M$1]*[.E147]" table:style-name="ce2">
            <text:p>0.00E+00</text:p>
          </table:table-cell>
          <table:table-cell office:value-type="float" office:value="-0.4385843178823659" table:formula="of:=[.$M$2]*[.D147]+[.$O$2]*(-[.E147])+[.F147]" table:style-name="ce7">
            <text:p>-0.43858</text:p>
          </table:table-cell>
          <table:table-cell office:value-type="float" office:value="0" table:formula="of:=[.N147]" table:style-name="ce7">
            <text:p>0.00000</text:p>
          </table:table-cell>
          <table:table-cell office:value-type="float" office:value="0.12368510867384083" table:formula="of:=[.$M$2]*[.E147]+[.$O$2]*[.D147]+[.G147]" table:style-name="ce7">
            <text:p>0.123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6" table:style-name="ce3">
            <text:p>1.46</text:p>
          </table:table-cell>
          <table:table-cell office:value-type="float" office:value="-3.9385504999999998" table:style-name="ce2">
            <text:p>-3.94E+00</text:p>
          </table:table-cell>
          <table:table-cell office:value-type="float" office:value="-6.8740673981068923E-2" table:formula="of:=[.B148]*PI()/180" table:style-name="ce2">
            <text:p>-6.87E-02</text:p>
          </table:table-cell>
          <table:table-cell office:value-type="float" office:value="0.99763829006851901" table:formula="of:=COS([.C148])" table:style-name="ce2">
            <text:p>9.98E-01</text:p>
          </table:table-cell>
          <table:table-cell office:value-type="float" office:value="-6.8686550278504982E-2" table:formula="of:=SIN([.C148])" table:style-name="ce2">
            <text:p>-6.87E-02</text:p>
          </table:table-cell>
          <table:table-cell office:value-type="float" office:value="0" table:formula="of:=-[.$M$1]*[.D148]+[.$M$1]" table:style-name="ce2">
            <text:p>0.00E+00</text:p>
          </table:table-cell>
          <table:table-cell office:value-type="float" office:value="0" table:formula="of:=-[.$M$1]*[.E148]" table:style-name="ce2">
            <text:p>0.00E+00</text:p>
          </table:table-cell>
          <table:table-cell office:value-type="float" office:value="-0.43865859202366536" table:formula="of:=[.$M$2]*[.D148]+[.$O$2]*(-[.E148])+[.F148]" table:style-name="ce7">
            <text:p>-0.43866</text:p>
          </table:table-cell>
          <table:table-cell office:value-type="float" office:value="0" table:formula="of:=[.N148]" table:style-name="ce7">
            <text:p>0.00000</text:p>
          </table:table-cell>
          <table:table-cell office:value-type="float" office:value="0.12342143105561335" table:formula="of:=[.$M$2]*[.E148]+[.$O$2]*[.D148]+[.G148]" table:style-name="ce7">
            <text:p>0.123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7" table:style-name="ce3">
            <text:p>1.47</text:p>
          </table:table-cell>
          <table:table-cell office:value-type="float" office:value="-3.8978899" table:style-name="ce2">
            <text:p>-3.90E+00</text:p>
          </table:table-cell>
          <table:table-cell office:value-type="float" office:value="-6.8031012635232521E-2" table:formula="of:=[.B149]*PI()/180" table:style-name="ce2">
            <text:p>-6.80E-02</text:p>
          </table:table-cell>
          <table:table-cell office:value-type="float" office:value="0.99768678303923797" table:formula="of:=COS([.C149])" table:style-name="ce2">
            <text:p>9.98E-01</text:p>
          </table:table-cell>
          <table:table-cell office:value-type="float" office:value="-6.7978547710409967E-2" table:formula="of:=SIN([.C149])" table:style-name="ce2">
            <text:p>-6.80E-02</text:p>
          </table:table-cell>
          <table:table-cell office:value-type="float" office:value="0" table:formula="of:=-[.$M$1]*[.D149]+[.$M$1]" table:style-name="ce2">
            <text:p>0.00E+00</text:p>
          </table:table-cell>
          <table:table-cell office:value-type="float" office:value="0" table:formula="of:=-[.$M$1]*[.E149]" table:style-name="ce2">
            <text:p>0.00E+00</text:p>
          </table:table-cell>
          <table:table-cell office:value-type="float" office:value="-0.4387460689767359" table:formula="of:=[.$M$2]*[.D149]+[.$O$2]*(-[.E149])+[.F149]" table:style-name="ce7">
            <text:p>-0.43875</text:p>
          </table:table-cell>
          <table:table-cell office:value-type="float" office:value="0" table:formula="of:=[.N149]" table:style-name="ce7">
            <text:p>0.00000</text:p>
          </table:table-cell>
          <table:table-cell office:value-type="float" office:value="0.12311010095626301" table:formula="of:=[.$M$2]*[.E149]+[.$O$2]*[.D149]+[.G149]" table:style-name="ce7">
            <text:p>0.123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8" table:style-name="ce3">
            <text:p>1.48</text:p>
          </table:table-cell>
          <table:table-cell office:value-type="float" office:value="-3.8511212000000001" table:style-name="ce2">
            <text:p>-3.85E+00</text:p>
          </table:table-cell>
          <table:table-cell office:value-type="float" office:value="-6.7214744833355045E-2" table:formula="of:=[.B150]*PI()/180" table:style-name="ce2">
            <text:p>-6.72E-02</text:p>
          </table:table-cell>
          <table:table-cell office:value-type="float" office:value="0.99774193935688693" table:formula="of:=COS([.C150])" table:style-name="ce2">
            <text:p>9.98E-01</text:p>
          </table:table-cell>
          <table:table-cell office:value-type="float" office:value="-6.7164145556674007E-2" table:formula="of:=SIN([.C150])" table:style-name="ce2">
            <text:p>-6.72E-02</text:p>
          </table:table-cell>
          <table:table-cell office:value-type="float" office:value="0" table:formula="of:=-[.$M$1]*[.D150]+[.$M$1]" table:style-name="ce2">
            <text:p>0.00E+00</text:p>
          </table:table-cell>
          <table:table-cell office:value-type="float" office:value="0" table:formula="of:=-[.$M$1]*[.E150]" table:style-name="ce2">
            <text:p>0.00E+00</text:p>
          </table:table-cell>
          <table:table-cell office:value-type="float" office:value="-0.43884641361033661" table:formula="of:=[.$M$2]*[.D150]+[.$O$2]*(-[.E150])+[.F150]" table:style-name="ce7">
            <text:p>-0.43885</text:p>
          </table:table-cell>
          <table:table-cell office:value-type="float" office:value="0" table:formula="of:=[.N150]" table:style-name="ce7">
            <text:p>0.00000</text:p>
          </table:table-cell>
          <table:table-cell office:value-type="float" office:value="0.12275192569302276" table:formula="of:=[.$M$2]*[.E150]+[.$O$2]*[.D150]+[.G150]" table:style-name="ce7">
            <text:p>0.122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49" table:style-name="ce3">
            <text:p>1.49</text:p>
          </table:table-cell>
          <table:table-cell office:value-type="float" office:value="-3.7984005999999999" table:style-name="ce2">
            <text:p>-3.80E+00</text:p>
          </table:table-cell>
          <table:table-cell office:value-type="float" office:value="-6.6294596779728127E-2" table:formula="of:=[.B151]*PI()/180" table:style-name="ce2">
            <text:p>-6.63E-02</text:p>
          </table:table-cell>
          <table:table-cell office:value-type="float" office:value="0.99780331792570198" table:formula="of:=COS([.C151])" table:style-name="ce2">
            <text:p>9.98E-01</text:p>
          </table:table-cell>
          <table:table-cell office:value-type="float" office:value="-6.6246046949690107E-2" table:formula="of:=SIN([.C151])" table:style-name="ce2">
            <text:p>-6.62E-02</text:p>
          </table:table-cell>
          <table:table-cell office:value-type="float" office:value="0" table:formula="of:=-[.$M$1]*[.D151]+[.$M$1]" table:style-name="ce2">
            <text:p>0.00E+00</text:p>
          </table:table-cell>
          <table:table-cell office:value-type="float" office:value="0" table:formula="of:=-[.$M$1]*[.E151]" table:style-name="ce2">
            <text:p>0.00E+00</text:p>
          </table:table-cell>
          <table:table-cell office:value-type="float" office:value="-0.4389591777603345" table:formula="of:=[.$M$2]*[.D151]+[.$O$2]*(-[.E151])+[.F151]" table:style-name="ce7">
            <text:p>-0.43896</text:p>
          </table:table-cell>
          <table:table-cell office:value-type="float" office:value="0" table:formula="of:=[.N151]" table:style-name="ce7">
            <text:p>0.00000</text:p>
          </table:table-cell>
          <table:table-cell office:value-type="float" office:value="0.12234807011134705" table:formula="of:=[.$M$2]*[.E151]+[.$O$2]*[.D151]+[.G151]" table:style-name="ce7">
            <text:p>0.122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" table:style-name="ce3">
            <text:p>1.50</text:p>
          </table:table-cell>
          <table:table-cell office:value-type="float" office:value="-3.7398842000000001" table:style-name="ce2">
            <text:p>-3.74E+00</text:p>
          </table:table-cell>
          <table:table-cell office:value-type="float" office:value="-6.5273292933314117E-2" table:formula="of:=[.B152]*PI()/180" table:style-name="ce2">
            <text:p>-6.53E-02</text:p>
          </table:table-cell>
          <table:table-cell office:value-type="float" office:value="0.9978704548714088" table:formula="of:=COS([.C152])" table:style-name="ce2">
            <text:p>9.98E-01</text:p>
          </table:table-cell>
          <table:table-cell office:value-type="float" office:value="-6.522695221093594E-2" table:formula="of:=SIN([.C152])" table:style-name="ce2">
            <text:p>-6.52E-02</text:p>
          </table:table-cell>
          <table:table-cell office:value-type="float" office:value="0" table:formula="of:=-[.$M$1]*[.D152]+[.$M$1]" table:style-name="ce2">
            <text:p>0.00E+00</text:p>
          </table:table-cell>
          <table:table-cell office:value-type="float" office:value="0" table:formula="of:=-[.$M$1]*[.E152]" table:style-name="ce2">
            <text:p>0.00E+00</text:p>
          </table:table-cell>
          <table:table-cell office:value-type="float" office:value="-0.4390839033625184" table:formula="of:=[.$M$2]*[.D152]+[.$O$2]*(-[.E152])+[.F152]" table:style-name="ce7">
            <text:p>-0.43908</text:p>
          </table:table-cell>
          <table:table-cell office:value-type="float" office:value="0" table:formula="of:=[.N152]" table:style-name="ce7">
            <text:p>0.00000</text:p>
          </table:table-cell>
          <table:table-cell office:value-type="float" office:value="0.12189969568433953" table:formula="of:=[.$M$2]*[.E152]+[.$O$2]*[.D152]+[.G152]" table:style-name="ce7">
            <text:p>0.1219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1" table:style-name="ce3">
            <text:p>1.51</text:p>
          </table:table-cell>
          <table:table-cell office:value-type="float" office:value="-3.6757279999999999" table:style-name="ce2">
            <text:p>-3.68E+00</text:p>
          </table:table-cell>
          <table:table-cell office:value-type="float" office:value="-6.4153556007746124E-2" table:formula="of:=[.B153]*PI()/180" table:style-name="ce2">
            <text:p>-6.42E-02</text:p>
          </table:table-cell>
          <table:table-cell office:value-type="float" office:value="0.99794286631277662" table:formula="of:=COS([.C153])" table:style-name="ce2">
            <text:p>9.98E-01</text:p>
          </table:table-cell>
          <table:table-cell office:value-type="float" office:value="-6.4109559158050777E-2" table:formula="of:=SIN([.C153])" table:style-name="ce2">
            <text:p>-6.41E-02</text:p>
          </table:table-cell>
          <table:table-cell office:value-type="float" office:value="0" table:formula="of:=-[.$M$1]*[.D153]+[.$M$1]" table:style-name="ce2">
            <text:p>0.00E+00</text:p>
          </table:table-cell>
          <table:table-cell office:value-type="float" office:value="0" table:formula="of:=-[.$M$1]*[.E153]" table:style-name="ce2">
            <text:p>0.00E+00</text:p>
          </table:table-cell>
          <table:table-cell office:value-type="float" office:value="-0.43922012366043095" table:formula="of:=[.$M$2]*[.D153]+[.$O$2]*(-[.E153])+[.F153]" table:style-name="ce7">
            <text:p>-0.43922</text:p>
          </table:table-cell>
          <table:table-cell office:value-type="float" office:value="0" table:formula="of:=[.N153]" table:style-name="ce7">
            <text:p>0.00000</text:p>
          </table:table-cell>
          <table:table-cell office:value-type="float" office:value="0.12140796090749467" table:formula="of:=[.$M$2]*[.E153]+[.$O$2]*[.D153]+[.G153]" table:style-name="ce7">
            <text:p>0.1214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2" table:style-name="ce3">
            <text:p>1.52</text:p>
          </table:table-cell>
          <table:table-cell office:value-type="float" office:value="-3.6060881999999999" table:style-name="ce2">
            <text:p>-3.61E+00</text:p>
          </table:table-cell>
          <table:table-cell office:value-type="float" office:value="-6.293811220731578E-2" table:formula="of:=[.B154]*PI()/180" table:style-name="ce2">
            <text:p>-6.29E-02</text:p>
          </table:table-cell>
          <table:table-cell office:value-type="float" office:value="0.99802005072759825" table:formula="of:=COS([.C154])" table:style-name="ce2">
            <text:p>9.98E-01</text:p>
          </table:table-cell>
          <table:table-cell office:value-type="float" office:value="-6.2896568632018368E-2" table:formula="of:=SIN([.C154])" table:style-name="ce2">
            <text:p>-6.29E-02</text:p>
          </table:table-cell>
          <table:table-cell office:value-type="float" office:value="0" table:formula="of:=-[.$M$1]*[.D154]+[.$M$1]" table:style-name="ce2">
            <text:p>0.00E+00</text:p>
          </table:table-cell>
          <table:table-cell office:value-type="float" office:value="0" table:formula="of:=-[.$M$1]*[.E154]" table:style-name="ce2">
            <text:p>0.00E+00</text:p>
          </table:table-cell>
          <table:table-cell office:value-type="float" office:value="-0.43936736374680385" table:formula="of:=[.$M$2]*[.D154]+[.$O$2]*(-[.E154])+[.F154]" table:style-name="ce7">
            <text:p>-0.43937</text:p>
          </table:table-cell>
          <table:table-cell office:value-type="float" office:value="0" table:formula="of:=[.N154]" table:style-name="ce7">
            <text:p>0.00000</text:p>
          </table:table-cell>
          <table:table-cell office:value-type="float" office:value="0.12087402398441002" table:formula="of:=[.$M$2]*[.E154]+[.$O$2]*[.D154]+[.G154]" table:style-name="ce7">
            <text:p>0.1208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3" table:style-name="ce3">
            <text:p>1.53</text:p>
          </table:table-cell>
          <table:table-cell office:value-type="float" office:value="-3.5311210000000002" table:style-name="ce2">
            <text:p>-3.53E+00</text:p>
          </table:table-cell>
          <table:table-cell office:value-type="float" office:value="-6.1629687736314692E-2" table:formula="of:=[.B155]*PI()/180" table:style-name="ce2">
            <text:p>-6.16E-02</text:p>
          </table:table-cell>
          <table:table-cell office:value-type="float" office:value="0.99810149182129226" table:formula="of:=COS([.C155])" table:style-name="ce2">
            <text:p>9.98E-01</text:p>
          </table:table-cell>
          <table:table-cell office:value-type="float" office:value="-6.1590681309032828E-2" table:formula="of:=SIN([.C155])" table:style-name="ce2">
            <text:p>-6.16E-02</text:p>
          </table:table-cell>
          <table:table-cell office:value-type="float" office:value="0" table:formula="of:=-[.$M$1]*[.D155]+[.$M$1]" table:style-name="ce2">
            <text:p>0.00E+00</text:p>
          </table:table-cell>
          <table:table-cell office:value-type="float" office:value="0" table:formula="of:=-[.$M$1]*[.E155]" table:style-name="ce2">
            <text:p>0.00E+00</text:p>
          </table:table-cell>
          <table:table-cell office:value-type="float" office:value="-0.43952514213973842" table:formula="of:=[.$M$2]*[.D155]+[.$O$2]*(-[.E155])+[.F155]" table:style-name="ce7">
            <text:p>-0.43953</text:p>
          </table:table-cell>
          <table:table-cell office:value-type="float" office:value="0" table:formula="of:=[.N155]" table:style-name="ce7">
            <text:p>0.00000</text:p>
          </table:table-cell>
          <table:table-cell office:value-type="float" office:value="0.12029904167133973" table:formula="of:=[.$M$2]*[.E155]+[.$O$2]*[.D155]+[.G155]" table:style-name="ce7">
            <text:p>0.120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4" table:style-name="ce3">
            <text:p>1.54</text:p>
          </table:table-cell>
          <table:table-cell office:value-type="float" office:value="-3.4509823000000002" table:style-name="ce2">
            <text:p>-3.45E+00</text:p>
          </table:table-cell>
          <table:table-cell office:value-type="float" office:value="-6.0231003563046712E-2" table:formula="of:=[.B156]*PI()/180" table:style-name="ce2">
            <text:p>-6.02E-02</text:p>
          </table:table-cell>
          <table:table-cell office:value-type="float" office:value="0.99818666140286505" table:formula="of:=COS([.C156])" table:style-name="ce2">
            <text:p>9.98E-01</text:p>
          </table:table-cell>
          <table:table-cell office:value-type="float" office:value="-6.0194592758834965E-2" table:formula="of:=SIN([.C156])" table:style-name="ce2">
            <text:p>-6.02E-02</text:p>
          </table:table-cell>
          <table:table-cell office:value-type="float" office:value="0" table:formula="of:=-[.$M$1]*[.D156]+[.$M$1]" table:style-name="ce2">
            <text:p>0.00E+00</text:p>
          </table:table-cell>
          <table:table-cell office:value-type="float" office:value="0" table:formula="of:=-[.$M$1]*[.E156]" table:style-name="ce2">
            <text:p>0.00E+00</text:p>
          </table:table-cell>
          <table:table-cell office:value-type="float" office:value="-0.43969297252524642" table:formula="of:=[.$M$2]*[.D156]+[.$O$2]*(-[.E156])+[.F156]" table:style-name="ce7">
            <text:p>-0.43969</text:p>
          </table:table-cell>
          <table:table-cell office:value-type="float" office:value="0" table:formula="of:=[.N156]" table:style-name="ce7">
            <text:p>0.00000</text:p>
          </table:table-cell>
          <table:table-cell office:value-type="float" office:value="0.11968416734018272" table:formula="of:=[.$M$2]*[.E156]+[.$O$2]*[.D156]+[.G156]" table:style-name="ce7">
            <text:p>0.119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5" table:style-name="ce3">
            <text:p>1.55</text:p>
          </table:table-cell>
          <table:table-cell office:value-type="float" office:value="-3.3658283999999998" table:style-name="ce2">
            <text:p>-3.37E+00</text:p>
          </table:table-cell>
          <table:table-cell office:value-type="float" office:value="-5.8744787637132707E-2" table:formula="of:=[.B157]*PI()/180" table:style-name="ce2">
            <text:p>-5.87E-02</text:p>
          </table:table-cell>
          <table:table-cell office:value-type="float" office:value="0.9982750211163417" table:formula="of:=COS([.C157])" table:style-name="ce2">
            <text:p>9.98E-01</text:p>
          </table:table-cell>
          <table:table-cell office:value-type="float" office:value="-5.8711005911732839E-2" table:formula="of:=SIN([.C157])" table:style-name="ce2">
            <text:p>-5.87E-02</text:p>
          </table:table-cell>
          <table:table-cell office:value-type="float" office:value="0" table:formula="of:=-[.$M$1]*[.D157]+[.$M$1]" table:style-name="ce2">
            <text:p>0.00E+00</text:p>
          </table:table-cell>
          <table:table-cell office:value-type="float" office:value="0" table:formula="of:=-[.$M$1]*[.E157]" table:style-name="ce2">
            <text:p>0.00E+00</text:p>
          </table:table-cell>
          <table:table-cell office:value-type="float" office:value="-0.43987036337020891" table:formula="of:=[.$M$2]*[.D157]+[.$O$2]*(-[.E157])+[.F157]" table:style-name="ce7">
            <text:p>-0.43987</text:p>
          </table:table-cell>
          <table:table-cell office:value-type="float" office:value="0" table:formula="of:=[.N157]" table:style-name="ce7">
            <text:p>0.00000</text:p>
          </table:table-cell>
          <table:table-cell office:value-type="float" office:value="0.1190305567010438" table:formula="of:=[.$M$2]*[.E157]+[.$O$2]*[.D157]+[.G157]" table:style-name="ce7">
            <text:p>0.1190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6" table:style-name="ce3">
            <text:p>1.56</text:p>
          </table:table-cell>
          <table:table-cell office:value-type="float" office:value="-3.2758153999999999" table:style-name="ce2">
            <text:p>-3.28E+00</text:p>
          </table:table-cell>
          <table:table-cell office:value-type="float" office:value="-5.717376441753505E-2" table:formula="of:=[.B158]*PI()/180" table:style-name="ce2">
            <text:p>-5.72E-02</text:p>
          </table:table-cell>
          <table:table-cell office:value-type="float" office:value="0.99836602550393072" table:formula="of:=COS([.C158])" table:style-name="ce2">
            <text:p>9.98E-01</text:p>
          </table:table-cell>
          <table:table-cell office:value-type="float" office:value="-5.7142620866432299E-2" table:formula="of:=SIN([.C158])" table:style-name="ce2">
            <text:p>-5.71E-02</text:p>
          </table:table-cell>
          <table:table-cell office:value-type="float" office:value="0" table:formula="of:=-[.$M$1]*[.D158]+[.$M$1]" table:style-name="ce2">
            <text:p>0.00E+00</text:p>
          </table:table-cell>
          <table:table-cell office:value-type="float" office:value="0" table:formula="of:=-[.$M$1]*[.E158]" table:style-name="ce2">
            <text:p>0.00E+00</text:p>
          </table:table-cell>
          <table:table-cell office:value-type="float" office:value="-0.44005682023672532" table:formula="of:=[.$M$2]*[.D158]+[.$O$2]*(-[.E158])+[.F158]" table:style-name="ce7">
            <text:p>-0.44006</text:p>
          </table:table-cell>
          <table:table-cell office:value-type="float" office:value="0" table:formula="of:=[.N158]" table:style-name="ce7">
            <text:p>0.00000</text:p>
          </table:table-cell>
          <table:table-cell office:value-type="float" office:value="0.11833936354038101" table:formula="of:=[.$M$2]*[.E158]+[.$O$2]*[.D158]+[.G158]" table:style-name="ce7">
            <text:p>0.118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7" table:style-name="ce3">
            <text:p>1.57</text:p>
          </table:table-cell>
          <table:table-cell office:value-type="float" office:value="-3.1810993000000001" table:style-name="ce2">
            <text:p>-3.18E+00</text:p>
          </table:table-cell>
          <table:table-cell office:value-type="float" office:value="-5.5520656617886854E-2" table:formula="of:=[.B159]*PI()/180" table:style-name="ce2">
            <text:p>-5.55E-02</text:p>
          </table:table-cell>
          <table:table-cell office:value-type="float" office:value="0.99845912422339966" table:formula="of:=COS([.C159])" table:style-name="ce2">
            <text:p>9.98E-01</text:p>
          </table:table-cell>
          <table:table-cell office:value-type="float" office:value="-5.5492136875792859E-2" table:formula="of:=SIN([.C159])" table:style-name="ce2">
            <text:p>-5.55E-02</text:p>
          </table:table-cell>
          <table:table-cell office:value-type="float" office:value="0" table:formula="of:=-[.$M$1]*[.D159]+[.$M$1]" table:style-name="ce2">
            <text:p>0.00E+00</text:p>
          </table:table-cell>
          <table:table-cell office:value-type="float" office:value="0" table:formula="of:=-[.$M$1]*[.E159]" table:style-name="ce2">
            <text:p>0.00E+00</text:p>
          </table:table-cell>
          <table:table-cell office:value-type="float" office:value="-0.44025184658660982" table:formula="of:=[.$M$2]*[.D159]+[.$O$2]*(-[.E159])+[.F159]" table:style-name="ce7">
            <text:p>-0.44025</text:p>
          </table:table-cell>
          <table:table-cell office:value-type="float" office:value="0" table:formula="of:=[.N159]" table:style-name="ce7">
            <text:p>0.00000</text:p>
          </table:table-cell>
          <table:table-cell office:value-type="float" office:value="0.11761174081306737" table:formula="of:=[.$M$2]*[.E159]+[.$O$2]*[.D159]+[.G159]" table:style-name="ce7">
            <text:p>0.117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8" table:style-name="ce3">
            <text:p>1.58</text:p>
          </table:table-cell>
          <table:table-cell office:value-type="float" office:value="-3.0818363" table:style-name="ce2">
            <text:p>-3.08E+00</text:p>
          </table:table-cell>
          <table:table-cell office:value-type="float" office:value="-5.3788190442479719E-2" table:formula="of:=[.B160]*PI()/180" table:style-name="ce2">
            <text:p>-5.38E-02</text:p>
          </table:table-cell>
          <table:table-cell office:value-type="float" office:value="0.99855376401871854" table:formula="of:=COS([.C160])" table:style-name="ce2">
            <text:p>9.99E-01</text:p>
          </table:table-cell>
          <table:table-cell office:value-type="float" office:value="-5.3762257802749833E-2" table:formula="of:=SIN([.C160])" table:style-name="ce2">
            <text:p>-5.38E-02</text:p>
          </table:table-cell>
          <table:table-cell office:value-type="float" office:value="0" table:formula="of:=-[.$M$1]*[.D160]+[.$M$1]" table:style-name="ce2">
            <text:p>0.00E+00</text:p>
          </table:table-cell>
          <table:table-cell office:value-type="float" office:value="0" table:formula="of:=-[.$M$1]*[.E160]" table:style-name="ce2">
            <text:p>0.00E+00</text:p>
          </table:table-cell>
          <table:table-cell office:value-type="float" office:value="-0.44045494415309455" table:formula="of:=[.$M$2]*[.D160]+[.$O$2]*(-[.E160])+[.F160]" table:style-name="ce7">
            <text:p>-0.44045</text:p>
          </table:table-cell>
          <table:table-cell office:value-type="float" office:value="0" table:formula="of:=[.N160]" table:style-name="ce7">
            <text:p>0.00000</text:p>
          </table:table-cell>
          <table:table-cell office:value-type="float" office:value="0.11684884325954752" table:formula="of:=[.$M$2]*[.E160]+[.$O$2]*[.D160]+[.G160]" table:style-name="ce7">
            <text:p>0.1168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59" table:style-name="ce3">
            <text:p>1.59</text:p>
          </table:table-cell>
          <table:table-cell office:value-type="float" office:value="-2.9781825" table:style-name="ce2">
            <text:p>-2.98E+00</text:p>
          </table:table-cell>
          <table:table-cell office:value-type="float" office:value="-5.1979090350276022E-2" table:formula="of:=[.B161]*PI()/180" table:style-name="ce2">
            <text:p>-5.20E-02</text:p>
          </table:table-cell>
          <table:table-cell office:value-type="float" office:value="0.99864939121673868" table:formula="of:=COS([.C161])" table:style-name="ce2">
            <text:p>9.99E-01</text:p>
          </table:table-cell>
          <table:table-cell office:value-type="float" office:value="-5.1955687103888273E-2" table:formula="of:=SIN([.C161])" table:style-name="ce2">
            <text:p>-5.20E-02</text:p>
          </table:table-cell>
          <table:table-cell office:value-type="float" office:value="0" table:formula="of:=-[.$M$1]*[.D161]+[.$M$1]" table:style-name="ce2">
            <text:p>0.00E+00</text:p>
          </table:table-cell>
          <table:table-cell office:value-type="float" office:value="0" table:formula="of:=-[.$M$1]*[.E161]" table:style-name="ce2">
            <text:p>0.00E+00</text:p>
          </table:table-cell>
          <table:table-cell office:value-type="float" office:value="-0.44066561452112551" table:formula="of:=[.$M$2]*[.D161]+[.$O$2]*(-[.E161])+[.F161]" table:style-name="ce7">
            <text:p>-0.44067</text:p>
          </table:table-cell>
          <table:table-cell office:value-type="float" office:value="0" table:formula="of:=[.N161]" table:style-name="ce7">
            <text:p>0.00000</text:p>
          </table:table-cell>
          <table:table-cell office:value-type="float" office:value="0.11605182540020126" table:formula="of:=[.$M$2]*[.E161]+[.$O$2]*[.D161]+[.G161]" table:style-name="ce7">
            <text:p>0.1160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" table:style-name="ce3">
            <text:p>1.60</text:p>
          </table:table-cell>
          <table:table-cell office:value-type="float" office:value="-2.8702941000000002" table:style-name="ce2">
            <text:p>-2.87E+00</text:p>
          </table:table-cell>
          <table:table-cell office:value-type="float" office:value="-5.0096082545567376E-2" table:formula="of:=[.B162]*PI()/180" table:style-name="ce2">
            <text:p>-5.01E-02</text:p>
          </table:table-cell>
          <table:table-cell office:value-type="float" office:value="0.99874545365900569" table:formula="of:=COS([.C162])" table:style-name="ce2">
            <text:p>9.99E-01</text:p>
          </table:table-cell>
          <table:table-cell office:value-type="float" office:value="-5.007513150723527E-2" table:formula="of:=SIN([.C162])" table:style-name="ce2">
            <text:p>-5.01E-02</text:p>
          </table:table-cell>
          <table:table-cell office:value-type="float" office:value="0" table:formula="of:=-[.$M$1]*[.D162]+[.$M$1]" table:style-name="ce2">
            <text:p>0.00E+00</text:p>
          </table:table-cell>
          <table:table-cell office:value-type="float" office:value="0" table:formula="of:=-[.$M$1]*[.E162]" table:style-name="ce2">
            <text:p>0.00E+00</text:p>
          </table:table-cell>
          <table:table-cell office:value-type="float" office:value="-0.44088335964710956" table:formula="of:=[.$M$2]*[.D162]+[.$O$2]*(-[.E162])+[.F162]" table:style-name="ce7">
            <text:p>-0.44088</text:p>
          </table:table-cell>
          <table:table-cell office:value-type="float" office:value="0" table:formula="of:=[.N162]" table:style-name="ce7">
            <text:p>0.00000</text:p>
          </table:table-cell>
          <table:table-cell office:value-type="float" office:value="0.11522184335566518" table:formula="of:=[.$M$2]*[.E162]+[.$O$2]*[.D162]+[.G162]" table:style-name="ce7">
            <text:p>0.115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1" table:style-name="ce3">
            <text:p>1.61</text:p>
          </table:table-cell>
          <table:table-cell office:value-type="float" office:value="-2.758327" table:style-name="ce2">
            <text:p>-2.76E+00</text:p>
          </table:table-cell>
          <table:table-cell office:value-type="float" office:value="-4.8141887996657633E-2" table:formula="of:=[.B163]*PI()/180" table:style-name="ce2">
            <text:p>-4.81E-02</text:p>
          </table:table-cell>
          <table:table-cell office:value-type="float" office:value="0.99884140310366742" table:formula="of:=COS([.C163])" table:style-name="ce2">
            <text:p>9.99E-01</text:p>
          </table:table-cell>
          <table:table-cell office:value-type="float" office:value="-4.812329421285344E-2" table:formula="of:=SIN([.C163])" table:style-name="ce2">
            <text:p>-4.81E-02</text:p>
          </table:table-cell>
          <table:table-cell office:value-type="float" office:value="0" table:formula="of:=-[.$M$1]*[.D163]+[.$M$1]" table:style-name="ce2">
            <text:p>0.00E+00</text:p>
          </table:table-cell>
          <table:table-cell office:value-type="float" office:value="0" table:formula="of:=-[.$M$1]*[.E163]" table:style-name="ce2">
            <text:p>0.00E+00</text:p>
          </table:table-cell>
          <table:table-cell office:value-type="float" office:value="-0.44110768356275065" table:formula="of:=[.$M$2]*[.D163]+[.$O$2]*(-[.E163])+[.F163]" table:style-name="ce7">
            <text:p>-0.44111</text:p>
          </table:table-cell>
          <table:table-cell office:value-type="float" office:value="0" table:formula="of:=[.N163]" table:style-name="ce7">
            <text:p>0.00000</text:p>
          </table:table-cell>
          <table:table-cell office:value-type="float" office:value="0.11436005203699498" table:formula="of:=[.$M$2]*[.E163]+[.$O$2]*[.D163]+[.G163]" table:style-name="ce7">
            <text:p>0.1143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2" table:style-name="ce3">
            <text:p>1.62</text:p>
          </table:table-cell>
          <table:table-cell office:value-type="float" office:value="-2.6424375000000002" table:style-name="ce2">
            <text:p>-2.64E+00</text:p>
          </table:table-cell>
          <table:table-cell office:value-type="float" office:value="-4.6119234653167661E-2" table:formula="of:=[.B164]*PI()/180" table:style-name="ce2">
            <text:p>-4.61E-02</text:p>
          </table:table-cell>
          <table:table-cell office:value-type="float" office:value="0.9989366965866433" table:formula="of:=COS([.C164])" table:style-name="ce2">
            <text:p>9.99E-01</text:p>
          </table:table-cell>
          <table:table-cell office:value-type="float" office:value="-4.6102887247596855E-2" table:formula="of:=SIN([.C164])" table:style-name="ce2">
            <text:p>-4.61E-02</text:p>
          </table:table-cell>
          <table:table-cell office:value-type="float" office:value="0" table:formula="of:=-[.$M$1]*[.D164]+[.$M$1]" table:style-name="ce2">
            <text:p>0.00E+00</text:p>
          </table:table-cell>
          <table:table-cell office:value-type="float" office:value="0" table:formula="of:=-[.$M$1]*[.E164]" table:style-name="ce2">
            <text:p>0.00E+00</text:p>
          </table:table-cell>
          <table:table-cell office:value-type="float" office:value="-0.44133809183327505" table:formula="of:=[.$M$2]*[.D164]+[.$O$2]*(-[.E164])+[.F164]" table:style-name="ce7">
            <text:p>-0.44134</text:p>
          </table:table-cell>
          <table:table-cell office:value-type="float" office:value="0" table:formula="of:=[.N164]" table:style-name="ce7">
            <text:p>0.00000</text:p>
          </table:table-cell>
          <table:table-cell office:value-type="float" office:value="0.11346761078371079" table:formula="of:=[.$M$2]*[.E164]+[.$O$2]*[.D164]+[.G164]" table:style-name="ce7">
            <text:p>0.113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3" table:style-name="ce3">
            <text:p>1.63</text:p>
          </table:table-cell>
          <table:table-cell office:value-type="float" office:value="-2.5227816999999999" table:style-name="ce2">
            <text:p>-2.52E+00</text:p>
          </table:table-cell>
          <table:table-cell office:value-type="float" office:value="-4.4030846974059831E-2" table:formula="of:=[.B165]*PI()/180" table:style-name="ce2">
            <text:p>-4.40E-02</text:p>
          </table:table-cell>
          <table:table-cell office:value-type="float" office:value="0.99903079885632529" table:formula="of:=COS([.C165])" table:style-name="ce2">
            <text:p>9.99E-01</text:p>
          </table:table-cell>
          <table:table-cell office:value-type="float" office:value="-4.4016621138979285E-2" table:formula="of:=SIN([.C165])" table:style-name="ce2">
            <text:p>-4.40E-02</text:p>
          </table:table-cell>
          <table:table-cell office:value-type="float" office:value="0" table:formula="of:=-[.$M$1]*[.D165]+[.$M$1]" table:style-name="ce2">
            <text:p>0.00E+00</text:p>
          </table:table-cell>
          <table:table-cell office:value-type="float" office:value="0" table:formula="of:=-[.$M$1]*[.E165]" table:style-name="ce2">
            <text:p>0.00E+00</text:p>
          </table:table-cell>
          <table:table-cell office:value-type="float" office:value="-0.44157409360388161" table:formula="of:=[.$M$2]*[.D165]+[.$O$2]*(-[.E165])+[.F165]" table:style-name="ce7">
            <text:p>-0.44157</text:p>
          </table:table-cell>
          <table:table-cell office:value-type="float" office:value="0" table:formula="of:=[.N165]" table:style-name="ce7">
            <text:p>0.00000</text:p>
          </table:table-cell>
          <table:table-cell office:value-type="float" office:value="0.11254567898373691" table:formula="of:=[.$M$2]*[.E165]+[.$O$2]*[.D165]+[.G165]" table:style-name="ce7">
            <text:p>0.112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4" table:style-name="ce3">
            <text:p>1.64</text:p>
          </table:table-cell>
          <table:table-cell office:value-type="float" office:value="-2.3995156" table:style-name="ce2">
            <text:p>-2.40E+00</text:p>
          </table:table-cell>
          <table:table-cell office:value-type="float" office:value="-4.1879447672967252E-2" table:formula="of:=[.B166]*PI()/180" table:style-name="ce2">
            <text:p>-4.19E-02</text:p>
          </table:table-cell>
          <table:table-cell office:value-type="float" office:value="0.99912318409562717" table:formula="of:=COS([.C166])" table:style-name="ce2">
            <text:p>9.99E-01</text:p>
          </table:table-cell>
          <table:table-cell office:value-type="float" office:value="-4.1867206768729702E-2" table:formula="of:=SIN([.C166])" table:style-name="ce2">
            <text:p>-4.19E-02</text:p>
          </table:table-cell>
          <table:table-cell office:value-type="float" office:value="0" table:formula="of:=-[.$M$1]*[.D166]+[.$M$1]" table:style-name="ce2">
            <text:p>0.00E+00</text:p>
          </table:table-cell>
          <table:table-cell office:value-type="float" office:value="0" table:formula="of:=-[.$M$1]*[.E166]" table:style-name="ce2">
            <text:p>0.00E+00</text:p>
          </table:table-cell>
          <table:table-cell office:value-type="float" office:value="-0.44181520219556741" table:formula="of:=[.$M$2]*[.D166]+[.$O$2]*(-[.E166])+[.F166]" table:style-name="ce7">
            <text:p>-0.44182</text:p>
          </table:table-cell>
          <table:table-cell office:value-type="float" office:value="0" table:formula="of:=[.N166]" table:style-name="ce7">
            <text:p>0.00000</text:p>
          </table:table-cell>
          <table:table-cell office:value-type="float" office:value="0.11159541706042364" table:formula="of:=[.$M$2]*[.E166]+[.$O$2]*[.D166]+[.G166]" table:style-name="ce7">
            <text:p>0.111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5" table:style-name="ce3">
            <text:p>1.65</text:p>
          </table:table-cell>
          <table:table-cell office:value-type="float" office:value="-2.2727954000000001" table:style-name="ce2">
            <text:p>-2.27E+00</text:p>
          </table:table-cell>
          <table:table-cell office:value-type="float" office:value="-3.9667762954181535E-2" table:formula="of:=[.B167]*PI()/180" table:style-name="ce2">
            <text:p>-3.97E-02</text:p>
          </table:table-cell>
          <table:table-cell office:value-type="float" office:value="0.99921333745240781" table:formula="of:=COS([.C167])" table:style-name="ce2">
            <text:p>9.99E-01</text:p>
          </table:table-cell>
          <table:table-cell office:value-type="float" office:value="-3.9657360694082447E-2" table:formula="of:=SIN([.C167])" table:style-name="ce2">
            <text:p>-3.97E-02</text:p>
          </table:table-cell>
          <table:table-cell office:value-type="float" office:value="0" table:formula="of:=-[.$M$1]*[.D167]+[.$M$1]" table:style-name="ce2">
            <text:p>0.00E+00</text:p>
          </table:table-cell>
          <table:table-cell office:value-type="float" office:value="0" table:formula="of:=-[.$M$1]*[.E167]" table:style-name="ce2">
            <text:p>0.00E+00</text:p>
          </table:table-cell>
          <table:table-cell office:value-type="float" office:value="-0.44206093529296941" table:formula="of:=[.$M$2]*[.D167]+[.$O$2]*(-[.E167])+[.F167]" table:style-name="ce7">
            <text:p>-0.44206</text:p>
          </table:table-cell>
          <table:table-cell office:value-type="float" office:value="0" table:formula="of:=[.N167]" table:style-name="ce7">
            <text:p>0.00000</text:p>
          </table:table-cell>
          <table:table-cell office:value-type="float" office:value="0.11061798898870411" table:formula="of:=[.$M$2]*[.E167]+[.$O$2]*[.D167]+[.G167]" table:style-name="ce7">
            <text:p>0.1106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6" table:style-name="ce3">
            <text:p>1.66</text:p>
          </table:table-cell>
          <table:table-cell office:value-type="float" office:value="-2.1427773000000001" table:style-name="ce2">
            <text:p>-2.14E+00</text:p>
          </table:table-cell>
          <table:table-cell office:value-type="float" office:value="-3.7398519021994286E-2" table:formula="of:=[.B168]*PI()/180" table:style-name="ce2">
            <text:p>-3.74E-02</text:p>
          </table:table-cell>
          <table:table-cell office:value-type="float" office:value="0.99930075689283304" table:formula="of:=COS([.C168])" table:style-name="ce2">
            <text:p>9.99E-01</text:p>
          </table:table-cell>
          <table:table-cell office:value-type="float" office:value="-3.7389801730030349E-2" table:formula="of:=SIN([.C168])" table:style-name="ce2">
            <text:p>-3.74E-02</text:p>
          </table:table-cell>
          <table:table-cell office:value-type="float" office:value="0" table:formula="of:=-[.$M$1]*[.D168]+[.$M$1]" table:style-name="ce2">
            <text:p>0.00E+00</text:p>
          </table:table-cell>
          <table:table-cell office:value-type="float" office:value="0" table:formula="of:=-[.$M$1]*[.E168]" table:style-name="ce2">
            <text:p>0.00E+00</text:p>
          </table:table-cell>
          <table:table-cell office:value-type="float" office:value="-0.44231081608899997" table:formula="of:=[.$M$2]*[.D168]+[.$O$2]*(-[.E168])+[.F168]" table:style-name="ce7">
            <text:p>-0.44231</text:p>
          </table:table-cell>
          <table:table-cell office:value-type="float" office:value="0" table:formula="of:=[.N168]" table:style-name="ce7">
            <text:p>0.00000</text:p>
          </table:table-cell>
          <table:table-cell office:value-type="float" office:value="0.10961456094280002" table:formula="of:=[.$M$2]*[.E168]+[.$O$2]*[.D168]+[.G168]" table:style-name="ce7">
            <text:p>0.109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7" table:style-name="ce3">
            <text:p>1.67</text:p>
          </table:table-cell>
          <table:table-cell office:value-type="float" office:value="-2.0096172000000001" table:style-name="ce2">
            <text:p>-2.01E+00</text:p>
          </table:table-cell>
          <table:table-cell office:value-type="float" office:value="-3.5074436844709386E-2" table:formula="of:=[.B169]*PI()/180" table:style-name="ce2">
            <text:p>-3.51E-02</text:p>
          </table:table-cell>
          <table:table-cell office:value-type="float" office:value="0.99938495499708169" table:formula="of:=COS([.C169])" table:style-name="ce2">
            <text:p>9.99E-01</text:p>
          </table:table-cell>
          <table:table-cell office:value-type="float" office:value="-3.5067245764118578E-2" table:formula="of:=SIN([.C169])" table:style-name="ce2">
            <text:p>-3.51E-02</text:p>
          </table:table-cell>
          <table:table-cell office:value-type="float" office:value="0" table:formula="of:=-[.$M$1]*[.D169]+[.$M$1]" table:style-name="ce2">
            <text:p>0.00E+00</text:p>
          </table:table-cell>
          <table:table-cell office:value-type="float" office:value="0" table:formula="of:=-[.$M$1]*[.E169]" table:style-name="ce2">
            <text:p>0.00E+00</text:p>
          </table:table-cell>
          <table:table-cell office:value-type="float" office:value="-0.44256437456813513" table:formula="of:=[.$M$2]*[.D169]+[.$O$2]*(-[.E169])+[.F169]" table:style-name="ce7">
            <text:p>-0.44256</text:p>
          </table:table-cell>
          <table:table-cell office:value-type="float" office:value="0" table:formula="of:=[.N169]" table:style-name="ce7">
            <text:p>0.00000</text:p>
          </table:table-cell>
          <table:table-cell office:value-type="float" office:value="0.1085862991501019" table:formula="of:=[.$M$2]*[.E169]+[.$O$2]*[.D169]+[.G169]" table:style-name="ce7">
            <text:p>0.1085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8" table:style-name="ce3">
            <text:p>1.68</text:p>
          </table:table-cell>
          <table:table-cell office:value-type="float" office:value="-1.8734850000000001" table:style-name="ce2">
            <text:p>-1.87E+00</text:p>
          </table:table-cell>
          <table:table-cell office:value-type="float" office:value="-3.2698481736725966E-2" table:formula="of:=[.B170]*PI()/180" table:style-name="ce2">
            <text:p>-3.27E-02</text:p>
          </table:table-cell>
          <table:table-cell office:value-type="float" office:value="0.99946545227639105" table:formula="of:=COS([.C170])" table:style-name="ce2">
            <text:p>9.99E-01</text:p>
          </table:table-cell>
          <table:table-cell office:value-type="float" office:value="-3.2692655229411241E-2" table:formula="of:=SIN([.C170])" table:style-name="ce2">
            <text:p>-3.27E-02</text:p>
          </table:table-cell>
          <table:table-cell office:value-type="float" office:value="0" table:formula="of:=-[.$M$1]*[.D170]+[.$M$1]" table:style-name="ce2">
            <text:p>0.00E+00</text:p>
          </table:table-cell>
          <table:table-cell office:value-type="float" office:value="0" table:formula="of:=-[.$M$1]*[.E170]" table:style-name="ce2">
            <text:p>0.00E+00</text:p>
          </table:table-cell>
          <table:table-cell office:value-type="float" office:value="-0.44282112132416285" table:formula="of:=[.$M$2]*[.D170]+[.$O$2]*(-[.E170])+[.F170]" table:style-name="ce7">
            <text:p>-0.44282</text:p>
          </table:table-cell>
          <table:table-cell office:value-type="float" office:value="0" table:formula="of:=[.N170]" table:style-name="ce7">
            <text:p>0.00000</text:p>
          </table:table-cell>
          <table:table-cell office:value-type="float" office:value="0.10753448055954473" table:formula="of:=[.$M$2]*[.E170]+[.$O$2]*[.D170]+[.G170]" table:style-name="ce7">
            <text:p>0.107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69" table:style-name="ce3">
            <text:p>1.69</text:p>
          </table:table-cell>
          <table:table-cell office:value-type="float" office:value="-1.7346048000000001" table:style-name="ce2">
            <text:p>-1.73E+00</text:p>
          </table:table-cell>
          <table:table-cell office:value-type="float" office:value="-3.0274564980897735E-2" table:formula="of:=[.B171]*PI()/180" table:style-name="ce2">
            <text:p>-3.03E-02</text:p>
          </table:table-cell>
          <table:table-cell office:value-type="float" office:value="0.99954176035914732" table:formula="of:=COS([.C171])" table:style-name="ce2">
            <text:p>1.00E+00</text:p>
          </table:table-cell>
          <table:table-cell office:value-type="float" office:value="-3.0269940504350799E-2" table:formula="of:=SIN([.C171])" table:style-name="ce2">
            <text:p>-3.03E-02</text:p>
          </table:table-cell>
          <table:table-cell office:value-type="float" office:value="0" table:formula="of:=-[.$M$1]*[.D171]+[.$M$1]" table:style-name="ce2">
            <text:p>0.00E+00</text:p>
          </table:table-cell>
          <table:table-cell office:value-type="float" office:value="0" table:formula="of:=-[.$M$1]*[.E171]" table:style-name="ce2">
            <text:p>0.00E+00</text:p>
          </table:table-cell>
          <table:table-cell office:value-type="float" office:value="-0.44308047482931096" table:formula="of:=[.$M$2]*[.D171]+[.$O$2]*(-[.E171])+[.F171]" table:style-name="ce7">
            <text:p>-0.44308</text:p>
          </table:table-cell>
          <table:table-cell office:value-type="float" office:value="0" table:formula="of:=[.N171]" table:style-name="ce7">
            <text:p>0.00000</text:p>
          </table:table-cell>
          <table:table-cell office:value-type="float" office:value="0.10646080417239159" table:formula="of:=[.$M$2]*[.E171]+[.$O$2]*[.D171]+[.G171]" table:style-name="ce7">
            <text:p>0.1064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" table:style-name="ce3">
            <text:p>1.70</text:p>
          </table:table-cell>
          <table:table-cell office:value-type="float" office:value="-1.5932142" table:style-name="ce2">
            <text:p>-1.59E+00</text:p>
          </table:table-cell>
          <table:table-cell office:value-type="float" office:value="-2.7806833479527442E-2" table:formula="of:=[.B172]*PI()/180" table:style-name="ce2">
            <text:p>-2.78E-02</text:p>
          </table:table-cell>
          <table:table-cell office:value-type="float" office:value="0.99961341491649347" table:formula="of:=COS([.C172])" table:style-name="ce2">
            <text:p>1.00E+00</text:p>
          </table:table-cell>
          <table:table-cell office:value-type="float" office:value="-2.7803250151489663E-2" table:formula="of:=SIN([.C172])" table:style-name="ce2">
            <text:p>-2.78E-02</text:p>
          </table:table-cell>
          <table:table-cell office:value-type="float" office:value="0" table:formula="of:=-[.$M$1]*[.D172]+[.$M$1]" table:style-name="ce2">
            <text:p>0.00E+00</text:p>
          </table:table-cell>
          <table:table-cell office:value-type="float" office:value="0" table:formula="of:=-[.$M$1]*[.E172]" table:style-name="ce2">
            <text:p>0.00E+00</text:p>
          </table:table-cell>
          <table:table-cell office:value-type="float" office:value="-0.4433418421301592" table:formula="of:=[.$M$2]*[.D172]+[.$O$2]*(-[.E172])+[.F172]" table:style-name="ce7">
            <text:p>-0.44334</text:p>
          </table:table-cell>
          <table:table-cell office:value-type="float" office:value="0" table:formula="of:=[.N172]" table:style-name="ce7">
            <text:p>0.00000</text:p>
          </table:table-cell>
          <table:table-cell office:value-type="float" office:value="0.10536707747981343" table:formula="of:=[.$M$2]*[.E172]+[.$O$2]*[.D172]+[.G172]" table:style-name="ce7">
            <text:p>0.1053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1" table:style-name="ce3">
            <text:p>1.71</text:p>
          </table:table-cell>
          <table:table-cell office:value-type="float" office:value="-1.4495509" table:style-name="ce2">
            <text:p>-1.45E+00</text:p>
          </table:table-cell>
          <table:table-cell office:value-type="float" office:value="-2.5299435880247072E-2" table:formula="of:=[.B173]*PI()/180" table:style-name="ce2">
            <text:p>-2.53E-02</text:p>
          </table:table-cell>
          <table:table-cell office:value-type="float" office:value="0.99967998634165089" table:formula="of:=COS([.C173])" table:style-name="ce2">
            <text:p>1.00E+00</text:p>
          </table:table-cell>
          <table:table-cell office:value-type="float" office:value="-2.5296737100990764E-2" table:formula="of:=SIN([.C173])" table:style-name="ce2">
            <text:p>-2.53E-02</text:p>
          </table:table-cell>
          <table:table-cell office:value-type="float" office:value="0" table:formula="of:=-[.$M$1]*[.D173]+[.$M$1]" table:style-name="ce2">
            <text:p>0.00E+00</text:p>
          </table:table-cell>
          <table:table-cell office:value-type="float" office:value="0" table:formula="of:=-[.$M$1]*[.E173]" table:style-name="ce2">
            <text:p>0.00E+00</text:p>
          </table:table-cell>
          <table:table-cell office:value-type="float" office:value="-0.44360464535661831" table:formula="of:=[.$M$2]*[.D173]+[.$O$2]*(-[.E173])+[.F173]" table:style-name="ce7">
            <text:p>-0.44360</text:p>
          </table:table-cell>
          <table:table-cell office:value-type="float" office:value="0" table:formula="of:=[.N173]" table:style-name="ce7">
            <text:p>0.00000</text:p>
          </table:table-cell>
          <table:table-cell office:value-type="float" office:value="0.10425511315052551" table:formula="of:=[.$M$2]*[.E173]+[.$O$2]*[.D173]+[.G173]" table:style-name="ce7">
            <text:p>0.104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2" table:style-name="ce3">
            <text:p>1.72</text:p>
          </table:table-cell>
          <table:table-cell office:value-type="float" office:value="-1.3038528" table:style-name="ce2">
            <text:p>-1.30E+00</text:p>
          </table:table-cell>
          <table:table-cell office:value-type="float" office:value="-2.2756524321347123E-2" table:formula="of:=[.B174]*PI()/180" table:style-name="ce2">
            <text:p>-2.28E-02</text:p>
          </table:table-cell>
          <table:table-cell office:value-type="float" office:value="0.99974108147431129" table:formula="of:=COS([.C174])" table:style-name="ce2">
            <text:p>1.00E+00</text:p>
          </table:table-cell>
          <table:table-cell office:value-type="float" office:value="-2.2754560258867778E-2" table:formula="of:=SIN([.C174])" table:style-name="ce2">
            <text:p>-2.28E-02</text:p>
          </table:table-cell>
          <table:table-cell office:value-type="float" office:value="0" table:formula="of:=-[.$M$1]*[.D174]+[.$M$1]" table:style-name="ce2">
            <text:p>0.00E+00</text:p>
          </table:table-cell>
          <table:table-cell office:value-type="float" office:value="0" table:formula="of:=-[.$M$1]*[.E174]" table:style-name="ce2">
            <text:p>0.00E+00</text:p>
          </table:table-cell>
          <table:table-cell office:value-type="float" office:value="-0.44386832234161555" table:formula="of:=[.$M$2]*[.D174]+[.$O$2]*(-[.E174])+[.F174]" table:style-name="ce7">
            <text:p>-0.44387</text:p>
          </table:table-cell>
          <table:table-cell office:value-type="float" office:value="0" table:formula="of:=[.N174]" table:style-name="ce7">
            <text:p>0.00000</text:p>
          </table:table-cell>
          <table:table-cell office:value-type="float" office:value="0.10312672990859187" table:formula="of:=[.$M$2]*[.E174]+[.$O$2]*[.D174]+[.G174]" table:style-name="ce7">
            <text:p>0.103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3" table:style-name="ce3">
            <text:p>1.73</text:p>
          </table:table-cell>
          <table:table-cell office:value-type="float" office:value="-1.1563574999999999" table:style-name="ce2">
            <text:p>-1.16E+00</text:p>
          </table:table-cell>
          <table:table-cell office:value-type="float" office:value="-2.0182245705130327E-2" table:formula="of:=[.B175]*PI()/180" table:style-name="ce2">
            <text:p>-2.02E-02</text:p>
          </table:table-cell>
          <table:table-cell office:value-type="float" office:value="0.99979634539205753" table:formula="of:=COS([.C175])" table:style-name="ce2">
            <text:p>1.00E+00</text:p>
          </table:table-cell>
          <table:table-cell office:value-type="float" office:value="-2.0180875617415873E-2" table:formula="of:=SIN([.C175])" table:style-name="ce2">
            <text:p>-2.02E-02</text:p>
          </table:table-cell>
          <table:table-cell office:value-type="float" office:value="0" table:formula="of:=-[.$M$1]*[.D175]+[.$M$1]" table:style-name="ce2">
            <text:p>0.00E+00</text:p>
          </table:table-cell>
          <table:table-cell office:value-type="float" office:value="0" table:formula="of:=-[.$M$1]*[.E175]" table:style-name="ce2">
            <text:p>0.00E+00</text:p>
          </table:table-cell>
          <table:table-cell office:value-type="float" office:value="-0.44413232824697718" table:formula="of:=[.$M$2]*[.D175]+[.$O$2]*(-[.E175])+[.F175]" table:style-name="ce7">
            <text:p>-0.44413</text:p>
          </table:table-cell>
          <table:table-cell office:value-type="float" office:value="0" table:formula="of:=[.N175]" table:style-name="ce7">
            <text:p>0.00000</text:p>
          </table:table-cell>
          <table:table-cell office:value-type="float" office:value="0.10198374873439056" table:formula="of:=[.$M$2]*[.E175]+[.$O$2]*[.D175]+[.G175]" table:style-name="ce7">
            <text:p>0.101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4" table:style-name="ce3">
            <text:p>1.74</text:p>
          </table:table-cell>
          <table:table-cell office:value-type="float" office:value="-1.0073027000000001" table:style-name="ce2">
            <text:p>-1.01E+00</text:p>
          </table:table-cell>
          <table:table-cell office:value-type="float" office:value="-1.7580748679228687E-2" table:formula="of:=[.B176]*PI()/180" table:style-name="ce2">
            <text:p>-1.76E-02</text:p>
          </table:table-cell>
          <table:table-cell office:value-type="float" office:value="0.99984546261840335" table:formula="of:=COS([.C176])" table:style-name="ce2">
            <text:p>1.00E+00</text:p>
          </table:table-cell>
          <table:table-cell office:value-type="float" office:value="-1.7579843042275656E-2" table:formula="of:=SIN([.C176])" table:style-name="ce2">
            <text:p>-1.76E-02</text:p>
          </table:table-cell>
          <table:table-cell office:value-type="float" office:value="0" table:formula="of:=-[.$M$1]*[.D176]+[.$M$1]" table:style-name="ce2">
            <text:p>0.00E+00</text:p>
          </table:table-cell>
          <table:table-cell office:value-type="float" office:value="0" table:formula="of:=-[.$M$1]*[.E176]" table:style-name="ce2">
            <text:p>0.00E+00</text:p>
          </table:table-cell>
          <table:table-cell office:value-type="float" office:value="-0.4443961354711381" table:formula="of:=[.$M$2]*[.D176]+[.$O$2]*(-[.E176])+[.F176]" table:style-name="ce7">
            <text:p>-0.44440</text:p>
          </table:table-cell>
          <table:table-cell office:value-type="float" office:value="0" table:formula="of:=[.N176]" table:style-name="ce7">
            <text:p>0.00000</text:p>
          </table:table-cell>
          <table:table-cell office:value-type="float" office:value="0.10082799600467068" table:formula="of:=[.$M$2]*[.E176]+[.$O$2]*[.D176]+[.G176]" table:style-name="ce7">
            <text:p>0.100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5" table:style-name="ce3">
            <text:p>1.75</text:p>
          </table:table-cell>
          <table:table-cell office:value-type="float" office:value="-0.85692617000000004" table:style-name="ce2">
            <text:p>-8.57E-01</text:p>
          </table:table-cell>
          <table:table-cell office:value-type="float" office:value="-1.4956183113004657E-2" table:formula="of:=[.B177]*PI()/180" table:style-name="ce2">
            <text:p>-1.50E-02</text:p>
          </table:table-cell>
          <table:table-cell office:value-type="float" office:value="0.99988815837816536" table:formula="of:=COS([.C177])" table:style-name="ce2">
            <text:p>1.00E+00</text:p>
          </table:table-cell>
          <table:table-cell office:value-type="float" office:value="-1.4955625534255272E-2" table:formula="of:=SIN([.C177])" table:style-name="ce2">
            <text:p>-1.50E-02</text:p>
          </table:table-cell>
          <table:table-cell office:value-type="float" office:value="0" table:formula="of:=-[.$M$1]*[.D177]+[.$M$1]" table:style-name="ce2">
            <text:p>0.00E+00</text:p>
          </table:table-cell>
          <table:table-cell office:value-type="float" office:value="0" table:formula="of:=-[.$M$1]*[.E177]" table:style-name="ce2">
            <text:p>0.00E+00</text:p>
          </table:table-cell>
          <table:table-cell office:value-type="float" office:value="-0.44465923427781384" table:formula="of:=[.$M$2]*[.D177]+[.$O$2]*(-[.E177])+[.F177]" table:style-name="ce7">
            <text:p>-0.44466</text:p>
          </table:table-cell>
          <table:table-cell office:value-type="float" office:value="0" table:formula="of:=[.N177]" table:style-name="ce7">
            <text:p>0.00000</text:p>
          </table:table-cell>
          <table:table-cell office:value-type="float" office:value="9.9661303280000668E-2" table:formula="of:=[.$M$2]*[.E177]+[.$O$2]*[.D177]+[.G177]" table:style-name="ce7">
            <text:p>0.099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6" table:style-name="ce3">
            <text:p>1.76</text:p>
          </table:table-cell>
          <table:table-cell office:value-type="float" office:value="-0.70546556000000005" table:style-name="ce2">
            <text:p>-7.05E-01</text:p>
          </table:table-cell>
          <table:table-cell office:value-type="float" office:value="-1.231269678142561E-2" table:formula="of:=[.B178]*PI()/180" table:style-name="ce2">
            <text:p>-1.23E-02</text:p>
          </table:table-cell>
          <table:table-cell office:value-type="float" office:value="0.99992419970661772" table:formula="of:=COS([.C178])" table:style-name="ce2">
            <text:p>1.00E+00</text:p>
          </table:table-cell>
          <table:table-cell office:value-type="float" office:value="-1.2312385677844021E-2" table:formula="of:=SIN([.C178])" table:style-name="ce2">
            <text:p>-1.23E-02</text:p>
          </table:table-cell>
          <table:table-cell office:value-type="float" office:value="0" table:formula="of:=-[.$M$1]*[.D178]+[.$M$1]" table:style-name="ce2">
            <text:p>0.00E+00</text:p>
          </table:table-cell>
          <table:table-cell office:value-type="float" office:value="0" table:formula="of:=-[.$M$1]*[.E178]" table:style-name="ce2">
            <text:p>0.00E+00</text:p>
          </table:table-cell>
          <table:table-cell office:value-type="float" office:value="-0.44492113362108265" table:formula="of:=[.$M$2]*[.D178]+[.$O$2]*(-[.E178])+[.F178]" table:style-name="ce7">
            <text:p>-0.44492</text:p>
          </table:table-cell>
          <table:table-cell office:value-type="float" office:value="0" table:formula="of:=[.N178]" table:style-name="ce7">
            <text:p>0.00000</text:p>
          </table:table-cell>
          <table:table-cell office:value-type="float" office:value="9.848550582360166E-2" table:formula="of:=[.$M$2]*[.E178]+[.$O$2]*[.D178]+[.G178]" table:style-name="ce7">
            <text:p>0.098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7" table:style-name="ce3">
            <text:p>1.77</text:p>
          </table:table-cell>
          <table:table-cell office:value-type="float" office:value="-0.55315862000000005" table:style-name="ce2">
            <text:p>-5.53E-01</text:p>
          </table:table-cell>
          <table:table-cell office:value-type="float" office:value="-9.654439204788156E-3" table:formula="of:=[.B179]*PI()/180" table:style-name="ce2">
            <text:p>-9.65E-03</text:p>
          </table:table-cell>
          <table:table-cell office:value-type="float" office:value="0.99995339626380975" table:formula="of:=COS([.C179])" table:style-name="ce2">
            <text:p>1.00E+00</text:p>
          </table:table-cell>
          <table:table-cell office:value-type="float" office:value="-9.654289226676261E-3" table:formula="of:=SIN([.C179])" table:style-name="ce2">
            <text:p>-9.65E-03</text:p>
          </table:table-cell>
          <table:table-cell office:value-type="float" office:value="0" table:formula="of:=-[.$M$1]*[.D179]+[.$M$1]" table:style-name="ce2">
            <text:p>0.00E+00</text:p>
          </table:table-cell>
          <table:table-cell office:value-type="float" office:value="0" table:formula="of:=-[.$M$1]*[.E179]" table:style-name="ce2">
            <text:p>0.00E+00</text:p>
          </table:table-cell>
          <table:table-cell office:value-type="float" office:value="-0.44518136117520468" table:formula="of:=[.$M$2]*[.D179]+[.$O$2]*(-[.E179])+[.F179]" table:style-name="ce7">
            <text:p>-0.44518</text:p>
          </table:table-cell>
          <table:table-cell office:value-type="float" office:value="0" table:formula="of:=[.N179]" table:style-name="ce7">
            <text:p>0.00000</text:p>
          </table:table-cell>
          <table:table-cell office:value-type="float" office:value="9.7302444276554587E-2" table:formula="of:=[.$M$2]*[.E179]+[.$O$2]*[.D179]+[.G179]" table:style-name="ce7">
            <text:p>0.097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8" table:style-name="ce3">
            <text:p>1.78</text:p>
          </table:table-cell>
          <table:table-cell office:value-type="float" office:value="-0.40024305999999998" table:style-name="ce2">
            <text:p>-4.00E-01</text:p>
          </table:table-cell>
          <table:table-cell office:value-type="float" office:value="-6.9855592052572154E-3" table:formula="of:=[.B180]*PI()/180" table:style-name="ce2">
            <text:p>-6.99E-03</text:p>
          </table:table-cell>
          <table:table-cell office:value-type="float" office:value="0.99997560108051342" table:formula="of:=COS([.C180])" table:style-name="ce2">
            <text:p>1.00E+00</text:p>
          </table:table-cell>
          <table:table-cell office:value-type="float" office:value="-6.9855023917992634E-3" table:formula="of:=SIN([.C180])" table:style-name="ce2">
            <text:p>-6.99E-03</text:p>
          </table:table-cell>
          <table:table-cell office:value-type="float" office:value="0" table:formula="of:=-[.$M$1]*[.D180]+[.$M$1]" table:style-name="ce2">
            <text:p>0.00E+00</text:p>
          </table:table-cell>
          <table:table-cell office:value-type="float" office:value="0" table:formula="of:=-[.$M$1]*[.E180]" table:style-name="ce2">
            <text:p>0.00E+00</text:p>
          </table:table-cell>
          <table:table-cell office:value-type="float" office:value="-0.44543946391957973" table:formula="of:=[.$M$2]*[.D180]+[.$O$2]*(-[.E180])+[.F180]" table:style-name="ce7">
            <text:p>-0.44544</text:p>
          </table:table-cell>
          <table:table-cell office:value-type="float" office:value="0" table:formula="of:=[.N180]" table:style-name="ce7">
            <text:p>0.00000</text:p>
          </table:table-cell>
          <table:table-cell office:value-type="float" office:value="9.6113963517469397E-2" table:formula="of:=[.$M$2]*[.E180]+[.$O$2]*[.D180]+[.G180]" table:style-name="ce7">
            <text:p>0.096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79" table:style-name="ce3">
            <text:p>1.79</text:p>
          </table:table-cell>
          <table:table-cell office:value-type="float" office:value="-0.24695659" table:style-name="ce2">
            <text:p>-2.47E-01</text:p>
          </table:table-cell>
          <table:table-cell office:value-type="float" office:value="-4.3102056049977031E-3" table:formula="of:=[.B181]*PI()/180" table:style-name="ce2">
            <text:p>-4.31E-03</text:p>
          </table:table-cell>
          <table:table-cell office:value-type="float" office:value="0.99999071107820203" table:formula="of:=COS([.C181])" table:style-name="ce2">
            <text:p>1.00E+00</text:p>
          </table:table-cell>
          <table:table-cell office:value-type="float" office:value="-4.310192259268506E-3" table:formula="of:=SIN([.C181])" table:style-name="ce2">
            <text:p>-4.31E-03</text:p>
          </table:table-cell>
          <table:table-cell office:value-type="float" office:value="0" table:formula="of:=-[.$M$1]*[.D181]+[.$M$1]" table:style-name="ce2">
            <text:p>0.00E+00</text:p>
          </table:table-cell>
          <table:table-cell office:value-type="float" office:value="0" table:formula="of:=-[.$M$1]*[.E181]" table:style-name="ce2">
            <text:p>0.00E+00</text:p>
          </table:table-cell>
          <table:table-cell office:value-type="float" office:value="-0.44569500833187398" table:formula="of:=[.$M$2]*[.D181]+[.$O$2]*(-[.E181])+[.F181]" table:style-name="ce7">
            <text:p>-0.44570</text:p>
          </table:table-cell>
          <table:table-cell office:value-type="float" office:value="0" table:formula="of:=[.N181]" table:style-name="ce7">
            <text:p>0.00000</text:p>
          </table:table-cell>
          <table:table-cell office:value-type="float" office:value="9.4921912897132463E-2" table:formula="of:=[.$M$2]*[.E181]+[.$O$2]*[.D181]+[.G181]" table:style-name="ce7">
            <text:p>0.094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" table:style-name="ce3">
            <text:p>1.80</text:p>
          </table:table-cell>
          <table:table-cell office:value-type="float" office:value="-9.3536929000000005E-2" table:style-name="ce2">
            <text:p>-9.35E-02</text:p>
          </table:table-cell>
          <table:table-cell office:value-type="float" office:value="-1.6325273832541673E-3" table:formula="of:=[.B182]*PI()/180" table:style-name="ce2">
            <text:p>-1.63E-03</text:p>
          </table:table-cell>
          <table:table-cell office:value-type="float" office:value="0.99999866742746746" table:formula="of:=COS([.C182])" table:style-name="ce2">
            <text:p>1.00E+00</text:p>
          </table:table-cell>
          <table:table-cell office:value-type="float" office:value="-1.6325266581003863E-3" table:formula="of:=SIN([.C182])" table:style-name="ce2">
            <text:p>-1.63E-03</text:p>
          </table:table-cell>
          <table:table-cell office:value-type="float" office:value="0" table:formula="of:=-[.$M$1]*[.D182]+[.$M$1]" table:style-name="ce2">
            <text:p>0.00E+00</text:p>
          </table:table-cell>
          <table:table-cell office:value-type="float" office:value="0" table:formula="of:=-[.$M$1]*[.E182]" table:style-name="ce2">
            <text:p>0.00E+00</text:p>
          </table:table-cell>
          <table:table-cell office:value-type="float" office:value="-0.4459475805601899" table:formula="of:=[.$M$2]*[.D182]+[.$O$2]*(-[.E182])+[.F182]" table:style-name="ce7">
            <text:p>-0.44595</text:p>
          </table:table-cell>
          <table:table-cell office:value-type="float" office:value="0" table:formula="of:=[.N182]" table:style-name="ce7">
            <text:p>0.00000</text:p>
          </table:table-cell>
          <table:table-cell office:value-type="float" office:value="9.3728146212933044E-2" table:formula="of:=[.$M$2]*[.E182]+[.$O$2]*[.D182]+[.G182]" table:style-name="ce7">
            <text:p>0.0937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1" table:style-name="ce3">
            <text:p>1.81</text:p>
          </table:table-cell>
          <table:table-cell office:value-type="float" office:value="5.9778212999999997E-2" table:style-name="ce2">
            <text:p>5.98E-02</text:p>
          </table:table-cell>
          <table:table-cell office:value-type="float" office:value="1.0433266378084771E-3" table:formula="of:=[.B183]*PI()/180" table:style-name="ce2">
            <text:p>1.04E-03</text:p>
          </table:table-cell>
          <table:table-cell office:value-type="float" office:value="0.99999945573481275" table:formula="of:=COS([.C183])" table:style-name="ce2">
            <text:p>1.00E+00</text:p>
          </table:table-cell>
          <table:table-cell office:value-type="float" office:value="1.0433264485263476E-3" table:formula="of:=SIN([.C183])" table:style-name="ce2">
            <text:p>1.04E-03</text:p>
          </table:table-cell>
          <table:table-cell office:value-type="float" office:value="0" table:formula="of:=-[.$M$1]*[.D183]+[.$M$1]" table:style-name="ce2">
            <text:p>0.00E+00</text:p>
          </table:table-cell>
          <table:table-cell office:value-type="float" office:value="0" table:formula="of:=-[.$M$1]*[.E183]" table:style-name="ce2">
            <text:p>0.00E+00</text:p>
          </table:table-cell>
          <table:table-cell office:value-type="float" office:value="-0.44619678656301293" table:formula="of:=[.$M$2]*[.D183]+[.$O$2]*(-[.E183])+[.F183]" table:style-name="ce7">
            <text:p>-0.44620</text:p>
          </table:table-cell>
          <table:table-cell office:value-type="float" office:value="0" table:formula="of:=[.N183]" table:style-name="ce7">
            <text:p>0.00000</text:p>
          </table:table-cell>
          <table:table-cell office:value-type="float" office:value="9.2534521454649979E-2" table:formula="of:=[.$M$2]*[.E183]+[.$O$2]*[.D183]+[.G183]" table:style-name="ce7">
            <text:p>0.092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2" table:style-name="ce3">
            <text:p>1.82</text:p>
          </table:table-cell>
          <table:table-cell office:value-type="float" office:value="0.21275111999999999" table:style-name="ce2">
            <text:p>2.13E-01</text:p>
          </table:table-cell>
          <table:table-cell office:value-type="float" office:value="3.7132075313055582E-3" table:formula="of:=[.B184]*PI()/180" table:style-name="ce2">
            <text:p>3.71E-03</text:p>
          </table:table-cell>
          <table:table-cell office:value-type="float" office:value="0.99999310605283587" table:formula="of:=COS([.C184])" table:style-name="ce2">
            <text:p>1.00E+00</text:p>
          </table:table-cell>
          <table:table-cell office:value-type="float" office:value="3.7131989984161263E-3" table:formula="of:=SIN([.C184])" table:style-name="ce2">
            <text:p>3.71E-03</text:p>
          </table:table-cell>
          <table:table-cell office:value-type="float" office:value="0" table:formula="of:=-[.$M$1]*[.D184]+[.$M$1]" table:style-name="ce2">
            <text:p>0.00E+00</text:p>
          </table:table-cell>
          <table:table-cell office:value-type="float" office:value="0" table:formula="of:=-[.$M$1]*[.E184]" table:style-name="ce2">
            <text:p>0.00E+00</text:p>
          </table:table-cell>
          <table:table-cell office:value-type="float" office:value="-0.44644225211702276" table:formula="of:=[.$M$2]*[.D184]+[.$O$2]*(-[.E184])+[.F184]" table:style-name="ce7">
            <text:p>-0.44644</text:p>
          </table:table-cell>
          <table:table-cell office:value-type="float" office:value="0" table:formula="of:=[.N184]" table:style-name="ce7">
            <text:p>0.00000</text:p>
          </table:table-cell>
          <table:table-cell office:value-type="float" office:value="9.1342900789720294E-2" table:formula="of:=[.$M$2]*[.E184]+[.$O$2]*[.D184]+[.G184]" table:style-name="ce7">
            <text:p>0.091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3" table:style-name="ce3">
            <text:p>1.83</text:p>
          </table:table-cell>
          <table:table-cell office:value-type="float" office:value="0.36514407999999998" table:style-name="ce2">
            <text:p>3.65E-01</text:p>
          </table:table-cell>
          <table:table-cell office:value-type="float" office:value="6.3729664401655749E-3" table:formula="of:=[.B185]*PI()/180" table:style-name="ce2">
            <text:p>6.37E-03</text:p>
          </table:table-cell>
          <table:table-cell office:value-type="float" office:value="0.9999796927181076" table:formula="of:=COS([.C185])" table:style-name="ce2">
            <text:p>1.00E+00</text:p>
          </table:table-cell>
          <table:table-cell office:value-type="float" office:value="6.3729233008985083E-3" table:formula="of:=SIN([.C185])" table:style-name="ce2">
            <text:p>6.37E-03</text:p>
          </table:table-cell>
          <table:table-cell office:value-type="float" office:value="0" table:formula="of:=-[.$M$1]*[.D185]+[.$M$1]" table:style-name="ce2">
            <text:p>0.00E+00</text:p>
          </table:table-cell>
          <table:table-cell office:value-type="float" office:value="0" table:formula="of:=-[.$M$1]*[.E185]" table:style-name="ce2">
            <text:p>0.00E+00</text:p>
          </table:table-cell>
          <table:table-cell office:value-type="float" office:value="-0.44668362278853135" table:formula="of:=[.$M$2]*[.D185]+[.$O$2]*(-[.E185])+[.F185]" table:style-name="ce7">
            <text:p>-0.44668</text:p>
          </table:table-cell>
          <table:table-cell office:value-type="float" office:value="0" table:formula="of:=[.N185]" table:style-name="ce7">
            <text:p>0.00000</text:p>
          </table:table-cell>
          <table:table-cell office:value-type="float" office:value="9.0155150338253193E-2" table:formula="of:=[.$M$2]*[.E185]+[.$O$2]*[.D185]+[.G185]" table:style-name="ce7">
            <text:p>0.090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4" table:style-name="ce3">
            <text:p>1.84</text:p>
          </table:table-cell>
          <table:table-cell office:value-type="float" office:value="0.51671937000000001" table:style-name="ce2">
            <text:p>5.17E-01</text:p>
          </table:table-cell>
          <table:table-cell office:value-type="float" office:value="9.0184543153308122E-3" table:formula="of:=[.B186]*PI()/180" table:style-name="ce2">
            <text:p>9.02E-03</text:p>
          </table:table-cell>
          <table:table-cell office:value-type="float" office:value="0.9999593340165045" table:formula="of:=COS([.C186])" table:style-name="ce2">
            <text:p>1.00E+00</text:p>
          </table:table-cell>
          <table:table-cell office:value-type="float" office:value="9.0183320668946049E-3" table:formula="of:=SIN([.C186])" table:style-name="ce2">
            <text:p>9.02E-03</text:p>
          </table:table-cell>
          <table:table-cell office:value-type="float" office:value="0" table:formula="of:=-[.$M$1]*[.D186]+[.$M$1]" table:style-name="ce2">
            <text:p>0.00E+00</text:p>
          </table:table-cell>
          <table:table-cell office:value-type="float" office:value="0" table:formula="of:=-[.$M$1]*[.E186]" table:style-name="ce2">
            <text:p>0.00E+00</text:p>
          </table:table-cell>
          <table:table-cell office:value-type="float" office:value="-0.44692056378698386" table:formula="of:=[.$M$2]*[.D186]+[.$O$2]*(-[.E186])+[.F186]" table:style-name="ce7">
            <text:p>-0.44692</text:p>
          </table:table-cell>
          <table:table-cell office:value-type="float" office:value="0" table:formula="of:=[.N186]" table:style-name="ce7">
            <text:p>0.00000</text:p>
          </table:table-cell>
          <table:table-cell office:value-type="float" office:value="8.8973140128493236E-2" table:formula="of:=[.$M$2]*[.E186]+[.$O$2]*[.D186]+[.G186]" table:style-name="ce7">
            <text:p>0.0889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5" table:style-name="ce3">
            <text:p>1.85</text:p>
          </table:table-cell>
          <table:table-cell office:value-type="float" office:value="0.66723929000000004" table:style-name="ce2">
            <text:p>6.67E-01</text:p>
          </table:table-cell>
          <table:table-cell office:value-type="float" office:value="1.1645522509169276E-2" table:formula="of:=[.B187]*PI()/180" table:style-name="ce2">
            <text:p>1.16E-02</text:p>
          </table:table-cell>
          <table:table-cell office:value-type="float" office:value="0.99993219166908631" table:formula="of:=COS([.C187])" table:style-name="ce2">
            <text:p>1.00E+00</text:p>
          </table:table-cell>
          <table:table-cell office:value-type="float" office:value="1.1645259286831364E-2" table:formula="of:=SIN([.C187])" table:style-name="ce2">
            <text:p>1.16E-02</text:p>
          </table:table-cell>
          <table:table-cell office:value-type="float" office:value="0" table:formula="of:=-[.$M$1]*[.D187]+[.$M$1]" table:style-name="ce2">
            <text:p>0.00E+00</text:p>
          </table:table-cell>
          <table:table-cell office:value-type="float" office:value="0" table:formula="of:=-[.$M$1]*[.E187]" table:style-name="ce2">
            <text:p>0.00E+00</text:p>
          </table:table-cell>
          <table:table-cell office:value-type="float" office:value="-0.44715275981725472" table:formula="of:=[.$M$2]*[.D187]+[.$O$2]*(-[.E187])+[.F187]" table:style-name="ce7">
            <text:p>-0.44715</text:p>
          </table:table-cell>
          <table:table-cell office:value-type="float" office:value="0" table:formula="of:=[.N187]" table:style-name="ce7">
            <text:p>0.00000</text:p>
          </table:table-cell>
          <table:table-cell office:value-type="float" office:value="8.779874365736956E-2" table:formula="of:=[.$M$2]*[.E187]+[.$O$2]*[.D187]+[.G187]" table:style-name="ce7">
            <text:p>0.0878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6" table:style-name="ce3">
            <text:p>1.86</text:p>
          </table:table-cell>
          <table:table-cell office:value-type="float" office:value="0.81646611000000002" table:style-name="ce2">
            <text:p>8.16E-01</text:p>
          </table:table-cell>
          <table:table-cell office:value-type="float" office:value="1.42500218504502E-2" table:formula="of:=[.B188]*PI()/180" table:style-name="ce2">
            <text:p>1.43E-02</text:p>
          </table:table-cell>
          <table:table-cell office:value-type="float" office:value="0.99989847015672884" table:formula="of:=COS([.C188])" table:style-name="ce2">
            <text:p>1.00E+00</text:p>
          </table:table-cell>
          <table:table-cell office:value-type="float" office:value="1.4249539579690789E-2" table:formula="of:=SIN([.C188])" table:style-name="ce2">
            <text:p>1.42E-02</text:p>
          </table:table-cell>
          <table:table-cell office:value-type="float" office:value="0" table:formula="of:=-[.$M$1]*[.D188]+[.$M$1]" table:style-name="ce2">
            <text:p>0.00E+00</text:p>
          </table:table-cell>
          <table:table-cell office:value-type="float" office:value="0" table:formula="of:=-[.$M$1]*[.E188]" table:style-name="ce2">
            <text:p>0.00E+00</text:p>
          </table:table-cell>
          <table:table-cell office:value-type="float" office:value="-0.44737991471782795" table:formula="of:=[.$M$2]*[.D188]+[.$O$2]*(-[.E188])+[.F188]" table:style-name="ce7">
            <text:p>-0.44738</text:p>
          </table:table-cell>
          <table:table-cell office:value-type="float" office:value="0" table:formula="of:=[.N188]" table:style-name="ce7">
            <text:p>0.00000</text:p>
          </table:table-cell>
          <table:table-cell office:value-type="float" office:value="8.6633838118075721E-2" table:formula="of:=[.$M$2]*[.E188]+[.$O$2]*[.D188]+[.G188]" table:style-name="ce7">
            <text:p>0.0866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7" table:style-name="ce3">
            <text:p>1.87</text:p>
          </table:table-cell>
          <table:table-cell office:value-type="float" office:value="0.96416212999999995" table:style-name="ce2">
            <text:p>9.64E-01</text:p>
          </table:table-cell>
          <table:table-cell office:value-type="float" office:value="1.6827803691541594E-2" table:formula="of:=[.B189]*PI()/180" table:style-name="ce2">
            <text:p>1.68E-02</text:p>
          </table:table-cell>
          <table:table-cell office:value-type="float" office:value="0.99985841585259738" table:formula="of:=COS([.C189])" table:style-name="ce2">
            <text:p>1.00E+00</text:p>
          </table:table-cell>
          <table:table-cell office:value-type="float" office:value="1.6827009500632314E-2" table:formula="of:=SIN([.C189])" table:style-name="ce2">
            <text:p>1.68E-02</text:p>
          </table:table-cell>
          <table:table-cell office:value-type="float" office:value="0" table:formula="of:=-[.$M$1]*[.D189]+[.$M$1]" table:style-name="ce2">
            <text:p>0.00E+00</text:p>
          </table:table-cell>
          <table:table-cell office:value-type="float" office:value="0" table:formula="of:=-[.$M$1]*[.E189]" table:style-name="ce2">
            <text:p>0.00E+00</text:p>
          </table:table-cell>
          <table:table-cell office:value-type="float" office:value="-0.44760175119540246" table:formula="of:=[.$M$2]*[.D189]+[.$O$2]*(-[.E189])+[.F189]" table:style-name="ce7">
            <text:p>-0.44760</text:p>
          </table:table-cell>
          <table:table-cell office:value-type="float" office:value="0" table:formula="of:=[.N189]" table:style-name="ce7">
            <text:p>0.00000</text:p>
          </table:table-cell>
          <table:table-cell office:value-type="float" office:value="8.5480303736059485E-2" table:formula="of:=[.$M$2]*[.E189]+[.$O$2]*[.D189]+[.G189]" table:style-name="ce7">
            <text:p>0.0854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8" table:style-name="ce3">
            <text:p>1.88</text:p>
          </table:table-cell>
          <table:table-cell office:value-type="float" office:value="1.1100897000000001" table:style-name="ce2">
            <text:p>1.11E+00</text:p>
          </table:table-cell>
          <table:table-cell office:value-type="float" office:value="1.9374720257476098E-2" table:formula="of:=[.B190]*PI()/180" table:style-name="ce2">
            <text:p>1.94E-02</text:p>
          </table:table-cell>
          <table:table-cell office:value-type="float" office:value="0.99981231597864806" table:formula="of:=COS([.C190])" table:style-name="ce2">
            <text:p>1.00E+00</text:p>
          </table:table-cell>
          <table:table-cell office:value-type="float" office:value="1.9373508133839031E-2" table:formula="of:=SIN([.C190])" table:style-name="ce2">
            <text:p>1.94E-02</text:p>
          </table:table-cell>
          <table:table-cell office:value-type="float" office:value="0" table:formula="of:=-[.$M$1]*[.D190]+[.$M$1]" table:style-name="ce2">
            <text:p>0.00E+00</text:p>
          </table:table-cell>
          <table:table-cell office:value-type="float" office:value="0" table:formula="of:=-[.$M$1]*[.E190]" table:style-name="ce2">
            <text:p>0.00E+00</text:p>
          </table:table-cell>
          <table:table-cell office:value-type="float" office:value="-0.44781801041452191" table:formula="of:=[.$M$2]*[.D190]+[.$O$2]*(-[.E190])+[.F190]" table:style-name="ce7">
            <text:p>-0.44782</text:p>
          </table:table-cell>
          <table:table-cell office:value-type="float" office:value="0" table:formula="of:=[.N190]" table:style-name="ce7">
            <text:p>0.00000</text:p>
          </table:table-cell>
          <table:table-cell office:value-type="float" office:value="8.4340023407508666E-2" table:formula="of:=[.$M$2]*[.E190]+[.$O$2]*[.D190]+[.G190]" table:style-name="ce7">
            <text:p>0.084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89" table:style-name="ce3">
            <text:p>1.89</text:p>
          </table:table-cell>
          <table:table-cell office:value-type="float" office:value="1.2540298999999999" table:style-name="ce2">
            <text:p>1.25E+00</text:p>
          </table:table-cell>
          <table:table-cell office:value-type="float" office:value="2.1886950673455238E-2" table:formula="of:=[.B191]*PI()/180" table:style-name="ce2">
            <text:p>2.19E-02</text:p>
          </table:table-cell>
          <table:table-cell office:value-type="float" office:value="0.99976049025653912" table:formula="of:=COS([.C191])" table:style-name="ce2">
            <text:p>1.00E+00</text:p>
          </table:table-cell>
          <table:table-cell office:value-type="float" office:value="2.1885203266239044E-2" table:formula="of:=SIN([.C191])" table:style-name="ce2">
            <text:p>2.19E-02</text:p>
          </table:table-cell>
          <table:table-cell office:value-type="float" office:value="0" table:formula="of:=-[.$M$1]*[.D191]+[.$M$1]" table:style-name="ce2">
            <text:p>0.00E+00</text:p>
          </table:table-cell>
          <table:table-cell office:value-type="float" office:value="0" table:formula="of:=-[.$M$1]*[.E191]" table:style-name="ce2">
            <text:p>0.00E+00</text:p>
          </table:table-cell>
          <table:table-cell office:value-type="float" office:value="-0.4480284786072023" table:formula="of:=[.$M$2]*[.D191]+[.$O$2]*(-[.E191])+[.F191]" table:style-name="ce7">
            <text:p>-0.44803</text:p>
          </table:table-cell>
          <table:table-cell office:value-type="float" office:value="0" table:formula="of:=[.N191]" table:style-name="ce7">
            <text:p>0.00000</text:p>
          </table:table-cell>
          <table:table-cell office:value-type="float" office:value="8.3214736416788906E-2" table:formula="of:=[.$M$2]*[.E191]+[.$O$2]*[.D191]+[.G191]" table:style-name="ce7">
            <text:p>0.083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" table:style-name="ce3">
            <text:p>1.90</text:p>
          </table:table-cell>
          <table:table-cell office:value-type="float" office:value="1.3958165" table:style-name="ce2">
            <text:p>1.40E+00</text:p>
          </table:table-cell>
          <table:table-cell office:value-type="float" office:value="2.4361593678663432E-2" table:formula="of:=[.B192]*PI()/180" table:style-name="ce2">
            <text:p>2.44E-02</text:p>
          </table:table-cell>
          <table:table-cell office:value-type="float" office:value="0.99970327105255719" table:formula="of:=COS([.C192])" table:style-name="ce2">
            <text:p>1.00E+00</text:p>
          </table:table-cell>
          <table:table-cell office:value-type="float" office:value="2.4359184034310158E-2" table:formula="of:=SIN([.C192])" table:style-name="ce2">
            <text:p>2.44E-02</text:p>
          </table:table-cell>
          <table:table-cell office:value-type="float" office:value="0" table:formula="of:=-[.$M$1]*[.D192]+[.$M$1]" table:style-name="ce2">
            <text:p>0.00E+00</text:p>
          </table:table-cell>
          <table:table-cell office:value-type="float" office:value="0" table:formula="of:=-[.$M$1]*[.E192]" table:style-name="ce2">
            <text:p>0.00E+00</text:p>
          </table:table-cell>
          <table:table-cell office:value-type="float" office:value="-0.44823303333173659" table:formula="of:=[.$M$2]*[.D192]+[.$O$2]*(-[.E192])+[.F192]" table:style-name="ce7">
            <text:p>-0.44823</text:p>
          </table:table-cell>
          <table:table-cell office:value-type="float" office:value="0" table:formula="of:=[.N192]" table:style-name="ce7">
            <text:p>0.00000</text:p>
          </table:table-cell>
          <table:table-cell office:value-type="float" office:value="8.2105772210182046E-2" table:formula="of:=[.$M$2]*[.E192]+[.$O$2]*[.D192]+[.G192]" table:style-name="ce7">
            <text:p>0.082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1" table:style-name="ce3">
            <text:p>1.91</text:p>
          </table:table-cell>
          <table:table-cell office:value-type="float" office:value="1.5352919" table:style-name="ce2">
            <text:p>1.54E+00</text:p>
          </table:table-cell>
          <table:table-cell office:value-type="float" office:value="2.6795898634199528E-2" table:formula="of:=[.B193]*PI()/180" table:style-name="ce2">
            <text:p>2.68E-02</text:p>
          </table:table-cell>
          <table:table-cell office:value-type="float" office:value="0.99964101138905304" table:formula="of:=COS([.C193])" table:style-name="ce2">
            <text:p>1.00E+00</text:p>
          </table:table-cell>
          <table:table-cell office:value-type="float" office:value="2.6792692083310532E-2" table:formula="of:=SIN([.C193])" table:style-name="ce2">
            <text:p>2.68E-02</text:p>
          </table:table-cell>
          <table:table-cell office:value-type="float" office:value="0" table:formula="of:=-[.$M$1]*[.D193]+[.$M$1]" table:style-name="ce2">
            <text:p>0.00E+00</text:p>
          </table:table-cell>
          <table:table-cell office:value-type="float" office:value="0" table:formula="of:=-[.$M$1]*[.E193]" table:style-name="ce2">
            <text:p>0.00E+00</text:p>
          </table:table-cell>
          <table:table-cell office:value-type="float" office:value="-0.44843157554440444" table:formula="of:=[.$M$2]*[.D193]+[.$O$2]*(-[.E193])+[.F193]" table:style-name="ce7">
            <text:p>-0.44843</text:p>
          </table:table-cell>
          <table:table-cell office:value-type="float" office:value="0" table:formula="of:=[.N193]" table:style-name="ce7">
            <text:p>0.00000</text:p>
          </table:table-cell>
          <table:table-cell office:value-type="float" office:value="8.1014394120817096E-2" table:formula="of:=[.$M$2]*[.E193]+[.$O$2]*[.D193]+[.G193]" table:style-name="ce7">
            <text:p>0.0810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2" table:style-name="ce3">
            <text:p>1.92</text:p>
          </table:table-cell>
          <table:table-cell office:value-type="float" office:value="1.6722987" table:style-name="ce2">
            <text:p>1.67E+00</text:p>
          </table:table-cell>
          <table:table-cell office:value-type="float" office:value="2.9187118391820897E-2" table:formula="of:=[.B194]*PI()/180" table:style-name="ce2">
            <text:p>2.92E-02</text:p>
          </table:table-cell>
          <table:table-cell office:value-type="float" office:value="0.99957408629717226" table:formula="of:=COS([.C194])" table:style-name="ce2">
            <text:p>1.00E+00</text:p>
          </table:table-cell>
          <table:table-cell office:value-type="float" office:value="2.9182974542927793E-2" table:formula="of:=SIN([.C194])" table:style-name="ce2">
            <text:p>2.92E-02</text:p>
          </table:table-cell>
          <table:table-cell office:value-type="float" office:value="0" table:formula="of:=-[.$M$1]*[.D194]+[.$M$1]" table:style-name="ce2">
            <text:p>0.00E+00</text:p>
          </table:table-cell>
          <table:table-cell office:value-type="float" office:value="0" table:formula="of:=-[.$M$1]*[.E194]" table:style-name="ce2">
            <text:p>0.00E+00</text:p>
          </table:table-cell>
          <table:table-cell office:value-type="float" office:value="-0.44862401652966083" table:formula="of:=[.$M$2]*[.D194]+[.$O$2]*(-[.E194])+[.F194]" table:style-name="ce7">
            <text:p>-0.44862</text:p>
          </table:table-cell>
          <table:table-cell office:value-type="float" office:value="0" table:formula="of:=[.N194]" table:style-name="ce7">
            <text:p>0.00000</text:p>
          </table:table-cell>
          <table:table-cell office:value-type="float" office:value="7.9941865082036934E-2" table:formula="of:=[.$M$2]*[.E194]+[.$O$2]*[.D194]+[.G194]" table:style-name="ce7">
            <text:p>0.0799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3" table:style-name="ce3">
            <text:p>1.93</text:p>
          </table:table-cell>
          <table:table-cell office:value-type="float" office:value="1.8066793000000001" table:style-name="ce2">
            <text:p>1.81E+00</text:p>
          </table:table-cell>
          <table:table-cell office:value-type="float" office:value="3.1532502312626387E-2" table:formula="of:=[.B195]*PI()/180" table:style-name="ce2">
            <text:p>3.15E-02</text:p>
          </table:table-cell>
          <table:table-cell office:value-type="float" office:value="0.99950289184049979" table:formula="of:=COS([.C195])" table:style-name="ce2">
            <text:p>1.00E+00</text:p>
          </table:table-cell>
          <table:table-cell office:value-type="float" office:value="3.1527277118049479E-2" table:formula="of:=SIN([.C195])" table:style-name="ce2">
            <text:p>3.15E-02</text:p>
          </table:table-cell>
          <table:table-cell office:value-type="float" office:value="0" table:formula="of:=-[.$M$1]*[.D195]+[.$M$1]" table:style-name="ce2">
            <text:p>0.00E+00</text:p>
          </table:table-cell>
          <table:table-cell office:value-type="float" office:value="0" table:formula="of:=-[.$M$1]*[.E195]" table:style-name="ce2">
            <text:p>0.00E+00</text:p>
          </table:table-cell>
          <table:table-cell office:value-type="float" office:value="-0.44881027682202557" table:formula="of:=[.$M$2]*[.D195]+[.$O$2]*(-[.E195])+[.F195]" table:style-name="ce7">
            <text:p>-0.44881</text:p>
          </table:table-cell>
          <table:table-cell office:value-type="float" office:value="0" table:formula="of:=[.N195]" table:style-name="ce7">
            <text:p>0.00000</text:p>
          </table:table-cell>
          <table:table-cell office:value-type="float" office:value="7.8889450618804619E-2" table:formula="of:=[.$M$2]*[.E195]+[.$O$2]*[.D195]+[.G195]" table:style-name="ce7">
            <text:p>0.0788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4" table:style-name="ce3">
            <text:p>1.94</text:p>
          </table:table-cell>
          <table:table-cell office:value-type="float" office:value="1.9382763000000001" table:style-name="ce2">
            <text:p>1.94E+00</text:p>
          </table:table-cell>
          <table:table-cell office:value-type="float" office:value="3.3829303248373369E-2" table:formula="of:=[.B196]*PI()/180" table:style-name="ce2">
            <text:p>3.38E-02</text:p>
          </table:table-cell>
          <table:table-cell office:value-type="float" office:value="0.99942784368966475" table:formula="of:=COS([.C196])" table:style-name="ce2">
            <text:p>9.99E-01</text:p>
          </table:table-cell>
          <table:table-cell office:value-type="float" office:value="3.3822851119131525E-2" table:formula="of:=SIN([.C196])" table:style-name="ce2">
            <text:p>3.38E-02</text:p>
          </table:table-cell>
          <table:table-cell office:value-type="float" office:value="0" table:formula="of:=-[.$M$1]*[.D196]+[.$M$1]" table:style-name="ce2">
            <text:p>0.00E+00</text:p>
          </table:table-cell>
          <table:table-cell office:value-type="float" office:value="0" table:formula="of:=-[.$M$1]*[.E196]" table:style-name="ce2">
            <text:p>0.00E+00</text:p>
          </table:table-cell>
          <table:table-cell office:value-type="float" office:value="-0.44899028622403869" table:formula="of:=[.$M$2]*[.D196]+[.$O$2]*(-[.E196])+[.F196]" table:style-name="ce7">
            <text:p>-0.44899</text:p>
          </table:table-cell>
          <table:table-cell office:value-type="float" office:value="0" table:formula="of:=[.N196]" table:style-name="ce7">
            <text:p>0.00000</text:p>
          </table:table-cell>
          <table:table-cell office:value-type="float" office:value="7.7858415578894252E-2" table:formula="of:=[.$M$2]*[.E196]+[.$O$2]*[.D196]+[.G196]" table:style-name="ce7">
            <text:p>0.077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5" table:style-name="ce3">
            <text:p>1.95</text:p>
          </table:table-cell>
          <table:table-cell office:value-type="float" office:value="2.0669322000000001" table:style-name="ce2">
            <text:p>2.07E+00</text:p>
          </table:table-cell>
          <table:table-cell office:value-type="float" office:value="3.6074772305489937E-2" table:formula="of:=[.B197]*PI()/180" table:style-name="ce2">
            <text:p>3.61E-02</text:p>
          </table:table-cell>
          <table:table-cell office:value-type="float" office:value="0.99934937596573581" table:formula="of:=COS([.C197])" table:style-name="ce2">
            <text:p>9.99E-01</text:p>
          </table:table-cell>
          <table:table-cell office:value-type="float" office:value="3.6066948261453818E-2" table:formula="of:=SIN([.C197])" table:style-name="ce2">
            <text:p>3.61E-02</text:p>
          </table:table-cell>
          <table:table-cell office:value-type="float" office:value="0" table:formula="of:=-[.$M$1]*[.D197]+[.$M$1]" table:style-name="ce2">
            <text:p>0.00E+00</text:p>
          </table:table-cell>
          <table:table-cell office:value-type="float" office:value="0" table:formula="of:=-[.$M$1]*[.E197]" table:style-name="ce2">
            <text:p>0.00E+00</text:p>
          </table:table-cell>
          <table:table-cell office:value-type="float" office:value="-0.44916398280662995" table:formula="of:=[.$M$2]*[.D197]+[.$O$2]*(-[.E197])+[.F197]" table:style-name="ce7">
            <text:p>-0.44916</text:p>
          </table:table-cell>
          <table:table-cell office:value-type="float" office:value="0" table:formula="of:=[.N197]" table:style-name="ce7">
            <text:p>0.00000</text:p>
          </table:table-cell>
          <table:table-cell office:value-type="float" office:value="7.685002634537888E-2" table:formula="of:=[.$M$2]*[.E197]+[.$O$2]*[.D197]+[.G197]" table:style-name="ce7">
            <text:p>0.0768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6" table:style-name="ce3">
            <text:p>1.96</text:p>
          </table:table-cell>
          <table:table-cell office:value-type="float" office:value="2.1924893999999999" table:style-name="ce2">
            <text:p>2.19E+00</text:p>
          </table:table-cell>
          <table:table-cell office:value-type="float" office:value="3.8266158845074963E-2" table:formula="of:=[.B198]*PI()/180" table:style-name="ce2">
            <text:p>3.83E-02</text:p>
          </table:table-cell>
          <table:table-cell office:value-type="float" office:value="0.99926793987973228" table:formula="of:=COS([.C198])" table:style-name="ce2">
            <text:p>9.99E-01</text:p>
          </table:table-cell>
          <table:table-cell office:value-type="float" office:value="3.8256820679662421E-2" table:formula="of:=SIN([.C198])" table:style-name="ce2">
            <text:p>3.83E-02</text:p>
          </table:table-cell>
          <table:table-cell office:value-type="float" office:value="0" table:formula="of:=-[.$M$1]*[.D198]+[.$M$1]" table:style-name="ce2">
            <text:p>0.00E+00</text:p>
          </table:table-cell>
          <table:table-cell office:value-type="float" office:value="0" table:formula="of:=-[.$M$1]*[.E198]" table:style-name="ce2">
            <text:p>0.00E+00</text:p>
          </table:table-cell>
          <table:table-cell office:value-type="float" office:value="-0.44933131230355716" table:formula="of:=[.$M$2]*[.D198]+[.$O$2]*(-[.E198])+[.F198]" table:style-name="ce7">
            <text:p>-0.44933</text:p>
          </table:table-cell>
          <table:table-cell office:value-type="float" office:value="0" table:formula="of:=[.N198]" table:style-name="ce7">
            <text:p>0.00000</text:p>
          </table:table-cell>
          <table:table-cell office:value-type="float" office:value="7.5865550703617696E-2" table:formula="of:=[.$M$2]*[.E198]+[.$O$2]*[.D198]+[.G198]" table:style-name="ce7">
            <text:p>0.0758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7" table:style-name="ce3">
            <text:p>1.97</text:p>
          </table:table-cell>
          <table:table-cell office:value-type="float" office:value="2.3147905999999998" table:style-name="ce2">
            <text:p>2.31E+00</text:p>
          </table:table-cell>
          <table:table-cell office:value-type="float" office:value="4.0400717464215044E-2" table:formula="of:=[.B199]*PI()/180" table:style-name="ce2">
            <text:p>4.04E-02</text:p>
          </table:table-cell>
          <table:table-cell office:value-type="float" office:value="0.99918400201379509" table:formula="of:=COS([.C199])" table:style-name="ce2">
            <text:p>9.99E-01</text:p>
          </table:table-cell>
          <table:table-cell office:value-type="float" office:value="4.0389727898269806E-2" table:formula="of:=SIN([.C199])" table:style-name="ce2">
            <text:p>4.04E-02</text:p>
          </table:table-cell>
          <table:table-cell office:value-type="float" office:value="0" table:formula="of:=-[.$M$1]*[.D199]+[.$M$1]" table:style-name="ce2">
            <text:p>0.00E+00</text:p>
          </table:table-cell>
          <table:table-cell office:value-type="float" office:value="0" table:formula="of:=-[.$M$1]*[.E199]" table:style-name="ce2">
            <text:p>0.00E+00</text:p>
          </table:table-cell>
          <table:table-cell office:value-type="float" office:value="-0.44949222799289312" table:formula="of:=[.$M$2]*[.D199]+[.$O$2]*(-[.E199])+[.F199]" table:style-name="ce7">
            <text:p>-0.44949</text:p>
          </table:table-cell>
          <table:table-cell office:value-type="float" office:value="0" table:formula="of:=[.N199]" table:style-name="ce7">
            <text:p>0.00000</text:p>
          </table:table-cell>
          <table:table-cell office:value-type="float" office:value="7.4906254571864783E-2" table:formula="of:=[.$M$2]*[.E199]+[.$O$2]*[.D199]+[.G199]" table:style-name="ce7">
            <text:p>0.0749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8" table:style-name="ce3">
            <text:p>1.98</text:p>
          </table:table-cell>
          <table:table-cell office:value-type="float" office:value="2.4336782000000001" table:style-name="ce2">
            <text:p>2.43E+00</text:p>
          </table:table-cell>
          <table:table-cell office:value-type="float" office:value="4.2475697524009065E-2" table:formula="of:=[.B200]*PI()/180" table:style-name="ce2">
            <text:p>4.25E-02</text:p>
          </table:table-cell>
          <table:table-cell office:value-type="float" office:value="0.99909804318022977" table:formula="of:=COS([.C200])" table:style-name="ce2">
            <text:p>9.99E-01</text:p>
          </table:table-cell>
          <table:table-cell office:value-type="float" office:value="4.2462926340934494E-2" table:formula="of:=SIN([.C200])" table:style-name="ce2">
            <text:p>4.25E-02</text:p>
          </table:table-cell>
          <table:table-cell office:value-type="float" office:value="0" table:formula="of:=-[.$M$1]*[.D200]+[.$M$1]" table:style-name="ce2">
            <text:p>0.00E+00</text:p>
          </table:table-cell>
          <table:table-cell office:value-type="float" office:value="0" table:formula="of:=-[.$M$1]*[.E200]" table:style-name="ce2">
            <text:p>0.00E+00</text:p>
          </table:table-cell>
          <table:table-cell office:value-type="float" office:value="-0.44964668921240741" table:formula="of:=[.$M$2]*[.D200]+[.$O$2]*(-[.E200])+[.F200]" table:style-name="ce7">
            <text:p>-0.44965</text:p>
          </table:table-cell>
          <table:table-cell office:value-type="float" office:value="0" table:formula="of:=[.N200]" table:style-name="ce7">
            <text:p>0.00000</text:p>
          </table:table-cell>
          <table:table-cell office:value-type="float" office:value="7.3973406575070497E-2" table:formula="of:=[.$M$2]*[.E200]+[.$O$2]*[.D200]+[.G200]" table:style-name="ce7">
            <text:p>0.0739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1.99" table:style-name="ce3">
            <text:p>1.99</text:p>
          </table:table-cell>
          <table:table-cell office:value-type="float" office:value="2.5489948" table:style-name="ce2">
            <text:p>2.55E+00</text:p>
          </table:table-cell>
          <table:table-cell office:value-type="float" office:value="4.448835187621436E-2" table:formula="of:=[.B201]*PI()/180" table:style-name="ce2">
            <text:p>4.45E-02</text:p>
          </table:table-cell>
          <table:table-cell office:value-type="float" office:value="0.99901055648314663" table:formula="of:=COS([.C201])" table:style-name="ce2">
            <text:p>9.99E-01</text:p>
          </table:table-cell>
          <table:table-cell office:value-type="float" office:value="4.4473678004339177E-2" table:formula="of:=SIN([.C201])" table:style-name="ce2">
            <text:p>4.45E-02</text:p>
          </table:table-cell>
          <table:table-cell office:value-type="float" office:value="0" table:formula="of:=-[.$M$1]*[.D201]+[.$M$1]" table:style-name="ce2">
            <text:p>0.00E+00</text:p>
          </table:table-cell>
          <table:table-cell office:value-type="float" office:value="0" table:formula="of:=-[.$M$1]*[.E201]" table:style-name="ce2">
            <text:p>0.00E+00</text:p>
          </table:table-cell>
          <table:table-cell office:value-type="float" office:value="-0.44979466130153523" table:formula="of:=[.$M$2]*[.D201]+[.$O$2]*(-[.E201])+[.F201]" table:style-name="ce7">
            <text:p>-0.44979</text:p>
          </table:table-cell>
          <table:table-cell office:value-type="float" office:value="0" table:formula="of:=[.N201]" table:style-name="ce7">
            <text:p>0.00000</text:p>
          </table:table-cell>
          <table:table-cell office:value-type="float" office:value="7.3068273995196928E-2" table:formula="of:=[.$M$2]*[.E201]+[.$O$2]*[.D201]+[.G201]" table:style-name="ce7">
            <text:p>0.073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" table:style-name="ce3">
            <text:p>2.00</text:p>
          </table:table-cell>
          <table:table-cell office:value-type="float" office:value="2.6605829000000001" table:style-name="ce2">
            <text:p>2.66E+00</text:p>
          </table:table-cell>
          <table:table-cell office:value-type="float" office:value="4.6435931627259043E-2" table:formula="of:=[.B202]*PI()/180" table:style-name="ce2">
            <text:p>4.64E-02</text:p>
          </table:table-cell>
          <table:table-cell office:value-type="float" office:value="0.99892204584683586" table:formula="of:=COS([.C202])" table:style-name="ce2">
            <text:p>9.99E-01</text:p>
          </table:table-cell>
          <table:table-cell office:value-type="float" office:value="4.6419245159436351E-2" table:formula="of:=SIN([.C202])" table:style-name="ce2">
            <text:p>4.64E-02</text:p>
          </table:table-cell>
          <table:table-cell office:value-type="float" office:value="0" table:formula="of:=-[.$M$1]*[.D202]+[.$M$1]" table:style-name="ce2">
            <text:p>0.00E+00</text:p>
          </table:table-cell>
          <table:table-cell office:value-type="float" office:value="0" table:formula="of:=-[.$M$1]*[.E202]" table:style-name="ce2">
            <text:p>0.00E+00</text:p>
          </table:table-cell>
          <table:table-cell office:value-type="float" office:value="-0.44993611445210108" table:formula="of:=[.$M$2]*[.D202]+[.$O$2]*(-[.E202])+[.F202]" table:style-name="ce7">
            <text:p>-0.44994</text:p>
          </table:table-cell>
          <table:table-cell office:value-type="float" office:value="0" table:formula="of:=[.N202]" table:style-name="ce7">
            <text:p>0.00000</text:p>
          </table:table-cell>
          <table:table-cell office:value-type="float" office:value="7.2192124998131171E-2" table:formula="of:=[.$M$2]*[.E202]+[.$O$2]*[.D202]+[.G202]" table:style-name="ce7">
            <text:p>0.0721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099999999999998" table:style-name="ce3">
            <text:p>2.01</text:p>
          </table:table-cell>
          <table:table-cell office:value-type="float" office:value="2.7682848999999998" table:style-name="ce2">
            <text:p>2.77E+00</text:p>
          </table:table-cell>
          <table:table-cell office:value-type="float" office:value="4.8315686138241963E-2" table:formula="of:=[.B203]*PI()/180" table:style-name="ce2">
            <text:p>4.83E-02</text:p>
          </table:table-cell>
          <table:table-cell office:value-type="float" office:value="0.99883302427920972" table:formula="of:=COS([.C203])" table:style-name="ce2">
            <text:p>9.99E-01</text:p>
          </table:table-cell>
          <table:table-cell office:value-type="float" office:value="4.8296890264775252E-2" table:formula="of:=SIN([.C203])" table:style-name="ce2">
            <text:p>4.83E-02</text:p>
          </table:table-cell>
          <table:table-cell office:value-type="float" office:value="0" table:formula="of:=-[.$M$1]*[.D203]+[.$M$1]" table:style-name="ce2">
            <text:p>0.00E+00</text:p>
          </table:table-cell>
          <table:table-cell office:value-type="float" office:value="0" table:formula="of:=-[.$M$1]*[.E203]" table:style-name="ce2">
            <text:p>0.00E+00</text:p>
          </table:table-cell>
          <table:table-cell office:value-type="float" office:value="-0.4500710229255796" table:formula="of:=[.$M$2]*[.D203]+[.$O$2]*(-[.E203])+[.F203]" table:style-name="ce7">
            <text:p>-0.45007</text:p>
          </table:table-cell>
          <table:table-cell office:value-type="float" office:value="0" table:formula="of:=[.N203]" table:style-name="ce7">
            <text:p>0.00000</text:p>
          </table:table-cell>
          <table:table-cell office:value-type="float" office:value="7.1346228510850263E-2" table:formula="of:=[.$M$2]*[.E203]+[.$O$2]*[.D203]+[.G203]" table:style-name="ce7">
            <text:p>0.071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2" table:style-name="ce3">
            <text:p>2.02</text:p>
          </table:table-cell>
          <table:table-cell office:value-type="float" office:value="2.8719434000000001" table:style-name="ce2">
            <text:p>2.87E+00</text:p>
          </table:table-cell>
          <table:table-cell office:value-type="float" office:value="5.0124868260920517E-2" table:formula="of:=[.B204]*PI()/180" table:style-name="ce2">
            <text:p>5.01E-02</text:p>
          </table:table-cell>
          <table:table-cell office:value-type="float" office:value="0.99874401179673511" table:formula="of:=COS([.C204])" table:style-name="ce2">
            <text:p>9.99E-01</text:p>
          </table:table-cell>
          <table:table-cell office:value-type="float" office:value="5.0103881088824007E-2" table:formula="of:=SIN([.C204])" table:style-name="ce2">
            <text:p>5.01E-02</text:p>
          </table:table-cell>
          <table:table-cell office:value-type="float" office:value="0" table:formula="of:=-[.$M$1]*[.D204]+[.$M$1]" table:style-name="ce2">
            <text:p>0.00E+00</text:p>
          </table:table-cell>
          <table:table-cell office:value-type="float" office:value="0" table:formula="of:=-[.$M$1]*[.E204]" table:style-name="ce2">
            <text:p>0.00E+00</text:p>
          </table:table-cell>
          <table:table-cell office:value-type="float" office:value="-0.45019936460378418" table:formula="of:=[.$M$2]*[.D204]+[.$O$2]*(-[.E204])+[.F204]" table:style-name="ce7">
            <text:p>-0.45020</text:p>
          </table:table-cell>
          <table:table-cell office:value-type="float" office:value="0" table:formula="of:=[.N204]" table:style-name="ce7">
            <text:p>0.00000</text:p>
          </table:table-cell>
          <table:table-cell office:value-type="float" office:value="7.0531851743371968E-2" table:formula="of:=[.$M$2]*[.E204]+[.$O$2]*[.D204]+[.G204]" table:style-name="ce7">
            <text:p>0.070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299999999999998" table:style-name="ce3">
            <text:p>2.03</text:p>
          </table:table-cell>
          <table:table-cell office:value-type="float" office:value="2.9714010000000002" table:style-name="ce2">
            <text:p>2.97E+00</text:p>
          </table:table-cell>
          <table:table-cell office:value-type="float" office:value="5.1860730847052033E-2" table:formula="of:=[.B205]*PI()/180" table:style-name="ce2">
            <text:p>5.19E-02</text:p>
          </table:table-cell>
          <table:table-cell office:value-type="float" office:value="0.99865553367101401" table:formula="of:=COS([.C205])" table:style-name="ce2">
            <text:p>9.99E-01</text:p>
          </table:table-cell>
          <table:table-cell office:value-type="float" office:value="5.1837487094402009E-2" table:formula="of:=SIN([.C205])" table:style-name="ce2">
            <text:p>5.18E-02</text:p>
          </table:table-cell>
          <table:table-cell office:value-type="float" office:value="0" table:formula="of:=-[.$M$1]*[.D205]+[.$M$1]" table:style-name="ce2">
            <text:p>0.00E+00</text:p>
          </table:table-cell>
          <table:table-cell office:value-type="float" office:value="0" table:formula="of:=-[.$M$1]*[.E205]" table:style-name="ce2">
            <text:p>0.00E+00</text:p>
          </table:table-cell>
          <table:table-cell office:value-type="float" office:value="-0.45032111987041873" table:formula="of:=[.$M$2]*[.D205]+[.$O$2]*(-[.E205])+[.F205]" table:style-name="ce7">
            <text:p>-0.45032</text:p>
          </table:table-cell>
          <table:table-cell office:value-type="float" office:value="0" table:formula="of:=[.N205]" table:style-name="ce7">
            <text:p>0.00000</text:p>
          </table:table-cell>
          <table:table-cell office:value-type="float" office:value="6.9750261638591576E-2" table:formula="of:=[.$M$2]*[.E205]+[.$O$2]*[.D205]+[.G205]" table:style-name="ce7">
            <text:p>0.069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4" table:style-name="ce3">
            <text:p>2.04</text:p>
          </table:table-cell>
          <table:table-cell office:value-type="float" office:value="3.0665" table:style-name="ce2">
            <text:p>3.07E+00</text:p>
          </table:table-cell>
          <table:table-cell office:value-type="float" office:value="5.3520521512406119E-2" table:formula="of:=[.B206]*PI()/180" table:style-name="ce2">
            <text:p>5.35E-02</text:p>
          </table:table-cell>
          <table:table-cell office:value-type="float" office:value="0.99856811873305229" table:formula="of:=COS([.C206])" table:style-name="ce2">
            <text:p>9.99E-01</text:p>
          </table:table-cell>
          <table:table-cell office:value-type="float" office:value="5.349497406236263E-2" table:formula="of:=SIN([.C206])" table:style-name="ce2">
            <text:p>5.35E-02</text:p>
          </table:table-cell>
          <table:table-cell office:value-type="float" office:value="0" table:formula="of:=-[.$M$1]*[.D206]+[.$M$1]" table:style-name="ce2">
            <text:p>0.00E+00</text:p>
          </table:table-cell>
          <table:table-cell office:value-type="float" office:value="0" table:formula="of:=-[.$M$1]*[.E206]" table:style-name="ce2">
            <text:p>0.00E+00</text:p>
          </table:table-cell>
          <table:table-cell office:value-type="float" office:value="-0.45043627035461437" table:formula="of:=[.$M$2]*[.D206]+[.$O$2]*(-[.E206])+[.F206]" table:style-name="ce7">
            <text:p>-0.45044</text:p>
          </table:table-cell>
          <table:table-cell office:value-type="float" office:value="0" table:formula="of:=[.N206]" table:style-name="ce7">
            <text:p>0.00000</text:p>
          </table:table-cell>
          <table:table-cell office:value-type="float" office:value="6.9002727112953882E-2" table:formula="of:=[.$M$2]*[.E206]+[.$O$2]*[.D206]+[.G206]" table:style-name="ce7">
            <text:p>0.0690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499999999999998" table:style-name="ce3">
            <text:p>2.05</text:p>
          </table:table-cell>
          <table:table-cell office:value-type="float" office:value="3.1570830999999999" table:style-name="ce2">
            <text:p>3.16E+00</text:p>
          </table:table-cell>
          <table:table-cell office:value-type="float" office:value="5.5101494854069392E-2" table:formula="of:=[.B207]*PI()/180" table:style-name="ce2">
            <text:p>5.51E-02</text:p>
          </table:table-cell>
          <table:table-cell office:value-type="float" office:value="0.99848229669176192" table:formula="of:=COS([.C207])" table:style-name="ce2">
            <text:p>9.98E-01</text:p>
          </table:table-cell>
          <table:table-cell office:value-type="float" office:value="5.507361612554966E-2" table:formula="of:=SIN([.C207])" table:style-name="ce2">
            <text:p>5.51E-02</text:p>
          </table:table-cell>
          <table:table-cell office:value-type="float" office:value="0" table:formula="of:=-[.$M$1]*[.D207]+[.$M$1]" table:style-name="ce2">
            <text:p>0.00E+00</text:p>
          </table:table-cell>
          <table:table-cell office:value-type="float" office:value="0" table:formula="of:=-[.$M$1]*[.E207]" table:style-name="ce2">
            <text:p>0.00E+00</text:p>
          </table:table-cell>
          <table:table-cell office:value-type="float" office:value="-0.45054479885387111" table:formula="of:=[.$M$2]*[.D207]+[.$O$2]*(-[.E207])+[.F207]" table:style-name="ce7">
            <text:p>-0.45054</text:p>
          </table:table-cell>
          <table:table-cell office:value-type="float" office:value="0" table:formula="of:=[.N207]" table:style-name="ce7">
            <text:p>0.00000</text:p>
          </table:table-cell>
          <table:table-cell office:value-type="float" office:value="6.829051343872615E-2" table:formula="of:=[.$M$2]*[.E207]+[.$O$2]*[.D207]+[.G207]" table:style-name="ce7">
            <text:p>0.068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6" table:style-name="ce3">
            <text:p>2.06</text:p>
          </table:table-cell>
          <table:table-cell office:value-type="float" office:value="3.2429928000000001" table:style-name="ce2">
            <text:p>3.24E+00</text:p>
          </table:table-cell>
          <table:table-cell office:value-type="float" office:value="5.660090197846996E-2" table:formula="of:=[.B208]*PI()/180" table:style-name="ce2">
            <text:p>5.66E-02</text:p>
          </table:table-cell>
          <table:table-cell office:value-type="float" office:value="0.9983985965457336" table:formula="of:=COS([.C208])" table:style-name="ce2">
            <text:p>9.98E-01</text:p>
          </table:table-cell>
          <table:table-cell office:value-type="float" office:value="5.6570685124978093E-2" table:formula="of:=SIN([.C208])" table:style-name="ce2">
            <text:p>5.66E-02</text:p>
          </table:table-cell>
          <table:table-cell office:value-type="float" office:value="0" table:formula="of:=-[.$M$1]*[.D208]+[.$M$1]" table:style-name="ce2">
            <text:p>0.00E+00</text:p>
          </table:table-cell>
          <table:table-cell office:value-type="float" office:value="0" table:formula="of:=-[.$M$1]*[.E208]" table:style-name="ce2">
            <text:p>0.00E+00</text:p>
          </table:table-cell>
          <table:table-cell office:value-type="float" office:value="-0.45064668763567473" table:formula="of:=[.$M$2]*[.D208]+[.$O$2]*(-[.E208])+[.F208]" table:style-name="ce7">
            <text:p>-0.45065</text:p>
          </table:table-cell>
          <table:table-cell office:value-type="float" office:value="0" table:formula="of:=[.N208]" table:style-name="ce7">
            <text:p>0.00000</text:p>
          </table:table-cell>
          <table:table-cell office:value-type="float" office:value="6.7614886844500496E-2" table:formula="of:=[.$M$2]*[.E208]+[.$O$2]*[.D208]+[.G208]" table:style-name="ce7">
            <text:p>0.067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699999999999998" table:style-name="ce3">
            <text:p>2.07</text:p>
          </table:table-cell>
          <table:table-cell office:value-type="float" office:value="3.3240715000000001" table:style-name="ce2">
            <text:p>3.32E+00</text:p>
          </table:table-cell>
          <table:table-cell office:value-type="float" office:value="5.8015992246706685E-2" table:formula="of:=[.B209]*PI()/180" table:style-name="ce2">
            <text:p>5.80E-02</text:p>
          </table:table-cell>
          <table:table-cell office:value-type="float" office:value="0.99831754430978581" table:formula="of:=COS([.C209])" table:style-name="ce2">
            <text:p>9.98E-01</text:p>
          </table:table-cell>
          <table:table-cell office:value-type="float" office:value="5.7983452150409218E-2" table:formula="of:=SIN([.C209])" table:style-name="ce2">
            <text:p>5.80E-02</text:p>
          </table:table-cell>
          <table:table-cell office:value-type="float" office:value="0" table:formula="of:=-[.$M$1]*[.D209]+[.$M$1]" table:style-name="ce2">
            <text:p>0.00E+00</text:p>
          </table:table-cell>
          <table:table-cell office:value-type="float" office:value="0" table:formula="of:=-[.$M$1]*[.E209]" table:style-name="ce2">
            <text:p>0.00E+00</text:p>
          </table:table-cell>
          <table:table-cell office:value-type="float" office:value="-0.45074191756658355" table:formula="of:=[.$M$2]*[.D209]+[.$O$2]*(-[.E209])+[.F209]" table:style-name="ce7">
            <text:p>-0.45074</text:p>
          </table:table-cell>
          <table:table-cell office:value-type="float" office:value="0" table:formula="of:=[.N209]" table:style-name="ce7">
            <text:p>0.00000</text:p>
          </table:table-cell>
          <table:table-cell office:value-type="float" office:value="6.6977113616512526E-2" table:formula="of:=[.$M$2]*[.E209]+[.$O$2]*[.D209]+[.G209]" table:style-name="ce7">
            <text:p>0.066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8" table:style-name="ce3">
            <text:p>2.08</text:p>
          </table:table-cell>
          <table:table-cell office:value-type="float" office:value="3.4001619000000001" table:style-name="ce2">
            <text:p>3.40E+00</text:p>
          </table:table-cell>
          <table:table-cell office:value-type="float" office:value="5.934402025586618E-2" table:formula="of:=[.B210]*PI()/180" table:style-name="ce2">
            <text:p>5.93E-02</text:p>
          </table:table-cell>
          <table:table-cell office:value-type="float" office:value="0.99823966033846845" table:formula="of:=COS([.C210])" table:style-name="ce2">
            <text:p>9.98E-01</text:p>
          </table:table-cell>
          <table:table-cell office:value-type="float" office:value="5.930919429008661E-2" table:formula="of:=SIN([.C210])" table:style-name="ce2">
            <text:p>5.93E-02</text:p>
          </table:table-cell>
          <table:table-cell office:value-type="float" office:value="0" table:formula="of:=-[.$M$1]*[.D210]+[.$M$1]" table:style-name="ce2">
            <text:p>0.00E+00</text:p>
          </table:table-cell>
          <table:table-cell office:value-type="float" office:value="0" table:formula="of:=-[.$M$1]*[.E210]" table:style-name="ce2">
            <text:p>0.00E+00</text:p>
          </table:table-cell>
          <table:table-cell office:value-type="float" office:value="-0.45083046754596884" table:formula="of:=[.$M$2]*[.D210]+[.$O$2]*(-[.E210])+[.F210]" table:style-name="ce7">
            <text:p>-0.45083</text:p>
          </table:table-cell>
          <table:table-cell office:value-type="float" office:value="0" table:formula="of:=[.N210]" table:style-name="ce7">
            <text:p>0.00000</text:p>
          </table:table-cell>
          <table:table-cell office:value-type="float" office:value="6.6378456838669928E-2" table:formula="of:=[.$M$2]*[.E210]+[.$O$2]*[.D210]+[.G210]" table:style-name="ce7">
            <text:p>0.0663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09" table:style-name="ce3">
            <text:p>2.09</text:p>
          </table:table-cell>
          <table:table-cell office:value-type="float" office:value="3.4711067" table:style-name="ce2">
            <text:p>3.47E+00</text:p>
          </table:table-cell>
          <table:table-cell office:value-type="float" office:value="6.0582240603035055E-2" table:formula="of:=[.B211]*PI()/180" table:style-name="ce2">
            <text:p>6.06E-02</text:p>
          </table:table-cell>
          <table:table-cell office:value-type="float" office:value="0.99816545726084083" table:formula="of:=COS([.C211])" table:style-name="ce2">
            <text:p>9.98E-01</text:p>
          </table:table-cell>
          <table:table-cell office:value-type="float" office:value="6.0545189166906259E-2" table:formula="of:=SIN([.C211])" table:style-name="ce2">
            <text:p>6.05E-02</text:p>
          </table:table-cell>
          <table:table-cell office:value-type="float" office:value="0" table:formula="of:=-[.$M$1]*[.D211]+[.$M$1]" table:style-name="ce2">
            <text:p>0.00E+00</text:p>
          </table:table-cell>
          <table:table-cell office:value-type="float" office:value="0" table:formula="of:=-[.$M$1]*[.E211]" table:style-name="ce2">
            <text:p>0.00E+00</text:p>
          </table:table-cell>
          <table:table-cell office:value-type="float" office:value="-0.45091231307658336" table:formula="of:=[.$M$2]*[.D211]+[.$O$2]*(-[.E211])+[.F211]" table:style-name="ce7">
            <text:p>-0.45091</text:p>
          </table:table-cell>
          <table:table-cell office:value-type="float" office:value="0" table:formula="of:=[.N211]" table:style-name="ce7">
            <text:p>0.00000</text:p>
          </table:table-cell>
          <table:table-cell office:value-type="float" office:value="6.5820178637901322E-2" table:formula="of:=[.$M$2]*[.E211]+[.$O$2]*[.D211]+[.G211]" table:style-name="ce7">
            <text:p>0.0658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" table:style-name="ce3">
            <text:p>2.10</text:p>
          </table:table-cell>
          <table:table-cell office:value-type="float" office:value="3.5367926999999999" table:style-name="ce2">
            <text:p>3.54E+00</text:p>
          </table:table-cell>
          <table:table-cell office:value-type="float" office:value="6.1728677575500046E-2" table:formula="of:=[.B212]*PI()/180" table:style-name="ce2">
            <text:p>6.17E-02</text:p>
          </table:table-cell>
          <table:table-cell office:value-type="float" office:value="0.99809539007947168" table:formula="of:=COS([.C212])" table:style-name="ce2">
            <text:p>9.98E-01</text:p>
          </table:table-cell>
          <table:table-cell office:value-type="float" office:value="6.1689482913274342E-2" table:formula="of:=SIN([.C212])" table:style-name="ce2">
            <text:p>6.17E-02</text:p>
          </table:table-cell>
          <table:table-cell office:value-type="float" office:value="0" table:formula="of:=-[.$M$1]*[.D212]+[.$M$1]" table:style-name="ce2">
            <text:p>0.00E+00</text:p>
          </table:table-cell>
          <table:table-cell office:value-type="float" office:value="0" table:formula="of:=-[.$M$1]*[.E212]" table:style-name="ce2">
            <text:p>0.00E+00</text:p>
          </table:table-cell>
          <table:table-cell office:value-type="float" office:value="-0.45098747542538681" table:formula="of:=[.$M$2]*[.D212]+[.$O$2]*(-[.E212])+[.F212]" table:style-name="ce7">
            <text:p>-0.45099</text:p>
          </table:table-cell>
          <table:table-cell office:value-type="float" office:value="0" table:formula="of:=[.N212]" table:style-name="ce7">
            <text:p>0.00000</text:p>
          </table:table-cell>
          <table:table-cell office:value-type="float" office:value="6.5303192949779182E-2" table:formula="of:=[.$M$2]*[.E212]+[.$O$2]*[.D212]+[.G212]" table:style-name="ce7">
            <text:p>0.065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1" table:style-name="ce3">
            <text:p>2.11</text:p>
          </table:table-cell>
          <table:table-cell office:value-type="float" office:value="3.5971921999999998" table:style-name="ce2">
            <text:p>3.60E+00</text:p>
          </table:table-cell>
          <table:table-cell office:value-type="float" office:value="6.278284771705836E-2" table:formula="of:=[.B213]*PI()/180" table:style-name="ce2">
            <text:p>6.28E-02</text:p>
          </table:table-cell>
          <table:table-cell office:value-type="float" office:value="0.99802980430156107" table:formula="of:=COS([.C213])" table:style-name="ce2">
            <text:p>9.98E-01</text:p>
          </table:table-cell>
          <table:table-cell office:value-type="float" office:value="6.2741610800072317E-2" table:formula="of:=SIN([.C213])" table:style-name="ce2">
            <text:p>6.27E-02</text:p>
          </table:table-cell>
          <table:table-cell office:value-type="float" office:value="0" table:formula="of:=-[.$M$1]*[.D213]+[.$M$1]" table:style-name="ce2">
            <text:p>0.00E+00</text:p>
          </table:table-cell>
          <table:table-cell office:value-type="float" office:value="0" table:formula="of:=-[.$M$1]*[.E213]" table:style-name="ce2">
            <text:p>0.00E+00</text:p>
          </table:table-cell>
          <table:table-cell office:value-type="float" office:value="-0.4510560655033331" table:formula="of:=[.$M$2]*[.D213]+[.$O$2]*(-[.E213])+[.F213]" table:style-name="ce7">
            <text:p>-0.45106</text:p>
          </table:table-cell>
          <table:table-cell office:value-type="float" office:value="0" table:formula="of:=[.N213]" table:style-name="ce7">
            <text:p>0.00000</text:p>
          </table:table-cell>
          <table:table-cell office:value-type="float" office:value="6.4827739222132919E-2" table:formula="of:=[.$M$2]*[.E213]+[.$O$2]*[.D213]+[.G213]" table:style-name="ce7">
            <text:p>0.064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2" table:style-name="ce3">
            <text:p>2.12</text:p>
          </table:table-cell>
          <table:table-cell office:value-type="float" office:value="3.6522869999999998" table:style-name="ce2">
            <text:p>3.65E+00</text:p>
          </table:table-cell>
          <table:table-cell office:value-type="float" office:value="6.3744433377786125E-2" table:formula="of:=[.B214]*PI()/180" table:style-name="ce2">
            <text:p>6.37E-02</text:p>
          </table:table-cell>
          <table:table-cell office:value-type="float" office:value="0.99796901146499417" table:formula="of:=COS([.C214])" table:style-name="ce2">
            <text:p>9.98E-01</text:p>
          </table:table-cell>
          <table:table-cell office:value-type="float" office:value="6.3701272794053396E-2" table:formula="of:=SIN([.C214])" table:style-name="ce2">
            <text:p>6.37E-02</text:p>
          </table:table-cell>
          <table:table-cell office:value-type="float" office:value="0" table:formula="of:=-[.$M$1]*[.D214]+[.$M$1]" table:style-name="ce2">
            <text:p>0.00E+00</text:p>
          </table:table-cell>
          <table:table-cell office:value-type="float" office:value="0" table:formula="of:=-[.$M$1]*[.E214]" table:style-name="ce2">
            <text:p>0.00E+00</text:p>
          </table:table-cell>
          <table:table-cell office:value-type="float" office:value="-0.45111819438438089" table:formula="of:=[.$M$2]*[.D214]+[.$O$2]*(-[.E214])+[.F214]" table:style-name="ce7">
            <text:p>-0.45112</text:p>
          </table:table-cell>
          <table:table-cell office:value-type="float" office:value="0" table:formula="of:=[.N214]" table:style-name="ce7">
            <text:p>0.00000</text:p>
          </table:table-cell>
          <table:table-cell office:value-type="float" office:value="6.4393980272817231E-2" table:formula="of:=[.$M$2]*[.E214]+[.$O$2]*[.D214]+[.G214]" table:style-name="ce7">
            <text:p>0.064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3" table:style-name="ce3">
            <text:p>2.13</text:p>
          </table:table-cell>
          <table:table-cell office:value-type="float" office:value="3.7020590000000002" table:style-name="ce2">
            <text:p>3.70E+00</text:p>
          </table:table-cell>
          <table:table-cell office:value-type="float" office:value="6.4613118653088761E-2" table:formula="of:=[.B215]*PI()/180" table:style-name="ce2">
            <text:p>6.46E-02</text:p>
          </table:table-cell>
          <table:table-cell office:value-type="float" office:value="0.99791329857353572" table:formula="of:=COS([.C215])" table:style-name="ce2">
            <text:p>9.98E-01</text:p>
          </table:table-cell>
          <table:table-cell office:value-type="float" office:value="6.4568169635551523E-2" table:formula="of:=SIN([.C215])" table:style-name="ce2">
            <text:p>6.46E-02</text:p>
          </table:table-cell>
          <table:table-cell office:value-type="float" office:value="0" table:formula="of:=-[.$M$1]*[.D215]+[.$M$1]" table:style-name="ce2">
            <text:p>0.00E+00</text:p>
          </table:table-cell>
          <table:table-cell office:value-type="float" office:value="0" table:formula="of:=-[.$M$1]*[.E215]" table:style-name="ce2">
            <text:p>0.00E+00</text:p>
          </table:table-cell>
          <table:table-cell office:value-type="float" office:value="-0.45117396226976053" table:formula="of:=[.$M$2]*[.D215]+[.$O$2]*(-[.E215])+[.F215]" table:style-name="ce7">
            <text:p>-0.45117</text:p>
          </table:table-cell>
          <table:table-cell office:value-type="float" office:value="0" table:formula="of:=[.N215]" table:style-name="ce7">
            <text:p>0.00000</text:p>
          </table:table-cell>
          <table:table-cell office:value-type="float" office:value="6.4002076292919291E-2" table:formula="of:=[.$M$2]*[.E215]+[.$O$2]*[.D215]+[.G215]" table:style-name="ce7">
            <text:p>0.0640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4" table:style-name="ce3">
            <text:p>2.14</text:p>
          </table:table-cell>
          <table:table-cell office:value-type="float" office:value="3.7464900999999999" table:style-name="ce2">
            <text:p>3.75E+00</text:p>
          </table:table-cell>
          <table:table-cell office:value-type="float" office:value="6.5388587638371604E-2" table:formula="of:=[.B216]*PI()/180" table:style-name="ce2">
            <text:p>6.54E-02</text:p>
          </table:table-cell>
          <table:table-cell office:value-type="float" office:value="0.99786292791692788" table:formula="of:=COS([.C216])" table:style-name="ce2">
            <text:p>9.98E-01</text:p>
          </table:table-cell>
          <table:table-cell office:value-type="float" office:value="6.5342000956934362E-2" table:formula="of:=SIN([.C216])" table:style-name="ce2">
            <text:p>6.53E-02</text:p>
          </table:table-cell>
          <table:table-cell office:value-type="float" office:value="0" table:formula="of:=-[.$M$1]*[.D216]+[.$M$1]" table:style-name="ce2">
            <text:p>0.00E+00</text:p>
          </table:table-cell>
          <table:table-cell office:value-type="float" office:value="0" table:formula="of:=-[.$M$1]*[.E216]" table:style-name="ce2">
            <text:p>0.00E+00</text:p>
          </table:table-cell>
          <table:table-cell office:value-type="float" office:value="-0.45122345823273646" table:formula="of:=[.$M$2]*[.D216]+[.$O$2]*(-[.E216])+[.F216]" table:style-name="ce7">
            <text:p>-0.45122</text:p>
          </table:table-cell>
          <table:table-cell office:value-type="float" office:value="0" table:formula="of:=[.N216]" table:style-name="ce7">
            <text:p>0.00000</text:p>
          </table:table-cell>
          <table:table-cell office:value-type="float" office:value="6.365218566938588E-2" table:formula="of:=[.$M$2]*[.E216]+[.$O$2]*[.D216]+[.G216]" table:style-name="ce7">
            <text:p>0.0636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5" table:style-name="ce3">
            <text:p>2.15</text:p>
          </table:table-cell>
          <table:table-cell office:value-type="float" office:value="3.7855623" table:style-name="ce2">
            <text:p>3.79E+00</text:p>
          </table:table-cell>
          <table:table-cell office:value-type="float" office:value="6.6070526174369343E-2" table:formula="of:=[.B217]*PI()/180" table:style-name="ce2">
            <text:p>6.61E-02</text:p>
          </table:table-cell>
          <table:table-cell office:value-type="float" office:value="0.99781813666874752" table:formula="of:=COS([.C217])" table:style-name="ce2">
            <text:p>9.98E-01</text:p>
          </table:table-cell>
          <table:table-cell office:value-type="float" office:value="6.6022466895055684E-2" table:formula="of:=SIN([.C217])" table:style-name="ce2">
            <text:p>6.60E-02</text:p>
          </table:table-cell>
          <table:table-cell office:value-type="float" office:value="0" table:formula="of:=-[.$M$1]*[.D217]+[.$M$1]" table:style-name="ce2">
            <text:p>0.00E+00</text:p>
          </table:table-cell>
          <table:table-cell office:value-type="float" office:value="0" table:formula="of:=-[.$M$1]*[.E217]" table:style-name="ce2">
            <text:p>0.00E+00</text:p>
          </table:table-cell>
          <table:table-cell office:value-type="float" office:value="-0.45126676018916845" table:formula="of:=[.$M$2]*[.D217]+[.$O$2]*(-[.E217])+[.F217]" table:style-name="ce7">
            <text:p>-0.45127</text:p>
          </table:table-cell>
          <table:table-cell office:value-type="float" office:value="0" table:formula="of:=[.N217]" table:style-name="ce7">
            <text:p>0.00000</text:p>
          </table:table-cell>
          <table:table-cell office:value-type="float" office:value="6.334446422830918E-2" table:formula="of:=[.$M$2]*[.E217]+[.$O$2]*[.D217]+[.G217]" table:style-name="ce7">
            <text:p>0.063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6" table:style-name="ce3">
            <text:p>2.16</text:p>
          </table:table-cell>
          <table:table-cell office:value-type="float" office:value="3.8192575" table:style-name="ce2">
            <text:p>3.82E+00</text:p>
          </table:table-cell>
          <table:table-cell office:value-type="float" office:value="6.6658618356487329E-2" table:formula="of:=[.B218]*PI()/180" table:style-name="ce2">
            <text:p>6.67E-02</text:p>
          </table:table-cell>
          <table:table-cell office:value-type="float" office:value="0.99777913682545949" table:formula="of:=COS([.C218])" table:style-name="ce2">
            <text:p>9.98E-01</text:p>
          </table:table-cell>
          <table:table-cell office:value-type="float" office:value="6.660926448956675E-2" table:formula="of:=SIN([.C218])" table:style-name="ce2">
            <text:p>6.66E-02</text:p>
          </table:table-cell>
          <table:table-cell office:value-type="float" office:value="0" table:formula="of:=-[.$M$1]*[.D218]+[.$M$1]" table:style-name="ce2">
            <text:p>0.00E+00</text:p>
          </table:table-cell>
          <table:table-cell office:value-type="float" office:value="0" table:formula="of:=-[.$M$1]*[.E218]" table:style-name="ce2">
            <text:p>0.00E+00</text:p>
          </table:table-cell>
          <table:table-cell office:value-type="float" office:value="-0.45130393453536716" table:formula="of:=[.$M$2]*[.D218]+[.$O$2]*(-[.E218])+[.F218]" table:style-name="ce7">
            <text:p>-0.45130</text:p>
          </table:table-cell>
          <table:table-cell office:value-type="float" office:value="0" table:formula="of:=[.N218]" table:style-name="ce7">
            <text:p>0.00000</text:p>
          </table:table-cell>
          <table:table-cell office:value-type="float" office:value="6.3079066835972003E-2" table:formula="of:=[.$M$2]*[.E218]+[.$O$2]*[.D218]+[.G218]" table:style-name="ce7">
            <text:p>0.0630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7" table:style-name="ce3">
            <text:p>2.17</text:p>
          </table:table-cell>
          <table:table-cell office:value-type="float" office:value="3.8475575000000002" table:style-name="ce2">
            <text:p>3.85E+00</text:p>
          </table:table-cell>
          <table:table-cell office:value-type="float" office:value="6.7152546534801724E-2" table:formula="of:=[.B219]*PI()/180" table:style-name="ce2">
            <text:p>6.72E-02</text:p>
          </table:table-cell>
          <table:table-cell office:value-type="float" office:value="0.9977461149225153" table:formula="of:=COS([.C219])" table:style-name="ce2">
            <text:p>9.98E-01</text:p>
          </table:table-cell>
          <table:table-cell office:value-type="float" office:value="6.7102087575774183E-2" table:formula="of:=SIN([.C219])" table:style-name="ce2">
            <text:p>6.71E-02</text:p>
          </table:table-cell>
          <table:table-cell office:value-type="float" office:value="0" table:formula="of:=-[.$M$1]*[.D219]+[.$M$1]" table:style-name="ce2">
            <text:p>0.00E+00</text:p>
          </table:table-cell>
          <table:table-cell office:value-type="float" office:value="0" table:formula="of:=-[.$M$1]*[.E219]" table:style-name="ce2">
            <text:p>0.00E+00</text:p>
          </table:table-cell>
          <table:table-cell office:value-type="float" office:value="-0.45133503601148106" table:formula="of:=[.$M$2]*[.D219]+[.$O$2]*(-[.E219])+[.F219]" table:style-name="ce7">
            <text:p>-0.45134</text:p>
          </table:table-cell>
          <table:table-cell office:value-type="float" office:value="0" table:formula="of:=[.N219]" table:style-name="ce7">
            <text:p>0.00000</text:p>
          </table:table-cell>
          <table:table-cell office:value-type="float" office:value="6.2856147420241065E-2" table:formula="of:=[.$M$2]*[.E219]+[.$O$2]*[.D219]+[.G219]" table:style-name="ce7">
            <text:p>0.062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800000000000002" table:style-name="ce3">
            <text:p>2.18</text:p>
          </table:table-cell>
          <table:table-cell office:value-type="float" office:value="3.8704443999999998" table:style-name="ce2">
            <text:p>3.87E+00</text:p>
          </table:table-cell>
          <table:table-cell office:value-type="float" office:value="6.755199829537642E-2" table:formula="of:=[.B220]*PI()/180" table:style-name="ce2">
            <text:p>6.76E-02</text:p>
          </table:table-cell>
          <table:table-cell office:value-type="float" office:value="0.99771923127517115" table:formula="of:=COS([.C220])" table:style-name="ce2">
            <text:p>9.98E-01</text:p>
          </table:table-cell>
          <table:table-cell office:value-type="float" office:value="6.7500633653925807E-2" table:formula="of:=SIN([.C220])" table:style-name="ce2">
            <text:p>6.75E-02</text:p>
          </table:table-cell>
          <table:table-cell office:value-type="float" office:value="0" table:formula="of:=-[.$M$1]*[.D220]+[.$M$1]" table:style-name="ce2">
            <text:p>0.00E+00</text:p>
          </table:table-cell>
          <table:table-cell office:value-type="float" office:value="0" table:formula="of:=-[.$M$1]*[.E220]" table:style-name="ce2">
            <text:p>0.00E+00</text:p>
          </table:table-cell>
          <table:table-cell office:value-type="float" office:value="-0.45136010800166892" table:formula="of:=[.$M$2]*[.D220]+[.$O$2]*(-[.E220])+[.F220]" table:style-name="ce7">
            <text:p>-0.45136</text:p>
          </table:table-cell>
          <table:table-cell office:value-type="float" office:value="0" table:formula="of:=[.N220]" table:style-name="ce7">
            <text:p>0.00000</text:p>
          </table:table-cell>
          <table:table-cell office:value-type="float" office:value="6.2675855835574612E-2" table:formula="of:=[.$M$2]*[.E220]+[.$O$2]*[.D220]+[.G220]" table:style-name="ce7">
            <text:p>0.062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19" table:style-name="ce3">
            <text:p>2.19</text:p>
          </table:table-cell>
          <table:table-cell office:value-type="float" office:value="3.8879000000000001" table:style-name="ce2">
            <text:p>3.89E+00</text:p>
          </table:table-cell>
          <table:table-cell office:value-type="float" office:value="6.7856655988287537E-2" table:formula="of:=[.B221]*PI()/180" table:style-name="ce2">
            <text:p>6.79E-02</text:p>
          </table:table-cell>
          <table:table-cell office:value-type="float" office:value="0.99769862038586199" table:formula="of:=COS([.C221])" table:style-name="ce2">
            <text:p>9.98E-01</text:p>
          </table:table-cell>
          <table:table-cell office:value-type="float" office:value="6.7804593355817191E-2" table:formula="of:=SIN([.C221])" table:style-name="ce2">
            <text:p>6.78E-02</text:p>
          </table:table-cell>
          <table:table-cell office:value-type="float" office:value="0" table:formula="of:=-[.$M$1]*[.D221]+[.$M$1]" table:style-name="ce2">
            <text:p>0.00E+00</text:p>
          </table:table-cell>
          <table:table-cell office:value-type="float" office:value="0" table:formula="of:=-[.$M$1]*[.E221]" table:style-name="ce2">
            <text:p>0.00E+00</text:p>
          </table:table-cell>
          <table:table-cell office:value-type="float" office:value="-0.45137918173622404" table:formula="of:=[.$M$2]*[.D221]+[.$O$2]*(-[.E221])+[.F221]" table:style-name="ce7">
            <text:p>-0.45138</text:p>
          </table:table-cell>
          <table:table-cell office:value-type="float" office:value="0" table:formula="of:=[.N221]" table:style-name="ce7">
            <text:p>0.00000</text:p>
          </table:table-cell>
          <table:table-cell office:value-type="float" office:value="6.2538342599855107E-2" table:formula="of:=[.$M$2]*[.E221]+[.$O$2]*[.D221]+[.G221]" table:style-name="ce7">
            <text:p>0.062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000000000000002" table:style-name="ce3">
            <text:p>2.20</text:p>
          </table:table-cell>
          <table:table-cell office:value-type="float" office:value="3.8999062000000002" table:style-name="ce2">
            <text:p>3.90E+00</text:p>
          </table:table-cell>
          <table:table-cell office:value-type="float" office:value="6.8066203708940481E-2" table:formula="of:=[.B222]*PI()/180" table:style-name="ce2">
            <text:p>6.81E-02</text:p>
          </table:table-cell>
          <table:table-cell office:value-type="float" office:value="0.99768439018338195" table:formula="of:=COS([.C222])" table:style-name="ce2">
            <text:p>9.98E-01</text:p>
          </table:table-cell>
          <table:table-cell office:value-type="float" office:value="6.8013657337429395E-2" table:formula="of:=SIN([.C222])" table:style-name="ce2">
            <text:p>6.80E-02</text:p>
          </table:table-cell>
          <table:table-cell office:value-type="float" office:value="0" table:formula="of:=-[.$M$1]*[.D222]+[.$M$1]" table:style-name="ce2">
            <text:p>0.00E+00</text:p>
          </table:table-cell>
          <table:table-cell office:value-type="float" office:value="0" table:formula="of:=-[.$M$1]*[.E222]" table:style-name="ce2">
            <text:p>0.00E+00</text:p>
          </table:table-cell>
          <table:table-cell office:value-type="float" office:value="-0.45139227659318765" table:formula="of:=[.$M$2]*[.D222]+[.$O$2]*(-[.E222])+[.F222]" table:style-name="ce7">
            <text:p>-0.45139</text:p>
          </table:table-cell>
          <table:table-cell office:value-type="float" office:value="0" table:formula="of:=[.N222]" table:style-name="ce7">
            <text:p>0.00000</text:p>
          </table:table-cell>
          <table:table-cell office:value-type="float" office:value="6.2443755748827268E-2" table:formula="of:=[.$M$2]*[.E222]+[.$O$2]*[.D222]+[.G222]" table:style-name="ce7">
            <text:p>0.0624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1" table:style-name="ce3">
            <text:p>2.21</text:p>
          </table:table-cell>
          <table:table-cell office:value-type="float" office:value="3.9064450000000002" table:style-name="ce2">
            <text:p>3.91E+00</text:p>
          </table:table-cell>
          <table:table-cell office:value-type="float" office:value="6.8180327298069887E-2" table:formula="of:=[.B223]*PI()/180" table:style-name="ce2">
            <text:p>6.82E-02</text:p>
          </table:table-cell>
          <table:table-cell office:value-type="float" office:value="0.99767662172369631" table:formula="of:=COS([.C223])" table:style-name="ce2">
            <text:p>9.98E-01</text:p>
          </table:table-cell>
          <table:table-cell office:value-type="float" office:value="6.8127516217696832E-2" table:formula="of:=SIN([.C223])" table:style-name="ce2">
            <text:p>6.81E-02</text:p>
          </table:table-cell>
          <table:table-cell office:value-type="float" office:value="0" table:formula="of:=-[.$M$1]*[.D223]+[.$M$1]" table:style-name="ce2">
            <text:p>0.00E+00</text:p>
          </table:table-cell>
          <table:table-cell office:value-type="float" office:value="0" table:formula="of:=-[.$M$1]*[.E223]" table:style-name="ce2">
            <text:p>0.00E+00</text:p>
          </table:table-cell>
          <table:table-cell office:value-type="float" office:value="-0.45139939995918671" table:formula="of:=[.$M$2]*[.D223]+[.$O$2]*(-[.E223])+[.F223]" table:style-name="ce7">
            <text:p>-0.45140</text:p>
          </table:table-cell>
          <table:table-cell office:value-type="float" office:value="0" table:formula="of:=[.N223]" table:style-name="ce7">
            <text:p>0.00000</text:p>
          </table:table-cell>
          <table:table-cell office:value-type="float" office:value="6.2392240835589204E-2" table:formula="of:=[.$M$2]*[.E223]+[.$O$2]*[.D223]+[.G223]" table:style-name="ce7">
            <text:p>0.062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200000000000002" table:style-name="ce3">
            <text:p>2.22</text:p>
          </table:table-cell>
          <table:table-cell office:value-type="float" office:value="3.9074982999999999" table:style-name="ce2">
            <text:p>3.91E+00</text:p>
          </table:table-cell>
          <table:table-cell office:value-type="float" office:value="6.8198710851081132E-2" table:formula="of:=[.B224]*PI()/180" table:style-name="ce2">
            <text:p>6.82E-02</text:p>
          </table:table-cell>
          <table:table-cell office:value-type="float" office:value="0.99767536912930554" table:formula="of:=COS([.C224])" table:style-name="ce2">
            <text:p>9.98E-01</text:p>
          </table:table-cell>
          <table:table-cell office:value-type="float" office:value="6.8145857047247307E-2" table:formula="of:=SIN([.C224])" table:style-name="ce2">
            <text:p>6.81E-02</text:p>
          </table:table-cell>
          <table:table-cell office:value-type="float" office:value="0" table:formula="of:=-[.$M$1]*[.D224]+[.$M$1]" table:style-name="ce2">
            <text:p>0.00E+00</text:p>
          </table:table-cell>
          <table:table-cell office:value-type="float" office:value="0" table:formula="of:=-[.$M$1]*[.E224]" table:style-name="ce2">
            <text:p>0.00E+00</text:p>
          </table:table-cell>
          <table:table-cell office:value-type="float" office:value="-0.45140054687397718" table:formula="of:=[.$M$2]*[.D224]+[.$O$2]*(-[.E224])+[.F224]" table:style-name="ce7">
            <text:p>-0.45140</text:p>
          </table:table-cell>
          <table:table-cell office:value-type="float" office:value="0" table:formula="of:=[.N224]" table:style-name="ce7">
            <text:p>0.00000</text:p>
          </table:table-cell>
          <table:table-cell office:value-type="float" office:value="6.2383942500248389E-2" table:formula="of:=[.$M$2]*[.E224]+[.$O$2]*[.D224]+[.G224]" table:style-name="ce7">
            <text:p>0.0623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3" table:style-name="ce3">
            <text:p>2.23</text:p>
          </table:table-cell>
          <table:table-cell office:value-type="float" office:value="3.9030480000000001" table:style-name="ce2">
            <text:p>3.90E+00</text:p>
          </table:table-cell>
          <table:table-cell office:value-type="float" office:value="6.8121038463379635E-2" table:formula="of:=[.B225]*PI()/180" table:style-name="ce2">
            <text:p>6.81E-02</text:p>
          </table:table-cell>
          <table:table-cell office:value-type="float" office:value="0.99768065917124138" table:formula="of:=COS([.C225])" table:style-name="ce2">
            <text:p>9.98E-01</text:p>
          </table:table-cell>
          <table:table-cell office:value-type="float" office:value="6.8068365013692012E-2" table:formula="of:=SIN([.C225])" table:style-name="ce2">
            <text:p>6.81E-02</text:p>
          </table:table-cell>
          <table:table-cell office:value-type="float" office:value="0" table:formula="of:=-[.$M$1]*[.D225]+[.$M$1]" table:style-name="ce2">
            <text:p>0.00E+00</text:p>
          </table:table-cell>
          <table:table-cell office:value-type="float" office:value="0" table:formula="of:=-[.$M$1]*[.E225]" table:style-name="ce2">
            <text:p>0.00E+00</text:p>
          </table:table-cell>
          <table:table-cell office:value-type="float" office:value="-0.45139570000256413" table:formula="of:=[.$M$2]*[.D225]+[.$O$2]*(-[.E225])+[.F225]" table:style-name="ce7">
            <text:p>-0.45140</text:p>
          </table:table-cell>
          <table:table-cell office:value-type="float" office:value="0" table:formula="of:=[.N225]" table:style-name="ce7">
            <text:p>0.00000</text:p>
          </table:table-cell>
          <table:table-cell office:value-type="float" office:value="6.2419003670317441E-2" table:formula="of:=[.$M$2]*[.E225]+[.$O$2]*[.D225]+[.G225]" table:style-name="ce7">
            <text:p>0.062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400000000000002" table:style-name="ce3">
            <text:p>2.24</text:p>
          </table:table-cell>
          <table:table-cell office:value-type="float" office:value="3.8930758999999999" table:style-name="ce2">
            <text:p>3.89E+00</text:p>
          </table:table-cell>
          <table:table-cell office:value-type="float" office:value="6.7946992485041519E-2" table:formula="of:=[.B226]*PI()/180" table:style-name="ce2">
            <text:p>6.79E-02</text:p>
          </table:table-cell>
          <table:table-cell office:value-type="float" office:value="0.99769249108549174" table:formula="of:=COS([.C226])" table:style-name="ce2">
            <text:p>9.98E-01</text:p>
          </table:table-cell>
          <table:table-cell office:value-type="float" office:value="6.7894721677210654E-2" table:formula="of:=SIN([.C226])" table:style-name="ce2">
            <text:p>6.79E-02</text:p>
          </table:table-cell>
          <table:table-cell office:value-type="float" office:value="0" table:formula="of:=-[.$M$1]*[.D226]+[.$M$1]" table:style-name="ce2">
            <text:p>0.00E+00</text:p>
          </table:table-cell>
          <table:table-cell office:value-type="float" office:value="0" table:formula="of:=-[.$M$1]*[.E226]" table:style-name="ce2">
            <text:p>0.00E+00</text:p>
          </table:table-cell>
          <table:table-cell office:value-type="float" office:value="-0.45138482938921842" table:formula="of:=[.$M$2]*[.D226]+[.$O$2]*(-[.E226])+[.F226]" table:style-name="ce7">
            <text:p>-0.45138</text:p>
          </table:table-cell>
          <table:table-cell office:value-type="float" office:value="0" table:formula="of:=[.N226]" table:style-name="ce7">
            <text:p>0.00000</text:p>
          </table:table-cell>
          <table:table-cell office:value-type="float" office:value="6.2497566330747059E-2" table:formula="of:=[.$M$2]*[.E226]+[.$O$2]*[.D226]+[.G226]" table:style-name="ce7">
            <text:p>0.062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5" table:style-name="ce3">
            <text:p>2.25</text:p>
          </table:table-cell>
          <table:table-cell office:value-type="float" office:value="3.8775642000000001" table:style-name="ce2">
            <text:p>3.88E+00</text:p>
          </table:table-cell>
          <table:table-cell office:value-type="float" office:value="6.7676262247459901E-2" table:formula="of:=[.B227]*PI()/180" table:style-name="ce2">
            <text:p>6.77E-02</text:p>
          </table:table-cell>
          <table:table-cell office:value-type="float" office:value="0.99771083567653118" table:formula="of:=COS([.C227])" table:style-name="ce2">
            <text:p>9.98E-01</text:p>
          </table:table-cell>
          <table:table-cell office:value-type="float" office:value="6.7624613667198144E-2" table:formula="of:=SIN([.C227])" table:style-name="ce2">
            <text:p>6.76E-02</text:p>
          </table:table-cell>
          <table:table-cell office:value-type="float" office:value="0" table:formula="of:=-[.$M$1]*[.D227]+[.$M$1]" table:style-name="ce2">
            <text:p>0.00E+00</text:p>
          </table:table-cell>
          <table:table-cell office:value-type="float" office:value="0" table:formula="of:=-[.$M$1]*[.E227]" table:style-name="ce2">
            <text:p>0.00E+00</text:p>
          </table:table-cell>
          <table:table-cell office:value-type="float" office:value="-0.45136789286634998" table:formula="of:=[.$M$2]*[.D227]+[.$O$2]*(-[.E227])+[.F227]" table:style-name="ce7">
            <text:p>-0.45137</text:p>
          </table:table-cell>
          <table:table-cell office:value-type="float" office:value="0" table:formula="of:=[.N227]" table:style-name="ce7">
            <text:p>0.00000</text:p>
          </table:table-cell>
          <table:table-cell office:value-type="float" office:value="6.2619767560980311E-2" table:formula="of:=[.$M$2]*[.E227]+[.$O$2]*[.D227]+[.G227]" table:style-name="ce7">
            <text:p>0.0626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599999999999998" table:style-name="ce3">
            <text:p>2.26</text:p>
          </table:table-cell>
          <table:table-cell office:value-type="float" office:value="3.8564945000000002" table:style-name="ce2">
            <text:p>3.86E+00</text:p>
          </table:table-cell>
          <table:table-cell office:value-type="float" office:value="6.730852661005246E-2" table:formula="of:=[.B228]*PI()/180" table:style-name="ce2">
            <text:p>6.73E-02</text:p>
          </table:table-cell>
          <table:table-cell office:value-type="float" office:value="0.99773563619641459" table:formula="of:=COS([.C228])" table:style-name="ce2">
            <text:p>9.98E-01</text:p>
          </table:table-cell>
          <table:table-cell office:value-type="float" office:value="6.7257715272940208E-2" table:formula="of:=SIN([.C228])" table:style-name="ce2">
            <text:p>6.73E-02</text:p>
          </table:table-cell>
          <table:table-cell office:value-type="float" office:value="0" table:formula="of:=-[.$M$1]*[.D228]+[.$M$1]" table:style-name="ce2">
            <text:p>0.00E+00</text:p>
          </table:table-cell>
          <table:table-cell office:value-type="float" office:value="0" table:formula="of:=-[.$M$1]*[.E228]" table:style-name="ce2">
            <text:p>0.00E+00</text:p>
          </table:table-cell>
          <table:table-cell office:value-type="float" office:value="-0.45134483482760401" table:formula="of:=[.$M$2]*[.D228]+[.$O$2]*(-[.E228])+[.F228]" table:style-name="ce7">
            <text:p>-0.45134</text:p>
          </table:table-cell>
          <table:table-cell office:value-type="float" office:value="0" table:formula="of:=[.N228]" table:style-name="ce7">
            <text:p>0.00000</text:p>
          </table:table-cell>
          <table:table-cell office:value-type="float" office:value="6.2785747383007934E-2" table:formula="of:=[.$M$2]*[.E228]+[.$O$2]*[.D228]+[.G228]" table:style-name="ce7">
            <text:p>0.062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7" table:style-name="ce3">
            <text:p>2.27</text:p>
          </table:table-cell>
          <table:table-cell office:value-type="float" office:value="3.8298489" table:style-name="ce2">
            <text:p>3.83E+00</text:p>
          </table:table-cell>
          <table:table-cell office:value-type="float" office:value="6.6843473158883046E-2" table:formula="of:=[.B229]*PI()/180" table:style-name="ce2">
            <text:p>6.68E-02</text:p>
          </table:table-cell>
          <table:table-cell office:value-type="float" office:value="0.99776680673540064" table:formula="of:=COS([.C229])" table:style-name="ce2">
            <text:p>9.98E-01</text:p>
          </table:table-cell>
          <table:table-cell office:value-type="float" office:value="6.6793707615626238E-2" table:formula="of:=SIN([.C229])" table:style-name="ce2">
            <text:p>6.68E-02</text:p>
          </table:table-cell>
          <table:table-cell office:value-type="float" office:value="0" table:formula="of:=-[.$M$1]*[.D229]+[.$M$1]" table:style-name="ce2">
            <text:p>0.00E+00</text:p>
          </table:table-cell>
          <table:table-cell office:value-type="float" office:value="0" table:formula="of:=-[.$M$1]*[.E229]" table:style-name="ce2">
            <text:p>0.00E+00</text:p>
          </table:table-cell>
          <table:table-cell office:value-type="float" office:value="-0.45131558729291543" table:formula="of:=[.$M$2]*[.D229]+[.$O$2]*(-[.E229])+[.F229]" table:style-name="ce7">
            <text:p>-0.45132</text:p>
          </table:table-cell>
          <table:table-cell office:value-type="float" office:value="0" table:formula="of:=[.N229]" table:style-name="ce7">
            <text:p>0.00000</text:p>
          </table:table-cell>
          <table:table-cell office:value-type="float" office:value="6.29956400590614E-2" table:formula="of:=[.$M$2]*[.E229]+[.$O$2]*[.D229]+[.G229]" table:style-name="ce7">
            <text:p>0.0630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799999999999998" table:style-name="ce3">
            <text:p>2.28</text:p>
          </table:table-cell>
          <table:table-cell office:value-type="float" office:value="3.7976093" table:style-name="ce2">
            <text:p>3.80E+00</text:p>
          </table:table-cell>
          <table:table-cell office:value-type="float" office:value="6.6280785989357091E-2" table:formula="of:=[.B230]*PI()/180" table:style-name="ce2">
            <text:p>6.63E-02</text:p>
          </table:table-cell>
          <table:table-cell office:value-type="float" office:value="0.99780423274080976" table:formula="of:=COS([.C230])" table:style-name="ce2">
            <text:p>9.98E-01</text:p>
          </table:table-cell>
          <table:table-cell office:value-type="float" office:value="6.6232266490917333E-2" table:formula="of:=SIN([.C230])" table:style-name="ce2">
            <text:p>6.62E-02</text:p>
          </table:table-cell>
          <table:table-cell office:value-type="float" office:value="0" table:formula="of:=-[.$M$1]*[.D230]+[.$M$1]" table:style-name="ce2">
            <text:p>0.00E+00</text:p>
          </table:table-cell>
          <table:table-cell office:value-type="float" office:value="0" table:formula="of:=-[.$M$1]*[.E230]" table:style-name="ce2">
            <text:p>0.00E+00</text:p>
          </table:table-cell>
          <table:table-cell office:value-type="float" office:value="-0.45128006900933054" table:formula="of:=[.$M$2]*[.D230]+[.$O$2]*(-[.E230])+[.F230]" table:style-name="ce7">
            <text:p>-0.45128</text:p>
          </table:table-cell>
          <table:table-cell office:value-type="float" office:value="0" table:formula="of:=[.N230]" table:style-name="ce7">
            <text:p>0.00000</text:p>
          </table:table-cell>
          <table:table-cell office:value-type="float" office:value="6.3249579563297076E-2" table:formula="of:=[.$M$2]*[.E230]+[.$O$2]*[.D230]+[.G230]" table:style-name="ce7">
            <text:p>0.0632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9" table:style-name="ce3">
            <text:p>2.29</text:p>
          </table:table-cell>
          <table:table-cell office:value-type="float" office:value="3.7597575999999999" table:style-name="ce2">
            <text:p>3.76E+00</text:p>
          </table:table-cell>
          <table:table-cell office:value-type="float" office:value="6.5620149196879959E-2" table:formula="of:=[.B231]*PI()/180" table:style-name="ce2">
            <text:p>6.56E-02</text:p>
          </table:table-cell>
          <table:table-cell office:value-type="float" office:value="0.99784777046840356" table:formula="of:=COS([.C231])" table:style-name="ce2">
            <text:p>9.98E-01</text:p>
          </table:table-cell>
          <table:table-cell office:value-type="float" office:value="6.5573065897791813E-2" table:formula="of:=SIN([.C231])" table:style-name="ce2">
            <text:p>6.56E-02</text:p>
          </table:table-cell>
          <table:table-cell office:value-type="float" office:value="0" table:formula="of:=-[.$M$1]*[.D231]+[.$M$1]" table:style-name="ce2">
            <text:p>0.00E+00</text:p>
          </table:table-cell>
          <table:table-cell office:value-type="float" office:value="0" table:formula="of:=-[.$M$1]*[.E231]" table:style-name="ce2">
            <text:p>0.00E+00</text:p>
          </table:table-cell>
          <table:table-cell office:value-type="float" office:value="-0.45123818553444944" table:formula="of:=[.$M$2]*[.D231]+[.$O$2]*(-[.E231])+[.F231]" table:style-name="ce7">
            <text:p>-0.45124</text:p>
          </table:table-cell>
          <table:table-cell office:value-type="float" office:value="0" table:formula="of:=[.N231]" table:style-name="ce7">
            <text:p>0.00000</text:p>
          </table:table-cell>
          <table:table-cell office:value-type="float" office:value="6.3547697956556598E-2" table:formula="of:=[.$M$2]*[.E231]+[.$O$2]*[.D231]+[.G231]" table:style-name="ce7">
            <text:p>0.063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2999999999999998" table:style-name="ce3">
            <text:p>2.30</text:p>
          </table:table-cell>
          <table:table-cell office:value-type="float" office:value="3.7162769999999998" table:style-name="ce2">
            <text:p>3.72E+00</text:p>
          </table:table-cell>
          <table:table-cell office:value-type="float" office:value="6.4861269566137303E-2" table:formula="of:=[.B232]*PI()/180" table:style-name="ce2">
            <text:p>6.49E-02</text:p>
          </table:table-cell>
          <table:table-cell office:value-type="float" office:value="0.99789724519826195" table:formula="of:=COS([.C232])" table:style-name="ce2">
            <text:p>9.98E-01</text:p>
          </table:table-cell>
          <table:table-cell office:value-type="float" office:value="6.4815800741176696E-2" table:formula="of:=SIN([.C232])" table:style-name="ce2">
            <text:p>6.48E-02</text:p>
          </table:table-cell>
          <table:table-cell office:value-type="float" office:value="0" table:formula="of:=-[.$M$1]*[.D232]+[.$M$1]" table:style-name="ce2">
            <text:p>0.00E+00</text:p>
          </table:table-cell>
          <table:table-cell office:value-type="float" office:value="0" table:formula="of:=-[.$M$1]*[.E232]" table:style-name="ce2">
            <text:p>0.00E+00</text:p>
          </table:table-cell>
          <table:table-cell office:value-type="float" office:value="-0.45118983055187406" table:formula="of:=[.$M$2]*[.D232]+[.$O$2]*(-[.E232])+[.F232]" table:style-name="ce7">
            <text:p>-0.45119</text:p>
          </table:table-cell>
          <table:table-cell office:value-type="float" office:value="0" table:formula="of:=[.N232]" table:style-name="ce7">
            <text:p>0.00000</text:p>
          </table:table-cell>
          <table:table-cell office:value-type="float" office:value="6.3890115092799432E-2" table:formula="of:=[.$M$2]*[.E232]+[.$O$2]*[.D232]+[.G232]" table:style-name="ce7">
            <text:p>0.0638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1" table:style-name="ce3">
            <text:p>2.31</text:p>
          </table:table-cell>
          <table:table-cell office:value-type="float" office:value="3.6672083" table:style-name="ce2">
            <text:p>3.67E+00</text:p>
          </table:table-cell>
          <table:table-cell office:value-type="float" office:value="6.4004859191463967E-2" table:formula="of:=[.B233]*PI()/180" table:style-name="ce2">
            <text:p>6.40E-02</text:p>
          </table:table-cell>
          <table:table-cell office:value-type="float" office:value="0.99795238816745235" table:formula="of:=COS([.C233])" table:style-name="ce2">
            <text:p>9.98E-01</text:p>
          </table:table-cell>
          <table:table-cell office:value-type="float" office:value="6.3961167522790421E-2" table:formula="of:=SIN([.C233])" table:style-name="ce2">
            <text:p>6.40E-02</text:p>
          </table:table-cell>
          <table:table-cell office:value-type="float" office:value="0" table:formula="of:=-[.$M$1]*[.D233]+[.$M$1]" table:style-name="ce2">
            <text:p>0.00E+00</text:p>
          </table:table-cell>
          <table:table-cell office:value-type="float" office:value="0" table:formula="of:=-[.$M$1]*[.E233]" table:style-name="ce2">
            <text:p>0.00E+00</text:p>
          </table:table-cell>
          <table:table-cell office:value-type="float" office:value="-0.45113494894112" table:formula="of:=[.$M$2]*[.D233]+[.$O$2]*(-[.E233])+[.F233]" table:style-name="ce7">
            <text:p>-0.45113</text:p>
          </table:table-cell>
          <table:table-cell office:value-type="float" office:value="0" table:formula="of:=[.N233]" table:style-name="ce7">
            <text:p>0.00000</text:p>
          </table:table-cell>
          <table:table-cell office:value-type="float" office:value="6.4276495267656261E-2" table:formula="of:=[.$M$2]*[.E233]+[.$O$2]*[.D233]+[.G233]" table:style-name="ce7">
            <text:p>0.0642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199999999999998" table:style-name="ce3">
            <text:p>2.32</text:p>
          </table:table-cell>
          <table:table-cell office:value-type="float" office:value="3.6126722" table:style-name="ce2">
            <text:p>3.61E+00</text:p>
          </table:table-cell>
          <table:table-cell office:value-type="float" office:value="6.3053024685267092E-2" table:formula="of:=[.B234]*PI()/180" table:style-name="ce2">
            <text:p>6.31E-02</text:p>
          </table:table-cell>
          <table:table-cell office:value-type="float" office:value="0.99801281653769169" table:formula="of:=COS([.C234])" table:style-name="ce2">
            <text:p>9.98E-01</text:p>
          </table:table-cell>
          <table:table-cell office:value-type="float" office:value="6.3011253173569426E-2" table:formula="of:=SIN([.C234])" table:style-name="ce2">
            <text:p>6.30E-02</text:p>
          </table:table-cell>
          <table:table-cell office:value-type="float" office:value="0" table:formula="of:=-[.$M$1]*[.D234]+[.$M$1]" table:style-name="ce2">
            <text:p>0.00E+00</text:p>
          </table:table-cell>
          <table:table-cell office:value-type="float" office:value="0" table:formula="of:=-[.$M$1]*[.E234]" table:style-name="ce2">
            <text:p>0.00E+00</text:p>
          </table:table-cell>
          <table:table-cell office:value-type="float" office:value="-0.45107356400260618" table:formula="of:=[.$M$2]*[.D234]+[.$O$2]*(-[.E234])+[.F234]" table:style-name="ce7">
            <text:p>-0.45107</text:p>
          </table:table-cell>
          <table:table-cell office:value-type="float" office:value="0" table:formula="of:=[.N234]" table:style-name="ce7">
            <text:p>0.00000</text:p>
          </table:table-cell>
          <table:table-cell office:value-type="float" office:value="6.4705871897276016E-2" table:formula="of:=[.$M$2]*[.E234]+[.$O$2]*[.D234]+[.G234]" table:style-name="ce7">
            <text:p>0.064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3" table:style-name="ce3">
            <text:p>2.33</text:p>
          </table:table-cell>
          <table:table-cell office:value-type="float" office:value="3.5527955000000002" table:style-name="ce2">
            <text:p>3.55E+00</text:p>
          </table:table-cell>
          <table:table-cell office:value-type="float" office:value="6.2007979125038207E-2" table:formula="of:=[.B235]*PI()/180" table:style-name="ce2">
            <text:p>6.20E-02</text:p>
          </table:table-cell>
          <table:table-cell office:value-type="float" office:value="0.99807812118113903" table:formula="of:=COS([.C235])" table:style-name="ce2">
            <text:p>9.98E-01</text:p>
          </table:table-cell>
          <table:table-cell office:value-type="float" office:value="6.1968250092507601E-2" table:formula="of:=SIN([.C235])" table:style-name="ce2">
            <text:p>6.20E-02</text:p>
          </table:table-cell>
          <table:table-cell office:value-type="float" office:value="0" table:formula="of:=-[.$M$1]*[.D235]+[.$M$1]" table:style-name="ce2">
            <text:p>0.00E+00</text:p>
          </table:table-cell>
          <table:table-cell office:value-type="float" office:value="0" table:formula="of:=-[.$M$1]*[.E235]" table:style-name="ce2">
            <text:p>0.00E+00</text:p>
          </table:table-cell>
          <table:table-cell office:value-type="float" office:value="-0.45100569711750932" table:formula="of:=[.$M$2]*[.D235]+[.$O$2]*(-[.E235])+[.F235]" table:style-name="ce7">
            <text:p>-0.45101</text:p>
          </table:table-cell>
          <table:table-cell office:value-type="float" office:value="0" table:formula="of:=[.N235]" table:style-name="ce7">
            <text:p>0.00000</text:p>
          </table:table-cell>
          <table:table-cell office:value-type="float" office:value="6.5177228903578285E-2" table:formula="of:=[.$M$2]*[.E235]+[.$O$2]*[.D235]+[.G235]" table:style-name="ce7">
            <text:p>0.065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4" table:style-name="ce3">
            <text:p>2.34</text:p>
          </table:table-cell>
          <table:table-cell office:value-type="float" office:value="3.4877045999999998" table:style-name="ce2">
            <text:p>3.49E+00</text:p>
          </table:table-cell>
          <table:table-cell office:value-type="float" office:value="6.0871928606951821E-2" table:formula="of:=[.B236]*PI()/180" table:style-name="ce2">
            <text:p>6.09E-02</text:p>
          </table:table-cell>
          <table:table-cell office:value-type="float" office:value="0.99814787616349676" table:formula="of:=COS([.C236])" table:style-name="ce2">
            <text:p>9.98E-01</text:p>
          </table:table-cell>
          <table:table-cell office:value-type="float" office:value="6.083434318130445E-2" table:formula="of:=SIN([.C236])" table:style-name="ce2">
            <text:p>6.08E-02</text:p>
          </table:table-cell>
          <table:table-cell office:value-type="float" office:value="0" table:formula="of:=-[.$M$1]*[.D236]+[.$M$1]" table:style-name="ce2">
            <text:p>0.00E+00</text:p>
          </table:table-cell>
          <table:table-cell office:value-type="float" office:value="0" table:formula="of:=-[.$M$1]*[.E236]" table:style-name="ce2">
            <text:p>0.00E+00</text:p>
          </table:table-cell>
          <table:table-cell office:value-type="float" office:value="-0.45093136147239721" table:formula="of:=[.$M$2]*[.D236]+[.$O$2]*(-[.E236])+[.F236]" table:style-name="ce7">
            <text:p>-0.45093</text:p>
          </table:table-cell>
          <table:table-cell office:value-type="float" office:value="0" table:formula="of:=[.N236]" table:style-name="ce7">
            <text:p>0.00000</text:p>
          </table:table-cell>
          <table:table-cell office:value-type="float" office:value="6.5689551990025283E-2" table:formula="of:=[.$M$2]*[.E236]+[.$O$2]*[.D236]+[.G236]" table:style-name="ce7">
            <text:p>0.065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5" table:style-name="ce3">
            <text:p>2.35</text:p>
          </table:table-cell>
          <table:table-cell office:value-type="float" office:value="3.4175263999999999" table:style-name="ce2">
            <text:p>3.42E+00</text:p>
          </table:table-cell>
          <table:table-cell office:value-type="float" office:value="5.964708795382874E-2" table:formula="of:=[.B237]*PI()/180" table:style-name="ce2">
            <text:p>5.96E-02</text:p>
          </table:table-cell>
          <table:table-cell office:value-type="float" office:value="0.99822163979359124" table:formula="of:=COS([.C237])" table:style-name="ce2">
            <text:p>9.98E-01</text:p>
          </table:table-cell>
          <table:table-cell office:value-type="float" office:value="5.961172575755342E-2" table:formula="of:=SIN([.C237])" table:style-name="ce2">
            <text:p>5.96E-02</text:p>
          </table:table-cell>
          <table:table-cell office:value-type="float" office:value="0" table:formula="of:=-[.$M$1]*[.D237]+[.$M$1]" table:style-name="ce2">
            <text:p>0.00E+00</text:p>
          </table:table-cell>
          <table:table-cell office:value-type="float" office:value="0" table:formula="of:=-[.$M$1]*[.E237]" table:style-name="ce2">
            <text:p>0.00E+00</text:p>
          </table:table-cell>
          <table:table-cell office:value-type="float" office:value="-0.4508505640073735" table:formula="of:=[.$M$2]*[.D237]+[.$O$2]*(-[.E237])+[.F237]" table:style-name="ce7">
            <text:p>-0.45085</text:p>
          </table:table-cell>
          <table:table-cell office:value-type="float" office:value="0" table:formula="of:=[.N237]" table:style-name="ce7">
            <text:p>0.00000</text:p>
          </table:table-cell>
          <table:table-cell office:value-type="float" office:value="6.6241821640359397E-2" table:formula="of:=[.$M$2]*[.E237]+[.$O$2]*[.D237]+[.G237]" table:style-name="ce7">
            <text:p>0.0662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6" table:style-name="ce3">
            <text:p>2.36</text:p>
          </table:table-cell>
          <table:table-cell office:value-type="float" office:value="3.3423875000000001" table:style-name="ce2">
            <text:p>3.34E+00</text:p>
          </table:table-cell>
          <table:table-cell office:value-type="float" office:value="5.8335666752501965E-2" table:formula="of:=[.B238]*PI()/180" table:style-name="ce2">
            <text:p>5.83E-02</text:p>
          </table:table-cell>
          <table:table-cell office:value-type="float" office:value="0.99829895746876318" table:formula="of:=COS([.C238])" table:style-name="ce2">
            <text:p>9.98E-01</text:p>
          </table:table-cell>
          <table:table-cell office:value-type="float" office:value="5.8302585849861338E-2" table:formula="of:=SIN([.C238])" table:style-name="ce2">
            <text:p>5.83E-02</text:p>
          </table:table-cell>
          <table:table-cell office:value-type="float" office:value="0" table:formula="of:=-[.$M$1]*[.D238]+[.$M$1]" table:style-name="ce2">
            <text:p>0.00E+00</text:p>
          </table:table-cell>
          <table:table-cell office:value-type="float" office:value="0" table:formula="of:=-[.$M$1]*[.E238]" table:style-name="ce2">
            <text:p>0.00E+00</text:p>
          </table:table-cell>
          <table:table-cell office:value-type="float" office:value="-0.45076330541085236" table:formula="of:=[.$M$2]*[.D238]+[.$O$2]*(-[.E238])+[.F238]" table:style-name="ce7">
            <text:p>-0.45076</text:p>
          </table:table-cell>
          <table:table-cell office:value-type="float" office:value="0" table:formula="of:=[.N238]" table:style-name="ce7">
            <text:p>0.00000</text:p>
          </table:table-cell>
          <table:table-cell office:value-type="float" office:value="6.6833019496971846E-2" table:formula="of:=[.$M$2]*[.E238]+[.$O$2]*[.D238]+[.G238]" table:style-name="ce7">
            <text:p>0.066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7" table:style-name="ce3">
            <text:p>2.37</text:p>
          </table:table-cell>
          <table:table-cell office:value-type="float" office:value="3.2624143999999999" table:style-name="ce2">
            <text:p>3.26E+00</text:p>
          </table:table-cell>
          <table:table-cell office:value-type="float" office:value="5.6939872844475291E-2" table:formula="of:=[.B239]*PI()/180" table:style-name="ce2">
            <text:p>5.69E-02</text:p>
          </table:table-cell>
          <table:table-cell office:value-type="float" office:value="0.99837936337335165" table:formula="of:=COS([.C239])" table:style-name="ce2">
            <text:p>9.98E-01</text:p>
          </table:table-cell>
          <table:table-cell office:value-type="float" office:value="5.6909109905365615E-2" table:formula="of:=SIN([.C239])" table:style-name="ce2">
            <text:p>5.69E-02</text:p>
          </table:table-cell>
          <table:table-cell office:value-type="float" office:value="0" table:formula="of:=-[.$M$1]*[.D239]+[.$M$1]" table:style-name="ce2">
            <text:p>0.00E+00</text:p>
          </table:table-cell>
          <table:table-cell office:value-type="float" office:value="0" table:formula="of:=-[.$M$1]*[.E239]" table:style-name="ce2">
            <text:p>0.00E+00</text:p>
          </table:table-cell>
          <table:table-cell office:value-type="float" office:value="-0.45066958122205114" table:formula="of:=[.$M$2]*[.D239]+[.$O$2]*(-[.E239])+[.F239]" table:style-name="ce7">
            <text:p>-0.45067</text:p>
          </table:table-cell>
          <table:table-cell office:value-type="float" office:value="0" table:formula="of:=[.N239]" table:style-name="ce7">
            <text:p>0.00000</text:p>
          </table:table-cell>
          <table:table-cell office:value-type="float" office:value="6.7462126864938105E-2" table:formula="of:=[.$M$2]*[.E239]+[.$O$2]*[.D239]+[.G239]" table:style-name="ce7">
            <text:p>0.0674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8" table:style-name="ce3">
            <text:p>2.38</text:p>
          </table:table-cell>
          <table:table-cell office:value-type="float" office:value="3.1777338999999998" table:style-name="ce2">
            <text:p>3.18E+00</text:p>
          </table:table-cell>
          <table:table-cell office:value-type="float" office:value="5.5461919307240225E-2" table:formula="of:=[.B240]*PI()/180" table:style-name="ce2">
            <text:p>5.55E-02</text:p>
          </table:table-cell>
          <table:table-cell office:value-type="float" office:value="0.99846238195990211" table:formula="of:=COS([.C240])" table:style-name="ce2">
            <text:p>9.98E-01</text:p>
          </table:table-cell>
          <table:table-cell office:value-type="float" office:value="5.5433489976353188E-2" table:formula="of:=SIN([.C240])" table:style-name="ce2">
            <text:p>5.54E-02</text:p>
          </table:table-cell>
          <table:table-cell office:value-type="float" office:value="0" table:formula="of:=-[.$M$1]*[.D240]+[.$M$1]" table:style-name="ce2">
            <text:p>0.00E+00</text:p>
          </table:table-cell>
          <table:table-cell office:value-type="float" office:value="0" table:formula="of:=-[.$M$1]*[.E240]" table:style-name="ce2">
            <text:p>0.00E+00</text:p>
          </table:table-cell>
          <table:table-cell office:value-type="float" office:value="-0.45056938316011313" table:formula="of:=[.$M$2]*[.D240]+[.$O$2]*(-[.E240])+[.F240]" table:style-name="ce7">
            <text:p>-0.45057</text:p>
          </table:table-cell>
          <table:table-cell office:value-type="float" office:value="0" table:formula="of:=[.N240]" table:style-name="ce7">
            <text:p>0.00000</text:p>
          </table:table-cell>
          <table:table-cell office:value-type="float" office:value="6.8128121643819747E-2" table:formula="of:=[.$M$2]*[.E240]+[.$O$2]*[.D240]+[.G240]" table:style-name="ce7">
            <text:p>0.068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39" table:style-name="ce3">
            <text:p>2.39</text:p>
          </table:table-cell>
          <table:table-cell office:value-type="float" office:value="3.0884725999999998" table:style-name="ce2">
            <text:p>3.09E+00</text:p>
          </table:table-cell>
          <table:table-cell office:value-type="float" office:value="5.390401572762981E-2" table:formula="of:=[.B241]*PI()/180" table:style-name="ce2">
            <text:p>5.39E-02</text:p>
          </table:table-cell>
          <table:table-cell office:value-type="float" office:value="0.99854753029184484" table:formula="of:=COS([.C241])" table:style-name="ce2">
            <text:p>9.99E-01</text:p>
          </table:table-cell>
          <table:table-cell office:value-type="float" office:value="5.3877915216322701E-2" table:formula="of:=SIN([.C241])" table:style-name="ce2">
            <text:p>5.39E-02</text:p>
          </table:table-cell>
          <table:table-cell office:value-type="float" office:value="0" table:formula="of:=-[.$M$1]*[.D241]+[.$M$1]" table:style-name="ce2">
            <text:p>0.00E+00</text:p>
          </table:table-cell>
          <table:table-cell office:value-type="float" office:value="0" table:formula="of:=-[.$M$1]*[.E241]" table:style-name="ce2">
            <text:p>0.00E+00</text:p>
          </table:table-cell>
          <table:table-cell office:value-type="float" office:value="-0.45046269937831002" table:formula="of:=[.$M$2]*[.D241]+[.$O$2]*(-[.E241])+[.F241]" table:style-name="ce7">
            <text:p>-0.45046</text:p>
          </table:table-cell>
          <table:table-cell office:value-type="float" office:value="0" table:formula="of:=[.N241]" table:style-name="ce7">
            <text:p>0.00000</text:p>
          </table:table-cell>
          <table:table-cell office:value-type="float" office:value="6.8829982339140006E-2" table:formula="of:=[.$M$2]*[.E241]+[.$O$2]*[.D241]+[.G241]" table:style-name="ce7">
            <text:p>0.068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" table:style-name="ce3">
            <text:p>2.40</text:p>
          </table:table-cell>
          <table:table-cell office:value-type="float" office:value="2.9947571000000002" table:style-name="ce2">
            <text:p>2.99E+00</text:p>
          </table:table-cell>
          <table:table-cell office:value-type="float" office:value="5.2268371692477077E-2" table:formula="of:=[.B242]*PI()/180" table:style-name="ce2">
            <text:p>5.23E-02</text:p>
          </table:table-cell>
          <table:table-cell office:value-type="float" office:value="0.9986343196207127" table:formula="of:=COS([.C242])" table:style-name="ce2">
            <text:p>9.99E-01</text:p>
          </table:table-cell>
          <table:table-cell office:value-type="float" office:value="5.2244575562216553E-2" table:formula="of:=SIN([.C242])" table:style-name="ce2">
            <text:p>5.22E-02</text:p>
          </table:table-cell>
          <table:table-cell office:value-type="float" office:value="0" table:formula="of:=-[.$M$1]*[.D242]+[.$M$1]" table:style-name="ce2">
            <text:p>0.00E+00</text:p>
          </table:table-cell>
          <table:table-cell office:value-type="float" office:value="0" table:formula="of:=-[.$M$1]*[.E242]" table:style-name="ce2">
            <text:p>0.00E+00</text:p>
          </table:table-cell>
          <table:table-cell office:value-type="float" office:value="-0.45034951551008606" table:formula="of:=[.$M$2]*[.D242]+[.$O$2]*(-[.E242])+[.F242]" table:style-name="ce7">
            <text:p>-0.45035</text:p>
          </table:table-cell>
          <table:table-cell office:value-type="float" office:value="0" table:formula="of:=[.N242]" table:style-name="ce7">
            <text:p>0.00000</text:p>
          </table:table-cell>
          <table:table-cell office:value-type="float" office:value="6.9566686566421482E-2" table:formula="of:=[.$M$2]*[.E242]+[.$O$2]*[.D242]+[.G242]" table:style-name="ce7">
            <text:p>0.0695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1" table:style-name="ce3">
            <text:p>2.41</text:p>
          </table:table-cell>
          <table:table-cell office:value-type="float" office:value="2.8967141999999999" table:style-name="ce2">
            <text:p>2.90E+00</text:p>
          </table:table-cell>
          <table:table-cell office:value-type="float" office:value="5.0557200279273525E-2" table:formula="of:=[.B243]*PI()/180" table:style-name="ce2">
            <text:p>5.06E-02</text:p>
          </table:table-cell>
          <table:table-cell office:value-type="float" office:value="0.99872225694726491" table:formula="of:=COS([.C243])" table:style-name="ce2">
            <text:p>9.99E-01</text:p>
          </table:table-cell>
          <table:table-cell office:value-type="float" office:value="5.0535665407328519E-2" table:formula="of:=SIN([.C243])" table:style-name="ce2">
            <text:p>5.05E-02</text:p>
          </table:table-cell>
          <table:table-cell office:value-type="float" office:value="0" table:formula="of:=-[.$M$1]*[.D243]+[.$M$1]" table:style-name="ce2">
            <text:p>0.00E+00</text:p>
          </table:table-cell>
          <table:table-cell office:value-type="float" office:value="0" table:formula="of:=-[.$M$1]*[.E243]" table:style-name="ce2">
            <text:p>0.00E+00</text:p>
          </table:table-cell>
          <table:table-cell office:value-type="float" office:value="-0.45022981570705645" table:formula="of:=[.$M$2]*[.D243]+[.$O$2]*(-[.E243])+[.F243]" table:style-name="ce7">
            <text:p>-0.45023</text:p>
          </table:table-cell>
          <table:table-cell office:value-type="float" office:value="0" table:formula="of:=[.N243]" table:style-name="ce7">
            <text:p>0.00000</text:p>
          </table:table-cell>
          <table:table-cell office:value-type="float" office:value="7.0337209557886388E-2" table:formula="of:=[.$M$2]*[.E243]+[.$O$2]*[.D243]+[.G243]" table:style-name="ce7">
            <text:p>0.070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2" table:style-name="ce3">
            <text:p>2.42</text:p>
          </table:table-cell>
          <table:table-cell office:value-type="float" office:value="2.7944703" table:style-name="ce2">
            <text:p>2.79E+00</text:p>
          </table:table-cell>
          <table:table-cell office:value-type="float" office:value="4.8772707584193692E-2" table:formula="of:=[.B244]*PI()/180" table:style-name="ce2">
            <text:p>4.88E-02</text:p>
          </table:table-cell>
          <table:table-cell office:value-type="float" office:value="0.99881084725292735" table:formula="of:=COS([.C244])" table:style-name="ce2">
            <text:p>9.99E-01</text:p>
          </table:table-cell>
          <table:table-cell office:value-type="float" office:value="4.8753373318052781E-2" table:formula="of:=SIN([.C244])" table:style-name="ce2">
            <text:p>4.88E-02</text:p>
          </table:table-cell>
          <table:table-cell office:value-type="float" office:value="0" table:formula="of:=-[.$M$1]*[.D244]+[.$M$1]" table:style-name="ce2">
            <text:p>0.00E+00</text:p>
          </table:table-cell>
          <table:table-cell office:value-type="float" office:value="0" table:formula="of:=-[.$M$1]*[.E244]" table:style-name="ce2">
            <text:p>0.00E+00</text:p>
          </table:table-cell>
          <table:table-cell office:value-type="float" office:value="-0.45010358267810979" table:formula="of:=[.$M$2]*[.D244]+[.$O$2]*(-[.E244])+[.F244]" table:style-name="ce7">
            <text:p>-0.45010</text:p>
          </table:table-cell>
          <table:table-cell office:value-type="float" office:value="0" table:formula="of:=[.N244]" table:style-name="ce7">
            <text:p>0.00000</text:p>
          </table:table-cell>
          <table:table-cell office:value-type="float" office:value="7.1140528957338897E-2" table:formula="of:=[.$M$2]*[.E244]+[.$O$2]*[.D244]+[.G244]" table:style-name="ce7">
            <text:p>0.0711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300000000000002" table:style-name="ce3">
            <text:p>2.43</text:p>
          </table:table-cell>
          <table:table-cell office:value-type="float" office:value="2.6881523000000001" table:style-name="ce2">
            <text:p>2.69E+00</text:p>
          </table:table-cell>
          <table:table-cell office:value-type="float" office:value="4.6917108430058363E-2" table:formula="of:=[.B245]*PI()/180" table:style-name="ce2">
            <text:p>4.69E-02</text:p>
          </table:table-cell>
          <table:table-cell office:value-type="float" office:value="0.99889959434295805" table:formula="of:=COS([.C245])" table:style-name="ce2">
            <text:p>9.99E-01</text:p>
          </table:table-cell>
          <table:table-cell office:value-type="float" office:value="4.6899897883405095E-2" table:formula="of:=SIN([.C245])" table:style-name="ce2">
            <text:p>4.69E-02</text:p>
          </table:table-cell>
          <table:table-cell office:value-type="float" office:value="0" table:formula="of:=-[.$M$1]*[.D245]+[.$M$1]" table:style-name="ce2">
            <text:p>0.00E+00</text:p>
          </table:table-cell>
          <table:table-cell office:value-type="float" office:value="0" table:formula="of:=-[.$M$1]*[.E245]" table:style-name="ce2">
            <text:p>0.00E+00</text:p>
          </table:table-cell>
          <table:table-cell office:value-type="float" office:value="-0.44997079953955021" table:formula="of:=[.$M$2]*[.D245]+[.$O$2]*(-[.E245])+[.F245]" table:style-name="ce7">
            <text:p>-0.44997</text:p>
          </table:table-cell>
          <table:table-cell office:value-type="float" office:value="0" table:formula="of:=[.N245]" table:style-name="ce7">
            <text:p>0.00000</text:p>
          </table:table-cell>
          <table:table-cell office:value-type="float" office:value="7.1975617828108074E-2" table:formula="of:=[.$M$2]*[.E245]+[.$O$2]*[.D245]+[.G245]" table:style-name="ce7">
            <text:p>0.071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4" table:style-name="ce3">
            <text:p>2.44</text:p>
          </table:table-cell>
          <table:table-cell office:value-type="float" office:value="2.5778867000000001" table:style-name="ce2">
            <text:p>2.58E+00</text:p>
          </table:table-cell>
          <table:table-cell office:value-type="float" office:value="4.4992610658371311E-2" table:formula="of:=[.B246]*PI()/180" table:style-name="ce2">
            <text:p>4.50E-02</text:p>
          </table:table-cell>
          <table:table-cell office:value-type="float" office:value="0.99898800322872794" table:formula="of:=COS([.C246])" table:style-name="ce2">
            <text:p>9.99E-01</text:p>
          </table:table-cell>
          <table:table-cell office:value-type="float" office:value="4.4977432175249424E-2" table:formula="of:=SIN([.C246])" table:style-name="ce2">
            <text:p>4.50E-02</text:p>
          </table:table-cell>
          <table:table-cell office:value-type="float" office:value="0" table:formula="of:=-[.$M$1]*[.D246]+[.$M$1]" table:style-name="ce2">
            <text:p>0.00E+00</text:p>
          </table:table-cell>
          <table:table-cell office:value-type="float" office:value="0" table:formula="of:=-[.$M$1]*[.E246]" table:style-name="ce2">
            <text:p>0.00E+00</text:p>
          </table:table-cell>
          <table:table-cell office:value-type="float" office:value="-0.4498314494326337" table:formula="of:=[.$M$2]*[.D246]+[.$O$2]*(-[.E246])+[.F246]" table:style-name="ce7">
            <text:p>-0.44983</text:p>
          </table:table-cell>
          <table:table-cell office:value-type="float" office:value="0" table:formula="of:=[.N246]" table:style-name="ce7">
            <text:p>0.00000</text:p>
          </table:table-cell>
          <table:table-cell office:value-type="float" office:value="7.2841451806892943E-2" table:formula="of:=[.$M$2]*[.E246]+[.$O$2]*[.D246]+[.G246]" table:style-name="ce7">
            <text:p>0.0728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500000000000002" table:style-name="ce3">
            <text:p>2.45</text:p>
          </table:table-cell>
          <table:table-cell office:value-type="float" office:value="2.4638002000000001" table:style-name="ce2">
            <text:p>2.46E+00</text:p>
          </table:table-cell>
          <table:table-cell office:value-type="float" office:value="4.3001425601294795E-2" table:formula="of:=[.B247]*PI()/180" table:style-name="ce2">
            <text:p>4.30E-02</text:p>
          </table:table-cell>
          <table:table-cell office:value-type="float" office:value="0.99907558115828055" table:formula="of:=COS([.C247])" table:style-name="ce2">
            <text:p>9.99E-01</text:p>
          </table:table-cell>
          <table:table-cell office:value-type="float" office:value="4.2988174341835543E-2" table:formula="of:=SIN([.C247])" table:style-name="ce2">
            <text:p>4.30E-02</text:p>
          </table:table-cell>
          <table:table-cell office:value-type="float" office:value="0" table:formula="of:=-[.$M$1]*[.D247]+[.$M$1]" table:style-name="ce2">
            <text:p>0.00E+00</text:p>
          </table:table-cell>
          <table:table-cell office:value-type="float" office:value="0" table:formula="of:=-[.$M$1]*[.E247]" table:style-name="ce2">
            <text:p>0.00E+00</text:p>
          </table:table-cell>
          <table:table-cell office:value-type="float" office:value="-0.44968551696849968" table:formula="of:=[.$M$2]*[.D247]+[.$O$2]*(-[.E247])+[.F247]" table:style-name="ce7">
            <text:p>-0.44969</text:p>
          </table:table-cell>
          <table:table-cell office:value-type="float" office:value="0" table:formula="of:=[.N247]" table:style-name="ce7">
            <text:p>0.00000</text:p>
          </table:table-cell>
          <table:table-cell office:value-type="float" office:value="7.373700447382725E-2" table:formula="of:=[.$M$2]*[.E247]+[.$O$2]*[.D247]+[.G247]" table:style-name="ce7">
            <text:p>0.073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6" table:style-name="ce3">
            <text:p>2.46</text:p>
          </table:table-cell>
          <table:table-cell office:value-type="float" office:value="2.3460195000000001" table:style-name="ce2">
            <text:p>2.35E+00</text:p>
          </table:table-cell>
          <table:table-cell office:value-type="float" office:value="4.0945764590991113E-2" table:formula="of:=[.B248]*PI()/180" table:style-name="ce2">
            <text:p>4.09E-02</text:p>
          </table:table-cell>
          <table:table-cell office:value-type="float" office:value="0.99916183929276825" table:formula="of:=COS([.C248])" table:style-name="ce2">
            <text:p>9.99E-01</text:p>
          </table:table-cell>
          <table:table-cell office:value-type="float" office:value="4.0934324241306559E-2" table:formula="of:=SIN([.C248])" table:style-name="ce2">
            <text:p>4.09E-02</text:p>
          </table:table-cell>
          <table:table-cell office:value-type="float" office:value="0" table:formula="of:=-[.$M$1]*[.D248]+[.$M$1]" table:style-name="ce2">
            <text:p>0.00E+00</text:p>
          </table:table-cell>
          <table:table-cell office:value-type="float" office:value="0" table:formula="of:=-[.$M$1]*[.E248]" table:style-name="ce2">
            <text:p>0.00E+00</text:p>
          </table:table-cell>
          <table:table-cell office:value-type="float" office:value="-0.44953298866294544" table:formula="of:=[.$M$2]*[.D248]+[.$O$2]*(-[.E248])+[.F248]" table:style-name="ce7">
            <text:p>-0.44953</text:p>
          </table:table-cell>
          <table:table-cell office:value-type="float" office:value="0" table:formula="of:=[.N248]" table:style-name="ce7">
            <text:p>0.00000</text:p>
          </table:table-cell>
          <table:table-cell office:value-type="float" office:value="7.4661249010180591E-2" table:formula="of:=[.$M$2]*[.E248]+[.$O$2]*[.D248]+[.G248]" table:style-name="ce7">
            <text:p>0.074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700000000000002" table:style-name="ce3">
            <text:p>2.47</text:p>
          </table:table-cell>
          <table:table-cell office:value-type="float" office:value="2.2246711000000001" table:style-name="ce2">
            <text:p>2.22E+00</text:p>
          </table:table-cell>
          <table:table-cell office:value-type="float" office:value="3.8827835468964025E-2" table:formula="of:=[.B249]*PI()/180" table:style-name="ce2">
            <text:p>3.88E-02</text:p>
          </table:table-cell>
          <table:table-cell office:value-type="float" office:value="0.99924629429414658" table:formula="of:=COS([.C249])" table:style-name="ce2">
            <text:p>9.99E-01</text:p>
          </table:table-cell>
          <table:table-cell office:value-type="float" office:value="3.8818080058340469E-2" table:formula="of:=SIN([.C249])" table:style-name="ce2">
            <text:p>3.88E-02</text:p>
          </table:table-cell>
          <table:table-cell office:value-type="float" office:value="0" table:formula="of:=-[.$M$1]*[.D249]+[.$M$1]" table:style-name="ce2">
            <text:p>0.00E+00</text:p>
          </table:table-cell>
          <table:table-cell office:value-type="float" office:value="0" table:formula="of:=-[.$M$1]*[.E249]" table:style-name="ce2">
            <text:p>0.00E+00</text:p>
          </table:table-cell>
          <table:table-cell office:value-type="float" office:value="-0.44937385333004448" table:formula="of:=[.$M$2]*[.D249]+[.$O$2]*(-[.E249])+[.F249]" table:style-name="ce7">
            <text:p>-0.44937</text:p>
          </table:table-cell>
          <table:table-cell office:value-type="float" office:value="0" table:formula="of:=[.N249]" table:style-name="ce7">
            <text:p>0.00000</text:p>
          </table:table-cell>
          <table:table-cell office:value-type="float" office:value="7.5613159855329959E-2" table:formula="of:=[.$M$2]*[.E249]+[.$O$2]*[.D249]+[.G249]" table:style-name="ce7">
            <text:p>0.075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8" table:style-name="ce3">
            <text:p>2.48</text:p>
          </table:table-cell>
          <table:table-cell office:value-type="float" office:value="2.0998817999999999" table:style-name="ce2">
            <text:p>2.10E+00</text:p>
          </table:table-cell>
          <table:table-cell office:value-type="float" office:value="3.664985131270506E-2" table:formula="of:=[.B250]*PI()/180" table:style-name="ce2">
            <text:p>3.66E-02</text:p>
          </table:table-cell>
          <table:table-cell office:value-type="float" office:value="0.99932846937173769" table:formula="of:=COS([.C250])" table:style-name="ce2">
            <text:p>9.99E-01</text:p>
          </table:table-cell>
          <table:table-cell office:value-type="float" office:value="3.6641647112812092E-2" table:formula="of:=SIN([.C250])" table:style-name="ce2">
            <text:p>3.66E-02</text:p>
          </table:table-cell>
          <table:table-cell office:value-type="float" office:value="0" table:formula="of:=-[.$M$1]*[.D250]+[.$M$1]" table:style-name="ce2">
            <text:p>0.00E+00</text:p>
          </table:table-cell>
          <table:table-cell office:value-type="float" office:value="0" table:formula="of:=-[.$M$1]*[.E250]" table:style-name="ce2">
            <text:p>0.00E+00</text:p>
          </table:table-cell>
          <table:table-cell office:value-type="float" office:value="-0.4492081033682237" table:formula="of:=[.$M$2]*[.D250]+[.$O$2]*(-[.E250])+[.F250]" table:style-name="ce7">
            <text:p>-0.44921</text:p>
          </table:table-cell>
          <table:table-cell office:value-type="float" office:value="0" table:formula="of:=[.N250]" table:style-name="ce7">
            <text:p>0.00000</text:p>
          </table:table-cell>
          <table:table-cell office:value-type="float" office:value="7.6591708874546138E-2" table:formula="of:=[.$M$2]*[.E250]+[.$O$2]*[.D250]+[.G250]" table:style-name="ce7">
            <text:p>0.0765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4900000000000002" table:style-name="ce3">
            <text:p>2.49</text:p>
          </table:table-cell>
          <table:table-cell office:value-type="float" office:value="1.9717781000000001" table:style-name="ce2">
            <text:p>1.97E+00</text:p>
          </table:table-cell>
          <table:table-cell office:value-type="float" office:value="3.4414019963718005E-2" table:formula="of:=[.B251]*PI()/180" table:style-name="ce2">
            <text:p>3.44E-02</text:p>
          </table:table-cell>
          <table:table-cell office:value-type="float" office:value="0.99940789605537628" table:formula="of:=COS([.C251])" table:style-name="ce2">
            <text:p>9.99E-01</text:p>
          </table:table-cell>
          <table:table-cell office:value-type="float" office:value="3.4407227469909665E-2" table:formula="of:=SIN([.C251])" table:style-name="ce2">
            <text:p>3.44E-02</text:p>
          </table:table-cell>
          <table:table-cell office:value-type="float" office:value="0" table:formula="of:=-[.$M$1]*[.D251]+[.$M$1]" table:style-name="ce2">
            <text:p>0.00E+00</text:p>
          </table:table-cell>
          <table:table-cell office:value-type="float" office:value="0" table:formula="of:=-[.$M$1]*[.E251]" table:style-name="ce2">
            <text:p>0.00E+00</text:p>
          </table:table-cell>
          <table:table-cell office:value-type="float" office:value="-0.44903573458500495" table:formula="of:=[.$M$2]*[.D251]+[.$O$2]*(-[.E251])+[.F251]" table:style-name="ce7">
            <text:p>-0.44904</text:p>
          </table:table-cell>
          <table:table-cell office:value-type="float" office:value="0" table:formula="of:=[.N251]" table:style-name="ce7">
            <text:p>0.00000</text:p>
          </table:table-cell>
          <table:table-cell office:value-type="float" office:value="7.7595870158823285E-2" table:formula="of:=[.$M$2]*[.E251]+[.$O$2]*[.D251]+[.G251]" table:style-name="ce7">
            <text:p>0.077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" table:style-name="ce3">
            <text:p>2.50</text:p>
          </table:table-cell>
          <table:table-cell office:value-type="float" office:value="1.8404868000000001" table:style-name="ce2">
            <text:p>1.84E+00</text:p>
          </table:table-cell>
          <table:table-cell office:value-type="float" office:value="3.2122554499494374E-2" table:formula="of:=[.B252]*PI()/180" table:style-name="ce2">
            <text:p>3.21E-02</text:p>
          </table:table-cell>
          <table:table-cell office:value-type="float" office:value="0.99948411510852009" table:formula="of:=COS([.C252])" table:style-name="ce2">
            <text:p>9.99E-01</text:p>
          </table:table-cell>
          <table:table-cell office:value-type="float" office:value="3.2117030462645753E-2" table:formula="of:=SIN([.C252])" table:style-name="ce2">
            <text:p>3.21E-02</text:p>
          </table:table-cell>
          <table:table-cell office:value-type="float" office:value="0" table:formula="of:=-[.$M$1]*[.D252]+[.$M$1]" table:style-name="ce2">
            <text:p>0.00E+00</text:p>
          </table:table-cell>
          <table:table-cell office:value-type="float" office:value="0" table:formula="of:=-[.$M$1]*[.E252]" table:style-name="ce2">
            <text:p>0.00E+00</text:p>
          </table:table-cell>
          <table:table-cell office:value-type="float" office:value="-0.44885674758293687" table:formula="of:=[.$M$2]*[.D252]+[.$O$2]*(-[.E252])+[.F252]" table:style-name="ce7">
            <text:p>-0.44886</text:p>
          </table:table-cell>
          <table:table-cell office:value-type="float" office:value="0" table:formula="of:=[.N252]" table:style-name="ce7">
            <text:p>0.00000</text:p>
          </table:table-cell>
          <table:table-cell office:value-type="float" office:value="7.8624615415706103E-2" table:formula="of:=[.$M$2]*[.E252]+[.$O$2]*[.D252]+[.G252]" table:style-name="ce7">
            <text:p>0.0786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099999999999998" table:style-name="ce3">
            <text:p>2.51</text:p>
          </table:table-cell>
          <table:table-cell office:value-type="float" office:value="1.7061367000000001" table:style-name="ce2">
            <text:p>1.71E+00</text:p>
          </table:table-cell>
          <table:table-cell office:value-type="float" office:value="2.9777702904110741E-2" table:formula="of:=[.B253]*PI()/180" table:style-name="ce2">
            <text:p>2.98E-02</text:p>
          </table:table-cell>
          <table:table-cell office:value-type="float" office:value="0.99955667696463579" table:formula="of:=COS([.C253])" table:style-name="ce2">
            <text:p>1.00E+00</text:p>
          </table:table-cell>
          <table:table-cell office:value-type="float" office:value="2.9773302393498468E-2" table:formula="of:=SIN([.C253])" table:style-name="ce2">
            <text:p>2.98E-02</text:p>
          </table:table-cell>
          <table:table-cell office:value-type="float" office:value="0" table:formula="of:=-[.$M$1]*[.D253]+[.$M$1]" table:style-name="ce2">
            <text:p>0.00E+00</text:p>
          </table:table-cell>
          <table:table-cell office:value-type="float" office:value="0" table:formula="of:=-[.$M$1]*[.E253]" table:style-name="ce2">
            <text:p>0.00E+00</text:p>
          </table:table-cell>
          <table:table-cell office:value-type="float" office:value="-0.44867115071651936" table:formula="of:=[.$M$2]*[.D253]+[.$O$2]*(-[.E253])+[.F253]" table:style-name="ce7">
            <text:p>-0.44867</text:p>
          </table:table-cell>
          <table:table-cell office:value-type="float" office:value="0" table:formula="of:=[.N253]" table:style-name="ce7">
            <text:p>0.00000</text:p>
          </table:table-cell>
          <table:table-cell office:value-type="float" office:value="7.967690075997147E-2" table:formula="of:=[.$M$2]*[.E253]+[.$O$2]*[.D253]+[.G253]" table:style-name="ce7">
            <text:p>0.079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2" table:style-name="ce3">
            <text:p>2.52</text:p>
          </table:table-cell>
          <table:table-cell office:value-type="float" office:value="1.5689082999999999" table:style-name="ce2">
            <text:p>1.57E+00</text:p>
          </table:table-cell>
          <table:table-cell office:value-type="float" office:value="2.7382615496866949E-2" table:formula="of:=[.B254]*PI()/180" table:style-name="ce2">
            <text:p>2.74E-02</text:p>
          </table:table-cell>
          <table:table-cell office:value-type="float" office:value="0.99962511960916844" table:formula="of:=COS([.C254])" table:style-name="ce2">
            <text:p>1.00E+00</text:p>
          </table:table-cell>
          <table:table-cell office:value-type="float" office:value="2.7379193676143401E-2" table:formula="of:=SIN([.C254])" table:style-name="ce2">
            <text:p>2.74E-02</text:p>
          </table:table-cell>
          <table:table-cell office:value-type="float" office:value="0" table:formula="of:=-[.$M$1]*[.D254]+[.$M$1]" table:style-name="ce2">
            <text:p>0.00E+00</text:p>
          </table:table-cell>
          <table:table-cell office:value-type="float" office:value="0" table:formula="of:=-[.$M$1]*[.E254]" table:style-name="ce2">
            <text:p>0.00E+00</text:p>
          </table:table-cell>
          <table:table-cell office:value-type="float" office:value="-0.44847903086953134" table:formula="of:=[.$M$2]*[.D254]+[.$O$2]*(-[.E254])+[.F254]" table:style-name="ce7">
            <text:p>-0.44848</text:p>
          </table:table-cell>
          <table:table-cell office:value-type="float" office:value="0" table:formula="of:=[.N254]" table:style-name="ce7">
            <text:p>0.00000</text:p>
          </table:table-cell>
          <table:table-cell office:value-type="float" office:value="8.075127782472509E-2" table:formula="of:=[.$M$2]*[.E254]+[.$O$2]*[.D254]+[.G254]" table:style-name="ce7">
            <text:p>0.080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299999999999998" table:style-name="ce3">
            <text:p>2.53</text:p>
          </table:table-cell>
          <table:table-cell office:value-type="float" office:value="1.4290335999999999" table:style-name="ce2">
            <text:p>1.43E+00</text:p>
          </table:table-cell>
          <table:table-cell office:value-type="float" office:value="2.4941341441627636E-2" table:formula="of:=[.B255]*PI()/180" table:style-name="ce2">
            <text:p>2.49E-02</text:p>
          </table:table-cell>
          <table:table-cell office:value-type="float" office:value="0.99968898086703351" table:formula="of:=COS([.C255])" table:style-name="ce2">
            <text:p>1.00E+00</text:p>
          </table:table-cell>
          <table:table-cell office:value-type="float" office:value="2.4938755643212525E-2" table:formula="of:=SIN([.C255])" table:style-name="ce2">
            <text:p>2.49E-02</text:p>
          </table:table-cell>
          <table:table-cell office:value-type="float" office:value="0" table:formula="of:=-[.$M$1]*[.D255]+[.$M$1]" table:style-name="ce2">
            <text:p>0.00E+00</text:p>
          </table:table-cell>
          <table:table-cell office:value-type="float" office:value="0" table:formula="of:=-[.$M$1]*[.E255]" table:style-name="ce2">
            <text:p>0.00E+00</text:p>
          </table:table-cell>
          <table:table-cell office:value-type="float" office:value="-0.44828055863960237" table:formula="of:=[.$M$2]*[.D255]+[.$O$2]*(-[.E255])+[.F255]" table:style-name="ce7">
            <text:p>-0.44828</text:p>
          </table:table-cell>
          <table:table-cell office:value-type="float" office:value="0" table:formula="of:=[.N255]" table:style-name="ce7">
            <text:p>0.00000</text:p>
          </table:table-cell>
          <table:table-cell office:value-type="float" office:value="8.1845896328196999E-2" table:formula="of:=[.$M$2]*[.E255]+[.$O$2]*[.D255]+[.G255]" table:style-name="ce7">
            <text:p>0.0818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4" table:style-name="ce3">
            <text:p>2.54</text:p>
          </table:table-cell>
          <table:table-cell office:value-type="float" office:value="1.2867468" table:style-name="ce2">
            <text:p>1.29E+00</text:p>
          </table:table-cell>
          <table:table-cell office:value-type="float" office:value="2.2457968299500971E-2" table:formula="of:=[.B256]*PI()/180" table:style-name="ce2">
            <text:p>2.25E-02</text:p>
          </table:table-cell>
          <table:table-cell office:value-type="float" office:value="0.99974783042889082" table:formula="of:=COS([.C256])" table:style-name="ce2">
            <text:p>1.00E+00</text:p>
          </table:table-cell>
          <table:table-cell office:value-type="float" office:value="2.2456080529019023E-2" table:formula="of:=SIN([.C256])" table:style-name="ce2">
            <text:p>2.25E-02</text:p>
          </table:table-cell>
          <table:table-cell office:value-type="float" office:value="0" table:formula="of:=-[.$M$1]*[.D256]+[.$M$1]" table:style-name="ce2">
            <text:p>0.00E+00</text:p>
          </table:table-cell>
          <table:table-cell office:value-type="float" office:value="0" table:formula="of:=-[.$M$1]*[.E256]" table:style-name="ce2">
            <text:p>0.00E+00</text:p>
          </table:table-cell>
          <table:table-cell office:value-type="float" office:value="-0.44807592264352691" table:formula="of:=[.$M$2]*[.D256]+[.$O$2]*(-[.E256])+[.F256]" table:style-name="ce7">
            <text:p>-0.44808</text:p>
          </table:table-cell>
          <table:table-cell office:value-type="float" office:value="0" table:formula="of:=[.N256]" table:style-name="ce7">
            <text:p>0.00000</text:p>
          </table:table-cell>
          <table:table-cell office:value-type="float" office:value="8.2958890705891464E-2" table:formula="of:=[.$M$2]*[.E256]+[.$O$2]*[.D256]+[.G256]" table:style-name="ce7">
            <text:p>0.0829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499999999999998" table:style-name="ce3">
            <text:p>2.55</text:p>
          </table:table-cell>
          <table:table-cell office:value-type="float" office:value="1.1422821000000001" table:style-name="ce2">
            <text:p>1.14E+00</text:p>
          </table:table-cell>
          <table:table-cell office:value-type="float" office:value="1.9936583631595121E-2" table:formula="of:=[.B257]*PI()/180" table:style-name="ce2">
            <text:p>1.99E-02</text:p>
          </table:table-cell>
          <table:table-cell office:value-type="float" office:value="0.9998012728989758" table:formula="of:=COS([.C257])" table:style-name="ce2">
            <text:p>1.00E+00</text:p>
          </table:table-cell>
          <table:table-cell office:value-type="float" office:value="1.9935262967607933E-2" table:formula="of:=SIN([.C257])" table:style-name="ce2">
            <text:p>1.99E-02</text:p>
          </table:table-cell>
          <table:table-cell office:value-type="float" office:value="0" table:formula="of:=-[.$M$1]*[.D257]+[.$M$1]" table:style-name="ce2">
            <text:p>0.00E+00</text:p>
          </table:table-cell>
          <table:table-cell office:value-type="float" office:value="0" table:formula="of:=-[.$M$1]*[.E257]" table:style-name="ce2">
            <text:p>0.00E+00</text:p>
          </table:table-cell>
          <table:table-cell office:value-type="float" office:value="-0.44786532729622064" table:formula="of:=[.$M$2]*[.D257]+[.$O$2]*(-[.E257])+[.F257]" table:style-name="ce7">
            <text:p>-0.44787</text:p>
          </table:table-cell>
          <table:table-cell office:value-type="float" office:value="0" table:formula="of:=[.N257]" table:style-name="ce7">
            <text:p>0.00000</text:p>
          </table:table-cell>
          <table:table-cell office:value-type="float" office:value="8.408839756975485E-2" table:formula="of:=[.$M$2]*[.E257]+[.$O$2]*[.D257]+[.G257]" table:style-name="ce7">
            <text:p>0.084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6" table:style-name="ce3">
            <text:p>2.56</text:p>
          </table:table-cell>
          <table:table-cell office:value-type="float" office:value="0.99587382999999996" table:style-name="ce2">
            <text:p>9.96E-01</text:p>
          </table:table-cell>
          <table:table-cell office:value-type="float" office:value="1.738127726794628E-2" table:formula="of:=[.B258]*PI()/180" table:style-name="ce2">
            <text:p>1.74E-02</text:p>
          </table:table-cell>
          <table:table-cell office:value-type="float" office:value="0.9998489494031344" table:formula="of:=COS([.C258])" table:style-name="ce2">
            <text:p>1.00E+00</text:p>
          </table:table-cell>
          <table:table-cell office:value-type="float" office:value="1.7380402108364622E-2" table:formula="of:=SIN([.C258])" table:style-name="ce2">
            <text:p>1.74E-02</text:p>
          </table:table-cell>
          <table:table-cell office:value-type="float" office:value="0" table:formula="of:=-[.$M$1]*[.D258]+[.$M$1]" table:style-name="ce2">
            <text:p>0.00E+00</text:p>
          </table:table-cell>
          <table:table-cell office:value-type="float" office:value="0" table:formula="of:=-[.$M$1]*[.E258]" table:style-name="ce2">
            <text:p>0.00E+00</text:p>
          </table:table-cell>
          <table:table-cell office:value-type="float" office:value="-0.44764899372481615" table:formula="of:=[.$M$2]*[.D258]+[.$O$2]*(-[.E258])+[.F258]" table:style-name="ce7">
            <text:p>-0.44765</text:p>
          </table:table-cell>
          <table:table-cell office:value-type="float" office:value="0" table:formula="of:=[.N258]" table:style-name="ce7">
            <text:p>0.00000</text:p>
          </table:table-cell>
          <table:table-cell office:value-type="float" office:value="8.5232554913950043E-2" table:formula="of:=[.$M$2]*[.E258]+[.$O$2]*[.D258]+[.G258]" table:style-name="ce7">
            <text:p>0.0852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7" table:style-name="ce3">
            <text:p>2.57</text:p>
          </table:table-cell>
          <table:table-cell office:value-type="float" office:value="0.84775617999999997" table:style-name="ce2">
            <text:p>8.48E-01</text:p>
          </table:table-cell>
          <table:table-cell office:value-type="float" office:value="1.47961365951297E-2" table:formula="of:=[.B259]*PI()/180" table:style-name="ce2">
            <text:p>1.48E-02</text:p>
          </table:table-cell>
          <table:table-cell office:value-type="float" office:value="0.99989053916793302" table:formula="of:=COS([.C259])" table:style-name="ce2">
            <text:p>1.00E+00</text:p>
          </table:table-cell>
          <table:table-cell office:value-type="float" office:value="1.4795596725382294E-2" table:formula="of:=SIN([.C259])" table:style-name="ce2">
            <text:p>1.48E-02</text:p>
          </table:table-cell>
          <table:table-cell office:value-type="float" office:value="0" table:formula="of:=-[.$M$1]*[.D259]+[.$M$1]" table:style-name="ce2">
            <text:p>0.00E+00</text:p>
          </table:table-cell>
          <table:table-cell office:value-type="float" office:value="0" table:formula="of:=-[.$M$1]*[.E259]" table:style-name="ce2">
            <text:p>0.00E+00</text:p>
          </table:table-cell>
          <table:table-cell office:value-type="float" office:value="-0.44742716001827548" table:formula="of:=[.$M$2]*[.D259]+[.$O$2]*(-[.E259])+[.F259]" table:style-name="ce7">
            <text:p>-0.44743</text:p>
          </table:table-cell>
          <table:table-cell office:value-type="float" office:value="0" table:formula="of:=[.N259]" table:style-name="ce7">
            <text:p>0.00000</text:p>
          </table:table-cell>
          <table:table-cell office:value-type="float" office:value="8.6389504443424719E-2" table:formula="of:=[.$M$2]*[.E259]+[.$O$2]*[.D259]+[.G259]" table:style-name="ce7">
            <text:p>0.086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8" table:style-name="ce3">
            <text:p>2.58</text:p>
          </table:table-cell>
          <table:table-cell office:value-type="float" office:value="0.69816339999999999" table:style-name="ce2">
            <text:p>6.98E-01</text:p>
          </table:table-cell>
          <table:table-cell office:value-type="float" office:value="1.2185250046918178E-2" table:formula="of:=[.B260]*PI()/180" table:style-name="ce2">
            <text:p>1.22E-02</text:p>
          </table:table-cell>
          <table:table-cell office:value-type="float" office:value="0.99992576075924267" table:formula="of:=COS([.C260])" table:style-name="ce2">
            <text:p>1.00E+00</text:p>
          </table:table-cell>
          <table:table-cell office:value-type="float" office:value="1.2184948504188432E-2" table:formula="of:=SIN([.C260])" table:style-name="ce2">
            <text:p>1.22E-02</text:p>
          </table:table-cell>
          <table:table-cell office:value-type="float" office:value="0" table:formula="of:=-[.$M$1]*[.D260]+[.$M$1]" table:style-name="ce2">
            <text:p>0.00E+00</text:p>
          </table:table-cell>
          <table:table-cell office:value-type="float" office:value="0" table:formula="of:=-[.$M$1]*[.E260]" table:style-name="ce2">
            <text:p>0.00E+00</text:p>
          </table:table-cell>
          <table:table-cell office:value-type="float" office:value="-0.4472000820855877" table:formula="of:=[.$M$2]*[.D260]+[.$O$2]*(-[.E260])+[.F260]" table:style-name="ce7">
            <text:p>-0.44720</text:p>
          </table:table-cell>
          <table:table-cell office:value-type="float" office:value="0" table:formula="of:=[.N260]" table:style-name="ce7">
            <text:p>0.00000</text:p>
          </table:table-cell>
          <table:table-cell office:value-type="float" office:value="8.7557390222891107E-2" table:formula="of:=[.$M$2]*[.E260]+[.$O$2]*[.D260]+[.G260]" table:style-name="ce7">
            <text:p>0.087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59" table:style-name="ce3">
            <text:p>2.59</text:p>
          </table:table-cell>
          <table:table-cell office:value-type="float" office:value="0.54732974000000001" table:style-name="ce2">
            <text:p>5.47E-01</text:p>
          </table:table-cell>
          <table:table-cell office:value-type="float" office:value="9.5527060570845083E-3" table:formula="of:=[.B261]*PI()/180" table:style-name="ce2">
            <text:p>9.55E-03</text:p>
          </table:table-cell>
          <table:table-cell office:value-type="float" office:value="0.99995437325046443" table:formula="of:=COS([.C261])" table:style-name="ce2">
            <text:p>1.00E+00</text:p>
          </table:table-cell>
          <table:table-cell office:value-type="float" office:value="9.5525607703336891E-3" table:formula="of:=SIN([.C261])" table:style-name="ce2">
            <text:p>9.55E-03</text:p>
          </table:table-cell>
          <table:table-cell office:value-type="float" office:value="0" table:formula="of:=-[.$M$1]*[.D261]+[.$M$1]" table:style-name="ce2">
            <text:p>0.00E+00</text:p>
          </table:table-cell>
          <table:table-cell office:value-type="float" office:value="0" table:formula="of:=-[.$M$1]*[.E261]" table:style-name="ce2">
            <text:p>0.00E+00</text:p>
          </table:table-cell>
          <table:table-cell office:value-type="float" office:value="-0.44696803405867325" table:formula="of:=[.$M$2]*[.D261]+[.$O$2]*(-[.E261])+[.F261]" table:style-name="ce7">
            <text:p>-0.44697</text:p>
          </table:table-cell>
          <table:table-cell office:value-type="float" office:value="0" table:formula="of:=[.N261]" table:style-name="ce7">
            <text:p>0.00000</text:p>
          </table:table-cell>
          <table:table-cell office:value-type="float" office:value="8.8734359352647341E-2" table:formula="of:=[.$M$2]*[.E261]+[.$O$2]*[.D261]+[.G261]" table:style-name="ce7">
            <text:p>0.0887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" table:style-name="ce3">
            <text:p>2.60</text:p>
          </table:table-cell>
          <table:table-cell office:value-type="float" office:value="0.39548941999999998" table:style-name="ce2">
            <text:p>3.95E-01</text:p>
          </table:table-cell>
          <table:table-cell office:value-type="float" office:value="6.902592535802712E-3" table:formula="of:=[.B262]*PI()/180" table:style-name="ce2">
            <text:p>6.90E-03</text:p>
          </table:table-cell>
          <table:table-cell office:value-type="float" office:value="0.99997617720273058" table:formula="of:=COS([.C262])" table:style-name="ce2">
            <text:p>1.00E+00</text:p>
          </table:table-cell>
          <table:table-cell office:value-type="float" office:value="6.9025377226947871E-3" table:formula="of:=SIN([.C262])" table:style-name="ce2">
            <text:p>6.90E-03</text:p>
          </table:table-cell>
          <table:table-cell office:value-type="float" office:value="0" table:formula="of:=-[.$M$1]*[.D262]+[.$M$1]" table:style-name="ce2">
            <text:p>0.00E+00</text:p>
          </table:table-cell>
          <table:table-cell office:value-type="float" office:value="0" table:formula="of:=-[.$M$1]*[.E262]" table:style-name="ce2">
            <text:p>0.00E+00</text:p>
          </table:table-cell>
          <table:table-cell office:value-type="float" office:value="-0.4467313086583487" table:formula="of:=[.$M$2]*[.D262]+[.$O$2]*(-[.E262])+[.F262]" table:style-name="ce7">
            <text:p>-0.44673</text:p>
          </table:table-cell>
          <table:table-cell office:value-type="float" office:value="0" table:formula="of:=[.N262]" table:style-name="ce7">
            <text:p>0.00000</text:p>
          </table:table-cell>
          <table:table-cell office:value-type="float" office:value="8.99185624017598E-2" table:formula="of:=[.$M$2]*[.E262]+[.$O$2]*[.D262]+[.G262]" table:style-name="ce7">
            <text:p>0.089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1" table:style-name="ce3">
            <text:p>2.61</text:p>
          </table:table-cell>
          <table:table-cell office:value-type="float" office:value="0.2428767" table:style-name="ce2">
            <text:p>2.43E-01</text:p>
          </table:table-cell>
          <table:table-cell office:value-type="float" office:value="4.2389980913785114E-3" table:formula="of:=[.B263]*PI()/180" table:style-name="ce2">
            <text:p>4.24E-03</text:p>
          </table:table-cell>
          <table:table-cell office:value-type="float" office:value="0.9999910154610443" table:formula="of:=COS([.C263])" table:style-name="ce2">
            <text:p>1.00E+00</text:p>
          </table:table-cell>
          <table:table-cell office:value-type="float" office:value="4.2389853962230793E-3" table:formula="of:=SIN([.C263])" table:style-name="ce2">
            <text:p>4.24E-03</text:p>
          </table:table-cell>
          <table:table-cell office:value-type="float" office:value="0" table:formula="of:=-[.$M$1]*[.D263]+[.$M$1]" table:style-name="ce2">
            <text:p>0.00E+00</text:p>
          </table:table-cell>
          <table:table-cell office:value-type="float" office:value="0" table:formula="of:=-[.$M$1]*[.E263]" table:style-name="ce2">
            <text:p>0.00E+00</text:p>
          </table:table-cell>
          <table:table-cell office:value-type="float" office:value="-0.44649021763902064" table:formula="of:=[.$M$2]*[.D263]+[.$O$2]*(-[.E263])+[.F263]" table:style-name="ce7">
            <text:p>-0.44649</text:p>
          </table:table-cell>
          <table:table-cell office:value-type="float" office:value="0" table:formula="of:=[.N263]" table:style-name="ce7">
            <text:p>0.00000</text:p>
          </table:table-cell>
          <table:table-cell office:value-type="float" office:value="9.1108153052622001E-2" table:formula="of:=[.$M$2]*[.E263]+[.$O$2]*[.D263]+[.G263]" table:style-name="ce7">
            <text:p>0.091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2" table:style-name="ce3">
            <text:p>2.62</text:p>
          </table:table-cell>
          <table:table-cell office:value-type="float" office:value="8.9725816E-2" table:style-name="ce2">
            <text:p>8.97E-02</text:p>
          </table:table-cell>
          <table:table-cell office:value-type="float" office:value="1.5660109132386083E-3" table:formula="of:=[.B264]*PI()/180" table:style-name="ce2">
            <text:p>1.57E-03</text:p>
          </table:table-cell>
          <table:table-cell office:value-type="float" office:value="0.99999877380516045" table:formula="of:=COS([.C264])" table:style-name="ce2">
            <text:p>1.00E+00</text:p>
          </table:table-cell>
          <table:table-cell office:value-type="float" office:value="1.5660102731603891E-3" table:formula="of:=SIN([.C264])" table:style-name="ce2">
            <text:p>1.57E-03</text:p>
          </table:table-cell>
          <table:table-cell office:value-type="float" office:value="0" table:formula="of:=-[.$M$1]*[.D264]+[.$M$1]" table:style-name="ce2">
            <text:p>0.00E+00</text:p>
          </table:table-cell>
          <table:table-cell office:value-type="float" office:value="0" table:formula="of:=-[.$M$1]*[.E264]" table:style-name="ce2">
            <text:p>0.00E+00</text:p>
          </table:table-cell>
          <table:table-cell office:value-type="float" office:value="-0.44624509194988599" table:formula="of:=[.$M$2]*[.D264]+[.$O$2]*(-[.E264])+[.F264]" table:style-name="ce7">
            <text:p>-0.44625</text:p>
          </table:table-cell>
          <table:table-cell office:value-type="float" office:value="0" table:formula="of:=[.N264]" table:style-name="ce7">
            <text:p>0.00000</text:p>
          </table:table-cell>
          <table:table-cell office:value-type="float" office:value="9.2301288781023075E-2" table:formula="of:=[.$M$2]*[.E264]+[.$O$2]*[.D264]+[.G264]" table:style-name="ce7">
            <text:p>0.092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3" table:style-name="ce3">
            <text:p>2.63</text:p>
          </table:table-cell>
          <table:table-cell office:value-type="float" office:value="-6.3728996999999996E-2" table:style-name="ce2">
            <text:p>-6.37E-02</text:p>
          </table:table-cell>
          <table:table-cell office:value-type="float" office:value="-1.1122808266435886E-3" table:formula="of:=[.B265]*PI()/180" table:style-name="ce2">
            <text:p>-1.11E-03</text:p>
          </table:table-cell>
          <table:table-cell office:value-type="float" office:value="0.99999938141574507" table:formula="of:=COS([.C265])" table:style-name="ce2">
            <text:p>1.00E+00</text:p>
          </table:table-cell>
          <table:table-cell office:value-type="float" office:value="-1.1122805972971104E-3" table:formula="of:=SIN([.C265])" table:style-name="ce2">
            <text:p>-1.11E-03</text:p>
          </table:table-cell>
          <table:table-cell office:value-type="float" office:value="0" table:formula="of:=-[.$M$1]*[.D265]+[.$M$1]" table:style-name="ce2">
            <text:p>0.00E+00</text:p>
          </table:table-cell>
          <table:table-cell office:value-type="float" office:value="0" table:formula="of:=-[.$M$1]*[.E265]" table:style-name="ce2">
            <text:p>0.00E+00</text:p>
          </table:table-cell>
          <table:table-cell office:value-type="float" office:value="-0.44599628195401525" table:formula="of:=[.$M$2]*[.D265]+[.$O$2]*(-[.E265])+[.F265]" table:style-name="ce7">
            <text:p>-0.44600</text:p>
          </table:table-cell>
          <table:table-cell office:value-type="float" office:value="0" table:formula="of:=[.N265]" table:style-name="ce7">
            <text:p>0.00000</text:p>
          </table:table-cell>
          <table:table-cell office:value-type="float" office:value="9.3496130846118533E-2" table:formula="of:=[.$M$2]*[.E265]+[.$O$2]*[.D265]+[.G265]" table:style-name="ce7">
            <text:p>0.093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4" table:style-name="ce3">
            <text:p>2.64</text:p>
          </table:table-cell>
          <table:table-cell office:value-type="float" office:value="-0.21725349999999999" table:style-name="ce2">
            <text:p>-2.17E-01</text:p>
          </table:table-cell>
          <table:table-cell office:value-type="float" office:value="-3.7917888864815001E-3" table:formula="of:=[.B266]*PI()/180" table:style-name="ce2">
            <text:p>-3.79E-03</text:p>
          </table:table-cell>
          <table:table-cell office:value-type="float" office:value="0.99999281117713334" table:formula="of:=COS([.C266])" table:style-name="ce2">
            <text:p>1.00E+00</text:p>
          </table:table-cell>
          <table:table-cell office:value-type="float" office:value="-3.7917798003109281E-3" table:formula="of:=SIN([.C266])" table:style-name="ce2">
            <text:p>-3.79E-03</text:p>
          </table:table-cell>
          <table:table-cell office:value-type="float" office:value="0" table:formula="of:=-[.$M$1]*[.D266]+[.$M$1]" table:style-name="ce2">
            <text:p>0.00E+00</text:p>
          </table:table-cell>
          <table:table-cell office:value-type="float" office:value="0" table:formula="of:=-[.$M$1]*[.E266]" table:style-name="ce2">
            <text:p>0.00E+00</text:p>
          </table:table-cell>
          <table:table-cell office:value-type="float" office:value="-0.44574415754469027" table:formula="of:=[.$M$2]*[.D266]+[.$O$2]*(-[.E266])+[.F266]" table:style-name="ce7">
            <text:p>-0.44574</text:p>
          </table:table-cell>
          <table:table-cell office:value-type="float" office:value="0" table:formula="of:=[.N266]" table:style-name="ce7">
            <text:p>0.00000</text:p>
          </table:table-cell>
          <table:table-cell office:value-type="float" office:value="9.4690844408392108E-2" table:formula="of:=[.$M$2]*[.E266]+[.$O$2]*[.D266]+[.G266]" table:style-name="ce7">
            <text:p>0.094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5" table:style-name="ce3">
            <text:p>2.65</text:p>
          </table:table-cell>
          <table:table-cell office:value-type="float" office:value="-0.37061344000000002" table:style-name="ce2">
            <text:p>-3.71E-01</text:p>
          </table:table-cell>
          <table:table-cell office:value-type="float" office:value="-6.4684247801424528E-3" table:formula="of:=[.B267]*PI()/180" table:style-name="ce2">
            <text:p>-6.47E-03</text:p>
          </table:table-cell>
          <table:table-cell office:value-type="float" office:value="0.99997907981337464" table:formula="of:=COS([.C267])" table:style-name="ce2">
            <text:p>1.00E+00</text:p>
          </table:table-cell>
          <table:table-cell office:value-type="float" office:value="-6.4683796731950186E-3" table:formula="of:=SIN([.C267])" table:style-name="ce2">
            <text:p>-6.47E-03</text:p>
          </table:table-cell>
          <table:table-cell office:value-type="float" office:value="0" table:formula="of:=-[.$M$1]*[.D267]+[.$M$1]" table:style-name="ce2">
            <text:p>0.00E+00</text:p>
          </table:table-cell>
          <table:table-cell office:value-type="float" office:value="0" table:formula="of:=-[.$M$1]*[.E267]" table:style-name="ce2">
            <text:p>0.00E+00</text:p>
          </table:table-cell>
          <table:table-cell office:value-type="float" office:value="-0.44548910819513926" table:formula="of:=[.$M$2]*[.D267]+[.$O$2]*(-[.E267])+[.F267]" table:style-name="ce7">
            <text:p>-0.44549</text:p>
          </table:table-cell>
          <table:table-cell office:value-type="float" office:value="0" table:formula="of:=[.N267]" table:style-name="ce7">
            <text:p>0.00000</text:p>
          </table:table-cell>
          <table:table-cell office:value-type="float" office:value="9.5883598594856151E-2" table:formula="of:=[.$M$2]*[.E267]+[.$O$2]*[.D267]+[.G267]" table:style-name="ce7">
            <text:p>0.0958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6" table:style-name="ce3">
            <text:p>2.66</text:p>
          </table:table-cell>
          <table:table-cell office:value-type="float" office:value="-0.52357458999999995" table:style-name="ce2">
            <text:p>-5.24E-01</text:p>
          </table:table-cell>
          <table:table-cell office:value-type="float" office:value="-9.138100475279378E-3" table:formula="of:=[.B268]*PI()/180" table:style-name="ce2">
            <text:p>-9.14E-03</text:p>
          </table:table-cell>
          <table:table-cell office:value-type="float" office:value="0.99995824785039544" table:formula="of:=COS([.C268])" table:style-name="ce2">
            <text:p>1.00E+00</text:p>
          </table:table-cell>
          <table:table-cell office:value-type="float" office:value="-9.1379732964793278E-3" table:formula="of:=SIN([.C268])" table:style-name="ce2">
            <text:p>-9.14E-03</text:p>
          </table:table-cell>
          <table:table-cell office:value-type="float" office:value="0" table:formula="of:=-[.$M$1]*[.D268]+[.$M$1]" table:style-name="ce2">
            <text:p>0.00E+00</text:p>
          </table:table-cell>
          <table:table-cell office:value-type="float" office:value="0" table:formula="of:=-[.$M$1]*[.E268]" table:style-name="ce2">
            <text:p>0.00E+00</text:p>
          </table:table-cell>
          <table:table-cell office:value-type="float" office:value="-0.44523154284948879" table:formula="of:=[.$M$2]*[.D268]+[.$O$2]*(-[.E268])+[.F268]" table:style-name="ce7">
            <text:p>-0.44523</text:p>
          </table:table-cell>
          <table:table-cell office:value-type="float" office:value="0" table:formula="of:=[.N268]" table:style-name="ce7">
            <text:p>0.00000</text:p>
          </table:table-cell>
          <table:table-cell office:value-type="float" office:value="9.7072566937646196E-2" table:formula="of:=[.$M$2]*[.E268]+[.$O$2]*[.D268]+[.G268]" table:style-name="ce7">
            <text:p>0.097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7" table:style-name="ce3">
            <text:p>2.67</text:p>
          </table:table-cell>
          <table:table-cell office:value-type="float" office:value="-0.67590271000000002" table:style-name="ce2">
            <text:p>-6.76E-01</text:p>
          </table:table-cell>
          <table:table-cell office:value-type="float" office:value="-1.1796727712652404E-2" table:formula="of:=[.B269]*PI()/180" table:style-name="ce2">
            <text:p>-1.18E-02</text:p>
          </table:table-cell>
          <table:table-cell office:value-type="float" office:value="0.9999304194145614" table:formula="of:=COS([.C269])" table:style-name="ce2">
            <text:p>1.00E+00</text:p>
          </table:table-cell>
          <table:table-cell office:value-type="float" office:value="-1.1796454103643028E-2" table:formula="of:=SIN([.C269])" table:style-name="ce2">
            <text:p>-1.18E-02</text:p>
          </table:table-cell>
          <table:table-cell office:value-type="float" office:value="0" table:formula="of:=-[.$M$1]*[.D269]+[.$M$1]" table:style-name="ce2">
            <text:p>0.00E+00</text:p>
          </table:table-cell>
          <table:table-cell office:value-type="float" office:value="0" table:formula="of:=-[.$M$1]*[.E269]" table:style-name="ce2">
            <text:p>0.00E+00</text:p>
          </table:table-cell>
          <table:table-cell office:value-type="float" office:value="-0.44497188986919706" table:formula="of:=[.$M$2]*[.D269]+[.$O$2]*(-[.E269])+[.F269]" table:style-name="ce7">
            <text:p>-0.44497</text:p>
          </table:table-cell>
          <table:table-cell office:value-type="float" office:value="0" table:formula="of:=[.N269]" table:style-name="ce7">
            <text:p>0.00000</text:p>
          </table:table-cell>
          <table:table-cell office:value-type="float" office:value="9.8255927181189376E-2" table:formula="of:=[.$M$2]*[.E269]+[.$O$2]*[.D269]+[.G269]" table:style-name="ce7">
            <text:p>0.098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8" table:style-name="ce3">
            <text:p>2.68</text:p>
          </table:table-cell>
          <table:table-cell office:value-type="float" office:value="-0.82736354999999995" table:style-name="ce2">
            <text:p>-8.27E-01</text:p>
          </table:table-cell>
          <table:table-cell office:value-type="float" office:value="-1.4440218058488729E-2" table:formula="of:=[.B270]*PI()/180" table:style-name="ce2">
            <text:p>-1.44E-02</text:p>
          </table:table-cell>
          <table:table-cell office:value-type="float" office:value="0.99989574186288854" table:formula="of:=COS([.C270])" table:style-name="ce2">
            <text:p>1.00E+00</text:p>
          </table:table-cell>
          <table:table-cell office:value-type="float" office:value="-1.4439716218255851E-2" table:formula="of:=SIN([.C270])" table:style-name="ce2">
            <text:p>-1.44E-02</text:p>
          </table:table-cell>
          <table:table-cell office:value-type="float" office:value="0" table:formula="of:=-[.$M$1]*[.D270]+[.$M$1]" table:style-name="ce2">
            <text:p>0.00E+00</text:p>
          </table:table-cell>
          <table:table-cell office:value-type="float" office:value="0" table:formula="of:=-[.$M$1]*[.E270]" table:style-name="ce2">
            <text:p>0.00E+00</text:p>
          </table:table-cell>
          <table:table-cell office:value-type="float" office:value="-0.44471059683673675" table:formula="of:=[.$M$2]*[.D270]+[.$O$2]*(-[.E270])+[.F270]" table:style-name="ce7">
            <text:p>-0.44471</text:p>
          </table:table-cell>
          <table:table-cell office:value-type="float" office:value="0" table:formula="of:=[.N270]" table:style-name="ce7">
            <text:p>0.00000</text:p>
          </table:table-cell>
          <table:table-cell office:value-type="float" office:value="9.943186139821257E-2" table:formula="of:=[.$M$2]*[.E270]+[.$O$2]*[.D270]+[.G270]" table:style-name="ce7">
            <text:p>0.099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69" table:style-name="ce3">
            <text:p>2.69</text:p>
          </table:table-cell>
          <table:table-cell office:value-type="float" office:value="-0.97772287000000002" table:style-name="ce2">
            <text:p>-9.78E-01</text:p>
          </table:table-cell>
          <table:table-cell office:value-type="float" office:value="-1.7064483253548493E-2" table:formula="of:=[.B271]*PI()/180" table:style-name="ce2">
            <text:p>-1.71E-02</text:p>
          </table:table-cell>
          <table:table-cell office:value-type="float" office:value="0.99985440523875424" table:formula="of:=COS([.C271])" table:style-name="ce2">
            <text:p>1.00E+00</text:p>
          </table:table-cell>
          <table:table-cell office:value-type="float" office:value="-1.7063655079054739E-2" table:formula="of:=SIN([.C271])" table:style-name="ce2">
            <text:p>-1.71E-02</text:p>
          </table:table-cell>
          <table:table-cell office:value-type="float" office:value="0" table:formula="of:=-[.$M$1]*[.D271]+[.$M$1]" table:style-name="ce2">
            <text:p>0.00E+00</text:p>
          </table:table-cell>
          <table:table-cell office:value-type="float" office:value="0" table:formula="of:=-[.$M$1]*[.E271]" table:style-name="ce2">
            <text:p>0.00E+00</text:p>
          </table:table-cell>
          <table:table-cell office:value-type="float" office:value="-0.44444813025465618" table:formula="of:=[.$M$2]*[.D271]+[.$O$2]*(-[.E271])+[.F271]" table:style-name="ce7">
            <text:p>-0.44445</text:p>
          </table:table-cell>
          <table:table-cell office:value-type="float" office:value="0" table:formula="of:=[.N271]" table:style-name="ce7">
            <text:p>0.00000</text:p>
          </table:table-cell>
          <table:table-cell office:value-type="float" office:value="0.10059855621797047" table:formula="of:=[.$M$2]*[.E271]+[.$O$2]*[.D271]+[.G271]" table:style-name="ce7">
            <text:p>0.100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" table:style-name="ce3">
            <text:p>2.70</text:p>
          </table:table-cell>
          <table:table-cell office:value-type="float" office:value="-1.1267464" table:style-name="ce2">
            <text:p>-1.13E+00</text:p>
          </table:table-cell>
          <table:table-cell office:value-type="float" office:value="-1.9665434514993037E-2" table:formula="of:=[.B272]*PI()/180" table:style-name="ce2">
            <text:p>-1.97E-02</text:p>
          </table:table-cell>
          <table:table-cell office:value-type="float" office:value="0.99980664157423638" table:formula="of:=COS([.C272])" table:style-name="ce2">
            <text:p>1.00E+00</text:p>
          </table:table-cell>
          <table:table-cell office:value-type="float" office:value="-1.9664167006167001E-2" table:formula="of:=SIN([.C272])" table:style-name="ce2">
            <text:p>-1.97E-02</text:p>
          </table:table-cell>
          <table:table-cell office:value-type="float" office:value="0" table:formula="of:=-[.$M$1]*[.D272]+[.$M$1]" table:style-name="ce2">
            <text:p>0.00E+00</text:p>
          </table:table-cell>
          <table:table-cell office:value-type="float" office:value="0" table:formula="of:=-[.$M$1]*[.E272]" table:style-name="ce2">
            <text:p>0.00E+00</text:p>
          </table:table-cell>
          <table:table-cell office:value-type="float" office:value="-0.44418497527469331" table:formula="of:=[.$M$2]*[.D272]+[.$O$2]*(-[.E272])+[.F272]" table:style-name="ce7">
            <text:p>-0.44418</text:p>
          </table:table-cell>
          <table:table-cell office:value-type="float" office:value="0" table:formula="of:=[.N272]" table:style-name="ce7">
            <text:p>0.00000</text:p>
          </table:table-cell>
          <table:table-cell office:value-type="float" office:value="0.10175420256785508" table:formula="of:=[.$M$2]*[.E272]+[.$O$2]*[.D272]+[.G272]" table:style-name="ce7">
            <text:p>0.101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1" table:style-name="ce3">
            <text:p>2.71</text:p>
          </table:table-cell>
          <table:table-cell office:value-type="float" office:value="-1.2742" table:style-name="ce2">
            <text:p>-1.27E+00</text:p>
          </table:table-cell>
          <table:table-cell office:value-type="float" office:value="-2.2238985328911744E-2" table:formula="of:=[.B273]*PI()/180" table:style-name="ce2">
            <text:p>-2.22E-02</text:p>
          </table:table-cell>
          <table:table-cell office:value-type="float" office:value="0.99975272395734915" table:formula="of:=COS([.C273])" table:style-name="ce2">
            <text:p>1.00E+00</text:p>
          </table:table-cell>
          <table:table-cell office:value-type="float" office:value="-2.2237152242597008E-2" table:formula="of:=SIN([.C273])" table:style-name="ce2">
            <text:p>-2.22E-02</text:p>
          </table:table-cell>
          <table:table-cell office:value-type="float" office:value="0" table:formula="of:=-[.$M$1]*[.D273]+[.$M$1]" table:style-name="ce2">
            <text:p>0.00E+00</text:p>
          </table:table-cell>
          <table:table-cell office:value-type="float" office:value="0" table:formula="of:=-[.$M$1]*[.E273]" table:style-name="ce2">
            <text:p>0.00E+00</text:p>
          </table:table-cell>
          <table:table-cell office:value-type="float" office:value="-0.44392163499881193" table:formula="of:=[.$M$2]*[.D273]+[.$O$2]*(-[.E273])+[.F273]" table:style-name="ce7">
            <text:p>-0.44392</text:p>
          </table:table-cell>
          <table:table-cell office:value-type="float" office:value="0" table:formula="of:=[.N273]" table:style-name="ce7">
            <text:p>0.00000</text:p>
          </table:table-cell>
          <table:table-cell office:value-type="float" office:value="0.10289699694345598" table:formula="of:=[.$M$2]*[.E273]+[.$O$2]*[.D273]+[.G273]" table:style-name="ce7">
            <text:p>0.1029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2" table:style-name="ce3">
            <text:p>2.72</text:p>
          </table:table-cell>
          <table:table-cell office:value-type="float" office:value="-1.4198512000000001" table:style-name="ce2">
            <text:p>-1.42E+00</text:p>
          </table:table-cell>
          <table:table-cell office:value-type="float" office:value="-2.4781078328392513E-2" table:formula="of:=[.B274]*PI()/180" table:style-name="ce2">
            <text:p>-2.48E-02</text:p>
          </table:table-cell>
          <table:table-cell office:value-type="float" office:value="0.9996929647914975" table:formula="of:=COS([.C274])" table:style-name="ce2">
            <text:p>1.00E+00</text:p>
          </table:table-cell>
          <table:table-cell office:value-type="float" office:value="-2.4778542055290946E-2" table:formula="of:=SIN([.C274])" table:style-name="ce2">
            <text:p>-2.48E-02</text:p>
          </table:table-cell>
          <table:table-cell office:value-type="float" office:value="0" table:formula="of:=-[.$M$1]*[.D274]+[.$M$1]" table:style-name="ce2">
            <text:p>0.00E+00</text:p>
          </table:table-cell>
          <table:table-cell office:value-type="float" office:value="0" table:formula="of:=-[.$M$1]*[.E274]" table:style-name="ce2">
            <text:p>0.00E+00</text:p>
          </table:table-cell>
          <table:table-cell office:value-type="float" office:value="-0.443658627182345" table:formula="of:=[.$M$2]*[.D274]+[.$O$2]*(-[.E274])+[.F274]" table:style-name="ce7">
            <text:p>-0.44366</text:p>
          </table:table-cell>
          <table:table-cell office:value-type="float" office:value="0" table:formula="of:=[.N274]" table:style-name="ce7">
            <text:p>0.00000</text:p>
          </table:table-cell>
          <table:table-cell office:value-type="float" office:value="0.10402515333647455" table:formula="of:=[.$M$2]*[.E274]+[.$O$2]*[.D274]+[.G274]" table:style-name="ce7">
            <text:p>0.1040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3" table:style-name="ce3">
            <text:p>2.73</text:p>
          </table:table-cell>
          <table:table-cell office:value-type="float" office:value="-1.5634931999999999" table:style-name="ce2">
            <text:p>-1.56E+00</text:p>
          </table:table-cell>
          <table:table-cell office:value-type="float" office:value="-2.7288104172542207E-2" table:formula="of:=[.B275]*PI()/180" table:style-name="ce2">
            <text:p>-2.73E-02</text:p>
          </table:table-cell>
          <table:table-cell office:value-type="float" office:value="0.99962770278849689" table:formula="of:=COS([.C275])" table:style-name="ce2">
            <text:p>1.00E+00</text:p>
          </table:table-cell>
          <table:table-cell office:value-type="float" office:value="-2.7284717660120684E-2" table:formula="of:=SIN([.C275])" table:style-name="ce2">
            <text:p>-2.73E-02</text:p>
          </table:table-cell>
          <table:table-cell office:value-type="float" office:value="0" table:formula="of:=-[.$M$1]*[.D275]+[.$M$1]" table:style-name="ce2">
            <text:p>0.00E+00</text:p>
          </table:table-cell>
          <table:table-cell office:value-type="float" office:value="0" table:formula="of:=-[.$M$1]*[.E275]" table:style-name="ce2">
            <text:p>0.00E+00</text:p>
          </table:table-cell>
          <table:table-cell office:value-type="float" office:value="-0.44339643947155721" table:formula="of:=[.$M$2]*[.D275]+[.$O$2]*(-[.E275])+[.F275]" table:style-name="ce7">
            <text:p>-0.44340</text:p>
          </table:table-cell>
          <table:table-cell office:value-type="float" office:value="0" table:formula="of:=[.N275]" table:style-name="ce7">
            <text:p>0.00000</text:p>
          </table:table-cell>
          <table:table-cell office:value-type="float" office:value="0.10513708890751004" table:formula="of:=[.$M$2]*[.E275]+[.$O$2]*[.D275]+[.G275]" table:style-name="ce7">
            <text:p>0.1051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4" table:style-name="ce3">
            <text:p>2.74</text:p>
          </table:table-cell>
          <table:table-cell office:value-type="float" office:value="-1.7049376000000001" table:style-name="ce2">
            <text:p>-1.70E+00</text:p>
          </table:table-cell>
          <table:table-cell office:value-type="float" office:value="-2.9756774661050076E-2" table:formula="of:=[.B276]*PI()/180" table:style-name="ce2">
            <text:p>-2.98E-02</text:p>
          </table:table-cell>
          <table:table-cell office:value-type="float" office:value="0.99955729984864639" table:formula="of:=COS([.C276])" table:style-name="ce2">
            <text:p>1.00E+00</text:p>
          </table:table-cell>
          <table:table-cell office:value-type="float" office:value="-2.9752383421891342E-2" table:formula="of:=SIN([.C276])" table:style-name="ce2">
            <text:p>-2.98E-02</text:p>
          </table:table-cell>
          <table:table-cell office:value-type="float" office:value="0" table:formula="of:=-[.$M$1]*[.D276]+[.$M$1]" table:style-name="ce2">
            <text:p>0.00E+00</text:p>
          </table:table-cell>
          <table:table-cell office:value-type="float" office:value="0" table:formula="of:=-[.$M$1]*[.E276]" table:style-name="ce2">
            <text:p>0.00E+00</text:p>
          </table:table-cell>
          <table:table-cell office:value-type="float" office:value="-0.44313553980424525" table:formula="of:=[.$M$2]*[.D276]+[.$O$2]*(-[.E276])+[.F276]" table:style-name="ce7">
            <text:p>-0.44314</text:p>
          </table:table-cell>
          <table:table-cell office:value-type="float" office:value="0" table:formula="of:=[.N276]" table:style-name="ce7">
            <text:p>0.00000</text:p>
          </table:table-cell>
          <table:table-cell office:value-type="float" office:value="0.10623136713042984" table:formula="of:=[.$M$2]*[.E276]+[.$O$2]*[.D276]+[.G276]" table:style-name="ce7">
            <text:p>0.1062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5" table:style-name="ce3">
            <text:p>2.75</text:p>
          </table:table-cell>
          <table:table-cell office:value-type="float" office:value="-1.8439962999999999" table:style-name="ce2">
            <text:p>-1.84E+00</text:p>
          </table:table-cell>
          <table:table-cell office:value-type="float" office:value="-3.2183806829593112E-2" table:formula="of:=[.B277]*PI()/180" table:style-name="ce2">
            <text:p>-3.22E-02</text:p>
          </table:table-cell>
          <table:table-cell office:value-type="float" office:value="0.99948214599061347" table:formula="of:=COS([.C277])" table:style-name="ce2">
            <text:p>9.99E-01</text:p>
          </table:table-cell>
          <table:table-cell office:value-type="float" office:value="-3.2178251133305434E-2" table:formula="of:=SIN([.C277])" table:style-name="ce2">
            <text:p>-3.22E-02</text:p>
          </table:table-cell>
          <table:table-cell office:value-type="float" office:value="0" table:formula="of:=-[.$M$1]*[.D277]+[.$M$1]" table:style-name="ce2">
            <text:p>0.00E+00</text:p>
          </table:table-cell>
          <table:table-cell office:value-type="float" office:value="0" table:formula="of:=-[.$M$1]*[.E277]" table:style-name="ce2">
            <text:p>0.00E+00</text:p>
          </table:table-cell>
          <table:table-cell office:value-type="float" office:value="-0.44287640797101524" table:formula="of:=[.$M$2]*[.D277]+[.$O$2]*(-[.E277])+[.F277]" table:style-name="ce7">
            <text:p>-0.44288</text:p>
          </table:table-cell>
          <table:table-cell office:value-type="float" office:value="0" table:formula="of:=[.N277]" table:style-name="ce7">
            <text:p>0.00000</text:p>
          </table:table-cell>
          <table:table-cell office:value-type="float" office:value="0.1073065574076946" table:formula="of:=[.$M$2]*[.E277]+[.$O$2]*[.D277]+[.G277]" table:style-name="ce7">
            <text:p>0.1073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6" table:style-name="ce3">
            <text:p>2.76</text:p>
          </table:table-cell>
          <table:table-cell office:value-type="float" office:value="-1.9804812999999999" table:style-name="ce2">
            <text:p>-1.98E+00</text:p>
          </table:table-cell>
          <table:table-cell office:value-type="float" office:value="-3.4565919459177571E-2" table:formula="of:=[.B278]*PI()/180" table:style-name="ce2">
            <text:p>-3.46E-02</text:p>
          </table:table-cell>
          <table:table-cell office:value-type="float" office:value="0.99940265808500617" table:formula="of:=COS([.C278])" table:style-name="ce2">
            <text:p>9.99E-01</text:p>
          </table:table-cell>
          <table:table-cell office:value-type="float" office:value="-3.4559036627548154E-2" table:formula="of:=SIN([.C278])" table:style-name="ce2">
            <text:p>-3.46E-02</text:p>
          </table:table-cell>
          <table:table-cell office:value-type="float" office:value="0" table:formula="of:=-[.$M$1]*[.D278]+[.$M$1]" table:style-name="ce2">
            <text:p>0.00E+00</text:p>
          </table:table-cell>
          <table:table-cell office:value-type="float" office:value="0" table:formula="of:=-[.$M$1]*[.E278]" table:style-name="ce2">
            <text:p>0.00E+00</text:p>
          </table:table-cell>
          <table:table-cell office:value-type="float" office:value="-0.44261953536535925" table:formula="of:=[.$M$2]*[.D278]+[.$O$2]*(-[.E278])+[.F278]" table:style-name="ce7">
            <text:p>-0.44262</text:p>
          </table:table-cell>
          <table:table-cell office:value-type="float" office:value="0" table:formula="of:=[.N278]" table:style-name="ce7">
            <text:p>0.00000</text:p>
          </table:table-cell>
          <table:table-cell office:value-type="float" office:value="0.1083612334414548" table:formula="of:=[.$M$2]*[.E278]+[.$O$2]*[.D278]+[.G278]" table:style-name="ce7">
            <text:p>0.1083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7" table:style-name="ce3">
            <text:p>2.77</text:p>
          </table:table-cell>
          <table:table-cell office:value-type="float" office:value="-2.1142044000000002" table:style-name="ce2">
            <text:p>-2.11E+00</text:p>
          </table:table-cell>
          <table:table-cell office:value-type="float" office:value="-3.6899827840151209E-2" table:formula="of:=[.B279]*PI()/180" table:style-name="ce2">
            <text:p>-3.69E-02</text:p>
          </table:table-cell>
          <table:table-cell office:value-type="float" office:value="0.99931927859697733" table:formula="of:=COS([.C279])" table:style-name="ce2">
            <text:p>9.99E-01</text:p>
          </table:table-cell>
          <table:table-cell office:value-type="float" office:value="-3.6891454625925565E-2" table:formula="of:=SIN([.C279])" table:style-name="ce2">
            <text:p>-3.69E-02</text:p>
          </table:table-cell>
          <table:table-cell office:value-type="float" office:value="0" table:formula="of:=-[.$M$1]*[.D279]+[.$M$1]" table:style-name="ce2">
            <text:p>0.00E+00</text:p>
          </table:table-cell>
          <table:table-cell office:value-type="float" office:value="0" table:formula="of:=-[.$M$1]*[.E279]" table:style-name="ce2">
            <text:p>0.00E+00</text:p>
          </table:table-cell>
          <table:table-cell office:value-type="float" office:value="-0.44236542490190051" table:formula="of:=[.$M$2]*[.D279]+[.$O$2]*(-[.E279])+[.F279]" table:style-name="ce7">
            <text:p>-0.44237</text:p>
          </table:table-cell>
          <table:table-cell office:value-type="float" office:value="0" table:formula="of:=[.N279]" table:style-name="ce7">
            <text:p>0.00000</text:p>
          </table:table-cell>
          <table:table-cell office:value-type="float" office:value="0.10939397081814428" table:formula="of:=[.$M$2]*[.E279]+[.$O$2]*[.D279]+[.G279]" table:style-name="ce7">
            <text:p>0.109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8" table:style-name="ce3">
            <text:p>2.78</text:p>
          </table:table-cell>
          <table:table-cell office:value-type="float" office:value="-2.2449778" table:style-name="ce2">
            <text:p>-2.24E+00</text:p>
          </table:table-cell>
          <table:table-cell office:value-type="float" office:value="-3.9182254244178753E-2" table:formula="of:=[.B280]*PI()/180" table:style-name="ce2">
            <text:p>-3.92E-02</text:p>
          </table:table-cell>
          <table:table-cell office:value-type="float" office:value="0.99923247367904822" table:formula="of:=COS([.C280])" table:style-name="ce2">
            <text:p>9.99E-01</text:p>
          </table:table-cell>
          <table:table-cell office:value-type="float" office:value="-3.9172229260666457E-2" table:formula="of:=SIN([.C280])" table:style-name="ce2">
            <text:p>-3.92E-02</text:p>
          </table:table-cell>
          <table:table-cell office:value-type="float" office:value="0" table:formula="of:=-[.$M$1]*[.D280]+[.$M$1]" table:style-name="ce2">
            <text:p>0.00E+00</text:p>
          </table:table-cell>
          <table:table-cell office:value-type="float" office:value="0" table:formula="of:=-[.$M$1]*[.E280]" table:style-name="ce2">
            <text:p>0.00E+00</text:p>
          </table:table-cell>
          <table:table-cell office:value-type="float" office:value="-0.44211458918698138" table:formula="of:=[.$M$2]*[.D280]+[.$O$2]*(-[.E280])+[.F280]" table:style-name="ce7">
            <text:p>-0.44211</text:p>
          </table:table-cell>
          <table:table-cell office:value-type="float" office:value="0" table:formula="of:=[.N280]" table:style-name="ce7">
            <text:p>0.00000</text:p>
          </table:table-cell>
          <table:table-cell office:value-type="float" office:value="0.11040335152533479" table:formula="of:=[.$M$2]*[.E280]+[.$O$2]*[.D280]+[.G280]" table:style-name="ce7">
            <text:p>0.110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79" table:style-name="ce3">
            <text:p>2.79</text:p>
          </table:table-cell>
          <table:table-cell office:value-type="float" office:value="-2.3726132999999998" table:style-name="ce2">
            <text:p>-2.37E+00</text:p>
          </table:table-cell>
          <table:table-cell office:value-type="float" office:value="-4.1409913961607973E-2" table:formula="of:=[.B281]*PI()/180" table:style-name="ce2">
            <text:p>-4.14E-02</text:p>
          </table:table-cell>
          <table:table-cell office:value-type="float" office:value="0.99914273202558446" table:formula="of:=COS([.C281])" table:style-name="ce2">
            <text:p>9.99E-01</text:p>
          </table:table-cell>
          <table:table-cell office:value-type="float" office:value="-4.1398080154171422E-2" table:formula="of:=SIN([.C281])" table:style-name="ce2">
            <text:p>-4.14E-02</text:p>
          </table:table-cell>
          <table:table-cell office:value-type="float" office:value="0" table:formula="of:=-[.$M$1]*[.D281]+[.$M$1]" table:style-name="ce2">
            <text:p>0.00E+00</text:p>
          </table:table-cell>
          <table:table-cell office:value-type="float" office:value="0" table:formula="of:=-[.$M$1]*[.E281]" table:style-name="ce2">
            <text:p>0.00E+00</text:p>
          </table:table-cell>
          <table:table-cell office:value-type="float" office:value="-0.44186755130227529" table:formula="of:=[.$M$2]*[.D281]+[.$O$2]*(-[.E281])+[.F281]" table:style-name="ce7">
            <text:p>-0.44187</text:p>
          </table:table-cell>
          <table:table-cell office:value-type="float" office:value="0" table:formula="of:=[.N281]" table:style-name="ce7">
            <text:p>0.00000</text:p>
          </table:table-cell>
          <table:table-cell office:value-type="float" office:value="0.11138795763515523" table:formula="of:=[.$M$2]*[.E281]+[.$O$2]*[.D281]+[.G281]" table:style-name="ce7">
            <text:p>0.111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" table:style-name="ce3">
            <text:p>2.80</text:p>
          </table:table-cell>
          <table:table-cell office:value-type="float" office:value="-2.4969228999999999" table:style-name="ce2">
            <text:p>-2.50E+00</text:p>
          </table:table-cell>
          <table:table-cell office:value-type="float" office:value="-4.3579525773445114E-2" table:formula="of:=[.B282]*PI()/180" table:style-name="ce2">
            <text:p>-4.36E-02</text:p>
          </table:table-cell>
          <table:table-cell office:value-type="float" office:value="0.99905056274324777" table:formula="of:=COS([.C282])" table:style-name="ce2">
            <text:p>9.99E-01</text:p>
          </table:table-cell>
          <table:table-cell office:value-type="float" office:value="-4.35657328918043E-2" table:formula="of:=SIN([.C282])" table:style-name="ce2">
            <text:p>-4.36E-02</text:p>
          </table:table-cell>
          <table:table-cell office:value-type="float" office:value="0" table:formula="of:=-[.$M$1]*[.D282]+[.$M$1]" table:style-name="ce2">
            <text:p>0.00E+00</text:p>
          </table:table-cell>
          <table:table-cell office:value-type="float" office:value="0" table:formula="of:=-[.$M$1]*[.E282]" table:style-name="ce2">
            <text:p>0.00E+00</text:p>
          </table:table-cell>
          <table:table-cell office:value-type="float" office:value="-0.44162484288082499" table:formula="of:=[.$M$2]*[.D282]+[.$O$2]*(-[.E282])+[.F282]" table:style-name="ce7">
            <text:p>-0.44162</text:p>
          </table:table-cell>
          <table:table-cell office:value-type="float" office:value="0" table:formula="of:=[.N282]" table:style-name="ce7">
            <text:p>0.00000</text:p>
          </table:table-cell>
          <table:table-cell office:value-type="float" office:value="0.11234637577815594" table:formula="of:=[.$M$2]*[.E282]+[.$O$2]*[.D282]+[.G282]" table:style-name="ce7">
            <text:p>0.112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1" table:style-name="ce3">
            <text:p>2.81</text:p>
          </table:table-cell>
          <table:table-cell office:value-type="float" office:value="-2.6177185000000001" table:style-name="ce2">
            <text:p>-2.62E+00</text:p>
          </table:table-cell>
          <table:table-cell office:value-type="float" office:value="-4.568780671536718E-2" table:formula="of:=[.B283]*PI()/180" table:style-name="ce2">
            <text:p>-4.57E-02</text:p>
          </table:table-cell>
          <table:table-cell office:value-type="float" office:value="0.99895649369352313" table:formula="of:=COS([.C283])" table:style-name="ce2">
            <text:p>9.99E-01</text:p>
          </table:table-cell>
          <table:table-cell office:value-type="float" office:value="-4.5671913771397996E-2" table:formula="of:=SIN([.C283])" table:style-name="ce2">
            <text:p>-4.57E-02</text:p>
          </table:table-cell>
          <table:table-cell office:value-type="float" office:value="0" table:formula="of:=-[.$M$1]*[.D283]+[.$M$1]" table:style-name="ce2">
            <text:p>0.00E+00</text:p>
          </table:table-cell>
          <table:table-cell office:value-type="float" office:value="0" table:formula="of:=-[.$M$1]*[.E283]" table:style-name="ce2">
            <text:p>0.00E+00</text:p>
          </table:table-cell>
          <table:table-cell office:value-type="float" office:value="-0.44138700385594065" table:formula="of:=[.$M$2]*[.D283]+[.$O$2]*(-[.E283])+[.F283]" table:style-name="ce7">
            <text:p>-0.44139</text:p>
          </table:table-cell>
          <table:table-cell office:value-type="float" office:value="0" table:formula="of:=[.N283]" table:style-name="ce7">
            <text:p>0.00000</text:p>
          </table:table-cell>
          <table:table-cell office:value-type="float" office:value="0.11327719464691829" table:formula="of:=[.$M$2]*[.E283]+[.$O$2]*[.D283]+[.G283]" table:style-name="ce7">
            <text:p>0.1132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2" table:style-name="ce3">
            <text:p>2.82</text:p>
          </table:table-cell>
          <table:table-cell office:value-type="float" office:value="-2.7348121999999999" table:style-name="ce2">
            <text:p>-2.73E+00</text:p>
          </table:table-cell>
          <table:table-cell office:value-type="float" office:value="-4.7731477313709664E-2" table:formula="of:=[.B284]*PI()/180" table:style-name="ce2">
            <text:p>-4.77E-02</text:p>
          </table:table-cell>
          <table:table-cell office:value-type="float" office:value="0.99886106929626872" table:formula="of:=COS([.C284])" table:style-name="ce2">
            <text:p>9.99E-01</text:p>
          </table:table-cell>
          <table:table-cell office:value-type="float" office:value="-4.7713354989087117E-2" table:formula="of:=SIN([.C284])" table:style-name="ce2">
            <text:p>-4.77E-02</text:p>
          </table:table-cell>
          <table:table-cell office:value-type="float" office:value="0" table:formula="of:=-[.$M$1]*[.D284]+[.$M$1]" table:style-name="ce2">
            <text:p>0.00E+00</text:p>
          </table:table-cell>
          <table:table-cell office:value-type="float" office:value="0" table:formula="of:=-[.$M$1]*[.E284]" table:style-name="ce2">
            <text:p>0.00E+00</text:p>
          </table:table-cell>
          <table:table-cell office:value-type="float" office:value="-0.44115458099908039" table:formula="of:=[.$M$2]*[.D284]+[.$O$2]*(-[.E284])+[.F284]" table:style-name="ce7">
            <text:p>-0.44115</text:p>
          </table:table-cell>
          <table:table-cell office:value-type="float" office:value="0" table:formula="of:=[.N284]" table:style-name="ce7">
            <text:p>0.00000</text:p>
          </table:table-cell>
          <table:table-cell office:value-type="float" office:value="0.11417900710518476" table:formula="of:=[.$M$2]*[.E284]+[.$O$2]*[.D284]+[.G284]" table:style-name="ce7">
            <text:p>0.114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3" table:style-name="ce3">
            <text:p>2.83</text:p>
          </table:table-cell>
          <table:table-cell office:value-type="float" office:value="-2.8480158000000002" table:style-name="ce2">
            <text:p>-2.85E+00</text:p>
          </table:table-cell>
          <table:table-cell office:value-type="float" office:value="-4.9707252858820321E-2" table:formula="of:=[.B285]*PI()/180" table:style-name="ce2">
            <text:p>-4.97E-02</text:p>
          </table:table-cell>
          <table:table-cell office:value-type="float" office:value="0.99876484885678762" table:formula="of:=COS([.C285])" table:style-name="ce2">
            <text:p>9.99E-01</text:p>
          </table:table-cell>
          <table:table-cell office:value-type="float" office:value="-4.9686785849741871E-2" table:formula="of:=SIN([.C285])" table:style-name="ce2">
            <text:p>-4.97E-02</text:p>
          </table:table-cell>
          <table:table-cell office:value-type="float" office:value="0" table:formula="of:=-[.$M$1]*[.D285]+[.$M$1]" table:style-name="ce2">
            <text:p>0.00E+00</text:p>
          </table:table-cell>
          <table:table-cell office:value-type="float" office:value="0" table:formula="of:=-[.$M$1]*[.E285]" table:style-name="ce2">
            <text:p>0.00E+00</text:p>
          </table:table-cell>
          <table:table-cell office:value-type="float" office:value="-0.44092812799098696" table:formula="of:=[.$M$2]*[.D285]+[.$O$2]*(-[.E285])+[.F285]" table:style-name="ce7">
            <text:p>-0.44093</text:p>
          </table:table-cell>
          <table:table-cell office:value-type="float" office:value="0" table:formula="of:=[.N285]" table:style-name="ce7">
            <text:p>0.00000</text:p>
          </table:table-cell>
          <table:table-cell office:value-type="float" office:value="0.1150504061112511" table:formula="of:=[.$M$2]*[.E285]+[.$O$2]*[.D285]+[.G285]" table:style-name="ce7">
            <text:p>0.1150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4" table:style-name="ce3">
            <text:p>2.84</text:p>
          </table:table-cell>
          <table:table-cell office:value-type="float" office:value="-2.9571413" table:style-name="ce2">
            <text:p>-2.96E+00</text:p>
          </table:table-cell>
          <table:table-cell office:value-type="float" office:value="-5.1611852131705396E-2" table:formula="of:=[.B286]*PI()/180" table:style-name="ce2">
            <text:p>-5.16E-02</text:p>
          </table:table-cell>
          <table:table-cell office:value-type="float" office:value="0.99866840398940682" table:formula="of:=COS([.C286])" table:style-name="ce2">
            <text:p>9.99E-01</text:p>
          </table:table-cell>
          <table:table-cell office:value-type="float" office:value="-5.158894138525108E-2" table:formula="of:=SIN([.C286])" table:style-name="ce2">
            <text:p>-5.16E-02</text:p>
          </table:table-cell>
          <table:table-cell office:value-type="float" office:value="0" table:formula="of:=-[.$M$1]*[.D286]+[.$M$1]" table:style-name="ce2">
            <text:p>0.00E+00</text:p>
          </table:table-cell>
          <table:table-cell office:value-type="float" office:value="0" table:formula="of:=-[.$M$1]*[.E286]" table:style-name="ce2">
            <text:p>0.00E+00</text:p>
          </table:table-cell>
          <table:table-cell office:value-type="float" office:value="-0.44070820347084605" table:formula="of:=[.$M$2]*[.D286]+[.$O$2]*(-[.E286])+[.F286]" table:style-name="ce7">
            <text:p>-0.44071</text:p>
          </table:table-cell>
          <table:table-cell office:value-type="float" office:value="0" table:formula="of:=[.N286]" table:style-name="ce7">
            <text:p>0.00000</text:p>
          </table:table-cell>
          <table:table-cell office:value-type="float" office:value="0.11588998832297534" table:formula="of:=[.$M$2]*[.E286]+[.$O$2]*[.D286]+[.G286]" table:style-name="ce7">
            <text:p>0.1158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5" table:style-name="ce3">
            <text:p>2.85</text:p>
          </table:table-cell>
          <table:table-cell office:value-type="float" office:value="-3.0620007" table:style-name="ce2">
            <text:p>-3.06E+00</text:p>
          </table:table-cell>
          <table:table-cell office:value-type="float" office:value="-5.3441993913371129E-2" table:formula="of:=[.B287]*PI()/180" table:style-name="ce2">
            <text:p>-5.34E-02</text:p>
          </table:table-cell>
          <table:table-cell office:value-type="float" office:value="0.9985723164860445" table:formula="of:=COS([.C287])" table:style-name="ce2">
            <text:p>9.99E-01</text:p>
          </table:table-cell>
          <table:table-cell office:value-type="float" office:value="-5.3416558740665608E-2" table:formula="of:=SIN([.C287])" table:style-name="ce2">
            <text:p>-5.34E-02</text:p>
          </table:table-cell>
          <table:table-cell office:value-type="float" office:value="0" table:formula="of:=-[.$M$1]*[.D287]+[.$M$1]" table:style-name="ce2">
            <text:p>0.00E+00</text:p>
          </table:table-cell>
          <table:table-cell office:value-type="float" office:value="0" table:formula="of:=-[.$M$1]*[.E287]" table:style-name="ce2">
            <text:p>0.00E+00</text:p>
          </table:table-cell>
          <table:table-cell office:value-type="float" office:value="-0.44049537042154252" table:formula="of:=[.$M$2]*[.D287]+[.$O$2]*(-[.E287])+[.F287]" table:style-name="ce7">
            <text:p>-0.44050</text:p>
          </table:table-cell>
          <table:table-cell office:value-type="float" office:value="0" table:formula="of:=[.N287]" table:style-name="ce7">
            <text:p>0.00000</text:p>
          </table:table-cell>
          <table:table-cell office:value-type="float" office:value="0.11669635228741307" table:formula="of:=[.$M$2]*[.E287]+[.$O$2]*[.D287]+[.G287]" table:style-name="ce7">
            <text:p>0.1167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6" table:style-name="ce3">
            <text:p>2.86</text:p>
          </table:table-cell>
          <table:table-cell office:value-type="float" office:value="-3.1624059999999998" table:style-name="ce2">
            <text:p>-3.16E+00</text:p>
          </table:table-cell>
          <table:table-cell office:value-type="float" office:value="-5.5194396984823792E-2" table:formula="of:=[.B288]*PI()/180" table:style-name="ce2">
            <text:p>-5.52E-02</text:p>
          </table:table-cell>
          <table:table-cell office:value-type="float" office:value="0.99847717592662943" table:formula="of:=COS([.C288])" table:style-name="ce2">
            <text:p>9.98E-01</text:p>
          </table:table-cell>
          <table:table-cell office:value-type="float" office:value="-5.5166377020634594E-2" table:formula="of:=SIN([.C288])" table:style-name="ce2">
            <text:p>-5.52E-02</text:p>
          </table:table-cell>
          <table:table-cell office:value-type="float" office:value="0" table:formula="of:=-[.$M$1]*[.D288]+[.$M$1]" table:style-name="ce2">
            <text:p>0.00E+00</text:p>
          </table:table-cell>
          <table:table-cell office:value-type="float" office:value="0" table:formula="of:=-[.$M$1]*[.E288]" table:style-name="ce2">
            <text:p>0.00E+00</text:p>
          </table:table-cell>
          <table:table-cell office:value-type="float" office:value="-0.44029019511795037" table:formula="of:=[.$M$2]*[.D288]+[.$O$2]*(-[.E288])+[.F288]" table:style-name="ce7">
            <text:p>-0.44029</text:p>
          </table:table-cell>
          <table:table-cell office:value-type="float" office:value="0" table:formula="of:=[.N288]" table:style-name="ce7">
            <text:p>0.00000</text:p>
          </table:table-cell>
          <table:table-cell office:value-type="float" office:value="0.11746809815008163" table:formula="of:=[.$M$2]*[.E288]+[.$O$2]*[.D288]+[.G288]" table:style-name="ce7">
            <text:p>0.117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7" table:style-name="ce3">
            <text:p>2.87</text:p>
          </table:table-cell>
          <table:table-cell office:value-type="float" office:value="-3.2581690000000001" table:style-name="ce2">
            <text:p>-3.26E+00</text:p>
          </table:table-cell>
          <table:table-cell office:value-type="float" office:value="-5.6865776636411132E-2" table:formula="of:=[.B289]*PI()/180" table:style-name="ce2">
            <text:p>-5.69E-02</text:p>
          </table:table-cell>
          <table:table-cell office:value-type="float" office:value="0.99838357738192096" table:formula="of:=COS([.C289])" table:style-name="ce2">
            <text:p>9.98E-01</text:p>
          </table:table-cell>
          <table:table-cell office:value-type="float" office:value="-5.6835133624175263E-2" table:formula="of:=SIN([.C289])" table:style-name="ce2">
            <text:p>-5.68E-02</text:p>
          </table:table-cell>
          <table:table-cell office:value-type="float" office:value="0" table:formula="of:=-[.$M$1]*[.D289]+[.$M$1]" table:style-name="ce2">
            <text:p>0.00E+00</text:p>
          </table:table-cell>
          <table:table-cell office:value-type="float" office:value="0" table:formula="of:=-[.$M$1]*[.E289]" table:style-name="ce2">
            <text:p>0.00E+00</text:p>
          </table:table-cell>
          <table:table-cell office:value-type="float" office:value="-0.44009324644302666" table:formula="of:=[.$M$2]*[.D289]+[.$O$2]*(-[.E289])+[.F289]" table:style-name="ce7">
            <text:p>-0.44009</text:p>
          </table:table-cell>
          <table:table-cell office:value-type="float" office:value="0" table:formula="of:=[.N289]" table:style-name="ce7">
            <text:p>0.00000</text:p>
          </table:table-cell>
          <table:table-cell office:value-type="float" office:value="0.11820382580626324" table:formula="of:=[.$M$2]*[.E289]+[.$O$2]*[.D289]+[.G289]" table:style-name="ce7">
            <text:p>0.118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8" table:style-name="ce3">
            <text:p>2.88</text:p>
          </table:table-cell>
          <table:table-cell office:value-type="float" office:value="-3.3491018000000001" table:style-name="ce2">
            <text:p>-3.35E+00</text:p>
          </table:table-cell>
          <table:table-cell office:value-type="float" office:value="-5.845285339446863E-2" table:formula="of:=[.B290]*PI()/180" table:style-name="ce2">
            <text:p>-5.85E-02</text:p>
          </table:table-cell>
          <table:table-cell office:value-type="float" office:value="0.99829211832985054" table:formula="of:=COS([.C290])" table:style-name="ce2">
            <text:p>9.98E-01</text:p>
          </table:table-cell>
          <table:table-cell office:value-type="float" office:value="-5.8419572751771939E-2" table:formula="of:=SIN([.C290])" table:style-name="ce2">
            <text:p>-5.84E-02</text:p>
          </table:table-cell>
          <table:table-cell office:value-type="float" office:value="0" table:formula="of:=-[.$M$1]*[.D290]+[.$M$1]" table:style-name="ce2">
            <text:p>0.00E+00</text:p>
          </table:table-cell>
          <table:table-cell office:value-type="float" office:value="0" table:formula="of:=-[.$M$1]*[.E290]" table:style-name="ce2">
            <text:p>0.00E+00</text:p>
          </table:table-cell>
          <table:table-cell office:value-type="float" office:value="-0.43990509372103154" table:formula="of:=[.$M$2]*[.D290]+[.$O$2]*(-[.E290])+[.F290]" table:style-name="ce7">
            <text:p>-0.43991</text:p>
          </table:table-cell>
          <table:table-cell office:value-type="float" office:value="0" table:formula="of:=[.N290]" table:style-name="ce7">
            <text:p>0.00000</text:p>
          </table:table-cell>
          <table:table-cell office:value-type="float" office:value="0.11890213840924156" table:formula="of:=[.$M$2]*[.E290]+[.$O$2]*[.D290]+[.G290]" table:style-name="ce7">
            <text:p>0.1189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89" table:style-name="ce3">
            <text:p>2.89</text:p>
          </table:table-cell>
          <table:table-cell office:value-type="float" office:value="-3.4350163" table:style-name="ce2">
            <text:p>-3.44E+00</text:p>
          </table:table-cell>
          <table:table-cell office:value-type="float" office:value="-5.995234429467329E-2" table:formula="of:=[.B291]*PI()/180" table:style-name="ce2">
            <text:p>-6.00E-02</text:p>
          </table:table-cell>
          <table:table-cell office:value-type="float" office:value="0.99820339642873634" table:formula="of:=COS([.C291])" table:style-name="ce2">
            <text:p>9.98E-01</text:p>
          </table:table-cell>
          <table:table-cell office:value-type="float" office:value="-5.9916436460583374E-2" table:formula="of:=SIN([.C291])" table:style-name="ce2">
            <text:p>-5.99E-02</text:p>
          </table:table-cell>
          <table:table-cell office:value-type="float" office:value="0" table:formula="of:=-[.$M$1]*[.D291]+[.$M$1]" table:style-name="ce2">
            <text:p>0.00E+00</text:p>
          </table:table-cell>
          <table:table-cell office:value-type="float" office:value="0" table:formula="of:=-[.$M$1]*[.E291]" table:style-name="ce2">
            <text:p>0.00E+00</text:p>
          </table:table-cell>
          <table:table-cell office:value-type="float" office:value="-0.43972630655602507" table:formula="of:=[.$M$2]*[.D291]+[.$O$2]*(-[.E291])+[.F291]" table:style-name="ce7">
            <text:p>-0.43973</text:p>
          </table:table-cell>
          <table:table-cell office:value-type="float" office:value="0" table:formula="of:=[.N291]" table:style-name="ce7">
            <text:p>0.00000</text:p>
          </table:table-cell>
          <table:table-cell office:value-type="float" office:value="0.11956163817293873" table:formula="of:=[.$M$2]*[.E291]+[.$O$2]*[.D291]+[.G291]" table:style-name="ce7">
            <text:p>0.119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" table:style-name="ce3">
            <text:p>2.90</text:p>
          </table:table-cell>
          <table:table-cell office:value-type="float" office:value="-3.5157245000000001" table:style-name="ce2">
            <text:p>-3.52E+00</text:p>
          </table:table-cell>
          <table:table-cell office:value-type="float" office:value="-6.1360968118031385E-2" table:formula="of:=[.B292]*PI()/180" table:style-name="ce2">
            <text:p>-6.14E-02</text:p>
          </table:table-cell>
          <table:table-cell office:value-type="float" office:value="0.9981180064088937" table:formula="of:=COS([.C292])" table:style-name="ce2">
            <text:p>9.98E-01</text:p>
          </table:table-cell>
          <table:table-cell office:value-type="float" office:value="-6.1322469636631807E-2" table:formula="of:=SIN([.C292])" table:style-name="ce2">
            <text:p>-6.13E-02</text:p>
          </table:table-cell>
          <table:table-cell office:value-type="float" office:value="0" table:formula="of:=-[.$M$1]*[.D292]+[.$M$1]" table:style-name="ce2">
            <text:p>0.00E+00</text:p>
          </table:table-cell>
          <table:table-cell office:value-type="float" office:value="0" table:formula="of:=-[.$M$1]*[.E292]" table:style-name="ce2">
            <text:p>0.00E+00</text:p>
          </table:table-cell>
          <table:table-cell office:value-type="float" office:value="-0.43955745298280074" table:formula="of:=[.$M$2]*[.D292]+[.$O$2]*(-[.E292])+[.F292]" table:style-name="ce7">
            <text:p>-0.43956</text:p>
          </table:table-cell>
          <table:table-cell office:value-type="float" office:value="0" table:formula="of:=[.N292]" table:style-name="ce7">
            <text:p>0.00000</text:p>
          </table:table-cell>
          <table:table-cell office:value-type="float" office:value="0.12018092830092855" table:formula="of:=[.$M$2]*[.E292]+[.$O$2]*[.D292]+[.G292]" table:style-name="ce7">
            <text:p>0.120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1" table:style-name="ce3">
            <text:p>2.91</text:p>
          </table:table-cell>
          <table:table-cell office:value-type="float" office:value="-3.5910383000000001" table:style-name="ce2">
            <text:p>-3.59E+00</text:p>
          </table:table-cell>
          <table:table-cell office:value-type="float" office:value="-6.2675441900219883E-2" table:formula="of:=[.B293]*PI()/180" table:style-name="ce2">
            <text:p>-6.27E-02</text:p>
          </table:table-cell>
          <table:table-cell office:value-type="float" office:value="0.99803653735886522" table:formula="of:=COS([.C293])" table:style-name="ce2">
            <text:p>9.98E-01</text:p>
          </table:table-cell>
          <table:table-cell office:value-type="float" office:value="-6.2634416232024356E-2" table:formula="of:=SIN([.C293])" table:style-name="ce2">
            <text:p>-6.26E-02</text:p>
          </table:table-cell>
          <table:table-cell office:value-type="float" office:value="0" table:formula="of:=-[.$M$1]*[.D293]+[.$M$1]" table:style-name="ce2">
            <text:p>0.00E+00</text:p>
          </table:table-cell>
          <table:table-cell office:value-type="float" office:value="0" table:formula="of:=-[.$M$1]*[.E293]" table:style-name="ce2">
            <text:p>0.00E+00</text:p>
          </table:table-cell>
          <table:table-cell office:value-type="float" office:value="-0.43939909860621151" table:formula="of:=[.$M$2]*[.D293]+[.$O$2]*(-[.E293])+[.F293]" table:style-name="ce7">
            <text:p>-0.43940</text:p>
          </table:table-cell>
          <table:table-cell office:value-type="float" office:value="0" table:formula="of:=[.N293]" table:style-name="ce7">
            <text:p>0.00000</text:p>
          </table:table-cell>
          <table:table-cell office:value-type="float" office:value="0.12075861105548052" table:formula="of:=[.$M$2]*[.E293]+[.$O$2]*[.D293]+[.G293]" table:style-name="ce7">
            <text:p>0.120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2" table:style-name="ce3">
            <text:p>2.92</text:p>
          </table:table-cell>
          <table:table-cell office:value-type="float" office:value="-3.6607696000000001" table:style-name="ce2">
            <text:p>-3.66E+00</text:p>
          </table:table-cell>
          <table:table-cell office:value-type="float" office:value="-6.3892482676915816E-2" table:formula="of:=[.B294]*PI()/180" table:style-name="ce2">
            <text:p>-6.39E-02</text:p>
          </table:table-cell>
          <table:table-cell office:value-type="float" office:value="0.99795956959919851" table:formula="of:=COS([.C294])" table:style-name="ce2">
            <text:p>9.98E-01</text:p>
          </table:table-cell>
          <table:table-cell office:value-type="float" office:value="-6.3849020708092993E-2" table:formula="of:=SIN([.C294])" table:style-name="ce2">
            <text:p>-6.38E-02</text:p>
          </table:table-cell>
          <table:table-cell office:value-type="float" office:value="0" table:formula="of:=-[.$M$1]*[.D294]+[.$M$1]" table:style-name="ce2">
            <text:p>0.00E+00</text:p>
          </table:table-cell>
          <table:table-cell office:value-type="float" office:value="0" table:formula="of:=-[.$M$1]*[.E294]" table:style-name="ce2">
            <text:p>0.00E+00</text:p>
          </table:table-cell>
          <table:table-cell office:value-type="float" office:value="-0.43925180507234984" table:formula="of:=[.$M$2]*[.D294]+[.$O$2]*(-[.E294])+[.F294]" table:style-name="ce7">
            <text:p>-0.43925</text:p>
          </table:table-cell>
          <table:table-cell office:value-type="float" office:value="0" table:formula="of:=[.N294]" table:style-name="ce7">
            <text:p>0.00000</text:p>
          </table:table-cell>
          <table:table-cell office:value-type="float" office:value="0.12129328811060575" table:formula="of:=[.$M$2]*[.E294]+[.$O$2]*[.D294]+[.G294]" table:style-name="ce7">
            <text:p>0.121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3" table:style-name="ce3">
            <text:p>2.93</text:p>
          </table:table-cell>
          <table:table-cell office:value-type="float" office:value="-3.7247433999999999" table:style-name="ce2">
            <text:p>-3.72E+00</text:p>
          </table:table-cell>
          <table:table-cell office:value-type="float" office:value="-6.5009036121928154E-2" table:formula="of:=[.B295]*PI()/180" table:style-name="ce2">
            <text:p>-6.50E-02</text:p>
          </table:table-cell>
          <table:table-cell office:value-type="float" office:value="0.99788765669613977" table:formula="of:=COS([.C295])" table:style-name="ce2">
            <text:p>9.98E-01</text:p>
          </table:table-cell>
          <table:table-cell office:value-type="float" office:value="-6.4963255871971159E-2" table:formula="of:=SIN([.C295])" table:style-name="ce2">
            <text:p>-6.50E-02</text:p>
          </table:table-cell>
          <table:table-cell office:value-type="float" office:value="0" table:formula="of:=-[.$M$1]*[.D295]+[.$M$1]" table:style-name="ce2">
            <text:p>0.00E+00</text:p>
          </table:table-cell>
          <table:table-cell office:value-type="float" office:value="0" table:formula="of:=-[.$M$1]*[.E295]" table:style-name="ce2">
            <text:p>0.00E+00</text:p>
          </table:table-cell>
          <table:table-cell office:value-type="float" office:value="-0.43911610085605468" table:formula="of:=[.$M$2]*[.D295]+[.$O$2]*(-[.E295])+[.F295]" table:style-name="ce7">
            <text:p>-0.43912</text:p>
          </table:table-cell>
          <table:table-cell office:value-type="float" office:value="0" table:formula="of:=[.N295]" table:style-name="ce7">
            <text:p>0.00000</text:p>
          </table:table-cell>
          <table:table-cell office:value-type="float" office:value="0.12178366051722733" table:formula="of:=[.$M$2]*[.E295]+[.$O$2]*[.D295]+[.G295]" table:style-name="ce7">
            <text:p>0.1217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4" table:style-name="ce3">
            <text:p>2.94</text:p>
          </table:table-cell>
          <table:table-cell office:value-type="float" office:value="-3.782896" table:style-name="ce2">
            <text:p>-3.78E+00</text:p>
          </table:table-cell>
          <table:table-cell office:value-type="float" office:value="-6.6023990460523402E-2" table:formula="of:=[.B296]*PI()/180" table:style-name="ce2">
            <text:p>-6.60E-02</text:p>
          </table:table-cell>
          <table:table-cell office:value-type="float" office:value="0.99782120799094942" table:formula="of:=COS([.C296])" table:style-name="ce2">
            <text:p>9.98E-01</text:p>
          </table:table-cell>
          <table:table-cell office:value-type="float" office:value="-6.5976032644305918E-2" table:formula="of:=SIN([.C296])" table:style-name="ce2">
            <text:p>-6.60E-02</text:p>
          </table:table-cell>
          <table:table-cell office:value-type="float" office:value="0" table:formula="of:=-[.$M$1]*[.D296]+[.$M$1]" table:style-name="ce2">
            <text:p>0.00E+00</text:p>
          </table:table-cell>
          <table:table-cell office:value-type="float" office:value="0" table:formula="of:=-[.$M$1]*[.E296]" table:style-name="ce2">
            <text:p>0.00E+00</text:p>
          </table:table-cell>
          <table:table-cell office:value-type="float" office:value="-0.4389922698488421" table:formula="of:=[.$M$2]*[.D296]+[.$O$2]*(-[.E296])+[.F296]" table:style-name="ce7">
            <text:p>-0.43899</text:p>
          </table:table-cell>
          <table:table-cell office:value-type="float" office:value="0" table:formula="of:=[.N296]" table:style-name="ce7">
            <text:p>0.00000</text:p>
          </table:table-cell>
          <table:table-cell office:value-type="float" office:value="0.12222928050578316" table:formula="of:=[.$M$2]*[.E296]+[.$O$2]*[.D296]+[.G296]" table:style-name="ce7">
            <text:p>0.1222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5" table:style-name="ce3">
            <text:p>2.95</text:p>
          </table:table-cell>
          <table:table-cell office:value-type="float" office:value="-3.8352214999999998" table:style-name="ce2">
            <text:p>-3.84E+00</text:p>
          </table:table-cell>
          <table:table-cell office:value-type="float" office:value="-6.6937242718275697E-2" table:formula="of:=[.B297]*PI()/180" table:style-name="ce2">
            <text:p>-6.69E-02</text:p>
          </table:table-cell>
          <table:table-cell office:value-type="float" office:value="0.99776053913232921" table:formula="of:=COS([.C297])" table:style-name="ce2">
            <text:p>9.98E-01</text:p>
          </table:table-cell>
          <table:table-cell office:value-type="float" office:value="-6.6887267475683784E-2" table:formula="of:=SIN([.C297])" table:style-name="ce2">
            <text:p>-6.69E-02</text:p>
          </table:table-cell>
          <table:table-cell office:value-type="float" office:value="0" table:formula="of:=-[.$M$1]*[.D297]+[.$M$1]" table:style-name="ce2">
            <text:p>0.00E+00</text:p>
          </table:table-cell>
          <table:table-cell office:value-type="float" office:value="0" table:formula="of:=-[.$M$1]*[.E297]" table:style-name="ce2">
            <text:p>0.00E+00</text:p>
          </table:table-cell>
          <table:table-cell office:value-type="float" office:value="-0.43888046063169345" table:formula="of:=[.$M$2]*[.D297]+[.$O$2]*(-[.E297])+[.F297]" table:style-name="ce7">
            <text:p>-0.43888</text:p>
          </table:table-cell>
          <table:table-cell office:value-type="float" office:value="0" table:formula="of:=[.N297]" table:style-name="ce7">
            <text:p>0.00000</text:p>
          </table:table-cell>
          <table:table-cell office:value-type="float" office:value="0.12263014016020915" table:formula="of:=[.$M$2]*[.E297]+[.$O$2]*[.D297]+[.G297]" table:style-name="ce7">
            <text:p>0.1226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6" table:style-name="ce3">
            <text:p>2.96</text:p>
          </table:table-cell>
          <table:table-cell office:value-type="float" office:value="-3.8817143999999999" table:style-name="ce2">
            <text:p>-3.88E+00</text:p>
          </table:table-cell>
          <table:table-cell office:value-type="float" office:value="-6.7748696902076175E-2" table:formula="of:=[.B298]*PI()/180" table:style-name="ce2">
            <text:p>-6.77E-02</text:p>
          </table:table-cell>
          <table:table-cell office:value-type="float" office:value="0.99770593469361668" table:formula="of:=COS([.C298])" table:style-name="ce2">
            <text:p>9.98E-01</text:p>
          </table:table-cell>
          <table:table-cell office:value-type="float" office:value="-6.7696882329518385E-2" table:formula="of:=SIN([.C298])" table:style-name="ce2">
            <text:p>-6.77E-02</text:p>
          </table:table-cell>
          <table:table-cell office:value-type="float" office:value="0" table:formula="of:=-[.$M$1]*[.D298]+[.$M$1]" table:style-name="ce2">
            <text:p>0.00E+00</text:p>
          </table:table-cell>
          <table:table-cell office:value-type="float" office:value="0" table:formula="of:=-[.$M$1]*[.E298]" table:style-name="ce2">
            <text:p>0.00E+00</text:p>
          </table:table-cell>
          <table:table-cell office:value-type="float" office:value="-0.43878080741017722" table:formula="of:=[.$M$2]*[.D298]+[.$O$2]*(-[.E298])+[.F298]" table:style-name="ce7">
            <text:p>-0.43878</text:p>
          </table:table-cell>
          <table:table-cell office:value-type="float" office:value="0" table:formula="of:=[.N298]" table:style-name="ce7">
            <text:p>0.00000</text:p>
          </table:table-cell>
          <table:table-cell office:value-type="float" office:value="0.12298623113370451" table:formula="of:=[.$M$2]*[.E298]+[.$O$2]*[.D298]+[.G298]" table:style-name="ce7">
            <text:p>0.1229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7" table:style-name="ce3">
            <text:p>2.97</text:p>
          </table:table-cell>
          <table:table-cell office:value-type="float" office:value="-3.9223691999999999" table:style-name="ce2">
            <text:p>-3.92E+00</text:p>
          </table:table-cell>
          <table:table-cell office:value-type="float" office:value="-6.8458257018815957E-2" table:formula="of:=[.B299]*PI()/180" table:style-name="ce2">
            <text:p>-6.85E-02</text:p>
          </table:table-cell>
          <table:table-cell office:value-type="float" office:value="0.99765764852965255" table:formula="of:=COS([.C299])" table:style-name="ce2">
            <text:p>9.98E-01</text:p>
          </table:table-cell>
          <table:table-cell office:value-type="float" office:value="-6.8404797567744993E-2" table:formula="of:=SIN([.C299])" table:style-name="ce2">
            <text:p>-6.84E-02</text:p>
          </table:table-cell>
          <table:table-cell office:value-type="float" office:value="0" table:formula="of:=-[.$M$1]*[.D299]+[.$M$1]" table:style-name="ce2">
            <text:p>0.00E+00</text:p>
          </table:table-cell>
          <table:table-cell office:value-type="float" office:value="0" table:formula="of:=-[.$M$1]*[.E299]" table:style-name="ce2">
            <text:p>0.00E+00</text:p>
          </table:table-cell>
          <table:table-cell office:value-type="float" office:value="-0.43869343083527768" table:formula="of:=[.$M$2]*[.D299]+[.$O$2]*(-[.E299])+[.F299]" table:style-name="ce7">
            <text:p>-0.43869</text:p>
          </table:table-cell>
          <table:table-cell office:value-type="float" office:value="0" table:formula="of:=[.N299]" table:style-name="ce7">
            <text:p>0.00000</text:p>
          </table:table-cell>
          <table:table-cell office:value-type="float" office:value="0.12329754150822872" table:formula="of:=[.$M$2]*[.E299]+[.$O$2]*[.D299]+[.G299]" table:style-name="ce7">
            <text:p>0.123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8" table:style-name="ce3">
            <text:p>2.98</text:p>
          </table:table-cell>
          <table:table-cell office:value-type="float" office:value="-3.9571803999999999" table:style-name="ce2">
            <text:p>-3.96E+00</text:p>
          </table:table-cell>
          <table:table-cell office:value-type="float" office:value="-6.9065827075386221E-2" table:formula="of:=[.B300]*PI()/180" table:style-name="ce2">
            <text:p>-6.91E-02</text:p>
          </table:table-cell>
          <table:table-cell office:value-type="float" office:value="0.99761590368712993" table:formula="of:=COS([.C300])" table:style-name="ce2">
            <text:p>9.98E-01</text:p>
          </table:table-cell>
          <table:table-cell office:value-type="float" office:value="-6.9010931818887525E-2" table:formula="of:=SIN([.C300])" table:style-name="ce2">
            <text:p>-6.90E-02</text:p>
          </table:table-cell>
          <table:table-cell office:value-type="float" office:value="0" table:formula="of:=-[.$M$1]*[.D300]+[.$M$1]" table:style-name="ce2">
            <text:p>0.00E+00</text:p>
          </table:table-cell>
          <table:table-cell office:value-type="float" office:value="0" table:formula="of:=-[.$M$1]*[.E300]" table:style-name="ce2">
            <text:p>0.00E+00</text:p>
          </table:table-cell>
          <table:table-cell office:value-type="float" office:value="-0.43861843797567213" table:formula="of:=[.$M$2]*[.D300]+[.$O$2]*(-[.E300])+[.F300]" table:style-name="ce7">
            <text:p>-0.43862</text:p>
          </table:table-cell>
          <table:table-cell office:value-type="float" office:value="0" table:formula="of:=[.N300]" table:style-name="ce7">
            <text:p>0.00000</text:p>
          </table:table-cell>
          <table:table-cell office:value-type="float" office:value="0.12356405572730882" table:formula="of:=[.$M$2]*[.E300]+[.$O$2]*[.D300]+[.G300]" table:style-name="ce7">
            <text:p>0.123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2.99" table:style-name="ce3">
            <text:p>2.99</text:p>
          </table:table-cell>
          <table:table-cell office:value-type="float" office:value="-3.9861425000000001" table:style-name="ce2">
            <text:p>-3.99E+00</text:p>
          </table:table-cell>
          <table:table-cell office:value-type="float" office:value="-6.9571311078678075E-2" table:formula="of:=[.B301]*PI()/180" table:style-name="ce2">
            <text:p>-6.96E-02</text:p>
          </table:table-cell>
          <table:table-cell office:value-type="float" office:value="0.99758089231407776" table:formula="of:=COS([.C301])" table:style-name="ce2">
            <text:p>9.98E-01</text:p>
          </table:table-cell>
          <table:table-cell office:value-type="float" office:value="-6.951520186152374E-2" table:formula="of:=SIN([.C301])" table:style-name="ce2">
            <text:p>-6.95E-02</text:p>
          </table:table-cell>
          <table:table-cell office:value-type="float" office:value="0" table:formula="of:=-[.$M$1]*[.D301]+[.$M$1]" table:style-name="ce2">
            <text:p>0.00E+00</text:p>
          </table:table-cell>
          <table:table-cell office:value-type="float" office:value="0" table:formula="of:=-[.$M$1]*[.E301]" table:style-name="ce2">
            <text:p>0.00E+00</text:p>
          </table:table-cell>
          <table:table-cell office:value-type="float" office:value="-0.4385559222881884" table:formula="of:=[.$M$2]*[.D301]+[.$O$2]*(-[.E301])+[.F301]" table:style-name="ce7">
            <text:p>-0.43856</text:p>
          </table:table-cell>
          <table:table-cell office:value-type="float" office:value="0" table:formula="of:=[.N301]" table:style-name="ce7">
            <text:p>0.00000</text:p>
          </table:table-cell>
          <table:table-cell office:value-type="float" office:value="0.12378575453563498" table:formula="of:=[.$M$2]*[.E301]+[.$O$2]*[.D301]+[.G301]" table:style-name="ce7">
            <text:p>0.123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" table:style-name="ce3">
            <text:p>3.00</text:p>
          </table:table-cell>
          <table:table-cell office:value-type="float" office:value="-4.0092499999999998" table:style-name="ce2">
            <text:p>-4.01E+00</text:p>
          </table:table-cell>
          <table:table-cell office:value-type="float" office:value="-6.9974613035582653E-2" table:formula="of:=[.B302]*PI()/180" table:style-name="ce2">
            <text:p>-7.00E-02</text:p>
          </table:table-cell>
          <table:table-cell office:value-type="float" office:value="0.99755277556839617" table:formula="of:=COS([.C302])" table:style-name="ce2">
            <text:p>9.98E-01</text:p>
          </table:table-cell>
          <table:table-cell office:value-type="float" office:value="-6.9917522523248551E-2" table:formula="of:=SIN([.C302])" table:style-name="ce2">
            <text:p>-6.99E-02</text:p>
          </table:table-cell>
          <table:table-cell office:value-type="float" office:value="0" table:formula="of:=-[.$M$1]*[.D302]+[.$M$1]" table:style-name="ce2">
            <text:p>0.00E+00</text:p>
          </table:table-cell>
          <table:table-cell office:value-type="float" office:value="0" table:formula="of:=-[.$M$1]*[.E302]" table:style-name="ce2">
            <text:p>0.00E+00</text:p>
          </table:table-cell>
          <table:table-cell office:value-type="float" office:value="-0.43850596358639943" table:formula="of:=[.$M$2]*[.D302]+[.$O$2]*(-[.E302])+[.F302]" table:style-name="ce7">
            <text:p>-0.43851</text:p>
          </table:table-cell>
          <table:table-cell office:value-type="float" office:value="0" table:formula="of:=[.N302]" table:style-name="ce7">
            <text:p>0.00000</text:p>
          </table:table-cell>
          <table:table-cell office:value-type="float" office:value="0.12396261492548202" table:formula="of:=[.$M$2]*[.E302]+[.$O$2]*[.D302]+[.G302]" table:style-name="ce7">
            <text:p>0.1239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1" table:style-name="ce3">
            <text:p>3.01</text:p>
          </table:table-cell>
          <table:table-cell office:value-type="float" office:value="-4.0264972999999999" table:style-name="ce2">
            <text:p>-4.03E+00</text:p>
          </table:table-cell>
          <table:table-cell office:value-type="float" office:value="-7.0275635207661877E-2" table:formula="of:=[.B303]*PI()/180" table:style-name="ce2">
            <text:p>-7.03E-02</text:p>
          </table:table-cell>
          <table:table-cell office:value-type="float" office:value="0.99753168364792077" table:formula="of:=COS([.C303])" table:style-name="ce2">
            <text:p>9.98E-01</text:p>
          </table:table-cell>
          <table:table-cell office:value-type="float" office:value="-7.0217804854213445E-2" table:formula="of:=SIN([.C303])" table:style-name="ce2">
            <text:p>-7.02E-02</text:p>
          </table:table-cell>
          <table:table-cell office:value-type="float" office:value="0" table:formula="of:=-[.$M$1]*[.D303]+[.$M$1]" table:style-name="ce2">
            <text:p>0.00E+00</text:p>
          </table:table-cell>
          <table:table-cell office:value-type="float" office:value="0" table:formula="of:=-[.$M$1]*[.E303]" table:style-name="ce2">
            <text:p>0.00E+00</text:p>
          </table:table-cell>
          <table:table-cell office:value-type="float" office:value="-0.4384686282238956" table:formula="of:=[.$M$2]*[.D303]+[.$O$2]*(-[.E303])+[.F303]" table:style-name="ce7">
            <text:p>-0.43847</text:p>
          </table:table-cell>
          <table:table-cell office:value-type="float" office:value="0" table:formula="of:=[.N303]" table:style-name="ce7">
            <text:p>0.00000</text:p>
          </table:table-cell>
          <table:table-cell office:value-type="float" office:value="0.12409460932472124" table:formula="of:=[.$M$2]*[.E303]+[.$O$2]*[.D303]+[.G303]" table:style-name="ce7">
            <text:p>0.124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2" table:style-name="ce3">
            <text:p>3.02</text:p>
          </table:table-cell>
          <table:table-cell office:value-type="float" office:value="-4.0378790999999996" table:style-name="ce2">
            <text:p>-4.04E+00</text:p>
          </table:table-cell>
          <table:table-cell office:value-type="float" office:value="-7.0474285092465352E-2" table:formula="of:=[.B304]*PI()/180" table:style-name="ce2">
            <text:p>-7.05E-02</text:p>
          </table:table-cell>
          <table:table-cell office:value-type="float" office:value="0.99751771520698085" table:formula="of:=COS([.C304])" table:style-name="ce2">
            <text:p>9.98E-01</text:p>
          </table:table-cell>
          <table:table-cell office:value-type="float" office:value="-7.0415963021494971E-2" table:formula="of:=SIN([.C304])" table:style-name="ce2">
            <text:p>-7.04E-02</text:p>
          </table:table-cell>
          <table:table-cell office:value-type="float" office:value="0" table:formula="of:=-[.$M$1]*[.D304]+[.$M$1]" table:style-name="ce2">
            <text:p>0.00E+00</text:p>
          </table:table-cell>
          <table:table-cell office:value-type="float" office:value="0" table:formula="of:=-[.$M$1]*[.E304]" table:style-name="ce2">
            <text:p>0.00E+00</text:p>
          </table:table-cell>
          <table:table-cell office:value-type="float" office:value="-0.4384439681928351" table:formula="of:=[.$M$2]*[.D304]+[.$O$2]*(-[.E304])+[.F304]" table:style-name="ce7">
            <text:p>-0.43844</text:p>
          </table:table-cell>
          <table:table-cell office:value-type="float" office:value="0" table:formula="of:=[.N304]" table:style-name="ce7">
            <text:p>0.00000</text:p>
          </table:table-cell>
          <table:table-cell office:value-type="float" office:value="0.12418170861813813" table:formula="of:=[.$M$2]*[.E304]+[.$O$2]*[.D304]+[.G304]" table:style-name="ce7">
            <text:p>0.124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3" table:style-name="ce3">
            <text:p>3.03</text:p>
          </table:table-cell>
          <table:table-cell office:value-type="float" office:value="-4.0433897999999999" table:style-name="ce2">
            <text:p>-4.04E+00</text:p>
          </table:table-cell>
          <table:table-cell office:value-type="float" office:value="-7.0570464951555015E-2" table:formula="of:=[.B305]*PI()/180" table:style-name="ce2">
            <text:p>-7.06E-02</text:p>
          </table:table-cell>
          <table:table-cell office:value-type="float" office:value="0.99751093799578894" table:formula="of:=COS([.C305])" table:style-name="ce2">
            <text:p>9.98E-01</text:p>
          </table:table-cell>
          <table:table-cell office:value-type="float" office:value="-7.0511903808941373E-2" table:formula="of:=SIN([.C305])" table:style-name="ce2">
            <text:p>-7.05E-02</text:p>
          </table:table-cell>
          <table:table-cell office:value-type="float" office:value="0" table:formula="of:=-[.$M$1]*[.D305]+[.$M$1]" table:style-name="ce2">
            <text:p>0.00E+00</text:p>
          </table:table-cell>
          <table:table-cell office:value-type="float" office:value="0" table:formula="of:=-[.$M$1]*[.E305]" table:style-name="ce2">
            <text:p>0.00E+00</text:p>
          </table:table-cell>
          <table:table-cell office:value-type="float" office:value="-0.4384320223856899" table:formula="of:=[.$M$2]*[.D305]+[.$O$2]*(-[.E305])+[.F305]" table:style-name="ce7">
            <text:p>-0.43843</text:p>
          </table:table-cell>
          <table:table-cell office:value-type="float" office:value="0" table:formula="of:=[.N305]" table:style-name="ce7">
            <text:p>0.00000</text:p>
          </table:table-cell>
          <table:table-cell office:value-type="float" office:value="0.12422387752277712" table:formula="of:=[.$M$2]*[.E305]+[.$O$2]*[.D305]+[.G305]" table:style-name="ce7">
            <text:p>0.124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4" table:style-name="ce3">
            <text:p>3.04</text:p>
          </table:table-cell>
          <table:table-cell office:value-type="float" office:value="-4.0430238000000003" table:style-name="ce2">
            <text:p>-4.04E+00</text:p>
          </table:table-cell>
          <table:table-cell office:value-type="float" office:value="-7.0564077046492729E-2" table:formula="of:=[.B306]*PI()/180" table:style-name="ce2">
            <text:p>-7.06E-02</text:p>
          </table:table-cell>
          <table:table-cell office:value-type="float" office:value="0.99751138839878428" table:formula="of:=COS([.C306])" table:style-name="ce2">
            <text:p>9.98E-01</text:p>
          </table:table-cell>
          <table:table-cell office:value-type="float" office:value="-7.0505531802332266E-2" table:formula="of:=SIN([.C306])" table:style-name="ce2">
            <text:p>-7.05E-02</text:p>
          </table:table-cell>
          <table:table-cell office:value-type="float" office:value="0" table:formula="of:=-[.$M$1]*[.D306]+[.$M$1]" table:style-name="ce2">
            <text:p>0.00E+00</text:p>
          </table:table-cell>
          <table:table-cell office:value-type="float" office:value="0" table:formula="of:=-[.$M$1]*[.E306]" table:style-name="ce2">
            <text:p>0.00E+00</text:p>
          </table:table-cell>
          <table:table-cell office:value-type="float" office:value="-0.43843281590708078" table:formula="of:=[.$M$2]*[.D306]+[.$O$2]*(-[.E306])+[.F306]" table:style-name="ce7">
            <text:p>-0.43843</text:p>
          </table:table-cell>
          <table:table-cell office:value-type="float" office:value="0" table:formula="of:=[.N306]" table:style-name="ce7">
            <text:p>0.00000</text:p>
          </table:table-cell>
          <table:table-cell office:value-type="float" office:value="0.12422107685810735" table:formula="of:=[.$M$2]*[.E306]+[.$O$2]*[.D306]+[.G306]" table:style-name="ce7">
            <text:p>0.124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5" table:style-name="ce3">
            <text:p>3.05</text:p>
          </table:table-cell>
          <table:table-cell office:value-type="float" office:value="-4.0367758" table:style-name="ce2">
            <text:p>-4.04E+00</text:p>
          </table:table-cell>
          <table:table-cell office:value-type="float" office:value="-7.0455028874828116E-2" table:formula="of:=[.B307]*PI()/180" table:style-name="ce2">
            <text:p>-7.05E-02</text:p>
          </table:table-cell>
          <table:table-cell office:value-type="float" office:value="0.9975190709671492" table:formula="of:=COS([.C307])" table:style-name="ce2">
            <text:p>9.98E-01</text:p>
          </table:table-cell>
          <table:table-cell office:value-type="float" office:value="-7.0396754590219948E-2" table:formula="of:=SIN([.C307])" table:style-name="ce2">
            <text:p>-7.04E-02</text:p>
          </table:table-cell>
          <table:table-cell office:value-type="float" office:value="0" table:formula="of:=-[.$M$1]*[.D307]+[.$M$1]" table:style-name="ce2">
            <text:p>0.00E+00</text:p>
          </table:table-cell>
          <table:table-cell office:value-type="float" office:value="0" table:formula="of:=-[.$M$1]*[.E307]" table:style-name="ce2">
            <text:p>0.00E+00</text:p>
          </table:table-cell>
          <table:table-cell office:value-type="float" office:value="-0.4384463593815548" table:formula="of:=[.$M$2]*[.D307]+[.$O$2]*(-[.E307])+[.F307]" table:style-name="ce7">
            <text:p>-0.43845</text:p>
          </table:table-cell>
          <table:table-cell office:value-type="float" office:value="0" table:formula="of:=[.N307]" table:style-name="ce7">
            <text:p>0.00000</text:p>
          </table:table-cell>
          <table:table-cell office:value-type="float" office:value="0.12417326582264199" table:formula="of:=[.$M$2]*[.E307]+[.$O$2]*[.D307]+[.G307]" table:style-name="ce7">
            <text:p>0.124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6" table:style-name="ce3">
            <text:p>3.06</text:p>
          </table:table-cell>
          <table:table-cell office:value-type="float" office:value="-4.0246401000000001" table:style-name="ce2">
            <text:p>-4.02E+00</text:p>
          </table:table-cell>
          <table:table-cell office:value-type="float" office:value="-7.0243220952793839E-2" table:formula="of:=[.B308]*PI()/180" table:style-name="ce2">
            <text:p>-7.02E-02</text:p>
          </table:table-cell>
          <table:table-cell office:value-type="float" office:value="0.99753395918169796" table:formula="of:=COS([.C308])" table:style-name="ce2">
            <text:p>9.98E-01</text:p>
          </table:table-cell>
          <table:table-cell office:value-type="float" office:value="-7.0185470571098044E-2" table:formula="of:=SIN([.C308])" table:style-name="ce2">
            <text:p>-7.02E-02</text:p>
          </table:table-cell>
          <table:table-cell office:value-type="float" office:value="0" table:formula="of:=-[.$M$1]*[.D308]+[.$M$1]" table:style-name="ce2">
            <text:p>0.00E+00</text:p>
          </table:table-cell>
          <table:table-cell office:value-type="float" office:value="0" table:formula="of:=-[.$M$1]*[.E308]" table:style-name="ce2">
            <text:p>0.00E+00</text:p>
          </table:table-cell>
          <table:table-cell office:value-type="float" office:value="-0.43847265042784334" table:formula="of:=[.$M$2]*[.D308]+[.$O$2]*(-[.E308])+[.F308]" table:style-name="ce7">
            <text:p>-0.43847</text:p>
          </table:table-cell>
          <table:table-cell office:value-type="float" office:value="0" table:formula="of:=[.N308]" table:style-name="ce7">
            <text:p>0.00000</text:p>
          </table:table-cell>
          <table:table-cell office:value-type="float" office:value="0.12408039662566475" table:formula="of:=[.$M$2]*[.E308]+[.$O$2]*[.D308]+[.G308]" table:style-name="ce7">
            <text:p>0.1240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7" table:style-name="ce3">
            <text:p>3.07</text:p>
          </table:table-cell>
          <table:table-cell office:value-type="float" office:value="-4.0066113000000003" table:style-name="ce2">
            <text:p>-4.01E+00</text:p>
          </table:table-cell>
          <table:table-cell office:value-type="float" office:value="-6.9928559032610291E-2" table:formula="of:=[.B309]*PI()/180" table:style-name="ce2">
            <text:p>-6.99E-02</text:p>
          </table:table-cell>
          <table:table-cell office:value-type="float" office:value="0.99755599449229482" table:formula="of:=COS([.C309])" table:style-name="ce2">
            <text:p>9.98E-01</text:p>
          </table:table-cell>
          <table:table-cell office:value-type="float" office:value="-6.9871581150627152E-2" table:formula="of:=SIN([.C309])" table:style-name="ce2">
            <text:p>-6.99E-02</text:p>
          </table:table-cell>
          <table:table-cell office:value-type="float" office:value="0" table:formula="of:=-[.$M$1]*[.D309]+[.$M$1]" table:style-name="ce2">
            <text:p>0.00E+00</text:p>
          </table:table-cell>
          <table:table-cell office:value-type="float" office:value="0" table:formula="of:=-[.$M$1]*[.E309]" table:style-name="ce2">
            <text:p>0.00E+00</text:p>
          </table:table-cell>
          <table:table-cell office:value-type="float" office:value="-0.43851167209600439" table:formula="of:=[.$M$2]*[.D309]+[.$O$2]*(-[.E309])+[.F309]" table:style-name="ce7">
            <text:p>-0.43851</text:p>
          </table:table-cell>
          <table:table-cell office:value-type="float" office:value="0" table:formula="of:=[.N309]" table:style-name="ce7">
            <text:p>0.00000</text:p>
          </table:table-cell>
          <table:table-cell office:value-type="float" office:value="0.12394241983907819" table:formula="of:=[.$M$2]*[.E309]+[.$O$2]*[.D309]+[.G309]" table:style-name="ce7">
            <text:p>0.1239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8" table:style-name="ce3">
            <text:p>3.08</text:p>
          </table:table-cell>
          <table:table-cell office:value-type="float" office:value="-3.9826839000000001" table:style-name="ce2">
            <text:p>-3.98E+00</text:p>
          </table:table-cell>
          <table:table-cell office:value-type="float" office:value="-6.9510947121168593E-2" table:formula="of:=[.B310]*PI()/180" table:style-name="ce2">
            <text:p>-6.95E-02</text:p>
          </table:table-cell>
          <table:table-cell office:value-type="float" office:value="0.99758508670927037" table:formula="of:=COS([.C310])" table:style-name="ce2">
            <text:p>9.98E-01</text:p>
          </table:table-cell>
          <table:table-cell office:value-type="float" office:value="-6.9454983804314391E-2" table:formula="of:=SIN([.C310])" table:style-name="ce2">
            <text:p>-6.95E-02</text:p>
          </table:table-cell>
          <table:table-cell office:value-type="float" office:value="0" table:formula="of:=-[.$M$1]*[.D310]+[.$M$1]" table:style-name="ce2">
            <text:p>0.00E+00</text:p>
          </table:table-cell>
          <table:table-cell office:value-type="float" office:value="0" table:formula="of:=-[.$M$1]*[.E310]" table:style-name="ce2">
            <text:p>0.00E+00</text:p>
          </table:table-cell>
          <table:table-cell office:value-type="float" office:value="-0.43856339368720426" table:formula="of:=[.$M$2]*[.D310]+[.$O$2]*(-[.E310])+[.F310]" table:style-name="ce7">
            <text:p>-0.43856</text:p>
          </table:table-cell>
          <table:table-cell office:value-type="float" office:value="0" table:formula="of:=[.N310]" table:style-name="ce7">
            <text:p>0.00000</text:p>
          </table:table-cell>
          <table:table-cell office:value-type="float" office:value="0.12375928133906679" table:formula="of:=[.$M$2]*[.E310]+[.$O$2]*[.D310]+[.G310]" table:style-name="ce7">
            <text:p>0.123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09" table:style-name="ce3">
            <text:p>3.09</text:p>
          </table:table-cell>
          <table:table-cell office:value-type="float" office:value="-3.9528523999999998" table:style-name="ce2">
            <text:p>-3.95E+00</text:p>
          </table:table-cell>
          <table:table-cell office:value-type="float" office:value="-6.8990289225359908E-2" table:formula="of:=[.B311]*PI()/180" table:style-name="ce2">
            <text:p>-6.90E-02</text:p>
          </table:table-cell>
          <table:table-cell office:value-type="float" office:value="0.99762111377836127" table:formula="of:=COS([.C311])" table:style-name="ce2">
            <text:p>9.98E-01</text:p>
          </table:table-cell>
          <table:table-cell office:value-type="float" office:value="-6.8935573861555563E-2" table:formula="of:=SIN([.C311])" table:style-name="ce2">
            <text:p>-6.89E-02</text:p>
          </table:table-cell>
          <table:table-cell office:value-type="float" office:value="0" table:formula="of:=-[.$M$1]*[.D311]+[.$M$1]" table:style-name="ce2">
            <text:p>0.00E+00</text:p>
          </table:table-cell>
          <table:table-cell office:value-type="float" office:value="0" table:formula="of:=-[.$M$1]*[.E311]" table:style-name="ce2">
            <text:p>0.00E+00</text:p>
          </table:table-cell>
          <table:table-cell office:value-type="float" office:value="-0.43862777048740231" table:formula="of:=[.$M$2]*[.D311]+[.$O$2]*(-[.E311])+[.F311]" table:style-name="ce7">
            <text:p>-0.43863</text:p>
          </table:table-cell>
          <table:table-cell office:value-type="float" office:value="0" table:formula="of:=[.N311]" table:style-name="ce7">
            <text:p>0.00000</text:p>
          </table:table-cell>
          <table:table-cell office:value-type="float" office:value="0.12353092308102753" table:formula="of:=[.$M$2]*[.E311]+[.$O$2]*[.D311]+[.G311]" table:style-name="ce7">
            <text:p>0.123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" table:style-name="ce3">
            <text:p>3.10</text:p>
          </table:table-cell>
          <table:table-cell office:value-type="float" office:value="-3.9171113000000002" table:style-name="ce2">
            <text:p>-3.92E+00</text:p>
          </table:table-cell>
          <table:table-cell office:value-type="float" office:value="-6.8366489352075357E-2" table:formula="of:=[.B312]*PI()/180" table:style-name="ce2">
            <text:p>-6.84E-02</text:p>
          </table:table-cell>
          <table:table-cell office:value-type="float" office:value="0.99766392167752094" table:formula="of:=COS([.C312])" table:style-name="ce2">
            <text:p>9.98E-01</text:p>
          </table:table-cell>
          <table:table-cell office:value-type="float" office:value="-6.8313244565233203E-2" table:formula="of:=SIN([.C312])" table:style-name="ce2">
            <text:p>-6.83E-02</text:p>
          </table:table-cell>
          <table:table-cell office:value-type="float" office:value="0" table:formula="of:=-[.$M$1]*[.D312]+[.$M$1]" table:style-name="ce2">
            <text:p>0.00E+00</text:p>
          </table:table-cell>
          <table:table-cell office:value-type="float" office:value="0" table:formula="of:=-[.$M$1]*[.E312]" table:style-name="ce2">
            <text:p>0.00E+00</text:p>
          </table:table-cell>
          <table:table-cell office:value-type="float" office:value="-0.43870474371577539" table:formula="of:=[.$M$2]*[.D312]+[.$O$2]*(-[.E312])+[.F312]" table:style-name="ce7">
            <text:p>-0.43870</text:p>
          </table:table-cell>
          <table:table-cell office:value-type="float" office:value="0" table:formula="of:=[.N312]" table:style-name="ce7">
            <text:p>0.00000</text:p>
          </table:table-cell>
          <table:table-cell office:value-type="float" office:value="0.12325728311655998" table:formula="of:=[.$M$2]*[.E312]+[.$O$2]*[.D312]+[.G312]" table:style-name="ce7">
            <text:p>0.123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1" table:style-name="ce3">
            <text:p>3.11</text:p>
          </table:table-cell>
          <table:table-cell office:value-type="float" office:value="-3.8754550999999999" table:style-name="ce2">
            <text:p>-3.88E+00</text:p>
          </table:table-cell>
          <table:table-cell office:value-type="float" office:value="-6.7639451508206092E-2" table:formula="of:=[.B313]*PI()/180" table:style-name="ce2">
            <text:p>-6.76E-02</text:p>
          </table:table-cell>
          <table:table-cell office:value-type="float" office:value="0.99771332431258719" table:formula="of:=COS([.C313])" table:style-name="ce2">
            <text:p>9.98E-01</text:p>
          </table:table-cell>
          <table:table-cell office:value-type="float" office:value="-6.7587887147966944E-2" table:formula="of:=SIN([.C313])" table:style-name="ce2">
            <text:p>-6.76E-02</text:p>
          </table:table-cell>
          <table:table-cell office:value-type="float" office:value="0" table:formula="of:=-[.$M$1]*[.D313]+[.$M$1]" table:style-name="ce2">
            <text:p>0.00E+00</text:p>
          </table:table-cell>
          <table:table-cell office:value-type="float" office:value="0" table:formula="of:=-[.$M$1]*[.E313]" table:style-name="ce2">
            <text:p>0.00E+00</text:p>
          </table:table-cell>
          <table:table-cell office:value-type="float" office:value="-0.43879424047108417" table:formula="of:=[.$M$2]*[.D313]+[.$O$2]*(-[.E313])+[.F313]" table:style-name="ce7">
            <text:p>-0.43879</text:p>
          </table:table-cell>
          <table:table-cell office:value-type="float" office:value="0" table:formula="of:=[.N313]" table:style-name="ce7">
            <text:p>0.00000</text:p>
          </table:table-cell>
          <table:table-cell office:value-type="float" office:value="0.12293829561777866" table:formula="of:=[.$M$2]*[.E313]+[.$O$2]*[.D313]+[.G313]" table:style-name="ce7">
            <text:p>0.1229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2" table:style-name="ce3">
            <text:p>3.12</text:p>
          </table:table-cell>
          <table:table-cell office:value-type="float" office:value="-3.8278781999999998" table:style-name="ce2">
            <text:p>-3.83E+00</text:p>
          </table:table-cell>
          <table:table-cell office:value-type="float" office:value="-6.6809077955314003E-2" table:formula="of:=[.B314]*PI()/180" table:style-name="ce2">
            <text:p>-6.68E-02</text:p>
          </table:table-cell>
          <table:table-cell office:value-type="float" office:value="0.99776910352837667" table:formula="of:=COS([.C314])" table:style-name="ce2">
            <text:p>9.98E-01</text:p>
          </table:table-cell>
          <table:table-cell office:value-type="float" office:value="-6.6759389183691425E-2" table:formula="of:=SIN([.C314])" table:style-name="ce2">
            <text:p>-6.68E-02</text:p>
          </table:table-cell>
          <table:table-cell office:value-type="float" office:value="0" table:formula="of:=-[.$M$1]*[.D314]+[.$M$1]" table:style-name="ce2">
            <text:p>0.00E+00</text:p>
          </table:table-cell>
          <table:table-cell office:value-type="float" office:value="0" table:formula="of:=-[.$M$1]*[.E314]" table:style-name="ce2">
            <text:p>0.00E+00</text:p>
          </table:table-cell>
          <table:table-cell office:value-type="float" office:value="-0.43889617388992552" table:formula="of:=[.$M$2]*[.D314]+[.$O$2]*(-[.E314])+[.F314]" table:style-name="ce7">
            <text:p>-0.43890</text:p>
          </table:table-cell>
          <table:table-cell office:value-type="float" office:value="0" table:formula="of:=[.N314]" table:style-name="ce7">
            <text:p>0.00000</text:p>
          </table:table-cell>
          <table:table-cell office:value-type="float" office:value="0.12257389014298377" table:formula="of:=[.$M$2]*[.E314]+[.$O$2]*[.D314]+[.G314]" table:style-name="ce7">
            <text:p>0.1225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3" table:style-name="ce3">
            <text:p>3.13</text:p>
          </table:table-cell>
          <table:table-cell office:value-type="float" office:value="-3.7743753" table:style-name="ce2">
            <text:p>-3.77E+00</text:p>
          </table:table-cell>
          <table:table-cell office:value-type="float" office:value="-6.5875276190948726E-2" table:formula="of:=[.B315]*PI()/180" table:style-name="ce2">
            <text:p>-6.59E-02</text:p>
          </table:table-cell>
          <table:table-cell office:value-type="float" office:value="0.99783100853454343" table:formula="of:=COS([.C315])" table:style-name="ce2">
            <text:p>9.98E-01</text:p>
          </table:table-cell>
          <table:table-cell office:value-type="float" office:value="-6.5827641663179587E-2" table:formula="of:=SIN([.C315])" table:style-name="ce2">
            <text:p>-6.58E-02</text:p>
          </table:table-cell>
          <table:table-cell office:value-type="float" office:value="0" table:formula="of:=-[.$M$1]*[.D315]+[.$M$1]" table:style-name="ce2">
            <text:p>0.00E+00</text:p>
          </table:table-cell>
          <table:table-cell office:value-type="float" office:value="0" table:formula="of:=-[.$M$1]*[.E315]" table:style-name="ce2">
            <text:p>0.00E+00</text:p>
          </table:table-cell>
          <table:table-cell office:value-type="float" office:value="-0.43901044223258412" table:formula="of:=[.$M$2]*[.D315]+[.$O$2]*(-[.E315])+[.F315]" table:style-name="ce7">
            <text:p>-0.43901</text:p>
          </table:table-cell>
          <table:table-cell office:value-type="float" office:value="0" table:formula="of:=[.N315]" table:style-name="ce7">
            <text:p>0.00000</text:p>
          </table:table-cell>
          <table:table-cell office:value-type="float" office:value="0.12216399473965694" table:formula="of:=[.$M$2]*[.E315]+[.$O$2]*[.D315]+[.G315]" table:style-name="ce7">
            <text:p>0.122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4" table:style-name="ce3">
            <text:p>3.14</text:p>
          </table:table-cell>
          <table:table-cell office:value-type="float" office:value="-3.7149608000000001" table:style-name="ce2">
            <text:p>-3.71E+00</text:p>
          </table:table-cell>
          <table:table-cell office:value-type="float" office:value="-6.4838297542522558E-2" table:formula="of:=[.B316]*PI()/180" table:style-name="ce2">
            <text:p>-6.48E-02</text:p>
          </table:table-cell>
          <table:table-cell office:value-type="float" office:value="0.99789873388506489" table:formula="of:=COS([.C316])" table:style-name="ce2">
            <text:p>9.98E-01</text:p>
          </table:table-cell>
          <table:table-cell office:value-type="float" office:value="-6.4792877004994823E-2" table:formula="of:=SIN([.C316])" table:style-name="ce2">
            <text:p>-6.48E-02</text:p>
          </table:table-cell>
          <table:table-cell office:value-type="float" office:value="0" table:formula="of:=-[.$M$1]*[.D316]+[.$M$1]" table:style-name="ce2">
            <text:p>0.00E+00</text:p>
          </table:table-cell>
          <table:table-cell office:value-type="float" office:value="0" table:formula="of:=-[.$M$1]*[.E316]" table:style-name="ce2">
            <text:p>0.00E+00</text:p>
          </table:table-cell>
          <table:table-cell office:value-type="float" office:value="-0.43913688762466291" table:formula="of:=[.$M$2]*[.D316]+[.$O$2]*(-[.E316])+[.F316]" table:style-name="ce7">
            <text:p>-0.43914</text:p>
          </table:table-cell>
          <table:table-cell office:value-type="float" office:value="0" table:formula="of:=[.N316]" table:style-name="ce7">
            <text:p>0.00000</text:p>
          </table:table-cell>
          <table:table-cell office:value-type="float" office:value="0.12170868468323923" table:formula="of:=[.$M$2]*[.E316]+[.$O$2]*[.D316]+[.G316]" table:style-name="ce7">
            <text:p>0.121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5" table:style-name="ce3">
            <text:p>3.15</text:p>
          </table:table-cell>
          <table:table-cell office:value-type="float" office:value="-3.6497668999999999" table:style-name="ce2">
            <text:p>-3.65E+00</text:p>
          </table:table-cell>
          <table:table-cell office:value-type="float" office:value="-6.3700449335306622E-2" table:formula="of:=[.B317]*PI()/180" table:style-name="ce2">
            <text:p>-6.37E-02</text:p>
          </table:table-cell>
          <table:table-cell office:value-type="float" office:value="0.99797181233914833" table:formula="of:=COS([.C317])" table:style-name="ce2">
            <text:p>9.98E-01</text:p>
          </table:table-cell>
          <table:table-cell office:value-type="float" office:value="-6.3657378021055935E-2" table:formula="of:=SIN([.C317])" table:style-name="ce2">
            <text:p>-6.37E-02</text:p>
          </table:table-cell>
          <table:table-cell office:value-type="float" office:value="0" table:formula="of:=-[.$M$1]*[.D317]+[.$M$1]" table:style-name="ce2">
            <text:p>0.00E+00</text:p>
          </table:table-cell>
          <table:table-cell office:value-type="float" office:value="0" table:formula="of:=-[.$M$1]*[.E317]" table:style-name="ce2">
            <text:p>0.00E+00</text:p>
          </table:table-cell>
          <table:table-cell office:value-type="float" office:value="-0.43927508932853587" table:formula="of:=[.$M$2]*[.D317]+[.$O$2]*(-[.E317])+[.F317]" table:style-name="ce7">
            <text:p>-0.43928</text:p>
          </table:table-cell>
          <table:table-cell office:value-type="float" office:value="0" table:formula="of:=[.N317]" table:style-name="ce7">
            <text:p>0.00000</text:p>
          </table:table-cell>
          <table:table-cell office:value-type="float" office:value="0.12120893488273385" table:formula="of:=[.$M$2]*[.E317]+[.$O$2]*[.D317]+[.G317]" table:style-name="ce7">
            <text:p>0.121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6" table:style-name="ce3">
            <text:p>3.16</text:p>
          </table:table-cell>
          <table:table-cell office:value-type="float" office:value="-3.5789678999999999" table:style-name="ce2">
            <text:p>-3.58E+00</text:p>
          </table:table-cell>
          <table:table-cell office:value-type="float" office:value="-6.2464773678187153E-2" table:formula="of:=[.B318]*PI()/180" table:style-name="ce2">
            <text:p>-6.25E-02</text:p>
          </table:table-cell>
          <table:table-cell office:value-type="float" office:value="0.9980497102928938" table:formula="of:=COS([.C318])" table:style-name="ce2">
            <text:p>9.98E-01</text:p>
          </table:table-cell>
          <table:table-cell office:value-type="float" office:value="-6.242416026083835E-2" table:formula="of:=SIN([.C318])" table:style-name="ce2">
            <text:p>-6.24E-02</text:p>
          </table:table-cell>
          <table:table-cell office:value-type="float" office:value="0" table:formula="of:=-[.$M$1]*[.D318]+[.$M$1]" table:style-name="ce2">
            <text:p>0.00E+00</text:p>
          </table:table-cell>
          <table:table-cell office:value-type="float" office:value="0" table:formula="of:=-[.$M$1]*[.E318]" table:style-name="ce2">
            <text:p>0.00E+00</text:p>
          </table:table-cell>
          <table:table-cell office:value-type="float" office:value="-0.43942452885740191" table:formula="of:=[.$M$2]*[.D318]+[.$O$2]*(-[.E318])+[.F318]" table:style-name="ce7">
            <text:p>-0.43942</text:p>
          </table:table-cell>
          <table:table-cell office:value-type="float" office:value="0" table:formula="of:=[.N318]" table:style-name="ce7">
            <text:p>0.00000</text:p>
          </table:table-cell>
          <table:table-cell office:value-type="float" office:value="0.12066604094959911" table:formula="of:=[.$M$2]*[.E318]+[.$O$2]*[.D318]+[.G318]" table:style-name="ce7">
            <text:p>0.1206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7" table:style-name="ce3">
            <text:p>3.17</text:p>
          </table:table-cell>
          <table:table-cell office:value-type="float" office:value="-3.5027387000000001" table:style-name="ce2">
            <text:p>-3.50E+00</text:p>
          </table:table-cell>
          <table:table-cell office:value-type="float" office:value="-6.1134323152025903E-2" table:formula="of:=[.B319]*PI()/180" table:style-name="ce2">
            <text:p>-6.11E-02</text:p>
          </table:table-cell>
          <table:table-cell office:value-type="float" office:value="0.99813187920218771" table:formula="of:=COS([.C319])" table:style-name="ce2">
            <text:p>9.98E-01</text:p>
          </table:table-cell>
          <table:table-cell office:value-type="float" office:value="-6.1096249641932047E-2" table:formula="of:=SIN([.C319])" table:style-name="ce2">
            <text:p>-6.11E-02</text:p>
          </table:table-cell>
          <table:table-cell office:value-type="float" office:value="0" table:formula="of:=-[.$M$1]*[.D319]+[.$M$1]" table:style-name="ce2">
            <text:p>0.00E+00</text:p>
          </table:table-cell>
          <table:table-cell office:value-type="float" office:value="0" table:formula="of:=-[.$M$1]*[.E319]" table:style-name="ce2">
            <text:p>0.00E+00</text:p>
          </table:table-cell>
          <table:table-cell office:value-type="float" office:value="-0.43958468009539625" table:formula="of:=[.$M$2]*[.D319]+[.$O$2]*(-[.E319])+[.F319]" table:style-name="ce7">
            <text:p>-0.43958</text:p>
          </table:table-cell>
          <table:table-cell office:value-type="float" office:value="0" table:formula="of:=[.N319]" table:style-name="ce7">
            <text:p>0.00000</text:p>
          </table:table-cell>
          <table:table-cell office:value-type="float" office:value="0.12008130173106935" table:formula="of:=[.$M$2]*[.E319]+[.$O$2]*[.D319]+[.G319]" table:style-name="ce7">
            <text:p>0.1200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8" table:style-name="ce3">
            <text:p>3.18</text:p>
          </table:table-cell>
          <table:table-cell office:value-type="float" office:value="-3.4212536" table:style-name="ce2">
            <text:p>-3.42E+00</text:p>
          </table:table-cell>
          <table:table-cell office:value-type="float" office:value="-5.9712139865709071E-2" table:formula="of:=[.B320]*PI()/180" table:style-name="ce2">
            <text:p>-5.97E-02</text:p>
          </table:table-cell>
          <table:table-cell office:value-type="float" office:value="0.99821775982475014" table:formula="of:=COS([.C320])" table:style-name="ce2">
            <text:p>9.98E-01</text:p>
          </table:table-cell>
          <table:table-cell office:value-type="float" office:value="-5.9676661857525515E-2" table:formula="of:=SIN([.C320])" table:style-name="ce2">
            <text:p>-5.97E-02</text:p>
          </table:table-cell>
          <table:table-cell office:value-type="float" office:value="0" table:formula="of:=-[.$M$1]*[.D320]+[.$M$1]" table:style-name="ce2">
            <text:p>0.00E+00</text:p>
          </table:table-cell>
          <table:table-cell office:value-type="float" office:value="0" table:formula="of:=-[.$M$1]*[.E320]" table:style-name="ce2">
            <text:p>0.00E+00</text:p>
          </table:table-cell>
          <table:table-cell office:value-type="float" office:value="-0.4397550131050712" table:formula="of:=[.$M$2]*[.D320]+[.$O$2]*(-[.E320])+[.F320]" table:style-name="ce7">
            <text:p>-0.43976</text:p>
          </table:table-cell>
          <table:table-cell office:value-type="float" office:value="0" table:formula="of:=[.N320]" table:style-name="ce7">
            <text:p>0.00000</text:p>
          </table:table-cell>
          <table:table-cell office:value-type="float" office:value="0.1194560105183439" table:formula="of:=[.$M$2]*[.E320]+[.$O$2]*[.D320]+[.G320]" table:style-name="ce7">
            <text:p>0.1194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19" table:style-name="ce3">
            <text:p>3.19</text:p>
          </table:table-cell>
          <table:table-cell office:value-type="float" office:value="-3.3346873000000001" table:style-name="ce2">
            <text:p>-3.33E+00</text:p>
          </table:table-cell>
          <table:table-cell office:value-type="float" office:value="-5.8201272909439904E-2" table:formula="of:=[.B321]*PI()/180" table:style-name="ce2">
            <text:p>-5.82E-02</text:p>
          </table:table-cell>
          <table:table-cell office:value-type="float" office:value="0.99830678396182182" table:formula="of:=COS([.C321])" table:style-name="ce2">
            <text:p>9.98E-01</text:p>
          </table:table-cell>
          <table:table-cell office:value-type="float" office:value="-5.816842009032408E-2" table:formula="of:=SIN([.C321])" table:style-name="ce2">
            <text:p>-5.82E-02</text:p>
          </table:table-cell>
          <table:table-cell office:value-type="float" office:value="0" table:formula="of:=-[.$M$1]*[.D321]+[.$M$1]" table:style-name="ce2">
            <text:p>0.00E+00</text:p>
          </table:table-cell>
          <table:table-cell office:value-type="float" office:value="0" table:formula="of:=-[.$M$1]*[.E321]" table:style-name="ce2">
            <text:p>0.00E+00</text:p>
          </table:table-cell>
          <table:table-cell office:value-type="float" office:value="-0.43993499325696861" table:formula="of:=[.$M$2]*[.D321]+[.$O$2]*(-[.E321])+[.F321]" table:style-name="ce7">
            <text:p>-0.43993</text:p>
          </table:table-cell>
          <table:table-cell office:value-type="float" office:value="0" table:formula="of:=[.N321]" table:style-name="ce7">
            <text:p>0.00000</text:p>
          </table:table-cell>
          <table:table-cell office:value-type="float" office:value="0.11879146311074301" table:formula="of:=[.$M$2]*[.E321]+[.$O$2]*[.D321]+[.G321]" table:style-name="ce7">
            <text:p>0.118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" table:style-name="ce3">
            <text:p>3.20</text:p>
          </table:table-cell>
          <table:table-cell office:value-type="float" office:value="-3.2432143999999998" table:style-name="ce2">
            <text:p>-3.24E+00</text:p>
          </table:table-cell>
          <table:table-cell office:value-type="float" office:value="-5.6604769628092376E-2" table:formula="of:=[.B322]*PI()/180" table:style-name="ce2">
            <text:p>-5.66E-02</text:p>
          </table:table-cell>
          <table:table-cell office:value-type="float" office:value="0.99839837774267726" table:formula="of:=COS([.C322])" table:style-name="ce2">
            <text:p>9.98E-01</text:p>
          </table:table-cell>
          <table:table-cell office:value-type="float" office:value="-5.6574546580509921E-2" table:formula="of:=SIN([.C322])" table:style-name="ce2">
            <text:p>-5.66E-02</text:p>
          </table:table-cell>
          <table:table-cell office:value-type="float" office:value="0" table:formula="of:=-[.$M$1]*[.D322]+[.$M$1]" table:style-name="ce2">
            <text:p>0.00E+00</text:p>
          </table:table-cell>
          <table:table-cell office:value-type="float" office:value="0" table:formula="of:=-[.$M$1]*[.E322]" table:style-name="ce2">
            <text:p>0.00E+00</text:p>
          </table:table-cell>
          <table:table-cell office:value-type="float" office:value="-0.44012408347902088" table:formula="of:=[.$M$2]*[.D322]+[.$O$2]*(-[.E322])+[.F322]" table:style-name="ce7">
            <text:p>-0.44012</text:p>
          </table:table-cell>
          <table:table-cell office:value-type="float" office:value="0" table:formula="of:=[.N322]" table:style-name="ce7">
            <text:p>0.00000</text:p>
          </table:table-cell>
          <table:table-cell office:value-type="float" office:value="0.11808895435963446" table:formula="of:=[.$M$2]*[.E322]+[.$O$2]*[.D322]+[.G322]" table:style-name="ce7">
            <text:p>0.118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1" table:style-name="ce3">
            <text:p>3.21</text:p>
          </table:table-cell>
          <table:table-cell office:value-type="float" office:value="-3.1470094" table:style-name="ce2">
            <text:p>-3.15E+00</text:p>
          </table:table-cell>
          <table:table-cell office:value-type="float" office:value="-5.4925675621211235E-2" table:formula="of:=[.B323]*PI()/180" table:style-name="ce2">
            <text:p>-5.49E-02</text:p>
          </table:table-cell>
          <table:table-cell office:value-type="float" office:value="0.99849196425990661" table:formula="of:=COS([.C323])" table:style-name="ce2">
            <text:p>9.98E-01</text:p>
          </table:table-cell>
          <table:table-cell office:value-type="float" office:value="-5.4898062883798428E-2" table:formula="of:=SIN([.C323])" table:style-name="ce2">
            <text:p>-5.49E-02</text:p>
          </table:table-cell>
          <table:table-cell office:value-type="float" office:value="0" table:formula="of:=-[.$M$1]*[.D323]+[.$M$1]" table:style-name="ce2">
            <text:p>0.00E+00</text:p>
          </table:table-cell>
          <table:table-cell office:value-type="float" office:value="0" table:formula="of:=-[.$M$1]*[.E323]" table:style-name="ce2">
            <text:p>0.00E+00</text:p>
          </table:table-cell>
          <table:table-cell office:value-type="float" office:value="-0.44032174540815111" table:formula="of:=[.$M$2]*[.D323]+[.$O$2]*(-[.E323])+[.F323]" table:style-name="ce7">
            <text:p>-0.44032</text:p>
          </table:table-cell>
          <table:table-cell office:value-type="float" office:value="0" table:formula="of:=[.N323]" table:style-name="ce7">
            <text:p>0.00000</text:p>
          </table:table-cell>
          <table:table-cell office:value-type="float" office:value="0.11734977852863379" table:formula="of:=[.$M$2]*[.E323]+[.$O$2]*[.D323]+[.G323]" table:style-name="ce7">
            <text:p>0.117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2" table:style-name="ce3">
            <text:p>3.22</text:p>
          </table:table-cell>
          <table:table-cell office:value-type="float" office:value="-3.0462470000000001" table:style-name="ce2">
            <text:p>-3.05E+00</text:p>
          </table:table-cell>
          <table:table-cell office:value-type="float" office:value="-5.3167039978999707E-2" table:formula="of:=[.B324]*PI()/180" table:style-name="ce2">
            <text:p>-5.32E-02</text:p>
          </table:table-cell>
          <table:table-cell office:value-type="float" office:value="0.99858696583297923" table:formula="of:=COS([.C324])" table:style-name="ce2">
            <text:p>9.99E-01</text:p>
          </table:table-cell>
          <table:table-cell office:value-type="float" office:value="-5.3141995337815856E-2" table:formula="of:=SIN([.C324])" table:style-name="ce2">
            <text:p>-5.31E-02</text:p>
          </table:table-cell>
          <table:table-cell office:value-type="float" office:value="0" table:formula="of:=-[.$M$1]*[.D324]+[.$M$1]" table:style-name="ce2">
            <text:p>0.00E+00</text:p>
          </table:table-cell>
          <table:table-cell office:value-type="float" office:value="0" table:formula="of:=-[.$M$1]*[.E324]" table:style-name="ce2">
            <text:p>0.00E+00</text:p>
          </table:table-cell>
          <table:table-cell office:value-type="float" office:value="-0.44052743989167514" table:formula="of:=[.$M$2]*[.D324]+[.$O$2]*(-[.E324])+[.F324]" table:style-name="ce7">
            <text:p>-0.44053</text:p>
          </table:table-cell>
          <table:table-cell office:value-type="float" office:value="0" table:formula="of:=[.N324]" table:style-name="ce7">
            <text:p>0.00000</text:p>
          </table:table-cell>
          <table:table-cell office:value-type="float" office:value="0.11657523194266672" table:formula="of:=[.$M$2]*[.E324]+[.$O$2]*[.D324]+[.G324]" table:style-name="ce7">
            <text:p>0.1165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3" table:style-name="ce3">
            <text:p>3.23</text:p>
          </table:table-cell>
          <table:table-cell office:value-type="float" office:value="-2.9411016999999999" table:style-name="ce2">
            <text:p>-2.94E+00</text:p>
          </table:table-cell>
          <table:table-cell office:value-type="float" office:value="-5.133190830100251E-2" table:formula="of:=[.B325]*PI()/180" table:style-name="ce2">
            <text:p>-5.13E-02</text:p>
          </table:table-cell>
          <table:table-cell office:value-type="float" office:value="0.99868280686299526" table:formula="of:=COS([.C325])" table:style-name="ce2">
            <text:p>9.99E-01</text:p>
          </table:table-cell>
          <table:table-cell office:value-type="float" office:value="-5.1309368308812733E-2" table:formula="of:=SIN([.C325])" table:style-name="ce2">
            <text:p>-5.13E-02</text:p>
          </table:table-cell>
          <table:table-cell office:value-type="float" office:value="0" table:formula="of:=-[.$M$1]*[.D325]+[.$M$1]" table:style-name="ce2">
            <text:p>0.00E+00</text:p>
          </table:table-cell>
          <table:table-cell office:value-type="float" office:value="0" table:formula="of:=-[.$M$1]*[.E325]" table:style-name="ce2">
            <text:p>0.00E+00</text:p>
          </table:table-cell>
          <table:table-cell office:value-type="float" office:value="-0.44074062888886256" table:formula="of:=[.$M$2]*[.D325]+[.$O$2]*(-[.E325])+[.F325]" table:style-name="ce7">
            <text:p>-0.44074</text:p>
          </table:table-cell>
          <table:table-cell office:value-type="float" office:value="0" table:formula="of:=[.N325]" table:style-name="ce7">
            <text:p>0.00000</text:p>
          </table:table-cell>
          <table:table-cell office:value-type="float" office:value="0.11576661024081993" table:formula="of:=[.$M$2]*[.E325]+[.$O$2]*[.D325]+[.G325]" table:style-name="ce7">
            <text:p>0.115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4" table:style-name="ce3">
            <text:p>3.24</text:p>
          </table:table-cell>
          <table:table-cell office:value-type="float" office:value="-2.8317481" table:style-name="ce2">
            <text:p>-2.83E+00</text:p>
          </table:table-cell>
          <table:table-cell office:value-type="float" office:value="-4.9423327932093641E-2" table:formula="of:=[.B326]*PI()/180" table:style-name="ce2">
            <text:p>-4.94E-02</text:p>
          </table:table-cell>
          <table:table-cell office:value-type="float" office:value="0.99877891591673285" table:formula="of:=COS([.C326])" table:style-name="ce2">
            <text:p>9.99E-01</text:p>
          </table:table-cell>
          <table:table-cell office:value-type="float" office:value="-4.9403209614313541E-2" table:formula="of:=SIN([.C326])" table:style-name="ce2">
            <text:p>-4.94E-02</text:p>
          </table:table-cell>
          <table:table-cell office:value-type="float" office:value="0" table:formula="of:=-[.$M$1]*[.D326]+[.$M$1]" table:style-name="ce2">
            <text:p>0.00E+00</text:p>
          </table:table-cell>
          <table:table-cell office:value-type="float" office:value="0" table:formula="of:=-[.$M$1]*[.E326]" table:style-name="ce2">
            <text:p>0.00E+00</text:p>
          </table:table-cell>
          <table:table-cell office:value-type="float" office:value="-0.44096077589632332" table:formula="of:=[.$M$2]*[.D326]+[.$O$2]*(-[.E326])+[.F326]" table:style-name="ce7">
            <text:p>-0.44096</text:p>
          </table:table-cell>
          <table:table-cell office:value-type="float" office:value="0" table:formula="of:=[.N326]" table:style-name="ce7">
            <text:p>0.00000</text:p>
          </table:table-cell>
          <table:table-cell office:value-type="float" office:value="0.11492521098920143" table:formula="of:=[.$M$2]*[.E326]+[.$O$2]*[.D326]+[.G326]" table:style-name="ce7">
            <text:p>0.114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5" table:style-name="ce3">
            <text:p>3.25</text:p>
          </table:table-cell>
          <table:table-cell office:value-type="float" office:value="-2.7183608000000001" table:style-name="ce2">
            <text:p>-2.72E+00</text:p>
          </table:table-cell>
          <table:table-cell office:value-type="float" office:value="-4.744434621714707E-2" table:formula="of:=[.B327]*PI()/180" table:style-name="ce2">
            <text:p>-4.74E-02</text:p>
          </table:table-cell>
          <table:table-cell office:value-type="float" office:value="0.99887472810883526" table:formula="of:=COS([.C327])" table:style-name="ce2">
            <text:p>9.99E-01</text:p>
          </table:table-cell>
          <table:table-cell office:value-type="float" office:value="-4.7426548952041021E-2" table:formula="of:=SIN([.C327])" table:style-name="ce2">
            <text:p>-4.74E-02</text:p>
          </table:table-cell>
          <table:table-cell office:value-type="float" office:value="0" table:formula="of:=-[.$M$1]*[.D327]+[.$M$1]" table:style-name="ce2">
            <text:p>0.00E+00</text:p>
          </table:table-cell>
          <table:table-cell office:value-type="float" office:value="0" table:formula="of:=-[.$M$1]*[.E327]" table:style-name="ce2">
            <text:p>0.00E+00</text:p>
          </table:table-cell>
          <table:table-cell office:value-type="float" office:value="-0.44118734715681157" table:formula="of:=[.$M$2]*[.D327]+[.$O$2]*(-[.E327])+[.F327]" table:style-name="ce7">
            <text:p>-0.44119</text:p>
          </table:table-cell>
          <table:table-cell office:value-type="float" office:value="0" table:formula="of:=[.N327]" table:style-name="ce7">
            <text:p>0.00000</text:p>
          </table:table-cell>
          <table:table-cell office:value-type="float" office:value="0.11405233320162718" table:formula="of:=[.$M$2]*[.E327]+[.$O$2]*[.D327]+[.G327]" table:style-name="ce7">
            <text:p>0.1140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6" table:style-name="ce3">
            <text:p>3.26</text:p>
          </table:table-cell>
          <table:table-cell office:value-type="float" office:value="-2.6011144000000002" table:style-name="ce2">
            <text:p>-2.60E+00</text:p>
          </table:table-cell>
          <table:table-cell office:value-type="float" office:value="-4.5398010501036791E-2" table:formula="of:=[.B328]*PI()/180" table:style-name="ce2">
            <text:p>-4.54E-02</text:p>
          </table:table-cell>
          <table:table-cell office:value-type="float" office:value="0.9989696872939452" table:formula="of:=COS([.C328])" table:style-name="ce2">
            <text:p>9.99E-01</text:p>
          </table:table-cell>
          <table:table-cell office:value-type="float" office:value="-4.5382418047491095E-2" table:formula="of:=SIN([.C328])" table:style-name="ce2">
            <text:p>-4.54E-02</text:p>
          </table:table-cell>
          <table:table-cell office:value-type="float" office:value="0" table:formula="of:=-[.$M$1]*[.D328]+[.$M$1]" table:style-name="ce2">
            <text:p>0.00E+00</text:p>
          </table:table-cell>
          <table:table-cell office:value-type="float" office:value="0" table:formula="of:=-[.$M$1]*[.E328]" table:style-name="ce2">
            <text:p>0.00E+00</text:p>
          </table:table-cell>
          <table:table-cell office:value-type="float" office:value="-0.44141981262341229" table:formula="of:=[.$M$2]*[.D328]+[.$O$2]*(-[.E328])+[.F328]" table:style-name="ce7">
            <text:p>-0.44142</text:p>
          </table:table-cell>
          <table:table-cell office:value-type="float" office:value="0" table:formula="of:=[.N328]" table:style-name="ce7">
            <text:p>0.00000</text:p>
          </table:table-cell>
          <table:table-cell office:value-type="float" office:value="0.11314927760932268" table:formula="of:=[.$M$2]*[.E328]+[.$O$2]*[.D328]+[.G328]" table:style-name="ce7">
            <text:p>0.1131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7" table:style-name="ce3">
            <text:p>3.27</text:p>
          </table:table-cell>
          <table:table-cell office:value-type="float" office:value="-2.4801834999999999" table:style-name="ce2">
            <text:p>-2.48E+00</text:p>
          </table:table-cell>
          <table:table-cell office:value-type="float" office:value="-4.3287368128636781E-2" table:formula="of:=[.B329]*PI()/180" table:style-name="ce2">
            <text:p>-4.33E-02</text:p>
          </table:table-cell>
          <table:table-cell office:value-type="float" office:value="0.9990632481674584" table:formula="of:=COS([.C329])" table:style-name="ce2">
            <text:p>9.99E-01</text:p>
          </table:table-cell>
          <table:table-cell office:value-type="float" office:value="-4.3273850777200806E-2" table:formula="of:=SIN([.C329])" table:style-name="ce2">
            <text:p>-4.33E-02</text:p>
          </table:table-cell>
          <table:table-cell office:value-type="float" office:value="0" table:formula="of:=-[.$M$1]*[.D329]+[.$M$1]" table:style-name="ce2">
            <text:p>0.00E+00</text:p>
          </table:table-cell>
          <table:table-cell office:value-type="float" office:value="0" table:formula="of:=-[.$M$1]*[.E329]" table:style-name="ce2">
            <text:p>0.00E+00</text:p>
          </table:table-cell>
          <table:table-cell office:value-type="float" office:value="-0.44165764688522352" table:formula="of:=[.$M$2]*[.D329]+[.$O$2]*(-[.E329])+[.F329]" table:style-name="ce7">
            <text:p>-0.44166</text:p>
          </table:table-cell>
          <table:table-cell office:value-type="float" office:value="0" table:formula="of:=[.N329]" table:style-name="ce7">
            <text:p>0.00000</text:p>
          </table:table-cell>
          <table:table-cell office:value-type="float" office:value="0.11221734691128291" table:formula="of:=[.$M$2]*[.E329]+[.$O$2]*[.D329]+[.G329]" table:style-name="ce7">
            <text:p>0.112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8" table:style-name="ce3">
            <text:p>3.28</text:p>
          </table:table-cell>
          <table:table-cell office:value-type="float" office:value="-2.3557424999999999" table:style-name="ce2">
            <text:p>-2.36E+00</text:p>
          </table:table-cell>
          <table:table-cell office:value-type="float" office:value="-4.1115462954162511E-2" table:formula="of:=[.B330]*PI()/180" table:style-name="ce2">
            <text:p>-4.11E-02</text:p>
          </table:table-cell>
          <table:table-cell office:value-type="float" office:value="0.99915487841828154" table:formula="of:=COS([.C330])" table:style-name="ce2">
            <text:p>9.99E-01</text:p>
          </table:table-cell>
          <table:table-cell office:value-type="float" office:value="-4.1103879779760259E-2" table:formula="of:=SIN([.C330])" table:style-name="ce2">
            <text:p>-4.11E-02</text:p>
          </table:table-cell>
          <table:table-cell office:value-type="float" office:value="0" table:formula="of:=-[.$M$1]*[.D330]+[.$M$1]" table:style-name="ce2">
            <text:p>0.00E+00</text:p>
          </table:table-cell>
          <table:table-cell office:value-type="float" office:value="0" table:formula="of:=-[.$M$1]*[.E330]" table:style-name="ce2">
            <text:p>0.00E+00</text:p>
          </table:table-cell>
          <table:table-cell office:value-type="float" office:value="-0.44190033044287769" table:formula="of:=[.$M$2]*[.D330]+[.$O$2]*(-[.E330])+[.F330]" table:style-name="ce7">
            <text:p>-0.44190</text:p>
          </table:table-cell>
          <table:table-cell office:value-type="float" office:value="0" table:formula="of:=[.N330]" table:style-name="ce7">
            <text:p>0.00000</text:p>
          </table:table-cell>
          <table:table-cell office:value-type="float" office:value="0.11125784446265123" table:formula="of:=[.$M$2]*[.E330]+[.$O$2]*[.D330]+[.G330]" table:style-name="ce7">
            <text:p>0.111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29" table:style-name="ce3">
            <text:p>3.29</text:p>
          </table:table-cell>
          <table:table-cell office:value-type="float" office:value="-2.2279662" table:style-name="ce2">
            <text:p>-2.23E+00</text:p>
          </table:table-cell>
          <table:table-cell office:value-type="float" office:value="-3.8885345813146489E-2" table:formula="of:=[.B331]*PI()/180" table:style-name="ce2">
            <text:p>-3.89E-02</text:p>
          </table:table-cell>
          <table:table-cell office:value-type="float" office:value="0.9992440602005298" table:formula="of:=COS([.C331])" table:style-name="ce2">
            <text:p>9.99E-01</text:p>
          </table:table-cell>
          <table:table-cell office:value-type="float" office:value="-3.8875546992422468E-2" table:formula="of:=SIN([.C331])" table:style-name="ce2">
            <text:p>-3.89E-02</text:p>
          </table:table-cell>
          <table:table-cell office:value-type="float" office:value="0" table:formula="of:=-[.$M$1]*[.D331]+[.$M$1]" table:style-name="ce2">
            <text:p>0.00E+00</text:p>
          </table:table-cell>
          <table:table-cell office:value-type="float" office:value="0" table:formula="of:=-[.$M$1]*[.E331]" table:style-name="ce2">
            <text:p>0.00E+00</text:p>
          </table:table-cell>
          <table:table-cell office:value-type="float" office:value="-0.44214734938516104" table:formula="of:=[.$M$2]*[.D331]+[.$O$2]*(-[.E331])+[.F331]" table:style-name="ce7">
            <text:p>-0.44215</text:p>
          </table:table-cell>
          <table:table-cell office:value-type="float" office:value="0" table:formula="of:=[.N331]" table:style-name="ce7">
            <text:p>0.00000</text:p>
          </table:table-cell>
          <table:table-cell office:value-type="float" office:value="0.11027207911196893" table:formula="of:=[.$M$2]*[.E331]+[.$O$2]*[.D331]+[.G331]" table:style-name="ce7">
            <text:p>0.110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" table:style-name="ce3">
            <text:p>3.30</text:p>
          </table:table-cell>
          <table:table-cell office:value-type="float" office:value="-2.0970292000000001" table:style-name="ce2">
            <text:p>-2.10E+00</text:p>
          </table:table-cell>
          <table:table-cell office:value-type="float" office:value="-3.660006405046267E-2" table:formula="of:=[.B332]*PI()/180" table:style-name="ce2">
            <text:p>-3.66E-02</text:p>
          </table:table-cell>
          <table:table-cell office:value-type="float" office:value="0.99933029242047733" table:formula="of:=COS([.C332])" table:style-name="ce2">
            <text:p>9.99E-01</text:p>
          </table:table-cell>
          <table:table-cell office:value-type="float" office:value="-3.6591893238848615E-2" table:formula="of:=SIN([.C332])" table:style-name="ce2">
            <text:p>-3.66E-02</text:p>
          </table:table-cell>
          <table:table-cell office:value-type="float" office:value="0" table:formula="of:=-[.$M$1]*[.D332]+[.$M$1]" table:style-name="ce2">
            <text:p>0.00E+00</text:p>
          </table:table-cell>
          <table:table-cell office:value-type="float" office:value="0" table:formula="of:=-[.$M$1]*[.E332]" table:style-name="ce2">
            <text:p>0.00E+00</text:p>
          </table:table-cell>
          <table:table-cell office:value-type="float" office:value="-0.44239819737756197" table:formula="of:=[.$M$2]*[.D332]+[.$O$2]*(-[.E332])+[.F332]" table:style-name="ce7">
            <text:p>-0.44240</text:p>
          </table:table-cell>
          <table:table-cell office:value-type="float" office:value="0" table:formula="of:=[.N332]" table:style-name="ce7">
            <text:p>0.00000</text:p>
          </table:table-cell>
          <table:table-cell office:value-type="float" office:value="0.10926136076895476" table:formula="of:=[.$M$2]*[.E332]+[.$O$2]*[.D332]+[.G332]" table:style-name="ce7">
            <text:p>0.109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1" table:style-name="ce3">
            <text:p>3.31</text:p>
          </table:table-cell>
          <table:table-cell office:value-type="float" office:value="-1.9631059" table:style-name="ce2">
            <text:p>-1.96E+00</text:p>
          </table:table-cell>
          <table:table-cell office:value-type="float" office:value="-3.4262661520326552E-2" table:formula="of:=[.B333]*PI()/180" table:style-name="ce2">
            <text:p>-3.43E-02</text:p>
          </table:table-cell>
          <table:table-cell office:value-type="float" office:value="0.99941309243184095" table:formula="of:=COS([.C333])" table:style-name="ce2">
            <text:p>9.99E-01</text:p>
          </table:table-cell>
          <table:table-cell office:value-type="float" office:value="-3.4255958252903083E-2" table:formula="of:=SIN([.C333])" table:style-name="ce2">
            <text:p>-3.43E-02</text:p>
          </table:table-cell>
          <table:table-cell office:value-type="float" office:value="0" table:formula="of:=-[.$M$1]*[.D333]+[.$M$1]" table:style-name="ce2">
            <text:p>0.00E+00</text:p>
          </table:table-cell>
          <table:table-cell office:value-type="float" office:value="0" table:formula="of:=-[.$M$1]*[.E333]" table:style-name="ce2">
            <text:p>0.00E+00</text:p>
          </table:table-cell>
          <table:table-cell office:value-type="float" office:value="-0.44265237641632421" table:formula="of:=[.$M$2]*[.D333]+[.$O$2]*(-[.E333])+[.F333]" table:style-name="ce7">
            <text:p>-0.44265</text:p>
          </table:table-cell>
          <table:table-cell office:value-type="float" office:value="0" table:formula="of:=[.N333]" table:style-name="ce7">
            <text:p>0.00000</text:p>
          </table:table-cell>
          <table:table-cell office:value-type="float" office:value="0.10822700057278127" table:formula="of:=[.$M$2]*[.E333]+[.$O$2]*[.D333]+[.G333]" table:style-name="ce7">
            <text:p>0.1082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2" table:style-name="ce3">
            <text:p>3.32</text:p>
          </table:table-cell>
          <table:table-cell office:value-type="float" office:value="-1.826371" table:style-name="ce2">
            <text:p>-1.83E+00</text:p>
          </table:table-cell>
          <table:table-cell office:value-type="float" office:value="-3.1876187312941354E-2" table:formula="of:=[.B334]*PI()/180" table:style-name="ce2">
            <text:p>-3.19E-02</text:p>
          </table:table-cell>
          <table:table-cell office:value-type="float" office:value="0.99949199735813676" table:formula="of:=COS([.C334])" table:style-name="ce2">
            <text:p>9.99E-01</text:p>
          </table:table-cell>
          <table:table-cell office:value-type="float" office:value="-3.1870789400992694E-2" table:formula="of:=SIN([.C334])" table:style-name="ce2">
            <text:p>-3.19E-02</text:p>
          </table:table-cell>
          <table:table-cell office:value-type="float" office:value="0" table:formula="of:=-[.$M$1]*[.D334]+[.$M$1]" table:style-name="ce2">
            <text:p>0.00E+00</text:p>
          </table:table-cell>
          <table:table-cell office:value-type="float" office:value="0" table:formula="of:=-[.$M$1]*[.E334]" table:style-name="ce2">
            <text:p>0.00E+00</text:p>
          </table:table-cell>
          <table:table-cell office:value-type="float" office:value="-0.44290939660717249" table:formula="of:=[.$M$2]*[.D334]+[.$O$2]*(-[.E334])+[.F334]" table:style-name="ce7">
            <text:p>-0.44291</text:p>
          </table:table-cell>
          <table:table-cell office:value-type="float" office:value="0" table:formula="of:=[.N334]" table:style-name="ce7">
            <text:p>0.00000</text:p>
          </table:table-cell>
          <table:table-cell office:value-type="float" office:value="0.10717031490608955" table:formula="of:=[.$M$2]*[.E334]+[.$O$2]*[.D334]+[.G334]" table:style-name="ce7">
            <text:p>0.107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3" table:style-name="ce3">
            <text:p>3.33</text:p>
          </table:table-cell>
          <table:table-cell office:value-type="float" office:value="-1.6869989999999999" table:style-name="ce2">
            <text:p>-1.69E+00</text:p>
          </table:table-cell>
          <table:table-cell office:value-type="float" office:value="-2.9443687027851818E-2" table:formula="of:=[.B335]*PI()/180" table:style-name="ce2">
            <text:p>-2.94E-02</text:p>
          </table:table-cell>
          <table:table-cell office:value-type="float" office:value="0.99956656596156668" table:formula="of:=COS([.C335])" table:style-name="ce2">
            <text:p>1.00E+00</text:p>
          </table:table-cell>
          <table:table-cell office:value-type="float" office:value="-2.9439432939526621E-2" table:formula="of:=SIN([.C335])" table:style-name="ce2">
            <text:p>-2.94E-02</text:p>
          </table:table-cell>
          <table:table-cell office:value-type="float" office:value="0" table:formula="of:=-[.$M$1]*[.D335]+[.$M$1]" table:style-name="ce2">
            <text:p>0.00E+00</text:p>
          </table:table-cell>
          <table:table-cell office:value-type="float" office:value="0" table:formula="of:=-[.$M$1]*[.E335]" table:style-name="ce2">
            <text:p>0.00E+00</text:p>
          </table:table-cell>
          <table:table-cell office:value-type="float" office:value="-0.44316877781207892" table:formula="of:=[.$M$2]*[.D335]+[.$O$2]*(-[.E335])+[.F335]" table:style-name="ce7">
            <text:p>-0.44317</text:p>
          </table:table-cell>
          <table:table-cell office:value-type="float" office:value="0" table:formula="of:=[.N335]" table:style-name="ce7">
            <text:p>0.00000</text:p>
          </table:table-cell>
          <table:table-cell office:value-type="float" office:value="0.10609262166874853" table:formula="of:=[.$M$2]*[.E335]+[.$O$2]*[.D335]+[.G335]" table:style-name="ce7">
            <text:p>0.106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4" table:style-name="ce3">
            <text:p>3.34</text:p>
          </table:table-cell>
          <table:table-cell office:value-type="float" office:value="-1.5451646000000001" table:style-name="ce2">
            <text:p>-1.55E+00</text:p>
          </table:table-cell>
          <table:table-cell office:value-type="float" office:value="-2.6968209755261173E-2" table:formula="of:=[.B336]*PI()/180" table:style-name="ce2">
            <text:p>-2.70E-02</text:p>
          </table:table-cell>
          <table:table-cell office:value-type="float" office:value="0.99963637987003495" table:formula="of:=COS([.C336])" table:style-name="ce2">
            <text:p>1.00E+00</text:p>
          </table:table-cell>
          <table:table-cell office:value-type="float" office:value="-2.6964940948037249E-2" table:formula="of:=SIN([.C336])" table:style-name="ce2">
            <text:p>-2.70E-02</text:p>
          </table:table-cell>
          <table:table-cell office:value-type="float" office:value="0" table:formula="of:=-[.$M$1]*[.D336]+[.$M$1]" table:style-name="ce2">
            <text:p>0.00E+00</text:p>
          </table:table-cell>
          <table:table-cell office:value-type="float" office:value="0" table:formula="of:=-[.$M$1]*[.E336]" table:style-name="ce2">
            <text:p>0.00E+00</text:p>
          </table:table-cell>
          <table:table-cell office:value-type="float" office:value="-0.44343004955185511" table:formula="of:=[.$M$2]*[.D336]+[.$O$2]*(-[.E336])+[.F336]" table:style-name="ce7">
            <text:p>-0.44343</text:p>
          </table:table-cell>
          <table:table-cell office:value-type="float" office:value="0" table:formula="of:=[.N336]" table:style-name="ce7">
            <text:p>0.00000</text:p>
          </table:table-cell>
          <table:table-cell office:value-type="float" office:value="0.10499524348483266" table:formula="of:=[.$M$2]*[.E336]+[.$O$2]*[.D336]+[.G336]" table:style-name="ce7">
            <text:p>0.1050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5" table:style-name="ce3">
            <text:p>3.35</text:p>
          </table:table-cell>
          <table:table-cell office:value-type="float" office:value="-1.4010536" table:style-name="ce2">
            <text:p>-1.40E+00</text:p>
          </table:table-cell>
          <table:table-cell office:value-type="float" office:value="-2.4452998316919626E-2" table:formula="of:=[.B337]*PI()/180" table:style-name="ce2">
            <text:p>-2.45E-02</text:p>
          </table:table-cell>
          <table:table-cell office:value-type="float" office:value="0.99970104033399099" table:formula="of:=COS([.C337])" table:style-name="ce2">
            <text:p>1.00E+00</text:p>
          </table:table-cell>
          <table:table-cell office:value-type="float" office:value="-2.4450561448278861E-2" table:formula="of:=SIN([.C337])" table:style-name="ce2">
            <text:p>-2.45E-02</text:p>
          </table:table-cell>
          <table:table-cell office:value-type="float" office:value="0" table:formula="of:=-[.$M$1]*[.D337]+[.$M$1]" table:style-name="ce2">
            <text:p>0.00E+00</text:p>
          </table:table-cell>
          <table:table-cell office:value-type="float" office:value="0" table:formula="of:=-[.$M$1]*[.E337]" table:style-name="ce2">
            <text:p>0.00E+00</text:p>
          </table:table-cell>
          <table:table-cell office:value-type="float" office:value="-0.44369273187830344" table:formula="of:=[.$M$2]*[.D337]+[.$O$2]*(-[.E337])+[.F337]" table:style-name="ce7">
            <text:p>-0.44369</text:p>
          </table:table-cell>
          <table:table-cell office:value-type="float" office:value="0" table:formula="of:=[.N337]" table:style-name="ce7">
            <text:p>0.00000</text:p>
          </table:table-cell>
          <table:table-cell office:value-type="float" office:value="0.10387959221313836" table:formula="of:=[.$M$2]*[.E337]+[.$O$2]*[.D337]+[.G337]" table:style-name="ce7">
            <text:p>0.1038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6" table:style-name="ce3">
            <text:p>3.36</text:p>
          </table:table-cell>
          <table:table-cell office:value-type="float" office:value="-1.2548968" table:style-name="ce2">
            <text:p>-1.25E+00</text:p>
          </table:table-cell>
          <table:table-cell office:value-type="float" office:value="-2.1902080932740778E-2" table:formula="of:=[.B338]*PI()/180" table:style-name="ce2">
            <text:p>-2.19E-02</text:p>
          </table:table-cell>
          <table:table-cell office:value-type="float" office:value="0.99976015901330417" table:formula="of:=COS([.C338])" table:style-name="ce2">
            <text:p>1.00E+00</text:p>
          </table:table-cell>
          <table:table-cell office:value-type="float" office:value="-2.1900329899174453E-2" table:formula="of:=SIN([.C338])" table:style-name="ce2">
            <text:p>-2.19E-02</text:p>
          </table:table-cell>
          <table:table-cell office:value-type="float" office:value="0" table:formula="of:=-[.$M$1]*[.D338]+[.$M$1]" table:style-name="ce2">
            <text:p>0.00E+00</text:p>
          </table:table-cell>
          <table:table-cell office:value-type="float" office:value="0" table:formula="of:=-[.$M$1]*[.E338]" table:style-name="ce2">
            <text:p>0.00E+00</text:p>
          </table:table-cell>
          <table:table-cell office:value-type="float" office:value="-0.44395627625521178" table:formula="of:=[.$M$2]*[.D338]+[.$O$2]*(-[.E338])+[.F338]" table:style-name="ce7">
            <text:p>-0.44396</text:p>
          </table:table-cell>
          <table:table-cell office:value-type="float" office:value="0" table:formula="of:=[.N338]" table:style-name="ce7">
            <text:p>0.00000</text:p>
          </table:table-cell>
          <table:table-cell office:value-type="float" office:value="0.102747431956259" table:formula="of:=[.$M$2]*[.E338]+[.$O$2]*[.D338]+[.G338]" table:style-name="ce7">
            <text:p>0.102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7" table:style-name="ce3">
            <text:p>3.37</text:p>
          </table:table-cell>
          <table:table-cell office:value-type="float" office:value="-1.1069363999999999" table:style-name="ce2">
            <text:p>-1.11E+00</text:p>
          </table:table-cell>
          <table:table-cell office:value-type="float" office:value="-1.9319684790172958E-2" table:formula="of:=[.B339]*PI()/180" table:style-name="ce2">
            <text:p>-1.93E-02</text:p>
          </table:table-cell>
          <table:table-cell office:value-type="float" office:value="0.99981338069455394" table:formula="of:=COS([.C339])" table:style-name="ce2">
            <text:p>1.00E+00</text:p>
          </table:table-cell>
          <table:table-cell office:value-type="float" office:value="-1.9318482966501255E-2" table:formula="of:=SIN([.C339])" table:style-name="ce2">
            <text:p>-1.93E-02</text:p>
          </table:table-cell>
          <table:table-cell office:value-type="float" office:value="0" table:formula="of:=-[.$M$1]*[.D339]+[.$M$1]" table:style-name="ce2">
            <text:p>0.00E+00</text:p>
          </table:table-cell>
          <table:table-cell office:value-type="float" office:value="0" table:formula="of:=-[.$M$1]*[.E339]" table:style-name="ce2">
            <text:p>0.00E+00</text:p>
          </table:table-cell>
          <table:table-cell office:value-type="float" office:value="-0.44422013021195589" table:formula="of:=[.$M$2]*[.D339]+[.$O$2]*(-[.E339])+[.F339]" table:style-name="ce7">
            <text:p>-0.44422</text:p>
          </table:table-cell>
          <table:table-cell office:value-type="float" office:value="0" table:formula="of:=[.N339]" table:style-name="ce7">
            <text:p>0.00000</text:p>
          </table:table-cell>
          <table:table-cell office:value-type="float" office:value="0.10160061965594973" table:formula="of:=[.$M$2]*[.E339]+[.$O$2]*[.D339]+[.G339]" table:style-name="ce7">
            <text:p>0.101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8" table:style-name="ce3">
            <text:p>3.38</text:p>
          </table:table-cell>
          <table:table-cell office:value-type="float" office:value="-0.95741449000000001" table:style-name="ce2">
            <text:p>-9.57E-01</text:p>
          </table:table-cell>
          <table:table-cell office:value-type="float" office:value="-1.6710035156802323E-2" table:formula="of:=[.B340]*PI()/180" table:style-name="ce2">
            <text:p>-1.67E-02</text:p>
          </table:table-cell>
          <table:table-cell office:value-type="float" office:value="0.99986039061111376" table:formula="of:=COS([.C340])" table:style-name="ce2">
            <text:p>1.00E+00</text:p>
          </table:table-cell>
          <table:table-cell office:value-type="float" office:value="-1.670925752363232E-2" table:formula="of:=SIN([.C340])" table:style-name="ce2">
            <text:p>-1.67E-02</text:p>
          </table:table-cell>
          <table:table-cell office:value-type="float" office:value="0" table:formula="of:=-[.$M$1]*[.D340]+[.$M$1]" table:style-name="ce2">
            <text:p>0.00E+00</text:p>
          </table:table-cell>
          <table:table-cell office:value-type="float" office:value="0" table:formula="of:=-[.$M$1]*[.E340]" table:style-name="ce2">
            <text:p>0.00E+00</text:p>
          </table:table-cell>
          <table:table-cell office:value-type="float" office:value="-0.44448375930192008" table:formula="of:=[.$M$2]*[.D340]+[.$O$2]*(-[.E340])+[.F340]" table:style-name="ce7">
            <text:p>-0.44448</text:p>
          </table:table-cell>
          <table:table-cell office:value-type="float" office:value="0" table:formula="of:=[.N340]" table:style-name="ce7">
            <text:p>0.00000</text:p>
          </table:table-cell>
          <table:table-cell office:value-type="float" office:value="0.10044101610812596" table:formula="of:=[.$M$2]*[.E340]+[.$O$2]*[.D340]+[.G340]" table:style-name="ce7">
            <text:p>0.1004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39" table:style-name="ce3">
            <text:p>3.39</text:p>
          </table:table-cell>
          <table:table-cell office:value-type="float" office:value="-0.80657323000000003" table:style-name="ce2">
            <text:p>-8.07E-01</text:p>
          </table:table-cell>
          <table:table-cell office:value-type="float" office:value="-1.4077358521945502E-2" table:formula="of:=[.B341]*PI()/180" table:style-name="ce2">
            <text:p>-1.41E-02</text:p>
          </table:table-cell>
          <table:table-cell office:value-type="float" office:value="0.99990091562485106" table:formula="of:=COS([.C341])" table:style-name="ce2">
            <text:p>1.00E+00</text:p>
          </table:table-cell>
          <table:table-cell office:value-type="float" office:value="-1.4076893570116522E-2" table:formula="of:=SIN([.C341])" table:style-name="ce2">
            <text:p>-1.41E-02</text:p>
          </table:table-cell>
          <table:table-cell office:value-type="float" office:value="0" table:formula="of:=-[.$M$1]*[.D341]+[.$M$1]" table:style-name="ce2">
            <text:p>0.00E+00</text:p>
          </table:table-cell>
          <table:table-cell office:value-type="float" office:value="0" table:formula="of:=-[.$M$1]*[.E341]" table:style-name="ce2">
            <text:p>0.00E+00</text:p>
          </table:table-cell>
          <table:table-cell office:value-type="float" office:value="-0.44474664735822522" table:formula="of:=[.$M$2]*[.D341]+[.$O$2]*(-[.E341])+[.F341]" table:style-name="ce7">
            <text:p>-0.44475</text:p>
          </table:table-cell>
          <table:table-cell office:value-type="float" office:value="0" table:formula="of:=[.N341]" table:style-name="ce7">
            <text:p>0.00000</text:p>
          </table:table-cell>
          <table:table-cell office:value-type="float" office:value="9.9270487374740118E-2" table:formula="of:=[.$M$2]*[.E341]+[.$O$2]*[.D341]+[.G341]" table:style-name="ce7">
            <text:p>0.099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" table:style-name="ce3">
            <text:p>3.40</text:p>
          </table:table-cell>
          <table:table-cell office:value-type="float" office:value="-0.65465472000000002" table:style-name="ce2">
            <text:p>-6.55E-01</text:p>
          </table:table-cell>
          <table:table-cell office:value-type="float" office:value="-1.1425880327721573E-2" table:formula="of:=[.B342]*PI()/180" table:style-name="ce2">
            <text:p>-1.14E-02</text:p>
          </table:table-cell>
          <table:table-cell office:value-type="float" office:value="0.99993472533951089" table:formula="of:=COS([.C342])" table:style-name="ce2">
            <text:p>1.00E+00</text:p>
          </table:table-cell>
          <table:table-cell office:value-type="float" office:value="-1.1425631719819982E-2" table:formula="of:=SIN([.C342])" table:style-name="ce2">
            <text:p>-1.14E-02</text:p>
          </table:table-cell>
          <table:table-cell office:value-type="float" office:value="0" table:formula="of:=-[.$M$1]*[.D342]+[.$M$1]" table:style-name="ce2">
            <text:p>0.00E+00</text:p>
          </table:table-cell>
          <table:table-cell office:value-type="float" office:value="0" table:formula="of:=-[.$M$1]*[.E342]" table:style-name="ce2">
            <text:p>0.00E+00</text:p>
          </table:table-cell>
          <table:table-cell office:value-type="float" office:value="-0.44500829722401253" table:formula="of:=[.$M$2]*[.D342]+[.$O$2]*(-[.E342])+[.F342]" table:style-name="ce7">
            <text:p>-0.44501</text:p>
          </table:table-cell>
          <table:table-cell office:value-type="float" office:value="0" table:formula="of:=[.N342]" table:style-name="ce7">
            <text:p>0.00000</text:p>
          </table:table-cell>
          <table:table-cell office:value-type="float" office:value="9.8090903766786211E-2" table:formula="of:=[.$M$2]*[.E342]+[.$O$2]*[.D342]+[.G342]" table:style-name="ce7">
            <text:p>0.098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1" table:style-name="ce3">
            <text:p>3.41</text:p>
          </table:table-cell>
          <table:table-cell office:value-type="float" office:value="-0.50190108" table:style-name="ce2">
            <text:p>-5.02E-01</text:p>
          </table:table-cell>
          <table:table-cell office:value-type="float" office:value="-8.7598263653154602E-3" table:formula="of:=[.B343]*PI()/180" table:style-name="ce2">
            <text:p>-8.76E-03</text:p>
          </table:table-cell>
          <table:table-cell office:value-type="float" office:value="0.99996163296636553" table:formula="of:=COS([.C343])" table:style-name="ce2">
            <text:p>1.00E+00</text:p>
          </table:table-cell>
          <table:table-cell office:value-type="float" office:value="-8.7597143355113115E-3" table:formula="of:=SIN([.C343])" table:style-name="ce2">
            <text:p>-8.76E-03</text:p>
          </table:table-cell>
          <table:table-cell office:value-type="float" office:value="0" table:formula="of:=-[.$M$1]*[.D343]+[.$M$1]" table:style-name="ce2">
            <text:p>0.00E+00</text:p>
          </table:table-cell>
          <table:table-cell office:value-type="float" office:value="0" table:formula="of:=-[.$M$1]*[.E343]" table:style-name="ce2">
            <text:p>0.00E+00</text:p>
          </table:table-cell>
          <table:table-cell office:value-type="float" office:value="-0.44526823103309315" table:formula="of:=[.$M$2]*[.D343]+[.$O$2]*(-[.E343])+[.F343]" table:style-name="ce7">
            <text:p>-0.44527</text:p>
          </table:table-cell>
          <table:table-cell office:value-type="float" office:value="0" table:formula="of:=[.N343]" table:style-name="ce7">
            <text:p>0.00000</text:p>
          </table:table-cell>
          <table:table-cell office:value-type="float" office:value="9.6904140430943586E-2" table:formula="of:=[.$M$2]*[.E343]+[.$O$2]*[.D343]+[.G343]" table:style-name="ce7">
            <text:p>0.0969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2" table:style-name="ce3">
            <text:p>3.42</text:p>
          </table:table-cell>
          <table:table-cell office:value-type="float" office:value="-0.34855446000000001" table:style-name="ce2">
            <text:p>-3.49E-01</text:p>
          </table:table-cell>
          <table:table-cell office:value-type="float" office:value="-6.0834229495108751E-3" table:formula="of:=[.B344]*PI()/180" table:style-name="ce2">
            <text:p>-6.08E-03</text:p>
          </table:table-cell>
          <table:table-cell office:value-type="float" office:value="0.99998149603967501" table:formula="of:=COS([.C344])" table:style-name="ce2">
            <text:p>1.00E+00</text:p>
          </table:table-cell>
          <table:table-cell office:value-type="float" office:value="-6.0833854269922881E-3" table:formula="of:=SIN([.C344])" table:style-name="ce2">
            <text:p>-6.08E-03</text:p>
          </table:table-cell>
          <table:table-cell office:value-type="float" office:value="0" table:formula="of:=-[.$M$1]*[.D344]+[.$M$1]" table:style-name="ce2">
            <text:p>0.00E+00</text:p>
          </table:table-cell>
          <table:table-cell office:value-type="float" office:value="0" table:formula="of:=-[.$M$1]*[.E344]" table:style-name="ce2">
            <text:p>0.00E+00</text:p>
          </table:table-cell>
          <table:table-cell office:value-type="float" office:value="-0.44552599053858877" table:formula="of:=[.$M$2]*[.D344]+[.$O$2]*(-[.E344])+[.F344]" table:style-name="ce7">
            <text:p>-0.44553</text:p>
          </table:table-cell>
          <table:table-cell office:value-type="float" office:value="0" table:formula="of:=[.N344]" table:style-name="ce7">
            <text:p>0.00000</text:p>
          </table:table-cell>
          <table:table-cell office:value-type="float" office:value="9.5712077370671028E-2" table:formula="of:=[.$M$2]*[.E344]+[.$O$2]*[.D344]+[.G344]" table:style-name="ce7">
            <text:p>0.095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3" table:style-name="ce3">
            <text:p>3.43</text:p>
          </table:table-cell>
          <table:table-cell office:value-type="float" office:value="-0.19485696999999999" table:style-name="ce2">
            <text:p>-1.95E-01</text:p>
          </table:table-cell>
          <table:table-cell office:value-type="float" office:value="-3.4008956969598146E-3" table:formula="of:=[.B345]*PI()/180" table:style-name="ce2">
            <text:p>-3.40E-03</text:p>
          </table:table-cell>
          <table:table-cell office:value-type="float" office:value="0.99999421695980317" table:formula="of:=COS([.C345])" table:style-name="ce2">
            <text:p>1.00E+00</text:p>
          </table:table-cell>
          <table:table-cell office:value-type="float" office:value="-3.400889141118447E-3" table:formula="of:=SIN([.C345])" table:style-name="ce2">
            <text:p>-3.40E-03</text:p>
          </table:table-cell>
          <table:table-cell office:value-type="float" office:value="0" table:formula="of:=-[.$M$1]*[.D345]+[.$M$1]" table:style-name="ce2">
            <text:p>0.00E+00</text:p>
          </table:table-cell>
          <table:table-cell office:value-type="float" office:value="0" table:formula="of:=-[.$M$1]*[.E345]" table:style-name="ce2">
            <text:p>0.00E+00</text:p>
          </table:table-cell>
          <table:table-cell office:value-type="float" office:value="-0.44578113749564419" table:formula="of:=[.$M$2]*[.D345]+[.$O$2]*(-[.E345])+[.F345]" table:style-name="ce7">
            <text:p>-0.44578</text:p>
          </table:table-cell>
          <table:table-cell office:value-type="float" office:value="0" table:formula="of:=[.N345]" table:style-name="ce7">
            <text:p>0.00000</text:p>
          </table:table-cell>
          <table:table-cell office:value-type="float" office:value="9.4516598823114639E-2" table:formula="of:=[.$M$2]*[.E345]+[.$O$2]*[.D345]+[.G345]" table:style-name="ce7">
            <text:p>0.094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4" table:style-name="ce3">
            <text:p>3.44</text:p>
          </table:table-cell>
          <table:table-cell office:value-type="float" office:value="-4.1050731999999999E-2" table:style-name="ce2">
            <text:p>-4.11E-02</text:p>
          </table:table-cell>
          <table:table-cell office:value-type="float" office:value="-7.1647043375379685E-4" table:formula="of:=[.B346]*PI()/180" table:style-name="ce2">
            <text:p>-7.16E-04</text:p>
          </table:table-cell>
          <table:table-cell office:value-type="float" office:value="0.9999997433350698" table:formula="of:=COS([.C346])" table:style-name="ce2">
            <text:p>1.00E+00</text:p>
          </table:table-cell>
          <table:table-cell office:value-type="float" office:value="-7.1647037245618447E-4" table:formula="of:=SIN([.C346])" table:style-name="ce2">
            <text:p>-7.16E-04</text:p>
          </table:table-cell>
          <table:table-cell office:value-type="float" office:value="0" table:formula="of:=-[.$M$1]*[.D346]+[.$M$1]" table:style-name="ce2">
            <text:p>0.00E+00</text:p>
          </table:table-cell>
          <table:table-cell office:value-type="float" office:value="0" table:formula="of:=-[.$M$1]*[.E346]" table:style-name="ce2">
            <text:p>0.00E+00</text:p>
          </table:table-cell>
          <table:table-cell office:value-type="float" office:value="-0.44603325375713621" table:formula="of:=[.$M$2]*[.D346]+[.$O$2]*(-[.E346])+[.F346]" table:style-name="ce7">
            <text:p>-0.44603</text:p>
          </table:table-cell>
          <table:table-cell office:value-type="float" office:value="0" table:formula="of:=[.N346]" table:style-name="ce7">
            <text:p>0.00000</text:p>
          </table:table-cell>
          <table:table-cell office:value-type="float" office:value="9.3319593563314193E-2" table:formula="of:=[.$M$2]*[.E346]+[.$O$2]*[.D346]+[.G346]" table:style-name="ce7">
            <text:p>0.093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5" table:style-name="ce3">
            <text:p>3.45</text:p>
          </table:table-cell>
          <table:table-cell office:value-type="float" office:value="0.11262212000000001" table:style-name="ce2">
            <text:p>1.13E-01</text:p>
          </table:table-cell>
          <table:table-cell office:value-type="float" office:value="1.9656268045761564E-3" table:formula="of:=[.B347]*PI()/180" table:style-name="ce2">
            <text:p>1.97E-03</text:p>
          </table:table-cell>
          <table:table-cell office:value-type="float" office:value="0.99999806815625458" table:formula="of:=COS([.C347])" table:style-name="ce2">
            <text:p>1.00E+00</text:p>
          </table:table-cell>
          <table:table-cell office:value-type="float" office:value="1.9656255388147107E-3" table:formula="of:=SIN([.C347])" table:style-name="ce2">
            <text:p>1.97E-03</text:p>
          </table:table-cell>
          <table:table-cell office:value-type="float" office:value="0" table:formula="of:=-[.$M$1]*[.D347]+[.$M$1]" table:style-name="ce2">
            <text:p>0.00E+00</text:p>
          </table:table-cell>
          <table:table-cell office:value-type="float" office:value="0" table:formula="of:=-[.$M$1]*[.E347]" table:style-name="ce2">
            <text:p>0.00E+00</text:p>
          </table:table-cell>
          <table:table-cell office:value-type="float" office:value="-0.44628194137961491" table:formula="of:=[.$M$2]*[.D347]+[.$O$2]*(-[.E347])+[.F347]" table:style-name="ce7">
            <text:p>-0.44628</text:p>
          </table:table-cell>
          <table:table-cell office:value-type="float" office:value="0" table:formula="of:=[.N347]" table:style-name="ce7">
            <text:p>0.00000</text:p>
          </table:table-cell>
          <table:table-cell office:value-type="float" office:value="9.2122954785666428E-2" table:formula="of:=[.$M$2]*[.E347]+[.$O$2]*[.D347]+[.G347]" table:style-name="ce7">
            <text:p>0.0921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6" table:style-name="ce3">
            <text:p>3.46</text:p>
          </table:table-cell>
          <table:table-cell office:value-type="float" office:value="0.26591946" table:style-name="ce2">
            <text:p>2.66E-01</text:p>
          </table:table-cell>
          <table:table-cell office:value-type="float" office:value="4.6411701221253602E-3" table:formula="of:=[.B348]*PI()/180" table:style-name="ce2">
            <text:p>4.64E-03</text:p>
          </table:table-cell>
          <table:table-cell office:value-type="float" office:value="0.99998922978928173" table:formula="of:=COS([.C348])" table:style-name="ce2">
            <text:p>1.00E+00</text:p>
          </table:table-cell>
          <table:table-cell office:value-type="float" office:value="4.6411534599866654E-3" table:formula="of:=SIN([.C348])" table:style-name="ce2">
            <text:p>4.64E-03</text:p>
          </table:table-cell>
          <table:table-cell office:value-type="float" office:value="0" table:formula="of:=-[.$M$1]*[.D348]+[.$M$1]" table:style-name="ce2">
            <text:p>0.00E+00</text:p>
          </table:table-cell>
          <table:table-cell office:value-type="float" office:value="0" table:formula="of:=-[.$M$1]*[.E348]" table:style-name="ce2">
            <text:p>0.00E+00</text:p>
          </table:table-cell>
          <table:table-cell office:value-type="float" office:value="-0.44652682268077731" table:formula="of:=[.$M$2]*[.D348]+[.$O$2]*(-[.E348])+[.F348]" table:style-name="ce7">
            <text:p>-0.44653</text:p>
          </table:table-cell>
          <table:table-cell office:value-type="float" office:value="0" table:formula="of:=[.N348]" table:style-name="ce7">
            <text:p>0.00000</text:p>
          </table:table-cell>
          <table:table-cell office:value-type="float" office:value="9.0928579811903137E-2" table:formula="of:=[.$M$2]*[.E348]+[.$O$2]*[.D348]+[.G348]" table:style-name="ce7">
            <text:p>0.090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7" table:style-name="ce3">
            <text:p>3.47</text:p>
          </table:table-cell>
          <table:table-cell office:value-type="float" office:value="0.41859917000000002" table:style-name="ce2">
            <text:p>4.19E-01</text:p>
          </table:table-cell>
          <table:table-cell office:value-type="float" office:value="7.3059337626154722E-3" table:formula="of:=[.B349]*PI()/180" table:style-name="ce2">
            <text:p>7.31E-03</text:p>
          </table:table-cell>
          <table:table-cell office:value-type="float" office:value="0.99997331178463911" table:formula="of:=COS([.C349])" table:style-name="ce2">
            <text:p>1.00E+00</text:p>
          </table:table-cell>
          <table:table-cell office:value-type="float" office:value="7.3058687683886098E-3" table:formula="of:=SIN([.C349])" table:style-name="ce2">
            <text:p>7.31E-03</text:p>
          </table:table-cell>
          <table:table-cell office:value-type="float" office:value="0" table:formula="of:=-[.$M$1]*[.D349]+[.$M$1]" table:style-name="ce2">
            <text:p>0.00E+00</text:p>
          </table:table-cell>
          <table:table-cell office:value-type="float" office:value="0" table:formula="of:=-[.$M$1]*[.E349]" table:style-name="ce2">
            <text:p>0.00E+00</text:p>
          </table:table-cell>
          <table:table-cell office:value-type="float" office:value="-0.44676754018258763" table:formula="of:=[.$M$2]*[.D349]+[.$O$2]*(-[.E349])+[.F349]" table:style-name="ce7">
            <text:p>-0.44677</text:p>
          </table:table-cell>
          <table:table-cell office:value-type="float" office:value="0" table:formula="of:=[.N349]" table:style-name="ce7">
            <text:p>0.00000</text:p>
          </table:table-cell>
          <table:table-cell office:value-type="float" office:value="8.9738369938393278E-2" table:formula="of:=[.$M$2]*[.E349]+[.$O$2]*[.D349]+[.G349]" table:style-name="ce7">
            <text:p>0.089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8" table:style-name="ce3">
            <text:p>3.48</text:p>
          </table:table-cell>
          <table:table-cell office:value-type="float" office:value="0.57041911999999995" table:style-name="ce2">
            <text:p>5.70E-01</text:p>
          </table:table-cell>
          <table:table-cell office:value-type="float" office:value="9.955691760328636E-3" table:formula="of:=[.B350]*PI()/180" table:style-name="ce2">
            <text:p>9.96E-03</text:p>
          </table:table-cell>
          <table:table-cell office:value-type="float" office:value="0.99995044251011622" table:formula="of:=COS([.C350])" table:style-name="ce2">
            <text:p>1.00E+00</text:p>
          </table:table-cell>
          <table:table-cell office:value-type="float" office:value="9.9555273000873825E-3" table:formula="of:=SIN([.C350])" table:style-name="ce2">
            <text:p>9.96E-03</text:p>
          </table:table-cell>
          <table:table-cell office:value-type="float" office:value="0" table:formula="of:=-[.$M$1]*[.D350]+[.$M$1]" table:style-name="ce2">
            <text:p>0.00E+00</text:p>
          </table:table-cell>
          <table:table-cell office:value-type="float" office:value="0" table:formula="of:=-[.$M$1]*[.E350]" table:style-name="ce2">
            <text:p>0.00E+00</text:p>
          </table:table-cell>
          <table:table-cell office:value-type="float" office:value="-0.44700375644267099" table:formula="of:=[.$M$2]*[.D350]+[.$O$2]*(-[.E350])+[.F350]" table:style-name="ce7">
            <text:p>-0.44700</text:p>
          </table:table-cell>
          <table:table-cell office:value-type="float" office:value="0" table:formula="of:=[.N350]" table:style-name="ce7">
            <text:p>0.00000</text:p>
          </table:table-cell>
          <table:table-cell office:value-type="float" office:value="8.855423042487183E-2" table:formula="of:=[.$M$2]*[.E350]+[.$O$2]*[.D350]+[.G350]" table:style-name="ce7">
            <text:p>0.088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49" table:style-name="ce3">
            <text:p>3.49</text:p>
          </table:table-cell>
          <table:table-cell office:value-type="float" office:value="0.72113718000000004" table:style-name="ce2">
            <text:p>7.21E-01</text:p>
          </table:table-cell>
          <table:table-cell office:value-type="float" office:value="1.2586218149547003E-2" table:formula="of:=[.B351]*PI()/180" table:style-name="ce2">
            <text:p>1.26E-02</text:p>
          </table:table-cell>
          <table:table-cell office:value-type="float" office:value="0.9999207946019506" table:formula="of:=COS([.C351])" table:style-name="ce2">
            <text:p>1.00E+00</text:p>
          </table:table-cell>
          <table:table-cell office:value-type="float" office:value="1.2585885848986155E-2" table:formula="of:=SIN([.C351])" table:style-name="ce2">
            <text:p>1.26E-02</text:p>
          </table:table-cell>
          <table:table-cell office:value-type="float" office:value="0" table:formula="of:=-[.$M$1]*[.D351]+[.$M$1]" table:style-name="ce2">
            <text:p>0.00E+00</text:p>
          </table:table-cell>
          <table:table-cell office:value-type="float" office:value="0" table:formula="of:=-[.$M$1]*[.E351]" table:style-name="ce2">
            <text:p>0.00E+00</text:p>
          </table:table-cell>
          <table:table-cell office:value-type="float" office:value="-0.44723515385588586" table:formula="of:=[.$M$2]*[.D351]+[.$O$2]*(-[.E351])+[.F351]" table:style-name="ce7">
            <text:p>-0.44724</text:p>
          </table:table-cell>
          <table:table-cell office:value-type="float" office:value="0" table:formula="of:=[.N351]" table:style-name="ce7">
            <text:p>0.00000</text:p>
          </table:table-cell>
          <table:table-cell office:value-type="float" office:value="8.7378070220748671E-2" table:formula="of:=[.$M$2]*[.E351]+[.$O$2]*[.D351]+[.G351]" table:style-name="ce7">
            <text:p>0.0873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" table:style-name="ce3">
            <text:p>3.50</text:p>
          </table:table-cell>
          <table:table-cell office:value-type="float" office:value="0.87051122999999997" table:style-name="ce2">
            <text:p>8.71E-01</text:p>
          </table:table-cell>
          <table:table-cell office:value-type="float" office:value="1.5193287139085637E-2" table:formula="of:=[.B352]*PI()/180" table:style-name="ce2">
            <text:p>1.52E-02</text:p>
          </table:table-cell>
          <table:table-cell office:value-type="float" office:value="0.99988458423315618" table:formula="of:=COS([.C352])" table:style-name="ce2">
            <text:p>1.00E+00</text:p>
          </table:table-cell>
          <table:table-cell office:value-type="float" office:value="1.5192702619626018E-2" table:formula="of:=SIN([.C352])" table:style-name="ce2">
            <text:p>1.52E-02</text:p>
          </table:table-cell>
          <table:table-cell office:value-type="float" office:value="0" table:formula="of:=-[.$M$1]*[.D352]+[.$M$1]" table:style-name="ce2">
            <text:p>0.00E+00</text:p>
          </table:table-cell>
          <table:table-cell office:value-type="float" office:value="0" table:formula="of:=-[.$M$1]*[.E352]" table:style-name="ce2">
            <text:p>0.00E+00</text:p>
          </table:table-cell>
          <table:table-cell office:value-type="float" office:value="-0.44746143437003616" table:formula="of:=[.$M$2]*[.D352]+[.$O$2]*(-[.E352])+[.F352]" table:style-name="ce7">
            <text:p>-0.44746</text:p>
          </table:table-cell>
          <table:table-cell office:value-type="float" office:value="0" table:formula="of:=[.N352]" table:style-name="ce7">
            <text:p>0.00000</text:p>
          </table:table-cell>
          <table:table-cell office:value-type="float" office:value="8.6211801695068355E-2" table:formula="of:=[.$M$2]*[.E352]+[.$O$2]*[.D352]+[.G352]" table:style-name="ce7">
            <text:p>0.086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1" table:style-name="ce3">
            <text:p>3.51</text:p>
          </table:table-cell>
          <table:table-cell office:value-type="float" office:value="1.0182990999999999" table:style-name="ce2">
            <text:p>1.02E+00</text:p>
          </table:table-cell>
          <table:table-cell office:value-type="float" office:value="1.7772672065094988E-2" table:formula="of:=[.B353]*PI()/180" table:style-name="ce2">
            <text:p>1.78E-02</text:p>
          </table:table-cell>
          <table:table-cell office:value-type="float" office:value="0.9998420702209776" table:formula="of:=COS([.C353])" table:style-name="ce2">
            <text:p>1.00E+00</text:p>
          </table:table-cell>
          <table:table-cell office:value-type="float" office:value="1.7771736443853266E-2" table:formula="of:=SIN([.C353])" table:style-name="ce2">
            <text:p>1.78E-02</text:p>
          </table:table-cell>
          <table:table-cell office:value-type="float" office:value="0" table:formula="of:=-[.$M$1]*[.D353]+[.$M$1]" table:style-name="ce2">
            <text:p>0.00E+00</text:p>
          </table:table-cell>
          <table:table-cell office:value-type="float" office:value="0" table:formula="of:=-[.$M$1]*[.E353]" table:style-name="ce2">
            <text:p>0.00E+00</text:p>
          </table:table-cell>
          <table:table-cell office:value-type="float" office:value="-0.44768231901485644" table:formula="of:=[.$M$2]*[.D353]+[.$O$2]*(-[.E353])+[.F353]" table:style-name="ce7">
            <text:p>-0.44768</text:p>
          </table:table-cell>
          <table:table-cell office:value-type="float" office:value="0" table:formula="of:=[.N353]" table:style-name="ce7">
            <text:p>0.00000</text:p>
          </table:table-cell>
          <table:table-cell office:value-type="float" office:value="8.5057340902947962E-2" table:formula="of:=[.$M$2]*[.E353]+[.$O$2]*[.D353]+[.G353]" table:style-name="ce7">
            <text:p>0.0850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2" table:style-name="ce3">
            <text:p>3.52</text:p>
          </table:table-cell>
          <table:table-cell office:value-type="float" office:value="1.1642588" table:style-name="ce2">
            <text:p>1.16E+00</text:p>
          </table:table-cell>
          <table:table-cell office:value-type="float" office:value="2.0320149405318157E-2" table:formula="of:=[.B354]*PI()/180" table:style-name="ce2">
            <text:p>2.03E-02</text:p>
          </table:table-cell>
          <table:table-cell office:value-type="float" office:value="0.99979355286786697" table:formula="of:=COS([.C354])" table:style-name="ce2">
            <text:p>1.00E+00</text:p>
          </table:table-cell>
          <table:table-cell office:value-type="float" office:value="2.0318751040548502E-2" table:formula="of:=SIN([.C354])" table:style-name="ce2">
            <text:p>2.03E-02</text:p>
          </table:table-cell>
          <table:table-cell office:value-type="float" office:value="0" table:formula="of:=-[.$M$1]*[.D354]+[.$M$1]" table:style-name="ce2">
            <text:p>0.00E+00</text:p>
          </table:table-cell>
          <table:table-cell office:value-type="float" office:value="0" table:formula="of:=-[.$M$1]*[.E354]" table:style-name="ce2">
            <text:p>0.00E+00</text:p>
          </table:table-cell>
          <table:table-cell office:value-type="float" office:value="-0.44789754778112645" table:formula="of:=[.$M$2]*[.D354]+[.$O$2]*(-[.E354])+[.F354]" table:style-name="ce7">
            <text:p>-0.44790</text:p>
          </table:table-cell>
          <table:table-cell office:value-type="float" office:value="0" table:formula="of:=[.N354]" table:style-name="ce7">
            <text:p>0.00000</text:p>
          </table:table-cell>
          <table:table-cell office:value-type="float" office:value="8.3916605577522937E-2" table:formula="of:=[.$M$2]*[.E354]+[.$O$2]*[.D354]+[.G354]" table:style-name="ce7">
            <text:p>0.083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3" table:style-name="ce3">
            <text:p>3.53</text:p>
          </table:table-cell>
          <table:table-cell office:value-type="float" office:value="1.3081480000000001" table:style-name="ce2">
            <text:p>1.31E+00</text:p>
          </table:table-cell>
          <table:table-cell office:value-type="float" office:value="2.2831489703378782E-2" table:formula="of:=[.B355]*PI()/180" table:style-name="ce2">
            <text:p>2.28E-02</text:p>
          </table:table-cell>
          <table:table-cell office:value-type="float" office:value="0.99973937286083348" table:formula="of:=COS([.C355])" table:style-name="ce2">
            <text:p>1.00E+00</text:p>
          </table:table-cell>
          <table:table-cell office:value-type="float" office:value="2.2829506166964914E-2" table:formula="of:=SIN([.C355])" table:style-name="ce2">
            <text:p>2.28E-02</text:p>
          </table:table-cell>
          <table:table-cell office:value-type="float" office:value="0" table:formula="of:=-[.$M$1]*[.D355]+[.$M$1]" table:style-name="ce2">
            <text:p>0.00E+00</text:p>
          </table:table-cell>
          <table:table-cell office:value-type="float" office:value="0" table:formula="of:=-[.$M$1]*[.E355]" table:style-name="ce2">
            <text:p>0.00E+00</text:p>
          </table:table-cell>
          <table:table-cell office:value-type="float" office:value="-0.44810687830674556" table:formula="of:=[.$M$2]*[.D355]+[.$O$2]*(-[.E355])+[.F355]" table:style-name="ce7">
            <text:p>-0.44811</text:p>
          </table:table-cell>
          <table:table-cell office:value-type="float" office:value="0" table:formula="of:=[.N355]" table:style-name="ce7">
            <text:p>0.00000</text:p>
          </table:table-cell>
          <table:table-cell office:value-type="float" office:value="8.2791518974974457E-2" table:formula="of:=[.$M$2]*[.E355]+[.$O$2]*[.D355]+[.G355]" table:style-name="ce7">
            <text:p>0.082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4" table:style-name="ce3">
            <text:p>3.54</text:p>
          </table:table-cell>
          <table:table-cell office:value-type="float" office:value="1.4497248" table:style-name="ce2">
            <text:p>1.45E+00</text:p>
          </table:table-cell>
          <table:table-cell office:value-type="float" office:value="2.5302471007816289E-2" table:formula="of:=[.B356]*PI()/180" table:style-name="ce2">
            <text:p>2.53E-02</text:p>
          </table:table-cell>
          <table:table-cell office:value-type="float" office:value="0.99967990955822217" table:formula="of:=COS([.C356])" table:style-name="ce2">
            <text:p>1.00E+00</text:p>
          </table:table-cell>
          <table:table-cell office:value-type="float" office:value="2.5299771257161183E-2" table:formula="of:=SIN([.C356])" table:style-name="ce2">
            <text:p>2.53E-02</text:p>
          </table:table-cell>
          <table:table-cell office:value-type="float" office:value="0" table:formula="of:=-[.$M$1]*[.D356]+[.$M$1]" table:style-name="ce2">
            <text:p>0.00E+00</text:p>
          </table:table-cell>
          <table:table-cell office:value-type="float" office:value="0" table:formula="of:=-[.$M$1]*[.E356]" table:style-name="ce2">
            <text:p>0.00E+00</text:p>
          </table:table-cell>
          <table:table-cell office:value-type="float" office:value="-0.44831008638083886" table:formula="of:=[.$M$2]*[.D356]+[.$O$2]*(-[.E356])+[.F356]" table:style-name="ce7">
            <text:p>-0.44831</text:p>
          </table:table-cell>
          <table:table-cell office:value-type="float" office:value="0" table:formula="of:=[.N356]" table:style-name="ce7">
            <text:p>0.00000</text:p>
          </table:table-cell>
          <table:table-cell office:value-type="float" office:value="8.168400363109507E-2" table:formula="of:=[.$M$2]*[.E356]+[.$O$2]*[.D356]+[.G356]" table:style-name="ce7">
            <text:p>0.081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5" table:style-name="ce3">
            <text:p>3.55</text:p>
          </table:table-cell>
          <table:table-cell office:value-type="float" office:value="1.5887469000000001" table:style-name="ce2">
            <text:p>1.59E+00</text:p>
          </table:table-cell>
          <table:table-cell office:value-type="float" office:value="2.7728864385853102E-2" table:formula="of:=[.B357]*PI()/180" table:style-name="ce2">
            <text:p>2.77E-02</text:p>
          </table:table-cell>
          <table:table-cell office:value-type="float" office:value="0.99961557967229209" table:formula="of:=COS([.C357])" table:style-name="ce2">
            <text:p>1.00E+00</text:p>
          </table:table-cell>
          <table:table-cell office:value-type="float" office:value="2.7725311115072405E-2" table:formula="of:=SIN([.C357])" table:style-name="ce2">
            <text:p>2.77E-02</text:p>
          </table:table-cell>
          <table:table-cell office:value-type="float" office:value="0" table:formula="of:=-[.$M$1]*[.D357]+[.$M$1]" table:style-name="ce2">
            <text:p>0.00E+00</text:p>
          </table:table-cell>
          <table:table-cell office:value-type="float" office:value="0" table:formula="of:=-[.$M$1]*[.E357]" table:style-name="ce2">
            <text:p>0.00E+00</text:p>
          </table:table-cell>
          <table:table-cell office:value-type="float" office:value="-0.44850696402551121" table:formula="of:=[.$M$2]*[.D357]+[.$O$2]*(-[.E357])+[.F357]" table:style-name="ce7">
            <text:p>-0.44851</text:p>
          </table:table-cell>
          <table:table-cell office:value-type="float" office:value="0" table:formula="of:=[.N357]" table:style-name="ce7">
            <text:p>0.00000</text:p>
          </table:table-cell>
          <table:table-cell office:value-type="float" office:value="8.0595987621089368E-2" table:formula="of:=[.$M$2]*[.E357]+[.$O$2]*[.D357]+[.G357]" table:style-name="ce7">
            <text:p>0.080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6" table:style-name="ce3">
            <text:p>3.56</text:p>
          </table:table-cell>
          <table:table-cell office:value-type="float" office:value="1.7249991" table:style-name="ce2">
            <text:p>1.72E+00</text:p>
          </table:table-cell>
          <table:table-cell office:value-type="float" office:value="3.0106913888938915E-2" table:formula="of:=[.B358]*PI()/180" table:style-name="ce2">
            <text:p>3.01E-02</text:p>
          </table:table-cell>
          <table:table-cell office:value-type="float" office:value="0.99954682110069815" table:formula="of:=COS([.C358])" table:style-name="ce2">
            <text:p>1.00E+00</text:p>
          </table:table-cell>
          <table:table-cell office:value-type="float" office:value="3.0102365812156223E-2" table:formula="of:=SIN([.C358])" table:style-name="ce2">
            <text:p>3.01E-02</text:p>
          </table:table-cell>
          <table:table-cell office:value-type="float" office:value="0" table:formula="of:=-[.$M$1]*[.D358]+[.$M$1]" table:style-name="ce2">
            <text:p>0.00E+00</text:p>
          </table:table-cell>
          <table:table-cell office:value-type="float" office:value="0" table:formula="of:=-[.$M$1]*[.E358]" table:style-name="ce2">
            <text:p>0.00E+00</text:p>
          </table:table-cell>
          <table:table-cell office:value-type="float" office:value="-0.44869735691355195" table:formula="of:=[.$M$2]*[.D358]+[.$O$2]*(-[.E358])+[.F358]" table:style-name="ce7">
            <text:p>-0.44870</text:p>
          </table:table-cell>
          <table:table-cell office:value-type="float" office:value="0" table:formula="of:=[.N358]" table:style-name="ce7">
            <text:p>0.00000</text:p>
          </table:table-cell>
          <table:table-cell office:value-type="float" office:value="7.9529188973562037E-2" table:formula="of:=[.$M$2]*[.E358]+[.$O$2]*[.D358]+[.G358]" table:style-name="ce7">
            <text:p>0.079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7" table:style-name="ce3">
            <text:p>3.57</text:p>
          </table:table-cell>
          <table:table-cell office:value-type="float" office:value="1.8583400999999999" table:style-name="ce2">
            <text:p>1.86E+00</text:p>
          </table:table-cell>
          <table:table-cell office:value-type="float" office:value="3.2434153366840676E-2" table:formula="of:=[.B359]*PI()/180" table:style-name="ce2">
            <text:p>3.24E-02</text:p>
          </table:table-cell>
          <table:table-cell office:value-type="float" office:value="0.99947405895648533" table:formula="of:=COS([.C359])" table:style-name="ce2">
            <text:p>9.99E-01</text:p>
          </table:table-cell>
          <table:table-cell office:value-type="float" office:value="3.2428467016621276E-2" table:formula="of:=SIN([.C359])" table:style-name="ce2">
            <text:p>3.24E-02</text:p>
          </table:table-cell>
          <table:table-cell office:value-type="float" office:value="0" table:formula="of:=-[.$M$1]*[.D359]+[.$M$1]" table:style-name="ce2">
            <text:p>0.00E+00</text:p>
          </table:table-cell>
          <table:table-cell office:value-type="float" office:value="0" table:formula="of:=-[.$M$1]*[.E359]" table:style-name="ce2">
            <text:p>0.00E+00</text:p>
          </table:table-cell>
          <table:table-cell office:value-type="float" office:value="-0.44888122513303391" table:formula="of:=[.$M$2]*[.D359]+[.$O$2]*(-[.E359])+[.F359]" table:style-name="ce7">
            <text:p>-0.44888</text:p>
          </table:table-cell>
          <table:table-cell office:value-type="float" office:value="0" table:formula="of:=[.N359]" table:style-name="ce7">
            <text:p>0.00000</text:p>
          </table:table-cell>
          <table:table-cell office:value-type="float" office:value="7.8484748346838384E-2" table:formula="of:=[.$M$2]*[.E359]+[.$O$2]*[.D359]+[.G359]" table:style-name="ce7">
            <text:p>0.0784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8" table:style-name="ce3">
            <text:p>3.58</text:p>
          </table:table-cell>
          <table:table-cell office:value-type="float" office:value="1.9886410000000001" table:style-name="ce2">
            <text:p>1.99E+00</text:p>
          </table:table-cell>
          <table:table-cell office:value-type="float" office:value="3.470833309015256E-2" table:formula="of:=[.B360]*PI()/180" table:style-name="ce2">
            <text:p>3.47E-02</text:p>
          </table:table-cell>
          <table:table-cell office:value-type="float" office:value="0.99939772627237011" table:formula="of:=COS([.C360])" table:style-name="ce2">
            <text:p>9.99E-01</text:p>
          </table:table-cell>
          <table:table-cell office:value-type="float" office:value="3.4701364837953975E-2" table:formula="of:=SIN([.C360])" table:style-name="ce2">
            <text:p>3.47E-02</text:p>
          </table:table-cell>
          <table:table-cell office:value-type="float" office:value="0" table:formula="of:=-[.$M$1]*[.D360]+[.$M$1]" table:style-name="ce2">
            <text:p>0.00E+00</text:p>
          </table:table-cell>
          <table:table-cell office:value-type="float" office:value="0" table:formula="of:=-[.$M$1]*[.E360]" table:style-name="ce2">
            <text:p>0.00E+00</text:p>
          </table:table-cell>
          <table:table-cell office:value-type="float" office:value="-0.44905855262003402" table:formula="of:=[.$M$2]*[.D360]+[.$O$2]*(-[.E360])+[.F360]" table:style-name="ce7">
            <text:p>-0.44906</text:p>
          </table:table-cell>
          <table:table-cell office:value-type="float" office:value="0" table:formula="of:=[.N360]" table:style-name="ce7">
            <text:p>0.00000</text:p>
          </table:table-cell>
          <table:table-cell office:value-type="float" office:value="7.7463709689119142E-2" table:formula="of:=[.$M$2]*[.E360]+[.$O$2]*[.D360]+[.G360]" table:style-name="ce7">
            <text:p>0.0774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59" table:style-name="ce3">
            <text:p>3.59</text:p>
          </table:table-cell>
          <table:table-cell office:value-type="float" office:value="2.1157732" table:style-name="ce2">
            <text:p>2.12E+00</text:p>
          </table:table-cell>
          <table:table-cell office:value-type="float" office:value="3.692720856545649E-2" table:formula="of:=[.B361]*PI()/180" table:style-name="ce2">
            <text:p>3.69E-02</text:p>
          </table:table-cell>
          <table:table-cell office:value-type="float" office:value="0.99931826810759539" table:formula="of:=COS([.C361])" table:style-name="ce2">
            <text:p>9.99E-01</text:p>
          </table:table-cell>
          <table:table-cell office:value-type="float" office:value="3.6918816698752847E-2" table:formula="of:=SIN([.C361])" table:style-name="ce2">
            <text:p>3.69E-02</text:p>
          </table:table-cell>
          <table:table-cell office:value-type="float" office:value="0" table:formula="of:=-[.$M$1]*[.D361]+[.$M$1]" table:style-name="ce2">
            <text:p>0.00E+00</text:p>
          </table:table-cell>
          <table:table-cell office:value-type="float" office:value="0" table:formula="of:=-[.$M$1]*[.E361]" table:style-name="ce2">
            <text:p>0.00E+00</text:p>
          </table:table-cell>
          <table:table-cell office:value-type="float" office:value="-0.4492293293557823" table:formula="of:=[.$M$2]*[.D361]+[.$O$2]*(-[.E361])+[.F361]" table:style-name="ce7">
            <text:p>-0.44923</text:p>
          </table:table-cell>
          <table:table-cell office:value-type="float" office:value="0" table:formula="of:=[.N361]" table:style-name="ce7">
            <text:p>0.00000</text:p>
          </table:table-cell>
          <table:table-cell office:value-type="float" office:value="7.6467114804692718E-2" table:formula="of:=[.$M$2]*[.E361]+[.$O$2]*[.D361]+[.G361]" table:style-name="ce7">
            <text:p>0.076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" table:style-name="ce3">
            <text:p>3.60</text:p>
          </table:table-cell>
          <table:table-cell office:value-type="float" office:value="2.2396080999999999" table:style-name="ce2">
            <text:p>2.24E+00</text:p>
          </table:table-cell>
          <table:table-cell office:value-type="float" office:value="3.9088535299334412E-2" table:formula="of:=[.B362]*PI()/180" table:style-name="ce2">
            <text:p>3.91E-02</text:p>
          </table:table-cell>
          <table:table-cell office:value-type="float" office:value="0.99923614047078668" table:formula="of:=COS([.C362])" table:style-name="ce2">
            <text:p>9.99E-01</text:p>
          </table:table-cell>
          <table:table-cell office:value-type="float" office:value="3.9078582075686583E-2" table:formula="of:=SIN([.C362])" table:style-name="ce2">
            <text:p>3.91E-02</text:p>
          </table:table-cell>
          <table:table-cell office:value-type="float" office:value="0" table:formula="of:=-[.$M$1]*[.D362]+[.$M$1]" table:style-name="ce2">
            <text:p>0.00E+00</text:p>
          </table:table-cell>
          <table:table-cell office:value-type="float" office:value="0" table:formula="of:=-[.$M$1]*[.E362]" table:style-name="ce2">
            <text:p>0.00E+00</text:p>
          </table:table-cell>
          <table:table-cell office:value-type="float" office:value="-0.44939355039705675" table:formula="of:=[.$M$2]*[.D362]+[.$O$2]*(-[.E362])+[.F362]" table:style-name="ce7">
            <text:p>-0.44939</text:p>
          </table:table-cell>
          <table:table-cell office:value-type="float" office:value="0" table:formula="of:=[.N362]" table:style-name="ce7">
            <text:p>0.00000</text:p>
          </table:table-cell>
          <table:table-cell office:value-type="float" office:value="7.549600559981938E-2" table:formula="of:=[.$M$2]*[.E362]+[.$O$2]*[.D362]+[.G362]" table:style-name="ce7">
            <text:p>0.075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1" table:style-name="ce3">
            <text:p>3.61</text:p>
          </table:table-cell>
          <table:table-cell office:value-type="float" office:value="2.3600167999999999" table:style-name="ce2">
            <text:p>2.36E+00</text:p>
          </table:table-cell>
          <table:table-cell office:value-type="float" office:value="4.1190063562380509E-2" table:formula="of:=[.B363]*PI()/180" table:style-name="ce2">
            <text:p>4.12E-02</text:p>
          </table:table-cell>
          <table:table-cell office:value-type="float" office:value="0.99915180926357905" table:formula="of:=COS([.C363])" table:style-name="ce2">
            <text:p>9.99E-01</text:p>
          </table:table-cell>
          <table:table-cell office:value-type="float" office:value="4.1178417226948406E-2" table:formula="of:=SIN([.C363])" table:style-name="ce2">
            <text:p>4.12E-02</text:p>
          </table:table-cell>
          <table:table-cell office:value-type="float" office:value="0" table:formula="of:=-[.$M$1]*[.D363]+[.$M$1]" table:style-name="ce2">
            <text:p>0.00E+00</text:p>
          </table:table-cell>
          <table:table-cell office:value-type="float" office:value="0" table:formula="of:=-[.$M$1]*[.E363]" table:style-name="ce2">
            <text:p>0.00E+00</text:p>
          </table:table-cell>
          <table:table-cell office:value-type="float" office:value="-0.44955121491458883" table:formula="of:=[.$M$2]*[.D363]+[.$O$2]*(-[.E363])+[.F363]" table:style-name="ce7">
            <text:p>-0.44955</text:p>
          </table:table-cell>
          <table:table-cell office:value-type="float" office:value="0" table:formula="of:=[.N363]" table:style-name="ce7">
            <text:p>0.00000</text:p>
          </table:table-cell>
          <table:table-cell office:value-type="float" office:value="7.4551426336571164E-2" table:formula="of:=[.$M$2]*[.E363]+[.$O$2]*[.D363]+[.G363]" table:style-name="ce7">
            <text:p>0.074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2" table:style-name="ce3">
            <text:p>3.62</text:p>
          </table:table-cell>
          <table:table-cell office:value-type="float" office:value="2.4768707000000001" table:style-name="ce2">
            <text:p>2.48E+00</text:p>
          </table:table-cell>
          <table:table-cell office:value-type="float" office:value="4.322954886117672E-2" table:formula="of:=[.B364]*PI()/180" table:style-name="ce2">
            <text:p>4.32E-02</text:p>
          </table:table-cell>
          <table:table-cell office:value-type="float" office:value="0.99906574855984109" table:formula="of:=COS([.C364])" table:style-name="ce2">
            <text:p>9.99E-01</text:p>
          </table:table-cell>
          <table:table-cell office:value-type="float" office:value="4.3216085599743971E-2" table:formula="of:=SIN([.C364])" table:style-name="ce2">
            <text:p>4.32E-02</text:p>
          </table:table-cell>
          <table:table-cell office:value-type="float" office:value="0" table:formula="of:=-[.$M$1]*[.D364]+[.$M$1]" table:style-name="ce2">
            <text:p>0.00E+00</text:p>
          </table:table-cell>
          <table:table-cell office:value-type="float" office:value="0" table:formula="of:=-[.$M$1]*[.E364]" table:style-name="ce2">
            <text:p>0.00E+00</text:p>
          </table:table-cell>
          <table:table-cell office:value-type="float" office:value="-0.44970232639332131" table:formula="of:=[.$M$2]*[.D364]+[.$O$2]*(-[.E364])+[.F364]" table:style-name="ce7">
            <text:p>-0.44970</text:p>
          </table:table-cell>
          <table:table-cell office:value-type="float" office:value="0" table:formula="of:=[.N364]" table:style-name="ce7">
            <text:p>0.00000</text:p>
          </table:table-cell>
          <table:table-cell office:value-type="float" office:value="7.3634418830019435E-2" table:formula="of:=[.$M$2]*[.E364]+[.$O$2]*[.D364]+[.G364]" table:style-name="ce7">
            <text:p>0.0736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3" table:style-name="ce3">
            <text:p>3.63</text:p>
          </table:table-cell>
          <table:table-cell office:value-type="float" office:value="2.5900411999999999" table:style-name="ce2">
            <text:p>2.59E+00</text:p>
          </table:table-cell>
          <table:table-cell office:value-type="float" office:value="4.5204746702304961E-2" table:formula="of:=[.B365]*PI()/180" table:style-name="ce2">
            <text:p>4.52E-02</text:p>
          </table:table-cell>
          <table:table-cell office:value-type="float" office:value="0.9989784394161918" table:formula="of:=COS([.C365])" table:style-name="ce2">
            <text:p>9.99E-01</text:p>
          </table:table-cell>
          <table:table-cell office:value-type="float" office:value="4.5189352524571597E-2" table:formula="of:=SIN([.C365])" table:style-name="ce2">
            <text:p>4.52E-02</text:p>
          </table:table-cell>
          <table:table-cell office:value-type="float" office:value="0" table:formula="of:=-[.$M$1]*[.D365]+[.$M$1]" table:style-name="ce2">
            <text:p>0.00E+00</text:p>
          </table:table-cell>
          <table:table-cell office:value-type="float" office:value="0" table:formula="of:=-[.$M$1]*[.E365]" table:style-name="ce2">
            <text:p>0.00E+00</text:p>
          </table:table-cell>
          <table:table-cell office:value-type="float" office:value="-0.44984689160834829" table:formula="of:=[.$M$2]*[.D365]+[.$O$2]*(-[.E365])+[.F365]" table:style-name="ce7">
            <text:p>-0.44985</text:p>
          </table:table-cell>
          <table:table-cell office:value-type="float" office:value="0" table:formula="of:=[.N365]" table:style-name="ce7">
            <text:p>0.00000</text:p>
          </table:table-cell>
          <table:table-cell office:value-type="float" office:value="7.2746024704494441E-2" table:formula="of:=[.$M$2]*[.E365]+[.$O$2]*[.D365]+[.G365]" table:style-name="ce7">
            <text:p>0.072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4" table:style-name="ce3">
            <text:p>3.64</text:p>
          </table:table-cell>
          <table:table-cell office:value-type="float" office:value="2.6993993999999999" table:style-name="ce2">
            <text:p>2.70E+00</text:p>
          </table:table-cell>
          <table:table-cell office:value-type="float" office:value="4.7113407356359417E-2" table:formula="of:=[.B366]*PI()/180" table:style-name="ce2">
            <text:p>4.71E-02</text:p>
          </table:table-cell>
          <table:table-cell office:value-type="float" office:value="0.99889036869798598" table:formula="of:=COS([.C366])" table:style-name="ce2">
            <text:p>9.99E-01</text:p>
          </table:table-cell>
          <table:table-cell office:value-type="float" office:value="4.7095979896394718E-2" table:formula="of:=SIN([.C366])" table:style-name="ce2">
            <text:p>4.71E-02</text:p>
          </table:table-cell>
          <table:table-cell office:value-type="float" office:value="0" table:formula="of:=-[.$M$1]*[.D366]+[.$M$1]" table:style-name="ce2">
            <text:p>0.00E+00</text:p>
          </table:table-cell>
          <table:table-cell office:value-type="float" office:value="0" table:formula="of:=-[.$M$1]*[.E366]" table:style-name="ce2">
            <text:p>0.00E+00</text:p>
          </table:table-cell>
          <table:table-cell office:value-type="float" office:value="-0.44998491960653625" table:formula="of:=[.$M$2]*[.D366]+[.$O$2]*(-[.E366])+[.F366]" table:style-name="ce7">
            <text:p>-0.44998</text:p>
          </table:table-cell>
          <table:table-cell office:value-type="float" office:value="0" table:formula="of:=[.N366]" table:style-name="ce7">
            <text:p>0.00000</text:p>
          </table:table-cell>
          <table:table-cell office:value-type="float" office:value="7.188728765713101E-2" table:formula="of:=[.$M$2]*[.E366]+[.$O$2]*[.D366]+[.G366]" table:style-name="ce7">
            <text:p>0.0718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5" table:style-name="ce3">
            <text:p>3.65</text:p>
          </table:table-cell>
          <table:table-cell office:value-type="float" office:value="2.8048166999999999" table:style-name="ce2">
            <text:p>2.80E+00</text:p>
          </table:table-cell>
          <table:table-cell office:value-type="float" office:value="4.895328632992204E-2" table:formula="of:=[.B367]*PI()/180" table:style-name="ce2">
            <text:p>4.90E-02</text:p>
          </table:table-cell>
          <table:table-cell office:value-type="float" office:value="0.99880202714501809" table:formula="of:=COS([.C367])" table:style-name="ce2">
            <text:p>9.99E-01</text:p>
          </table:table-cell>
          <table:table-cell office:value-type="float" office:value="4.8933736532197687E-2" table:formula="of:=SIN([.C367])" table:style-name="ce2">
            <text:p>4.89E-02</text:p>
          </table:table-cell>
          <table:table-cell office:value-type="float" office:value="0" table:formula="of:=-[.$M$1]*[.D367]+[.$M$1]" table:style-name="ce2">
            <text:p>0.00E+00</text:p>
          </table:table-cell>
          <table:table-cell office:value-type="float" office:value="0" table:formula="of:=-[.$M$1]*[.E367]" table:style-name="ce2">
            <text:p>0.00E+00</text:p>
          </table:table-cell>
          <table:table-cell office:value-type="float" office:value="-0.45011642180688699" table:formula="of:=[.$M$2]*[.D367]+[.$O$2]*(-[.E367])+[.F367]" table:style-name="ce7">
            <text:p>-0.45012</text:p>
          </table:table-cell>
          <table:table-cell office:value-type="float" office:value="0" table:formula="of:=[.N367]" table:style-name="ce7">
            <text:p>0.00000</text:p>
          </table:table-cell>
          <table:table-cell office:value-type="float" office:value="7.105924865747329E-2" table:formula="of:=[.$M$2]*[.E367]+[.$O$2]*[.D367]+[.G367]" table:style-name="ce7">
            <text:p>0.0710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6" table:style-name="ce3">
            <text:p>3.66</text:p>
          </table:table-cell>
          <table:table-cell office:value-type="float" office:value="2.9061642999999999" table:style-name="ce2">
            <text:p>2.91E+00</text:p>
          </table:table-cell>
          <table:table-cell office:value-type="float" office:value="5.0722135638916241E-2" table:formula="of:=[.B368]*PI()/180" table:style-name="ce2">
            <text:p>5.07E-02</text:p>
          </table:table-cell>
          <table:table-cell office:value-type="float" office:value="0.99871390824469719" table:formula="of:=COS([.C368])" table:style-name="ce2">
            <text:p>9.99E-01</text:p>
          </table:table-cell>
          <table:table-cell office:value-type="float" office:value="5.0700389333836596E-2" table:formula="of:=SIN([.C368])" table:style-name="ce2">
            <text:p>5.07E-02</text:p>
          </table:table-cell>
          <table:table-cell office:value-type="float" office:value="0" table:formula="of:=-[.$M$1]*[.D368]+[.$M$1]" table:style-name="ce2">
            <text:p>0.00E+00</text:p>
          </table:table-cell>
          <table:table-cell office:value-type="float" office:value="0" table:formula="of:=-[.$M$1]*[.E368]" table:style-name="ce2">
            <text:p>0.00E+00</text:p>
          </table:table-cell>
          <table:table-cell office:value-type="float" office:value="-0.4502414106760062" table:formula="of:=[.$M$2]*[.D368]+[.$O$2]*(-[.E368])+[.F368]" table:style-name="ce7">
            <text:p>-0.45024</text:p>
          </table:table-cell>
          <table:table-cell office:value-type="float" office:value="0" table:formula="of:=[.N368]" table:style-name="ce7">
            <text:p>0.00000</text:p>
          </table:table-cell>
          <table:table-cell office:value-type="float" office:value="7.0262949784932333E-2" table:formula="of:=[.$M$2]*[.E368]+[.$O$2]*[.D368]+[.G368]" table:style-name="ce7">
            <text:p>0.070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7" table:style-name="ce3">
            <text:p>3.67</text:p>
          </table:table-cell>
          <table:table-cell office:value-type="float" office:value="3.0033137000000001" table:style-name="ce2">
            <text:p>3.00E+00</text:p>
          </table:table-cell>
          <table:table-cell office:value-type="float" office:value="5.2417712535253222E-2" table:formula="of:=[.B369]*PI()/180" table:style-name="ce2">
            <text:p>5.24E-02</text:p>
          </table:table-cell>
          <table:table-cell office:value-type="float" office:value="0.99862650623568228" table:formula="of:=COS([.C369])" table:style-name="ce2">
            <text:p>9.99E-01</text:p>
          </table:table-cell>
          <table:table-cell office:value-type="float" office:value="5.2393711869982318E-2" table:formula="of:=SIN([.C369])" table:style-name="ce2">
            <text:p>5.24E-02</text:p>
          </table:table-cell>
          <table:table-cell office:value-type="float" office:value="0" table:formula="of:=-[.$M$1]*[.D369]+[.$M$1]" table:style-name="ce2">
            <text:p>0.00E+00</text:p>
          </table:table-cell>
          <table:table-cell office:value-type="float" office:value="0" table:formula="of:=-[.$M$1]*[.E369]" table:style-name="ce2">
            <text:p>0.00E+00</text:p>
          </table:table-cell>
          <table:table-cell office:value-type="float" office:value="-0.45035989963564621" table:formula="of:=[.$M$2]*[.D369]+[.$O$2]*(-[.E369])+[.F369]" table:style-name="ce7">
            <text:p>-0.45036</text:p>
          </table:table-cell>
          <table:table-cell office:value-type="float" office:value="0" table:formula="of:=[.N369]" table:style-name="ce7">
            <text:p>0.00000</text:p>
          </table:table-cell>
          <table:table-cell office:value-type="float" office:value="6.949943021471934E-2" table:formula="of:=[.$M$2]*[.E369]+[.$O$2]*[.D369]+[.G369]" table:style-name="ce7">
            <text:p>0.069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8" table:style-name="ce3">
            <text:p>3.68</text:p>
          </table:table-cell>
          <table:table-cell office:value-type="float" office:value="3.096136" table:style-name="ce2">
            <text:p>3.10E+00</text:p>
          </table:table-cell>
          <table:table-cell office:value-type="float" office:value="5.403776728952716E-2" table:formula="of:=[.B370]*PI()/180" table:style-name="ce2">
            <text:p>5.40E-02</text:p>
          </table:table-cell>
          <table:table-cell office:value-type="float" office:value="0.99854031510480612" table:formula="of:=COS([.C370])" table:style-name="ce2">
            <text:p>9.99E-01</text:p>
          </table:table-cell>
          <table:table-cell office:value-type="float" office:value="5.4011472025805814E-2" table:formula="of:=SIN([.C370])" table:style-name="ce2">
            <text:p>5.40E-02</text:p>
          </table:table-cell>
          <table:table-cell office:value-type="float" office:value="0" table:formula="of:=-[.$M$1]*[.D370]+[.$M$1]" table:style-name="ce2">
            <text:p>0.00E+00</text:p>
          </table:table-cell>
          <table:table-cell office:value-type="float" office:value="0" table:formula="of:=-[.$M$1]*[.E370]" table:style-name="ce2">
            <text:p>0.00E+00</text:p>
          </table:table-cell>
          <table:table-cell office:value-type="float" office:value="-0.45047190146665395" table:formula="of:=[.$M$2]*[.D370]+[.$O$2]*(-[.E370])+[.F370]" table:style-name="ce7">
            <text:p>-0.45047</text:p>
          </table:table-cell>
          <table:table-cell office:value-type="float" office:value="0" table:formula="of:=[.N370]" table:style-name="ce7">
            <text:p>0.00000</text:p>
          </table:table-cell>
          <table:table-cell office:value-type="float" office:value="6.8769731634034992E-2" table:formula="of:=[.$M$2]*[.E370]+[.$O$2]*[.D370]+[.G370]" table:style-name="ce7">
            <text:p>0.068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69" table:style-name="ce3">
            <text:p>3.69</text:p>
          </table:table-cell>
          <table:table-cell office:value-type="float" office:value="3.1845026999999999" table:style-name="ce2">
            <text:p>3.18E+00</text:p>
          </table:table-cell>
          <table:table-cell office:value-type="float" office:value="5.5580057153649221E-2" table:formula="of:=[.B371]*PI()/180" table:style-name="ce2">
            <text:p>5.56E-02</text:p>
          </table:table-cell>
          <table:table-cell office:value-type="float" office:value="0.99845582619924722" table:formula="of:=COS([.C371])" table:style-name="ce2">
            <text:p>9.98E-01</text:p>
          </table:table-cell>
          <table:table-cell office:value-type="float" office:value="5.5551445784773792E-2" table:formula="of:=SIN([.C371])" table:style-name="ce2">
            <text:p>5.56E-02</text:p>
          </table:table-cell>
          <table:table-cell office:value-type="float" office:value="0" table:formula="of:=-[.$M$1]*[.D371]+[.$M$1]" table:style-name="ce2">
            <text:p>0.00E+00</text:p>
          </table:table-cell>
          <table:table-cell office:value-type="float" office:value="0" table:formula="of:=-[.$M$1]*[.E371]" table:style-name="ce2">
            <text:p>0.00E+00</text:p>
          </table:table-cell>
          <table:table-cell office:value-type="float" office:value="-0.45057742852546812" table:formula="of:=[.$M$2]*[.D371]+[.$O$2]*(-[.E371])+[.F371]" table:style-name="ce7">
            <text:p>-0.45058</text:p>
          </table:table-cell>
          <table:table-cell office:value-type="float" office:value="0" table:formula="of:=[.N371]" table:style-name="ce7">
            <text:p>0.00000</text:p>
          </table:table-cell>
          <table:table-cell office:value-type="float" office:value="6.8074891871942406E-2" table:formula="of:=[.$M$2]*[.E371]+[.$O$2]*[.D371]+[.G371]" table:style-name="ce7">
            <text:p>0.068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" table:style-name="ce3">
            <text:p>3.70</text:p>
          </table:table-cell>
          <table:table-cell office:value-type="float" office:value="3.2682848999999998" table:style-name="ce2">
            <text:p>3.27E+00</text:p>
          </table:table-cell>
          <table:table-cell office:value-type="float" office:value="5.7042332398213616E-2" table:formula="of:=[.B372]*PI()/180" table:style-name="ce2">
            <text:p>5.70E-02</text:p>
          </table:table-cell>
          <table:table-cell office:value-type="float" office:value="0.99837352725088391" table:formula="of:=COS([.C372])" table:style-name="ce2">
            <text:p>9.98E-01</text:p>
          </table:table-cell>
          <table:table-cell office:value-type="float" office:value="5.7011403110504635E-2" table:formula="of:=SIN([.C372])" table:style-name="ce2">
            <text:p>5.70E-02</text:p>
          </table:table-cell>
          <table:table-cell office:value-type="float" office:value="0" table:formula="of:=-[.$M$1]*[.D372]+[.$M$1]" table:style-name="ce2">
            <text:p>0.00E+00</text:p>
          </table:table-cell>
          <table:table-cell office:value-type="float" office:value="0" table:formula="of:=-[.$M$1]*[.E372]" table:style-name="ce2">
            <text:p>0.00E+00</text:p>
          </table:table-cell>
          <table:table-cell office:value-type="float" office:value="-0.45067649099589624" table:formula="of:=[.$M$2]*[.D372]+[.$O$2]*(-[.E372])+[.F372]" table:style-name="ce7">
            <text:p>-0.45068</text:p>
          </table:table-cell>
          <table:table-cell office:value-type="float" office:value="0" table:formula="of:=[.N372]" table:style-name="ce7">
            <text:p>0.00000</text:p>
          </table:table-cell>
          <table:table-cell office:value-type="float" office:value="6.7415951106736094E-2" table:formula="of:=[.$M$2]*[.E372]+[.$O$2]*[.D372]+[.G372]" table:style-name="ce7">
            <text:p>0.067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1" table:style-name="ce3">
            <text:p>3.71</text:p>
          </table:table-cell>
          <table:table-cell office:value-type="float" office:value="3.3473538999999999" table:style-name="ce2">
            <text:p>3.35E+00</text:p>
          </table:table-cell>
          <table:table-cell office:value-type="float" office:value="5.8422346784473014E-2" table:formula="of:=[.B373]*PI()/180" table:style-name="ce2">
            <text:p>5.84E-02</text:p>
          </table:table-cell>
          <table:table-cell office:value-type="float" office:value="0.99829390004844043" table:formula="of:=COS([.C373])" table:style-name="ce2">
            <text:p>9.98E-01</text:p>
          </table:table-cell>
          <table:table-cell office:value-type="float" office:value="5.8389118216276896E-2" table:formula="of:=SIN([.C373])" table:style-name="ce2">
            <text:p>5.84E-02</text:p>
          </table:table-cell>
          <table:table-cell office:value-type="float" office:value="0" table:formula="of:=-[.$M$1]*[.D373]+[.$M$1]" table:style-name="ce2">
            <text:p>0.00E+00</text:p>
          </table:table-cell>
          <table:table-cell office:value-type="float" office:value="0" table:formula="of:=-[.$M$1]*[.E373]" table:style-name="ce2">
            <text:p>0.00E+00</text:p>
          </table:table-cell>
          <table:table-cell office:value-type="float" office:value="-0.45076909680572302" table:formula="of:=[.$M$2]*[.D373]+[.$O$2]*(-[.E373])+[.F373]" table:style-name="ce7">
            <text:p>-0.45077</text:p>
          </table:table-cell>
          <table:table-cell office:value-type="float" office:value="0" table:formula="of:=[.N373]" table:style-name="ce7">
            <text:p>0.00000</text:p>
          </table:table-cell>
          <table:table-cell office:value-type="float" office:value="6.6793947068223836E-2" table:formula="of:=[.$M$2]*[.E373]+[.$O$2]*[.D373]+[.G373]" table:style-name="ce7">
            <text:p>0.066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2" table:style-name="ce3">
            <text:p>3.72</text:p>
          </table:table-cell>
          <table:table-cell office:value-type="float" office:value="3.4215811" table:style-name="ce2">
            <text:p>3.42E+00</text:p>
          </table:table-cell>
          <table:table-cell office:value-type="float" office:value="5.9717855819009347E-2" table:formula="of:=[.B374]*PI()/180" table:style-name="ce2">
            <text:p>5.97E-02</text:p>
          </table:table-cell>
          <table:table-cell office:value-type="float" office:value="0.99821741869943093" table:formula="of:=COS([.C374])" table:style-name="ce2">
            <text:p>9.98E-01</text:p>
          </table:table-cell>
          <table:table-cell office:value-type="float" office:value="5.9682367622649266E-2" table:formula="of:=SIN([.C374])" table:style-name="ce2">
            <text:p>5.97E-02</text:p>
          </table:table-cell>
          <table:table-cell office:value-type="float" office:value="0" table:formula="of:=-[.$M$1]*[.D374]+[.$M$1]" table:style-name="ce2">
            <text:p>0.00E+00</text:p>
          </table:table-cell>
          <table:table-cell office:value-type="float" office:value="0" table:formula="of:=-[.$M$1]*[.E374]" table:style-name="ce2">
            <text:p>0.00E+00</text:p>
          </table:table-cell>
          <table:table-cell office:value-type="float" office:value="-0.45085525067072252" table:formula="of:=[.$M$2]*[.D374]+[.$O$2]*(-[.E374])+[.F374]" table:style-name="ce7">
            <text:p>-0.45086</text:p>
          </table:table-cell>
          <table:table-cell office:value-type="float" office:value="0" table:formula="of:=[.N374]" table:style-name="ce7">
            <text:p>0.00000</text:p>
          </table:table-cell>
          <table:table-cell office:value-type="float" office:value="6.6209915742583239E-2" table:formula="of:=[.$M$2]*[.E374]+[.$O$2]*[.D374]+[.G374]" table:style-name="ce7">
            <text:p>0.066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3" table:style-name="ce3">
            <text:p>3.73</text:p>
          </table:table-cell>
          <table:table-cell office:value-type="float" office:value="3.4908378" table:style-name="ce2">
            <text:p>3.49E+00</text:p>
          </table:table-cell>
          <table:table-cell office:value-type="float" office:value="6.0926613263075309E-2" table:formula="of:=[.B375]*PI()/180" table:style-name="ce2">
            <text:p>6.09E-02</text:p>
          </table:table-cell>
          <table:table-cell office:value-type="float" office:value="0.99814454796592456" table:formula="of:=COS([.C375])" table:style-name="ce2">
            <text:p>9.98E-01</text:p>
          </table:table-cell>
          <table:table-cell office:value-type="float" office:value="6.0888926463685773E-2" table:formula="of:=SIN([.C375])" table:style-name="ce2">
            <text:p>6.09E-02</text:p>
          </table:table-cell>
          <table:table-cell office:value-type="float" office:value="0" table:formula="of:=-[.$M$1]*[.D375]+[.$M$1]" table:style-name="ce2">
            <text:p>0.00E+00</text:p>
          </table:table-cell>
          <table:table-cell office:value-type="float" office:value="0" table:formula="of:=-[.$M$1]*[.E375]" table:style-name="ce2">
            <text:p>0.00E+00</text:p>
          </table:table-cell>
          <table:table-cell office:value-type="float" office:value="-0.45093495300872172" table:formula="of:=[.$M$2]*[.D375]+[.$O$2]*(-[.E375])+[.F375]" table:style-name="ce7">
            <text:p>-0.45093</text:p>
          </table:table-cell>
          <table:table-cell office:value-type="float" office:value="0" table:formula="of:=[.N375]" table:style-name="ce7">
            <text:p>0.00000</text:p>
          </table:table-cell>
          <table:table-cell office:value-type="float" office:value="6.5664892865380756E-2" table:formula="of:=[.$M$2]*[.E375]+[.$O$2]*[.D375]+[.G375]" table:style-name="ce7">
            <text:p>0.065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4" table:style-name="ce3">
            <text:p>3.74</text:p>
          </table:table-cell>
          <table:table-cell office:value-type="float" office:value="3.5549952999999999" table:style-name="ce2">
            <text:p>3.55E+00</text:p>
          </table:table-cell>
          <table:table-cell office:value-type="float" office:value="6.204637287792357E-2" table:formula="of:=[.B376]*PI()/180" table:style-name="ce2">
            <text:p>6.20E-02</text:p>
          </table:table-cell>
          <table:table-cell office:value-type="float" office:value="0.99807574125183518" table:formula="of:=COS([.C376])" table:style-name="ce2">
            <text:p>9.98E-01</text:p>
          </table:table-cell>
          <table:table-cell office:value-type="float" office:value="6.200657001157002E-2" table:formula="of:=SIN([.C376])" table:style-name="ce2">
            <text:p>6.20E-02</text:p>
          </table:table-cell>
          <table:table-cell office:value-type="float" office:value="0" table:formula="of:=-[.$M$1]*[.D376]+[.$M$1]" table:style-name="ce2">
            <text:p>0.00E+00</text:p>
          </table:table-cell>
          <table:table-cell office:value-type="float" office:value="0" table:formula="of:=-[.$M$1]*[.E376]" table:style-name="ce2">
            <text:p>0.00E+00</text:p>
          </table:table-cell>
          <table:table-cell office:value-type="float" office:value="-0.4510081991835197" table:formula="of:=[.$M$2]*[.D376]+[.$O$2]*(-[.E376])+[.F376]" table:style-name="ce7">
            <text:p>-0.45101</text:p>
          </table:table-cell>
          <table:table-cell office:value-type="float" office:value="0" table:formula="of:=[.N376]" table:style-name="ce7">
            <text:p>0.00000</text:p>
          </table:table-cell>
          <table:table-cell office:value-type="float" office:value="6.5159913054259277E-2" table:formula="of:=[.$M$2]*[.E376]+[.$O$2]*[.D376]+[.G376]" table:style-name="ce7">
            <text:p>0.065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5" table:style-name="ce3">
            <text:p>3.75</text:p>
          </table:table-cell>
          <table:table-cell office:value-type="float" office:value="3.6139247999999999" table:style-name="ce2">
            <text:p>3.61E+00</text:p>
          </table:table-cell>
          <table:table-cell office:value-type="float" office:value="6.3074886679477568E-2" table:formula="of:=[.B377]*PI()/180" table:style-name="ce2">
            <text:p>6.31E-02</text:p>
          </table:table-cell>
          <table:table-cell office:value-type="float" office:value="0.99801143874754128" table:formula="of:=COS([.C377])" table:style-name="ce2">
            <text:p>9.98E-01</text:p>
          </table:table-cell>
          <table:table-cell office:value-type="float" office:value="6.3033071708926802E-2" table:formula="of:=SIN([.C377])" table:style-name="ce2">
            <text:p>6.30E-02</text:p>
          </table:table-cell>
          <table:table-cell office:value-type="float" office:value="0" table:formula="of:=-[.$M$1]*[.D377]+[.$M$1]" table:style-name="ce2">
            <text:p>0.00E+00</text:p>
          </table:table-cell>
          <table:table-cell office:value-type="float" office:value="0" table:formula="of:=-[.$M$1]*[.E377]" table:style-name="ce2">
            <text:p>0.00E+00</text:p>
          </table:table-cell>
          <table:table-cell office:value-type="float" office:value="-0.45107497849420836" table:formula="of:=[.$M$2]*[.D377]+[.$O$2]*(-[.E377])+[.F377]" table:style-name="ce7">
            <text:p>-0.45107</text:p>
          </table:table-cell>
          <table:table-cell office:value-type="float" office:value="0" table:formula="of:=[.N377]" table:style-name="ce7">
            <text:p>0.00000</text:p>
          </table:table-cell>
          <table:table-cell office:value-type="float" office:value="6.4696010514169094E-2" table:formula="of:=[.$M$2]*[.E377]+[.$O$2]*[.D377]+[.G377]" table:style-name="ce7">
            <text:p>0.0647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6" table:style-name="ce3">
            <text:p>3.76</text:p>
          </table:table-cell>
          <table:table-cell office:value-type="float" office:value="3.6674980000000001" table:style-name="ce2">
            <text:p>3.67E+00</text:p>
          </table:table-cell>
          <table:table-cell office:value-type="float" office:value="6.4009915410306997E-2" table:formula="of:=[.B378]*PI()/180" table:style-name="ce2">
            <text:p>6.40E-02</text:p>
          </table:table-cell>
          <table:table-cell office:value-type="float" office:value="0.99795206475303544" table:formula="of:=COS([.C378])" table:style-name="ce2">
            <text:p>9.98E-01</text:p>
          </table:table-cell>
          <table:table-cell office:value-type="float" office:value="6.3966213387642301E-2" table:formula="of:=SIN([.C378])" table:style-name="ce2">
            <text:p>6.40E-02</text:p>
          </table:table-cell>
          <table:table-cell office:value-type="float" office:value="0" table:formula="of:=-[.$M$1]*[.D378]+[.$M$1]" table:style-name="ce2">
            <text:p>0.00E+00</text:p>
          </table:table-cell>
          <table:table-cell office:value-type="float" office:value="0" table:formula="of:=-[.$M$1]*[.E378]" table:style-name="ce2">
            <text:p>0.00E+00</text:p>
          </table:table-cell>
          <table:table-cell office:value-type="float" office:value="-0.45113527393137981" table:formula="of:=[.$M$2]*[.D378]+[.$O$2]*(-[.E378])+[.F378]" table:style-name="ce7">
            <text:p>-0.45114</text:p>
          </table:table-cell>
          <table:table-cell office:value-type="float" office:value="0" table:formula="of:=[.N378]" table:style-name="ce7">
            <text:p>0.00000</text:p>
          </table:table-cell>
          <table:table-cell office:value-type="float" office:value="6.4274214229805074E-2" table:formula="of:=[.$M$2]*[.E378]+[.$O$2]*[.D378]+[.G378]" table:style-name="ce7">
            <text:p>0.064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7" table:style-name="ce3">
            <text:p>3.77</text:p>
          </table:table-cell>
          <table:table-cell office:value-type="float" office:value="3.7156269000000002" table:style-name="ce2">
            <text:p>3.72E+00</text:p>
          </table:table-cell>
          <table:table-cell office:value-type="float" office:value="6.4849923180670094E-2" table:formula="of:=[.B379]*PI()/180" table:style-name="ce2">
            <text:p>6.48E-02</text:p>
          </table:table-cell>
          <table:table-cell office:value-type="float" office:value="0.99789798055908663" table:formula="of:=COS([.C379])" table:style-name="ce2">
            <text:p>9.98E-01</text:p>
          </table:table-cell>
          <table:table-cell office:value-type="float" office:value="6.4804478210204047E-2" table:formula="of:=SIN([.C379])" table:style-name="ce2">
            <text:p>6.48E-02</text:p>
          </table:table-cell>
          <table:table-cell office:value-type="float" office:value="0" table:formula="of:=-[.$M$1]*[.D379]+[.$M$1]" table:style-name="ce2">
            <text:p>0.00E+00</text:p>
          </table:table-cell>
          <table:table-cell office:value-type="float" office:value="0" table:formula="of:=-[.$M$1]*[.E379]" table:style-name="ce2">
            <text:p>0.00E+00</text:p>
          </table:table-cell>
          <table:table-cell office:value-type="float" office:value="-0.45118910560095749" table:formula="of:=[.$M$2]*[.D379]+[.$O$2]*(-[.E379])+[.F379]" table:style-name="ce7">
            <text:p>-0.45119</text:p>
          </table:table-cell>
          <table:table-cell office:value-type="float" office:value="0" table:formula="of:=[.N379]" table:style-name="ce7">
            <text:p>0.00000</text:p>
          </table:table-cell>
          <table:table-cell office:value-type="float" office:value="6.3895234462423026E-2" table:formula="of:=[.$M$2]*[.E379]+[.$O$2]*[.D379]+[.G379]" table:style-name="ce7">
            <text:p>0.0639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8" table:style-name="ce3">
            <text:p>3.78</text:p>
          </table:table-cell>
          <table:table-cell office:value-type="float" office:value="3.7583017999999999" table:style-name="ce2">
            <text:p>3.76E+00</text:p>
          </table:table-cell>
          <table:table-cell office:value-type="float" office:value="6.5594740693629416E-2" table:formula="of:=[.B380]*PI()/180" table:style-name="ce2">
            <text:p>6.56E-02</text:p>
          </table:table-cell>
          <table:table-cell office:value-type="float" office:value="0.99784943625976008" table:formula="of:=COS([.C380])" table:style-name="ce2">
            <text:p>9.98E-01</text:p>
          </table:table-cell>
          <table:table-cell office:value-type="float" office:value="6.5547712058308324E-2" table:formula="of:=SIN([.C380])" table:style-name="ce2">
            <text:p>6.55E-02</text:p>
          </table:table-cell>
          <table:table-cell office:value-type="float" office:value="0" table:formula="of:=-[.$M$1]*[.D380]+[.$M$1]" table:style-name="ce2">
            <text:p>0.00E+00</text:p>
          </table:table-cell>
          <table:table-cell office:value-type="float" office:value="0" table:formula="of:=-[.$M$1]*[.E380]" table:style-name="ce2">
            <text:p>0.00E+00</text:p>
          </table:table-cell>
          <table:table-cell office:value-type="float" office:value="-0.4512365707369016" table:formula="of:=[.$M$2]*[.D380]+[.$O$2]*(-[.E380])+[.F380]" table:style-name="ce7">
            <text:p>-0.45124</text:p>
          </table:table-cell>
          <table:table-cell office:value-type="float" office:value="0" table:formula="of:=[.N380]" table:style-name="ce7">
            <text:p>0.00000</text:p>
          </table:table-cell>
          <table:table-cell office:value-type="float" office:value="6.3559163222946344E-2" table:formula="of:=[.$M$2]*[.E380]+[.$O$2]*[.D380]+[.G380]" table:style-name="ce7">
            <text:p>0.063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79" table:style-name="ce3">
            <text:p>3.79</text:p>
          </table:table-cell>
          <table:table-cell office:value-type="float" office:value="3.7955220999999999" table:style-name="ce2">
            <text:p>3.80E+00</text:p>
          </table:table-cell>
          <table:table-cell office:value-type="float" office:value="6.624435747720947E-2" table:formula="of:=[.B381]*PI()/180" table:style-name="ce2">
            <text:p>6.62E-02</text:p>
          </table:table-cell>
          <table:table-cell office:value-type="float" office:value="0.99780664482167236" table:formula="of:=COS([.C381])" table:style-name="ce2">
            <text:p>9.98E-01</text:p>
          </table:table-cell>
          <table:table-cell office:value-type="float" office:value="6.619591792336571E-2" table:formula="of:=SIN([.C381])" table:style-name="ce2">
            <text:p>6.62E-02</text:p>
          </table:table-cell>
          <table:table-cell office:value-type="float" office:value="0" table:formula="of:=-[.$M$1]*[.D381]+[.$M$1]" table:style-name="ce2">
            <text:p>0.00E+00</text:p>
          </table:table-cell>
          <table:table-cell office:value-type="float" office:value="0" table:formula="of:=-[.$M$1]*[.E381]" table:style-name="ce2">
            <text:p>0.00E+00</text:p>
          </table:table-cell>
          <table:table-cell office:value-type="float" office:value="-0.45127776462182106" table:formula="of:=[.$M$2]*[.D381]+[.$O$2]*(-[.E381])+[.F381]" table:style-name="ce7">
            <text:p>-0.45128</text:p>
          </table:table-cell>
          <table:table-cell office:value-type="float" office:value="0" table:formula="of:=[.N381]" table:style-name="ce7">
            <text:p>0.00000</text:p>
          </table:table-cell>
          <table:table-cell office:value-type="float" office:value="6.3266018982802083E-2" table:formula="of:=[.$M$2]*[.E381]+[.$O$2]*[.D381]+[.G381]" table:style-name="ce7">
            <text:p>0.063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" table:style-name="ce3">
            <text:p>3.80</text:p>
          </table:table-cell>
          <table:table-cell office:value-type="float" office:value="3.8272871999999998" table:style-name="ce2">
            <text:p>3.83E+00</text:p>
          </table:table-cell>
          <table:table-cell office:value-type="float" office:value="6.6798763059434718E-2" table:formula="of:=[.B382]*PI()/180" table:style-name="ce2">
            <text:p>6.68E-02</text:p>
          </table:table-cell>
          <table:table-cell office:value-type="float" office:value="0.99776979209144523" table:formula="of:=COS([.C382])" table:style-name="ce2">
            <text:p>9.98E-01</text:p>
          </table:table-cell>
          <table:table-cell office:value-type="float" office:value="6.6749097295725646E-2" table:formula="of:=SIN([.C382])" table:style-name="ce2">
            <text:p>6.67E-02</text:p>
          </table:table-cell>
          <table:table-cell office:value-type="float" office:value="0" table:formula="of:=-[.$M$1]*[.D382]+[.$M$1]" table:style-name="ce2">
            <text:p>0.00E+00</text:p>
          </table:table-cell>
          <table:table-cell office:value-type="float" office:value="0" table:formula="of:=-[.$M$1]*[.E382]" table:style-name="ce2">
            <text:p>0.00E+00</text:p>
          </table:table-cell>
          <table:table-cell office:value-type="float" office:value="-0.45131277030049621" table:formula="of:=[.$M$2]*[.D382]+[.$O$2]*(-[.E382])+[.F382]" table:style-name="ce7">
            <text:p>-0.45131</text:p>
          </table:table-cell>
          <table:table-cell office:value-type="float" office:value="0" table:formula="of:=[.N382]" table:style-name="ce7">
            <text:p>0.00000</text:p>
          </table:table-cell>
          <table:table-cell office:value-type="float" office:value="6.3015818360881187E-2" table:formula="of:=[.$M$2]*[.E382]+[.$O$2]*[.D382]+[.G382]" table:style-name="ce7">
            <text:p>0.063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1" table:style-name="ce3">
            <text:p>3.81</text:p>
          </table:table-cell>
          <table:table-cell office:value-type="float" office:value="3.8535965000000001" table:style-name="ce2">
            <text:p>3.85E+00</text:p>
          </table:table-cell>
          <table:table-cell office:value-type="float" office:value="6.7257946968329665E-2" table:formula="of:=[.B383]*PI()/180" table:style-name="ce2">
            <text:p>6.73E-02</text:p>
          </table:table-cell>
          <table:table-cell office:value-type="float" office:value="0.99773903679130105" table:formula="of:=COS([.C383])" table:style-name="ce2">
            <text:p>9.98E-01</text:p>
          </table:table-cell>
          <table:table-cell office:value-type="float" office:value="6.7207250075916145E-2" table:formula="of:=SIN([.C383])" table:style-name="ce2">
            <text:p>6.72E-02</text:p>
          </table:table-cell>
          <table:table-cell office:value-type="float" office:value="0" table:formula="of:=-[.$M$1]*[.D383]+[.$M$1]" table:style-name="ce2">
            <text:p>0.00E+00</text:p>
          </table:table-cell>
          <table:table-cell office:value-type="float" office:value="0" table:formula="of:=-[.$M$1]*[.E383]" table:style-name="ce2">
            <text:p>0.00E+00</text:p>
          </table:table-cell>
          <table:table-cell office:value-type="float" office:value="-0.45134165856965958" table:formula="of:=[.$M$2]*[.D383]+[.$O$2]*(-[.E383])+[.F383]" table:style-name="ce7">
            <text:p>-0.45134</text:p>
          </table:table-cell>
          <table:table-cell office:value-type="float" office:value="0" table:formula="of:=[.N383]" table:style-name="ce7">
            <text:p>0.00000</text:p>
          </table:table-cell>
          <table:table-cell office:value-type="float" office:value="6.2808576162724811E-2" table:formula="of:=[.$M$2]*[.E383]+[.$O$2]*[.D383]+[.G383]" table:style-name="ce7">
            <text:p>0.0628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2" table:style-name="ce3">
            <text:p>3.82</text:p>
          </table:table-cell>
          <table:table-cell office:value-type="float" office:value="3.8744493000000002" table:style-name="ce2">
            <text:p>3.87E+00</text:p>
          </table:table-cell>
          <table:table-cell office:value-type="float" office:value="6.7621896986589533E-2" table:formula="of:=[.B384]*PI()/180" table:style-name="ce2">
            <text:p>6.76E-02</text:p>
          </table:table-cell>
          <table:table-cell office:value-type="float" office:value="0.99771451063188477" table:formula="of:=COS([.C384])" table:style-name="ce2">
            <text:p>9.98E-01</text:p>
          </table:table-cell>
          <table:table-cell office:value-type="float" office:value="6.757037275743509E-2" table:formula="of:=SIN([.C384])" table:style-name="ce2">
            <text:p>6.76E-02</text:p>
          </table:table-cell>
          <table:table-cell office:value-type="float" office:value="0" table:formula="of:=-[.$M$1]*[.D384]+[.$M$1]" table:style-name="ce2">
            <text:p>0.00E+00</text:p>
          </table:table-cell>
          <table:table-cell office:value-type="float" office:value="0" table:formula="of:=-[.$M$1]*[.E384]" table:style-name="ce2">
            <text:p>0.00E+00</text:p>
          </table:table-cell>
          <table:table-cell office:value-type="float" office:value="-0.45136448785932526" table:formula="of:=[.$M$2]*[.D384]+[.$O$2]*(-[.E384])+[.F384]" table:style-name="ce7">
            <text:p>-0.45136</text:p>
          </table:table-cell>
          <table:table-cell office:value-type="float" office:value="0" table:formula="of:=[.N384]" table:style-name="ce7">
            <text:p>0.00000</text:p>
          </table:table-cell>
          <table:table-cell office:value-type="float" office:value="6.2644306201673494E-2" table:formula="of:=[.$M$2]*[.E384]+[.$O$2]*[.D384]+[.G384]" table:style-name="ce7">
            <text:p>0.0626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3" table:style-name="ce3">
            <text:p>3.83</text:p>
          </table:table-cell>
          <table:table-cell office:value-type="float" office:value="3.8898448999999999" table:style-name="ce2">
            <text:p>3.89E+00</text:p>
          </table:table-cell>
          <table:table-cell office:value-type="float" office:value="6.789060089690957E-2" table:formula="of:=[.B385]*PI()/180" table:style-name="ce2">
            <text:p>6.79E-02</text:p>
          </table:table-cell>
          <table:table-cell office:value-type="float" office:value="0.99769631819033422" table:formula="of:=COS([.C385])" table:style-name="ce2">
            <text:p>9.98E-01</text:p>
          </table:table-cell>
          <table:table-cell office:value-type="float" office:value="6.7838460105247855E-2" table:formula="of:=SIN([.C385])" table:style-name="ce2">
            <text:p>6.78E-02</text:p>
          </table:table-cell>
          <table:table-cell office:value-type="float" office:value="0" table:formula="of:=-[.$M$1]*[.D385]+[.$M$1]" table:style-name="ce2">
            <text:p>0.00E+00</text:p>
          </table:table-cell>
          <table:table-cell office:value-type="float" office:value="0" table:formula="of:=-[.$M$1]*[.E385]" table:style-name="ce2">
            <text:p>0.00E+00</text:p>
          </table:table-cell>
          <table:table-cell office:value-type="float" office:value="-0.45138130433449614" table:formula="of:=[.$M$2]*[.D385]+[.$O$2]*(-[.E385])+[.F385]" table:style-name="ce7">
            <text:p>-0.45138</text:p>
          </table:table-cell>
          <table:table-cell office:value-type="float" office:value="0" table:formula="of:=[.N385]" table:style-name="ce7">
            <text:p>0.00000</text:p>
          </table:table-cell>
          <table:table-cell office:value-type="float" office:value="6.2523020538750015E-2" table:formula="of:=[.$M$2]*[.E385]+[.$O$2]*[.D385]+[.G385]" table:style-name="ce7">
            <text:p>0.062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4" table:style-name="ce3">
            <text:p>3.84</text:p>
          </table:table-cell>
          <table:table-cell office:value-type="float" office:value="3.8997828000000001" table:style-name="ce2">
            <text:p>3.90E+00</text:p>
          </table:table-cell>
          <table:table-cell office:value-type="float" office:value="6.8064049972643523E-2" table:formula="of:=[.B386]*PI()/180" table:style-name="ce2">
            <text:p>6.81E-02</text:p>
          </table:table-cell>
          <table:table-cell office:value-type="float" office:value="0.99768453666455059" table:formula="of:=COS([.C386])" table:style-name="ce2">
            <text:p>9.98E-01</text:p>
          </table:table-cell>
          <table:table-cell office:value-type="float" office:value="6.8011508588187608E-2" table:formula="of:=SIN([.C386])" table:style-name="ce2">
            <text:p>6.80E-02</text:p>
          </table:table-cell>
          <table:table-cell office:value-type="float" office:value="0" table:formula="of:=-[.$M$1]*[.D386]+[.$M$1]" table:style-name="ce2">
            <text:p>0.00E+00</text:p>
          </table:table-cell>
          <table:table-cell office:value-type="float" office:value="0" table:formula="of:=-[.$M$1]*[.E386]" table:style-name="ce2">
            <text:p>0.00E+00</text:p>
          </table:table-cell>
          <table:table-cell office:value-type="float" office:value="-0.45139214210475748" table:formula="of:=[.$M$2]*[.D386]+[.$O$2]*(-[.E386])+[.F386]" table:style-name="ce7">
            <text:p>-0.45139</text:p>
          </table:table-cell>
          <table:table-cell office:value-type="float" office:value="0" table:formula="of:=[.N386]" table:style-name="ce7">
            <text:p>0.00000</text:p>
          </table:table-cell>
          <table:table-cell office:value-type="float" office:value="6.244472792861272E-2" table:formula="of:=[.$M$2]*[.E386]+[.$O$2]*[.D386]+[.G386]" table:style-name="ce7">
            <text:p>0.0624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5" table:style-name="ce3">
            <text:p>3.85</text:p>
          </table:table-cell>
          <table:table-cell office:value-type="float" office:value="3.9042623000000001" table:style-name="ce2">
            <text:p>3.90E+00</text:p>
          </table:table-cell>
          <table:table-cell office:value-type="float" office:value="6.8142231996486613E-2" table:formula="of:=[.B387]*PI()/180" table:style-name="ce2">
            <text:p>6.81E-02</text:p>
          </table:table-cell>
          <table:table-cell office:value-type="float" office:value="0.99767921633803203" table:formula="of:=COS([.C387])" table:style-name="ce2">
            <text:p>9.98E-01</text:p>
          </table:table-cell>
          <table:table-cell office:value-type="float" office:value="6.8089509376483781E-2" table:formula="of:=SIN([.C387])" table:style-name="ce2">
            <text:p>6.81E-02</text:p>
          </table:table-cell>
          <table:table-cell office:value-type="float" office:value="0" table:formula="of:=-[.$M$1]*[.D387]+[.$M$1]" table:style-name="ce2">
            <text:p>0.00E+00</text:p>
          </table:table-cell>
          <table:table-cell office:value-type="float" office:value="0" table:formula="of:=-[.$M$1]*[.E387]" table:style-name="ce2">
            <text:p>0.00E+00</text:p>
          </table:table-cell>
          <table:table-cell office:value-type="float" office:value="-0.45139702278040905" table:formula="of:=[.$M$2]*[.D387]+[.$O$2]*(-[.E387])+[.F387]" table:style-name="ce7">
            <text:p>-0.45140</text:p>
          </table:table-cell>
          <table:table-cell office:value-type="float" office:value="0" table:formula="of:=[.N387]" table:style-name="ce7">
            <text:p>0.00000</text:p>
          </table:table-cell>
          <table:table-cell office:value-type="float" office:value="6.240943698658756E-2" table:formula="of:=[.$M$2]*[.E387]+[.$O$2]*[.D387]+[.G387]" table:style-name="ce7">
            <text:p>0.0624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6" table:style-name="ce3">
            <text:p>3.86</text:p>
          </table:table-cell>
          <table:table-cell office:value-type="float" office:value="3.9032827999999999" table:style-name="ce2">
            <text:p>3.90E+00</text:p>
          </table:table-cell>
          <table:table-cell office:value-type="float" office:value="6.8125136496463318E-2" table:formula="of:=[.B388]*PI()/180" table:style-name="ce2">
            <text:p>6.81E-02</text:p>
          </table:table-cell>
          <table:table-cell office:value-type="float" office:value="0.99768038021645222" table:formula="of:=COS([.C388])" table:style-name="ce2">
            <text:p>9.98E-01</text:p>
          </table:table-cell>
          <table:table-cell office:value-type="float" office:value="6.8072453541468667E-2" table:formula="of:=SIN([.C388])" table:style-name="ce2">
            <text:p>6.81E-02</text:p>
          </table:table-cell>
          <table:table-cell office:value-type="float" office:value="0" table:formula="of:=-[.$M$1]*[.D388]+[.$M$1]" table:style-name="ce2">
            <text:p>0.00E+00</text:p>
          </table:table-cell>
          <table:table-cell office:value-type="float" office:value="0" table:formula="of:=-[.$M$1]*[.E388]" table:style-name="ce2">
            <text:p>0.00E+00</text:p>
          </table:table-cell>
          <table:table-cell office:value-type="float" office:value="-0.45139595579391595" table:formula="of:=[.$M$2]*[.D388]+[.$O$2]*(-[.E388])+[.F388]" table:style-name="ce7">
            <text:p>-0.45140</text:p>
          </table:table-cell>
          <table:table-cell office:value-type="float" office:value="0" table:formula="of:=[.N388]" table:style-name="ce7">
            <text:p>0.00000</text:p>
          </table:table-cell>
          <table:table-cell office:value-type="float" office:value="6.2417153835280875E-2" table:formula="of:=[.$M$2]*[.E388]+[.$O$2]*[.D388]+[.G388]" table:style-name="ce7">
            <text:p>0.062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7" table:style-name="ce3">
            <text:p>3.87</text:p>
          </table:table-cell>
          <table:table-cell office:value-type="float" office:value="3.8968436" table:style-name="ce2">
            <text:p>3.90E+00</text:p>
          </table:table-cell>
          <table:table-cell office:value-type="float" office:value="6.80127512552689E-2" table:formula="of:=[.B389]*PI()/180" table:style-name="ce2">
            <text:p>6.80E-02</text:p>
          </table:table-cell>
          <table:table-cell office:value-type="float" office:value="0.99768802425497372" table:formula="of:=COS([.C389])" table:style-name="ce2">
            <text:p>9.98E-01</text:p>
          </table:table-cell>
          <table:table-cell office:value-type="float" office:value="6.7960328561646535E-2" table:formula="of:=SIN([.C389])" table:style-name="ce2">
            <text:p>6.80E-02</text:p>
          </table:table-cell>
          <table:table-cell office:value-type="float" office:value="0" table:formula="of:=-[.$M$1]*[.D389]+[.$M$1]" table:style-name="ce2">
            <text:p>0.00E+00</text:p>
          </table:table-cell>
          <table:table-cell office:value-type="float" office:value="0" table:formula="of:=-[.$M$1]*[.E389]" table:style-name="ce2">
            <text:p>0.00E+00</text:p>
          </table:table-cell>
          <table:table-cell office:value-type="float" office:value="-0.45138893817637687" table:formula="of:=[.$M$2]*[.D389]+[.$O$2]*(-[.E389])+[.F389]" table:style-name="ce7">
            <text:p>-0.45139</text:p>
          </table:table-cell>
          <table:table-cell office:value-type="float" office:value="0" table:formula="of:=[.N389]" table:style-name="ce7">
            <text:p>0.00000</text:p>
          </table:table-cell>
          <table:table-cell office:value-type="float" office:value="6.2467883684362027E-2" table:formula="of:=[.$M$2]*[.E389]+[.$O$2]*[.D389]+[.G389]" table:style-name="ce7">
            <text:p>0.062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8" table:style-name="ce3">
            <text:p>3.88</text:p>
          </table:table-cell>
          <table:table-cell office:value-type="float" office:value="3.8849442000000001" table:style-name="ce2">
            <text:p>3.88E+00</text:p>
          </table:table-cell>
          <table:table-cell office:value-type="float" office:value="6.7805067546257092E-2" table:formula="of:=[.B390]*PI()/180" table:style-name="ce2">
            <text:p>6.78E-02</text:p>
          </table:table-cell>
          <table:table-cell office:value-type="float" office:value="0.99770211699157285" table:formula="of:=COS([.C390])" table:style-name="ce2">
            <text:p>9.98E-01</text:p>
          </table:table-cell>
          <table:table-cell office:value-type="float" office:value="6.7753123548171923E-2" table:formula="of:=SIN([.C390])" table:style-name="ce2">
            <text:p>6.78E-02</text:p>
          </table:table-cell>
          <table:table-cell office:value-type="float" office:value="0" table:formula="of:=-[.$M$1]*[.D390]+[.$M$1]" table:style-name="ce2">
            <text:p>0.00E+00</text:p>
          </table:table-cell>
          <table:table-cell office:value-type="float" office:value="0" table:formula="of:=-[.$M$1]*[.E390]" table:style-name="ce2">
            <text:p>0.00E+00</text:p>
          </table:table-cell>
          <table:table-cell office:value-type="float" office:value="-0.4513759548799206" table:formula="of:=[.$M$2]*[.D390]+[.$O$2]*(-[.E390])+[.F390]" table:style-name="ce7">
            <text:p>-0.45138</text:p>
          </table:table-cell>
          <table:table-cell office:value-type="float" office:value="0" table:formula="of:=[.N390]" table:style-name="ce7">
            <text:p>0.00000</text:p>
          </table:table-cell>
          <table:table-cell office:value-type="float" office:value="6.2561628465376787E-2" table:formula="of:=[.$M$2]*[.E390]+[.$O$2]*[.D390]+[.G390]" table:style-name="ce7">
            <text:p>0.062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89" table:style-name="ce3">
            <text:p>3.89</text:p>
          </table:table-cell>
          <table:table-cell office:value-type="float" office:value="3.8675839000000001" table:style-name="ce2">
            <text:p>3.87E+00</text:p>
          </table:table-cell>
          <table:table-cell office:value-type="float" office:value="6.7502073152123115E-2" table:formula="of:=[.B391]*PI()/180" table:style-name="ce2">
            <text:p>6.75E-02</text:p>
          </table:table-cell>
          <table:table-cell office:value-type="float" office:value="0.99772260001055713" table:formula="of:=COS([.C391])" table:style-name="ce2">
            <text:p>9.98E-01</text:p>
          </table:table-cell>
          <table:table-cell office:value-type="float" office:value="6.7450822294275167E-2" table:formula="of:=SIN([.C391])" table:style-name="ce2">
            <text:p>6.75E-02</text:p>
          </table:table-cell>
          <table:table-cell office:value-type="float" office:value="0" table:formula="of:=-[.$M$1]*[.D391]+[.$M$1]" table:style-name="ce2">
            <text:p>0.00E+00</text:p>
          </table:table-cell>
          <table:table-cell office:value-type="float" office:value="0" table:formula="of:=-[.$M$1]*[.E391]" table:style-name="ce2">
            <text:p>0.00E+00</text:p>
          </table:table-cell>
          <table:table-cell office:value-type="float" office:value="-0.45135697833807709" table:formula="of:=[.$M$2]*[.D391]+[.$O$2]*(-[.E391])+[.F391]" table:style-name="ce7">
            <text:p>-0.45136</text:p>
          </table:table-cell>
          <table:table-cell office:value-type="float" office:value="0" table:formula="of:=[.N391]" table:style-name="ce7">
            <text:p>0.00000</text:p>
          </table:table-cell>
          <table:table-cell office:value-type="float" office:value="6.2698389975505656E-2" table:formula="of:=[.$M$2]*[.E391]+[.$O$2]*[.D391]+[.G391]" table:style-name="ce7">
            <text:p>0.0627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" table:style-name="ce3">
            <text:p>3.90</text:p>
          </table:table-cell>
          <table:table-cell office:value-type="float" office:value="3.8447619999999998" table:style-name="ce2">
            <text:p>3.84E+00</text:p>
          </table:table-cell>
          <table:table-cell office:value-type="float" office:value="6.7103755855562219E-2" table:formula="of:=[.B392]*PI()/180" table:style-name="ce2">
            <text:p>6.71E-02</text:p>
          </table:table-cell>
          <table:table-cell office:value-type="float" office:value="0.99774938769136279" table:formula="of:=COS([.C392])" table:style-name="ce2">
            <text:p>9.98E-01</text:p>
          </table:table-cell>
          <table:table-cell office:value-type="float" office:value="6.7053406785268568E-2" table:formula="of:=SIN([.C392])" table:style-name="ce2">
            <text:p>6.71E-02</text:p>
          </table:table-cell>
          <table:table-cell office:value-type="float" office:value="0" table:formula="of:=-[.$M$1]*[.D392]+[.$M$1]" table:style-name="ce2">
            <text:p>0.00E+00</text:p>
          </table:table-cell>
          <table:table-cell office:value-type="float" office:value="0" table:formula="of:=-[.$M$1]*[.E392]" table:style-name="ce2">
            <text:p>0.00E+00</text:p>
          </table:table-cell>
          <table:table-cell office:value-type="float" office:value="-0.45133196868014691" table:formula="of:=[.$M$2]*[.D392]+[.$O$2]*(-[.E392])+[.F392]" table:style-name="ce7">
            <text:p>-0.45133</text:p>
          </table:table-cell>
          <table:table-cell office:value-type="float" office:value="0" table:formula="of:=[.N392]" table:style-name="ce7">
            <text:p>0.00000</text:p>
          </table:table-cell>
          <table:table-cell office:value-type="float" office:value="6.2878168288388422E-2" table:formula="of:=[.$M$2]*[.E392]+[.$O$2]*[.D392]+[.G392]" table:style-name="ce7">
            <text:p>0.0628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1" table:style-name="ce3">
            <text:p>3.91</text:p>
          </table:table-cell>
          <table:table-cell office:value-type="float" office:value="3.816478" table:style-name="ce2">
            <text:p>3.82E+00</text:p>
          </table:table-cell>
          <table:table-cell office:value-type="float" office:value="6.6610106929928151E-2" table:formula="of:=[.B393]*PI()/180" table:style-name="ce2">
            <text:p>6.66E-02</text:p>
          </table:table-cell>
          <table:table-cell office:value-type="float" office:value="0.99778236696183464" table:formula="of:=COS([.C393])" table:style-name="ce2">
            <text:p>9.98E-01</text:p>
          </table:table-cell>
          <table:table-cell office:value-type="float" office:value="6.6560860721889617E-2" table:formula="of:=SIN([.C393])" table:style-name="ce2">
            <text:p>6.66E-02</text:p>
          </table:table-cell>
          <table:table-cell office:value-type="float" office:value="0" table:formula="of:=-[.$M$1]*[.D393]+[.$M$1]" table:style-name="ce2">
            <text:p>0.00E+00</text:p>
          </table:table-cell>
          <table:table-cell office:value-type="float" office:value="0" table:formula="of:=-[.$M$1]*[.E393]" table:style-name="ce2">
            <text:p>0.00E+00</text:p>
          </table:table-cell>
          <table:table-cell office:value-type="float" office:value="-0.45130087394881019" table:formula="of:=[.$M$2]*[.D393]+[.$O$2]*(-[.E393])+[.F393]" table:style-name="ce7">
            <text:p>-0.45130</text:p>
          </table:table-cell>
          <table:table-cell office:value-type="float" office:value="0" table:formula="of:=[.N393]" table:style-name="ce7">
            <text:p>0.00000</text:p>
          </table:table-cell>
          <table:table-cell office:value-type="float" office:value="6.3100960159415659E-2" table:formula="of:=[.$M$2]*[.E393]+[.$O$2]*[.D393]+[.G393]" table:style-name="ce7">
            <text:p>0.0631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2" table:style-name="ce3">
            <text:p>3.92</text:p>
          </table:table-cell>
          <table:table-cell office:value-type="float" office:value="3.7827310999999999" table:style-name="ce2">
            <text:p>3.78E+00</text:p>
          </table:table-cell>
          <table:table-cell office:value-type="float" office:value="6.6021112412586874E-2" table:formula="of:=[.B394]*PI()/180" table:style-name="ce2">
            <text:p>6.60E-02</text:p>
          </table:table-cell>
          <table:table-cell office:value-type="float" office:value="0.99782139786900148" table:formula="of:=COS([.C394])" table:style-name="ce2">
            <text:p>9.98E-01</text:p>
          </table:table-cell>
          <table:table-cell office:value-type="float" office:value="6.5973160866763983E-2" table:formula="of:=SIN([.C394])" table:style-name="ce2">
            <text:p>6.60E-02</text:p>
          </table:table-cell>
          <table:table-cell office:value-type="float" office:value="0" table:formula="of:=-[.$M$1]*[.D394]+[.$M$1]" table:style-name="ce2">
            <text:p>0.00E+00</text:p>
          </table:table-cell>
          <table:table-cell office:value-type="float" office:value="0" table:formula="of:=-[.$M$1]*[.E394]" table:style-name="ce2">
            <text:p>0.00E+00</text:p>
          </table:table-cell>
          <table:table-cell office:value-type="float" office:value="-0.45126362954997057" table:formula="of:=[.$M$2]*[.D394]+[.$O$2]*(-[.E394])+[.F394]" table:style-name="ce7">
            <text:p>-0.45126</text:p>
          </table:table-cell>
          <table:table-cell office:value-type="float" office:value="0" table:formula="of:=[.N394]" table:style-name="ce7">
            <text:p>0.00000</text:p>
          </table:table-cell>
          <table:table-cell office:value-type="float" office:value="6.336676293915372E-2" table:formula="of:=[.$M$2]*[.E394]+[.$O$2]*[.D394]+[.G394]" table:style-name="ce7">
            <text:p>0.0633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3" table:style-name="ce3">
            <text:p>3.93</text:p>
          </table:table-cell>
          <table:table-cell office:value-type="float" office:value="3.7435208000000002" table:style-name="ce2">
            <text:p>3.74E+00</text:p>
          </table:table-cell>
          <table:table-cell office:value-type="float" office:value="6.5336763576892137E-2" table:formula="of:=[.B395]*PI()/180" table:style-name="ce2">
            <text:p>6.53E-02</text:p>
          </table:table-cell>
          <table:table-cell office:value-type="float" office:value="0.99786631286480432" table:formula="of:=COS([.C395])" table:style-name="ce2">
            <text:p>9.98E-01</text:p>
          </table:table-cell>
          <table:table-cell office:value-type="float" office:value="6.5290287559487473E-2" table:formula="of:=SIN([.C395])" table:style-name="ce2">
            <text:p>6.53E-02</text:p>
          </table:table-cell>
          <table:table-cell office:value-type="float" office:value="0" table:formula="of:=-[.$M$1]*[.D395]+[.$M$1]" table:style-name="ce2">
            <text:p>0.00E+00</text:p>
          </table:table-cell>
          <table:table-cell office:value-type="float" office:value="0" table:formula="of:=-[.$M$1]*[.E395]" table:style-name="ce2">
            <text:p>0.00E+00</text:p>
          </table:table-cell>
          <table:table-cell office:value-type="float" office:value="-0.45122015891202155" table:formula="of:=[.$M$2]*[.D395]+[.$O$2]*(-[.E395])+[.F395]" table:style-name="ce7">
            <text:p>-0.45122</text:p>
          </table:table-cell>
          <table:table-cell office:value-type="float" office:value="0" table:formula="of:=[.N395]" table:style-name="ce7">
            <text:p>0.00000</text:p>
          </table:table-cell>
          <table:table-cell office:value-type="float" office:value="6.3675569816139435E-2" table:formula="of:=[.$M$2]*[.E395]+[.$O$2]*[.D395]+[.G395]" table:style-name="ce7">
            <text:p>0.063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4" table:style-name="ce3">
            <text:p>3.94</text:p>
          </table:table-cell>
          <table:table-cell office:value-type="float" office:value="3.6988463999999999" table:style-name="ce2">
            <text:p>3.70E+00</text:p>
          </table:table-cell>
          <table:table-cell office:value-type="float" office:value="6.4557048205539189E-2" table:formula="of:=[.B396]*PI()/180" table:style-name="ce2">
            <text:p>6.46E-02</text:p>
          </table:table-cell>
          <table:table-cell office:value-type="float" office:value="0.99791691737103538" table:formula="of:=COS([.C396])" table:style-name="ce2">
            <text:p>9.98E-01</text:p>
          </table:table-cell>
          <table:table-cell office:value-type="float" office:value="6.4512216088816368E-2" table:formula="of:=SIN([.C396])" table:style-name="ce2">
            <text:p>6.45E-02</text:p>
          </table:table-cell>
          <table:table-cell office:value-type="float" office:value="0" table:formula="of:=-[.$M$1]*[.D396]+[.$M$1]" table:style-name="ce2">
            <text:p>0.00E+00</text:p>
          </table:table-cell>
          <table:table-cell office:value-type="float" office:value="0" table:formula="of:=-[.$M$1]*[.E396]" table:style-name="ce2">
            <text:p>0.00E+00</text:p>
          </table:table-cell>
          <table:table-cell office:value-type="float" office:value="-0.45117037293547879" table:formula="of:=[.$M$2]*[.D396]+[.$O$2]*(-[.E396])+[.F396]" table:style-name="ce7">
            <text:p>-0.45117</text:p>
          </table:table-cell>
          <table:table-cell office:value-type="float" office:value="0" table:formula="of:=[.N396]" table:style-name="ce7">
            <text:p>0.00000</text:p>
          </table:table-cell>
          <table:table-cell office:value-type="float" office:value="6.4027373718285319E-2" table:formula="of:=[.$M$2]*[.E396]+[.$O$2]*[.D396]+[.G396]" table:style-name="ce7">
            <text:p>0.0640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5" table:style-name="ce3">
            <text:p>3.95</text:p>
          </table:table-cell>
          <table:table-cell office:value-type="float" office:value="3.6487074000000002" table:style-name="ce2">
            <text:p>3.65E+00</text:p>
          </table:table-cell>
          <table:table-cell office:value-type="float" office:value="6.3681957571881748E-2" table:formula="of:=[.B397]*PI()/180" table:style-name="ce2">
            <text:p>6.37E-02</text:p>
          </table:table-cell>
          <table:table-cell office:value-type="float" office:value="0.997972989305697" table:formula="of:=COS([.C397])" table:style-name="ce2">
            <text:p>9.98E-01</text:p>
          </table:table-cell>
          <table:table-cell office:value-type="float" office:value="6.3638923751514836E-2" table:formula="of:=SIN([.C397])" table:style-name="ce2">
            <text:p>6.36E-02</text:p>
          </table:table-cell>
          <table:table-cell office:value-type="float" office:value="0" table:formula="of:=-[.$M$1]*[.D397]+[.$M$1]" table:style-name="ce2">
            <text:p>0.00E+00</text:p>
          </table:table-cell>
          <table:table-cell office:value-type="float" office:value="0" table:formula="of:=-[.$M$1]*[.E397]" table:style-name="ce2">
            <text:p>0.00E+00</text:p>
          </table:table-cell>
          <table:table-cell office:value-type="float" office:value="-0.45111417043816227" table:formula="of:=[.$M$2]*[.D397]+[.$O$2]*(-[.E397])+[.F397]" table:style-name="ce7">
            <text:p>-0.45111</text:p>
          </table:table-cell>
          <table:table-cell office:value-type="float" office:value="0" table:formula="of:=[.N397]" table:style-name="ce7">
            <text:p>0.00000</text:p>
          </table:table-cell>
          <table:table-cell office:value-type="float" office:value="6.4422164119879055E-2" table:formula="of:=[.$M$2]*[.E397]+[.$O$2]*[.D397]+[.G397]" table:style-name="ce7">
            <text:p>0.064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6" table:style-name="ce3">
            <text:p>3.96</text:p>
          </table:table-cell>
          <table:table-cell office:value-type="float" office:value="3.5931030000000002" table:style-name="ce2">
            <text:p>3.59E+00</text:p>
          </table:table-cell>
          <table:table-cell office:value-type="float" office:value="6.2711477713285807E-2" table:formula="of:=[.B398]*PI()/180" table:style-name="ce2">
            <text:p>6.27E-02</text:p>
          </table:table-cell>
          <table:table-cell office:value-type="float" office:value="0.99803427962873581" table:formula="of:=COS([.C398])" table:style-name="ce2">
            <text:p>9.98E-01</text:p>
          </table:table-cell>
          <table:table-cell office:value-type="float" office:value="6.2670381249441909E-2" table:formula="of:=SIN([.C398])" table:style-name="ce2">
            <text:p>6.27E-02</text:p>
          </table:table-cell>
          <table:table-cell office:value-type="float" office:value="0" table:formula="of:=-[.$M$1]*[.D398]+[.$M$1]" table:style-name="ce2">
            <text:p>0.00E+00</text:p>
          </table:table-cell>
          <table:table-cell office:value-type="float" office:value="0" table:formula="of:=-[.$M$1]*[.E398]" table:style-name="ce2">
            <text:p>0.00E+00</text:p>
          </table:table-cell>
          <table:table-cell office:value-type="float" office:value="-0.45105143759857713" table:formula="of:=[.$M$2]*[.D398]+[.$O$2]*(-[.E398])+[.F398]" table:style-name="ce7">
            <text:p>-0.45105</text:p>
          </table:table-cell>
          <table:table-cell office:value-type="float" office:value="0" table:formula="of:=[.N398]" table:style-name="ce7">
            <text:p>0.00000</text:p>
          </table:table-cell>
          <table:table-cell office:value-type="float" office:value="6.4859930930096385E-2" table:formula="of:=[.$M$2]*[.E398]+[.$O$2]*[.D398]+[.G398]" table:style-name="ce7">
            <text:p>0.064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7" table:style-name="ce3">
            <text:p>3.97</text:p>
          </table:table-cell>
          <table:table-cell office:value-type="float" office:value="3.5320339999999999" table:style-name="ce2">
            <text:p>3.53E+00</text:p>
          </table:table-cell>
          <table:table-cell office:value-type="float" office:value="6.1645622592385402E-2" table:formula="of:=[.B399]*PI()/180" table:style-name="ce2">
            <text:p>6.16E-02</text:p>
          </table:table-cell>
          <table:table-cell office:value-type="float" office:value="0.99810051025593161" table:formula="of:=COS([.C399])" table:style-name="ce2">
            <text:p>9.98E-01</text:p>
          </table:table-cell>
          <table:table-cell office:value-type="float" office:value="6.1606585904828745E-2" table:formula="of:=SIN([.C399])" table:style-name="ce2">
            <text:p>6.16E-02</text:p>
          </table:table-cell>
          <table:table-cell office:value-type="float" office:value="0" table:formula="of:=-[.$M$1]*[.D399]+[.$M$1]" table:style-name="ce2">
            <text:p>0.00E+00</text:p>
          </table:table-cell>
          <table:table-cell office:value-type="float" office:value="0" table:formula="of:=-[.$M$1]*[.E399]" table:style-name="ce2">
            <text:p>0.00E+00</text:p>
          </table:table-cell>
          <table:table-cell office:value-type="float" office:value="-0.45098205011432019" table:formula="of:=[.$M$2]*[.D399]+[.$O$2]*(-[.E399])+[.F399]" table:style-name="ce7">
            <text:p>-0.45098</text:p>
          </table:table-cell>
          <table:table-cell office:value-type="float" office:value="0" table:formula="of:=[.N399]" table:style-name="ce7">
            <text:p>0.00000</text:p>
          </table:table-cell>
          <table:table-cell office:value-type="float" office:value="6.5340649481657534E-2" table:formula="of:=[.$M$2]*[.E399]+[.$O$2]*[.D399]+[.G399]" table:style-name="ce7">
            <text:p>0.065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8" table:style-name="ce3">
            <text:p>3.98</text:p>
          </table:table-cell>
          <table:table-cell office:value-type="float" office:value="3.4655618000000001" table:style-name="ce2">
            <text:p>3.47E+00</text:p>
          </table:table-cell>
          <table:table-cell office:value-type="float" office:value="6.0485463841341229E-2" table:formula="of:=[.B400]*PI()/180" table:style-name="ce2">
            <text:p>6.05E-02</text:p>
          </table:table-cell>
          <table:table-cell office:value-type="float" office:value="0.99817131195389552" table:formula="of:=COS([.C400])" table:style-name="ce2">
            <text:p>9.98E-01</text:p>
          </table:table-cell>
          <table:table-cell office:value-type="float" office:value="6.0448589662943412E-2" table:formula="of:=SIN([.C400])" table:style-name="ce2">
            <text:p>6.04E-02</text:p>
          </table:table-cell>
          <table:table-cell office:value-type="float" office:value="0" table:formula="of:=-[.$M$1]*[.D400]+[.$M$1]" table:style-name="ce2">
            <text:p>0.00E+00</text:p>
          </table:table-cell>
          <table:table-cell office:value-type="float" office:value="0" table:formula="of:=-[.$M$1]*[.E400]" table:style-name="ce2">
            <text:p>0.00E+00</text:p>
          </table:table-cell>
          <table:table-cell office:value-type="float" office:value="-0.45090594110128657" table:formula="of:=[.$M$2]*[.D400]+[.$O$2]*(-[.E400])+[.F400]" table:style-name="ce7">
            <text:p>-0.45091</text:p>
          </table:table-cell>
          <table:table-cell office:value-type="float" office:value="0" table:formula="of:=[.N400]" table:style-name="ce7">
            <text:p>0.00000</text:p>
          </table:table-cell>
          <table:table-cell office:value-type="float" office:value="6.5863816163073227E-2" table:formula="of:=[.$M$2]*[.E400]+[.$O$2]*[.D400]+[.G400]" table:style-name="ce7">
            <text:p>0.065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3.99" table:style-name="ce3">
            <text:p>3.99</text:p>
          </table:table-cell>
          <table:table-cell office:value-type="float" office:value="3.3938324" table:style-name="ce2">
            <text:p>3.39E+00</text:p>
          </table:table-cell>
          <table:table-cell office:value-type="float" office:value="5.9233549640861201E-2" table:formula="of:=[.B401]*PI()/180" table:style-name="ce2">
            <text:p>5.92E-02</text:p>
          </table:table-cell>
          <table:table-cell office:value-type="float" office:value="0.99824620617048676" table:formula="of:=COS([.C401])" table:style-name="ce2">
            <text:p>9.98E-01</text:p>
          </table:table-cell>
          <table:table-cell office:value-type="float" office:value="5.9198917779213468E-2" table:formula="of:=SIN([.C401])" table:style-name="ce2">
            <text:p>5.92E-02</text:p>
          </table:table-cell>
          <table:table-cell office:value-type="float" office:value="0" table:formula="of:=-[.$M$1]*[.D401]+[.$M$1]" table:style-name="ce2">
            <text:p>0.00E+00</text:p>
          </table:table-cell>
          <table:table-cell office:value-type="float" office:value="0" table:formula="of:=-[.$M$1]*[.E401]" table:style-name="ce2">
            <text:p>0.00E+00</text:p>
          </table:table-cell>
          <table:table-cell office:value-type="float" office:value="-0.450823131926121" table:formula="of:=[.$M$2]*[.D401]+[.$O$2]*(-[.E401])+[.F401]" table:style-name="ce7">
            <text:p>-0.45082</text:p>
          </table:table-cell>
          <table:table-cell office:value-type="float" office:value="0" table:formula="of:=[.N401]" table:style-name="ce7">
            <text:p>0.00000</text:p>
          </table:table-cell>
          <table:table-cell office:value-type="float" office:value="6.6428259952548141E-2" table:formula="of:=[.$M$2]*[.E401]+[.$O$2]*[.D401]+[.G401]" table:style-name="ce7">
            <text:p>0.066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" table:style-name="ce3">
            <text:p>4.00</text:p>
          </table:table-cell>
          <table:table-cell office:value-type="float" office:value="3.3169976999999999" table:style-name="ce2">
            <text:p>3.32E+00</text:p>
          </table:table-cell>
          <table:table-cell office:value-type="float" office:value="5.7892531146079111E-2" table:formula="of:=[.B402]*PI()/180" table:style-name="ce2">
            <text:p>5.79E-02</text:p>
          </table:table-cell>
          <table:table-cell office:value-type="float" office:value="0.99832469540208923" table:formula="of:=COS([.C402])" table:style-name="ce2">
            <text:p>9.98E-01</text:p>
          </table:table-cell>
          <table:table-cell office:value-type="float" office:value="5.7860198326015494E-2" table:formula="of:=SIN([.C402])" table:style-name="ce2">
            <text:p>5.79E-02</text:p>
          </table:table-cell>
          <table:table-cell office:value-type="float" office:value="0" table:formula="of:=-[.$M$1]*[.D402]+[.$M$1]" table:style-name="ce2">
            <text:p>0.00E+00</text:p>
          </table:table-cell>
          <table:table-cell office:value-type="float" office:value="0" table:formula="of:=-[.$M$1]*[.E402]" table:style-name="ce2">
            <text:p>0.00E+00</text:p>
          </table:table-cell>
          <table:table-cell office:value-type="float" office:value="-0.45073364506319147" table:formula="of:=[.$M$2]*[.D402]+[.$O$2]*(-[.E402])+[.F402]" table:style-name="ce7">
            <text:p>-0.45073</text:p>
          </table:table-cell>
          <table:table-cell office:value-type="float" office:value="0" table:formula="of:=[.N402]" table:style-name="ce7">
            <text:p>0.00000</text:p>
          </table:table-cell>
          <table:table-cell office:value-type="float" office:value="6.7032762199158782E-2" table:formula="of:=[.$M$2]*[.E402]+[.$O$2]*[.D402]+[.G402]" table:style-name="ce7">
            <text:p>0.0670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1" table:style-name="ce3">
            <text:p>4.01</text:p>
          </table:table-cell>
          <table:table-cell office:value-type="float" office:value="3.2352097999999998" table:style-name="ce2">
            <text:p>3.24E+00</text:p>
          </table:table-cell>
          <table:table-cell office:value-type="float" office:value="5.6465063002787239E-2" table:formula="of:=[.B403]*PI()/180" table:style-name="ce2">
            <text:p>5.65E-02</text:p>
          </table:table-cell>
          <table:table-cell office:value-type="float" office:value="0.99840627183829211" table:formula="of:=COS([.C403])" table:style-name="ce2">
            <text:p>9.98E-01</text:p>
          </table:table-cell>
          <table:table-cell office:value-type="float" office:value="5.6435063160789771E-2" table:formula="of:=SIN([.C403])" table:style-name="ce2">
            <text:p>5.64E-02</text:p>
          </table:table-cell>
          <table:table-cell office:value-type="float" office:value="0" table:formula="of:=-[.$M$1]*[.D403]+[.$M$1]" table:style-name="ce2">
            <text:p>0.00E+00</text:p>
          </table:table-cell>
          <table:table-cell office:value-type="float" office:value="0" table:formula="of:=-[.$M$1]*[.E403]" table:style-name="ce2">
            <text:p>0.00E+00</text:p>
          </table:table-cell>
          <table:table-cell office:value-type="float" office:value="-0.45063749874101561" table:formula="of:=[.$M$2]*[.D403]+[.$O$2]*(-[.E403])+[.F403]" table:style-name="ce7">
            <text:p>-0.45064</text:p>
          </table:table-cell>
          <table:table-cell office:value-type="float" office:value="0" table:formula="of:=[.N403]" table:style-name="ce7">
            <text:p>0.00000</text:p>
          </table:table-cell>
          <table:table-cell office:value-type="float" office:value="6.7676101604932842E-2" table:formula="of:=[.$M$2]*[.E403]+[.$O$2]*[.D403]+[.G403]" table:style-name="ce7">
            <text:p>0.067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199999999999996" table:style-name="ce3">
            <text:p>4.02</text:p>
          </table:table-cell>
          <table:table-cell office:value-type="float" office:value="3.1486208000000002" table:style-name="ce2">
            <text:p>3.15E+00</text:p>
          </table:table-cell>
          <table:table-cell office:value-type="float" office:value="5.4953799856777875E-2" table:formula="of:=[.B404]*PI()/180" table:style-name="ce2">
            <text:p>5.50E-02</text:p>
          </table:table-cell>
          <table:table-cell office:value-type="float" office:value="0.99849041989896414" table:formula="of:=COS([.C404])" table:style-name="ce2">
            <text:p>9.98E-01</text:p>
          </table:table-cell>
          <table:table-cell office:value-type="float" office:value="5.4926144685297537E-2" table:formula="of:=SIN([.C404])" table:style-name="ce2">
            <text:p>5.49E-02</text:p>
          </table:table-cell>
          <table:table-cell office:value-type="float" office:value="0" table:formula="of:=-[.$M$1]*[.D404]+[.$M$1]" table:style-name="ce2">
            <text:p>0.00E+00</text:p>
          </table:table-cell>
          <table:table-cell office:value-type="float" office:value="0" table:formula="of:=-[.$M$1]*[.E404]" table:style-name="ce2">
            <text:p>0.00E+00</text:p>
          </table:table-cell>
          <table:table-cell office:value-type="float" office:value="-0.45053470777266058" table:formula="of:=[.$M$2]*[.D404]+[.$O$2]*(-[.E404])+[.F404]" table:style-name="ce7">
            <text:p>-0.45053</text:p>
          </table:table-cell>
          <table:table-cell office:value-type="float" office:value="0" table:formula="of:=[.N404]" table:style-name="ce7">
            <text:p>0.00000</text:p>
          </table:table-cell>
          <table:table-cell office:value-type="float" office:value="6.8357055906492437E-2" table:formula="of:=[.$M$2]*[.E404]+[.$O$2]*[.D404]+[.G404]" table:style-name="ce7">
            <text:p>0.0683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3" table:style-name="ce3">
            <text:p>4.03</text:p>
          </table:table-cell>
          <table:table-cell office:value-type="float" office:value="3.0573826" table:style-name="ce2">
            <text:p>3.06E+00</text:p>
          </table:table-cell>
          <table:table-cell office:value-type="float" office:value="5.3361392863184788E-2" table:formula="of:=[.B405]*PI()/180" table:style-name="ce2">
            <text:p>5.34E-02</text:p>
          </table:table-cell>
          <table:table-cell office:value-type="float" office:value="0.99857661867314451" table:formula="of:=COS([.C405])" table:style-name="ce2">
            <text:p>9.99E-01</text:p>
          </table:table-cell>
          <table:table-cell office:value-type="float" office:value="5.3336072589845851E-2" table:formula="of:=SIN([.C405])" table:style-name="ce2">
            <text:p>5.33E-02</text:p>
          </table:table-cell>
          <table:table-cell office:value-type="float" office:value="0" table:formula="of:=-[.$M$1]*[.D405]+[.$M$1]" table:style-name="ce2">
            <text:p>0.00E+00</text:p>
          </table:table-cell>
          <table:table-cell office:value-type="float" office:value="0" table:formula="of:=-[.$M$1]*[.E405]" table:style-name="ce2">
            <text:p>0.00E+00</text:p>
          </table:table-cell>
          <table:table-cell office:value-type="float" office:value="-0.45042528434094542" table:formula="of:=[.$M$2]*[.D405]+[.$O$2]*(-[.E405])+[.F405]" table:style-name="ce7">
            <text:p>-0.45043</text:p>
          </table:table-cell>
          <table:table-cell office:value-type="float" office:value="0" table:formula="of:=[.N405]" table:style-name="ce7">
            <text:p>0.00000</text:p>
          </table:table-cell>
          <table:table-cell office:value-type="float" office:value="6.9074403554272204E-2" table:formula="of:=[.$M$2]*[.E405]+[.$O$2]*[.D405]+[.G405]" table:style-name="ce7">
            <text:p>0.069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4" table:style-name="ce3">
            <text:p>4.04</text:p>
          </table:table-cell>
          <table:table-cell office:value-type="float" office:value="2.9616473000000001" table:style-name="ce2">
            <text:p>2.96E+00</text:p>
          </table:table-cell>
          <table:table-cell office:value-type="float" office:value="5.1690496667800262E-2" table:formula="of:=[.B406]*PI()/180" table:style-name="ce2">
            <text:p>5.17E-02</text:p>
          </table:table-cell>
          <table:table-cell office:value-type="float" office:value="0.99866434371268453" table:formula="of:=COS([.C406])" table:style-name="ce2">
            <text:p>9.99E-01</text:p>
          </table:table-cell>
          <table:table-cell office:value-type="float" office:value="5.1667481038976622E-2" table:formula="of:=SIN([.C406])" table:style-name="ce2">
            <text:p>5.17E-02</text:p>
          </table:table-cell>
          <table:table-cell office:value-type="float" office:value="0" table:formula="of:=-[.$M$1]*[.D406]+[.$M$1]" table:style-name="ce2">
            <text:p>0.00E+00</text:p>
          </table:table-cell>
          <table:table-cell office:value-type="float" office:value="0" table:formula="of:=-[.$M$1]*[.E406]" table:style-name="ce2">
            <text:p>0.00E+00</text:p>
          </table:table-cell>
          <table:table-cell office:value-type="float" office:value="-0.45030923946685336" table:formula="of:=[.$M$2]*[.D406]+[.$O$2]*(-[.E406])+[.F406]" table:style-name="ce7">
            <text:p>-0.45031</text:p>
          </table:table-cell>
          <table:table-cell office:value-type="float" office:value="0" table:formula="of:=[.N406]" table:style-name="ce7">
            <text:p>0.00000</text:p>
          </table:table-cell>
          <table:table-cell office:value-type="float" office:value="6.9826920673792189E-2" table:formula="of:=[.$M$2]*[.E406]+[.$O$2]*[.D406]+[.G406]" table:style-name="ce7">
            <text:p>0.069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5" table:style-name="ce3">
            <text:p>4.05</text:p>
          </table:table-cell>
          <table:table-cell office:value-type="float" office:value="2.8615670999999998" table:style-name="ce2">
            <text:p>2.86E+00</text:p>
          </table:table-cell>
          <table:table-cell office:value-type="float" office:value="4.9943767661745825E-2" table:formula="of:=[.B407]*PI()/180" table:style-name="ce2">
            <text:p>4.99E-02</text:p>
          </table:table-cell>
          <table:table-cell office:value-type="float" office:value="0.9987530692614548" table:formula="of:=COS([.C407])" table:style-name="ce2">
            <text:p>9.99E-01</text:p>
          </table:table-cell>
          <table:table-cell office:value-type="float" office:value="4.9923007129214991E-2" table:formula="of:=SIN([.C407])" table:style-name="ce2">
            <text:p>4.99E-02</text:p>
          </table:table-cell>
          <table:table-cell office:value-type="float" office:value="0" table:formula="of:=-[.$M$1]*[.D407]+[.$M$1]" table:style-name="ce2">
            <text:p>0.00E+00</text:p>
          </table:table-cell>
          <table:table-cell office:value-type="float" office:value="0" table:formula="of:=-[.$M$1]*[.E407]" table:style-name="ce2">
            <text:p>0.00E+00</text:p>
          </table:table-cell>
          <table:table-cell office:value-type="float" office:value="-0.45018658386055199" table:formula="of:=[.$M$2]*[.D407]+[.$O$2]*(-[.E407])+[.F407]" table:style-name="ce7">
            <text:p>-0.45019</text:p>
          </table:table-cell>
          <table:table-cell office:value-type="float" office:value="0" table:formula="of:=[.N407]" table:style-name="ce7">
            <text:p>0.00000</text:p>
          </table:table-cell>
          <table:table-cell office:value-type="float" office:value="7.0613381960972485E-2" table:formula="of:=[.$M$2]*[.E407]+[.$O$2]*[.D407]+[.G407]" table:style-name="ce7">
            <text:p>0.070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599999999999996" table:style-name="ce3">
            <text:p>4.06</text:p>
          </table:table-cell>
          <table:table-cell office:value-type="float" office:value="2.7572937999999998" table:style-name="ce2">
            <text:p>2.76E+00</text:p>
          </table:table-cell>
          <table:table-cell office:value-type="float" office:value="4.8123855254826015E-2" table:formula="of:=[.B408]*PI()/180" table:style-name="ce2">
            <text:p>4.81E-02</text:p>
          </table:table-cell>
          <table:table-cell office:value-type="float" office:value="0.99884227073620657" table:formula="of:=COS([.C408])" table:style-name="ce2">
            <text:p>9.99E-01</text:p>
          </table:table-cell>
          <table:table-cell office:value-type="float" office:value="4.810528235587716E-2" table:formula="of:=SIN([.C408])" table:style-name="ce2">
            <text:p>4.81E-02</text:p>
          </table:table-cell>
          <table:table-cell office:value-type="float" office:value="0" table:formula="of:=-[.$M$1]*[.D408]+[.$M$1]" table:style-name="ce2">
            <text:p>0.00E+00</text:p>
          </table:table-cell>
          <table:table-cell office:value-type="float" office:value="0" table:formula="of:=-[.$M$1]*[.E408]" table:style-name="ce2">
            <text:p>0.00E+00</text:p>
          </table:table-cell>
          <table:table-cell office:value-type="float" office:value="-0.45005732823451833" table:formula="of:=[.$M$2]*[.D408]+[.$O$2]*(-[.E408])+[.F408]" table:style-name="ce7">
            <text:p>-0.45006</text:p>
          </table:table-cell>
          <table:table-cell office:value-type="float" office:value="0" table:formula="of:=[.N408]" table:style-name="ce7">
            <text:p>0.00000</text:p>
          </table:table-cell>
          <table:table-cell office:value-type="float" office:value="7.14325647195104E-2" table:formula="of:=[.$M$2]*[.E408]+[.$O$2]*[.D408]+[.G408]" table:style-name="ce7">
            <text:p>0.071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7" table:style-name="ce3">
            <text:p>4.07</text:p>
          </table:table-cell>
          <table:table-cell office:value-type="float" office:value="2.6489796999999999" table:style-name="ce2">
            <text:p>2.65E+00</text:p>
          </table:table-cell>
          <table:table-cell office:value-type="float" office:value="4.6233417583491636E-2" table:formula="of:=[.B409]*PI()/180" table:style-name="ce2">
            <text:p>4.62E-02</text:p>
          </table:table-cell>
          <table:table-cell office:value-type="float" office:value="0.99893142591195316" table:formula="of:=COS([.C409])" table:style-name="ce2">
            <text:p>9.99E-01</text:p>
          </table:table-cell>
          <table:table-cell office:value-type="float" office:value="4.6216948466034656E-2" table:formula="of:=SIN([.C409])" table:style-name="ce2">
            <text:p>4.62E-02</text:p>
          </table:table-cell>
          <table:table-cell office:value-type="float" office:value="0" table:formula="of:=-[.$M$1]*[.D409]+[.$M$1]" table:style-name="ce2">
            <text:p>0.00E+00</text:p>
          </table:table-cell>
          <table:table-cell office:value-type="float" office:value="0" table:formula="of:=-[.$M$1]*[.E409]" table:style-name="ce2">
            <text:p>0.00E+00</text:p>
          </table:table-cell>
          <table:table-cell office:value-type="float" office:value="-0.44992148530666354" table:formula="of:=[.$M$2]*[.D409]+[.$O$2]*(-[.E409])+[.F409]" table:style-name="ce7">
            <text:p>-0.44992</text:p>
          </table:table-cell>
          <table:table-cell office:value-type="float" office:value="0" table:formula="of:=[.N409]" table:style-name="ce7">
            <text:p>0.00000</text:p>
          </table:table-cell>
          <table:table-cell office:value-type="float" office:value="7.2283241899113587E-2" table:formula="of:=[.$M$2]*[.E409]+[.$O$2]*[.D409]+[.G409]" table:style-name="ce7">
            <text:p>0.0722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8" table:style-name="ce3">
            <text:p>4.08</text:p>
          </table:table-cell>
          <table:table-cell office:value-type="float" office:value="2.5367766" table:style-name="ce2">
            <text:p>2.54E+00</text:p>
          </table:table-cell>
          <table:table-cell office:value-type="float" office:value="4.4275104057547185E-2" table:formula="of:=[.B410]*PI()/180" table:style-name="ce2">
            <text:p>4.43E-02</text:p>
          </table:table-cell>
          <table:table-cell office:value-type="float" office:value="0.99902001768307858" table:formula="of:=COS([.C410])" table:style-name="ce2">
            <text:p>9.99E-01</text:p>
          </table:table-cell>
          <table:table-cell office:value-type="float" office:value="4.4260640172746224E-2" table:formula="of:=SIN([.C410])" table:style-name="ce2">
            <text:p>4.43E-02</text:p>
          </table:table-cell>
          <table:table-cell office:value-type="float" office:value="0" table:formula="of:=-[.$M$1]*[.D410]+[.$M$1]" table:style-name="ce2">
            <text:p>0.00E+00</text:p>
          </table:table-cell>
          <table:table-cell office:value-type="float" office:value="0" table:formula="of:=-[.$M$1]*[.E410]" table:style-name="ce2">
            <text:p>0.00E+00</text:p>
          </table:table-cell>
          <table:table-cell office:value-type="float" office:value="-0.44977906942448675" table:formula="of:=[.$M$2]*[.D410]+[.$O$2]*(-[.E410])+[.F410]" table:style-name="ce7">
            <text:p>-0.44978</text:p>
          </table:table-cell>
          <table:table-cell office:value-type="float" office:value="0" table:formula="of:=[.N410]" table:style-name="ce7">
            <text:p>0.00000</text:p>
          </table:table-cell>
          <table:table-cell office:value-type="float" office:value="7.316419006346421E-2" table:formula="of:=[.$M$2]*[.E410]+[.$O$2]*[.D410]+[.G410]" table:style-name="ce7">
            <text:p>0.073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9" table:style-name="ce3">
            <text:p>4.09</text:p>
          </table:table-cell>
          <table:table-cell office:value-type="float" office:value="2.4208367000000002" table:style-name="ce2">
            <text:p>2.42E+00</text:p>
          </table:table-cell>
          <table:table-cell office:value-type="float" office:value="4.225157106811421E-2" table:formula="of:=[.B411]*PI()/180" table:style-name="ce2">
            <text:p>4.23E-02</text:p>
          </table:table-cell>
          <table:table-cell office:value-type="float" office:value="0.99910753515165773" table:formula="of:=COS([.C411])" table:style-name="ce2">
            <text:p>9.99E-01</text:p>
          </table:table-cell>
          <table:table-cell office:value-type="float" office:value="4.2239000972786704E-2" table:formula="of:=SIN([.C411])" table:style-name="ce2">
            <text:p>4.22E-02</text:p>
          </table:table-cell>
          <table:table-cell office:value-type="float" office:value="0" table:formula="of:=-[.$M$1]*[.D411]+[.$M$1]" table:style-name="ce2">
            <text:p>0.00E+00</text:p>
          </table:table-cell>
          <table:table-cell office:value-type="float" office:value="0" table:formula="of:=-[.$M$1]*[.E411]" table:style-name="ce2">
            <text:p>0.00E+00</text:p>
          </table:table-cell>
          <table:table-cell office:value-type="float" office:value="-0.44963009852162367" table:formula="of:=[.$M$2]*[.D411]+[.$O$2]*(-[.E411])+[.F411]" table:style-name="ce7">
            <text:p>-0.44963</text:p>
          </table:table-cell>
          <table:table-cell office:value-type="float" office:value="0" table:formula="of:=[.N411]" table:style-name="ce7">
            <text:p>0.00000</text:p>
          </table:table-cell>
          <table:table-cell office:value-type="float" office:value="7.407418243514402E-2" table:formula="of:=[.$M$2]*[.E411]+[.$O$2]*[.D411]+[.G411]" table:style-name="ce7">
            <text:p>0.074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0999999999999996" table:style-name="ce3">
            <text:p>4.10</text:p>
          </table:table-cell>
          <table:table-cell office:value-type="float" office:value="2.3013119999999998" table:style-name="ce2">
            <text:p>2.30E+00</text:p>
          </table:table-cell>
          <table:table-cell office:value-type="float" office:value="4.0165471515655742E-2" table:formula="of:=[.B412]*PI()/180" table:style-name="ce2">
            <text:p>4.02E-02</text:p>
          </table:table-cell>
          <table:table-cell office:value-type="float" office:value="0.99919347588580987" table:formula="of:=COS([.C412])" table:style-name="ce2">
            <text:p>9.99E-01</text:p>
          </table:table-cell>
          <table:table-cell office:value-type="float" office:value="4.0154672794501779E-2" table:formula="of:=SIN([.C412])" table:style-name="ce2">
            <text:p>4.02E-02</text:p>
          </table:table-cell>
          <table:table-cell office:value-type="float" office:value="0" table:formula="of:=-[.$M$1]*[.D412]+[.$M$1]" table:style-name="ce2">
            <text:p>0.00E+00</text:p>
          </table:table-cell>
          <table:table-cell office:value-type="float" office:value="0" table:formula="of:=-[.$M$1]*[.E412]" table:style-name="ce2">
            <text:p>0.00E+00</text:p>
          </table:table-cell>
          <table:table-cell office:value-type="float" office:value="-0.44947459416254842" table:formula="of:=[.$M$2]*[.D412]+[.$O$2]*(-[.E412])+[.F412]" table:style-name="ce7">
            <text:p>-0.44947</text:p>
          </table:table-cell>
          <table:table-cell office:value-type="float" office:value="0" table:formula="of:=[.N412]" table:style-name="ce7">
            <text:p>0.00000</text:p>
          </table:table-cell>
          <table:table-cell office:value-type="float" office:value="7.5011993723753084E-2" table:formula="of:=[.$M$2]*[.E412]+[.$O$2]*[.D412]+[.G412]" table:style-name="ce7">
            <text:p>0.0750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100000000000003" table:style-name="ce3">
            <text:p>4.11</text:p>
          </table:table-cell>
          <table:table-cell office:value-type="float" office:value="2.1783545000000002" table:style-name="ce2">
            <text:p>2.18E+00</text:p>
          </table:table-cell>
          <table:table-cell office:value-type="float" office:value="3.8019458300634822E-2" table:formula="of:=[.B413]*PI()/180" table:style-name="ce2">
            <text:p>3.80E-02</text:p>
          </table:table-cell>
          <table:table-cell office:value-type="float" office:value="0.99927734744982455" table:formula="of:=COS([.C413])" table:style-name="ce2">
            <text:p>9.99E-01</text:p>
          </table:table-cell>
          <table:table-cell office:value-type="float" office:value="3.8010299573175886E-2" table:formula="of:=SIN([.C413])" table:style-name="ce2">
            <text:p>3.80E-02</text:p>
          </table:table-cell>
          <table:table-cell office:value-type="float" office:value="0" table:formula="of:=-[.$M$1]*[.D413]+[.$M$1]" table:style-name="ce2">
            <text:p>0.00E+00</text:p>
          </table:table-cell>
          <table:table-cell office:value-type="float" office:value="0" table:formula="of:=-[.$M$1]*[.E413]" table:style-name="ce2">
            <text:p>0.00E+00</text:p>
          </table:table-cell>
          <table:table-cell office:value-type="float" office:value="-0.44931258255767204" table:formula="of:=[.$M$2]*[.D413]+[.$O$2]*(-[.E413])+[.F413]" table:style-name="ce7">
            <text:p>-0.44931</text:p>
          </table:table-cell>
          <table:table-cell office:value-type="float" office:value="0" table:formula="of:=[.N413]" table:style-name="ce7">
            <text:p>0.00000</text:p>
          </table:table-cell>
          <table:table-cell office:value-type="float" office:value="7.5976398673239923E-2" table:formula="of:=[.$M$2]*[.E413]+[.$O$2]*[.D413]+[.G413]" table:style-name="ce7">
            <text:p>0.075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2" table:style-name="ce3">
            <text:p>4.12</text:p>
          </table:table-cell>
          <table:table-cell office:value-type="float" office:value="2.0521164000000001" table:style-name="ce2">
            <text:p>2.05E+00</text:p>
          </table:table-cell>
          <table:table-cell office:value-type="float" office:value="3.5816187814172964E-2" table:formula="of:=[.B414]*PI()/180" table:style-name="ce2">
            <text:p>3.58E-02</text:p>
          </table:table-cell>
          <table:table-cell office:value-type="float" office:value="0.99935866890788438" table:formula="of:=COS([.C414])" table:style-name="ce2">
            <text:p>9.99E-01</text:p>
          </table:table-cell>
          <table:table-cell office:value-type="float" office:value="3.5808530808476485E-2" table:formula="of:=SIN([.C414])" table:style-name="ce2">
            <text:p>3.58E-02</text:p>
          </table:table-cell>
          <table:table-cell office:value-type="float" office:value="0" table:formula="of:=-[.$M$1]*[.D414]+[.$M$1]" table:style-name="ce2">
            <text:p>0.00E+00</text:p>
          </table:table-cell>
          <table:table-cell office:value-type="float" office:value="0" table:formula="of:=-[.$M$1]*[.E414]" table:style-name="ce2">
            <text:p>0.00E+00</text:p>
          </table:table-cell>
          <table:table-cell office:value-type="float" office:value="-0.44914409556499552" table:formula="of:=[.$M$2]*[.D414]+[.$O$2]*(-[.E414])+[.F414]" table:style-name="ce7">
            <text:p>-0.44914</text:p>
          </table:table-cell>
          <table:table-cell office:value-type="float" office:value="0" table:formula="of:=[.N414]" table:style-name="ce7">
            <text:p>0.00000</text:p>
          </table:table-cell>
          <table:table-cell office:value-type="float" office:value="7.6966170614771887E-2" table:formula="of:=[.$M$2]*[.E414]+[.$O$2]*[.D414]+[.G414]" table:style-name="ce7">
            <text:p>0.0769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3" table:style-name="ce3">
            <text:p>4.13</text:p>
          </table:table-cell>
          <table:table-cell office:value-type="float" office:value="1.9227494999999999" table:style-name="ce2">
            <text:p>1.92E+00</text:p>
          </table:table-cell>
          <table:table-cell office:value-type="float" office:value="3.3558309466074708E-2" table:formula="of:=[.B415]*PI()/180" table:style-name="ce2">
            <text:p>3.36E-02</text:p>
          </table:table-cell>
          <table:table-cell office:value-type="float" office:value="0.9994369727740996" table:formula="of:=COS([.C415])" table:style-name="ce2">
            <text:p>9.99E-01</text:p>
          </table:table-cell>
          <table:table-cell office:value-type="float" office:value="3.3552011149015425E-2" table:formula="of:=SIN([.C415])" table:style-name="ce2">
            <text:p>3.36E-02</text:p>
          </table:table-cell>
          <table:table-cell office:value-type="float" office:value="0" table:formula="of:=-[.$M$1]*[.D415]+[.$M$1]" table:style-name="ce2">
            <text:p>0.00E+00</text:p>
          </table:table-cell>
          <table:table-cell office:value-type="float" office:value="0" table:formula="of:=-[.$M$1]*[.E415]" table:style-name="ce2">
            <text:p>0.00E+00</text:p>
          </table:table-cell>
          <table:table-cell office:value-type="float" office:value="-0.44896917059138425" table:formula="of:=[.$M$2]*[.D415]+[.$O$2]*(-[.E415])+[.F415]" table:style-name="ce7">
            <text:p>-0.44897</text:p>
          </table:table-cell>
          <table:table-cell office:value-type="float" office:value="0" table:formula="of:=[.N415]" table:style-name="ce7">
            <text:p>0.00000</text:p>
          </table:table-cell>
          <table:table-cell office:value-type="float" office:value="7.7980086294415468E-2" table:formula="of:=[.$M$2]*[.E415]+[.$O$2]*[.D415]+[.G415]" table:style-name="ce7">
            <text:p>0.077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399999999999997" table:style-name="ce3">
            <text:p>4.14</text:p>
          </table:table-cell>
          <table:table-cell office:value-type="float" office:value="1.7904061" table:style-name="ce2">
            <text:p>1.79E+00</text:p>
          </table:table-cell>
          <table:table-cell office:value-type="float" office:value="3.1248481392790847E-2" table:formula="of:=[.B416]*PI()/180" table:style-name="ce2">
            <text:p>3.12E-02</text:p>
          </table:table-cell>
          <table:table-cell office:value-type="float" office:value="0.99951180593273548" table:formula="of:=COS([.C416])" table:style-name="ce2">
            <text:p>1.00E+00</text:p>
          </table:table-cell>
          <table:table-cell office:value-type="float" office:value="3.1243396119527981E-2" table:formula="of:=SIN([.C416])" table:style-name="ce2">
            <text:p>3.12E-02</text:p>
          </table:table-cell>
          <table:table-cell office:value-type="float" office:value="0" table:formula="of:=-[.$M$1]*[.D416]+[.$M$1]" table:style-name="ce2">
            <text:p>0.00E+00</text:p>
          </table:table-cell>
          <table:table-cell office:value-type="float" office:value="0" table:formula="of:=-[.$M$1]*[.E416]" table:style-name="ce2">
            <text:p>0.00E+00</text:p>
          </table:table-cell>
          <table:table-cell office:value-type="float" office:value="-0.4487878524657094" table:formula="of:=[.$M$2]*[.D416]+[.$O$2]*(-[.E416])+[.F416]" table:style-name="ce7">
            <text:p>-0.44879</text:p>
          </table:table-cell>
          <table:table-cell office:value-type="float" office:value="0" table:formula="of:=[.N416]" table:style-name="ce7">
            <text:p>0.00000</text:p>
          </table:table-cell>
          <table:table-cell office:value-type="float" office:value="7.9016918942822978E-2" table:formula="of:=[.$M$2]*[.E416]+[.$O$2]*[.D416]+[.G416]" table:style-name="ce7">
            <text:p>0.079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500000000000004" table:style-name="ce3">
            <text:p>4.15</text:p>
          </table:table-cell>
          <table:table-cell office:value-type="float" office:value="1.6552381" table:style-name="ce2">
            <text:p>1.66E+00</text:p>
          </table:table-cell>
          <table:table-cell office:value-type="float" office:value="2.888935474945515E-2" table:formula="of:=[.B417]*PI()/180" table:style-name="ce2">
            <text:p>2.89E-02</text:p>
          </table:table-cell>
          <table:table-cell office:value-type="float" office:value="0.99958273161312727" table:formula="of:=COS([.C417])" table:style-name="ce2">
            <text:p>1.00E+00</text:p>
          </table:table-cell>
          <table:table-cell office:value-type="float" office:value="2.8885336432848019E-2" table:formula="of:=SIN([.C417])" table:style-name="ce2">
            <text:p>2.89E-02</text:p>
          </table:table-cell>
          <table:table-cell office:value-type="float" office:value="0" table:formula="of:=-[.$M$1]*[.D417]+[.$M$1]" table:style-name="ce2">
            <text:p>0.00E+00</text:p>
          </table:table-cell>
          <table:table-cell office:value-type="float" office:value="0" table:formula="of:=-[.$M$1]*[.E417]" table:style-name="ce2">
            <text:p>0.00E+00</text:p>
          </table:table-cell>
          <table:table-cell office:value-type="float" office:value="-0.44860019286087094" table:formula="of:=[.$M$2]*[.D417]+[.$O$2]*(-[.E417])+[.F417]" table:style-name="ce7">
            <text:p>-0.44860</text:p>
          </table:table-cell>
          <table:table-cell office:value-type="float" office:value="0" table:formula="of:=[.N417]" table:style-name="ce7">
            <text:p>0.00000</text:p>
          </table:table-cell>
          <table:table-cell office:value-type="float" office:value="8.0075445457327324E-2" table:formula="of:=[.$M$2]*[.E417]+[.$O$2]*[.D417]+[.G417]" table:style-name="ce7">
            <text:p>0.0800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6" table:style-name="ce3">
            <text:p>4.16</text:p>
          </table:table-cell>
          <table:table-cell office:value-type="float" office:value="1.5173975" table:style-name="ce2">
            <text:p>1.52E+00</text:p>
          </table:table-cell>
          <table:table-cell office:value-type="float" office:value="2.6483582436530654E-2" table:formula="of:=[.B418]*PI()/180" table:style-name="ce2">
            <text:p>2.65E-02</text:p>
          </table:table-cell>
          <table:table-cell office:value-type="float" office:value="0.99964933042743864" table:formula="of:=COS([.C418])" table:style-name="ce2">
            <text:p>1.00E+00</text:p>
          </table:table-cell>
          <table:table-cell office:value-type="float" office:value="2.6480486701976672E-2" table:formula="of:=SIN([.C418])" table:style-name="ce2">
            <text:p>2.65E-02</text:p>
          </table:table-cell>
          <table:table-cell office:value-type="float" office:value="0" table:formula="of:=-[.$M$1]*[.D418]+[.$M$1]" table:style-name="ce2">
            <text:p>0.00E+00</text:p>
          </table:table-cell>
          <table:table-cell office:value-type="float" office:value="0" table:formula="of:=-[.$M$1]*[.E418]" table:style-name="ce2">
            <text:p>0.00E+00</text:p>
          </table:table-cell>
          <table:table-cell office:value-type="float" office:value="-0.44840625156696418" table:formula="of:=[.$M$2]*[.D418]+[.$O$2]*(-[.E418])+[.F418]" table:style-name="ce7">
            <text:p>-0.44841</text:p>
          </table:table-cell>
          <table:table-cell office:value-type="float" office:value="0" table:formula="of:=[.N418]" table:style-name="ce7">
            <text:p>0.00000</text:p>
          </table:table-cell>
          <table:table-cell office:value-type="float" office:value="8.1154442612E-2" table:formula="of:=[.$M$2]*[.E418]+[.$O$2]*[.D418]+[.G418]" table:style-name="ce7">
            <text:p>0.0811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7" table:style-name="ce3">
            <text:p>4.17</text:p>
          </table:table-cell>
          <table:table-cell office:value-type="float" office:value="1.3770365" table:style-name="ce2">
            <text:p>1.38E+00</text:p>
          </table:table-cell>
          <table:table-cell office:value-type="float" office:value="2.4033820845138894E-2" table:formula="of:=[.B419]*PI()/180" table:style-name="ce2">
            <text:p>2.40E-02</text:p>
          </table:table-cell>
          <table:table-cell office:value-type="float" office:value="0.99971120162961236" table:formula="of:=COS([.C419])" table:style-name="ce2">
            <text:p>1.00E+00</text:p>
          </table:table-cell>
          <table:table-cell office:value-type="float" office:value="2.4031507157825992E-2" table:formula="of:=SIN([.C419])" table:style-name="ce2">
            <text:p>2.40E-02</text:p>
          </table:table-cell>
          <table:table-cell office:value-type="float" office:value="0" table:formula="of:=-[.$M$1]*[.D419]+[.$M$1]" table:style-name="ce2">
            <text:p>0.00E+00</text:p>
          </table:table-cell>
          <table:table-cell office:value-type="float" office:value="0" table:formula="of:=-[.$M$1]*[.E419]" table:style-name="ce2">
            <text:p>0.00E+00</text:p>
          </table:table-cell>
          <table:table-cell office:value-type="float" office:value="-0.44820609721264792" table:formula="of:=[.$M$2]*[.D419]+[.$O$2]*(-[.E419])+[.F419]" table:style-name="ce7">
            <text:p>-0.44821</text:p>
          </table:table-cell>
          <table:table-cell office:value-type="float" office:value="0" table:formula="of:=[.N419]" table:style-name="ce7">
            <text:p>0.00000</text:p>
          </table:table-cell>
          <table:table-cell office:value-type="float" office:value="8.2252686408447781E-2" table:formula="of:=[.$M$2]*[.E419]+[.$O$2]*[.D419]+[.G419]" table:style-name="ce7">
            <text:p>0.0822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8" table:style-name="ce3">
            <text:p>4.18</text:p>
          </table:table-cell>
          <table:table-cell office:value-type="float" office:value="1.2343089" table:style-name="ce2">
            <text:p>1.23E+00</text:p>
          </table:table-cell>
          <table:table-cell office:value-type="float" office:value="2.1542754291669439E-2" table:formula="of:=[.B420]*PI()/180" table:style-name="ce2">
            <text:p>2.15E-02</text:p>
          </table:table-cell>
          <table:table-cell office:value-type="float" office:value="0.99976796384278266" table:formula="of:=COS([.C420])" table:style-name="ce2">
            <text:p>1.00E+00</text:p>
          </table:table-cell>
          <table:table-cell office:value-type="float" office:value="2.1541088033252363E-2" table:formula="of:=SIN([.C420])" table:style-name="ce2">
            <text:p>2.15E-02</text:p>
          </table:table-cell>
          <table:table-cell office:value-type="float" office:value="0" table:formula="of:=-[.$M$1]*[.D420]+[.$M$1]" table:style-name="ce2">
            <text:p>0.00E+00</text:p>
          </table:table-cell>
          <table:table-cell office:value-type="float" office:value="0" table:formula="of:=-[.$M$1]*[.E420]" table:style-name="ce2">
            <text:p>0.00E+00</text:p>
          </table:table-cell>
          <table:table-cell office:value-type="float" office:value="-0.44799980985735782" table:formula="of:=[.$M$2]*[.D420]+[.$O$2]*(-[.E420])+[.F420]" table:style-name="ce7">
            <text:p>-0.44800</text:p>
          </table:table-cell>
          <table:table-cell office:value-type="float" office:value="0" table:formula="of:=[.N420]" table:style-name="ce7">
            <text:p>0.00000</text:p>
          </table:table-cell>
          <table:table-cell office:value-type="float" office:value="8.33689412657449E-2" table:formula="of:=[.$M$2]*[.E420]+[.$O$2]*[.D420]+[.G420]" table:style-name="ce7">
            <text:p>0.0833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1900000000000004" table:style-name="ce3">
            <text:p>4.19</text:p>
          </table:table-cell>
          <table:table-cell office:value-type="float" office:value="1.0894102999999999" table:style-name="ce2">
            <text:p>1.09E+00</text:p>
          </table:table-cell>
          <table:table-cell office:value-type="float" office:value="1.9013796640139181E-2" table:formula="of:=[.B421]*PI()/180" table:style-name="ce2">
            <text:p>1.90E-02</text:p>
          </table:table-cell>
          <table:table-cell office:value-type="float" office:value="0.99981924321442883" table:formula="of:=COS([.C421])" table:style-name="ce2">
            <text:p>1.00E+00</text:p>
          </table:table-cell>
          <table:table-cell office:value-type="float" office:value="1.9012651002079238E-2" table:formula="of:=SIN([.C421])" table:style-name="ce2">
            <text:p>1.90E-02</text:p>
          </table:table-cell>
          <table:table-cell office:value-type="float" office:value="0" table:formula="of:=-[.$M$1]*[.D421]+[.$M$1]" table:style-name="ce2">
            <text:p>0.00E+00</text:p>
          </table:table-cell>
          <table:table-cell office:value-type="float" office:value="0" table:formula="of:=-[.$M$1]*[.E421]" table:style-name="ce2">
            <text:p>0.00E+00</text:p>
          </table:table-cell>
          <table:table-cell office:value-type="float" office:value="-0.44778754094115009" table:formula="of:=[.$M$2]*[.D421]+[.$O$2]*(-[.E421])+[.F421]" table:style-name="ce7">
            <text:p>-0.44779</text:p>
          </table:table-cell>
          <table:table-cell office:value-type="float" office:value="0" table:formula="of:=[.N421]" table:style-name="ce7">
            <text:p>0.00000</text:p>
          </table:table-cell>
          <table:table-cell office:value-type="float" office:value="8.450164600691433E-2" table:formula="of:=[.$M$2]*[.E421]+[.$O$2]*[.D421]+[.G421]" table:style-name="ce7">
            <text:p>0.084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" table:style-name="ce3">
            <text:p>4.20</text:p>
          </table:table-cell>
          <table:table-cell office:value-type="float" office:value="0.94257831999999997" table:style-name="ce2">
            <text:p>9.43E-01</text:p>
          </table:table-cell>
          <table:table-cell office:value-type="float" office:value="1.6451095141916717E-2" table:formula="of:=[.B422]*PI()/180" table:style-name="ce2">
            <text:p>1.65E-02</text:p>
          </table:table-cell>
          <table:table-cell office:value-type="float" office:value="0.99986468378617221" table:formula="of:=COS([.C422])" table:style-name="ce2">
            <text:p>1.00E+00</text:p>
          </table:table-cell>
          <table:table-cell office:value-type="float" office:value="1.6450353101919918E-2" table:formula="of:=SIN([.C422])" table:style-name="ce2">
            <text:p>1.65E-02</text:p>
          </table:table-cell>
          <table:table-cell office:value-type="float" office:value="0" table:formula="of:=-[.$M$1]*[.D422]+[.$M$1]" table:style-name="ce2">
            <text:p>0.00E+00</text:p>
          </table:table-cell>
          <table:table-cell office:value-type="float" office:value="0" table:formula="of:=-[.$M$1]*[.E422]" table:style-name="ce2">
            <text:p>0.00E+00</text:p>
          </table:table-cell>
          <table:table-cell office:value-type="float" office:value="-0.44756951827548996" table:formula="of:=[.$M$2]*[.D422]+[.$O$2]*(-[.E422])+[.F422]" table:style-name="ce7">
            <text:p>-0.44757</text:p>
          </table:table-cell>
          <table:table-cell office:value-type="float" office:value="0" table:formula="of:=[.N422]" table:style-name="ce7">
            <text:p>0.00000</text:p>
          </table:table-cell>
          <table:table-cell office:value-type="float" office:value="8.5648913073347543E-2" table:formula="of:=[.$M$2]*[.E422]+[.$O$2]*[.D422]+[.G422]" table:style-name="ce7">
            <text:p>0.0856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1" table:style-name="ce3">
            <text:p>4.21</text:p>
          </table:table-cell>
          <table:table-cell office:value-type="float" office:value="0.79405230000000004" table:style-name="ce2">
            <text:p>7.94E-01</text:p>
          </table:table-cell>
          <table:table-cell office:value-type="float" office:value="1.385882706803377E-2" table:formula="of:=[.B423]*PI()/180" table:style-name="ce2">
            <text:p>1.39E-02</text:p>
          </table:table-cell>
          <table:table-cell office:value-type="float" office:value="0.99990396799321291" table:formula="of:=COS([.C423])" table:style-name="ce2">
            <text:p>1.00E+00</text:p>
          </table:table-cell>
          <table:table-cell office:value-type="float" office:value="1.3858383434868506E-2" table:formula="of:=SIN([.C423])" table:style-name="ce2">
            <text:p>1.39E-02</text:p>
          </table:table-cell>
          <table:table-cell office:value-type="float" office:value="0" table:formula="of:=-[.$M$1]*[.D423]+[.$M$1]" table:style-name="ce2">
            <text:p>0.00E+00</text:p>
          </table:table-cell>
          <table:table-cell office:value-type="float" office:value="0" table:formula="of:=-[.$M$1]*[.E423]" table:style-name="ce2">
            <text:p>0.00E+00</text:p>
          </table:table-cell>
          <table:table-cell office:value-type="float" office:value="-0.44734598978121504" table:formula="of:=[.$M$2]*[.D423]+[.$O$2]*(-[.E423])+[.F423]" table:style-name="ce7">
            <text:p>-0.44735</text:p>
          </table:table-cell>
          <table:table-cell office:value-type="float" office:value="0" table:formula="of:=[.N423]" table:style-name="ce7">
            <text:p>0.00000</text:p>
          </table:table-cell>
          <table:table-cell office:value-type="float" office:value="8.6808844173073968E-2" table:formula="of:=[.$M$2]*[.E423]+[.$O$2]*[.D423]+[.G423]" table:style-name="ce7">
            <text:p>0.0868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2" table:style-name="ce3">
            <text:p>4.22</text:p>
          </table:table-cell>
          <table:table-cell office:value-type="float" office:value="0.64407155999999999" table:style-name="ce2">
            <text:p>6.44E-01</text:p>
          </table:table-cell>
          <table:table-cell office:value-type="float" office:value="1.1241169340456207E-2" table:formula="of:=[.B424]*PI()/180" table:style-name="ce2">
            <text:p>1.12E-02</text:p>
          </table:table-cell>
          <table:table-cell office:value-type="float" office:value="0.99993681872125317" table:formula="of:=COS([.C424])" table:style-name="ce2">
            <text:p>1.00E+00</text:p>
          </table:table-cell>
          <table:table-cell office:value-type="float" office:value="1.124093259564116E-2" table:formula="of:=SIN([.C424])" table:style-name="ce2">
            <text:p>1.12E-02</text:p>
          </table:table-cell>
          <table:table-cell office:value-type="float" office:value="0" table:formula="of:=-[.$M$1]*[.D424]+[.$M$1]" table:style-name="ce2">
            <text:p>0.00E+00</text:p>
          </table:table-cell>
          <table:table-cell office:value-type="float" office:value="0" table:formula="of:=-[.$M$1]*[.E424]" table:style-name="ce2">
            <text:p>0.00E+00</text:p>
          </table:table-cell>
          <table:table-cell office:value-type="float" office:value="-0.4471172215629457" table:formula="of:=[.$M$2]*[.D424]+[.$O$2]*(-[.E424])+[.F424]" table:style-name="ce7">
            <text:p>-0.44712</text:p>
          </table:table-cell>
          <table:table-cell office:value-type="float" office:value="0" table:formula="of:=[.N424]" table:style-name="ce7">
            <text:p>0.00000</text:p>
          </table:table-cell>
          <table:table-cell office:value-type="float" office:value="8.7979544110161026E-2" table:formula="of:=[.$M$2]*[.E424]+[.$O$2]*[.D424]+[.G424]" table:style-name="ce7">
            <text:p>0.087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300000000000004" table:style-name="ce3">
            <text:p>4.23</text:p>
          </table:table-cell>
          <table:table-cell office:value-type="float" office:value="0.49287544999999999" table:style-name="ce2">
            <text:p>4.93E-01</text:p>
          </table:table-cell>
          <table:table-cell office:value-type="float" office:value="8.602299404748685E-3" table:formula="of:=[.B425]*PI()/180" table:style-name="ce2">
            <text:p>8.60E-03</text:p>
          </table:table-cell>
          <table:table-cell office:value-type="float" office:value="0.99996300045063891" table:formula="of:=COS([.C425])" table:style-name="ce2">
            <text:p>1.00E+00</text:p>
          </table:table-cell>
          <table:table-cell office:value-type="float" office:value="8.6021933107531725E-3" table:formula="of:=SIN([.C425])" table:style-name="ce2">
            <text:p>8.60E-03</text:p>
          </table:table-cell>
          <table:table-cell office:value-type="float" office:value="0" table:formula="of:=-[.$M$1]*[.D425]+[.$M$1]" table:style-name="ce2">
            <text:p>0.00E+00</text:p>
          </table:table-cell>
          <table:table-cell office:value-type="float" office:value="0" table:formula="of:=-[.$M$1]*[.E425]" table:style-name="ce2">
            <text:p>0.00E+00</text:p>
          </table:table-cell>
          <table:table-cell office:value-type="float" office:value="-0.44688349847893005" table:formula="of:=[.$M$2]*[.D425]+[.$O$2]*(-[.E425])+[.F425]" table:style-name="ce7">
            <text:p>-0.44688</text:p>
          </table:table-cell>
          <table:table-cell office:value-type="float" office:value="0" table:formula="of:=[.N425]" table:style-name="ce7">
            <text:p>0.00000</text:p>
          </table:table-cell>
          <table:table-cell office:value-type="float" office:value="8.9159120605982425E-2" table:formula="of:=[.$M$2]*[.E425]+[.$O$2]*[.D425]+[.G425]" table:style-name="ce7">
            <text:p>0.089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4" table:style-name="ce3">
            <text:p>4.24</text:p>
          </table:table-cell>
          <table:table-cell office:value-type="float" office:value="0.34070330999999998" table:style-name="ce2">
            <text:p>3.41E-01</text:p>
          </table:table-cell>
          <table:table-cell office:value-type="float" office:value="5.9463945319429209E-3" table:formula="of:=[.B426]*PI()/180" table:style-name="ce2">
            <text:p>5.95E-03</text:p>
          </table:table-cell>
          <table:table-cell office:value-type="float" office:value="0.99998232024813105" table:formula="of:=COS([.C426])" table:style-name="ce2">
            <text:p>1.00E+00</text:p>
          </table:table-cell>
          <table:table-cell office:value-type="float" office:value="5.9463594883083365E-3" table:formula="of:=SIN([.C426])" table:style-name="ce2">
            <text:p>5.95E-03</text:p>
          </table:table-cell>
          <table:table-cell office:value-type="float" office:value="0" table:formula="of:=-[.$M$1]*[.D426]+[.$M$1]" table:style-name="ce2">
            <text:p>0.00E+00</text:p>
          </table:table-cell>
          <table:table-cell office:value-type="float" office:value="0" table:formula="of:=-[.$M$1]*[.E426]" table:style-name="ce2">
            <text:p>0.00E+00</text:p>
          </table:table-cell>
          <table:table-cell office:value-type="float" office:value="-0.44664512449510391" table:formula="of:=[.$M$2]*[.D426]+[.$O$2]*(-[.E426])+[.F426]" table:style-name="ce7">
            <text:p>-0.44665</text:p>
          </table:table-cell>
          <table:table-cell office:value-type="float" office:value="0" table:formula="of:=[.N426]" table:style-name="ce7">
            <text:p>0.00000</text:p>
          </table:table-cell>
          <table:table-cell office:value-type="float" office:value="9.0345684815341845E-2" table:formula="of:=[.$M$2]*[.E426]+[.$O$2]*[.D426]+[.G426]" table:style-name="ce7">
            <text:p>0.090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5" table:style-name="ce3">
            <text:p>4.25</text:p>
          </table:table-cell>
          <table:table-cell office:value-type="float" office:value="0.18779449000000001" table:style-name="ce2">
            <text:p>1.88E-01</text:p>
          </table:table-cell>
          <table:table-cell office:value-type="float" office:value="3.2776321676035664E-3" table:formula="of:=[.B427]*PI()/180" table:style-name="ce2">
            <text:p>3.28E-03</text:p>
          </table:table-cell>
          <table:table-cell office:value-type="float" office:value="0.99999462856849564" table:formula="of:=COS([.C427])" table:style-name="ce2">
            <text:p>1.00E+00</text:p>
          </table:table-cell>
          <table:table-cell office:value-type="float" office:value="3.2776262990759034E-3" table:formula="of:=SIN([.C427])" table:style-name="ce2">
            <text:p>3.28E-03</text:p>
          </table:table-cell>
          <table:table-cell office:value-type="float" office:value="0" table:formula="of:=-[.$M$1]*[.D427]+[.$M$1]" table:style-name="ce2">
            <text:p>0.00E+00</text:p>
          </table:table-cell>
          <table:table-cell office:value-type="float" office:value="0" table:formula="of:=-[.$M$1]*[.E427]" table:style-name="ce2">
            <text:p>0.00E+00</text:p>
          </table:table-cell>
          <table:table-cell office:value-type="float" office:value="-0.44640242305021993" table:formula="of:=[.$M$2]*[.D427]+[.$O$2]*(-[.E427])+[.F427]" table:style-name="ce7">
            <text:p>-0.44640</text:p>
          </table:table-cell>
          <table:table-cell office:value-type="float" office:value="0" table:formula="of:=[.N427]" table:style-name="ce7">
            <text:p>0.00000</text:p>
          </table:table-cell>
          <table:table-cell office:value-type="float" office:value="9.1537351364852332E-2" table:formula="of:=[.$M$2]*[.E427]+[.$O$2]*[.D427]+[.G427]" table:style-name="ce7">
            <text:p>0.091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6" table:style-name="ce3">
            <text:p>4.26</text:p>
          </table:table-cell>
          <table:table-cell office:value-type="float" office:value="3.438832E-2" table:style-name="ce2">
            <text:p>3.44E-02</text:p>
          </table:table-cell>
          <table:table-cell office:value-type="float" office:value="6.0018940822941641E-4" table:formula="of:=[.B428]*PI()/180" table:style-name="ce2">
            <text:p>6.00E-04</text:p>
          </table:table-cell>
          <table:table-cell office:value-type="float" office:value="0.99999981988634257" table:formula="of:=COS([.C428])" table:style-name="ce2">
            <text:p>1.00E+00</text:p>
          </table:table-cell>
          <table:table-cell office:value-type="float" office:value="6.0018937219531287E-4" table:formula="of:=SIN([.C428])" table:style-name="ce2">
            <text:p>6.00E-04</text:p>
          </table:table-cell>
          <table:table-cell office:value-type="float" office:value="0" table:formula="of:=-[.$M$1]*[.D428]+[.$M$1]" table:style-name="ce2">
            <text:p>0.00E+00</text:p>
          </table:table-cell>
          <table:table-cell office:value-type="float" office:value="0" table:formula="of:=-[.$M$1]*[.E428]" table:style-name="ce2">
            <text:p>0.00E+00</text:p>
          </table:table-cell>
          <table:table-cell office:value-type="float" office:value="-0.44615573726291158" table:formula="of:=[.$M$2]*[.D428]+[.$O$2]*(-[.E428])+[.F428]" table:style-name="ce7">
            <text:p>-0.44616</text:p>
          </table:table-cell>
          <table:table-cell office:value-type="float" office:value="0" table:formula="of:=[.N428]" table:style-name="ce7">
            <text:p>0.00000</text:p>
          </table:table-cell>
          <table:table-cell office:value-type="float" office:value="9.2732238770493525E-2" table:formula="of:=[.$M$2]*[.E428]+[.$O$2]*[.D428]+[.G428]" table:style-name="ce7">
            <text:p>0.0927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699999999999996" table:style-name="ce3">
            <text:p>4.27</text:p>
          </table:table-cell>
          <table:table-cell office:value-type="float" office:value="-0.11927585" table:style-name="ce2">
            <text:p>-1.19E-01</text:p>
          </table:table-cell>
          <table:table-cell office:value-type="float" office:value="-2.0817563006148782E-3" table:formula="of:=[.B429]*PI()/180" table:style-name="ce2">
            <text:p>-2.08E-03</text:p>
          </table:table-cell>
          <table:table-cell office:value-type="float" office:value="0.999997833146135" table:formula="of:=COS([.C429])" table:style-name="ce2">
            <text:p>1.00E+00</text:p>
          </table:table-cell>
          <table:table-cell office:value-type="float" office:value="-2.0817547969940991E-3" table:formula="of:=SIN([.C429])" table:style-name="ce2">
            <text:p>-2.08E-03</text:p>
          </table:table-cell>
          <table:table-cell office:value-type="float" office:value="0" table:formula="of:=-[.$M$1]*[.D429]+[.$M$1]" table:style-name="ce2">
            <text:p>0.00E+00</text:p>
          </table:table-cell>
          <table:table-cell office:value-type="float" office:value="0" table:formula="of:=-[.$M$1]*[.E429]" table:style-name="ce2">
            <text:p>0.00E+00</text:p>
          </table:table-cell>
          <table:table-cell office:value-type="float" office:value="-0.44590543017037038" table:formula="of:=[.$M$2]*[.D429]+[.$O$2]*(-[.E429])+[.F429]" table:style-name="ce7">
            <text:p>-0.44591</text:p>
          </table:table-cell>
          <table:table-cell office:value-type="float" office:value="0" table:formula="of:=[.N429]" table:style-name="ce7">
            <text:p>0.00000</text:p>
          </table:table-cell>
          <table:table-cell office:value-type="float" office:value="9.3928469297529626E-2" table:formula="of:=[.$M$2]*[.E429]+[.$O$2]*[.D429]+[.G429]" table:style-name="ce7">
            <text:p>0.093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8" table:style-name="ce3">
            <text:p>4.28</text:p>
          </table:table-cell>
          <table:table-cell office:value-type="float" office:value="-0.27295868000000001" table:style-name="ce2">
            <text:p>-2.73E-01</text:p>
          </table:table-cell>
          <table:table-cell office:value-type="float" office:value="-4.7640276878975953E-3" table:formula="of:=[.B430]*PI()/180" table:style-name="ce2">
            <text:p>-4.76E-03</text:p>
          </table:table-cell>
          <table:table-cell office:value-type="float" office:value="0.99998865204155718" table:formula="of:=COS([.C430])" table:style-name="ce2">
            <text:p>1.00E+00</text:p>
          </table:table-cell>
          <table:table-cell office:value-type="float" office:value="-4.7640096672212215E-3" table:formula="of:=SIN([.C430])" table:style-name="ce2">
            <text:p>-4.76E-03</text:p>
          </table:table-cell>
          <table:table-cell office:value-type="float" office:value="0" table:formula="of:=-[.$M$1]*[.D430]+[.$M$1]" table:style-name="ce2">
            <text:p>0.00E+00</text:p>
          </table:table-cell>
          <table:table-cell office:value-type="float" office:value="0" table:formula="of:=-[.$M$1]*[.E430]" table:style-name="ce2">
            <text:p>0.00E+00</text:p>
          </table:table-cell>
          <table:table-cell office:value-type="float" office:value="-0.4456518847766871" table:formula="of:=[.$M$2]*[.D430]+[.$O$2]*(-[.E430])+[.F430]" table:style-name="ce7">
            <text:p>-0.44565</text:p>
          </table:table-cell>
          <table:table-cell office:value-type="float" office:value="0" table:formula="of:=[.N430]" table:style-name="ce7">
            <text:p>0.00000</text:p>
          </table:table-cell>
          <table:table-cell office:value-type="float" office:value="9.5124169352412205E-2" table:formula="of:=[.$M$2]*[.E430]+[.$O$2]*[.D430]+[.G430]" table:style-name="ce7">
            <text:p>0.0951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29" table:style-name="ce3">
            <text:p>4.29</text:p>
          </table:table-cell>
          <table:table-cell office:value-type="float" office:value="-0.42642082999999997" table:style-name="ce2">
            <text:p>-4.26E-01</text:p>
          </table:table-cell>
          <table:table-cell office:value-type="float" office:value="-7.4424474825870116E-3" table:formula="of:=[.B431]*PI()/180" table:style-name="ce2">
            <text:p>-7.44E-03</text:p>
          </table:table-cell>
          <table:table-cell office:value-type="float" office:value="0.99997230511556989" table:formula="of:=COS([.C431])" table:style-name="ce2">
            <text:p>1.00E+00</text:p>
          </table:table-cell>
          <table:table-cell office:value-type="float" office:value="-7.4423787765525214E-3" table:formula="of:=SIN([.C431])" table:style-name="ce2">
            <text:p>-7.44E-03</text:p>
          </table:table-cell>
          <table:table-cell office:value-type="float" office:value="0" table:formula="of:=-[.$M$1]*[.D431]+[.$M$1]" table:style-name="ce2">
            <text:p>0.00E+00</text:p>
          </table:table-cell>
          <table:table-cell office:value-type="float" office:value="0" table:formula="of:=-[.$M$1]*[.E431]" table:style-name="ce2">
            <text:p>0.00E+00</text:p>
          </table:table-cell>
          <table:table-cell office:value-type="float" office:value="-0.44539550408583634" table:formula="of:=[.$M$2]*[.D431]+[.$O$2]*(-[.E431])+[.F431]" table:style-name="ce7">
            <text:p>-0.44540</text:p>
          </table:table-cell>
          <table:table-cell office:value-type="float" office:value="0" table:formula="of:=[.N431]" table:style-name="ce7">
            <text:p>0.00000</text:p>
          </table:table-cell>
          <table:table-cell office:value-type="float" office:value="9.6317469547968076E-2" table:formula="of:=[.$M$2]*[.E431]+[.$O$2]*[.D431]+[.G431]" table:style-name="ce7">
            <text:p>0.096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" table:style-name="ce3">
            <text:p>4.30</text:p>
          </table:table-cell>
          <table:table-cell office:value-type="float" office:value="-0.57942296000000004" table:style-name="ce2">
            <text:p>-5.79E-01</text:p>
          </table:table-cell>
          <table:table-cell office:value-type="float" office:value="-1.0112838413651404E-2" table:formula="of:=[.B432]*PI()/180" table:style-name="ce2">
            <text:p>-1.01E-02</text:p>
          </table:table-cell>
          <table:table-cell office:value-type="float" office:value="0.99994886568540198" table:formula="of:=COS([.C432])" table:style-name="ce2">
            <text:p>1.00E+00</text:p>
          </table:table-cell>
          <table:table-cell office:value-type="float" office:value="-1.0112666042043484E-2" table:formula="of:=SIN([.C432])" table:style-name="ce2">
            <text:p>-1.01E-02</text:p>
          </table:table-cell>
          <table:table-cell office:value-type="float" office:value="0" table:formula="of:=-[.$M$1]*[.D432]+[.$M$1]" table:style-name="ce2">
            <text:p>0.00E+00</text:p>
          </table:table-cell>
          <table:table-cell office:value-type="float" office:value="0" table:formula="of:=-[.$M$1]*[.E432]" table:style-name="ce2">
            <text:p>0.00E+00</text:p>
          </table:table-cell>
          <table:table-cell office:value-type="float" office:value="-0.4451367110403478" table:formula="of:=[.$M$2]*[.D432]+[.$O$2]*(-[.E432])+[.F432]" table:style-name="ce7">
            <text:p>-0.44514</text:p>
          </table:table-cell>
          <table:table-cell office:value-type="float" office:value="0" table:formula="of:=[.N432]" table:style-name="ce7">
            <text:p>0.00000</text:p>
          </table:table-cell>
          <table:table-cell office:value-type="float" office:value="9.7506504830097984E-2" table:formula="of:=[.$M$2]*[.E432]+[.$O$2]*[.D432]+[.G432]" table:style-name="ce7">
            <text:p>0.0975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099999999999996" table:style-name="ce3">
            <text:p>4.31</text:p>
          </table:table-cell>
          <table:table-cell office:value-type="float" office:value="-0.73172570999999997" table:style-name="ce2">
            <text:p>-7.32E-01</text:p>
          </table:table-cell>
          <table:table-cell office:value-type="float" office:value="-1.2771022860993197E-2" table:formula="of:=[.B433]*PI()/180" table:style-name="ce2">
            <text:p>-1.28E-02</text:p>
          </table:table-cell>
          <table:table-cell office:value-type="float" office:value="0.99991845159592319" table:formula="of:=COS([.C433])" table:style-name="ce2">
            <text:p>1.00E+00</text:p>
          </table:table-cell>
          <table:table-cell office:value-type="float" office:value="-1.2770675706928265E-2" table:formula="of:=SIN([.C433])" table:style-name="ce2">
            <text:p>-1.28E-02</text:p>
          </table:table-cell>
          <table:table-cell office:value-type="float" office:value="0" table:formula="of:=-[.$M$1]*[.D433]+[.$M$1]" table:style-name="ce2">
            <text:p>0.00E+00</text:p>
          </table:table-cell>
          <table:table-cell office:value-type="float" office:value="0" table:formula="of:=-[.$M$1]*[.E433]" table:style-name="ce2">
            <text:p>0.00E+00</text:p>
          </table:table-cell>
          <table:table-cell office:value-type="float" office:value="-0.44487594841619699" table:formula="of:=[.$M$2]*[.D433]+[.$O$2]*(-[.E433])+[.F433]" table:style-name="ce7">
            <text:p>-0.44488</text:p>
          </table:table-cell>
          <table:table-cell office:value-type="float" office:value="0" table:formula="of:=[.N433]" table:style-name="ce7">
            <text:p>0.00000</text:p>
          </table:table-cell>
          <table:table-cell office:value-type="float" office:value="9.8689414431281555E-2" table:formula="of:=[.$M$2]*[.E433]+[.$O$2]*[.D433]+[.G433]" table:style-name="ce7">
            <text:p>0.098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2" table:style-name="ce3">
            <text:p>4.32</text:p>
          </table:table-cell>
          <table:table-cell office:value-type="float" office:value="-0.88308975999999995" table:style-name="ce2">
            <text:p>-8.83E-01</text:p>
          </table:table-cell>
          <table:table-cell office:value-type="float" office:value="-1.5412823902646517E-2" table:formula="of:=[.B434]*PI()/180" table:style-name="ce2">
            <text:p>-1.54E-02</text:p>
          </table:table-cell>
          <table:table-cell office:value-type="float" office:value="0.99988122478100627" table:formula="of:=COS([.C434])" table:style-name="ce2">
            <text:p>1.00E+00</text:p>
          </table:table-cell>
          <table:table-cell office:value-type="float" office:value="-1.5412213677302992E-2" table:formula="of:=SIN([.C434])" table:style-name="ce2">
            <text:p>-1.54E-02</text:p>
          </table:table-cell>
          <table:table-cell office:value-type="float" office:value="0" table:formula="of:=-[.$M$1]*[.D434]+[.$M$1]" table:style-name="ce2">
            <text:p>0.00E+00</text:p>
          </table:table-cell>
          <table:table-cell office:value-type="float" office:value="0" table:formula="of:=-[.$M$1]*[.E434]" table:style-name="ce2">
            <text:p>0.00E+00</text:p>
          </table:table-cell>
          <table:table-cell office:value-type="float" office:value="-0.44461367850281769" table:formula="of:=[.$M$2]*[.D434]+[.$O$2]*(-[.E434])+[.F434]" table:style-name="ce7">
            <text:p>-0.44461</text:p>
          </table:table-cell>
          <table:table-cell office:value-type="float" office:value="0" table:formula="of:=[.N434]" table:style-name="ce7">
            <text:p>0.00000</text:p>
          </table:table-cell>
          <table:table-cell office:value-type="float" office:value="9.9864342426078459E-2" table:formula="of:=[.$M$2]*[.E434]+[.$O$2]*[.D434]+[.G434]" table:style-name="ce7">
            <text:p>0.099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3" table:style-name="ce3">
            <text:p>4.33</text:p>
          </table:table-cell>
          <table:table-cell office:value-type="float" office:value="-1.0332758" table:style-name="ce2">
            <text:p>-1.03E+00</text:p>
          </table:table-cell>
          <table:table-cell office:value-type="float" office:value="-1.8034064791178424E-2" table:formula="of:=[.B435]*PI()/180" table:style-name="ce2">
            <text:p>-1.80E-02</text:p>
          </table:table-cell>
          <table:table-cell office:value-type="float" office:value="0.99983739066071109" table:formula="of:=COS([.C435])" table:style-name="ce2">
            <text:p>1.00E+00</text:p>
          </table:table-cell>
          <table:table-cell office:value-type="float" office:value="-1.8033087278127816E-2" table:formula="of:=SIN([.C435])" table:style-name="ce2">
            <text:p>-1.80E-02</text:p>
          </table:table-cell>
          <table:table-cell office:value-type="float" office:value="0" table:formula="of:=-[.$M$1]*[.D435]+[.$M$1]" table:style-name="ce2">
            <text:p>0.00E+00</text:p>
          </table:table-cell>
          <table:table-cell office:value-type="float" office:value="0" table:formula="of:=-[.$M$1]*[.E435]" table:style-name="ce2">
            <text:p>0.00E+00</text:p>
          </table:table-cell>
          <table:table-cell office:value-type="float" office:value="-0.44435038285687734" table:formula="of:=[.$M$2]*[.D435]+[.$O$2]*(-[.E435])+[.F435]" table:style-name="ce7">
            <text:p>-0.44435</text:p>
          </table:table-cell>
          <table:table-cell office:value-type="float" office:value="0" table:formula="of:=[.N435]" table:style-name="ce7">
            <text:p>0.00000</text:p>
          </table:table-cell>
          <table:table-cell office:value-type="float" office:value="0.10102943756621895" table:formula="of:=[.$M$2]*[.E435]+[.$O$2]*[.D435]+[.G435]" table:style-name="ce7">
            <text:p>0.1010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4" table:style-name="ce3">
            <text:p>4.34</text:p>
          </table:table-cell>
          <table:table-cell office:value-type="float" office:value="-1.1820444000000001" table:style-name="ce2">
            <text:p>-1.18E+00</text:p>
          </table:table-cell>
          <table:table-cell office:value-type="float" office:value="-2.0630566684760862E-2" table:formula="of:=[.B436]*PI()/180" table:style-name="ce2">
            <text:p>-2.06E-02</text:p>
          </table:table-cell>
          <table:table-cell office:value-type="float" office:value="0.99978719740705169" table:formula="of:=COS([.C436])" table:style-name="ce2">
            <text:p>1.00E+00</text:p>
          </table:table-cell>
          <table:table-cell office:value-type="float" office:value="-2.0629103251303772E-2" table:formula="of:=SIN([.C436])" table:style-name="ce2">
            <text:p>-2.06E-02</text:p>
          </table:table-cell>
          <table:table-cell office:value-type="float" office:value="0" table:formula="of:=-[.$M$1]*[.D436]+[.$M$1]" table:style-name="ce2">
            <text:p>0.00E+00</text:p>
          </table:table-cell>
          <table:table-cell office:value-type="float" office:value="0" table:formula="of:=-[.$M$1]*[.E436]" table:style-name="ce2">
            <text:p>0.00E+00</text:p>
          </table:table-cell>
          <table:table-cell office:value-type="float" office:value="-0.44408656216091452" table:formula="of:=[.$M$2]*[.D436]+[.$O$2]*(-[.E436])+[.F436]" table:style-name="ce7">
            <text:p>-0.44409</text:p>
          </table:table-cell>
          <table:table-cell office:value-type="float" office:value="0" table:formula="of:=[.N436]" table:style-name="ce7">
            <text:p>0.00000</text:p>
          </table:table-cell>
          <table:table-cell office:value-type="float" office:value="0.10218285231926241" table:formula="of:=[.$M$2]*[.E436]+[.$O$2]*[.D436]+[.G436]" table:style-name="ce7">
            <text:p>0.102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499999999999996" table:style-name="ce3">
            <text:p>4.35</text:p>
          </table:table-cell>
          <table:table-cell office:value-type="float" office:value="-1.3291561999999999" table:style-name="ce2">
            <text:p>-1.33E+00</text:p>
          </table:table-cell>
          <table:table-cell office:value-type="float" office:value="-2.3198151963296252E-2" table:formula="of:=[.B437]*PI()/180" table:style-name="ce2">
            <text:p>-2.32E-02</text:p>
          </table:table-cell>
          <table:table-cell office:value-type="float" office:value="0.99973093493961085" table:formula="of:=COS([.C437])" table:style-name="ce2">
            <text:p>1.00E+00</text:p>
          </table:table-cell>
          <table:table-cell office:value-type="float" office:value="-2.3196071321919698E-2" table:formula="of:=SIN([.C437])" table:style-name="ce2">
            <text:p>-2.32E-02</text:p>
          </table:table-cell>
          <table:table-cell office:value-type="float" office:value="0" table:formula="of:=-[.$M$1]*[.D437]+[.$M$1]" table:style-name="ce2">
            <text:p>0.00E+00</text:p>
          </table:table-cell>
          <table:table-cell office:value-type="float" office:value="0" table:formula="of:=-[.$M$1]*[.E437]" table:style-name="ce2">
            <text:p>0.00E+00</text:p>
          </table:table-cell>
          <table:table-cell office:value-type="float" office:value="-0.44382273544362183" table:formula="of:=[.$M$2]*[.D437]+[.$O$2]*(-[.E437])+[.F437]" table:style-name="ce7">
            <text:p>-0.44382</text:p>
          </table:table-cell>
          <table:table-cell office:value-type="float" office:value="0" table:formula="of:=[.N437]" table:style-name="ce7">
            <text:p>0.00000</text:p>
          </table:table-cell>
          <table:table-cell office:value-type="float" office:value="0.10332274436609218" table:formula="of:=[.$M$2]*[.E437]+[.$O$2]*[.D437]+[.G437]" table:style-name="ce7">
            <text:p>0.103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600000000000003" table:style-name="ce3">
            <text:p>4.36</text:p>
          </table:table-cell>
          <table:table-cell office:value-type="float" office:value="-1.474372" table:style-name="ce2">
            <text:p>-1.47E+00</text:p>
          </table:table-cell>
          <table:table-cell office:value-type="float" office:value="-2.5732645799213839E-2" table:formula="of:=[.B438]*PI()/180" table:style-name="ce2">
            <text:p>-2.57E-02</text:p>
          </table:table-cell>
          <table:table-cell office:value-type="float" office:value="0.9996689337391772" table:formula="of:=COS([.C438])" table:style-name="ce2">
            <text:p>1.00E+00</text:p>
          </table:table-cell>
          <table:table-cell office:value-type="float" office:value="-2.5729805999590884E-2" table:formula="of:=SIN([.C438])" table:style-name="ce2">
            <text:p>-2.57E-02</text:p>
          </table:table-cell>
          <table:table-cell office:value-type="float" office:value="0" table:formula="of:=-[.$M$1]*[.D438]+[.$M$1]" table:style-name="ce2">
            <text:p>0.00E+00</text:p>
          </table:table-cell>
          <table:table-cell office:value-type="float" office:value="0" table:formula="of:=-[.$M$1]*[.E438]" table:style-name="ce2">
            <text:p>0.00E+00</text:p>
          </table:table-cell>
          <table:table-cell office:value-type="float" office:value="-0.44355943938308501" table:formula="of:=[.$M$2]*[.D438]+[.$O$2]*(-[.E438])+[.F438]" table:style-name="ce7">
            <text:p>-0.44356</text:p>
          </table:table-cell>
          <table:table-cell office:value-type="float" office:value="0" table:formula="of:=[.N438]" table:style-name="ce7">
            <text:p>0.00000</text:p>
          </table:table-cell>
          <table:table-cell office:value-type="float" office:value="0.10444727729416098" table:formula="of:=[.$M$2]*[.E438]+[.$O$2]*[.D438]+[.G438]" table:style-name="ce7">
            <text:p>0.1044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7" table:style-name="ce3">
            <text:p>4.37</text:p>
          </table:table-cell>
          <table:table-cell office:value-type="float" office:value="-1.6174523999999999" table:style-name="ce2">
            <text:p>-1.62E+00</text:p>
          </table:table-cell>
          <table:table-cell office:value-type="float" office:value="-2.8229869874284327E-2" table:formula="of:=[.B439]*PI()/180" table:style-name="ce2">
            <text:p>-2.82E-02</text:p>
          </table:table-cell>
          <table:table-cell office:value-type="float" office:value="0.99960156368483488" table:formula="of:=COS([.C439])" table:style-name="ce2">
            <text:p>1.00E+00</text:p>
          </table:table-cell>
          <table:table-cell office:value-type="float" office:value="-2.8226120506241799E-2" table:formula="of:=SIN([.C439])" table:style-name="ce2">
            <text:p>-2.82E-02</text:p>
          </table:table-cell>
          <table:table-cell office:value-type="float" office:value="0" table:formula="of:=-[.$M$1]*[.D439]+[.$M$1]" table:style-name="ce2">
            <text:p>0.00E+00</text:p>
          </table:table-cell>
          <table:table-cell office:value-type="float" office:value="0" table:formula="of:=-[.$M$1]*[.E439]" table:style-name="ce2">
            <text:p>0.00E+00</text:p>
          </table:table-cell>
          <table:table-cell office:value-type="float" office:value="-0.44329722835272439" table:formula="of:=[.$M$2]*[.D439]+[.$O$2]*(-[.E439])+[.F439]" table:style-name="ce7">
            <text:p>-0.44330</text:p>
          </table:table-cell>
          <table:table-cell office:value-type="float" office:value="0" table:formula="of:=[.N439]" table:style-name="ce7">
            <text:p>0.00000</text:p>
          </table:table-cell>
          <table:table-cell office:value-type="float" office:value="0.10555461778052411" table:formula="of:=[.$M$2]*[.E439]+[.$O$2]*[.D439]+[.G439]" table:style-name="ce7">
            <text:p>0.105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8" table:style-name="ce3">
            <text:p>4.38</text:p>
          </table:table-cell>
          <table:table-cell office:value-type="float" office:value="-1.7581579000000001" table:style-name="ce2">
            <text:p>-1.76E+00</text:p>
          </table:table-cell>
          <table:table-cell office:value-type="float" office:value="-3.0685644124949216E-2" table:formula="of:=[.B440]*PI()/180" table:style-name="ce2">
            <text:p>-3.07E-02</text:p>
          </table:table-cell>
          <table:table-cell office:value-type="float" office:value="0.99952923256395265" table:formula="of:=COS([.C440])" table:style-name="ce2">
            <text:p>1.00E+00</text:p>
          </table:table-cell>
          <table:table-cell office:value-type="float" office:value="-3.0680828706471482E-2" table:formula="of:=SIN([.C440])" table:style-name="ce2">
            <text:p>-3.07E-02</text:p>
          </table:table-cell>
          <table:table-cell office:value-type="float" office:value="0" table:formula="of:=-[.$M$1]*[.D440]+[.$M$1]" table:style-name="ce2">
            <text:p>0.00E+00</text:p>
          </table:table-cell>
          <table:table-cell office:value-type="float" office:value="0" table:formula="of:=-[.$M$1]*[.E440]" table:style-name="ce2">
            <text:p>0.00E+00</text:p>
          </table:table-cell>
          <table:table-cell office:value-type="float" office:value="-0.44303667357707743" table:formula="of:=[.$M$2]*[.D440]+[.$O$2]*(-[.E440])+[.F440]" table:style-name="ce7">
            <text:p>-0.44304</text:p>
          </table:table-cell>
          <table:table-cell office:value-type="float" office:value="0" table:formula="of:=[.N440]" table:style-name="ce7">
            <text:p>0.00000</text:p>
          </table:table-cell>
          <table:table-cell office:value-type="float" office:value="0.10664293631440452" table:formula="of:=[.$M$2]*[.E440]+[.$O$2]*[.D440]+[.G440]" table:style-name="ce7">
            <text:p>0.1066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3899999999999997" table:style-name="ce3">
            <text:p>4.39</text:p>
          </table:table-cell>
          <table:table-cell office:value-type="float" office:value="-1.8962524999999999" table:style-name="ce2">
            <text:p>-1.90E+00</text:p>
          </table:table-cell>
          <table:table-cell office:value-type="float" office:value="-3.3095849574173768E-2" table:formula="of:=[.B441]*PI()/180" table:style-name="ce2">
            <text:p>-3.31E-02</text:p>
          </table:table-cell>
          <table:table-cell office:value-type="float" office:value="0.99945238235862877" table:formula="of:=COS([.C441])" table:style-name="ce2">
            <text:p>9.99E-01</text:p>
          </table:table-cell>
          <table:table-cell office:value-type="float" office:value="-3.3089808063229531E-2" table:formula="of:=SIN([.C441])" table:style-name="ce2">
            <text:p>-3.31E-02</text:p>
          </table:table-cell>
          <table:table-cell office:value-type="float" office:value="0" table:formula="of:=-[.$M$1]*[.D441]+[.$M$1]" table:style-name="ce2">
            <text:p>0.00E+00</text:p>
          </table:table-cell>
          <table:table-cell office:value-type="float" office:value="0" table:formula="of:=-[.$M$1]*[.E441]" table:style-name="ce2">
            <text:p>0.00E+00</text:p>
          </table:table-cell>
          <table:table-cell office:value-type="float" office:value="-0.44277835562030393" table:formula="of:=[.$M$2]*[.D441]+[.$O$2]*(-[.E441])+[.F441]" table:style-name="ce7">
            <text:p>-0.44278</text:p>
          </table:table-cell>
          <table:table-cell office:value-type="float" office:value="0" table:formula="of:=[.N441]" table:style-name="ce7">
            <text:p>0.00000</text:p>
          </table:table-cell>
          <table:table-cell office:value-type="float" office:value="0.10771043493635916" table:formula="of:=[.$M$2]*[.E441]+[.$O$2]*[.D441]+[.G441]" table:style-name="ce7">
            <text:p>0.107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000000000000004" table:style-name="ce3">
            <text:p>4.40</text:p>
          </table:table-cell>
          <table:table-cell office:value-type="float" office:value="-2.0315422000000001" table:style-name="ce2">
            <text:p>-2.03E+00</text:p>
          </table:table-cell>
          <table:table-cell office:value-type="float" office:value="-3.5457100283209149E-2" table:formula="of:=[.B442]*PI()/180" table:style-name="ce2">
            <text:p>-3.55E-02</text:p>
          </table:table-cell>
          <table:table-cell office:value-type="float" office:value="0.99937146287394452" table:formula="of:=COS([.C442])" table:style-name="ce2">
            <text:p>9.99E-01</text:p>
          </table:table-cell>
          <table:table-cell office:value-type="float" office:value="-3.5449671270578159E-2" table:formula="of:=SIN([.C442])" table:style-name="ce2">
            <text:p>-3.54E-02</text:p>
          </table:table-cell>
          <table:table-cell office:value-type="float" office:value="0" table:formula="of:=-[.$M$1]*[.D442]+[.$M$1]" table:style-name="ce2">
            <text:p>0.00E+00</text:p>
          </table:table-cell>
          <table:table-cell office:value-type="float" office:value="0" table:formula="of:=-[.$M$1]*[.E442]" table:style-name="ce2">
            <text:p>0.00E+00</text:p>
          </table:table-cell>
          <table:table-cell office:value-type="float" office:value="-0.44252279015990287" table:formula="of:=[.$M$2]*[.D442]+[.$O$2]*(-[.E442])+[.F442]" table:style-name="ce7">
            <text:p>-0.44252</text:p>
          </table:table-cell>
          <table:table-cell office:value-type="float" office:value="0" table:formula="of:=[.N442]" table:style-name="ce7">
            <text:p>0.00000</text:p>
          </table:table-cell>
          <table:table-cell office:value-type="float" office:value="0.10875564440108175" table:formula="of:=[.$M$2]*[.E442]+[.$O$2]*[.D442]+[.G442]" table:style-name="ce7">
            <text:p>0.108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1" table:style-name="ce3">
            <text:p>4.41</text:p>
          </table:table-cell>
          <table:table-cell office:value-type="float" office:value="-2.1638633" table:style-name="ce2">
            <text:p>-2.16E+00</text:p>
          </table:table-cell>
          <table:table-cell office:value-type="float" office:value="-3.7766539148069815E-2" table:formula="of:=[.B443]*PI()/180" table:style-name="ce2">
            <text:p>-3.78E-02</text:p>
          </table:table-cell>
          <table:table-cell office:value-type="float" office:value="0.99928692902154348" table:formula="of:=COS([.C443])" table:style-name="ce2">
            <text:p>9.99E-01</text:p>
          </table:table-cell>
          <table:table-cell office:value-type="float" office:value="-3.7757561980252707E-2" table:formula="of:=SIN([.C443])" table:style-name="ce2">
            <text:p>-3.78E-02</text:p>
          </table:table-cell>
          <table:table-cell office:value-type="float" office:value="0" table:formula="of:=-[.$M$1]*[.D443]+[.$M$1]" table:style-name="ce2">
            <text:p>0.00E+00</text:p>
          </table:table-cell>
          <table:table-cell office:value-type="float" office:value="0" table:formula="of:=-[.$M$1]*[.E443]" table:style-name="ce2">
            <text:p>0.00E+00</text:p>
          </table:table-cell>
          <table:table-cell office:value-type="float" office:value="-0.44227044577234703" table:formula="of:=[.$M$2]*[.D443]+[.$O$2]*(-[.E443])+[.F443]" table:style-name="ce7">
            <text:p>-0.44227</text:p>
          </table:table-cell>
          <table:table-cell office:value-type="float" office:value="0" table:formula="of:=[.N443]" table:style-name="ce7">
            <text:p>0.00000</text:p>
          </table:table-cell>
          <table:table-cell office:value-type="float" office:value="0.10977733279839427" table:formula="of:=[.$M$2]*[.E443]+[.$O$2]*[.D443]+[.G443]" table:style-name="ce7">
            <text:p>0.1097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2" table:style-name="ce3">
            <text:p>4.42</text:p>
          </table:table-cell>
          <table:table-cell office:value-type="float" office:value="-2.293053" table:style-name="ce2">
            <text:p>-2.29E+00</text:p>
          </table:table-cell>
          <table:table-cell office:value-type="float" office:value="-4.0021324772733534E-2" table:formula="of:=[.B444]*PI()/180" table:style-name="ce2">
            <text:p>-4.00E-02</text:p>
          </table:table-cell>
          <table:table-cell office:value-type="float" office:value="0.99919925367032358" table:formula="of:=COS([.C444])" table:style-name="ce2">
            <text:p>9.99E-01</text:p>
          </table:table-cell>
          <table:table-cell office:value-type="float" office:value="-4.0010641892729917E-2" table:formula="of:=SIN([.C444])" table:style-name="ce2">
            <text:p>-4.00E-02</text:p>
          </table:table-cell>
          <table:table-cell office:value-type="float" office:value="0" table:formula="of:=-[.$M$1]*[.D444]+[.$M$1]" table:style-name="ce2">
            <text:p>0.00E+00</text:p>
          </table:table-cell>
          <table:table-cell office:value-type="float" office:value="0" table:formula="of:=-[.$M$1]*[.E444]" table:style-name="ce2">
            <text:p>0.00E+00</text:p>
          </table:table-cell>
          <table:table-cell office:value-type="float" office:value="-0.44202179736630748" table:formula="of:=[.$M$2]*[.D444]+[.$O$2]*(-[.E444])+[.F444]" table:style-name="ce7">
            <text:p>-0.44202</text:p>
          </table:table-cell>
          <table:table-cell office:value-type="float" office:value="0" table:formula="of:=[.N444]" table:style-name="ce7">
            <text:p>0.00000</text:p>
          </table:table-cell>
          <table:table-cell office:value-type="float" office:value="0.11077427793968692" table:formula="of:=[.$M$2]*[.E444]+[.$O$2]*[.D444]+[.G444]" table:style-name="ce7">
            <text:p>0.110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3" table:style-name="ce3">
            <text:p>4.43</text:p>
          </table:table-cell>
          <table:table-cell office:value-type="float" office:value="-2.4189484000000001" table:style-name="ce2">
            <text:p>-2.42E+00</text:p>
          </table:table-cell>
          <table:table-cell office:value-type="float" office:value="-4.2218614015848803E-2" table:formula="of:=[.B445]*PI()/180" table:style-name="ce2">
            <text:p>-4.22E-02</text:p>
          </table:table-cell>
          <table:table-cell office:value-type="float" office:value="0.99910892668202123" table:formula="of:=COS([.C445])" table:style-name="ce2">
            <text:p>9.99E-01</text:p>
          </table:table-cell>
          <table:table-cell office:value-type="float" office:value="-4.2206073310598599E-2" table:formula="of:=SIN([.C445])" table:style-name="ce2">
            <text:p>-4.22E-02</text:p>
          </table:table-cell>
          <table:table-cell office:value-type="float" office:value="0" table:formula="of:=-[.$M$1]*[.D445]+[.$M$1]" table:style-name="ce2">
            <text:p>0.00E+00</text:p>
          </table:table-cell>
          <table:table-cell office:value-type="float" office:value="0" table:formula="of:=-[.$M$1]*[.E445]" table:style-name="ce2">
            <text:p>0.00E+00</text:p>
          </table:table-cell>
          <table:table-cell office:value-type="float" office:value="-0.441777327374964" table:formula="of:=[.$M$2]*[.D445]+[.$O$2]*(-[.E445])+[.F445]" table:style-name="ce7">
            <text:p>-0.44178</text:p>
          </table:table-cell>
          <table:table-cell office:value-type="float" office:value="0" table:formula="of:=[.N445]" table:style-name="ce7">
            <text:p>0.00000</text:p>
          </table:table-cell>
          <table:table-cell office:value-type="float" office:value="0.11174525948528601" table:formula="of:=[.$M$2]*[.E445]+[.$O$2]*[.D445]+[.G445]" table:style-name="ce7">
            <text:p>0.111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400000000000004" table:style-name="ce3">
            <text:p>4.44</text:p>
          </table:table-cell>
          <table:table-cell office:value-type="float" office:value="-2.5413868000000002" table:style-name="ce2">
            <text:p>-2.54E+00</text:p>
          </table:table-cell>
          <table:table-cell office:value-type="float" office:value="-4.4355567226722632E-2" table:formula="of:=[.B446]*PI()/180" table:style-name="ce2">
            <text:p>-4.44E-02</text:p>
          </table:table-cell>
          <table:table-cell office:value-type="float" office:value="0.99901645309771603" table:formula="of:=COS([.C446])" table:style-name="ce2">
            <text:p>9.99E-01</text:p>
          </table:table-cell>
          <table:table-cell office:value-type="float" office:value="-4.4341024346073163E-2" table:formula="of:=SIN([.C446])" table:style-name="ce2">
            <text:p>-4.43E-02</text:p>
          </table:table-cell>
          <table:table-cell office:value-type="float" office:value="0" table:formula="of:=-[.$M$1]*[.D446]+[.$M$1]" table:style-name="ce2">
            <text:p>0.00E+00</text:p>
          </table:table-cell>
          <table:table-cell office:value-type="float" office:value="0" table:formula="of:=-[.$M$1]*[.E446]" table:style-name="ce2">
            <text:p>0.00E+00</text:p>
          </table:table-cell>
          <table:table-cell office:value-type="float" office:value="-0.44153752446270628" table:formula="of:=[.$M$2]*[.D446]+[.$O$2]*(-[.E446])+[.F446]" table:style-name="ce7">
            <text:p>-0.44154</text:p>
          </table:table-cell>
          <table:table-cell office:value-type="float" office:value="0" table:formula="of:=[.N446]" table:style-name="ce7">
            <text:p>0.00000</text:p>
          </table:table-cell>
          <table:table-cell office:value-type="float" office:value="0.11268906109887082" table:formula="of:=[.$M$2]*[.E446]+[.$O$2]*[.D446]+[.G446]" table:style-name="ce7">
            <text:p>0.112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5" table:style-name="ce3">
            <text:p>4.45</text:p>
          </table:table-cell>
          <table:table-cell office:value-type="float" office:value="-2.6602051000000002" table:style-name="ce2">
            <text:p>-2.66E+00</text:p>
          </table:table-cell>
          <table:table-cell office:value-type="float" office:value="-4.6429337773345007E-2" table:formula="of:=[.B447]*PI()/180" table:style-name="ce2">
            <text:p>-4.64E-02</text:p>
          </table:table-cell>
          <table:table-cell office:value-type="float" office:value="0.99892235190684131" table:formula="of:=COS([.C447])" table:style-name="ce2">
            <text:p>9.99E-01</text:p>
          </table:table-cell>
          <table:table-cell office:value-type="float" office:value="-4.6412658412385448E-2" table:formula="of:=SIN([.C447])" table:style-name="ce2">
            <text:p>-4.64E-02</text:p>
          </table:table-cell>
          <table:table-cell office:value-type="float" office:value="0" table:formula="of:=-[.$M$1]*[.D447]+[.$M$1]" table:style-name="ce2">
            <text:p>0.00E+00</text:p>
          </table:table-cell>
          <table:table-cell office:value-type="float" office:value="0" table:formula="of:=-[.$M$1]*[.E447]" table:style-name="ce2">
            <text:p>0.00E+00</text:p>
          </table:table-cell>
          <table:table-cell office:value-type="float" office:value="-0.44130288395329004" table:formula="of:=[.$M$2]*[.D447]+[.$O$2]*(-[.E447])+[.F447]" table:style-name="ce7">
            <text:p>-0.44130</text:p>
          </table:table-cell>
          <table:table-cell office:value-type="float" office:value="0" table:formula="of:=[.N447]" table:style-name="ce7">
            <text:p>0.00000</text:p>
          </table:table-cell>
          <table:table-cell office:value-type="float" office:value="0.11360446564510138" table:formula="of:=[.$M$2]*[.E447]+[.$O$2]*[.D447]+[.G447]" table:style-name="ce7">
            <text:p>0.113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6" table:style-name="ce3">
            <text:p>4.46</text:p>
          </table:table-cell>
          <table:table-cell office:value-type="float" office:value="-2.7752406000000001" table:style-name="ce2">
            <text:p>-2.78E+00</text:p>
          </table:table-cell>
          <table:table-cell office:value-type="float" office:value="-4.8437086005022945E-2" table:formula="of:=[.B448]*PI()/180" table:style-name="ce2">
            <text:p>-4.84E-02</text:p>
          </table:table-cell>
          <table:table-cell office:value-type="float" office:value="0.9988271536828156" table:formula="of:=COS([.C448])" table:style-name="ce2">
            <text:p>9.99E-01</text:p>
          </table:table-cell>
          <table:table-cell office:value-type="float" office:value="-4.8418148104663307E-2" table:formula="of:=SIN([.C448])" table:style-name="ce2">
            <text:p>-4.84E-02</text:p>
          </table:table-cell>
          <table:table-cell office:value-type="float" office:value="0" table:formula="of:=-[.$M$1]*[.D448]+[.$M$1]" table:style-name="ce2">
            <text:p>0.00E+00</text:p>
          </table:table-cell>
          <table:table-cell office:value-type="float" office:value="0" table:formula="of:=-[.$M$1]*[.E448]" table:style-name="ce2">
            <text:p>0.00E+00</text:p>
          </table:table-cell>
          <table:table-cell office:value-type="float" office:value="-0.44107390548417036" table:formula="of:=[.$M$2]*[.D448]+[.$O$2]*(-[.E448])+[.F448]" table:style-name="ce7">
            <text:p>-0.44107</text:p>
          </table:table-cell>
          <table:table-cell office:value-type="float" office:value="0" table:formula="of:=[.N448]" table:style-name="ce7">
            <text:p>0.00000</text:p>
          </table:table-cell>
          <table:table-cell office:value-type="float" office:value="0.11449026116199215" table:formula="of:=[.$M$2]*[.E448]+[.$O$2]*[.D448]+[.G448]" table:style-name="ce7">
            <text:p>0.114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7" table:style-name="ce3">
            <text:p>4.47</text:p>
          </table:table-cell>
          <table:table-cell office:value-type="float" office:value="-2.8863303999999999" table:style-name="ce2">
            <text:p>-2.89E+00</text:p>
          </table:table-cell>
          <table:table-cell office:value-type="float" office:value="-5.0375968780404942E-2" table:formula="of:=[.B449]*PI()/180" table:style-name="ce2">
            <text:p>-5.04E-02</text:p>
          </table:table-cell>
          <table:table-cell office:value-type="float" office:value="0.99873139920015841" table:formula="of:=COS([.C449])" table:style-name="ce2">
            <text:p>9.99E-01</text:p>
          </table:table-cell>
          <table:table-cell office:value-type="float" office:value="-5.0354664646821042E-2" table:formula="of:=SIN([.C449])" table:style-name="ce2">
            <text:p>-5.04E-02</text:p>
          </table:table-cell>
          <table:table-cell office:value-type="float" office:value="0" table:formula="of:=-[.$M$1]*[.D449]+[.$M$1]" table:style-name="ce2">
            <text:p>0.00E+00</text:p>
          </table:table-cell>
          <table:table-cell office:value-type="float" office:value="0" table:formula="of:=-[.$M$1]*[.E449]" table:style-name="ce2">
            <text:p>0.00E+00</text:p>
          </table:table-cell>
          <table:table-cell office:value-type="float" office:value="-0.44085109337103628" table:formula="of:=[.$M$2]*[.D449]+[.$O$2]*(-[.E449])+[.F449]" table:style-name="ce7">
            <text:p>-0.44085</text:p>
          </table:table-cell>
          <table:table-cell office:value-type="float" office:value="0" table:formula="of:=[.N449]" table:style-name="ce7">
            <text:p>0.00000</text:p>
          </table:table-cell>
          <table:table-cell office:value-type="float" office:value="0.11534523602456161" table:formula="of:=[.$M$2]*[.E449]+[.$O$2]*[.D449]+[.G449]" table:style-name="ce7">
            <text:p>0.115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800000000000004" table:style-name="ce3">
            <text:p>4.48</text:p>
          </table:table-cell>
          <table:table-cell office:value-type="float" office:value="-2.9933114999999999" table:style-name="ce2">
            <text:p>-2.99E+00</text:p>
          </table:table-cell>
          <table:table-cell office:value-type="float" office:value="-5.2243141212810242E-2" table:formula="of:=[.B450]*PI()/180" table:style-name="ce2">
            <text:p>-5.22E-02</text:p>
          </table:table-cell>
          <table:table-cell office:value-type="float" office:value="0.9986356374585601" table:formula="of:=COS([.C450])" table:style-name="ce2">
            <text:p>9.99E-01</text:p>
          </table:table-cell>
          <table:table-cell office:value-type="float" office:value="-5.2219379522694585E-2" table:formula="of:=SIN([.C450])" table:style-name="ce2">
            <text:p>-5.22E-02</text:p>
          </table:table-cell>
          <table:table-cell office:value-type="float" office:value="0" table:formula="of:=-[.$M$1]*[.D450]+[.$M$1]" table:style-name="ce2">
            <text:p>0.00E+00</text:p>
          </table:table-cell>
          <table:table-cell office:value-type="float" office:value="0" table:formula="of:=-[.$M$1]*[.E450]" table:style-name="ce2">
            <text:p>0.00E+00</text:p>
          </table:table-cell>
          <table:table-cell office:value-type="float" office:value="-0.4406349555746531" table:formula="of:=[.$M$2]*[.D450]+[.$O$2]*(-[.E450])+[.F450]" table:style-name="ce7">
            <text:p>-0.44063</text:p>
          </table:table-cell>
          <table:table-cell office:value-type="float" office:value="0" table:formula="of:=[.N450]" table:style-name="ce7">
            <text:p>0.00000</text:p>
          </table:table-cell>
          <table:table-cell office:value-type="float" office:value="0.11616817948872014" table:formula="of:=[.$M$2]*[.E450]+[.$O$2]*[.D450]+[.G450]" table:style-name="ce7">
            <text:p>0.116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49" table:style-name="ce3">
            <text:p>4.49</text:p>
          </table:table-cell>
          <table:table-cell office:value-type="float" office:value="-3.0960212999999999" table:style-name="ce2">
            <text:p>-3.10E+00</text:p>
          </table:table-cell>
          <table:table-cell office:value-type="float" office:value="-5.4035765396875116E-2" table:formula="of:=[.B451]*PI()/180" table:style-name="ce2">
            <text:p>-5.40E-02</text:p>
          </table:table-cell>
          <table:table-cell office:value-type="float" office:value="0.99854042322797432" table:formula="of:=COS([.C451])" table:style-name="ce2">
            <text:p>9.99E-01</text:p>
          </table:table-cell>
          <table:table-cell office:value-type="float" office:value="-5.400947305517801E-2" table:formula="of:=SIN([.C451])" table:style-name="ce2">
            <text:p>-5.40E-02</text:p>
          </table:table-cell>
          <table:table-cell office:value-type="float" office:value="0" table:formula="of:=-[.$M$1]*[.D451]+[.$M$1]" table:style-name="ce2">
            <text:p>0.00E+00</text:p>
          </table:table-cell>
          <table:table-cell office:value-type="float" office:value="0" table:formula="of:=-[.$M$1]*[.E451]" table:style-name="ce2">
            <text:p>0.00E+00</text:p>
          </table:table-cell>
          <table:table-cell office:value-type="float" office:value="-0.44042600180786778" table:formula="of:=[.$M$2]*[.D451]+[.$O$2]*(-[.E451])+[.F451]" table:style-name="ce7">
            <text:p>-0.44043</text:p>
          </table:table-cell>
          <table:table-cell office:value-type="float" office:value="0" table:formula="of:=[.N451]" table:style-name="ce7">
            <text:p>0.00000</text:p>
          </table:table-cell>
          <table:table-cell office:value-type="float" office:value="0.11695788529011653" table:formula="of:=[.$M$2]*[.E451]+[.$O$2]*[.D451]+[.G451]" table:style-name="ce7">
            <text:p>0.1169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" table:style-name="ce3">
            <text:p>4.50</text:p>
          </table:table-cell>
          <table:table-cell office:value-type="float" office:value="-3.1942967000000002" table:style-name="ce2">
            <text:p>-3.19E+00</text:p>
          </table:table-cell>
          <table:table-cell office:value-type="float" office:value="-5.575099470058955E-2" table:formula="of:=[.B452]*PI()/180" table:style-name="ce2">
            <text:p>-5.58E-02</text:p>
          </table:table-cell>
          <table:table-cell office:value-type="float" office:value="0.99844631578415965" table:formula="of:=COS([.C452])" table:style-name="ce2">
            <text:p>9.98E-01</text:p>
          </table:table-cell>
          <table:table-cell office:value-type="float" office:value="-5.5722118562004638E-2" table:formula="of:=SIN([.C452])" table:style-name="ce2">
            <text:p>-5.57E-02</text:p>
          </table:table-cell>
          <table:table-cell office:value-type="float" office:value="0" table:formula="of:=-[.$M$1]*[.D452]+[.$M$1]" table:style-name="ce2">
            <text:p>0.00E+00</text:p>
          </table:table-cell>
          <table:table-cell office:value-type="float" office:value="0" table:formula="of:=-[.$M$1]*[.E452]" table:style-name="ce2">
            <text:p>0.00E+00</text:p>
          </table:table-cell>
          <table:table-cell office:value-type="float" office:value="-0.44022474444504717" table:formula="of:=[.$M$2]*[.D452]+[.$O$2]*(-[.E452])+[.F452]" table:style-name="ce7">
            <text:p>-0.44022</text:p>
          </table:table-cell>
          <table:table-cell office:value-type="float" office:value="0" table:formula="of:=[.N452]" table:style-name="ce7">
            <text:p>0.00000</text:p>
          </table:table-cell>
          <table:table-cell office:value-type="float" office:value="0.11771314445843711" table:formula="of:=[.$M$2]*[.E452]+[.$O$2]*[.D452]+[.G452]" table:style-name="ce7">
            <text:p>0.117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1" table:style-name="ce3">
            <text:p>4.51</text:p>
          </table:table-cell>
          <table:table-cell office:value-type="float" office:value="-3.2879749" table:style-name="ce2">
            <text:p>-3.29E+00</text:p>
          </table:table-cell>
          <table:table-cell office:value-type="float" office:value="-5.7385987727931305E-2" table:formula="of:=[.B453]*PI()/180" table:style-name="ce2">
            <text:p>-5.74E-02</text:p>
          </table:table-cell>
          <table:table-cell office:value-type="float" office:value="0.99835387602528614" table:formula="of:=COS([.C453])" table:style-name="ce2">
            <text:p>9.98E-01</text:p>
          </table:table-cell>
          <table:table-cell office:value-type="float" office:value="-5.7354496120945821E-2" table:formula="of:=SIN([.C453])" table:style-name="ce2">
            <text:p>-5.74E-02</text:p>
          </table:table-cell>
          <table:table-cell office:value-type="float" office:value="0" table:formula="of:=-[.$M$1]*[.D453]+[.$M$1]" table:style-name="ce2">
            <text:p>0.00E+00</text:p>
          </table:table-cell>
          <table:table-cell office:value-type="float" office:value="0" table:formula="of:=-[.$M$1]*[.E453]" table:style-name="ce2">
            <text:p>0.00E+00</text:p>
          </table:table-cell>
          <table:table-cell office:value-type="float" office:value="-0.44003169595563218" table:formula="of:=[.$M$2]*[.D453]+[.$O$2]*(-[.E453])+[.F453]" table:style-name="ce7">
            <text:p>-0.44003</text:p>
          </table:table-cell>
          <table:table-cell office:value-type="float" office:value="0" table:formula="of:=[.N453]" table:style-name="ce7">
            <text:p>0.00000</text:p>
          </table:table-cell>
          <table:table-cell office:value-type="float" office:value="0.11843275118990554" table:formula="of:=[.$M$2]*[.E453]+[.$O$2]*[.D453]+[.G453]" table:style-name="ce7">
            <text:p>0.118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199999999999996" table:style-name="ce3">
            <text:p>4.52</text:p>
          </table:table-cell>
          <table:table-cell office:value-type="float" office:value="-3.3768929999999999" table:style-name="ce2">
            <text:p>-3.38E+00</text:p>
          </table:table-cell>
          <table:table-cell office:value-type="float" office:value="-5.8937901337548879E-2" table:formula="of:=[.B454]*PI()/180" table:style-name="ce2">
            <text:p>-5.89E-02</text:p>
          </table:table-cell>
          <table:table-cell office:value-type="float" office:value="0.99826366460251958" table:formula="of:=COS([.C454])" table:style-name="ce2">
            <text:p>9.98E-01</text:p>
          </table:table-cell>
          <table:table-cell office:value-type="float" office:value="-5.8903785399143552E-2" table:formula="of:=SIN([.C454])" table:style-name="ce2">
            <text:p>-5.89E-02</text:p>
          </table:table-cell>
          <table:table-cell office:value-type="float" office:value="0" table:formula="of:=-[.$M$1]*[.D454]+[.$M$1]" table:style-name="ce2">
            <text:p>0.00E+00</text:p>
          </table:table-cell>
          <table:table-cell office:value-type="float" office:value="0" table:formula="of:=-[.$M$1]*[.E454]" table:style-name="ce2">
            <text:p>0.00E+00</text:p>
          </table:table-cell>
          <table:table-cell office:value-type="float" office:value="-0.43984736873706359" table:formula="of:=[.$M$2]*[.D454]+[.$O$2]*(-[.E454])+[.F454]" table:style-name="ce7">
            <text:p>-0.43985</text:p>
          </table:table-cell>
          <table:table-cell office:value-type="float" office:value="0" table:formula="of:=[.N454]" table:style-name="ce7">
            <text:p>0.00000</text:p>
          </table:table-cell>
          <table:table-cell office:value-type="float" office:value="0.11911549947459225" table:formula="of:=[.$M$2]*[.E454]+[.$O$2]*[.D454]+[.G454]" table:style-name="ce7">
            <text:p>0.1191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3" table:style-name="ce3">
            <text:p>4.53</text:p>
          </table:table-cell>
          <table:table-cell office:value-type="float" office:value="-3.4608881999999999" table:style-name="ce2">
            <text:p>-3.46E+00</text:p>
          </table:table-cell>
          <table:table-cell office:value-type="float" office:value="-6.0403894133420011E-2" table:formula="of:=[.B455]*PI()/180" table:style-name="ce2">
            <text:p>-6.04E-02</text:p>
          </table:table-cell>
          <table:table-cell office:value-type="float" office:value="0.9981762394069682" table:formula="of:=COS([.C455])" table:style-name="ce2">
            <text:p>9.98E-01</text:p>
          </table:table-cell>
          <table:table-cell office:value-type="float" office:value="-6.0367168919561391E-2" table:formula="of:=SIN([.C455])" table:style-name="ce2">
            <text:p>-6.04E-02</text:p>
          </table:table-cell>
          <table:table-cell office:value-type="float" office:value="0" table:formula="of:=-[.$M$1]*[.D455]+[.$M$1]" table:style-name="ce2">
            <text:p>0.00E+00</text:p>
          </table:table-cell>
          <table:table-cell office:value-type="float" office:value="0" table:formula="of:=-[.$M$1]*[.E455]" table:style-name="ce2">
            <text:p>0.00E+00</text:p>
          </table:table-cell>
          <table:table-cell office:value-type="float" office:value="-0.43967227368992928" table:formula="of:=[.$M$2]*[.D455]+[.$O$2]*(-[.E455])+[.F455]" table:style-name="ce7">
            <text:p>-0.43967</text:p>
          </table:table-cell>
          <table:table-cell office:value-type="float" office:value="0" table:formula="of:=[.N455]" table:style-name="ce7">
            <text:p>0.00000</text:p>
          </table:table-cell>
          <table:table-cell office:value-type="float" office:value="0.11976018431986438" table:formula="of:=[.$M$2]*[.E455]+[.$O$2]*[.D455]+[.G455]" table:style-name="ce7">
            <text:p>0.119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4" table:style-name="ce3">
            <text:p>4.54</text:p>
          </table:table-cell>
          <table:table-cell office:value-type="float" office:value="-3.5397976" table:style-name="ce2">
            <text:p>-3.54E+00</text:p>
          </table:table-cell>
          <table:table-cell office:value-type="float" office:value="-6.1781122974193234E-2" table:formula="of:=[.B456]*PI()/180" table:style-name="ce2">
            <text:p>-6.18E-02</text:p>
          </table:table-cell>
          <table:table-cell office:value-type="float" office:value="0.99809215337730606" table:formula="of:=COS([.C456])" table:style-name="ce2">
            <text:p>9.98E-01</text:p>
          </table:table-cell>
          <table:table-cell office:value-type="float" office:value="-6.174182833907782E-2" table:formula="of:=SIN([.C456])" table:style-name="ce2">
            <text:p>-6.17E-02</text:p>
          </table:table-cell>
          <table:table-cell office:value-type="float" office:value="0" table:formula="of:=-[.$M$1]*[.D456]+[.$M$1]" table:style-name="ce2">
            <text:p>0.00E+00</text:p>
          </table:table-cell>
          <table:table-cell office:value-type="float" office:value="0" table:formula="of:=-[.$M$1]*[.E456]" table:style-name="ce2">
            <text:p>0.00E+00</text:p>
          </table:table-cell>
          <table:table-cell office:value-type="float" office:value="-0.43950691958608201" table:formula="of:=[.$M$2]*[.D456]+[.$O$2]*(-[.E456])+[.F456]" table:style-name="ce7">
            <text:p>-0.43951</text:p>
          </table:table-cell>
          <table:table-cell office:value-type="float" office:value="0" table:formula="of:=[.N456]" table:style-name="ce7">
            <text:p>0.00000</text:p>
          </table:table-cell>
          <table:table-cell office:value-type="float" office:value="0.12036559988615209" table:formula="of:=[.$M$2]*[.E456]+[.$O$2]*[.D456]+[.G456]" table:style-name="ce7">
            <text:p>0.1203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5" table:style-name="ce3">
            <text:p>4.55</text:p>
          </table:table-cell>
          <table:table-cell office:value-type="float" office:value="-3.6134583999999998" table:style-name="ce2">
            <text:p>-3.61E+00</text:p>
          </table:table-cell>
          <table:table-cell office:value-type="float" office:value="-6.3066746463846274E-2" table:formula="of:=[.B457]*PI()/180" table:style-name="ce2">
            <text:p>-6.31E-02</text:p>
          </table:table-cell>
          <table:table-cell office:value-type="float" office:value="0.9980119518172712" table:formula="of:=COS([.C457])" table:style-name="ce2">
            <text:p>9.98E-01</text:p>
          </table:table-cell>
          <table:table-cell office:value-type="float" office:value="-6.3024947678524609E-2" table:formula="of:=SIN([.C457])" table:style-name="ce2">
            <text:p>-6.30E-02</text:p>
          </table:table-cell>
          <table:table-cell office:value-type="float" office:value="0" table:formula="of:=-[.$M$1]*[.D457]+[.$M$1]" table:style-name="ce2">
            <text:p>0.00E+00</text:p>
          </table:table-cell>
          <table:table-cell office:value-type="float" office:value="0" table:formula="of:=-[.$M$1]*[.E457]" table:style-name="ce2">
            <text:p>0.00E+00</text:p>
          </table:table-cell>
          <table:table-cell office:value-type="float" office:value="-0.43935181157158187" table:formula="of:=[.$M$2]*[.D457]+[.$O$2]*(-[.E457])+[.F457]" table:style-name="ce7">
            <text:p>-0.43935</text:p>
          </table:table-cell>
          <table:table-cell office:value-type="float" office:value="0" table:formula="of:=[.N457]" table:style-name="ce7">
            <text:p>0.00000</text:p>
          </table:table-cell>
          <table:table-cell office:value-type="float" office:value="0.12093054067839605" table:formula="of:=[.$M$2]*[.E457]+[.$O$2]*[.D457]+[.G457]" table:style-name="ce7">
            <text:p>0.120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599999999999996" table:style-name="ce3">
            <text:p>4.56</text:p>
          </table:table-cell>
          <table:table-cell office:value-type="float" office:value="-3.6817077" table:style-name="ce2">
            <text:p>-3.68E+00</text:p>
          </table:table-cell>
          <table:table-cell office:value-type="float" office:value="-6.4257921461027642E-2" table:formula="of:=[.B458]*PI()/180" table:style-name="ce2">
            <text:p>-6.43E-02</text:p>
          </table:table-cell>
          <table:table-cell office:value-type="float" office:value="0.99793617005471702" table:formula="of:=COS([.C458])" table:style-name="ce2">
            <text:p>9.98E-01</text:p>
          </table:table-cell>
          <table:table-cell office:value-type="float" office:value="-6.4213709568308089E-2" table:formula="of:=SIN([.C458])" table:style-name="ce2">
            <text:p>-6.42E-02</text:p>
          </table:table-cell>
          <table:table-cell office:value-type="float" office:value="0" table:formula="of:=-[.$M$1]*[.D458]+[.$M$1]" table:style-name="ce2">
            <text:p>0.00E+00</text:p>
          </table:table-cell>
          <table:table-cell office:value-type="float" office:value="0" table:formula="of:=-[.$M$1]*[.E458]" table:style-name="ce2">
            <text:p>0.00E+00</text:p>
          </table:table-cell>
          <table:table-cell office:value-type="float" office:value="-0.43920745047155663" table:formula="of:=[.$M$2]*[.D458]+[.$O$2]*(-[.E458])+[.F458]" table:style-name="ce7">
            <text:p>-0.43921</text:p>
          </table:table-cell>
          <table:table-cell office:value-type="float" office:value="0" table:formula="of:=[.N458]" table:style-name="ce7">
            <text:p>0.00000</text:p>
          </table:table-cell>
          <table:table-cell office:value-type="float" office:value="0.12145379965351093" table:formula="of:=[.$M$2]*[.E458]+[.$O$2]*[.D458]+[.G458]" table:style-name="ce7">
            <text:p>0.1214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7" table:style-name="ce3">
            <text:p>4.57</text:p>
          </table:table-cell>
          <table:table-cell office:value-type="float" office:value="-3.7443824999999999" table:style-name="ce2">
            <text:p>-3.74E+00</text:p>
          </table:table-cell>
          <table:table-cell office:value-type="float" office:value="-6.5351803079056567E-2" table:formula="of:=[.B459]*PI()/180" table:style-name="ce2">
            <text:p>-6.54E-02</text:p>
          </table:table-cell>
          <table:table-cell office:value-type="float" office:value="0.99786533081853124" table:formula="of:=COS([.C459])" table:style-name="ce2">
            <text:p>9.98E-01</text:p>
          </table:table-cell>
          <table:table-cell office:value-type="float" office:value="-6.5305294964675159E-2" table:formula="of:=SIN([.C459])" table:style-name="ce2">
            <text:p>-6.53E-02</text:p>
          </table:table-cell>
          <table:table-cell office:value-type="float" office:value="0" table:formula="of:=-[.$M$1]*[.D459]+[.$M$1]" table:style-name="ce2">
            <text:p>0.00E+00</text:p>
          </table:table-cell>
          <table:table-cell office:value-type="float" office:value="0" table:formula="of:=-[.$M$1]*[.E459]" table:style-name="ce2">
            <text:p>0.00E+00</text:p>
          </table:table-cell>
          <table:table-cell office:value-type="float" office:value="-0.439074331646432" table:formula="of:=[.$M$2]*[.D459]+[.$O$2]*(-[.E459])+[.F459]" table:style-name="ce7">
            <text:p>-0.43907</text:p>
          </table:table-cell>
          <table:table-cell office:value-type="float" office:value="0" table:formula="of:=[.N459]" table:style-name="ce7">
            <text:p>0.00000</text:p>
          </table:table-cell>
          <table:table-cell office:value-type="float" office:value="0.12193416784986499" table:formula="of:=[.$M$2]*[.E459]+[.$O$2]*[.D459]+[.G459]" table:style-name="ce7">
            <text:p>0.121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8" table:style-name="ce3">
            <text:p>4.58</text:p>
          </table:table-cell>
          <table:table-cell office:value-type="float" office:value="-3.8013200999999999" table:style-name="ce2">
            <text:p>-3.80E+00</text:p>
          </table:table-cell>
          <table:table-cell office:value-type="float" office:value="-6.6345551667240099E-2" table:formula="of:=[.B460]*PI()/180" table:style-name="ce2">
            <text:p>-6.63E-02</text:p>
          </table:table-cell>
          <table:table-cell office:value-type="float" office:value="0.99779994107048442" table:formula="of:=COS([.C460])" table:style-name="ce2">
            <text:p>9.98E-01</text:p>
          </table:table-cell>
          <table:table-cell office:value-type="float" office:value="-6.6296889819491459E-2" table:formula="of:=SIN([.C460])" table:style-name="ce2">
            <text:p>-6.63E-02</text:p>
          </table:table-cell>
          <table:table-cell office:value-type="float" office:value="0" table:formula="of:=-[.$M$1]*[.D460]+[.$M$1]" table:style-name="ce2">
            <text:p>0.00E+00</text:p>
          </table:table-cell>
          <table:table-cell office:value-type="float" office:value="0" table:formula="of:=-[.$M$1]*[.E460]" table:style-name="ce2">
            <text:p>0.00E+00</text:p>
          </table:table-cell>
          <table:table-cell office:value-type="float" office:value="-0.43895294295833037" table:formula="of:=[.$M$2]*[.D460]+[.$O$2]*(-[.E460])+[.F460]" table:style-name="ce7">
            <text:p>-0.43895</text:p>
          </table:table-cell>
          <table:table-cell office:value-type="float" office:value="0" table:formula="of:=[.N460]" table:style-name="ce7">
            <text:p>0.00000</text:p>
          </table:table-cell>
          <table:table-cell office:value-type="float" office:value="0.12237043706803019" table:formula="of:=[.$M$2]*[.E460]+[.$O$2]*[.D460]+[.G460]" table:style-name="ce7">
            <text:p>0.1223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9" table:style-name="ce3">
            <text:p>4.59</text:p>
          </table:table-cell>
          <table:table-cell office:value-type="float" office:value="-3.8523575000000001" table:style-name="ce2">
            <text:p>-3.85E+00</text:p>
          </table:table-cell>
          <table:table-cell office:value-type="float" office:value="-6.7236322338897453E-2" table:formula="of:=[.B461]*PI()/180" table:style-name="ce2">
            <text:p>-6.72E-02</text:p>
          </table:table-cell>
          <table:table-cell office:value-type="float" office:value="0.99774048988989539" table:formula="of:=COS([.C461])" table:style-name="ce2">
            <text:p>9.98E-01</text:p>
          </table:table-cell>
          <table:table-cell office:value-type="float" office:value="-6.7185674323263278E-2" table:formula="of:=SIN([.C461])" table:style-name="ce2">
            <text:p>-6.72E-02</text:p>
          </table:table-cell>
          <table:table-cell office:value-type="float" office:value="0" table:formula="of:=-[.$M$1]*[.D461]+[.$M$1]" table:style-name="ce2">
            <text:p>0.00E+00</text:p>
          </table:table-cell>
          <table:table-cell office:value-type="float" office:value="0" table:formula="of:=-[.$M$1]*[.E461]" table:style-name="ce2">
            <text:p>0.00E+00</text:p>
          </table:table-cell>
          <table:table-cell office:value-type="float" office:value="-0.43884376482781884" table:formula="of:=[.$M$2]*[.D461]+[.$O$2]*(-[.E461])+[.F461]" table:style-name="ce7">
            <text:p>-0.43884</text:p>
          </table:table-cell>
          <table:table-cell office:value-type="float" office:value="0" table:formula="of:=[.N461]" table:style-name="ce7">
            <text:p>0.00000</text:p>
          </table:table-cell>
          <table:table-cell office:value-type="float" office:value="0.12276139487536801" table:formula="of:=[.$M$2]*[.E461]+[.$O$2]*[.D461]+[.G461]" table:style-name="ce7">
            <text:p>0.122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5999999999999996" table:style-name="ce3">
            <text:p>4.60</text:p>
          </table:table-cell>
          <table:table-cell office:value-type="float" office:value="-3.8973453" table:style-name="ce2">
            <text:p>-3.90E+00</text:p>
          </table:table-cell>
          <table:table-cell office:value-type="float" office:value="-6.8021507572126161E-2" table:formula="of:=[.B462]*PI()/180" table:style-name="ce2">
            <text:p>-6.80E-02</text:p>
          </table:table-cell>
          <table:table-cell office:value-type="float" office:value="0.99768742913455521" table:formula="of:=COS([.C462])" table:style-name="ce2">
            <text:p>9.98E-01</text:p>
          </table:table-cell>
          <table:table-cell office:value-type="float" office:value="-6.7969064631506135E-2" table:formula="of:=SIN([.C462])" table:style-name="ce2">
            <text:p>-6.80E-02</text:p>
          </table:table-cell>
          <table:table-cell office:value-type="float" office:value="0" table:formula="of:=-[.$M$1]*[.D462]+[.$M$1]" table:style-name="ce2">
            <text:p>0.00E+00</text:p>
          </table:table-cell>
          <table:table-cell office:value-type="float" office:value="0" table:formula="of:=-[.$M$1]*[.E462]" table:style-name="ce2">
            <text:p>0.00E+00</text:p>
          </table:table-cell>
          <table:table-cell office:value-type="float" office:value="-0.43874723912619501" table:formula="of:=[.$M$2]*[.D462]+[.$O$2]*(-[.E462])+[.F462]" table:style-name="ce7">
            <text:p>-0.43875</text:p>
          </table:table-cell>
          <table:table-cell office:value-type="float" office:value="0" table:formula="of:=[.N462]" table:style-name="ce7">
            <text:p>0.00000</text:p>
          </table:table-cell>
          <table:table-cell office:value-type="float" office:value="0.12310593064162852" table:formula="of:=[.$M$2]*[.E462]+[.$O$2]*[.D462]+[.G462]" table:style-name="ce7">
            <text:p>0.123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100000000000003" table:style-name="ce3">
            <text:p>4.61</text:p>
          </table:table-cell>
          <table:table-cell office:value-type="float" office:value="-3.9362490999999999" table:style-name="ce2">
            <text:p>-3.94E+00</text:p>
          </table:table-cell>
          <table:table-cell office:value-type="float" office:value="-6.8700506973663519E-2" table:formula="of:=[.B463]*PI()/180" table:style-name="ce2">
            <text:p>-6.87E-02</text:p>
          </table:table-cell>
          <table:table-cell office:value-type="float" office:value="0.99764104819690291" table:formula="of:=COS([.C463])" table:style-name="ce2">
            <text:p>9.98E-01</text:p>
          </table:table-cell>
          <table:table-cell office:value-type="float" office:value="-6.8646478078521617E-2" table:formula="of:=SIN([.C463])" table:style-name="ce2">
            <text:p>-6.86E-02</text:p>
          </table:table-cell>
          <table:table-cell office:value-type="float" office:value="0" table:formula="of:=-[.$M$1]*[.D463]+[.$M$1]" table:style-name="ce2">
            <text:p>0.00E+00</text:p>
          </table:table-cell>
          <table:table-cell office:value-type="float" office:value="0" table:formula="of:=-[.$M$1]*[.E463]" table:style-name="ce2">
            <text:p>0.00E+00</text:p>
          </table:table-cell>
          <table:table-cell office:value-type="float" office:value="-0.43866354913933592" table:formula="of:=[.$M$2]*[.D463]+[.$O$2]*(-[.E463])+[.F463]" table:style-name="ce7">
            <text:p>-0.43866</text:p>
          </table:table-cell>
          <table:table-cell office:value-type="float" office:value="0" table:formula="of:=[.N463]" table:style-name="ce7">
            <text:p>0.00000</text:p>
          </table:table-cell>
          <table:table-cell office:value-type="float" office:value="0.12340381135314046" table:formula="of:=[.$M$2]*[.E463]+[.$O$2]*[.D463]+[.G463]" table:style-name="ce7">
            <text:p>0.123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2" table:style-name="ce3">
            <text:p>4.62</text:p>
          </table:table-cell>
          <table:table-cell office:value-type="float" office:value="-3.9690945000000002" table:style-name="ce2">
            <text:p>-3.97E+00</text:p>
          </table:table-cell>
          <table:table-cell office:value-type="float" office:value="-6.9273767347798082E-2" table:formula="of:=[.B464]*PI()/180" table:style-name="ce2">
            <text:p>-6.93E-02</text:p>
          </table:table-cell>
          <table:table-cell office:value-type="float" office:value="0.99760153196723633" table:formula="of:=COS([.C464])" table:style-name="ce2">
            <text:p>9.98E-01</text:p>
          </table:table-cell>
          <table:table-cell office:value-type="float" office:value="-6.9218374848180428E-2" table:formula="of:=SIN([.C464])" table:style-name="ce2">
            <text:p>-6.92E-02</text:p>
          </table:table-cell>
          <table:table-cell office:value-type="float" office:value="0" table:formula="of:=-[.$M$1]*[.D464]+[.$M$1]" table:style-name="ce2">
            <text:p>0.00E+00</text:p>
          </table:table-cell>
          <table:table-cell office:value-type="float" office:value="0" table:formula="of:=-[.$M$1]*[.E464]" table:style-name="ce2">
            <text:p>0.00E+00</text:p>
          </table:table-cell>
          <table:table-cell office:value-type="float" office:value="-0.43859273454970332" table:formula="of:=[.$M$2]*[.D464]+[.$O$2]*(-[.E464])+[.F464]" table:style-name="ce7">
            <text:p>-0.43859</text:p>
          </table:table-cell>
          <table:table-cell office:value-type="float" office:value="0" table:formula="of:=[.N464]" table:style-name="ce7">
            <text:p>0.00000</text:p>
          </table:table-cell>
          <table:table-cell office:value-type="float" office:value="0.12365525949272627" table:formula="of:=[.$M$2]*[.E464]+[.$O$2]*[.D464]+[.G464]" table:style-name="ce7">
            <text:p>0.123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3" table:style-name="ce3">
            <text:p>4.63</text:p>
          </table:table-cell>
          <table:table-cell office:value-type="float" office:value="-3.9959071000000002" table:style-name="ce2">
            <text:p>-4.00E+00</text:p>
          </table:table-cell>
          <table:table-cell office:value-type="float" office:value="-6.9741735498818305E-2" table:formula="of:=[.B465]*PI()/180" table:style-name="ce2">
            <text:p>-6.97E-02</text:p>
          </table:table-cell>
          <table:table-cell office:value-type="float" office:value="0.99756903073905634" table:formula="of:=COS([.C465])" table:style-name="ce2">
            <text:p>9.98E-01</text:p>
          </table:table-cell>
          <table:table-cell office:value-type="float" office:value="-6.9685212996299817E-2" table:formula="of:=SIN([.C465])" table:style-name="ce2">
            <text:p>-6.97E-02</text:p>
          </table:table-cell>
          <table:table-cell office:value-type="float" office:value="0" table:formula="of:=-[.$M$1]*[.D465]+[.$M$1]" table:style-name="ce2">
            <text:p>0.00E+00</text:p>
          </table:table-cell>
          <table:table-cell office:value-type="float" office:value="0" table:formula="of:=-[.$M$1]*[.E465]" table:style-name="ce2">
            <text:p>0.00E+00</text:p>
          </table:table-cell>
          <table:table-cell office:value-type="float" office:value="-0.43853481980403719" table:formula="of:=[.$M$2]*[.D465]+[.$O$2]*(-[.E465])+[.F465]" table:style-name="ce7">
            <text:p>-0.43853</text:p>
          </table:table-cell>
          <table:table-cell office:value-type="float" office:value="0" table:formula="of:=[.N465]" table:style-name="ce7">
            <text:p>0.00000</text:p>
          </table:table-cell>
          <table:table-cell office:value-type="float" office:value="0.12386049337638158" table:formula="of:=[.$M$2]*[.E465]+[.$O$2]*[.D465]+[.G465]" table:style-name="ce7">
            <text:p>0.123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399999999999997" table:style-name="ce3">
            <text:p>4.64</text:p>
          </table:table-cell>
          <table:table-cell office:value-type="float" office:value="-4.0167128999999999" table:style-name="ce2">
            <text:p>-4.02E+00</text:p>
          </table:table-cell>
          <table:table-cell office:value-type="float" office:value="-7.0104865212329739E-2" table:formula="of:=[.B466]*PI()/180" table:style-name="ce2">
            <text:p>-7.01E-02</text:p>
          </table:table-cell>
          <table:table-cell office:value-type="float" office:value="0.99754366019686513" table:formula="of:=COS([.C466])" table:style-name="ce2">
            <text:p>9.98E-01</text:p>
          </table:table-cell>
          <table:table-cell office:value-type="float" office:value="-7.0047455350221638E-2" table:formula="of:=SIN([.C466])" table:style-name="ce2">
            <text:p>-7.00E-02</text:p>
          </table:table-cell>
          <table:table-cell office:value-type="float" office:value="0" table:formula="of:=-[.$M$1]*[.D466]+[.$M$1]" table:style-name="ce2">
            <text:p>0.00E+00</text:p>
          </table:table-cell>
          <table:table-cell office:value-type="float" office:value="0" table:formula="of:=-[.$M$1]*[.E466]" table:style-name="ce2">
            <text:p>0.00E+00</text:p>
          </table:table-cell>
          <table:table-cell office:value-type="float" office:value="-0.43848981346625088" table:formula="of:=[.$M$2]*[.D466]+[.$O$2]*(-[.E466])+[.F466]" table:style-name="ce7">
            <text:p>-0.43849</text:p>
          </table:table-cell>
          <table:table-cell office:value-type="float" office:value="0" table:formula="of:=[.N466]" table:style-name="ce7">
            <text:p>0.00000</text:p>
          </table:table-cell>
          <table:table-cell office:value-type="float" office:value="0.12401973023004233" table:formula="of:=[.$M$2]*[.E466]+[.$O$2]*[.D466]+[.G466]" table:style-name="ce7">
            <text:p>0.124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500000000000004" table:style-name="ce3">
            <text:p>4.65</text:p>
          </table:table-cell>
          <table:table-cell office:value-type="float" office:value="-4.0315374999999998" table:style-name="ce2">
            <text:p>-4.03E+00</text:p>
          </table:table-cell>
          <table:table-cell office:value-type="float" office:value="-7.0363603292620897E-2" table:formula="of:=[.B467]*PI()/180" table:style-name="ce2">
            <text:p>-7.04E-02</text:p>
          </table:table-cell>
          <table:table-cell office:value-type="float" office:value="0.99752550286246411" table:formula="of:=COS([.C467])" table:style-name="ce2">
            <text:p>9.98E-01</text:p>
          </table:table-cell>
          <table:table-cell office:value-type="float" office:value="-7.030555553431056E-2" table:formula="of:=SIN([.C467])" table:style-name="ce2">
            <text:p>-7.03E-02</text:p>
          </table:table-cell>
          <table:table-cell office:value-type="float" office:value="0" table:formula="of:=-[.$M$1]*[.D467]+[.$M$1]" table:style-name="ce2">
            <text:p>0.00E+00</text:p>
          </table:table-cell>
          <table:table-cell office:value-type="float" office:value="0" table:formula="of:=-[.$M$1]*[.E467]" table:style-name="ce2">
            <text:p>0.00E+00</text:p>
          </table:table-cell>
          <table:table-cell office:value-type="float" office:value="-0.43845771016225432" table:formula="of:=[.$M$2]*[.D467]+[.$O$2]*(-[.E467])+[.F467]" table:style-name="ce7">
            <text:p>-0.43846</text:p>
          </table:table-cell>
          <table:table-cell office:value-type="float" office:value="0" table:formula="of:=[.N467]" table:style-name="ce7">
            <text:p>0.00000</text:p>
          </table:table-cell>
          <table:table-cell office:value-type="float" office:value="0.1241331800900651" table:formula="of:=[.$M$2]*[.E467]+[.$O$2]*[.D467]+[.G467]" table:style-name="ce7">
            <text:p>0.124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6" table:style-name="ce3">
            <text:p>4.66</text:p>
          </table:table-cell>
          <table:table-cell office:value-type="float" office:value="-4.0404070000000001" table:style-name="ce2">
            <text:p>-4.04E+00</text:p>
          </table:table-cell>
          <table:table-cell office:value-type="float" office:value="-7.0518405270626527E-2" table:formula="of:=[.B468]*PI()/180" table:style-name="ce2">
            <text:p>-7.05E-02</text:p>
          </table:table-cell>
          <table:table-cell office:value-type="float" office:value="0.99751460747126897" table:formula="of:=COS([.C468])" table:style-name="ce2">
            <text:p>9.98E-01</text:p>
          </table:table-cell>
          <table:table-cell office:value-type="float" office:value="-7.0459973612259044E-2" table:formula="of:=SIN([.C468])" table:style-name="ce2">
            <text:p>-7.05E-02</text:p>
          </table:table-cell>
          <table:table-cell office:value-type="float" office:value="0" table:formula="of:=-[.$M$1]*[.D468]+[.$M$1]" table:style-name="ce2">
            <text:p>0.00E+00</text:p>
          </table:table-cell>
          <table:table-cell office:value-type="float" office:value="0" table:formula="of:=-[.$M$1]*[.E468]" table:style-name="ce2">
            <text:p>0.00E+00</text:p>
          </table:table-cell>
          <table:table-cell office:value-type="float" office:value="-0.43843848884699299" table:formula="of:=[.$M$2]*[.D468]+[.$O$2]*(-[.E468])+[.F468]" table:style-name="ce7">
            <text:p>-0.43844</text:p>
          </table:table-cell>
          <table:table-cell office:value-type="float" office:value="0" table:formula="of:=[.N468]" table:style-name="ce7">
            <text:p>0.00000</text:p>
          </table:table-cell>
          <table:table-cell office:value-type="float" office:value="0.12420105272325677" table:formula="of:=[.$M$2]*[.E468]+[.$O$2]*[.D468]+[.G468]" table:style-name="ce7">
            <text:p>0.124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7" table:style-name="ce3">
            <text:p>4.67</text:p>
          </table:table-cell>
          <table:table-cell office:value-type="float" office:value="-4.0433469999999998" table:style-name="ce2">
            <text:p>-4.04E+00</text:p>
          </table:table-cell>
          <table:table-cell office:value-type="float" office:value="-7.0569717950635158E-2" table:formula="of:=[.B469]*PI()/180" table:style-name="ce2">
            <text:p>-7.06E-02</text:p>
          </table:table-cell>
          <table:table-cell office:value-type="float" office:value="0.99751099066796756" table:formula="of:=COS([.C469])" table:style-name="ce2">
            <text:p>9.98E-01</text:p>
          </table:table-cell>
          <table:table-cell office:value-type="float" office:value="-7.0511158667333443E-2" table:formula="of:=SIN([.C469])" table:style-name="ce2">
            <text:p>-7.05E-02</text:p>
          </table:table-cell>
          <table:table-cell office:value-type="float" office:value="0" table:formula="of:=-[.$M$1]*[.D469]+[.$M$1]" table:style-name="ce2">
            <text:p>0.00E+00</text:p>
          </table:table-cell>
          <table:table-cell office:value-type="float" office:value="0" table:formula="of:=-[.$M$1]*[.E469]" table:style-name="ce2">
            <text:p>0.00E+00</text:p>
          </table:table-cell>
          <table:table-cell office:value-type="float" office:value="-0.43843211518091835" table:formula="of:=[.$M$2]*[.D469]+[.$O$2]*(-[.E469])+[.F469]" table:style-name="ce7">
            <text:p>-0.43843</text:p>
          </table:table-cell>
          <table:table-cell office:value-type="float" office:value="0" table:formula="of:=[.N469]" table:style-name="ce7">
            <text:p>0.00000</text:p>
          </table:table-cell>
          <table:table-cell office:value-type="float" office:value="0.12422355001361843" table:formula="of:=[.$M$2]*[.E469]+[.$O$2]*[.D469]+[.G469]" table:style-name="ce7">
            <text:p>0.124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8" table:style-name="ce3">
            <text:p>4.68</text:p>
          </table:table-cell>
          <table:table-cell office:value-type="float" office:value="-4.0403833999999996" table:style-name="ce2">
            <text:p>-4.04E+00</text:p>
          </table:table-cell>
          <table:table-cell office:value-type="float" office:value="-7.0517993372923055E-2" table:formula="of:=[.B470]*PI()/180" table:style-name="ce2">
            <text:p>-7.05E-02</text:p>
          </table:table-cell>
          <table:table-cell office:value-type="float" office:value="0.9975146364934856" table:formula="of:=COS([.C470])" table:style-name="ce2">
            <text:p>9.98E-01</text:p>
          </table:table-cell>
          <table:table-cell office:value-type="float" office:value="-7.0459562738277068E-2" table:formula="of:=SIN([.C470])" table:style-name="ce2">
            <text:p>-7.05E-02</text:p>
          </table:table-cell>
          <table:table-cell office:value-type="float" office:value="0" table:formula="of:=-[.$M$1]*[.D470]+[.$M$1]" table:style-name="ce2">
            <text:p>0.00E+00</text:p>
          </table:table-cell>
          <table:table-cell office:value-type="float" office:value="0" table:formula="of:=-[.$M$1]*[.E470]" table:style-name="ce2">
            <text:p>0.00E+00</text:p>
          </table:table-cell>
          <table:table-cell office:value-type="float" office:value="-0.43843854000508414" table:formula="of:=[.$M$2]*[.D470]+[.$O$2]*(-[.E470])+[.F470]" table:style-name="ce7">
            <text:p>-0.43844</text:p>
          </table:table-cell>
          <table:table-cell office:value-type="float" office:value="0" table:formula="of:=[.N470]" table:style-name="ce7">
            <text:p>0.00000</text:p>
          </table:table-cell>
          <table:table-cell office:value-type="float" office:value="0.12420087213143956" table:formula="of:=[.$M$2]*[.E470]+[.$O$2]*[.D470]+[.G470]" table:style-name="ce7">
            <text:p>0.124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6900000000000004" table:style-name="ce3">
            <text:p>4.69</text:p>
          </table:table-cell>
          <table:table-cell office:value-type="float" office:value="-4.0315421000000002" table:style-name="ce2">
            <text:p>-4.03E+00</text:p>
          </table:table-cell>
          <table:table-cell office:value-type="float" office:value="-7.0363683577766484E-2" table:formula="of:=[.B471]*PI()/180" table:style-name="ce2">
            <text:p>-7.04E-02</text:p>
          </table:table-cell>
          <table:table-cell office:value-type="float" office:value="0.99752549721796913" table:formula="of:=COS([.C471])" table:style-name="ce2">
            <text:p>9.98E-01</text:p>
          </table:table-cell>
          <table:table-cell office:value-type="float" office:value="-7.0305635620790549E-2" table:formula="of:=SIN([.C471])" table:style-name="ce2">
            <text:p>-7.03E-02</text:p>
          </table:table-cell>
          <table:table-cell office:value-type="float" office:value="0" table:formula="of:=-[.$M$1]*[.D471]+[.$M$1]" table:style-name="ce2">
            <text:p>0.00E+00</text:p>
          </table:table-cell>
          <table:table-cell office:value-type="float" office:value="0" table:formula="of:=-[.$M$1]*[.E471]" table:style-name="ce2">
            <text:p>0.00E+00</text:p>
          </table:table-cell>
          <table:table-cell office:value-type="float" office:value="-0.4384577001962025" table:formula="of:=[.$M$2]*[.D471]+[.$O$2]*(-[.E471])+[.F471]" table:style-name="ce7">
            <text:p>-0.43846</text:p>
          </table:table-cell>
          <table:table-cell office:value-type="float" office:value="0" table:formula="of:=[.N471]" table:style-name="ce7">
            <text:p>0.00000</text:p>
          </table:table-cell>
          <table:table-cell office:value-type="float" office:value="0.12413321529170579" table:formula="of:=[.$M$2]*[.E471]+[.$O$2]*[.D471]+[.G471]" table:style-name="ce7">
            <text:p>0.124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" table:style-name="ce3">
            <text:p>4.70</text:p>
          </table:table-cell>
          <table:table-cell office:value-type="float" office:value="-4.0168488" table:style-name="ce2">
            <text:p>-4.02E+00</text:p>
          </table:table-cell>
          <table:table-cell office:value-type="float" office:value="-7.01072371147832E-2" table:formula="of:=[.B472]*PI()/180" table:style-name="ce2">
            <text:p>-7.01E-02</text:p>
          </table:table-cell>
          <table:table-cell office:value-type="float" office:value="0.99754349404832787" table:formula="of:=COS([.C472])" table:style-name="ce2">
            <text:p>9.98E-01</text:p>
          </table:table-cell>
          <table:table-cell office:value-type="float" office:value="-7.0049821426279649E-2" table:formula="of:=SIN([.C472])" table:style-name="ce2">
            <text:p>-7.00E-02</text:p>
          </table:table-cell>
          <table:table-cell office:value-type="float" office:value="0" table:formula="of:=-[.$M$1]*[.D472]+[.$M$1]" table:style-name="ce2">
            <text:p>0.00E+00</text:p>
          </table:table-cell>
          <table:table-cell office:value-type="float" office:value="0" table:formula="of:=-[.$M$1]*[.E472]" table:style-name="ce2">
            <text:p>0.00E+00</text:p>
          </table:table-cell>
          <table:table-cell office:value-type="float" office:value="-0.43848951930231506" table:formula="of:=[.$M$2]*[.D472]+[.$O$2]*(-[.E472])+[.F472]" table:style-name="ce7">
            <text:p>-0.43849</text:p>
          </table:table-cell>
          <table:table-cell office:value-type="float" office:value="0" table:formula="of:=[.N472]" table:style-name="ce7">
            <text:p>0.00000</text:p>
          </table:table-cell>
          <table:table-cell office:value-type="float" office:value="0.12402077028475784" table:formula="of:=[.$M$2]*[.E472]+[.$O$2]*[.D472]+[.G472]" table:style-name="ce7">
            <text:p>0.124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1" table:style-name="ce3">
            <text:p>4.71</text:p>
          </table:table-cell>
          <table:table-cell office:value-type="float" office:value="-3.9963293000000002" table:style-name="ce2">
            <text:p>-4.00E+00</text:p>
          </table:table-cell>
          <table:table-cell office:value-type="float" office:value="-6.9749104278920226E-2" table:formula="of:=[.B473]*PI()/180" table:style-name="ce2">
            <text:p>-6.97E-02</text:p>
          </table:table-cell>
          <table:table-cell office:value-type="float" office:value="0.99756851721696194" table:formula="of:=COS([.C473])" table:style-name="ce2">
            <text:p>9.98E-01</text:p>
          </table:table-cell>
          <table:table-cell office:value-type="float" office:value="-6.9692563861231835E-2" table:formula="of:=SIN([.C473])" table:style-name="ce2">
            <text:p>-6.97E-02</text:p>
          </table:table-cell>
          <table:table-cell office:value-type="float" office:value="0" table:formula="of:=-[.$M$1]*[.D473]+[.$M$1]" table:style-name="ce2">
            <text:p>0.00E+00</text:p>
          </table:table-cell>
          <table:table-cell office:value-type="float" office:value="0" table:formula="of:=-[.$M$1]*[.E473]" table:style-name="ce2">
            <text:p>0.00E+00</text:p>
          </table:table-cell>
          <table:table-cell office:value-type="float" office:value="-0.43853390709139217" table:formula="of:=[.$M$2]*[.D473]+[.$O$2]*(-[.E473])+[.F473]" table:style-name="ce7">
            <text:p>-0.43853</text:p>
          </table:table-cell>
          <table:table-cell office:value-type="float" office:value="0" table:formula="of:=[.N473]" table:style-name="ce7">
            <text:p>0.00000</text:p>
          </table:table-cell>
          <table:table-cell office:value-type="float" office:value="0.12386372483967298" table:formula="of:=[.$M$2]*[.E473]+[.$O$2]*[.D473]+[.G473]" table:style-name="ce7">
            <text:p>0.123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2" table:style-name="ce3">
            <text:p>4.72</text:p>
          </table:table-cell>
          <table:table-cell office:value-type="float" office:value="-3.9700095000000002" table:style-name="ce2">
            <text:p>-3.97E+00</text:p>
          </table:table-cell>
          <table:table-cell office:value-type="float" office:value="-6.9289737110453817E-2" table:formula="of:=[.B474]*PI()/180" table:style-name="ce2">
            <text:p>-6.93E-02</text:p>
          </table:table-cell>
          <table:table-cell office:value-type="float" office:value="0.99760042643900781" table:formula="of:=COS([.C474])" table:style-name="ce2">
            <text:p>9.98E-01</text:p>
          </table:table-cell>
          <table:table-cell office:value-type="float" office:value="-6.9234306299043757E-2" table:formula="of:=SIN([.C474])" table:style-name="ce2">
            <text:p>-6.92E-02</text:p>
          </table:table-cell>
          <table:table-cell office:value-type="float" office:value="0" table:formula="of:=-[.$M$1]*[.D474]+[.$M$1]" table:style-name="ce2">
            <text:p>0.00E+00</text:p>
          </table:table-cell>
          <table:table-cell office:value-type="float" office:value="0" table:formula="of:=-[.$M$1]*[.E474]" table:style-name="ce2">
            <text:p>0.00E+00</text:p>
          </table:table-cell>
          <table:table-cell office:value-type="float" office:value="-0.43859075974863032" table:formula="of:=[.$M$2]*[.D474]+[.$O$2]*(-[.E474])+[.F474]" table:style-name="ce7">
            <text:p>-0.43859</text:p>
          </table:table-cell>
          <table:table-cell office:value-type="float" office:value="0" table:formula="of:=[.N474]" table:style-name="ce7">
            <text:p>0.00000</text:p>
          </table:table-cell>
          <table:table-cell office:value-type="float" office:value="0.12366226369883115" table:formula="of:=[.$M$2]*[.E474]+[.$O$2]*[.D474]+[.G474]" table:style-name="ce7">
            <text:p>0.123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300000000000004" table:style-name="ce3">
            <text:p>4.73</text:p>
          </table:table-cell>
          <table:table-cell office:value-type="float" office:value="-3.9379152999999998" table:style-name="ce2">
            <text:p>-3.94E+00</text:p>
          </table:table-cell>
          <table:table-cell office:value-type="float" office:value="-6.8729587649660251E-2" table:formula="of:=[.B475]*PI()/180" table:style-name="ce2">
            <text:p>-6.87E-02</text:p>
          </table:table-cell>
          <table:table-cell office:value-type="float" office:value="0.99763905148907039" table:formula="of:=COS([.C475])" table:style-name="ce2">
            <text:p>9.98E-01</text:p>
          </table:table-cell>
          <table:table-cell office:value-type="float" office:value="-6.8675490125574515E-2" table:formula="of:=SIN([.C475])" table:style-name="ce2">
            <text:p>-6.87E-02</text:p>
          </table:table-cell>
          <table:table-cell office:value-type="float" office:value="0" table:formula="of:=-[.$M$1]*[.D475]+[.$M$1]" table:style-name="ce2">
            <text:p>0.00E+00</text:p>
          </table:table-cell>
          <table:table-cell office:value-type="float" office:value="0" table:formula="of:=-[.$M$1]*[.E475]" table:style-name="ce2">
            <text:p>0.00E+00</text:p>
          </table:table-cell>
          <table:table-cell office:value-type="float" office:value="-0.43865996028759585" table:formula="of:=[.$M$2]*[.D475]+[.$O$2]*(-[.E475])+[.F475]" table:style-name="ce7">
            <text:p>-0.43866</text:p>
          </table:table-cell>
          <table:table-cell office:value-type="float" office:value="0" table:formula="of:=[.N475]" table:style-name="ce7">
            <text:p>0.00000</text:p>
          </table:table-cell>
          <table:table-cell office:value-type="float" office:value="0.12341656793350234" table:formula="of:=[.$M$2]*[.E475]+[.$O$2]*[.D475]+[.G475]" table:style-name="ce7">
            <text:p>0.123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4" table:style-name="ce3">
            <text:p>4.74</text:p>
          </table:table-cell>
          <table:table-cell office:value-type="float" office:value="-3.9000723000000002" table:style-name="ce2">
            <text:p>-3.90E+00</text:p>
          </table:table-cell>
          <table:table-cell office:value-type="float" office:value="-6.8069102700828041E-2" table:formula="of:=[.B476]*PI()/180" table:style-name="ce2">
            <text:p>-6.81E-02</text:p>
          </table:table-cell>
          <table:table-cell office:value-type="float" office:value="0.9976841930081487" table:formula="of:=COS([.C476])" table:style-name="ce2">
            <text:p>9.98E-01</text:p>
          </table:table-cell>
          <table:table-cell office:value-type="float" office:value="-6.8016549616097072E-2" table:formula="of:=SIN([.C476])" table:style-name="ce2">
            <text:p>-6.80E-02</text:p>
          </table:table-cell>
          <table:table-cell office:value-type="float" office:value="0" table:formula="of:=-[.$M$1]*[.D476]+[.$M$1]" table:style-name="ce2">
            <text:p>0.00E+00</text:p>
          </table:table-cell>
          <table:table-cell office:value-type="float" office:value="0" table:formula="of:=-[.$M$1]*[.E476]" table:style-name="ce2">
            <text:p>0.00E+00</text:p>
          </table:table-cell>
          <table:table-cell office:value-type="float" office:value="-0.4387413793866381" table:formula="of:=[.$M$2]*[.D476]+[.$O$2]*(-[.E476])+[.F476]" table:style-name="ce7">
            <text:p>-0.43874</text:p>
          </table:table-cell>
          <table:table-cell office:value-type="float" office:value="0" table:formula="of:=[.N476]" table:style-name="ce7">
            <text:p>0.00000</text:p>
          </table:table-cell>
          <table:table-cell office:value-type="float" office:value="0.12312681273349874" table:formula="of:=[.$M$2]*[.E476]+[.$O$2]*[.D476]+[.G476]" table:style-name="ce7">
            <text:p>0.123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5" table:style-name="ce3">
            <text:p>4.75</text:p>
          </table:table-cell>
          <table:table-cell office:value-type="float" office:value="-3.8565065000000001" table:style-name="ce2">
            <text:p>-3.86E+00</text:p>
          </table:table-cell>
          <table:table-cell office:value-type="float" office:value="-6.7308736049562695E-2" table:formula="of:=[.B477]*PI()/180" table:style-name="ce2">
            <text:p>-6.73E-02</text:p>
          </table:table-cell>
          <table:table-cell office:value-type="float" office:value="0.99773562210996969" table:formula="of:=COS([.C477])" table:style-name="ce2">
            <text:p>9.98E-01</text:p>
          </table:table-cell>
          <table:table-cell office:value-type="float" office:value="-6.7257924238201733E-2" table:formula="of:=SIN([.C477])" table:style-name="ce2">
            <text:p>-6.73E-02</text:p>
          </table:table-cell>
          <table:table-cell office:value-type="float" office:value="0" table:formula="of:=-[.$M$1]*[.D477]+[.$M$1]" table:style-name="ce2">
            <text:p>0.00E+00</text:p>
          </table:table-cell>
          <table:table-cell office:value-type="float" office:value="0" table:formula="of:=-[.$M$1]*[.E477]" table:style-name="ce2">
            <text:p>0.00E+00</text:p>
          </table:table-cell>
          <table:table-cell office:value-type="float" office:value="-0.43883487406910471" table:formula="of:=[.$M$2]*[.D477]+[.$O$2]*(-[.E477])+[.F477]" table:style-name="ce7">
            <text:p>-0.43883</text:p>
          </table:table-cell>
          <table:table-cell office:value-type="float" office:value="0" table:formula="of:=[.N477]" table:style-name="ce7">
            <text:p>0.00000</text:p>
          </table:table-cell>
          <table:table-cell office:value-type="float" office:value="0.12279317285888897" table:formula="of:=[.$M$2]*[.E477]+[.$O$2]*[.D477]+[.G477]" table:style-name="ce7">
            <text:p>0.122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6" table:style-name="ce3">
            <text:p>4.76</text:p>
          </table:table-cell>
          <table:table-cell office:value-type="float" office:value="-3.8072436999999999" table:style-name="ce2">
            <text:p>-3.81E+00</text:p>
          </table:table-cell>
          <table:table-cell office:value-type="float" office:value="-6.6448937990811238E-2" table:formula="of:=[.B478]*PI()/180" table:style-name="ce2">
            <text:p>-6.64E-02</text:p>
          </table:table-cell>
          <table:table-cell office:value-type="float" office:value="0.99779308154618596" table:formula="of:=COS([.C478])" table:style-name="ce2">
            <text:p>9.98E-01</text:p>
          </table:table-cell>
          <table:table-cell office:value-type="float" office:value="-6.6400048332559622E-2" table:formula="of:=SIN([.C478])" table:style-name="ce2">
            <text:p>-6.64E-02</text:p>
          </table:table-cell>
          <table:table-cell office:value-type="float" office:value="0" table:formula="of:=-[.$M$1]*[.D478]+[.$M$1]" table:style-name="ce2">
            <text:p>0.00E+00</text:p>
          </table:table-cell>
          <table:table-cell office:value-type="float" office:value="0" table:formula="of:=-[.$M$1]*[.E478]" table:style-name="ce2">
            <text:p>0.00E+00</text:p>
          </table:table-cell>
          <table:table-cell office:value-type="float" office:value="-0.43894028918282552" table:formula="of:=[.$M$2]*[.D478]+[.$O$2]*(-[.E478])+[.F478]" table:style-name="ce7">
            <text:p>-0.43894</text:p>
          </table:table-cell>
          <table:table-cell office:value-type="float" office:value="0" table:formula="of:=[.N478]" table:style-name="ce7">
            <text:p>0.00000</text:p>
          </table:table-cell>
          <table:table-cell office:value-type="float" office:value="0.12241581814495014" table:formula="of:=[.$M$2]*[.E478]+[.$O$2]*[.D478]+[.G478]" table:style-name="ce7">
            <text:p>0.122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699999999999996" table:style-name="ce3">
            <text:p>4.77</text:p>
          </table:table-cell>
          <table:table-cell office:value-type="float" office:value="-3.7523095999999998" table:style-name="ce2">
            <text:p>-3.75E+00</text:p>
          </table:table-cell>
          <table:table-cell office:value-type="float" office:value="-6.549015707419141E-2" table:formula="of:=[.B479]*PI()/180" table:style-name="ce2">
            <text:p>-6.55E-02</text:p>
          </table:table-cell>
          <table:table-cell office:value-type="float" office:value="0.99785628601961496" table:formula="of:=COS([.C479])" table:style-name="ce2">
            <text:p>9.98E-01</text:p>
          </table:table-cell>
          <table:table-cell office:value-type="float" office:value="-6.5443352994328644E-2" table:formula="of:=SIN([.C479])" table:style-name="ce2">
            <text:p>-6.54E-02</text:p>
          </table:table-cell>
          <table:table-cell office:value-type="float" office:value="0" table:formula="of:=-[.$M$1]*[.D479]+[.$M$1]" table:style-name="ce2">
            <text:p>0.00E+00</text:p>
          </table:table-cell>
          <table:table-cell office:value-type="float" office:value="0" table:formula="of:=-[.$M$1]*[.E479]" table:style-name="ce2">
            <text:p>0.00E+00</text:p>
          </table:table-cell>
          <table:table-cell office:value-type="float" office:value="-0.43905745736487767" table:formula="of:=[.$M$2]*[.D479]+[.$O$2]*(-[.E479])+[.F479]" table:style-name="ce7">
            <text:p>-0.43906</text:p>
          </table:table-cell>
          <table:table-cell office:value-type="float" office:value="0" table:formula="of:=[.N479]" table:style-name="ce7">
            <text:p>0.00000</text:p>
          </table:table-cell>
          <table:table-cell office:value-type="float" office:value="0.1219949143705942" table:formula="of:=[.$M$2]*[.E479]+[.$O$2]*[.D479]+[.G479]" table:style-name="ce7">
            <text:p>0.1219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8" table:style-name="ce3">
            <text:p>4.78</text:p>
          </table:table-cell>
          <table:table-cell office:value-type="float" office:value="-3.6917301999999999" table:style-name="ce2">
            <text:p>-3.69E+00</text:p>
          </table:table-cell>
          <table:table-cell office:value-type="float" office:value="-6.4432847085308761E-2" table:formula="of:=[.B480]*PI()/180" table:style-name="ce2">
            <text:p>-6.44E-02</text:p>
          </table:table-cell>
          <table:table-cell office:value-type="float" office:value="0.99792492216362916" table:formula="of:=COS([.C480])" table:style-name="ce2">
            <text:p>9.98E-01</text:p>
          </table:table-cell>
          <table:table-cell office:value-type="float" office:value="-6.4388273192520565E-2" table:formula="of:=SIN([.C480])" table:style-name="ce2">
            <text:p>-6.44E-02</text:p>
          </table:table-cell>
          <table:table-cell office:value-type="float" office:value="0" table:formula="of:=-[.$M$1]*[.D480]+[.$M$1]" table:style-name="ce2">
            <text:p>0.00E+00</text:p>
          </table:table-cell>
          <table:table-cell office:value-type="float" office:value="0" table:formula="of:=-[.$M$1]*[.E480]" table:style-name="ce2">
            <text:p>0.00E+00</text:p>
          </table:table-cell>
          <table:table-cell office:value-type="float" office:value="-0.43918619837029055" table:formula="of:=[.$M$2]*[.D480]+[.$O$2]*(-[.E480])+[.F480]" table:style-name="ce7">
            <text:p>-0.43919</text:p>
          </table:table-cell>
          <table:table-cell office:value-type="float" office:value="0" table:formula="of:=[.N480]" table:style-name="ce7">
            <text:p>0.00000</text:p>
          </table:table-cell>
          <table:table-cell office:value-type="float" office:value="0.12153062643240094" table:formula="of:=[.$M$2]*[.E480]+[.$O$2]*[.D480]+[.G480]" table:style-name="ce7">
            <text:p>0.121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79" table:style-name="ce3">
            <text:p>4.79</text:p>
          </table:table-cell>
          <table:table-cell office:value-type="float" office:value="-3.6255312000000002" table:style-name="ce2">
            <text:p>-3.63E+00</text:p>
          </table:table-cell>
          <table:table-cell office:value-type="float" office:value="-6.3277456573781032E-2" table:formula="of:=[.B481]*PI()/180" table:style-name="ce2">
            <text:p>-6.33E-02</text:p>
          </table:table-cell>
          <table:table-cell office:value-type="float" office:value="0.99799864966847374" table:formula="of:=COS([.C481])" table:style-name="ce2">
            <text:p>9.98E-01</text:p>
          </table:table-cell>
          <table:table-cell office:value-type="float" office:value="-6.3235237485937651E-2" table:formula="of:=SIN([.C481])" table:style-name="ce2">
            <text:p>-6.32E-02</text:p>
          </table:table-cell>
          <table:table-cell office:value-type="float" office:value="0" table:formula="of:=-[.$M$1]*[.D481]+[.$M$1]" table:style-name="ce2">
            <text:p>0.00E+00</text:p>
          </table:table-cell>
          <table:table-cell office:value-type="float" office:value="0" table:formula="of:=-[.$M$1]*[.E481]" table:style-name="ce2">
            <text:p>0.00E+00</text:p>
          </table:table-cell>
          <table:table-cell office:value-type="float" office:value="-0.43932632053091392" table:formula="of:=[.$M$2]*[.D481]+[.$O$2]*(-[.E481])+[.F481]" table:style-name="ce7">
            <text:p>-0.43933</text:p>
          </table:table-cell>
          <table:table-cell office:value-type="float" office:value="0" table:formula="of:=[.N481]" table:style-name="ce7">
            <text:p>0.00000</text:p>
          </table:table-cell>
          <table:table-cell office:value-type="float" office:value="0.12102311386164484" table:formula="of:=[.$M$2]*[.E481]+[.$O$2]*[.D481]+[.G481]" table:style-name="ce7">
            <text:p>0.121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" table:style-name="ce3">
            <text:p>4.80</text:p>
          </table:table-cell>
          <table:table-cell office:value-type="float" office:value="-3.5537383999999999" table:style-name="ce2">
            <text:p>-3.55E+00</text:p>
          </table:table-cell>
          <table:table-cell office:value-type="float" office:value="-6.2024435834555254E-2" table:formula="of:=[.B482]*PI()/180" table:style-name="ce2">
            <text:p>-6.20E-02</text:p>
          </table:table-cell>
          <table:table-cell office:value-type="float" office:value="0.9980771012524966" table:formula="of:=COS([.C482])" table:style-name="ce2">
            <text:p>9.98E-01</text:p>
          </table:table-cell>
          <table:table-cell office:value-type="float" office:value="-6.1984675165831241E-2" table:formula="of:=SIN([.C482])" table:style-name="ce2">
            <text:p>-6.20E-02</text:p>
          </table:table-cell>
          <table:table-cell office:value-type="float" office:value="0" table:formula="of:=-[.$M$1]*[.D482]+[.$M$1]" table:style-name="ce2">
            <text:p>0.00E+00</text:p>
          </table:table-cell>
          <table:table-cell office:value-type="float" office:value="0" table:formula="of:=-[.$M$1]*[.E482]" table:style-name="ce2">
            <text:p>0.00E+00</text:p>
          </table:table-cell>
          <table:table-cell office:value-type="float" office:value="-0.43947762007831642" table:formula="of:=[.$M$2]*[.D482]+[.$O$2]*(-[.E482])+[.F482]" table:style-name="ce7">
            <text:p>-0.43948</text:p>
          </table:table-cell>
          <table:table-cell office:value-type="float" office:value="0" table:formula="of:=[.N482]" table:style-name="ce7">
            <text:p>0.00000</text:p>
          </table:table-cell>
          <table:table-cell office:value-type="float" office:value="0.12047253400795949" table:formula="of:=[.$M$2]*[.E482]+[.$O$2]*[.D482]+[.G482]" table:style-name="ce7">
            <text:p>0.120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099999999999996" table:style-name="ce3">
            <text:p>4.81</text:p>
          </table:table-cell>
          <table:table-cell office:value-type="float" office:value="-3.4763966000000002" table:style-name="ce2">
            <text:p>-3.48E+00</text:p>
          </table:table-cell>
          <table:table-cell office:value-type="float" office:value="-6.0674566775136302E-2" table:formula="of:=[.B483]*PI()/180" table:style-name="ce2">
            <text:p>-6.07E-02</text:p>
          </table:table-cell>
          <table:table-cell office:value-type="float" office:value="0.99815986310105176" table:formula="of:=COS([.C483])" table:style-name="ce2">
            <text:p>9.98E-01</text:p>
          </table:table-cell>
          <table:table-cell office:value-type="float" office:value="-6.0637345704520632E-2" table:formula="of:=SIN([.C483])" table:style-name="ce2">
            <text:p>-6.06E-02</text:p>
          </table:table-cell>
          <table:table-cell office:value-type="float" office:value="0" table:formula="of:=-[.$M$1]*[.D483]+[.$M$1]" table:style-name="ce2">
            <text:p>0.00E+00</text:p>
          </table:table-cell>
          <table:table-cell office:value-type="float" office:value="0" table:formula="of:=-[.$M$1]*[.E483]" table:style-name="ce2">
            <text:p>0.00E+00</text:p>
          </table:table-cell>
          <table:table-cell office:value-type="float" office:value="-0.43963984177885873" table:formula="of:=[.$M$2]*[.D483]+[.$O$2]*(-[.E483])+[.F483]" table:style-name="ce7">
            <text:p>-0.43964</text:p>
          </table:table-cell>
          <table:table-cell office:value-type="float" office:value="0" table:formula="of:=[.N483]" table:style-name="ce7">
            <text:p>0.00000</text:p>
          </table:table-cell>
          <table:table-cell office:value-type="float" office:value="0.11987918718718446" table:formula="of:=[.$M$2]*[.E483]+[.$O$2]*[.D483]+[.G483]" table:style-name="ce7">
            <text:p>0.1198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2" table:style-name="ce3">
            <text:p>4.82</text:p>
          </table:table-cell>
          <table:table-cell office:value-type="float" office:value="-3.3936608000000001" table:style-name="ce2">
            <text:p>-3.39E+00</text:p>
          </table:table-cell>
          <table:table-cell office:value-type="float" office:value="-5.9230554655864784E-2" table:formula="of:=[.B484]*PI()/180" table:style-name="ce2">
            <text:p>-5.92E-02</text:p>
          </table:table-cell>
          <table:table-cell office:value-type="float" office:value="0.99824638346588024" table:formula="of:=COS([.C484])" table:style-name="ce2">
            <text:p>9.98E-01</text:p>
          </table:table-cell>
          <table:table-cell office:value-type="float" office:value="-5.9195928046537755E-2" table:formula="of:=SIN([.C484])" table:style-name="ce2">
            <text:p>-5.92E-02</text:p>
          </table:table-cell>
          <table:table-cell office:value-type="float" office:value="0" table:formula="of:=-[.$M$1]*[.D484]+[.$M$1]" table:style-name="ce2">
            <text:p>0.00E+00</text:p>
          </table:table-cell>
          <table:table-cell office:value-type="float" office:value="0" table:formula="of:=-[.$M$1]*[.E484]" table:style-name="ce2">
            <text:p>0.00E+00</text:p>
          </table:table-cell>
          <table:table-cell office:value-type="float" office:value="-0.43981249035580111" table:formula="of:=[.$M$2]*[.D484]+[.$O$2]*(-[.E484])+[.F484]" table:style-name="ce7">
            <text:p>-0.43981</text:p>
          </table:table-cell>
          <table:table-cell office:value-type="float" office:value="0" table:formula="of:=[.N484]" table:style-name="ce7">
            <text:p>0.00000</text:p>
          </table:table-cell>
          <table:table-cell office:value-type="float" office:value="0.11924421716388736" table:formula="of:=[.$M$2]*[.E484]+[.$O$2]*[.D484]+[.G484]" table:style-name="ce7">
            <text:p>0.1192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3" table:style-name="ce3">
            <text:p>4.83</text:p>
          </table:table-cell>
          <table:table-cell office:value-type="float" office:value="-3.3057257999999998" table:style-name="ce2">
            <text:p>-3.31E+00</text:p>
          </table:table-cell>
          <table:table-cell office:value-type="float" office:value="-5.7695799378123566E-2" table:formula="of:=[.B485]*PI()/180" table:style-name="ce2">
            <text:p>-5.77E-02</text:p>
          </table:table-cell>
          <table:table-cell office:value-type="float" office:value="0.99833605902185252" table:formula="of:=COS([.C485])" table:style-name="ce2">
            <text:p>9.98E-01</text:p>
          </table:table-cell>
          <table:table-cell office:value-type="float" office:value="-5.7663795025269401E-2" table:formula="of:=SIN([.C485])" table:style-name="ce2">
            <text:p>-5.77E-02</text:p>
          </table:table-cell>
          <table:table-cell office:value-type="float" office:value="0" table:formula="of:=-[.$M$1]*[.D485]+[.$M$1]" table:style-name="ce2">
            <text:p>0.00E+00</text:p>
          </table:table-cell>
          <table:table-cell office:value-type="float" office:value="0" table:formula="of:=-[.$M$1]*[.E485]" table:style-name="ce2">
            <text:p>0.00E+00</text:p>
          </table:table-cell>
          <table:table-cell office:value-type="float" office:value="-0.43999498299229833" table:formula="of:=[.$M$2]*[.D485]+[.$O$2]*(-[.E485])+[.F485]" table:style-name="ce7">
            <text:p>-0.43999</text:p>
          </table:table-cell>
          <table:table-cell office:value-type="float" office:value="0" table:formula="of:=[.N485]" table:style-name="ce7">
            <text:p>0.00000</text:p>
          </table:table-cell>
          <table:table-cell office:value-type="float" office:value="0.11856907244980497" table:formula="of:=[.$M$2]*[.E485]+[.$O$2]*[.D485]+[.G485]" table:style-name="ce7">
            <text:p>0.1185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4" table:style-name="ce3">
            <text:p>4.84</text:p>
          </table:table-cell>
          <table:table-cell office:value-type="float" office:value="-3.2127867999999999" table:style-name="ce2">
            <text:p>-3.21E+00</text:p>
          </table:table-cell>
          <table:table-cell office:value-type="float" office:value="-5.6073707824612552E-2" table:formula="of:=[.B486]*PI()/180" table:style-name="ce2">
            <text:p>-5.61E-02</text:p>
          </table:table-cell>
          <table:table-cell office:value-type="float" office:value="0.998428281534537" table:formula="of:=COS([.C486])" table:style-name="ce2">
            <text:p>9.98E-01</text:p>
          </table:table-cell>
          <table:table-cell office:value-type="float" office:value="-5.6044327384592425E-2" table:formula="of:=SIN([.C486])" table:style-name="ce2">
            <text:p>-5.60E-02</text:p>
          </table:table-cell>
          <table:table-cell office:value-type="float" office:value="0" table:formula="of:=-[.$M$1]*[.D486]+[.$M$1]" table:style-name="ce2">
            <text:p>0.00E+00</text:p>
          </table:table-cell>
          <table:table-cell office:value-type="float" office:value="0" table:formula="of:=-[.$M$1]*[.E486]" table:style-name="ce2">
            <text:p>0.00E+00</text:p>
          </table:table-cell>
          <table:table-cell office:value-type="float" office:value="-0.44018673394578983" table:formula="of:=[.$M$2]*[.D486]+[.$O$2]*(-[.E486])+[.F486]" table:style-name="ce7">
            <text:p>-0.44019</text:p>
          </table:table-cell>
          <table:table-cell office:value-type="float" office:value="0" table:formula="of:=[.N486]" table:style-name="ce7">
            <text:p>0.00000</text:p>
          </table:table-cell>
          <table:table-cell office:value-type="float" office:value="0.11785520462897862" table:formula="of:=[.$M$2]*[.E486]+[.$O$2]*[.D486]+[.G486]" table:style-name="ce7">
            <text:p>0.117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499999999999996" table:style-name="ce3">
            <text:p>4.85</text:p>
          </table:table-cell>
          <table:table-cell office:value-type="float" office:value="-3.1150384999999998" table:style-name="ce2">
            <text:p>-3.12E+00</text:p>
          </table:table-cell>
          <table:table-cell office:value-type="float" office:value="-5.4367678151385386E-2" table:formula="of:=[.B487]*PI()/180" table:style-name="ce2">
            <text:p>-5.44E-02</text:p>
          </table:table-cell>
          <table:table-cell office:value-type="float" office:value="0.99852244179269212" table:formula="of:=COS([.C487])" table:style-name="ce2">
            <text:p>9.99E-01</text:p>
          </table:table-cell>
          <table:table-cell office:value-type="float" office:value="-5.4340898376450252E-2" table:formula="of:=SIN([.C487])" table:style-name="ce2">
            <text:p>-5.43E-02</text:p>
          </table:table-cell>
          <table:table-cell office:value-type="float" office:value="0" table:formula="of:=-[.$M$1]*[.D487]+[.$M$1]" table:style-name="ce2">
            <text:p>0.00E+00</text:p>
          </table:table-cell>
          <table:table-cell office:value-type="float" office:value="0" table:formula="of:=-[.$M$1]*[.E487]" table:style-name="ce2">
            <text:p>0.00E+00</text:p>
          </table:table-cell>
          <table:table-cell office:value-type="float" office:value="-0.4403871577347101" table:formula="of:=[.$M$2]*[.D487]+[.$O$2]*(-[.E487])+[.F487]" table:style-name="ce7">
            <text:p>-0.44039</text:p>
          </table:table-cell>
          <table:table-cell office:value-type="float" office:value="0" table:formula="of:=[.N487]" table:style-name="ce7">
            <text:p>0.00000</text:p>
          </table:table-cell>
          <table:table-cell office:value-type="float" office:value="0.11710406185245482" table:formula="of:=[.$M$2]*[.E487]+[.$O$2]*[.D487]+[.G487]" table:style-name="ce7">
            <text:p>0.1171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600000000000003" table:style-name="ce3">
            <text:p>4.86</text:p>
          </table:table-cell>
          <table:table-cell office:value-type="float" office:value="-3.0126762" table:style-name="ce2">
            <text:p>-3.01E+00</text:p>
          </table:table-cell>
          <table:table-cell office:value-type="float" office:value="-5.2581118986471193E-2" table:formula="of:=[.B488]*PI()/180" table:style-name="ce2">
            <text:p>-5.26E-02</text:p>
          </table:table-cell>
          <table:table-cell office:value-type="float" office:value="0.99861793143270083" table:formula="of:=COS([.C488])" table:style-name="ce2">
            <text:p>9.99E-01</text:p>
          </table:table-cell>
          <table:table-cell office:value-type="float" office:value="-5.2556893183232534E-2" table:formula="of:=SIN([.C488])" table:style-name="ce2">
            <text:p>-5.26E-02</text:p>
          </table:table-cell>
          <table:table-cell office:value-type="float" office:value="0" table:formula="of:=-[.$M$1]*[.D488]+[.$M$1]" table:style-name="ce2">
            <text:p>0.00E+00</text:p>
          </table:table-cell>
          <table:table-cell office:value-type="float" office:value="0" table:formula="of:=-[.$M$1]*[.E488]" table:style-name="ce2">
            <text:p>0.00E+00</text:p>
          </table:table-cell>
          <table:table-cell office:value-type="float" office:value="-0.44059566814608719" table:formula="of:=[.$M$2]*[.D488]+[.$O$2]*(-[.E488])+[.F488]" table:style-name="ce7">
            <text:p>-0.44060</text:p>
          </table:table-cell>
          <table:table-cell office:value-type="float" office:value="0" table:formula="of:=[.N488]" table:style-name="ce7">
            <text:p>0.00000</text:p>
          </table:table-cell>
          <table:table-cell office:value-type="float" office:value="0.11631709767228121" table:formula="of:=[.$M$2]*[.E488]+[.$O$2]*[.D488]+[.G488]" table:style-name="ce7">
            <text:p>0.116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7" table:style-name="ce3">
            <text:p>4.87</text:p>
          </table:table-cell>
          <table:table-cell office:value-type="float" office:value="-2.9058945999999999" table:style-name="ce2">
            <text:p>-2.91E+00</text:p>
          </table:table-cell>
          <table:table-cell office:value-type="float" office:value="-5.0717428485923616E-2" table:formula="of:=[.B489]*PI()/180" table:style-name="ce2">
            <text:p>-5.07E-02</text:p>
          </table:table-cell>
          <table:table-cell office:value-type="float" office:value="0.9987141468881221" table:formula="of:=COS([.C489])" table:style-name="ce2">
            <text:p>9.99E-01</text:p>
          </table:table-cell>
          <table:table-cell office:value-type="float" office:value="-5.0695688234112947E-2" table:formula="of:=SIN([.C489])" table:style-name="ce2">
            <text:p>-5.07E-02</text:p>
          </table:table-cell>
          <table:table-cell office:value-type="float" office:value="0" table:formula="of:=-[.$M$1]*[.D489]+[.$M$1]" table:style-name="ce2">
            <text:p>0.00E+00</text:p>
          </table:table-cell>
          <table:table-cell office:value-type="float" office:value="0" table:formula="of:=-[.$M$1]*[.E489]" table:style-name="ce2">
            <text:p>0.00E+00</text:p>
          </table:table-cell>
          <table:table-cell office:value-type="float" office:value="-0.44081168192101877" table:formula="of:=[.$M$2]*[.D489]+[.$O$2]*(-[.E489])+[.F489]" table:style-name="ce7">
            <text:p>-0.44081</text:p>
          </table:table-cell>
          <table:table-cell office:value-type="float" office:value="0" table:formula="of:=[.N489]" table:style-name="ce7">
            <text:p>0.00000</text:p>
          </table:table-cell>
          <table:table-cell office:value-type="float" office:value="0.11549576218183313" table:formula="of:=[.$M$2]*[.E489]+[.$O$2]*[.D489]+[.G489]" table:style-name="ce7">
            <text:p>0.115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8" table:style-name="ce3">
            <text:p>4.88</text:p>
          </table:table-cell>
          <table:table-cell office:value-type="float" office:value="-2.7948889000000001" table:style-name="ce2">
            <text:p>-2.79E+00</text:p>
          </table:table-cell>
          <table:table-cell office:value-type="float" office:value="-4.8780013532442545E-2" table:formula="of:=[.B490]*PI()/180" table:style-name="ce2">
            <text:p>-4.88E-02</text:p>
          </table:table-cell>
          <table:table-cell office:value-type="float" office:value="0.99881049103664821" table:formula="of:=COS([.C490])" table:style-name="ce2">
            <text:p>9.99E-01</text:p>
          </table:table-cell>
          <table:table-cell office:value-type="float" office:value="-4.8760670577111989E-2" table:formula="of:=SIN([.C490])" table:style-name="ce2">
            <text:p>-4.88E-02</text:p>
          </table:table-cell>
          <table:table-cell office:value-type="float" office:value="0" table:formula="of:=-[.$M$1]*[.D490]+[.$M$1]" table:style-name="ce2">
            <text:p>0.00E+00</text:p>
          </table:table-cell>
          <table:table-cell office:value-type="float" office:value="0" table:formula="of:=-[.$M$1]*[.E490]" table:style-name="ce2">
            <text:p>0.00E+00</text:p>
          </table:table-cell>
          <table:table-cell office:value-type="float" office:value="-0.44103461768777735" table:formula="of:=[.$M$2]*[.D490]+[.$O$2]*(-[.E490])+[.F490]" table:style-name="ce7">
            <text:p>-0.44103</text:p>
          </table:table-cell>
          <table:table-cell office:value-type="float" office:value="0" table:formula="of:=[.N490]" table:style-name="ce7">
            <text:p>0.00000</text:p>
          </table:table-cell>
          <table:table-cell office:value-type="float" office:value="0.11464151081085794" table:formula="of:=[.$M$2]*[.E490]+[.$O$2]*[.D490]+[.G490]" table:style-name="ce7">
            <text:p>0.1146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8899999999999997" table:style-name="ce3">
            <text:p>4.89</text:p>
          </table:table-cell>
          <table:table-cell office:value-type="float" office:value="-2.6798538999999999" table:style-name="ce2">
            <text:p>-2.68E+00</text:p>
          </table:table-cell>
          <table:table-cell office:value-type="float" office:value="-4.6772274027410868E-2" table:formula="of:=[.B491]*PI()/180" table:style-name="ce2">
            <text:p>-4.68E-02</text:p>
          </table:table-cell>
          <table:table-cell office:value-type="float" office:value="0.99890637658466797" table:formula="of:=COS([.C491])" table:style-name="ce2">
            <text:p>9.99E-01</text:p>
          </table:table-cell>
          <table:table-cell office:value-type="float" office:value="-4.6755222365949742E-2" table:formula="of:=SIN([.C491])" table:style-name="ce2">
            <text:p>-4.68E-02</text:p>
          </table:table-cell>
          <table:table-cell office:value-type="float" office:value="0" table:formula="of:=-[.$M$1]*[.D491]+[.$M$1]" table:style-name="ce2">
            <text:p>0.00E+00</text:p>
          </table:table-cell>
          <table:table-cell office:value-type="float" office:value="0" table:formula="of:=-[.$M$1]*[.E491]" table:style-name="ce2">
            <text:p>0.00E+00</text:p>
          </table:table-cell>
          <table:table-cell office:value-type="float" office:value="-0.44126389891438705" table:formula="of:=[.$M$2]*[.D491]+[.$O$2]*(-[.E491])+[.F491]" table:style-name="ce7">
            <text:p>-0.44126</text:p>
          </table:table-cell>
          <table:table-cell office:value-type="float" office:value="0" table:formula="of:=[.N491]" table:style-name="ce7">
            <text:p>0.00000</text:p>
          </table:table-cell>
          <table:table-cell office:value-type="float" office:value="0.1137557977198243" table:formula="of:=[.$M$2]*[.E491]+[.$O$2]*[.D491]+[.G491]" table:style-name="ce7">
            <text:p>0.113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000000000000004" table:style-name="ce3">
            <text:p>4.90</text:p>
          </table:table-cell>
          <table:table-cell office:value-type="float" office:value="-2.5609848" table:style-name="ce2">
            <text:p>-2.56E+00</text:p>
          </table:table-cell>
          <table:table-cell office:value-type="float" office:value="-4.4697616853528473E-2" table:formula="of:=[.B492]*PI()/180" table:style-name="ce2">
            <text:p>-4.47E-02</text:p>
          </table:table-cell>
          <table:table-cell office:value-type="float" office:value="0.99900122782574541" table:formula="of:=COS([.C492])" table:style-name="ce2">
            <text:p>9.99E-01</text:p>
          </table:table-cell>
          <table:table-cell office:value-type="float" office:value="-4.4682734950460455E-2" table:formula="of:=SIN([.C492])" table:style-name="ce2">
            <text:p>-4.47E-02</text:p>
          </table:table-cell>
          <table:table-cell office:value-type="float" office:value="0" table:formula="of:=-[.$M$1]*[.D492]+[.$M$1]" table:style-name="ce2">
            <text:p>0.00E+00</text:p>
          </table:table-cell>
          <table:table-cell office:value-type="float" office:value="0" table:formula="of:=-[.$M$1]*[.E492]" table:style-name="ce2">
            <text:p>0.00E+00</text:p>
          </table:table-cell>
          <table:table-cell office:value-type="float" office:value="-0.4414989533826722" table:formula="of:=[.$M$2]*[.D492]+[.$O$2]*(-[.E492])+[.F492]" table:style-name="ce7">
            <text:p>-0.44150</text:p>
          </table:table-cell>
          <table:table-cell office:value-type="float" office:value="0" table:formula="of:=[.N492]" table:style-name="ce7">
            <text:p>0.00000</text:p>
          </table:table-cell>
          <table:table-cell office:value-type="float" office:value="0.11284008224919473" table:formula="of:=[.$M$2]*[.E492]+[.$O$2]*[.D492]+[.G492]" table:style-name="ce7">
            <text:p>0.1128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1" table:style-name="ce3">
            <text:p>4.91</text:p>
          </table:table-cell>
          <table:table-cell office:value-type="float" office:value="-2.4384763" table:style-name="ce2">
            <text:p>-2.44E+00</text:p>
          </table:table-cell>
          <table:table-cell office:value-type="float" office:value="-4.2559440166849004E-2" table:formula="of:=[.B493]*PI()/180" table:style-name="ce2">
            <text:p>-4.26E-02</text:p>
          </table:table-cell>
          <table:table-cell office:value-type="float" office:value="0.99909448371930698" table:formula="of:=COS([.C493])" table:style-name="ce2">
            <text:p>9.99E-01</text:p>
          </table:table-cell>
          <table:table-cell office:value-type="float" office:value="-4.2546593302536177E-2" table:formula="of:=SIN([.C493])" table:style-name="ce2">
            <text:p>-4.25E-02</text:p>
          </table:table-cell>
          <table:table-cell office:value-type="float" office:value="0" table:formula="of:=-[.$M$1]*[.D493]+[.$M$1]" table:style-name="ce2">
            <text:p>0.00E+00</text:p>
          </table:table-cell>
          <table:table-cell office:value-type="float" office:value="0" table:formula="of:=-[.$M$1]*[.E493]" table:style-name="ce2">
            <text:p>0.00E+00</text:p>
          </table:table-cell>
          <table:table-cell office:value-type="float" office:value="-0.44173921601004701" table:formula="of:=[.$M$2]*[.D493]+[.$O$2]*(-[.E493])+[.F493]" table:style-name="ce7">
            <text:p>-0.44174</text:p>
          </table:table-cell>
          <table:table-cell office:value-type="float" office:value="0" table:formula="of:=[.N493]" table:style-name="ce7">
            <text:p>0.00000</text:p>
          </table:table-cell>
          <table:table-cell office:value-type="float" office:value="0.11189582225815693" table:formula="of:=[.$M$2]*[.E493]+[.$O$2]*[.D493]+[.G493]" table:style-name="ce7">
            <text:p>0.1119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2" table:style-name="ce3">
            <text:p>4.92</text:p>
          </table:table-cell>
          <table:table-cell office:value-type="float" office:value="-2.3125236999999998" table:style-name="ce2">
            <text:p>-2.31E+00</text:p>
          </table:table-cell>
          <table:table-cell office:value-type="float" office:value="-4.0361152595401593E-2" table:formula="of:=[.B494]*PI()/180" table:style-name="ce2">
            <text:p>-4.04E-02</text:p>
          </table:table-cell>
          <table:table-cell office:value-type="float" office:value="0.99918559924602968" table:formula="of:=COS([.C494])" table:style-name="ce2">
            <text:p>9.99E-01</text:p>
          </table:table-cell>
          <table:table-cell office:value-type="float" office:value="-4.0350195282707335E-2" table:formula="of:=SIN([.C494])" table:style-name="ce2">
            <text:p>-4.04E-02</text:p>
          </table:table-cell>
          <table:table-cell office:value-type="float" office:value="0" table:formula="of:=-[.$M$1]*[.D494]+[.$M$1]" table:style-name="ce2">
            <text:p>0.00E+00</text:p>
          </table:table-cell>
          <table:table-cell office:value-type="float" office:value="0" table:formula="of:=-[.$M$1]*[.E494]" table:style-name="ce2">
            <text:p>0.00E+00</text:p>
          </table:table-cell>
          <table:table-cell office:value-type="float" office:value="-0.44198412766236206" table:formula="of:=[.$M$2]*[.D494]+[.$O$2]*(-[.E494])+[.F494]" table:style-name="ce7">
            <text:p>-0.44198</text:p>
          </table:table-cell>
          <table:table-cell office:value-type="float" office:value="0" table:formula="of:=[.N494]" table:style-name="ce7">
            <text:p>0.00000</text:p>
          </table:table-cell>
          <table:table-cell office:value-type="float" office:value="0.1109244828454965" table:formula="of:=[.$M$2]*[.E494]+[.$O$2]*[.D494]+[.G494]" table:style-name="ce7">
            <text:p>0.110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3" table:style-name="ce3">
            <text:p>4.93</text:p>
          </table:table-cell>
          <table:table-cell office:value-type="float" office:value="-2.1833217" table:style-name="ce2">
            <text:p>-2.18E+00</text:p>
          </table:table-cell>
          <table:table-cell office:value-type="float" office:value="-3.8106152295239878E-2" table:formula="of:=[.B495]*PI()/180" table:style-name="ce2">
            <text:p>-3.81E-02</text:p>
          </table:table-cell>
          <table:table-cell office:value-type="float" office:value="0.99927404842991385" table:formula="of:=COS([.C495])" table:style-name="ce2">
            <text:p>9.99E-01</text:p>
          </table:table-cell>
          <table:table-cell office:value-type="float" office:value="-3.8096930775196304E-2" table:formula="of:=SIN([.C495])" table:style-name="ce2">
            <text:p>-3.81E-02</text:p>
          </table:table-cell>
          <table:table-cell office:value-type="float" office:value="0" table:formula="of:=-[.$M$1]*[.D495]+[.$M$1]" table:style-name="ce2">
            <text:p>0.00E+00</text:p>
          </table:table-cell>
          <table:table-cell office:value-type="float" office:value="0" table:formula="of:=-[.$M$1]*[.E495]" table:style-name="ce2">
            <text:p>0.00E+00</text:p>
          </table:table-cell>
          <table:table-cell office:value-type="float" office:value="-0.44223313844249129" table:formula="of:=[.$M$2]*[.D495]+[.$O$2]*(-[.E495])+[.F495]" table:style-name="ce7">
            <text:p>-0.44223</text:p>
          </table:table-cell>
          <table:table-cell office:value-type="float" office:value="0" table:formula="of:=[.N495]" table:style-name="ce7">
            <text:p>0.00000</text:p>
          </table:table-cell>
          <table:table-cell office:value-type="float" office:value="0.10992752732279706" table:formula="of:=[.$M$2]*[.E495]+[.$O$2]*[.D495]+[.G495]" table:style-name="ce7">
            <text:p>0.109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400000000000004" table:style-name="ce3">
            <text:p>4.94</text:p>
          </table:table-cell>
          <table:table-cell office:value-type="float" office:value="-2.0510655" table:style-name="ce2">
            <text:p>-2.05E+00</text:p>
          </table:table-cell>
          <table:table-cell office:value-type="float" office:value="-3.5797846149063756E-2" table:formula="of:=[.B496]*PI()/180" table:style-name="ce2">
            <text:p>-3.58E-02</text:p>
          </table:table-cell>
          <table:table-cell office:value-type="float" office:value="0.999359325527864" table:formula="of:=COS([.C496])" table:style-name="ce2">
            <text:p>9.99E-01</text:p>
          </table:table-cell>
          <table:table-cell office:value-type="float" office:value="-3.5790200900425125E-2" table:formula="of:=SIN([.C496])" table:style-name="ce2">
            <text:p>-3.58E-02</text:p>
          </table:table-cell>
          <table:table-cell office:value-type="float" office:value="0" table:formula="of:=-[.$M$1]*[.D496]+[.$M$1]" table:style-name="ce2">
            <text:p>0.00E+00</text:p>
          </table:table-cell>
          <table:table-cell office:value-type="float" office:value="0" table:formula="of:=-[.$M$1]*[.E496]" table:style-name="ce2">
            <text:p>0.00E+00</text:p>
          </table:table-cell>
          <table:table-cell office:value-type="float" office:value="-0.44248570643424062" table:formula="of:=[.$M$2]*[.D496]+[.$O$2]*(-[.E496])+[.F496]" table:style-name="ce7">
            <text:p>-0.44249</text:p>
          </table:table-cell>
          <table:table-cell office:value-type="float" office:value="0" table:formula="of:=[.N496]" table:style-name="ce7">
            <text:p>0.00000</text:p>
          </table:table-cell>
          <table:table-cell office:value-type="float" office:value="0.10890642589577099" table:formula="of:=[.$M$2]*[.E496]+[.$O$2]*[.D496]+[.G496]" table:style-name="ce7">
            <text:p>0.1089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5" table:style-name="ce3">
            <text:p>4.95</text:p>
          </table:table-cell>
          <table:table-cell office:value-type="float" office:value="-1.91595" table:style-name="ce2">
            <text:p>-1.92E+00</text:p>
          </table:table-cell>
          <table:table-cell office:value-type="float" office:value="-3.343963580358536E-2" table:formula="of:=[.B497]*PI()/180" table:style-name="ce2">
            <text:p>-3.34E-02</text:p>
          </table:table-cell>
          <table:table-cell office:value-type="float" office:value="0.99944094747638279" table:formula="of:=COS([.C497])" table:style-name="ce2">
            <text:p>9.99E-01</text:p>
          </table:table-cell>
          <table:table-cell office:value-type="float" office:value="-3.3433404067043621E-2" table:formula="of:=SIN([.C497])" table:style-name="ce2">
            <text:p>-3.34E-02</text:p>
          </table:table-cell>
          <table:table-cell office:value-type="float" office:value="0" table:formula="of:=-[.$M$1]*[.D497]+[.$M$1]" table:style-name="ce2">
            <text:p>0.00E+00</text:p>
          </table:table-cell>
          <table:table-cell office:value-type="float" office:value="0" table:formula="of:=-[.$M$1]*[.E497]" table:style-name="ce2">
            <text:p>0.00E+00</text:p>
          </table:table-cell>
          <table:table-cell office:value-type="float" office:value="-0.44274130009097928" table:formula="of:=[.$M$2]*[.D497]+[.$O$2]*(-[.E497])+[.F497]" table:style-name="ce7">
            <text:p>-0.44274</text:p>
          </table:table-cell>
          <table:table-cell office:value-type="float" office:value="0" table:formula="of:=[.N497]" table:style-name="ce7">
            <text:p>0.00000</text:p>
          </table:table-cell>
          <table:table-cell office:value-type="float" office:value="0.10786264966961176" table:formula="of:=[.$M$2]*[.E497]+[.$O$2]*[.D497]+[.G497]" table:style-name="ce7">
            <text:p>0.107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6" table:style-name="ce3">
            <text:p>4.96</text:p>
          </table:table-cell>
          <table:table-cell office:value-type="float" office:value="-1.7781701000000001" table:style-name="ce2">
            <text:p>-1.78E+00</text:p>
          </table:table-cell>
          <table:table-cell office:value-type="float" office:value="-3.1034922905516821E-2" table:formula="of:=[.B498]*PI()/180" table:style-name="ce2">
            <text:p>-3.10E-02</text:p>
          </table:table-cell>
          <table:table-cell office:value-type="float" office:value="0.9995184554326163" table:formula="of:=COS([.C498])" table:style-name="ce2">
            <text:p>1.00E+00</text:p>
          </table:table-cell>
          <table:table-cell office:value-type="float" office:value="-3.1029941179400632E-2" table:formula="of:=SIN([.C498])" table:style-name="ce2">
            <text:p>-3.10E-02</text:p>
          </table:table-cell>
          <table:table-cell office:value-type="float" office:value="0" table:formula="of:=-[.$M$1]*[.D498]+[.$M$1]" table:style-name="ce2">
            <text:p>0.00E+00</text:p>
          </table:table-cell>
          <table:table-cell office:value-type="float" office:value="0" table:formula="of:=-[.$M$1]*[.E498]" table:style-name="ce2">
            <text:p>0.00E+00</text:p>
          </table:table-cell>
          <table:table-cell office:value-type="float" office:value="-0.44299939843880587" table:formula="of:=[.$M$2]*[.D498]+[.$O$2]*(-[.E498])+[.F498]" table:style-name="ce7">
            <text:p>-0.44300</text:p>
          </table:table-cell>
          <table:table-cell office:value-type="float" office:value="0" table:formula="of:=[.N498]" table:style-name="ce7">
            <text:p>0.00000</text:p>
          </table:table-cell>
          <table:table-cell office:value-type="float" office:value="0.10679767311536395" table:formula="of:=[.$M$2]*[.E498]+[.$O$2]*[.D498]+[.G498]" table:style-name="ce7">
            <text:p>0.1068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7" table:style-name="ce3">
            <text:p>4.97</text:p>
          </table:table-cell>
          <table:table-cell office:value-type="float" office:value="-1.6379208999999999" table:style-name="ce2">
            <text:p>-1.64E+00</text:p>
          </table:table-cell>
          <table:table-cell office:value-type="float" office:value="-2.8587112592228788E-2" table:formula="of:=[.B499]*PI()/180" table:style-name="ce2">
            <text:p>-2.86E-02</text:p>
          </table:table-cell>
          <table:table-cell office:value-type="float" office:value="0.9995914163232883" table:formula="of:=COS([.C499])" table:style-name="ce2">
            <text:p>1.00E+00</text:p>
          </table:table-cell>
          <table:table-cell office:value-type="float" office:value="-2.8583219076976408E-2" table:formula="of:=SIN([.C499])" table:style-name="ce2">
            <text:p>-2.86E-02</text:p>
          </table:table-cell>
          <table:table-cell office:value-type="float" office:value="0" table:formula="of:=-[.$M$1]*[.D499]+[.$M$1]" table:style-name="ce2">
            <text:p>0.00E+00</text:p>
          </table:table-cell>
          <table:table-cell office:value-type="float" office:value="0" table:formula="of:=-[.$M$1]*[.E499]" table:style-name="ce2">
            <text:p>0.00E+00</text:p>
          </table:table-cell>
          <table:table-cell office:value-type="float" office:value="-0.44325949144766008" table:formula="of:=[.$M$2]*[.D499]+[.$O$2]*(-[.E499])+[.F499]" table:style-name="ce7">
            <text:p>-0.44326</text:p>
          </table:table-cell>
          <table:table-cell office:value-type="float" office:value="0" table:formula="of:=[.N499]" table:style-name="ce7">
            <text:p>0.00000</text:p>
          </table:table-cell>
          <table:table-cell office:value-type="float" office:value="0.10571297574830499" table:formula="of:=[.$M$2]*[.E499]+[.$O$2]*[.D499]+[.G499]" table:style-name="ce7">
            <text:p>0.105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800000000000004" table:style-name="ce3">
            <text:p>4.98</text:p>
          </table:table-cell>
          <table:table-cell office:value-type="float" office:value="-1.4953974000000001" table:style-name="ce2">
            <text:p>-1.50E+00</text:p>
          </table:table-cell>
          <table:table-cell office:value-type="float" office:value="-2.609960825576265E-2" table:formula="of:=[.B500]*PI()/180" table:style-name="ce2">
            <text:p>-2.61E-02</text:p>
          </table:table-cell>
          <table:table-cell office:value-type="float" office:value="0.99965942455814238" table:formula="of:=COS([.C500])" table:style-name="ce2">
            <text:p>1.00E+00</text:p>
          </table:table-cell>
          <table:table-cell office:value-type="float" office:value="-2.6096645226611721E-2" table:formula="of:=SIN([.C500])" table:style-name="ce2">
            <text:p>-2.61E-02</text:p>
          </table:table-cell>
          <table:table-cell office:value-type="float" office:value="0" table:formula="of:=-[.$M$1]*[.D500]+[.$M$1]" table:style-name="ce2">
            <text:p>0.00E+00</text:p>
          </table:table-cell>
          <table:table-cell office:value-type="float" office:value="0" table:formula="of:=-[.$M$1]*[.E500]" table:style-name="ce2">
            <text:p>0.00E+00</text:p>
          </table:table-cell>
          <table:table-cell office:value-type="float" office:value="-0.44352108128931245" table:formula="of:=[.$M$2]*[.D500]+[.$O$2]*(-[.E500])+[.F500]" table:style-name="ce7">
            <text:p>-0.44352</text:p>
          </table:table-cell>
          <table:table-cell office:value-type="float" office:value="0" table:formula="of:=[.N500]" table:style-name="ce7">
            <text:p>0.00000</text:p>
          </table:table-cell>
          <table:table-cell office:value-type="float" office:value="0.10461003991949873" table:formula="of:=[.$M$2]*[.E500]+[.$O$2]*[.D500]+[.G500]" table:style-name="ce7">
            <text:p>0.104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4.99" table:style-name="ce3">
            <text:p>4.99</text:p>
          </table:table-cell>
          <table:table-cell office:value-type="float" office:value="-1.3507944000000001" table:style-name="ce2">
            <text:p>-1.35E+00</text:p>
          </table:table-cell>
          <table:table-cell office:value-type="float" office:value="-2.3575809797501294E-2" table:formula="of:=[.B501]*PI()/180" table:style-name="ce2">
            <text:p>-2.36E-02</text:p>
          </table:table-cell>
          <table:table-cell office:value-type="float" office:value="0.99972210346823032" table:formula="of:=COS([.C501])" table:style-name="ce2">
            <text:p>1.00E+00</text:p>
          </table:table-cell>
          <table:table-cell office:value-type="float" office:value="-2.3573625878447E-2" table:formula="of:=SIN([.C501])" table:style-name="ce2">
            <text:p>-2.36E-02</text:p>
          </table:table-cell>
          <table:table-cell office:value-type="float" office:value="0" table:formula="of:=-[.$M$1]*[.D501]+[.$M$1]" table:style-name="ce2">
            <text:p>0.00E+00</text:p>
          </table:table-cell>
          <table:table-cell office:value-type="float" office:value="0" table:formula="of:=-[.$M$1]*[.E501]" table:style-name="ce2">
            <text:p>0.00E+00</text:p>
          </table:table-cell>
          <table:table-cell office:value-type="float" office:value="-0.44378368315048194" table:formula="of:=[.$M$2]*[.D501]+[.$O$2]*(-[.E501])+[.F501]" table:style-name="ce7">
            <text:p>-0.44378</text:p>
          </table:table-cell>
          <table:table-cell office:value-type="float" office:value="0" table:formula="of:=[.N501]" table:style-name="ce7">
            <text:p>0.00000</text:p>
          </table:table-cell>
          <table:table-cell office:value-type="float" office:value="0.10349035012692062" table:formula="of:=[.$M$2]*[.E501]+[.$O$2]*[.D501]+[.G501]" table:style-name="ce7">
            <text:p>0.103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" table:style-name="ce3">
            <text:p>5.00</text:p>
          </table:table-cell>
          <table:table-cell office:value-type="float" office:value="-1.2043071000000001" table:style-name="ce2">
            <text:p>-1.20E+00</text:p>
          </table:table-cell>
          <table:table-cell office:value-type="float" office:value="-2.1019124100144601E-2" table:formula="of:=[.B502]*PI()/180" table:style-name="ce2">
            <text:p>-2.10E-02</text:p>
          </table:table-cell>
          <table:table-cell office:value-type="float" office:value="0.99977910634384504" table:formula="of:=COS([.C502])" table:style-name="ce2">
            <text:p>1.00E+00</text:p>
          </table:table-cell>
          <table:table-cell office:value-type="float" office:value="-2.1017576413628242E-2" table:formula="of:=SIN([.C502])" table:style-name="ce2">
            <text:p>-2.10E-02</text:p>
          </table:table-cell>
          <table:table-cell office:value-type="float" office:value="0" table:formula="of:=-[.$M$1]*[.D502]+[.$M$1]" table:style-name="ce2">
            <text:p>0.00E+00</text:p>
          </table:table-cell>
          <table:table-cell office:value-type="float" office:value="0" table:formula="of:=-[.$M$1]*[.E502]" table:style-name="ce2">
            <text:p>0.00E+00</text:p>
          </table:table-cell>
          <table:table-cell office:value-type="float" office:value="-0.44404682473352181" table:formula="of:=[.$M$2]*[.D502]+[.$O$2]*(-[.E502])+[.F502]" table:style-name="ce7">
            <text:p>-0.44405</text:p>
          </table:table-cell>
          <table:table-cell office:value-type="float" office:value="0" table:formula="of:=[.N502]" table:style-name="ce7">
            <text:p>0.00000</text:p>
          </table:table-cell>
          <table:table-cell office:value-type="float" office:value="0.10235539772809715" table:formula="of:=[.$M$2]*[.E502]+[.$O$2]*[.D502]+[.G502]" table:style-name="ce7">
            <text:p>0.1023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1" table:style-name="ce3">
            <text:p>5.01</text:p>
          </table:table-cell>
          <table:table-cell office:value-type="float" office:value="-1.0561304" table:style-name="ce2">
            <text:p>-1.06E+00</text:p>
          </table:table-cell>
          <table:table-cell office:value-type="float" office:value="-1.8432952810404721E-2" table:formula="of:=[.B503]*PI()/180" table:style-name="ce2">
            <text:p>-1.84E-02</text:p>
          </table:table-cell>
          <table:table-cell office:value-type="float" office:value="0.99983011793554855" table:formula="of:=COS([.C503])" table:style-name="ce2">
            <text:p>1.00E+00</text:p>
          </table:table-cell>
          <table:table-cell office:value-type="float" office:value="-1.8431908989223488E-2" table:formula="of:=SIN([.C503])" table:style-name="ce2">
            <text:p>-1.84E-02</text:p>
          </table:table-cell>
          <table:table-cell office:value-type="float" office:value="0" table:formula="of:=-[.$M$1]*[.D503]+[.$M$1]" table:style-name="ce2">
            <text:p>0.00E+00</text:p>
          </table:table-cell>
          <table:table-cell office:value-type="float" office:value="0" table:formula="of:=-[.$M$1]*[.E503]" table:style-name="ce2">
            <text:p>0.00E+00</text:p>
          </table:table-cell>
          <table:table-cell office:value-type="float" office:value="-0.44431004807505042" table:formula="of:=[.$M$2]*[.D503]+[.$O$2]*(-[.E503])+[.F503]" table:style-name="ce7">
            <text:p>-0.44431</text:p>
          </table:table-cell>
          <table:table-cell office:value-type="float" office:value="0" table:formula="of:=[.N503]" table:style-name="ce7">
            <text:p>0.00000</text:p>
          </table:table-cell>
          <table:table-cell office:value-type="float" office:value="0.10120667556809861" table:formula="of:=[.$M$2]*[.E503]+[.$O$2]*[.D503]+[.G503]" table:style-name="ce7">
            <text:p>0.101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199999999999996" table:style-name="ce3">
            <text:p>5.02</text:p>
          </table:table-cell>
          <table:table-cell office:value-type="float" office:value="-0.90646616999999996" table:style-name="ce2">
            <text:p>-9.06E-01</text:p>
          </table:table-cell>
          <table:table-cell office:value-type="float" office:value="-1.5820819224442645E-2" table:formula="of:=[.B504]*PI()/180" table:style-name="ce2">
            <text:p>-1.58E-02</text:p>
          </table:table-cell>
          <table:table-cell office:value-type="float" office:value="0.99987485344989735" table:formula="of:=COS([.C504])" table:style-name="ce2">
            <text:p>1.00E+00</text:p>
          </table:table-cell>
          <table:table-cell office:value-type="float" office:value="-1.5820159245287672E-2" table:formula="of:=SIN([.C504])" table:style-name="ce2">
            <text:p>-1.58E-02</text:p>
          </table:table-cell>
          <table:table-cell office:value-type="float" office:value="0" table:formula="of:=-[.$M$1]*[.D504]+[.$M$1]" table:style-name="ce2">
            <text:p>0.00E+00</text:p>
          </table:table-cell>
          <table:table-cell office:value-type="float" office:value="0" table:formula="of:=-[.$M$1]*[.E504]" table:style-name="ce2">
            <text:p>0.00E+00</text:p>
          </table:table-cell>
          <table:table-cell office:value-type="float" office:value="-0.44457289731418748" table:formula="of:=[.$M$2]*[.D504]+[.$O$2]*(-[.E504])+[.F504]" table:style-name="ce7">
            <text:p>-0.44457</text:p>
          </table:table-cell>
          <table:table-cell office:value-type="float" office:value="0" table:formula="of:=[.N504]" table:style-name="ce7">
            <text:p>0.00000</text:p>
          </table:table-cell>
          <table:table-cell office:value-type="float" office:value="0.10004573441016328" table:formula="of:=[.$M$2]*[.E504]+[.$O$2]*[.D504]+[.G504]" table:style-name="ce7">
            <text:p>0.1000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3" table:style-name="ce3">
            <text:p>5.03</text:p>
          </table:table-cell>
          <table:table-cell office:value-type="float" office:value="-0.75554401999999998" table:style-name="ce2">
            <text:p>-7.56E-01</text:p>
          </table:table-cell>
          <table:table-cell office:value-type="float" office:value="-1.3186730792753888E-2" table:formula="of:=[.B505]*PI()/180" table:style-name="ce2">
            <text:p>-1.32E-02</text:p>
          </table:table-cell>
          <table:table-cell office:value-type="float" office:value="0.99991305632539607" table:formula="of:=COS([.C505])" table:style-name="ce2">
            <text:p>1.00E+00</text:p>
          </table:table-cell>
          <table:table-cell office:value-type="float" office:value="-1.3186348622928326E-2" table:formula="of:=SIN([.C505])" table:style-name="ce2">
            <text:p>-1.32E-02</text:p>
          </table:table-cell>
          <table:table-cell office:value-type="float" office:value="0" table:formula="of:=-[.$M$1]*[.D505]+[.$M$1]" table:style-name="ce2">
            <text:p>0.00E+00</text:p>
          </table:table-cell>
          <table:table-cell office:value-type="float" office:value="0" table:formula="of:=-[.$M$1]*[.E505]" table:style-name="ce2">
            <text:p>0.00E+00</text:p>
          </table:table-cell>
          <table:table-cell office:value-type="float" office:value="-0.44483488400482685" table:formula="of:=[.$M$2]*[.D505]+[.$O$2]*(-[.E505])+[.F505]" table:style-name="ce7">
            <text:p>-0.44483</text:p>
          </table:table-cell>
          <table:table-cell office:value-type="float" office:value="0" table:formula="of:=[.N505]" table:style-name="ce7">
            <text:p>0.00000</text:p>
          </table:table-cell>
          <table:table-cell office:value-type="float" office:value="9.8874344358950164E-2" table:formula="of:=[.$M$2]*[.E505]+[.$O$2]*[.D505]+[.G505]" table:style-name="ce7">
            <text:p>0.0988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4" table:style-name="ce3">
            <text:p>5.04</text:p>
          </table:table-cell>
          <table:table-cell office:value-type="float" office:value="-0.60360042999999997" table:style-name="ce2">
            <text:p>-6.04E-01</text:p>
          </table:table-cell>
          <table:table-cell office:value-type="float" office:value="-1.0534814869953555E-2" table:formula="of:=[.B506]*PI()/180" table:style-name="ce2">
            <text:p>-1.05E-02</text:p>
          </table:table-cell>
          <table:table-cell office:value-type="float" office:value="0.99994450935103751" table:formula="of:=COS([.C506])" table:style-name="ce2">
            <text:p>1.00E+00</text:p>
          </table:table-cell>
          <table:table-cell office:value-type="float" office:value="-1.0534620007994737E-2" table:formula="of:=SIN([.C506])" table:style-name="ce2">
            <text:p>-1.05E-02</text:p>
          </table:table-cell>
          <table:table-cell office:value-type="float" office:value="0" table:formula="of:=-[.$M$1]*[.D506]+[.$M$1]" table:style-name="ce2">
            <text:p>0.00E+00</text:p>
          </table:table-cell>
          <table:table-cell office:value-type="float" office:value="0" table:formula="of:=-[.$M$1]*[.E506]" table:style-name="ce2">
            <text:p>0.00E+00</text:p>
          </table:table-cell>
          <table:table-cell office:value-type="float" office:value="-0.4450955259607543" table:formula="of:=[.$M$2]*[.D506]+[.$O$2]*(-[.E506])+[.F506]" table:style-name="ce7">
            <text:p>-0.44510</text:p>
          </table:table-cell>
          <table:table-cell office:value-type="float" office:value="0" table:formula="of:=[.N506]" table:style-name="ce7">
            <text:p>0.00000</text:p>
          </table:table-cell>
          <table:table-cell office:value-type="float" office:value="9.7694333355212937E-2" table:formula="of:=[.$M$2]*[.E506]+[.$O$2]*[.D506]+[.G506]" table:style-name="ce7">
            <text:p>0.0976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5" table:style-name="ce3">
            <text:p>5.05</text:p>
          </table:table-cell>
          <table:table-cell office:value-type="float" office:value="-0.45087188" table:style-name="ce2">
            <text:p>-4.51E-01</text:p>
          </table:table-cell>
          <table:table-cell office:value-type="float" office:value="-7.86919881065677E-3" table:formula="of:=[.B507]*PI()/180" table:style-name="ce2">
            <text:p>-7.87E-03</text:p>
          </table:table-cell>
          <table:table-cell office:value-type="float" office:value="0.99996903801481463" table:formula="of:=COS([.C507])" table:style-name="ce2">
            <text:p>1.00E+00</text:p>
          </table:table-cell>
          <table:table-cell office:value-type="float" office:value="-7.8691175951501307E-3" table:formula="of:=SIN([.C507])" table:style-name="ce2">
            <text:p>-7.87E-03</text:p>
          </table:table-cell>
          <table:table-cell office:value-type="float" office:value="0" table:formula="of:=-[.$M$1]*[.D507]+[.$M$1]" table:style-name="ce2">
            <text:p>0.00E+00</text:p>
          </table:table-cell>
          <table:table-cell office:value-type="float" office:value="0" table:formula="of:=-[.$M$1]*[.E507]" table:style-name="ce2">
            <text:p>0.00E+00</text:p>
          </table:table-cell>
          <table:table-cell office:value-type="float" office:value="-0.44535435992205985" table:formula="of:=[.$M$2]*[.D507]+[.$O$2]*(-[.E507])+[.F507]" table:style-name="ce7">
            <text:p>-0.44535</text:p>
          </table:table-cell>
          <table:table-cell office:value-type="float" office:value="0" table:formula="of:=[.N507]" table:style-name="ce7">
            <text:p>0.00000</text:p>
          </table:table-cell>
          <table:table-cell office:value-type="float" office:value="9.6507533894574227E-2" table:formula="of:=[.$M$2]*[.E507]+[.$O$2]*[.D507]+[.G507]" table:style-name="ce7">
            <text:p>0.0965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599999999999996" table:style-name="ce3">
            <text:p>5.06</text:p>
          </table:table-cell>
          <table:table-cell office:value-type="float" office:value="-0.29759489" table:style-name="ce2">
            <text:p>-2.98E-01</text:p>
          </table:table-cell>
          <table:table-cell office:value-type="float" office:value="-5.1940106676103479E-3" table:formula="of:=[.B508]*PI()/180" table:style-name="ce2">
            <text:p>-5.19E-03</text:p>
          </table:table-cell>
          <table:table-cell office:value-type="float" office:value="0.99998651115691728" table:formula="of:=COS([.C508])" table:style-name="ce2">
            <text:p>1.00E+00</text:p>
          </table:table-cell>
          <table:table-cell office:value-type="float" office:value="-5.1939873138577251E-3" table:formula="of:=SIN([.C508])" table:style-name="ce2">
            <text:p>-5.19E-03</text:p>
          </table:table-cell>
          <table:table-cell office:value-type="float" office:value="0" table:formula="of:=-[.$M$1]*[.D508]+[.$M$1]" table:style-name="ce2">
            <text:p>0.00E+00</text:p>
          </table:table-cell>
          <table:table-cell office:value-type="float" office:value="0" table:formula="of:=-[.$M$1]*[.E508]" table:style-name="ce2">
            <text:p>0.00E+00</text:p>
          </table:table-cell>
          <table:table-cell office:value-type="float" office:value="-0.44561094180691202" table:formula="of:=[.$M$2]*[.D508]+[.$O$2]*(-[.E508])+[.F508]" table:style-name="ce7">
            <text:p>-0.44561</text:p>
          </table:table-cell>
          <table:table-cell office:value-type="float" office:value="0" table:formula="of:=[.N508]" table:style-name="ce7">
            <text:p>0.00000</text:p>
          </table:table-cell>
          <table:table-cell office:value-type="float" office:value="9.5315783278305241E-2" table:formula="of:=[.$M$2]*[.E508]+[.$O$2]*[.D508]+[.G508]" table:style-name="ce7">
            <text:p>0.095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7" table:style-name="ce3">
            <text:p>5.07</text:p>
          </table:table-cell>
          <table:table-cell office:value-type="float" office:value="-0.14400592000000001" table:style-name="ce2">
            <text:p>-1.44E-01</text:p>
          </table:table-cell>
          <table:table-cell office:value-type="float" office:value="-2.5133774463635527E-3" table:formula="of:=[.B509]*PI()/180" table:style-name="ce2">
            <text:p>-2.51E-03</text:p>
          </table:table-cell>
          <table:table-cell office:value-type="float" office:value="0.99999684146856882" table:formula="of:=COS([.C509])" table:style-name="ce2">
            <text:p>1.00E+00</text:p>
          </table:table-cell>
          <table:table-cell office:value-type="float" office:value="-2.5133748001691077E-3" table:formula="of:=SIN([.C509])" table:style-name="ce2">
            <text:p>-2.51E-03</text:p>
          </table:table-cell>
          <table:table-cell office:value-type="float" office:value="0" table:formula="of:=-[.$M$1]*[.D509]+[.$M$1]" table:style-name="ce2">
            <text:p>0.00E+00</text:p>
          </table:table-cell>
          <table:table-cell office:value-type="float" office:value="0" table:formula="of:=-[.$M$1]*[.E509]" table:style-name="ce2">
            <text:p>0.00E+00</text:p>
          </table:table-cell>
          <table:table-cell office:value-type="float" office:value="-0.44586484712271285" table:formula="of:=[.$M$2]*[.D509]+[.$O$2]*(-[.E509])+[.F509]" table:style-name="ce7">
            <text:p>-0.44586</text:p>
          </table:table-cell>
          <table:table-cell office:value-type="float" office:value="0" table:formula="of:=[.N509]" table:style-name="ce7">
            <text:p>0.00000</text:p>
          </table:table-cell>
          <table:table-cell office:value-type="float" office:value="9.4120922754932335E-2" table:formula="of:=[.$M$2]*[.E509]+[.$O$2]*[.D509]+[.G509]" table:style-name="ce7">
            <text:p>0.0941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8" table:style-name="ce3">
            <text:p>5.08</text:p>
          </table:table-cell>
          <table:table-cell office:value-type="float" office:value="9.6585149999999995E-3" table:style-name="ce2">
            <text:p>9.66E-03</text:p>
          </table:table-cell>
          <table:table-cell office:value-type="float" office:value="1.685728876032601E-4" table:formula="of:=[.B510]*PI()/180" table:style-name="ce2">
            <text:p>1.69E-04</text:p>
          </table:table-cell>
          <table:table-cell office:value-type="float" office:value="0.99999998579159077" table:formula="of:=COS([.C510])" table:style-name="ce2">
            <text:p>1.00E+00</text:p>
          </table:table-cell>
          <table:table-cell office:value-type="float" office:value="1.685728868048759E-4" table:formula="of:=SIN([.C510])" table:style-name="ce2">
            <text:p>1.69E-04</text:p>
          </table:table-cell>
          <table:table-cell office:value-type="float" office:value="0" table:formula="of:=-[.$M$1]*[.D510]+[.$M$1]" table:style-name="ce2">
            <text:p>0.00E+00</text:p>
          </table:table-cell>
          <table:table-cell office:value-type="float" office:value="0" table:formula="of:=-[.$M$1]*[.E510]" table:style-name="ce2">
            <text:p>0.00E+00</text:p>
          </table:table-cell>
          <table:table-cell office:value-type="float" office:value="-0.44611567094010146" table:formula="of:=[.$M$2]*[.D510]+[.$O$2]*(-[.E510])+[.F510]" table:style-name="ce7">
            <text:p>-0.44612</text:p>
          </table:table-cell>
          <table:table-cell office:value-type="float" office:value="0" table:formula="of:=[.N510]" table:style-name="ce7">
            <text:p>0.00000</text:p>
          </table:table-cell>
          <table:table-cell office:value-type="float" office:value="9.2924798313814283E-2" table:formula="of:=[.$M$2]*[.E510]+[.$O$2]*[.D510]+[.G510]" table:style-name="ce7">
            <text:p>0.092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9" table:style-name="ce3">
            <text:p>5.09</text:p>
          </table:table-cell>
          <table:table-cell office:value-type="float" office:value="0.16316193000000001" table:style-name="ce2">
            <text:p>1.63E-01</text:p>
          </table:table-cell>
          <table:table-cell office:value-type="float" office:value="2.8477128924085117E-3" table:formula="of:=[.B511]*PI()/180" table:style-name="ce2">
            <text:p>2.85E-03</text:p>
          </table:table-cell>
          <table:table-cell office:value-type="float" office:value="0.99999594526838131" table:formula="of:=COS([.C511])" table:style-name="ce2">
            <text:p>1.00E+00</text:p>
          </table:table-cell>
          <table:table-cell office:value-type="float" office:value="2.8477090435036359E-3" table:formula="of:=SIN([.C511])" table:style-name="ce2">
            <text:p>2.85E-03</text:p>
          </table:table-cell>
          <table:table-cell office:value-type="float" office:value="0" table:formula="of:=-[.$M$1]*[.D511]+[.$M$1]" table:style-name="ce2">
            <text:p>0.00E+00</text:p>
          </table:table-cell>
          <table:table-cell office:value-type="float" office:value="0" table:formula="of:=-[.$M$1]*[.E511]" table:style-name="ce2">
            <text:p>0.00E+00</text:p>
          </table:table-cell>
          <table:table-cell office:value-type="float" office:value="-0.44636302812527073" table:formula="of:=[.$M$2]*[.D511]+[.$O$2]*(-[.E511])+[.F511]" table:style-name="ce7">
            <text:p>-0.44636</text:p>
          </table:table-cell>
          <table:table-cell office:value-type="float" office:value="0" table:formula="of:=[.N511]" table:style-name="ce7">
            <text:p>0.00000</text:p>
          </table:table-cell>
          <table:table-cell office:value-type="float" office:value="9.1729259905652491E-2" table:formula="of:=[.$M$2]*[.E511]+[.$O$2]*[.D511]+[.G511]" table:style-name="ce7">
            <text:p>0.0917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0999999999999996" table:style-name="ce3">
            <text:p>5.10</text:p>
          </table:table-cell>
          <table:table-cell office:value-type="float" office:value="0.31626784000000002" table:style-name="ce2">
            <text:p>3.16E-01</text:p>
          </table:table-cell>
          <table:table-cell office:value-type="float" office:value="5.5199151261706237E-3" table:formula="of:=[.B512]*PI()/180" table:style-name="ce2">
            <text:p>5.52E-03</text:p>
          </table:table-cell>
          <table:table-cell office:value-type="float" office:value="0.99998476530718272" table:formula="of:=COS([.C512])" table:style-name="ce2">
            <text:p>1.00E+00</text:p>
          </table:table-cell>
          <table:table-cell office:value-type="float" office:value="5.5198870947383788E-3" table:formula="of:=SIN([.C512])" table:style-name="ce2">
            <text:p>5.52E-03</text:p>
          </table:table-cell>
          <table:table-cell office:value-type="float" office:value="0" table:formula="of:=-[.$M$1]*[.D512]+[.$M$1]" table:style-name="ce2">
            <text:p>0.00E+00</text:p>
          </table:table-cell>
          <table:table-cell office:value-type="float" office:value="0" table:formula="of:=-[.$M$1]*[.E512]" table:style-name="ce2">
            <text:p>0.00E+00</text:p>
          </table:table-cell>
          <table:table-cell office:value-type="float" office:value="-0.44660655330334492" table:formula="of:=[.$M$2]*[.D512]+[.$O$2]*(-[.E512])+[.F512]" table:style-name="ce7">
            <text:p>-0.44661</text:p>
          </table:table-cell>
          <table:table-cell office:value-type="float" office:value="0" table:formula="of:=[.N512]" table:style-name="ce7">
            <text:p>0.00000</text:p>
          </table:table-cell>
          <table:table-cell office:value-type="float" office:value="9.0536161540605203E-2" table:formula="of:=[.$M$2]*[.E512]+[.$O$2]*[.D512]+[.G512]" table:style-name="ce7">
            <text:p>0.090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100000000000003" table:style-name="ce3">
            <text:p>5.11</text:p>
          </table:table-cell>
          <table:table-cell office:value-type="float" office:value="0.46873975000000001" table:style-name="ce2">
            <text:p>4.69E-01</text:p>
          </table:table-cell>
          <table:table-cell office:value-type="float" office:value="8.18105197247509E-3" table:formula="of:=[.B513]*PI()/180" table:style-name="ce2">
            <text:p>8.18E-03</text:p>
          </table:table-cell>
          <table:table-cell office:value-type="float" office:value="0.99996653538096025" table:formula="of:=COS([.C513])" table:style-name="ce2">
            <text:p>1.00E+00</text:p>
          </table:table-cell>
          <table:table-cell office:value-type="float" office:value="8.1809607136756248E-3" table:formula="of:=SIN([.C513])" table:style-name="ce2">
            <text:p>8.18E-03</text:p>
          </table:table-cell>
          <table:table-cell office:value-type="float" office:value="0" table:formula="of:=-[.$M$1]*[.D513]+[.$M$1]" table:style-name="ce2">
            <text:p>0.00E+00</text:p>
          </table:table-cell>
          <table:table-cell office:value-type="float" office:value="0" table:formula="of:=-[.$M$1]*[.E513]" table:style-name="ce2">
            <text:p>0.00E+00</text:p>
          </table:table-cell>
          <table:table-cell office:value-type="float" office:value="-0.44684590077981823" table:formula="of:=[.$M$2]*[.D513]+[.$O$2]*(-[.E513])+[.F513]" table:style-name="ce7">
            <text:p>-0.44685</text:p>
          </table:table-cell>
          <table:table-cell office:value-type="float" office:value="0" table:formula="of:=[.N513]" table:style-name="ce7">
            <text:p>0.00000</text:p>
          </table:table-cell>
          <table:table-cell office:value-type="float" office:value="8.9347361216058616E-2" table:formula="of:=[.$M$2]*[.E513]+[.$O$2]*[.D513]+[.G513]" table:style-name="ce7">
            <text:p>0.089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2" table:style-name="ce3">
            <text:p>5.12</text:p>
          </table:table-cell>
          <table:table-cell office:value-type="float" office:value="0.62034117" table:style-name="ce2">
            <text:p>6.20E-01</text:p>
          </table:table-cell>
          <table:table-cell office:value-type="float" office:value="1.0826995902173873E-2" table:formula="of:=[.B514]*PI()/180" table:style-name="ce2">
            <text:p>1.08E-02</text:p>
          </table:table-cell>
          <table:table-cell office:value-type="float" office:value="0.99994138865242443" table:formula="of:=COS([.C514])" table:style-name="ce2">
            <text:p>1.00E+00</text:p>
          </table:table-cell>
          <table:table-cell office:value-type="float" office:value="1.0826784373073991E-2" table:formula="of:=SIN([.C514])" table:style-name="ce2">
            <text:p>1.08E-02</text:p>
          </table:table-cell>
          <table:table-cell office:value-type="float" office:value="0" table:formula="of:=-[.$M$1]*[.D514]+[.$M$1]" table:style-name="ce2">
            <text:p>0.00E+00</text:p>
          </table:table-cell>
          <table:table-cell office:value-type="float" office:value="0" table:formula="of:=-[.$M$1]*[.E514]" table:style-name="ce2">
            <text:p>0.00E+00</text:p>
          </table:table-cell>
          <table:table-cell office:value-type="float" office:value="-0.44708074442454243" table:formula="of:=[.$M$2]*[.D514]+[.$O$2]*(-[.E514])+[.F514]" table:style-name="ce7">
            <text:p>-0.44708</text:p>
          </table:table-cell>
          <table:table-cell office:value-type="float" office:value="0" table:formula="of:=[.N514]" table:style-name="ce7">
            <text:p>0.00000</text:p>
          </table:table-cell>
          <table:table-cell office:value-type="float" office:value="8.8164720635847169E-2" table:formula="of:=[.$M$2]*[.E514]+[.$O$2]*[.D514]+[.G514]" table:style-name="ce7">
            <text:p>0.088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3" table:style-name="ce3">
            <text:p>5.13</text:p>
          </table:table-cell>
          <table:table-cell office:value-type="float" office:value="0.77083561" table:style-name="ce2">
            <text:p>7.71E-01</text:p>
          </table:table-cell>
          <table:table-cell office:value-type="float" office:value="1.3453619386118927E-2" table:formula="of:=[.B515]*PI()/180" table:style-name="ce2">
            <text:p>1.35E-02</text:p>
          </table:table-cell>
          <table:table-cell office:value-type="float" office:value="0.99990950142773827" table:formula="of:=COS([.C515])" table:style-name="ce2">
            <text:p>1.00E+00</text:p>
          </table:table-cell>
          <table:table-cell office:value-type="float" office:value="1.3453213539221586E-2" table:formula="of:=SIN([.C515])" table:style-name="ce2">
            <text:p>1.35E-02</text:p>
          </table:table-cell>
          <table:table-cell office:value-type="float" office:value="0" table:formula="of:=-[.$M$1]*[.D515]+[.$M$1]" table:style-name="ce2">
            <text:p>0.00E+00</text:p>
          </table:table-cell>
          <table:table-cell office:value-type="float" office:value="0" table:formula="of:=-[.$M$1]*[.E515]" table:style-name="ce2">
            <text:p>0.00E+00</text:p>
          </table:table-cell>
          <table:table-cell office:value-type="float" office:value="-0.44731077744606168" table:formula="of:=[.$M$2]*[.D515]+[.$O$2]*(-[.E515])+[.F515]" table:style-name="ce7">
            <text:p>-0.44731</text:p>
          </table:table-cell>
          <table:table-cell office:value-type="float" office:value="0" table:formula="of:=[.N515]" table:style-name="ce7">
            <text:p>0.00000</text:p>
          </table:table-cell>
          <table:table-cell office:value-type="float" office:value="8.6990105072932922E-2" table:formula="of:=[.$M$2]*[.E515]+[.$O$2]*[.D515]+[.G515]" table:style-name="ce7">
            <text:p>0.0869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4" table:style-name="ce3">
            <text:p>5.14</text:p>
          </table:table-cell>
          <table:table-cell office:value-type="float" office:value="0.91998656999999995" table:style-name="ce2">
            <text:p>9.20E-01</text:p>
          </table:table-cell>
          <table:table-cell office:value-type="float" office:value="1.6056794720629288E-2" table:formula="of:=[.B516]*PI()/180" table:style-name="ce2">
            <text:p>1.61E-02</text:p>
          </table:table-cell>
          <table:table-cell office:value-type="float" office:value="0.99987109244127148" table:formula="of:=COS([.C516])" table:style-name="ce2">
            <text:p>1.00E+00</text:p>
          </table:table-cell>
          <table:table-cell office:value-type="float" office:value="1.6056104767296995E-2" table:formula="of:=SIN([.C516])" table:style-name="ce2">
            <text:p>1.61E-02</text:p>
          </table:table-cell>
          <table:table-cell office:value-type="float" office:value="0" table:formula="of:=-[.$M$1]*[.D516]+[.$M$1]" table:style-name="ce2">
            <text:p>0.00E+00</text:p>
          </table:table-cell>
          <table:table-cell office:value-type="float" office:value="0" table:formula="of:=-[.$M$1]*[.E516]" table:style-name="ce2">
            <text:p>0.00E+00</text:p>
          </table:table-cell>
          <table:table-cell office:value-type="float" office:value="-0.44753571208140985" table:formula="of:=[.$M$2]*[.D516]+[.$O$2]*(-[.E516])+[.F516]" table:style-name="ce7">
            <text:p>-0.44754</text:p>
          </table:table-cell>
          <table:table-cell office:value-type="float" office:value="0" table:formula="of:=[.N516]" table:style-name="ce7">
            <text:p>0.00000</text:p>
          </table:table-cell>
          <table:table-cell office:value-type="float" office:value="8.5825383260347055E-2" table:formula="of:=[.$M$2]*[.E516]+[.$O$2]*[.D516]+[.G516]" table:style-name="ce7">
            <text:p>0.085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5" table:style-name="ce3">
            <text:p>5.15</text:p>
          </table:table-cell>
          <table:table-cell office:value-type="float" office:value="1.0675576" table:style-name="ce2">
            <text:p>1.07E+00</text:p>
          </table:table-cell>
          <table:table-cell office:value-type="float" office:value="1.8632395074688616E-2" table:formula="of:=[.B517]*PI()/180" table:style-name="ce2">
            <text:p>1.86E-02</text:p>
          </table:table-cell>
          <table:table-cell office:value-type="float" office:value="0.99982642194867943" table:formula="of:=COS([.C517])" table:style-name="ce2">
            <text:p>1.00E+00</text:p>
          </table:table-cell>
          <table:table-cell office:value-type="float" office:value="1.8631317003936783E-2" table:formula="of:=SIN([.C517])" table:style-name="ce2">
            <text:p>1.86E-02</text:p>
          </table:table-cell>
          <table:table-cell office:value-type="float" office:value="0" table:formula="of:=-[.$M$1]*[.D517]+[.$M$1]" table:style-name="ce2">
            <text:p>0.00E+00</text:p>
          </table:table-cell>
          <table:table-cell office:value-type="float" office:value="0" table:formula="of:=-[.$M$1]*[.E517]" table:style-name="ce2">
            <text:p>0.00E+00</text:p>
          </table:table-cell>
          <table:table-cell office:value-type="float" office:value="-0.44775527931267201" table:formula="of:=[.$M$2]*[.D517]+[.$O$2]*(-[.E517])+[.F517]" table:style-name="ce7">
            <text:p>-0.44776</text:p>
          </table:table-cell>
          <table:table-cell office:value-type="float" office:value="0" table:formula="of:=[.N517]" table:style-name="ce7">
            <text:p>0.00000</text:p>
          </table:table-cell>
          <table:table-cell office:value-type="float" office:value="8.467242672577098E-2" table:formula="of:=[.$M$2]*[.E517]+[.$O$2]*[.D517]+[.G517]" table:style-name="ce7">
            <text:p>0.0846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6" table:style-name="ce3">
            <text:p>5.16</text:p>
          </table:table-cell>
          <table:table-cell office:value-type="float" office:value="1.2133121" table:style-name="ce2">
            <text:p>1.21E+00</text:p>
          </table:table-cell>
          <table:table-cell office:value-type="float" office:value="2.1176290999286692E-2" table:formula="of:=[.B518]*PI()/180" table:style-name="ce2">
            <text:p>2.12E-02</text:p>
          </table:table-cell>
          <table:table-cell office:value-type="float" office:value="0.99977579072855727" table:formula="of:=COS([.C518])" table:style-name="ce2">
            <text:p>1.00E+00</text:p>
          </table:table-cell>
          <table:table-cell office:value-type="float" office:value="2.1174708335370319E-2" table:formula="of:=SIN([.C518])" table:style-name="ce2">
            <text:p>2.12E-02</text:p>
          </table:table-cell>
          <table:table-cell office:value-type="float" office:value="0" table:formula="of:=-[.$M$1]*[.D518]+[.$M$1]" table:style-name="ce2">
            <text:p>0.00E+00</text:p>
          </table:table-cell>
          <table:table-cell office:value-type="float" office:value="0" table:formula="of:=-[.$M$1]*[.E518]" table:style-name="ce2">
            <text:p>0.00E+00</text:p>
          </table:table-cell>
          <table:table-cell office:value-type="float" office:value="-0.44796922811919881" table:formula="of:=[.$M$2]*[.D518]+[.$O$2]*(-[.E518])+[.F518]" table:style-name="ce7">
            <text:p>-0.44797</text:p>
          </table:table-cell>
          <table:table-cell office:value-type="float" office:value="0" table:formula="of:=[.N518]" table:style-name="ce7">
            <text:p>0.00000</text:p>
          </table:table-cell>
          <table:table-cell office:value-type="float" office:value="8.3533111149347125E-2" table:formula="of:=[.$M$2]*[.E518]+[.$O$2]*[.D518]+[.G518]" table:style-name="ce7">
            <text:p>0.083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7" table:style-name="ce3">
            <text:p>5.17</text:p>
          </table:table-cell>
          <table:table-cell office:value-type="float" office:value="1.3570137" table:style-name="ce2">
            <text:p>1.36E+00</text:p>
          </table:table-cell>
          <table:table-cell office:value-type="float" office:value="2.3684357059670574E-2" table:formula="of:=[.B519]*PI()/180" table:style-name="ce2">
            <text:p>2.37E-02</text:p>
          </table:table-cell>
          <table:table-cell office:value-type="float" office:value="0.99971953872606989" table:formula="of:=COS([.C519])" table:style-name="ce2">
            <text:p>1.00E+00</text:p>
          </table:table-cell>
          <table:table-cell office:value-type="float" office:value="2.3682142836617272E-2" table:formula="of:=SIN([.C519])" table:style-name="ce2">
            <text:p>2.37E-02</text:p>
          </table:table-cell>
          <table:table-cell office:value-type="float" office:value="0" table:formula="of:=-[.$M$1]*[.D519]+[.$M$1]" table:style-name="ce2">
            <text:p>0.00E+00</text:p>
          </table:table-cell>
          <table:table-cell office:value-type="float" office:value="0" table:formula="of:=-[.$M$1]*[.E519]" table:style-name="ce2">
            <text:p>0.00E+00</text:p>
          </table:table-cell>
          <table:table-cell office:value-type="float" office:value="-0.44817732550950518" table:formula="of:=[.$M$2]*[.D519]+[.$O$2]*(-[.E519])+[.F519]" table:style-name="ce7">
            <text:p>-0.44818</text:p>
          </table:table-cell>
          <table:table-cell office:value-type="float" office:value="0" table:formula="of:=[.N519]" table:style-name="ce7">
            <text:p>0.00000</text:p>
          </table:table-cell>
          <table:table-cell office:value-type="float" office:value="8.2409313182109534E-2" table:formula="of:=[.$M$2]*[.E519]+[.$O$2]*[.D519]+[.G519]" table:style-name="ce7">
            <text:p>0.0824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8" table:style-name="ce3">
            <text:p>5.18</text:p>
          </table:table-cell>
          <table:table-cell office:value-type="float" office:value="1.4984257999999999" table:style-name="ce2">
            <text:p>1.50E+00</text:p>
          </table:table-cell>
          <table:table-cell office:value-type="float" office:value="2.6152463806830045E-2" table:formula="of:=[.B520]*PI()/180" table:style-name="ce2">
            <text:p>2.62E-02</text:p>
          </table:table-cell>
          <table:table-cell office:value-type="float" office:value="0.99965804380919965" table:formula="of:=COS([.C520])" table:style-name="ce2">
            <text:p>1.00E+00</text:p>
          </table:table-cell>
          <table:table-cell office:value-type="float" office:value="2.614948273989863E-2" table:formula="of:=SIN([.C520])" table:style-name="ce2">
            <text:p>2.61E-02</text:p>
          </table:table-cell>
          <table:table-cell office:value-type="float" office:value="0" table:formula="of:=-[.$M$1]*[.D520]+[.$M$1]" table:style-name="ce2">
            <text:p>0.00E+00</text:p>
          </table:table-cell>
          <table:table-cell office:value-type="float" office:value="0" table:formula="of:=-[.$M$1]*[.E520]" table:style-name="ce2">
            <text:p>0.00E+00</text:p>
          </table:table-cell>
          <table:table-cell office:value-type="float" office:value="-0.44837935523809452" table:formula="of:=[.$M$2]*[.D520]+[.$O$2]*(-[.E520])+[.F520]" table:style-name="ce7">
            <text:p>-0.44838</text:p>
          </table:table-cell>
          <table:table-cell office:value-type="float" office:value="0" table:formula="of:=[.N520]" table:style-name="ce7">
            <text:p>0.00000</text:p>
          </table:table-cell>
          <table:table-cell office:value-type="float" office:value="8.1302913823986786E-2" table:formula="of:=[.$M$2]*[.E520]+[.$O$2]*[.D520]+[.G520]" table:style-name="ce7">
            <text:p>0.081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19" table:style-name="ce3">
            <text:p>5.19</text:p>
          </table:table-cell>
          <table:table-cell office:value-type="float" office:value="1.6373120999999999" table:style-name="ce2">
            <text:p>1.64E+00</text:p>
          </table:table-cell>
          <table:table-cell office:value-type="float" office:value="2.8576487027742646E-2" table:formula="of:=[.B521]*PI()/180" table:style-name="ce2">
            <text:p>2.86E-02</text:p>
          </table:table-cell>
          <table:table-cell office:value-type="float" office:value="0.99959171997969765" table:formula="of:=COS([.C521])" table:style-name="ce2">
            <text:p>1.00E+00</text:p>
          </table:table-cell>
          <table:table-cell office:value-type="float" office:value="2.857259785230911E-2" table:formula="of:=SIN([.C521])" table:style-name="ce2">
            <text:p>2.86E-02</text:p>
          </table:table-cell>
          <table:table-cell office:value-type="float" office:value="0" table:formula="of:=-[.$M$1]*[.D521]+[.$M$1]" table:style-name="ce2">
            <text:p>0.00E+00</text:p>
          </table:table-cell>
          <table:table-cell office:value-type="float" office:value="0" table:formula="of:=-[.$M$1]*[.E521]" table:style-name="ce2">
            <text:p>0.00E+00</text:p>
          </table:table-cell>
          <table:table-cell office:value-type="float" office:value="-0.44857511788320786" table:formula="of:=[.$M$2]*[.D521]+[.$O$2]*(-[.E521])+[.F521]" table:style-name="ce7">
            <text:p>-0.44858</text:p>
          </table:table-cell>
          <table:table-cell office:value-type="float" office:value="0" table:formula="of:=[.N521]" table:style-name="ce7">
            <text:p>0.00000</text:p>
          </table:table-cell>
          <table:table-cell office:value-type="float" office:value="8.021579405619679E-2" table:formula="of:=[.$M$2]*[.E521]+[.$O$2]*[.D521]+[.G521]" table:style-name="ce7">
            <text:p>0.080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" table:style-name="ce3">
            <text:p>5.20</text:p>
          </table:table-cell>
          <table:table-cell office:value-type="float" office:value="1.7734357999999999" table:style-name="ce2">
            <text:p>1.77E+00</text:p>
          </table:table-cell>
          <table:table-cell office:value-type="float" office:value="3.0952293782739653E-2" table:formula="of:=[.B522]*PI()/180" table:style-name="ce2">
            <text:p>3.10E-02</text:p>
          </table:table-cell>
          <table:table-cell office:value-type="float" office:value="0.99952101599729082" table:formula="of:=COS([.C522])" table:style-name="ce2">
            <text:p>1.00E+00</text:p>
          </table:table-cell>
          <table:table-cell office:value-type="float" office:value="3.094735174039305E-2" table:formula="of:=SIN([.C522])" table:style-name="ce2">
            <text:p>3.09E-02</text:p>
          </table:table-cell>
          <table:table-cell office:value-type="float" office:value="0" table:formula="of:=-[.$M$1]*[.D522]+[.$M$1]" table:style-name="ce2">
            <text:p>0.00E+00</text:p>
          </table:table-cell>
          <table:table-cell office:value-type="float" office:value="0" table:formula="of:=-[.$M$1]*[.E522]" table:style-name="ce2">
            <text:p>0.00E+00</text:p>
          </table:table-cell>
          <table:table-cell office:value-type="float" office:value="-0.44876442894824797" table:formula="of:=[.$M$2]*[.D522]+[.$O$2]*(-[.E522])+[.F522]" table:style-name="ce7">
            <text:p>-0.44876</text:p>
          </table:table-cell>
          <table:table-cell office:value-type="float" office:value="0" table:formula="of:=[.N522]" table:style-name="ce7">
            <text:p>0.00000</text:p>
          </table:table-cell>
          <table:table-cell office:value-type="float" office:value="7.9149840876358707E-2" table:formula="of:=[.$M$2]*[.E522]+[.$O$2]*[.D522]+[.G522]" table:style-name="ce7">
            <text:p>0.0791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1" table:style-name="ce3">
            <text:p>5.21</text:p>
          </table:table-cell>
          <table:table-cell office:value-type="float" office:value="1.9065607" table:style-name="ce2">
            <text:p>1.91E+00</text:p>
          </table:table-cell>
          <table:table-cell office:value-type="float" office:value="3.3275761604127853E-2" table:formula="of:=[.B523]*PI()/180" table:style-name="ce2">
            <text:p>3.33E-02</text:p>
          </table:table-cell>
          <table:table-cell office:value-type="float" office:value="0.99944641292881498" table:formula="of:=COS([.C523])" table:style-name="ce2">
            <text:p>9.99E-01</text:p>
          </table:table-cell>
          <table:table-cell office:value-type="float" office:value="3.3269621033681022E-2" table:formula="of:=SIN([.C523])" table:style-name="ce2">
            <text:p>3.33E-02</text:p>
          </table:table-cell>
          <table:table-cell office:value-type="float" office:value="0" table:formula="of:=-[.$M$1]*[.D523]+[.$M$1]" table:style-name="ce2">
            <text:p>0.00E+00</text:p>
          </table:table-cell>
          <table:table-cell office:value-type="float" office:value="0" table:formula="of:=-[.$M$1]*[.E523]" table:style-name="ce2">
            <text:p>0.00E+00</text:p>
          </table:table-cell>
          <table:table-cell office:value-type="float" office:value="-0.44894711956367667" table:formula="of:=[.$M$2]*[.D523]+[.$O$2]*(-[.E523])+[.F523]" table:style-name="ce7">
            <text:p>-0.44895</text:p>
          </table:table-cell>
          <table:table-cell office:value-type="float" office:value="0" table:formula="of:=[.N523]" table:style-name="ce7">
            <text:p>0.00000</text:p>
          </table:table-cell>
          <table:table-cell office:value-type="float" office:value="7.8106938459254691E-2" table:formula="of:=[.$M$2]*[.E523]+[.$O$2]*[.D523]+[.G523]" table:style-name="ce7">
            <text:p>0.078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2" table:style-name="ce3">
            <text:p>5.22</text:p>
          </table:table-cell>
          <table:table-cell office:value-type="float" office:value="2.0364502" table:style-name="ce2">
            <text:p>2.04E+00</text:p>
          </table:table-cell>
          <table:table-cell office:value-type="float" office:value="3.5542761042897025E-2" table:formula="of:=[.B524]*PI()/180" table:style-name="ce2">
            <text:p>3.55E-02</text:p>
          </table:table-cell>
          <table:table-cell office:value-type="float" office:value="0.99936842256159975" table:formula="of:=COS([.C524])" table:style-name="ce2">
            <text:p>9.99E-01</text:p>
          </table:table-cell>
          <table:table-cell office:value-type="float" office:value="3.5535278059132945E-2" table:formula="of:=SIN([.C524])" table:style-name="ce2">
            <text:p>3.55E-02</text:p>
          </table:table-cell>
          <table:table-cell office:value-type="float" office:value="0" table:formula="of:=-[.$M$1]*[.D524]+[.$M$1]" table:style-name="ce2">
            <text:p>0.00E+00</text:p>
          </table:table-cell>
          <table:table-cell office:value-type="float" office:value="0" table:formula="of:=-[.$M$1]*[.E524]" table:style-name="ce2">
            <text:p>0.00E+00</text:p>
          </table:table-cell>
          <table:table-cell office:value-type="float" office:value="-0.449123034164229" table:formula="of:=[.$M$2]*[.D524]+[.$O$2]*(-[.E524])+[.F524]" table:style-name="ce7">
            <text:p>-0.44912</text:p>
          </table:table-cell>
          <table:table-cell office:value-type="float" office:value="0" table:formula="of:=[.N524]" table:style-name="ce7">
            <text:p>0.00000</text:p>
          </table:table-cell>
          <table:table-cell office:value-type="float" office:value="7.708897575604956E-2" table:formula="of:=[.$M$2]*[.E524]+[.$O$2]*[.D524]+[.G524]" table:style-name="ce7">
            <text:p>0.077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3" table:style-name="ce3">
            <text:p>5.23</text:p>
          </table:table-cell>
          <table:table-cell office:value-type="float" office:value="2.1628994000000001" table:style-name="ce2">
            <text:p>2.16E+00</text:p>
          </table:table-cell>
          <table:table-cell office:value-type="float" office:value="3.7749715919409843E-2" table:formula="of:=[.B525]*PI()/180" table:style-name="ce2">
            <text:p>3.77E-02</text:p>
          </table:table-cell>
          <table:table-cell office:value-type="float" office:value="0.99928756408423269" table:formula="of:=COS([.C525])" table:style-name="ce2">
            <text:p>9.99E-01</text:p>
          </table:table-cell>
          <table:table-cell office:value-type="float" office:value="3.7740750742406556E-2" table:formula="of:=SIN([.C525])" table:style-name="ce2">
            <text:p>3.77E-02</text:p>
          </table:table-cell>
          <table:table-cell office:value-type="float" office:value="0" table:formula="of:=-[.$M$1]*[.D525]+[.$M$1]" table:style-name="ce2">
            <text:p>0.00E+00</text:p>
          </table:table-cell>
          <table:table-cell office:value-type="float" office:value="0" table:formula="of:=-[.$M$1]*[.E525]" table:style-name="ce2">
            <text:p>0.00E+00</text:p>
          </table:table-cell>
          <table:table-cell office:value-type="float" office:value="-0.44929207215701999" table:formula="of:=[.$M$2]*[.D525]+[.$O$2]*(-[.E525])+[.F525]" table:style-name="ce7">
            <text:p>-0.44929</text:p>
          </table:table-cell>
          <table:table-cell office:value-type="float" office:value="0" table:formula="of:=[.N525]" table:style-name="ce7">
            <text:p>0.00000</text:p>
          </table:table-cell>
          <table:table-cell office:value-type="float" office:value="7.6097594553646078E-2" table:formula="of:=[.$M$2]*[.E525]+[.$O$2]*[.D525]+[.G525]" table:style-name="ce7">
            <text:p>0.0761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4" table:style-name="ce3">
            <text:p>5.24</text:p>
          </table:table-cell>
          <table:table-cell office:value-type="float" office:value="2.2857902999999999" table:style-name="ce2">
            <text:p>2.29E+00</text:p>
          </table:table-cell>
          <table:table-cell office:value-type="float" office:value="3.9894566745148942E-2" table:formula="of:=[.B526]*PI()/180" table:style-name="ce2">
            <text:p>3.99E-02</text:p>
          </table:table-cell>
          <table:table-cell office:value-type="float" office:value="0.99920431731299297" table:formula="of:=COS([.C526])" table:style-name="ce2">
            <text:p>9.99E-01</text:p>
          </table:table-cell>
          <table:table-cell office:value-type="float" office:value="3.9883985045072408E-2" table:formula="of:=SIN([.C526])" table:style-name="ce2">
            <text:p>3.99E-02</text:p>
          </table:table-cell>
          <table:table-cell office:value-type="float" office:value="0" table:formula="of:=-[.$M$1]*[.D526]+[.$M$1]" table:style-name="ce2">
            <text:p>0.00E+00</text:p>
          </table:table-cell>
          <table:table-cell office:value-type="float" office:value="0" table:formula="of:=-[.$M$1]*[.E526]" table:style-name="ce2">
            <text:p>0.00E+00</text:p>
          </table:table-cell>
          <table:table-cell office:value-type="float" office:value="-0.44945425656251786" table:formula="of:=[.$M$2]*[.D526]+[.$O$2]*(-[.E526])+[.F526]" table:style-name="ce7">
            <text:p>-0.44945</text:p>
          </table:table-cell>
          <table:table-cell office:value-type="float" office:value="0" table:formula="of:=[.N526]" table:style-name="ce7">
            <text:p>0.00000</text:p>
          </table:table-cell>
          <table:table-cell office:value-type="float" office:value="7.5133755781501554E-2" table:formula="of:=[.$M$2]*[.E526]+[.$O$2]*[.D526]+[.G526]" table:style-name="ce7">
            <text:p>0.075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5" table:style-name="ce3">
            <text:p>5.25</text:p>
          </table:table-cell>
          <table:table-cell office:value-type="float" office:value="2.4050197" table:style-name="ce2">
            <text:p>2.41E+00</text:p>
          </table:table-cell>
          <table:table-cell office:value-type="float" office:value="4.1975512340326267E-2" table:formula="of:=[.B527]*PI()/180" table:style-name="ce2">
            <text:p>4.20E-02</text:p>
          </table:table-cell>
          <table:table-cell office:value-type="float" office:value="0.99911915752617753" table:formula="of:=COS([.C527])" table:style-name="ce2">
            <text:p>9.99E-01</text:p>
          </table:table-cell>
          <table:table-cell office:value-type="float" office:value="4.1963187011728811E-2" table:formula="of:=SIN([.C527])" table:style-name="ce2">
            <text:p>4.20E-02</text:p>
          </table:table-cell>
          <table:table-cell office:value-type="float" office:value="0" table:formula="of:=-[.$M$1]*[.D527]+[.$M$1]" table:style-name="ce2">
            <text:p>0.00E+00</text:p>
          </table:table-cell>
          <table:table-cell office:value-type="float" office:value="0" table:formula="of:=-[.$M$1]*[.E527]" table:style-name="ce2">
            <text:p>0.00E+00</text:p>
          </table:table-cell>
          <table:table-cell office:value-type="float" office:value="-0.44960963256451858" table:formula="of:=[.$M$2]*[.D527]+[.$O$2]*(-[.E527])+[.F527]" table:style-name="ce7">
            <text:p>-0.44961</text:p>
          </table:table-cell>
          <table:table-cell office:value-type="float" office:value="0" table:formula="of:=[.N527]" table:style-name="ce7">
            <text:p>0.00000</text:p>
          </table:table-cell>
          <table:table-cell office:value-type="float" office:value="7.4198303924002285E-2" table:formula="of:=[.$M$2]*[.E527]+[.$O$2]*[.D527]+[.G527]" table:style-name="ce7">
            <text:p>0.074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6" table:style-name="ce3">
            <text:p>5.26</text:p>
          </table:table-cell>
          <table:table-cell office:value-type="float" office:value="2.5204844999999998" table:style-name="ce2">
            <text:p>2.52E+00</text:p>
          </table:table-cell>
          <table:table-cell office:value-type="float" office:value="4.3990753270483011E-2" table:formula="of:=[.B528]*PI()/180" table:style-name="ce2">
            <text:p>4.40E-02</text:p>
          </table:table-cell>
          <table:table-cell office:value-type="float" office:value="0.99903256284271169" table:formula="of:=COS([.C528])" table:style-name="ce2">
            <text:p>9.99E-01</text:p>
          </table:table-cell>
          <table:table-cell office:value-type="float" office:value="4.3976566258898092E-2" table:formula="of:=SIN([.C528])" table:style-name="ce2">
            <text:p>4.40E-02</text:p>
          </table:table-cell>
          <table:table-cell office:value-type="float" office:value="0" table:formula="of:=-[.$M$1]*[.D528]+[.$M$1]" table:style-name="ce2">
            <text:p>0.00E+00</text:p>
          </table:table-cell>
          <table:table-cell office:value-type="float" office:value="0" table:formula="of:=-[.$M$1]*[.E528]" table:style-name="ce2">
            <text:p>0.00E+00</text:p>
          </table:table-cell>
          <table:table-cell office:value-type="float" office:value="-0.44975824694621119" table:formula="of:=[.$M$2]*[.D528]+[.$O$2]*(-[.E528])+[.F528]" table:style-name="ce7">
            <text:p>-0.44976</text:p>
          </table:table-cell>
          <table:table-cell office:value-type="float" office:value="0" table:formula="of:=[.N528]" table:style-name="ce7">
            <text:p>0.00000</text:p>
          </table:table-cell>
          <table:table-cell office:value-type="float" office:value="7.3292082136277747E-2" table:formula="of:=[.$M$2]*[.E528]+[.$O$2]*[.D528]+[.G528]" table:style-name="ce7">
            <text:p>0.073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7" table:style-name="ce3">
            <text:p>5.27</text:p>
          </table:table-cell>
          <table:table-cell office:value-type="float" office:value="2.6320815999999998" table:style-name="ce2">
            <text:p>2.63E+00</text:p>
          </table:table-cell>
          <table:table-cell office:value-type="float" office:value="4.5938490101160384E-2" table:formula="of:=[.B529]*PI()/180" table:style-name="ce2">
            <text:p>4.59E-02</text:p>
          </table:table-cell>
          <table:table-cell office:value-type="float" office:value="0.99894501311537154" table:formula="of:=COS([.C529])" table:style-name="ce2">
            <text:p>9.99E-01</text:p>
          </table:table-cell>
          <table:table-cell office:value-type="float" office:value="4.5922334129813509E-2" table:formula="of:=SIN([.C529])" table:style-name="ce2">
            <text:p>4.59E-02</text:p>
          </table:table-cell>
          <table:table-cell office:value-type="float" office:value="0" table:formula="of:=-[.$M$1]*[.D529]+[.$M$1]" table:style-name="ce2">
            <text:p>0.00E+00</text:p>
          </table:table-cell>
          <table:table-cell office:value-type="float" office:value="0" table:formula="of:=-[.$M$1]*[.E529]" table:style-name="ce2">
            <text:p>0.00E+00</text:p>
          </table:table-cell>
          <table:table-cell office:value-type="float" office:value="-0.44990014742483986" table:formula="of:=[.$M$2]*[.D529]+[.$O$2]*(-[.E529])+[.F529]" table:style-name="ce7">
            <text:p>-0.44990</text:p>
          </table:table-cell>
          <table:table-cell office:value-type="float" office:value="0" table:formula="of:=[.N529]" table:style-name="ce7">
            <text:p>0.00000</text:p>
          </table:table-cell>
          <table:table-cell office:value-type="float" office:value="7.2415932964419755E-2" table:formula="of:=[.$M$2]*[.E529]+[.$O$2]*[.D529]+[.G529]" table:style-name="ce7">
            <text:p>0.072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8" table:style-name="ce3">
            <text:p>5.28</text:p>
          </table:table-cell>
          <table:table-cell office:value-type="float" office:value="2.7397079" table:style-name="ce2">
            <text:p>2.74E+00</text:p>
          </table:table-cell>
          <table:table-cell office:value-type="float" office:value="4.7816923397899551E-2" table:formula="of:=[.B530]*PI()/180" table:style-name="ce2">
            <text:p>4.78E-02</text:p>
          </table:table-cell>
          <table:table-cell office:value-type="float" office:value="0.99885698873056739" table:formula="of:=COS([.C530])" table:style-name="ce2">
            <text:p>9.99E-01</text:p>
          </table:table-cell>
          <table:table-cell office:value-type="float" office:value="4.7798703581825953E-2" table:formula="of:=SIN([.C530])" table:style-name="ce2">
            <text:p>4.78E-02</text:p>
          </table:table-cell>
          <table:table-cell office:value-type="float" office:value="0" table:formula="of:=-[.$M$1]*[.D530]+[.$M$1]" table:style-name="ce2">
            <text:p>0.00E+00</text:p>
          </table:table-cell>
          <table:table-cell office:value-type="float" office:value="0" table:formula="of:=-[.$M$1]*[.E530]" table:style-name="ce2">
            <text:p>0.00E+00</text:p>
          </table:table-cell>
          <table:table-cell office:value-type="float" office:value="-0.4500353821058159" table:formula="of:=[.$M$2]*[.D530]+[.$O$2]*(-[.E530])+[.F530]" table:style-name="ce7">
            <text:p>-0.45004</text:p>
          </table:table-cell>
          <table:table-cell office:value-type="float" office:value="0" table:formula="of:=[.N530]" table:style-name="ce7">
            <text:p>0.00000</text:p>
          </table:table-cell>
          <table:table-cell office:value-type="float" office:value="7.1570698284090212E-2" table:formula="of:=[.$M$2]*[.E530]+[.$O$2]*[.D530]+[.G530]" table:style-name="ce7">
            <text:p>0.0715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29" table:style-name="ce3">
            <text:p>5.29</text:p>
          </table:table-cell>
          <table:table-cell office:value-type="float" office:value="2.8432602999999999" table:style-name="ce2">
            <text:p>2.84E+00</text:p>
          </table:table-cell>
          <table:table-cell office:value-type="float" office:value="4.9624253726241727E-2" table:formula="of:=[.B531]*PI()/180" table:style-name="ce2">
            <text:p>4.96E-02</text:p>
          </table:table-cell>
          <table:table-cell office:value-type="float" office:value="0.99876896937673543" table:formula="of:=COS([.C531])" table:style-name="ce2">
            <text:p>9.99E-01</text:p>
          </table:table-cell>
          <table:table-cell office:value-type="float" office:value="4.9603889062589383E-2" table:formula="of:=SIN([.C531])" table:style-name="ce2">
            <text:p>4.96E-02</text:p>
          </table:table-cell>
          <table:table-cell office:value-type="float" office:value="0" table:formula="of:=-[.$M$1]*[.D531]+[.$M$1]" table:style-name="ce2">
            <text:p>0.00E+00</text:p>
          </table:table-cell>
          <table:table-cell office:value-type="float" office:value="0" table:formula="of:=-[.$M$1]*[.E531]" table:style-name="ce2">
            <text:p>0.00E+00</text:p>
          </table:table-cell>
          <table:table-cell office:value-type="float" office:value="-0.45016399892178249" table:formula="of:=[.$M$2]*[.D531]+[.$O$2]*(-[.E531])+[.F531]" table:style-name="ce7">
            <text:p>-0.45016</text:p>
          </table:table-cell>
          <table:table-cell office:value-type="float" office:value="0" table:formula="of:=[.N531]" table:style-name="ce7">
            <text:p>0.00000</text:p>
          </table:table-cell>
          <table:table-cell office:value-type="float" office:value="7.075721924121528E-2" table:formula="of:=[.$M$2]*[.E531]+[.$O$2]*[.D531]+[.G531]" table:style-name="ce7">
            <text:p>0.070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" table:style-name="ce3">
            <text:p>5.30</text:p>
          </table:table-cell>
          <table:table-cell office:value-type="float" office:value="2.9426356" table:style-name="ce2">
            <text:p>2.94E+00</text:p>
          </table:table-cell>
          <table:table-cell office:value-type="float" office:value="5.1358679906398849E-2" table:formula="of:=[.B532]*PI()/180" table:style-name="ce2">
            <text:p>5.14E-02</text:p>
          </table:table-cell>
          <table:table-cell office:value-type="float" office:value="0.99868143287094646" table:formula="of:=COS([.C532])" table:style-name="ce2">
            <text:p>9.99E-01</text:p>
          </table:table-cell>
          <table:table-cell office:value-type="float" office:value="5.1336104632443792E-2" table:formula="of:=SIN([.C532])" table:style-name="ce2">
            <text:p>5.13E-02</text:p>
          </table:table-cell>
          <table:table-cell office:value-type="float" office:value="0" table:formula="of:=-[.$M$1]*[.D532]+[.$M$1]" table:style-name="ce2">
            <text:p>0.00E+00</text:p>
          </table:table-cell>
          <table:table-cell office:value-type="float" office:value="0" table:formula="of:=-[.$M$1]*[.E532]" table:style-name="ce2">
            <text:p>0.00E+00</text:p>
          </table:table-cell>
          <table:table-cell office:value-type="float" office:value="-0.45028604493454649" table:formula="of:=[.$M$2]*[.D532]+[.$O$2]*(-[.E532])+[.F532]" table:style-name="ce7">
            <text:p>-0.45029</text:p>
          </table:table-cell>
          <table:table-cell office:value-type="float" office:value="0" table:formula="of:=[.N532]" table:style-name="ce7">
            <text:p>0.00000</text:p>
          </table:table-cell>
          <table:table-cell office:value-type="float" office:value="6.9976336980464848E-2" table:formula="of:=[.$M$2]*[.E532]+[.$O$2]*[.D532]+[.G532]" table:style-name="ce7">
            <text:p>0.069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1" table:style-name="ce3">
            <text:p>5.31</text:p>
          </table:table-cell>
          <table:table-cell office:value-type="float" office:value="3.0377307999999998" table:style-name="ce2">
            <text:p>3.04E+00</text:p>
          </table:table-cell>
          <table:table-cell office:value-type="float" office:value="5.3018404249241355E-2" table:formula="of:=[.B533]*PI()/180" table:style-name="ce2">
            <text:p>5.30E-02</text:p>
          </table:table-cell>
          <table:table-cell office:value-type="float" office:value="0.99859485360152667" table:formula="of:=COS([.C533])" table:style-name="ce2">
            <text:p>9.99E-01</text:p>
          </table:table-cell>
          <table:table-cell office:value-type="float" office:value="5.2993569048946712E-2" table:formula="of:=SIN([.C533])" table:style-name="ce2">
            <text:p>5.30E-02</text:p>
          </table:table-cell>
          <table:table-cell office:value-type="float" office:value="0" table:formula="of:=-[.$M$1]*[.D533]+[.$M$1]" table:style-name="ce2">
            <text:p>0.00E+00</text:p>
          </table:table-cell>
          <table:table-cell office:value-type="float" office:value="0" table:formula="of:=-[.$M$1]*[.E533]" table:style-name="ce2">
            <text:p>0.00E+00</text:p>
          </table:table-cell>
          <table:table-cell office:value-type="float" office:value="-0.4504015661131931" table:formula="of:=[.$M$2]*[.D533]+[.$O$2]*(-[.E533])+[.F533]" table:style-name="ce7">
            <text:p>-0.45040</text:p>
          </table:table-cell>
          <table:table-cell office:value-type="float" office:value="0" table:formula="of:=[.N533]" table:style-name="ce7">
            <text:p>0.00000</text:p>
          </table:table-cell>
          <table:table-cell office:value-type="float" office:value="6.9228890232206852E-2" table:formula="of:=[.$M$2]*[.E533]+[.$O$2]*[.D533]+[.G533]" table:style-name="ce7">
            <text:p>0.0692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2" table:style-name="ce3">
            <text:p>5.32</text:p>
          </table:table-cell>
          <table:table-cell office:value-type="float" office:value="3.1284426999999999" table:style-name="ce2">
            <text:p>3.13E+00</text:p>
          </table:table-cell>
          <table:table-cell office:value-type="float" office:value="5.4601625574981209E-2" table:formula="of:=[.B534]*PI()/180" table:style-name="ce2">
            <text:p>5.46E-02</text:p>
          </table:table-cell>
          <table:table-cell office:value-type="float" office:value="0.99850970155437313" table:formula="of:=COS([.C534])" table:style-name="ce2">
            <text:p>9.99E-01</text:p>
          </table:table-cell>
          <table:table-cell office:value-type="float" office:value="5.4574498639902734E-2" table:formula="of:=SIN([.C534])" table:style-name="ce2">
            <text:p>5.46E-02</text:p>
          </table:table-cell>
          <table:table-cell office:value-type="float" office:value="0" table:formula="of:=-[.$M$1]*[.D534]+[.$M$1]" table:style-name="ce2">
            <text:p>0.00E+00</text:p>
          </table:table-cell>
          <table:table-cell office:value-type="float" office:value="0" table:formula="of:=-[.$M$1]*[.E534]" table:style-name="ce2">
            <text:p>0.00E+00</text:p>
          </table:table-cell>
          <table:table-cell office:value-type="float" office:value="-0.4505106062369168" table:formula="of:=[.$M$2]*[.D534]+[.$O$2]*(-[.E534])+[.F534]" table:style-name="ce7">
            <text:p>-0.45051</text:p>
          </table:table-cell>
          <table:table-cell office:value-type="float" office:value="0" table:formula="of:=[.N534]" table:style-name="ce7">
            <text:p>0.00000</text:p>
          </table:table-cell>
          <table:table-cell office:value-type="float" office:value="6.8515718401296097E-2" table:formula="of:=[.$M$2]*[.E534]+[.$O$2]*[.D534]+[.G534]" table:style-name="ce7">
            <text:p>0.068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3" table:style-name="ce3">
            <text:p>5.33</text:p>
          </table:table-cell>
          <table:table-cell office:value-type="float" office:value="3.2146682000000002" table:style-name="ce2">
            <text:p>3.21E+00</text:p>
          </table:table-cell>
          <table:table-cell office:value-type="float" office:value="5.6106544449159579E-2" table:formula="of:=[.B535]*PI()/180" table:style-name="ce2">
            <text:p>5.61E-02</text:p>
          </table:table-cell>
          <table:table-cell office:value-type="float" office:value="0.99842644068972641" table:formula="of:=COS([.C535])" table:style-name="ce2">
            <text:p>9.98E-01</text:p>
          </table:table-cell>
          <table:table-cell office:value-type="float" office:value="5.6077112368989684E-2" table:formula="of:=SIN([.C535])" table:style-name="ce2">
            <text:p>5.61E-02</text:p>
          </table:table-cell>
          <table:table-cell office:value-type="float" office:value="0" table:formula="of:=-[.$M$1]*[.D535]+[.$M$1]" table:style-name="ce2">
            <text:p>0.00E+00</text:p>
          </table:table-cell>
          <table:table-cell office:value-type="float" office:value="0" table:formula="of:=-[.$M$1]*[.E535]" table:style-name="ce2">
            <text:p>0.00E+00</text:p>
          </table:table-cell>
          <table:table-cell office:value-type="float" office:value="-0.45061320664200299" table:formula="of:=[.$M$2]*[.D535]+[.$O$2]*(-[.E535])+[.F535]" table:style-name="ce7">
            <text:p>-0.45061</text:p>
          </table:table-cell>
          <table:table-cell office:value-type="float" office:value="0" table:formula="of:=[.N535]" table:style-name="ce7">
            <text:p>0.00000</text:p>
          </table:table-cell>
          <table:table-cell office:value-type="float" office:value="6.7837659156338256E-2" table:formula="of:=[.$M$2]*[.E535]+[.$O$2]*[.D535]+[.G535]" table:style-name="ce7">
            <text:p>0.0678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4" table:style-name="ce3">
            <text:p>5.34</text:p>
          </table:table-cell>
          <table:table-cell office:value-type="float" office:value="3.2963041999999998" table:style-name="ce2">
            <text:p>3.30E+00</text:p>
          </table:table-cell>
          <table:table-cell office:value-type="float" office:value="5.7531361437317664E-2" table:formula="of:=[.B536]*PI()/180" table:style-name="ce2">
            <text:p>5.75E-02</text:p>
          </table:table-cell>
          <table:table-cell office:value-type="float" office:value="0.99834552764010098" table:formula="of:=COS([.C536])" table:style-name="ce2">
            <text:p>9.98E-01</text:p>
          </table:table-cell>
          <table:table-cell office:value-type="float" office:value="5.749962992062161E-2" table:formula="of:=SIN([.C536])" table:style-name="ce2">
            <text:p>5.75E-02</text:p>
          </table:table-cell>
          <table:table-cell office:value-type="float" office:value="0" table:formula="of:=-[.$M$1]*[.D536]+[.$M$1]" table:style-name="ce2">
            <text:p>0.00E+00</text:p>
          </table:table-cell>
          <table:table-cell office:value-type="float" office:value="0" table:formula="of:=-[.$M$1]*[.E536]" table:style-name="ce2">
            <text:p>0.00E+00</text:p>
          </table:table-cell>
          <table:table-cell office:value-type="float" office:value="-0.45070940546286681" table:formula="of:=[.$M$2]*[.D536]+[.$O$2]*(-[.E536])+[.F536]" table:style-name="ce7">
            <text:p>-0.45071</text:p>
          </table:table-cell>
          <table:table-cell office:value-type="float" office:value="0" table:formula="of:=[.N536]" table:style-name="ce7">
            <text:p>0.00000</text:p>
          </table:table-cell>
          <table:table-cell office:value-type="float" office:value="6.7195549162940085E-2" table:formula="of:=[.$M$2]*[.E536]+[.$O$2]*[.D536]+[.G536]" table:style-name="ce7">
            <text:p>0.067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5" table:style-name="ce3">
            <text:p>5.35</text:p>
          </table:table-cell>
          <table:table-cell office:value-type="float" office:value="3.3732476" table:style-name="ce2">
            <text:p>3.37E+00</text:p>
          </table:table-cell>
          <table:table-cell office:value-type="float" office:value="5.8874277104996674E-2" table:formula="of:=[.B537]*PI()/180" table:style-name="ce2">
            <text:p>5.89E-02</text:p>
          </table:table-cell>
          <table:table-cell office:value-type="float" office:value="0.99826741029015031" table:formula="of:=COS([.C537])" table:style-name="ce2">
            <text:p>9.98E-01</text:p>
          </table:table-cell>
          <table:table-cell office:value-type="float" office:value="5.8840271520418791E-2" table:formula="of:=SIN([.C537])" table:style-name="ce2">
            <text:p>5.88E-02</text:p>
          </table:table-cell>
          <table:table-cell office:value-type="float" office:value="0" table:formula="of:=-[.$M$1]*[.D537]+[.$M$1]" table:style-name="ce2">
            <text:p>0.00E+00</text:p>
          </table:table-cell>
          <table:table-cell office:value-type="float" office:value="0" table:formula="of:=-[.$M$1]*[.E537]" table:style-name="ce2">
            <text:p>0.00E+00</text:p>
          </table:table-cell>
          <table:table-cell office:value-type="float" office:value="-0.45079923698183499" table:formula="of:=[.$M$2]*[.D537]+[.$O$2]*(-[.E537])+[.F537]" table:style-name="ce7">
            <text:p>-0.45080</text:p>
          </table:table-cell>
          <table:table-cell office:value-type="float" office:value="0" table:formula="of:=[.N537]" table:style-name="ce7">
            <text:p>0.00000</text:p>
          </table:table-cell>
          <table:table-cell office:value-type="float" office:value="6.6590224031725154E-2" table:formula="of:=[.$M$2]*[.E537]+[.$O$2]*[.D537]+[.G537]" table:style-name="ce7">
            <text:p>0.0665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6" table:style-name="ce3">
            <text:p>5.36</text:p>
          </table:table-cell>
          <table:table-cell office:value-type="float" office:value="3.4453952000000001" table:style-name="ce2">
            <text:p>3.45E+00</text:p>
          </table:table-cell>
          <table:table-cell office:value-type="float" office:value="6.0133490272408538E-2" table:formula="of:=[.B538]*PI()/180" table:style-name="ce2">
            <text:p>6.01E-02</text:p>
          </table:table-cell>
          <table:table-cell office:value-type="float" office:value="0.99819252642987477" table:formula="of:=COS([.C538])" table:style-name="ce2">
            <text:p>9.98E-01</text:p>
          </table:table-cell>
          <table:table-cell office:value-type="float" office:value="6.0097256006774263E-2" table:formula="of:=SIN([.C538])" table:style-name="ce2">
            <text:p>6.01E-02</text:p>
          </table:table-cell>
          <table:table-cell office:value-type="float" office:value="0" table:formula="of:=-[.$M$1]*[.D538]+[.$M$1]" table:style-name="ce2">
            <text:p>0.00E+00</text:p>
          </table:table-cell>
          <table:table-cell office:value-type="float" office:value="0" table:formula="of:=-[.$M$1]*[.E538]" table:style-name="ce2">
            <text:p>0.00E+00</text:p>
          </table:table-cell>
          <table:table-cell office:value-type="float" office:value="-0.4508827308489971" table:formula="of:=[.$M$2]*[.D538]+[.$O$2]*(-[.E538])+[.F538]" table:style-name="ce7">
            <text:p>-0.45088</text:p>
          </table:table-cell>
          <table:table-cell office:value-type="float" office:value="0" table:formula="of:=[.N538]" table:style-name="ce7">
            <text:p>0.00000</text:p>
          </table:table-cell>
          <table:table-cell office:value-type="float" office:value="6.6022519053356349E-2" table:formula="of:=[.$M$2]*[.E538]+[.$O$2]*[.D538]+[.G538]" table:style-name="ce7">
            <text:p>0.066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7" table:style-name="ce3">
            <text:p>5.37</text:p>
          </table:table-cell>
          <table:table-cell office:value-type="float" office:value="3.5126439999999999" table:style-name="ce2">
            <text:p>3.51E+00</text:p>
          </table:table-cell>
          <table:table-cell office:value-type="float" office:value="6.13072032504237E-2" table:formula="of:=[.B539]*PI()/180" table:style-name="ce2">
            <text:p>6.13E-02</text:p>
          </table:table-cell>
          <table:table-cell office:value-type="float" office:value="0.99812130196074311" table:formula="of:=COS([.C539])" table:style-name="ce2">
            <text:p>9.98E-01</text:p>
          </table:table-cell>
          <table:table-cell office:value-type="float" office:value="6.1268805865555005E-2" table:formula="of:=SIN([.C539])" table:style-name="ce2">
            <text:p>6.13E-02</text:p>
          </table:table-cell>
          <table:table-cell office:value-type="float" office:value="0" table:formula="of:=-[.$M$1]*[.D539]+[.$M$1]" table:style-name="ce2">
            <text:p>0.00E+00</text:p>
          </table:table-cell>
          <table:table-cell office:value-type="float" office:value="0" table:formula="of:=-[.$M$1]*[.E539]" table:style-name="ce2">
            <text:p>0.00E+00</text:p>
          </table:table-cell>
          <table:table-cell office:value-type="float" office:value="-0.45095991175018413" table:formula="of:=[.$M$2]*[.D539]+[.$O$2]*(-[.E539])+[.F539]" table:style-name="ce7">
            <text:p>-0.45096</text:p>
          </table:table-cell>
          <table:table-cell office:value-type="float" office:value="0" table:formula="of:=[.N539]" table:style-name="ce7">
            <text:p>0.00000</text:p>
          </table:table-cell>
          <table:table-cell office:value-type="float" office:value="6.5493266785725021E-2" table:formula="of:=[.$M$2]*[.E539]+[.$O$2]*[.D539]+[.G539]" table:style-name="ce7">
            <text:p>0.065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8" table:style-name="ce3">
            <text:p>5.38</text:p>
          </table:table-cell>
          <table:table-cell office:value-type="float" office:value="3.5748907999999999" table:style-name="ce2">
            <text:p>3.57E+00</text:p>
          </table:table-cell>
          <table:table-cell office:value-type="float" office:value="6.2393614859254105E-2" table:formula="of:=[.B540]*PI()/180" table:style-name="ce2">
            <text:p>6.24E-02</text:p>
          </table:table-cell>
          <table:table-cell office:value-type="float" office:value="0.99805414979555607" table:formula="of:=COS([.C540])" table:style-name="ce2">
            <text:p>9.98E-01</text:p>
          </table:table-cell>
          <table:table-cell office:value-type="float" office:value="6.2353140064232586E-2" table:formula="of:=SIN([.C540])" table:style-name="ce2">
            <text:p>6.24E-02</text:p>
          </table:table-cell>
          <table:table-cell office:value-type="float" office:value="0" table:formula="of:=-[.$M$1]*[.D540]+[.$M$1]" table:style-name="ce2">
            <text:p>0.00E+00</text:p>
          </table:table-cell>
          <table:table-cell office:value-type="float" office:value="0" table:formula="of:=-[.$M$1]*[.E540]" table:style-name="ce2">
            <text:p>0.00E+00</text:p>
          </table:table-cell>
          <table:table-cell office:value-type="float" office:value="-0.45103079824977121" table:formula="of:=[.$M$2]*[.D540]+[.$O$2]*(-[.E540])+[.F540]" table:style-name="ce7">
            <text:p>-0.45103</text:p>
          </table:table-cell>
          <table:table-cell office:value-type="float" office:value="0" table:formula="of:=[.N540]" table:style-name="ce7">
            <text:p>0.00000</text:p>
          </table:table-cell>
          <table:table-cell office:value-type="float" office:value="6.5003300148332555E-2" table:formula="of:=[.$M$2]*[.E540]+[.$O$2]*[.D540]+[.G540]" table:style-name="ce7">
            <text:p>0.0650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39" table:style-name="ce3">
            <text:p>5.39</text:p>
          </table:table-cell>
          <table:table-cell office:value-type="float" office:value="3.6320325000000002" table:style-name="ce2">
            <text:p>3.63E+00</text:p>
          </table:table-cell>
          <table:table-cell office:value-type="float" office:value="6.3390925664440947E-2" table:formula="of:=[.B541]*PI()/180" table:style-name="ce2">
            <text:p>6.34E-02</text:p>
          </table:table-cell>
          <table:table-cell office:value-type="float" office:value="0.99799146799886063" table:formula="of:=COS([.C541])" table:style-name="ce2">
            <text:p>9.98E-01</text:p>
          </table:table-cell>
          <table:table-cell office:value-type="float" office:value="6.33484790778681E-2" table:formula="of:=SIN([.C541])" table:style-name="ce2">
            <text:p>6.33E-02</text:p>
          </table:table-cell>
          <table:table-cell office:value-type="float" office:value="0" table:formula="of:=-[.$M$1]*[.D541]+[.$M$1]" table:style-name="ce2">
            <text:p>0.00E+00</text:p>
          </table:table-cell>
          <table:table-cell office:value-type="float" office:value="0" table:formula="of:=-[.$M$1]*[.E541]" table:style-name="ce2">
            <text:p>0.00E+00</text:p>
          </table:table-cell>
          <table:table-cell office:value-type="float" office:value="-0.45109540242853347" table:formula="of:=[.$M$2]*[.D541]+[.$O$2]*(-[.E541])+[.F541]" table:style-name="ce7">
            <text:p>-0.45110</text:p>
          </table:table-cell>
          <table:table-cell office:value-type="float" office:value="0" table:formula="of:=[.N541]" table:style-name="ce7">
            <text:p>0.00000</text:p>
          </table:table-cell>
          <table:table-cell office:value-type="float" office:value="6.4553450007257068E-2" table:formula="of:=[.$M$2]*[.E541]+[.$O$2]*[.D541]+[.G541]" table:style-name="ce7">
            <text:p>0.064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" table:style-name="ce3">
            <text:p>5.40</text:p>
          </table:table-cell>
          <table:table-cell office:value-type="float" office:value="3.6839659999999999" table:style-name="ce2">
            <text:p>3.68E+00</text:p>
          </table:table-cell>
          <table:table-cell office:value-type="float" office:value="6.429733623152542E-2" table:formula="of:=[.B542]*PI()/180" table:style-name="ce2">
            <text:p>6.43E-02</text:p>
          </table:table-cell>
          <table:table-cell office:value-type="float" office:value="0.99793363831093318" table:formula="of:=COS([.C542])" table:style-name="ce2">
            <text:p>9.98E-01</text:p>
          </table:table-cell>
          <table:table-cell office:value-type="float" office:value="6.4253042943533276E-2" table:formula="of:=SIN([.C542])" table:style-name="ce2">
            <text:p>6.43E-02</text:p>
          </table:table-cell>
          <table:table-cell office:value-type="float" office:value="0" table:formula="of:=-[.$M$1]*[.D542]+[.$M$1]" table:style-name="ce2">
            <text:p>0.00E+00</text:p>
          </table:table-cell>
          <table:table-cell office:value-type="float" office:value="0" table:formula="of:=-[.$M$1]*[.E542]" table:style-name="ce2">
            <text:p>0.00E+00</text:p>
          </table:table-cell>
          <table:table-cell office:value-type="float" office:value="-0.45115372904425588" table:formula="of:=[.$M$2]*[.D542]+[.$O$2]*(-[.E542])+[.F542]" table:style-name="ce7">
            <text:p>-0.45115</text:p>
          </table:table-cell>
          <table:table-cell office:value-type="float" office:value="0" table:formula="of:=[.N542]" table:style-name="ce7">
            <text:p>0.00000</text:p>
          </table:table-cell>
          <table:table-cell office:value-type="float" office:value="6.4144545905806594E-2" table:formula="of:=[.$M$2]*[.E542]+[.$O$2]*[.D542]+[.G542]" table:style-name="ce7">
            <text:p>0.0641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1" table:style-name="ce3">
            <text:p>5.41</text:p>
          </table:table-cell>
          <table:table-cell office:value-type="float" office:value="3.7305882000000001" table:style-name="ce2">
            <text:p>3.73E+00</text:p>
          </table:table-cell>
          <table:table-cell office:value-type="float" office:value="6.5111047126048718E-2" table:formula="of:=[.B543]*PI()/180" table:style-name="ce2">
            <text:p>6.51E-02</text:p>
          </table:table-cell>
          <table:table-cell office:value-type="float" office:value="0.99788102453705707" table:formula="of:=COS([.C543])" table:style-name="ce2">
            <text:p>9.98E-01</text:p>
          </table:table-cell>
          <table:table-cell office:value-type="float" office:value="6.506505105564192E-2" table:formula="of:=SIN([.C543])" table:style-name="ce2">
            <text:p>6.51E-02</text:p>
          </table:table-cell>
          <table:table-cell office:value-type="float" office:value="0" table:formula="of:=-[.$M$1]*[.D543]+[.$M$1]" table:style-name="ce2">
            <text:p>0.00E+00</text:p>
          </table:table-cell>
          <table:table-cell office:value-type="float" office:value="0" table:formula="of:=-[.$M$1]*[.E543]" table:style-name="ce2">
            <text:p>0.00E+00</text:p>
          </table:table-cell>
          <table:table-cell office:value-type="float" office:value="-0.45120577479415586" table:formula="of:=[.$M$2]*[.D543]+[.$O$2]*(-[.E543])+[.F543]" table:style-name="ce7">
            <text:p>-0.45121</text:p>
          </table:table-cell>
          <table:table-cell office:value-type="float" office:value="0" table:formula="of:=[.N543]" table:style-name="ce7">
            <text:p>0.00000</text:p>
          </table:table-cell>
          <table:table-cell office:value-type="float" office:value="6.3777416006024434E-2" table:formula="of:=[.$M$2]*[.E543]+[.$O$2]*[.D543]+[.G543]" table:style-name="ce7">
            <text:p>0.0637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2" table:style-name="ce3">
            <text:p>5.42</text:p>
          </table:table-cell>
          <table:table-cell office:value-type="float" office:value="3.7717958999999999" table:style-name="ce2">
            <text:p>3.77E+00</text:p>
          </table:table-cell>
          <table:table-cell office:value-type="float" office:value="6.5830257168222786E-2" table:formula="of:=[.B544]*PI()/180" table:style-name="ce2">
            <text:p>6.58E-02</text:p>
          </table:table-cell>
          <table:table-cell office:value-type="float" office:value="0.99783397101948024" table:formula="of:=COS([.C544])" table:style-name="ce2">
            <text:p>9.98E-01</text:p>
          </table:table-cell>
          <table:table-cell office:value-type="float" office:value="6.5782720219638047E-2" table:formula="of:=SIN([.C544])" table:style-name="ce2">
            <text:p>6.58E-02</text:p>
          </table:table-cell>
          <table:table-cell office:value-type="float" office:value="0" table:formula="of:=-[.$M$1]*[.D544]+[.$M$1]" table:style-name="ce2">
            <text:p>0.00E+00</text:p>
          </table:table-cell>
          <table:table-cell office:value-type="float" office:value="0" table:formula="of:=-[.$M$1]*[.E544]" table:style-name="ce2">
            <text:p>0.00E+00</text:p>
          </table:table-cell>
          <table:table-cell office:value-type="float" office:value="-0.45125152745221647" table:formula="of:=[.$M$2]*[.D544]+[.$O$2]*(-[.E544])+[.F544]" table:style-name="ce7">
            <text:p>-0.45125</text:p>
          </table:table-cell>
          <table:table-cell office:value-type="float" office:value="0" table:formula="of:=[.N544]" table:style-name="ce7">
            <text:p>0.00000</text:p>
          </table:table-cell>
          <table:table-cell office:value-type="float" office:value="6.3452887814831133E-2" table:formula="of:=[.$M$2]*[.E544]+[.$O$2]*[.D544]+[.G544]" table:style-name="ce7">
            <text:p>0.0634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3" table:style-name="ce3">
            <text:p>5.43</text:p>
          </table:table-cell>
          <table:table-cell office:value-type="float" office:value="3.8074864000000002" table:style-name="ce2">
            <text:p>3.81E+00</text:p>
          </table:table-cell>
          <table:table-cell office:value-type="float" office:value="6.6453173904905835E-2" table:formula="of:=[.B545]*PI()/180" table:style-name="ce2">
            <text:p>6.65E-02</text:p>
          </table:table-cell>
          <table:table-cell office:value-type="float" office:value="0.99779280027233364" table:formula="of:=COS([.C545])" table:style-name="ce2">
            <text:p>9.98E-01</text:p>
          </table:table-cell>
          <table:table-cell office:value-type="float" office:value="6.6404274897741505E-2" table:formula="of:=SIN([.C545])" table:style-name="ce2">
            <text:p>6.64E-02</text:p>
          </table:table-cell>
          <table:table-cell office:value-type="float" office:value="0" table:formula="of:=-[.$M$1]*[.D545]+[.$M$1]" table:style-name="ce2">
            <text:p>0.00E+00</text:p>
          </table:table-cell>
          <table:table-cell office:value-type="float" office:value="0" table:formula="of:=-[.$M$1]*[.E545]" table:style-name="ce2">
            <text:p>0.00E+00</text:p>
          </table:table-cell>
          <table:table-cell office:value-type="float" office:value="-0.45129096576697797" table:formula="of:=[.$M$2]*[.D545]+[.$O$2]*(-[.E545])+[.F545]" table:style-name="ce7">
            <text:p>-0.45129</text:p>
          </table:table-cell>
          <table:table-cell office:value-type="float" office:value="0" table:formula="of:=[.N545]" table:style-name="ce7">
            <text:p>0.00000</text:p>
          </table:table-cell>
          <table:table-cell office:value-type="float" office:value="6.3171783393444536E-2" table:formula="of:=[.$M$2]*[.E545]+[.$O$2]*[.D545]+[.G545]" table:style-name="ce7">
            <text:p>0.063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4" table:style-name="ce3">
            <text:p>5.44</text:p>
          </table:table-cell>
          <table:table-cell office:value-type="float" office:value="3.8375949999999999" table:style-name="ce2">
            <text:p>3.84E+00</text:p>
          </table:table-cell>
          <table:table-cell office:value-type="float" office:value="6.6978668108071793E-2" table:formula="of:=[.B546]*PI()/180" table:style-name="ce2">
            <text:p>6.70E-02</text:p>
          </table:table-cell>
          <table:table-cell office:value-type="float" office:value="0.99775776744509259" table:formula="of:=COS([.C546])" table:style-name="ce2">
            <text:p>9.98E-01</text:p>
          </table:table-cell>
          <table:table-cell office:value-type="float" office:value="6.6928600037537311E-2" table:formula="of:=SIN([.C546])" table:style-name="ce2">
            <text:p>6.69E-02</text:p>
          </table:table-cell>
          <table:table-cell office:value-type="float" office:value="0" table:formula="of:=-[.$M$1]*[.D546]+[.$M$1]" table:style-name="ce2">
            <text:p>0.00E+00</text:p>
          </table:table-cell>
          <table:table-cell office:value-type="float" office:value="0" table:formula="of:=-[.$M$1]*[.E546]" table:style-name="ce2">
            <text:p>0.00E+00</text:p>
          </table:table-cell>
          <table:table-cell office:value-type="float" office:value="-0.45132409986074673" table:formula="of:=[.$M$2]*[.D546]+[.$O$2]*(-[.E546])+[.F546]" table:style-name="ce7">
            <text:p>-0.45132</text:p>
          </table:table-cell>
          <table:table-cell office:value-type="float" office:value="0" table:formula="of:=[.N546]" table:style-name="ce7">
            <text:p>0.00000</text:p>
          </table:table-cell>
          <table:table-cell office:value-type="float" office:value="6.2934623895648217E-2" table:formula="of:=[.$M$2]*[.E546]+[.$O$2]*[.D546]+[.G546]" table:style-name="ce7">
            <text:p>0.062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5" table:style-name="ce3">
            <text:p>5.45</text:p>
          </table:table-cell>
          <table:table-cell office:value-type="float" office:value="3.8621310000000002" table:style-name="ce2">
            <text:p>3.86E+00</text:p>
          </table:table-cell>
          <table:table-cell office:value-type="float" office:value="6.7406902093341117E-2" table:formula="of:=[.B547]*PI()/180" table:style-name="ce2">
            <text:p>6.74E-02</text:p>
          </table:table-cell>
          <table:table-cell office:value-type="float" office:value="0.99772901485826948" table:formula="of:=COS([.C547])" table:style-name="ce2">
            <text:p>9.98E-01</text:p>
          </table:table-cell>
          <table:table-cell office:value-type="float" office:value="6.7355867672735839E-2" table:formula="of:=SIN([.C547])" table:style-name="ce2">
            <text:p>6.74E-02</text:p>
          </table:table-cell>
          <table:table-cell office:value-type="float" office:value="0" table:formula="of:=-[.$M$1]*[.D547]+[.$M$1]" table:style-name="ce2">
            <text:p>0.00E+00</text:p>
          </table:table-cell>
          <table:table-cell office:value-type="float" office:value="0" table:formula="of:=-[.$M$1]*[.E547]" table:style-name="ce2">
            <text:p>0.00E+00</text:p>
          </table:table-cell>
          <table:table-cell office:value-type="float" office:value="-0.45135100922183846" table:formula="of:=[.$M$2]*[.D547]+[.$O$2]*(-[.E547])+[.F547]" table:style-name="ce7">
            <text:p>-0.45135</text:p>
          </table:table-cell>
          <table:table-cell office:value-type="float" office:value="0" table:formula="of:=[.N547]" table:style-name="ce7">
            <text:p>0.00000</text:p>
          </table:table-cell>
          <table:table-cell office:value-type="float" office:value="6.2741345813011593E-2" table:formula="of:=[.$M$2]*[.E547]+[.$O$2]*[.D547]+[.G547]" table:style-name="ce7">
            <text:p>0.062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6" table:style-name="ce3">
            <text:p>5.46</text:p>
          </table:table-cell>
          <table:table-cell office:value-type="float" office:value="3.8811125999999998" table:style-name="ce2">
            <text:p>3.88E+00</text:p>
          </table:table-cell>
          <table:table-cell office:value-type="float" office:value="6.7738193510637673E-2" table:formula="of:=[.B548]*PI()/180" table:style-name="ce2">
            <text:p>6.77E-02</text:p>
          </table:table-cell>
          <table:table-cell office:value-type="float" office:value="0.99770664568543688" table:formula="of:=COS([.C548])" table:style-name="ce2">
            <text:p>9.98E-01</text:p>
          </table:table-cell>
          <table:table-cell office:value-type="float" office:value="6.768640302981177E-2" table:formula="of:=SIN([.C548])" table:style-name="ce2">
            <text:p>6.77E-02</text:p>
          </table:table-cell>
          <table:table-cell office:value-type="float" office:value="0" table:formula="of:=-[.$M$1]*[.D548]+[.$M$1]" table:style-name="ce2">
            <text:p>0.00E+00</text:p>
          </table:table-cell>
          <table:table-cell office:value-type="float" office:value="0" table:formula="of:=-[.$M$1]*[.E548]" table:style-name="ce2">
            <text:p>0.00E+00</text:p>
          </table:table-cell>
          <table:table-cell office:value-type="float" office:value="-0.45137177012204588" table:formula="of:=[.$M$2]*[.D548]+[.$O$2]*(-[.E548])+[.F548]" table:style-name="ce7">
            <text:p>-0.45137</text:p>
          </table:table-cell>
          <table:table-cell office:value-type="float" office:value="0" table:formula="of:=[.N548]" table:style-name="ce7">
            <text:p>0.00000</text:p>
          </table:table-cell>
          <table:table-cell office:value-type="float" office:value="6.2591813657146597E-2" table:formula="of:=[.$M$2]*[.E548]+[.$O$2]*[.D548]+[.G548]" table:style-name="ce7">
            <text:p>0.0625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7" table:style-name="ce3">
            <text:p>5.47</text:p>
          </table:table-cell>
          <table:table-cell office:value-type="float" office:value="3.8945574999999999" table:style-name="ce2">
            <text:p>3.89E+00</text:p>
          </table:table-cell>
          <table:table-cell office:value-type="float" office:value="6.7972851283239058E-2" table:formula="of:=[.B549]*PI()/180" table:style-name="ce2">
            <text:p>6.80E-02</text:p>
          </table:table-cell>
          <table:table-cell office:value-type="float" office:value="0.99769073507601824" table:formula="of:=COS([.C549])" table:style-name="ce2">
            <text:p>9.98E-01</text:p>
          </table:table-cell>
          <table:table-cell office:value-type="float" office:value="6.7920520783298133E-2" table:formula="of:=SIN([.C549])" table:style-name="ce2">
            <text:p>6.79E-02</text:p>
          </table:table-cell>
          <table:table-cell office:value-type="float" office:value="0" table:formula="of:=-[.$M$1]*[.D549]+[.$M$1]" table:style-name="ce2">
            <text:p>0.00E+00</text:p>
          </table:table-cell>
          <table:table-cell office:value-type="float" office:value="0" table:formula="of:=-[.$M$1]*[.E549]" table:style-name="ce2">
            <text:p>0.00E+00</text:p>
          </table:table-cell>
          <table:table-cell office:value-type="float" office:value="-0.45138644535025846" table:formula="of:=[.$M$2]*[.D549]+[.$O$2]*(-[.E549])+[.F549]" table:style-name="ce7">
            <text:p>-0.45139</text:p>
          </table:table-cell>
          <table:table-cell office:value-type="float" office:value="0" table:formula="of:=[.N549]" table:style-name="ce7">
            <text:p>0.00000</text:p>
          </table:table-cell>
          <table:table-cell office:value-type="float" office:value="6.2485894040640408E-2" table:formula="of:=[.$M$2]*[.E549]+[.$O$2]*[.D549]+[.G549]" table:style-name="ce7">
            <text:p>0.062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8" table:style-name="ce3">
            <text:p>5.48</text:p>
          </table:table-cell>
          <table:table-cell office:value-type="float" office:value="3.9024836999999999" table:style-name="ce2">
            <text:p>3.90E+00</text:p>
          </table:table-cell>
          <table:table-cell office:value-type="float" office:value="6.8111189570410638E-2" table:formula="of:=[.B550]*PI()/180" table:style-name="ce2">
            <text:p>6.81E-02</text:p>
          </table:table-cell>
          <table:table-cell office:value-type="float" office:value="0.99768132952089517" table:formula="of:=COS([.C550])" table:style-name="ce2">
            <text:p>9.98E-01</text:p>
          </table:table-cell>
          <table:table-cell office:value-type="float" office:value="6.8058538960361417E-2" table:formula="of:=SIN([.C550])" table:style-name="ce2">
            <text:p>6.81E-02</text:p>
          </table:table-cell>
          <table:table-cell office:value-type="float" office:value="0" table:formula="of:=-[.$M$1]*[.D550]+[.$M$1]" table:style-name="ce2">
            <text:p>0.00E+00</text:p>
          </table:table-cell>
          <table:table-cell office:value-type="float" office:value="0" table:formula="of:=-[.$M$1]*[.E550]" table:style-name="ce2">
            <text:p>0.00E+00</text:p>
          </table:table-cell>
          <table:table-cell office:value-type="float" office:value="-0.45139508522258492" table:formula="of:=[.$M$2]*[.D550]+[.$O$2]*(-[.E550])+[.F550]" table:style-name="ce7">
            <text:p>-0.45140</text:p>
          </table:table-cell>
          <table:table-cell office:value-type="float" office:value="0" table:formula="of:=[.N550]" table:style-name="ce7">
            <text:p>0.00000</text:p>
          </table:table-cell>
          <table:table-cell office:value-type="float" office:value="6.2423449415226026E-2" table:formula="of:=[.$M$2]*[.E550]+[.$O$2]*[.D550]+[.G550]" table:style-name="ce7">
            <text:p>0.0624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49" table:style-name="ce3">
            <text:p>5.49</text:p>
          </table:table-cell>
          <table:table-cell office:value-type="float" office:value="3.9049090999999998" table:style-name="ce2">
            <text:p>3.90E+00</text:p>
          </table:table-cell>
          <table:table-cell office:value-type="float" office:value="6.8153520786088495E-2" table:formula="of:=[.B551]*PI()/180" table:style-name="ce2">
            <text:p>6.82E-02</text:p>
          </table:table-cell>
          <table:table-cell office:value-type="float" office:value="0.99767844762631608" table:formula="of:=COS([.C551])" table:style-name="ce2">
            <text:p>9.98E-01</text:p>
          </table:table-cell>
          <table:table-cell office:value-type="float" office:value="6.8100771962908396E-2" table:formula="of:=SIN([.C551])" table:style-name="ce2">
            <text:p>6.81E-02</text:p>
          </table:table-cell>
          <table:table-cell office:value-type="float" office:value="0" table:formula="of:=-[.$M$1]*[.D551]+[.$M$1]" table:style-name="ce2">
            <text:p>0.00E+00</text:p>
          </table:table-cell>
          <table:table-cell office:value-type="float" office:value="0" table:formula="of:=-[.$M$1]*[.E551]" table:style-name="ce2">
            <text:p>0.00E+00</text:p>
          </table:table-cell>
          <table:table-cell office:value-type="float" office:value="-0.45139772727865007" table:formula="of:=[.$M$2]*[.D551]+[.$O$2]*(-[.E551])+[.F551]" table:style-name="ce7">
            <text:p>-0.45140</text:p>
          </table:table-cell>
          <table:table-cell office:value-type="float" office:value="0" table:formula="of:=[.N551]" table:style-name="ce7">
            <text:p>0.00000</text:p>
          </table:table-cell>
          <table:table-cell office:value-type="float" office:value="6.240434125659397E-2" table:formula="of:=[.$M$2]*[.E551]+[.$O$2]*[.D551]+[.G551]" table:style-name="ce7">
            <text:p>0.062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" table:style-name="ce3">
            <text:p>5.50</text:p>
          </table:table-cell>
          <table:table-cell office:value-type="float" office:value="3.9018516999999999" table:style-name="ce2">
            <text:p>3.90E+00</text:p>
          </table:table-cell>
          <table:table-cell office:value-type="float" office:value="6.8100159089538037E-2" table:formula="of:=[.B552]*PI()/180" table:style-name="ce2">
            <text:p>6.81E-02</text:p>
          </table:table-cell>
          <table:table-cell office:value-type="float" office:value="0.99768208017861271" table:formula="of:=COS([.C552])" table:style-name="ce2">
            <text:p>9.98E-01</text:p>
          </table:table-cell>
          <table:table-cell office:value-type="float" office:value="6.8047534051399017E-2" table:formula="of:=SIN([.C552])" table:style-name="ce2">
            <text:p>6.80E-02</text:p>
          </table:table-cell>
          <table:table-cell office:value-type="float" office:value="0" table:formula="of:=-[.$M$1]*[.D552]+[.$M$1]" table:style-name="ce2">
            <text:p>0.00E+00</text:p>
          </table:table-cell>
          <table:table-cell office:value-type="float" office:value="0" table:formula="of:=-[.$M$1]*[.E552]" table:style-name="ce2">
            <text:p>0.00E+00</text:p>
          </table:table-cell>
          <table:table-cell office:value-type="float" office:value="-0.45139439663445924" table:formula="of:=[.$M$2]*[.D552]+[.$O$2]*(-[.E552])+[.F552]" table:style-name="ce7">
            <text:p>-0.45139</text:p>
          </table:table-cell>
          <table:table-cell office:value-type="float" office:value="0" table:formula="of:=[.N552]" table:style-name="ce7">
            <text:p>0.00000</text:p>
          </table:table-cell>
          <table:table-cell office:value-type="float" office:value="6.2428428516281886E-2" table:formula="of:=[.$M$2]*[.E552]+[.$O$2]*[.D552]+[.G552]" table:style-name="ce7">
            <text:p>0.062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1" table:style-name="ce3">
            <text:p>5.51</text:p>
          </table:table-cell>
          <table:table-cell office:value-type="float" office:value="3.8933293999999998" table:style-name="ce2">
            <text:p>3.89E+00</text:p>
          </table:table-cell>
          <table:table-cell office:value-type="float" office:value="6.7951416894695305E-2" table:formula="of:=[.B553]*PI()/180" table:style-name="ce2">
            <text:p>6.80E-02</text:p>
          </table:table-cell>
          <table:table-cell office:value-type="float" office:value="0.99769219068166459" table:formula="of:=COS([.C553])" table:style-name="ce2">
            <text:p>9.98E-01</text:p>
          </table:table-cell>
          <table:table-cell office:value-type="float" office:value="6.7899135876835187E-2" table:formula="of:=SIN([.C553])" table:style-name="ce2">
            <text:p>6.79E-02</text:p>
          </table:table-cell>
          <table:table-cell office:value-type="float" office:value="0" table:formula="of:=-[.$M$1]*[.D553]+[.$M$1]" table:style-name="ce2">
            <text:p>0.00E+00</text:p>
          </table:table-cell>
          <table:table-cell office:value-type="float" office:value="0" table:formula="of:=-[.$M$1]*[.E553]" table:style-name="ce2">
            <text:p>0.00E+00</text:p>
          </table:table-cell>
          <table:table-cell office:value-type="float" office:value="-0.45138510589963626" table:formula="of:=[.$M$2]*[.D553]+[.$O$2]*(-[.E553])+[.F553]" table:style-name="ce7">
            <text:p>-0.45139</text:p>
          </table:table-cell>
          <table:table-cell office:value-type="float" office:value="0" table:formula="of:=[.N553]" table:style-name="ce7">
            <text:p>0.00000</text:p>
          </table:table-cell>
          <table:table-cell office:value-type="float" office:value="6.2495569218738632E-2" table:formula="of:=[.$M$2]*[.E553]+[.$O$2]*[.D553]+[.G553]" table:style-name="ce7">
            <text:p>0.062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2" table:style-name="ce3">
            <text:p>5.52</text:p>
          </table:table-cell>
          <table:table-cell office:value-type="float" office:value="3.8793601999999998" table:style-name="ce2">
            <text:p>3.88E+00</text:p>
          </table:table-cell>
          <table:table-cell office:value-type="float" office:value="6.7707608360825733E-2" table:formula="of:=[.B554]*PI()/180" table:style-name="ce2">
            <text:p>6.77E-02</text:p>
          </table:table-cell>
          <table:table-cell office:value-type="float" office:value="0.99770871541756045" table:formula="of:=COS([.C554])" table:style-name="ce2">
            <text:p>9.98E-01</text:p>
          </table:table-cell>
          <table:table-cell office:value-type="float" office:value="6.765588799093121E-2" table:formula="of:=SIN([.C554])" table:style-name="ce2">
            <text:p>6.77E-02</text:p>
          </table:table-cell>
          <table:table-cell office:value-type="float" office:value="0" table:formula="of:=-[.$M$1]*[.D554]+[.$M$1]" table:style-name="ce2">
            <text:p>0.00E+00</text:p>
          </table:table-cell>
          <table:table-cell office:value-type="float" office:value="0" table:formula="of:=-[.$M$1]*[.E554]" table:style-name="ce2">
            <text:p>0.00E+00</text:p>
          </table:table-cell>
          <table:table-cell office:value-type="float" office:value="-0.45136985553093034" table:formula="of:=[.$M$2]*[.D554]+[.$O$2]*(-[.E554])+[.F554]" table:style-name="ce7">
            <text:p>-0.45137</text:p>
          </table:table-cell>
          <table:table-cell office:value-type="float" office:value="0" table:formula="of:=[.N554]" table:style-name="ce7">
            <text:p>0.00000</text:p>
          </table:table-cell>
          <table:table-cell office:value-type="float" office:value="6.26056189010787E-2" table:formula="of:=[.$M$2]*[.E554]+[.$O$2]*[.D554]+[.G554]" table:style-name="ce7">
            <text:p>0.062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3" table:style-name="ce3">
            <text:p>5.53</text:p>
          </table:table-cell>
          <table:table-cell office:value-type="float" office:value="3.8599619000000001" table:style-name="ce2">
            <text:p>3.86E+00</text:p>
          </table:table-cell>
          <table:table-cell office:value-type="float" office:value="6.736904415653612E-2" table:formula="of:=[.B555]*PI()/180" table:style-name="ce2">
            <text:p>6.74E-02</text:p>
          </table:table-cell>
          <table:table-cell office:value-type="float" office:value="0.99773156409746644" table:formula="of:=COS([.C555])" table:style-name="ce2">
            <text:p>9.98E-01</text:p>
          </table:table-cell>
          <table:table-cell office:value-type="float" office:value="6.731809566248384E-2" table:formula="of:=SIN([.C555])" table:style-name="ce2">
            <text:p>6.73E-02</text:p>
          </table:table-cell>
          <table:table-cell office:value-type="float" office:value="0" table:formula="of:=-[.$M$1]*[.D555]+[.$M$1]" table:style-name="ce2">
            <text:p>0.00E+00</text:p>
          </table:table-cell>
          <table:table-cell office:value-type="float" office:value="0" table:formula="of:=-[.$M$1]*[.E555]" table:style-name="ce2">
            <text:p>0.00E+00</text:p>
          </table:table-cell>
          <table:table-cell office:value-type="float" office:value="-0.45134863364049077" table:formula="of:=[.$M$2]*[.D555]+[.$O$2]*(-[.E555])+[.F555]" table:style-name="ce7">
            <text:p>-0.45135</text:p>
          </table:table-cell>
          <table:table-cell office:value-type="float" office:value="0" table:formula="of:=[.N555]" table:style-name="ce7">
            <text:p>0.00000</text:p>
          </table:table-cell>
          <table:table-cell office:value-type="float" office:value="6.275843298603033E-2" table:formula="of:=[.$M$2]*[.E555]+[.$O$2]*[.D555]+[.G555]" table:style-name="ce7">
            <text:p>0.062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4" table:style-name="ce3">
            <text:p>5.54</text:p>
          </table:table-cell>
          <table:table-cell office:value-type="float" office:value="3.8351524000000001" table:style-name="ce2">
            <text:p>3.84E+00</text:p>
          </table:table-cell>
          <table:table-cell office:value-type="float" office:value="6.6936036695762577E-2" table:formula="of:=[.B556]*PI()/180" table:style-name="ce2">
            <text:p>6.69E-02</text:p>
          </table:table-cell>
          <table:table-cell office:value-type="float" office:value="0.99776061979915409" table:formula="of:=COS([.C556])" table:style-name="ce2">
            <text:p>9.98E-01</text:p>
          </table:table-cell>
          <table:table-cell office:value-type="float" office:value="6.6886064153962255E-2" table:formula="of:=SIN([.C556])" table:style-name="ce2">
            <text:p>6.69E-02</text:p>
          </table:table-cell>
          <table:table-cell office:value-type="float" office:value="0" table:formula="of:=-[.$M$1]*[.D556]+[.$M$1]" table:style-name="ce2">
            <text:p>0.00E+00</text:p>
          </table:table-cell>
          <table:table-cell office:value-type="float" office:value="0" table:formula="of:=-[.$M$1]*[.E556]" table:style-name="ce2">
            <text:p>0.00E+00</text:p>
          </table:table-cell>
          <table:table-cell office:value-type="float" office:value="-0.45132141645872115" table:formula="of:=[.$M$2]*[.D556]+[.$O$2]*(-[.E556])+[.F556]" table:style-name="ce7">
            <text:p>-0.45132</text:p>
          </table:table-cell>
          <table:table-cell office:value-type="float" office:value="0" table:formula="of:=[.N556]" table:style-name="ce7">
            <text:p>0.00000</text:p>
          </table:table-cell>
          <table:table-cell office:value-type="float" office:value="6.295386442223877E-2" table:formula="of:=[.$M$2]*[.E556]+[.$O$2]*[.D556]+[.G556]" table:style-name="ce7">
            <text:p>0.0629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5" table:style-name="ce3">
            <text:p>5.55</text:p>
          </table:table-cell>
          <table:table-cell office:value-type="float" office:value="3.8049498000000002" table:style-name="ce2">
            <text:p>3.80E+00</text:p>
          </table:table-cell>
          <table:table-cell office:value-type="float" office:value="6.6408901883099739E-2" table:formula="of:=[.B557]*PI()/180" table:style-name="ce2">
            <text:p>6.64E-02</text:p>
          </table:table-cell>
          <table:table-cell office:value-type="float" office:value="0.99779573914599617" table:formula="of:=COS([.C557])" table:style-name="ce2">
            <text:p>9.98E-01</text:p>
          </table:table-cell>
          <table:table-cell office:value-type="float" office:value="6.6360100528067734E-2" table:formula="of:=SIN([.C557])" table:style-name="ce2">
            <text:p>6.64E-02</text:p>
          </table:table-cell>
          <table:table-cell office:value-type="float" office:value="0" table:formula="of:=-[.$M$1]*[.D557]+[.$M$1]" table:style-name="ce2">
            <text:p>0.00E+00</text:p>
          </table:table-cell>
          <table:table-cell office:value-type="float" office:value="0" table:formula="of:=-[.$M$1]*[.E557]" table:style-name="ce2">
            <text:p>0.00E+00</text:p>
          </table:table-cell>
          <table:table-cell office:value-type="float" office:value="-0.45128816858213922" table:formula="of:=[.$M$2]*[.D557]+[.$O$2]*(-[.E557])+[.F557]" table:style-name="ce7">
            <text:p>-0.45129</text:p>
          </table:table-cell>
          <table:table-cell office:value-type="float" office:value="0" table:formula="of:=[.N557]" table:style-name="ce7">
            <text:p>0.00000</text:p>
          </table:table-cell>
          <table:table-cell office:value-type="float" office:value="6.3191762895006623E-2" table:formula="of:=[.$M$2]*[.E557]+[.$O$2]*[.D557]+[.G557]" table:style-name="ce7">
            <text:p>0.0631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6" table:style-name="ce3">
            <text:p>5.56</text:p>
          </table:table-cell>
          <table:table-cell office:value-type="float" office:value="3.7693718999999999" table:style-name="ce2">
            <text:p>3.77E+00</text:p>
          </table:table-cell>
          <table:table-cell office:value-type="float" office:value="6.5787950387154445E-2" table:formula="of:=[.B558]*PI()/180" table:style-name="ce2">
            <text:p>6.58E-02</text:p>
          </table:table-cell>
          <table:table-cell office:value-type="float" office:value="0.99783675318162834" table:formula="of:=COS([.C558])" table:style-name="ce2">
            <text:p>9.98E-01</text:p>
          </table:table-cell>
          <table:table-cell office:value-type="float" office:value="6.5740505017425122E-2" table:formula="of:=SIN([.C558])" table:style-name="ce2">
            <text:p>6.57E-02</text:p>
          </table:table-cell>
          <table:table-cell office:value-type="float" office:value="0" table:formula="of:=-[.$M$1]*[.D558]+[.$M$1]" table:style-name="ce2">
            <text:p>0.00E+00</text:p>
          </table:table-cell>
          <table:table-cell office:value-type="float" office:value="0" table:formula="of:=-[.$M$1]*[.E558]" table:style-name="ce2">
            <text:p>0.00E+00</text:p>
          </table:table-cell>
          <table:table-cell office:value-type="float" office:value="-0.45124884256094494" table:formula="of:=[.$M$2]*[.D558]+[.$O$2]*(-[.E558])+[.F558]" table:style-name="ce7">
            <text:p>-0.45125</text:p>
          </table:table-cell>
          <table:table-cell office:value-type="float" office:value="0" table:formula="of:=[.N558]" table:style-name="ce7">
            <text:p>0.00000</text:p>
          </table:table-cell>
          <table:table-cell office:value-type="float" office:value="6.3471978757618092E-2" table:formula="of:=[.$M$2]*[.E558]+[.$O$2]*[.D558]+[.G558]" table:style-name="ce7">
            <text:p>0.063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7" table:style-name="ce3">
            <text:p>5.57</text:p>
          </table:table-cell>
          <table:table-cell office:value-type="float" office:value="3.7284367" table:style-name="ce2">
            <text:p>3.73E+00</text:p>
          </table:table-cell>
          <table:table-cell office:value-type="float" office:value="6.5073496367192063E-2" table:formula="of:=[.B559]*PI()/180" table:style-name="ce2">
            <text:p>6.51E-02</text:p>
          </table:table-cell>
          <table:table-cell office:value-type="float" office:value="0.99788346707556286" table:formula="of:=COS([.C559])" table:style-name="ce2">
            <text:p>9.98E-01</text:p>
          </table:table-cell>
          <table:table-cell office:value-type="float" office:value="6.5027579820057912E-2" table:formula="of:=SIN([.C559])" table:style-name="ce2">
            <text:p>6.50E-02</text:p>
          </table:table-cell>
          <table:table-cell office:value-type="float" office:value="0" table:formula="of:=-[.$M$1]*[.D559]+[.$M$1]" table:style-name="ce2">
            <text:p>0.00E+00</text:p>
          </table:table-cell>
          <table:table-cell office:value-type="float" office:value="0" table:formula="of:=-[.$M$1]*[.E559]" table:style-name="ce2">
            <text:p>0.00E+00</text:p>
          </table:table-cell>
          <table:table-cell office:value-type="float" office:value="-0.45120337958567402" table:formula="of:=[.$M$2]*[.D559]+[.$O$2]*(-[.E559])+[.F559]" table:style-name="ce7">
            <text:p>-0.45120</text:p>
          </table:table-cell>
          <table:table-cell office:value-type="float" office:value="0" table:formula="of:=[.N559]" table:style-name="ce7">
            <text:p>0.00000</text:p>
          </table:table-cell>
          <table:table-cell office:value-type="float" office:value="6.3794359080299512E-2" table:formula="of:=[.$M$2]*[.E559]+[.$O$2]*[.D559]+[.G559]" table:style-name="ce7">
            <text:p>0.063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8" table:style-name="ce3">
            <text:p>5.58</text:p>
          </table:table-cell>
          <table:table-cell office:value-type="float" office:value="3.6821621000000002" table:style-name="ce2">
            <text:p>3.68E+00</text:p>
          </table:table-cell>
          <table:table-cell office:value-type="float" office:value="6.4265852237148702E-2" table:formula="of:=[.B560]*PI()/180" table:style-name="ce2">
            <text:p>6.43E-02</text:p>
          </table:table-cell>
          <table:table-cell office:value-type="float" office:value="0.99793566075877882" table:formula="of:=COS([.C560])" table:style-name="ce2">
            <text:p>9.98E-01</text:p>
          </table:table-cell>
          <table:table-cell office:value-type="float" office:value="6.4221623974636391E-2" table:formula="of:=SIN([.C560])" table:style-name="ce2">
            <text:p>6.42E-02</text:p>
          </table:table-cell>
          <table:table-cell office:value-type="float" office:value="0" table:formula="of:=-[.$M$1]*[.D560]+[.$M$1]" table:style-name="ce2">
            <text:p>0.00E+00</text:p>
          </table:table-cell>
          <table:table-cell office:value-type="float" office:value="0" table:formula="of:=-[.$M$1]*[.E560]" table:style-name="ce2">
            <text:p>0.00E+00</text:p>
          </table:table-cell>
          <table:table-cell office:value-type="float" office:value="-0.4511517092941324" table:formula="of:=[.$M$2]*[.D560]+[.$O$2]*(-[.E560])+[.F560]" table:style-name="ce7">
            <text:p>-0.45115</text:p>
          </table:table-cell>
          <table:table-cell office:value-type="float" office:value="0" table:formula="of:=[.N560]" table:style-name="ce7">
            <text:p>0.00000</text:p>
          </table:table-cell>
          <table:table-cell office:value-type="float" office:value="6.4158749995481129E-2" table:formula="of:=[.$M$2]*[.E560]+[.$O$2]*[.D560]+[.G560]" table:style-name="ce7">
            <text:p>0.064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59" table:style-name="ce3">
            <text:p>5.59</text:p>
          </table:table-cell>
          <table:table-cell office:value-type="float" office:value="3.6305660999999998" table:style-name="ce2">
            <text:p>3.63E+00</text:p>
          </table:table-cell>
          <table:table-cell office:value-type="float" office:value="6.33653321562897E-2" table:formula="of:=[.B561]*PI()/180" table:style-name="ce2">
            <text:p>6.34E-02</text:p>
          </table:table-cell>
          <table:table-cell office:value-type="float" office:value="0.99799308898182015" table:formula="of:=COS([.C561])" table:style-name="ce2">
            <text:p>9.98E-01</text:p>
          </table:table-cell>
          <table:table-cell office:value-type="float" office:value="6.3322936954352288E-2" table:formula="of:=SIN([.C561])" table:style-name="ce2">
            <text:p>6.33E-02</text:p>
          </table:table-cell>
          <table:table-cell office:value-type="float" office:value="0" table:formula="of:=-[.$M$1]*[.D561]+[.$M$1]" table:style-name="ce2">
            <text:p>0.00E+00</text:p>
          </table:table-cell>
          <table:table-cell office:value-type="float" office:value="0" table:formula="of:=-[.$M$1]*[.E561]" table:style-name="ce2">
            <text:p>0.00E+00</text:p>
          </table:table-cell>
          <table:table-cell office:value-type="float" office:value="-0.45109375013154474" table:formula="of:=[.$M$2]*[.D561]+[.$O$2]*(-[.E561])+[.F561]" table:style-name="ce7">
            <text:p>-0.45109</text:p>
          </table:table-cell>
          <table:table-cell office:value-type="float" office:value="0" table:formula="of:=[.N561]" table:style-name="ce7">
            <text:p>0.00000</text:p>
          </table:table-cell>
          <table:table-cell office:value-type="float" office:value="6.4564995099972711E-2" table:formula="of:=[.$M$2]*[.E561]+[.$O$2]*[.D561]+[.G561]" table:style-name="ce7">
            <text:p>0.064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" table:style-name="ce3">
            <text:p>5.60</text:p>
          </table:table-cell>
          <table:table-cell office:value-type="float" office:value="3.5736664999999999" table:style-name="ce2">
            <text:p>3.57E+00</text:p>
          </table:table-cell>
          <table:table-cell office:value-type="float" office:value="6.2372246793221939E-2" table:formula="of:=[.B562]*PI()/180" table:style-name="ce2">
            <text:p>6.24E-02</text:p>
          </table:table-cell>
          <table:table-cell office:value-type="float" office:value="0.99805548193371729" table:formula="of:=COS([.C562])" table:style-name="ce2">
            <text:p>9.98E-01</text:p>
          </table:table-cell>
          <table:table-cell office:value-type="float" office:value="6.2331813563022656E-2" table:formula="of:=SIN([.C562])" table:style-name="ce2">
            <text:p>6.23E-02</text:p>
          </table:table-cell>
          <table:table-cell office:value-type="float" office:value="0" table:formula="of:=-[.$M$1]*[.D562]+[.$M$1]" table:style-name="ce2">
            <text:p>0.00E+00</text:p>
          </table:table-cell>
          <table:table-cell office:value-type="float" office:value="0" table:formula="of:=-[.$M$1]*[.E562]" table:style-name="ce2">
            <text:p>0.00E+00</text:p>
          </table:table-cell>
          <table:table-cell office:value-type="float" office:value="-0.45102940915199236" table:formula="of:=[.$M$2]*[.D562]+[.$O$2]*(-[.E562])+[.F562]" table:style-name="ce7">
            <text:p>-0.45103</text:p>
          </table:table-cell>
          <table:table-cell office:value-type="float" office:value="0" table:formula="of:=[.N562]" table:style-name="ce7">
            <text:p>0.00000</text:p>
          </table:table-cell>
          <table:table-cell office:value-type="float" office:value="6.5012937789371311E-2" table:formula="of:=[.$M$2]*[.E562]+[.$O$2]*[.D562]+[.G562]" table:style-name="ce7">
            <text:p>0.0650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1" table:style-name="ce3">
            <text:p>5.61</text:p>
          </table:table-cell>
          <table:table-cell office:value-type="float" office:value="3.5114812999999998" table:style-name="ce2">
            <text:p>3.51E+00</text:p>
          </table:table-cell>
          <table:table-cell office:value-type="float" office:value="6.1286910307210757E-2" table:formula="of:=[.B563]*PI()/180" table:style-name="ce2">
            <text:p>6.13E-02</text:p>
          </table:table-cell>
          <table:table-cell office:value-type="float" office:value="0.99812254507962628" table:formula="of:=COS([.C563])" table:style-name="ce2">
            <text:p>9.98E-01</text:p>
          </table:table-cell>
          <table:table-cell office:value-type="float" office:value="6.124855103404072E-2" table:formula="of:=SIN([.C563])" table:style-name="ce2">
            <text:p>6.12E-02</text:p>
          </table:table-cell>
          <table:table-cell office:value-type="float" office:value="0" table:formula="of:=-[.$M$1]*[.D563]+[.$M$1]" table:style-name="ce2">
            <text:p>0.00E+00</text:p>
          </table:table-cell>
          <table:table-cell office:value-type="float" office:value="0" table:formula="of:=-[.$M$1]*[.E563]" table:style-name="ce2">
            <text:p>0.00E+00</text:p>
          </table:table-cell>
          <table:table-cell office:value-type="float" office:value="-0.4509585826061871" table:formula="of:=[.$M$2]*[.D563]+[.$O$2]*(-[.E563])+[.F563]" table:style-name="ce7">
            <text:p>-0.45096</text:p>
          </table:table-cell>
          <table:table-cell office:value-type="float" office:value="0" table:formula="of:=[.N563]" table:style-name="ce7">
            <text:p>0.00000</text:p>
          </table:table-cell>
          <table:table-cell office:value-type="float" office:value="6.5502418076119687E-2" table:formula="of:=[.$M$2]*[.E563]+[.$O$2]*[.D563]+[.G563]" table:style-name="ce7">
            <text:p>0.065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2" table:style-name="ce3">
            <text:p>5.62</text:p>
          </table:table-cell>
          <table:table-cell office:value-type="float" office:value="3.4440284000000001" table:style-name="ce2">
            <text:p>3.44E+00</text:p>
          </table:table-cell>
          <table:table-cell office:value-type="float" office:value="6.0109635112192271E-2" table:formula="of:=[.B564]*PI()/180" table:style-name="ce2">
            <text:p>6.01E-02</text:p>
          </table:table-cell>
          <table:table-cell office:value-type="float" office:value="0.99819395977552516" table:formula="of:=COS([.C564])" table:style-name="ce2">
            <text:p>9.98E-01</text:p>
          </table:table-cell>
          <table:table-cell office:value-type="float" office:value="6.0073443947032124E-2" table:formula="of:=SIN([.C564])" table:style-name="ce2">
            <text:p>6.01E-02</text:p>
          </table:table-cell>
          <table:table-cell office:value-type="float" office:value="0" table:formula="of:=-[.$M$1]*[.D564]+[.$M$1]" table:style-name="ce2">
            <text:p>0.00E+00</text:p>
          </table:table-cell>
          <table:table-cell office:value-type="float" office:value="0" table:formula="of:=-[.$M$1]*[.E564]" table:style-name="ce2">
            <text:p>0.00E+00</text:p>
          </table:table-cell>
          <table:table-cell office:value-type="float" office:value="-0.45088115574293575" table:formula="of:=[.$M$2]*[.D564]+[.$O$2]*(-[.E564])+[.F564]" table:style-name="ce7">
            <text:p>-0.45088</text:p>
          </table:table-cell>
          <table:table-cell office:value-type="float" office:value="0" table:formula="of:=[.N564]" table:style-name="ce7">
            <text:p>0.00000</text:p>
          </table:table-cell>
          <table:table-cell office:value-type="float" office:value="6.6033274914352805E-2" table:formula="of:=[.$M$2]*[.E564]+[.$O$2]*[.D564]+[.G564]" table:style-name="ce7">
            <text:p>0.0660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3" table:style-name="ce3">
            <text:p>5.63</text:p>
          </table:table-cell>
          <table:table-cell office:value-type="float" office:value="3.3713258000000002" table:style-name="ce2">
            <text:p>3.37E+00</text:p>
          </table:table-cell>
          <table:table-cell office:value-type="float" office:value="5.8840735367431847E-2" table:formula="of:=[.B565]*PI()/180" table:style-name="ce2">
            <text:p>5.88E-02</text:p>
          </table:table-cell>
          <table:table-cell office:value-type="float" office:value="0.99826938333354609" table:formula="of:=COS([.C565])" table:style-name="ce2">
            <text:p>9.98E-01</text:p>
          </table:table-cell>
          <table:table-cell office:value-type="float" office:value="5.8806787863830527E-2" table:formula="of:=SIN([.C565])" table:style-name="ce2">
            <text:p>5.88E-02</text:p>
          </table:table-cell>
          <table:table-cell office:value-type="float" office:value="0" table:formula="of:=-[.$M$1]*[.D565]+[.$M$1]" table:style-name="ce2">
            <text:p>0.00E+00</text:p>
          </table:table-cell>
          <table:table-cell office:value-type="float" office:value="0" table:formula="of:=-[.$M$1]*[.E565]" table:style-name="ce2">
            <text:p>0.00E+00</text:p>
          </table:table-cell>
          <table:table-cell office:value-type="float" office:value="-0.45079700317643118" table:formula="of:=[.$M$2]*[.D565]+[.$O$2]*(-[.E565])+[.F565]" table:style-name="ce7">
            <text:p>-0.45080</text:p>
          </table:table-cell>
          <table:table-cell office:value-type="float" office:value="0" table:formula="of:=[.N565]" table:style-name="ce7">
            <text:p>0.00000</text:p>
          </table:table-cell>
          <table:table-cell office:value-type="float" office:value="6.6605344583964984E-2" table:formula="of:=[.$M$2]*[.E565]+[.$O$2]*[.D565]+[.G565]" table:style-name="ce7">
            <text:p>0.066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4" table:style-name="ce3">
            <text:p>5.64</text:p>
          </table:table-cell>
          <table:table-cell office:value-type="float" office:value="3.2933927000000001" table:style-name="ce2">
            <text:p>3.29E+00</text:p>
          </table:table-cell>
          <table:table-cell office:value-type="float" office:value="5.7480546176145855E-2" table:formula="of:=[.B566]*PI()/180" table:style-name="ce2">
            <text:p>5.75E-02</text:p>
          </table:table-cell>
          <table:table-cell office:value-type="float" office:value="0.99834844820985214" table:formula="of:=COS([.C566])" table:style-name="ce2">
            <text:p>9.98E-01</text:p>
          </table:table-cell>
          <table:table-cell office:value-type="float" office:value="5.7448898657679194E-2" table:formula="of:=SIN([.C566])" table:style-name="ce2">
            <text:p>5.74E-02</text:p>
          </table:table-cell>
          <table:table-cell office:value-type="float" office:value="0" table:formula="of:=-[.$M$1]*[.D566]+[.$M$1]" table:style-name="ce2">
            <text:p>0.00E+00</text:p>
          </table:table-cell>
          <table:table-cell office:value-type="float" office:value="0" table:formula="of:=-[.$M$1]*[.E566]" table:style-name="ce2">
            <text:p>0.00E+00</text:p>
          </table:table-cell>
          <table:table-cell office:value-type="float" office:value="-0.45070599032157921" table:formula="of:=[.$M$2]*[.D566]+[.$O$2]*(-[.E566])+[.F566]" table:style-name="ce7">
            <text:p>-0.45071</text:p>
          </table:table-cell>
          <table:table-cell office:value-type="float" office:value="0" table:formula="of:=[.N566]" table:style-name="ce7">
            <text:p>0.00000</text:p>
          </table:table-cell>
          <table:table-cell office:value-type="float" office:value="6.7218451992325567E-2" table:formula="of:=[.$M$2]*[.E566]+[.$O$2]*[.D566]+[.G566]" table:style-name="ce7">
            <text:p>0.067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5" table:style-name="ce3">
            <text:p>5.65</text:p>
          </table:table-cell>
          <table:table-cell office:value-type="float" office:value="3.2103123999999998" table:style-name="ce2">
            <text:p>3.21E+00</text:p>
          </table:table-cell>
          <table:table-cell office:value-type="float" office:value="5.6030521397601202E-2" table:formula="of:=[.B567]*PI()/180" table:style-name="ce2">
            <text:p>5.60E-02</text:p>
          </table:table-cell>
          <table:table-cell office:value-type="float" office:value="0.99843070095772213" table:formula="of:=COS([.C567])" table:style-name="ce2">
            <text:p>9.98E-01</text:p>
          </table:table-cell>
          <table:table-cell office:value-type="float" office:value="5.6001208782236037E-2" table:formula="of:=SIN([.C567])" table:style-name="ce2">
            <text:p>5.60E-02</text:p>
          </table:table-cell>
          <table:table-cell office:value-type="float" office:value="0" table:formula="of:=-[.$M$1]*[.D567]+[.$M$1]" table:style-name="ce2">
            <text:p>0.00E+00</text:p>
          </table:table-cell>
          <table:table-cell office:value-type="float" office:value="0" table:formula="of:=-[.$M$1]*[.E567]" table:style-name="ce2">
            <text:p>0.00E+00</text:p>
          </table:table-cell>
          <table:table-cell office:value-type="float" office:value="-0.4506080481139878" table:formula="of:=[.$M$2]*[.D567]+[.$O$2]*(-[.E567])+[.F567]" table:style-name="ce7">
            <text:p>-0.45061</text:p>
          </table:table-cell>
          <table:table-cell office:value-type="float" office:value="0" table:formula="of:=[.N567]" table:style-name="ce7">
            <text:p>0.00000</text:p>
          </table:table-cell>
          <table:table-cell office:value-type="float" office:value="6.7871915951312659E-2" table:formula="of:=[.$M$2]*[.E567]+[.$O$2]*[.D567]+[.G567]" table:style-name="ce7">
            <text:p>0.0678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6" table:style-name="ce3">
            <text:p>5.66</text:p>
          </table:table-cell>
          <table:table-cell office:value-type="float" office:value="3.1222561" table:style-name="ce2">
            <text:p>3.12E+00</text:p>
          </table:table-cell>
          <table:table-cell office:value-type="float" office:value="5.4493649035477328E-2" table:formula="of:=[.B568]*PI()/180" table:style-name="ce2">
            <text:p>5.45E-02</text:p>
          </table:table-cell>
          <table:table-cell office:value-type="float" office:value="0.99851558849909106" table:formula="of:=COS([.C568])" table:style-name="ce2">
            <text:p>9.99E-01</text:p>
          </table:table-cell>
          <table:table-cell office:value-type="float" office:value="5.4466682699737132E-2" table:formula="of:=SIN([.C568])" table:style-name="ce2">
            <text:p>5.45E-02</text:p>
          </table:table-cell>
          <table:table-cell office:value-type="float" office:value="0" table:formula="of:=-[.$M$1]*[.D568]+[.$M$1]" table:style-name="ce2">
            <text:p>0.00E+00</text:p>
          </table:table-cell>
          <table:table-cell office:value-type="float" office:value="0" table:formula="of:=-[.$M$1]*[.E568]" table:style-name="ce2">
            <text:p>0.00E+00</text:p>
          </table:table-cell>
          <table:table-cell office:value-type="float" office:value="-0.45050320552052003" table:formula="of:=[.$M$2]*[.D568]+[.$O$2]*(-[.E568])+[.F568]" table:style-name="ce7">
            <text:p>-0.45050</text:p>
          </table:table-cell>
          <table:table-cell office:value-type="float" office:value="0" table:formula="of:=[.N568]" table:style-name="ce7">
            <text:p>0.00000</text:p>
          </table:table-cell>
          <table:table-cell office:value-type="float" office:value="6.8564362578062726E-2" table:formula="of:=[.$M$2]*[.E568]+[.$O$2]*[.D568]+[.G568]" table:style-name="ce7">
            <text:p>0.068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7" table:style-name="ce3">
            <text:p>5.67</text:p>
          </table:table-cell>
          <table:table-cell office:value-type="float" office:value="3.0294021" table:style-name="ce2">
            <text:p>3.03E+00</text:p>
          </table:table-cell>
          <table:table-cell office:value-type="float" office:value="5.2873041011830511E-2" table:formula="of:=[.B569]*PI()/180" table:style-name="ce2">
            <text:p>5.29E-02</text:p>
          </table:table-cell>
          <table:table-cell office:value-type="float" office:value="0.99860254636786883" table:formula="of:=COS([.C569])" table:style-name="ce2">
            <text:p>9.99E-01</text:p>
          </table:table-cell>
          <table:table-cell office:value-type="float" office:value="5.2848409508787074E-2" table:formula="of:=SIN([.C569])" table:style-name="ce2">
            <text:p>5.28E-02</text:p>
          </table:table-cell>
          <table:table-cell office:value-type="float" office:value="0" table:formula="of:=-[.$M$1]*[.D569]+[.$M$1]" table:style-name="ce2">
            <text:p>0.00E+00</text:p>
          </table:table-cell>
          <table:table-cell office:value-type="float" office:value="0" table:formula="of:=-[.$M$1]*[.E569]" table:style-name="ce2">
            <text:p>0.00E+00</text:p>
          </table:table-cell>
          <table:table-cell office:value-type="float" office:value="-0.45039149801902351" table:formula="of:=[.$M$2]*[.D569]+[.$O$2]*(-[.E569])+[.F569]" table:style-name="ce7">
            <text:p>-0.45039</text:p>
          </table:table-cell>
          <table:table-cell office:value-type="float" office:value="0" table:formula="of:=[.N569]" table:style-name="ce7">
            <text:p>0.00000</text:p>
          </table:table-cell>
          <table:table-cell office:value-type="float" office:value="6.9294361330341891E-2" table:formula="of:=[.$M$2]*[.E569]+[.$O$2]*[.D569]+[.G569]" table:style-name="ce7">
            <text:p>0.069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8" table:style-name="ce3">
            <text:p>5.68</text:p>
          </table:table-cell>
          <table:table-cell office:value-type="float" office:value="2.9319282000000002" table:style-name="ce2">
            <text:p>2.93E+00</text:p>
          </table:table-cell>
          <table:table-cell office:value-type="float" office:value="5.1171800522070814E-2" table:formula="of:=[.B570]*PI()/180" table:style-name="ce2">
            <text:p>5.12E-02</text:p>
          </table:table-cell>
          <table:table-cell office:value-type="float" office:value="0.99869100909159081" table:formula="of:=COS([.C570])" table:style-name="ce2">
            <text:p>9.99E-01</text:p>
          </table:table-cell>
          <table:table-cell office:value-type="float" office:value="5.1149470765786756E-2" table:formula="of:=SIN([.C570])" table:style-name="ce2">
            <text:p>5.11E-02</text:p>
          </table:table-cell>
          <table:table-cell office:value-type="float" office:value="0" table:formula="of:=-[.$M$1]*[.D570]+[.$M$1]" table:style-name="ce2">
            <text:p>0.00E+00</text:p>
          </table:table-cell>
          <table:table-cell office:value-type="float" office:value="0" table:formula="of:=-[.$M$1]*[.E570]" table:style-name="ce2">
            <text:p>0.00E+00</text:p>
          </table:table-cell>
          <table:table-cell office:value-type="float" office:value="-0.4502729599369768" table:formula="of:=[.$M$2]*[.D570]+[.$O$2]*(-[.E570])+[.F570]" table:style-name="ce7">
            <text:p>-0.45027</text:p>
          </table:table-cell>
          <table:table-cell office:value-type="float" office:value="0" table:formula="of:=[.N570]" table:style-name="ce7">
            <text:p>0.00000</text:p>
          </table:table-cell>
          <table:table-cell office:value-type="float" office:value="7.006048493690048E-2" table:formula="of:=[.$M$2]*[.E570]+[.$O$2]*[.D570]+[.G570]" table:style-name="ce7">
            <text:p>0.0700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69" table:style-name="ce3">
            <text:p>5.69</text:p>
          </table:table-cell>
          <table:table-cell office:value-type="float" office:value="2.8300125" table:style-name="ce2">
            <text:p>2.83E+00</text:p>
          </table:table-cell>
          <table:table-cell office:value-type="float" office:value="4.9393035997596021E-2" table:formula="of:=[.B571]*PI()/180" table:style-name="ce2">
            <text:p>4.94E-02</text:p>
          </table:table-cell>
          <table:table-cell office:value-type="float" office:value="0.99878041197728185" table:formula="of:=COS([.C571])" table:style-name="ce2">
            <text:p>9.99E-01</text:p>
          </table:table-cell>
          <table:table-cell office:value-type="float" office:value="4.9372954646153384E-2" table:formula="of:=SIN([.C571])" table:style-name="ce2">
            <text:p>4.94E-02</text:p>
          </table:table-cell>
          <table:table-cell office:value-type="float" office:value="0" table:formula="of:=-[.$M$1]*[.D571]+[.$M$1]" table:style-name="ce2">
            <text:p>0.00E+00</text:p>
          </table:table-cell>
          <table:table-cell office:value-type="float" office:value="0" table:formula="of:=-[.$M$1]*[.E571]" table:style-name="ce2">
            <text:p>0.00E+00</text:p>
          </table:table-cell>
          <table:table-cell office:value-type="float" office:value="-0.45014762656515767" table:formula="of:=[.$M$2]*[.D571]+[.$O$2]*(-[.E571])+[.F571]" table:style-name="ce7">
            <text:p>-0.45015</text:p>
          </table:table-cell>
          <table:table-cell office:value-type="float" office:value="0" table:formula="of:=[.N571]" table:style-name="ce7">
            <text:p>0.00000</text:p>
          </table:table-cell>
          <table:table-cell office:value-type="float" office:value="7.0861303246238183E-2" table:formula="of:=[.$M$2]*[.E571]+[.$O$2]*[.D571]+[.G571]" table:style-name="ce7">
            <text:p>0.070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" table:style-name="ce3">
            <text:p>5.70</text:p>
          </table:table-cell>
          <table:table-cell office:value-type="float" office:value="2.7238329000000001" table:style-name="ce2">
            <text:p>2.72E+00</text:p>
          </table:table-cell>
          <table:table-cell office:value-type="float" office:value="4.7539852379145459E-2" table:formula="of:=[.B572]*PI()/180" table:style-name="ce2">
            <text:p>4.75E-02</text:p>
          </table:table-cell>
          <table:table-cell office:value-type="float" office:value="0.99887019402559352" table:formula="of:=COS([.C572])" table:style-name="ce2">
            <text:p>9.99E-01</text:p>
          </table:table-cell>
          <table:table-cell office:value-type="float" office:value="4.7521947427195947E-2" table:formula="of:=SIN([.C572])" table:style-name="ce2">
            <text:p>4.75E-02</text:p>
          </table:table-cell>
          <table:table-cell office:value-type="float" office:value="0" table:formula="of:=-[.$M$1]*[.D572]+[.$M$1]" table:style-name="ce2">
            <text:p>0.00E+00</text:p>
          </table:table-cell>
          <table:table-cell office:value-type="float" office:value="0" table:formula="of:=-[.$M$1]*[.E572]" table:style-name="ce2">
            <text:p>0.00E+00</text:p>
          </table:table-cell>
          <table:table-cell office:value-type="float" office:value="-0.4500155346655465" table:formula="of:=[.$M$2]*[.D572]+[.$O$2]*(-[.E572])+[.F572]" table:style-name="ce7">
            <text:p>-0.45002</text:p>
          </table:table-cell>
          <table:table-cell office:value-type="float" office:value="0" table:formula="of:=[.N572]" table:style-name="ce7">
            <text:p>0.00000</text:p>
          </table:table-cell>
          <table:table-cell office:value-type="float" office:value="7.1695387297108087E-2" table:formula="of:=[.$M$2]*[.E572]+[.$O$2]*[.D572]+[.G572]" table:style-name="ce7">
            <text:p>0.0717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1" table:style-name="ce3">
            <text:p>5.71</text:p>
          </table:table-cell>
          <table:table-cell office:value-type="float" office:value="2.6135676000000001" table:style-name="ce2">
            <text:p>2.61E+00</text:p>
          </table:table-cell>
          <table:table-cell office:value-type="float" office:value="4.5615359843446147E-2" table:formula="of:=[.B573]*PI()/180" table:style-name="ce2">
            <text:p>4.56E-02</text:p>
          </table:table-cell>
          <table:table-cell office:value-type="float" office:value="0.99895979985927152" table:formula="of:=COS([.C573])" table:style-name="ce2">
            <text:p>9.99E-01</text:p>
          </table:table-cell>
          <table:table-cell office:value-type="float" office:value="4.5599542378452367E-2" table:formula="of:=SIN([.C573])" table:style-name="ce2">
            <text:p>4.56E-02</text:p>
          </table:table-cell>
          <table:table-cell office:value-type="float" office:value="0" table:formula="of:=-[.$M$1]*[.D573]+[.$M$1]" table:style-name="ce2">
            <text:p>0.00E+00</text:p>
          </table:table-cell>
          <table:table-cell office:value-type="float" office:value="0" table:formula="of:=-[.$M$1]*[.E573]" table:style-name="ce2">
            <text:p>0.00E+00</text:p>
          </table:table-cell>
          <table:table-cell office:value-type="float" office:value="-0.44987672415841706" table:formula="of:=[.$M$2]*[.D573]+[.$O$2]*(-[.E573])+[.F573]" table:style-name="ce7">
            <text:p>-0.44988</text:p>
          </table:table-cell>
          <table:table-cell office:value-type="float" office:value="0" table:formula="of:=[.N573]" table:style-name="ce7">
            <text:p>0.00000</text:p>
          </table:table-cell>
          <table:table-cell office:value-type="float" office:value="7.2561305531884654E-2" table:formula="of:=[.$M$2]*[.E573]+[.$O$2]*[.D573]+[.G573]" table:style-name="ce7">
            <text:p>0.072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2" table:style-name="ce3">
            <text:p>5.72</text:p>
          </table:table-cell>
          <table:table-cell office:value-type="float" office:value="2.4993943999999999" table:style-name="ce2">
            <text:p>2.50E+00</text:p>
          </table:table-cell>
          <table:table-cell office:value-type="float" office:value="4.3622661585908155E-2" table:formula="of:=[.B574]*PI()/180" table:style-name="ce2">
            <text:p>4.36E-02</text:p>
          </table:table-cell>
          <table:table-cell office:value-type="float" office:value="0.99904868257049861" table:formula="of:=COS([.C574])" table:style-name="ce2">
            <text:p>9.99E-01</text:p>
          </table:table-cell>
          <table:table-cell office:value-type="float" office:value="4.360882770897518E-2" table:formula="of:=SIN([.C574])" table:style-name="ce2">
            <text:p>4.36E-02</text:p>
          </table:table-cell>
          <table:table-cell office:value-type="float" office:value="0" table:formula="of:=-[.$M$1]*[.D574]+[.$M$1]" table:style-name="ce2">
            <text:p>0.00E+00</text:p>
          </table:table-cell>
          <table:table-cell office:value-type="float" office:value="0" table:formula="of:=-[.$M$1]*[.E574]" table:style-name="ce2">
            <text:p>0.00E+00</text:p>
          </table:table-cell>
          <table:table-cell office:value-type="float" office:value="-0.44973123827163414" table:formula="of:=[.$M$2]*[.D574]+[.$O$2]*(-[.E574])+[.F574]" table:style-name="ce7">
            <text:p>-0.44973</text:p>
          </table:table-cell>
          <table:table-cell office:value-type="float" office:value="0" table:formula="of:=[.N574]" table:style-name="ce7">
            <text:p>0.00000</text:p>
          </table:table-cell>
          <table:table-cell office:value-type="float" office:value="7.3457629438082539E-2" table:formula="of:=[.$M$2]*[.E574]+[.$O$2]*[.D574]+[.G574]" table:style-name="ce7">
            <text:p>0.0734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3" table:style-name="ce3">
            <text:p>5.73</text:p>
          </table:table-cell>
          <table:table-cell office:value-type="float" office:value="2.3814915000000001" table:style-name="ce2">
            <text:p>2.38E+00</text:p>
          </table:table-cell>
          <table:table-cell office:value-type="float" office:value="4.156486778325854E-2" table:formula="of:=[.B575]*PI()/180" table:style-name="ce2">
            <text:p>4.16E-02</text:p>
          </table:table-cell>
          <table:table-cell office:value-type="float" office:value="0.99913630523982966" table:formula="of:=COS([.C575])" table:style-name="ce2">
            <text:p>9.99E-01</text:p>
          </table:table-cell>
          <table:table-cell office:value-type="float" office:value="4.1552900641255441E-2" table:formula="of:=SIN([.C575])" table:style-name="ce2">
            <text:p>4.16E-02</text:p>
          </table:table-cell>
          <table:table-cell office:value-type="float" office:value="0" table:formula="of:=-[.$M$1]*[.D575]+[.$M$1]" table:style-name="ce2">
            <text:p>0.00E+00</text:p>
          </table:table-cell>
          <table:table-cell office:value-type="float" office:value="0" table:formula="of:=-[.$M$1]*[.E575]" table:style-name="ce2">
            <text:p>0.00E+00</text:p>
          </table:table-cell>
          <table:table-cell office:value-type="float" office:value="-0.44957912552712476" table:formula="of:=[.$M$2]*[.D575]+[.$O$2]*(-[.E575])+[.F575]" table:style-name="ce7">
            <text:p>-0.44958</text:p>
          </table:table-cell>
          <table:table-cell office:value-type="float" office:value="0" table:formula="of:=[.N575]" table:style-name="ce7">
            <text:p>0.00000</text:p>
          </table:table-cell>
          <table:table-cell office:value-type="float" office:value="7.4382927411240099E-2" table:formula="of:=[.$M$2]*[.E575]+[.$O$2]*[.D575]+[.G575]" table:style-name="ce7">
            <text:p>0.0743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4" table:style-name="ce3">
            <text:p>5.74</text:p>
          </table:table-cell>
          <table:table-cell office:value-type="float" office:value="2.2600368" table:style-name="ce2">
            <text:p>2.26E+00</text:p>
          </table:table-cell>
          <table:table-cell office:value-type="float" office:value="3.9445083376236575E-2" table:formula="of:=[.B576]*PI()/180" table:style-name="ce2">
            <text:p>3.94E-02</text:p>
          </table:table-cell>
          <table:table-cell office:value-type="float" office:value="0.99922214356308325" table:formula="of:=COS([.C576])" table:style-name="ce2">
            <text:p>9.99E-01</text:p>
          </table:table-cell>
          <table:table-cell office:value-type="float" office:value="3.9434855308431632E-2" table:formula="of:=SIN([.C576])" table:style-name="ce2">
            <text:p>3.94E-02</text:p>
          </table:table-cell>
          <table:table-cell office:value-type="float" office:value="0" table:formula="of:=-[.$M$1]*[.D576]+[.$M$1]" table:style-name="ce2">
            <text:p>0.00E+00</text:p>
          </table:table-cell>
          <table:table-cell office:value-type="float" office:value="0" table:formula="of:=-[.$M$1]*[.E576]" table:style-name="ce2">
            <text:p>0.00E+00</text:p>
          </table:table-cell>
          <table:table-cell office:value-type="float" office:value="-0.44942043978717561" table:formula="of:=[.$M$2]*[.D576]+[.$O$2]*(-[.E576])+[.F576]" table:style-name="ce7">
            <text:p>-0.44942</text:p>
          </table:table-cell>
          <table:table-cell office:value-type="float" office:value="0" table:formula="of:=[.N576]" table:style-name="ce7">
            <text:p>0.00000</text:p>
          </table:table-cell>
          <table:table-cell office:value-type="float" office:value="7.5335770398275381E-2" table:formula="of:=[.$M$2]*[.E576]+[.$O$2]*[.D576]+[.G576]" table:style-name="ce7">
            <text:p>0.075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5" table:style-name="ce3">
            <text:p>5.75</text:p>
          </table:table-cell>
          <table:table-cell office:value-type="float" office:value="2.1352082999999999" table:style-name="ce2">
            <text:p>2.14E+00</text:p>
          </table:table-cell>
          <table:table-cell office:value-type="float" office:value="3.7266415050910835E-2" table:formula="of:=[.B577]*PI()/180" table:style-name="ce2">
            <text:p>3.73E-02</text:p>
          </table:table-cell>
          <table:table-cell office:value-type="float" office:value="0.99930568751447713" table:formula="of:=COS([.C577])" table:style-name="ce2">
            <text:p>9.99E-01</text:p>
          </table:table-cell>
          <table:table-cell office:value-type="float" office:value="3.7257789805868774E-2" table:formula="of:=SIN([.C577])" table:style-name="ce2">
            <text:p>3.73E-02</text:p>
          </table:table-cell>
          <table:table-cell office:value-type="float" office:value="0" table:formula="of:=-[.$M$1]*[.D577]+[.$M$1]" table:style-name="ce2">
            <text:p>0.00E+00</text:p>
          </table:table-cell>
          <table:table-cell office:value-type="float" office:value="0" table:formula="of:=-[.$M$1]*[.E577]" table:style-name="ce2">
            <text:p>0.00E+00</text:p>
          </table:table-cell>
          <table:table-cell office:value-type="float" office:value="-0.44925524165215402" table:formula="of:=[.$M$2]*[.D577]+[.$O$2]*(-[.E577])+[.F577]" table:style-name="ce7">
            <text:p>-0.44926</text:p>
          </table:table-cell>
          <table:table-cell office:value-type="float" office:value="0" table:formula="of:=[.N577]" table:style-name="ce7">
            <text:p>0.00000</text:p>
          </table:table-cell>
          <table:table-cell office:value-type="float" office:value="7.6314728906448318E-2" table:formula="of:=[.$M$2]*[.E577]+[.$O$2]*[.D577]+[.G577]" table:style-name="ce7">
            <text:p>0.0763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6" table:style-name="ce3">
            <text:p>5.76</text:p>
          </table:table-cell>
          <table:table-cell office:value-type="float" office:value="2.0071840000000001" table:style-name="ce2">
            <text:p>2.01E+00</text:p>
          </table:table-cell>
          <table:table-cell office:value-type="float" office:value="3.5031969493349864E-2" table:formula="of:=[.B578]*PI()/180" table:style-name="ce2">
            <text:p>3.50E-02</text:p>
          </table:table-cell>
          <table:table-cell office:value-type="float" office:value="0.99938644330894488" table:formula="of:=COS([.C578])" table:style-name="ce2">
            <text:p>9.99E-01</text:p>
          </table:table-cell>
          <table:table-cell office:value-type="float" office:value="3.5024804500482586E-2" table:formula="of:=SIN([.C578])" table:style-name="ce2">
            <text:p>3.50E-02</text:p>
          </table:table-cell>
          <table:table-cell office:value-type="float" office:value="0" table:formula="of:=-[.$M$1]*[.D578]+[.$M$1]" table:style-name="ce2">
            <text:p>0.00E+00</text:p>
          </table:table-cell>
          <table:table-cell office:value-type="float" office:value="0" table:formula="of:=-[.$M$1]*[.E578]" table:style-name="ce2">
            <text:p>0.00E+00</text:p>
          </table:table-cell>
          <table:table-cell office:value-type="float" office:value="-0.44908359917866519" table:formula="of:=[.$M$2]*[.D578]+[.$O$2]*(-[.E578])+[.F578]" table:style-name="ce7">
            <text:p>-0.44908</text:p>
          </table:table-cell>
          <table:table-cell office:value-type="float" office:value="0" table:formula="of:=[.N578]" table:style-name="ce7">
            <text:p>0.00000</text:p>
          </table:table-cell>
          <table:table-cell office:value-type="float" office:value="7.7318373940066604E-2" table:formula="of:=[.$M$2]*[.E578]+[.$O$2]*[.D578]+[.G578]" table:style-name="ce7">
            <text:p>0.077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7" table:style-name="ce3">
            <text:p>5.77</text:p>
          </table:table-cell>
          <table:table-cell office:value-type="float" office:value="1.876142" table:style-name="ce2">
            <text:p>1.88E+00</text:p>
          </table:table-cell>
          <table:table-cell office:value-type="float" office:value="3.2744855134951456E-2" table:formula="of:=[.B579]*PI()/180" table:style-name="ce2">
            <text:p>3.27E-02</text:p>
          </table:table-cell>
          <table:table-cell office:value-type="float" office:value="0.99946393513220033" table:formula="of:=COS([.C579])" table:style-name="ce2">
            <text:p>9.99E-01</text:p>
          </table:table-cell>
          <table:table-cell office:value-type="float" office:value="3.2739003803673013E-2" table:formula="of:=SIN([.C579])" table:style-name="ce2">
            <text:p>3.27E-02</text:p>
          </table:table-cell>
          <table:table-cell office:value-type="float" office:value="0" table:formula="of:=-[.$M$1]*[.D579]+[.$M$1]" table:style-name="ce2">
            <text:p>0.00E+00</text:p>
          </table:table-cell>
          <table:table-cell office:value-type="float" office:value="0" table:formula="of:=-[.$M$1]*[.E579]" table:style-name="ce2">
            <text:p>0.00E+00</text:p>
          </table:table-cell>
          <table:table-cell office:value-type="float" office:value="-0.44890558881621617" table:formula="of:=[.$M$2]*[.D579]+[.$O$2]*(-[.E579])+[.F579]" table:style-name="ce7">
            <text:p>-0.44891</text:p>
          </table:table-cell>
          <table:table-cell office:value-type="float" office:value="0" table:formula="of:=[.N579]" table:style-name="ce7">
            <text:p>0.00000</text:p>
          </table:table-cell>
          <table:table-cell office:value-type="float" office:value="7.83452763704761E-2" table:formula="of:=[.$M$2]*[.E579]+[.$O$2]*[.D579]+[.G579]" table:style-name="ce7">
            <text:p>0.078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8" table:style-name="ce3">
            <text:p>5.78</text:p>
          </table:table-cell>
          <table:table-cell office:value-type="float" office:value="1.7422602" table:style-name="ce2">
            <text:p>1.74E+00</text:p>
          </table:table-cell>
          <table:table-cell office:value-type="float" office:value="3.0408176916454907E-2" table:formula="of:=[.B580]*PI()/180" table:style-name="ce2">
            <text:p>3.04E-02</text:p>
          </table:table-cell>
          <table:table-cell office:value-type="float" office:value="0.99953770701183497" table:formula="of:=COS([.C580])" table:style-name="ce2">
            <text:p>1.00E+00</text:p>
          </table:table-cell>
          <table:table-cell office:value-type="float" office:value="3.0403490943033497E-2" table:formula="of:=SIN([.C580])" table:style-name="ce2">
            <text:p>3.04E-02</text:p>
          </table:table-cell>
          <table:table-cell office:value-type="float" office:value="0" table:formula="of:=-[.$M$1]*[.D580]+[.$M$1]" table:style-name="ce2">
            <text:p>0.00E+00</text:p>
          </table:table-cell>
          <table:table-cell office:value-type="float" office:value="0" table:formula="of:=-[.$M$1]*[.E580]" table:style-name="ce2">
            <text:p>0.00E+00</text:p>
          </table:table-cell>
          <table:table-cell office:value-type="float" office:value="-0.4487212957556817" table:formula="of:=[.$M$2]*[.D580]+[.$O$2]*(-[.E580])+[.F580]" table:style-name="ce7">
            <text:p>-0.44872</text:p>
          </table:table-cell>
          <table:table-cell office:value-type="float" office:value="0" table:formula="of:=[.N580]" table:style-name="ce7">
            <text:p>0.00000</text:p>
          </table:table-cell>
          <table:table-cell office:value-type="float" office:value="7.9394009442413413E-2" table:formula="of:=[.$M$2]*[.E580]+[.$O$2]*[.D580]+[.G580]" table:style-name="ce7">
            <text:p>0.079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79" table:style-name="ce3">
            <text:p>5.79</text:p>
          </table:table-cell>
          <table:table-cell office:value-type="float" office:value="1.6057167000000001" table:style-name="ce2">
            <text:p>1.61E+00</text:p>
          </table:table-cell>
          <table:table-cell office:value-type="float" office:value="2.8025043269258035E-2" table:formula="of:=[.B581]*PI()/180" table:style-name="ce2">
            <text:p>2.80E-02</text:p>
          </table:table-cell>
          <table:table-cell office:value-type="float" office:value="0.9996073241766199" table:formula="of:=COS([.C581])" table:style-name="ce2">
            <text:p>1.00E+00</text:p>
          </table:table-cell>
          <table:table-cell office:value-type="float" office:value="2.802137492090645E-2" table:formula="of:=SIN([.C581])" table:style-name="ce2">
            <text:p>2.80E-02</text:p>
          </table:table-cell>
          <table:table-cell office:value-type="float" office:value="0" table:formula="of:=-[.$M$1]*[.D581]+[.$M$1]" table:style-name="ce2">
            <text:p>0.00E+00</text:p>
          </table:table-cell>
          <table:table-cell office:value-type="float" office:value="0" table:formula="of:=-[.$M$1]*[.E581]" table:style-name="ce2">
            <text:p>0.00E+00</text:p>
          </table:table-cell>
          <table:table-cell office:value-type="float" office:value="-0.44853081518283444" table:formula="of:=[.$M$2]*[.D581]+[.$O$2]*(-[.E581])+[.F581]" table:style-name="ce7">
            <text:p>-0.44853</text:p>
          </table:table-cell>
          <table:table-cell office:value-type="float" office:value="0" table:formula="of:=[.N581]" table:style-name="ce7">
            <text:p>0.00000</text:p>
          </table:table-cell>
          <table:table-cell office:value-type="float" office:value="8.0463145796209279E-2" table:formula="of:=[.$M$2]*[.E581]+[.$O$2]*[.D581]+[.G581]" table:style-name="ce7">
            <text:p>0.0804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" table:style-name="ce3">
            <text:p>5.80</text:p>
          </table:table-cell>
          <table:table-cell office:value-type="float" office:value="1.4666895" table:style-name="ce2">
            <text:p>1.47E+00</text:p>
          </table:table-cell>
          <table:table-cell office:value-type="float" office:value="2.5598560879429369E-2" table:formula="of:=[.B582]*PI()/180" table:style-name="ce2">
            <text:p>2.56E-02</text:p>
          </table:table-cell>
          <table:table-cell office:value-type="float" office:value="0.99967237473173365" table:formula="of:=COS([.C582])" table:style-name="ce2">
            <text:p>1.00E+00</text:p>
          </table:table-cell>
          <table:table-cell office:value-type="float" office:value="2.5595765239906011E-2" table:formula="of:=SIN([.C582])" table:style-name="ce2">
            <text:p>2.56E-02</text:p>
          </table:table-cell>
          <table:table-cell office:value-type="float" office:value="0" table:formula="of:=-[.$M$1]*[.D582]+[.$M$1]" table:style-name="ce2">
            <text:p>0.00E+00</text:p>
          </table:table-cell>
          <table:table-cell office:value-type="float" office:value="0" table:formula="of:=-[.$M$1]*[.E582]" table:style-name="ce2">
            <text:p>0.00E+00</text:p>
          </table:table-cell>
          <table:table-cell office:value-type="float" office:value="-0.44833425253513765" table:formula="of:=[.$M$2]*[.D582]+[.$O$2]*(-[.E582])+[.F582]" table:style-name="ce7">
            <text:p>-0.44833</text:p>
          </table:table-cell>
          <table:table-cell office:value-type="float" office:value="0" table:formula="of:=[.N582]" table:style-name="ce7">
            <text:p>0.00000</text:p>
          </table:table-cell>
          <table:table-cell office:value-type="float" office:value="8.1551259976529164E-2" table:formula="of:=[.$M$2]*[.E582]+[.$O$2]*[.D582]+[.G582]" table:style-name="ce7">
            <text:p>0.081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1" table:style-name="ce3">
            <text:p>5.81</text:p>
          </table:table-cell>
          <table:table-cell office:value-type="float" office:value="1.3253565" table:style-name="ce2">
            <text:p>1.33E+00</text:p>
          </table:table-cell>
          <table:table-cell office:value-type="float" office:value="2.3131834687708228E-2" table:formula="of:=[.B583]*PI()/180" table:style-name="ce2">
            <text:p>2.31E-02</text:p>
          </table:table-cell>
          <table:table-cell office:value-type="float" office:value="0.99973247104146523" table:formula="of:=COS([.C583])" table:style-name="ce2">
            <text:p>1.00E+00</text:p>
          </table:table-cell>
          <table:table-cell office:value-type="float" office:value="2.3129771839034089E-2" table:formula="of:=SIN([.C583])" table:style-name="ce2">
            <text:p>2.31E-02</text:p>
          </table:table-cell>
          <table:table-cell office:value-type="float" office:value="0" table:formula="of:=-[.$M$1]*[.D583]+[.$M$1]" table:style-name="ce2">
            <text:p>0.00E+00</text:p>
          </table:table-cell>
          <table:table-cell office:value-type="float" office:value="0" table:formula="of:=-[.$M$1]*[.E583]" table:style-name="ce2">
            <text:p>0.00E+00</text:p>
          </table:table-cell>
          <table:table-cell office:value-type="float" office:value="-0.44813172411262781" table:formula="of:=[.$M$2]*[.D583]+[.$O$2]*(-[.E583])+[.F583]" table:style-name="ce7">
            <text:p>-0.44813</text:p>
          </table:table-cell>
          <table:table-cell office:value-type="float" office:value="0" table:formula="of:=[.N583]" table:style-name="ce7">
            <text:p>0.00000</text:p>
          </table:table-cell>
          <table:table-cell office:value-type="float" office:value="8.2656928589463163E-2" table:formula="of:=[.$M$2]*[.E583]+[.$O$2]*[.D583]+[.G583]" table:style-name="ce7">
            <text:p>0.082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2" table:style-name="ce3">
            <text:p>5.82</text:p>
          </table:table-cell>
          <table:table-cell office:value-type="float" office:value="1.1818957999999999" table:style-name="ce2">
            <text:p>1.18E+00</text:p>
          </table:table-cell>
          <table:table-cell office:value-type="float" office:value="2.0627973125492395E-2" table:formula="of:=[.B584]*PI()/180" table:style-name="ce2">
            <text:p>2.06E-02</text:p>
          </table:table-cell>
          <table:table-cell office:value-type="float" office:value="0.99978725090649112" table:formula="of:=COS([.C584])" table:style-name="ce2">
            <text:p>1.00E+00</text:p>
          </table:table-cell>
          <table:table-cell office:value-type="float" office:value="2.0626510243882065E-2" table:formula="of:=SIN([.C584])" table:style-name="ce2">
            <text:p>2.06E-02</text:p>
          </table:table-cell>
          <table:table-cell office:value-type="float" office:value="0" table:formula="of:=-[.$M$1]*[.D584]+[.$M$1]" table:style-name="ce2">
            <text:p>0.00E+00</text:p>
          </table:table-cell>
          <table:table-cell office:value-type="float" office:value="0" table:formula="of:=-[.$M$1]*[.E584]" table:style-name="ce2">
            <text:p>0.00E+00</text:p>
          </table:table-cell>
          <table:table-cell office:value-type="float" office:value="-0.44792335808206674" table:formula="of:=[.$M$2]*[.D584]+[.$O$2]*(-[.E584])+[.F584]" table:style-name="ce7">
            <text:p>-0.44792</text:p>
          </table:table-cell>
          <table:table-cell office:value-type="float" office:value="0" table:formula="of:=[.N584]" table:style-name="ce7">
            <text:p>0.00000</text:p>
          </table:table-cell>
          <table:table-cell office:value-type="float" office:value="8.3778728114507886E-2" table:formula="of:=[.$M$2]*[.E584]+[.$O$2]*[.D584]+[.G584]" table:style-name="ce7">
            <text:p>0.0837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3" table:style-name="ce3">
            <text:p>5.83</text:p>
          </table:table-cell>
          <table:table-cell office:value-type="float" office:value="1.0364853999999999" table:style-name="ce2">
            <text:p>1.04E+00</text:p>
          </table:table-cell>
          <table:table-cell office:value-type="float" office:value="1.8090082878850434E-2" table:formula="of:=[.B585]*PI()/180" table:style-name="ce2">
            <text:p>1.81E-02</text:p>
          </table:table-cell>
          <table:table-cell office:value-type="float" office:value="0.99983637891288957" table:formula="of:=COS([.C585])" table:style-name="ce2">
            <text:p>1.00E+00</text:p>
          </table:table-cell>
          <table:table-cell office:value-type="float" office:value="1.808909622841216E-2" table:formula="of:=SIN([.C585])" table:style-name="ce2">
            <text:p>1.81E-02</text:p>
          </table:table-cell>
          <table:table-cell office:value-type="float" office:value="0" table:formula="of:=-[.$M$1]*[.D585]+[.$M$1]" table:style-name="ce2">
            <text:p>0.00E+00</text:p>
          </table:table-cell>
          <table:table-cell office:value-type="float" office:value="0" table:formula="of:=-[.$M$1]*[.E585]" table:style-name="ce2">
            <text:p>0.00E+00</text:p>
          </table:table-cell>
          <table:table-cell office:value-type="float" office:value="-0.44770929458228237" table:formula="of:=[.$M$2]*[.D585]+[.$O$2]*(-[.E585])+[.F585]" table:style-name="ce7">
            <text:p>-0.44771</text:p>
          </table:table-cell>
          <table:table-cell office:value-type="float" office:value="0" table:formula="of:=[.N585]" table:style-name="ce7">
            <text:p>0.00000</text:p>
          </table:table-cell>
          <table:table-cell office:value-type="float" office:value="8.4915237411404068E-2" table:formula="of:=[.$M$2]*[.E585]+[.$O$2]*[.D585]+[.G585]" table:style-name="ce7">
            <text:p>0.084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4" table:style-name="ce3">
            <text:p>5.84</text:p>
          </table:table-cell>
          <table:table-cell office:value-type="float" office:value="0.88930328000000003" table:style-name="ce2">
            <text:p>8.89E-01</text:p>
          </table:table-cell>
          <table:table-cell office:value-type="float" office:value="1.552127028478504E-2" table:formula="of:=[.B586]*PI()/180" table:style-name="ce2">
            <text:p>1.55E-02</text:p>
          </table:table-cell>
          <table:table-cell office:value-type="float" office:value="0.99987954750258501" table:formula="of:=COS([.C586])" table:style-name="ce2">
            <text:p>1.00E+00</text:p>
          </table:table-cell>
          <table:table-cell office:value-type="float" office:value="1.5520647087857609E-2" table:formula="of:=SIN([.C586])" table:style-name="ce2">
            <text:p>1.55E-02</text:p>
          </table:table-cell>
          <table:table-cell office:value-type="float" office:value="0" table:formula="of:=-[.$M$1]*[.D586]+[.$M$1]" table:style-name="ce2">
            <text:p>0.00E+00</text:p>
          </table:table-cell>
          <table:table-cell office:value-type="float" office:value="0" table:formula="of:=-[.$M$1]*[.E586]" table:style-name="ce2">
            <text:p>0.00E+00</text:p>
          </table:table-cell>
          <table:table-cell office:value-type="float" office:value="-0.44748968632007391" table:formula="of:=[.$M$2]*[.D586]+[.$O$2]*(-[.E586])+[.F586]" table:style-name="ce7">
            <text:p>-0.44749</text:p>
          </table:table-cell>
          <table:table-cell office:value-type="float" office:value="0" table:formula="of:=[.N586]" table:style-name="ce7">
            <text:p>0.00000</text:p>
          </table:table-cell>
          <table:table-cell office:value-type="float" office:value="8.6065037251847137E-2" table:formula="of:=[.$M$2]*[.E586]+[.$O$2]*[.D586]+[.G586]" table:style-name="ce7">
            <text:p>0.086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5" table:style-name="ce3">
            <text:p>5.85</text:p>
          </table:table-cell>
          <table:table-cell office:value-type="float" office:value="0.74052870000000004" table:style-name="ce2">
            <text:p>7.41E-01</text:p>
          </table:table-cell>
          <table:table-cell office:value-type="float" office:value="1.2924664020513333E-2" table:formula="of:=[.B587]*PI()/180" table:style-name="ce2">
            <text:p>1.29E-02</text:p>
          </table:table-cell>
          <table:table-cell office:value-type="float" office:value="0.99991647769266701" table:formula="of:=COS([.C587])" table:style-name="ce2">
            <text:p>1.00E+00</text:p>
          </table:table-cell>
          <table:table-cell office:value-type="float" office:value="1.2924304185922858E-2" table:formula="of:=SIN([.C587])" table:style-name="ce2">
            <text:p>1.29E-02</text:p>
          </table:table-cell>
          <table:table-cell office:value-type="float" office:value="0" table:formula="of:=-[.$M$1]*[.D587]+[.$M$1]" table:style-name="ce2">
            <text:p>0.00E+00</text:p>
          </table:table-cell>
          <table:table-cell office:value-type="float" office:value="0" table:formula="of:=-[.$M$1]*[.E587]" table:style-name="ce2">
            <text:p>0.00E+00</text:p>
          </table:table-cell>
          <table:table-cell office:value-type="float" office:value="-0.44726470098798954" table:formula="of:=[.$M$2]*[.D587]+[.$O$2]*(-[.E587])+[.F587]" table:style-name="ce7">
            <text:p>-0.44726</text:p>
          </table:table-cell>
          <table:table-cell office:value-type="float" office:value="0" table:formula="of:=[.N587]" table:style-name="ce7">
            <text:p>0.00000</text:p>
          </table:table-cell>
          <table:table-cell office:value-type="float" office:value="8.7226700328077847E-2" table:formula="of:=[.$M$2]*[.E587]+[.$O$2]*[.D587]+[.G587]" table:style-name="ce7">
            <text:p>0.0872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6" table:style-name="ce3">
            <text:p>5.86</text:p>
          </table:table-cell>
          <table:table-cell office:value-type="float" office:value="0.59036909000000004" table:style-name="ce2">
            <text:p>5.90E-01</text:p>
          </table:table-cell>
          <table:table-cell office:value-type="float" office:value="1.030388442250273E-2" table:formula="of:=[.B588]*PI()/180" table:style-name="ce2">
            <text:p>1.03E-02</text:p>
          </table:table-cell>
          <table:table-cell office:value-type="float" office:value="0.99994691545257208" table:formula="of:=COS([.C588])" table:style-name="ce2">
            <text:p>1.00E+00</text:p>
          </table:table-cell>
          <table:table-cell office:value-type="float" office:value="1.0303702096177036E-2" table:formula="of:=SIN([.C588])" table:style-name="ce2">
            <text:p>1.03E-02</text:p>
          </table:table-cell>
          <table:table-cell office:value-type="float" office:value="0" table:formula="of:=-[.$M$1]*[.D588]+[.$M$1]" table:style-name="ce2">
            <text:p>0.00E+00</text:p>
          </table:table-cell>
          <table:table-cell office:value-type="float" office:value="0" table:formula="of:=-[.$M$1]*[.E588]" table:style-name="ce2">
            <text:p>0.00E+00</text:p>
          </table:table-cell>
          <table:table-cell office:value-type="float" office:value="-0.44703456327833685" table:formula="of:=[.$M$2]*[.D588]+[.$O$2]*(-[.E588])+[.F588]" table:style-name="ce7">
            <text:p>-0.44703</text:p>
          </table:table-cell>
          <table:table-cell office:value-type="float" office:value="0" table:formula="of:=[.N588]" table:style-name="ce7">
            <text:p>0.00000</text:p>
          </table:table-cell>
          <table:table-cell office:value-type="float" office:value="8.8398581631984635E-2" table:formula="of:=[.$M$2]*[.E588]+[.$O$2]*[.D588]+[.G588]" table:style-name="ce7">
            <text:p>0.088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7" table:style-name="ce3">
            <text:p>5.87</text:p>
          </table:table-cell>
          <table:table-cell office:value-type="float" office:value="0.43906008000000002" table:style-name="ce2">
            <text:p>4.39E-01</text:p>
          </table:table-cell>
          <table:table-cell office:value-type="float" office:value="7.6630440100697046E-3" table:formula="of:=[.B589]*PI()/180" table:style-name="ce2">
            <text:p>7.66E-03</text:p>
          </table:table-cell>
          <table:table-cell office:value-type="float" office:value="0.99997063902192884" table:formula="of:=COS([.C589])" table:style-name="ce2">
            <text:p>1.00E+00</text:p>
          </table:table-cell>
          <table:table-cell office:value-type="float" office:value="7.6629690117671892E-3" table:formula="of:=SIN([.C589])" table:style-name="ce2">
            <text:p>7.66E-03</text:p>
          </table:table-cell>
          <table:table-cell office:value-type="float" office:value="0" table:formula="of:=-[.$M$1]*[.D589]+[.$M$1]" table:style-name="ce2">
            <text:p>0.00E+00</text:p>
          </table:table-cell>
          <table:table-cell office:value-type="float" office:value="0" table:formula="of:=-[.$M$1]*[.E589]" table:style-name="ce2">
            <text:p>0.00E+00</text:p>
          </table:table-cell>
          <table:table-cell office:value-type="float" office:value="-0.44679955818577682" table:formula="of:=[.$M$2]*[.D589]+[.$O$2]*(-[.E589])+[.F589]" table:style-name="ce7">
            <text:p>-0.44680</text:p>
          </table:table-cell>
          <table:table-cell office:value-type="float" office:value="0" table:formula="of:=[.N589]" table:style-name="ce7">
            <text:p>0.00000</text:p>
          </table:table-cell>
          <table:table-cell office:value-type="float" office:value="8.9578818952890035E-2" table:formula="of:=[.$M$2]*[.E589]+[.$O$2]*[.D589]+[.G589]" table:style-name="ce7">
            <text:p>0.0895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8" table:style-name="ce3">
            <text:p>5.88</text:p>
          </table:table-cell>
          <table:table-cell office:value-type="float" office:value="0.28683852999999998" table:style-name="ce2">
            <text:p>2.87E-01</text:p>
          </table:table-cell>
          <table:table-cell office:value-type="float" office:value="5.0062767700805302E-3" table:formula="of:=[.B590]*PI()/180" table:style-name="ce2">
            <text:p>5.01E-03</text:p>
          </table:table-cell>
          <table:table-cell office:value-type="float" office:value="0.99998746862262333" table:formula="of:=COS([.C590])" table:style-name="ce2">
            <text:p>1.00E+00</text:p>
          </table:table-cell>
          <table:table-cell office:value-type="float" office:value="5.0062558582152404E-3" table:formula="of:=SIN([.C590])" table:style-name="ce2">
            <text:p>5.01E-03</text:p>
          </table:table-cell>
          <table:table-cell office:value-type="float" office:value="0" table:formula="of:=-[.$M$1]*[.D590]+[.$M$1]" table:style-name="ce2">
            <text:p>0.00E+00</text:p>
          </table:table-cell>
          <table:table-cell office:value-type="float" office:value="0" table:formula="of:=-[.$M$1]*[.E590]" table:style-name="ce2">
            <text:p>0.00E+00</text:p>
          </table:table-cell>
          <table:table-cell office:value-type="float" office:value="-0.44655999154736631" table:formula="of:=[.$M$2]*[.D590]+[.$O$2]*(-[.E590])+[.F590]" table:style-name="ce7">
            <text:p>-0.44656</text:p>
          </table:table-cell>
          <table:table-cell office:value-type="float" office:value="0" table:formula="of:=[.N590]" table:style-name="ce7">
            <text:p>0.00000</text:p>
          </table:table-cell>
          <table:table-cell office:value-type="float" office:value="9.0765543843554147E-2" table:formula="of:=[.$M$2]*[.E590]+[.$O$2]*[.D590]+[.G590]" table:style-name="ce7">
            <text:p>0.090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89" table:style-name="ce3">
            <text:p>5.89</text:p>
          </table:table-cell>
          <table:table-cell office:value-type="float" office:value="0.13394132" table:style-name="ce2">
            <text:p>1.34E-01</text:p>
          </table:table-cell>
          <table:table-cell office:value-type="float" office:value="2.3377170384673313E-3" table:formula="of:=[.B591]*PI()/180" table:style-name="ce2">
            <text:p>2.34E-03</text:p>
          </table:table-cell>
          <table:table-cell office:value-type="float" office:value="0.99999726754076845" table:formula="of:=COS([.C591])" table:style-name="ce2">
            <text:p>1.00E+00</text:p>
          </table:table-cell>
          <table:table-cell office:value-type="float" office:value="2.3377149092281093E-3" table:formula="of:=SIN([.C591])" table:style-name="ce2">
            <text:p>2.34E-03</text:p>
          </table:table-cell>
          <table:table-cell office:value-type="float" office:value="0" table:formula="of:=-[.$M$1]*[.D591]+[.$M$1]" table:style-name="ce2">
            <text:p>0.00E+00</text:p>
          </table:table-cell>
          <table:table-cell office:value-type="float" office:value="0" table:formula="of:=-[.$M$1]*[.E591]" table:style-name="ce2">
            <text:p>0.00E+00</text:p>
          </table:table-cell>
          <table:table-cell office:value-type="float" office:value="-0.44631618853649502" table:formula="of:=[.$M$2]*[.D591]+[.$O$2]*(-[.E591])+[.F591]" table:style-name="ce7">
            <text:p>-0.44632</text:p>
          </table:table-cell>
          <table:table-cell office:value-type="float" office:value="0" table:formula="of:=[.N591]" table:style-name="ce7">
            <text:p>0.00000</text:p>
          </table:table-cell>
          <table:table-cell office:value-type="float" office:value="9.1956891260284807E-2" table:formula="of:=[.$M$2]*[.E591]+[.$O$2]*[.D591]+[.G591]" table:style-name="ce7">
            <text:p>0.0919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" table:style-name="ce3">
            <text:p>5.90</text:p>
          </table:table-cell>
          <table:table-cell office:value-type="float" office:value="-1.9394709E-2" table:style-name="ce2">
            <text:p>-1.94E-02</text:p>
          </table:table-cell>
          <table:table-cell office:value-type="float" office:value="-3.3850152951617689E-4" table:formula="of:=[.B592]*PI()/180" table:style-name="ce2">
            <text:p>-3.39E-04</text:p>
          </table:table-cell>
          <table:table-cell office:value-type="float" office:value="0.99999994270835779" table:formula="of:=COS([.C592])" table:style-name="ce2">
            <text:p>1.00E+00</text:p>
          </table:table-cell>
          <table:table-cell office:value-type="float" office:value="-3.385015230517407E-4" table:formula="of:=SIN([.C592])" table:style-name="ce2">
            <text:p>-3.39E-04</text:p>
          </table:table-cell>
          <table:table-cell office:value-type="float" office:value="0" table:formula="of:=-[.$M$1]*[.D592]+[.$M$1]" table:style-name="ce2">
            <text:p>0.00E+00</text:p>
          </table:table-cell>
          <table:table-cell office:value-type="float" office:value="0" table:formula="of:=-[.$M$1]*[.E592]" table:style-name="ce2">
            <text:p>0.00E+00</text:p>
          </table:table-cell>
          <table:table-cell office:value-type="float" office:value="-0.44606849380055458" table:formula="of:=[.$M$2]*[.D592]+[.$O$2]*(-[.E592])+[.F592]" table:style-name="ce7">
            <text:p>-0.44607</text:p>
          </table:table-cell>
          <table:table-cell office:value-type="float" office:value="0" table:formula="of:=[.N592]" table:style-name="ce7">
            <text:p>0.00000</text:p>
          </table:table-cell>
          <table:table-cell office:value-type="float" office:value="9.315100020131066E-2" table:formula="of:=[.$M$2]*[.E592]+[.$O$2]*[.D592]+[.G592]" table:style-name="ce7">
            <text:p>0.0931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1" table:style-name="ce3">
            <text:p>5.91</text:p>
          </table:table-cell>
          <table:table-cell office:value-type="float" office:value="-0.17293268000000001" table:style-name="ce2">
            <text:p>-1.73E-01</text:p>
          </table:table-cell>
          <table:table-cell office:value-type="float" office:value="-3.0182446502977473E-3" table:formula="of:=[.B593]*PI()/180" table:style-name="ce2">
            <text:p>-3.02E-03</text:p>
          </table:table-cell>
          <table:table-cell office:value-type="float" office:value="0.99999544510307337" table:formula="of:=COS([.C593])" table:style-name="ce2">
            <text:p>1.00E+00</text:p>
          </table:table-cell>
          <table:table-cell office:value-type="float" office:value="-3.0182400676985952E-3" table:formula="of:=SIN([.C593])" table:style-name="ce2">
            <text:p>-3.02E-03</text:p>
          </table:table-cell>
          <table:table-cell office:value-type="float" office:value="0" table:formula="of:=-[.$M$1]*[.D593]+[.$M$1]" table:style-name="ce2">
            <text:p>0.00E+00</text:p>
          </table:table-cell>
          <table:table-cell office:value-type="float" office:value="0" table:formula="of:=-[.$M$1]*[.E593]" table:style-name="ce2">
            <text:p>0.00E+00</text:p>
          </table:table-cell>
          <table:table-cell office:value-type="float" office:value="-0.44581727173418506" table:formula="of:=[.$M$2]*[.D593]+[.$O$2]*(-[.E593])+[.F593]" table:style-name="ce7">
            <text:p>-0.44582</text:p>
          </table:table-cell>
          <table:table-cell office:value-type="float" office:value="0" table:formula="of:=[.N593]" table:style-name="ce7">
            <text:p>0.00000</text:p>
          </table:table-cell>
          <table:table-cell office:value-type="float" office:value="9.4346013288786168E-2" table:formula="of:=[.$M$2]*[.E593]+[.$O$2]*[.D593]+[.G593]" table:style-name="ce7">
            <text:p>0.094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2" table:style-name="ce3">
            <text:p>5.92</text:p>
          </table:table-cell>
          <table:table-cell office:value-type="float" office:value="-0.32643573999999997" table:style-name="ce2">
            <text:p>-3.26E-01</text:p>
          </table:table-cell>
          <table:table-cell office:value-type="float" office:value="-5.6973784591841537E-3" table:formula="of:=[.B594]*PI()/180" table:style-name="ce2">
            <text:p>-5.70E-03</text:p>
          </table:table-cell>
          <table:table-cell office:value-type="float" office:value="0.99998376998324889" table:formula="of:=COS([.C594])" table:style-name="ce2">
            <text:p>1.00E+00</text:p>
          </table:table-cell>
          <table:table-cell office:value-type="float" office:value="-5.6973476363015264E-3" table:formula="of:=SIN([.C594])" table:style-name="ce2">
            <text:p>-5.70E-03</text:p>
          </table:table-cell>
          <table:table-cell office:value-type="float" office:value="0" table:formula="of:=-[.$M$1]*[.D594]+[.$M$1]" table:style-name="ce2">
            <text:p>0.00E+00</text:p>
          </table:table-cell>
          <table:table-cell office:value-type="float" office:value="0" table:formula="of:=-[.$M$1]*[.E594]" table:style-name="ce2">
            <text:p>0.00E+00</text:p>
          </table:table-cell>
          <table:table-cell office:value-type="float" office:value="-0.44556290645935132" table:formula="of:=[.$M$2]*[.D594]+[.$O$2]*(-[.E594])+[.F594]" table:style-name="ce7">
            <text:p>-0.44556</text:p>
          </table:table-cell>
          <table:table-cell office:value-type="float" office:value="0" table:formula="of:=[.N594]" table:style-name="ce7">
            <text:p>0.00000</text:p>
          </table:table-cell>
          <table:table-cell office:value-type="float" office:value="9.5540077388996253E-2" table:formula="of:=[.$M$2]*[.E594]+[.$O$2]*[.D594]+[.G594]" table:style-name="ce7">
            <text:p>0.095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3" table:style-name="ce3">
            <text:p>5.93</text:p>
          </table:table-cell>
          <table:table-cell office:value-type="float" office:value="-0.47966701" table:style-name="ce2">
            <text:p>-4.80E-01</text:p>
          </table:table-cell>
          <table:table-cell office:value-type="float" office:value="-8.3717686376965656E-3" table:formula="of:=[.B595]*PI()/180" table:style-name="ce2">
            <text:p>-8.37E-03</text:p>
          </table:table-cell>
          <table:table-cell office:value-type="float" office:value="0.99996495694960963" table:formula="of:=COS([.C595])" table:style-name="ce2">
            <text:p>1.00E+00</text:p>
          </table:table-cell>
          <table:table-cell office:value-type="float" office:value="-8.3716708466980289E-3" table:formula="of:=SIN([.C595])" table:style-name="ce2">
            <text:p>-8.37E-03</text:p>
          </table:table-cell>
          <table:table-cell office:value-type="float" office:value="0" table:formula="of:=-[.$M$1]*[.D595]+[.$M$1]" table:style-name="ce2">
            <text:p>0.00E+00</text:p>
          </table:table-cell>
          <table:table-cell office:value-type="float" office:value="0" table:formula="of:=-[.$M$1]*[.E595]" table:style-name="ce2">
            <text:p>0.00E+00</text:p>
          </table:table-cell>
          <table:table-cell office:value-type="float" office:value="-0.44530580190647789" table:formula="of:=[.$M$2]*[.D595]+[.$O$2]*(-[.E595])+[.F595]" table:style-name="ce7">
            <text:p>-0.44531</text:p>
          </table:table-cell>
          <table:table-cell office:value-type="float" office:value="0" table:formula="of:=[.N595]" table:style-name="ce7">
            <text:p>0.00000</text:p>
          </table:table-cell>
          <table:table-cell office:value-type="float" office:value="9.6731343361025679E-2" table:formula="of:=[.$M$2]*[.E595]+[.$O$2]*[.D595]+[.G595]" table:style-name="ce7">
            <text:p>0.0967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4" table:style-name="ce3">
            <text:p>5.94</text:p>
          </table:table-cell>
          <table:table-cell office:value-type="float" office:value="-0.63238963999999998" table:style-name="ce2">
            <text:p>-6.32E-01</text:p>
          </table:table-cell>
          <table:table-cell office:value-type="float" office:value="-1.1037281373501634E-2" table:formula="of:=[.B596]*PI()/180" table:style-name="ce2">
            <text:p>-1.10E-02</text:p>
          </table:table-cell>
          <table:table-cell office:value-type="float" office:value="0.9999390898282926" table:formula="of:=COS([.C596])" table:style-name="ce2">
            <text:p>1.00E+00</text:p>
          </table:table-cell>
          <table:table-cell office:value-type="float" office:value="-1.1037057278357099E-2" table:formula="of:=SIN([.C596])" table:style-name="ce2">
            <text:p>-1.10E-02</text:p>
          </table:table-cell>
          <table:table-cell office:value-type="float" office:value="0" table:formula="of:=-[.$M$1]*[.D596]+[.$M$1]" table:style-name="ce2">
            <text:p>0.00E+00</text:p>
          </table:table-cell>
          <table:table-cell office:value-type="float" office:value="0" table:formula="of:=-[.$M$1]*[.E596]" table:style-name="ce2">
            <text:p>0.00E+00</text:p>
          </table:table-cell>
          <table:table-cell office:value-type="float" office:value="-0.44504638164551413" table:formula="of:=[.$M$2]*[.D596]+[.$O$2]*(-[.E596])+[.F596]" table:style-name="ce7">
            <text:p>-0.44505</text:p>
          </table:table-cell>
          <table:table-cell office:value-type="float" office:value="0" table:formula="of:=[.N596]" table:style-name="ce7">
            <text:p>0.00000</text:p>
          </table:table-cell>
          <table:table-cell office:value-type="float" office:value="9.791796660590632E-2" table:formula="of:=[.$M$2]*[.E596]+[.$O$2]*[.D596]+[.G596]" table:style-name="ce7">
            <text:p>0.097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5" table:style-name="ce3">
            <text:p>5.95</text:p>
          </table:table-cell>
          <table:table-cell office:value-type="float" office:value="-0.78436676999999999" table:style-name="ce2">
            <text:p>-7.84E-01</text:p>
          </table:table-cell>
          <table:table-cell office:value-type="float" office:value="-1.3689782679733082E-2" table:formula="of:=[.B597]*PI()/180" table:style-name="ce2">
            <text:p>-1.37E-02</text:p>
          </table:table-cell>
          <table:table-cell office:value-type="float" office:value="0.99990629638852191" table:formula="of:=COS([.C597])" table:style-name="ce2">
            <text:p>1.00E+00</text:p>
          </table:table-cell>
          <table:table-cell office:value-type="float" office:value="-1.3689355083036068E-2" table:formula="of:=SIN([.C597])" table:style-name="ce2">
            <text:p>-1.37E-02</text:p>
          </table:table-cell>
          <table:table-cell office:value-type="float" office:value="0" table:formula="of:=-[.$M$1]*[.D597]+[.$M$1]" table:style-name="ce2">
            <text:p>0.00E+00</text:p>
          </table:table-cell>
          <table:table-cell office:value-type="float" office:value="0" table:formula="of:=-[.$M$1]*[.E597]" table:style-name="ce2">
            <text:p>0.00E+00</text:p>
          </table:table-cell>
          <table:table-cell office:value-type="float" office:value="-0.44478508879619727" table:formula="of:=[.$M$2]*[.D597]+[.$O$2]*(-[.E597])+[.F597]" table:style-name="ce7">
            <text:p>-0.44479</text:p>
          </table:table-cell>
          <table:table-cell office:value-type="float" office:value="0" table:formula="of:=[.N597]" table:style-name="ce7">
            <text:p>0.00000</text:p>
          </table:table-cell>
          <table:table-cell office:value-type="float" office:value="9.9098106866674932E-2" table:formula="of:=[.$M$2]*[.E597]+[.$O$2]*[.D597]+[.G597]" table:style-name="ce7">
            <text:p>0.0991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6" table:style-name="ce3">
            <text:p>5.96</text:p>
          </table:table-cell>
          <table:table-cell office:value-type="float" office:value="-0.93536153" table:style-name="ce2">
            <text:p>-9.35E-01</text:p>
          </table:table-cell>
          <table:table-cell office:value-type="float" office:value="-1.6325138394991716E-2" table:formula="of:=[.B598]*PI()/180" table:style-name="ce2">
            <text:p>-1.63E-02</text:p>
          </table:table-cell>
          <table:table-cell office:value-type="float" office:value="0.99986674788765162" table:formula="of:=COS([.C598])" table:style-name="ce2">
            <text:p>1.00E+00</text:p>
          </table:table-cell>
          <table:table-cell office:value-type="float" office:value="-1.6324413268824757E-2" table:formula="of:=SIN([.C598])" table:style-name="ce2">
            <text:p>-1.63E-02</text:p>
          </table:table-cell>
          <table:table-cell office:value-type="float" office:value="0" table:formula="of:=-[.$M$1]*[.D598]+[.$M$1]" table:style-name="ce2">
            <text:p>0.00E+00</text:p>
          </table:table-cell>
          <table:table-cell office:value-type="float" office:value="0" table:formula="of:=-[.$M$1]*[.E598]" table:style-name="ce2">
            <text:p>0.00E+00</text:p>
          </table:table-cell>
          <table:table-cell office:value-type="float" office:value="-0.4445223857986807" table:formula="of:=[.$M$2]*[.D598]+[.$O$2]*(-[.E598])+[.F598]" table:style-name="ce7">
            <text:p>-0.44452</text:p>
          </table:table-cell>
          <table:table-cell office:value-type="float" office:value="0" table:formula="of:=[.N598]" table:style-name="ce7">
            <text:p>0.00000</text:p>
          </table:table-cell>
          <table:table-cell office:value-type="float" office:value="0.10026992831277431" table:formula="of:=[.$M$2]*[.E598]+[.$O$2]*[.D598]+[.G598]" table:style-name="ce7">
            <text:p>0.100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7" table:style-name="ce3">
            <text:p>5.97</text:p>
          </table:table-cell>
          <table:table-cell office:value-type="float" office:value="-1.0851371000000001" table:style-name="ce2">
            <text:p>-1.09E+00</text:p>
          </table:table-cell>
          <table:table-cell office:value-type="float" office:value="-1.8939215230542962E-2" table:formula="of:=[.B599]*PI()/180" table:style-name="ce2">
            <text:p>-1.89E-02</text:p>
          </table:table-cell>
          <table:table-cell office:value-type="float" office:value="0.99982065842404877" table:formula="of:=COS([.C599])" table:style-name="ce2">
            <text:p>1.00E+00</text:p>
          </table:table-cell>
          <table:table-cell office:value-type="float" office:value="-1.8938083020770151E-2" table:formula="of:=SIN([.C599])" table:style-name="ce2">
            <text:p>-1.89E-02</text:p>
          </table:table-cell>
          <table:table-cell office:value-type="float" office:value="0" table:formula="of:=-[.$M$1]*[.D599]+[.$M$1]" table:style-name="ce2">
            <text:p>0.00E+00</text:p>
          </table:table-cell>
          <table:table-cell office:value-type="float" office:value="0" table:formula="of:=-[.$M$1]*[.E599]" table:style-name="ce2">
            <text:p>0.00E+00</text:p>
          </table:table-cell>
          <table:table-cell office:value-type="float" office:value="-0.44425875400203652" table:formula="of:=[.$M$2]*[.D599]+[.$O$2]*(-[.E599])+[.F599]" table:style-name="ce7">
            <text:p>-0.44426</text:p>
          </table:table-cell>
          <table:table-cell office:value-type="float" office:value="0" table:formula="of:=[.N599]" table:style-name="ce7">
            <text:p>0.00000</text:p>
          </table:table-cell>
          <table:table-cell office:value-type="float" office:value="0.10143160006900211" table:formula="of:=[.$M$2]*[.E599]+[.$O$2]*[.D599]+[.G599]" table:style-name="ce7">
            <text:p>0.101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8" table:style-name="ce3">
            <text:p>5.98</text:p>
          </table:table-cell>
          <table:table-cell office:value-type="float" office:value="-1.2334565" table:style-name="ce2">
            <text:p>-1.23E+00</text:p>
          </table:table-cell>
          <table:table-cell office:value-type="float" office:value="-2.1527877105125437E-2" table:formula="of:=[.B600]*PI()/180" table:style-name="ce2">
            <text:p>-2.15E-02</text:p>
          </table:table-cell>
          <table:table-cell office:value-type="float" office:value="0.99976828420292807" table:formula="of:=COS([.C600])" table:style-name="ce2">
            <text:p>1.00E+00</text:p>
          </table:table-cell>
          <table:table-cell office:value-type="float" office:value="-2.1526214296370253E-2" table:formula="of:=SIN([.C600])" table:style-name="ce2">
            <text:p>-2.15E-02</text:p>
          </table:table-cell>
          <table:table-cell office:value-type="float" office:value="0" table:formula="of:=-[.$M$1]*[.D600]+[.$M$1]" table:style-name="ce2">
            <text:p>0.00E+00</text:p>
          </table:table-cell>
          <table:table-cell office:value-type="float" office:value="0" table:formula="of:=-[.$M$1]*[.E600]" table:style-name="ce2">
            <text:p>0.00E+00</text:p>
          </table:table-cell>
          <table:table-cell office:value-type="float" office:value="-0.44399469365336375" table:formula="of:=[.$M$2]*[.D600]+[.$O$2]*(-[.E600])+[.F600]" table:style-name="ce7">
            <text:p>-0.44399</text:p>
          </table:table-cell>
          <table:table-cell office:value-type="float" office:value="0" table:formula="of:=[.N600]" table:style-name="ce7">
            <text:p>0.00000</text:p>
          </table:table-cell>
          <table:table-cell office:value-type="float" office:value="0.10258129462848309" table:formula="of:=[.$M$2]*[.E600]+[.$O$2]*[.D600]+[.G600]" table:style-name="ce7">
            <text:p>0.1025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5.99" table:style-name="ce3">
            <text:p>5.99</text:p>
          </table:table-cell>
          <table:table-cell office:value-type="float" office:value="-1.3800829999999999" table:style-name="ce2">
            <text:p>-1.38E+00</text:p>
          </table:table-cell>
          <table:table-cell office:value-type="float" office:value="-2.4086992300800903E-2" table:formula="of:=[.B601]*PI()/180" table:style-name="ce2">
            <text:p>-2.41E-02</text:p>
          </table:table-cell>
          <table:table-cell office:value-type="float" office:value="0.99970992242620194" table:formula="of:=COS([.C601])" table:style-name="ce2">
            <text:p>1.00E+00</text:p>
          </table:table-cell>
          <table:table-cell office:value-type="float" office:value="-2.4084663223662223E-2" table:formula="of:=SIN([.C601])" table:style-name="ce2">
            <text:p>-2.41E-02</text:p>
          </table:table-cell>
          <table:table-cell office:value-type="float" office:value="0" table:formula="of:=-[.$M$1]*[.D601]+[.$M$1]" table:style-name="ce2">
            <text:p>0.00E+00</text:p>
          </table:table-cell>
          <table:table-cell office:value-type="float" office:value="0" table:formula="of:=-[.$M$1]*[.E601]" table:style-name="ce2">
            <text:p>0.00E+00</text:p>
          </table:table-cell>
          <table:table-cell office:value-type="float" office:value="-0.44373072271452807" table:formula="of:=[.$M$2]*[.D601]+[.$O$2]*(-[.E601])+[.F601]" table:style-name="ce7">
            <text:p>-0.44373</text:p>
          </table:table-cell>
          <table:table-cell office:value-type="float" office:value="0" table:formula="of:=[.N601]" table:style-name="ce7">
            <text:p>0.00000</text:p>
          </table:table-cell>
          <table:table-cell office:value-type="float" office:value="0.1037171910497125" table:formula="of:=[.$M$2]*[.E601]+[.$O$2]*[.D601]+[.G601]" table:style-name="ce7">
            <text:p>0.1037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" table:style-name="ce3">
            <text:p>6.00</text:p>
          </table:table-cell>
          <table:table-cell office:value-type="float" office:value="-1.5247796" table:style-name="ce2">
            <text:p>-1.52E+00</text:p>
          </table:table-cell>
          <table:table-cell office:value-type="float" office:value="-2.661242438724213E-2" table:formula="of:=[.B602]*PI()/180" table:style-name="ce2">
            <text:p>-2.66E-02</text:p>
          </table:table-cell>
          <table:table-cell office:value-type="float" office:value="0.99964591033267214" table:formula="of:=COS([.C602])" table:style-name="ce2">
            <text:p>1.00E+00</text:p>
          </table:table-cell>
          <table:table-cell office:value-type="float" office:value="-2.6609283251588695E-2" table:formula="of:=SIN([.C602])" table:style-name="ce2">
            <text:p>-2.66E-02</text:p>
          </table:table-cell>
          <table:table-cell office:value-type="float" office:value="0" table:formula="of:=-[.$M$1]*[.D602]+[.$M$1]" table:style-name="ce2">
            <text:p>0.00E+00</text:p>
          </table:table-cell>
          <table:table-cell office:value-type="float" office:value="0" table:formula="of:=-[.$M$1]*[.E602]" table:style-name="ce2">
            <text:p>0.00E+00</text:p>
          </table:table-cell>
          <table:table-cell office:value-type="float" office:value="-0.4434673772570073" table:formula="of:=[.$M$2]*[.D602]+[.$O$2]*(-[.E602])+[.F602]" table:style-name="ce7">
            <text:p>-0.44347</text:p>
          </table:table-cell>
          <table:table-cell office:value-type="float" office:value="0" table:formula="of:=[.N602]" table:style-name="ce7">
            <text:p>0.00000</text:p>
          </table:table-cell>
          <table:table-cell office:value-type="float" office:value="0.10483747091947222" table:formula="of:=[.$M$2]*[.E602]+[.$O$2]*[.D602]+[.G602]" table:style-name="ce7">
            <text:p>0.1048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1" table:style-name="ce3">
            <text:p>6.01</text:p>
          </table:table-cell>
          <table:table-cell office:value-type="float" office:value="-1.6673096000000001" table:style-name="ce2">
            <text:p>-1.67E+00</text:p>
          </table:table-cell>
          <table:table-cell office:value-type="float" office:value="-2.9100042170109648E-2" table:formula="of:=[.B603]*PI()/180" table:style-name="ce2">
            <text:p>-2.91E-02</text:p>
          </table:table-cell>
          <table:table-cell office:value-type="float" office:value="0.99957662365081112" table:formula="of:=COS([.C603])" table:style-name="ce2">
            <text:p>1.00E+00</text:p>
          </table:table-cell>
          <table:table-cell office:value-type="float" office:value="-2.9095935297645981E-2" table:formula="of:=SIN([.C603])" table:style-name="ce2">
            <text:p>-2.91E-02</text:p>
          </table:table-cell>
          <table:table-cell office:value-type="float" office:value="0" table:formula="of:=-[.$M$1]*[.D603]+[.$M$1]" table:style-name="ce2">
            <text:p>0.00E+00</text:p>
          </table:table-cell>
          <table:table-cell office:value-type="float" office:value="0" table:formula="of:=-[.$M$1]*[.E603]" table:style-name="ce2">
            <text:p>0.00E+00</text:p>
          </table:table-cell>
          <table:table-cell office:value-type="float" office:value="-0.44320520982794576" table:formula="of:=[.$M$2]*[.D603]+[.$O$2]*(-[.E603])+[.F603]" table:style-name="ce7">
            <text:p>-0.44321</text:p>
          </table:table-cell>
          <table:table-cell office:value-type="float" office:value="0" table:formula="of:=[.N603]" table:style-name="ce7">
            <text:p>0.00000</text:p>
          </table:table-cell>
          <table:table-cell office:value-type="float" office:value="0.10594032273580531" table:formula="of:=[.$M$2]*[.E603]+[.$O$2]*[.D603]+[.G603]" table:style-name="ce7">
            <text:p>0.1059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2" table:style-name="ce3">
            <text:p>6.02</text:p>
          </table:table-cell>
          <table:table-cell office:value-type="float" office:value="-1.8074361000000001" table:style-name="ce2">
            <text:p>-1.81E+00</text:p>
          </table:table-cell>
          <table:table-cell office:value-type="float" office:value="-3.1545710964405484E-2" table:formula="of:=[.B604]*PI()/180" table:style-name="ce2">
            <text:p>-3.15E-02</text:p>
          </table:table-cell>
          <table:table-cell office:value-type="float" office:value="0.99950247532048386" table:formula="of:=COS([.C604])" table:style-name="ce2">
            <text:p>1.00E+00</text:p>
          </table:table-cell>
          <table:table-cell office:value-type="float" office:value="-3.1540479200949358E-2" table:formula="of:=SIN([.C604])" table:style-name="ce2">
            <text:p>-3.15E-02</text:p>
          </table:table-cell>
          <table:table-cell office:value-type="float" office:value="0" table:formula="of:=-[.$M$1]*[.D604]+[.$M$1]" table:style-name="ce2">
            <text:p>0.00E+00</text:p>
          </table:table-cell>
          <table:table-cell office:value-type="float" office:value="0" table:formula="of:=-[.$M$1]*[.E604]" table:style-name="ce2">
            <text:p>0.00E+00</text:p>
          </table:table-cell>
          <table:table-cell office:value-type="float" office:value="-0.44294478967477957" table:formula="of:=[.$M$2]*[.D604]+[.$O$2]*(-[.E604])+[.F604]" table:style-name="ce7">
            <text:p>-0.44294</text:p>
          </table:table-cell>
          <table:table-cell office:value-type="float" office:value="0" table:formula="of:=[.N604]" table:style-name="ce7">
            <text:p>0.00000</text:p>
          </table:table-cell>
          <table:table-cell office:value-type="float" office:value="0.10702393797634852" table:formula="of:=[.$M$2]*[.E604]+[.$O$2]*[.D604]+[.G604]" table:style-name="ce7">
            <text:p>0.107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3" table:style-name="ce3">
            <text:p>6.03</text:p>
          </table:table-cell>
          <table:table-cell office:value-type="float" office:value="-1.9449221000000001" table:style-name="ce2">
            <text:p>-1.94E+00</text:p>
          </table:table-cell>
          <table:table-cell office:value-type="float" office:value="-3.3945294339802409E-2" table:formula="of:=[.B605]*PI()/180" table:style-name="ce2">
            <text:p>-3.39E-02</text:p>
          </table:table-cell>
          <table:table-cell office:value-type="float" office:value="0.99942391381713924" table:formula="of:=COS([.C605])" table:style-name="ce2">
            <text:p>9.99E-01</text:p>
          </table:table-cell>
          <table:table-cell office:value-type="float" office:value="-3.3938775617740537E-2" table:formula="of:=SIN([.C605])" table:style-name="ce2">
            <text:p>-3.39E-02</text:p>
          </table:table-cell>
          <table:table-cell office:value-type="float" office:value="0" table:formula="of:=-[.$M$1]*[.D605]+[.$M$1]" table:style-name="ce2">
            <text:p>0.00E+00</text:p>
          </table:table-cell>
          <table:table-cell office:value-type="float" office:value="0" table:formula="of:=-[.$M$1]*[.E605]" table:style-name="ce2">
            <text:p>0.00E+00</text:p>
          </table:table-cell>
          <table:table-cell office:value-type="float" office:value="-0.44268670182137593" table:formula="of:=[.$M$2]*[.D605]+[.$O$2]*(-[.E605])+[.F605]" table:style-name="ce7">
            <text:p>-0.44269</text:p>
          </table:table-cell>
          <table:table-cell office:value-type="float" office:value="0" table:formula="of:=[.N605]" table:style-name="ce7">
            <text:p>0.00000</text:p>
          </table:table-cell>
          <table:table-cell office:value-type="float" office:value="0.108086511788068" table:formula="of:=[.$M$2]*[.E605]+[.$O$2]*[.D605]+[.G605]" table:style-name="ce7">
            <text:p>0.108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4" table:style-name="ce3">
            <text:p>6.04</text:p>
          </table:table-cell>
          <table:table-cell office:value-type="float" office:value="-2.0795308000000001" table:style-name="ce2">
            <text:p>-2.08E+00</text:p>
          </table:table-cell>
          <table:table-cell office:value-type="float" office:value="-3.6294659356631696E-2" table:formula="of:=[.B606]*PI()/180" table:style-name="ce2">
            <text:p>-3.63E-02</text:p>
          </table:table-cell>
          <table:table-cell office:value-type="float" office:value="0.99934142115147429" table:formula="of:=COS([.C606])" table:style-name="ce2">
            <text:p>9.99E-01</text:p>
          </table:table-cell>
          <table:table-cell office:value-type="float" office:value="-3.6286691375100343E-2" table:formula="of:=SIN([.C606])" table:style-name="ce2">
            <text:p>-3.63E-02</text:p>
          </table:table-cell>
          <table:table-cell office:value-type="float" office:value="0" table:formula="of:=-[.$M$1]*[.D606]+[.$M$1]" table:style-name="ce2">
            <text:p>0.00E+00</text:p>
          </table:table-cell>
          <table:table-cell office:value-type="float" office:value="0" table:formula="of:=-[.$M$1]*[.E606]" table:style-name="ce2">
            <text:p>0.00E+00</text:p>
          </table:table-cell>
          <table:table-cell office:value-type="float" office:value="-0.44243154567778831" table:formula="of:=[.$M$2]*[.D606]+[.$O$2]*(-[.E606])+[.F606]" table:style-name="ce7">
            <text:p>-0.44243</text:p>
          </table:table-cell>
          <table:table-cell office:value-type="float" office:value="0" table:formula="of:=[.N606]" table:style-name="ce7">
            <text:p>0.00000</text:p>
          </table:table-cell>
          <table:table-cell office:value-type="float" office:value="0.10912624518951937" table:formula="of:=[.$M$2]*[.E606]+[.$O$2]*[.D606]+[.G606]" table:style-name="ce7">
            <text:p>0.109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5" table:style-name="ce3">
            <text:p>6.05</text:p>
          </table:table-cell>
          <table:table-cell office:value-type="float" office:value="-2.2110254999999999" table:style-name="ce2">
            <text:p>-2.21E+00</text:p>
          </table:table-cell>
          <table:table-cell office:value-type="float" office:value="-3.8589674820553879E-2" table:formula="of:=[.B607]*PI()/180" table:style-name="ce2">
            <text:p>-3.86E-02</text:p>
          </table:table-cell>
          <table:table-cell office:value-type="float" office:value="0.99925551089430409" table:formula="of:=COS([.C607])" table:style-name="ce2">
            <text:p>9.99E-01</text:p>
          </table:table-cell>
          <table:table-cell office:value-type="float" office:value="-3.8580097814329334E-2" table:formula="of:=SIN([.C607])" table:style-name="ce2">
            <text:p>-3.86E-02</text:p>
          </table:table-cell>
          <table:table-cell office:value-type="float" office:value="0" table:formula="of:=-[.$M$1]*[.D607]+[.$M$1]" table:style-name="ce2">
            <text:p>0.00E+00</text:p>
          </table:table-cell>
          <table:table-cell office:value-type="float" office:value="0" table:formula="of:=-[.$M$1]*[.E607]" table:style-name="ce2">
            <text:p>0.00E+00</text:p>
          </table:table-cell>
          <table:table-cell office:value-type="float" office:value="-0.44217993431321645" table:formula="of:=[.$M$2]*[.D607]+[.$O$2]*(-[.E607])+[.F607]" table:style-name="ce7">
            <text:p>-0.44218</text:p>
          </table:table-cell>
          <table:table-cell office:value-type="float" office:value="0" table:formula="of:=[.N607]" table:style-name="ce7">
            <text:p>0.00000</text:p>
          </table:table-cell>
          <table:table-cell office:value-type="float" office:value="0.1101413441481426" table:formula="of:=[.$M$2]*[.E607]+[.$O$2]*[.D607]+[.G607]" table:style-name="ce7">
            <text:p>0.1101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6" table:style-name="ce3">
            <text:p>6.06</text:p>
          </table:table-cell>
          <table:table-cell office:value-type="float" office:value="-2.3391731999999998" table:style-name="ce2">
            <text:p>-2.34E+00</text:p>
          </table:table-cell>
          <table:table-cell office:value-type="float" office:value="-4.0826274114411823E-2" table:formula="of:=[.B608]*PI()/180" table:style-name="ce2">
            <text:p>-4.08E-02</text:p>
          </table:table-cell>
          <table:table-cell office:value-type="float" office:value="0.99916672342166524" table:formula="of:=COS([.C608])" table:style-name="ce2">
            <text:p>9.99E-01</text:p>
          </table:table-cell>
          <table:table-cell office:value-type="float" office:value="-4.0814933625004129E-2" table:formula="of:=SIN([.C608])" table:style-name="ce2">
            <text:p>-4.08E-02</text:p>
          </table:table-cell>
          <table:table-cell office:value-type="float" office:value="0" table:formula="of:=-[.$M$1]*[.D608]+[.$M$1]" table:style-name="ce2">
            <text:p>0.00E+00</text:p>
          </table:table-cell>
          <table:table-cell office:value-type="float" office:value="0" table:formula="of:=-[.$M$1]*[.E608]" table:style-name="ce2">
            <text:p>0.00E+00</text:p>
          </table:table-cell>
          <table:table-cell office:value-type="float" office:value="-0.44193248649127947" table:formula="of:=[.$M$2]*[.D608]+[.$O$2]*(-[.E608])+[.F608]" table:style-name="ce7">
            <text:p>-0.44193</text:p>
          </table:table-cell>
          <table:table-cell office:value-type="float" office:value="0" table:formula="of:=[.N608]" table:style-name="ce7">
            <text:p>0.00000</text:p>
          </table:table-cell>
          <table:table-cell office:value-type="float" office:value="0.11113004716832921" table:formula="of:=[.$M$2]*[.E608]+[.$O$2]*[.D608]+[.G608]" table:style-name="ce7">
            <text:p>0.111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7" table:style-name="ce3">
            <text:p>6.07</text:p>
          </table:table-cell>
          <table:table-cell office:value-type="float" office:value="-2.4637964999999999" table:style-name="ce2">
            <text:p>-2.46E+00</text:p>
          </table:table-cell>
          <table:table-cell office:value-type="float" office:value="-4.3001361024112471E-2" table:formula="of:=[.B609]*PI()/180" table:style-name="ce2">
            <text:p>-4.30E-02</text:p>
          </table:table-cell>
          <table:table-cell office:value-type="float" office:value="0.9990755839343336" table:formula="of:=COS([.C609])" table:style-name="ce2">
            <text:p>9.99E-01</text:p>
          </table:table-cell>
          <table:table-cell office:value-type="float" office:value="-4.2988109824349488E-2" table:formula="of:=SIN([.C609])" table:style-name="ce2">
            <text:p>-4.30E-02</text:p>
          </table:table-cell>
          <table:table-cell office:value-type="float" office:value="0" table:formula="of:=-[.$M$1]*[.D609]+[.$M$1]" table:style-name="ce2">
            <text:p>0.00E+00</text:p>
          </table:table-cell>
          <table:table-cell office:value-type="float" office:value="0" table:formula="of:=-[.$M$1]*[.E609]" table:style-name="ce2">
            <text:p>0.00E+00</text:p>
          </table:table-cell>
          <table:table-cell office:value-type="float" office:value="-0.44168972377944171" table:formula="of:=[.$M$2]*[.D609]+[.$O$2]*(-[.E609])+[.F609]" table:style-name="ce7">
            <text:p>-0.44169</text:p>
          </table:table-cell>
          <table:table-cell office:value-type="float" office:value="0" table:formula="of:=[.N609]" table:style-name="ce7">
            <text:p>0.00000</text:p>
          </table:table-cell>
          <table:table-cell office:value-type="float" office:value="0.11209102509853533" table:formula="of:=[.$M$2]*[.E609]+[.$O$2]*[.D609]+[.G609]" table:style-name="ce7">
            <text:p>0.112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8" table:style-name="ce3">
            <text:p>6.08</text:p>
          </table:table-cell>
          <table:table-cell office:value-type="float" office:value="-2.5847579999999999" table:style-name="ce2">
            <text:p>-2.58E+00</text:p>
          </table:table-cell>
          <table:table-cell office:value-type="float" office:value="-4.5112537467263583E-2" table:formula="of:=[.B610]*PI()/180" table:style-name="ce2">
            <text:p>-4.51E-02</text:p>
          </table:table-cell>
          <table:table-cell office:value-type="float" office:value="0.99898260204488565" table:formula="of:=COS([.C610])" table:style-name="ce2">
            <text:p>9.99E-01</text:p>
          </table:table-cell>
          <table:table-cell office:value-type="float" office:value="-4.5097237294868524E-2" table:formula="of:=SIN([.C610])" table:style-name="ce2">
            <text:p>-4.51E-02</text:p>
          </table:table-cell>
          <table:table-cell office:value-type="float" office:value="0" table:formula="of:=-[.$M$1]*[.D610]+[.$M$1]" table:style-name="ce2">
            <text:p>0.00E+00</text:p>
          </table:table-cell>
          <table:table-cell office:value-type="float" office:value="0" table:formula="of:=-[.$M$1]*[.E610]" table:style-name="ce2">
            <text:p>0.00E+00</text:p>
          </table:table-cell>
          <table:table-cell office:value-type="float" office:value="-0.44145209570380073" table:formula="of:=[.$M$2]*[.D610]+[.$O$2]*(-[.E610])+[.F610]" table:style-name="ce7">
            <text:p>-0.44145</text:p>
          </table:table-cell>
          <table:table-cell office:value-type="float" office:value="0" table:formula="of:=[.N610]" table:style-name="ce7">
            <text:p>0.00000</text:p>
          </table:table-cell>
          <table:table-cell office:value-type="float" office:value="0.11302325954741521" table:formula="of:=[.$M$2]*[.E610]+[.$O$2]*[.D610]+[.G610]" table:style-name="ce7">
            <text:p>0.113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09" table:style-name="ce3">
            <text:p>6.09</text:p>
          </table:table-cell>
          <table:table-cell office:value-type="float" office:value="-2.7019207999999999" table:style-name="ce2">
            <text:p>-2.70E+00</text:p>
          </table:table-cell>
          <table:table-cell office:value-type="float" office:value="-4.7157414088119201E-2" table:formula="of:=[.B611]*PI()/180" table:style-name="ce2">
            <text:p>-4.72E-02</text:p>
          </table:table-cell>
          <table:table-cell office:value-type="float" office:value="0.99888829519061062" table:formula="of:=COS([.C611])" table:style-name="ce2">
            <text:p>9.99E-01</text:p>
          </table:table-cell>
          <table:table-cell office:value-type="float" office:value="-4.7139937751290398E-2" table:formula="of:=SIN([.C611])" table:style-name="ce2">
            <text:p>-4.71E-02</text:p>
          </table:table-cell>
          <table:table-cell office:value-type="float" office:value="0" table:formula="of:=-[.$M$1]*[.D611]+[.$M$1]" table:style-name="ce2">
            <text:p>0.00E+00</text:p>
          </table:table-cell>
          <table:table-cell office:value-type="float" office:value="0" table:formula="of:=-[.$M$1]*[.E611]" table:style-name="ce2">
            <text:p>0.00E+00</text:p>
          </table:table-cell>
          <table:table-cell office:value-type="float" office:value="-0.4412200542736614" table:formula="of:=[.$M$2]*[.D611]+[.$O$2]*(-[.E611])+[.F611]" table:style-name="ce7">
            <text:p>-0.44122</text:p>
          </table:table-cell>
          <table:table-cell office:value-type="float" office:value="0" table:formula="of:=[.N611]" table:style-name="ce7">
            <text:p>0.00000</text:p>
          </table:table-cell>
          <table:table-cell office:value-type="float" office:value="0.11392573768357744" table:formula="of:=[.$M$2]*[.E611]+[.$O$2]*[.D611]+[.G611]" table:style-name="ce7">
            <text:p>0.113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" table:style-name="ce3">
            <text:p>6.10</text:p>
          </table:table-cell>
          <table:table-cell office:value-type="float" office:value="-2.8151484999999998" table:style-name="ce2">
            <text:p>-2.82E+00</text:p>
          </table:table-cell>
          <table:table-cell office:value-type="float" office:value="-4.9133610257579577E-2" table:formula="of:=[.B612]*PI()/180" table:style-name="ce2">
            <text:p>-4.91E-02</text:p>
          </table:table-cell>
          <table:table-cell office:value-type="float" office:value="0.9987931869826171" table:formula="of:=COS([.C612])" table:style-name="ce2">
            <text:p>9.99E-01</text:p>
          </table:table-cell>
          <table:table-cell office:value-type="float" office:value="-4.9113843640126428E-2" table:formula="of:=SIN([.C612])" table:style-name="ce2">
            <text:p>-4.91E-02</text:p>
          </table:table-cell>
          <table:table-cell office:value-type="float" office:value="0" table:formula="of:=-[.$M$1]*[.D612]+[.$M$1]" table:style-name="ce2">
            <text:p>0.00E+00</text:p>
          </table:table-cell>
          <table:table-cell office:value-type="float" office:value="0" table:formula="of:=-[.$M$1]*[.E612]" table:style-name="ce2">
            <text:p>0.00E+00</text:p>
          </table:table-cell>
          <table:table-cell office:value-type="float" office:value="-0.44099405325441371" table:formula="of:=[.$M$2]*[.D612]+[.$O$2]*(-[.E612])+[.F612]" table:style-name="ce7">
            <text:p>-0.44099</text:p>
          </table:table-cell>
          <table:table-cell office:value-type="float" office:value="0" table:formula="of:=[.N612]" table:style-name="ce7">
            <text:p>0.00000</text:p>
          </table:table-cell>
          <table:table-cell office:value-type="float" office:value="0.11479745203724379" table:formula="of:=[.$M$2]*[.E612]+[.$O$2]*[.D612]+[.G612]" table:style-name="ce7">
            <text:p>0.1148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1" table:style-name="ce3">
            <text:p>6.11</text:p>
          </table:table-cell>
          <table:table-cell office:value-type="float" office:value="-2.9243041999999999" table:style-name="ce2">
            <text:p>-2.92E+00</text:p>
          </table:table-cell>
          <table:table-cell office:value-type="float" office:value="-5.1038736619898759E-2" table:formula="of:=[.B613]*PI()/180" table:style-name="ce2">
            <text:p>-5.10E-02</text:p>
          </table:table-cell>
          <table:table-cell office:value-type="float" office:value="0.99869780639833239" table:formula="of:=COS([.C613])" table:style-name="ce2">
            <text:p>9.99E-01</text:p>
          </table:table-cell>
          <table:table-cell office:value-type="float" office:value="-5.1016580590618719E-2" table:formula="of:=SIN([.C613])" table:style-name="ce2">
            <text:p>-5.10E-02</text:p>
          </table:table-cell>
          <table:table-cell office:value-type="float" office:value="0" table:formula="of:=-[.$M$1]*[.D613]+[.$M$1]" table:style-name="ce2">
            <text:p>0.00E+00</text:p>
          </table:table-cell>
          <table:table-cell office:value-type="float" office:value="0" table:formula="of:=-[.$M$1]*[.E613]" table:style-name="ce2">
            <text:p>0.00E+00</text:p>
          </table:table-cell>
          <table:table-cell office:value-type="float" office:value="-0.44077454943936856" table:formula="of:=[.$M$2]*[.D613]+[.$O$2]*(-[.E613])+[.F613]" table:style-name="ce7">
            <text:p>-0.44077</text:p>
          </table:table-cell>
          <table:table-cell office:value-type="float" office:value="0" table:formula="of:=[.N613]" table:style-name="ce7">
            <text:p>0.00000</text:p>
          </table:table-cell>
          <table:table-cell office:value-type="float" office:value="0.11563739259651992" table:formula="of:=[.$M$2]*[.E613]+[.$O$2]*[.D613]+[.G613]" table:style-name="ce7">
            <text:p>0.1156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2" table:style-name="ce3">
            <text:p>6.12</text:p>
          </table:table-cell>
          <table:table-cell office:value-type="float" office:value="-3.0292512999999999" table:style-name="ce2">
            <text:p>-3.03E+00</text:p>
          </table:table-cell>
          <table:table-cell office:value-type="float" office:value="-5.28704090553185E-2" table:formula="of:=[.B614]*PI()/180" table:style-name="ce2">
            <text:p>-5.29E-02</text:p>
          </table:table-cell>
          <table:table-cell office:value-type="float" office:value="0.99860268545912556" table:formula="of:=COS([.C614])" table:style-name="ce2">
            <text:p>9.99E-01</text:p>
          </table:table-cell>
          <table:table-cell office:value-type="float" office:value="-5.2845781230129202E-2" table:formula="of:=SIN([.C614])" table:style-name="ce2">
            <text:p>-5.28E-02</text:p>
          </table:table-cell>
          <table:table-cell office:value-type="float" office:value="0" table:formula="of:=-[.$M$1]*[.D614]+[.$M$1]" table:style-name="ce2">
            <text:p>0.00E+00</text:p>
          </table:table-cell>
          <table:table-cell office:value-type="float" office:value="0" table:formula="of:=-[.$M$1]*[.E614]" table:style-name="ce2">
            <text:p>0.00E+00</text:p>
          </table:table-cell>
          <table:table-cell office:value-type="float" office:value="-0.44056200032891391" table:formula="of:=[.$M$2]*[.D614]+[.$O$2]*(-[.E614])+[.F614]" table:style-name="ce7">
            <text:p>-0.44056</text:p>
          </table:table-cell>
          <table:table-cell office:value-type="float" office:value="0" table:formula="of:=[.N614]" table:style-name="ce7">
            <text:p>0.00000</text:p>
          </table:table-cell>
          <table:table-cell office:value-type="float" office:value="0.11644455275445931" table:formula="of:=[.$M$2]*[.E614]+[.$O$2]*[.D614]+[.G614]" table:style-name="ce7">
            <text:p>0.1164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3" table:style-name="ce3">
            <text:p>6.13</text:p>
          </table:table-cell>
          <table:table-cell office:value-type="float" office:value="-3.1298531999999999" table:style-name="ce2">
            <text:p>-3.13E+00</text:p>
          </table:table-cell>
          <table:table-cell office:value-type="float" office:value="-5.462624344408059E-2" table:formula="of:=[.B615]*PI()/180" table:style-name="ce2">
            <text:p>-5.46E-02</text:p>
          </table:table-cell>
          <table:table-cell office:value-type="float" office:value="0.99850835774394142" table:formula="of:=COS([.C615])" table:style-name="ce2">
            <text:p>9.99E-01</text:p>
          </table:table-cell>
          <table:table-cell office:value-type="float" office:value="-5.4599079804490427E-2" table:formula="of:=SIN([.C615])" table:style-name="ce2">
            <text:p>-5.46E-02</text:p>
          </table:table-cell>
          <table:table-cell office:value-type="float" office:value="0" table:formula="of:=-[.$M$1]*[.D615]+[.$M$1]" table:style-name="ce2">
            <text:p>0.00E+00</text:p>
          </table:table-cell>
          <table:table-cell office:value-type="float" office:value="0" table:formula="of:=-[.$M$1]*[.E615]" table:style-name="ce2">
            <text:p>0.00E+00</text:p>
          </table:table-cell>
          <table:table-cell office:value-type="float" office:value="-0.4403568639677547" table:formula="of:=[.$M$2]*[.D615]+[.$O$2]*(-[.E615])+[.F615]" table:style-name="ce7">
            <text:p>-0.44036</text:p>
          </table:table-cell>
          <table:table-cell office:value-type="float" office:value="0" table:formula="of:=[.N615]" table:style-name="ce7">
            <text:p>0.00000</text:p>
          </table:table-cell>
          <table:table-cell office:value-type="float" office:value="0.11721792677096973" table:formula="of:=[.$M$2]*[.E615]+[.$O$2]*[.D615]+[.G615]" table:style-name="ce7">
            <text:p>0.117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4" table:style-name="ce3">
            <text:p>6.14</text:p>
          </table:table-cell>
          <table:table-cell office:value-type="float" office:value="-3.2259731" table:style-name="ce2">
            <text:p>-3.23E+00</text:p>
          </table:table-cell>
          <table:table-cell office:value-type="float" office:value="-5.630385217576829E-2" table:formula="of:=[.B616]*PI()/180" table:style-name="ce2">
            <text:p>-5.63E-02</text:p>
          </table:table-cell>
          <table:table-cell office:value-type="float" office:value="0.99841535680770199" table:formula="of:=COS([.C616])" table:style-name="ce2">
            <text:p>9.98E-01</text:p>
          </table:table-cell>
          <table:table-cell office:value-type="float" office:value="-5.6274108527359513E-2" table:formula="of:=SIN([.C616])" table:style-name="ce2">
            <text:p>-5.63E-02</text:p>
          </table:table-cell>
          <table:table-cell office:value-type="float" office:value="0" table:formula="of:=-[.$M$1]*[.D616]+[.$M$1]" table:style-name="ce2">
            <text:p>0.00E+00</text:p>
          </table:table-cell>
          <table:table-cell office:value-type="float" office:value="0" table:formula="of:=-[.$M$1]*[.E616]" table:style-name="ce2">
            <text:p>0.00E+00</text:p>
          </table:table-cell>
          <table:table-cell office:value-type="float" office:value="-0.44015959857887144" table:formula="of:=[.$M$2]*[.D616]+[.$O$2]*(-[.E616])+[.F616]" table:style-name="ce7">
            <text:p>-0.44016</text:p>
          </table:table-cell>
          <table:table-cell office:value-type="float" office:value="0" table:formula="of:=[.N616]" table:style-name="ce7">
            <text:p>0.00000</text:p>
          </table:table-cell>
          <table:table-cell office:value-type="float" office:value="0.11795650799717136" table:formula="of:=[.$M$2]*[.E616]+[.$O$2]*[.D616]+[.G616]" table:style-name="ce7">
            <text:p>0.1179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5" table:style-name="ce3">
            <text:p>6.15</text:p>
          </table:table-cell>
          <table:table-cell office:value-type="float" office:value="-3.3174744999999999" table:style-name="ce2">
            <text:p>-3.32E+00</text:p>
          </table:table-cell>
          <table:table-cell office:value-type="float" office:value="-5.7900852875952619E-2" table:formula="of:=[.B617]*PI()/180" table:style-name="ce2">
            <text:p>-5.79E-02</text:p>
          </table:table-cell>
          <table:table-cell office:value-type="float" office:value="0.99832421387058068" table:formula="of:=COS([.C617])" table:style-name="ce2">
            <text:p>9.98E-01</text:p>
          </table:table-cell>
          <table:table-cell office:value-type="float" office:value="-5.7868506112453144E-2" table:formula="of:=SIN([.C617])" table:style-name="ce2">
            <text:p>-5.79E-02</text:p>
          </table:table-cell>
          <table:table-cell office:value-type="float" office:value="0" table:formula="of:=-[.$M$1]*[.D617]+[.$M$1]" table:style-name="ce2">
            <text:p>0.00E+00</text:p>
          </table:table-cell>
          <table:table-cell office:value-type="float" office:value="0" table:formula="of:=-[.$M$1]*[.E617]" table:style-name="ce2">
            <text:p>0.00E+00</text:p>
          </table:table-cell>
          <table:table-cell office:value-type="float" office:value="-0.43997066073920787" table:formula="of:=[.$M$2]*[.D617]+[.$O$2]*(-[.E617])+[.F617]" table:style-name="ce7">
            <text:p>-0.43997</text:p>
          </table:table-cell>
          <table:table-cell office:value-type="float" office:value="0" table:formula="of:=[.N617]" table:style-name="ce7">
            <text:p>0.00000</text:p>
          </table:table-cell>
          <table:table-cell office:value-type="float" office:value="0.11865929246672935" table:formula="of:=[.$M$2]*[.E617]+[.$O$2]*[.D617]+[.G617]" table:style-name="ce7">
            <text:p>0.118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6" table:style-name="ce3">
            <text:p>6.16</text:p>
          </table:table-cell>
          <table:table-cell office:value-type="float" office:value="-3.4042205999999999" table:style-name="ce2">
            <text:p>-3.40E+00</text:p>
          </table:table-cell>
          <table:table-cell office:value-type="float" office:value="-5.9414857934216879E-2" table:formula="of:=[.B618]*PI()/180" table:style-name="ce2">
            <text:p>-5.94E-02</text:p>
          </table:table-cell>
          <table:table-cell office:value-type="float" office:value="0.99823545650827183" table:formula="of:=COS([.C618])" table:style-name="ce2">
            <text:p>9.98E-01</text:p>
          </table:table-cell>
          <table:table-cell office:value-type="float" office:value="-5.9379907121197367E-2" table:formula="of:=SIN([.C618])" table:style-name="ce2">
            <text:p>-5.94E-02</text:p>
          </table:table-cell>
          <table:table-cell office:value-type="float" office:value="0" table:formula="of:=-[.$M$1]*[.D618]+[.$M$1]" table:style-name="ce2">
            <text:p>0.00E+00</text:p>
          </table:table-cell>
          <table:table-cell office:value-type="float" office:value="0" table:formula="of:=-[.$M$1]*[.E618]" table:style-name="ce2">
            <text:p>0.00E+00</text:p>
          </table:table-cell>
          <table:table-cell office:value-type="float" office:value="-0.43979050578606871" table:formula="of:=[.$M$2]*[.D618]+[.$O$2]*(-[.E618])+[.F618]" table:style-name="ce7">
            <text:p>-0.43979</text:p>
          </table:table-cell>
          <table:table-cell office:value-type="float" office:value="0" table:formula="of:=[.N618]" table:style-name="ce7">
            <text:p>0.00000</text:p>
          </table:table-cell>
          <table:table-cell office:value-type="float" office:value="0.11932527402203542" table:formula="of:=[.$M$2]*[.E618]+[.$O$2]*[.D618]+[.G618]" table:style-name="ce7">
            <text:p>0.1193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7" table:style-name="ce3">
            <text:p>6.17</text:p>
          </table:table-cell>
          <table:table-cell office:value-type="float" office:value="-3.4860747000000001" table:style-name="ce2">
            <text:p>-3.49E+00</text:p>
          </table:table-cell>
          <table:table-cell office:value-type="float" office:value="-6.0843481485473569E-2" table:formula="of:=[.B619]*PI()/180" table:style-name="ce2">
            <text:p>-6.08E-02</text:p>
          </table:table-cell>
          <table:table-cell office:value-type="float" office:value="0.99814960632157712" table:formula="of:=COS([.C619])" table:style-name="ce2">
            <text:p>9.98E-01</text:p>
          </table:table-cell>
          <table:table-cell office:value-type="float" office:value="-6.0805948722807049E-2" table:formula="of:=SIN([.C619])" table:style-name="ce2">
            <text:p>-6.08E-02</text:p>
          </table:table-cell>
          <table:table-cell office:value-type="float" office:value="0" table:formula="of:=-[.$M$1]*[.D619]+[.$M$1]" table:style-name="ce2">
            <text:p>0.00E+00</text:p>
          </table:table-cell>
          <table:table-cell office:value-type="float" office:value="0" table:formula="of:=-[.$M$1]*[.E619]" table:style-name="ce2">
            <text:p>0.00E+00</text:p>
          </table:table-cell>
          <table:table-cell office:value-type="float" office:value="-0.43961958614883451" table:formula="of:=[.$M$2]*[.D619]+[.$O$2]*(-[.E619])+[.F619]" table:style-name="ce7">
            <text:p>-0.43962</text:p>
          </table:table-cell>
          <table:table-cell office:value-type="float" office:value="0" table:formula="of:=[.N619]" table:style-name="ce7">
            <text:p>0.00000</text:p>
          </table:table-cell>
          <table:table-cell office:value-type="float" office:value="0.1199534471131509" table:formula="of:=[.$M$2]*[.E619]+[.$O$2]*[.D619]+[.G619]" table:style-name="ce7">
            <text:p>0.1199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8" table:style-name="ce3">
            <text:p>6.18</text:p>
          </table:table-cell>
          <table:table-cell office:value-type="float" office:value="-3.5629002999999999" table:style-name="ce2">
            <text:p>-3.56E+00</text:p>
          </table:table-cell>
          <table:table-cell office:value-type="float" office:value="-6.2184341155293713E-2" table:formula="of:=[.B620]*PI()/180" table:style-name="ce2">
            <text:p>-6.22E-02</text:p>
          </table:table-cell>
          <table:table-cell office:value-type="float" office:value="0.9980671768129038" table:formula="of:=COS([.C620])" table:style-name="ce2">
            <text:p>9.98E-01</text:p>
          </table:table-cell>
          <table:table-cell office:value-type="float" office:value="-6.2144272211683456E-2" table:formula="of:=SIN([.C620])" table:style-name="ce2">
            <text:p>-6.21E-02</text:p>
          </table:table-cell>
          <table:table-cell office:value-type="float" office:value="0" table:formula="of:=-[.$M$1]*[.D620]+[.$M$1]" table:style-name="ce2">
            <text:p>0.00E+00</text:p>
          </table:table-cell>
          <table:table-cell office:value-type="float" office:value="0" table:formula="of:=-[.$M$1]*[.E620]" table:style-name="ce2">
            <text:p>0.00E+00</text:p>
          </table:table-cell>
          <table:table-cell office:value-type="float" office:value="-0.43945835026054986" table:formula="of:=[.$M$2]*[.D620]+[.$O$2]*(-[.E620])+[.F620]" table:style-name="ce7">
            <text:p>-0.43946</text:p>
          </table:table-cell>
          <table:table-cell office:value-type="float" office:value="0" table:formula="of:=[.N620]" table:style-name="ce7">
            <text:p>0.00000</text:p>
          </table:table-cell>
          <table:table-cell office:value-type="float" office:value="0.12054280727723204" table:formula="of:=[.$M$2]*[.E620]+[.$O$2]*[.D620]+[.G620]" table:style-name="ce7">
            <text:p>0.120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19" table:style-name="ce3">
            <text:p>6.19</text:p>
          </table:table-cell>
          <table:table-cell office:value-type="float" office:value="-3.6345605999999999" table:style-name="ce2">
            <text:p>-3.63E+00</text:p>
          </table:table-cell>
          <table:table-cell office:value-type="float" office:value="-6.3435049333260607E-2" table:formula="of:=[.B621]*PI()/180" table:style-name="ce2">
            <text:p>-6.34E-02</text:p>
          </table:table-cell>
          <table:table-cell office:value-type="float" office:value="0.99798867186005658" table:formula="of:=COS([.C621])" table:style-name="ce2">
            <text:p>9.98E-01</text:p>
          </table:table-cell>
          <table:table-cell office:value-type="float" office:value="-6.3392514061206121E-2" table:formula="of:=SIN([.C621])" table:style-name="ce2">
            <text:p>-6.34E-02</text:p>
          </table:table-cell>
          <table:table-cell office:value-type="float" office:value="0" table:formula="of:=-[.$M$1]*[.D621]+[.$M$1]" table:style-name="ce2">
            <text:p>0.00E+00</text:p>
          </table:table-cell>
          <table:table-cell office:value-type="float" office:value="0" table:formula="of:=-[.$M$1]*[.E621]" table:style-name="ce2">
            <text:p>0.00E+00</text:p>
          </table:table-cell>
          <table:table-cell office:value-type="float" office:value="-0.43930724270907906" table:formula="of:=[.$M$2]*[.D621]+[.$O$2]*(-[.E621])+[.F621]" table:style-name="ce7">
            <text:p>-0.43931</text:p>
          </table:table-cell>
          <table:table-cell office:value-type="float" office:value="0" table:formula="of:=[.N621]" table:style-name="ce7">
            <text:p>0.00000</text:p>
          </table:table-cell>
          <table:table-cell office:value-type="float" office:value="0.1210923470056893" table:formula="of:=[.$M$2]*[.E621]+[.$O$2]*[.D621]+[.G621]" table:style-name="ce7">
            <text:p>0.121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" table:style-name="ce3">
            <text:p>6.20</text:p>
          </table:table-cell>
          <table:table-cell office:value-type="float" office:value="-3.7009189" table:style-name="ce2">
            <text:p>-3.70E+00</text:p>
          </table:table-cell>
          <table:table-cell office:value-type="float" office:value="-6.4593220154286771E-2" table:formula="of:=[.B622]*PI()/180" table:style-name="ce2">
            <text:p>-6.46E-02</text:p>
          </table:table-cell>
          <table:table-cell office:value-type="float" office:value="0.99791458318561976" table:formula="of:=COS([.C622])" table:style-name="ce2">
            <text:p>9.98E-01</text:p>
          </table:table-cell>
          <table:table-cell office:value-type="float" office:value="-6.4548312646193776E-2" table:formula="of:=SIN([.C622])" table:style-name="ce2">
            <text:p>-6.45E-02</text:p>
          </table:table-cell>
          <table:table-cell office:value-type="float" office:value="0" table:formula="of:=-[.$M$1]*[.D622]+[.$M$1]" table:style-name="ce2">
            <text:p>0.00E+00</text:p>
          </table:table-cell>
          <table:table-cell office:value-type="float" office:value="0" table:formula="of:=-[.$M$1]*[.E622]" table:style-name="ce2">
            <text:p>0.00E+00</text:p>
          </table:table-cell>
          <table:table-cell office:value-type="float" office:value="-0.43916670248300893" table:formula="of:=[.$M$2]*[.D622]+[.$O$2]*(-[.E622])+[.F622]" table:style-name="ce7">
            <text:p>-0.43917</text:p>
          </table:table-cell>
          <table:table-cell office:value-type="float" office:value="0" table:formula="of:=[.N622]" table:style-name="ce7">
            <text:p>0.00000</text:p>
          </table:table-cell>
          <table:table-cell office:value-type="float" office:value="0.12160105850772968" table:formula="of:=[.$M$2]*[.E622]+[.$O$2]*[.D622]+[.G622]" table:style-name="ce7">
            <text:p>0.121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1" table:style-name="ce3">
            <text:p>6.21</text:p>
          </table:table-cell>
          <table:table-cell office:value-type="float" office:value="-3.7618387000000002" table:style-name="ce2">
            <text:p>-3.76E+00</text:p>
          </table:table-cell>
          <table:table-cell office:value-type="float" office:value="-6.5656471243943221E-2" table:formula="of:=[.B623]*PI()/180" table:style-name="ce2">
            <text:p>-6.57E-02</text:p>
          </table:table-cell>
          <table:table-cell office:value-type="float" office:value="0.9978453880621927" table:formula="of:=COS([.C623])" table:style-name="ce2">
            <text:p>9.98E-01</text:p>
          </table:table-cell>
          <table:table-cell office:value-type="float" office:value="-6.5609309728209789E-2" table:formula="of:=SIN([.C623])" table:style-name="ce2">
            <text:p>-6.56E-02</text:p>
          </table:table-cell>
          <table:table-cell office:value-type="float" office:value="0" table:formula="of:=-[.$M$1]*[.D623]+[.$M$1]" table:style-name="ce2">
            <text:p>0.00E+00</text:p>
          </table:table-cell>
          <table:table-cell office:value-type="float" office:value="0" table:formula="of:=-[.$M$1]*[.E623]" table:style-name="ce2">
            <text:p>0.00E+00</text:p>
          </table:table-cell>
          <table:table-cell office:value-type="float" office:value="-0.43903716180982066" table:formula="of:=[.$M$2]*[.D623]+[.$O$2]*(-[.E623])+[.F623]" table:style-name="ce7">
            <text:p>-0.43904</text:p>
          </table:table-cell>
          <table:table-cell office:value-type="float" office:value="0" table:formula="of:=[.N623]" table:style-name="ce7">
            <text:p>0.00000</text:p>
          </table:table-cell>
          <table:table-cell office:value-type="float" office:value="0.1220679341595383" table:formula="of:=[.$M$2]*[.E623]+[.$O$2]*[.D623]+[.G623]" table:style-name="ce7">
            <text:p>0.1220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2" table:style-name="ce3">
            <text:p>6.22</text:p>
          </table:table-cell>
          <table:table-cell office:value-type="float" office:value="-3.8171830999999998" table:style-name="ce2">
            <text:p>-3.82E+00</text:p>
          </table:table-cell>
          <table:table-cell office:value-type="float" office:value="-6.6622413246483964E-2" table:formula="of:=[.B624]*PI()/180" table:style-name="ce2">
            <text:p>-6.66E-02</text:p>
          </table:table-cell>
          <table:table-cell office:value-type="float" office:value="0.99778154776725758" table:formula="of:=COS([.C624])" table:style-name="ce2">
            <text:p>9.98E-01</text:p>
          </table:table-cell>
          <table:table-cell office:value-type="float" office:value="-6.6573139742510778E-2" table:formula="of:=SIN([.C624])" table:style-name="ce2">
            <text:p>-6.66E-02</text:p>
          </table:table-cell>
          <table:table-cell office:value-type="float" office:value="0" table:formula="of:=-[.$M$1]*[.D624]+[.$M$1]" table:style-name="ce2">
            <text:p>0.00E+00</text:p>
          </table:table-cell>
          <table:table-cell office:value-type="float" office:value="0" table:formula="of:=-[.$M$1]*[.E624]" table:style-name="ce2">
            <text:p>0.00E+00</text:p>
          </table:table-cell>
          <table:table-cell office:value-type="float" office:value="-0.43891904646292013" table:formula="of:=[.$M$2]*[.D624]+[.$O$2]*(-[.E624])+[.F624]" table:style-name="ce7">
            <text:p>-0.43892</text:p>
          </table:table-cell>
          <table:table-cell office:value-type="float" office:value="0" table:formula="of:=[.N624]" table:style-name="ce7">
            <text:p>0.00000</text:p>
          </table:table-cell>
          <table:table-cell office:value-type="float" office:value="0.12249196158148902" table:formula="of:=[.$M$2]*[.E624]+[.$O$2]*[.D624]+[.G624]" table:style-name="ce7">
            <text:p>0.122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3" table:style-name="ce3">
            <text:p>6.23</text:p>
          </table:table-cell>
          <table:table-cell office:value-type="float" office:value="-3.8668155999999998" table:style-name="ce2">
            <text:p>-3.87E+00</text:p>
          </table:table-cell>
          <table:table-cell office:value-type="float" office:value="-6.7488663787480044E-2" table:formula="of:=[.B625]*PI()/180" table:style-name="ce2">
            <text:p>-6.75E-02</text:p>
          </table:table-cell>
          <table:table-cell office:value-type="float" office:value="0.99772350439352786" table:formula="of:=COS([.C625])" table:style-name="ce2">
            <text:p>9.98E-01</text:p>
          </table:table-cell>
          <table:table-cell office:value-type="float" office:value="-6.7437443462055185E-2" table:formula="of:=SIN([.C625])" table:style-name="ce2">
            <text:p>-6.74E-02</text:p>
          </table:table-cell>
          <table:table-cell office:value-type="float" office:value="0" table:formula="of:=-[.$M$1]*[.D625]+[.$M$1]" table:style-name="ce2">
            <text:p>0.00E+00</text:p>
          </table:table-cell>
          <table:table-cell office:value-type="float" office:value="0" table:formula="of:=-[.$M$1]*[.E625]" table:style-name="ce2">
            <text:p>0.00E+00</text:p>
          </table:table-cell>
          <table:table-cell office:value-type="float" office:value="-0.43881277306798167" table:formula="of:=[.$M$2]*[.D625]+[.$O$2]*(-[.E625])+[.F625]" table:style-name="ce7">
            <text:p>-0.43881</text:p>
          </table:table-cell>
          <table:table-cell office:value-type="float" office:value="0" table:formula="of:=[.N625]" table:style-name="ce7">
            <text:p>0.00000</text:p>
          </table:table-cell>
          <table:table-cell office:value-type="float" office:value="0.1228721294370209" table:formula="of:=[.$M$2]*[.E625]+[.$O$2]*[.D625]+[.G625]" table:style-name="ce7">
            <text:p>0.1228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4" table:style-name="ce3">
            <text:p>6.24</text:p>
          </table:table-cell>
          <table:table-cell office:value-type="float" office:value="-3.9105995" table:style-name="ce2">
            <text:p>-3.91E+00</text:p>
          </table:table-cell>
          <table:table-cell office:value-type="float" office:value="-6.825283700184398E-2" table:formula="of:=[.B626]*PI()/180" table:style-name="ce2">
            <text:p>-6.83E-02</text:p>
          </table:table-cell>
          <table:table-cell office:value-type="float" office:value="0.99767167919496003" table:formula="of:=COS([.C626])" table:style-name="ce2">
            <text:p>9.98E-01</text:p>
          </table:table-cell>
          <table:table-cell office:value-type="float" office:value="-6.8199857274841402E-2" table:formula="of:=SIN([.C626])" table:style-name="ce2">
            <text:p>-6.82E-02</text:p>
          </table:table-cell>
          <table:table-cell office:value-type="float" office:value="0" table:formula="of:=-[.$M$1]*[.D626]+[.$M$1]" table:style-name="ce2">
            <text:p>0.00E+00</text:p>
          </table:table-cell>
          <table:table-cell office:value-type="float" office:value="0" table:formula="of:=-[.$M$1]*[.E626]" table:style-name="ce2">
            <text:p>0.00E+00</text:p>
          </table:table-cell>
          <table:table-cell office:value-type="float" office:value="-0.43871874936231142" table:formula="of:=[.$M$2]*[.D626]+[.$O$2]*(-[.E626])+[.F626]" table:style-name="ce7">
            <text:p>-0.43872</text:p>
          </table:table-cell>
          <table:table-cell office:value-type="float" office:value="0" table:formula="of:=[.N626]" table:style-name="ce7">
            <text:p>0.00000</text:p>
          </table:table-cell>
          <table:table-cell office:value-type="float" office:value="0.12320742249543803" table:formula="of:=[.$M$2]*[.E626]+[.$O$2]*[.D626]+[.G626]" table:style-name="ce7">
            <text:p>0.123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5" table:style-name="ce3">
            <text:p>6.25</text:p>
          </table:table-cell>
          <table:table-cell office:value-type="float" office:value="-3.9483982000000002" table:style-name="ce2">
            <text:p>-3.95E+00</text:p>
          </table:table-cell>
          <table:table-cell office:value-type="float" office:value="-6.8912548769817575E-2" table:formula="of:=[.B627]*PI()/180" table:style-name="ce2">
            <text:p>-6.89E-02</text:p>
          </table:table-cell>
          <table:table-cell office:value-type="float" office:value="0.99762646984667025" table:formula="of:=COS([.C627])" table:style-name="ce2">
            <text:p>9.98E-01</text:p>
          </table:table-cell>
          <table:table-cell office:value-type="float" office:value="-6.8858018133481122E-2" table:formula="of:=SIN([.C627])" table:style-name="ce2">
            <text:p>-6.89E-02</text:p>
          </table:table-cell>
          <table:table-cell office:value-type="float" office:value="0" table:formula="of:=-[.$M$1]*[.D627]+[.$M$1]" table:style-name="ce2">
            <text:p>0.00E+00</text:p>
          </table:table-cell>
          <table:table-cell office:value-type="float" office:value="0" table:formula="of:=-[.$M$1]*[.E627]" table:style-name="ce2">
            <text:p>0.00E+00</text:p>
          </table:table-cell>
          <table:table-cell office:value-type="float" office:value="-0.43863737251218582" table:formula="of:=[.$M$2]*[.D627]+[.$O$2]*(-[.E627])+[.F627]" table:style-name="ce7">
            <text:p>-0.43864</text:p>
          </table:table-cell>
          <table:table-cell office:value-type="float" office:value="0" table:formula="of:=[.N627]" table:style-name="ce7">
            <text:p>0.00000</text:p>
          </table:table-cell>
          <table:table-cell office:value-type="float" office:value="0.12349682358508626" table:formula="of:=[.$M$2]*[.E627]+[.$O$2]*[.D627]+[.G627]" table:style-name="ce7">
            <text:p>0.123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6" table:style-name="ce3">
            <text:p>6.26</text:p>
          </table:table-cell>
          <table:table-cell office:value-type="float" office:value="-3.9800748000000001" table:style-name="ce2">
            <text:p>-3.98E+00</text:p>
          </table:table-cell>
          <table:table-cell office:value-type="float" office:value="-6.9465409735654807E-2" table:formula="of:=[.B628]*PI()/180" table:style-name="ce2">
            <text:p>-6.95E-02</text:p>
          </table:table-cell>
          <table:table-cell office:value-type="float" office:value="0.99758824847331973" table:formula="of:=COS([.C628])" table:style-name="ce2">
            <text:p>9.98E-01</text:p>
          </table:table-cell>
          <table:table-cell office:value-type="float" office:value="-6.9409556315641024E-2" table:formula="of:=SIN([.C628])" table:style-name="ce2">
            <text:p>-6.94E-02</text:p>
          </table:table-cell>
          <table:table-cell office:value-type="float" office:value="0" table:formula="of:=-[.$M$1]*[.D628]+[.$M$1]" table:style-name="ce2">
            <text:p>0.00E+00</text:p>
          </table:table-cell>
          <table:table-cell office:value-type="float" office:value="0" table:formula="of:=-[.$M$1]*[.E628]" table:style-name="ce2">
            <text:p>0.00E+00</text:p>
          </table:table-cell>
          <table:table-cell office:value-type="float" office:value="-0.43856902890659333" table:formula="of:=[.$M$2]*[.D628]+[.$O$2]*(-[.E628])+[.F628]" table:style-name="ce7">
            <text:p>-0.43857</text:p>
          </table:table-cell>
          <table:table-cell office:value-type="float" office:value="0" table:formula="of:=[.N628]" table:style-name="ce7">
            <text:p>0.00000</text:p>
          </table:table-cell>
          <table:table-cell office:value-type="float" office:value="0.12373931018042619" table:formula="of:=[.$M$2]*[.E628]+[.$O$2]*[.D628]+[.G628]" table:style-name="ce7">
            <text:p>0.123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7" table:style-name="ce3">
            <text:p>6.27</text:p>
          </table:table-cell>
          <table:table-cell office:value-type="float" office:value="-4.0055063000000004" table:style-name="ce2">
            <text:p>-4.01E+00</text:p>
          </table:table-cell>
          <table:table-cell office:value-type="float" office:value="-6.9909273144375755E-2" table:formula="of:=[.B629]*PI()/180" table:style-name="ce2">
            <text:p>-6.99E-02</text:p>
          </table:table-cell>
          <table:table-cell office:value-type="float" office:value="0.9975573418422814" table:formula="of:=COS([.C629])" table:style-name="ce2">
            <text:p>9.98E-01</text:p>
          </table:table-cell>
          <table:table-cell office:value-type="float" office:value="-6.985234238421667E-2" table:formula="of:=SIN([.C629])" table:style-name="ce2">
            <text:p>-6.99E-02</text:p>
          </table:table-cell>
          <table:table-cell office:value-type="float" office:value="0" table:formula="of:=-[.$M$1]*[.D629]+[.$M$1]" table:style-name="ce2">
            <text:p>0.00E+00</text:p>
          </table:table-cell>
          <table:table-cell office:value-type="float" office:value="0" table:formula="of:=-[.$M$1]*[.E629]" table:style-name="ce2">
            <text:p>0.00E+00</text:p>
          </table:table-cell>
          <table:table-cell office:value-type="float" office:value="-0.43851406235410961" table:formula="of:=[.$M$2]*[.D629]+[.$O$2]*(-[.E629])+[.F629]" table:style-name="ce7">
            <text:p>-0.43851</text:p>
          </table:table-cell>
          <table:table-cell office:value-type="float" office:value="0" table:formula="of:=[.N629]" table:style-name="ce7">
            <text:p>0.00000</text:p>
          </table:table-cell>
          <table:table-cell office:value-type="float" office:value="0.12393396272893123" table:formula="of:=[.$M$2]*[.E629]+[.$O$2]*[.D629]+[.G629]" table:style-name="ce7">
            <text:p>0.123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8" table:style-name="ce3">
            <text:p>6.28</text:p>
          </table:table-cell>
          <table:table-cell office:value-type="float" office:value="-4.0246871000000004" table:style-name="ce2">
            <text:p>-4.02E+00</text:p>
          </table:table-cell>
          <table:table-cell office:value-type="float" office:value="-7.0244041257542272E-2" table:formula="of:=[.B630]*PI()/180" table:style-name="ce2">
            <text:p>-7.02E-02</text:p>
          </table:table-cell>
          <table:table-cell office:value-type="float" office:value="0.99753390160788757" table:formula="of:=COS([.C630])" table:style-name="ce2">
            <text:p>9.98E-01</text:p>
          </table:table-cell>
          <table:table-cell office:value-type="float" office:value="-7.0186288852917861E-2" table:formula="of:=SIN([.C630])" table:style-name="ce2">
            <text:p>-7.02E-02</text:p>
          </table:table-cell>
          <table:table-cell office:value-type="float" office:value="0" table:formula="of:=-[.$M$1]*[.D630]+[.$M$1]" table:style-name="ce2">
            <text:p>0.00E+00</text:p>
          </table:table-cell>
          <table:table-cell office:value-type="float" office:value="0" table:formula="of:=-[.$M$1]*[.E630]" table:style-name="ce2">
            <text:p>0.00E+00</text:p>
          </table:table-cell>
          <table:table-cell office:value-type="float" office:value="-0.43847254864395729" table:formula="of:=[.$M$2]*[.D630]+[.$O$2]*(-[.E630])+[.F630]" table:style-name="ce7">
            <text:p>-0.43847</text:p>
          </table:table-cell>
          <table:table-cell office:value-type="float" office:value="0" table:formula="of:=[.N630]" table:style-name="ce7">
            <text:p>0.00000</text:p>
          </table:table-cell>
          <table:table-cell office:value-type="float" office:value="0.12408075630682021" table:formula="of:=[.$M$2]*[.E630]+[.$O$2]*[.D630]+[.G630]" table:style-name="ce7">
            <text:p>0.1240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29" table:style-name="ce3">
            <text:p>6.29</text:p>
          </table:table-cell>
          <table:table-cell office:value-type="float" office:value="-4.0376719000000003" table:style-name="ce2">
            <text:p>-4.04E+00</text:p>
          </table:table-cell>
          <table:table-cell office:value-type="float" office:value="-7.0470668770255235E-2" table:formula="of:=[.B631]*PI()/180" table:style-name="ce2">
            <text:p>-7.05E-02</text:p>
          </table:table-cell>
          <table:table-cell office:value-type="float" office:value="0.99751796984726926" table:formula="of:=COS([.C631])" table:style-name="ce2">
            <text:p>9.98E-01</text:p>
          </table:table-cell>
          <table:table-cell office:value-type="float" office:value="-7.0412355675566043E-2" table:formula="of:=SIN([.C631])" table:style-name="ce2">
            <text:p>-7.04E-02</text:p>
          </table:table-cell>
          <table:table-cell office:value-type="float" office:value="0" table:formula="of:=-[.$M$1]*[.D631]+[.$M$1]" table:style-name="ce2">
            <text:p>0.00E+00</text:p>
          </table:table-cell>
          <table:table-cell office:value-type="float" office:value="0" table:formula="of:=-[.$M$1]*[.E631]" table:style-name="ce2">
            <text:p>0.00E+00</text:p>
          </table:table-cell>
          <table:table-cell office:value-type="float" office:value="-0.43844441727103917" table:formula="of:=[.$M$2]*[.D631]+[.$O$2]*(-[.E631])+[.F631]" table:style-name="ce7">
            <text:p>-0.43844</text:p>
          </table:table-cell>
          <table:table-cell office:value-type="float" office:value="0" table:formula="of:=[.N631]" table:style-name="ce7">
            <text:p>0.00000</text:p>
          </table:table-cell>
          <table:table-cell office:value-type="float" office:value="0.12418012306266606" table:formula="of:=[.$M$2]*[.E631]+[.$O$2]*[.D631]+[.G631]" table:style-name="ce7">
            <text:p>0.124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" table:style-name="ce3">
            <text:p>6.30</text:p>
          </table:table-cell>
          <table:table-cell office:value-type="float" office:value="-4.0445162000000003" table:style-name="ce2">
            <text:p>-4.04E+00</text:p>
          </table:table-cell>
          <table:table-cell office:value-type="float" office:value="-7.0590124340249485E-2" table:formula="of:=[.B632]*PI()/180" table:style-name="ce2">
            <text:p>-7.06E-02</text:p>
          </table:table-cell>
          <table:table-cell office:value-type="float" office:value="0.99750955158209964" table:formula="of:=COS([.C632])" table:style-name="ce2">
            <text:p>9.98E-01</text:p>
          </table:table-cell>
          <table:table-cell office:value-type="float" office:value="-7.0531514250571026E-2" table:formula="of:=SIN([.C632])" table:style-name="ce2">
            <text:p>-7.05E-02</text:p>
          </table:table-cell>
          <table:table-cell office:value-type="float" office:value="0" table:formula="of:=-[.$M$1]*[.D632]+[.$M$1]" table:style-name="ce2">
            <text:p>0.00E+00</text:p>
          </table:table-cell>
          <table:table-cell office:value-type="float" office:value="0" table:formula="of:=-[.$M$1]*[.E632]" table:style-name="ce2">
            <text:p>0.00E+00</text:p>
          </table:table-cell>
          <table:table-cell office:value-type="float" office:value="-0.43842958013547156" table:formula="of:=[.$M$2]*[.D632]+[.$O$2]*(-[.E632])+[.F632]" table:style-name="ce7">
            <text:p>-0.43843</text:p>
          </table:table-cell>
          <table:table-cell office:value-type="float" office:value="0" table:formula="of:=[.N632]" table:style-name="ce7">
            <text:p>0.00000</text:p>
          </table:table-cell>
          <table:table-cell office:value-type="float" office:value="0.124232496804315" table:formula="of:=[.$M$2]*[.E632]+[.$O$2]*[.D632]+[.G632]" table:style-name="ce7">
            <text:p>0.1242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1" table:style-name="ce3">
            <text:p>6.31</text:p>
          </table:table-cell>
          <table:table-cell office:value-type="float" office:value="-4.0452753000000001" table:style-name="ce2">
            <text:p>-4.05E+00</text:p>
          </table:table-cell>
          <table:table-cell office:value-type="float" office:value="-7.0603373134601383E-2" table:formula="of:=[.B633]*PI()/180" table:style-name="ce2">
            <text:p>-7.06E-02</text:p>
          </table:table-cell>
          <table:table-cell office:value-type="float" office:value="0.99750861703702531" table:formula="of:=COS([.C633])" table:style-name="ce2">
            <text:p>9.98E-01</text:p>
          </table:table-cell>
          <table:table-cell office:value-type="float" office:value="-7.0544730043293383E-2" table:formula="of:=SIN([.C633])" table:style-name="ce2">
            <text:p>-7.05E-02</text:p>
          </table:table-cell>
          <table:table-cell office:value-type="float" office:value="0" table:formula="of:=-[.$M$1]*[.D633]+[.$M$1]" table:style-name="ce2">
            <text:p>0.00E+00</text:p>
          </table:table-cell>
          <table:table-cell office:value-type="float" office:value="0" table:formula="of:=-[.$M$1]*[.E633]" table:style-name="ce2">
            <text:p>0.00E+00</text:p>
          </table:table-cell>
          <table:table-cell office:value-type="float" office:value="-0.43842793416619075" table:formula="of:=[.$M$2]*[.D633]+[.$O$2]*(-[.E633])+[.F633]" table:style-name="ce7">
            <text:p>-0.43843</text:p>
          </table:table-cell>
          <table:table-cell office:value-type="float" office:value="0" table:formula="of:=[.N633]" table:style-name="ce7">
            <text:p>0.00000</text:p>
          </table:table-cell>
          <table:table-cell office:value-type="float" office:value="0.12423830545675653" table:formula="of:=[.$M$2]*[.E633]+[.$O$2]*[.D633]+[.G633]" table:style-name="ce7">
            <text:p>0.1242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2" table:style-name="ce3">
            <text:p>6.32</text:p>
          </table:table-cell>
          <table:table-cell office:value-type="float" office:value="-4.0400045000000002" table:style-name="ce2">
            <text:p>-4.04E+00</text:p>
          </table:table-cell>
          <table:table-cell office:value-type="float" office:value="-7.0511380320387257E-2" table:formula="of:=[.B634]*PI()/180" table:style-name="ce2">
            <text:p>-7.05E-02</text:p>
          </table:table-cell>
          <table:table-cell office:value-type="float" office:value="0.99751510242446384" table:formula="of:=COS([.C634])" table:style-name="ce2">
            <text:p>9.98E-01</text:p>
          </table:table-cell>
          <table:table-cell office:value-type="float" office:value="-7.0452966120040067E-2" table:formula="of:=SIN([.C634])" table:style-name="ce2">
            <text:p>-7.05E-02</text:p>
          </table:table-cell>
          <table:table-cell office:value-type="float" office:value="0" table:formula="of:=-[.$M$1]*[.D634]+[.$M$1]" table:style-name="ce2">
            <text:p>0.00E+00</text:p>
          </table:table-cell>
          <table:table-cell office:value-type="float" office:value="0" table:formula="of:=-[.$M$1]*[.E634]" table:style-name="ce2">
            <text:p>0.00E+00</text:p>
          </table:table-cell>
          <table:table-cell office:value-type="float" office:value="-0.43843936134238959" table:formula="of:=[.$M$2]*[.D634]+[.$O$2]*(-[.E634])+[.F634]" table:style-name="ce7">
            <text:p>-0.43844</text:p>
          </table:table-cell>
          <table:table-cell office:value-type="float" office:value="0" table:formula="of:=[.N634]" table:style-name="ce7">
            <text:p>0.00000</text:p>
          </table:table-cell>
          <table:table-cell office:value-type="float" office:value="0.124197972711625" table:formula="of:=[.$M$2]*[.E634]+[.$O$2]*[.D634]+[.G634]" table:style-name="ce7">
            <text:p>0.124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3" table:style-name="ce3">
            <text:p>6.33</text:p>
          </table:table-cell>
          <table:table-cell office:value-type="float" office:value="-4.0287591999999997" table:style-name="ce2">
            <text:p>-4.03E+00</text:p>
          </table:table-cell>
          <table:table-cell office:value-type="float" office:value="-7.0315112810012723E-2" table:formula="of:=[.B635]*PI()/180" table:style-name="ce2">
            <text:p>-7.03E-02</text:p>
          </table:table-cell>
          <table:table-cell office:value-type="float" office:value="0.99752891084002648" table:formula="of:=COS([.C635])" table:style-name="ce2">
            <text:p>9.98E-01</text:p>
          </table:table-cell>
          <table:table-cell office:value-type="float" office:value="-7.0257184958626082E-2" table:formula="of:=SIN([.C635])" table:style-name="ce2">
            <text:p>-7.03E-02</text:p>
          </table:table-cell>
          <table:table-cell office:value-type="float" office:value="0" table:formula="of:=-[.$M$1]*[.D635]+[.$M$1]" table:style-name="ce2">
            <text:p>0.00E+00</text:p>
          </table:table-cell>
          <table:table-cell office:value-type="float" office:value="0" table:formula="of:=-[.$M$1]*[.E635]" table:style-name="ce2">
            <text:p>0.00E+00</text:p>
          </table:table-cell>
          <table:table-cell office:value-type="float" office:value="-0.43846372892458357" table:formula="of:=[.$M$2]*[.D635]+[.$O$2]*(-[.E635])+[.F635]" table:style-name="ce7">
            <text:p>-0.43846</text:p>
          </table:table-cell>
          <table:table-cell office:value-type="float" office:value="0" table:formula="of:=[.N635]" table:style-name="ce7">
            <text:p>0.00000</text:p>
          </table:table-cell>
          <table:table-cell office:value-type="float" office:value="0.12411191891816556" table:formula="of:=[.$M$2]*[.E635]+[.$O$2]*[.D635]+[.G635]" table:style-name="ce7">
            <text:p>0.124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4" table:style-name="ce3">
            <text:p>6.34</text:p>
          </table:table-cell>
          <table:table-cell office:value-type="float" office:value="-4.0115948000000001" table:style-name="ce2">
            <text:p>-4.01E+00</text:p>
          </table:table-cell>
          <table:table-cell office:value-type="float" office:value="-7.0015537515883422E-2" table:formula="of:=[.B636]*PI()/180" table:style-name="ce2">
            <text:p>-7.00E-02</text:p>
          </table:table-cell>
          <table:table-cell office:value-type="float" office:value="0.99754991339476662" table:formula="of:=COS([.C636])" table:style-name="ce2">
            <text:p>9.98E-01</text:p>
          </table:table-cell>
          <table:table-cell office:value-type="float" office:value="-6.9958346793600495E-2" table:formula="of:=SIN([.C636])" table:style-name="ce2">
            <text:p>-7.00E-02</text:p>
          </table:table-cell>
          <table:table-cell office:value-type="float" office:value="0" table:formula="of:=-[.$M$1]*[.D636]+[.$M$1]" table:style-name="ce2">
            <text:p>0.00E+00</text:p>
          </table:table-cell>
          <table:table-cell office:value-type="float" office:value="0" table:formula="of:=-[.$M$1]*[.E636]" table:style-name="ce2">
            <text:p>0.00E+00</text:p>
          </table:table-cell>
          <table:table-cell office:value-type="float" office:value="-0.43850089011360055" table:formula="of:=[.$M$2]*[.D636]+[.$O$2]*(-[.E636])+[.F636]" table:style-name="ce7">
            <text:p>-0.43850</text:p>
          </table:table-cell>
          <table:table-cell office:value-type="float" office:value="0" table:formula="of:=[.N636]" table:style-name="ce7">
            <text:p>0.00000</text:p>
          </table:table-cell>
          <table:table-cell office:value-type="float" office:value="0.12398056045033848" table:formula="of:=[.$M$2]*[.E636]+[.$O$2]*[.D636]+[.G636]" table:style-name="ce7">
            <text:p>0.123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5" table:style-name="ce3">
            <text:p>6.35</text:p>
          </table:table-cell>
          <table:table-cell office:value-type="float" office:value="-3.9885666" table:style-name="ce2">
            <text:p>-3.99E+00</text:p>
          </table:table-cell>
          <table:table-cell office:value-type="float" office:value="-6.9613619605075658E-2" table:formula="of:=[.B637]*PI()/180" table:style-name="ce2">
            <text:p>-6.96E-02</text:p>
          </table:table-cell>
          <table:table-cell office:value-type="float" office:value="0.99757795033548502" table:formula="of:=COS([.C637])" table:style-name="ce2">
            <text:p>9.98E-01</text:p>
          </table:table-cell>
          <table:table-cell office:value-type="float" office:value="-6.9557407976810842E-2" table:formula="of:=SIN([.C637])" table:style-name="ce2">
            <text:p>-6.96E-02</text:p>
          </table:table-cell>
          <table:table-cell office:value-type="float" office:value="0" table:formula="of:=-[.$M$1]*[.D637]+[.$M$1]" table:style-name="ce2">
            <text:p>0.00E+00</text:p>
          </table:table-cell>
          <table:table-cell office:value-type="float" office:value="0" table:formula="of:=-[.$M$1]*[.E637]" table:style-name="ce2">
            <text:p>0.00E+00</text:p>
          </table:table-cell>
          <table:table-cell office:value-type="float" office:value="-0.43855068470281644" table:formula="of:=[.$M$2]*[.D637]+[.$O$2]*(-[.E637])+[.F637]" table:style-name="ce7">
            <text:p>-0.43855</text:p>
          </table:table-cell>
          <table:table-cell office:value-type="float" office:value="0" table:formula="of:=[.N637]" table:style-name="ce7">
            <text:p>0.00000</text:p>
          </table:table-cell>
          <table:table-cell office:value-type="float" office:value="0.12380430907965542" table:formula="of:=[.$M$2]*[.E637]+[.$O$2]*[.D637]+[.G637]" table:style-name="ce7">
            <text:p>0.1238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6" table:style-name="ce3">
            <text:p>6.36</text:p>
          </table:table-cell>
          <table:table-cell office:value-type="float" office:value="-3.95973" table:style-name="ce2">
            <text:p>-3.96E+00</text:p>
          </table:table-cell>
          <table:table-cell office:value-type="float" office:value="-6.9110325989995072E-2" table:formula="of:=[.B638]*PI()/180" table:style-name="ce2">
            <text:p>-6.91E-02</text:p>
          </table:table-cell>
          <table:table-cell office:value-type="float" office:value="0.99761283178785254" table:formula="of:=COS([.C638])" table:style-name="ce2">
            <text:p>9.98E-01</text:p>
          </table:table-cell>
          <table:table-cell office:value-type="float" office:value="-6.9055324575457364E-2" table:formula="of:=SIN([.C638])" table:style-name="ce2">
            <text:p>-6.91E-02</text:p>
          </table:table-cell>
          <table:table-cell office:value-type="float" office:value="0" table:formula="of:=-[.$M$1]*[.D638]+[.$M$1]" table:style-name="ce2">
            <text:p>0.00E+00</text:p>
          </table:table-cell>
          <table:table-cell office:value-type="float" office:value="0" table:formula="of:=-[.$M$1]*[.E638]" table:style-name="ce2">
            <text:p>0.00E+00</text:p>
          </table:table-cell>
          <table:table-cell office:value-type="float" office:value="-0.43861293907504345" table:formula="of:=[.$M$2]*[.D638]+[.$O$2]*(-[.E638])+[.F638]" table:style-name="ce7">
            <text:p>-0.43861</text:p>
          </table:table-cell>
          <table:table-cell office:value-type="float" office:value="0" table:formula="of:=[.N638]" table:style-name="ce7">
            <text:p>0.00000</text:p>
          </table:table-cell>
          <table:table-cell office:value-type="float" office:value="0.12358357364938181" table:formula="of:=[.$M$2]*[.E638]+[.$O$2]*[.D638]+[.G638]" table:style-name="ce7">
            <text:p>0.1235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7" table:style-name="ce3">
            <text:p>6.37</text:p>
          </table:table-cell>
          <table:table-cell office:value-type="float" office:value="-3.9251402999999998" table:style-name="ce2">
            <text:p>-3.93E+00</text:p>
          </table:table-cell>
          <table:table-cell office:value-type="float" office:value="-6.8506621837717982E-2" table:formula="of:=[.B639]*PI()/180" table:style-name="ce2">
            <text:p>-6.85E-02</text:p>
          </table:table-cell>
          <table:table-cell office:value-type="float" office:value="0.99765433897716915" table:formula="of:=COS([.C639])" table:style-name="ce2">
            <text:p>9.98E-01</text:p>
          </table:table-cell>
          <table:table-cell office:value-type="float" office:value="-6.8453049019218809E-2" table:formula="of:=SIN([.C639])" table:style-name="ce2">
            <text:p>-6.85E-02</text:p>
          </table:table-cell>
          <table:table-cell office:value-type="float" office:value="0" table:formula="of:=-[.$M$1]*[.D639]+[.$M$1]" table:style-name="ce2">
            <text:p>0.00E+00</text:p>
          </table:table-cell>
          <table:table-cell office:value-type="float" office:value="0" table:formula="of:=-[.$M$1]*[.E639]" table:style-name="ce2">
            <text:p>0.00E+00</text:p>
          </table:table-cell>
          <table:table-cell office:value-type="float" office:value="-0.4386874670589278" table:formula="of:=[.$M$2]*[.D639]+[.$O$2]*(-[.E639])+[.F639]" table:style-name="ce7">
            <text:p>-0.43869</text:p>
          </table:table-cell>
          <table:table-cell office:value-type="float" office:value="0" table:formula="of:=[.N639]" table:style-name="ce7">
            <text:p>0.00000</text:p>
          </table:table-cell>
          <table:table-cell office:value-type="float" office:value="0.12331875869235025" table:formula="of:=[.$M$2]*[.E639]+[.$O$2]*[.D639]+[.G639]" table:style-name="ce7">
            <text:p>0.123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8" table:style-name="ce3">
            <text:p>6.38</text:p>
          </table:table-cell>
          <table:table-cell office:value-type="float" office:value="-3.8848528999999998" table:style-name="ce2">
            <text:p>-3.88E+00</text:p>
          </table:table-cell>
          <table:table-cell office:value-type="float" office:value="-6.7803474060650015E-2" table:formula="of:=[.B640]*PI()/180" table:style-name="ce2">
            <text:p>-6.78E-02</text:p>
          </table:table-cell>
          <table:table-cell office:value-type="float" office:value="0.99770222495393335" table:formula="of:=COS([.C640])" table:style-name="ce2">
            <text:p>9.98E-01</text:p>
          </table:table-cell>
          <table:table-cell office:value-type="float" office:value="-6.7751533724122334E-2" table:formula="of:=SIN([.C640])" table:style-name="ce2">
            <text:p>-6.78E-02</text:p>
          </table:table-cell>
          <table:table-cell office:value-type="float" office:value="0" table:formula="of:=-[.$M$1]*[.D640]+[.$M$1]" table:style-name="ce2">
            <text:p>0.00E+00</text:p>
          </table:table-cell>
          <table:table-cell office:value-type="float" office:value="0" table:formula="of:=-[.$M$1]*[.E640]" table:style-name="ce2">
            <text:p>0.00E+00</text:p>
          </table:table-cell>
          <table:table-cell office:value-type="float" office:value="-0.4387740699156063" table:formula="of:=[.$M$2]*[.D640]+[.$O$2]*(-[.E640])+[.F640]" table:style-name="ce7">
            <text:p>-0.43877</text:p>
          </table:table-cell>
          <table:table-cell office:value-type="float" office:value="0" table:formula="of:=[.N640]" table:style-name="ce7">
            <text:p>0.00000</text:p>
          </table:table-cell>
          <table:table-cell office:value-type="float" office:value="0.12301026611504677" table:formula="of:=[.$M$2]*[.E640]+[.$O$2]*[.D640]+[.G640]" table:style-name="ce7">
            <text:p>0.1230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39" table:style-name="ce3">
            <text:p>6.39</text:p>
          </table:table-cell>
          <table:table-cell office:value-type="float" office:value="-3.8389231000000001" table:style-name="ce2">
            <text:p>-3.84E+00</text:p>
          </table:table-cell>
          <table:table-cell office:value-type="float" office:value="-6.700184782586753E-2" table:formula="of:=[.B641]*PI()/180" table:style-name="ce2">
            <text:p>-6.70E-02</text:p>
          </table:table-cell>
          <table:table-cell office:value-type="float" office:value="0.99775621579098406" table:formula="of:=COS([.C641])" table:style-name="ce2">
            <text:p>9.98E-01</text:p>
          </table:table-cell>
          <table:table-cell office:value-type="float" office:value="-6.6951727763032778E-2" table:formula="of:=SIN([.C641])" table:style-name="ce2">
            <text:p>-6.70E-02</text:p>
          </table:table-cell>
          <table:table-cell office:value-type="float" office:value="0" table:formula="of:=-[.$M$1]*[.D641]+[.$M$1]" table:style-name="ce2">
            <text:p>0.00E+00</text:p>
          </table:table-cell>
          <table:table-cell office:value-type="float" office:value="0" table:formula="of:=-[.$M$1]*[.E641]" table:style-name="ce2">
            <text:p>0.00E+00</text:p>
          </table:table-cell>
          <table:table-cell office:value-type="float" office:value="-0.43887253718239594" table:formula="of:=[.$M$2]*[.D641]+[.$O$2]*(-[.E641])+[.F641]" table:style-name="ce7">
            <text:p>-0.43887</text:p>
          </table:table-cell>
          <table:table-cell office:value-type="float" office:value="0" table:formula="of:=[.N641]" table:style-name="ce7">
            <text:p>0.00000</text:p>
          </table:table-cell>
          <table:table-cell office:value-type="float" office:value="0.12265849382365043" table:formula="of:=[.$M$2]*[.E641]+[.$O$2]*[.D641]+[.G641]" table:style-name="ce7">
            <text:p>0.122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" table:style-name="ce3">
            <text:p>6.40</text:p>
          </table:table-cell>
          <table:table-cell office:value-type="float" office:value="-3.7874062999999998" table:style-name="ce2">
            <text:p>-3.79E+00</text:p>
          </table:table-cell>
          <table:table-cell office:value-type="float" office:value="-6.61027100457761E-2" table:formula="of:=[.B642]*PI()/180" table:style-name="ce2">
            <text:p>-6.61E-02</text:p>
          </table:table-cell>
          <table:table-cell office:value-type="float" office:value="0.99781601129339259" table:formula="of:=COS([.C642])" table:style-name="ce2">
            <text:p>9.98E-01</text:p>
          </table:table-cell>
          <table:table-cell office:value-type="float" office:value="-6.6054580511454936E-2" table:formula="of:=SIN([.C642])" table:style-name="ce2">
            <text:p>-6.61E-02</text:p>
          </table:table-cell>
          <table:table-cell office:value-type="float" office:value="0" table:formula="of:=-[.$M$1]*[.D642]+[.$M$1]" table:style-name="ce2">
            <text:p>0.00E+00</text:p>
          </table:table-cell>
          <table:table-cell office:value-type="float" office:value="0" table:formula="of:=-[.$M$1]*[.E642]" table:style-name="ce2">
            <text:p>0.00E+00</text:p>
          </table:table-cell>
          <table:table-cell office:value-type="float" office:value="-0.43898264665041714" table:formula="of:=[.$M$2]*[.D642]+[.$O$2]*(-[.E642])+[.F642]" table:style-name="ce7">
            <text:p>-0.43898</text:p>
          </table:table-cell>
          <table:table-cell office:value-type="float" office:value="0" table:formula="of:=[.N642]" table:style-name="ce7">
            <text:p>0.00000</text:p>
          </table:table-cell>
          <table:table-cell office:value-type="float" office:value="0.12226383741644556" table:formula="of:=[.$M$2]*[.E642]+[.$O$2]*[.D642]+[.G642]" table:style-name="ce7">
            <text:p>0.122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1" table:style-name="ce3">
            <text:p>6.41</text:p>
          </table:table-cell>
          <table:table-cell office:value-type="float" office:value="-3.7303579" table:style-name="ce2">
            <text:p>-3.73E+00</text:p>
          </table:table-cell>
          <table:table-cell office:value-type="float" office:value="-6.5107027632781381E-2" table:formula="of:=[.B643]*PI()/180" table:style-name="ce2">
            <text:p>-6.51E-02</text:p>
          </table:table-cell>
          <table:table-cell office:value-type="float" office:value="0.99788128605753068" table:formula="of:=COS([.C643])" table:style-name="ce2">
            <text:p>9.98E-01</text:p>
          </table:table-cell>
          <table:table-cell office:value-type="float" office:value="-6.5061040079056595E-2" table:formula="of:=SIN([.C643])" table:style-name="ce2">
            <text:p>-6.51E-02</text:p>
          </table:table-cell>
          <table:table-cell office:value-type="float" office:value="0" table:formula="of:=-[.$M$1]*[.D643]+[.$M$1]" table:style-name="ce2">
            <text:p>0.00E+00</text:p>
          </table:table-cell>
          <table:table-cell office:value-type="float" office:value="0" table:formula="of:=-[.$M$1]*[.E643]" table:style-name="ce2">
            <text:p>0.00E+00</text:p>
          </table:table-cell>
          <table:table-cell office:value-type="float" office:value="-0.43910416498291216" table:formula="of:=[.$M$2]*[.D643]+[.$O$2]*(-[.E643])+[.F643]" table:style-name="ce7">
            <text:p>-0.43910</text:p>
          </table:table-cell>
          <table:table-cell office:value-type="float" office:value="0" table:formula="of:=[.N643]" table:style-name="ce7">
            <text:p>0.00000</text:p>
          </table:table-cell>
          <table:table-cell office:value-type="float" office:value="0.1218266895826175" table:formula="of:=[.$M$2]*[.E643]+[.$O$2]*[.D643]+[.G643]" table:style-name="ce7">
            <text:p>0.121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2" table:style-name="ce3">
            <text:p>6.42</text:p>
          </table:table-cell>
          <table:table-cell office:value-type="float" office:value="-3.6678332" table:style-name="ce2">
            <text:p>-3.67E+00</text:p>
          </table:table-cell>
          <table:table-cell office:value-type="float" office:value="-6.4015765753959675E-2" table:formula="of:=[.B644]*PI()/180" table:style-name="ce2">
            <text:p>-6.40E-02</text:p>
          </table:table-cell>
          <table:table-cell office:value-type="float" office:value="0.99795169051162669" table:formula="of:=COS([.C644])" table:style-name="ce2">
            <text:p>9.98E-01</text:p>
          </table:table-cell>
          <table:table-cell office:value-type="float" office:value="-6.3972051749075304E-2" table:formula="of:=SIN([.C644])" table:style-name="ce2">
            <text:p>-6.40E-02</text:p>
          </table:table-cell>
          <table:table-cell office:value-type="float" office:value="0" table:formula="of:=-[.$M$1]*[.D644]+[.$M$1]" table:style-name="ce2">
            <text:p>0.00E+00</text:p>
          </table:table-cell>
          <table:table-cell office:value-type="float" office:value="0" table:formula="of:=-[.$M$1]*[.E644]" table:style-name="ce2">
            <text:p>0.00E+00</text:p>
          </table:table-cell>
          <table:table-cell office:value-type="float" office:value="-0.43923684832457266" table:formula="of:=[.$M$2]*[.D644]+[.$O$2]*(-[.E644])+[.F644]" table:style-name="ce7">
            <text:p>-0.43924</text:p>
          </table:table-cell>
          <table:table-cell office:value-type="float" office:value="0" table:formula="of:=[.N644]" table:style-name="ce7">
            <text:p>0.00000</text:p>
          </table:table-cell>
          <table:table-cell office:value-type="float" office:value="0.12134743950284378" table:formula="of:=[.$M$2]*[.E644]+[.$O$2]*[.D644]+[.G644]" table:style-name="ce7">
            <text:p>0.121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3" table:style-name="ce3">
            <text:p>6.43</text:p>
          </table:table-cell>
          <table:table-cell office:value-type="float" office:value="-3.5998876000000002" table:style-name="ce2">
            <text:p>-3.60E+00</text:p>
          </table:table-cell>
          <table:table-cell office:value-type="float" office:value="-6.2829891321716624E-2" table:formula="of:=[.B645]*PI()/180" table:style-name="ce2">
            <text:p>-6.28E-02</text:p>
          </table:table-cell>
          <table:table-cell office:value-type="float" office:value="0.99802685160565774" table:formula="of:=COS([.C645])" table:style-name="ce2">
            <text:p>9.98E-01</text:p>
          </table:table-cell>
          <table:table-cell office:value-type="float" office:value="-6.2788561650178973E-2" table:formula="of:=SIN([.C645])" table:style-name="ce2">
            <text:p>-6.28E-02</text:p>
          </table:table-cell>
          <table:table-cell office:value-type="float" office:value="0" table:formula="of:=-[.$M$1]*[.D645]+[.$M$1]" table:style-name="ce2">
            <text:p>0.00E+00</text:p>
          </table:table-cell>
          <table:table-cell office:value-type="float" office:value="0" table:formula="of:=-[.$M$1]*[.E645]" table:style-name="ce2">
            <text:p>0.00E+00</text:p>
          </table:table-cell>
          <table:table-cell office:value-type="float" office:value="-0.43938044226781725" table:formula="of:=[.$M$2]*[.D645]+[.$O$2]*(-[.E645])+[.F645]" table:style-name="ce7">
            <text:p>-0.43938</text:p>
          </table:table-cell>
          <table:table-cell office:value-type="float" office:value="0" table:formula="of:=[.N645]" table:style-name="ce7">
            <text:p>0.00000</text:p>
          </table:table-cell>
          <table:table-cell office:value-type="float" office:value="0.120826474551471" table:formula="of:=[.$M$2]*[.E645]+[.$O$2]*[.D645]+[.G645]" table:style-name="ce7">
            <text:p>0.120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4" table:style-name="ce3">
            <text:p>6.44</text:p>
          </table:table-cell>
          <table:table-cell office:value-type="float" office:value="-3.5265764000000002" table:style-name="ce2">
            <text:p>-3.53E+00</text:p>
          </table:table-cell>
          <table:table-cell office:value-type="float" office:value="-6.1550369503128553E-2" table:formula="of:=[.B646]*PI()/180" table:style-name="ce2">
            <text:p>-6.16E-02</text:p>
          </table:table-cell>
          <table:table-cell office:value-type="float" office:value="0.99810637394559032" table:formula="of:=COS([.C646])" table:style-name="ce2">
            <text:p>9.98E-01</text:p>
          </table:table-cell>
          <table:table-cell office:value-type="float" office:value="-6.1511513468498875E-2" table:formula="of:=SIN([.C646])" table:style-name="ce2">
            <text:p>-6.15E-02</text:p>
          </table:table-cell>
          <table:table-cell office:value-type="float" office:value="0" table:formula="of:=-[.$M$1]*[.D646]+[.$M$1]" table:style-name="ce2">
            <text:p>0.00E+00</text:p>
          </table:table-cell>
          <table:table-cell office:value-type="float" office:value="0" table:formula="of:=-[.$M$1]*[.E646]" table:style-name="ce2">
            <text:p>0.00E+00</text:p>
          </table:table-cell>
          <table:table-cell office:value-type="float" office:value="-0.43953468266455747" table:formula="of:=[.$M$2]*[.D646]+[.$O$2]*(-[.E646])+[.F646]" table:style-name="ce7">
            <text:p>-0.43953</text:p>
          </table:table-cell>
          <table:table-cell office:value-type="float" office:value="0" table:formula="of:=[.N646]" table:style-name="ce7">
            <text:p>0.00000</text:p>
          </table:table-cell>
          <table:table-cell office:value-type="float" office:value="0.12026417893523725" table:formula="of:=[.$M$2]*[.E646]+[.$O$2]*[.D646]+[.G646]" table:style-name="ce7">
            <text:p>0.120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5" table:style-name="ce3">
            <text:p>6.45</text:p>
          </table:table-cell>
          <table:table-cell office:value-type="float" office:value="-3.4479549" table:style-name="ce2">
            <text:p>-3.45E+00</text:p>
          </table:table-cell>
          <table:table-cell office:value-type="float" office:value="-6.0178165465271834E-2" table:formula="of:=[.B647]*PI()/180" table:style-name="ce2">
            <text:p>-6.02E-02</text:p>
          </table:table-cell>
          <table:table-cell office:value-type="float" office:value="0.99818984057724036" table:formula="of:=COS([.C647])" table:style-name="ce2">
            <text:p>9.98E-01</text:p>
          </table:table-cell>
          <table:table-cell office:value-type="float" office:value="-6.0141850390419145E-2" table:formula="of:=SIN([.C647])" table:style-name="ce2">
            <text:p>-6.01E-02</text:p>
          </table:table-cell>
          <table:table-cell office:value-type="float" office:value="0" table:formula="of:=-[.$M$1]*[.D647]+[.$M$1]" table:style-name="ce2">
            <text:p>0.00E+00</text:p>
          </table:table-cell>
          <table:table-cell office:value-type="float" office:value="0" table:formula="of:=-[.$M$1]*[.E647]" table:style-name="ce2">
            <text:p>0.00E+00</text:p>
          </table:table-cell>
          <table:table-cell office:value-type="float" office:value="-0.43969929579519795" table:formula="of:=[.$M$2]*[.D647]+[.$O$2]*(-[.E647])+[.F647]" table:style-name="ce7">
            <text:p>-0.43970</text:p>
          </table:table-cell>
          <table:table-cell office:value-type="float" office:value="0" table:formula="of:=[.N647]" table:style-name="ce7">
            <text:p>0.00000</text:p>
          </table:table-cell>
          <table:table-cell office:value-type="float" office:value="0.11966093463284934" table:formula="of:=[.$M$2]*[.E647]+[.$O$2]*[.D647]+[.G647]" table:style-name="ce7">
            <text:p>0.119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6" table:style-name="ce3">
            <text:p>6.46</text:p>
          </table:table-cell>
          <table:table-cell office:value-type="float" office:value="-3.3640786" table:style-name="ce2">
            <text:p>-3.36E+00</text:p>
          </table:table-cell>
          <table:table-cell office:value-type="float" office:value="-5.8714247865881308E-2" table:formula="of:=[.B648]*PI()/180" table:style-name="ce2">
            <text:p>-5.87E-02</text:p>
          </table:table-cell>
          <table:table-cell office:value-type="float" office:value="0.99827681367149756" table:formula="of:=COS([.C648])" table:style-name="ce2">
            <text:p>9.98E-01</text:p>
          </table:table-cell>
          <table:table-cell office:value-type="float" office:value="-5.8680518793567484E-2" table:formula="of:=SIN([.C648])" table:style-name="ce2">
            <text:p>-5.87E-02</text:p>
          </table:table-cell>
          <table:table-cell office:value-type="float" office:value="0" table:formula="of:=-[.$M$1]*[.D648]+[.$M$1]" table:style-name="ce2">
            <text:p>0.00E+00</text:p>
          </table:table-cell>
          <table:table-cell office:value-type="float" office:value="0" table:formula="of:=-[.$M$1]*[.E648]" table:style-name="ce2">
            <text:p>0.00E+00</text:p>
          </table:table-cell>
          <table:table-cell office:value-type="float" office:value="-0.43987399833105328" table:formula="of:=[.$M$2]*[.D648]+[.$O$2]*(-[.E648])+[.F648]" table:style-name="ce7">
            <text:p>-0.43987</text:p>
          </table:table-cell>
          <table:table-cell office:value-type="float" office:value="0" table:formula="of:=[.N648]" table:style-name="ce7">
            <text:p>0.00000</text:p>
          </table:table-cell>
          <table:table-cell office:value-type="float" office:value="0.11901712310525972" table:formula="of:=[.$M$2]*[.E648]+[.$O$2]*[.D648]+[.G648]" table:style-name="ce7">
            <text:p>0.119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7" table:style-name="ce3">
            <text:p>6.47</text:p>
          </table:table-cell>
          <table:table-cell office:value-type="float" office:value="-3.2750028000000002" table:style-name="ce2">
            <text:p>-3.28E+00</text:p>
          </table:table-cell>
          <table:table-cell office:value-type="float" office:value="-5.7159581872033349E-2" table:formula="of:=[.B649]*PI()/180" table:style-name="ce2">
            <text:p>-5.72E-02</text:p>
          </table:table-cell>
          <table:table-cell office:value-type="float" office:value="0.99836683583134322" table:formula="of:=COS([.C649])" table:style-name="ce2">
            <text:p>9.98E-01</text:p>
          </table:table-cell>
          <table:table-cell office:value-type="float" office:value="-5.7128461489101751E-2" table:formula="of:=SIN([.C649])" table:style-name="ce2">
            <text:p>-5.71E-02</text:p>
          </table:table-cell>
          <table:table-cell office:value-type="float" office:value="0" table:formula="of:=-[.$M$1]*[.D649]+[.$M$1]" table:style-name="ce2">
            <text:p>0.00E+00</text:p>
          </table:table-cell>
          <table:table-cell office:value-type="float" office:value="0" table:formula="of:=-[.$M$1]*[.E649]" table:style-name="ce2">
            <text:p>0.00E+00</text:p>
          </table:table-cell>
          <table:table-cell office:value-type="float" office:value="-0.44005849854587575" table:formula="of:=[.$M$2]*[.D649]+[.$O$2]*(-[.E649])+[.F649]" table:style-name="ce7">
            <text:p>-0.44006</text:p>
          </table:table-cell>
          <table:table-cell office:value-type="float" office:value="0" table:formula="of:=[.N649]" table:style-name="ce7">
            <text:p>0.00000</text:p>
          </table:table-cell>
          <table:table-cell office:value-type="float" office:value="0.11833312240260321" table:formula="of:=[.$M$2]*[.E649]+[.$O$2]*[.D649]+[.G649]" table:style-name="ce7">
            <text:p>0.1183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8" table:style-name="ce3">
            <text:p>6.48</text:p>
          </table:table-cell>
          <table:table-cell office:value-type="float" office:value="-3.1808008999999999" table:style-name="ce2">
            <text:p>-3.18E+00</text:p>
          </table:table-cell>
          <table:table-cell office:value-type="float" office:value="-5.5515448555398902E-2" table:formula="of:=[.B650]*PI()/180" table:style-name="ce2">
            <text:p>-5.55E-02</text:p>
          </table:table-cell>
          <table:table-cell office:value-type="float" office:value="0.9984594132163751" table:formula="of:=COS([.C650])" table:style-name="ce2">
            <text:p>9.98E-01</text:p>
          </table:table-cell>
          <table:table-cell office:value-type="float" office:value="-5.5486936837529678E-2" table:formula="of:=SIN([.C650])" table:style-name="ce2">
            <text:p>-5.55E-02</text:p>
          </table:table-cell>
          <table:table-cell office:value-type="float" office:value="0" table:formula="of:=-[.$M$1]*[.D650]+[.$M$1]" table:style-name="ce2">
            <text:p>0.00E+00</text:p>
          </table:table-cell>
          <table:table-cell office:value-type="float" office:value="0" table:formula="of:=-[.$M$1]*[.E650]" table:style-name="ce2">
            <text:p>0.00E+00</text:p>
          </table:table-cell>
          <table:table-cell office:value-type="float" office:value="-0.44025245910993466" table:formula="of:=[.$M$2]*[.D650]+[.$O$2]*(-[.E650])+[.F650]" table:style-name="ce7">
            <text:p>-0.44025</text:p>
          </table:table-cell>
          <table:table-cell office:value-type="float" office:value="0" table:formula="of:=[.N650]" table:style-name="ce7">
            <text:p>0.00000</text:p>
          </table:table-cell>
          <table:table-cell office:value-type="float" office:value="0.11760944795234486" table:formula="of:=[.$M$2]*[.E650]+[.$O$2]*[.D650]+[.G650]" table:style-name="ce7">
            <text:p>0.1176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49" table:style-name="ce3">
            <text:p>6.49</text:p>
          </table:table-cell>
          <table:table-cell office:value-type="float" office:value="-3.0816517000000001" table:style-name="ce2">
            <text:p>-3.08E+00</text:p>
          </table:table-cell>
          <table:table-cell office:value-type="float" office:value="-5.3784968564680541E-2" table:formula="of:=[.B651]*PI()/180" table:style-name="ce2">
            <text:p>-5.38E-02</text:p>
          </table:table-cell>
          <table:table-cell office:value-type="float" office:value="0.99855393722896069" table:formula="of:=COS([.C651])" table:style-name="ce2">
            <text:p>9.99E-01</text:p>
          </table:table-cell>
          <table:table-cell office:value-type="float" office:value="-5.3759040584267219E-2" table:formula="of:=SIN([.C651])" table:style-name="ce2">
            <text:p>-5.38E-02</text:p>
          </table:table-cell>
          <table:table-cell office:value-type="float" office:value="0" table:formula="of:=-[.$M$1]*[.D651]+[.$M$1]" table:style-name="ce2">
            <text:p>0.00E+00</text:p>
          </table:table-cell>
          <table:table-cell office:value-type="float" office:value="0" table:formula="of:=-[.$M$1]*[.E651]" table:style-name="ce2">
            <text:p>0.00E+00</text:p>
          </table:table-cell>
          <table:table-cell office:value-type="float" office:value="-0.44045532062350251" table:formula="of:=[.$M$2]*[.D651]+[.$O$2]*(-[.E651])+[.F651]" table:style-name="ce7">
            <text:p>-0.44046</text:p>
          </table:table-cell>
          <table:table-cell office:value-type="float" office:value="0" table:formula="of:=[.N651]" table:style-name="ce7">
            <text:p>0.00000</text:p>
          </table:table-cell>
          <table:table-cell office:value-type="float" office:value="0.11684742416693494" table:formula="of:=[.$M$2]*[.E651]+[.$O$2]*[.D651]+[.G651]" table:style-name="ce7">
            <text:p>0.1168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" table:style-name="ce3">
            <text:p>6.50</text:p>
          </table:table-cell>
          <table:table-cell office:value-type="float" office:value="-2.9777721000000001" table:style-name="ce2">
            <text:p>-2.98E+00</text:p>
          </table:table-cell>
          <table:table-cell office:value-type="float" office:value="-5.1971927519025837E-2" table:formula="of:=[.B652]*PI()/180" table:style-name="ce2">
            <text:p>-5.20E-02</text:p>
          </table:table-cell>
          <table:table-cell office:value-type="float" office:value="0.99864976334093947" table:formula="of:=COS([.C652])" table:style-name="ce2">
            <text:p>9.99E-01</text:p>
          </table:table-cell>
          <table:table-cell office:value-type="float" office:value="-5.1948533945488123E-2" table:formula="of:=SIN([.C652])" table:style-name="ce2">
            <text:p>-5.19E-02</text:p>
          </table:table-cell>
          <table:table-cell office:value-type="float" office:value="0" table:formula="of:=-[.$M$1]*[.D652]+[.$M$1]" table:style-name="ce2">
            <text:p>0.00E+00</text:p>
          </table:table-cell>
          <table:table-cell office:value-type="float" office:value="0" table:formula="of:=-[.$M$1]*[.E652]" table:style-name="ce2">
            <text:p>0.00E+00</text:p>
          </table:table-cell>
          <table:table-cell office:value-type="float" office:value="-0.44066644576946268" table:formula="of:=[.$M$2]*[.D652]+[.$O$2]*(-[.E652])+[.F652]" table:style-name="ce7">
            <text:p>-0.44067</text:p>
          </table:table-cell>
          <table:table-cell office:value-type="float" office:value="0" table:formula="of:=[.N652]" table:style-name="ce7">
            <text:p>0.00000</text:p>
          </table:table-cell>
          <table:table-cell office:value-type="float" office:value="0.11604866898378963" table:formula="of:=[.$M$2]*[.E652]+[.$O$2]*[.D652]+[.G652]" table:style-name="ce7">
            <text:p>0.1160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1" table:style-name="ce3">
            <text:p>6.51</text:p>
          </table:table-cell>
          <table:table-cell office:value-type="float" office:value="-2.8693791000000002" table:style-name="ce2">
            <text:p>-2.87E+00</text:p>
          </table:table-cell>
          <table:table-cell office:value-type="float" office:value="-5.008011278291162E-2" table:formula="of:=[.B653]*PI()/180" table:style-name="ce2">
            <text:p>-5.01E-02</text:p>
          </table:table-cell>
          <table:table-cell office:value-type="float" office:value="0.99874625321961408" table:formula="of:=COS([.C653])" table:style-name="ce2">
            <text:p>9.99E-01</text:p>
          </table:table-cell>
          <table:table-cell office:value-type="float" office:value="-5.0059181773002087E-2" table:formula="of:=SIN([.C653])" table:style-name="ce2">
            <text:p>-5.01E-02</text:p>
          </table:table-cell>
          <table:table-cell office:value-type="float" office:value="0" table:formula="of:=-[.$M$1]*[.D653]+[.$M$1]" table:style-name="ce2">
            <text:p>0.00E+00</text:p>
          </table:table-cell>
          <table:table-cell office:value-type="float" office:value="0" table:formula="of:=-[.$M$1]*[.E653]" table:style-name="ce2">
            <text:p>0.00E+00</text:p>
          </table:table-cell>
          <table:table-cell office:value-type="float" office:value="-0.44088519965638068" table:formula="of:=[.$M$2]*[.D653]+[.$O$2]*(-[.E653])+[.F653]" table:style-name="ce7">
            <text:p>-0.44089</text:p>
          </table:table-cell>
          <table:table-cell office:value-type="float" office:value="0" table:formula="of:=[.N653]" table:style-name="ce7">
            <text:p>0.00000</text:p>
          </table:table-cell>
          <table:table-cell office:value-type="float" office:value="0.11521480253836033" table:formula="of:=[.$M$2]*[.E653]+[.$O$2]*[.D653]+[.G653]" table:style-name="ce7">
            <text:p>0.115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2" table:style-name="ce3">
            <text:p>6.52</text:p>
          </table:table-cell>
          <table:table-cell office:value-type="float" office:value="-2.7566898000000002" table:style-name="ce2">
            <text:p>-2.76E+00</text:p>
          </table:table-cell>
          <table:table-cell office:value-type="float" office:value="-4.8113313466143982E-2" table:formula="of:=[.B654]*PI()/180" table:style-name="ce2">
            <text:p>-4.81E-02</text:p>
          </table:table-cell>
          <table:table-cell office:value-type="float" office:value="0.99884277779642727" table:formula="of:=COS([.C654])" table:style-name="ce2">
            <text:p>9.99E-01</text:p>
          </table:table-cell>
          <table:table-cell office:value-type="float" office:value="-4.8094752769059619E-2" table:formula="of:=SIN([.C654])" table:style-name="ce2">
            <text:p>-4.81E-02</text:p>
          </table:table-cell>
          <table:table-cell office:value-type="float" office:value="0" table:formula="of:=-[.$M$1]*[.D654]+[.$M$1]" table:style-name="ce2">
            <text:p>0.00E+00</text:p>
          </table:table-cell>
          <table:table-cell office:value-type="float" office:value="0" table:formula="of:=-[.$M$1]*[.E654]" table:style-name="ce2">
            <text:p>0.00E+00</text:p>
          </table:table-cell>
          <table:table-cell office:value-type="float" office:value="-0.44111095116746368" table:formula="of:=[.$M$2]*[.D654]+[.$O$2]*(-[.E654])+[.F654]" table:style-name="ce7">
            <text:p>-0.44111</text:p>
          </table:table-cell>
          <table:table-cell office:value-type="float" office:value="0" table:formula="of:=[.N654]" table:style-name="ce7">
            <text:p>0.00000</text:p>
          </table:table-cell>
          <table:table-cell office:value-type="float" office:value="0.11434744754534523" table:formula="of:=[.$M$2]*[.E654]+[.$O$2]*[.D654]+[.G654]" table:style-name="ce7">
            <text:p>0.114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3" table:style-name="ce3">
            <text:p>6.53</text:p>
          </table:table-cell>
          <table:table-cell office:value-type="float" office:value="-2.6399210000000002" table:style-name="ce2">
            <text:p>-2.64E+00</text:p>
          </table:table-cell>
          <table:table-cell office:value-type="float" office:value="-4.6075313442541226E-2" table:formula="of:=[.B655]*PI()/180" table:style-name="ce2">
            <text:p>-4.61E-02</text:p>
          </table:table-cell>
          <table:table-cell office:value-type="float" office:value="0.99893872051775312" table:formula="of:=COS([.C655])" table:style-name="ce2">
            <text:p>9.99E-01</text:p>
          </table:table-cell>
          <table:table-cell office:value-type="float" office:value="-4.6059012694089796E-2" table:formula="of:=SIN([.C655])" table:style-name="ce2">
            <text:p>-4.61E-02</text:p>
          </table:table-cell>
          <table:table-cell office:value-type="float" office:value="0" table:formula="of:=-[.$M$1]*[.D655]+[.$M$1]" table:style-name="ce2">
            <text:p>0.00E+00</text:p>
          </table:table-cell>
          <table:table-cell office:value-type="float" office:value="0" table:formula="of:=-[.$M$1]*[.E655]" table:style-name="ce2">
            <text:p>0.00E+00</text:p>
          </table:table-cell>
          <table:table-cell office:value-type="float" office:value="-0.44134307504241932" table:formula="of:=[.$M$2]*[.D655]+[.$O$2]*(-[.E655])+[.F655]" table:style-name="ce7">
            <text:p>-0.44134</text:p>
          </table:table-cell>
          <table:table-cell office:value-type="float" office:value="0" table:formula="of:=[.N655]" table:style-name="ce7">
            <text:p>0.00000</text:p>
          </table:table-cell>
          <table:table-cell office:value-type="float" office:value="0.1134482265709845" table:formula="of:=[.$M$2]*[.E655]+[.$O$2]*[.D655]+[.G655]" table:style-name="ce7">
            <text:p>0.1134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4" table:style-name="ce3">
            <text:p>6.54</text:p>
          </table:table-cell>
          <table:table-cell office:value-type="float" office:value="-2.5192899" table:style-name="ce2">
            <text:p>-2.52E+00</text:p>
          </table:table-cell>
          <table:table-cell office:value-type="float" office:value="-4.3969903567238691E-2" table:formula="of:=[.B656]*PI()/180" table:style-name="ce2">
            <text:p>-4.40E-02</text:p>
          </table:table-cell>
          <table:table-cell office:value-type="float" office:value="0.99903347952392307" table:formula="of:=COS([.C656])" table:style-name="ce2">
            <text:p>9.99E-01</text:p>
          </table:table-cell>
          <table:table-cell office:value-type="float" office:value="-4.3955736716874388E-2" table:formula="of:=SIN([.C656])" table:style-name="ce2">
            <text:p>-4.40E-02</text:p>
          </table:table-cell>
          <table:table-cell office:value-type="float" office:value="0" table:formula="of:=-[.$M$1]*[.D656]+[.$M$1]" table:style-name="ce2">
            <text:p>0.00E+00</text:p>
          </table:table-cell>
          <table:table-cell office:value-type="float" office:value="0" table:formula="of:=-[.$M$1]*[.E656]" table:style-name="ce2">
            <text:p>0.00E+00</text:p>
          </table:table-cell>
          <table:table-cell office:value-type="float" office:value="-0.44158095170095274" table:formula="of:=[.$M$2]*[.D656]+[.$O$2]*(-[.E656])+[.F656]" table:style-name="ce7">
            <text:p>-0.44158</text:p>
          </table:table-cell>
          <table:table-cell office:value-type="float" office:value="0" table:formula="of:=[.N656]" table:style-name="ce7">
            <text:p>0.00000</text:p>
          </table:table-cell>
          <table:table-cell office:value-type="float" office:value="0.11251876774512251" table:formula="of:=[.$M$2]*[.E656]+[.$O$2]*[.D656]+[.G656]" table:style-name="ce7">
            <text:p>0.112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5" table:style-name="ce3">
            <text:p>6.55</text:p>
          </table:table-cell>
          <table:table-cell office:value-type="float" office:value="-2.3950135000000001" table:style-name="ce2">
            <text:p>-2.40E+00</text:p>
          </table:table-cell>
          <table:table-cell office:value-type="float" office:value="-4.1800871204713215E-2" table:formula="of:=[.B657]*PI()/180" table:style-name="ce2">
            <text:p>-4.18E-02</text:p>
          </table:table-cell>
          <table:table-cell office:value-type="float" office:value="0.99912647078844341" table:formula="of:=COS([.C657])" table:style-name="ce2">
            <text:p>9.99E-01</text:p>
          </table:table-cell>
          <table:table-cell office:value-type="float" office:value="-4.1788699068403989E-2" table:formula="of:=SIN([.C657])" table:style-name="ce2">
            <text:p>-4.18E-02</text:p>
          </table:table-cell>
          <table:table-cell office:value-type="float" office:value="0" table:formula="of:=-[.$M$1]*[.D657]+[.$M$1]" table:style-name="ce2">
            <text:p>0.00E+00</text:p>
          </table:table-cell>
          <table:table-cell office:value-type="float" office:value="0" table:formula="of:=-[.$M$1]*[.E657]" table:style-name="ce2">
            <text:p>0.00E+00</text:p>
          </table:table-cell>
          <table:table-cell office:value-type="float" office:value="-0.44182396960536308" table:formula="of:=[.$M$2]*[.D657]+[.$O$2]*(-[.E657])+[.F657]" table:style-name="ce7">
            <text:p>-0.44182</text:p>
          </table:table-cell>
          <table:table-cell office:value-type="float" office:value="0" table:formula="of:=[.N657]" table:style-name="ce7">
            <text:p>0.00000</text:p>
          </table:table-cell>
          <table:table-cell office:value-type="float" office:value="0.11156070043774026" table:formula="of:=[.$M$2]*[.E657]+[.$O$2]*[.D657]+[.G657]" table:style-name="ce7">
            <text:p>0.111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6" table:style-name="ce3">
            <text:p>6.56</text:p>
          </table:table-cell>
          <table:table-cell office:value-type="float" office:value="-2.2673085999999998" table:style-name="ce2">
            <text:p>-2.27E+00</text:p>
          </table:table-cell>
          <table:table-cell office:value-type="float" office:value="-3.95720002287831E-2" table:formula="of:=[.B658]*PI()/180" table:style-name="ce2">
            <text:p>-3.96E-02</text:p>
          </table:table-cell>
          <table:table-cell office:value-type="float" office:value="0.99921713056770145" table:formula="of:=COS([.C658])" table:style-name="ce2">
            <text:p>9.99E-01</text:p>
          </table:table-cell>
          <table:table-cell office:value-type="float" office:value="-3.9561673119940882E-2" table:formula="of:=SIN([.C658])" table:style-name="ce2">
            <text:p>-3.96E-02</text:p>
          </table:table-cell>
          <table:table-cell office:value-type="float" office:value="0" table:formula="of:=-[.$M$1]*[.D658]+[.$M$1]" table:style-name="ce2">
            <text:p>0.00E+00</text:p>
          </table:table-cell>
          <table:table-cell office:value-type="float" office:value="0" table:formula="of:=-[.$M$1]*[.E658]" table:style-name="ce2">
            <text:p>0.00E+00</text:p>
          </table:table-cell>
          <table:table-cell office:value-type="float" office:value="-0.44207152634609714" table:formula="of:=[.$M$2]*[.D658]+[.$O$2]*(-[.E658])+[.F658]" table:style-name="ce7">
            <text:p>-0.44207</text:p>
          </table:table-cell>
          <table:table-cell office:value-type="float" office:value="0" table:formula="of:=[.N658]" table:style-name="ce7">
            <text:p>0.00000</text:p>
          </table:table-cell>
          <table:table-cell office:value-type="float" office:value="0.11057565552160187" table:formula="of:=[.$M$2]*[.E658]+[.$O$2]*[.D658]+[.G658]" table:style-name="ce7">
            <text:p>0.1105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7" table:style-name="ce3">
            <text:p>6.57</text:p>
          </table:table-cell>
          <table:table-cell office:value-type="float" office:value="-2.1363922999999998" table:style-name="ce2">
            <text:p>-2.14E+00</text:p>
          </table:table-cell>
          <table:table-cell office:value-type="float" office:value="-3.7287079749254451E-2" table:formula="of:=[.B659]*PI()/180" table:style-name="ce2">
            <text:p>-3.73E-02</text:p>
          </table:table-cell>
          <table:table-cell office:value-type="float" office:value="0.99930491738012317" table:formula="of:=COS([.C659])" table:style-name="ce2">
            <text:p>9.99E-01</text:p>
          </table:table-cell>
          <table:table-cell office:value-type="float" office:value="-3.7278440148497759E-2" table:formula="of:=SIN([.C659])" table:style-name="ce2">
            <text:p>-3.73E-02</text:p>
          </table:table-cell>
          <table:table-cell office:value-type="float" office:value="0" table:formula="of:=-[.$M$1]*[.D659]+[.$M$1]" table:style-name="ce2">
            <text:p>0.00E+00</text:p>
          </table:table-cell>
          <table:table-cell office:value-type="float" office:value="0" table:formula="of:=-[.$M$1]*[.E659]" table:style-name="ce2">
            <text:p>0.00E+00</text:p>
          </table:table-cell>
          <table:table-cell office:value-type="float" office:value="-0.44232302870946266" table:formula="of:=[.$M$2]*[.D659]+[.$O$2]*(-[.E659])+[.F659]" table:style-name="ce7">
            <text:p>-0.44232</text:p>
          </table:table-cell>
          <table:table-cell office:value-type="float" office:value="0" table:formula="of:=[.N659]" table:style-name="ce7">
            <text:p>0.00000</text:p>
          </table:table-cell>
          <table:table-cell office:value-type="float" office:value="0.10956526946659631" table:formula="of:=[.$M$2]*[.E659]+[.$O$2]*[.D659]+[.G659]" table:style-name="ce7">
            <text:p>0.1095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8" table:style-name="ce3">
            <text:p>6.58</text:p>
          </table:table-cell>
          <table:table-cell office:value-type="float" office:value="-2.0024815999999999" table:style-name="ce2">
            <text:p>-2.00E+00</text:p>
          </table:table-cell>
          <table:table-cell office:value-type="float" office:value="-3.4949897130604077E-2" table:formula="of:=[.B660]*PI()/180" table:style-name="ce2">
            <text:p>-3.49E-02</text:p>
          </table:table-cell>
          <table:table-cell office:value-type="float" office:value="0.99938931451153179" table:formula="of:=COS([.C660])" table:style-name="ce2">
            <text:p>9.99E-01</text:p>
          </table:table-cell>
          <table:table-cell office:value-type="float" office:value="-3.4942782375914881E-2" table:formula="of:=SIN([.C660])" table:style-name="ce2">
            <text:p>-3.49E-02</text:p>
          </table:table-cell>
          <table:table-cell office:value-type="float" office:value="0" table:formula="of:=-[.$M$1]*[.D660]+[.$M$1]" table:style-name="ce2">
            <text:p>0.00E+00</text:p>
          </table:table-cell>
          <table:table-cell office:value-type="float" office:value="0" table:formula="of:=-[.$M$1]*[.E660]" table:style-name="ce2">
            <text:p>0.00E+00</text:p>
          </table:table-cell>
          <table:table-cell office:value-type="float" office:value="-0.44257789444263423" table:formula="of:=[.$M$2]*[.D660]+[.$O$2]*(-[.E660])+[.F660]" table:style-name="ce7">
            <text:p>-0.44258</text:p>
          </table:table-cell>
          <table:table-cell office:value-type="float" office:value="0" table:formula="of:=[.N660]" table:style-name="ce7">
            <text:p>0.00000</text:p>
          </table:table-cell>
          <table:table-cell office:value-type="float" office:value="0.1085311814674681" table:formula="of:=[.$M$2]*[.E660]+[.$O$2]*[.D660]+[.G660]" table:style-name="ce7">
            <text:p>0.108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59" table:style-name="ce3">
            <text:p>6.59</text:p>
          </table:table-cell>
          <table:table-cell office:value-type="float" office:value="-1.8657935999999999" table:style-name="ce2">
            <text:p>-1.87E+00</text:p>
          </table:table-cell>
          <table:table-cell office:value-type="float" office:value="-3.2564241482638069E-2" table:formula="of:=[.B661]*PI()/180" table:style-name="ce2">
            <text:p>-3.26E-02</text:p>
          </table:table-cell>
          <table:table-cell office:value-type="float" office:value="0.99946983194131611" table:formula="of:=COS([.C661])" table:style-name="ce2">
            <text:p>9.99E-01</text:p>
          </table:table-cell>
          <table:table-cell office:value-type="float" office:value="-3.255848643898044E-2" table:formula="of:=SIN([.C661])" table:style-name="ce2">
            <text:p>-3.26E-02</text:p>
          </table:table-cell>
          <table:table-cell office:value-type="float" office:value="0" table:formula="of:=-[.$M$1]*[.D661]+[.$M$1]" table:style-name="ce2">
            <text:p>0.00E+00</text:p>
          </table:table-cell>
          <table:table-cell office:value-type="float" office:value="0" table:formula="of:=-[.$M$1]*[.E661]" table:style-name="ce2">
            <text:p>0.00E+00</text:p>
          </table:table-cell>
          <table:table-cell office:value-type="float" office:value="-0.44283555279019593" table:formula="of:=[.$M$2]*[.D661]+[.$O$2]*(-[.E661])+[.F661]" table:style-name="ce7">
            <text:p>-0.44284</text:p>
          </table:table-cell>
          <table:table-cell office:value-type="float" office:value="0" table:formula="of:=[.N661]" table:style-name="ce7">
            <text:p>0.00000</text:p>
          </table:table-cell>
          <table:table-cell office:value-type="float" office:value="0.10747503517097158" table:formula="of:=[.$M$2]*[.E661]+[.$O$2]*[.D661]+[.G661]" table:style-name="ce7">
            <text:p>0.1074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" table:style-name="ce3">
            <text:p>6.60</text:p>
          </table:table-cell>
          <table:table-cell office:value-type="float" office:value="-1.7265451000000001" table:style-name="ce2">
            <text:p>-1.73E+00</text:p>
          </table:table-cell>
          <table:table-cell office:value-type="float" office:value="-3.0133896679174748E-2" table:formula="of:=[.B662]*PI()/180" table:style-name="ce2">
            <text:p>-3.01E-02</text:p>
          </table:table-cell>
          <table:table-cell office:value-type="float" office:value="0.9995460084910055" table:formula="of:=COS([.C662])" table:style-name="ce2">
            <text:p>1.00E+00</text:p>
          </table:table-cell>
          <table:table-cell office:value-type="float" office:value="-3.0129336363399276E-2" table:formula="of:=SIN([.C662])" table:style-name="ce2">
            <text:p>-3.01E-02</text:p>
          </table:table-cell>
          <table:table-cell office:value-type="float" office:value="0" table:formula="of:=-[.$M$1]*[.D662]+[.$M$1]" table:style-name="ce2">
            <text:p>0.00E+00</text:p>
          </table:table-cell>
          <table:table-cell office:value-type="float" office:value="0" table:formula="of:=-[.$M$1]*[.E662]" table:style-name="ce2">
            <text:p>0.00E+00</text:p>
          </table:table-cell>
          <table:table-cell office:value-type="float" office:value="-0.4430954461060414" table:formula="of:=[.$M$2]*[.D662]+[.$O$2]*(-[.E662])+[.F662]" table:style-name="ce7">
            <text:p>-0.44310</text:p>
          </table:table-cell>
          <table:table-cell office:value-type="float" office:value="0" table:formula="of:=[.N662]" table:style-name="ce7">
            <text:p>0.00000</text:p>
          </table:table-cell>
          <table:table-cell office:value-type="float" office:value="0.10639847574137593" table:formula="of:=[.$M$2]*[.E662]+[.$O$2]*[.D662]+[.G662]" table:style-name="ce7">
            <text:p>0.106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1" table:style-name="ce3">
            <text:p>6.61</text:p>
          </table:table-cell>
          <table:table-cell office:value-type="float" office:value="-1.5849532" table:style-name="ce2">
            <text:p>-1.58E+00</text:p>
          </table:table-cell>
          <table:table-cell office:value-type="float" office:value="-2.7662651830020188E-2" table:formula="of:=[.B663]*PI()/180" table:style-name="ce2">
            <text:p>-2.77E-02</text:p>
          </table:table-cell>
          <table:table-cell office:value-type="float" office:value="0.99961741324479225" table:formula="of:=COS([.C663])" table:style-name="ce2">
            <text:p>1.00E+00</text:p>
          </table:table-cell>
          <table:table-cell office:value-type="float" office:value="-2.7659123951964962E-2" table:formula="of:=SIN([.C663])" table:style-name="ce2">
            <text:p>-2.77E-02</text:p>
          </table:table-cell>
          <table:table-cell office:value-type="float" office:value="0" table:formula="of:=-[.$M$1]*[.D663]+[.$M$1]" table:style-name="ce2">
            <text:p>0.00E+00</text:p>
          </table:table-cell>
          <table:table-cell office:value-type="float" office:value="0" table:formula="of:=-[.$M$1]*[.E663]" table:style-name="ce2">
            <text:p>0.00E+00</text:p>
          </table:table-cell>
          <table:table-cell office:value-type="float" office:value="-0.44335702952096906" table:formula="of:=[.$M$2]*[.D663]+[.$O$2]*(-[.E663])+[.F663]" table:style-name="ce7">
            <text:p>-0.44336</text:p>
          </table:table-cell>
          <table:table-cell office:value-type="float" office:value="0" table:formula="of:=[.N663]" table:style-name="ce7">
            <text:p>0.00000</text:p>
          </table:table-cell>
          <table:table-cell office:value-type="float" office:value="0.10530315462673726" table:formula="of:=[.$M$2]*[.E663]+[.$O$2]*[.D663]+[.G663]" table:style-name="ce7">
            <text:p>0.105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2" table:style-name="ce3">
            <text:p>6.62</text:p>
          </table:table-cell>
          <table:table-cell office:value-type="float" office:value="-1.4412349" table:style-name="ce2">
            <text:p>-1.44E+00</text:p>
          </table:table-cell>
          <table:table-cell office:value-type="float" office:value="-2.5154294299651225E-2" table:formula="of:=[.B664]*PI()/180" table:style-name="ce2">
            <text:p>-2.52E-02</text:p>
          </table:table-cell>
          <table:table-cell office:value-type="float" office:value="0.9996836474203763" table:formula="of:=COS([.C664])" table:style-name="ce2">
            <text:p>1.00E+00</text:p>
          </table:table-cell>
          <table:table-cell office:value-type="float" office:value="-2.5151641701741008E-2" table:formula="of:=SIN([.C664])" table:style-name="ce2">
            <text:p>-2.52E-02</text:p>
          </table:table-cell>
          <table:table-cell office:value-type="float" office:value="0" table:formula="of:=-[.$M$1]*[.D664]+[.$M$1]" table:style-name="ce2">
            <text:p>0.00E+00</text:p>
          </table:table-cell>
          <table:table-cell office:value-type="float" office:value="0" table:formula="of:=-[.$M$1]*[.E664]" table:style-name="ce2">
            <text:p>0.00E+00</text:p>
          </table:table-cell>
          <table:table-cell office:value-type="float" office:value="-0.44361977243596795" table:formula="of:=[.$M$2]*[.D664]+[.$O$2]*(-[.E664])+[.F664]" table:style-name="ce7">
            <text:p>-0.44362</text:p>
          </table:table-cell>
          <table:table-cell office:value-type="float" office:value="0" table:formula="of:=[.N664]" table:style-name="ce7">
            <text:p>0.00000</text:p>
          </table:table-cell>
          <table:table-cell office:value-type="float" office:value="0.10419072657324166" table:formula="of:=[.$M$2]*[.E664]+[.$O$2]*[.D664]+[.G664]" table:style-name="ce7">
            <text:p>0.1041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3" table:style-name="ce3">
            <text:p>6.63</text:p>
          </table:table-cell>
          <table:table-cell office:value-type="float" office:value="-1.2956072000000001" table:style-name="ce2">
            <text:p>-1.30E+00</text:p>
          </table:table-cell>
          <table:table-cell office:value-type="float" office:value="-2.2612611452544677E-2" table:formula="of:=[.B665]*PI()/180" table:style-name="ce2">
            <text:p>-2.26E-02</text:p>
          </table:table-cell>
          <table:table-cell office:value-type="float" office:value="0.99974434579556948" table:formula="of:=COS([.C665])" table:style-name="ce2">
            <text:p>1.00E+00</text:p>
          </table:table-cell>
          <table:table-cell office:value-type="float" office:value="-2.2610684416635916E-2" table:formula="of:=SIN([.C665])" table:style-name="ce2">
            <text:p>-2.26E-02</text:p>
          </table:table-cell>
          <table:table-cell office:value-type="float" office:value="0" table:formula="of:=-[.$M$1]*[.D665]+[.$M$1]" table:style-name="ce2">
            <text:p>0.00E+00</text:p>
          </table:table-cell>
          <table:table-cell office:value-type="float" office:value="0" table:formula="of:=-[.$M$1]*[.E665]" table:style-name="ce2">
            <text:p>0.00E+00</text:p>
          </table:table-cell>
          <table:table-cell office:value-type="float" office:value="-0.44388315900865644" table:formula="of:=[.$M$2]*[.D665]+[.$O$2]*(-[.E665])+[.F665]" table:style-name="ce7">
            <text:p>-0.44388</text:p>
          </table:table-cell>
          <table:table-cell office:value-type="float" office:value="0" table:formula="of:=[.N665]" table:style-name="ce7">
            <text:p>0.00000</text:p>
          </table:table-cell>
          <table:table-cell office:value-type="float" office:value="0.10306285047724924" table:formula="of:=[.$M$2]*[.E665]+[.$O$2]*[.D665]+[.G665]" table:style-name="ce7">
            <text:p>0.1030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4" table:style-name="ce3">
            <text:p>6.64</text:p>
          </table:table-cell>
          <table:table-cell office:value-type="float" office:value="-1.1482870000000001" table:style-name="ce2">
            <text:p>-1.15E+00</text:p>
          </table:table-cell>
          <table:table-cell office:value-type="float" office:value="-2.0041388907848127E-2" table:formula="of:=[.B666]*PI()/180" table:style-name="ce2">
            <text:p>-2.00E-02</text:p>
          </table:table-cell>
          <table:table-cell office:value-type="float" office:value="0.9997991780872556" table:formula="of:=COS([.C666])" table:style-name="ce2">
            <text:p>1.00E+00</text:p>
          </table:table-cell>
          <table:table-cell office:value-type="float" office:value="-2.004004730653447E-2" table:formula="of:=SIN([.C666])" table:style-name="ce2">
            <text:p>-2.00E-02</text:p>
          </table:table-cell>
          <table:table-cell office:value-type="float" office:value="0" table:formula="of:=-[.$M$1]*[.D666]+[.$M$1]" table:style-name="ce2">
            <text:p>0.00E+00</text:p>
          </table:table-cell>
          <table:table-cell office:value-type="float" office:value="0" table:formula="of:=-[.$M$1]*[.E666]" table:style-name="ce2">
            <text:p>0.00E+00</text:p>
          </table:table-cell>
          <table:table-cell office:value-type="float" office:value="-0.44414668894521703" table:formula="of:=[.$M$2]*[.D666]+[.$O$2]*(-[.E666])+[.F666]" table:style-name="ce7">
            <text:p>-0.44415</text:p>
          </table:table-cell>
          <table:table-cell office:value-type="float" office:value="0" table:formula="of:=[.N666]" table:style-name="ce7">
            <text:p>0.00000</text:p>
          </table:table-cell>
          <table:table-cell office:value-type="float" office:value="0.1019211886655598" table:formula="of:=[.$M$2]*[.E666]+[.$O$2]*[.D666]+[.G666]" table:style-name="ce7">
            <text:p>0.101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5" table:style-name="ce3">
            <text:p>6.65</text:p>
          </table:table-cell>
          <table:table-cell office:value-type="float" office:value="-0.99949144999999995" table:style-name="ce2">
            <text:p>-9.99E-01</text:p>
          </table:table-cell>
          <table:table-cell office:value-type="float" office:value="-1.7444416648032278E-2" table:formula="of:=[.B667]*PI()/180" table:style-name="ce2">
            <text:p>-1.74E-02</text:p>
          </table:table-cell>
          <table:table-cell office:value-type="float" office:value="0.99984785002233079" table:formula="of:=COS([.C667])" table:style-name="ce2">
            <text:p>1.00E+00</text:p>
          </table:table-cell>
          <table:table-cell office:value-type="float" office:value="-1.7443531916523435E-2" table:formula="of:=SIN([.C667])" table:style-name="ce2">
            <text:p>-1.74E-02</text:p>
          </table:table-cell>
          <table:table-cell office:value-type="float" office:value="0" table:formula="of:=-[.$M$1]*[.D667]+[.$M$1]" table:style-name="ce2">
            <text:p>0.00E+00</text:p>
          </table:table-cell>
          <table:table-cell office:value-type="float" office:value="0" table:formula="of:=-[.$M$1]*[.E667]" table:style-name="ce2">
            <text:p>0.00E+00</text:p>
          </table:table-cell>
          <table:table-cell office:value-type="float" office:value="-0.44440987742672511" table:formula="of:=[.$M$2]*[.D667]+[.$O$2]*(-[.E667])+[.F667]" table:style-name="ce7">
            <text:p>-0.44441</text:p>
          </table:table-cell>
          <table:table-cell office:value-type="float" office:value="0" table:formula="of:=[.N667]" table:style-name="ce7">
            <text:p>0.00000</text:p>
          </table:table-cell>
          <table:table-cell office:value-type="float" office:value="0.10076740964003787" table:formula="of:=[.$M$2]*[.E667]+[.$O$2]*[.D667]+[.G667]" table:style-name="ce7">
            <text:p>0.100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6" table:style-name="ce3">
            <text:p>6.66</text:p>
          </table:table-cell>
          <table:table-cell office:value-type="float" office:value="-0.84943743999999999" table:style-name="ce2">
            <text:p>-8.49E-01</text:p>
          </table:table-cell>
          <table:table-cell office:value-type="float" office:value="-1.4825480117711782E-2" table:formula="of:=[.B668]*PI()/180" table:style-name="ce2">
            <text:p>-1.48E-02</text:p>
          </table:table-cell>
          <table:table-cell office:value-type="float" office:value="0.99989010458253247" table:formula="of:=COS([.C668])" table:style-name="ce2">
            <text:p>1.00E+00</text:p>
          </table:table-cell>
          <table:table-cell office:value-type="float" office:value="-1.4824937029623949E-2" table:formula="of:=SIN([.C668])" table:style-name="ce2">
            <text:p>-1.48E-02</text:p>
          </table:table-cell>
          <table:table-cell office:value-type="float" office:value="0" table:formula="of:=-[.$M$1]*[.D668]+[.$M$1]" table:style-name="ce2">
            <text:p>0.00E+00</text:p>
          </table:table-cell>
          <table:table-cell office:value-type="float" office:value="0" table:formula="of:=-[.$M$1]*[.E668]" table:style-name="ce2">
            <text:p>0.00E+00</text:p>
          </table:table-cell>
          <table:table-cell office:value-type="float" office:value="-0.44467225651051268" table:formula="of:=[.$M$2]*[.D668]+[.$O$2]*(-[.E668])+[.F668]" table:style-name="ce7">
            <text:p>-0.44467</text:p>
          </table:table-cell>
          <table:table-cell office:value-type="float" office:value="0" table:formula="of:=[.N668]" table:style-name="ce7">
            <text:p>0.00000</text:p>
          </table:table-cell>
          <table:table-cell office:value-type="float" office:value="9.9603184135090755E-2" table:formula="of:=[.$M$2]*[.E668]+[.$O$2]*[.D668]+[.G668]" table:style-name="ce7">
            <text:p>0.099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7" table:style-name="ce3">
            <text:p>6.67</text:p>
          </table:table-cell>
          <table:table-cell office:value-type="float" office:value="-0.69834200000000002" table:style-name="ce2">
            <text:p>-6.98E-01</text:p>
          </table:table-cell>
          <table:table-cell office:value-type="float" office:value="-1.218836720496224E-2" table:formula="of:=[.B669]*PI()/180" table:style-name="ce2">
            <text:p>-1.22E-02</text:p>
          </table:table-cell>
          <table:table-cell office:value-type="float" office:value="0.99992572277197445" table:formula="of:=COS([.C669])" table:style-name="ce2">
            <text:p>1.00E+00</text:p>
          </table:table-cell>
          <table:table-cell office:value-type="float" office:value="-1.2188065430757844E-2" table:formula="of:=SIN([.C669])" table:style-name="ce2">
            <text:p>-1.22E-02</text:p>
          </table:table-cell>
          <table:table-cell office:value-type="float" office:value="0" table:formula="of:=-[.$M$1]*[.D669]+[.$M$1]" table:style-name="ce2">
            <text:p>0.00E+00</text:p>
          </table:table-cell>
          <table:table-cell office:value-type="float" office:value="0" table:formula="of:=-[.$M$1]*[.E669]" table:style-name="ce2">
            <text:p>0.00E+00</text:p>
          </table:table-cell>
          <table:table-cell office:value-type="float" office:value="-0.4449333748435173" table:formula="of:=[.$M$2]*[.D669]+[.$O$2]*(-[.E669])+[.F669]" table:style-name="ce7">
            <text:p>-0.44493</text:p>
          </table:table-cell>
          <table:table-cell office:value-type="float" office:value="0" table:formula="of:=[.N669]" table:style-name="ce7">
            <text:p>0.00000</text:p>
          </table:table-cell>
          <table:table-cell office:value-type="float" office:value="9.8430188206454688E-2" table:formula="of:=[.$M$2]*[.E669]+[.$O$2]*[.D669]+[.G669]" table:style-name="ce7">
            <text:p>0.098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8" table:style-name="ce3">
            <text:p>6.68</text:p>
          </table:table-cell>
          <table:table-cell office:value-type="float" office:value="-0.54642212000000001" table:style-name="ce2">
            <text:p>-5.46E-01</text:p>
          </table:table-cell>
          <table:table-cell office:value-type="float" office:value="-9.5368650997275581E-3" table:formula="of:=[.B670]*PI()/180" table:style-name="ce2">
            <text:p>-9.54E-03</text:p>
          </table:table-cell>
          <table:table-cell office:value-type="float" office:value="0.99995452444670996" table:formula="of:=COS([.C670])" table:style-name="ce2">
            <text:p>1.00E+00</text:p>
          </table:table-cell>
          <table:table-cell office:value-type="float" office:value="-9.536720534550255E-3" table:formula="of:=SIN([.C670])" table:style-name="ce2">
            <text:p>-9.54E-03</text:p>
          </table:table-cell>
          <table:table-cell office:value-type="float" office:value="0" table:formula="of:=-[.$M$1]*[.D670]+[.$M$1]" table:style-name="ce2">
            <text:p>0.00E+00</text:p>
          </table:table-cell>
          <table:table-cell office:value-type="float" office:value="0" table:formula="of:=-[.$M$1]*[.E670]" table:style-name="ce2">
            <text:p>0.00E+00</text:p>
          </table:table-cell>
          <table:table-cell office:value-type="float" office:value="-0.44519279834596415" table:formula="of:=[.$M$2]*[.D670]+[.$O$2]*(-[.E670])+[.F670]" table:style-name="ce7">
            <text:p>-0.44519</text:p>
          </table:table-cell>
          <table:table-cell office:value-type="float" office:value="0" table:formula="of:=[.N670]" table:style-name="ce7">
            <text:p>0.00000</text:p>
          </table:table-cell>
          <table:table-cell office:value-type="float" office:value="9.7250101804006894E-2" table:formula="of:=[.$M$2]*[.E670]+[.$O$2]*[.D670]+[.G670]" table:style-name="ce7">
            <text:p>0.0972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69" table:style-name="ce3">
            <text:p>6.69</text:p>
          </table:table-cell>
          <table:table-cell office:value-type="float" office:value="-0.39389521" table:style-name="ce2">
            <text:p>-3.94E-01</text:p>
          </table:table-cell>
          <table:table-cell office:value-type="float" office:value="-6.874768322334494E-3" table:formula="of:=[.B671]*PI()/180" table:style-name="ce2">
            <text:p>-6.87E-03</text:p>
          </table:table-cell>
          <table:table-cell office:value-type="float" office:value="0.99997636887332941" table:formula="of:=COS([.C671])" table:style-name="ce2">
            <text:p>1.00E+00</text:p>
          </table:table-cell>
          <table:table-cell office:value-type="float" office:value="-6.8747141694088286E-3" table:formula="of:=SIN([.C671])" table:style-name="ce2">
            <text:p>-6.87E-03</text:p>
          </table:table-cell>
          <table:table-cell office:value-type="float" office:value="0" table:formula="of:=-[.$M$1]*[.D671]+[.$M$1]" table:style-name="ce2">
            <text:p>0.00E+00</text:p>
          </table:table-cell>
          <table:table-cell office:value-type="float" office:value="0" table:formula="of:=-[.$M$1]*[.E671]" table:style-name="ce2">
            <text:p>0.00E+00</text:p>
          </table:table-cell>
          <table:table-cell office:value-type="float" office:value="-0.44545010973663723" table:formula="of:=[.$M$2]*[.D671]+[.$O$2]*(-[.E671])+[.F671]" table:style-name="ce7">
            <text:p>-0.44545</text:p>
          </table:table-cell>
          <table:table-cell office:value-type="float" office:value="0" table:formula="of:=[.N671]" table:style-name="ce7">
            <text:p>0.00000</text:p>
          </table:table-cell>
          <table:table-cell office:value-type="float" office:value="9.6064612296192911E-2" table:formula="of:=[.$M$2]*[.E671]+[.$O$2]*[.D671]+[.G671]" table:style-name="ce7">
            <text:p>0.0960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" table:style-name="ce3">
            <text:p>6.70</text:p>
          </table:table-cell>
          <table:table-cell office:value-type="float" office:value="-0.24098035000000001" table:style-name="ce2">
            <text:p>-2.41E-01</text:p>
          </table:table-cell>
          <table:table-cell office:value-type="float" office:value="-4.2059005401083177E-3" table:formula="of:=[.B672]*PI()/180" table:style-name="ce2">
            <text:p>-4.21E-03</text:p>
          </table:table-cell>
          <table:table-cell office:value-type="float" office:value="0.99999115521336179" table:formula="of:=COS([.C672])" table:style-name="ce2">
            <text:p>1.00E+00</text:p>
          </table:table-cell>
          <table:table-cell office:value-type="float" office:value="-4.2058881400033731E-3" table:formula="of:=SIN([.C672])" table:style-name="ce2">
            <text:p>-4.21E-03</text:p>
          </table:table-cell>
          <table:table-cell office:value-type="float" office:value="0" table:formula="of:=-[.$M$1]*[.D672]+[.$M$1]" table:style-name="ce2">
            <text:p>0.00E+00</text:p>
          </table:table-cell>
          <table:table-cell office:value-type="float" office:value="0" table:formula="of:=-[.$M$1]*[.E672]" table:style-name="ce2">
            <text:p>0.00E+00</text:p>
          </table:table-cell>
          <table:table-cell office:value-type="float" office:value="-0.44570490674366037" table:formula="of:=[.$M$2]*[.D672]+[.$O$2]*(-[.E672])+[.F672]" table:style-name="ce7">
            <text:p>-0.44570</text:p>
          </table:table-cell>
          <table:table-cell office:value-type="float" office:value="0" table:formula="of:=[.N672]" table:style-name="ce7">
            <text:p>0.00000</text:p>
          </table:table-cell>
          <table:table-cell office:value-type="float" office:value="9.4875424134098149E-2" table:formula="of:=[.$M$2]*[.E672]+[.$O$2]*[.D672]+[.G672]" table:style-name="ce7">
            <text:p>0.0948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1" table:style-name="ce3">
            <text:p>6.71</text:p>
          </table:table-cell>
          <table:table-cell office:value-type="float" office:value="-8.7897020000000006E-2" table:style-name="ce2">
            <text:p>-8.79E-02</text:p>
          </table:table-cell>
          <table:table-cell office:value-type="float" office:value="-1.5340924016913062E-3" table:formula="of:=[.B673]*PI()/180" table:style-name="ce2">
            <text:p>-1.53E-03</text:p>
          </table:table-cell>
          <table:table-cell office:value-type="float" office:value="0.99999882328048229" table:formula="of:=COS([.C673])" table:style-name="ce2">
            <text:p>1.00E+00</text:p>
          </table:table-cell>
          <table:table-cell office:value-type="float" office:value="-1.534091799959102E-3" table:formula="of:=SIN([.C673])" table:style-name="ce2">
            <text:p>-1.53E-03</text:p>
          </table:table-cell>
          <table:table-cell office:value-type="float" office:value="0" table:formula="of:=-[.$M$1]*[.D673]+[.$M$1]" table:style-name="ce2">
            <text:p>0.00E+00</text:p>
          </table:table-cell>
          <table:table-cell office:value-type="float" office:value="0" table:formula="of:=-[.$M$1]*[.E673]" table:style-name="ce2">
            <text:p>0.00E+00</text:p>
          </table:table-cell>
          <table:table-cell office:value-type="float" office:value="-0.44595680452802694" table:formula="of:=[.$M$2]*[.D673]+[.$O$2]*(-[.E673])+[.F673]" table:style-name="ce7">
            <text:p>-0.44596</text:p>
          </table:table-cell>
          <table:table-cell office:value-type="float" office:value="0" table:formula="of:=[.N673]" table:style-name="ce7">
            <text:p>0.00000</text:p>
          </table:table-cell>
          <table:table-cell office:value-type="float" office:value="9.3684248917046617E-2" table:formula="of:=[.$M$2]*[.E673]+[.$O$2]*[.D673]+[.G673]" table:style-name="ce7">
            <text:p>0.093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2" table:style-name="ce3">
            <text:p>6.72</text:p>
          </table:table-cell>
          <table:table-cell office:value-type="float" office:value="6.5135283000000002E-2" table:style-name="ce2">
            <text:p>6.51E-02</text:p>
          </table:table-cell>
          <table:table-cell office:value-type="float" office:value="1.1368251475682896E-3" table:formula="of:=[.B674]*PI()/180" table:style-name="ce2">
            <text:p>1.14E-03</text:p>
          </table:table-cell>
          <table:table-cell office:value-type="float" office:value="0.99999935381436156" table:formula="of:=COS([.C674])" table:style-name="ce2">
            <text:p>1.00E+00</text:p>
          </table:table-cell>
          <table:table-cell office:value-type="float" office:value="1.1368249027015843E-3" table:formula="of:=SIN([.C674])" table:style-name="ce2">
            <text:p>1.14E-03</text:p>
          </table:table-cell>
          <table:table-cell office:value-type="float" office:value="0" table:formula="of:=-[.$M$1]*[.D674]+[.$M$1]" table:style-name="ce2">
            <text:p>0.00E+00</text:p>
          </table:table-cell>
          <table:table-cell office:value-type="float" office:value="0" table:formula="of:=-[.$M$1]*[.E674]" table:style-name="ce2">
            <text:p>0.00E+00</text:p>
          </table:table-cell>
          <table:table-cell office:value-type="float" office:value="-0.44620543645253796" table:formula="of:=[.$M$2]*[.D674]+[.$O$2]*(-[.E674])+[.F674]" table:style-name="ce7">
            <text:p>-0.44621</text:p>
          </table:table-cell>
          <table:table-cell office:value-type="float" office:value="0" table:formula="of:=[.N674]" table:style-name="ce7">
            <text:p>0.00000</text:p>
          </table:table-cell>
          <table:table-cell office:value-type="float" office:value="9.2492802315640443E-2" table:formula="of:=[.$M$2]*[.E674]+[.$O$2]*[.D674]+[.G674]" table:style-name="ce7">
            <text:p>0.092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3" table:style-name="ce3">
            <text:p>6.73</text:p>
          </table:table-cell>
          <table:table-cell office:value-type="float" office:value="0.21789707" table:style-name="ce2">
            <text:p>2.18E-01</text:p>
          </table:table-cell>
          <table:table-cell office:value-type="float" office:value="3.8030213019485601E-3" table:formula="of:=[.B675]*PI()/180" table:style-name="ce2">
            <text:p>3.80E-03</text:p>
          </table:table-cell>
          <table:table-cell office:value-type="float" office:value="0.99999276852320418" table:formula="of:=COS([.C675])" table:style-name="ce2">
            <text:p>1.00E+00</text:p>
          </table:table-cell>
          <table:table-cell office:value-type="float" office:value="3.8030121347907074E-3" table:formula="of:=SIN([.C675])" table:style-name="ce2">
            <text:p>3.80E-03</text:p>
          </table:table-cell>
          <table:table-cell office:value-type="float" office:value="0" table:formula="of:=-[.$M$1]*[.D675]+[.$M$1]" table:style-name="ce2">
            <text:p>0.00E+00</text:p>
          </table:table-cell>
          <table:table-cell office:value-type="float" office:value="0" table:formula="of:=-[.$M$1]*[.E675]" table:style-name="ce2">
            <text:p>0.00E+00</text:p>
          </table:table-cell>
          <table:table-cell office:value-type="float" office:value="-0.4464504541667369" table:formula="of:=[.$M$2]*[.D675]+[.$O$2]*(-[.E675])+[.F675]" table:style-name="ce7">
            <text:p>-0.44645</text:p>
          </table:table-cell>
          <table:table-cell office:value-type="float" office:value="0" table:formula="of:=[.N675]" table:style-name="ce7">
            <text:p>0.00000</text:p>
          </table:table-cell>
          <table:table-cell office:value-type="float" office:value="9.1302803759327852E-2" table:formula="of:=[.$M$2]*[.E675]+[.$O$2]*[.D675]+[.G675]" table:style-name="ce7">
            <text:p>0.091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4" table:style-name="ce3">
            <text:p>6.74</text:p>
          </table:table-cell>
          <table:table-cell office:value-type="float" office:value="0.37016885999999999" table:style-name="ce2">
            <text:p>3.70E-01</text:p>
          </table:table-cell>
          <table:table-cell office:value-type="float" office:value="6.4606653953539362E-3" table:formula="of:=[.B676]*PI()/180" table:style-name="ce2">
            <text:p>6.46E-03</text:p>
          </table:table-cell>
          <table:table-cell office:value-type="float" office:value="0.99997912997391802" table:formula="of:=COS([.C676])" table:style-name="ce2">
            <text:p>1.00E+00</text:p>
          </table:table-cell>
          <table:table-cell office:value-type="float" office:value="6.4606204505396336E-3" table:formula="of:=SIN([.C676])" table:style-name="ce2">
            <text:p>6.46E-03</text:p>
          </table:table-cell>
          <table:table-cell office:value-type="float" office:value="0" table:formula="of:=-[.$M$1]*[.D676]+[.$M$1]" table:style-name="ce2">
            <text:p>0.00E+00</text:p>
          </table:table-cell>
          <table:table-cell office:value-type="float" office:value="0" table:formula="of:=-[.$M$1]*[.E676]" table:style-name="ce2">
            <text:p>0.00E+00</text:p>
          </table:table-cell>
          <table:table-cell office:value-type="float" office:value="-0.44669152758326502" table:formula="of:=[.$M$2]*[.D676]+[.$O$2]*(-[.E676])+[.F676]" table:style-name="ce7">
            <text:p>-0.44669</text:p>
          </table:table-cell>
          <table:table-cell office:value-type="float" office:value="0" table:formula="of:=[.N676]" table:style-name="ce7">
            <text:p>0.00000</text:p>
          </table:table-cell>
          <table:table-cell office:value-type="float" office:value="9.0115976304588646E-2" table:formula="of:=[.$M$2]*[.E676]+[.$O$2]*[.D676]+[.G676]" table:style-name="ce7">
            <text:p>0.0901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5" table:style-name="ce3">
            <text:p>6.75</text:p>
          </table:table-cell>
          <table:table-cell office:value-type="float" office:value="0.52173115000000003" table:style-name="ce2">
            <text:p>5.22E-01</text:p>
          </table:table-cell>
          <table:table-cell office:value-type="float" office:value="9.105926377716414E-3" table:formula="of:=[.B677]*PI()/180" table:style-name="ce2">
            <text:p>9.11E-03</text:p>
          </table:table-cell>
          <table:table-cell office:value-type="float" office:value="0.99995854133887507" table:formula="of:=COS([.C677])" table:style-name="ce2">
            <text:p>1.00E+00</text:p>
          </table:table-cell>
          <table:table-cell office:value-type="float" office:value="9.1058005375299605E-3" table:formula="of:=SIN([.C677])" table:style-name="ce2">
            <text:p>9.11E-03</text:p>
          </table:table-cell>
          <table:table-cell office:value-type="float" office:value="0" table:formula="of:=-[.$M$1]*[.D677]+[.$M$1]" table:style-name="ce2">
            <text:p>0.00E+00</text:p>
          </table:table-cell>
          <table:table-cell office:value-type="float" office:value="0" table:formula="of:=-[.$M$1]*[.E677]" table:style-name="ce2">
            <text:p>0.00E+00</text:p>
          </table:table-cell>
          <table:table-cell office:value-type="float" office:value="-0.44692834474126247" table:formula="of:=[.$M$2]*[.D677]+[.$O$2]*(-[.E677])+[.F677]" table:style-name="ce7">
            <text:p>-0.44693</text:p>
          </table:table-cell>
          <table:table-cell office:value-type="float" office:value="0" table:formula="of:=[.N677]" table:style-name="ce7">
            <text:p>0.00000</text:p>
          </table:table-cell>
          <table:table-cell office:value-type="float" office:value="8.8934046724723256E-2" table:formula="of:=[.$M$2]*[.E677]+[.$O$2]*[.D677]+[.G677]" table:style-name="ce7">
            <text:p>0.088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6" table:style-name="ce3">
            <text:p>6.76</text:p>
          </table:table-cell>
          <table:table-cell office:value-type="float" office:value="0.67236446000000005" table:style-name="ce2">
            <text:p>6.72E-01</text:p>
          </table:table-cell>
          <table:table-cell office:value-type="float" office:value="1.1734973600393713E-2" table:formula="of:=[.B678]*PI()/180" table:style-name="ce2">
            <text:p>1.17E-02</text:p>
          </table:table-cell>
          <table:table-cell office:value-type="float" office:value="0.99993114598745936" table:formula="of:=COS([.C678])" table:style-name="ce2">
            <text:p>1.00E+00</text:p>
          </table:table-cell>
          <table:table-cell office:value-type="float" office:value="1.1734704265817566E-2" table:formula="of:=SIN([.C678])" table:style-name="ce2">
            <text:p>1.17E-02</text:p>
          </table:table-cell>
          <table:table-cell office:value-type="float" office:value="0" table:formula="of:=-[.$M$1]*[.D678]+[.$M$1]" table:style-name="ce2">
            <text:p>0.00E+00</text:p>
          </table:table-cell>
          <table:table-cell office:value-type="float" office:value="0" table:formula="of:=-[.$M$1]*[.E678]" table:style-name="ce2">
            <text:p>0.00E+00</text:p>
          </table:table-cell>
          <table:table-cell office:value-type="float" office:value="-0.44716061172172666" table:formula="of:=[.$M$2]*[.D678]+[.$O$2]*(-[.E678])+[.F678]" table:style-name="ce7">
            <text:p>-0.44716</text:p>
          </table:table-cell>
          <table:table-cell office:value-type="float" office:value="0" table:formula="of:=[.N678]" table:style-name="ce7">
            <text:p>0.00000</text:p>
          </table:table-cell>
          <table:table-cell office:value-type="float" office:value="8.7758745003852501E-2" table:formula="of:=[.$M$2]*[.E678]+[.$O$2]*[.D678]+[.G678]" table:style-name="ce7">
            <text:p>0.087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7" table:style-name="ce3">
            <text:p>6.77</text:p>
          </table:table-cell>
          <table:table-cell office:value-type="float" office:value="0.82184928999999995" table:style-name="ce2">
            <text:p>8.22E-01</text:p>
          </table:table-cell>
          <table:table-cell office:value-type="float" office:value="1.4343976065677706E-2" table:formula="of:=[.B679]*PI()/180" table:style-name="ce2">
            <text:p>1.43E-02</text:p>
          </table:table-cell>
          <table:table-cell office:value-type="float" office:value="0.9998971269391731" table:formula="of:=COS([.C679])" table:style-name="ce2">
            <text:p>1.00E+00</text:p>
          </table:table-cell>
          <table:table-cell office:value-type="float" office:value="1.4343484192730181E-2" table:formula="of:=SIN([.C679])" table:style-name="ce2">
            <text:p>1.43E-02</text:p>
          </table:table-cell>
          <table:table-cell office:value-type="float" office:value="0" table:formula="of:=-[.$M$1]*[.D679]+[.$M$1]" table:style-name="ce2">
            <text:p>0.00E+00</text:p>
          </table:table-cell>
          <table:table-cell office:value-type="float" office:value="0" table:formula="of:=-[.$M$1]*[.E679]" table:style-name="ce2">
            <text:p>0.00E+00</text:p>
          </table:table-cell>
          <table:table-cell office:value-type="float" office:value="-0.44738805235748902" table:formula="of:=[.$M$2]*[.D679]+[.$O$2]*(-[.E679])+[.F679]" table:style-name="ce7">
            <text:p>-0.44739</text:p>
          </table:table-cell>
          <table:table-cell office:value-type="float" office:value="0" table:formula="of:=[.N679]" table:style-name="ce7">
            <text:p>0.00000</text:p>
          </table:table-cell>
          <table:table-cell office:value-type="float" office:value="8.6591804506966158E-2" table:formula="of:=[.$M$2]*[.E679]+[.$O$2]*[.D679]+[.G679]" table:style-name="ce7">
            <text:p>0.0865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8" table:style-name="ce3">
            <text:p>6.78</text:p>
          </table:table-cell>
          <table:table-cell office:value-type="float" office:value="0.96996616999999996" table:style-name="ce2">
            <text:p>9.70E-01</text:p>
          </table:table-cell>
          <table:table-cell office:value-type="float" office:value="1.6929103299459045E-2" table:formula="of:=[.B680]*PI()/180" table:style-name="ce2">
            <text:p>1.69E-02</text:p>
          </table:table-cell>
          <table:table-cell office:value-type="float" office:value="0.99985670615305666" table:formula="of:=COS([.C680])" table:style-name="ce2">
            <text:p>1.00E+00</text:p>
          </table:table-cell>
          <table:table-cell office:value-type="float" office:value="1.6928294679621814E-2" table:formula="of:=SIN([.C680])" table:style-name="ce2">
            <text:p>1.69E-02</text:p>
          </table:table-cell>
          <table:table-cell office:value-type="float" office:value="0" table:formula="of:=-[.$M$1]*[.D680]+[.$M$1]" table:style-name="ce2">
            <text:p>0.00E+00</text:p>
          </table:table-cell>
          <table:table-cell office:value-type="float" office:value="0" table:formula="of:=-[.$M$1]*[.E680]" table:style-name="ce2">
            <text:p>0.00E+00</text:p>
          </table:table-cell>
          <table:table-cell office:value-type="float" office:value="-0.44761040802008345" table:formula="of:=[.$M$2]*[.D680]+[.$O$2]*(-[.E680])+[.F680]" table:style-name="ce7">
            <text:p>-0.44761</text:p>
          </table:table-cell>
          <table:table-cell office:value-type="float" office:value="0" table:formula="of:=[.N680]" table:style-name="ce7">
            <text:p>0.00000</text:p>
          </table:table-cell>
          <table:table-cell office:value-type="float" office:value="8.5434961415654986E-2" table:formula="of:=[.$M$2]*[.E680]+[.$O$2]*[.D680]+[.G680]" table:style-name="ce7">
            <text:p>0.085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79" table:style-name="ce3">
            <text:p>6.79</text:p>
          </table:table-cell>
          <table:table-cell office:value-type="float" office:value="1.1164955999999999" table:style-name="ce2">
            <text:p>1.12E+00</text:p>
          </table:table-cell>
          <table:table-cell office:value-type="float" office:value="1.9486524304029602E-2" table:formula="of:=[.B681]*PI()/180" table:style-name="ce2">
            <text:p>1.95E-02</text:p>
          </table:table-cell>
          <table:table-cell office:value-type="float" office:value="0.99981014369314791" table:formula="of:=COS([.C681])" table:style-name="ce2">
            <text:p>1.00E+00</text:p>
          </table:table-cell>
          <table:table-cell office:value-type="float" office:value="1.948529107524076E-2" table:formula="of:=SIN([.C681])" table:style-name="ce2">
            <text:p>1.95E-02</text:p>
          </table:table-cell>
          <table:table-cell office:value-type="float" office:value="0" table:formula="of:=-[.$M$1]*[.D681]+[.$M$1]" table:style-name="ce2">
            <text:p>0.00E+00</text:p>
          </table:table-cell>
          <table:table-cell office:value-type="float" office:value="0" table:formula="of:=-[.$M$1]*[.E681]" table:style-name="ce2">
            <text:p>0.00E+00</text:p>
          </table:table-cell>
          <table:table-cell office:value-type="float" office:value="-0.44782743717151063" table:formula="of:=[.$M$2]*[.D681]+[.$O$2]*(-[.E681])+[.F681]" table:style-name="ce7">
            <text:p>-0.44783</text:p>
          </table:table-cell>
          <table:table-cell office:value-type="float" office:value="0" table:formula="of:=[.N681]" table:style-name="ce7">
            <text:p>0.00000</text:p>
          </table:table-cell>
          <table:table-cell office:value-type="float" office:value="8.4289955014797857E-2" table:formula="of:=[.$M$2]*[.E681]+[.$O$2]*[.D681]+[.G681]" table:style-name="ce7">
            <text:p>0.084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" table:style-name="ce3">
            <text:p>6.80</text:p>
          </table:table-cell>
          <table:table-cell office:value-type="float" office:value="1.2612181" table:style-name="ce2">
            <text:p>1.26E+00</text:p>
          </table:table-cell>
          <table:table-cell office:value-type="float" office:value="2.2012408430747095E-2" table:formula="of:=[.B682]*PI()/180" table:style-name="ce2">
            <text:p>2.20E-02</text:p>
          </table:table-cell>
          <table:table-cell office:value-type="float" office:value="0.99975773672008716" table:formula="of:=COS([.C682])" table:style-name="ce2">
            <text:p>1.00E+00</text:p>
          </table:table-cell>
          <table:table-cell office:value-type="float" office:value="2.2010630802613895E-2" table:formula="of:=SIN([.C682])" table:style-name="ce2">
            <text:p>2.20E-02</text:p>
          </table:table-cell>
          <table:table-cell office:value-type="float" office:value="0" table:formula="of:=-[.$M$1]*[.D682]+[.$M$1]" table:style-name="ce2">
            <text:p>0.00E+00</text:p>
          </table:table-cell>
          <table:table-cell office:value-type="float" office:value="0" table:formula="of:=-[.$M$1]*[.E682]" table:style-name="ce2">
            <text:p>0.00E+00</text:p>
          </table:table-cell>
          <table:table-cell office:value-type="float" office:value="-0.44803891501547399" table:formula="of:=[.$M$2]*[.D682]+[.$O$2]*(-[.E682])+[.F682]" table:style-name="ce7">
            <text:p>-0.44804</text:p>
          </table:table-cell>
          <table:table-cell office:value-type="float" office:value="0" table:formula="of:=[.N682]" table:style-name="ce7">
            <text:p>0.00000</text:p>
          </table:table-cell>
          <table:table-cell office:value-type="float" office:value="8.3158527113922048E-2" table:formula="of:=[.$M$2]*[.E682]+[.$O$2]*[.D682]+[.G682]" table:style-name="ce7">
            <text:p>0.083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1" table:style-name="ce3">
            <text:p>6.81</text:p>
          </table:table-cell>
          <table:table-cell office:value-type="float" office:value="1.4039140999999999" table:style-name="ce2">
            <text:p>1.40E+00</text:p>
          </table:table-cell>
          <table:table-cell office:value-type="float" office:value="2.4502923460172923E-2" table:formula="of:=[.B683]*PI()/180" table:style-name="ce2">
            <text:p>2.45E-02</text:p>
          </table:table-cell>
          <table:table-cell office:value-type="float" office:value="0.99969981839032118" table:formula="of:=COS([.C683])" table:style-name="ce2">
            <text:p>1.00E+00</text:p>
          </table:table-cell>
          <table:table-cell office:value-type="float" office:value="2.4500471635435516E-2" table:formula="of:=SIN([.C683])" table:style-name="ce2">
            <text:p>2.45E-02</text:p>
          </table:table-cell>
          <table:table-cell office:value-type="float" office:value="0" table:formula="of:=-[.$M$1]*[.D683]+[.$M$1]" table:style-name="ce2">
            <text:p>0.00E+00</text:p>
          </table:table-cell>
          <table:table-cell office:value-type="float" office:value="0" table:formula="of:=-[.$M$1]*[.E683]" table:style-name="ce2">
            <text:p>0.00E+00</text:p>
          </table:table-cell>
          <table:table-cell office:value-type="float" office:value="-0.44824463284601779" table:formula="of:=[.$M$2]*[.D683]+[.$O$2]*(-[.E683])+[.F683]" table:style-name="ce7">
            <text:p>-0.44824</text:p>
          </table:table-cell>
          <table:table-cell office:value-type="float" office:value="0" table:formula="of:=[.N683]" table:style-name="ce7">
            <text:p>0.00000</text:p>
          </table:table-cell>
          <table:table-cell office:value-type="float" office:value="8.2042422713732077E-2" table:formula="of:=[.$M$2]*[.E683]+[.$O$2]*[.D683]+[.G683]" table:style-name="ce7">
            <text:p>0.0820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2" table:style-name="ce3">
            <text:p>6.82</text:p>
          </table:table-cell>
          <table:table-cell office:value-type="float" office:value="1.5443643" table:style-name="ce2">
            <text:p>1.54E+00</text:p>
          </table:table-cell>
          <table:table-cell office:value-type="float" office:value="2.6954241885257465E-2" table:formula="of:=[.B684]*PI()/180" table:style-name="ce2">
            <text:p>2.70E-02</text:p>
          </table:table-cell>
          <table:table-cell office:value-type="float" office:value="0.99963675641530958" table:formula="of:=COS([.C684])" table:style-name="ce2">
            <text:p>1.00E+00</text:p>
          </table:table-cell>
          <table:table-cell office:value-type="float" office:value="2.6950978154402252E-2" table:formula="of:=SIN([.C684])" table:style-name="ce2">
            <text:p>2.70E-02</text:p>
          </table:table-cell>
          <table:table-cell office:value-type="float" office:value="0" table:formula="of:=-[.$M$1]*[.D684]+[.$M$1]" table:style-name="ce2">
            <text:p>0.00E+00</text:p>
          </table:table-cell>
          <table:table-cell office:value-type="float" office:value="0" table:formula="of:=-[.$M$1]*[.E684]" table:style-name="ce2">
            <text:p>0.00E+00</text:p>
          </table:table-cell>
          <table:table-cell office:value-type="float" office:value="-0.44844439800522901" table:formula="of:=[.$M$2]*[.D684]+[.$O$2]*(-[.E684])+[.F684]" table:style-name="ce7">
            <text:p>-0.44844</text:p>
          </table:table-cell>
          <table:table-cell office:value-type="float" office:value="0" table:formula="of:=[.N684]" table:style-name="ce7">
            <text:p>0.00000</text:p>
          </table:table-cell>
          <table:table-cell office:value-type="float" office:value="8.0943386991944949E-2" table:formula="of:=[.$M$2]*[.E684]+[.$O$2]*[.D684]+[.G684]" table:style-name="ce7">
            <text:p>0.0809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3" table:style-name="ce3">
            <text:p>6.83</text:p>
          </table:table-cell>
          <table:table-cell office:value-type="float" office:value="1.6823490000000001" table:style-name="ce2">
            <text:p>1.68E+00</text:p>
          </table:table-cell>
          <table:table-cell office:value-type="float" office:value="2.9362529217634083E-2" table:formula="of:=[.B685]*PI()/180" table:style-name="ce2">
            <text:p>2.94E-02</text:p>
          </table:table-cell>
          <table:table-cell office:value-type="float" office:value="0.99956895190960782" table:formula="of:=COS([.C685])" table:style-name="ce2">
            <text:p>1.00E+00</text:p>
          </table:table-cell>
          <table:table-cell office:value-type="float" office:value="2.9358310209002633E-2" table:formula="of:=SIN([.C685])" table:style-name="ce2">
            <text:p>2.94E-02</text:p>
          </table:table-cell>
          <table:table-cell office:value-type="float" office:value="0" table:formula="of:=-[.$M$1]*[.D685]+[.$M$1]" table:style-name="ce2">
            <text:p>0.00E+00</text:p>
          </table:table-cell>
          <table:table-cell office:value-type="float" office:value="0" table:formula="of:=-[.$M$1]*[.E685]" table:style-name="ce2">
            <text:p>0.00E+00</text:p>
          </table:table-cell>
          <table:table-cell office:value-type="float" office:value="-0.44863803229631327" table:formula="of:=[.$M$2]*[.D685]+[.$O$2]*(-[.E685])+[.F685]" table:style-name="ce7">
            <text:p>-0.44864</text:p>
          </table:table-cell>
          <table:table-cell office:value-type="float" office:value="0" table:formula="of:=[.N685]" table:style-name="ce7">
            <text:p>0.00000</text:p>
          </table:table-cell>
          <table:table-cell office:value-type="float" office:value="7.9863170343357451E-2" table:formula="of:=[.$M$2]*[.E685]+[.$O$2]*[.D685]+[.G685]" table:style-name="ce7">
            <text:p>0.079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4" table:style-name="ce3">
            <text:p>6.84</text:p>
          </table:table-cell>
          <table:table-cell office:value-type="float" office:value="1.8176488" table:style-name="ce2">
            <text:p>1.82E+00</text:p>
          </table:table-cell>
          <table:table-cell office:value-type="float" office:value="3.1723956204923909E-2" table:formula="of:=[.B686]*PI()/180" table:style-name="ce2">
            <text:p>3.17E-02</text:p>
          </table:table-cell>
          <table:table-cell office:value-type="float" office:value="0.99949683750243312" table:formula="of:=COS([.C686])" table:style-name="ce2">
            <text:p>9.99E-01</text:p>
          </table:table-cell>
          <table:table-cell office:value-type="float" office:value="3.1718635258076194E-2" table:formula="of:=SIN([.C686])" table:style-name="ce2">
            <text:p>3.17E-02</text:p>
          </table:table-cell>
          <table:table-cell office:value-type="float" office:value="0" table:formula="of:=-[.$M$1]*[.D686]+[.$M$1]" table:style-name="ce2">
            <text:p>0.00E+00</text:p>
          </table:table-cell>
          <table:table-cell office:value-type="float" office:value="0" table:formula="of:=-[.$M$1]*[.E686]" table:style-name="ce2">
            <text:p>0.00E+00</text:p>
          </table:table-cell>
          <table:table-cell office:value-type="float" office:value="-0.44882537228883651" table:formula="of:=[.$M$2]*[.D686]+[.$O$2]*(-[.E686])+[.F686]" table:style-name="ce7">
            <text:p>-0.44883</text:p>
          </table:table-cell>
          <table:table-cell office:value-type="float" office:value="0" table:formula="of:=[.N686]" table:style-name="ce7">
            <text:p>0.00000</text:p>
          </table:table-cell>
          <table:table-cell office:value-type="float" office:value="7.8803522699098488E-2" table:formula="of:=[.$M$2]*[.E686]+[.$O$2]*[.D686]+[.G686]" table:style-name="ce7">
            <text:p>0.0788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5" table:style-name="ce3">
            <text:p>6.85</text:p>
          </table:table-cell>
          <table:table-cell office:value-type="float" office:value="1.9500442" table:style-name="ce2">
            <text:p>1.95E+00</text:p>
          </table:table-cell>
          <table:table-cell office:value-type="float" office:value="3.4034691849418805E-2" table:formula="of:=[.B687]*PI()/180" table:style-name="ce2">
            <text:p>3.40E-02</text:p>
          </table:table-cell>
          <table:table-cell office:value-type="float" office:value="0.99942087578146832" table:formula="of:=COS([.C687])" table:style-name="ce2">
            <text:p>9.99E-01</text:p>
          </table:table-cell>
          <table:table-cell office:value-type="float" office:value="3.4028121490949949E-2" table:formula="of:=SIN([.C687])" table:style-name="ce2">
            <text:p>3.40E-02</text:p>
          </table:table-cell>
          <table:table-cell office:value-type="float" office:value="0" table:formula="of:=-[.$M$1]*[.D687]+[.$M$1]" table:style-name="ce2">
            <text:p>0.00E+00</text:p>
          </table:table-cell>
          <table:table-cell office:value-type="float" office:value="0" table:formula="of:=-[.$M$1]*[.E687]" table:style-name="ce2">
            <text:p>0.00E+00</text:p>
          </table:table-cell>
          <table:table-cell office:value-type="float" office:value="-0.44900626798477139" table:formula="of:=[.$M$2]*[.D687]+[.$O$2]*(-[.E687])+[.F687]" table:style-name="ce7">
            <text:p>-0.44901</text:p>
          </table:table-cell>
          <table:table-cell office:value-type="float" office:value="0" table:formula="of:=[.N687]" table:style-name="ce7">
            <text:p>0.00000</text:p>
          </table:table-cell>
          <table:table-cell office:value-type="float" office:value="7.776619645056379E-2" table:formula="of:=[.$M$2]*[.E687]+[.$O$2]*[.D687]+[.G687]" table:style-name="ce7">
            <text:p>0.077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6" table:style-name="ce3">
            <text:p>6.86</text:p>
          </table:table-cell>
          <table:table-cell office:value-type="float" office:value="2.0793157999999998" table:style-name="ce2">
            <text:p>2.08E+00</text:p>
          </table:table-cell>
          <table:table-cell office:value-type="float" office:value="3.6290906898739907E-2" table:formula="of:=[.B688]*PI()/180" table:style-name="ce2">
            <text:p>3.63E-02</text:p>
          </table:table-cell>
          <table:table-cell office:value-type="float" office:value="0.99934155730871987" table:formula="of:=COS([.C688])" table:style-name="ce2">
            <text:p>9.99E-01</text:p>
          </table:table-cell>
          <table:table-cell office:value-type="float" office:value="3.6282941388242486E-2" table:formula="of:=SIN([.C688])" table:style-name="ce2">
            <text:p>3.63E-02</text:p>
          </table:table-cell>
          <table:table-cell office:value-type="float" office:value="0" table:formula="of:=-[.$M$1]*[.D688]+[.$M$1]" table:style-name="ce2">
            <text:p>0.00E+00</text:p>
          </table:table-cell>
          <table:table-cell office:value-type="float" office:value="0" table:formula="of:=-[.$M$1]*[.E688]" table:style-name="ce2">
            <text:p>0.00E+00</text:p>
          </table:table-cell>
          <table:table-cell office:value-type="float" office:value="-0.44918058226452651" table:formula="of:=[.$M$2]*[.D688]+[.$O$2]*(-[.E688])+[.F688]" table:style-name="ce7">
            <text:p>-0.44918</text:p>
          </table:table-cell>
          <table:table-cell office:value-type="float" office:value="0" table:formula="of:=[.N688]" table:style-name="ce7">
            <text:p>0.00000</text:p>
          </table:table-cell>
          <table:table-cell office:value-type="float" office:value="7.6752944676415968E-2" table:formula="of:=[.$M$2]*[.E688]+[.$O$2]*[.D688]+[.G688]" table:style-name="ce7">
            <text:p>0.076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7" table:style-name="ce3">
            <text:p>6.87</text:p>
          </table:table-cell>
          <table:table-cell office:value-type="float" office:value="2.205244" table:style-name="ce2">
            <text:p>2.21E+00</text:p>
          </table:table-cell>
          <table:table-cell office:value-type="float" office:value="3.8488768609849837E-2" table:formula="of:=[.B689]*PI()/180" table:style-name="ce2">
            <text:p>3.85E-02</text:p>
          </table:table-cell>
          <table:table-cell office:value-type="float" office:value="0.99925939877853509" table:formula="of:=COS([.C689])" table:style-name="ce2">
            <text:p>9.99E-01</text:p>
          </table:table-cell>
          <table:table-cell office:value-type="float" office:value="3.847926653095847E-2" table:formula="of:=SIN([.C689])" table:style-name="ce2">
            <text:p>3.85E-02</text:p>
          </table:table-cell>
          <table:table-cell office:value-type="float" office:value="0" table:formula="of:=-[.$M$1]*[.D689]+[.$M$1]" table:style-name="ce2">
            <text:p>0.00E+00</text:p>
          </table:table-cell>
          <table:table-cell office:value-type="float" office:value="0" table:formula="of:=-[.$M$1]*[.E689]" table:style-name="ce2">
            <text:p>0.00E+00</text:p>
          </table:table-cell>
          <table:table-cell office:value-type="float" office:value="-0.44934818958248363" table:formula="of:=[.$M$2]*[.D689]+[.$O$2]*(-[.E689])+[.F689]" table:style-name="ce7">
            <text:p>-0.44935</text:p>
          </table:table-cell>
          <table:table-cell office:value-type="float" office:value="0" table:formula="of:=[.N689]" table:style-name="ce7">
            <text:p>0.00000</text:p>
          </table:table-cell>
          <table:table-cell office:value-type="float" office:value="7.5765523286943193E-2" table:formula="of:=[.$M$2]*[.E689]+[.$O$2]*[.D689]+[.G689]" table:style-name="ce7">
            <text:p>0.075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8" table:style-name="ce3">
            <text:p>6.88</text:p>
          </table:table-cell>
          <table:table-cell office:value-type="float" office:value="2.3276093000000002" table:style-name="ce2">
            <text:p>2.33E+00</text:p>
          </table:table-cell>
          <table:table-cell office:value-type="float" office:value="4.0624445985040454E-2" table:formula="of:=[.B690]*PI()/180" table:style-name="ce2">
            <text:p>4.06E-02</text:p>
          </table:table-cell>
          <table:table-cell office:value-type="float" office:value="0.99917494067298807" table:formula="of:=COS([.C690])" table:style-name="ce2">
            <text:p>9.99E-01</text:p>
          </table:table-cell>
          <table:table-cell office:value-type="float" office:value="4.0613272844365035E-2" table:formula="of:=SIN([.C690])" table:style-name="ce2">
            <text:p>4.06E-02</text:p>
          </table:table-cell>
          <table:table-cell office:value-type="float" office:value="0" table:formula="of:=-[.$M$1]*[.D690]+[.$M$1]" table:style-name="ce2">
            <text:p>0.00E+00</text:p>
          </table:table-cell>
          <table:table-cell office:value-type="float" office:value="0" table:formula="of:=-[.$M$1]*[.E690]" table:style-name="ce2">
            <text:p>0.00E+00</text:p>
          </table:table-cell>
          <table:table-cell office:value-type="float" office:value="-0.4495089754087459" table:formula="of:=[.$M$2]*[.D690]+[.$O$2]*(-[.E690])+[.F690]" table:style-name="ce7">
            <text:p>-0.44951</text:p>
          </table:table-cell>
          <table:table-cell office:value-type="float" office:value="0" table:formula="of:=[.N690]" table:style-name="ce7">
            <text:p>0.00000</text:p>
          </table:table-cell>
          <table:table-cell office:value-type="float" office:value="7.4805688466716647E-2" table:formula="of:=[.$M$2]*[.E690]+[.$O$2]*[.D690]+[.G690]" table:style-name="ce7">
            <text:p>0.0748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89" table:style-name="ce3">
            <text:p>6.89</text:p>
          </table:table-cell>
          <table:table-cell office:value-type="float" office:value="2.4461924000000002" table:style-name="ce2">
            <text:p>2.45E+00</text:p>
          </table:table-cell>
          <table:table-cell office:value-type="float" office:value="4.2694111517262143E-2" table:formula="of:=[.B691]*PI()/180" table:style-name="ce2">
            <text:p>4.27E-02</text:p>
          </table:table-cell>
          <table:table-cell office:value-type="float" office:value="0.99908874485217392" table:formula="of:=COS([.C691])" table:style-name="ce2">
            <text:p>9.99E-01</text:p>
          </table:table-cell>
          <table:table-cell office:value-type="float" office:value="4.2681142319621834E-2" table:formula="of:=SIN([.C691])" table:style-name="ce2">
            <text:p>4.27E-02</text:p>
          </table:table-cell>
          <table:table-cell office:value-type="float" office:value="0" table:formula="of:=-[.$M$1]*[.D691]+[.$M$1]" table:style-name="ce2">
            <text:p>0.00E+00</text:p>
          </table:table-cell>
          <table:table-cell office:value-type="float" office:value="0" table:formula="of:=-[.$M$1]*[.E691]" table:style-name="ce2">
            <text:p>0.00E+00</text:p>
          </table:table-cell>
          <table:table-cell office:value-type="float" office:value="-0.44966283531427959" table:formula="of:=[.$M$2]*[.D691]+[.$O$2]*(-[.E691])+[.F691]" table:style-name="ce7">
            <text:p>-0.44966</text:p>
          </table:table-cell>
          <table:table-cell office:value-type="float" office:value="0" table:formula="of:=[.N691]" table:style-name="ce7">
            <text:p>0.00000</text:p>
          </table:table-cell>
          <table:table-cell office:value-type="float" office:value="7.3875195682468878E-2" table:formula="of:=[.$M$2]*[.E691]+[.$O$2]*[.D691]+[.G691]" table:style-name="ce7">
            <text:p>0.0738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" table:style-name="ce3">
            <text:p>6.90</text:p>
          </table:table-cell>
          <table:table-cell office:value-type="float" office:value="2.5608057" table:style-name="ce2">
            <text:p>2.56E+00</text:p>
          </table:table-cell>
          <table:table-cell office:value-type="float" office:value="4.4694490968838152E-2" table:formula="of:=[.B692]*PI()/180" table:style-name="ce2">
            <text:p>4.47E-02</text:p>
          </table:table-cell>
          <table:table-cell office:value-type="float" office:value="0.99900136749394186" table:formula="of:=COS([.C692])" table:style-name="ce2">
            <text:p>9.99E-01</text:p>
          </table:table-cell>
          <table:table-cell office:value-type="float" office:value="4.4679612187598486E-2" table:formula="of:=SIN([.C692])" table:style-name="ce2">
            <text:p>4.47E-02</text:p>
          </table:table-cell>
          <table:table-cell office:value-type="float" office:value="0" table:formula="of:=-[.$M$1]*[.D692]+[.$M$1]" table:style-name="ce2">
            <text:p>0.00E+00</text:p>
          </table:table-cell>
          <table:table-cell office:value-type="float" office:value="0" table:formula="of:=-[.$M$1]*[.E692]" table:style-name="ce2">
            <text:p>0.00E+00</text:p>
          </table:table-cell>
          <table:table-cell office:value-type="float" office:value="-0.44980971397249409" table:formula="of:=[.$M$2]*[.D692]+[.$O$2]*(-[.E692])+[.F692]" table:style-name="ce7">
            <text:p>-0.44981</text:p>
          </table:table-cell>
          <table:table-cell office:value-type="float" office:value="0" table:formula="of:=[.N692]" table:style-name="ce7">
            <text:p>0.00000</text:p>
          </table:table-cell>
          <table:table-cell office:value-type="float" office:value="7.2975552180048919E-2" table:formula="of:=[.$M$2]*[.E692]+[.$O$2]*[.D692]+[.G692]" table:style-name="ce7">
            <text:p>0.072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1" table:style-name="ce3">
            <text:p>6.91</text:p>
          </table:table-cell>
          <table:table-cell office:value-type="float" office:value="2.6713505999999998" table:style-name="ce2">
            <text:p>2.67E+00</text:p>
          </table:table-cell>
          <table:table-cell office:value-type="float" office:value="4.6623863445126035E-2" table:formula="of:=[.B693]*PI()/180" table:style-name="ce2">
            <text:p>4.66E-02</text:p>
          </table:table-cell>
          <table:table-cell office:value-type="float" office:value="0.99891330455361216" table:formula="of:=COS([.C693])" table:style-name="ce2">
            <text:p>9.99E-01</text:p>
          </table:table-cell>
          <table:table-cell office:value-type="float" office:value="4.660697357458872E-2" table:formula="of:=SIN([.C693])" table:style-name="ce2">
            <text:p>4.66E-02</text:p>
          </table:table-cell>
          <table:table-cell office:value-type="float" office:value="0" table:formula="of:=-[.$M$1]*[.D693]+[.$M$1]" table:style-name="ce2">
            <text:p>0.00E+00</text:p>
          </table:table-cell>
          <table:table-cell office:value-type="float" office:value="0" table:formula="of:=-[.$M$1]*[.E693]" table:style-name="ce2">
            <text:p>0.00E+00</text:p>
          </table:table-cell>
          <table:table-cell office:value-type="float" office:value="-0.44994967370380312" table:formula="of:=[.$M$2]*[.D693]+[.$O$2]*(-[.E693])+[.F693]" table:style-name="ce7">
            <text:p>-0.44995</text:p>
          </table:table-cell>
          <table:table-cell office:value-type="float" office:value="0" table:formula="of:=[.N693]" table:style-name="ce7">
            <text:p>0.00000</text:p>
          </table:table-cell>
          <table:table-cell office:value-type="float" office:value="7.2107566411861904E-2" table:formula="of:=[.$M$2]*[.E693]+[.$O$2]*[.D693]+[.G693]" table:style-name="ce7">
            <text:p>0.072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2" table:style-name="ce3">
            <text:p>6.92</text:p>
          </table:table-cell>
          <table:table-cell office:value-type="float" office:value="2.7777433" table:style-name="ce2">
            <text:p>2.78E+00</text:p>
          </table:table-cell>
          <table:table-cell office:value-type="float" office:value="4.8480766360212604E-2" table:formula="of:=[.B694]*PI()/180" table:style-name="ce2">
            <text:p>4.85E-02</text:p>
          </table:table-cell>
          <table:table-cell office:value-type="float" office:value="0.99882503780804155" table:formula="of:=COS([.C694])" table:style-name="ce2">
            <text:p>9.99E-01</text:p>
          </table:table-cell>
          <table:table-cell office:value-type="float" office:value="4.8461777183305105E-2" table:formula="of:=SIN([.C694])" table:style-name="ce2">
            <text:p>4.85E-02</text:p>
          </table:table-cell>
          <table:table-cell office:value-type="float" office:value="0" table:formula="of:=-[.$M$1]*[.D694]+[.$M$1]" table:style-name="ce2">
            <text:p>0.00E+00</text:p>
          </table:table-cell>
          <table:table-cell office:value-type="float" office:value="0" table:formula="of:=-[.$M$1]*[.E694]" table:style-name="ce2">
            <text:p>0.00E+00</text:p>
          </table:table-cell>
          <table:table-cell office:value-type="float" office:value="-0.45008279464421475" table:formula="of:=[.$M$2]*[.D694]+[.$O$2]*(-[.E694])+[.F694]" table:style-name="ce7">
            <text:p>-0.45008</text:p>
          </table:table-cell>
          <table:table-cell office:value-type="float" office:value="0" table:formula="of:=[.N694]" table:style-name="ce7">
            <text:p>0.00000</text:p>
          </table:table-cell>
          <table:table-cell office:value-type="float" office:value="7.1271929714675455E-2" table:formula="of:=[.$M$2]*[.E694]+[.$O$2]*[.D694]+[.G694]" table:style-name="ce7">
            <text:p>0.071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3" table:style-name="ce3">
            <text:p>6.93</text:p>
          </table:table-cell>
          <table:table-cell office:value-type="float" office:value="2.8799001999999998" table:style-name="ce2">
            <text:p>2.88E+00</text:p>
          </table:table-cell>
          <table:table-cell office:value-type="float" office:value="5.0263740618843193E-2" table:formula="of:=[.B695]*PI()/180" table:style-name="ce2">
            <text:p>5.03E-02</text:p>
          </table:table-cell>
          <table:table-cell office:value-type="float" office:value="0.99873704412199493" table:formula="of:=COS([.C695])" table:style-name="ce2">
            <text:p>9.99E-01</text:p>
          </table:table-cell>
          <table:table-cell office:value-type="float" office:value="5.024257854111757E-2" table:formula="of:=SIN([.C695])" table:style-name="ce2">
            <text:p>5.02E-02</text:p>
          </table:table-cell>
          <table:table-cell office:value-type="float" office:value="0" table:formula="of:=-[.$M$1]*[.D695]+[.$M$1]" table:style-name="ce2">
            <text:p>0.00E+00</text:p>
          </table:table-cell>
          <table:table-cell office:value-type="float" office:value="0" table:formula="of:=-[.$M$1]*[.E695]" table:style-name="ce2">
            <text:p>0.00E+00</text:p>
          </table:table-cell>
          <table:table-cell office:value-type="float" office:value="-0.45020915518714588" table:formula="of:=[.$M$2]*[.D695]+[.$O$2]*(-[.E695])+[.F695]" table:style-name="ce7">
            <text:p>-0.45021</text:p>
          </table:table-cell>
          <table:table-cell office:value-type="float" office:value="0" table:formula="of:=[.N695]" table:style-name="ce7">
            <text:p>0.00000</text:p>
          </table:table-cell>
          <table:table-cell office:value-type="float" office:value="7.0469330816152975E-2" table:formula="of:=[.$M$2]*[.E695]+[.$O$2]*[.D695]+[.G695]" table:style-name="ce7">
            <text:p>0.070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4" table:style-name="ce3">
            <text:p>6.94</text:p>
          </table:table-cell>
          <table:table-cell office:value-type="float" office:value="2.9777377" table:style-name="ce2">
            <text:p>2.98E+00</text:p>
          </table:table-cell>
          <table:table-cell office:value-type="float" office:value="5.1971327125763148E-2" table:formula="of:=[.B696]*PI()/180" table:style-name="ce2">
            <text:p>5.20E-02</text:p>
          </table:table-cell>
          <table:table-cell office:value-type="float" office:value="0.99864979453030933" table:formula="of:=COS([.C696])" table:style-name="ce2">
            <text:p>9.99E-01</text:p>
          </table:table-cell>
          <table:table-cell office:value-type="float" office:value="5.194793436288906E-2" table:formula="of:=SIN([.C696])" table:style-name="ce2">
            <text:p>5.19E-02</text:p>
          </table:table-cell>
          <table:table-cell office:value-type="float" office:value="0" table:formula="of:=-[.$M$1]*[.D696]+[.$M$1]" table:style-name="ce2">
            <text:p>0.00E+00</text:p>
          </table:table-cell>
          <table:table-cell office:value-type="float" office:value="0" table:formula="of:=-[.$M$1]*[.E696]" table:style-name="ce2">
            <text:p>0.00E+00</text:p>
          </table:table-cell>
          <table:table-cell office:value-type="float" office:value="-0.45032883123571965" table:formula="of:=[.$M$2]*[.D696]+[.$O$2]*(-[.E696])+[.F696]" table:style-name="ce7">
            <text:p>-0.45033</text:p>
          </table:table-cell>
          <table:table-cell office:value-type="float" office:value="0" table:formula="of:=[.N696]" table:style-name="ce7">
            <text:p>0.00000</text:p>
          </table:table-cell>
          <table:table-cell office:value-type="float" office:value="6.9700457372033953E-2" table:formula="of:=[.$M$2]*[.E696]+[.$O$2]*[.D696]+[.G696]" table:style-name="ce7">
            <text:p>0.0697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5" table:style-name="ce3">
            <text:p>6.95</text:p>
          </table:table-cell>
          <table:table-cell office:value-type="float" office:value="3.0711721999999999" table:style-name="ce2">
            <text:p>3.07E+00</text:p>
          </table:table-cell>
          <table:table-cell office:value-type="float" office:value="5.3602066785717786E-2" table:formula="of:=[.B697]*PI()/180" table:style-name="ce2">
            <text:p>5.36E-02</text:p>
          </table:table-cell>
          <table:table-cell office:value-type="float" office:value="0.99856375315072132" table:formula="of:=COS([.C697])" table:style-name="ce2">
            <text:p>9.99E-01</text:p>
          </table:table-cell>
          <table:table-cell office:value-type="float" office:value="5.3576402394573855E-2" table:formula="of:=SIN([.C697])" table:style-name="ce2">
            <text:p>5.36E-02</text:p>
          </table:table-cell>
          <table:table-cell office:value-type="float" office:value="0" table:formula="of:=-[.$M$1]*[.D697]+[.$M$1]" table:style-name="ce2">
            <text:p>0.00E+00</text:p>
          </table:table-cell>
          <table:table-cell office:value-type="float" office:value="0" table:formula="of:=-[.$M$1]*[.E697]" table:style-name="ce2">
            <text:p>0.00E+00</text:p>
          </table:table-cell>
          <table:table-cell office:value-type="float" office:value="-0.45044189570323212" table:formula="of:=[.$M$2]*[.D697]+[.$O$2]*(-[.E697])+[.F697]" table:style-name="ce7">
            <text:p>-0.45044</text:p>
          </table:table-cell>
          <table:table-cell office:value-type="float" office:value="0" table:formula="of:=[.N697]" table:style-name="ce7">
            <text:p>0.00000</text:p>
          </table:table-cell>
          <table:table-cell office:value-type="float" office:value="6.8965995934797686E-2" table:formula="of:=[.$M$2]*[.E697]+[.$O$2]*[.D697]+[.G697]" table:style-name="ce7">
            <text:p>0.0689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6" table:style-name="ce3">
            <text:p>6.96</text:p>
          </table:table-cell>
          <table:table-cell office:value-type="float" office:value="3.1601199000000002" table:style-name="ce2">
            <text:p>3.16E+00</text:p>
          </table:table-cell>
          <table:table-cell office:value-type="float" office:value="5.5154497012793957E-2" table:formula="of:=[.B698]*PI()/180" table:style-name="ce2">
            <text:p>5.52E-02</text:p>
          </table:table-cell>
          <table:table-cell office:value-type="float" office:value="0.99847937626873717" table:formula="of:=COS([.C698])" table:style-name="ce2">
            <text:p>9.98E-01</text:p>
          </table:table-cell>
          <table:table-cell office:value-type="float" office:value="5.5126537765340614E-2" table:formula="of:=SIN([.C698])" table:style-name="ce2">
            <text:p>5.51E-02</text:p>
          </table:table-cell>
          <table:table-cell office:value-type="float" office:value="0" table:formula="of:=-[.$M$1]*[.D698]+[.$M$1]" table:style-name="ce2">
            <text:p>0.00E+00</text:p>
          </table:table-cell>
          <table:table-cell office:value-type="float" office:value="0" table:formula="of:=-[.$M$1]*[.E698]" table:style-name="ce2">
            <text:p>0.00E+00</text:p>
          </table:table-cell>
          <table:table-cell office:value-type="float" office:value="-0.45054841776566029" table:formula="of:=[.$M$2]*[.D698]+[.$O$2]*(-[.E698])+[.F698]" table:style-name="ce7">
            <text:p>-0.45055</text:p>
          </table:table-cell>
          <table:table-cell office:value-type="float" office:value="0" table:formula="of:=[.N698]" table:style-name="ce7">
            <text:p>0.00000</text:p>
          </table:table-cell>
          <table:table-cell office:value-type="float" office:value="6.8266633495874113E-2" table:formula="of:=[.$M$2]*[.E698]+[.$O$2]*[.D698]+[.G698]" table:style-name="ce7">
            <text:p>0.068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7" table:style-name="ce3">
            <text:p>6.97</text:p>
          </table:table-cell>
          <table:table-cell office:value-type="float" office:value="3.2444972999999999" table:style-name="ce2">
            <text:p>3.24E+00</text:p>
          </table:table-cell>
          <table:table-cell office:value-type="float" office:value="5.6627160457066221E-2" table:formula="of:=[.B699]*PI()/180" table:style-name="ce2">
            <text:p>5.66E-02</text:p>
          </table:table-cell>
          <table:table-cell office:value-type="float" office:value="0.99839711074140747" table:formula="of:=COS([.C699])" table:style-name="ce2">
            <text:p>9.98E-01</text:p>
          </table:table-cell>
          <table:table-cell office:value-type="float" office:value="5.6596901533650053E-2" table:formula="of:=SIN([.C699])" table:style-name="ce2">
            <text:p>5.66E-02</text:p>
          </table:table-cell>
          <table:table-cell office:value-type="float" office:value="0" table:formula="of:=-[.$M$1]*[.D699]+[.$M$1]" table:style-name="ce2">
            <text:p>0.00E+00</text:p>
          </table:table-cell>
          <table:table-cell office:value-type="float" office:value="0" table:formula="of:=-[.$M$1]*[.E699]" table:style-name="ce2">
            <text:p>0.00E+00</text:p>
          </table:table-cell>
          <table:table-cell office:value-type="float" office:value="-0.45064846294437133" table:formula="of:=[.$M$2]*[.D699]+[.$O$2]*(-[.E699])+[.F699]" table:style-name="ce7">
            <text:p>-0.45065</text:p>
          </table:table-cell>
          <table:table-cell office:value-type="float" office:value="0" table:formula="of:=[.N699]" table:style-name="ce7">
            <text:p>0.00000</text:p>
          </table:table-cell>
          <table:table-cell office:value-type="float" office:value="6.7603053524789597E-2" table:formula="of:=[.$M$2]*[.E699]+[.$O$2]*[.D699]+[.G699]" table:style-name="ce7">
            <text:p>0.067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8" table:style-name="ce3">
            <text:p>6.98</text:p>
          </table:table-cell>
          <table:table-cell office:value-type="float" office:value="3.3242207000000001" table:style-name="ce2">
            <text:p>3.32E+00</text:p>
          </table:table-cell>
          <table:table-cell office:value-type="float" office:value="5.8018596277950668E-2" table:formula="of:=[.B700]*PI()/180" table:style-name="ce2">
            <text:p>5.80E-02</text:p>
          </table:table-cell>
          <table:table-cell office:value-type="float" office:value="0.99831739331568004" table:formula="of:=COS([.C700])" table:style-name="ce2">
            <text:p>9.98E-01</text:p>
          </table:table-cell>
          <table:table-cell office:value-type="float" office:value="5.7986051800289422E-2" table:formula="of:=SIN([.C700])" table:style-name="ce2">
            <text:p>5.80E-02</text:p>
          </table:table-cell>
          <table:table-cell office:value-type="float" office:value="0" table:formula="of:=-[.$M$1]*[.D700]+[.$M$1]" table:style-name="ce2">
            <text:p>0.00E+00</text:p>
          </table:table-cell>
          <table:table-cell office:value-type="float" office:value="0" table:formula="of:=-[.$M$1]*[.E700]" table:style-name="ce2">
            <text:p>0.00E+00</text:p>
          </table:table-cell>
          <table:table-cell office:value-type="float" office:value="-0.45074209197555182" table:formula="of:=[.$M$2]*[.D700]+[.$O$2]*(-[.E700])+[.F700]" table:style-name="ce7">
            <text:p>-0.45074</text:p>
          </table:table-cell>
          <table:table-cell office:value-type="float" office:value="0" table:formula="of:=[.N700]" table:style-name="ce7">
            <text:p>0.00000</text:p>
          </table:table-cell>
          <table:table-cell office:value-type="float" office:value="6.6975939870249121E-2" table:formula="of:=[.$M$2]*[.E700]+[.$O$2]*[.D700]+[.G700]" table:style-name="ce7">
            <text:p>0.066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6.99" table:style-name="ce3">
            <text:p>6.99</text:p>
          </table:table-cell>
          <table:table-cell office:value-type="float" office:value="3.3992065" table:style-name="ce2">
            <text:p>3.40E+00</text:p>
          </table:table-cell>
          <table:table-cell office:value-type="float" office:value="5.9327345380192624E-2" table:formula="of:=[.B701]*PI()/180" table:style-name="ce2">
            <text:p>5.93E-02</text:p>
          </table:table-cell>
          <table:table-cell office:value-type="float" office:value="0.99824064917312838" table:formula="of:=COS([.C701])" table:style-name="ce2">
            <text:p>9.98E-01</text:p>
          </table:table-cell>
          <table:table-cell office:value-type="float" office:value="5.9292548759613324E-2" table:formula="of:=SIN([.C701])" table:style-name="ce2">
            <text:p>5.93E-02</text:p>
          </table:table-cell>
          <table:table-cell office:value-type="float" office:value="0" table:formula="of:=-[.$M$1]*[.D701]+[.$M$1]" table:style-name="ce2">
            <text:p>0.00E+00</text:p>
          </table:table-cell>
          <table:table-cell office:value-type="float" office:value="0" table:formula="of:=-[.$M$1]*[.E701]" table:style-name="ce2">
            <text:p>0.00E+00</text:p>
          </table:table-cell>
          <table:table-cell office:value-type="float" office:value="-0.45082936063077661" table:formula="of:=[.$M$2]*[.D701]+[.$O$2]*(-[.E701])+[.F701]" table:style-name="ce7">
            <text:p>-0.45083</text:p>
          </table:table-cell>
          <table:table-cell office:value-type="float" office:value="0" table:formula="of:=[.N701]" table:style-name="ce7">
            <text:p>0.00000</text:p>
          </table:table-cell>
          <table:table-cell office:value-type="float" office:value="6.6385974371437423E-2" table:formula="of:=[.$M$2]*[.E701]+[.$O$2]*[.D701]+[.G701]" table:style-name="ce7">
            <text:p>0.0663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" table:style-name="ce3">
            <text:p>7.00</text:p>
          </table:table-cell>
          <table:table-cell office:value-type="float" office:value="3.4693710000000002" table:style-name="ce2">
            <text:p>3.47E+00</text:p>
          </table:table-cell>
          <table:table-cell office:value-type="float" office:value="6.05519469232082E-2" table:formula="of:=[.B702]*PI()/180" table:style-name="ce2">
            <text:p>6.06E-02</text:p>
          </table:table-cell>
          <table:table-cell office:value-type="float" office:value="0.99816729093940448" table:formula="of:=COS([.C702])" table:style-name="ce2">
            <text:p>9.98E-01</text:p>
          </table:table-cell>
          <table:table-cell office:value-type="float" office:value="6.0514951034353025E-2" table:formula="of:=SIN([.C702])" table:style-name="ce2">
            <text:p>6.05E-02</text:p>
          </table:table-cell>
          <table:table-cell office:value-type="float" office:value="0" table:formula="of:=-[.$M$1]*[.D702]+[.$M$1]" table:style-name="ce2">
            <text:p>0.00E+00</text:p>
          </table:table-cell>
          <table:table-cell office:value-type="float" office:value="0" table:formula="of:=-[.$M$1]*[.E702]" table:style-name="ce2">
            <text:p>0.00E+00</text:p>
          </table:table-cell>
          <table:table-cell office:value-type="float" office:value="-0.45091031893426314" table:formula="of:=[.$M$2]*[.D702]+[.$O$2]*(-[.E702])+[.F702]" table:style-name="ce7">
            <text:p>-0.45091</text:p>
          </table:table-cell>
          <table:table-cell office:value-type="float" office:value="0" table:formula="of:=[.N702]" table:style-name="ce7">
            <text:p>0.00000</text:p>
          </table:table-cell>
          <table:table-cell office:value-type="float" office:value="6.5833838400939731E-2" table:formula="of:=[.$M$2]*[.E702]+[.$O$2]*[.D702]+[.G702]" table:style-name="ce7">
            <text:p>0.065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1" table:style-name="ce3">
            <text:p>7.01</text:p>
          </table:table-cell>
          <table:table-cell office:value-type="float" office:value="3.5346305999999998" table:style-name="ce2">
            <text:p>3.53E+00</text:p>
          </table:table-cell>
          <table:table-cell office:value-type="float" office:value="6.1690941811742679E-2" table:formula="of:=[.B703]*PI()/180" table:style-name="ce2">
            <text:p>6.17E-02</text:p>
          </table:table-cell>
          <table:table-cell office:value-type="float" office:value="0.99809771726858687" table:formula="of:=COS([.C703])" table:style-name="ce2">
            <text:p>9.98E-01</text:p>
          </table:table-cell>
          <table:table-cell office:value-type="float" office:value="6.1651818977513387E-2" table:formula="of:=SIN([.C703])" table:style-name="ce2">
            <text:p>6.17E-02</text:p>
          </table:table-cell>
          <table:table-cell office:value-type="float" office:value="0" table:formula="of:=-[.$M$1]*[.D703]+[.$M$1]" table:style-name="ce2">
            <text:p>0.00E+00</text:p>
          </table:table-cell>
          <table:table-cell office:value-type="float" office:value="0" table:formula="of:=-[.$M$1]*[.E703]" table:style-name="ce2">
            <text:p>0.00E+00</text:p>
          </table:table-cell>
          <table:table-cell office:value-type="float" office:value="-0.45098501083842529" table:formula="of:=[.$M$2]*[.D703]+[.$O$2]*(-[.E703])+[.F703]" table:style-name="ce7">
            <text:p>-0.45099</text:p>
          </table:table-cell>
          <table:table-cell office:value-type="float" office:value="0" table:formula="of:=[.N703]" table:style-name="ce7">
            <text:p>0.00000</text:p>
          </table:table-cell>
          <table:table-cell office:value-type="float" office:value="6.5320211260109853E-2" table:formula="of:=[.$M$2]*[.E703]+[.$O$2]*[.D703]+[.G703]" table:style-name="ce7">
            <text:p>0.065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2" table:style-name="ce3">
            <text:p>7.02</text:p>
          </table:table-cell>
          <table:table-cell office:value-type="float" office:value="3.5949016" table:style-name="ce2">
            <text:p>3.59E+00</text:p>
          </table:table-cell>
          <table:table-cell office:value-type="float" office:value="6.2742869205212187E-2" table:formula="of:=[.B704]*PI()/180" table:style-name="ce2">
            <text:p>6.27E-02</text:p>
          </table:table-cell>
          <table:table-cell office:value-type="float" office:value="0.99803231182022478" table:formula="of:=COS([.C704])" table:style-name="ce2">
            <text:p>9.98E-01</text:p>
          </table:table-cell>
          <table:table-cell office:value-type="float" office:value="6.2701711003589469E-2" table:formula="of:=SIN([.C704])" table:style-name="ce2">
            <text:p>6.27E-02</text:p>
          </table:table-cell>
          <table:table-cell office:value-type="float" office:value="0" table:formula="of:=-[.$M$1]*[.D704]+[.$M$1]" table:style-name="ce2">
            <text:p>0.00E+00</text:p>
          </table:table-cell>
          <table:table-cell office:value-type="float" office:value="0" table:formula="of:=-[.$M$1]*[.E704]" table:style-name="ce2">
            <text:p>0.00E+00</text:p>
          </table:table-cell>
          <table:table-cell office:value-type="float" office:value="-0.45105347342633612" table:formula="of:=[.$M$2]*[.D704]+[.$O$2]*(-[.E704])+[.F704]" table:style-name="ce7">
            <text:p>-0.45105</text:p>
          </table:table-cell>
          <table:table-cell office:value-type="float" office:value="0" table:formula="of:=[.N704]" table:style-name="ce7">
            <text:p>0.00000</text:p>
          </table:table-cell>
          <table:table-cell office:value-type="float" office:value="6.4845771720579648E-2" table:formula="of:=[.$M$2]*[.E704]+[.$O$2]*[.D704]+[.G704]" table:style-name="ce7">
            <text:p>0.0648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3" table:style-name="ce3">
            <text:p>7.03</text:p>
          </table:table-cell>
          <table:table-cell office:value-type="float" office:value="3.6501003999999999" table:style-name="ce2">
            <text:p>3.65E+00</text:p>
          </table:table-cell>
          <table:table-cell office:value-type="float" office:value="6.3706270008362029E-2" table:formula="of:=[.B705]*PI()/180" table:style-name="ce2">
            <text:p>6.37E-02</text:p>
          </table:table-cell>
          <table:table-cell office:value-type="float" office:value="0.99797144179345765" table:formula="of:=COS([.C705])" table:style-name="ce2">
            <text:p>9.98E-01</text:p>
          </table:table-cell>
          <table:table-cell office:value-type="float" office:value="6.3663186887615672E-2" table:formula="of:=SIN([.C705])" table:style-name="ce2">
            <text:p>6.37E-02</text:p>
          </table:table-cell>
          <table:table-cell office:value-type="float" office:value="0" table:formula="of:=-[.$M$1]*[.D705]+[.$M$1]" table:style-name="ce2">
            <text:p>0.00E+00</text:p>
          </table:table-cell>
          <table:table-cell office:value-type="float" office:value="0" table:formula="of:=-[.$M$1]*[.E705]" table:style-name="ce2">
            <text:p>0.00E+00</text:p>
          </table:table-cell>
          <table:table-cell office:value-type="float" office:value="-0.45111573656460974" table:formula="of:=[.$M$2]*[.D705]+[.$O$2]*(-[.E705])+[.F705]" table:style-name="ce7">
            <text:p>-0.45112</text:p>
          </table:table-cell>
          <table:table-cell office:value-type="float" office:value="0" table:formula="of:=[.N705]" table:style-name="ce7">
            <text:p>0.00000</text:p>
          </table:table-cell>
          <table:table-cell office:value-type="float" office:value="6.441119641622621E-2" table:formula="of:=[.$M$2]*[.E705]+[.$O$2]*[.D705]+[.G705]" table:style-name="ce7">
            <text:p>0.0644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4" table:style-name="ce3">
            <text:p>7.04</text:p>
          </table:table-cell>
          <table:table-cell office:value-type="float" office:value="3.7001434" table:style-name="ce2">
            <text:p>3.70E+00</text:p>
          </table:table-cell>
          <table:table-cell office:value-type="float" office:value="6.457968512593755E-2" table:formula="of:=[.B706]*PI()/180" table:style-name="ce2">
            <text:p>6.46E-02</text:p>
          </table:table-cell>
          <table:table-cell office:value-type="float" office:value="0.99791545675745386" table:formula="of:=COS([.C706])" table:style-name="ce2">
            <text:p>9.98E-01</text:p>
          </table:table-cell>
          <table:table-cell office:value-type="float" office:value="6.4534805838108139E-2" table:formula="of:=SIN([.C706])" table:style-name="ce2">
            <text:p>6.45E-02</text:p>
          </table:table-cell>
          <table:table-cell office:value-type="float" office:value="0" table:formula="of:=-[.$M$1]*[.D706]+[.$M$1]" table:style-name="ce2">
            <text:p>0.00E+00</text:p>
          </table:table-cell>
          <table:table-cell office:value-type="float" office:value="0" table:formula="of:=-[.$M$1]*[.E706]" table:style-name="ce2">
            <text:p>0.00E+00</text:p>
          </table:table-cell>
          <table:table-cell office:value-type="float" office:value="-0.45117182220244417" table:formula="of:=[.$M$2]*[.D706]+[.$O$2]*(-[.E706])+[.F706]" table:style-name="ce7">
            <text:p>-0.45117</text:p>
          </table:table-cell>
          <table:table-cell office:value-type="float" office:value="0" table:formula="of:=[.N706]" table:style-name="ce7">
            <text:p>0.00000</text:p>
          </table:table-cell>
          <table:table-cell office:value-type="float" office:value="6.4017160594063177E-2" table:formula="of:=[.$M$2]*[.E706]+[.$O$2]*[.D706]+[.G706]" table:style-name="ce7">
            <text:p>0.064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5" table:style-name="ce3">
            <text:p>7.05</text:p>
          </table:table-cell>
          <table:table-cell office:value-type="float" office:value="3.7449469" table:style-name="ce2">
            <text:p>3.74E+00</text:p>
          </table:table-cell>
          <table:table-cell office:value-type="float" office:value="6.5361653717354834E-2" table:formula="of:=[.B707]*PI()/180" table:style-name="ce2">
            <text:p>6.54E-02</text:p>
          </table:table-cell>
          <table:table-cell office:value-type="float" office:value="0.99786468747127766" table:formula="of:=COS([.C707])" table:style-name="ce2">
            <text:p>9.98E-01</text:p>
          </table:table-cell>
          <table:table-cell office:value-type="float" office:value="6.5315124571950822E-2" table:formula="of:=SIN([.C707])" table:style-name="ce2">
            <text:p>6.53E-02</text:p>
          </table:table-cell>
          <table:table-cell office:value-type="float" office:value="0" table:formula="of:=-[.$M$1]*[.D707]+[.$M$1]" table:style-name="ce2">
            <text:p>0.00E+00</text:p>
          </table:table-cell>
          <table:table-cell office:value-type="float" office:value="0" table:formula="of:=-[.$M$1]*[.E707]" table:style-name="ce2">
            <text:p>0.00E+00</text:p>
          </table:table-cell>
          <table:table-cell office:value-type="float" office:value="-0.45122174366612838" table:formula="of:=[.$M$2]*[.D707]+[.$O$2]*(-[.E707])+[.F707]" table:style-name="ce7">
            <text:p>-0.45122</text:p>
          </table:table-cell>
          <table:table-cell office:value-type="float" office:value="0" table:formula="of:=[.N707]" table:style-name="ce7">
            <text:p>0.00000</text:p>
          </table:table-cell>
          <table:table-cell office:value-type="float" office:value="6.3664338863281558E-2" table:formula="of:=[.$M$2]*[.E707]+[.$O$2]*[.D707]+[.G707]" table:style-name="ce7">
            <text:p>0.063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6" table:style-name="ce3">
            <text:p>7.06</text:p>
          </table:table-cell>
          <table:table-cell office:value-type="float" office:value="3.7844272999999999" table:style-name="ce2">
            <text:p>3.78E+00</text:p>
          </table:table-cell>
          <table:table-cell office:value-type="float" office:value="6.6050716687359207E-2" table:formula="of:=[.B708]*PI()/180" table:style-name="ce2">
            <text:p>6.61E-02</text:p>
          </table:table-cell>
          <table:table-cell office:value-type="float" office:value="0.99781944434416792" table:formula="of:=COS([.C708])" table:style-name="ce2">
            <text:p>9.98E-01</text:p>
          </table:table-cell>
          <table:table-cell office:value-type="float" office:value="6.6002700616686033E-2" table:formula="of:=SIN([.C708])" table:style-name="ce2">
            <text:p>6.60E-02</text:p>
          </table:table-cell>
          <table:table-cell office:value-type="float" office:value="0" table:formula="of:=-[.$M$1]*[.D708]+[.$M$1]" table:style-name="ce2">
            <text:p>0.00E+00</text:p>
          </table:table-cell>
          <table:table-cell office:value-type="float" office:value="0" table:formula="of:=-[.$M$1]*[.E708]" table:style-name="ce2">
            <text:p>0.00E+00</text:p>
          </table:table-cell>
          <table:table-cell office:value-type="float" office:value="-0.45126550527928511" table:formula="of:=[.$M$2]*[.D708]+[.$O$2]*(-[.E708])+[.F708]" table:style-name="ce7">
            <text:p>-0.45127</text:p>
          </table:table-cell>
          <table:table-cell office:value-type="float" office:value="0" table:formula="of:=[.N708]" table:style-name="ce7">
            <text:p>0.00000</text:p>
          </table:table-cell>
          <table:table-cell office:value-type="float" office:value="6.3353403578903983E-2" table:formula="of:=[.$M$2]*[.E708]+[.$O$2]*[.D708]+[.G708]" table:style-name="ce7">
            <text:p>0.063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7" table:style-name="ce3">
            <text:p>7.07</text:p>
          </table:table-cell>
          <table:table-cell office:value-type="float" office:value="3.8185009000000001" table:style-name="ce2">
            <text:p>3.82E+00</text:p>
          </table:table-cell>
          <table:table-cell office:value-type="float" office:value="6.6645413195366737E-2" table:formula="of:=[.B709]*PI()/180" table:style-name="ce2">
            <text:p>6.66E-02</text:p>
          </table:table-cell>
          <table:table-cell office:value-type="float" office:value="0.99778001632453461" table:formula="of:=COS([.C709])" table:style-name="ce2">
            <text:p>9.98E-01</text:p>
          </table:table-cell>
          <table:table-cell office:value-type="float" office:value="6.6596088649495053E-2" table:formula="of:=SIN([.C709])" table:style-name="ce2">
            <text:p>6.66E-02</text:p>
          </table:table-cell>
          <table:table-cell office:value-type="float" office:value="0" table:formula="of:=-[.$M$1]*[.D709]+[.$M$1]" table:style-name="ce2">
            <text:p>0.00E+00</text:p>
          </table:table-cell>
          <table:table-cell office:value-type="float" office:value="0" table:formula="of:=-[.$M$1]*[.E709]" table:style-name="ce2">
            <text:p>0.00E+00</text:p>
          </table:table-cell>
          <table:table-cell office:value-type="float" office:value="-0.45130310152677794" table:formula="of:=[.$M$2]*[.D709]+[.$O$2]*(-[.E709])+[.F709]" table:style-name="ce7">
            <text:p>-0.45130</text:p>
          </table:table-cell>
          <table:table-cell office:value-type="float" office:value="0" table:formula="of:=[.N709]" table:style-name="ce7">
            <text:p>0.00000</text:p>
          </table:table-cell>
          <table:table-cell office:value-type="float" office:value="6.308502637164197E-2" table:formula="of:=[.$M$2]*[.E709]+[.$O$2]*[.D709]+[.G709]" table:style-name="ce7">
            <text:p>0.0630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8" table:style-name="ce3">
            <text:p>7.08</text:p>
          </table:table-cell>
          <table:table-cell office:value-type="float" office:value="3.8470841" table:style-name="ce2">
            <text:p>3.85E+00</text:p>
          </table:table-cell>
          <table:table-cell office:value-type="float" office:value="6.7144284146122793E-2" table:formula="of:=[.B710]*PI()/180" table:style-name="ce2">
            <text:p>6.71E-02</text:p>
          </table:table-cell>
          <table:table-cell office:value-type="float" office:value="0.99774666931198741" table:formula="of:=COS([.C710])" table:style-name="ce2">
            <text:p>9.98E-01</text:p>
          </table:table-cell>
          <table:table-cell office:value-type="float" office:value="6.7093843807279466E-2" table:formula="of:=SIN([.C710])" table:style-name="ce2">
            <text:p>6.71E-02</text:p>
          </table:table-cell>
          <table:table-cell office:value-type="float" office:value="0" table:formula="of:=-[.$M$1]*[.D710]+[.$M$1]" table:style-name="ce2">
            <text:p>0.00E+00</text:p>
          </table:table-cell>
          <table:table-cell office:value-type="float" office:value="0" table:formula="of:=-[.$M$1]*[.E710]" table:style-name="ce2">
            <text:p>0.00E+00</text:p>
          </table:table-cell>
          <table:table-cell office:value-type="float" office:value="-0.45133451665415453" table:formula="of:=[.$M$2]*[.D710]+[.$O$2]*(-[.E710])+[.F710]" table:style-name="ce7">
            <text:p>-0.45133</text:p>
          </table:table-cell>
          <table:table-cell office:value-type="float" office:value="0" table:formula="of:=[.N710]" table:style-name="ce7">
            <text:p>0.00000</text:p>
          </table:table-cell>
          <table:table-cell office:value-type="float" office:value="6.285987652358746E-2" table:formula="of:=[.$M$2]*[.E710]+[.$O$2]*[.D710]+[.G710]" table:style-name="ce7">
            <text:p>0.062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09" table:style-name="ce3">
            <text:p>7.09</text:p>
          </table:table-cell>
          <table:table-cell office:value-type="float" office:value="3.8700931999999999" table:style-name="ce2">
            <text:p>3.87E+00</text:p>
          </table:table-cell>
          <table:table-cell office:value-type="float" office:value="6.7545868699043415E-2" table:formula="of:=[.B711]*PI()/180" table:style-name="ce2">
            <text:p>6.75E-02</text:p>
          </table:table-cell>
          <table:table-cell office:value-type="float" office:value="0.99771964500806454" table:formula="of:=COS([.C711])" table:style-name="ce2">
            <text:p>9.98E-01</text:p>
          </table:table-cell>
          <table:table-cell office:value-type="float" office:value="6.7494518036516377E-2" table:formula="of:=SIN([.C711])" table:style-name="ce2">
            <text:p>6.75E-02</text:p>
          </table:table-cell>
          <table:table-cell office:value-type="float" office:value="0" table:formula="of:=-[.$M$1]*[.D711]+[.$M$1]" table:style-name="ce2">
            <text:p>0.00E+00</text:p>
          </table:table-cell>
          <table:table-cell office:value-type="float" office:value="0" table:formula="of:=-[.$M$1]*[.E711]" table:style-name="ce2">
            <text:p>0.00E+00</text:p>
          </table:table-cell>
          <table:table-cell office:value-type="float" office:value="-0.45135972381549361" table:formula="of:=[.$M$2]*[.D711]+[.$O$2]*(-[.E711])+[.F711]" table:style-name="ce7">
            <text:p>-0.45136</text:p>
          </table:table-cell>
          <table:table-cell office:value-type="float" office:value="0" table:formula="of:=[.N711]" table:style-name="ce7">
            <text:p>0.00000</text:p>
          </table:table-cell>
          <table:table-cell office:value-type="float" office:value="6.2678622489660052E-2" table:formula="of:=[.$M$2]*[.E711]+[.$O$2]*[.D711]+[.G711]" table:style-name="ce7">
            <text:p>0.062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" table:style-name="ce3">
            <text:p>7.10</text:p>
          </table:table-cell>
          <table:table-cell office:value-type="float" office:value="3.887445" table:style-name="ce2">
            <text:p>3.89E+00</text:p>
          </table:table-cell>
          <table:table-cell office:value-type="float" office:value="6.7848714740190968E-2" table:formula="of:=[.B712]*PI()/180" table:style-name="ce2">
            <text:p>6.78E-02</text:p>
          </table:table-cell>
          <table:table-cell office:value-type="float" office:value="0.99769915880750071" table:formula="of:=COS([.C712])" table:style-name="ce2">
            <text:p>9.98E-01</text:p>
          </table:table-cell>
          <table:table-cell office:value-type="float" office:value="6.7796670381409185E-2" table:formula="of:=SIN([.C712])" table:style-name="ce2">
            <text:p>6.78E-02</text:p>
          </table:table-cell>
          <table:table-cell office:value-type="float" office:value="0" table:formula="of:=-[.$M$1]*[.D712]+[.$M$1]" table:style-name="ce2">
            <text:p>0.00E+00</text:p>
          </table:table-cell>
          <table:table-cell office:value-type="float" office:value="0" table:formula="of:=-[.$M$1]*[.E712]" table:style-name="ce2">
            <text:p>0.00E+00</text:p>
          </table:table-cell>
          <table:table-cell office:value-type="float" office:value="-0.45137868508949713" table:formula="of:=[.$M$2]*[.D712]+[.$O$2]*(-[.E712])+[.F712]" table:style-name="ce7">
            <text:p>-0.45138</text:p>
          </table:table-cell>
          <table:table-cell office:value-type="float" office:value="0" table:formula="of:=[.N712]" table:style-name="ce7">
            <text:p>0.00000</text:p>
          </table:table-cell>
          <table:table-cell office:value-type="float" office:value="6.2541927111950918E-2" table:formula="of:=[.$M$2]*[.E712]+[.$O$2]*[.D712]+[.G712]" table:style-name="ce7">
            <text:p>0.062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1" table:style-name="ce3">
            <text:p>7.11</text:p>
          </table:table-cell>
          <table:table-cell office:value-type="float" office:value="3.8990955999999999" table:style-name="ce2">
            <text:p>3.90E+00</text:p>
          </table:table-cell>
          <table:table-cell office:value-type="float" office:value="6.8052056070023806E-2" table:formula="of:=[.B713]*PI()/180" table:style-name="ce2">
            <text:p>6.81E-02</text:p>
          </table:table-cell>
          <table:table-cell office:value-type="float" office:value="0.99768535231620126" table:formula="of:=COS([.C713])" table:style-name="ce2">
            <text:p>9.98E-01</text:p>
          </table:table-cell>
          <table:table-cell office:value-type="float" office:value="6.7999542452118089E-2" table:formula="of:=SIN([.C713])" table:style-name="ce2">
            <text:p>6.80E-02</text:p>
          </table:table-cell>
          <table:table-cell office:value-type="float" office:value="0" table:formula="of:=-[.$M$1]*[.D713]+[.$M$1]" table:style-name="ce2">
            <text:p>0.00E+00</text:p>
          </table:table-cell>
          <table:table-cell office:value-type="float" office:value="0" table:formula="of:=-[.$M$1]*[.E713]" table:style-name="ce2">
            <text:p>0.00E+00</text:p>
          </table:table-cell>
          <table:table-cell office:value-type="float" office:value="-0.45139139311630433" table:formula="of:=[.$M$2]*[.D713]+[.$O$2]*(-[.E713])+[.F713]" table:style-name="ce7">
            <text:p>-0.45139</text:p>
          </table:table-cell>
          <table:table-cell office:value-type="float" office:value="0" table:formula="of:=[.N713]" table:style-name="ce7">
            <text:p>0.00000</text:p>
          </table:table-cell>
          <table:table-cell office:value-type="float" office:value="6.2450141877516838E-2" table:formula="of:=[.$M$2]*[.E713]+[.$O$2]*[.D713]+[.G713]" table:style-name="ce7">
            <text:p>0.0624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2" table:style-name="ce3">
            <text:p>7.12</text:p>
          </table:table-cell>
          <table:table-cell office:value-type="float" office:value="3.905078" table:style-name="ce2">
            <text:p>3.91E+00</text:p>
          </table:table-cell>
          <table:table-cell office:value-type="float" office:value="6.8156468647195129E-2" table:formula="of:=[.B714]*PI()/180" table:style-name="ce2">
            <text:p>6.82E-02</text:p>
          </table:table-cell>
          <table:table-cell office:value-type="float" office:value="0.99767824687036422" table:formula="of:=COS([.C714])" table:style-name="ce2">
            <text:p>9.98E-01</text:p>
          </table:table-cell>
          <table:table-cell office:value-type="float" office:value="6.8103712980105174E-2" table:formula="of:=SIN([.C714])" table:style-name="ce2">
            <text:p>6.81E-02</text:p>
          </table:table-cell>
          <table:table-cell office:value-type="float" office:value="0" table:formula="of:=-[.$M$1]*[.D714]+[.$M$1]" table:style-name="ce2">
            <text:p>0.00E+00</text:p>
          </table:table-cell>
          <table:table-cell office:value-type="float" office:value="0" table:formula="of:=-[.$M$1]*[.E714]" table:style-name="ce2">
            <text:p>0.00E+00</text:p>
          </table:table-cell>
          <table:table-cell office:value-type="float" office:value="-0.4513979112360193" table:formula="of:=[.$M$2]*[.D714]+[.$O$2]*(-[.E714])+[.F714]" table:style-name="ce7">
            <text:p>-0.45140</text:p>
          </table:table-cell>
          <table:table-cell office:value-type="float" office:value="0" table:formula="of:=[.N714]" table:style-name="ce7">
            <text:p>0.00000</text:p>
          </table:table-cell>
          <table:table-cell office:value-type="float" office:value="6.2403010598518958E-2" table:formula="of:=[.$M$2]*[.E714]+[.$O$2]*[.D714]+[.G714]" table:style-name="ce7">
            <text:p>0.062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3" table:style-name="ce3">
            <text:p>7.13</text:p>
          </table:table-cell>
          <table:table-cell office:value-type="float" office:value="3.9054338999999998" table:style-name="ce2">
            <text:p>3.91E+00</text:p>
          </table:table-cell>
          <table:table-cell office:value-type="float" office:value="6.8162680274002962E-2" table:formula="of:=[.B715]*PI()/180" table:style-name="ce2">
            <text:p>6.82E-02</text:p>
          </table:table-cell>
          <table:table-cell office:value-type="float" office:value="0.99767782381626757" table:formula="of:=COS([.C715])" table:style-name="ce2">
            <text:p>9.98E-01</text:p>
          </table:table-cell>
          <table:table-cell office:value-type="float" office:value="6.810991018373512E-2" table:formula="of:=SIN([.C715])" table:style-name="ce2">
            <text:p>6.81E-02</text:p>
          </table:table-cell>
          <table:table-cell office:value-type="float" office:value="0" table:formula="of:=-[.$M$1]*[.D715]+[.$M$1]" table:style-name="ce2">
            <text:p>0.00E+00</text:p>
          </table:table-cell>
          <table:table-cell office:value-type="float" office:value="0" table:formula="of:=-[.$M$1]*[.E715]" table:style-name="ce2">
            <text:p>0.00E+00</text:p>
          </table:table-cell>
          <table:table-cell office:value-type="float" office:value="-0.45139829885152433" table:formula="of:=[.$M$2]*[.D715]+[.$O$2]*(-[.E715])+[.F715]" table:style-name="ce7">
            <text:p>-0.45140</text:p>
          </table:table-cell>
          <table:table-cell office:value-type="float" office:value="0" table:formula="of:=[.N715]" table:style-name="ce7">
            <text:p>0.00000</text:p>
          </table:table-cell>
          <table:table-cell office:value-type="float" office:value="6.240020668194865E-2" table:formula="of:=[.$M$2]*[.E715]+[.$O$2]*[.D715]+[.G715]" table:style-name="ce7">
            <text:p>0.062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4" table:style-name="ce3">
            <text:p>7.14</text:p>
          </table:table-cell>
          <table:table-cell office:value-type="float" office:value="3.9002051" table:style-name="ce2">
            <text:p>3.90E+00</text:p>
          </table:table-cell>
          <table:table-cell office:value-type="float" office:value="6.8071420498074686E-2" table:formula="of:=[.B716]*PI()/180" table:style-name="ce2">
            <text:p>6.81E-02</text:p>
          </table:table-cell>
          <table:table-cell office:value-type="float" office:value="0.99768403535689743" table:formula="of:=COS([.C716])" table:style-name="ce2">
            <text:p>9.98E-01</text:p>
          </table:table-cell>
          <table:table-cell office:value-type="float" office:value="6.8018862045589948E-2" table:formula="of:=SIN([.C716])" table:style-name="ce2">
            <text:p>6.80E-02</text:p>
          </table:table-cell>
          <table:table-cell office:value-type="float" office:value="0" table:formula="of:=-[.$M$1]*[.D716]+[.$M$1]" table:style-name="ce2">
            <text:p>0.00E+00</text:p>
          </table:table-cell>
          <table:table-cell office:value-type="float" office:value="0" table:formula="of:=-[.$M$1]*[.E716]" table:style-name="ce2">
            <text:p>0.00E+00</text:p>
          </table:table-cell>
          <table:table-cell office:value-type="float" office:value="-0.45139260234295175" table:formula="of:=[.$M$2]*[.D716]+[.$O$2]*(-[.E716])+[.F716]" table:style-name="ce7">
            <text:p>-0.45139</text:p>
          </table:table-cell>
          <table:table-cell office:value-type="float" office:value="0" table:formula="of:=[.N716]" table:style-name="ce7">
            <text:p>0.00000</text:p>
          </table:table-cell>
          <table:table-cell office:value-type="float" office:value="6.2441400929653779E-2" table:formula="of:=[.$M$2]*[.E716]+[.$O$2]*[.D716]+[.G716]" table:style-name="ce7">
            <text:p>0.0624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5" table:style-name="ce3">
            <text:p>7.15</text:p>
          </table:table-cell>
          <table:table-cell office:value-type="float" office:value="3.8894332999999999" table:style-name="ce2">
            <text:p>3.89E+00</text:p>
          </table:table-cell>
          <table:table-cell office:value-type="float" office:value="6.7883417121708367E-2" table:formula="of:=[.B717]*PI()/180" table:style-name="ce2">
            <text:p>6.79E-02</text:p>
          </table:table-cell>
          <table:table-cell office:value-type="float" office:value="0.99769680550083772" table:formula="of:=COS([.C717])" table:style-name="ce2">
            <text:p>9.98E-01</text:p>
          </table:table-cell>
          <table:table-cell office:value-type="float" office:value="6.783129287742852E-2" table:formula="of:=SIN([.C717])" table:style-name="ce2">
            <text:p>6.78E-02</text:p>
          </table:table-cell>
          <table:table-cell office:value-type="float" office:value="0" table:formula="of:=-[.$M$1]*[.D717]+[.$M$1]" table:style-name="ce2">
            <text:p>0.00E+00</text:p>
          </table:table-cell>
          <table:table-cell office:value-type="float" office:value="0" table:formula="of:=-[.$M$1]*[.E717]" table:style-name="ce2">
            <text:p>0.00E+00</text:p>
          </table:table-cell>
          <table:table-cell office:value-type="float" office:value="-0.4513808551715246" table:formula="of:=[.$M$2]*[.D717]+[.$O$2]*(-[.E717])+[.F717]" table:style-name="ce7">
            <text:p>-0.45138</text:p>
          </table:table-cell>
          <table:table-cell office:value-type="float" office:value="0" table:formula="of:=[.N717]" table:style-name="ce7">
            <text:p>0.00000</text:p>
          </table:table-cell>
          <table:table-cell office:value-type="float" office:value="6.2526263158957041E-2" table:formula="of:=[.$M$2]*[.E717]+[.$O$2]*[.D717]+[.G717]" table:style-name="ce7">
            <text:p>0.062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6" table:style-name="ce3">
            <text:p>7.16</text:p>
          </table:table-cell>
          <table:table-cell office:value-type="float" office:value="3.8731602999999999" table:style-name="ce2">
            <text:p>3.87E+00</text:p>
          </table:table-cell>
          <table:table-cell office:value-type="float" office:value="6.7599399692531328E-2" table:formula="of:=[.B718]*PI()/180" table:style-name="ce2">
            <text:p>6.76E-02</text:p>
          </table:table-cell>
          <table:table-cell office:value-type="float" office:value="0.9977160305299444" table:formula="of:=COS([.C718])" table:style-name="ce2">
            <text:p>9.98E-01</text:p>
          </table:table-cell>
          <table:table-cell office:value-type="float" office:value="6.7547926863605529E-2" table:formula="of:=SIN([.C718])" table:style-name="ce2">
            <text:p>6.75E-02</text:p>
          </table:table-cell>
          <table:table-cell office:value-type="float" office:value="0" table:formula="of:=-[.$M$1]*[.D718]+[.$M$1]" table:style-name="ce2">
            <text:p>0.00E+00</text:p>
          </table:table-cell>
          <table:table-cell office:value-type="float" office:value="0" table:formula="of:=-[.$M$1]*[.E718]" table:style-name="ce2">
            <text:p>0.00E+00</text:p>
          </table:table-cell>
          <table:table-cell office:value-type="float" office:value="-0.4513630784177235" table:formula="of:=[.$M$2]*[.D718]+[.$O$2]*(-[.E718])+[.F718]" table:style-name="ce7">
            <text:p>-0.45136</text:p>
          </table:table-cell>
          <table:table-cell office:value-type="float" office:value="0" table:formula="of:=[.N718]" table:style-name="ce7">
            <text:p>0.00000</text:p>
          </table:table-cell>
          <table:table-cell office:value-type="float" office:value="6.26544606654304E-2" table:formula="of:=[.$M$2]*[.E718]+[.$O$2]*[.D718]+[.G718]" table:style-name="ce7">
            <text:p>0.0626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7" table:style-name="ce3">
            <text:p>7.17</text:p>
          </table:table-cell>
          <table:table-cell office:value-type="float" office:value="3.8514278000000002" table:style-name="ce2">
            <text:p>3.85E+00</text:p>
          </table:table-cell>
          <table:table-cell office:value-type="float" office:value="6.7220096012841665E-2" table:formula="of:=[.B719]*PI()/180" table:style-name="ce2">
            <text:p>6.72E-02</text:p>
          </table:table-cell>
          <table:table-cell office:value-type="float" office:value="0.99774157993520385" table:formula="of:=COS([.C719])" table:style-name="ce2">
            <text:p>9.98E-01</text:p>
          </table:table-cell>
          <table:table-cell office:value-type="float" office:value="6.7169484651911193E-2" table:formula="of:=SIN([.C719])" table:style-name="ce2">
            <text:p>6.72E-02</text:p>
          </table:table-cell>
          <table:table-cell office:value-type="float" office:value="0" table:formula="of:=-[.$M$1]*[.D719]+[.$M$1]" table:style-name="ce2">
            <text:p>0.00E+00</text:p>
          </table:table-cell>
          <table:table-cell office:value-type="float" office:value="0" table:formula="of:=-[.$M$1]*[.E719]" table:style-name="ce2">
            <text:p>0.00E+00</text:p>
          </table:table-cell>
          <table:table-cell office:value-type="float" office:value="-0.4513392808817222" table:formula="of:=[.$M$2]*[.D719]+[.$O$2]*(-[.E719])+[.F719]" table:style-name="ce7">
            <text:p>-0.45134</text:p>
          </table:table-cell>
          <table:table-cell office:value-type="float" office:value="0" table:formula="of:=[.N719]" table:style-name="ce7">
            <text:p>0.00000</text:p>
          </table:table-cell>
          <table:table-cell office:value-type="float" office:value="6.2825659830756372E-2" table:formula="of:=[.$M$2]*[.E719]+[.$O$2]*[.D719]+[.G719]" table:style-name="ce7">
            <text:p>0.062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8" table:style-name="ce3">
            <text:p>7.18</text:p>
          </table:table-cell>
          <table:table-cell office:value-type="float" office:value="3.8242777000000001" table:style-name="ce2">
            <text:p>3.82E+00</text:p>
          </table:table-cell>
          <table:table-cell office:value-type="float" office:value="6.6746237375595943E-2" table:formula="of:=[.B720]*PI()/180" table:style-name="ce2">
            <text:p>6.67E-02</text:p>
          </table:table-cell>
          <table:table-cell office:value-type="float" office:value="0.99777329675702742" table:formula="of:=COS([.C720])" table:style-name="ce2">
            <text:p>9.98E-01</text:p>
          </table:table-cell>
          <table:table-cell office:value-type="float" office:value="6.6696688663027831E-2" table:formula="of:=SIN([.C720])" table:style-name="ce2">
            <text:p>6.67E-02</text:p>
          </table:table-cell>
          <table:table-cell office:value-type="float" office:value="0" table:formula="of:=-[.$M$1]*[.D720]+[.$M$1]" table:style-name="ce2">
            <text:p>0.00E+00</text:p>
          </table:table-cell>
          <table:table-cell office:value-type="float" office:value="0" table:formula="of:=-[.$M$1]*[.E720]" table:style-name="ce2">
            <text:p>0.00E+00</text:p>
          </table:table-cell>
          <table:table-cell office:value-type="float" office:value="-0.45130945972897152" table:formula="of:=[.$M$2]*[.D720]+[.$O$2]*(-[.E720])+[.F720]" table:style-name="ce7">
            <text:p>-0.45131</text:p>
          </table:table-cell>
          <table:table-cell office:value-type="float" office:value="0" table:formula="of:=[.N720]" table:style-name="ce7">
            <text:p>0.00000</text:p>
          </table:table-cell>
          <table:table-cell office:value-type="float" office:value="6.3039523785826834E-2" table:formula="of:=[.$M$2]*[.E720]+[.$O$2]*[.D720]+[.G720]" table:style-name="ce7">
            <text:p>0.0630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19" table:style-name="ce3">
            <text:p>7.19</text:p>
          </table:table-cell>
          <table:table-cell office:value-type="float" office:value="3.7917515000000002" table:style-name="ce2">
            <text:p>3.79E+00</text:p>
          </table:table-cell>
          <table:table-cell office:value-type="float" office:value="6.6178548092433773E-2" table:formula="of:=[.B721]*PI()/180" table:style-name="ce2">
            <text:p>6.62E-02</text:p>
          </table:table-cell>
          <table:table-cell office:value-type="float" office:value="0.99781099897361447" table:formula="of:=COS([.C721])" table:style-name="ce2">
            <text:p>9.98E-01</text:p>
          </table:table-cell>
          <table:table-cell office:value-type="float" office:value="6.613025273864917E-2" table:formula="of:=SIN([.C721])" table:style-name="ce2">
            <text:p>6.61E-02</text:p>
          </table:table-cell>
          <table:table-cell office:value-type="float" office:value="0" table:formula="of:=-[.$M$1]*[.D721]+[.$M$1]" table:style-name="ce2">
            <text:p>0.00E+00</text:p>
          </table:table-cell>
          <table:table-cell office:value-type="float" office:value="0" table:formula="of:=-[.$M$1]*[.E721]" table:style-name="ce2">
            <text:p>0.00E+00</text:p>
          </table:table-cell>
          <table:table-cell office:value-type="float" office:value="-0.45127360014682377" table:formula="of:=[.$M$2]*[.D721]+[.$O$2]*(-[.E721])+[.F721]" table:style-name="ce7">
            <text:p>-0.45127</text:p>
          </table:table-cell>
          <table:table-cell office:value-type="float" office:value="0" table:formula="of:=[.N721]" table:style-name="ce7">
            <text:p>0.00000</text:p>
          </table:table-cell>
          <table:table-cell office:value-type="float" office:value="6.3295717157834747E-2" table:formula="of:=[.$M$2]*[.E721]+[.$O$2]*[.D721]+[.G721]" table:style-name="ce7">
            <text:p>0.063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" table:style-name="ce3">
            <text:p>7.20</text:p>
          </table:table-cell>
          <table:table-cell office:value-type="float" office:value="3.7538912" table:style-name="ce2">
            <text:p>3.75E+00</text:p>
          </table:table-cell>
          <table:table-cell office:value-type="float" office:value="6.5517761201640962E-2" table:formula="of:=[.B722]*PI()/180" table:style-name="ce2">
            <text:p>6.55E-02</text:p>
          </table:table-cell>
          <table:table-cell office:value-type="float" office:value="0.99785447913278125" table:formula="of:=COS([.C722])" table:style-name="ce2">
            <text:p>9.98E-01</text:p>
          </table:table-cell>
          <table:table-cell office:value-type="float" office:value="6.5470897921487248E-2" table:formula="of:=SIN([.C722])" table:style-name="ce2">
            <text:p>6.55E-02</text:p>
          </table:table-cell>
          <table:table-cell office:value-type="float" office:value="0" table:formula="of:=-[.$M$1]*[.D722]+[.$M$1]" table:style-name="ce2">
            <text:p>0.00E+00</text:p>
          </table:table-cell>
          <table:table-cell office:value-type="float" office:value="0" table:formula="of:=-[.$M$1]*[.E722]" table:style-name="ce2">
            <text:p>0.00E+00</text:p>
          </table:table-cell>
          <table:table-cell office:value-type="float" office:value="-0.45123167664783204" table:formula="of:=[.$M$2]*[.D722]+[.$O$2]*(-[.E722])+[.F722]" table:style-name="ce7">
            <text:p>-0.45123</text:p>
          </table:table-cell>
          <table:table-cell office:value-type="float" office:value="0" table:formula="of:=[.N722]" table:style-name="ce7">
            <text:p>0.00000</text:p>
          </table:table-cell>
          <table:table-cell office:value-type="float" office:value="6.3593898996573195E-2" table:formula="of:=[.$M$2]*[.E722]+[.$O$2]*[.D722]+[.G722]" table:style-name="ce7">
            <text:p>0.0635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1" table:style-name="ce3">
            <text:p>7.21</text:p>
          </table:table-cell>
          <table:table-cell office:value-type="float" office:value="3.7107383" table:style-name="ce2">
            <text:p>3.71E+00</text:p>
          </table:table-cell>
          <table:table-cell office:value-type="float" office:value="6.4764601014857107E-2" table:formula="of:=[.B723]*PI()/180" table:style-name="ce2">
            <text:p>6.48E-02</text:p>
          </table:table-cell>
          <table:table-cell office:value-type="float" office:value="0.99790350618523038" table:formula="of:=COS([.C723])" table:style-name="ce2">
            <text:p>9.98E-01</text:p>
          </table:table-cell>
          <table:table-cell office:value-type="float" office:value="6.4719335157461491E-2" table:formula="of:=SIN([.C723])" table:style-name="ce2">
            <text:p>6.47E-02</text:p>
          </table:table-cell>
          <table:table-cell office:value-type="float" office:value="0" table:formula="of:=-[.$M$1]*[.D723]+[.$M$1]" table:style-name="ce2">
            <text:p>0.00E+00</text:p>
          </table:table-cell>
          <table:table-cell office:value-type="float" office:value="0" table:formula="of:=-[.$M$1]*[.E723]" table:style-name="ce2">
            <text:p>0.00E+00</text:p>
          </table:table-cell>
          <table:table-cell office:value-type="float" office:value="-0.45118365227887519" table:formula="of:=[.$M$2]*[.D723]+[.$O$2]*(-[.E723])+[.F723]" table:style-name="ce7">
            <text:p>-0.45118</text:p>
          </table:table-cell>
          <table:table-cell office:value-type="float" office:value="0" table:formula="of:=[.N723]" table:style-name="ce7">
            <text:p>0.00000</text:p>
          </table:table-cell>
          <table:table-cell office:value-type="float" office:value="6.3933730661482849E-2" table:formula="of:=[.$M$2]*[.E723]+[.$O$2]*[.D723]+[.G723]" table:style-name="ce7">
            <text:p>0.063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2" table:style-name="ce3">
            <text:p>7.22</text:p>
          </table:table-cell>
          <table:table-cell office:value-type="float" office:value="3.6623348" table:style-name="ce2">
            <text:p>3.66E+00</text:p>
          </table:table-cell>
          <table:table-cell office:value-type="float" office:value="6.3919800570368029E-2" table:formula="of:=[.B724]*PI()/180" table:style-name="ce2">
            <text:p>6.39E-02</text:p>
          </table:table-cell>
          <table:table-cell office:value-type="float" office:value="0.99795782500608166" table:formula="of:=COS([.C724])" table:style-name="ce2">
            <text:p>9.98E-01</text:p>
          </table:table-cell>
          <table:table-cell office:value-type="float" office:value="6.3876282837457318E-2" table:formula="of:=SIN([.C724])" table:style-name="ce2">
            <text:p>6.39E-02</text:p>
          </table:table-cell>
          <table:table-cell office:value-type="float" office:value="0" table:formula="of:=-[.$M$1]*[.D724]+[.$M$1]" table:style-name="ce2">
            <text:p>0.00E+00</text:p>
          </table:table-cell>
          <table:table-cell office:value-type="float" office:value="0" table:formula="of:=-[.$M$1]*[.E724]" table:style-name="ce2">
            <text:p>0.00E+00</text:p>
          </table:table-cell>
          <table:table-cell office:value-type="float" office:value="-0.45112948003909659" table:formula="of:=[.$M$2]*[.D724]+[.$O$2]*(-[.E724])+[.F724]" table:style-name="ce7">
            <text:p>-0.45113</text:p>
          </table:table-cell>
          <table:table-cell office:value-type="float" office:value="0" table:formula="of:=[.N724]" table:style-name="ce7">
            <text:p>0.00000</text:p>
          </table:table-cell>
          <table:table-cell office:value-type="float" office:value="6.4314867951775892E-2" table:formula="of:=[.$M$2]*[.E724]+[.$O$2]*[.D724]+[.G724]" table:style-name="ce7">
            <text:p>0.0643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3" table:style-name="ce3">
            <text:p>7.23</text:p>
          </table:table-cell>
          <table:table-cell office:value-type="float" office:value="3.6087224" table:style-name="ce2">
            <text:p>3.61E+00</text:p>
          </table:table-cell>
          <table:table-cell office:value-type="float" office:value="6.2984087670471811E-2" table:formula="of:=[.B725]*PI()/180" table:style-name="ce2">
            <text:p>6.30E-02</text:p>
          </table:table-cell>
          <table:table-cell office:value-type="float" office:value="0.99801715797394641" table:formula="of:=COS([.C725])" table:style-name="ce2">
            <text:p>9.98E-01</text:p>
          </table:table-cell>
          <table:table-cell office:value-type="float" office:value="6.2942452999599816E-2" table:formula="of:=SIN([.C725])" table:style-name="ce2">
            <text:p>6.29E-02</text:p>
          </table:table-cell>
          <table:table-cell office:value-type="float" office:value="0" table:formula="of:=-[.$M$1]*[.D725]+[.$M$1]" table:style-name="ce2">
            <text:p>0.00E+00</text:p>
          </table:table-cell>
          <table:table-cell office:value-type="float" office:value="0" table:formula="of:=-[.$M$1]*[.E725]" table:style-name="ce2">
            <text:p>0.00E+00</text:p>
          </table:table-cell>
          <table:table-cell office:value-type="float" office:value="-0.45106910230114028" table:formula="of:=[.$M$2]*[.D725]+[.$O$2]*(-[.E725])+[.F725]" table:style-name="ce7">
            <text:p>-0.45107</text:p>
          </table:table-cell>
          <table:table-cell office:value-type="float" office:value="0" table:formula="of:=[.N725]" table:style-name="ce7">
            <text:p>0.00000</text:p>
          </table:table-cell>
          <table:table-cell office:value-type="float" office:value="6.473696740845554E-2" table:formula="of:=[.$M$2]*[.E725]+[.$O$2]*[.D725]+[.G725]" table:style-name="ce7">
            <text:p>0.064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4" table:style-name="ce3">
            <text:p>7.24</text:p>
          </table:table-cell>
          <table:table-cell office:value-type="float" office:value="3.5499428000000002" table:style-name="ce2">
            <text:p>3.55E+00</text:p>
          </table:table-cell>
          <table:table-cell office:value-type="float" office:value="6.1958190117466561E-2" table:formula="of:=[.B726]*PI()/180" table:style-name="ce2">
            <text:p>6.20E-02</text:p>
          </table:table-cell>
          <table:table-cell office:value-type="float" office:value="0.99808120528172029" table:formula="of:=COS([.C726])" table:style-name="ce2">
            <text:p>9.98E-01</text:p>
          </table:table-cell>
          <table:table-cell office:value-type="float" office:value="6.1918556696587607E-2" table:formula="of:=SIN([.C726])" table:style-name="ce2">
            <text:p>6.19E-02</text:p>
          </table:table-cell>
          <table:table-cell office:value-type="float" office:value="0" table:formula="of:=-[.$M$1]*[.D726]+[.$M$1]" table:style-name="ce2">
            <text:p>0.00E+00</text:p>
          </table:table-cell>
          <table:table-cell office:value-type="float" office:value="0" table:formula="of:=-[.$M$1]*[.E726]" table:style-name="ce2">
            <text:p>0.00E+00</text:p>
          </table:table-cell>
          <table:table-cell office:value-type="float" office:value="-0.45100245144895806" table:formula="of:=[.$M$2]*[.D726]+[.$O$2]*(-[.E726])+[.F726]" table:style-name="ce7">
            <text:p>-0.45100</text:p>
          </table:table-cell>
          <table:table-cell office:value-type="float" office:value="0" table:formula="of:=[.N726]" table:style-name="ce7">
            <text:p>0.00000</text:p>
          </table:table-cell>
          <table:table-cell office:value-type="float" office:value="6.5199683948852255E-2" table:formula="of:=[.$M$2]*[.E726]+[.$O$2]*[.D726]+[.G726]" table:style-name="ce7">
            <text:p>0.065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5" table:style-name="ce3">
            <text:p>7.25</text:p>
          </table:table-cell>
          <table:table-cell office:value-type="float" office:value="3.4860376999999998" table:style-name="ce2">
            <text:p>3.49E+00</text:p>
          </table:table-cell>
          <table:table-cell office:value-type="float" office:value="6.0842835713650324E-2" table:formula="of:=[.B727]*PI()/180" table:style-name="ce2">
            <text:p>6.08E-02</text:p>
          </table:table-cell>
          <table:table-cell office:value-type="float" office:value="0.99814964558813735" table:formula="of:=COS([.C727])" table:style-name="ce2">
            <text:p>9.98E-01</text:p>
          </table:table-cell>
          <table:table-cell office:value-type="float" office:value="6.0805304145903225E-2" table:formula="of:=SIN([.C727])" table:style-name="ce2">
            <text:p>6.08E-02</text:p>
          </table:table-cell>
          <table:table-cell office:value-type="float" office:value="0" table:formula="of:=-[.$M$1]*[.D727]+[.$M$1]" table:style-name="ce2">
            <text:p>0.00E+00</text:p>
          </table:table-cell>
          <table:table-cell office:value-type="float" office:value="0" table:formula="of:=-[.$M$1]*[.E727]" table:style-name="ce2">
            <text:p>0.00E+00</text:p>
          </table:table-cell>
          <table:table-cell office:value-type="float" office:value="-0.45092945018243707" table:formula="of:=[.$M$2]*[.D727]+[.$O$2]*(-[.E727])+[.F727]" table:style-name="ce7">
            <text:p>-0.45093</text:p>
          </table:table-cell>
          <table:table-cell office:value-type="float" office:value="0" table:formula="of:=[.N727]" table:style-name="ce7">
            <text:p>0.00000</text:p>
          </table:table-cell>
          <table:table-cell office:value-type="float" office:value="6.5702670860209339E-2" table:formula="of:=[.$M$2]*[.E727]+[.$O$2]*[.D727]+[.G727]" table:style-name="ce7">
            <text:p>0.0657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6" table:style-name="ce3">
            <text:p>7.26</text:p>
          </table:table-cell>
          <table:table-cell office:value-type="float" office:value="3.4170489000000002" table:style-name="ce2">
            <text:p>3.42E+00</text:p>
          </table:table-cell>
          <table:table-cell office:value-type="float" office:value="5.9638754006650467E-2" table:formula="of:=[.B728]*PI()/180" table:style-name="ce2">
            <text:p>5.96E-02</text:p>
          </table:table-cell>
          <table:table-cell office:value-type="float" office:value="0.99822213655989933" table:formula="of:=COS([.C728])" table:style-name="ce2">
            <text:p>9.98E-01</text:p>
          </table:table-cell>
          <table:table-cell office:value-type="float" office:value="5.960340662906511E-2" table:formula="of:=SIN([.C728])" table:style-name="ce2">
            <text:p>5.96E-02</text:p>
          </table:table-cell>
          <table:table-cell office:value-type="float" office:value="0" table:formula="of:=-[.$M$1]*[.D728]+[.$M$1]" table:style-name="ce2">
            <text:p>0.00E+00</text:p>
          </table:table-cell>
          <table:table-cell office:value-type="float" office:value="0" table:formula="of:=-[.$M$1]*[.E728]" table:style-name="ce2">
            <text:p>0.00E+00</text:p>
          </table:table-cell>
          <table:table-cell office:value-type="float" office:value="-0.45085001193587415" table:formula="of:=[.$M$2]*[.D728]+[.$O$2]*(-[.E728])+[.F728]" table:style-name="ce7">
            <text:p>-0.45085</text:p>
          </table:table-cell>
          <table:table-cell office:value-type="float" office:value="0" table:formula="of:=[.N728]" table:style-name="ce7">
            <text:p>0.00000</text:p>
          </table:table-cell>
          <table:table-cell office:value-type="float" office:value="6.6245579002844696E-2" table:formula="of:=[.$M$2]*[.E728]+[.$O$2]*[.D728]+[.G728]" table:style-name="ce7">
            <text:p>0.0662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7" table:style-name="ce3">
            <text:p>7.27</text:p>
          </table:table-cell>
          <table:table-cell office:value-type="float" office:value="3.3430181999999999" table:style-name="ce2">
            <text:p>3.34E+00</text:p>
          </table:table-cell>
          <table:table-cell office:value-type="float" office:value="5.8346674544094292E-2" table:formula="of:=[.B729]*PI()/180" table:style-name="ce2">
            <text:p>5.83E-02</text:p>
          </table:table-cell>
          <table:table-cell office:value-type="float" office:value="0.99829831562556626" table:formula="of:=COS([.C729])" table:style-name="ce2">
            <text:p>9.98E-01</text:p>
          </table:table-cell>
          <table:table-cell office:value-type="float" office:value="5.831357491319946E-2" table:formula="of:=SIN([.C729])" table:style-name="ce2">
            <text:p>5.83E-02</text:p>
          </table:table-cell>
          <table:table-cell office:value-type="float" office:value="0" table:formula="of:=-[.$M$1]*[.D729]+[.$M$1]" table:style-name="ce2">
            <text:p>0.00E+00</text:p>
          </table:table-cell>
          <table:table-cell office:value-type="float" office:value="0" table:formula="of:=-[.$M$1]*[.E729]" table:style-name="ce2">
            <text:p>0.00E+00</text:p>
          </table:table-cell>
          <table:table-cell office:value-type="float" office:value="-0.45076404106749263" table:formula="of:=[.$M$2]*[.D729]+[.$O$2]*(-[.E729])+[.F729]" table:style-name="ce7">
            <text:p>-0.45076</text:p>
          </table:table-cell>
          <table:table-cell office:value-type="float" office:value="0" table:formula="of:=[.N729]" table:style-name="ce7">
            <text:p>0.00000</text:p>
          </table:table-cell>
          <table:table-cell office:value-type="float" office:value="6.6828057584399386E-2" table:formula="of:=[.$M$2]*[.E729]+[.$O$2]*[.D729]+[.G729]" table:style-name="ce7">
            <text:p>0.066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8" table:style-name="ce3">
            <text:p>7.28</text:p>
          </table:table-cell>
          <table:table-cell office:value-type="float" office:value="3.2639873000000001" table:style-name="ce2">
            <text:p>3.26E+00</text:p>
          </table:table-cell>
          <table:table-cell office:value-type="float" office:value="5.6967325128279921E-2" table:formula="of:=[.B730]*PI()/180" table:style-name="ce2">
            <text:p>5.70E-02</text:p>
          </table:table-cell>
          <table:table-cell office:value-type="float" office:value="0.99837780071211246" table:formula="of:=COS([.C730])" table:style-name="ce2">
            <text:p>9.98E-01</text:p>
          </table:table-cell>
          <table:table-cell office:value-type="float" office:value="5.6936517677546032E-2" table:formula="of:=SIN([.C730])" table:style-name="ce2">
            <text:p>5.69E-02</text:p>
          </table:table-cell>
          <table:table-cell office:value-type="float" office:value="0" table:formula="of:=-[.$M$1]*[.D730]+[.$M$1]" table:style-name="ce2">
            <text:p>0.00E+00</text:p>
          </table:table-cell>
          <table:table-cell office:value-type="float" office:value="0" table:formula="of:=-[.$M$1]*[.E730]" table:style-name="ce2">
            <text:p>0.00E+00</text:p>
          </table:table-cell>
          <table:table-cell office:value-type="float" office:value="-0.45067143304168517" table:formula="of:=[.$M$2]*[.D730]+[.$O$2]*(-[.E730])+[.F730]" table:style-name="ce7">
            <text:p>-0.45067</text:p>
          </table:table-cell>
          <table:table-cell office:value-type="float" office:value="0" table:formula="of:=[.N730]" table:style-name="ce7">
            <text:p>0.00000</text:p>
          </table:table-cell>
          <table:table-cell office:value-type="float" office:value="6.7449754930273179E-2" table:formula="of:=[.$M$2]*[.E730]+[.$O$2]*[.D730]+[.G730]" table:style-name="ce7">
            <text:p>0.0674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29" table:style-name="ce3">
            <text:p>7.29</text:p>
          </table:table-cell>
          <table:table-cell office:value-type="float" office:value="3.1799979999999999" table:style-name="ce2">
            <text:p>3.18E+00</text:p>
          </table:table-cell>
          <table:table-cell office:value-type="float" office:value="5.5501435306834643E-2" table:formula="of:=[.B731]*PI()/180" table:style-name="ce2">
            <text:p>5.55E-02</text:p>
          </table:table-cell>
          <table:table-cell office:value-type="float" office:value="0.99846019067057867" table:formula="of:=COS([.C731])" table:style-name="ce2">
            <text:p>9.98E-01</text:p>
          </table:table-cell>
          <table:table-cell office:value-type="float" office:value="5.5472945172143392E-2" table:formula="of:=SIN([.C731])" table:style-name="ce2">
            <text:p>5.55E-02</text:p>
          </table:table-cell>
          <table:table-cell office:value-type="float" office:value="0" table:formula="of:=-[.$M$1]*[.D731]+[.$M$1]" table:style-name="ce2">
            <text:p>0.00E+00</text:p>
          </table:table-cell>
          <table:table-cell office:value-type="float" office:value="0" table:formula="of:=-[.$M$1]*[.E731]" table:style-name="ce2">
            <text:p>0.00E+00</text:p>
          </table:table-cell>
          <table:table-cell office:value-type="float" office:value="-0.45057207495915447" table:formula="of:=[.$M$2]*[.D731]+[.$O$2]*(-[.E731])+[.F731]" table:style-name="ce7">
            <text:p>-0.45057</text:p>
          </table:table-cell>
          <table:table-cell office:value-type="float" office:value="0" table:formula="of:=[.N731]" table:style-name="ce7">
            <text:p>0.00000</text:p>
          </table:table-cell>
          <table:table-cell office:value-type="float" office:value="6.8110316891070638E-2" table:formula="of:=[.$M$2]*[.E731]+[.$O$2]*[.D731]+[.G731]" table:style-name="ce7">
            <text:p>0.068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" table:style-name="ce3">
            <text:p>7.30</text:p>
          </table:table-cell>
          <table:table-cell office:value-type="float" office:value="3.0910920000000002" table:style-name="ce2">
            <text:p>3.09E+00</text:p>
          </table:table-cell>
          <table:table-cell office:value-type="float" office:value="5.394973288205656E-2" table:formula="of:=[.B732]*PI()/180" table:style-name="ce2">
            <text:p>5.39E-02</text:p>
          </table:table-cell>
          <table:table-cell office:value-type="float" office:value="0.99854506610336435" table:formula="of:=COS([.C732])" table:style-name="ce2">
            <text:p>9.99E-01</text:p>
          </table:table-cell>
          <table:table-cell office:value-type="float" office:value="5.3923565911647611E-2" table:formula="of:=SIN([.C732])" table:style-name="ce2">
            <text:p>5.39E-02</text:p>
          </table:table-cell>
          <table:table-cell office:value-type="float" office:value="0" table:formula="of:=-[.$M$1]*[.D732]+[.$M$1]" table:style-name="ce2">
            <text:p>0.00E+00</text:p>
          </table:table-cell>
          <table:table-cell office:value-type="float" office:value="0" table:formula="of:=-[.$M$1]*[.E732]" table:style-name="ce2">
            <text:p>0.00E+00</text:p>
          </table:table-cell>
          <table:table-cell office:value-type="float" office:value="-0.45046584561849407" table:formula="of:=[.$M$2]*[.D732]+[.$O$2]*(-[.E732])+[.F732]" table:style-name="ce7">
            <text:p>-0.45047</text:p>
          </table:table-cell>
          <table:table-cell office:value-type="float" office:value="0" table:formula="of:=[.N732]" table:style-name="ce7">
            <text:p>0.00000</text:p>
          </table:table-cell>
          <table:table-cell office:value-type="float" office:value="6.8809388394426879E-2" table:formula="of:=[.$M$2]*[.E732]+[.$O$2]*[.D732]+[.G732]" table:style-name="ce7">
            <text:p>0.0688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1" table:style-name="ce3">
            <text:p>7.31</text:p>
          </table:table-cell>
          <table:table-cell office:value-type="float" office:value="2.9973125" table:style-name="ce2">
            <text:p>3.00E+00</text:p>
          </table:table-cell>
          <table:table-cell office:value-type="float" office:value="5.231297183618254E-2" table:formula="of:=[.B733]*PI()/180" table:style-name="ce2">
            <text:p>5.23E-02</text:p>
          </table:table-cell>
          <table:table-cell office:value-type="float" office:value="0.99863198851190749" table:formula="of:=COS([.C733])" table:style-name="ce2">
            <text:p>9.99E-01</text:p>
          </table:table-cell>
          <table:table-cell office:value-type="float" office:value="5.2289114744404334E-2" table:formula="of:=SIN([.C733])" table:style-name="ce2">
            <text:p>5.23E-02</text:p>
          </table:table-cell>
          <table:table-cell office:value-type="float" office:value="0" table:formula="of:=-[.$M$1]*[.D733]+[.$M$1]" table:style-name="ce2">
            <text:p>0.00E+00</text:p>
          </table:table-cell>
          <table:table-cell office:value-type="float" office:value="0" table:formula="of:=-[.$M$1]*[.E733]" table:style-name="ce2">
            <text:p>0.00E+00</text:p>
          </table:table-cell>
          <table:table-cell office:value-type="float" office:value="-0.45035261774639151" table:formula="of:=[.$M$2]*[.D733]+[.$O$2]*(-[.E733])+[.F733]" table:style-name="ce7">
            <text:p>-0.45035</text:p>
          </table:table-cell>
          <table:table-cell office:value-type="float" office:value="0" table:formula="of:=[.N733]" table:style-name="ce7">
            <text:p>0.00000</text:p>
          </table:table-cell>
          <table:table-cell office:value-type="float" office:value="6.9546600844128614E-2" table:formula="of:=[.$M$2]*[.E733]+[.$O$2]*[.D733]+[.G733]" table:style-name="ce7">
            <text:p>0.0695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2" table:style-name="ce3">
            <text:p>7.32</text:p>
          </table:table-cell>
          <table:table-cell office:value-type="float" office:value="2.8987647999999999" table:style-name="ce2">
            <text:p>2.90E+00</text:p>
          </table:table-cell>
          <table:table-cell office:value-type="float" office:value="5.0592990000914918E-2" table:formula="of:=[.B734]*PI()/180" table:style-name="ce2">
            <text:p>5.06E-02</text:p>
          </table:table-cell>
          <table:table-cell office:value-type="float" office:value="0.9987204476502336" table:formula="of:=COS([.C734])" table:style-name="ce2">
            <text:p>9.99E-01</text:p>
          </table:table-cell>
          <table:table-cell office:value-type="float" office:value="5.0571409366528416E-2" table:formula="of:=SIN([.C734])" table:style-name="ce2">
            <text:p>5.06E-02</text:p>
          </table:table-cell>
          <table:table-cell office:value-type="float" office:value="0" table:formula="of:=-[.$M$1]*[.D734]+[.$M$1]" table:style-name="ce2">
            <text:p>0.00E+00</text:p>
          </table:table-cell>
          <table:table-cell office:value-type="float" office:value="0" table:formula="of:=-[.$M$1]*[.E734]" table:style-name="ce2">
            <text:p>0.00E+00</text:p>
          </table:table-cell>
          <table:table-cell office:value-type="float" office:value="-0.45023233276785635" table:formula="of:=[.$M$2]*[.D734]+[.$O$2]*(-[.E734])+[.F734]" table:style-name="ce7">
            <text:p>-0.45023</text:p>
          </table:table-cell>
          <table:table-cell office:value-type="float" office:value="0" table:formula="of:=[.N734]" table:style-name="ce7">
            <text:p>0.00000</text:p>
          </table:table-cell>
          <table:table-cell office:value-type="float" office:value="7.0321095913063403E-2" table:formula="of:=[.$M$2]*[.E734]+[.$O$2]*[.D734]+[.G734]" table:style-name="ce7">
            <text:p>0.0703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3" table:style-name="ce3">
            <text:p>7.33</text:p>
          </table:table-cell>
          <table:table-cell office:value-type="float" office:value="2.7956403999999999" table:style-name="ce2">
            <text:p>2.80E+00</text:p>
          </table:table-cell>
          <table:table-cell office:value-type="float" office:value="4.8793129681771283E-2" table:formula="of:=[.B735]*PI()/180" table:style-name="ce2">
            <text:p>4.88E-02</text:p>
          </table:table-cell>
          <table:table-cell office:value-type="float" office:value="0.99880985139849721" table:formula="of:=COS([.C735])" table:style-name="ce2">
            <text:p>9.99E-01</text:p>
          </table:table-cell>
          <table:table-cell office:value-type="float" office:value="4.8773771120468927E-2" table:formula="of:=SIN([.C735])" table:style-name="ce2">
            <text:p>4.88E-02</text:p>
          </table:table-cell>
          <table:table-cell office:value-type="float" office:value="0" table:formula="of:=-[.$M$1]*[.D735]+[.$M$1]" table:style-name="ce2">
            <text:p>0.00E+00</text:p>
          </table:table-cell>
          <table:table-cell office:value-type="float" office:value="0" table:formula="of:=-[.$M$1]*[.E735]" table:style-name="ce2">
            <text:p>0.00E+00</text:p>
          </table:table-cell>
          <table:table-cell office:value-type="float" office:value="-0.45010503542307317" table:formula="of:=[.$M$2]*[.D735]+[.$O$2]*(-[.E735])+[.F735]" table:style-name="ce7">
            <text:p>-0.45011</text:p>
          </table:table-cell>
          <table:table-cell office:value-type="float" office:value="0" table:formula="of:=[.N735]" table:style-name="ce7">
            <text:p>0.00000</text:p>
          </table:table-cell>
          <table:table-cell office:value-type="float" office:value="7.1131336883219057E-2" table:formula="of:=[.$M$2]*[.E735]+[.$O$2]*[.D735]+[.G735]" table:style-name="ce7">
            <text:p>0.0711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4" table:style-name="ce3">
            <text:p>7.34</text:p>
          </table:table-cell>
          <table:table-cell office:value-type="float" office:value="2.6881374999999998" table:style-name="ce2">
            <text:p>2.69E+00</text:p>
          </table:table-cell>
          <table:table-cell office:value-type="float" office:value="4.6916850121329061E-2" table:formula="of:=[.B736]*PI()/180" table:style-name="ce2">
            <text:p>4.69E-02</text:p>
          </table:table-cell>
          <table:table-cell office:value-type="float" office:value="0.9988996064575778" table:formula="of:=COS([.C736])" table:style-name="ce2">
            <text:p>9.99E-01</text:p>
          </table:table-cell>
          <table:table-cell office:value-type="float" office:value="4.6899639858918617E-2" table:formula="of:=SIN([.C736])" table:style-name="ce2">
            <text:p>4.69E-02</text:p>
          </table:table-cell>
          <table:table-cell office:value-type="float" office:value="0" table:formula="of:=-[.$M$1]*[.D736]+[.$M$1]" table:style-name="ce2">
            <text:p>0.00E+00</text:p>
          </table:table-cell>
          <table:table-cell office:value-type="float" office:value="0" table:formula="of:=-[.$M$1]*[.E736]" table:style-name="ce2">
            <text:p>0.00E+00</text:p>
          </table:table-cell>
          <table:table-cell office:value-type="float" office:value="-0.44997078094760484" table:formula="of:=[.$M$2]*[.D736]+[.$O$2]*(-[.E736])+[.F736]" table:style-name="ce7">
            <text:p>-0.44997</text:p>
          </table:table-cell>
          <table:table-cell office:value-type="float" office:value="0" table:formula="of:=[.N736]" table:style-name="ce7">
            <text:p>0.00000</text:p>
          </table:table-cell>
          <table:table-cell office:value-type="float" office:value="7.1975734059491134E-2" table:formula="of:=[.$M$2]*[.E736]+[.$O$2]*[.D736]+[.G736]" table:style-name="ce7">
            <text:p>0.071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5" table:style-name="ce3">
            <text:p>7.35</text:p>
          </table:table-cell>
          <table:table-cell office:value-type="float" office:value="2.576454" table:style-name="ce2">
            <text:p>2.58E+00</text:p>
          </table:table-cell>
          <table:table-cell office:value-type="float" office:value="4.4967605326177988E-2" table:formula="of:=[.B737]*PI()/180" table:style-name="ce2">
            <text:p>4.50E-02</text:p>
          </table:table-cell>
          <table:table-cell office:value-type="float" office:value="0.99898912759204361" table:formula="of:=COS([.C737])" table:style-name="ce2">
            <text:p>9.99E-01</text:p>
          </table:table-cell>
          <table:table-cell office:value-type="float" office:value="4.4952452134312704E-2" table:formula="of:=SIN([.C737])" table:style-name="ce2">
            <text:p>4.50E-02</text:p>
          </table:table-cell>
          <table:table-cell office:value-type="float" office:value="0" table:formula="of:=-[.$M$1]*[.D737]+[.$M$1]" table:style-name="ce2">
            <text:p>0.00E+00</text:p>
          </table:table-cell>
          <table:table-cell office:value-type="float" office:value="0" table:formula="of:=-[.$M$1]*[.E737]" table:style-name="ce2">
            <text:p>0.00E+00</text:p>
          </table:table-cell>
          <table:table-cell office:value-type="float" office:value="-0.44982962786730174" table:formula="of:=[.$M$2]*[.D737]+[.$O$2]*(-[.E737])+[.F737]" table:style-name="ce7">
            <text:p>-0.44983</text:p>
          </table:table-cell>
          <table:table-cell office:value-type="float" office:value="0" table:formula="of:=[.N737]" table:style-name="ce7">
            <text:p>0.00000</text:p>
          </table:table-cell>
          <table:table-cell office:value-type="float" office:value="7.2852699968943155E-2" table:formula="of:=[.$M$2]*[.E737]+[.$O$2]*[.D737]+[.G737]" table:style-name="ce7">
            <text:p>0.0728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6" table:style-name="ce3">
            <text:p>7.36</text:p>
          </table:table-cell>
          <table:table-cell office:value-type="float" office:value="2.4607877999999999" table:style-name="ce2">
            <text:p>2.46E+00</text:p>
          </table:table-cell>
          <table:table-cell office:value-type="float" office:value="4.2948849302907717E-2" table:formula="of:=[.B738]*PI()/180" table:style-name="ce2">
            <text:p>4.29E-02</text:p>
          </table:table-cell>
          <table:table-cell office:value-type="float" office:value="0.9990778399365049" table:formula="of:=COS([.C738])" table:style-name="ce2">
            <text:p>9.99E-01</text:p>
          </table:table-cell>
          <table:table-cell office:value-type="float" office:value="4.293564658657812E-2" table:formula="of:=SIN([.C738])" table:style-name="ce2">
            <text:p>4.29E-02</text:p>
          </table:table-cell>
          <table:table-cell office:value-type="float" office:value="0" table:formula="of:=-[.$M$1]*[.D738]+[.$M$1]" table:style-name="ce2">
            <text:p>0.00E+00</text:p>
          </table:table-cell>
          <table:table-cell office:value-type="float" office:value="0" table:formula="of:=-[.$M$1]*[.E738]" table:style-name="ce2">
            <text:p>0.00E+00</text:p>
          </table:table-cell>
          <table:table-cell office:value-type="float" office:value="-0.4496816395282266" table:formula="of:=[.$M$2]*[.D738]+[.$O$2]*(-[.E738])+[.F738]" table:style-name="ce7">
            <text:p>-0.44968</text:p>
          </table:table-cell>
          <table:table-cell office:value-type="float" office:value="0" table:formula="of:=[.N738]" table:style-name="ce7">
            <text:p>0.00000</text:p>
          </table:table-cell>
          <table:table-cell office:value-type="float" office:value="7.3760647171822458E-2" table:formula="of:=[.$M$2]*[.E738]+[.$O$2]*[.D738]+[.G738]" table:style-name="ce7">
            <text:p>0.073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7" table:style-name="ce3">
            <text:p>7.37</text:p>
          </table:table-cell>
          <table:table-cell office:value-type="float" office:value="2.3413369999999998" table:style-name="ce2">
            <text:p>2.34E+00</text:p>
          </table:table-cell>
          <table:table-cell office:value-type="float" office:value="4.0864039548766468E-2" table:formula="of:=[.B739]*PI()/180" table:style-name="ce2">
            <text:p>4.09E-02</text:p>
          </table:table-cell>
          <table:table-cell office:value-type="float" office:value="0.99916518131544929" table:formula="of:=COS([.C739])" table:style-name="ce2">
            <text:p>9.99E-01</text:p>
          </table:table-cell>
          <table:table-cell office:value-type="float" office:value="4.0852667561192178E-2" table:formula="of:=SIN([.C739])" table:style-name="ce2">
            <text:p>4.09E-02</text:p>
          </table:table-cell>
          <table:table-cell office:value-type="float" office:value="0" table:formula="of:=-[.$M$1]*[.D739]+[.$M$1]" table:style-name="ce2">
            <text:p>0.00E+00</text:p>
          </table:table-cell>
          <table:table-cell office:value-type="float" office:value="0" table:formula="of:=-[.$M$1]*[.E739]" table:style-name="ce2">
            <text:p>0.00E+00</text:p>
          </table:table-cell>
          <table:table-cell office:value-type="float" office:value="-0.44952688546801278" table:formula="of:=[.$M$2]*[.D739]+[.$O$2]*(-[.E739])+[.F739]" table:style-name="ce7">
            <text:p>-0.44953</text:p>
          </table:table-cell>
          <table:table-cell office:value-type="float" office:value="0" table:formula="of:=[.N739]" table:style-name="ce7">
            <text:p>0.00000</text:p>
          </table:table-cell>
          <table:table-cell office:value-type="float" office:value="7.4697986863288948E-2" table:formula="of:=[.$M$2]*[.E739]+[.$O$2]*[.D739]+[.G739]" table:style-name="ce7">
            <text:p>0.0747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8" table:style-name="ce3">
            <text:p>7.38</text:p>
          </table:table-cell>
          <table:table-cell office:value-type="float" office:value="2.2182995999999999" table:style-name="ce2">
            <text:p>2.22E+00</text:p>
          </table:table-cell>
          <table:table-cell office:value-type="float" office:value="3.8716631815673204E-2" table:formula="of:=[.B740]*PI()/180" table:style-name="ce2">
            <text:p>3.87E-02</text:p>
          </table:table-cell>
          <table:table-cell office:value-type="float" office:value="0.999250604827988" table:formula="of:=COS([.C740])" table:style-name="ce2">
            <text:p>9.99E-01</text:p>
          </table:table-cell>
          <table:table-cell office:value-type="float" office:value="3.8706959980089578E-2" table:formula="of:=SIN([.C740])" table:style-name="ce2">
            <text:p>3.87E-02</text:p>
          </table:table-cell>
          <table:table-cell office:value-type="float" office:value="0" table:formula="of:=-[.$M$1]*[.D740]+[.$M$1]" table:style-name="ce2">
            <text:p>0.00E+00</text:p>
          </table:table-cell>
          <table:table-cell office:value-type="float" office:value="0" table:formula="of:=-[.$M$1]*[.E740]" table:style-name="ce2">
            <text:p>0.00E+00</text:p>
          </table:table-cell>
          <table:table-cell office:value-type="float" office:value="-0.44936544209191376" table:formula="of:=[.$M$2]*[.D740]+[.$O$2]*(-[.E740])+[.F740]" table:style-name="ce7">
            <text:p>-0.44937</text:p>
          </table:table-cell>
          <table:table-cell office:value-type="float" office:value="0" table:formula="of:=[.N740]" table:style-name="ce7">
            <text:p>0.00000</text:p>
          </table:table-cell>
          <table:table-cell office:value-type="float" office:value="7.5663131401884909E-2" table:formula="of:=[.$M$2]*[.E740]+[.$O$2]*[.D740]+[.G740]" table:style-name="ce7">
            <text:p>0.075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39" table:style-name="ce3">
            <text:p>7.39</text:p>
          </table:table-cell>
          <table:table-cell office:value-type="float" office:value="2.0918735000000002" table:style-name="ce2">
            <text:p>2.09E+00</text:p>
          </table:table-cell>
          <table:table-cell office:value-type="float" office:value="3.6510080110217606E-2" table:formula="of:=[.B741]*PI()/180" table:style-name="ce2">
            <text:p>3.65E-02</text:p>
          </table:table-cell>
          <table:table-cell office:value-type="float" office:value="0.99933358105736414" table:formula="of:=COS([.C741])" table:style-name="ce2">
            <text:p>9.99E-01</text:p>
          </table:table-cell>
          <table:table-cell office:value-type="float" office:value="3.6501969413507439E-2" table:formula="of:=SIN([.C741])" table:style-name="ce2">
            <text:p>3.65E-02</text:p>
          </table:table-cell>
          <table:table-cell office:value-type="float" office:value="0" table:formula="of:=-[.$M$1]*[.D741]+[.$M$1]" table:style-name="ce2">
            <text:p>0.00E+00</text:p>
          </table:table-cell>
          <table:table-cell office:value-type="float" office:value="0" table:formula="of:=-[.$M$1]*[.E741]" table:style-name="ce2">
            <text:p>0.00E+00</text:p>
          </table:table-cell>
          <table:table-cell office:value-type="float" office:value="-0.44919739366514633" table:formula="of:=[.$M$2]*[.D741]+[.$O$2]*(-[.E741])+[.F741]" table:style-name="ce7">
            <text:p>-0.44920</text:p>
          </table:table-cell>
          <table:table-cell office:value-type="float" office:value="0" table:formula="of:=[.N741]" table:style-name="ce7">
            <text:p>0.00000</text:p>
          </table:table-cell>
          <table:table-cell office:value-type="float" office:value="7.6654494482969182E-2" table:formula="of:=[.$M$2]*[.E741]+[.$O$2]*[.D741]+[.G741]" table:style-name="ce7">
            <text:p>0.0766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" table:style-name="ce3">
            <text:p>7.40</text:p>
          </table:table-cell>
          <table:table-cell office:value-type="float" office:value="1.9622567" table:style-name="ce2">
            <text:p>1.96E+00</text:p>
          </table:table-cell>
          <table:table-cell office:value-type="float" office:value="3.4247840184318611E-2" table:formula="of:=[.B742]*PI()/180" table:style-name="ce2">
            <text:p>3.42E-02</text:p>
          </table:table-cell>
          <table:table-cell office:value-type="float" office:value="0.99941360004113688" table:formula="of:=COS([.C742])" table:style-name="ce2">
            <text:p>9.99E-01</text:p>
          </table:table-cell>
          <table:table-cell office:value-type="float" office:value="3.4241145611887416E-2" table:formula="of:=SIN([.C742])" table:style-name="ce2">
            <text:p>3.42E-02</text:p>
          </table:table-cell>
          <table:table-cell office:value-type="float" office:value="0" table:formula="of:=-[.$M$1]*[.D742]+[.$M$1]" table:style-name="ce2">
            <text:p>0.00E+00</text:p>
          </table:table-cell>
          <table:table-cell office:value-type="float" office:value="0" table:formula="of:=-[.$M$1]*[.E742]" table:style-name="ce2">
            <text:p>0.00E+00</text:p>
          </table:table-cell>
          <table:table-cell office:value-type="float" office:value="-0.44902283352025668" table:formula="of:=[.$M$2]*[.D742]+[.$O$2]*(-[.E742])+[.F742]" table:style-name="ce7">
            <text:p>-0.44902</text:p>
          </table:table-cell>
          <table:table-cell office:value-type="float" office:value="0" table:formula="of:=[.N742]" table:style-name="ce7">
            <text:p>0.00000</text:p>
          </table:table-cell>
          <table:table-cell office:value-type="float" office:value="7.7670489746362759E-2" table:formula="of:=[.$M$2]*[.E742]+[.$O$2]*[.D742]+[.G742]" table:style-name="ce7">
            <text:p>0.0776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1" table:style-name="ce3">
            <text:p>7.41</text:p>
          </table:table-cell>
          <table:table-cell office:value-type="float" office:value="1.8296473" table:style-name="ce2">
            <text:p>1.83E+00</text:p>
          </table:table-cell>
          <table:table-cell office:value-type="float" office:value="3.1933369535224444E-2" table:formula="of:=[.B743]*PI()/180" table:style-name="ce2">
            <text:p>3.19E-02</text:p>
          </table:table-cell>
          <table:table-cell office:value-type="float" office:value="0.99949017328150114" table:formula="of:=COS([.C743])" table:style-name="ce2">
            <text:p>9.99E-01</text:p>
          </table:table-cell>
          <table:table-cell office:value-type="float" office:value="3.1927942522418991E-2" table:formula="of:=SIN([.C743])" table:style-name="ce2">
            <text:p>3.19E-02</text:p>
          </table:table-cell>
          <table:table-cell office:value-type="float" office:value="0" table:formula="of:=-[.$M$1]*[.D743]+[.$M$1]" table:style-name="ce2">
            <text:p>0.00E+00</text:p>
          </table:table-cell>
          <table:table-cell office:value-type="float" office:value="0" table:formula="of:=-[.$M$1]*[.E743]" table:style-name="ce2">
            <text:p>0.00E+00</text:p>
          </table:table-cell>
          <table:table-cell office:value-type="float" office:value="-0.44884186495546258" table:formula="of:=[.$M$2]*[.D743]+[.$O$2]*(-[.E743])+[.F743]" table:style-name="ce7">
            <text:p>-0.44884</text:p>
          </table:table-cell>
          <table:table-cell office:value-type="float" office:value="0" table:formula="of:=[.N743]" table:style-name="ce7">
            <text:p>0.00000</text:p>
          </table:table-cell>
          <table:table-cell office:value-type="float" office:value="7.8709530955928489E-2" table:formula="of:=[.$M$2]*[.E743]+[.$O$2]*[.D743]+[.G743]" table:style-name="ce7">
            <text:p>0.078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2" table:style-name="ce3">
            <text:p>7.42</text:p>
          </table:table-cell>
          <table:table-cell office:value-type="float" office:value="1.6942432000000001" table:style-name="ce2">
            <text:p>1.69E+00</text:p>
          </table:table-cell>
          <table:table-cell office:value-type="float" office:value="2.9570122169524794E-2" table:formula="of:=[.B744]*PI()/180" table:style-name="ce2">
            <text:p>2.96E-02</text:p>
          </table:table-cell>
          <table:table-cell office:value-type="float" office:value="0.99956283579324401" table:formula="of:=COS([.C744])" table:style-name="ce2">
            <text:p>1.00E+00</text:p>
          </table:table-cell>
          <table:table-cell office:value-type="float" office:value="2.9565813044261719E-2" table:formula="of:=SIN([.C744])" table:style-name="ce2">
            <text:p>2.96E-02</text:p>
          </table:table-cell>
          <table:table-cell office:value-type="float" office:value="0" table:formula="of:=-[.$M$1]*[.D744]+[.$M$1]" table:style-name="ce2">
            <text:p>0.00E+00</text:p>
          </table:table-cell>
          <table:table-cell office:value-type="float" office:value="0" table:formula="of:=-[.$M$1]*[.E744]" table:style-name="ce2">
            <text:p>0.00E+00</text:p>
          </table:table-cell>
          <table:table-cell office:value-type="float" office:value="-0.44865460166048249" table:formula="of:=[.$M$2]*[.D744]+[.$O$2]*(-[.E744])+[.F744]" table:style-name="ce7">
            <text:p>-0.44865</text:p>
          </table:table-cell>
          <table:table-cell office:value-type="float" office:value="0" table:formula="of:=[.N744]" table:style-name="ce7">
            <text:p>0.00000</text:p>
          </table:table-cell>
          <table:table-cell office:value-type="float" office:value="7.9770034529726544E-2" table:formula="of:=[.$M$2]*[.E744]+[.$O$2]*[.D744]+[.G744]" table:style-name="ce7">
            <text:p>0.0797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3" table:style-name="ce3">
            <text:p>7.43</text:p>
          </table:table-cell>
          <table:table-cell office:value-type="float" office:value="1.5562423999999999" table:style-name="ce2">
            <text:p>1.56E+00</text:p>
          </table:table-cell>
          <table:table-cell office:value-type="float" office:value="2.71615538391386E-2" table:formula="of:=[.B745]*PI()/180" table:style-name="ce2">
            <text:p>2.72E-02</text:p>
          </table:table-cell>
          <table:table-cell office:value-type="float" office:value="0.99963114767409211" table:formula="of:=COS([.C745])" table:style-name="ce2">
            <text:p>1.00E+00</text:p>
          </table:table-cell>
          <table:table-cell office:value-type="float" office:value="2.7158214222908782E-2" table:formula="of:=SIN([.C745])" table:style-name="ce2">
            <text:p>2.72E-02</text:p>
          </table:table-cell>
          <table:table-cell office:value-type="float" office:value="0" table:formula="of:=-[.$M$1]*[.D745]+[.$M$1]" table:style-name="ce2">
            <text:p>0.00E+00</text:p>
          </table:table-cell>
          <table:table-cell office:value-type="float" office:value="0" table:formula="of:=-[.$M$1]*[.E745]" table:style-name="ce2">
            <text:p>0.00E+00</text:p>
          </table:table-cell>
          <table:table-cell office:value-type="float" office:value="-0.44846116890014304" table:formula="of:=[.$M$2]*[.D745]+[.$O$2]*(-[.E745])+[.F745]" table:style-name="ce7">
            <text:p>-0.44846</text:p>
          </table:table-cell>
          <table:table-cell office:value-type="float" office:value="0" table:formula="of:=[.N745]" table:style-name="ce7">
            <text:p>0.00000</text:p>
          </table:table-cell>
          <table:table-cell office:value-type="float" office:value="8.0850417368850958E-2" table:formula="of:=[.$M$2]*[.E745]+[.$O$2]*[.D745]+[.G745]" table:style-name="ce7">
            <text:p>0.0808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4" table:style-name="ce3">
            <text:p>7.44</text:p>
          </table:table-cell>
          <table:table-cell office:value-type="float" office:value="1.4158428000000001" table:style-name="ce2">
            <text:p>1.42E+00</text:p>
          </table:table-cell>
          <table:table-cell office:value-type="float" office:value="2.471111855065557E-2" table:formula="of:=[.B746]*PI()/180" table:style-name="ce2">
            <text:p>2.47E-02</text:p>
          </table:table-cell>
          <table:table-cell office:value-type="float" office:value="0.99969469584635695" table:formula="of:=COS([.C746])" table:style-name="ce2">
            <text:p>1.00E+00</text:p>
          </table:table-cell>
          <table:table-cell office:value-type="float" office:value="2.4708603697088317E-2" table:formula="of:=SIN([.C746])" table:style-name="ce2">
            <text:p>2.47E-02</text:p>
          </table:table-cell>
          <table:table-cell office:value-type="float" office:value="0" table:formula="of:=-[.$M$1]*[.D746]+[.$M$1]" table:style-name="ce2">
            <text:p>0.00E+00</text:p>
          </table:table-cell>
          <table:table-cell office:value-type="float" office:value="0" table:formula="of:=-[.$M$1]*[.E746]" table:style-name="ce2">
            <text:p>0.00E+00</text:p>
          </table:table-cell>
          <table:table-cell office:value-type="float" office:value="-0.44826170396088905" table:formula="of:=[.$M$2]*[.D746]+[.$O$2]*(-[.E746])+[.F746]" table:style-name="ce7">
            <text:p>-0.44826</text:p>
          </table:table-cell>
          <table:table-cell office:value-type="float" office:value="0" table:formula="of:=[.N746]" table:style-name="ce7">
            <text:p>0.00000</text:p>
          </table:table-cell>
          <table:table-cell office:value-type="float" office:value="8.1949098604440107E-2" table:formula="of:=[.$M$2]*[.E746]+[.$O$2]*[.D746]+[.G746]" table:style-name="ce7">
            <text:p>0.0819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5" table:style-name="ce3">
            <text:p>7.45</text:p>
          </table:table-cell>
          <table:table-cell office:value-type="float" office:value="1.2732425999999999" table:style-name="ce2">
            <text:p>1.27E+00</text:p>
          </table:table-cell>
          <table:table-cell office:value-type="float" office:value="2.2222275546653153E-2" table:formula="of:=[.B747]*PI()/180" table:style-name="ce2">
            <text:p>2.22E-02</text:p>
          </table:table-cell>
          <table:table-cell office:value-type="float" office:value="0.9997530953957473" table:formula="of:=COS([.C747])" table:style-name="ce2">
            <text:p>1.00E+00</text:p>
          </table:table-cell>
          <table:table-cell office:value-type="float" office:value="2.2220446589163528E-2" table:formula="of:=SIN([.C747])" table:style-name="ce2">
            <text:p>2.22E-02</text:p>
          </table:table-cell>
          <table:table-cell office:value-type="float" office:value="0" table:formula="of:=-[.$M$1]*[.D747]+[.$M$1]" table:style-name="ce2">
            <text:p>0.00E+00</text:p>
          </table:table-cell>
          <table:table-cell office:value-type="float" office:value="0" table:formula="of:=-[.$M$1]*[.E747]" table:style-name="ce2">
            <text:p>0.00E+00</text:p>
          </table:table-cell>
          <table:table-cell office:value-type="float" office:value="-0.44805635738883509" table:formula="of:=[.$M$2]*[.D747]+[.$O$2]*(-[.E747])+[.F747]" table:style-name="ce7">
            <text:p>-0.44806</text:p>
          </table:table-cell>
          <table:table-cell office:value-type="float" office:value="0" table:formula="of:=[.N747]" table:style-name="ce7">
            <text:p>0.00000</text:p>
          </table:table-cell>
          <table:table-cell office:value-type="float" office:value="8.3064496648378658E-2" table:formula="of:=[.$M$2]*[.E747]+[.$O$2]*[.D747]+[.G747]" table:style-name="ce7">
            <text:p>0.0830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6" table:style-name="ce3">
            <text:p>7.46</text:p>
          </table:table-cell>
          <table:table-cell office:value-type="float" office:value="1.1286396000000001" table:style-name="ce2">
            <text:p>1.13E+00</text:p>
          </table:table-cell>
          <table:table-cell office:value-type="float" office:value="1.9698477088391793E-2" table:formula="of:=[.B748]*PI()/180" table:style-name="ce2">
            <text:p>1.97E-02</text:p>
          </table:table-cell>
          <table:table-cell office:value-type="float" office:value="0.99980599127375458" table:formula="of:=COS([.C748])" table:style-name="ce2">
            <text:p>1.00E+00</text:p>
          </table:table-cell>
          <table:table-cell office:value-type="float" office:value="1.9697203179764988E-2" table:formula="of:=SIN([.C748])" table:style-name="ce2">
            <text:p>1.97E-02</text:p>
          </table:table-cell>
          <table:table-cell office:value-type="float" office:value="0" table:formula="of:=-[.$M$1]*[.D748]+[.$M$1]" table:style-name="ce2">
            <text:p>0.00E+00</text:p>
          </table:table-cell>
          <table:table-cell office:value-type="float" office:value="0" table:formula="of:=-[.$M$1]*[.E748]" table:style-name="ce2">
            <text:p>0.00E+00</text:p>
          </table:table-cell>
          <table:table-cell office:value-type="float" office:value="-0.44784529260294009" table:formula="of:=[.$M$2]*[.D748]+[.$O$2]*(-[.E748])+[.F748]" table:style-name="ce7">
            <text:p>-0.44785</text:p>
          </table:table-cell>
          <table:table-cell office:value-type="float" office:value="0" table:formula="of:=[.N748]" table:style-name="ce7">
            <text:p>0.00000</text:p>
          </table:table-cell>
          <table:table-cell office:value-type="float" office:value="8.4195034849966002E-2" table:formula="of:=[.$M$2]*[.E748]+[.$O$2]*[.D748]+[.G748]" table:style-name="ce7">
            <text:p>0.084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7" table:style-name="ce3">
            <text:p>7.47</text:p>
          </table:table-cell>
          <table:table-cell office:value-type="float" office:value="0.98223189" table:style-name="ce2">
            <text:p>9.82E-01</text:p>
          </table:table-cell>
          <table:table-cell office:value-type="float" office:value="1.7143180498586767E-2" table:formula="of:=[.B749]*PI()/180" table:style-name="ce2">
            <text:p>1.71E-02</text:p>
          </table:table-cell>
          <table:table-cell office:value-type="float" office:value="0.99985305927993329" table:formula="of:=COS([.C749])" table:style-name="ce2">
            <text:p>1.00E+00</text:p>
          </table:table-cell>
          <table:table-cell office:value-type="float" office:value="1.7142340813265395E-2" table:formula="of:=SIN([.C749])" table:style-name="ce2">
            <text:p>1.71E-02</text:p>
          </table:table-cell>
          <table:table-cell office:value-type="float" office:value="0" table:formula="of:=-[.$M$1]*[.D749]+[.$M$1]" table:style-name="ce2">
            <text:p>0.00E+00</text:p>
          </table:table-cell>
          <table:table-cell office:value-type="float" office:value="0" table:formula="of:=-[.$M$1]*[.E749]" table:style-name="ce2">
            <text:p>0.00E+00</text:p>
          </table:table-cell>
          <table:table-cell office:value-type="float" office:value="-0.4476286874404119" table:formula="of:=[.$M$2]*[.D749]+[.$O$2]*(-[.E749])+[.F749]" table:style-name="ce7">
            <text:p>-0.44763</text:p>
          </table:table-cell>
          <table:table-cell office:value-type="float" office:value="0" table:formula="of:=[.N749]" table:style-name="ce7">
            <text:p>0.00000</text:p>
          </table:table-cell>
          <table:table-cell office:value-type="float" office:value="8.5339136276236113E-2" table:formula="of:=[.$M$2]*[.E749]+[.$O$2]*[.D749]+[.G749]" table:style-name="ce7">
            <text:p>0.0853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8" table:style-name="ce3">
            <text:p>7.48</text:p>
          </table:table-cell>
          <table:table-cell office:value-type="float" office:value="0.83421741999999999" table:style-name="ce2">
            <text:p>8.34E-01</text:p>
          </table:table-cell>
          <table:table-cell office:value-type="float" office:value="1.4559840656492394E-2" table:formula="of:=[.B750]*PI()/180" table:style-name="ce2">
            <text:p>1.46E-02</text:p>
          </table:table-cell>
          <table:table-cell office:value-type="float" office:value="0.99989400739248713" table:formula="of:=COS([.C750])" table:style-name="ce2">
            <text:p>1.00E+00</text:p>
          </table:table-cell>
          <table:table-cell office:value-type="float" office:value="1.4559326241031996E-2" table:formula="of:=SIN([.C750])" table:style-name="ce2">
            <text:p>1.46E-02</text:p>
          </table:table-cell>
          <table:table-cell office:value-type="float" office:value="0" table:formula="of:=-[.$M$1]*[.D750]+[.$M$1]" table:style-name="ce2">
            <text:p>0.00E+00</text:p>
          </table:table-cell>
          <table:table-cell office:value-type="float" office:value="0" table:formula="of:=-[.$M$1]*[.E750]" table:style-name="ce2">
            <text:p>0.00E+00</text:p>
          </table:table-cell>
          <table:table-cell office:value-type="float" office:value="-0.44740673403820447" table:formula="of:=[.$M$2]*[.D750]+[.$O$2]*(-[.E750])+[.F750]" table:style-name="ce7">
            <text:p>-0.44741</text:p>
          </table:table-cell>
          <table:table-cell office:value-type="float" office:value="0" table:formula="of:=[.N750]" table:style-name="ce7">
            <text:p>0.00000</text:p>
          </table:table-cell>
          <table:table-cell office:value-type="float" office:value="8.6495227251376927E-2" table:formula="of:=[.$M$2]*[.E750]+[.$O$2]*[.D750]+[.G750]" table:style-name="ce7">
            <text:p>0.086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49" table:style-name="ce3">
            <text:p>7.49</text:p>
          </table:table-cell>
          <table:table-cell office:value-type="float" office:value="0.68479418000000003" table:style-name="ce2">
            <text:p>6.85E-01</text:p>
          </table:table-cell>
          <table:table-cell office:value-type="float" office:value="1.1951913139494702E-2" table:formula="of:=[.B751]*PI()/180" table:style-name="ce2">
            <text:p>1.20E-02</text:p>
          </table:table-cell>
          <table:table-cell office:value-type="float" office:value="0.99992857673638291" table:formula="of:=COS([.C751])" table:style-name="ce2">
            <text:p>1.00E+00</text:p>
          </table:table-cell>
          <table:table-cell office:value-type="float" office:value="1.1951628589925491E-2" table:formula="of:=SIN([.C751])" table:style-name="ce2">
            <text:p>1.20E-02</text:p>
          </table:table-cell>
          <table:table-cell office:value-type="float" office:value="0" table:formula="of:=-[.$M$1]*[.D751]+[.$M$1]" table:style-name="ce2">
            <text:p>0.00E+00</text:p>
          </table:table-cell>
          <table:table-cell office:value-type="float" office:value="0" table:formula="of:=-[.$M$1]*[.E751]" table:style-name="ce2">
            <text:p>0.00E+00</text:p>
          </table:table-cell>
          <table:table-cell office:value-type="float" office:value="-0.44717963954096351" table:formula="of:=[.$M$2]*[.D751]+[.$O$2]*(-[.E751])+[.F751]" table:style-name="ce7">
            <text:p>-0.44718</text:p>
          </table:table-cell>
          <table:table-cell office:value-type="float" office:value="0" table:formula="of:=[.N751]" table:style-name="ce7">
            <text:p>0.00000</text:p>
          </table:table-cell>
          <table:table-cell office:value-type="float" office:value="8.7661736122517847E-2" table:formula="of:=[.$M$2]*[.E751]+[.$O$2]*[.D751]+[.G751]" table:style-name="ce7">
            <text:p>0.087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" table:style-name="ce3">
            <text:p>7.50</text:p>
          </table:table-cell>
          <table:table-cell office:value-type="float" office:value="0.53416017000000005" table:style-name="ce2">
            <text:p>5.34E-01</text:p>
          </table:table-cell>
          <table:table-cell office:value-type="float" office:value="9.3228536995126395E-3" table:formula="of:=[.B752]*PI()/180" table:style-name="ce2">
            <text:p>9.32E-03</text:p>
          </table:table-cell>
          <table:table-cell office:value-type="float" office:value="0.99995654251421129" table:formula="of:=COS([.C752])" table:style-name="ce2">
            <text:p>1.00E+00</text:p>
          </table:table-cell>
          <table:table-cell office:value-type="float" office:value="9.3227186498606555E-3" table:formula="of:=SIN([.C752])" table:style-name="ce2">
            <text:p>9.32E-03</text:p>
          </table:table-cell>
          <table:table-cell office:value-type="float" office:value="0" table:formula="of:=-[.$M$1]*[.D752]+[.$M$1]" table:style-name="ce2">
            <text:p>0.00E+00</text:p>
          </table:table-cell>
          <table:table-cell office:value-type="float" office:value="0" table:formula="of:=-[.$M$1]*[.E752]" table:style-name="ce2">
            <text:p>0.00E+00</text:p>
          </table:table-cell>
          <table:table-cell office:value-type="float" office:value="-0.44694762645002667" table:formula="of:=[.$M$2]*[.D752]+[.$O$2]*(-[.E752])+[.F752]" table:style-name="ce7">
            <text:p>-0.44695</text:p>
          </table:table-cell>
          <table:table-cell office:value-type="float" office:value="0" table:formula="of:=[.N752]" table:style-name="ce7">
            <text:p>0.00000</text:p>
          </table:table-cell>
          <table:table-cell office:value-type="float" office:value="8.8837093664118807E-2" table:formula="of:=[.$M$2]*[.E752]+[.$O$2]*[.D752]+[.G752]" table:style-name="ce7">
            <text:p>0.0888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1" table:style-name="ce3">
            <text:p>7.51</text:p>
          </table:table-cell>
          <table:table-cell office:value-type="float" office:value="0.38251338000000001" table:style-name="ce2">
            <text:p>3.83E-01</text:p>
          </table:table-cell>
          <table:table-cell office:value-type="float" office:value="6.6761179139322273E-3" table:formula="of:=[.B753]*PI()/180" table:style-name="ce2">
            <text:p>6.68E-03</text:p>
          </table:table-cell>
          <table:table-cell office:value-type="float" office:value="0.9999777148075718" table:formula="of:=COS([.C753])" table:style-name="ce2">
            <text:p>1.00E+00</text:p>
          </table:table-cell>
          <table:table-cell office:value-type="float" office:value="6.6760683210010862E-3" table:formula="of:=SIN([.C753])" table:style-name="ce2">
            <text:p>6.68E-03</text:p>
          </table:table-cell>
          <table:table-cell office:value-type="float" office:value="0" table:formula="of:=-[.$M$1]*[.D753]+[.$M$1]" table:style-name="ce2">
            <text:p>0.00E+00</text:p>
          </table:table-cell>
          <table:table-cell office:value-type="float" office:value="0" table:formula="of:=-[.$M$1]*[.E753]" table:style-name="ce2">
            <text:p>0.00E+00</text:p>
          </table:table-cell>
          <table:table-cell office:value-type="float" office:value="-0.44671093292951086" table:formula="of:=[.$M$2]*[.D753]+[.$O$2]*(-[.E753])+[.F753]" table:style-name="ce7">
            <text:p>-0.44671</text:p>
          </table:table-cell>
          <table:table-cell office:value-type="float" office:value="0" table:formula="of:=[.N753]" table:style-name="ce7">
            <text:p>0.00000</text:p>
          </table:table-cell>
          <table:table-cell office:value-type="float" office:value="9.00197333991056E-2" table:formula="of:=[.$M$2]*[.E753]+[.$O$2]*[.D753]+[.G753]" table:style-name="ce7">
            <text:p>0.0900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2" table:style-name="ce3">
            <text:p>7.52</text:p>
          </table:table-cell>
          <table:table-cell office:value-type="float" office:value="0.23005254999999999" table:style-name="ce2">
            <text:p>2.30E-01</text:p>
          </table:table-cell>
          <table:table-cell office:value-type="float" office:value="4.0151744501088805E-3" table:formula="of:=[.B754]*PI()/180" table:style-name="ce2">
            <text:p>4.02E-03</text:p>
          </table:table-cell>
          <table:table-cell office:value-type="float" office:value="0.99999193919789708" table:formula="of:=COS([.C754])" table:style-name="ce2">
            <text:p>1.00E+00</text:p>
          </table:table-cell>
          <table:table-cell office:value-type="float" office:value="4.0151636615941991E-3" table:formula="of:=SIN([.C754])" table:style-name="ce2">
            <text:p>4.02E-03</text:p>
          </table:table-cell>
          <table:table-cell office:value-type="float" office:value="0" table:formula="of:=-[.$M$1]*[.D754]+[.$M$1]" table:style-name="ce2">
            <text:p>0.00E+00</text:p>
          </table:table-cell>
          <table:table-cell office:value-type="float" office:value="0" table:formula="of:=-[.$M$1]*[.E754]" table:style-name="ce2">
            <text:p>0.00E+00</text:p>
          </table:table-cell>
          <table:table-cell office:value-type="float" office:value="-0.44646981429671018" table:formula="of:=[.$M$2]*[.D754]+[.$O$2]*(-[.E754])+[.F754]" table:style-name="ce7">
            <text:p>-0.44647</text:p>
          </table:table-cell>
          <table:table-cell office:value-type="float" office:value="0" table:formula="of:=[.N754]" table:style-name="ce7">
            <text:p>0.00000</text:p>
          </table:table-cell>
          <table:table-cell office:value-type="float" office:value="9.1208085835967262E-2" table:formula="of:=[.$M$2]*[.E754]+[.$O$2]*[.D754]+[.G754]" table:style-name="ce7">
            <text:p>0.0912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3" table:style-name="ce3">
            <text:p>7.53</text:p>
          </table:table-cell>
          <table:table-cell office:value-type="float" office:value="7.6993864999999995E-2" table:style-name="ce2">
            <text:p>7.70E-02</text:p>
          </table:table-cell>
          <table:table-cell office:value-type="float" office:value="1.3437964480860238E-3" table:formula="of:=[.B755]*PI()/180" table:style-name="ce2">
            <text:p>1.34E-03</text:p>
          </table:table-cell>
          <table:table-cell office:value-type="float" office:value="0.99999909710568891" table:formula="of:=COS([.C755])" table:style-name="ce2">
            <text:p>1.00E+00</text:p>
          </table:table-cell>
          <table:table-cell office:value-type="float" office:value="1.34379604365061E-3" table:formula="of:=SIN([.C755])" table:style-name="ce2">
            <text:p>1.34E-03</text:p>
          </table:table-cell>
          <table:table-cell office:value-type="float" office:value="0" table:formula="of:=-[.$M$1]*[.D755]+[.$M$1]" table:style-name="ce2">
            <text:p>0.00E+00</text:p>
          </table:table-cell>
          <table:table-cell office:value-type="float" office:value="0" table:formula="of:=-[.$M$1]*[.E755]" table:style-name="ce2">
            <text:p>0.00E+00</text:p>
          </table:table-cell>
          <table:table-cell office:value-type="float" office:value="-0.44622457025090734" table:formula="of:=[.$M$2]*[.D755]+[.$O$2]*(-[.E755])+[.F755]" table:style-name="ce7">
            <text:p>-0.44622</text:p>
          </table:table-cell>
          <table:table-cell office:value-type="float" office:value="0" table:formula="of:=[.N755]" table:style-name="ce7">
            <text:p>0.00000</text:p>
          </table:table-cell>
          <table:table-cell office:value-type="float" office:value="9.2400448615756525E-2" table:formula="of:=[.$M$2]*[.E755]+[.$O$2]*[.D755]+[.G755]" table:style-name="ce7">
            <text:p>0.092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4" table:style-name="ce3">
            <text:p>7.54</text:p>
          </table:table-cell>
          <table:table-cell office:value-type="float" office:value="-7.6429028999999996E-2" table:style-name="ce2">
            <text:p>-7.64E-02</text:p>
          </table:table-cell>
          <table:table-cell office:value-type="float" office:value="-1.3339382001522292E-3" table:formula="of:=[.B756]*PI()/180" table:style-name="ce2">
            <text:p>-1.33E-03</text:p>
          </table:table-cell>
          <table:table-cell office:value-type="float" office:value="0.999999110304571" table:formula="of:=COS([.C756])" table:style-name="ce2">
            <text:p>1.00E+00</text:p>
          </table:table-cell>
          <table:table-cell office:value-type="float" office:value="-1.3339378045526327E-3" table:formula="of:=SIN([.C756])" table:style-name="ce2">
            <text:p>-1.33E-03</text:p>
          </table:table-cell>
          <table:table-cell office:value-type="float" office:value="0" table:formula="of:=-[.$M$1]*[.D756]+[.$M$1]" table:style-name="ce2">
            <text:p>0.00E+00</text:p>
          </table:table-cell>
          <table:table-cell office:value-type="float" office:value="0" table:formula="of:=-[.$M$1]*[.E756]" table:style-name="ce2">
            <text:p>0.00E+00</text:p>
          </table:table-cell>
          <table:table-cell office:value-type="float" office:value="-0.44597554689104574" table:formula="of:=[.$M$2]*[.D756]+[.$O$2]*(-[.E756])+[.F756]" table:style-name="ce7">
            <text:p>-0.44598</text:p>
          </table:table-cell>
          <table:table-cell office:value-type="float" office:value="0" table:formula="of:=[.N756]" table:style-name="ce7">
            <text:p>0.00000</text:p>
          </table:table-cell>
          <table:table-cell office:value-type="float" office:value="9.3594986912936023E-2" table:formula="of:=[.$M$2]*[.E756]+[.$O$2]*[.D756]+[.G756]" table:style-name="ce7">
            <text:p>0.0935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5" table:style-name="ce3">
            <text:p>7.55</text:p>
          </table:table-cell>
          <table:table-cell office:value-type="float" office:value="-0.22998173999999999" table:style-name="ce2">
            <text:p>-2.30E-01</text:p>
          </table:table-cell>
          <table:table-cell office:value-type="float" office:value="-4.0139385824655436E-3" table:formula="of:=[.B757]*PI()/180" table:style-name="ce2">
            <text:p>-4.01E-03</text:p>
          </table:table-cell>
          <table:table-cell office:value-type="float" office:value="0.99999194415934423" table:formula="of:=COS([.C757])" table:style-name="ce2">
            <text:p>1.00E+00</text:p>
          </table:table-cell>
          <table:table-cell office:value-type="float" office:value="-4.013927803909881E-3" table:formula="of:=SIN([.C757])" table:style-name="ce2">
            <text:p>-4.01E-03</text:p>
          </table:table-cell>
          <table:table-cell office:value-type="float" office:value="0" table:formula="of:=-[.$M$1]*[.D757]+[.$M$1]" table:style-name="ce2">
            <text:p>0.00E+00</text:p>
          </table:table-cell>
          <table:table-cell office:value-type="float" office:value="0" table:formula="of:=-[.$M$1]*[.E757]" table:style-name="ce2">
            <text:p>0.00E+00</text:p>
          </table:table-cell>
          <table:table-cell office:value-type="float" office:value="-0.44572311100371981" table:formula="of:=[.$M$2]*[.D757]+[.$O$2]*(-[.E757])+[.F757]" table:style-name="ce7">
            <text:p>-0.44572</text:p>
          </table:table-cell>
          <table:table-cell office:value-type="float" office:value="0" table:formula="of:=[.N757]" table:style-name="ce7">
            <text:p>0.00000</text:p>
          </table:table-cell>
          <table:table-cell office:value-type="float" office:value="9.4789864000143206E-2" table:formula="of:=[.$M$2]*[.E757]+[.$O$2]*[.D757]+[.G757]" table:style-name="ce7">
            <text:p>0.094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6" table:style-name="ce3">
            <text:p>7.56</text:p>
          </table:table-cell>
          <table:table-cell office:value-type="float" office:value="-0.38342989" table:style-name="ce2">
            <text:p>-3.83E-01</text:p>
          </table:table-cell>
          <table:table-cell office:value-type="float" office:value="-6.6921140310596807E-3" table:formula="of:=[.B758]*PI()/180" table:style-name="ce2">
            <text:p>-6.69E-03</text:p>
          </table:table-cell>
          <table:table-cell office:value-type="float" office:value="0.9999776078884659" table:formula="of:=COS([.C758])" table:style-name="ce2">
            <text:p>1.00E+00</text:p>
          </table:table-cell>
          <table:table-cell office:value-type="float" office:value="-6.6920640807971868E-3" table:formula="of:=SIN([.C758])" table:style-name="ce2">
            <text:p>-6.69E-03</text:p>
          </table:table-cell>
          <table:table-cell office:value-type="float" office:value="0" table:formula="of:=-[.$M$1]*[.D758]+[.$M$1]" table:style-name="ce2">
            <text:p>0.00E+00</text:p>
          </table:table-cell>
          <table:table-cell office:value-type="float" office:value="0" table:formula="of:=-[.$M$1]*[.E758]" table:style-name="ce2">
            <text:p>0.00E+00</text:p>
          </table:table-cell>
          <table:table-cell office:value-type="float" office:value="-0.4454676489195305" table:formula="of:=[.$M$2]*[.D758]+[.$O$2]*(-[.E758])+[.F758]" table:style-name="ce7">
            <text:p>-0.44547</text:p>
          </table:table-cell>
          <table:table-cell office:value-type="float" office:value="0" table:formula="of:=[.N758]" table:style-name="ce7">
            <text:p>0.00000</text:p>
          </table:table-cell>
          <table:table-cell office:value-type="float" office:value="9.598324732007095E-2" table:formula="of:=[.$M$2]*[.E758]+[.$O$2]*[.D758]+[.G758]" table:style-name="ce7">
            <text:p>0.0959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7" table:style-name="ce3">
            <text:p>7.57</text:p>
          </table:table-cell>
          <table:table-cell office:value-type="float" office:value="-0.53653907000000001" table:style-name="ce2">
            <text:p>-5.37E-01</text:p>
          </table:table-cell>
          <table:table-cell office:value-type="float" office:value="-9.3643733370883317E-3" table:formula="of:=[.B759]*PI()/180" table:style-name="ce2">
            <text:p>-9.36E-03</text:p>
          </table:table-cell>
          <table:table-cell office:value-type="float" office:value="0.99995615457640907" table:formula="of:=COS([.C759])" table:style-name="ce2">
            <text:p>1.00E+00</text:p>
          </table:table-cell>
          <table:table-cell office:value-type="float" office:value="-9.3642364750497337E-3" table:formula="of:=SIN([.C759])" table:style-name="ce2">
            <text:p>-9.36E-03</text:p>
          </table:table-cell>
          <table:table-cell office:value-type="float" office:value="0" table:formula="of:=-[.$M$1]*[.D759]+[.$M$1]" table:style-name="ce2">
            <text:p>0.00E+00</text:p>
          </table:table-cell>
          <table:table-cell office:value-type="float" office:value="0" table:formula="of:=-[.$M$1]*[.E759]" table:style-name="ce2">
            <text:p>0.00E+00</text:p>
          </table:table-cell>
          <table:table-cell office:value-type="float" office:value="-0.44520956656435645" table:formula="of:=[.$M$2]*[.D759]+[.$O$2]*(-[.E759])+[.F759]" table:style-name="ce7">
            <text:p>-0.44521</text:p>
          </table:table-cell>
          <table:table-cell office:value-type="float" office:value="0" table:formula="of:=[.N759]" table:style-name="ce7">
            <text:p>0.00000</text:p>
          </table:table-cell>
          <table:table-cell office:value-type="float" office:value="9.7173308267125724E-2" table:formula="of:=[.$M$2]*[.E759]+[.$O$2]*[.D759]+[.G759]" table:style-name="ce7">
            <text:p>0.097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8" table:style-name="ce3">
            <text:p>7.58</text:p>
          </table:table-cell>
          <table:table-cell office:value-type="float" office:value="-0.68907489" table:style-name="ce2">
            <text:p>-6.89E-01</text:p>
          </table:table-cell>
          <table:table-cell office:value-type="float" office:value="-1.2026625623317751E-2" table:formula="of:=[.B760]*PI()/180" table:style-name="ce2">
            <text:p>-1.20E-02</text:p>
          </table:table-cell>
          <table:table-cell office:value-type="float" office:value="0.99992768100974783" table:formula="of:=COS([.C760])" table:style-name="ce2">
            <text:p>1.00E+00</text:p>
          </table:table-cell>
          <table:table-cell office:value-type="float" office:value="-1.2026335704112883E-2" table:formula="of:=SIN([.C760])" table:style-name="ce2">
            <text:p>-1.20E-02</text:p>
          </table:table-cell>
          <table:table-cell office:value-type="float" office:value="0" table:formula="of:=-[.$M$1]*[.D760]+[.$M$1]" table:style-name="ce2">
            <text:p>0.00E+00</text:p>
          </table:table-cell>
          <table:table-cell office:value-type="float" office:value="0" table:formula="of:=-[.$M$1]*[.E760]" table:style-name="ce2">
            <text:p>0.00E+00</text:p>
          </table:table-cell>
          <table:table-cell office:value-type="float" office:value="-0.44494928927796601" table:formula="of:=[.$M$2]*[.D760]+[.$O$2]*(-[.E760])+[.F760]" table:style-name="ce7">
            <text:p>-0.44495</text:p>
          </table:table-cell>
          <table:table-cell office:value-type="float" office:value="0" table:formula="of:=[.N760]" table:style-name="ce7">
            <text:p>0.00000</text:p>
          </table:table-cell>
          <table:table-cell office:value-type="float" office:value="9.8358222691511302E-2" table:formula="of:=[.$M$2]*[.E760]+[.$O$2]*[.D760]+[.G760]" table:style-name="ce7">
            <text:p>0.0983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59" table:style-name="ce3">
            <text:p>7.59</text:p>
          </table:table-cell>
          <table:table-cell office:value-type="float" office:value="-0.84080295999999999" table:style-name="ce2">
            <text:p>-8.41E-01</text:p>
          </table:table-cell>
          <table:table-cell office:value-type="float" office:value="-1.4674780012514181E-2" table:formula="of:=[.B761]*PI()/180" table:style-name="ce2">
            <text:p>-1.47E-02</text:p>
          </table:table-cell>
          <table:table-cell office:value-type="float" office:value="0.99989232734808098" table:formula="of:=COS([.C761])" table:style-name="ce2">
            <text:p>1.00E+00</text:p>
          </table:table-cell>
          <table:table-cell office:value-type="float" office:value="-1.4674253317906645E-2" table:formula="of:=SIN([.C761])" table:style-name="ce2">
            <text:p>-1.47E-02</text:p>
          </table:table-cell>
          <table:table-cell office:value-type="float" office:value="0" table:formula="of:=-[.$M$1]*[.D761]+[.$M$1]" table:style-name="ce2">
            <text:p>0.00E+00</text:p>
          </table:table-cell>
          <table:table-cell office:value-type="float" office:value="0" table:formula="of:=-[.$M$1]*[.E761]" table:style-name="ce2">
            <text:p>0.00E+00</text:p>
          </table:table-cell>
          <table:table-cell office:value-type="float" office:value="-0.44468726167141359" table:formula="of:=[.$M$2]*[.D761]+[.$O$2]*(-[.E761])+[.F761]" table:style-name="ce7">
            <text:p>-0.44469</text:p>
          </table:table-cell>
          <table:table-cell office:value-type="float" office:value="0" table:formula="of:=[.N761]" table:style-name="ce7">
            <text:p>0.00000</text:p>
          </table:table-cell>
          <table:table-cell office:value-type="float" office:value="9.9536170848489688E-2" table:formula="of:=[.$M$2]*[.E761]+[.$O$2]*[.D761]+[.G761]" table:style-name="ce7">
            <text:p>0.099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" table:style-name="ce3">
            <text:p>7.60</text:p>
          </table:table-cell>
          <table:table-cell office:value-type="float" office:value="-0.99148890000000001" table:style-name="ce2">
            <text:p>-9.91E-01</text:p>
          </table:table-cell>
          <table:table-cell office:value-type="float" office:value="-1.7304745801976808E-2" table:formula="of:=[.B762]*PI()/180" table:style-name="ce2">
            <text:p>-1.73E-02</text:p>
          </table:table-cell>
          <table:table-cell office:value-type="float" office:value="0.99985027662269532" table:formula="of:=COS([.C762])" table:style-name="ce2">
            <text:p>1.00E+00</text:p>
          </table:table-cell>
          <table:table-cell office:value-type="float" office:value="-1.7303882151694386E-2" table:formula="of:=SIN([.C762])" table:style-name="ce2">
            <text:p>-1.73E-02</text:p>
          </table:table-cell>
          <table:table-cell office:value-type="float" office:value="0" table:formula="of:=-[.$M$1]*[.D762]+[.$M$1]" table:style-name="ce2">
            <text:p>0.00E+00</text:p>
          </table:table-cell>
          <table:table-cell office:value-type="float" office:value="0" table:formula="of:=-[.$M$1]*[.E762]" table:style-name="ce2">
            <text:p>0.00E+00</text:p>
          </table:table-cell>
          <table:table-cell office:value-type="float" office:value="-0.44442394736127683" table:formula="of:=[.$M$2]*[.D762]+[.$O$2]*(-[.E762])+[.F762]" table:style-name="ce7">
            <text:p>-0.44442</text:p>
          </table:table-cell>
          <table:table-cell office:value-type="float" office:value="0" table:formula="of:=[.N762]" table:style-name="ce7">
            <text:p>0.00000</text:p>
          </table:table-cell>
          <table:table-cell office:value-type="float" office:value="0.10070533755378153" table:formula="of:=[.$M$2]*[.E762]+[.$O$2]*[.D762]+[.G762]" table:style-name="ce7">
            <text:p>0.1007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1" table:style-name="ce3">
            <text:p>7.61</text:p>
          </table:table-cell>
          <table:table-cell office:value-type="float" office:value="-1.1408982999999999" table:style-name="ce2">
            <text:p>-1.14E+00</text:p>
          </table:table-cell>
          <table:table-cell office:value-type="float" office:value="-1.9912431765406021E-2" table:formula="of:=[.B763]*PI()/180" table:style-name="ce2">
            <text:p>-1.99E-02</text:p>
          </table:table-cell>
          <table:table-cell office:value-type="float" office:value="0.9998017540811811" table:formula="of:=COS([.C763])" table:style-name="ce2">
            <text:p>1.00E+00</text:p>
          </table:table-cell>
          <table:table-cell office:value-type="float" office:value="-1.9911115895237287E-2" table:formula="of:=SIN([.C763])" table:style-name="ce2">
            <text:p>-1.99E-02</text:p>
          </table:table-cell>
          <table:table-cell office:value-type="float" office:value="0" table:formula="of:=-[.$M$1]*[.D763]+[.$M$1]" table:style-name="ce2">
            <text:p>0.00E+00</text:p>
          </table:table-cell>
          <table:table-cell office:value-type="float" office:value="0" table:formula="of:=-[.$M$1]*[.E763]" table:style-name="ce2">
            <text:p>0.00E+00</text:p>
          </table:table-cell>
          <table:table-cell office:value-type="float" office:value="-0.44415982871735782" table:formula="of:=[.$M$2]*[.D763]+[.$O$2]*(-[.E763])+[.F763]" table:style-name="ce7">
            <text:p>-0.44416</text:p>
          </table:table-cell>
          <table:table-cell office:value-type="float" office:value="0" table:formula="of:=[.N763]" table:style-name="ce7">
            <text:p>0.00000</text:p>
          </table:table-cell>
          <table:table-cell office:value-type="float" office:value="0.1018639119304152" table:formula="of:=[.$M$2]*[.E763]+[.$O$2]*[.D763]+[.G763]" table:style-name="ce7">
            <text:p>0.1018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2" table:style-name="ce3">
            <text:p>7.62</text:p>
          </table:table-cell>
          <table:table-cell office:value-type="float" office:value="-1.2887968000000001" table:style-name="ce2">
            <text:p>-1.29E+00</text:p>
          </table:table-cell>
          <table:table-cell office:value-type="float" office:value="-2.2493747549166856E-2" table:formula="of:=[.B764]*PI()/180" table:style-name="ce2">
            <text:p>-2.25E-02</text:p>
          </table:table-cell>
          <table:table-cell office:value-type="float" office:value="0.99974702632726331" table:formula="of:=COS([.C764])" table:style-name="ce2">
            <text:p>1.00E+00</text:p>
          </table:table-cell>
          <table:table-cell office:value-type="float" office:value="-2.2491850741865604E-2" table:formula="of:=SIN([.C764])" table:style-name="ce2">
            <text:p>-2.25E-02</text:p>
          </table:table-cell>
          <table:table-cell office:value-type="float" office:value="0" table:formula="of:=-[.$M$1]*[.D764]+[.$M$1]" table:style-name="ce2">
            <text:p>0.00E+00</text:p>
          </table:table-cell>
          <table:table-cell office:value-type="float" office:value="0" table:formula="of:=-[.$M$1]*[.E764]" table:style-name="ce2">
            <text:p>0.00E+00</text:p>
          </table:table-cell>
          <table:table-cell office:value-type="float" office:value="-0.44389540632559865" table:formula="of:=[.$M$2]*[.D764]+[.$O$2]*(-[.E764])+[.F764]" table:style-name="ce7">
            <text:p>-0.44390</text:p>
          </table:table-cell>
          <table:table-cell office:value-type="float" office:value="0" table:formula="of:=[.N764]" table:style-name="ce7">
            <text:p>0.00000</text:p>
          </table:table-cell>
          <table:table-cell office:value-type="float" office:value="0.10301008806438174" table:formula="of:=[.$M$2]*[.E764]+[.$O$2]*[.D764]+[.G764]" table:style-name="ce7">
            <text:p>0.1030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3" table:style-name="ce3">
            <text:p>7.63</text:p>
          </table:table-cell>
          <table:table-cell office:value-type="float" office:value="-1.4349498999999999" table:style-name="ce2">
            <text:p>-1.43E+00</text:p>
          </table:table-cell>
          <table:table-cell office:value-type="float" office:value="-2.5044600356163377E-2" table:formula="of:=[.B765]*PI()/180" table:style-name="ce2">
            <text:p>-2.50E-02</text:p>
          </table:table-cell>
          <table:table-cell office:value-type="float" office:value="0.99968640038865686" table:formula="of:=COS([.C765])" table:style-name="ce2">
            <text:p>1.00E+00</text:p>
          </table:table-cell>
          <table:table-cell office:value-type="float" office:value="-2.5041982309113218E-2" table:formula="of:=SIN([.C765])" table:style-name="ce2">
            <text:p>-2.50E-02</text:p>
          </table:table-cell>
          <table:table-cell office:value-type="float" office:value="0" table:formula="of:=-[.$M$1]*[.D765]+[.$M$1]" table:style-name="ce2">
            <text:p>0.00E+00</text:p>
          </table:table-cell>
          <table:table-cell office:value-type="float" office:value="0" table:formula="of:=-[.$M$1]*[.E765]" table:style-name="ce2">
            <text:p>0.00E+00</text:p>
          </table:table-cell>
          <table:table-cell office:value-type="float" office:value="-0.44363119885863228" table:formula="of:=[.$M$2]*[.D765]+[.$O$2]*(-[.E765])+[.F765]" table:style-name="ce7">
            <text:p>-0.44363</text:p>
          </table:table-cell>
          <table:table-cell office:value-type="float" office:value="0" table:formula="of:=[.N765]" table:style-name="ce7">
            <text:p>0.00000</text:p>
          </table:table-cell>
          <table:table-cell office:value-type="float" office:value="0.10414206354424049" table:formula="of:=[.$M$2]*[.E765]+[.$O$2]*[.D765]+[.G765]" table:style-name="ce7">
            <text:p>0.1041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4" table:style-name="ce3">
            <text:p>7.64</text:p>
          </table:table-cell>
          <table:table-cell office:value-type="float" office:value="-1.5791234000000001" table:style-name="ce2">
            <text:p>-1.58E+00</text:p>
          </table:table-cell>
          <table:table-cell office:value-type="float" office:value="-2.7560902625287428E-2" table:formula="of:=[.B766]*PI()/180" table:style-name="ce2">
            <text:p>-2.76E-02</text:p>
          </table:table-cell>
          <table:table-cell office:value-type="float" office:value="0.99962022236418324" table:formula="of:=COS([.C766])" table:style-name="ce2">
            <text:p>1.00E+00</text:p>
          </table:table-cell>
          <table:table-cell office:value-type="float" office:value="-2.7557413532129704E-2" table:formula="of:=SIN([.C766])" table:style-name="ce2">
            <text:p>-2.76E-02</text:p>
          </table:table-cell>
          <table:table-cell office:value-type="float" office:value="0" table:formula="of:=-[.$M$1]*[.D766]+[.$M$1]" table:style-name="ce2">
            <text:p>0.00E+00</text:p>
          </table:table-cell>
          <table:table-cell office:value-type="float" office:value="0" table:formula="of:=-[.$M$1]*[.E766]" table:style-name="ce2">
            <text:p>0.00E+00</text:p>
          </table:table-cell>
          <table:table-cell office:value-type="float" office:value="-0.44336774173817406" table:formula="of:=[.$M$2]*[.D766]+[.$O$2]*(-[.E766])+[.F766]" table:style-name="ce7">
            <text:p>-0.44337</text:p>
          </table:table-cell>
          <table:table-cell office:value-type="float" office:value="0" table:formula="of:=[.N766]" table:style-name="ce7">
            <text:p>0.00000</text:p>
          </table:table-cell>
          <table:table-cell office:value-type="float" office:value="0.1052580428565521" table:formula="of:=[.$M$2]*[.E766]+[.$O$2]*[.D766]+[.G766]" table:style-name="ce7">
            <text:p>0.1052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5" table:style-name="ce3">
            <text:p>7.65</text:p>
          </table:table-cell>
          <table:table-cell office:value-type="float" office:value="-1.7210827" table:style-name="ce2">
            <text:p>-1.72E+00</text:p>
          </table:table-cell>
          <table:table-cell office:value-type="float" office:value="-3.003855981411381E-2" table:formula="of:=[.B767]*PI()/180" table:style-name="ce2">
            <text:p>-3.00E-02</text:p>
          </table:table-cell>
          <table:table-cell office:value-type="float" office:value="0.99954887638498058" table:formula="of:=COS([.C767])" table:style-name="ce2">
            <text:p>1.00E+00</text:p>
          </table:table-cell>
          <table:table-cell office:value-type="float" office:value="-3.003404264368538E-2" table:formula="of:=SIN([.C767])" table:style-name="ce2">
            <text:p>-3.00E-02</text:p>
          </table:table-cell>
          <table:table-cell office:value-type="float" office:value="0" table:formula="of:=-[.$M$1]*[.D767]+[.$M$1]" table:style-name="ce2">
            <text:p>0.00E+00</text:p>
          </table:table-cell>
          <table:table-cell office:value-type="float" office:value="0" table:formula="of:=-[.$M$1]*[.E767]" table:style-name="ce2">
            <text:p>0.00E+00</text:p>
          </table:table-cell>
          <table:table-cell office:value-type="float" office:value="-0.44310558778947706" table:formula="of:=[.$M$2]*[.D767]+[.$O$2]*(-[.E767])+[.F767]" table:style-name="ce7">
            <text:p>-0.44311</text:p>
          </table:table-cell>
          <table:table-cell office:value-type="float" office:value="0" table:formula="of:=[.N767]" table:style-name="ce7">
            <text:p>0.00000</text:p>
          </table:table-cell>
          <table:table-cell office:value-type="float" office:value="0.10635623192715124" table:formula="of:=[.$M$2]*[.E767]+[.$O$2]*[.D767]+[.G767]" table:style-name="ce7">
            <text:p>0.1063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6" table:style-name="ce3">
            <text:p>7.66</text:p>
          </table:table-cell>
          <table:table-cell office:value-type="float" office:value="-1.8605936000000001" table:style-name="ce2">
            <text:p>-1.86E+00</text:p>
          </table:table-cell>
          <table:table-cell office:value-type="float" office:value="-3.2473484361534369E-2" table:formula="of:=[.B768]*PI()/180" table:style-name="ce2">
            <text:p>-3.25E-02</text:p>
          </table:table-cell>
          <table:table-cell office:value-type="float" office:value="0.99947278273956475" table:formula="of:=COS([.C768])" table:style-name="ce2">
            <text:p>9.99E-01</text:p>
          </table:table-cell>
          <table:table-cell office:value-type="float" office:value="-3.2467777300438205E-2" table:formula="of:=SIN([.C768])" table:style-name="ce2">
            <text:p>-3.25E-02</text:p>
          </table:table-cell>
          <table:table-cell office:value-type="float" office:value="0" table:formula="of:=-[.$M$1]*[.D768]+[.$M$1]" table:style-name="ce2">
            <text:p>0.00E+00</text:p>
          </table:table-cell>
          <table:table-cell office:value-type="float" office:value="0" table:formula="of:=-[.$M$1]*[.E768]" table:style-name="ce2">
            <text:p>0.00E+00</text:p>
          </table:table-cell>
          <table:table-cell office:value-type="float" office:value="-0.44284530509117909" table:formula="of:=[.$M$2]*[.D768]+[.$O$2]*(-[.E768])+[.F768]" table:style-name="ce7">
            <text:p>-0.44285</text:p>
          </table:table-cell>
          <table:table-cell office:value-type="float" office:value="0" table:formula="of:=[.N768]" table:style-name="ce7">
            <text:p>0.00000</text:p>
          </table:table-cell>
          <table:table-cell office:value-type="float" office:value="0.107434844248505" table:formula="of:=[.$M$2]*[.E768]+[.$O$2]*[.D768]+[.G768]" table:style-name="ce7">
            <text:p>0.1074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7" table:style-name="ce3">
            <text:p>7.67</text:p>
          </table:table-cell>
          <table:table-cell office:value-type="float" office:value="-1.9974215" table:style-name="ce2">
            <text:p>-2.00E+00</text:p>
          </table:table-cell>
          <table:table-cell office:value-type="float" office:value="-3.4861581725123915E-2" table:formula="of:=[.B769]*PI()/180" table:style-name="ce2">
            <text:p>-3.49E-02</text:p>
          </table:table-cell>
          <table:table-cell office:value-type="float" office:value="0.99939239660009804" table:formula="of:=COS([.C769])" table:style-name="ce2">
            <text:p>9.99E-01</text:p>
          </table:table-cell>
          <table:table-cell office:value-type="float" office:value="-3.4854520767215937E-2" table:formula="of:=SIN([.C769])" table:style-name="ce2">
            <text:p>-3.49E-02</text:p>
          </table:table-cell>
          <table:table-cell office:value-type="float" office:value="0" table:formula="of:=-[.$M$1]*[.D769]+[.$M$1]" table:style-name="ce2">
            <text:p>0.00E+00</text:p>
          </table:table-cell>
          <table:table-cell office:value-type="float" office:value="0" table:formula="of:=-[.$M$1]*[.E769]" table:style-name="ce2">
            <text:p>0.00E+00</text:p>
          </table:table-cell>
          <table:table-cell office:value-type="float" office:value="-0.44258747769195267" table:formula="of:=[.$M$2]*[.D769]+[.$O$2]*(-[.E769])+[.F769]" table:style-name="ce7">
            <text:p>-0.44259</text:p>
          </table:table-cell>
          <table:table-cell office:value-type="float" office:value="0" table:formula="of:=[.N769]" table:style-name="ce7">
            <text:p>0.00000</text:p>
          </table:table-cell>
          <table:table-cell office:value-type="float" office:value="0.10849209459806414" table:formula="of:=[.$M$2]*[.E769]+[.$O$2]*[.D769]+[.G769]" table:style-name="ce7">
            <text:p>0.1084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8" table:style-name="ce3">
            <text:p>7.68</text:p>
          </table:table-cell>
          <table:table-cell office:value-type="float" office:value="-2.1313322000000001" table:style-name="ce2">
            <text:p>-2.13E+00</text:p>
          </table:table-cell>
          <table:table-cell office:value-type="float" office:value="-3.7198764343774289E-2" table:formula="of:=[.B770]*PI()/180" table:style-name="ce2">
            <text:p>-3.72E-02</text:p>
          </table:table-cell>
          <table:table-cell office:value-type="float" office:value="0.99930820574358159" table:formula="of:=COS([.C770])" table:style-name="ce2">
            <text:p>9.99E-01</text:p>
          </table:table-cell>
          <table:table-cell office:value-type="float" office:value="-3.7190185984257079E-2" table:formula="of:=SIN([.C770])" table:style-name="ce2">
            <text:p>-3.72E-02</text:p>
          </table:table-cell>
          <table:table-cell office:value-type="float" office:value="0" table:formula="of:=-[.$M$1]*[.D770]+[.$M$1]" table:style-name="ce2">
            <text:p>0.00E+00</text:p>
          </table:table-cell>
          <table:table-cell office:value-type="float" office:value="0" table:formula="of:=-[.$M$1]*[.E770]" table:style-name="ce2">
            <text:p>0.00E+00</text:p>
          </table:table-cell>
          <table:table-cell office:value-type="float" office:value="-0.44233270328567581" table:formula="of:=[.$M$2]*[.D770]+[.$O$2]*(-[.E770])+[.F770]" table:style-name="ce7">
            <text:p>-0.44233</text:p>
          </table:table-cell>
          <table:table-cell office:value-type="float" office:value="0" table:formula="of:=[.N770]" table:style-name="ce7">
            <text:p>0.00000</text:p>
          </table:table-cell>
          <table:table-cell office:value-type="float" office:value="0.10952620510173017" table:formula="of:=[.$M$2]*[.E770]+[.$O$2]*[.D770]+[.G770]" table:style-name="ce7">
            <text:p>0.109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69" table:style-name="ce3">
            <text:p>7.69</text:p>
          </table:table-cell>
          <table:table-cell office:value-type="float" office:value="-2.2620912" table:style-name="ce2">
            <text:p>-2.26E+00</text:p>
          </table:table-cell>
          <table:table-cell office:value-type="float" office:value="-3.9480939420389549E-2" table:formula="of:=[.B771]*PI()/180" table:style-name="ce2">
            <text:p>-3.95E-02</text:p>
          </table:table-cell>
          <table:table-cell office:value-type="float" office:value="0.99922072894284253" table:formula="of:=COS([.C771])" table:style-name="ce2">
            <text:p>9.99E-01</text:p>
          </table:table-cell>
          <table:table-cell office:value-type="float" office:value="-3.9470683436372354E-2" table:formula="of:=SIN([.C771])" table:style-name="ce2">
            <text:p>-3.95E-02</text:p>
          </table:table-cell>
          <table:table-cell office:value-type="float" office:value="0" table:formula="of:=-[.$M$1]*[.D771]+[.$M$1]" table:style-name="ce2">
            <text:p>0.00E+00</text:p>
          </table:table-cell>
          <table:table-cell office:value-type="float" office:value="0" table:formula="of:=-[.$M$1]*[.E771]" table:style-name="ce2">
            <text:p>0.00E+00</text:p>
          </table:table-cell>
          <table:table-cell office:value-type="float" office:value="-0.44208159362181942" table:formula="of:=[.$M$2]*[.D771]+[.$O$2]*(-[.E771])+[.F771]" table:style-name="ce7">
            <text:p>-0.44208</text:p>
          </table:table-cell>
          <table:table-cell office:value-type="float" office:value="0" table:formula="of:=[.N771]" table:style-name="ce7">
            <text:p>0.00000</text:p>
          </table:table-cell>
          <table:table-cell office:value-type="float" office:value="0.11053539967265005" table:formula="of:=[.$M$2]*[.E771]+[.$O$2]*[.D771]+[.G771]" table:style-name="ce7">
            <text:p>0.1105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" table:style-name="ce3">
            <text:p>7.70</text:p>
          </table:table-cell>
          <table:table-cell office:value-type="float" office:value="-2.3894641000000001" table:style-name="ce2">
            <text:p>-2.39E+00</text:p>
          </table:table-cell>
          <table:table-cell office:value-type="float" office:value="-4.1704015903203037E-2" table:formula="of:=[.B772]*PI()/180" table:style-name="ce2">
            <text:p>-4.17E-02</text:p>
          </table:table-cell>
          <table:table-cell office:value-type="float" office:value="0.99913051355910765" table:formula="of:=COS([.C772])" table:style-name="ce2">
            <text:p>9.99E-01</text:p>
          </table:table-cell>
          <table:table-cell office:value-type="float" office:value="-4.1691928176971441E-2" table:formula="of:=SIN([.C772])" table:style-name="ce2">
            <text:p>-4.17E-02</text:p>
          </table:table-cell>
          <table:table-cell office:value-type="float" office:value="0" table:formula="of:=-[.$M$1]*[.D772]+[.$M$1]" table:style-name="ce2">
            <text:p>0.00E+00</text:p>
          </table:table-cell>
          <table:table-cell office:value-type="float" office:value="0" table:formula="of:=-[.$M$1]*[.E772]" table:style-name="ce2">
            <text:p>0.00E+00</text:p>
          </table:table-cell>
          <table:table-cell office:value-type="float" office:value="-0.44183477277825955" table:formula="of:=[.$M$2]*[.D772]+[.$O$2]*(-[.E772])+[.F772]" table:style-name="ce7">
            <text:p>-0.44183</text:p>
          </table:table-cell>
          <table:table-cell office:value-type="float" office:value="0" table:formula="of:=[.N772]" table:style-name="ce7">
            <text:p>0.00000</text:p>
          </table:table-cell>
          <table:table-cell office:value-type="float" office:value="0.11151790692074398" table:formula="of:=[.$M$2]*[.E772]+[.$O$2]*[.D772]+[.G772]" table:style-name="ce7">
            <text:p>0.111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1" table:style-name="ce3">
            <text:p>7.71</text:p>
          </table:table-cell>
          <table:table-cell office:value-type="float" office:value="-2.5132165999999998" table:style-name="ce2">
            <text:p>-2.51E+00</text:p>
          </table:table-cell>
          <table:table-cell office:value-type="float" office:value="-4.3863904485777316E-2" table:formula="of:=[.B773]*PI()/180" table:style-name="ce2">
            <text:p>-4.39E-02</text:p>
          </table:table-cell>
          <table:table-cell office:value-type="float" office:value="0.99903813317915846" table:formula="of:=COS([.C773])" table:style-name="ce2">
            <text:p>9.99E-01</text:p>
          </table:table-cell>
          <table:table-cell office:value-type="float" office:value="-4.3849839838954949E-2" table:formula="of:=SIN([.C773])" table:style-name="ce2">
            <text:p>-4.38E-02</text:p>
          </table:table-cell>
          <table:table-cell office:value-type="float" office:value="0" table:formula="of:=-[.$M$1]*[.D773]+[.$M$1]" table:style-name="ce2">
            <text:p>0.00E+00</text:p>
          </table:table-cell>
          <table:table-cell office:value-type="float" office:value="0" table:formula="of:=-[.$M$1]*[.E773]" table:style-name="ce2">
            <text:p>0.00E+00</text:p>
          </table:table-cell>
          <table:table-cell office:value-type="float" office:value="-0.44159287610619979" table:formula="of:=[.$M$2]*[.D773]+[.$O$2]*(-[.E773])+[.F773]" table:style-name="ce7">
            <text:p>-0.44159</text:p>
          </table:table-cell>
          <table:table-cell office:value-type="float" office:value="0" table:formula="of:=[.N773]" table:style-name="ce7">
            <text:p>0.00000</text:p>
          </table:table-cell>
          <table:table-cell office:value-type="float" office:value="0.11247195993781954" table:formula="of:=[.$M$2]*[.E773]+[.$O$2]*[.D773]+[.G773]" table:style-name="ce7">
            <text:p>0.1124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2" table:style-name="ce3">
            <text:p>7.72</text:p>
          </table:table-cell>
          <table:table-cell office:value-type="float" office:value="-2.6331142999999999" table:style-name="ce2">
            <text:p>-2.63E+00</text:p>
          </table:table-cell>
          <table:table-cell office:value-type="float" office:value="-4.5956514116345729E-2" table:formula="of:=[.B774]*PI()/180" table:style-name="ce2">
            <text:p>-4.60E-02</text:p>
          </table:table-cell>
          <table:table-cell office:value-type="float" office:value="0.99894418524826267" table:formula="of:=COS([.C774])" table:style-name="ce2">
            <text:p>9.99E-01</text:p>
          </table:table-cell>
          <table:table-cell office:value-type="float" office:value="-4.5940339122438972E-2" table:formula="of:=SIN([.C774])" table:style-name="ce2">
            <text:p>-4.59E-02</text:p>
          </table:table-cell>
          <table:table-cell office:value-type="float" office:value="0" table:formula="of:=-[.$M$1]*[.D774]+[.$M$1]" table:style-name="ce2">
            <text:p>0.00E+00</text:p>
          </table:table-cell>
          <table:table-cell office:value-type="float" office:value="0" table:formula="of:=-[.$M$1]*[.E774]" table:style-name="ce2">
            <text:p>0.00E+00</text:p>
          </table:table-cell>
          <table:table-cell office:value-type="float" office:value="-0.44135654950086312" table:formula="of:=[.$M$2]*[.D774]+[.$O$2]*(-[.E774])+[.F774]" table:style-name="ce7">
            <text:p>-0.44136</text:p>
          </table:table-cell>
          <table:table-cell office:value-type="float" office:value="0" table:formula="of:=[.N774]" table:style-name="ce7">
            <text:p>0.00000</text:p>
          </table:table-cell>
          <table:table-cell office:value-type="float" office:value="0.11339579451060845" table:formula="of:=[.$M$2]*[.E774]+[.$O$2]*[.D774]+[.G774]" table:style-name="ce7">
            <text:p>0.1134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3" table:style-name="ce3">
            <text:p>7.73</text:p>
          </table:table-cell>
          <table:table-cell office:value-type="float" office:value="-2.7489281000000001" table:style-name="ce2">
            <text:p>-2.75E+00</text:p>
          </table:table-cell>
          <table:table-cell office:value-type="float" office:value="-4.797784624559194E-2" table:formula="of:=[.B775]*PI()/180" table:style-name="ce2">
            <text:p>-4.80E-02</text:p>
          </table:table-cell>
          <table:table-cell office:value-type="float" office:value="0.99884928389382255" table:formula="of:=COS([.C775])" table:style-name="ce2">
            <text:p>9.99E-01</text:p>
          </table:table-cell>
          <table:table-cell office:value-type="float" office:value="-4.7959441873294664E-2" table:formula="of:=SIN([.C775])" table:style-name="ce2">
            <text:p>-4.80E-02</text:p>
          </table:table-cell>
          <table:table-cell office:value-type="float" office:value="0" table:formula="of:=-[.$M$1]*[.D775]+[.$M$1]" table:style-name="ce2">
            <text:p>0.00E+00</text:p>
          </table:table-cell>
          <table:table-cell office:value-type="float" office:value="0" table:formula="of:=-[.$M$1]*[.E775]" table:style-name="ce2">
            <text:p>0.00E+00</text:p>
          </table:table-cell>
          <table:table-cell office:value-type="float" office:value="-0.44112643745081781" table:formula="of:=[.$M$2]*[.D775]+[.$O$2]*(-[.E775])+[.F775]" table:style-name="ce7">
            <text:p>-0.44113</text:p>
          </table:table-cell>
          <table:table-cell office:value-type="float" office:value="0" table:formula="of:=[.N775]" table:style-name="ce7">
            <text:p>0.00000</text:p>
          </table:table-cell>
          <table:table-cell office:value-type="float" office:value="0.11428769042180224" table:formula="of:=[.$M$2]*[.E775]+[.$O$2]*[.D775]+[.G775]" table:style-name="ce7">
            <text:p>0.1142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4" table:style-name="ce3">
            <text:p>7.74</text:p>
          </table:table-cell>
          <table:table-cell office:value-type="float" office:value="-2.8605024000000001" table:style-name="ce2">
            <text:p>-2.86E+00</text:p>
          </table:table-cell>
          <table:table-cell office:value-type="float" office:value="-4.9925185141199847E-2" table:formula="of:=[.B776]*PI()/180" table:style-name="ce2">
            <text:p>-4.99E-02</text:p>
          </table:table-cell>
          <table:table-cell office:value-type="float" office:value="0.99875399678432075" table:formula="of:=COS([.C776])" table:style-name="ce2">
            <text:p>9.99E-01</text:p>
          </table:table-cell>
          <table:table-cell office:value-type="float" office:value="-4.9904447771166691E-2" table:formula="of:=SIN([.C776])" table:style-name="ce2">
            <text:p>-4.99E-02</text:p>
          </table:table-cell>
          <table:table-cell office:value-type="float" office:value="0" table:formula="of:=-[.$M$1]*[.D776]+[.$M$1]" table:style-name="ce2">
            <text:p>0.00E+00</text:p>
          </table:table-cell>
          <table:table-cell office:value-type="float" office:value="0" table:formula="of:=-[.$M$1]*[.E776]" table:style-name="ce2">
            <text:p>0.00E+00</text:p>
          </table:table-cell>
          <table:table-cell office:value-type="float" office:value="-0.44090304432276695" table:formula="of:=[.$M$2]*[.D776]+[.$O$2]*(-[.E776])+[.F776]" table:style-name="ce7">
            <text:p>-0.44090</text:p>
          </table:table-cell>
          <table:table-cell office:value-type="float" office:value="0" table:formula="of:=[.N776]" table:style-name="ce7">
            <text:p>0.00000</text:p>
          </table:table-cell>
          <table:table-cell office:value-type="float" office:value="0.11514649585165929" table:formula="of:=[.$M$2]*[.E776]+[.$O$2]*[.D776]+[.G776]" table:style-name="ce7">
            <text:p>0.1151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5" table:style-name="ce3">
            <text:p>7.75</text:p>
          </table:table-cell>
          <table:table-cell office:value-type="float" office:value="-2.9677345000000002" table:style-name="ce2">
            <text:p>-2.97E+00</text:p>
          </table:table-cell>
          <table:table-cell office:value-type="float" office:value="-5.1796738350027662E-2" table:formula="of:=[.B777]*PI()/180" table:style-name="ce2">
            <text:p>-5.18E-02</text:p>
          </table:table-cell>
          <table:table-cell office:value-type="float" office:value="0.99865884883648337" table:formula="of:=COS([.C777])" table:style-name="ce2">
            <text:p>9.99E-01</text:p>
          </table:table-cell>
          <table:table-cell office:value-type="float" office:value="-5.1773580527040529E-2" table:formula="of:=SIN([.C777])" table:style-name="ce2">
            <text:p>-5.18E-02</text:p>
          </table:table-cell>
          <table:table-cell office:value-type="float" office:value="0" table:formula="of:=-[.$M$1]*[.D777]+[.$M$1]" table:style-name="ce2">
            <text:p>0.00E+00</text:p>
          </table:table-cell>
          <table:table-cell office:value-type="float" office:value="0" table:formula="of:=-[.$M$1]*[.E777]" table:style-name="ce2">
            <text:p>0.00E+00</text:p>
          </table:table-cell>
          <table:table-cell office:value-type="float" office:value="-0.44068676947694047" table:formula="of:=[.$M$2]*[.D777]+[.$O$2]*(-[.E777])+[.F777]" table:style-name="ce7">
            <text:p>-0.44069</text:p>
          </table:table-cell>
          <table:table-cell office:value-type="float" office:value="0" table:formula="of:=[.N777]" table:style-name="ce7">
            <text:p>0.00000</text:p>
          </table:table-cell>
          <table:table-cell office:value-type="float" office:value="0.11597146721490574" table:formula="of:=[.$M$2]*[.E777]+[.$O$2]*[.D777]+[.G777]" table:style-name="ce7">
            <text:p>0.1159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6" table:style-name="ce3">
            <text:p>7.76</text:p>
          </table:table-cell>
          <table:table-cell office:value-type="float" office:value="-3.0705228999999998" table:style-name="ce2">
            <text:p>-3.07E+00</text:p>
          </table:table-cell>
          <table:table-cell office:value-type="float" office:value="-5.3590734362884591E-2" table:formula="of:=[.B778]*PI()/180" table:style-name="ce2">
            <text:p>-5.36E-02</text:p>
          </table:table-cell>
          <table:table-cell office:value-type="float" office:value="0.99856436023704742" table:formula="of:=COS([.C778])" table:style-name="ce2">
            <text:p>9.99E-01</text:p>
          </table:table-cell>
          <table:table-cell office:value-type="float" office:value="-5.3565086244457244E-2" table:formula="of:=SIN([.C778])" table:style-name="ce2">
            <text:p>-5.36E-02</text:p>
          </table:table-cell>
          <table:table-cell office:value-type="float" office:value="0" table:formula="of:=-[.$M$1]*[.D778]+[.$M$1]" table:style-name="ce2">
            <text:p>0.00E+00</text:p>
          </table:table-cell>
          <table:table-cell office:value-type="float" office:value="0" table:formula="of:=-[.$M$1]*[.E778]" table:style-name="ce2">
            <text:p>0.00E+00</text:p>
          </table:table-cell>
          <table:table-cell office:value-type="float" office:value="-0.44047800808101234" table:formula="of:=[.$M$2]*[.D778]+[.$O$2]*(-[.E778])+[.F778]" table:style-name="ce7">
            <text:p>-0.44048</text:p>
          </table:table-cell>
          <table:table-cell office:value-type="float" office:value="0" table:formula="of:=[.N778]" table:style-name="ce7">
            <text:p>0.00000</text:p>
          </table:table-cell>
          <table:table-cell office:value-type="float" office:value="0.11676187047569778" table:formula="of:=[.$M$2]*[.E778]+[.$O$2]*[.D778]+[.G778]" table:style-name="ce7">
            <text:p>0.116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7" table:style-name="ce3">
            <text:p>7.77</text:p>
          </table:table-cell>
          <table:table-cell office:value-type="float" office:value="-3.1687658999999999" table:style-name="ce2">
            <text:p>-3.17E+00</text:p>
          </table:table-cell>
          <table:table-cell office:value-type="float" office:value="-5.5305398179921382E-2" table:formula="of:=[.B779]*PI()/180" table:style-name="ce2">
            <text:p>-5.53E-02</text:p>
          </table:table-cell>
          <table:table-cell office:value-type="float" office:value="0.99847104624161243" table:formula="of:=COS([.C779])" table:style-name="ce2">
            <text:p>9.98E-01</text:p>
          </table:table-cell>
          <table:table-cell office:value-type="float" office:value="-5.5277208840352733E-2" table:formula="of:=SIN([.C779])" table:style-name="ce2">
            <text:p>-5.53E-02</text:p>
          </table:table-cell>
          <table:table-cell office:value-type="float" office:value="0" table:formula="of:=-[.$M$1]*[.D779]+[.$M$1]" table:style-name="ce2">
            <text:p>0.00E+00</text:p>
          </table:table-cell>
          <table:table-cell office:value-type="float" office:value="0" table:formula="of:=-[.$M$1]*[.E779]" table:style-name="ce2">
            <text:p>0.00E+00</text:p>
          </table:table-cell>
          <table:table-cell office:value-type="float" office:value="-0.44027715330623046" table:formula="of:=[.$M$2]*[.D779]+[.$O$2]*(-[.E779])+[.F779]" table:style-name="ce7">
            <text:p>-0.44028</text:p>
          </table:table-cell>
          <table:table-cell office:value-type="float" office:value="0" table:formula="of:=[.N779]" table:style-name="ce7">
            <text:p>0.00000</text:p>
          </table:table-cell>
          <table:table-cell office:value-type="float" office:value="0.1175169701641513" table:formula="of:=[.$M$2]*[.E779]+[.$O$2]*[.D779]+[.G779]" table:style-name="ce7">
            <text:p>0.117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8" table:style-name="ce3">
            <text:p>7.78</text:p>
          </table:table-cell>
          <table:table-cell office:value-type="float" office:value="-3.262362" table:style-name="ce2">
            <text:p>-3.26E+00</text:p>
          </table:table-cell>
          <table:table-cell office:value-type="float" office:value="-5.6938958291947242E-2" table:formula="of:=[.B780]*PI()/180" table:style-name="ce2">
            <text:p>-5.69E-02</text:p>
          </table:table-cell>
          <table:table-cell office:value-type="float" office:value="0.99837941541930453" table:formula="of:=COS([.C780])" table:style-name="ce2">
            <text:p>9.98E-01</text:p>
          </table:table-cell>
          <table:table-cell office:value-type="float" office:value="-5.6908196834971086E-2" table:formula="of:=SIN([.C780])" table:style-name="ce2">
            <text:p>-5.69E-02</text:p>
          </table:table-cell>
          <table:table-cell office:value-type="float" office:value="0" table:formula="of:=-[.$M$1]*[.D780]+[.$M$1]" table:style-name="ce2">
            <text:p>0.00E+00</text:p>
          </table:table-cell>
          <table:table-cell office:value-type="float" office:value="0" table:formula="of:=-[.$M$1]*[.E780]" table:style-name="ce2">
            <text:p>0.00E+00</text:p>
          </table:table-cell>
          <table:table-cell office:value-type="float" office:value="-0.44008459491289942" table:formula="of:=[.$M$2]*[.D780]+[.$O$2]*(-[.E780])+[.F780]" table:style-name="ce7">
            <text:p>-0.44008</text:p>
          </table:table-cell>
          <table:table-cell office:value-type="float" office:value="0" table:formula="of:=[.N780]" table:style-name="ce7">
            <text:p>0.00000</text:p>
          </table:table-cell>
          <table:table-cell office:value-type="float" office:value="0.11823603224207592" table:formula="of:=[.$M$2]*[.E780]+[.$O$2]*[.D780]+[.G780]" table:style-name="ce7">
            <text:p>0.1182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79" table:style-name="ce3">
            <text:p>7.79</text:p>
          </table:table-cell>
          <table:table-cell office:value-type="float" office:value="-3.3512095999999998" table:style-name="ce2">
            <text:p>-3.35E+00</text:p>
          </table:table-cell>
          <table:table-cell office:value-type="float" office:value="-5.8489641444442166E-2" table:formula="of:=[.B781]*PI()/180" table:style-name="ce2">
            <text:p>-5.85E-02</text:p>
          </table:table-cell>
          <table:table-cell office:value-type="float" office:value="0.99828996851216467" table:formula="of:=COS([.C781])" table:style-name="ce2">
            <text:p>9.98E-01</text:p>
          </table:table-cell>
          <table:table-cell office:value-type="float" office:value="-5.8456297932569588E-2" table:formula="of:=SIN([.C781])" table:style-name="ce2">
            <text:p>-5.85E-02</text:p>
          </table:table-cell>
          <table:table-cell office:value-type="float" office:value="0" table:formula="of:=-[.$M$1]*[.D781]+[.$M$1]" table:style-name="ce2">
            <text:p>0.00E+00</text:p>
          </table:table-cell>
          <table:table-cell office:value-type="float" office:value="0" table:formula="of:=-[.$M$1]*[.E781]" table:style-name="ce2">
            <text:p>0.00E+00</text:p>
          </table:table-cell>
          <table:table-cell office:value-type="float" office:value="-0.43990071924554769" table:formula="of:=[.$M$2]*[.D781]+[.$O$2]*(-[.E781])+[.F781]" table:style-name="ce7">
            <text:p>-0.43990</text:p>
          </table:table-cell>
          <table:table-cell office:value-type="float" office:value="0" table:formula="of:=[.N781]" table:style-name="ce7">
            <text:p>0.00000</text:p>
          </table:table-cell>
          <table:table-cell office:value-type="float" office:value="0.1189183215793506" table:formula="of:=[.$M$2]*[.E781]+[.$O$2]*[.D781]+[.G781]" table:style-name="ce7">
            <text:p>0.1189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" table:style-name="ce3">
            <text:p>7.80</text:p>
          </table:table-cell>
          <table:table-cell office:value-type="float" office:value="-3.4352071999999998" table:style-name="ce2">
            <text:p>-3.44E+00</text:p>
          </table:table-cell>
          <table:table-cell office:value-type="float" office:value="-5.9955676128215354E-2" table:formula="of:=[.B782]*PI()/180" table:style-name="ce2">
            <text:p>-6.00E-02</text:p>
          </table:table-cell>
          <table:table-cell office:value-type="float" office:value="0.99820319679160296" table:formula="of:=COS([.C782])" table:style-name="ce2">
            <text:p>9.98E-01</text:p>
          </table:table-cell>
          <table:table-cell office:value-type="float" office:value="-5.9919762307808822E-2" table:formula="of:=SIN([.C782])" table:style-name="ce2">
            <text:p>-5.99E-02</text:p>
          </table:table-cell>
          <table:table-cell office:value-type="float" office:value="0" table:formula="of:=-[.$M$1]*[.D782]+[.$M$1]" table:style-name="ce2">
            <text:p>0.00E+00</text:p>
          </table:table-cell>
          <table:table-cell office:value-type="float" office:value="0" table:formula="of:=-[.$M$1]*[.E782]" table:style-name="ce2">
            <text:p>0.00E+00</text:p>
          </table:table-cell>
          <table:table-cell office:value-type="float" office:value="-0.4397259081941079" table:formula="of:=[.$M$2]*[.D782]+[.$O$2]*(-[.E782])+[.F782]" table:style-name="ce7">
            <text:p>-0.43973</text:p>
          </table:table-cell>
          <table:table-cell office:value-type="float" office:value="0" table:formula="of:=[.N782]" table:style-name="ce7">
            <text:p>0.00000</text:p>
          </table:table-cell>
          <table:table-cell office:value-type="float" office:value="0.1195631032671326" table:formula="of:=[.$M$2]*[.E782]+[.$O$2]*[.D782]+[.G782]" table:style-name="ce7">
            <text:p>0.119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1" table:style-name="ce3">
            <text:p>7.81</text:p>
          </table:table-cell>
          <table:table-cell office:value-type="float" office:value="-3.5142530999999999" table:style-name="ce2">
            <text:p>-3.51E+00</text:p>
          </table:table-cell>
          <table:table-cell office:value-type="float" office:value="-6.1335287343417533E-2" table:formula="of:=[.B783]*PI()/180" table:style-name="ce2">
            <text:p>-6.13E-02</text:p>
          </table:table-cell>
          <table:table-cell office:value-type="float" office:value="0.99811958088828456" table:formula="of:=COS([.C783])" table:style-name="ce2">
            <text:p>9.98E-01</text:p>
          </table:table-cell>
          <table:table-cell office:value-type="float" office:value="-6.1296837172852857E-2" table:formula="of:=SIN([.C783])" table:style-name="ce2">
            <text:p>-6.13E-02</text:p>
          </table:table-cell>
          <table:table-cell office:value-type="float" office:value="0" table:formula="of:=-[.$M$1]*[.D783]+[.$M$1]" table:style-name="ce2">
            <text:p>0.00E+00</text:p>
          </table:table-cell>
          <table:table-cell office:value-type="float" office:value="0" table:formula="of:=-[.$M$1]*[.E783]" table:style-name="ce2">
            <text:p>0.00E+00</text:p>
          </table:table-cell>
          <table:table-cell office:value-type="float" office:value="-0.4395605391771884" table:formula="of:=[.$M$2]*[.D783]+[.$O$2]*(-[.E783])+[.F783]" table:style-name="ce7">
            <text:p>-0.43956</text:p>
          </table:table-cell>
          <table:table-cell office:value-type="float" office:value="0" table:formula="of:=[.N783]" table:style-name="ce7">
            <text:p>0.00000</text:p>
          </table:table-cell>
          <table:table-cell office:value-type="float" office:value="0.12016964008542012" table:formula="of:=[.$M$2]*[.E783]+[.$O$2]*[.D783]+[.G783]" table:style-name="ce7">
            <text:p>0.120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2" table:style-name="ce3">
            <text:p>7.82</text:p>
          </table:table-cell>
          <table:table-cell office:value-type="float" office:value="-3.5882456999999999" table:style-name="ce2">
            <text:p>-3.59E+00</text:p>
          </table:table-cell>
          <table:table-cell office:value-type="float" office:value="-6.2626701835528695E-2" table:formula="of:=[.B784]*PI()/180" table:style-name="ce2">
            <text:p>-6.26E-02</text:p>
          </table:table-cell>
          <table:table-cell office:value-type="float" office:value="0.99803958897889822" table:formula="of:=COS([.C784])" table:style-name="ce2">
            <text:p>9.98E-01</text:p>
          </table:table-cell>
          <table:table-cell office:value-type="float" office:value="-6.258577179225161E-2" table:formula="of:=SIN([.C784])" table:style-name="ce2">
            <text:p>-6.26E-02</text:p>
          </table:table-cell>
          <table:table-cell office:value-type="float" office:value="0" table:formula="of:=-[.$M$1]*[.D784]+[.$M$1]" table:style-name="ce2">
            <text:p>0.00E+00</text:p>
          </table:table-cell>
          <table:table-cell office:value-type="float" office:value="0" table:formula="of:=-[.$M$1]*[.E784]" table:style-name="ce2">
            <text:p>0.00E+00</text:p>
          </table:table-cell>
          <table:table-cell office:value-type="float" office:value="-0.4394049838668071" table:formula="of:=[.$M$2]*[.D784]+[.$O$2]*(-[.E784])+[.F784]" table:style-name="ce7">
            <text:p>-0.43940</text:p>
          </table:table-cell>
          <table:table-cell office:value-type="float" office:value="0" table:formula="of:=[.N784]" table:style-name="ce7">
            <text:p>0.00000</text:p>
          </table:table-cell>
          <table:table-cell office:value-type="float" office:value="0.12073719457156097" table:formula="of:=[.$M$2]*[.E784]+[.$O$2]*[.D784]+[.G784]" table:style-name="ce7">
            <text:p>0.120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3" table:style-name="ce3">
            <text:p>7.83</text:p>
          </table:table-cell>
          <table:table-cell office:value-type="float" office:value="-3.6570836" table:style-name="ce2">
            <text:p>-3.66E+00</text:p>
          </table:table-cell>
          <table:table-cell office:value-type="float" office:value="-6.3828149840687298E-2" table:formula="of:=[.B785]*PI()/180" table:style-name="ce2">
            <text:p>-6.38E-02</text:p>
          </table:table-cell>
          <table:table-cell office:value-type="float" office:value="0.99796367512265372" table:formula="of:=COS([.C785])" table:style-name="ce2">
            <text:p>9.98E-01</text:p>
          </table:table-cell>
          <table:table-cell office:value-type="float" office:value="-6.3784819006457161E-2" table:formula="of:=SIN([.C785])" table:style-name="ce2">
            <text:p>-6.38E-02</text:p>
          </table:table-cell>
          <table:table-cell office:value-type="float" office:value="0" table:formula="of:=-[.$M$1]*[.D785]+[.$M$1]" table:style-name="ce2">
            <text:p>0.00E+00</text:p>
          </table:table-cell>
          <table:table-cell office:value-type="float" office:value="0" table:formula="of:=-[.$M$1]*[.E785]" table:style-name="ce2">
            <text:p>0.00E+00</text:p>
          </table:table-cell>
          <table:table-cell office:value-type="float" office:value="-0.43925960730461533" table:formula="of:=[.$M$2]*[.D785]+[.$O$2]*(-[.E785])+[.F785]" table:style-name="ce7">
            <text:p>-0.43926</text:p>
          </table:table-cell>
          <table:table-cell office:value-type="float" office:value="0" table:formula="of:=[.N785]" table:style-name="ce7">
            <text:p>0.00000</text:p>
          </table:table-cell>
          <table:table-cell office:value-type="float" office:value="0.12126502954518734" table:formula="of:=[.$M$2]*[.E785]+[.$O$2]*[.D785]+[.G785]" table:style-name="ce7">
            <text:p>0.1212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4" table:style-name="ce3">
            <text:p>7.84</text:p>
          </table:table-cell>
          <table:table-cell office:value-type="float" office:value="-3.7206651000000002" table:style-name="ce2">
            <text:p>-3.72E+00</text:p>
          </table:table-cell>
          <table:table-cell office:value-type="float" office:value="-6.4937856359044074E-2" table:formula="of:=[.B786]*PI()/180" table:style-name="ce2">
            <text:p>-6.49E-02</text:p>
          </table:table-cell>
          <table:table-cell office:value-type="float" office:value="0.99789227823735682" table:formula="of:=COS([.C786])" table:style-name="ce2">
            <text:p>9.98E-01</text:p>
          </table:table-cell>
          <table:table-cell office:value-type="float" office:value="-6.4892226300672484E-2" table:formula="of:=SIN([.C786])" table:style-name="ce2">
            <text:p>-6.49E-02</text:p>
          </table:table-cell>
          <table:table-cell office:value-type="float" office:value="0" table:formula="of:=-[.$M$1]*[.D786]+[.$M$1]" table:style-name="ce2">
            <text:p>0.00E+00</text:p>
          </table:table-cell>
          <table:table-cell office:value-type="float" office:value="0" table:formula="of:=-[.$M$1]*[.E786]" table:style-name="ce2">
            <text:p>0.00E+00</text:p>
          </table:table-cell>
          <table:table-cell office:value-type="float" office:value="-0.43912476827572233" table:formula="of:=[.$M$2]*[.D786]+[.$O$2]*(-[.E786])+[.F786]" table:style-name="ce7">
            <text:p>-0.43912</text:p>
          </table:table-cell>
          <table:table-cell office:value-type="float" office:value="0" table:formula="of:=[.N786]" table:style-name="ce7">
            <text:p>0.00000</text:p>
          </table:table-cell>
          <table:table-cell office:value-type="float" office:value="0.12175240402880418" table:formula="of:=[.$M$2]*[.E786]+[.$O$2]*[.D786]+[.G786]" table:style-name="ce7">
            <text:p>0.1217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5" table:style-name="ce3">
            <text:p>7.85</text:p>
          </table:table-cell>
          <table:table-cell office:value-type="float" office:value="-3.7788887" table:style-name="ce2">
            <text:p>-3.78E+00</text:p>
          </table:table-cell>
          <table:table-cell office:value-type="float" office:value="-6.5954049881408239E-2" table:formula="of:=[.B787]*PI()/180" table:style-name="ce2">
            <text:p>-6.60E-02</text:p>
          </table:table-cell>
          <table:table-cell office:value-type="float" office:value="0.99782581995236319" table:formula="of:=COS([.C787])" table:style-name="ce2">
            <text:p>9.98E-01</text:p>
          </table:table-cell>
          <table:table-cell office:value-type="float" office:value="-6.5906244289855559E-2" table:formula="of:=SIN([.C787])" table:style-name="ce2">
            <text:p>-6.59E-02</text:p>
          </table:table-cell>
          <table:table-cell office:value-type="float" office:value="0" table:formula="of:=-[.$M$1]*[.D787]+[.$M$1]" table:style-name="ce2">
            <text:p>0.00E+00</text:p>
          </table:table-cell>
          <table:table-cell office:value-type="float" office:value="0" table:formula="of:=-[.$M$1]*[.E787]" table:style-name="ce2">
            <text:p>0.00E+00</text:p>
          </table:table-cell>
          <table:table-cell office:value-type="float" office:value="-0.43900081756179266" table:formula="of:=[.$M$2]*[.D787]+[.$O$2]*(-[.E787])+[.F787]" table:style-name="ce7">
            <text:p>-0.43900</text:p>
          </table:table-cell>
          <table:table-cell office:value-type="float" office:value="0" table:formula="of:=[.N787]" table:style-name="ce7">
            <text:p>0.00000</text:p>
          </table:table-cell>
          <table:table-cell office:value-type="float" office:value="0.12219857683327434" table:formula="of:=[.$M$2]*[.E787]+[.$O$2]*[.D787]+[.G787]" table:style-name="ce7">
            <text:p>0.1222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6" table:style-name="ce3">
            <text:p>7.86</text:p>
          </table:table-cell>
          <table:table-cell office:value-type="float" office:value="-3.8316526999999998" table:style-name="ce2">
            <text:p>-3.83E+00</text:p>
          </table:table-cell>
          <table:table-cell office:value-type="float" office:value="-6.6874955407930523E-2" table:formula="of:=[.B788]*PI()/180" table:style-name="ce2">
            <text:p>-6.69E-02</text:p>
          </table:table-cell>
          <table:table-cell office:value-type="float" office:value="0.99776470342480372" table:formula="of:=COS([.C788])" table:style-name="ce2">
            <text:p>9.98E-01</text:p>
          </table:table-cell>
          <table:table-cell office:value-type="float" office:value="-6.6825119525621299E-2" table:formula="of:=SIN([.C788])" table:style-name="ce2">
            <text:p>-6.68E-02</text:p>
          </table:table-cell>
          <table:table-cell office:value-type="float" office:value="0" table:formula="of:=-[.$M$1]*[.D788]+[.$M$1]" table:style-name="ce2">
            <text:p>0.00E+00</text:p>
          </table:table-cell>
          <table:table-cell office:value-type="float" office:value="0" table:formula="of:=-[.$M$1]*[.E788]" table:style-name="ce2">
            <text:p>0.00E+00</text:p>
          </table:table-cell>
          <table:table-cell office:value-type="float" office:value="-0.43888809808192214" table:formula="of:=[.$M$2]*[.D788]+[.$O$2]*(-[.E788])+[.F788]" table:style-name="ce7">
            <text:p>-0.43889</text:p>
          </table:table-cell>
          <table:table-cell office:value-type="float" office:value="0" table:formula="of:=[.N788]" table:style-name="ce7">
            <text:p>0.00000</text:p>
          </table:table-cell>
          <table:table-cell office:value-type="float" office:value="0.12260280323888641" table:formula="of:=[.$M$2]*[.E788]+[.$O$2]*[.D788]+[.G788]" table:style-name="ce7">
            <text:p>0.1226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7" table:style-name="ce3">
            <text:p>7.87</text:p>
          </table:table-cell>
          <table:table-cell office:value-type="float" office:value="-3.8788556999999999" table:style-name="ce2">
            <text:p>-3.88E+00</text:p>
          </table:table-cell>
          <table:table-cell office:value-type="float" office:value="-6.7698803174749411E-2" table:formula="of:=[.B789]*PI()/180" table:style-name="ce2">
            <text:p>-6.77E-02</text:p>
          </table:table-cell>
          <table:table-cell office:value-type="float" office:value="0.99770931110156647" table:formula="of:=COS([.C789])" table:style-name="ce2">
            <text:p>9.98E-01</text:p>
          </table:table-cell>
          <table:table-cell office:value-type="float" office:value="-6.7647102977419382E-2" table:formula="of:=SIN([.C789])" table:style-name="ce2">
            <text:p>-6.76E-02</text:p>
          </table:table-cell>
          <table:table-cell office:value-type="float" office:value="0" table:formula="of:=-[.$M$1]*[.D789]+[.$M$1]" table:style-name="ce2">
            <text:p>0.00E+00</text:p>
          </table:table-cell>
          <table:table-cell office:value-type="float" office:value="0" table:formula="of:=-[.$M$1]*[.E789]" table:style-name="ce2">
            <text:p>0.00E+00</text:p>
          </table:table-cell>
          <table:table-cell office:value-type="float" office:value="-0.43878694310550881" table:formula="of:=[.$M$2]*[.D789]+[.$O$2]*(-[.E789])+[.F789]" table:style-name="ce7">
            <text:p>-0.43879</text:p>
          </table:table-cell>
          <table:table-cell office:value-type="float" office:value="0" table:formula="of:=[.N789]" table:style-name="ce7">
            <text:p>0.00000</text:p>
          </table:table-cell>
          <table:table-cell office:value-type="float" office:value="0.12296433857067246" table:formula="of:=[.$M$2]*[.E789]+[.$O$2]*[.D789]+[.G789]" table:style-name="ce7">
            <text:p>0.1229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8" table:style-name="ce3">
            <text:p>7.88</text:p>
          </table:table-cell>
          <table:table-cell office:value-type="float" office:value="-3.9203960000000002" table:style-name="ce2">
            <text:p>-3.92E+00</text:p>
          </table:table-cell>
          <table:table-cell office:value-type="float" office:value="-6.8423818182015608E-2" table:formula="of:=[.B790]*PI()/180" table:style-name="ce2">
            <text:p>-6.84E-02</text:p>
          </table:table-cell>
          <table:table-cell office:value-type="float" office:value="0.99766000371968422" table:formula="of:=COS([.C790])" table:style-name="ce2">
            <text:p>9.98E-01</text:p>
          </table:table-cell>
          <table:table-cell office:value-type="float" office:value="-6.8370439358246271E-2" table:formula="of:=SIN([.C790])" table:style-name="ce2">
            <text:p>-6.84E-02</text:p>
          </table:table-cell>
          <table:table-cell office:value-type="float" office:value="0" table:formula="of:=-[.$M$1]*[.D790]+[.$M$1]" table:style-name="ce2">
            <text:p>0.00E+00</text:p>
          </table:table-cell>
          <table:table-cell office:value-type="float" office:value="0" table:formula="of:=-[.$M$1]*[.E790]" table:style-name="ce2">
            <text:p>0.00E+00</text:p>
          </table:table-cell>
          <table:table-cell office:value-type="float" office:value="-0.43869767679903426" table:formula="of:=[.$M$2]*[.D790]+[.$O$2]*(-[.E790])+[.F790]" table:style-name="ce7">
            <text:p>-0.43870</text:p>
          </table:table-cell>
          <table:table-cell office:value-type="float" office:value="0" table:formula="of:=[.N790]" table:style-name="ce7">
            <text:p>0.00000</text:p>
          </table:table-cell>
          <table:table-cell office:value-type="float" office:value="0.12328243334364429" table:formula="of:=[.$M$2]*[.E790]+[.$O$2]*[.D790]+[.G790]" table:style-name="ce7">
            <text:p>0.1232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89" table:style-name="ce3">
            <text:p>7.89</text:p>
          </table:table-cell>
          <table:table-cell office:value-type="float" office:value="-3.9561720999999999" table:style-name="ce2">
            <text:p>-3.96E+00</text:p>
          </table:table-cell>
          <table:table-cell office:value-type="float" office:value="-6.9048228920538357E-2" table:formula="of:=[.B791]*PI()/180" table:style-name="ce2">
            <text:p>-6.90E-02</text:p>
          </table:table-cell>
          <table:table-cell office:value-type="float" office:value="0.9976171179977158" table:formula="of:=COS([.C791])" table:style-name="ce2">
            <text:p>9.98E-01</text:p>
          </table:table-cell>
          <table:table-cell office:value-type="float" office:value="-6.8993375609050472E-2" table:formula="of:=SIN([.C791])" table:style-name="ce2">
            <text:p>-6.90E-02</text:p>
          </table:table-cell>
          <table:table-cell office:value-type="float" office:value="0" table:formula="of:=-[.$M$1]*[.D791]+[.$M$1]" table:style-name="ce2">
            <text:p>0.00E+00</text:p>
          </table:table-cell>
          <table:table-cell office:value-type="float" office:value="0" table:formula="of:=-[.$M$1]*[.E791]" table:style-name="ce2">
            <text:p>0.00E+00</text:p>
          </table:table-cell>
          <table:table-cell office:value-type="float" office:value="-0.43862061240713934" table:formula="of:=[.$M$2]*[.D791]+[.$O$2]*(-[.E791])+[.F791]" table:style-name="ce7">
            <text:p>-0.43862</text:p>
          </table:table-cell>
          <table:table-cell office:value-type="float" office:value="0" table:formula="of:=[.N791]" table:style-name="ce7">
            <text:p>0.00000</text:p>
          </table:table-cell>
          <table:table-cell office:value-type="float" office:value="0.12355633683298498" table:formula="of:=[.$M$2]*[.E791]+[.$O$2]*[.D791]+[.G791]" table:style-name="ce7">
            <text:p>0.1235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" table:style-name="ce3">
            <text:p>7.90</text:p>
          </table:table-cell>
          <table:table-cell office:value-type="float" office:value="-3.9860823000000001" table:style-name="ce2">
            <text:p>-3.99E+00</text:p>
          </table:table-cell>
          <table:table-cell office:value-type="float" office:value="-6.9570260390468375E-2" table:formula="of:=[.B792]*PI()/180" table:style-name="ce2">
            <text:p>-6.96E-02</text:p>
          </table:table-cell>
          <table:table-cell office:value-type="float" office:value="0.9975809653523301" table:formula="of:=COS([.C792])" table:style-name="ce2">
            <text:p>9.98E-01</text:p>
          </table:table-cell>
          <table:table-cell office:value-type="float" office:value="-6.9514153715003593E-2" table:formula="of:=SIN([.C792])" table:style-name="ce2">
            <text:p>-6.95E-02</text:p>
          </table:table-cell>
          <table:table-cell office:value-type="float" office:value="0" table:formula="of:=-[.$M$1]*[.D792]+[.$M$1]" table:style-name="ce2">
            <text:p>0.00E+00</text:p>
          </table:table-cell>
          <table:table-cell office:value-type="float" office:value="0" table:formula="of:=-[.$M$1]*[.E792]" table:style-name="ce2">
            <text:p>0.00E+00</text:p>
          </table:table-cell>
          <table:table-cell office:value-type="float" office:value="-0.43855605234817913" table:formula="of:=[.$M$2]*[.D792]+[.$O$2]*(-[.E792])+[.F792]" table:style-name="ce7">
            <text:p>-0.43856</text:p>
          </table:table-cell>
          <table:table-cell office:value-type="float" office:value="0" table:formula="of:=[.N792]" table:style-name="ce7">
            <text:p>0.00000</text:p>
          </table:table-cell>
          <table:table-cell office:value-type="float" office:value="0.12378529375002979" table:formula="of:=[.$M$2]*[.E792]+[.$O$2]*[.D792]+[.G792]" table:style-name="ce7">
            <text:p>0.1237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1" table:style-name="ce3">
            <text:p>7.91</text:p>
          </table:table-cell>
          <table:table-cell office:value-type="float" office:value="-4.0100252000000003" table:style-name="ce2">
            <text:p>-4.01E+00</text:p>
          </table:table-cell>
          <table:table-cell office:value-type="float" office:value="-6.9988142827944119E-2" table:formula="of:=[.B793]*PI()/180" table:style-name="ce2">
            <text:p>-7.00E-02</text:p>
          </table:table-cell>
          <table:table-cell office:value-type="float" office:value="0.99755182950753041" table:formula="of:=COS([.C793])" table:style-name="ce2">
            <text:p>9.98E-01</text:p>
          </table:table-cell>
          <table:table-cell office:value-type="float" office:value="-6.9931019198771802E-2" table:formula="of:=SIN([.C793])" table:style-name="ce2">
            <text:p>-6.99E-02</text:p>
          </table:table-cell>
          <table:table-cell office:value-type="float" office:value="0" table:formula="of:=-[.$M$1]*[.D793]+[.$M$1]" table:style-name="ce2">
            <text:p>0.00E+00</text:p>
          </table:table-cell>
          <table:table-cell office:value-type="float" office:value="0" table:formula="of:=-[.$M$1]*[.E793]" table:style-name="ce2">
            <text:p>0.00E+00</text:p>
          </table:table-cell>
          <table:table-cell office:value-type="float" office:value="-0.43850428635782351" table:formula="of:=[.$M$2]*[.D793]+[.$O$2]*(-[.E793])+[.F793]" table:style-name="ce7">
            <text:p>-0.43850</text:p>
          </table:table-cell>
          <table:table-cell office:value-type="float" office:value="0" table:formula="of:=[.N793]" table:style-name="ce7">
            <text:p>0.00000</text:p>
          </table:table-cell>
          <table:table-cell office:value-type="float" office:value="0.12396854780877242" table:formula="of:=[.$M$2]*[.E793]+[.$O$2]*[.D793]+[.G793]" table:style-name="ce7">
            <text:p>0.1239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2" table:style-name="ce3">
            <text:p>7.92</text:p>
          </table:table-cell>
          <table:table-cell office:value-type="float" office:value="-4.0278991" table:style-name="ce2">
            <text:p>-4.03E+00</text:p>
          </table:table-cell>
          <table:table-cell office:value-type="float" office:value="-7.0300101233116336E-2" table:formula="of:=[.B794]*PI()/180" table:style-name="ce2">
            <text:p>-7.03E-02</text:p>
          </table:table-cell>
          <table:table-cell office:value-type="float" office:value="0.99752996539876559" table:formula="of:=COS([.C794])" table:style-name="ce2">
            <text:p>9.98E-01</text:p>
          </table:table-cell>
          <table:table-cell office:value-type="float" office:value="-7.0242210468759059E-2" table:formula="of:=SIN([.C794])" table:style-name="ce2">
            <text:p>-7.02E-02</text:p>
          </table:table-cell>
          <table:table-cell office:value-type="float" office:value="0" table:formula="of:=-[.$M$1]*[.D794]+[.$M$1]" table:style-name="ce2">
            <text:p>0.00E+00</text:p>
          </table:table-cell>
          <table:table-cell office:value-type="float" office:value="0" table:formula="of:=-[.$M$1]*[.E794]" table:style-name="ce2">
            <text:p>0.00E+00</text:p>
          </table:table-cell>
          <table:table-cell office:value-type="float" office:value="-0.43846559199079477" table:formula="of:=[.$M$2]*[.D794]+[.$O$2]*(-[.E794])+[.F794]" table:style-name="ce7">
            <text:p>-0.43847</text:p>
          </table:table-cell>
          <table:table-cell office:value-type="float" office:value="0" table:formula="of:=[.N794]" table:style-name="ce7">
            <text:p>0.00000</text:p>
          </table:table-cell>
          <table:table-cell office:value-type="float" office:value="0.1241053368721986" table:formula="of:=[.$M$2]*[.E794]+[.$O$2]*[.D794]+[.G794]" table:style-name="ce7">
            <text:p>0.124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3" table:style-name="ce3">
            <text:p>7.93</text:p>
          </table:table-cell>
          <table:table-cell office:value-type="float" office:value="-4.0396023999999997" table:style-name="ce2">
            <text:p>-4.04E+00</text:p>
          </table:table-cell>
          <table:table-cell office:value-type="float" office:value="-7.0504362351464969E-2" table:formula="of:=[.B795]*PI()/180" table:style-name="ce2">
            <text:p>-7.05E-02</text:p>
          </table:table-cell>
          <table:table-cell office:value-type="float" office:value="0.99751559683662572" table:formula="of:=COS([.C795])" table:style-name="ce2">
            <text:p>9.98E-01</text:p>
          </table:table-cell>
          <table:table-cell office:value-type="float" office:value="-7.0445965588316825E-2" table:formula="of:=SIN([.C795])" table:style-name="ce2">
            <text:p>-7.04E-02</text:p>
          </table:table-cell>
          <table:table-cell office:value-type="float" office:value="0" table:formula="of:=-[.$M$1]*[.D795]+[.$M$1]" table:style-name="ce2">
            <text:p>0.00E+00</text:p>
          </table:table-cell>
          <table:table-cell office:value-type="float" office:value="0" table:formula="of:=-[.$M$1]*[.E795]" table:style-name="ce2">
            <text:p>0.00E+00</text:p>
          </table:table-cell>
          <table:table-cell office:value-type="float" office:value="-0.43844023294910528" table:formula="of:=[.$M$2]*[.D795]+[.$O$2]*(-[.E795])+[.F795]" table:style-name="ce7">
            <text:p>-0.43844</text:p>
          </table:table-cell>
          <table:table-cell office:value-type="float" office:value="0" table:formula="of:=[.N795]" table:style-name="ce7">
            <text:p>0.00000</text:p>
          </table:table-cell>
          <table:table-cell office:value-type="float" office:value="0.12419489575475433" table:formula="of:=[.$M$2]*[.E795]+[.$O$2]*[.D795]+[.G795]" table:style-name="ce7">
            <text:p>0.1241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4" table:style-name="ce3">
            <text:p>7.94</text:p>
          </table:table-cell>
          <table:table-cell office:value-type="float" office:value="-4.0450460000000001" table:style-name="ce2">
            <text:p>-4.05E+00</text:p>
          </table:table-cell>
          <table:table-cell office:value-type="float" office:value="-7.0599371094626551E-2" table:formula="of:=[.B796]*PI()/180" table:style-name="ce2">
            <text:p>-7.06E-02</text:p>
          </table:table-cell>
          <table:table-cell office:value-type="float" office:value="0.99750889935186682" table:formula="of:=COS([.C796])" table:style-name="ce2">
            <text:p>9.98E-01</text:p>
          </table:table-cell>
          <table:table-cell office:value-type="float" office:value="-7.0540737973367837E-2" table:formula="of:=SIN([.C796])" table:style-name="ce2">
            <text:p>-7.05E-02</text:p>
          </table:table-cell>
          <table:table-cell office:value-type="float" office:value="0" table:formula="of:=-[.$M$1]*[.D796]+[.$M$1]" table:style-name="ce2">
            <text:p>0.00E+00</text:p>
          </table:table-cell>
          <table:table-cell office:value-type="float" office:value="0" table:formula="of:=-[.$M$1]*[.E796]" table:style-name="ce2">
            <text:p>0.00E+00</text:p>
          </table:table-cell>
          <table:table-cell office:value-type="float" office:value="-0.43842843136934462" table:formula="of:=[.$M$2]*[.D796]+[.$O$2]*(-[.E796])+[.F796]" table:style-name="ce7">
            <text:p>-0.43843</text:p>
          </table:table-cell>
          <table:table-cell office:value-type="float" office:value="0" table:formula="of:=[.N796]" table:style-name="ce7">
            <text:p>0.00000</text:p>
          </table:table-cell>
          <table:table-cell office:value-type="float" office:value="0.12423655084964301" table:formula="of:=[.$M$2]*[.E796]+[.$O$2]*[.D796]+[.G796]" table:style-name="ce7">
            <text:p>0.1242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5" table:style-name="ce3">
            <text:p>7.95</text:p>
          </table:table-cell>
          <table:table-cell office:value-type="float" office:value="-4.0442473999999997" table:style-name="ce2">
            <text:p>-4.04E+00</text:p>
          </table:table-cell>
          <table:table-cell office:value-type="float" office:value="-7.058543289522011E-2" table:formula="of:=[.B797]*PI()/180" table:style-name="ce2">
            <text:p>-7.06E-02</text:p>
          </table:table-cell>
          <table:table-cell office:value-type="float" office:value="0.99750988246584416" table:formula="of:=COS([.C797])" table:style-name="ce2">
            <text:p>9.98E-01</text:p>
          </table:table-cell>
          <table:table-cell office:value-type="float" office:value="-7.0526834488567322E-2" table:formula="of:=SIN([.C797])" table:style-name="ce2">
            <text:p>-7.05E-02</text:p>
          </table:table-cell>
          <table:table-cell office:value-type="float" office:value="0" table:formula="of:=-[.$M$1]*[.D797]+[.$M$1]" table:style-name="ce2">
            <text:p>0.00E+00</text:p>
          </table:table-cell>
          <table:table-cell office:value-type="float" office:value="0" table:formula="of:=-[.$M$1]*[.E797]" table:style-name="ce2">
            <text:p>0.00E+00</text:p>
          </table:table-cell>
          <table:table-cell office:value-type="float" office:value="-0.4384301629605763" table:formula="of:=[.$M$2]*[.D797]+[.$O$2]*(-[.E797])+[.F797]" table:style-name="ce7">
            <text:p>-0.43843</text:p>
          </table:table-cell>
          <table:table-cell office:value-type="float" office:value="0" table:formula="of:=[.N797]" table:style-name="ce7">
            <text:p>0.00000</text:p>
          </table:table-cell>
          <table:table-cell office:value-type="float" office:value="0.12423043993467339" table:formula="of:=[.$M$2]*[.E797]+[.$O$2]*[.D797]+[.G797]" table:style-name="ce7">
            <text:p>0.1242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6" table:style-name="ce3">
            <text:p>7.96</text:p>
          </table:table-cell>
          <table:table-cell office:value-type="float" office:value="-4.0372795999999997" table:style-name="ce2">
            <text:p>-4.04E+00</text:p>
          </table:table-cell>
          <table:table-cell office:value-type="float" office:value="-7.0463821843599644E-2" table:formula="of:=[.B798]*PI()/180" table:style-name="ce2">
            <text:p>-7.05E-02</text:p>
          </table:table-cell>
          <table:table-cell office:value-type="float" office:value="0.99751845193212219" table:formula="of:=COS([.C798])" table:style-name="ce2">
            <text:p>9.98E-01</text:p>
          </table:table-cell>
          <table:table-cell office:value-type="float" office:value="-7.0405525741538438E-2" table:formula="of:=SIN([.C798])" table:style-name="ce2">
            <text:p>-7.04E-02</text:p>
          </table:table-cell>
          <table:table-cell office:value-type="float" office:value="0" table:formula="of:=-[.$M$1]*[.D798]+[.$M$1]" table:style-name="ce2">
            <text:p>0.00E+00</text:p>
          </table:table-cell>
          <table:table-cell office:value-type="float" office:value="0" table:formula="of:=-[.$M$1]*[.E798]" table:style-name="ce2">
            <text:p>0.00E+00</text:p>
          </table:table-cell>
          <table:table-cell office:value-type="float" office:value="-0.43844526751295665" table:formula="of:=[.$M$2]*[.D798]+[.$O$2]*(-[.E798])+[.F798]" table:style-name="ce7">
            <text:p>-0.43845</text:p>
          </table:table-cell>
          <table:table-cell office:value-type="float" office:value="0" table:formula="of:=[.N798]" table:style-name="ce7">
            <text:p>0.00000</text:p>
          </table:table-cell>
          <table:table-cell office:value-type="float" office:value="0.12417712106298767" table:formula="of:=[.$M$2]*[.E798]+[.$O$2]*[.D798]+[.G798]" table:style-name="ce7">
            <text:p>0.1241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7" table:style-name="ce3">
            <text:p>7.97</text:p>
          </table:table-cell>
          <table:table-cell office:value-type="float" office:value="-4.0242158000000003" table:style-name="ce2">
            <text:p>-4.02E+00</text:p>
          </table:table-cell>
          <table:table-cell office:value-type="float" office:value="-7.0235815520777622E-2" table:formula="of:=[.B799]*PI()/180" table:style-name="ce2">
            <text:p>-7.02E-02</text:p>
          </table:table-cell>
          <table:table-cell office:value-type="float" office:value="0.99753447890807623" table:formula="of:=COS([.C799])" table:style-name="ce2">
            <text:p>9.98E-01</text:p>
          </table:table-cell>
          <table:table-cell office:value-type="float" office:value="-7.017808339925502E-2" table:formula="of:=SIN([.C799])" table:style-name="ce2">
            <text:p>-7.02E-02</text:p>
          </table:table-cell>
          <table:table-cell office:value-type="float" office:value="0" table:formula="of:=-[.$M$1]*[.D799]+[.$M$1]" table:style-name="ce2">
            <text:p>0.00E+00</text:p>
          </table:table-cell>
          <table:table-cell office:value-type="float" office:value="0" table:formula="of:=-[.$M$1]*[.E799]" table:style-name="ce2">
            <text:p>0.00E+00</text:p>
          </table:table-cell>
          <table:table-cell office:value-type="float" office:value="-0.43847356928476211" table:formula="of:=[.$M$2]*[.D799]+[.$O$2]*(-[.E799])+[.F799]" table:style-name="ce7">
            <text:p>-0.43847</text:p>
          </table:table-cell>
          <table:table-cell office:value-type="float" office:value="0" table:formula="of:=[.N799]" table:style-name="ce7">
            <text:p>0.00000</text:p>
          </table:table-cell>
          <table:table-cell office:value-type="float" office:value="0.12407714954285876" table:formula="of:=[.$M$2]*[.E799]+[.$O$2]*[.D799]+[.G799]" table:style-name="ce7">
            <text:p>0.1240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8" table:style-name="ce3">
            <text:p>7.98</text:p>
          </table:table-cell>
          <table:table-cell office:value-type="float" office:value="-4.0051293000000001" table:style-name="ce2">
            <text:p>-4.01E+00</text:p>
          </table:table-cell>
          <table:table-cell office:value-type="float" office:value="-6.9902693253095727E-2" table:formula="of:=[.B800]*PI()/180" table:style-name="ce2">
            <text:p>-6.99E-02</text:p>
          </table:table-cell>
          <table:table-cell office:value-type="float" office:value="0.9975578014415053" table:formula="of:=COS([.C800])" table:style-name="ce2">
            <text:p>9.98E-01</text:p>
          </table:table-cell>
          <table:table-cell office:value-type="float" office:value="-6.9845778563849673E-2" table:formula="of:=SIN([.C800])" table:style-name="ce2">
            <text:p>-6.98E-02</text:p>
          </table:table-cell>
          <table:table-cell office:value-type="float" office:value="0" table:formula="of:=-[.$M$1]*[.D800]+[.$M$1]" table:style-name="ce2">
            <text:p>0.00E+00</text:p>
          </table:table-cell>
          <table:table-cell office:value-type="float" office:value="0" table:formula="of:=-[.$M$1]*[.E800]" table:style-name="ce2">
            <text:p>0.00E+00</text:p>
          </table:table-cell>
          <table:table-cell office:value-type="float" office:value="-0.43851487781661747" table:formula="of:=[.$M$2]*[.D800]+[.$O$2]*(-[.E800])+[.F800]" table:style-name="ce7">
            <text:p>-0.43851</text:p>
          </table:table-cell>
          <table:table-cell office:value-type="float" office:value="0" table:formula="of:=[.N800]" table:style-name="ce7">
            <text:p>0.00000</text:p>
          </table:table-cell>
          <table:table-cell office:value-type="float" office:value="0.12393107735139333" table:formula="of:=[.$M$2]*[.E800]+[.$O$2]*[.D800]+[.G800]" table:style-name="ce7">
            <text:p>0.1239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7.99" table:style-name="ce3">
            <text:p>7.99</text:p>
          </table:table-cell>
          <table:table-cell office:value-type="float" office:value="-3.9800933000000001" table:style-name="ce2">
            <text:p>-3.98E+00</text:p>
          </table:table-cell>
          <table:table-cell office:value-type="float" office:value="-6.9465732621566426E-2" table:formula="of:=[.B801]*PI()/180" table:style-name="ce2">
            <text:p>-6.95E-02</text:p>
          </table:table-cell>
          <table:table-cell office:value-type="float" office:value="0.99758822606189979" table:formula="of:=COS([.C801])" table:style-name="ce2">
            <text:p>9.98E-01</text:p>
          </table:table-cell>
          <table:table-cell office:value-type="float" office:value="-6.9409878422828433E-2" table:formula="of:=SIN([.C801])" table:style-name="ce2">
            <text:p>-6.94E-02</text:p>
          </table:table-cell>
          <table:table-cell office:value-type="float" office:value="0" table:formula="of:=-[.$M$1]*[.D801]+[.$M$1]" table:style-name="ce2">
            <text:p>0.00E+00</text:p>
          </table:table-cell>
          <table:table-cell office:value-type="float" office:value="0" table:formula="of:=-[.$M$1]*[.E801]" table:style-name="ce2">
            <text:p>0.00E+00</text:p>
          </table:table-cell>
          <table:table-cell office:value-type="float" office:value="-0.43856898895289043" table:formula="of:=[.$M$2]*[.D801]+[.$O$2]*(-[.E801])+[.F801]" table:style-name="ce7">
            <text:p>-0.43857</text:p>
          </table:table-cell>
          <table:table-cell office:value-type="float" office:value="0" table:formula="of:=[.N801]" table:style-name="ce7">
            <text:p>0.00000</text:p>
          </table:table-cell>
          <table:table-cell office:value-type="float" office:value="0.12373945178818044" table:formula="of:=[.$M$2]*[.E801]+[.$O$2]*[.D801]+[.G801]" table:style-name="ce7">
            <text:p>0.1237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" table:style-name="ce3">
            <text:p>8.00</text:p>
          </table:table-cell>
          <table:table-cell office:value-type="float" office:value="-3.9491812999999998" table:style-name="ce2">
            <text:p>-3.95E+00</text:p>
          </table:table-cell>
          <table:table-cell office:value-type="float" office:value="-6.8926216443189942E-2" table:formula="of:=[.B802]*PI()/180" table:style-name="ce2">
            <text:p>-6.89E-02</text:p>
          </table:table-cell>
          <table:table-cell office:value-type="float" office:value="0.99762552862458842" table:formula="of:=COS([.C802])" table:style-name="ce2">
            <text:p>9.98E-01</text:p>
          </table:table-cell>
          <table:table-cell office:value-type="float" office:value="-6.8871653359786664E-2" table:formula="of:=SIN([.C802])" table:style-name="ce2">
            <text:p>-6.89E-02</text:p>
          </table:table-cell>
          <table:table-cell office:value-type="float" office:value="0" table:formula="of:=-[.$M$1]*[.D802]+[.$M$1]" table:style-name="ce2">
            <text:p>0.00E+00</text:p>
          </table:table-cell>
          <table:table-cell office:value-type="float" office:value="0" table:formula="of:=-[.$M$1]*[.E802]" table:style-name="ce2">
            <text:p>0.00E+00</text:p>
          </table:table-cell>
          <table:table-cell office:value-type="float" office:value="-0.43863568455696877" table:formula="of:=[.$M$2]*[.D802]+[.$O$2]*(-[.E802])+[.F802]" table:style-name="ce7">
            <text:p>-0.43864</text:p>
          </table:table-cell>
          <table:table-cell office:value-type="float" office:value="0" table:formula="of:=[.N802]" table:style-name="ce7">
            <text:p>0.00000</text:p>
          </table:table-cell>
          <table:table-cell office:value-type="float" office:value="0.12350281872588756" table:formula="of:=[.$M$2]*[.E802]+[.$O$2]*[.D802]+[.G802]" table:style-name="ce7">
            <text:p>0.1235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1" table:style-name="ce3">
            <text:p>8.01</text:p>
          </table:table-cell>
          <table:table-cell office:value-type="float" office:value="-3.9124663000000002" table:style-name="ce2">
            <text:p>-3.91E+00</text:p>
          </table:table-cell>
          <table:table-cell office:value-type="float" office:value="-6.8285418808320217E-2" table:formula="of:=[.B803]*PI()/180" table:style-name="ce2">
            <text:p>-6.83E-02</text:p>
          </table:table-cell>
          <table:table-cell office:value-type="float" office:value="0.99766945659085782" table:formula="of:=COS([.C803])" table:style-name="ce2">
            <text:p>9.98E-01</text:p>
          </table:table-cell>
          <table:table-cell office:value-type="float" office:value="-6.8232363184214398E-2" table:formula="of:=SIN([.C803])" table:style-name="ce2">
            <text:p>-6.82E-02</text:p>
          </table:table-cell>
          <table:table-cell office:value-type="float" office:value="0" table:formula="of:=-[.$M$1]*[.D803]+[.$M$1]" table:style-name="ce2">
            <text:p>0.00E+00</text:p>
          </table:table-cell>
          <table:table-cell office:value-type="float" office:value="0" table:formula="of:=-[.$M$1]*[.E803]" table:style-name="ce2">
            <text:p>0.00E+00</text:p>
          </table:table-cell>
          <table:table-cell office:value-type="float" office:value="-0.43871473480904977" table:formula="of:=[.$M$2]*[.D803]+[.$O$2]*(-[.E803])+[.F803]" table:style-name="ce7">
            <text:p>-0.43871</text:p>
          </table:table-cell>
          <table:table-cell office:value-type="float" office:value="0" table:formula="of:=[.N803]" table:style-name="ce7">
            <text:p>0.00000</text:p>
          </table:table-cell>
          <table:table-cell office:value-type="float" office:value="0.12322171667942783" table:formula="of:=[.$M$2]*[.E803]+[.$O$2]*[.D803]+[.G803]" table:style-name="ce7">
            <text:p>0.1232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2" table:style-name="ce3">
            <text:p>8.02</text:p>
          </table:table-cell>
          <table:table-cell office:value-type="float" office:value="-3.8700218" table:style-name="ce2">
            <text:p>-3.87E+00</text:p>
          </table:table-cell>
          <table:table-cell office:value-type="float" office:value="-6.7544622533957488E-2" table:formula="of:=[.B804]*PI()/180" table:style-name="ce2">
            <text:p>-6.75E-02</text:p>
          </table:table-cell>
          <table:table-cell office:value-type="float" office:value="0.99771972911660178" table:formula="of:=COS([.C804])" table:style-name="ce2">
            <text:p>9.98E-01</text:p>
          </table:table-cell>
          <table:table-cell office:value-type="float" office:value="-6.7493274713076826E-2" table:formula="of:=SIN([.C804])" table:style-name="ce2">
            <text:p>-6.75E-02</text:p>
          </table:table-cell>
          <table:table-cell office:value-type="float" office:value="0" table:formula="of:=-[.$M$1]*[.D804]+[.$M$1]" table:style-name="ce2">
            <text:p>0.00E+00</text:p>
          </table:table-cell>
          <table:table-cell office:value-type="float" office:value="0" table:formula="of:=-[.$M$1]*[.E804]" table:style-name="ce2">
            <text:p>0.00E+00</text:p>
          </table:table-cell>
          <table:table-cell office:value-type="float" office:value="-0.43880589661059988" table:formula="of:=[.$M$2]*[.D804]+[.$O$2]*(-[.E804])+[.F804]" table:style-name="ce7">
            <text:p>-0.43881</text:p>
          </table:table-cell>
          <table:table-cell office:value-type="float" office:value="0" table:formula="of:=[.N804]" table:style-name="ce7">
            <text:p>0.00000</text:p>
          </table:table-cell>
          <table:table-cell office:value-type="float" office:value="0.12289668465734753" table:formula="of:=[.$M$2]*[.E804]+[.$O$2]*[.D804]+[.G804]" table:style-name="ce7">
            <text:p>0.1229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299999999999994" table:style-name="ce3">
            <text:p>8.03</text:p>
          </table:table-cell>
          <table:table-cell office:value-type="float" office:value="-3.8219210000000001" table:style-name="ce2">
            <text:p>-3.82E+00</text:p>
          </table:table-cell>
          <table:table-cell office:value-type="float" office:value="-6.6705105201114195E-2" table:formula="of:=[.B805]*PI()/180" table:style-name="ce2">
            <text:p>-6.67E-02</text:p>
          </table:table-cell>
          <table:table-cell office:value-type="float" office:value="0.99777603929281788" table:formula="of:=COS([.C805])" table:style-name="ce2">
            <text:p>9.98E-01</text:p>
          </table:table-cell>
          <table:table-cell office:value-type="float" office:value="-6.6655648021283376E-2" table:formula="of:=SIN([.C805])" table:style-name="ce2">
            <text:p>-6.67E-02</text:p>
          </table:table-cell>
          <table:table-cell office:value-type="float" office:value="0" table:formula="of:=-[.$M$1]*[.D805]+[.$M$1]" table:style-name="ce2">
            <text:p>0.00E+00</text:p>
          </table:table-cell>
          <table:table-cell office:value-type="float" office:value="0" table:formula="of:=-[.$M$1]*[.E805]" table:style-name="ce2">
            <text:p>0.00E+00</text:p>
          </table:table-cell>
          <table:table-cell office:value-type="float" office:value="-0.43890891586254671" table:formula="of:=[.$M$2]*[.D805]+[.$O$2]*(-[.E805])+[.F805]" table:style-name="ce7">
            <text:p>-0.43891</text:p>
          </table:table-cell>
          <table:table-cell office:value-type="float" office:value="0" table:formula="of:=[.N805]" table:style-name="ce7">
            <text:p>0.00000</text:p>
          </table:table-cell>
          <table:table-cell office:value-type="float" office:value="0.12252825623652658" table:formula="of:=[.$M$2]*[.E805]+[.$O$2]*[.D805]+[.G805]" table:style-name="ce7">
            <text:p>0.1225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399999999999991" table:style-name="ce3">
            <text:p>8.04</text:p>
          </table:table-cell>
          <table:table-cell office:value-type="float" office:value="-3.7682370999999999" table:style-name="ce2">
            <text:p>-3.77E+00</text:p>
          </table:table-cell>
          <table:table-cell office:value-type="float" office:value="-6.5768144390802821E-2" table:formula="of:=[.B806]*PI()/180" table:style-name="ce2">
            <text:p>-6.58E-02</text:p>
          </table:table-cell>
          <table:table-cell office:value-type="float" office:value="0.99783805504211631" table:formula="of:=COS([.C806])" table:style-name="ce2">
            <text:p>9.98E-01</text:p>
          </table:table-cell>
          <table:table-cell office:value-type="float" office:value="-6.5720741853439124E-2" table:formula="of:=SIN([.C806])" table:style-name="ce2">
            <text:p>-6.57E-02</text:p>
          </table:table-cell>
          <table:table-cell office:value-type="float" office:value="0" table:formula="of:=-[.$M$1]*[.D806]+[.$M$1]" table:style-name="ce2">
            <text:p>0.00E+00</text:p>
          </table:table-cell>
          <table:table-cell office:value-type="float" office:value="0" table:formula="of:=-[.$M$1]*[.E806]" table:style-name="ce2">
            <text:p>0.00E+00</text:p>
          </table:table-cell>
          <table:table-cell office:value-type="float" office:value="-0.43902352736191824" table:formula="of:=[.$M$2]*[.D806]+[.$O$2]*(-[.E806])+[.F806]" table:style-name="ce7">
            <text:p>-0.43902</text:p>
          </table:table-cell>
          <table:table-cell office:value-type="float" office:value="0" table:formula="of:=[.N806]" table:style-name="ce7">
            <text:p>0.00000</text:p>
          </table:table-cell>
          <table:table-cell office:value-type="float" office:value="0.12211696205973602" table:formula="of:=[.$M$2]*[.E806]+[.$O$2]*[.D806]+[.G806]" table:style-name="ce7">
            <text:p>0.1221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500000000000007" table:style-name="ce3">
            <text:p>8.05</text:p>
          </table:table-cell>
          <table:table-cell office:value-type="float" office:value="-3.7090434999999999" table:style-name="ce2">
            <text:p>-3.71E+00</text:p>
          </table:table-cell>
          <table:table-cell office:value-type="float" office:value="-6.4735021174694291E-2" table:formula="of:=[.B807]*PI()/180" table:style-name="ce2">
            <text:p>-6.47E-02</text:p>
          </table:table-cell>
          <table:table-cell office:value-type="float" office:value="0.99790542013625327" table:formula="of:=COS([.C807])" table:style-name="ce2">
            <text:p>9.98E-01</text:p>
          </table:table-cell>
          <table:table-cell office:value-type="float" office:value="-6.468981730294128E-2" table:formula="of:=SIN([.C807])" table:style-name="ce2">
            <text:p>-6.47E-02</text:p>
          </table:table-cell>
          <table:table-cell office:value-type="float" office:value="0" table:formula="of:=-[.$M$1]*[.D807]+[.$M$1]" table:style-name="ce2">
            <text:p>0.00E+00</text:p>
          </table:table-cell>
          <table:table-cell office:value-type="float" office:value="0" table:formula="of:=-[.$M$1]*[.E807]" table:style-name="ce2">
            <text:p>0.00E+00</text:p>
          </table:table-cell>
          <table:table-cell office:value-type="float" office:value="-0.43914945491360907" table:formula="of:=[.$M$2]*[.D807]+[.$O$2]*(-[.E807])+[.F807]" table:style-name="ce7">
            <text:p>-0.43915</text:p>
          </table:table-cell>
          <table:table-cell office:value-type="float" office:value="0" table:formula="of:=[.N807]" table:style-name="ce7">
            <text:p>0.00000</text:p>
          </table:table-cell>
          <table:table-cell office:value-type="float" office:value="0.12166333157151366" table:formula="of:=[.$M$2]*[.E807]+[.$O$2]*[.D807]+[.G807]" table:style-name="ce7">
            <text:p>0.1216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6" table:style-name="ce3">
            <text:p>8.06</text:p>
          </table:table-cell>
          <table:table-cell office:value-type="float" office:value="-3.6444135000000002" table:style-name="ce2">
            <text:p>-3.64E+00</text:p>
          </table:table-cell>
          <table:table-cell office:value-type="float" office:value="-6.3607014879130369E-2" table:formula="of:=[.B808]*PI()/180" table:style-name="ce2">
            <text:p>-6.36E-02</text:p>
          </table:table-cell>
          <table:table-cell office:value-type="float" office:value="0.99797775577549097" table:formula="of:=COS([.C808])" table:style-name="ce2">
            <text:p>9.98E-01</text:p>
          </table:table-cell>
          <table:table-cell office:value-type="float" office:value="-6.3564132789762084E-2" table:formula="of:=SIN([.C808])" table:style-name="ce2">
            <text:p>-6.36E-02</text:p>
          </table:table-cell>
          <table:table-cell office:value-type="float" office:value="0" table:formula="of:=-[.$M$1]*[.D808]+[.$M$1]" table:style-name="ce2">
            <text:p>0.00E+00</text:p>
          </table:table-cell>
          <table:table-cell office:value-type="float" office:value="0" table:formula="of:=-[.$M$1]*[.E808]" table:style-name="ce2">
            <text:p>0.00E+00</text:p>
          </table:table-cell>
          <table:table-cell office:value-type="float" office:value="-0.43928641250199862" table:formula="of:=[.$M$2]*[.D808]+[.$O$2]*(-[.E808])+[.F808]" table:style-name="ce7">
            <text:p>-0.43929</text:p>
          </table:table-cell>
          <table:table-cell office:value-type="float" office:value="0" table:formula="of:=[.N808]" table:style-name="ce7">
            <text:p>0.00000</text:p>
          </table:table-cell>
          <table:table-cell office:value-type="float" office:value="0.12116789092463352" table:formula="of:=[.$M$2]*[.E808]+[.$O$2]*[.D808]+[.G808]" table:style-name="ce7">
            <text:p>0.121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7" table:style-name="ce3">
            <text:p>8.07</text:p>
          </table:table-cell>
          <table:table-cell office:value-type="float" office:value="-3.5744202" table:style-name="ce2">
            <text:p>-3.57E+00</text:p>
          </table:table-cell>
          <table:table-cell office:value-type="float" office:value="-6.2385401339794221E-2" table:formula="of:=[.B809]*PI()/180" table:style-name="ce2">
            <text:p>-6.24E-02</text:p>
          </table:table-cell>
          <table:table-cell office:value-type="float" office:value="0.99805466190061998" table:formula="of:=COS([.C809])" table:style-name="ce2">
            <text:p>9.98E-01</text:p>
          </table:table-cell>
          <table:table-cell office:value-type="float" office:value="-6.2344942524948078E-2" table:formula="of:=SIN([.C809])" table:style-name="ce2">
            <text:p>-6.23E-02</text:p>
          </table:table-cell>
          <table:table-cell office:value-type="float" office:value="0" table:formula="of:=-[.$M$1]*[.D809]+[.$M$1]" table:style-name="ce2">
            <text:p>0.00E+00</text:p>
          </table:table-cell>
          <table:table-cell office:value-type="float" office:value="0" table:formula="of:=-[.$M$1]*[.E809]" table:style-name="ce2">
            <text:p>0.00E+00</text:p>
          </table:table-cell>
          <table:table-cell office:value-type="float" office:value="-0.43943410501904639" table:formula="of:=[.$M$2]*[.D809]+[.$O$2]*(-[.E809])+[.F809]" table:style-name="ce7">
            <text:p>-0.43943</text:p>
          </table:table-cell>
          <table:table-cell office:value-type="float" office:value="0" table:formula="of:=[.N809]" table:style-name="ce7">
            <text:p>0.00000</text:p>
          </table:table-cell>
          <table:table-cell office:value-type="float" office:value="0.12063116241713699" table:formula="of:=[.$M$2]*[.E809]+[.$O$2]*[.D809]+[.G809]" table:style-name="ce7">
            <text:p>0.1206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8" table:style-name="ce3">
            <text:p>8.08</text:p>
          </table:table-cell>
          <table:table-cell office:value-type="float" office:value="-3.4991371" table:style-name="ce2">
            <text:p>-3.50E+00</text:p>
          </table:table-cell>
          <table:table-cell office:value-type="float" office:value="-6.1071463373686075E-2" table:formula="of:=[.B810]*PI()/180" table:style-name="ce2">
            <text:p>-6.11E-02</text:p>
          </table:table-cell>
          <table:table-cell office:value-type="float" office:value="0.99813571772691001" table:formula="of:=COS([.C810])" table:style-name="ce2">
            <text:p>9.98E-01</text:p>
          </table:table-cell>
          <table:table-cell office:value-type="float" office:value="-6.1033507172586418E-2" table:formula="of:=SIN([.C810])" table:style-name="ce2">
            <text:p>-6.10E-02</text:p>
          </table:table-cell>
          <table:table-cell office:value-type="float" office:value="0" table:formula="of:=-[.$M$1]*[.D810]+[.$M$1]" table:style-name="ce2">
            <text:p>0.00E+00</text:p>
          </table:table-cell>
          <table:table-cell office:value-type="float" office:value="0" table:formula="of:=-[.$M$1]*[.E810]" table:style-name="ce2">
            <text:p>0.00E+00</text:p>
          </table:table-cell>
          <table:table-cell office:value-type="float" office:value="-0.43959222751092403" table:formula="of:=[.$M$2]*[.D810]+[.$O$2]*(-[.E810])+[.F810]" table:style-name="ce7">
            <text:p>-0.43959</text:p>
          </table:table-cell>
          <table:table-cell office:value-type="float" office:value="0" table:formula="of:=[.N810]" table:style-name="ce7">
            <text:p>0.00000</text:p>
          </table:table-cell>
          <table:table-cell office:value-type="float" office:value="0.12005366929829343" table:formula="of:=[.$M$2]*[.E810]+[.$O$2]*[.D810]+[.G810]" table:style-name="ce7">
            <text:p>0.1200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09" table:style-name="ce3">
            <text:p>8.09</text:p>
          </table:table-cell>
          <table:table-cell office:value-type="float" office:value="-3.4186372999999999" table:style-name="ce2">
            <text:p>-3.42E+00</text:p>
          </table:table-cell>
          <table:table-cell office:value-type="float" office:value="-5.9666476816489143E-2" table:formula="of:=[.B811]*PI()/180" table:style-name="ce2">
            <text:p>-5.97E-02</text:p>
          </table:table-cell>
          <table:table-cell office:value-type="float" office:value="0.99822048380239792" table:formula="of:=COS([.C811])" table:style-name="ce2">
            <text:p>9.98E-01</text:p>
          </table:table-cell>
          <table:table-cell office:value-type="float" office:value="-5.9631080128625953E-2" table:formula="of:=SIN([.C811])" table:style-name="ce2">
            <text:p>-5.96E-02</text:p>
          </table:table-cell>
          <table:table-cell office:value-type="float" office:value="0" table:formula="of:=-[.$M$1]*[.D811]+[.$M$1]" table:style-name="ce2">
            <text:p>0.00E+00</text:p>
          </table:table-cell>
          <table:table-cell office:value-type="float" office:value="0" table:formula="of:=-[.$M$1]*[.E811]" table:style-name="ce2">
            <text:p>0.00E+00</text:p>
          </table:table-cell>
          <table:table-cell office:value-type="float" office:value="-0.43976046737228747" table:formula="of:=[.$M$2]*[.D811]+[.$O$2]*(-[.E811])+[.F811]" table:style-name="ce7">
            <text:p>-0.43976</text:p>
          </table:table-cell>
          <table:table-cell office:value-type="float" office:value="0" table:formula="of:=[.N811]" table:style-name="ce7">
            <text:p>0.00000</text:p>
          </table:table-cell>
          <table:table-cell office:value-type="float" office:value="0.11943592983900304" table:formula="of:=[.$M$2]*[.E811]+[.$O$2]*[.D811]+[.G811]" table:style-name="ce7">
            <text:p>0.1194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" table:style-name="ce3">
            <text:p>8.10</text:p>
          </table:table-cell>
          <table:table-cell office:value-type="float" office:value="-3.3329941999999999" table:style-name="ce2">
            <text:p>-3.33E+00</text:p>
          </table:table-cell>
          <table:table-cell office:value-type="float" office:value="-5.8171722739874386E-2" table:formula="of:=[.B812]*PI()/180" table:style-name="ce2">
            <text:p>-5.82E-02</text:p>
          </table:table-cell>
          <table:table-cell office:value-type="float" office:value="0.99830850241263158" table:formula="of:=COS([.C812])" table:style-name="ce2">
            <text:p>9.98E-01</text:p>
          </table:table-cell>
          <table:table-cell office:value-type="float" office:value="-5.8138919930187202E-2" table:formula="of:=SIN([.C812])" table:style-name="ce2">
            <text:p>-5.81E-02</text:p>
          </table:table-cell>
          <table:table-cell office:value-type="float" office:value="0" table:formula="of:=-[.$M$1]*[.D812]+[.$M$1]" table:style-name="ce2">
            <text:p>0.00E+00</text:p>
          </table:table-cell>
          <table:table-cell office:value-type="float" office:value="0" table:formula="of:=-[.$M$1]*[.E812]" table:style-name="ce2">
            <text:p>0.00E+00</text:p>
          </table:table-cell>
          <table:table-cell office:value-type="float" office:value="-0.43993850337276752" table:formula="of:=[.$M$2]*[.D812]+[.$O$2]*(-[.E812])+[.F812]" table:style-name="ce7">
            <text:p>-0.43994</text:p>
          </table:table-cell>
          <table:table-cell office:value-type="float" office:value="0" table:formula="of:=[.N812]" table:style-name="ce7">
            <text:p>0.00000</text:p>
          </table:table-cell>
          <table:table-cell office:value-type="float" office:value="0.11877846290523124" table:formula="of:=[.$M$2]*[.E812]+[.$O$2]*[.D812]+[.G812]" table:style-name="ce7">
            <text:p>0.1187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1" table:style-name="ce3">
            <text:p>8.11</text:p>
          </table:table-cell>
          <table:table-cell office:value-type="float" office:value="-3.2422810000000002" table:style-name="ce2">
            <text:p>-3.24E+00</text:p>
          </table:table-cell>
          <table:table-cell office:value-type="float" office:value="-5.6588478724854271E-2" table:formula="of:=[.B813]*PI()/180" table:style-name="ce2">
            <text:p>-5.66E-02</text:p>
          </table:table-cell>
          <table:table-cell office:value-type="float" office:value="0.99839929926065707" table:formula="of:=COS([.C813])" table:style-name="ce2">
            <text:p>9.98E-01</text:p>
          </table:table-cell>
          <table:table-cell office:value-type="float" office:value="-5.6558281761638497E-2" table:formula="of:=SIN([.C813])" table:style-name="ce2">
            <text:p>-5.66E-02</text:p>
          </table:table-cell>
          <table:table-cell office:value-type="float" office:value="0" table:formula="of:=-[.$M$1]*[.D813]+[.$M$1]" table:style-name="ce2">
            <text:p>0.00E+00</text:p>
          </table:table-cell>
          <table:table-cell office:value-type="float" office:value="0" table:formula="of:=-[.$M$1]*[.E813]" table:style-name="ce2">
            <text:p>0.00E+00</text:p>
          </table:table-cell>
          <table:table-cell office:value-type="float" office:value="-0.44012600719634676" table:formula="of:=[.$M$2]*[.D813]+[.$O$2]*(-[.E813])+[.F813]" table:style-name="ce7">
            <text:p>-0.44013</text:p>
          </table:table-cell>
          <table:table-cell office:value-type="float" office:value="0" table:formula="of:=[.N813]" table:style-name="ce7">
            <text:p>0.00000</text:p>
          </table:table-cell>
          <table:table-cell office:value-type="float" office:value="0.11808178432510805" table:formula="of:=[.$M$2]*[.E813]+[.$O$2]*[.D813]+[.G813]" table:style-name="ce7">
            <text:p>0.1180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199999999999992" table:style-name="ce3">
            <text:p>8.12</text:p>
          </table:table-cell>
          <table:table-cell office:value-type="float" office:value="-3.1465709999999998" table:style-name="ce2">
            <text:p>-3.15E+00</text:p>
          </table:table-cell>
          <table:table-cell office:value-type="float" office:value="-5.4918024097770496E-2" table:formula="of:=[.B814]*PI()/180" table:style-name="ce2">
            <text:p>-5.49E-02</text:p>
          </table:table-cell>
          <table:table-cell office:value-type="float" office:value="0.99849238428449283" table:formula="of:=COS([.C814])" table:style-name="ce2">
            <text:p>9.98E-01</text:p>
          </table:table-cell>
          <table:table-cell office:value-type="float" office:value="-5.4890422897521551E-2" table:formula="of:=SIN([.C814])" table:style-name="ce2">
            <text:p>-5.49E-02</text:p>
          </table:table-cell>
          <table:table-cell office:value-type="float" office:value="0" table:formula="of:=-[.$M$1]*[.D814]+[.$M$1]" table:style-name="ce2">
            <text:p>0.00E+00</text:p>
          </table:table-cell>
          <table:table-cell office:value-type="float" office:value="0" table:formula="of:=-[.$M$1]*[.E814]" table:style-name="ce2">
            <text:p>0.00E+00</text:p>
          </table:table-cell>
          <table:table-cell office:value-type="float" office:value="-0.44032264329984278" table:formula="of:=[.$M$2]*[.D814]+[.$O$2]*(-[.E814])+[.F814]" table:style-name="ce7">
            <text:p>-0.44032</text:p>
          </table:table-cell>
          <table:table-cell office:value-type="float" office:value="0" table:formula="of:=[.N814]" table:style-name="ce7">
            <text:p>0.00000</text:p>
          </table:table-cell>
          <table:table-cell office:value-type="float" office:value="0.11734640939304219" table:formula="of:=[.$M$2]*[.E814]+[.$O$2]*[.D814]+[.G814]" table:style-name="ce7">
            <text:p>0.1173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300000000000008" table:style-name="ce3">
            <text:p>8.13</text:p>
          </table:table-cell>
          <table:table-cell office:value-type="float" office:value="-3.0459375999999998" table:style-name="ce2">
            <text:p>-3.05E+00</text:p>
          </table:table-cell>
          <table:table-cell office:value-type="float" office:value="-5.3161639930294026E-2" table:formula="of:=[.B815]*PI()/180" table:style-name="ce2">
            <text:p>-5.32E-02</text:p>
          </table:table-cell>
          <table:table-cell office:value-type="float" office:value="0.99858725278778271" table:formula="of:=COS([.C815])" table:style-name="ce2">
            <text:p>9.99E-01</text:p>
          </table:table-cell>
          <table:table-cell office:value-type="float" office:value="-5.3136602918788703E-2" table:formula="of:=SIN([.C815])" table:style-name="ce2">
            <text:p>-5.31E-02</text:p>
          </table:table-cell>
          <table:table-cell office:value-type="float" office:value="0" table:formula="of:=-[.$M$1]*[.D815]+[.$M$1]" table:style-name="ce2">
            <text:p>0.00E+00</text:p>
          </table:table-cell>
          <table:table-cell office:value-type="float" office:value="0" table:formula="of:=-[.$M$1]*[.E815]" table:style-name="ce2">
            <text:p>0.00E+00</text:p>
          </table:table-cell>
          <table:table-cell office:value-type="float" office:value="-0.44052806939718253" table:formula="of:=[.$M$2]*[.D815]+[.$O$2]*(-[.E815])+[.F815]" table:style-name="ce7">
            <text:p>-0.44053</text:p>
          </table:table-cell>
          <table:table-cell office:value-type="float" office:value="0" table:formula="of:=[.N815]" table:style-name="ce7">
            <text:p>0.00000</text:p>
          </table:table-cell>
          <table:table-cell office:value-type="float" office:value="0.11657285307133543" table:formula="of:=[.$M$2]*[.E815]+[.$O$2]*[.D815]+[.G815]" table:style-name="ce7">
            <text:p>0.1165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4" table:style-name="ce3">
            <text:p>8.14</text:p>
          </table:table-cell>
          <table:table-cell office:value-type="float" office:value="-2.9404539000000001" table:style-name="ce2">
            <text:p>-2.94E+00</text:p>
          </table:table-cell>
          <table:table-cell office:value-type="float" office:value="-5.1320602058108095E-2" table:formula="of:=[.B816]*PI()/180" table:style-name="ce2">
            <text:p>-5.13E-02</text:p>
          </table:table-cell>
          <table:table-cell office:value-type="float" office:value="0.99868338691534464" table:formula="of:=COS([.C816])" table:style-name="ce2">
            <text:p>9.99E-01</text:p>
          </table:table-cell>
          <table:table-cell office:value-type="float" office:value="-5.1298076955144642E-2" table:formula="of:=SIN([.C816])" table:style-name="ce2">
            <text:p>-5.13E-02</text:p>
          </table:table-cell>
          <table:table-cell office:value-type="float" office:value="0" table:formula="of:=-[.$M$1]*[.D816]+[.$M$1]" table:style-name="ce2">
            <text:p>0.00E+00</text:p>
          </table:table-cell>
          <table:table-cell office:value-type="float" office:value="0" table:formula="of:=-[.$M$1]*[.E816]" table:style-name="ce2">
            <text:p>0.00E+00</text:p>
          </table:table-cell>
          <table:table-cell office:value-type="float" office:value="-0.44074193774610676" table:formula="of:=[.$M$2]*[.D816]+[.$O$2]*(-[.E816])+[.F816]" table:style-name="ce7">
            <text:p>-0.44074</text:p>
          </table:table-cell>
          <table:table-cell office:value-type="float" office:value="0" table:formula="of:=[.N816]" table:style-name="ce7">
            <text:p>0.00000</text:p>
          </table:table-cell>
          <table:table-cell office:value-type="float" office:value="0.11576162711281708" table:formula="of:=[.$M$2]*[.E816]+[.$O$2]*[.D816]+[.G816]" table:style-name="ce7">
            <text:p>0.1157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5" table:style-name="ce3">
            <text:p>8.15</text:p>
          </table:table-cell>
          <table:table-cell office:value-type="float" office:value="-2.8302163" table:style-name="ce2">
            <text:p>-2.83E+00</text:p>
          </table:table-cell>
          <table:table-cell office:value-type="float" office:value="-4.9396592978611584E-2" table:formula="of:=[.B817]*PI()/180" table:style-name="ce2">
            <text:p>-4.94E-02</text:p>
          </table:table-cell>
          <table:table-cell office:value-type="float" office:value="0.99878023635230118" table:formula="of:=COS([.C817])" table:style-name="ce2">
            <text:p>9.99E-01</text:p>
          </table:table-cell>
          <table:table-cell office:value-type="float" office:value="-4.937650728880516E-2" table:formula="of:=SIN([.C817])" table:style-name="ce2">
            <text:p>-4.94E-02</text:p>
          </table:table-cell>
          <table:table-cell office:value-type="float" office:value="0" table:formula="of:=-[.$M$1]*[.D817]+[.$M$1]" table:style-name="ce2">
            <text:p>0.00E+00</text:p>
          </table:table-cell>
          <table:table-cell office:value-type="float" office:value="0" table:formula="of:=-[.$M$1]*[.E817]" table:style-name="ce2">
            <text:p>0.00E+00</text:p>
          </table:table-cell>
          <table:table-cell office:value-type="float" office:value="-0.44096384825890267" table:formula="of:=[.$M$2]*[.D817]+[.$O$2]*(-[.E817])+[.F817]" table:style-name="ce7">
            <text:p>-0.44096</text:p>
          </table:table-cell>
          <table:table-cell office:value-type="float" office:value="0" table:formula="of:=[.N817]" table:style-name="ce7">
            <text:p>0.00000</text:p>
          </table:table-cell>
          <table:table-cell office:value-type="float" office:value="0.11491342188229998" table:formula="of:=[.$M$2]*[.E817]+[.$O$2]*[.D817]+[.G817]" table:style-name="ce7">
            <text:p>0.1149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6" table:style-name="ce3">
            <text:p>8.16</text:p>
          </table:table-cell>
          <table:table-cell office:value-type="float" office:value="-2.7154563" table:style-name="ce2">
            <text:p>-2.72E+00</text:p>
          </table:table-cell>
          <table:table-cell office:value-type="float" office:value="-4.739365312902289E-2" table:formula="of:=[.B818]*PI()/180" table:style-name="ce2">
            <text:p>-4.74E-02</text:p>
          </table:table-cell>
          <table:table-cell office:value-type="float" office:value="0.99887713102361098" table:formula="of:=COS([.C818])" table:style-name="ce2">
            <text:p>9.99E-01</text:p>
          </table:table-cell>
          <table:table-cell office:value-type="float" office:value="-4.7375912846507551E-2" table:formula="of:=SIN([.C818])" table:style-name="ce2">
            <text:p>-4.74E-02</text:p>
          </table:table-cell>
          <table:table-cell office:value-type="float" office:value="0" table:formula="of:=-[.$M$1]*[.D818]+[.$M$1]" table:style-name="ce2">
            <text:p>0.00E+00</text:p>
          </table:table-cell>
          <table:table-cell office:value-type="float" office:value="0" table:formula="of:=-[.$M$1]*[.E818]" table:style-name="ce2">
            <text:p>0.00E+00</text:p>
          </table:table-cell>
          <table:table-cell office:value-type="float" office:value="-0.44119312825490764" table:formula="of:=[.$M$2]*[.D818]+[.$O$2]*(-[.E818])+[.F818]" table:style-name="ce7">
            <text:p>-0.44119</text:p>
          </table:table-cell>
          <table:table-cell office:value-type="float" office:value="0" table:formula="of:=[.N818]" table:style-name="ce7">
            <text:p>0.00000</text:p>
          </table:table-cell>
          <table:table-cell office:value-type="float" office:value="0.11402996790602285" table:formula="of:=[.$M$2]*[.E818]+[.$O$2]*[.D818]+[.G818]" table:style-name="ce7">
            <text:p>0.1140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7" table:style-name="ce3">
            <text:p>8.17</text:p>
          </table:table-cell>
          <table:table-cell office:value-type="float" office:value="-2.5964539000000002" table:style-name="ce2">
            <text:p>-2.60E+00</text:p>
          </table:table-cell>
          <table:table-cell office:value-type="float" office:value="-4.5316669431247597E-2" table:formula="of:=[.B819]*PI()/180" table:style-name="ce2">
            <text:p>-4.53E-02</text:p>
          </table:table-cell>
          <table:table-cell office:value-type="float" office:value="0.99897337544359843" table:formula="of:=COS([.C819])" table:style-name="ce2">
            <text:p>9.99E-01</text:p>
          </table:table-cell>
          <table:table-cell office:value-type="float" office:value="-4.5301160634395807E-2" table:formula="of:=SIN([.C819])" table:style-name="ce2">
            <text:p>-4.53E-02</text:p>
          </table:table-cell>
          <table:table-cell office:value-type="float" office:value="0" table:formula="of:=-[.$M$1]*[.D819]+[.$M$1]" table:style-name="ce2">
            <text:p>0.00E+00</text:p>
          </table:table-cell>
          <table:table-cell office:value-type="float" office:value="0" table:formula="of:=-[.$M$1]*[.E819]" table:style-name="ce2">
            <text:p>0.00E+00</text:p>
          </table:table-cell>
          <table:table-cell office:value-type="float" office:value="-0.44142901484639047" table:formula="of:=[.$M$2]*[.D819]+[.$O$2]*(-[.E819])+[.F819]" table:style-name="ce7">
            <text:p>-0.44143</text:p>
          </table:table-cell>
          <table:table-cell office:value-type="float" office:value="0" table:formula="of:=[.N819]" table:style-name="ce7">
            <text:p>0.00000</text:p>
          </table:table-cell>
          <table:table-cell office:value-type="float" office:value="0.11311337167525863" table:formula="of:=[.$M$2]*[.E819]+[.$O$2]*[.D819]+[.G819]" table:style-name="ce7">
            <text:p>0.113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8" table:style-name="ce3">
            <text:p>8.18</text:p>
          </table:table-cell>
          <table:table-cell office:value-type="float" office:value="-2.4734894999999999" table:style-name="ce2">
            <text:p>-2.47E+00</text:p>
          </table:table-cell>
          <table:table-cell office:value-type="float" office:value="-4.3170535788508282E-2" table:formula="of:=[.B820]*PI()/180" table:style-name="ce2">
            <text:p>-4.32E-02</text:p>
          </table:table-cell>
          <table:table-cell office:value-type="float" office:value="0.99906829713419498" table:formula="of:=COS([.C820])" table:style-name="ce2">
            <text:p>9.99E-01</text:p>
          </table:table-cell>
          <table:table-cell office:value-type="float" office:value="-4.3157127584906953E-2" table:formula="of:=SIN([.C820])" table:style-name="ce2">
            <text:p>-4.32E-02</text:p>
          </table:table-cell>
          <table:table-cell office:value-type="float" office:value="0" table:formula="of:=-[.$M$1]*[.D820]+[.$M$1]" table:style-name="ce2">
            <text:p>0.00E+00</text:p>
          </table:table-cell>
          <table:table-cell office:value-type="float" office:value="0" table:formula="of:=-[.$M$1]*[.E820]" table:style-name="ce2">
            <text:p>0.00E+00</text:p>
          </table:table-cell>
          <table:table-cell office:value-type="float" office:value="-0.44167075448616799" table:formula="of:=[.$M$2]*[.D820]+[.$O$2]*(-[.E820])+[.F820]" table:style-name="ce7">
            <text:p>-0.44167</text:p>
          </table:table-cell>
          <table:table-cell office:value-type="float" office:value="0" table:formula="of:=[.N820]" table:style-name="ce7">
            <text:p>0.00000</text:p>
          </table:table-cell>
          <table:table-cell office:value-type="float" office:value="0.11216574624910713" table:formula="of:=[.$M$2]*[.E820]+[.$O$2]*[.D820]+[.G820]" table:style-name="ce7">
            <text:p>0.11217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9" table:style-name="ce3">
            <text:p>8.19</text:p>
          </table:table-cell>
          <table:table-cell office:value-type="float" office:value="-2.3468431000000001" table:style-name="ce2">
            <text:p>-2.35E+00</text:p>
          </table:table-cell>
          <table:table-cell office:value-type="float" office:value="-4.0960139122710536E-2" table:formula="of:=[.B821]*PI()/180" table:style-name="ce2">
            <text:p>-4.10E-02</text:p>
          </table:table-cell>
          <table:table-cell office:value-type="float" office:value="0.99916125077779905" table:formula="of:=COS([.C821])" table:style-name="ce2">
            <text:p>9.99E-01</text:p>
          </table:table-cell>
          <table:table-cell office:value-type="float" office:value="-4.0948686720628742E-2" table:formula="of:=SIN([.C821])" table:style-name="ce2">
            <text:p>-4.09E-02</text:p>
          </table:table-cell>
          <table:table-cell office:value-type="float" office:value="0" table:formula="of:=-[.$M$1]*[.D821]+[.$M$1]" table:style-name="ce2">
            <text:p>0.00E+00</text:p>
          </table:table-cell>
          <table:table-cell office:value-type="float" office:value="0" table:formula="of:=-[.$M$1]*[.E821]" table:style-name="ce2">
            <text:p>0.00E+00</text:p>
          </table:table-cell>
          <table:table-cell office:value-type="float" office:value="-0.44191760610695763" table:formula="of:=[.$M$2]*[.D821]+[.$O$2]*(-[.E821])+[.F821]" table:style-name="ce7">
            <text:p>-0.44192</text:p>
          </table:table-cell>
          <table:table-cell office:value-type="float" office:value="0" table:formula="of:=[.N821]" table:style-name="ce7">
            <text:p>0.00000</text:p>
          </table:table-cell>
          <table:table-cell office:value-type="float" office:value="0.11118920546840778" table:formula="of:=[.$M$2]*[.E821]+[.$O$2]*[.D821]+[.G821]" table:style-name="ce7">
            <text:p>0.1111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1999999999999993" table:style-name="ce3">
            <text:p>8.20</text:p>
          </table:table-cell>
          <table:table-cell office:value-type="float" office:value="-2.2167952" table:style-name="ce2">
            <text:p>-2.22E+00</text:p>
          </table:table-cell>
          <table:table-cell office:value-type="float" office:value="-3.8690375082406199E-2" table:formula="of:=[.B822]*PI()/180" table:style-name="ce2">
            <text:p>-3.87E-02</text:p>
          </table:table-cell>
          <table:table-cell office:value-type="float" office:value="0.99925162080186192" table:formula="of:=COS([.C822])" table:style-name="ce2">
            <text:p>9.99E-01</text:p>
          </table:table-cell>
          <table:table-cell office:value-type="float" office:value="-3.8680722910152135E-2" table:formula="of:=SIN([.C822])" table:style-name="ce2">
            <text:p>-3.87E-02</text:p>
          </table:table-cell>
          <table:table-cell office:value-type="float" office:value="0" table:formula="of:=-[.$M$1]*[.D822]+[.$M$1]" table:style-name="ce2">
            <text:p>0.00E+00</text:p>
          </table:table-cell>
          <table:table-cell office:value-type="float" office:value="0" table:formula="of:=-[.$M$1]*[.E822]" table:style-name="ce2">
            <text:p>0.00E+00</text:p>
          </table:table-cell>
          <table:table-cell office:value-type="float" office:value="-0.44216884080906643" table:formula="of:=[.$M$2]*[.D822]+[.$O$2]*(-[.E822])+[.F822]" table:style-name="ce7">
            <text:p>-0.44217</text:p>
          </table:table-cell>
          <table:table-cell office:value-type="float" office:value="0" table:formula="of:=[.N822]" table:style-name="ce7">
            <text:p>0.00000</text:p>
          </table:table-cell>
          <table:table-cell office:value-type="float" office:value="0.11018587122479204" table:formula="of:=[.$M$2]*[.E822]+[.$O$2]*[.D822]+[.G822]" table:style-name="ce7">
            <text:p>0.1101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100000000000009" table:style-name="ce3">
            <text:p>8.21</text:p>
          </table:table-cell>
          <table:table-cell office:value-type="float" office:value="-2.0836258000000001" table:style-name="ce2">
            <text:p>-2.08E+00</text:p>
          </table:table-cell>
          <table:table-cell office:value-type="float" office:value="-3.6366130589500861E-2" table:formula="of:=[.B823]*PI()/180" table:style-name="ce2">
            <text:p>-3.64E-02</text:p>
          </table:table-cell>
          <table:table-cell office:value-type="float" office:value="0.99933882514452066" table:formula="of:=COS([.C823])" table:style-name="ce2">
            <text:p>9.99E-01</text:p>
          </table:table-cell>
          <table:table-cell office:value-type="float" office:value="-3.6358115445787757E-2" table:formula="of:=SIN([.C823])" table:style-name="ce2">
            <text:p>-3.64E-02</text:p>
          </table:table-cell>
          <table:table-cell office:value-type="float" office:value="0" table:formula="of:=-[.$M$1]*[.D823]+[.$M$1]" table:style-name="ce2">
            <text:p>0.00E+00</text:p>
          </table:table-cell>
          <table:table-cell office:value-type="float" office:value="0" table:formula="of:=-[.$M$1]*[.E823]" table:style-name="ce2">
            <text:p>0.00E+00</text:p>
          </table:table-cell>
          <table:table-cell office:value-type="float" office:value="-0.44242374516051242" table:formula="of:=[.$M$2]*[.D823]+[.$O$2]*(-[.E823])+[.F823]" table:style-name="ce7">
            <text:p>-0.44242</text:p>
          </table:table-cell>
          <table:table-cell office:value-type="float" office:value="0" table:formula="of:=[.N823]" table:style-name="ce7">
            <text:p>0.00000</text:p>
          </table:table-cell>
          <table:table-cell office:value-type="float" office:value="0.10915786603880634" table:formula="of:=[.$M$2]*[.E823]+[.$O$2]*[.D823]+[.G823]" table:style-name="ce7">
            <text:p>0.10916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200000000000006" table:style-name="ce3">
            <text:p>8.22</text:p>
          </table:table-cell>
          <table:table-cell office:value-type="float" office:value="-1.9476154000000001" table:style-name="ce2">
            <text:p>-1.95E+00</text:p>
          </table:table-cell>
          <table:table-cell office:value-type="float" office:value="-3.3992301292546372E-2" table:formula="of:=[.B824]*PI()/180" table:style-name="ce2">
            <text:p>-3.40E-02</text:p>
          </table:table-cell>
          <table:table-cell office:value-type="float" office:value="0.99942231735452791" table:formula="of:=COS([.C824])" table:style-name="ce2">
            <text:p>9.99E-01</text:p>
          </table:table-cell>
          <table:table-cell office:value-type="float" office:value="-3.3985755452914754E-2" table:formula="of:=SIN([.C824])" table:style-name="ce2">
            <text:p>-3.40E-02</text:p>
          </table:table-cell>
          <table:table-cell office:value-type="float" office:value="0" table:formula="of:=-[.$M$1]*[.D824]+[.$M$1]" table:style-name="ce2">
            <text:p>0.00E+00</text:p>
          </table:table-cell>
          <table:table-cell office:value-type="float" office:value="0" table:formula="of:=-[.$M$1]*[.E824]" table:style-name="ce2">
            <text:p>0.00E+00</text:p>
          </table:table-cell>
          <table:table-cell office:value-type="float" office:value="-0.44268162051473386" table:formula="of:=[.$M$2]*[.D824]+[.$O$2]*(-[.E824])+[.F824]" table:style-name="ce7">
            <text:p>-0.44268</text:p>
          </table:table-cell>
          <table:table-cell office:value-type="float" office:value="0" table:formula="of:=[.N824]" table:style-name="ce7">
            <text:p>0.00000</text:p>
          </table:table-cell>
          <table:table-cell office:value-type="float" office:value="0.10810732102151636" table:formula="of:=[.$M$2]*[.E824]+[.$O$2]*[.D824]+[.G824]" table:style-name="ce7">
            <text:p>0.10811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3" table:style-name="ce3">
            <text:p>8.23</text:p>
          </table:table-cell>
          <table:table-cell office:value-type="float" office:value="-1.8090440000000001" table:style-name="ce2">
            <text:p>-1.81E+00</text:p>
          </table:table-cell>
          <table:table-cell office:value-type="float" office:value="-3.1573774113448298E-2" table:formula="of:=[.B825]*PI()/180" table:style-name="ce2">
            <text:p>-3.16E-02</text:p>
          </table:table-cell>
          <table:table-cell office:value-type="float" office:value="0.99950158980174109" table:formula="of:=COS([.C825])" table:style-name="ce2">
            <text:p>1.00E+00</text:p>
          </table:table-cell>
          <table:table-cell office:value-type="float" office:value="-3.1568528375459558E-2" table:formula="of:=SIN([.C825])" table:style-name="ce2">
            <text:p>-3.16E-02</text:p>
          </table:table-cell>
          <table:table-cell office:value-type="float" office:value="0" table:formula="of:=-[.$M$1]*[.D825]+[.$M$1]" table:style-name="ce2">
            <text:p>0.00E+00</text:p>
          </table:table-cell>
          <table:table-cell office:value-type="float" office:value="0" table:formula="of:=-[.$M$1]*[.E825]" table:style-name="ce2">
            <text:p>0.00E+00</text:p>
          </table:table-cell>
          <table:table-cell office:value-type="float" office:value="-0.44294178607163898" table:formula="of:=[.$M$2]*[.D825]+[.$O$2]*(-[.E825])+[.F825]" table:style-name="ce7">
            <text:p>-0.44294</text:p>
          </table:table-cell>
          <table:table-cell office:value-type="float" office:value="0" table:formula="of:=[.N825]" table:style-name="ce7">
            <text:p>0.00000</text:p>
          </table:table-cell>
          <table:table-cell office:value-type="float" office:value="0.10703636835985443" table:formula="of:=[.$M$2]*[.E825]+[.$O$2]*[.D825]+[.G825]" table:style-name="ce7">
            <text:p>0.1070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4" table:style-name="ce3">
            <text:p>8.24</text:p>
          </table:table-cell>
          <table:table-cell office:value-type="float" office:value="-1.6681919999999999" table:style-name="ce2">
            <text:p>-1.67E+00</text:p>
          </table:table-cell>
          <table:table-cell office:value-type="float" office:value="-2.9115442955429241E-2" table:formula="of:=[.B826]*PI()/180" table:style-name="ce2">
            <text:p>-2.91E-02</text:p>
          </table:table-cell>
          <table:table-cell office:value-type="float" office:value="0.99957617543201605" table:formula="of:=COS([.C826])" table:style-name="ce2">
            <text:p>1.00E+00</text:p>
          </table:table-cell>
          <table:table-cell office:value-type="float" office:value="-2.9111329559186154E-2" table:formula="of:=SIN([.C826])" table:style-name="ce2">
            <text:p>-2.91E-02</text:p>
          </table:table-cell>
          <table:table-cell office:value-type="float" office:value="0" table:formula="of:=-[.$M$1]*[.D826]+[.$M$1]" table:style-name="ce2">
            <text:p>0.00E+00</text:p>
          </table:table-cell>
          <table:table-cell office:value-type="float" office:value="0" table:formula="of:=-[.$M$1]*[.E826]" table:style-name="ce2">
            <text:p>0.00E+00</text:p>
          </table:table-cell>
          <table:table-cell office:value-type="float" office:value="-0.44320357821121803" table:formula="of:=[.$M$2]*[.D826]+[.$O$2]*(-[.E826])+[.F826]" table:style-name="ce7">
            <text:p>-0.44320</text:p>
          </table:table-cell>
          <table:table-cell office:value-type="float" office:value="0" table:formula="of:=[.N826]" table:style-name="ce7">
            <text:p>0.00000</text:p>
          </table:table-cell>
          <table:table-cell office:value-type="float" office:value="0.10594714843153044" table:formula="of:=[.$M$2]*[.E826]+[.$O$2]*[.D826]+[.G826]" table:style-name="ce7">
            <text:p>0.1059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5" table:style-name="ce3">
            <text:p>8.25</text:p>
          </table:table-cell>
          <table:table-cell office:value-type="float" office:value="-1.5253395000000001" table:style-name="ce2">
            <text:p>-1.53E+00</text:p>
          </table:table-cell>
          <table:table-cell office:value-type="float" office:value="-2.6622196485724049E-2" table:formula="of:=[.B827]*PI()/180" table:style-name="ce2">
            <text:p>-2.66E-02</text:p>
          </table:table-cell>
          <table:table-cell office:value-type="float" office:value="0.99964565025640562" table:formula="of:=COS([.C827])" table:style-name="ce2">
            <text:p>1.00E+00</text:p>
          </table:table-cell>
          <table:table-cell office:value-type="float" office:value="-2.6619051888600843E-2" table:formula="of:=SIN([.C827])" table:style-name="ce2">
            <text:p>-2.66E-02</text:p>
          </table:table-cell>
          <table:table-cell office:value-type="float" office:value="0" table:formula="of:=-[.$M$1]*[.D827]+[.$M$1]" table:style-name="ce2">
            <text:p>0.00E+00</text:p>
          </table:table-cell>
          <table:table-cell office:value-type="float" office:value="0" table:formula="of:=-[.$M$1]*[.E827]" table:style-name="ce2">
            <text:p>0.00E+00</text:p>
          </table:table-cell>
          <table:table-cell office:value-type="float" office:value="-0.44346635275374263" table:formula="of:=[.$M$2]*[.D827]+[.$O$2]*(-[.E827])+[.F827]" table:style-name="ce7">
            <text:p>-0.44347</text:p>
          </table:table-cell>
          <table:table-cell office:value-type="float" office:value="0" table:formula="of:=[.N827]" table:style-name="ce7">
            <text:p>0.00000</text:p>
          </table:table-cell>
          <table:table-cell office:value-type="float" office:value="0.10484180452135056" table:formula="of:=[.$M$2]*[.E827]+[.$O$2]*[.D827]+[.G827]" table:style-name="ce7">
            <text:p>0.10484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6" table:style-name="ce3">
            <text:p>8.26</text:p>
          </table:table-cell>
          <table:table-cell office:value-type="float" office:value="-1.3807668" table:style-name="ce2">
            <text:p>-1.38E+00</text:p>
          </table:table-cell>
          <table:table-cell office:value-type="float" office:value="-2.4098926862226037E-2" table:formula="of:=[.B828]*PI()/180" table:style-name="ce2">
            <text:p>-2.41E-02</text:p>
          </table:table-cell>
          <table:table-cell office:value-type="float" office:value="0.99970963491511311" table:formula="of:=COS([.C828])" table:style-name="ce2">
            <text:p>1.00E+00</text:p>
          </table:table-cell>
          <table:table-cell office:value-type="float" office:value="-2.4096594321423217E-2" table:formula="of:=SIN([.C828])" table:style-name="ce2">
            <text:p>-2.41E-02</text:p>
          </table:table-cell>
          <table:table-cell office:value-type="float" office:value="0" table:formula="of:=-[.$M$1]*[.D828]+[.$M$1]" table:style-name="ce2">
            <text:p>0.00E+00</text:p>
          </table:table-cell>
          <table:table-cell office:value-type="float" office:value="0" table:formula="of:=-[.$M$1]*[.E828]" table:style-name="ce2">
            <text:p>0.00E+00</text:p>
          </table:table-cell>
          <table:table-cell office:value-type="float" office:value="-0.44372948486373959" table:formula="of:=[.$M$2]*[.D828]+[.$O$2]*(-[.E828])+[.F828]" table:style-name="ce7">
            <text:p>-0.44373</text:p>
          </table:table-cell>
          <table:table-cell office:value-type="float" office:value="0" table:formula="of:=[.N828]" table:style-name="ce7">
            <text:p>0.00000</text:p>
          </table:table-cell>
          <table:table-cell office:value-type="float" office:value="0.10372248677389241" table:formula="of:=[.$M$2]*[.E828]+[.$O$2]*[.D828]+[.G828]" table:style-name="ce7">
            <text:p>0.1037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7" table:style-name="ce3">
            <text:p>8.27</text:p>
          </table:table-cell>
          <table:table-cell office:value-type="float" office:value="-1.2347542" table:style-name="ce2">
            <text:p>-1.23E+00</text:p>
          </table:table-cell>
          <table:table-cell office:value-type="float" office:value="-2.1550526242828567E-2" table:formula="of:=[.B829]*PI()/180" table:style-name="ce2">
            <text:p>-2.16E-02</text:p>
          </table:table-cell>
          <table:table-cell office:value-type="float" office:value="0.99976779639630398" table:formula="of:=COS([.C829])" table:style-name="ce2">
            <text:p>1.00E+00</text:p>
          </table:table-cell>
          <table:table-cell office:value-type="float" office:value="-2.1548858180387154E-2" table:formula="of:=SIN([.C829])" table:style-name="ce2">
            <text:p>-2.15E-02</text:p>
          </table:table-cell>
          <table:table-cell office:value-type="float" office:value="0" table:formula="of:=-[.$M$1]*[.D829]+[.$M$1]" table:style-name="ce2">
            <text:p>0.00E+00</text:p>
          </table:table-cell>
          <table:table-cell office:value-type="float" office:value="0" table:formula="of:=-[.$M$1]*[.E829]" table:style-name="ce2">
            <text:p>0.00E+00</text:p>
          </table:table-cell>
          <table:table-cell office:value-type="float" office:value="-0.44399237016161519" table:formula="of:=[.$M$2]*[.D829]+[.$O$2]*(-[.E829])+[.F829]" table:style-name="ce7">
            <text:p>-0.44399</text:p>
          </table:table-cell>
          <table:table-cell office:value-type="float" office:value="0" table:formula="of:=[.N829]" table:style-name="ce7">
            <text:p>0.00000</text:p>
          </table:table-cell>
          <table:table-cell office:value-type="float" office:value="0.10259135069912698" table:formula="of:=[.$M$2]*[.E829]+[.$O$2]*[.D829]+[.G829]" table:style-name="ce7">
            <text:p>0.1025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799999999999994" table:style-name="ce3">
            <text:p>8.28</text:p>
          </table:table-cell>
          <table:table-cell office:value-type="float" office:value="-1.0875819" table:style-name="ce2">
            <text:p>-1.09E+00</text:p>
          </table:table-cell>
          <table:table-cell office:value-type="float" office:value="-1.8981885040095719E-2" table:formula="of:=[.B830]*PI()/180" table:style-name="ce2">
            <text:p>-1.90E-02</text:p>
          </table:table-cell>
          <table:table-cell office:value-type="float" office:value="0.99981984942946012" table:formula="of:=COS([.C830])" table:style-name="ce2">
            <text:p>1.00E+00</text:p>
          </table:table-cell>
          <table:table-cell office:value-type="float" office:value="-1.898074516059867E-2" table:formula="of:=SIN([.C830])" table:style-name="ce2">
            <text:p>-1.90E-02</text:p>
          </table:table-cell>
          <table:table-cell office:value-type="float" office:value="0" table:formula="of:=-[.$M$1]*[.D830]+[.$M$1]" table:style-name="ce2">
            <text:p>0.00E+00</text:p>
          </table:table-cell>
          <table:table-cell office:value-type="float" office:value="0" table:formula="of:=-[.$M$1]*[.E830]" table:style-name="ce2">
            <text:p>0.00E+00</text:p>
          </table:table-cell>
          <table:table-cell office:value-type="float" office:value="-0.4442544255305465" table:formula="of:=[.$M$2]*[.D830]+[.$O$2]*(-[.E830])+[.F830]" table:style-name="ce7">
            <text:p>-0.44425</text:p>
          </table:table-cell>
          <table:table-cell office:value-type="float" office:value="0" table:formula="of:=[.N830]" table:style-name="ce7">
            <text:p>0.00000</text:p>
          </table:table-cell>
          <table:table-cell office:value-type="float" office:value="0.10145055641308286" table:formula="of:=[.$M$2]*[.E830]+[.$O$2]*[.D830]+[.G830]" table:style-name="ce7">
            <text:p>0.1014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2899999999999991" table:style-name="ce3">
            <text:p>8.29</text:p>
          </table:table-cell>
          <table:table-cell office:value-type="float" office:value="-0.93953010999999997" table:style-name="ce2">
            <text:p>-9.40E-01</text:p>
          </table:table-cell>
          <table:table-cell office:value-type="float" office:value="-1.63978938411245E-2" table:formula="of:=[.B831]*PI()/180" table:style-name="ce2">
            <text:p>-1.64E-02</text:p>
          </table:table-cell>
          <table:table-cell office:value-type="float" office:value="0.99986555755135764" table:formula="of:=COS([.C831])" table:style-name="ce2">
            <text:p>1.00E+00</text:p>
          </table:table-cell>
          <table:table-cell office:value-type="float" office:value="-1.6397158976871027E-2" table:formula="of:=SIN([.C831])" table:style-name="ce2">
            <text:p>-1.64E-02</text:p>
          </table:table-cell>
          <table:table-cell office:value-type="float" office:value="0" table:formula="of:=-[.$M$1]*[.D831]+[.$M$1]" table:style-name="ce2">
            <text:p>0.00E+00</text:p>
          </table:table-cell>
          <table:table-cell office:value-type="float" office:value="0" table:formula="of:=-[.$M$1]*[.E831]" table:style-name="ce2">
            <text:p>0.00E+00</text:p>
          </table:table-cell>
          <table:table-cell office:value-type="float" office:value="-0.44451508943881163" table:formula="of:=[.$M$2]*[.D831]+[.$O$2]*(-[.E831])+[.F831]" table:style-name="ce7">
            <text:p>-0.44452</text:p>
          </table:table-cell>
          <table:table-cell office:value-type="float" office:value="0" table:formula="of:=[.N831]" table:style-name="ce7">
            <text:p>0.00000</text:p>
          </table:table-cell>
          <table:table-cell office:value-type="float" office:value="0.10030226947185843" table:formula="of:=[.$M$2]*[.E831]+[.$O$2]*[.D831]+[.G831]" table:style-name="ce7">
            <text:p>0.10030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3000000000000007" table:style-name="ce3">
            <text:p>8.30</text:p>
          </table:table-cell>
          <table:table-cell office:value-type="float" office:value="-0.79087907999999996" table:style-name="ce2">
            <text:p>-7.91E-01</text:p>
          </table:table-cell>
          <table:table-cell office:value-type="float" office:value="-1.3803443931143633E-2" table:formula="of:=[.B832]*PI()/180" table:style-name="ce2">
            <text:p>-1.38E-02</text:p>
          </table:table-cell>
          <table:table-cell office:value-type="float" office:value="0.99990473398046076" table:formula="of:=COS([.C832])" table:style-name="ce2">
            <text:p>1.00E+00</text:p>
          </table:table-cell>
          <table:table-cell office:value-type="float" office:value="-1.3803005595306603E-2" table:formula="of:=SIN([.C832])" table:style-name="ce2">
            <text:p>-1.38E-02</text:p>
          </table:table-cell>
          <table:table-cell office:value-type="float" office:value="0" table:formula="of:=-[.$M$1]*[.D832]+[.$M$1]" table:style-name="ce2">
            <text:p>0.00E+00</text:p>
          </table:table-cell>
          <table:table-cell office:value-type="float" office:value="0" table:formula="of:=-[.$M$1]*[.E832]" table:style-name="ce2">
            <text:p>0.00E+00</text:p>
          </table:table-cell>
          <table:table-cell office:value-type="float" office:value="-0.44477382230832002" table:formula="of:=[.$M$2]*[.D832]+[.$O$2]*(-[.E832])+[.F832]" table:style-name="ce7">
            <text:p>-0.44477</text:p>
          </table:table-cell>
          <table:table-cell office:value-type="float" office:value="0" table:formula="of:=[.N832]" table:style-name="ce7">
            <text:p>0.00000</text:p>
          </table:table-cell>
          <table:table-cell office:value-type="float" office:value="9.9148661056249116E-2" table:formula="of:=[.$M$2]*[.E832]+[.$O$2]*[.D832]+[.G832]" table:style-name="ce7">
            <text:p>0.09915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31" table:style-name="ce3">
            <text:p>8.31</text:p>
          </table:table-cell>
          <table:table-cell office:value-type="float" office:value="-0.64190906000000003" table:style-name="ce2">
            <text:p>-6.42E-01</text:p>
          </table:table-cell>
          <table:table-cell office:value-type="float" office:value="-1.1203426595381831E-2" table:formula="of:=[.B833]*PI()/180" table:style-name="ce2">
            <text:p>-1.12E-02</text:p>
          </table:table-cell>
          <table:table-cell office:value-type="float" office:value="0.99993724227269398" table:formula="of:=COS([.C833])" table:style-name="ce2">
            <text:p>1.00E+00</text:p>
          </table:table-cell>
          <table:table-cell office:value-type="float" office:value="-1.1203192227204204E-2" table:formula="of:=SIN([.C833])" table:style-name="ce2">
            <text:p>-1.12E-02</text:p>
          </table:table-cell>
          <table:table-cell office:value-type="float" office:value="0" table:formula="of:=-[.$M$1]*[.D833]+[.$M$1]" table:style-name="ce2">
            <text:p>0.00E+00</text:p>
          </table:table-cell>
          <table:table-cell office:value-type="float" office:value="0" table:formula="of:=-[.$M$1]*[.E833]" table:style-name="ce2">
            <text:p>0.00E+00</text:p>
          </table:table-cell>
          <table:table-cell office:value-type="float" office:value="-0.44503010690071881" table:formula="of:=[.$M$2]*[.D833]+[.$O$2]*(-[.E833])+[.F833]" table:style-name="ce7">
            <text:p>-0.44503</text:p>
          </table:table-cell>
          <table:table-cell office:value-type="float" office:value="0" table:formula="of:=[.N833]" table:style-name="ce7">
            <text:p>0.00000</text:p>
          </table:table-cell>
          <table:table-cell office:value-type="float" office:value="9.7991907583916335E-2" table:formula="of:=[.$M$2]*[.E833]+[.$O$2]*[.D833]+[.G833]" table:style-name="ce7">
            <text:p>0.09799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32" table:style-name="ce3">
            <text:p>8.32</text:p>
          </table:table-cell>
          <table:table-cell office:value-type="float" office:value="-0.49290029000000002" table:style-name="ce2">
            <text:p>-4.93E-01</text:p>
          </table:table-cell>
          <table:table-cell office:value-type="float" office:value="-8.602732944534881E-3" table:formula="of:=[.B834]*PI()/180" table:style-name="ce2">
            <text:p>-8.60E-03</text:p>
          </table:table-cell>
          <table:table-cell office:value-type="float" office:value="0.99996299672115185" table:formula="of:=COS([.C834])" table:style-name="ce2">
            <text:p>1.00E+00</text:p>
          </table:table-cell>
          <table:table-cell office:value-type="float" office:value="-8.6026268344977837E-3" table:formula="of:=SIN([.C834])" table:style-name="ce2">
            <text:p>-8.60E-03</text:p>
          </table:table-cell>
          <table:table-cell office:value-type="float" office:value="0" table:formula="of:=-[.$M$1]*[.D834]+[.$M$1]" table:style-name="ce2">
            <text:p>0.00E+00</text:p>
          </table:table-cell>
          <table:table-cell office:value-type="float" office:value="0" table:formula="of:=-[.$M$1]*[.E834]" table:style-name="ce2">
            <text:p>0.00E+00</text:p>
          </table:table-cell>
          <table:table-cell office:value-type="float" office:value="-0.44528344854169755" table:formula="of:=[.$M$2]*[.D834]+[.$O$2]*(-[.E834])+[.F834]" table:style-name="ce7">
            <text:p>-0.44528</text:p>
          </table:table-cell>
          <table:table-cell office:value-type="float" office:value="0" table:formula="of:=[.N834]" table:style-name="ce7">
            <text:p>0.00000</text:p>
          </table:table-cell>
          <table:table-cell office:value-type="float" office:value="9.6834190525936586E-2" table:formula="of:=[.$M$2]*[.E834]+[.$O$2]*[.D834]+[.G834]" table:style-name="ce7">
            <text:p>0.09683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33" table:style-name="ce3">
            <text:p>8.33</text:p>
          </table:table-cell>
          <table:table-cell office:value-type="float" office:value="-0.34413299000000003" table:style-name="ce2">
            <text:p>-3.44E-01</text:p>
          </table:table-cell>
          <table:table-cell office:value-type="float" office:value="-6.0062537402327219E-3" table:formula="of:=[.B835]*PI()/180" table:style-name="ce2">
            <text:p>-6.01E-03</text:p>
          </table:table-cell>
          <table:table-cell office:value-type="float" office:value="0.99998196251222937" table:formula="of:=COS([.C835])" table:style-name="ce2">
            <text:p>1.00E+00</text:p>
          </table:table-cell>
          <table:table-cell office:value-type="float" office:value="-6.0062176276131675E-3" table:formula="of:=SIN([.C835])" table:style-name="ce2">
            <text:p>-6.01E-03</text:p>
          </table:table-cell>
          <table:table-cell office:value-type="float" office:value="0" table:formula="of:=-[.$M$1]*[.D835]+[.$M$1]" table:style-name="ce2">
            <text:p>0.00E+00</text:p>
          </table:table-cell>
          <table:table-cell office:value-type="float" office:value="0" table:formula="of:=-[.$M$1]*[.E835]" table:style-name="ce2">
            <text:p>0.00E+00</text:p>
          </table:table-cell>
          <table:table-cell office:value-type="float" office:value="-0.44553337523733749" table:formula="of:=[.$M$2]*[.D835]+[.$O$2]*(-[.E835])+[.F835]" table:style-name="ce7">
            <text:p>-0.44553</text:p>
          </table:table-cell>
          <table:table-cell office:value-type="float" office:value="0" table:formula="of:=[.N835]" table:style-name="ce7">
            <text:p>0.00000</text:p>
          </table:table-cell>
          <table:table-cell office:value-type="float" office:value="9.5677696197315573E-2" table:formula="of:=[.$M$2]*[.E835]+[.$O$2]*[.D835]+[.G835]" table:style-name="ce7">
            <text:p>0.0956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34" table:style-name="ce3">
            <text:p>8.34</text:p>
          </table:table-cell>
          <table:table-cell office:value-type="float" office:value="-0.19588741000000001" table:style-name="ce2">
            <text:p>-1.96E-01</text:p>
          </table:table-cell>
          <table:table-cell office:value-type="float" office:value="-3.418880267704066E-3" table:formula="of:=[.B836]*PI()/180" table:style-name="ce2">
            <text:p>-3.42E-03</text:p>
          </table:table-cell>
          <table:table-cell office:value-type="float" office:value="0.9999941556345503" table:formula="of:=COS([.C836])" table:style-name="ce2">
            <text:p>1.00E+00</text:p>
          </table:table-cell>
          <table:table-cell office:value-type="float" office:value="-3.4188736073062333E-3" table:formula="of:=SIN([.C836])" table:style-name="ce2">
            <text:p>-3.42E-03</text:p>
          </table:table-cell>
          <table:table-cell office:value-type="float" office:value="0" table:formula="of:=-[.$M$1]*[.D836]+[.$M$1]" table:style-name="ce2">
            <text:p>0.00E+00</text:p>
          </table:table-cell>
          <table:table-cell office:value-type="float" office:value="0" table:formula="of:=-[.$M$1]*[.E836]" table:style-name="ce2">
            <text:p>0.00E+00</text:p>
          </table:table-cell>
          <table:table-cell office:value-type="float" office:value="-0.44577943758309335" table:formula="of:=[.$M$2]*[.D836]+[.$O$2]*(-[.E836])+[.F836]" table:style-name="ce7">
            <text:p>-0.44578</text:p>
          </table:table-cell>
          <table:table-cell office:value-type="float" office:value="0" table:formula="of:=[.N836]" table:style-name="ce7">
            <text:p>0.00000</text:p>
          </table:table-cell>
          <table:table-cell office:value-type="float" office:value="9.4524615990232486E-2" table:formula="of:=[.$M$2]*[.E836]+[.$O$2]*[.D836]+[.G836]" table:style-name="ce7">
            <text:p>0.09452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style-name="ro1">
          <table:table-cell office:value-type="float" office:value="8.35" table:style-name="ce3">
            <text:p>8.35</text:p>
          </table:table-cell>
          <table:table-cell office:value-type="float" office:value="-4.8443798000000003E-2" table:style-name="ce2">
            <text:p>-4.84E-02</text:p>
          </table:table-cell>
          <table:table-cell office:value-type="float" office:value="-8.4550377727104402E-4" table:formula="of:=[.B837]*PI()/180" table:style-name="ce2">
            <text:p>-8.46E-04</text:p>
          </table:table-cell>
          <table:table-cell office:value-type="float" office:value="0.9999996425617026" table:formula="of:=COS([.C837])" table:style-name="ce2">
            <text:p>1.00E+00</text:p>
          </table:table-cell>
          <table:table-cell office:value-type="float" office:value="-8.4550367653256472E-4" table:formula="of:=SIN([.C837])" table:style-name="ce2">
            <text:p>-8.46E-04</text:p>
          </table:table-cell>
          <table:table-cell office:value-type="float" office:value="0" table:formula="of:=-[.$M$1]*[.D837]+[.$M$1]" table:style-name="ce2">
            <text:p>0.00E+00</text:p>
          </table:table-cell>
          <table:table-cell office:value-type="float" office:value="0" table:formula="of:=-[.$M$1]*[.E837]" table:style-name="ce2">
            <text:p>0.00E+00</text:p>
          </table:table-cell>
          <table:table-cell office:value-type="float" office:value="-0.44602120870485801" table:formula="of:=[.$M$2]*[.D837]+[.$O$2]*(-[.E837])+[.F837]" table:style-name="ce7">
            <text:p>-0.44602</text:p>
          </table:table-cell>
          <table:table-cell office:value-type="float" office:value="0" table:formula="of:=[.N837]" table:style-name="ce7">
            <text:p>0.00000</text:p>
          </table:table-cell>
          <table:table-cell office:value-type="float" office:value="9.3377145948339513E-2" table:formula="of:=[.$M$2]*[.E837]+[.$O$2]*[.D837]+[.G837]" table:style-name="ce7">
            <text:p>0.09338</text:p>
          </table:table-cell>
          <table:table-cell table:number-columns-repeated="7" table:style-name="ce1"/>
          <table:table-cell table:number-columns-repeated="5" table:style-name="ce9"/>
          <table:table-cell table:number-columns-repeated="16362"/>
        </table:table-row>
        <table:table-row table:number-rows-repeated="1047739" table:style-name="ro1">
          <table:table-cell table:number-columns-repeated="16384"/>
        </table:table-row>
      </table:table>
      <table:table table:name="FilePointsPo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#Point list for MeasureTool with option -pointspos.</text:p>
          </table:table-cell>
          <table:table-cell table:number-columns-repeated="16383" table:style-name="ce1"/>
        </table:table-row>
        <table:table-row table:style-name="ro1">
          <table:table-cell office:value-type="float" office:value="-0.4461" table:formula="of:=[Rotation.H2]" table:style-name="ce1">
            <text:p>-0.4461</text:p>
          </table:table-cell>
          <table:table-cell office:value-type="float" office:value="0" table:formula="of:=[Rotation.I2]" table:style-name="ce1">
            <text:p>0</text:p>
          </table:table-cell>
          <table:table-cell office:value-type="float" office:value="9.2999999999999999E-2" table:formula="of:=[Rotation.J2]" table:style-name="ce1">
            <text:p>0.093</text:p>
          </table:table-cell>
          <table:table-cell table:number-columns-repeated="16381"/>
        </table:table-row>
        <table:table-row table:style-name="ro1">
          <table:table-cell office:value-type="float" office:value="-0.44610151867908138" table:formula="of:=[Rotation.H3]" table:style-name="ce1">
            <text:p>-0.446101519</text:p>
          </table:table-cell>
          <table:table-cell office:value-type="float" office:value="0" table:formula="of:=[Rotation.I3]" table:style-name="ce1">
            <text:p>0</text:p>
          </table:table-cell>
          <table:table-cell office:value-type="float" office:value="9.2992714941640589E-2" table:formula="of:=[Rotation.J3]" table:style-name="ce1">
            <text:p>0.092992715</text:p>
          </table:table-cell>
          <table:table-cell table:number-columns-repeated="16381"/>
        </table:table-row>
        <table:table-row table:style-name="ro1">
          <table:table-cell office:value-type="float" office:value="-0.44610634459982595" table:formula="of:=[Rotation.H4]" table:style-name="ce1">
            <text:p>-0.446106345</text:p>
          </table:table-cell>
          <table:table-cell office:value-type="float" office:value="0" table:formula="of:=[Rotation.I4]" table:style-name="ce1">
            <text:p>0</text:p>
          </table:table-cell>
          <table:table-cell office:value-type="float" office:value="9.296956118957056E-2" table:formula="of:=[Rotation.J4]" table:style-name="ce1">
            <text:p>0.092969561</text:p>
          </table:table-cell>
          <table:table-cell table:number-columns-repeated="16381"/>
        </table:table-row>
        <table:table-row table:style-name="ro1">
          <table:table-cell office:value-type="float" office:value="-0.44611488100663715" table:formula="of:=[Rotation.H5]" table:style-name="ce1">
            <text:p>-0.446114881</text:p>
          </table:table-cell>
          <table:table-cell office:value-type="float" office:value="0" table:formula="of:=[Rotation.I5]" table:style-name="ce1">
            <text:p>0</text:p>
          </table:table-cell>
          <table:table-cell office:value-type="float" office:value="9.2928590565196423E-2" table:formula="of:=[Rotation.J5]" table:style-name="ce1">
            <text:p>0.092928591</text:p>
          </table:table-cell>
          <table:table-cell table:number-columns-repeated="16381"/>
        </table:table-row>
        <table:table-row table:style-name="ro1">
          <table:table-cell office:value-type="float" office:value="-0.44612752844398706" table:formula="of:=[Rotation.H6]" table:style-name="ce1">
            <text:p>-0.446127528</text:p>
          </table:table-cell>
          <table:table-cell office:value-type="float" office:value="0" table:formula="of:=[Rotation.I6]" table:style-name="ce1">
            <text:p>0</text:p>
          </table:table-cell>
          <table:table-cell office:value-type="float" office:value="9.2867854311702247E-2" table:formula="of:=[Rotation.J6]" table:style-name="ce1">
            <text:p>0.092867854</text:p>
          </table:table-cell>
          <table:table-cell table:number-columns-repeated="16381"/>
        </table:table-row>
        <table:table-row table:style-name="ro1">
          <table:table-cell office:value-type="float" office:value="-0.4461446839325291" table:formula="of:=[Rotation.H7]" table:style-name="ce1">
            <text:p>-0.446144684</text:p>
          </table:table-cell>
          <table:table-cell office:value-type="float" office:value="0" table:formula="of:=[Rotation.I7]" table:style-name="ce1">
            <text:p>0</text:p>
          </table:table-cell>
          <table:table-cell office:value-type="float" office:value="9.2785402940029987E-2" table:formula="of:=[Rotation.J7]" table:style-name="ce1">
            <text:p>0.092785403</text:p>
          </table:table-cell>
          <table:table-cell table:number-columns-repeated="16381"/>
        </table:table-row>
        <table:table-row table:style-name="ro1">
          <table:table-cell office:value-type="float" office:value="-0.44616674006155926" table:formula="of:=[Rotation.H8]" table:style-name="ce1">
            <text:p>-0.44616674</text:p>
          </table:table-cell>
          <table:table-cell office:value-type="float" office:value="0" table:formula="of:=[Rotation.I8]" table:style-name="ce1">
            <text:p>0</text:p>
          </table:table-cell>
          <table:table-cell office:value-type="float" office:value="9.2679286050556989E-2" table:formula="of:=[Rotation.J8]" table:style-name="ce1">
            <text:p>0.092679286</text:p>
          </table:table-cell>
          <table:table-cell table:number-columns-repeated="16381"/>
        </table:table-row>
        <table:table-row table:style-name="ro1">
          <table:table-cell office:value-type="float" office:value="-0.44619408399771554" table:formula="of:=[Rotation.H9]" table:style-name="ce1">
            <text:p>-0.446194084</text:p>
          </table:table-cell>
          <table:table-cell office:value-type="float" office:value="0" table:formula="of:=[Rotation.I9]" table:style-name="ce1">
            <text:p>0</text:p>
          </table:table-cell>
          <table:table-cell office:value-type="float" office:value="9.2547552130996774E-2" table:formula="of:=[Rotation.J9]" table:style-name="ce1">
            <text:p>0.092547552</text:p>
          </table:table-cell>
          <table:table-cell table:number-columns-repeated="16381"/>
        </table:table-row>
        <table:table-row table:style-name="ro1">
          <table:table-cell office:value-type="float" office:value="-0.44622709641461317" table:formula="of:=[Rotation.H10]" table:style-name="ce1">
            <text:p>-0.446227096</text:p>
          </table:table-cell>
          <table:table-cell office:value-type="float" office:value="0" table:formula="of:=[Rotation.I10]" table:style-name="ce1">
            <text:p>0</text:p>
          </table:table-cell>
          <table:table-cell office:value-type="float" office:value="9.2388248307798848E-2" table:formula="of:=[Rotation.J10]" table:style-name="ce1">
            <text:p>0.092388248</text:p>
          </table:table-cell>
          <table:table-cell table:number-columns-repeated="16381"/>
        </table:table-row>
        <table:table-row table:style-name="ro1">
          <table:table-cell office:value-type="float" office:value="-0.44626615031903144" table:formula="of:=[Rotation.H11]" table:style-name="ce1">
            <text:p>-0.44626615</text:p>
          </table:table-cell>
          <table:table-cell office:value-type="float" office:value="0" table:formula="of:=[Rotation.I11]" table:style-name="ce1">
            <text:p>0</text:p>
          </table:table-cell>
          <table:table-cell office:value-type="float" office:value="9.2199420168630072E-2" table:formula="of:=[Rotation.J11]" table:style-name="ce1">
            <text:p>0.09219942</text:p>
          </table:table-cell>
          <table:table-cell table:number-columns-repeated="16381"/>
        </table:table-row>
        <table:table-row table:style-name="ro1">
          <table:table-cell office:value-type="float" office:value="-0.44631160981385243" table:formula="of:=[Rotation.H12]" table:style-name="ce1">
            <text:p>-0.44631161</text:p>
          </table:table-cell>
          <table:table-cell office:value-type="float" office:value="0" table:formula="of:=[Rotation.I12]" table:style-name="ce1">
            <text:p>0</text:p>
          </table:table-cell>
          <table:table-cell office:value-type="float" office:value="9.1979111462154747E-2" table:formula="of:=[Rotation.J12]" table:style-name="ce1">
            <text:p>0.091979111</text:p>
          </table:table-cell>
          <table:table-cell table:number-columns-repeated="16381"/>
        </table:table-row>
        <table:table-row table:style-name="ro1">
          <table:table-cell office:value-type="float" office:value="-0.44636382877317743" table:formula="of:=[Rotation.H13]" table:style-name="ce1">
            <text:p>-0.446363829</text:p>
          </table:table-cell>
          <table:table-cell office:value-type="float" office:value="0" table:formula="of:=[Rotation.I13]" table:style-name="ce1">
            <text:p>0</text:p>
          </table:table-cell>
          <table:table-cell office:value-type="float" office:value="9.1725363792952735E-2" table:formula="of:=[Rotation.J13]" table:style-name="ce1">
            <text:p>0.091725364</text:p>
          </table:table-cell>
          <table:table-cell table:number-columns-repeated="16381"/>
        </table:table-row>
        <table:table-row table:style-name="ro1">
          <table:table-cell office:value-type="float" office:value="-0.4464231493670926" table:formula="of:=[Rotation.H14]" table:style-name="ce1">
            <text:p>-0.446423149</text:p>
          </table:table-cell>
          <table:table-cell office:value-type="float" office:value="0" table:formula="of:=[Rotation.I14]" table:style-name="ce1">
            <text:p>0</text:p>
          </table:table-cell>
          <table:table-cell office:value-type="float" office:value="9.1436216616647636E-2" table:formula="of:=[Rotation.J14]" table:style-name="ce1">
            <text:p>0.091436217</text:p>
          </table:table-cell>
          <table:table-cell table:number-columns-repeated="16381"/>
        </table:table-row>
        <table:table-row table:style-name="ro1">
          <table:table-cell office:value-type="float" office:value="-0.44648990062655641" table:formula="of:=[Rotation.H15]" table:style-name="ce1">
            <text:p>-0.446489901</text:p>
          </table:table-cell>
          <table:table-cell office:value-type="float" office:value="0" table:formula="of:=[Rotation.I15]" table:style-name="ce1">
            <text:p>0</text:p>
          </table:table-cell>
          <table:table-cell office:value-type="float" office:value="9.1109706609602034E-2" table:formula="of:=[Rotation.J15]" table:style-name="ce1">
            <text:p>0.091109707</text:p>
          </table:table-cell>
          <table:table-cell table:number-columns-repeated="16381"/>
        </table:table-row>
        <table:table-row table:style-name="ro1">
          <table:table-cell office:value-type="float" office:value="-0.44656439681699472" table:formula="of:=[Rotation.H16]" table:style-name="ce1">
            <text:p>-0.446564397</text:p>
          </table:table-cell>
          <table:table-cell office:value-type="float" office:value="0" table:formula="of:=[Rotation.I16]" table:style-name="ce1">
            <text:p>0</text:p>
          </table:table-cell>
          <table:table-cell office:value-type="float" office:value="9.0743867536454914E-2" table:formula="of:=[Rotation.J16]" table:style-name="ce1">
            <text:p>0.090743868</text:p>
          </table:table-cell>
          <table:table-cell table:number-columns-repeated="16381"/>
        </table:table-row>
        <table:table-row table:style-name="ro1">
          <table:table-cell office:value-type="float" office:value="-0.44664693574110981" table:formula="of:=[Rotation.H17]" table:style-name="ce1">
            <text:p>-0.446646936</text:p>
          </table:table-cell>
          <table:table-cell office:value-type="float" office:value="0" table:formula="of:=[Rotation.I17]" table:style-name="ce1">
            <text:p>0</text:p>
          </table:table-cell>
          <table:table-cell office:value-type="float" office:value="9.0336730033120621E-2" table:formula="of:=[Rotation.J17]" table:style-name="ce1">
            <text:p>0.09033673</text:p>
          </table:table-cell>
          <table:table-cell table:number-columns-repeated="16381"/>
        </table:table-row>
        <table:table-row table:style-name="ro1">
          <table:table-cell office:value-type="float" office:value="-0.4467377969859781" table:formula="of:=[Rotation.H18]" table:style-name="ce1">
            <text:p>-0.446737797</text:p>
          </table:table-cell>
          <table:table-cell office:value-type="float" office:value="0" table:formula="of:=[Rotation.I18]" table:style-name="ce1">
            <text:p>0</text:p>
          </table:table-cell>
          <table:table-cell office:value-type="float" office:value="8.9886321229178071E-2" table:formula="of:=[Rotation.J18]" table:style-name="ce1">
            <text:p>0.089886321</text:p>
          </table:table-cell>
          <table:table-cell table:number-columns-repeated="16381"/>
        </table:table-row>
        <table:table-row table:style-name="ro1">
          <table:table-cell office:value-type="float" office:value="-0.44683724011300613" table:formula="of:=[Rotation.H19]" table:style-name="ce1">
            <text:p>-0.44683724</text:p>
          </table:table-cell>
          <table:table-cell office:value-type="float" office:value="0" table:formula="of:=[Rotation.I19]" table:style-name="ce1">
            <text:p>0</text:p>
          </table:table-cell>
          <table:table-cell office:value-type="float" office:value="8.9390664211603812E-2" table:formula="of:=[Rotation.J19]" table:style-name="ce1">
            <text:p>0.089390664</text:p>
          </table:table-cell>
          <table:table-cell table:number-columns-repeated="16381"/>
        </table:table-row>
        <table:table-row table:style-name="ro1">
          <table:table-cell office:value-type="float" office:value="-0.44694550257174909" table:formula="of:=[Rotation.H20]" table:style-name="ce1">
            <text:p>-0.446945503</text:p>
          </table:table-cell>
          <table:table-cell office:value-type="float" office:value="0" table:formula="of:=[Rotation.I20]" table:style-name="ce1">
            <text:p>0</text:p>
          </table:table-cell>
          <table:table-cell office:value-type="float" office:value="8.88477784240361E-2" table:formula="of:=[Rotation.J20]" table:style-name="ce1">
            <text:p>0.088847778</text:p>
          </table:table-cell>
          <table:table-cell table:number-columns-repeated="16381"/>
        </table:table-row>
        <table:table-row table:style-name="ro1">
          <table:table-cell office:value-type="float" office:value="-0.44706279786901459" table:formula="of:=[Rotation.H21]" table:style-name="ce1">
            <text:p>-0.447062798</text:p>
          </table:table-cell>
          <table:table-cell office:value-type="float" office:value="0" table:formula="of:=[Rotation.I21]" table:style-name="ce1">
            <text:p>0</text:p>
          </table:table-cell>
          <table:table-cell office:value-type="float" office:value="8.8255678352889055E-2" table:formula="of:=[Rotation.J21]" table:style-name="ce1">
            <text:p>0.088255678</text:p>
          </table:table-cell>
          <table:table-cell table:number-columns-repeated="16381"/>
        </table:table-row>
        <table:table-row table:style-name="ro1">
          <table:table-cell office:value-type="float" office:value="-0.44718931324317213" table:formula="of:=[Rotation.H22]" table:style-name="ce1">
            <text:p>-0.447189313</text:p>
          </table:table-cell>
          <table:table-cell office:value-type="float" office:value="0" table:formula="of:=[Rotation.I22]" table:style-name="ce1">
            <text:p>0</text:p>
          </table:table-cell>
          <table:table-cell office:value-type="float" office:value="8.7612374246450589E-2" table:formula="of:=[Rotation.J22]" table:style-name="ce1">
            <text:p>0.087612374</text:p>
          </table:table-cell>
          <table:table-cell table:number-columns-repeated="16381"/>
        </table:table-row>
        <table:table-row table:style-name="ro1">
          <table:table-cell office:value-type="float" office:value="-0.44732520715107582" table:formula="of:=[Rotation.H23]" table:style-name="ce1">
            <text:p>-0.447325207</text:p>
          </table:table-cell>
          <table:table-cell office:value-type="float" office:value="0" table:formula="of:=[Rotation.I23]" table:style-name="ce1">
            <text:p>0</text:p>
          </table:table-cell>
          <table:table-cell office:value-type="float" office:value="8.6915873390578657E-2" table:formula="of:=[Rotation.J23]" table:style-name="ce1">
            <text:p>0.086915873</text:p>
          </table:table-cell>
          <table:table-cell table:number-columns-repeated="16381"/>
        </table:table-row>
        <table:table-row table:style-name="ro1">
          <table:table-cell office:value-type="float" office:value="-0.44747028494484448" table:formula="of:=[Rotation.H24]" table:style-name="ce1">
            <text:p>-0.447470285</text:p>
          </table:table-cell>
          <table:table-cell office:value-type="float" office:value="0" table:formula="of:=[Rotation.I24]" table:style-name="ce1">
            <text:p>0</text:p>
          </table:table-cell>
          <table:table-cell office:value-type="float" office:value="8.6165852234976054E-2" table:formula="of:=[Rotation.J24]" table:style-name="ce1">
            <text:p>0.086165852</text:p>
          </table:table-cell>
          <table:table-cell table:number-columns-repeated="16381"/>
        </table:table-row>
        <table:table-row table:style-name="ro1">
          <table:table-cell office:value-type="float" office:value="-0.44762344856287545" table:formula="of:=[Rotation.H25]" table:style-name="ce1">
            <text:p>-0.447623449</text:p>
          </table:table-cell>
          <table:table-cell office:value-type="float" office:value="0" table:formula="of:=[Rotation.I25]" table:style-name="ce1">
            <text:p>0</text:p>
          </table:table-cell>
          <table:table-cell office:value-type="float" office:value="8.536661113502636E-2" table:formula="of:=[Rotation.J25]" table:style-name="ce1">
            <text:p>0.085366611</text:p>
          </table:table-cell>
          <table:table-cell table:number-columns-repeated="16381"/>
        </table:table-row>
        <table:table-row table:style-name="ro1">
          <table:table-cell office:value-type="float" office:value="-0.44778346413213116" table:formula="of:=[Rotation.H26]" table:style-name="ce1">
            <text:p>-0.447783464</text:p>
          </table:table-cell>
          <table:table-cell office:value-type="float" office:value="0" table:formula="of:=[Rotation.I26]" table:style-name="ce1">
            <text:p>0</text:p>
          </table:table-cell>
          <table:table-cell office:value-type="float" office:value="8.4523246801269838E-2" table:formula="of:=[Rotation.J26]" table:style-name="ce1">
            <text:p>0.084523247</text:p>
          </table:table-cell>
          <table:table-cell table:number-columns-repeated="16381"/>
        </table:table-row>
        <table:table-row table:style-name="ro1">
          <table:table-cell office:value-type="float" office:value="-0.44794912243629142" table:formula="of:=[Rotation.H27]" table:style-name="ce1">
            <text:p>-0.447949122</text:p>
          </table:table-cell>
          <table:table-cell office:value-type="float" office:value="0" table:formula="of:=[Rotation.I27]" table:style-name="ce1">
            <text:p>0</text:p>
          </table:table-cell>
          <table:table-cell office:value-type="float" office:value="8.3640861476651465E-2" table:formula="of:=[Rotation.J27]" table:style-name="ce1">
            <text:p>0.083640861</text:p>
          </table:table-cell>
          <table:table-cell table:number-columns-repeated="16381"/>
        </table:table-row>
        <table:table-row table:style-name="ro1">
          <table:table-cell office:value-type="float" office:value="-0.44811924367333433" table:formula="of:=[Rotation.H28]" table:style-name="ce1">
            <text:p>-0.448119244</text:p>
          </table:table-cell>
          <table:table-cell office:value-type="float" office:value="0" table:formula="of:=[Rotation.I28]" table:style-name="ce1">
            <text:p>0</text:p>
          </table:table-cell>
          <table:table-cell office:value-type="float" office:value="8.2724563762154799E-2" table:formula="of:=[Rotation.J28]" table:style-name="ce1">
            <text:p>0.082724564</text:p>
          </table:table-cell>
          <table:table-cell table:number-columns-repeated="16381"/>
        </table:table-row>
        <table:table-row table:style-name="ro1">
          <table:table-cell office:value-type="float" office:value="-0.44829268151648538" table:formula="of:=[Rotation.H29]" table:style-name="ce1">
            <text:p>-0.448292682</text:p>
          </table:table-cell>
          <table:table-cell office:value-type="float" office:value="0" table:formula="of:=[Rotation.I29]" table:style-name="ce1">
            <text:p>0</text:p>
          </table:table-cell>
          <table:table-cell office:value-type="float" office:value="8.1779469909990105E-2" table:formula="of:=[Rotation.J29]" table:style-name="ce1">
            <text:p>0.08177947</text:p>
          </table:table-cell>
          <table:table-cell table:number-columns-repeated="16381"/>
        </table:table-row>
        <table:table-row table:style-name="ro1">
          <table:table-cell office:value-type="float" office:value="-0.4484683269523258" table:formula="of:=[Rotation.H30]" table:style-name="ce1">
            <text:p>-0.448468327</text:p>
          </table:table-cell>
          <table:table-cell office:value-type="float" office:value="0" table:formula="of:=[Rotation.I30]" table:style-name="ce1">
            <text:p>0</text:p>
          </table:table-cell>
          <table:table-cell office:value-type="float" office:value="8.0810703007595602E-2" table:formula="of:=[Rotation.J30]" table:style-name="ce1">
            <text:p>0.080810703</text:p>
          </table:table-cell>
          <table:table-cell table:number-columns-repeated="16381"/>
        </table:table-row>
        <table:table-row table:style-name="ro1">
          <table:table-cell office:value-type="float" office:value="-0.44864511100135002" table:formula="of:=[Rotation.H31]" table:style-name="ce1">
            <text:p>-0.448645111</text:p>
          </table:table-cell>
          <table:table-cell office:value-type="float" office:value="0" table:formula="of:=[Rotation.I31]" table:style-name="ce1">
            <text:p>0</text:p>
          </table:table-cell>
          <table:table-cell office:value-type="float" office:value="7.982339490767329E-2" table:formula="of:=[Rotation.J31]" table:style-name="ce1">
            <text:p>0.079823395</text:p>
          </table:table-cell>
          <table:table-cell table:number-columns-repeated="16381"/>
        </table:table-row>
        <table:table-row table:style-name="ro1">
          <table:table-cell office:value-type="float" office:value="-0.44882200742293943" table:formula="of:=[Rotation.H32]" table:style-name="ce1">
            <text:p>-0.448822007</text:p>
          </table:table-cell>
          <table:table-cell office:value-type="float" office:value="0" table:formula="of:=[Rotation.I32]" table:style-name="ce1">
            <text:p>0</text:p>
          </table:table-cell>
          <table:table-cell office:value-type="float" office:value="7.8822684887301916E-2" table:formula="of:=[Rotation.J32]" table:style-name="ce1">
            <text:p>0.078822685</text:p>
          </table:table-cell>
          <table:table-cell table:number-columns-repeated="16381"/>
        </table:table-row>
        <table:table-row table:style-name="ro1">
          <table:table-cell office:value-type="float" office:value="-0.44899803440406627" table:formula="of:=[Rotation.H33]" table:style-name="ce1">
            <text:p>-0.448998034</text:p>
          </table:table-cell>
          <table:table-cell office:value-type="float" office:value="0" table:formula="of:=[Rotation.I33]" table:style-name="ce1">
            <text:p>0</text:p>
          </table:table-cell>
          <table:table-cell office:value-type="float" office:value="7.7813720520772539E-2" table:formula="of:=[Rotation.J33]" table:style-name="ce1">
            <text:p>0.077813721</text:p>
          </table:table-cell>
          <table:table-cell table:number-columns-repeated="16381"/>
        </table:table-row>
        <table:table-row table:style-name="ro1">
          <table:table-cell office:value-type="float" office:value="-0.44917225566872987" table:formula="of:=[Rotation.H34]" table:style-name="ce1">
            <text:p>-0.449172256</text:p>
          </table:table-cell>
          <table:table-cell office:value-type="float" office:value="0" table:formula="of:=[Rotation.I34]" table:style-name="ce1">
            <text:p>0</text:p>
          </table:table-cell>
          <table:table-cell office:value-type="float" office:value="7.6801658429132655E-2" table:formula="of:=[Rotation.J34]" table:style-name="ce1">
            <text:p>0.076801658</text:p>
          </table:table-cell>
          <table:table-cell table:number-columns-repeated="16381"/>
        </table:table-row>
        <table:table-row table:style-name="ro1">
          <table:table-cell office:value-type="float" office:value="-0.44934378140351416" table:formula="of:=[Rotation.H35]" table:style-name="ce1">
            <text:p>-0.449343781</text:p>
          </table:table-cell>
          <table:table-cell office:value-type="float" office:value="0" table:formula="of:=[Rotation.I35]" table:style-name="ce1">
            <text:p>0</text:p>
          </table:table-cell>
          <table:table-cell office:value-type="float" office:value="7.5791662562519832E-2" table:formula="of:=[Rotation.J35]" table:style-name="ce1">
            <text:p>0.075791663</text:p>
          </table:table-cell>
          <table:table-cell table:number-columns-repeated="16381"/>
        </table:table-row>
        <table:table-row table:style-name="ro1">
          <table:table-cell office:value-type="float" office:value="-0.4495117679163303" table:formula="of:=[Rotation.H36]" table:style-name="ce1">
            <text:p>-0.449511768</text:p>
          </table:table-cell>
          <table:table-cell office:value-type="float" office:value="0" table:formula="of:=[Rotation.I36]" table:style-name="ce1">
            <text:p>0</text:p>
          </table:table-cell>
          <table:table-cell office:value-type="float" office:value="7.478890629455133E-2" table:formula="of:=[Rotation.J36]" table:style-name="ce1">
            <text:p>0.074788906</text:p>
          </table:table-cell>
          <table:table-cell table:number-columns-repeated="16381"/>
        </table:table-row>
        <table:table-row table:style-name="ro1">
          <table:table-cell office:value-type="float" office:value="-0.44967541789107091" table:formula="of:=[Rotation.H37]" table:style-name="ce1">
            <text:p>-0.449675418</text:p>
          </table:table-cell>
          <table:table-cell office:value-type="float" office:value="0" table:formula="of:=[Rotation.I37]" table:style-name="ce1">
            <text:p>0</text:p>
          </table:table-cell>
          <table:table-cell office:value-type="float" office:value="7.3798567360692652E-2" table:formula="of:=[Rotation.J37]" table:style-name="ce1">
            <text:p>0.073798567</text:p>
          </table:table-cell>
          <table:table-cell table:number-columns-repeated="16381"/>
        </table:table-row>
        <table:table-row table:style-name="ro1">
          <table:table-cell office:value-type="float" office:value="-0.44983397807757375" table:formula="of:=[Rotation.H38]" table:style-name="ce1">
            <text:p>-0.449833978</text:p>
          </table:table-cell>
          <table:table-cell office:value-type="float" office:value="0" table:formula="of:=[Rotation.I38]" table:style-name="ce1">
            <text:p>0</text:p>
          </table:table-cell>
          <table:table-cell office:value-type="float" office:value="7.2825834474483875E-2" table:formula="of:=[Rotation.J38]" table:style-name="ce1">
            <text:p>0.072825834</text:p>
          </table:table-cell>
          <table:table-cell table:number-columns-repeated="16381"/>
        </table:table-row>
        <table:table-row table:style-name="ro1">
          <table:table-cell office:value-type="float" office:value="-0.44998673885918183" table:formula="of:=[Rotation.H39]" table:style-name="ce1">
            <text:p>-0.449986739</text:p>
          </table:table-cell>
          <table:table-cell office:value-type="float" office:value="0" table:formula="of:=[Rotation.I39]" table:style-name="ce1">
            <text:p>0</text:p>
          </table:table-cell>
          <table:table-cell office:value-type="float" office:value="7.18758989570112E-2" table:formula="of:=[Rotation.J39]" table:style-name="ce1">
            <text:p>0.071875899</text:p>
          </table:table-cell>
          <table:table-cell table:number-columns-repeated="16381"/>
        </table:table-row>
        <table:table-row table:style-name="ro1">
          <table:table-cell office:value-type="float" office:value="-0.45013303076885697" table:formula="of:=[Rotation.H40]" table:style-name="ce1">
            <text:p>-0.450133031</text:p>
          </table:table-cell>
          <table:table-cell office:value-type="float" office:value="0" table:formula="of:=[Rotation.I40]" table:style-name="ce1">
            <text:p>0</text:p>
          </table:table-cell>
          <table:table-cell office:value-type="float" office:value="7.0953961206146027E-2" table:formula="of:=[Rotation.J40]" table:style-name="ce1">
            <text:p>0.070953961</text:p>
          </table:table-cell>
          <table:table-cell table:number-columns-repeated="16381"/>
        </table:table-row>
        <table:table-row table:style-name="ro1">
          <table:table-cell office:value-type="float" office:value="-0.45027222220513868" table:formula="of:=[Rotation.H41]" table:style-name="ce1">
            <text:p>-0.450272222</text:p>
          </table:table-cell>
          <table:table-cell office:value-type="float" office:value="0" table:formula="of:=[Rotation.I41]" table:style-name="ce1">
            <text:p>0</text:p>
          </table:table-cell>
          <table:table-cell office:value-type="float" office:value="7.0065226114287449E-2" table:formula="of:=[Rotation.J41]" table:style-name="ce1">
            <text:p>0.070065226</text:p>
          </table:table-cell>
          <table:table-cell table:number-columns-repeated="16381"/>
        </table:table-row>
        <table:table-row table:style-name="ro1">
          <table:table-cell office:value-type="float" office:value="-0.45040371601611456" table:formula="of:=[Rotation.H42]" table:style-name="ce1">
            <text:p>-0.450403716</text:p>
          </table:table-cell>
          <table:table-cell office:value-type="float" office:value="0" table:formula="of:=[Rotation.I42]" table:style-name="ce1">
            <text:p>0</text:p>
          </table:table-cell>
          <table:table-cell office:value-type="float" office:value="6.9214901566607923E-2" table:formula="of:=[Rotation.J42]" table:style-name="ce1">
            <text:p>0.069214902</text:p>
          </table:table-cell>
          <table:table-cell table:number-columns-repeated="16381"/>
        </table:table-row>
        <table:table-row table:style-name="ro1">
          <table:table-cell office:value-type="float" office:value="-0.4505269448774889" table:formula="of:=[Rotation.H43]" table:style-name="ce1">
            <text:p>-0.450526945</text:p>
          </table:table-cell>
          <table:table-cell office:value-type="float" office:value="0" table:formula="of:=[Rotation.I43]" table:style-name="ce1">
            <text:p>0</text:p>
          </table:table-cell>
          <table:table-cell office:value-type="float" office:value="6.8408200819463624E-2" table:formula="of:=[Rotation.J43]" table:style-name="ce1">
            <text:p>0.068408201</text:p>
          </table:table-cell>
          <table:table-cell table:number-columns-repeated="16381"/>
        </table:table-row>
        <table:table-row table:style-name="ro1">
          <table:table-cell office:value-type="float" office:value="-0.45064136917294301" table:formula="of:=[Rotation.H44]" table:style-name="ce1">
            <text:p>-0.450641369</text:p>
          </table:table-cell>
          <table:table-cell office:value-type="float" office:value="0" table:formula="of:=[Rotation.I44]" table:style-name="ce1">
            <text:p>0</text:p>
          </table:table-cell>
          <table:table-cell office:value-type="float" office:value="6.7650324388987701E-2" table:formula="of:=[Rotation.J44]" table:style-name="ce1">
            <text:p>0.067650324</text:p>
          </table:table-cell>
          <table:table-cell table:number-columns-repeated="16381"/>
        </table:table-row>
        <table:table-row table:style-name="ro1">
          <table:table-cell office:value-type="float" office:value="-0.45074674039073087" table:formula="of:=[Rotation.H45]" table:style-name="ce1">
            <text:p>-0.45074674</text:p>
          </table:table-cell>
          <table:table-cell office:value-type="float" office:value="0" table:formula="of:=[Rotation.I45]" table:style-name="ce1">
            <text:p>0</text:p>
          </table:table-cell>
          <table:table-cell office:value-type="float" office:value="6.6944648980565388E-2" table:formula="of:=[Rotation.J45]" table:style-name="ce1">
            <text:p>0.066944649</text:p>
          </table:table-cell>
          <table:table-cell table:number-columns-repeated="16381"/>
        </table:table-row>
        <table:table-row table:style-name="ro1">
          <table:table-cell office:value-type="float" office:value="-0.45084333523181319" table:formula="of:=[Rotation.H46]" table:style-name="ce1">
            <text:p>-0.450843335</text:p>
          </table:table-cell>
          <table:table-cell office:value-type="float" office:value="0" table:formula="of:=[Rotation.I46]" table:style-name="ce1">
            <text:p>0</text:p>
          </table:table-cell>
          <table:table-cell office:value-type="float" office:value="6.6291002987244899E-2" table:formula="of:=[Rotation.J46]" table:style-name="ce1">
            <text:p>0.066291003</text:p>
          </table:table-cell>
          <table:table-cell table:number-columns-repeated="16381"/>
        </table:table-row>
        <table:table-row table:style-name="ro1">
          <table:table-cell office:value-type="float" office:value="-0.45093147061847638" table:formula="of:=[Rotation.H47]" table:style-name="ce1">
            <text:p>-0.450931471</text:p>
          </table:table-cell>
          <table:table-cell office:value-type="float" office:value="0" table:formula="of:=[Rotation.I47]" table:style-name="ce1">
            <text:p>0</text:p>
          </table:table-cell>
          <table:table-cell office:value-type="float" office:value="6.5688802743376198E-2" table:formula="of:=[Rotation.J47]" table:style-name="ce1">
            <text:p>0.065688803</text:p>
          </table:table-cell>
          <table:table-cell table:number-columns-repeated="16381"/>
        </table:table-row>
        <table:table-row table:style-name="ro1">
          <table:table-cell office:value-type="float" office:value="-0.45101144230347889" table:formula="of:=[Rotation.H48]" table:style-name="ce1">
            <text:p>-0.451011442</text:p>
          </table:table-cell>
          <table:table-cell office:value-type="float" office:value="0" table:formula="of:=[Rotation.I48]" table:style-name="ce1">
            <text:p>0</text:p>
          </table:table-cell>
          <table:table-cell office:value-type="float" office:value="6.5137461658677939E-2" table:formula="of:=[Rotation.J48]" table:style-name="ce1">
            <text:p>0.065137462</text:p>
          </table:table-cell>
          <table:table-cell table:number-columns-repeated="16381"/>
        </table:table-row>
        <table:table-row table:style-name="ro1">
          <table:table-cell office:value-type="float" office:value="-0.45108352578341154" table:formula="of:=[Rotation.H49]" table:style-name="ce1">
            <text:p>-0.451083526</text:p>
          </table:table-cell>
          <table:table-cell office:value-type="float" office:value="0" table:formula="of:=[Rotation.I49]" table:style-name="ce1">
            <text:p>0</text:p>
          </table:table-cell>
          <table:table-cell office:value-type="float" office:value="6.4636388875047038E-2" table:formula="of:=[Rotation.J49]" table:style-name="ce1">
            <text:p>0.064636389</text:p>
          </table:table-cell>
          <table:table-cell table:number-columns-repeated="16381"/>
        </table:table-row>
        <table:table-row table:style-name="ro1">
          <table:table-cell office:value-type="float" office:value="-0.45114797663535566" table:formula="of:=[Rotation.H50]" table:style-name="ce1">
            <text:p>-0.451147977</text:p>
          </table:table-cell>
          <table:table-cell office:value-type="float" office:value="0" table:formula="of:=[Rotation.I50]" table:style-name="ce1">
            <text:p>0</text:p>
          </table:table-cell>
          <table:table-cell office:value-type="float" office:value="6.4184991842522049E-2" table:formula="of:=[Rotation.J50]" table:style-name="ce1">
            <text:p>0.064184992</text:p>
          </table:table-cell>
          <table:table-cell table:number-columns-repeated="16381"/>
        </table:table-row>
        <table:table-row table:style-name="ro1">
          <table:table-cell office:value-type="float" office:value="-0.45120503175199939" table:formula="of:=[Rotation.H51]" table:style-name="ce1">
            <text:p>-0.451205032</text:p>
          </table:table-cell>
          <table:table-cell office:value-type="float" office:value="0" table:formula="of:=[Rotation.I51]" table:style-name="ce1">
            <text:p>0</text:p>
          </table:table-cell>
          <table:table-cell office:value-type="float" office:value="6.3782672581801023E-2" table:formula="of:=[Rotation.J51]" table:style-name="ce1">
            <text:p>0.063782673</text:p>
          </table:table-cell>
          <table:table-cell table:number-columns-repeated="16381"/>
        </table:table-row>
        <table:table-row table:style-name="ro1">
          <table:table-cell office:value-type="float" office:value="-0.45125490933166751" table:formula="of:=[Rotation.H52]" table:style-name="ce1">
            <text:p>-0.451254909</text:p>
          </table:table-cell>
          <table:table-cell office:value-type="float" office:value="0" table:formula="of:=[Rotation.I52]" table:style-name="ce1">
            <text:p>0</text:p>
          </table:table-cell>
          <table:table-cell office:value-type="float" office:value="6.3428832592666864E-2" table:formula="of:=[Rotation.J52]" table:style-name="ce1">
            <text:p>0.063428833</text:p>
          </table:table-cell>
          <table:table-cell table:number-columns-repeated="16381"/>
        </table:table-row>
        <table:table-row table:style-name="ro1">
          <table:table-cell office:value-type="float" office:value="-0.45129781009677683" table:formula="of:=[Rotation.H53]" table:style-name="ce1">
            <text:p>-0.45129781</text:p>
          </table:table-cell>
          <table:table-cell office:value-type="float" office:value="0" table:formula="of:=[Rotation.I53]" table:style-name="ce1">
            <text:p>0</text:p>
          </table:table-cell>
          <table:table-cell office:value-type="float" office:value="6.3122869087625572E-2" table:formula="of:=[Rotation.J53]" table:style-name="ce1">
            <text:p>0.063122869</text:p>
          </table:table-cell>
          <table:table-cell table:number-columns-repeated="16381"/>
        </table:table-row>
        <table:table-row table:style-name="ro1">
          <table:table-cell office:value-type="float" office:value="-0.45133391772033038" table:formula="of:=[Rotation.H54]" table:style-name="ce1">
            <text:p>-0.451333918</text:p>
          </table:table-cell>
          <table:table-cell office:value-type="float" office:value="0" table:formula="of:=[Rotation.I54]" table:style-name="ce1">
            <text:p>0</text:p>
          </table:table-cell>
          <table:table-cell office:value-type="float" office:value="6.2864176724252471E-2" table:formula="of:=[Rotation.J54]" table:style-name="ce1">
            <text:p>0.062864177</text:p>
          </table:table-cell>
          <table:table-cell table:number-columns-repeated="16381"/>
        </table:table-row>
        <table:table-row table:style-name="ro1">
          <table:table-cell office:value-type="float" office:value="-0.45136339925251873" table:formula="of:=[Rotation.H55]" table:style-name="ce1">
            <text:p>-0.451363399</text:p>
          </table:table-cell>
          <table:table-cell office:value-type="float" office:value="0" table:formula="of:=[Rotation.I55]" table:style-name="ce1">
            <text:p>0</text:p>
          </table:table-cell>
          <table:table-cell office:value-type="float" office:value="6.2652149326350978E-2" table:formula="of:=[Rotation.J55]" table:style-name="ce1">
            <text:p>0.062652149</text:p>
          </table:table-cell>
          <table:table-cell table:number-columns-repeated="16381"/>
        </table:table-row>
        <table:table-row table:style-name="ro1">
          <table:table-cell office:value-type="float" office:value="-0.45138640619818315" table:formula="of:=[Rotation.H56]" table:style-name="ce1">
            <text:p>-0.451386406</text:p>
          </table:table-cell>
          <table:table-cell office:value-type="float" office:value="0" table:formula="of:=[Rotation.I56]" table:style-name="ce1">
            <text:p>0</text:p>
          </table:table-cell>
          <table:table-cell office:value-type="float" office:value="6.2486176867278295E-2" table:formula="of:=[Rotation.J56]" table:style-name="ce1">
            <text:p>0.062486177</text:p>
          </table:table-cell>
          <table:table-cell table:number-columns-repeated="16381"/>
        </table:table-row>
        <table:table-row table:style-name="ro1">
          <table:table-cell office:value-type="float" office:value="-0.45140307481780223" table:formula="of:=[Rotation.H57]" table:style-name="ce1">
            <text:p>-0.451403075</text:p>
          </table:table-cell>
          <table:table-cell office:value-type="float" office:value="0" table:formula="of:=[Rotation.I57]" table:style-name="ce1">
            <text:p>0</text:p>
          </table:table-cell>
          <table:table-cell office:value-type="float" office:value="6.2365647956496365E-2" table:formula="of:=[Rotation.J57]" table:style-name="ce1">
            <text:p>0.062365648</text:p>
          </table:table-cell>
          <table:table-cell table:number-columns-repeated="16381"/>
        </table:table-row>
        <table:table-row table:style-name="ro1">
          <table:table-cell office:value-type="float" office:value="-0.45141352707831106" table:formula="of:=[Rotation.H58]" table:style-name="ce1">
            <text:p>-0.451413527</text:p>
          </table:table-cell>
          <table:table-cell office:value-type="float" office:value="0" table:formula="of:=[Rotation.I58]" table:style-name="ce1">
            <text:p>0</text:p>
          </table:table-cell>
          <table:table-cell office:value-type="float" office:value="6.2289947589630704E-2" table:formula="of:=[Rotation.J58]" table:style-name="ce1">
            <text:p>0.062289948</text:p>
          </table:table-cell>
          <table:table-cell table:number-columns-repeated="16381"/>
        </table:table-row>
        <table:table-row table:style-name="ro1">
          <table:table-cell office:value-type="float" office:value="-0.45141787061647032" table:formula="of:=[Rotation.H59]" table:style-name="ce1">
            <text:p>-0.451417871</text:p>
          </table:table-cell>
          <table:table-cell office:value-type="float" office:value="0" table:formula="of:=[Rotation.I59]" table:style-name="ce1">
            <text:p>0</text:p>
          </table:table-cell>
          <table:table-cell office:value-type="float" office:value="6.2258461979811511E-2" table:formula="of:=[Rotation.J59]" table:style-name="ce1">
            <text:p>0.062258462</text:p>
          </table:table-cell>
          <table:table-cell table:number-columns-repeated="16381"/>
        </table:table-row>
        <table:table-row table:style-name="ro1">
          <table:table-cell office:value-type="float" office:value="-0.45141620021787987" table:formula="of:=[Rotation.H60]" table:style-name="ce1">
            <text:p>-0.4514162</text:p>
          </table:table-cell>
          <table:table-cell office:value-type="float" office:value="0" table:formula="of:=[Rotation.I60]" table:style-name="ce1">
            <text:p>0</text:p>
          </table:table-cell>
          <table:table-cell office:value-type="float" office:value="6.2270572350437037E-2" table:formula="of:=[Rotation.J60]" table:style-name="ce1">
            <text:p>0.062270572</text:p>
          </table:table-cell>
          <table:table-cell table:number-columns-repeated="16381"/>
        </table:table-row>
        <table:table-row table:style-name="ro1">
          <table:table-cell office:value-type="float" office:value="-0.45140859776562831" table:formula="of:=[Rotation.H61]" table:style-name="ce1">
            <text:p>-0.451408598</text:p>
          </table:table-cell>
          <table:table-cell office:value-type="float" office:value="0" table:formula="of:=[Rotation.I61]" table:style-name="ce1">
            <text:p>0</text:p>
          </table:table-cell>
          <table:table-cell office:value-type="float" office:value="6.2325659749971354E-2" table:formula="of:=[Rotation.J61]" table:style-name="ce1">
            <text:p>0.06232566</text:p>
          </table:table-cell>
          <table:table-cell table:number-columns-repeated="16381"/>
        </table:table-row>
        <table:table-row table:style-name="ro1">
          <table:table-cell office:value-type="float" office:value="-0.45139513294232192" table:formula="of:=[Rotation.H62]" table:style-name="ce1">
            <text:p>-0.451395133</text:p>
          </table:table-cell>
          <table:table-cell office:value-type="float" office:value="0" table:formula="of:=[Rotation.I62]" table:style-name="ce1">
            <text:p>0</text:p>
          </table:table-cell>
          <table:table-cell office:value-type="float" office:value="6.2423104344333444E-2" table:formula="of:=[Rotation.J62]" table:style-name="ce1">
            <text:p>0.062423104</text:p>
          </table:table-cell>
          <table:table-cell table:number-columns-repeated="16381"/>
        </table:table-row>
        <table:table-row table:style-name="ro1">
          <table:table-cell office:value-type="float" office:value="-0.45137586436040744" table:formula="of:=[Rotation.H63]" table:style-name="ce1">
            <text:p>-0.451375864</text:p>
          </table:table-cell>
          <table:table-cell office:value-type="float" office:value="0" table:formula="of:=[Rotation.I63]" table:style-name="ce1">
            <text:p>0</text:p>
          </table:table-cell>
          <table:table-cell office:value-type="float" office:value="6.2562281551227533E-2" table:formula="of:=[Rotation.J63]" table:style-name="ce1">
            <text:p>0.062562282</text:p>
          </table:table-cell>
          <table:table-cell table:number-columns-repeated="16381"/>
        </table:table-row>
        <table:table-row table:style-name="ro1">
          <table:table-cell office:value-type="float" office:value="-0.45135083915999302" table:formula="of:=[Rotation.H64]" table:style-name="ce1">
            <text:p>-0.451350839</text:p>
          </table:table-cell>
          <table:table-cell office:value-type="float" office:value="0" table:formula="of:=[Rotation.I64]" table:style-name="ce1">
            <text:p>0</text:p>
          </table:table-cell>
          <table:table-cell office:value-type="float" office:value="6.274256919803442E-2" table:formula="of:=[Rotation.J64]" table:style-name="ce1">
            <text:p>0.062742569</text:p>
          </table:table-cell>
          <table:table-cell table:number-columns-repeated="16381"/>
        </table:table-row>
        <table:table-row table:style-name="ro1">
          <table:table-cell office:value-type="float" office:value="-0.45132009434054643" table:formula="of:=[Rotation.H65]" table:style-name="ce1">
            <text:p>-0.451320094</text:p>
          </table:table-cell>
          <table:table-cell office:value-type="float" office:value="0" table:formula="of:=[Rotation.I65]" table:style-name="ce1">
            <text:p>0</text:p>
          </table:table-cell>
          <table:table-cell office:value-type="float" office:value="6.2963342068542413E-2" table:formula="of:=[Rotation.J65]" table:style-name="ce1">
            <text:p>0.062963342</text:p>
          </table:table-cell>
          <table:table-cell table:number-columns-repeated="16381"/>
        </table:table-row>
        <table:table-row table:style-name="ro1">
          <table:table-cell office:value-type="float" office:value="-0.45128364596036996" table:formula="of:=[Rotation.H66]" table:style-name="ce1">
            <text:p>-0.451283646</text:p>
          </table:table-cell>
          <table:table-cell office:value-type="float" office:value="0" table:formula="of:=[Rotation.I66]" table:style-name="ce1">
            <text:p>0</text:p>
          </table:table-cell>
          <table:table-cell office:value-type="float" office:value="6.3224053086744322E-2" table:formula="of:=[Rotation.J66]" table:style-name="ce1">
            <text:p>0.063224053</text:p>
          </table:table-cell>
          <table:table-cell table:number-columns-repeated="16381"/>
        </table:table-row>
        <table:table-row table:style-name="ro1">
          <table:table-cell office:value-type="float" office:value="-0.45124148587838586" table:formula="of:=[Rotation.H67]" table:style-name="ce1">
            <text:p>-0.451241486</text:p>
          </table:table-cell>
          <table:table-cell office:value-type="float" office:value="0" table:formula="of:=[Rotation.I67]" table:style-name="ce1">
            <text:p>0</text:p>
          </table:table-cell>
          <table:table-cell office:value-type="float" office:value="6.3524258533779854E-2" table:formula="of:=[Rotation.J67]" table:style-name="ce1">
            <text:p>0.063524259</text:p>
          </table:table-cell>
          <table:table-cell table:number-columns-repeated="16381"/>
        </table:table-row>
        <table:table-row table:style-name="ro1">
          <table:table-cell office:value-type="float" office:value="-0.45119359532533038" table:formula="of:=[Rotation.H68]" table:style-name="ce1">
            <text:p>-0.451193595</text:p>
          </table:table-cell>
          <table:table-cell office:value-type="float" office:value="0" table:formula="of:=[Rotation.I68]" table:style-name="ce1">
            <text:p>0</text:p>
          </table:table-cell>
          <table:table-cell office:value-type="float" office:value="6.3863522745006771E-2" table:formula="of:=[Rotation.J68]" table:style-name="ce1">
            <text:p>0.063863523</text:p>
          </table:table-cell>
          <table:table-cell table:number-columns-repeated="16381"/>
        </table:table-row>
        <table:table-row table:style-name="ro1">
          <table:table-cell office:value-type="float" office:value="-0.45113994670435148" table:formula="of:=[Rotation.H69]" table:style-name="ce1">
            <text:p>-0.451139947</text:p>
          </table:table-cell>
          <table:table-cell office:value-type="float" office:value="0" table:formula="of:=[Rotation.I69]" table:style-name="ce1">
            <text:p>0</text:p>
          </table:table-cell>
          <table:table-cell office:value-type="float" office:value="6.4241407889264954E-2" table:formula="of:=[Rotation.J69]" table:style-name="ce1">
            <text:p>0.064241408</text:p>
          </table:table-cell>
          <table:table-cell table:number-columns-repeated="16381"/>
        </table:table-row>
        <table:table-row table:style-name="ro1">
          <table:table-cell office:value-type="float" office:value="-0.45108050396551747" table:formula="of:=[Rotation.H70]" table:style-name="ce1">
            <text:p>-0.451080504</text:p>
          </table:table-cell>
          <table:table-cell office:value-type="float" office:value="0" table:formula="of:=[Rotation.I70]" table:style-name="ce1">
            <text:p>0</text:p>
          </table:table-cell>
          <table:table-cell office:value-type="float" office:value="6.4657473985725744E-2" table:formula="of:=[Rotation.J70]" table:style-name="ce1">
            <text:p>0.064657474</text:p>
          </table:table-cell>
          <table:table-cell table:number-columns-repeated="16381"/>
        </table:table-row>
        <table:table-row table:style-name="ro1">
          <table:table-cell office:value-type="float" office:value="-0.45101522263684674" table:formula="of:=[Rotation.H71]" table:style-name="ce1">
            <text:p>-0.451015223</text:p>
          </table:table-cell>
          <table:table-cell office:value-type="float" office:value="0" table:formula="of:=[Rotation.I71]" table:style-name="ce1">
            <text:p>0</text:p>
          </table:table-cell>
          <table:table-cell office:value-type="float" office:value="6.5111281279326583E-2" table:formula="of:=[Rotation.J71]" table:style-name="ce1">
            <text:p>0.065111281</text:p>
          </table:table-cell>
          <table:table-cell table:number-columns-repeated="16381"/>
        </table:table-row>
        <table:table-row table:style-name="ro1">
          <table:table-cell office:value-type="float" office:value="-0.45094405052428765" table:formula="of:=[Rotation.H72]" table:style-name="ce1">
            <text:p>-0.450944051</text:p>
          </table:table-cell>
          <table:table-cell office:value-type="float" office:value="0" table:formula="of:=[Rotation.I72]" table:style-name="ce1">
            <text:p>0</text:p>
          </table:table-cell>
          <table:table-cell office:value-type="float" office:value="6.5602387889075395E-2" table:formula="of:=[Rotation.J72]" table:style-name="ce1">
            <text:p>0.065602388</text:p>
          </table:table-cell>
          <table:table-cell table:number-columns-repeated="16381"/>
        </table:table-row>
        <table:table-row table:style-name="ro1">
          <table:table-cell office:value-type="float" office:value="-0.45086692784563709" table:formula="of:=[Rotation.H73]" table:style-name="ce1">
            <text:p>-0.450866928</text:p>
          </table:table-cell>
          <table:table-cell office:value-type="float" office:value="0" table:formula="of:=[Rotation.I73]" table:style-name="ce1">
            <text:p>0</text:p>
          </table:table-cell>
          <table:table-cell office:value-type="float" office:value="6.6130351390545961E-2" table:formula="of:=[Rotation.J73]" table:style-name="ce1">
            <text:p>0.066130351</text:p>
          </table:table-cell>
          <table:table-cell table:number-columns-repeated="16381"/>
        </table:table-row>
        <table:table-row table:style-name="ro1">
          <table:table-cell office:value-type="float" office:value="-0.45078378804840613" table:formula="of:=[Rotation.H74]" table:style-name="ce1">
            <text:p>-0.450783788</text:p>
          </table:table-cell>
          <table:table-cell office:value-type="float" office:value="0" table:formula="of:=[Rotation.I74]" table:style-name="ce1">
            <text:p>0</text:p>
          </table:table-cell>
          <table:table-cell office:value-type="float" office:value="6.6694725673996647E-2" table:formula="of:=[Rotation.J74]" table:style-name="ce1">
            <text:p>0.066694726</text:p>
          </table:table-cell>
          <table:table-cell table:number-columns-repeated="16381"/>
        </table:table-row>
        <table:table-row table:style-name="ro1">
          <table:table-cell office:value-type="float" office:value="-0.4506945573562724" table:formula="of:=[Rotation.H75]" table:style-name="ce1">
            <text:p>-0.450694557</text:p>
          </table:table-cell>
          <table:table-cell office:value-type="float" office:value="0" table:formula="of:=[Rotation.I75]" table:style-name="ce1">
            <text:p>0</text:p>
          </table:table-cell>
          <table:table-cell office:value-type="float" office:value="6.729506645686352E-2" table:formula="of:=[Rotation.J75]" table:style-name="ce1">
            <text:p>0.067295066</text:p>
          </table:table-cell>
          <table:table-cell table:number-columns-repeated="16381"/>
        </table:table-row>
        <table:table-row table:style-name="ro1">
          <table:table-cell office:value-type="float" office:value="-0.45059915592792749" table:formula="of:=[Rotation.H76]" table:style-name="ce1">
            <text:p>-0.450599156</text:p>
          </table:table-cell>
          <table:table-cell office:value-type="float" office:value="0" table:formula="of:=[Rotation.I76]" table:style-name="ce1">
            <text:p>0</text:p>
          </table:table-cell>
          <table:table-cell office:value-type="float" office:value="6.7930925777875961E-2" table:formula="of:=[Rotation.J76]" table:style-name="ce1">
            <text:p>0.067930926</text:p>
          </table:table-cell>
          <table:table-cell table:number-columns-repeated="16381"/>
        </table:table-row>
        <table:table-row table:style-name="ro1">
          <table:table-cell office:value-type="float" office:value="-0.45049749762092517" table:formula="of:=[Rotation.H77]" table:style-name="ce1">
            <text:p>-0.450497498</text:p>
          </table:table-cell>
          <table:table-cell office:value-type="float" office:value="0" table:formula="of:=[Rotation.I77]" table:style-name="ce1">
            <text:p>0</text:p>
          </table:table-cell>
          <table:table-cell office:value-type="float" office:value="6.8601855931778505E-2" table:formula="of:=[Rotation.J77]" table:style-name="ce1">
            <text:p>0.068601856</text:p>
          </table:table-cell>
          <table:table-cell table:number-columns-repeated="16381"/>
        </table:table-row>
        <table:table-row table:style-name="ro1">
          <table:table-cell office:value-type="float" office:value="-0.45038949080631613" table:formula="of:=[Rotation.H78]" table:style-name="ce1">
            <text:p>-0.450389491</text:p>
          </table:table-cell>
          <table:table-cell office:value-type="float" office:value="0" table:formula="of:=[Rotation.I78]" table:style-name="ce1">
            <text:p>0</text:p>
          </table:table-cell>
          <table:table-cell office:value-type="float" office:value="6.9307406323042609E-2" table:formula="of:=[Rotation.J78]" table:style-name="ce1">
            <text:p>0.069307406</text:p>
          </table:table-cell>
          <table:table-cell table:number-columns-repeated="16381"/>
        </table:table-row>
        <table:table-row table:style-name="ro1">
          <table:table-cell office:value-type="float" office:value="-0.45027503823070236" table:formula="of:=[Rotation.H79]" table:style-name="ce1">
            <text:p>-0.450275038</text:p>
          </table:table-cell>
          <table:table-cell office:value-type="float" office:value="0" table:formula="of:=[Rotation.I79]" table:style-name="ce1">
            <text:p>0</text:p>
          </table:table-cell>
          <table:table-cell office:value-type="float" office:value="7.0047126610158036E-2" table:formula="of:=[Rotation.J79]" table:style-name="ce1">
            <text:p>0.070047127</text:p>
          </table:table-cell>
          <table:table-cell table:number-columns-repeated="16381"/>
        </table:table-row>
        <table:table-row table:style-name="ro1">
          <table:table-cell office:value-type="float" office:value="-0.45015403783278402" table:formula="of:=[Rotation.H80]" table:style-name="ce1">
            <text:p>-0.450154038</text:p>
          </table:table-cell>
          <table:table-cell office:value-type="float" office:value="0" table:formula="of:=[Rotation.I80]" table:style-name="ce1">
            <text:p>0</text:p>
          </table:table-cell>
          <table:table-cell office:value-type="float" office:value="7.0820563559184188E-2" table:formula="of:=[Rotation.J80]" table:style-name="ce1">
            <text:p>0.070820564</text:p>
          </table:table-cell>
          <table:table-cell table:number-columns-repeated="16381"/>
        </table:table-row>
        <table:table-row table:style-name="ro1">
          <table:table-cell office:value-type="float" office:value="-0.45002638246306831" table:formula="of:=[Rotation.H81]" table:style-name="ce1">
            <text:p>-0.450026382</text:p>
          </table:table-cell>
          <table:table-cell office:value-type="float" office:value="0" table:formula="of:=[Rotation.I81]" table:style-name="ce1">
            <text:p>0</text:p>
          </table:table-cell>
          <table:table-cell office:value-type="float" office:value="7.1627264970848759E-2" table:formula="of:=[Rotation.J81]" table:style-name="ce1">
            <text:p>0.071627265</text:p>
          </table:table-cell>
          <table:table-cell table:number-columns-repeated="16381"/>
        </table:table-row>
        <table:table-row table:style-name="ro1">
          <table:table-cell office:value-type="float" office:value="-0.44989196094885048" table:formula="of:=[Rotation.H82]" table:style-name="ce1">
            <text:p>-0.449891961</text:p>
          </table:table-cell>
          <table:table-cell office:value-type="float" office:value="0" table:formula="of:=[Rotation.I82]" table:style-name="ce1">
            <text:p>0</text:p>
          </table:table-cell>
          <table:table-cell office:value-type="float" office:value="7.2466774963413583E-2" table:formula="of:=[Rotation.J82]" table:style-name="ce1">
            <text:p>0.072466775</text:p>
          </table:table-cell>
          <table:table-cell table:number-columns-repeated="16381"/>
        </table:table-row>
        <table:table-row table:style-name="ro1">
          <table:table-cell office:value-type="float" office:value="-0.4497506580556318" table:formula="of:=[Rotation.H83]" table:style-name="ce1">
            <text:p>-0.449750658</text:p>
          </table:table-cell>
          <table:table-cell office:value-type="float" office:value="0" table:formula="of:=[Rotation.I83]" table:style-name="ce1">
            <text:p>0</text:p>
          </table:table-cell>
          <table:table-cell office:value-type="float" office:value="7.3338636328514895E-2" table:formula="of:=[Rotation.J83]" table:style-name="ce1">
            <text:p>0.073338636</text:p>
          </table:table-cell>
          <table:table-cell table:number-columns-repeated="16381"/>
        </table:table-row>
        <table:table-row table:style-name="ro1">
          <table:table-cell office:value-type="float" office:value="-0.4496023544188788" table:formula="of:=[Rotation.H84]" table:style-name="ce1">
            <text:p>-0.449602354</text:p>
          </table:table-cell>
          <table:table-cell office:value-type="float" office:value="0" table:formula="of:=[Rotation.I84]" table:style-name="ce1">
            <text:p>0</text:p>
          </table:table-cell>
          <table:table-cell office:value-type="float" office:value="7.4242392883048236E-2" table:formula="of:=[Rotation.J84]" table:style-name="ce1">
            <text:p>0.074242393</text:p>
          </table:table-cell>
          <table:table-cell table:number-columns-repeated="16381"/>
        </table:table-row>
        <table:table-row table:style-name="ro1">
          <table:table-cell office:value-type="float" office:value="-0.44944692762345129" table:formula="of:=[Rotation.H85]" table:style-name="ce1">
            <text:p>-0.449446928</text:p>
          </table:table-cell>
          <table:table-cell office:value-type="float" office:value="0" table:formula="of:=[Rotation.I85]" table:style-name="ce1">
            <text:p>0</text:p>
          </table:table-cell>
          <table:table-cell office:value-type="float" office:value="7.5177584756629084E-2" table:formula="of:=[Rotation.J85]" table:style-name="ce1">
            <text:p>0.075177585</text:p>
          </table:table-cell>
          <table:table-cell table:number-columns-repeated="16381"/>
        </table:table-row>
        <table:table-row table:style-name="ro1">
          <table:table-cell office:value-type="float" office:value="-0.44928425732432353" table:formula="of:=[Rotation.H86]" table:style-name="ce1">
            <text:p>-0.449284257</text:p>
          </table:table-cell>
          <table:table-cell office:value-type="float" office:value="0" table:formula="of:=[Rotation.I86]" table:style-name="ce1">
            <text:p>0</text:p>
          </table:table-cell>
          <table:table-cell office:value-type="float" office:value="7.6143720164771694E-2" table:formula="of:=[Rotation.J86]" table:style-name="ce1">
            <text:p>0.07614372</text:p>
          </table:table-cell>
          <table:table-cell table:number-columns-repeated="16381"/>
        </table:table-row>
        <table:table-row table:style-name="ro1">
          <table:table-cell office:value-type="float" office:value="-0.44911434652728827" table:formula="of:=[Rotation.H87]" table:style-name="ce1">
            <text:p>-0.449114347</text:p>
          </table:table-cell>
          <table:table-cell office:value-type="float" office:value="0" table:formula="of:=[Rotation.I87]" table:style-name="ce1">
            <text:p>0</text:p>
          </table:table-cell>
          <table:table-cell office:value-type="float" office:value="7.7139573134460598E-2" table:formula="of:=[Rotation.J87]" table:style-name="ce1">
            <text:p>0.077139573</text:p>
          </table:table-cell>
          <table:table-cell table:number-columns-repeated="16381"/>
        </table:table-row>
        <table:table-row table:style-name="ro1">
          <table:table-cell office:value-type="float" office:value="-0.44893733000561326" table:formula="of:=[Rotation.H88]" table:style-name="ce1">
            <text:p>-0.44893733</text:p>
          </table:table-cell>
          <table:table-cell office:value-type="float" office:value="0" table:formula="of:=[Rotation.I88]" table:style-name="ce1">
            <text:p>0</text:p>
          </table:table-cell>
          <table:table-cell office:value-type="float" office:value="7.8163186523011616E-2" table:formula="of:=[Rotation.J88]" table:style-name="ce1">
            <text:p>0.078163187</text:p>
          </table:table-cell>
          <table:table-cell table:number-columns-repeated="16381"/>
        </table:table-row>
        <table:table-row table:style-name="ro1">
          <table:table-cell office:value-type="float" office:value="-0.44875336059030341" table:formula="of:=[Rotation.H89]" table:style-name="ce1">
            <text:p>-0.448753361</text:p>
          </table:table-cell>
          <table:table-cell office:value-type="float" office:value="0" table:formula="of:=[Rotation.I89]" table:style-name="ce1">
            <text:p>0</text:p>
          </table:table-cell>
          <table:table-cell office:value-type="float" office:value="7.9212570712665895E-2" table:formula="of:=[Rotation.J89]" table:style-name="ce1">
            <text:p>0.079212571</text:p>
          </table:table-cell>
          <table:table-cell table:number-columns-repeated="16381"/>
        </table:table-row>
        <table:table-row table:style-name="ro1">
          <table:table-cell office:value-type="float" office:value="-0.44856260428429956" table:formula="of:=[Rotation.H90]" table:style-name="ce1">
            <text:p>-0.448562604</text:p>
          </table:table-cell>
          <table:table-cell office:value-type="float" office:value="0" table:formula="of:=[Rotation.I90]" table:style-name="ce1">
            <text:p>0</text:p>
          </table:table-cell>
          <table:table-cell office:value-type="float" office:value="8.0285739939835565E-2" table:formula="of:=[Rotation.J90]" table:style-name="ce1">
            <text:p>0.08028574</text:p>
          </table:table-cell>
          <table:table-cell table:number-columns-repeated="16381"/>
        </table:table-row>
        <table:table-row table:style-name="ro1">
          <table:table-cell office:value-type="float" office:value="-0.4483652421751359" table:formula="of:=[Rotation.H91]" table:style-name="ce1">
            <text:p>-0.448365242</text:p>
          </table:table-cell>
          <table:table-cell office:value-type="float" office:value="0" table:formula="of:=[Rotation.I91]" table:style-name="ce1">
            <text:p>0</text:p>
          </table:table-cell>
          <table:table-cell office:value-type="float" office:value="8.1380707844253261E-2" table:formula="of:=[Rotation.J91]" table:style-name="ce1">
            <text:p>0.081380708</text:p>
          </table:table-cell>
          <table:table-cell table:number-columns-repeated="16381"/>
        </table:table-row>
        <table:table-row table:style-name="ro1">
          <table:table-cell office:value-type="float" office:value="-0.448161470456866" table:formula="of:=[Rotation.H92]" table:style-name="ce1">
            <text:p>-0.44816147</text:p>
          </table:table-cell>
          <table:table-cell office:value-type="float" office:value="0" table:formula="of:=[Rotation.I92]" table:style-name="ce1">
            <text:p>0</text:p>
          </table:table-cell>
          <table:table-cell office:value-type="float" office:value="8.2495493197747641E-2" table:formula="of:=[Rotation.J92]" table:style-name="ce1">
            <text:p>0.082495493</text:p>
          </table:table-cell>
          <table:table-cell table:number-columns-repeated="16381"/>
        </table:table-row>
        <table:table-row table:style-name="ro1">
          <table:table-cell office:value-type="float" office:value="-0.44795150261849936" table:formula="of:=[Rotation.H93]" table:style-name="ce1">
            <text:p>-0.447951503</text:p>
          </table:table-cell>
          <table:table-cell office:value-type="float" office:value="0" table:formula="of:=[Rotation.I93]" table:style-name="ce1">
            <text:p>0</text:p>
          </table:table-cell>
          <table:table-cell office:value-type="float" office:value="8.3628113106948426E-2" table:formula="of:=[Rotation.J93]" table:style-name="ce1">
            <text:p>0.083628113</text:p>
          </table:table-cell>
          <table:table-cell table:number-columns-repeated="16381"/>
        </table:table-row>
        <table:table-row table:style-name="ro1">
          <table:table-cell office:value-type="float" office:value="-0.44773556884038829" table:formula="of:=[Rotation.H94]" table:style-name="ce1">
            <text:p>-0.447735569</text:p>
          </table:table-cell>
          <table:table-cell office:value-type="float" office:value="0" table:formula="of:=[Rotation.I94]" table:style-name="ce1">
            <text:p>0</text:p>
          </table:table-cell>
          <table:table-cell office:value-type="float" office:value="8.4776591080167121E-2" table:formula="of:=[Rotation.J94]" table:style-name="ce1">
            <text:p>0.084776591</text:p>
          </table:table-cell>
          <table:table-cell table:number-columns-repeated="16381"/>
        </table:table-row>
        <table:table-row table:style-name="ro1">
          <table:table-cell office:value-type="float" office:value="-0.44751391812359065" table:formula="of:=[Rotation.H95]" table:style-name="ce1">
            <text:p>-0.447513918</text:p>
          </table:table-cell>
          <table:table-cell office:value-type="float" office:value="0" table:formula="of:=[Rotation.I95]" table:style-name="ce1">
            <text:p>0</text:p>
          </table:table-cell>
          <table:table-cell office:value-type="float" office:value="8.5938949758954983E-2" table:formula="of:=[Rotation.J95]" table:style-name="ce1">
            <text:p>0.08593895</text:p>
          </table:table-cell>
          <table:table-cell table:number-columns-repeated="16381"/>
        </table:table-row>
        <table:table-row table:style-name="ro1">
          <table:table-cell office:value-type="float" office:value="-0.44728681777262208" table:formula="of:=[Rotation.H96]" table:style-name="ce1">
            <text:p>-0.447286818</text:p>
          </table:table-cell>
          <table:table-cell office:value-type="float" office:value="0" table:formula="of:=[Rotation.I96]" table:style-name="ce1">
            <text:p>0</text:p>
          </table:table-cell>
          <table:table-cell office:value-type="float" office:value="8.7113217406092569E-2" table:formula="of:=[Rotation.J96]" table:style-name="ce1">
            <text:p>0.087113217</text:p>
          </table:table-cell>
          <table:table-cell table:number-columns-repeated="16381"/>
        </table:table-row>
        <table:table-row table:style-name="ro1">
          <table:table-cell office:value-type="float" office:value="-0.44705455466610255" table:formula="of:=[Rotation.H97]" table:style-name="ce1">
            <text:p>-0.447054555</text:p>
          </table:table-cell>
          <table:table-cell office:value-type="float" office:value="0" table:formula="of:=[Rotation.I97]" table:style-name="ce1">
            <text:p>0</text:p>
          </table:table-cell>
          <table:table-cell office:value-type="float" office:value="8.8297424380854445E-2" table:formula="of:=[Rotation.J97]" table:style-name="ce1">
            <text:p>0.088297424</text:p>
          </table:table-cell>
          <table:table-cell table:number-columns-repeated="16381"/>
        </table:table-row>
        <table:table-row table:style-name="ro1">
          <table:table-cell office:value-type="float" office:value="-0.44681743551581177" table:formula="of:=[Rotation.H98]" table:style-name="ce1">
            <text:p>-0.446817436</text:p>
          </table:table-cell>
          <table:table-cell office:value-type="float" office:value="0" table:formula="of:=[Rotation.I98]" table:style-name="ce1">
            <text:p>0</text:p>
          </table:table-cell>
          <table:table-cell office:value-type="float" office:value="8.9489604530768721E-2" table:formula="of:=[Rotation.J98]" table:style-name="ce1">
            <text:p>0.089489605</text:p>
          </table:table-cell>
          <table:table-cell table:number-columns-repeated="16381"/>
        </table:table-row>
        <table:table-row table:style-name="ro1">
          <table:table-cell office:value-type="float" office:value="-0.4465757872581847" table:formula="of:=[Rotation.H99]" table:style-name="ce1">
            <text:p>-0.446575787</text:p>
          </table:table-cell>
          <table:table-cell office:value-type="float" office:value="0" table:formula="of:=[Rotation.I99]" table:style-name="ce1">
            <text:p>0</text:p>
          </table:table-cell>
          <table:table-cell office:value-type="float" office:value="9.068779540121466E-2" table:formula="of:=[Rotation.J99]" table:style-name="ce1">
            <text:p>0.090687795</text:p>
          </table:table-cell>
          <table:table-cell table:number-columns-repeated="16381"/>
        </table:table-row>
        <table:table-row table:style-name="ro1">
          <table:table-cell office:value-type="float" office:value="-0.44632995737558767" table:formula="of:=[Rotation.H100]" table:style-name="ce1">
            <text:p>-0.446329957</text:p>
          </table:table-cell>
          <table:table-cell office:value-type="float" office:value="0" table:formula="of:=[Rotation.I100]" table:style-name="ce1">
            <text:p>0</text:p>
          </table:table-cell>
          <table:table-cell office:value-type="float" office:value="9.1890038356211776E-2" table:formula="of:=[Rotation.J100]" table:style-name="ce1">
            <text:p>0.091890038</text:p>
          </table:table-cell>
          <table:table-cell table:number-columns-repeated="16381"/>
        </table:table-row>
        <table:table-row table:style-name="ro1">
          <table:table-cell office:value-type="float" office:value="-0.44608031414098787" table:formula="of:=[Rotation.H101]" table:style-name="ce1">
            <text:p>-0.446080314</text:p>
          </table:table-cell>
          <table:table-cell office:value-type="float" office:value="0" table:formula="of:=[Rotation.I101]" table:style-name="ce1">
            <text:p>0</text:p>
          </table:table-cell>
          <table:table-cell office:value-type="float" office:value="9.3094378648109544E-2" table:formula="of:=[Rotation.J101]" table:style-name="ce1">
            <text:p>0.093094379</text:p>
          </table:table-cell>
          <table:table-cell table:number-columns-repeated="16381"/>
        </table:table-row>
        <table:table-row table:style-name="ro1">
          <table:table-cell office:value-type="float" office:value="-0.44582724668006063" table:formula="of:=[Rotation.H102]" table:style-name="ce1">
            <text:p>-0.445827247</text:p>
          </table:table-cell>
          <table:table-cell office:value-type="float" office:value="0" table:formula="of:=[Rotation.I102]" table:style-name="ce1">
            <text:p>0</text:p>
          </table:table-cell>
          <table:table-cell office:value-type="float" office:value="9.4298865940563442E-2" table:formula="of:=[Rotation.J102]" table:style-name="ce1">
            <text:p>0.094298866</text:p>
          </table:table-cell>
          <table:table-cell table:number-columns-repeated="16381"/>
        </table:table-row>
        <table:table-row table:style-name="ro1">
          <table:table-cell office:value-type="float" office:value="-0.44557116511723249" table:formula="of:=[Rotation.H103]" table:style-name="ce1">
            <text:p>-0.445571165</text:p>
          </table:table-cell>
          <table:table-cell office:value-type="float" office:value="0" table:formula="of:=[Rotation.I103]" table:style-name="ce1">
            <text:p>0</text:p>
          </table:table-cell>
          <table:table-cell office:value-type="float" office:value="9.5501553998204314E-2" table:formula="of:=[Rotation.J103]" table:style-name="ce1">
            <text:p>0.095501554</text:p>
          </table:table-cell>
          <table:table-cell table:number-columns-repeated="16381"/>
        </table:table-row>
        <table:table-row table:style-name="ro1">
          <table:table-cell office:value-type="float" office:value="-0.44531250045853521" table:formula="of:=[Rotation.H104]" table:style-name="ce1">
            <text:p>-0.4453125</text:p>
          </table:table-cell>
          <table:table-cell office:value-type="float" office:value="0" table:formula="of:=[Rotation.I104]" table:style-name="ce1">
            <text:p>0</text:p>
          </table:table-cell>
          <table:table-cell office:value-type="float" office:value="9.6700501215697482E-2" table:formula="of:=[Rotation.J104]" table:style-name="ce1">
            <text:p>0.096700501</text:p>
          </table:table-cell>
          <table:table-cell table:number-columns-repeated="16381"/>
        </table:table-row>
        <table:table-row table:style-name="ro1">
          <table:table-cell office:value-type="float" office:value="-0.44505170452865273" table:formula="of:=[Rotation.H105]" table:style-name="ce1">
            <text:p>-0.445051705</text:p>
          </table:table-cell>
          <table:table-cell office:value-type="float" office:value="0" table:formula="of:=[Rotation.I105]" table:style-name="ce1">
            <text:p>0</text:p>
          </table:table-cell>
          <table:table-cell office:value-type="float" office:value="9.7893770466464289E-2" table:formula="of:=[Rotation.J105]" table:style-name="ce1">
            <text:p>0.09789377</text:p>
          </table:table-cell>
          <table:table-cell table:number-columns-repeated="16381"/>
        </table:table-row>
        <table:table-row table:style-name="ro1">
          <table:table-cell office:value-type="float" office:value="-0.44478924970689332" table:formula="of:=[Rotation.H106]" table:style-name="ce1">
            <text:p>-0.44478925</text:p>
          </table:table-cell>
          <table:table-cell office:value-type="float" office:value="0" table:formula="of:=[Rotation.I106]" table:style-name="ce1">
            <text:p>0</text:p>
          </table:table-cell>
          <table:table-cell office:value-type="float" office:value="9.9079429475441017E-2" table:formula="of:=[Rotation.J106]" table:style-name="ce1">
            <text:p>0.099079429</text:p>
          </table:table-cell>
          <table:table-cell table:number-columns-repeated="16381"/>
        </table:table-row>
        <table:table-row table:style-name="ro1">
          <table:table-cell office:value-type="float" office:value="-0.44452562508394883" table:formula="of:=[Rotation.H107]" table:style-name="ce1">
            <text:p>-0.444525625</text:p>
          </table:table-cell>
          <table:table-cell office:value-type="float" office:value="0" table:formula="of:=[Rotation.I107]" table:style-name="ce1">
            <text:p>0</text:p>
          </table:table-cell>
          <table:table-cell office:value-type="float" office:value="0.1002555666470674" table:formula="of:=[Rotation.J107]" table:style-name="ce1">
            <text:p>0.100255567</text:p>
          </table:table-cell>
          <table:table-cell table:number-columns-repeated="16381"/>
        </table:table-row>
        <table:table-row table:style-name="ro1">
          <table:table-cell office:value-type="float" office:value="-0.4442612896629643" table:formula="of:=[Rotation.H108]" table:style-name="ce1">
            <text:p>-0.44426129</text:p>
          </table:table-cell>
          <table:table-cell office:value-type="float" office:value="0" table:formula="of:=[Rotation.I108]" table:style-name="ce1">
            <text:p>0</text:p>
          </table:table-cell>
          <table:table-cell office:value-type="float" office:value="0.10142049352571542" table:formula="of:=[Rotation.J108]" table:style-name="ce1">
            <text:p>0.101420494</text:p>
          </table:table-cell>
          <table:table-cell table:number-columns-repeated="16381"/>
        </table:table-row>
        <table:table-row table:style-name="ro1">
          <table:table-cell office:value-type="float" office:value="-0.44399668339965725" table:formula="of:=[Rotation.H109]" table:style-name="ce1">
            <text:p>-0.443996683</text:p>
          </table:table-cell>
          <table:table-cell office:value-type="float" office:value="0" table:formula="of:=[Rotation.I109]" table:style-name="ce1">
            <text:p>0</text:p>
          </table:table-cell>
          <table:table-cell office:value-type="float" office:value="0.10257268218246285" table:formula="of:=[Rotation.J109]" table:style-name="ce1">
            <text:p>0.102572682</text:p>
          </table:table-cell>
          <table:table-cell table:number-columns-repeated="16381"/>
        </table:table-row>
        <table:table-row table:style-name="ro1">
          <table:table-cell office:value-type="float" office:value="-0.44373226007413796" table:formula="of:=[Rotation.H110]" table:style-name="ce1">
            <text:p>-0.44373226</text:p>
          </table:table-cell>
          <table:table-cell office:value-type="float" office:value="0" table:formula="of:=[Rotation.I110]" table:style-name="ce1">
            <text:p>0</text:p>
          </table:table-cell>
          <table:table-cell office:value-type="float" office:value="0.10371061358172357" table:formula="of:=[Rotation.J110]" table:style-name="ce1">
            <text:p>0.103710614</text:p>
          </table:table-cell>
          <table:table-cell table:number-columns-repeated="16381"/>
        </table:table-row>
        <table:table-row table:style-name="ro1">
          <table:table-cell office:value-type="float" office:value="-0.44346848807882999" table:formula="of:=[Rotation.H111]" table:style-name="ce1">
            <text:p>-0.443468488</text:p>
          </table:table-cell>
          <table:table-cell office:value-type="float" office:value="0" table:formula="of:=[Rotation.I111]" table:style-name="ce1">
            <text:p>0</text:p>
          </table:table-cell>
          <table:table-cell office:value-type="float" office:value="0.10483277198031452" table:formula="of:=[Rotation.J111]" table:style-name="ce1">
            <text:p>0.104832772</text:p>
          </table:table-cell>
          <table:table-cell table:number-columns-repeated="16381"/>
        </table:table-row>
        <table:table-row table:style-name="ro1">
          <table:table-cell office:value-type="float" office:value="-0.44320585013112773" table:formula="of:=[Rotation.H112]" table:style-name="ce1">
            <text:p>-0.44320585</text:p>
          </table:table-cell>
          <table:table-cell office:value-type="float" office:value="0" table:formula="of:=[Rotation.I112]" table:style-name="ce1">
            <text:p>0</text:p>
          </table:table-cell>
          <table:table-cell office:value-type="float" office:value="0.1059376439682532" table:formula="of:=[Rotation.J112]" table:style-name="ce1">
            <text:p>0.105937644</text:p>
          </table:table-cell>
          <table:table-cell table:number-columns-repeated="16381"/>
        </table:table-row>
        <table:table-row table:style-name="ro1">
          <table:table-cell office:value-type="float" office:value="-0.44294484178969773" table:formula="of:=[Rotation.H113]" table:style-name="ce1">
            <text:p>-0.442944842</text:p>
          </table:table-cell>
          <table:table-cell office:value-type="float" office:value="0" table:formula="of:=[Rotation.I113]" table:style-name="ce1">
            <text:p>0</text:p>
          </table:table-cell>
          <table:table-cell office:value-type="float" office:value="0.10702372228576076" table:formula="of:=[Rotation.J113]" table:style-name="ce1">
            <text:p>0.107023722</text:p>
          </table:table-cell>
          <table:table-cell table:number-columns-repeated="16381"/>
        </table:table-row>
        <table:table-row table:style-name="ro1">
          <table:table-cell office:value-type="float" office:value="-0.44268597174912633" table:formula="of:=[Rotation.H114]" table:style-name="ce1">
            <text:p>-0.442685972</text:p>
          </table:table-cell>
          <table:table-cell office:value-type="float" office:value="0" table:formula="of:=[Rotation.I114]" table:style-name="ce1">
            <text:p>0</text:p>
          </table:table-cell>
          <table:table-cell office:value-type="float" office:value="0.10808950187937652" table:formula="of:=[Rotation.J114]" table:style-name="ce1">
            <text:p>0.108089502</text:p>
          </table:table-cell>
          <table:table-cell table:number-columns-repeated="16381"/>
        </table:table-row>
        <table:table-row table:style-name="ro1">
          <table:table-cell office:value-type="float" office:value="-0.44242976042549853" table:formula="of:=[Rotation.H115]" table:style-name="ce1">
            <text:p>-0.44242976</text:p>
          </table:table-cell>
          <table:table-cell office:value-type="float" office:value="0" table:formula="of:=[Rotation.I115]" table:style-name="ce1">
            <text:p>0</text:p>
          </table:table-cell>
          <table:table-cell office:value-type="float" office:value="0.10913348289977724" table:formula="of:=[Rotation.J115]" table:style-name="ce1">
            <text:p>0.109133483</text:p>
          </table:table-cell>
          <table:table-cell table:number-columns-repeated="16381"/>
        </table:table-row>
        <table:table-row table:style-name="ro1">
          <table:table-cell office:value-type="float" office:value="-0.44217674017750136" table:formula="of:=[Rotation.H116]" table:style-name="ce1">
            <text:p>-0.44217674</text:p>
          </table:table-cell>
          <table:table-cell office:value-type="float" office:value="0" table:formula="of:=[Rotation.I116]" table:style-name="ce1">
            <text:p>0</text:p>
          </table:table-cell>
          <table:table-cell office:value-type="float" office:value="0.11015416672100273" table:formula="of:=[Rotation.J116]" table:style-name="ce1">
            <text:p>0.110154167</text:p>
          </table:table-cell>
          <table:table-cell table:number-columns-repeated="16381"/>
        </table:table-row>
        <table:table-row table:style-name="ro1">
          <table:table-cell office:value-type="float" office:value="-0.44192745339634476" table:formula="of:=[Rotation.H117]" table:style-name="ce1">
            <text:p>-0.441927453</text:p>
          </table:table-cell>
          <table:table-cell office:value-type="float" office:value="0" table:formula="of:=[Rotation.I117]" table:style-name="ce1">
            <text:p>0</text:p>
          </table:table-cell>
          <table:table-cell office:value-type="float" office:value="0.1111500604346283" table:formula="of:=[Rotation.J117]" table:style-name="ce1">
            <text:p>0.11115006</text:p>
          </table:table-cell>
          <table:table-cell table:number-columns-repeated="16381"/>
        </table:table-row>
        <table:table-row table:style-name="ro1">
          <table:table-cell office:value-type="float" office:value="-0.44168245243915333" table:formula="of:=[Rotation.H118]" table:style-name="ce1">
            <text:p>-0.441682452</text:p>
          </table:table-cell>
          <table:table-cell office:value-type="float" office:value="0" table:formula="of:=[Rotation.I118]" table:style-name="ce1">
            <text:p>0</text:p>
          </table:table-cell>
          <table:table-cell office:value-type="float" office:value="0.11211967359627399" table:formula="of:=[Rotation.J118]" table:style-name="ce1">
            <text:p>0.112119674</text:p>
          </table:table-cell>
          <table:table-cell table:number-columns-repeated="16381"/>
        </table:table-row>
        <table:table-row table:style-name="ro1">
          <table:table-cell office:value-type="float" office:value="-0.44144229896161891" table:formula="of:=[Rotation.H119]" table:style-name="ce1">
            <text:p>-0.441442299</text:p>
          </table:table-cell>
          <table:table-cell office:value-type="float" office:value="0" table:formula="of:=[Rotation.I119]" table:style-name="ce1">
            <text:p>0</text:p>
          </table:table-cell>
          <table:table-cell office:value-type="float" office:value="0.11306151727038112" table:formula="of:=[Rotation.J119]" table:style-name="ce1">
            <text:p>0.113061517</text:p>
          </table:table-cell>
          <table:table-cell table:number-columns-repeated="16381"/>
        </table:table-row>
        <table:table-row table:style-name="ro1">
          <table:table-cell office:value-type="float" office:value="-0.44120756201583505" table:formula="of:=[Rotation.H120]" table:style-name="ce1">
            <text:p>-0.441207562</text:p>
          </table:table-cell>
          <table:table-cell office:value-type="float" office:value="0" table:formula="of:=[Rotation.I120]" table:style-name="ce1">
            <text:p>0</text:p>
          </table:table-cell>
          <table:table-cell office:value-type="float" office:value="0.11397410767381803" table:formula="of:=[Rotation.J120]" table:style-name="ce1">
            <text:p>0.113974108</text:p>
          </table:table-cell>
          <table:table-cell table:number-columns-repeated="16381"/>
        </table:table-row>
        <table:table-row table:style-name="ro1">
          <table:table-cell office:value-type="float" office:value="-0.44097881785450505" table:formula="of:=[Rotation.H121]" table:style-name="ce1">
            <text:p>-0.440978818</text:p>
          </table:table-cell>
          <table:table-cell office:value-type="float" office:value="0" table:formula="of:=[Rotation.I121]" table:style-name="ce1">
            <text:p>0</text:p>
          </table:table-cell>
          <table:table-cell office:value-type="float" office:value="0.11485596285628032" table:formula="of:=[Rotation.J121]" table:style-name="ce1">
            <text:p>0.114855963</text:p>
          </table:table-cell>
          <table:table-cell table:number-columns-repeated="16381"/>
        </table:table-row>
        <table:table-row table:style-name="ro1">
          <table:table-cell office:value-type="float" office:value="-0.4407566489154936" table:formula="of:=[Rotation.H122]" table:style-name="ce1">
            <text:p>-0.440756649</text:p>
          </table:table-cell>
          <table:table-cell office:value-type="float" office:value="0" table:formula="of:=[Rotation.I122]" table:style-name="ce1">
            <text:p>0</text:p>
          </table:table-cell>
          <table:table-cell office:value-type="float" office:value="0.11570560244337494" table:formula="of:=[Rotation.J122]" table:style-name="ce1">
            <text:p>0.115705602</text:p>
          </table:table-cell>
          <table:table-cell table:number-columns-repeated="16381"/>
        </table:table-row>
        <table:table-row table:style-name="ro1">
          <table:table-cell office:value-type="float" office:value="-0.44054164255235928" table:formula="of:=[Rotation.H123]" table:style-name="ce1">
            <text:p>-0.440541643</text:p>
          </table:table-cell>
          <table:table-cell office:value-type="float" office:value="0" table:formula="of:=[Rotation.I123]" table:style-name="ce1">
            <text:p>0</text:p>
          </table:table-cell>
          <table:table-cell office:value-type="float" office:value="0.11652154812423868" table:formula="of:=[Rotation.J123]" table:style-name="ce1">
            <text:p>0.116521548</text:p>
          </table:table-cell>
          <table:table-cell table:number-columns-repeated="16381"/>
        </table:table-row>
        <table:table-row table:style-name="ro1">
          <table:table-cell office:value-type="float" office:value="-0.44033438929655061" table:formula="of:=[Rotation.H124]" table:style-name="ce1">
            <text:p>-0.440334389</text:p>
          </table:table-cell>
          <table:table-cell office:value-type="float" office:value="0" table:formula="of:=[Rotation.I124]" table:style-name="ce1">
            <text:p>0</text:p>
          </table:table-cell>
          <table:table-cell office:value-type="float" office:value="0.1173023256497235" table:formula="of:=[Rotation.J124]" table:style-name="ce1">
            <text:p>0.117302326</text:p>
          </table:table-cell>
          <table:table-cell table:number-columns-repeated="16381"/>
        </table:table-row>
        <table:table-row table:style-name="ro1">
          <table:table-cell office:value-type="float" office:value="-0.44013548310670275" table:formula="of:=[Rotation.H125]" table:style-name="ce1">
            <text:p>-0.440135483</text:p>
          </table:table-cell>
          <table:table-cell office:value-type="float" office:value="0" table:formula="of:=[Rotation.I125]" table:style-name="ce1">
            <text:p>0</text:p>
          </table:table-cell>
          <table:table-cell office:value-type="float" office:value="0.11804645911855809" table:formula="of:=[Rotation.J125]" table:style-name="ce1">
            <text:p>0.118046459</text:p>
          </table:table-cell>
          <table:table-cell table:number-columns-repeated="16381"/>
        </table:table-row>
        <table:table-row table:style-name="ro1">
          <table:table-cell office:value-type="float" office:value="-0.43994551892842632" table:formula="of:=[Rotation.H126]" table:style-name="ce1">
            <text:p>-0.439945519</text:p>
          </table:table-cell>
          <table:table-cell office:value-type="float" office:value="0" table:formula="of:=[Rotation.I126]" table:style-name="ce1">
            <text:p>0</text:p>
          </table:table-cell>
          <table:table-cell office:value-type="float" office:value="0.11875247523650895" table:formula="of:=[Rotation.J126]" table:style-name="ce1">
            <text:p>0.118752475</text:p>
          </table:table-cell>
          <table:table-cell table:number-columns-repeated="16381"/>
        </table:table-row>
        <table:table-row table:style-name="ro1">
          <table:table-cell office:value-type="float" office:value="-0.43976509203414688" table:formula="of:=[Rotation.H127]" table:style-name="ce1">
            <text:p>-0.439765092</text:p>
          </table:table-cell>
          <table:table-cell office:value-type="float" office:value="0" table:formula="of:=[Rotation.I127]" table:style-name="ce1">
            <text:p>0</text:p>
          </table:table-cell>
          <table:table-cell office:value-type="float" office:value="0.11941890063217941" table:formula="of:=[Rotation.J127]" table:style-name="ce1">
            <text:p>0.119418901</text:p>
          </table:table-cell>
          <table:table-cell table:number-columns-repeated="16381"/>
        </table:table-row>
        <table:table-row table:style-name="ro1">
          <table:table-cell office:value-type="float" office:value="-0.43959477303071526" table:formula="of:=[Rotation.H128]" table:style-name="ce1">
            <text:p>-0.439594773</text:p>
          </table:table-cell>
          <table:table-cell office:value-type="float" office:value="0" table:formula="of:=[Rotation.I128]" table:style-name="ce1">
            <text:p>0</text:p>
          </table:table-cell>
          <table:table-cell office:value-type="float" office:value="0.12004434815547911" table:formula="of:=[Rotation.J128]" table:style-name="ce1">
            <text:p>0.120044348</text:p>
          </table:table-cell>
          <table:table-cell table:number-columns-repeated="16381"/>
        </table:table-row>
        <table:table-row table:style-name="ro1">
          <table:table-cell office:value-type="float" office:value="-0.43943492906664477" table:formula="of:=[Rotation.H129]" table:style-name="ce1">
            <text:p>-0.439434929</text:p>
          </table:table-cell>
          <table:table-cell office:value-type="float" office:value="0" table:formula="of:=[Rotation.I129]" table:style-name="ce1">
            <text:p>0</text:p>
          </table:table-cell>
          <table:table-cell office:value-type="float" office:value="0.12062816054385012" table:formula="of:=[Rotation.J129]" table:style-name="ce1">
            <text:p>0.120628161</text:p>
          </table:table-cell>
          <table:table-cell table:number-columns-repeated="16381"/>
        </table:table-row>
        <table:table-row table:style-name="ro1">
          <table:table-cell office:value-type="float" office:value="-0.43928581549465529" table:formula="of:=[Rotation.H130]" table:style-name="ce1">
            <text:p>-0.439285815</text:p>
          </table:table-cell>
          <table:table-cell office:value-type="float" office:value="0" table:formula="of:=[Rotation.I130]" table:style-name="ce1">
            <text:p>0</text:p>
          </table:table-cell>
          <table:table-cell office:value-type="float" office:value="0.12117005531564165" table:formula="of:=[Rotation.J130]" table:style-name="ce1">
            <text:p>0.121170055</text:p>
          </table:table-cell>
          <table:table-cell table:number-columns-repeated="16381"/>
        </table:table-row>
        <table:table-row table:style-name="ro1">
          <table:table-cell office:value-type="float" office:value="-0.43914767607295085" table:formula="of:=[Rotation.H131]" table:style-name="ce1">
            <text:p>-0.439147676</text:p>
          </table:table-cell>
          <table:table-cell office:value-type="float" office:value="0" table:formula="of:=[Rotation.I131]" table:style-name="ce1">
            <text:p>0</text:p>
          </table:table-cell>
          <table:table-cell office:value-type="float" office:value="0.12166975219719406" table:formula="of:=[Rotation.J131]" table:style-name="ce1">
            <text:p>0.121669752</text:p>
          </table:table-cell>
          <table:table-cell table:number-columns-repeated="16381"/>
        </table:table-row>
        <table:table-row table:style-name="ro1">
          <table:table-cell office:value-type="float" office:value="-0.43902074414013409" table:formula="of:=[Rotation.H132]" table:style-name="ce1">
            <text:p>-0.439020744</text:p>
          </table:table-cell>
          <table:table-cell office:value-type="float" office:value="0" table:formula="of:=[Rotation.I132]" table:style-name="ce1">
            <text:p>0</text:p>
          </table:table-cell>
          <table:table-cell office:value-type="float" office:value="0.12212696759783603" table:formula="of:=[Rotation.J132]" table:style-name="ce1">
            <text:p>0.122126968</text:p>
          </table:table-cell>
          <table:table-cell table:number-columns-repeated="16381"/>
        </table:table-row>
        <table:table-row table:style-name="ro1">
          <table:table-cell office:value-type="float" office:value="-0.43890524232693062" table:formula="of:=[Rotation.H133]" table:style-name="ce1">
            <text:p>-0.438905242</text:p>
          </table:table-cell>
          <table:table-cell office:value-type="float" office:value="0" table:formula="of:=[Rotation.I133]" table:style-name="ce1">
            <text:p>0</text:p>
          </table:table-cell>
          <table:table-cell office:value-type="float" office:value="0.12254141446032989" table:formula="of:=[Rotation.J133]" table:style-name="ce1">
            <text:p>0.122541414</text:p>
          </table:table-cell>
          <table:table-cell table:number-columns-repeated="16381"/>
        </table:table-row>
        <table:table-row table:style-name="ro1">
          <table:table-cell office:value-type="float" office:value="-0.43880138140546954" table:formula="of:=[Rotation.H134]" table:style-name="ce1">
            <text:p>-0.438801381</text:p>
          </table:table-cell>
          <table:table-cell office:value-type="float" office:value="0" table:formula="of:=[Rotation.I134]" table:style-name="ce1">
            <text:p>0</text:p>
          </table:table-cell>
          <table:table-cell office:value-type="float" office:value="0.12291280517770176" table:formula="of:=[Rotation.J134]" table:style-name="ce1">
            <text:p>0.122912805</text:p>
          </table:table-cell>
          <table:table-cell table:number-columns-repeated="16381"/>
        </table:table-row>
        <table:table-row table:style-name="ro1">
          <table:table-cell office:value-type="float" office:value="-0.43870936148639061" table:formula="of:=[Rotation.H135]" table:style-name="ce1">
            <text:p>-0.438709361</text:p>
          </table:table-cell>
          <table:table-cell office:value-type="float" office:value="0" table:formula="of:=[Rotation.I135]" table:style-name="ce1">
            <text:p>0</text:p>
          </table:table-cell>
          <table:table-cell office:value-type="float" office:value="0.12324084608685321" table:formula="of:=[Rotation.J135]" table:style-name="ce1">
            <text:p>0.123240846</text:p>
          </table:table-cell>
          <table:table-cell table:number-columns-repeated="16381"/>
        </table:table-row>
        <table:table-row table:style-name="ro1">
          <table:table-cell office:value-type="float" office:value="-0.43862937021845194" table:formula="of:=[Rotation.H136]" table:style-name="ce1">
            <text:p>-0.43862937</text:p>
          </table:table-cell>
          <table:table-cell office:value-type="float" office:value="0" table:formula="of:=[Rotation.I136]" table:style-name="ce1">
            <text:p>0</text:p>
          </table:table-cell>
          <table:table-cell office:value-type="float" office:value="0.12352524269056994" table:formula="of:=[Rotation.J136]" table:style-name="ce1">
            <text:p>0.123525243</text:p>
          </table:table-cell>
          <table:table-cell table:number-columns-repeated="16381"/>
        </table:table-row>
        <table:table-row table:style-name="ro1">
          <table:table-cell office:value-type="float" office:value="-0.43856158333846951" table:formula="of:=[Rotation.H137]" table:style-name="ce1">
            <text:p>-0.438561583</text:p>
          </table:table-cell>
          <table:table-cell office:value-type="float" office:value="0" table:formula="of:=[Rotation.I137]" table:style-name="ce1">
            <text:p>0</text:p>
          </table:table-cell>
          <table:table-cell office:value-type="float" office:value="0.12376569645768028" table:formula="of:=[Rotation.J137]" table:style-name="ce1">
            <text:p>0.123765696</text:p>
          </table:table-cell>
          <table:table-cell table:number-columns-repeated="16381"/>
        </table:table-row>
        <table:table-row table:style-name="ro1">
          <table:table-cell office:value-type="float" office:value="-0.43850616436380063" table:formula="of:=[Rotation.H138]" table:style-name="ce1">
            <text:p>-0.438506164</text:p>
          </table:table-cell>
          <table:table-cell office:value-type="float" office:value="0" table:formula="of:=[Rotation.I138]" table:style-name="ce1">
            <text:p>0</text:p>
          </table:table-cell>
          <table:table-cell office:value-type="float" office:value="0.12396190469231855" table:formula="of:=[Rotation.J138]" table:style-name="ce1">
            <text:p>0.123961905</text:p>
          </table:table-cell>
          <table:table-cell table:number-columns-repeated="16381"/>
        </table:table-row>
        <table:table-row table:style-name="ro1">
          <table:table-cell office:value-type="float" office:value="-0.438463263413366" table:formula="of:=[Rotation.H139]" table:style-name="ce1">
            <text:p>-0.438463263</text:p>
          </table:table-cell>
          <table:table-cell office:value-type="float" office:value="0" table:formula="of:=[Rotation.I139]" table:style-name="ce1">
            <text:p>0</text:p>
          </table:table-cell>
          <table:table-cell office:value-type="float" office:value="0.12411356346870886" table:formula="of:=[Rotation.J139]" table:style-name="ce1">
            <text:p>0.124113563</text:p>
          </table:table-cell>
          <table:table-cell table:number-columns-repeated="16381"/>
        </table:table-row>
        <table:table-row table:style-name="ro1">
          <table:table-cell office:value-type="float" office:value="-0.43843301840393656" table:formula="of:=[Rotation.H140]" table:style-name="ce1">
            <text:p>-0.438433018</text:p>
          </table:table-cell>
          <table:table-cell office:value-type="float" office:value="0" table:formula="of:=[Rotation.I140]" table:style-name="ce1">
            <text:p>0</text:p>
          </table:table-cell>
          <table:table-cell office:value-type="float" office:value="0.12422036215215851" table:formula="of:=[Rotation.J140]" table:style-name="ce1">
            <text:p>0.124220362</text:p>
          </table:table-cell>
          <table:table-cell table:number-columns-repeated="16381"/>
        </table:table-row>
        <table:table-row table:style-name="ro1">
          <table:table-cell office:value-type="float" office:value="-0.4384155532136304" table:formula="of:=[Rotation.H141]" table:style-name="ce1">
            <text:p>-0.438415553</text:p>
          </table:table-cell>
          <table:table-cell office:value-type="float" office:value="0" table:formula="of:=[Rotation.I141]" table:style-name="ce1">
            <text:p>0</text:p>
          </table:table-cell>
          <table:table-cell office:value-type="float" office:value="0.12428198864029497" table:formula="of:=[Rotation.J141]" table:style-name="ce1">
            <text:p>0.124281989</text:p>
          </table:table-cell>
          <table:table-cell table:number-columns-repeated="16381"/>
        </table:table-row>
        <table:table-row table:style-name="ro1">
          <table:table-cell office:value-type="float" office:value="-0.43841097822166158" table:formula="of:=[Rotation.H142]" table:style-name="ce1">
            <text:p>-0.438410978</text:p>
          </table:table-cell>
          <table:table-cell office:value-type="float" office:value="0" table:formula="of:=[Rotation.I142]" table:style-name="ce1">
            <text:p>0</text:p>
          </table:table-cell>
          <table:table-cell office:value-type="float" office:value="0.12429812619153104" table:formula="of:=[Rotation.J142]" table:style-name="ce1">
            <text:p>0.124298126</text:p>
          </table:table-cell>
          <table:table-cell table:number-columns-repeated="16381"/>
        </table:table-row>
        <table:table-row table:style-name="ro1">
          <table:table-cell office:value-type="float" office:value="-0.43841938976168737" table:formula="of:=[Rotation.H143]" table:style-name="ce1">
            <text:p>-0.43841939</text:p>
          </table:table-cell>
          <table:table-cell office:value-type="float" office:value="0" table:formula="of:=[Rotation.I143]" table:style-name="ce1">
            <text:p>0</text:p>
          </table:table-cell>
          <table:table-cell office:value-type="float" office:value="0.1242684540862629" table:formula="of:=[Rotation.J143]" table:style-name="ce1">
            <text:p>0.124268454</text:p>
          </table:table-cell>
          <table:table-cell table:number-columns-repeated="16381"/>
        </table:table-row>
        <table:table-row table:style-name="ro1">
          <table:table-cell office:value-type="float" office:value="-0.43844087000387061" table:formula="of:=[Rotation.H144]" table:style-name="ce1">
            <text:p>-0.43844087</text:p>
          </table:table-cell>
          <table:table-cell office:value-type="float" office:value="0" table:formula="of:=[Rotation.I144]" table:style-name="ce1">
            <text:p>0</text:p>
          </table:table-cell>
          <table:table-cell office:value-type="float" office:value="0.12419264676400538" table:formula="of:=[Rotation.J144]" table:style-name="ce1">
            <text:p>0.124192647</text:p>
          </table:table-cell>
          <table:table-cell table:number-columns-repeated="16381"/>
        </table:table-row>
        <table:table-row table:style-name="ro1">
          <table:table-cell office:value-type="float" office:value="-0.43847548574844125" table:formula="of:=[Rotation.H145]" table:style-name="ce1">
            <text:p>-0.438475486</text:p>
          </table:table-cell>
          <table:table-cell office:value-type="float" office:value="0" table:formula="of:=[Rotation.I145]" table:style-name="ce1">
            <text:p>0</text:p>
          </table:table-cell>
          <table:table-cell office:value-type="float" office:value="0.12407037679344933" table:formula="of:=[Rotation.J145]" table:style-name="ce1">
            <text:p>0.124070377</text:p>
          </table:table-cell>
          <table:table-cell table:number-columns-repeated="16381"/>
        </table:table-row>
        <table:table-row table:style-name="ro1">
          <table:table-cell office:value-type="float" office:value="-0.43852328959924547" table:formula="of:=[Rotation.H146]" table:style-name="ce1">
            <text:p>-0.43852329</text:p>
          </table:table-cell>
          <table:table-cell office:value-type="float" office:value="0" table:formula="of:=[Rotation.I146]" table:style-name="ce1">
            <text:p>0</text:p>
          </table:table-cell>
          <table:table-cell office:value-type="float" office:value="0.12390130943237165" table:formula="of:=[Rotation.J146]" table:style-name="ce1">
            <text:p>0.123901309</text:p>
          </table:table-cell>
          <table:table-cell table:number-columns-repeated="16381"/>
        </table:table-row>
        <table:table-row table:style-name="ro1">
          <table:table-cell office:value-type="float" office:value="-0.4385843178823659" table:formula="of:=[Rotation.H147]" table:style-name="ce1">
            <text:p>-0.438584318</text:p>
          </table:table-cell>
          <table:table-cell office:value-type="float" office:value="0" table:formula="of:=[Rotation.I147]" table:style-name="ce1">
            <text:p>0</text:p>
          </table:table-cell>
          <table:table-cell office:value-type="float" office:value="0.12368510867384083" table:formula="of:=[Rotation.J147]" table:style-name="ce1">
            <text:p>0.123685109</text:p>
          </table:table-cell>
          <table:table-cell table:number-columns-repeated="16381"/>
        </table:table-row>
        <table:table-row table:style-name="ro1">
          <table:table-cell office:value-type="float" office:value="-0.43865859202366536" table:formula="of:=[Rotation.H148]" table:style-name="ce1">
            <text:p>-0.438658592</text:p>
          </table:table-cell>
          <table:table-cell office:value-type="float" office:value="0" table:formula="of:=[Rotation.I148]" table:style-name="ce1">
            <text:p>0</text:p>
          </table:table-cell>
          <table:table-cell office:value-type="float" office:value="0.12342143105561335" table:formula="of:=[Rotation.J148]" table:style-name="ce1">
            <text:p>0.123421431</text:p>
          </table:table-cell>
          <table:table-cell table:number-columns-repeated="16381"/>
        </table:table-row>
        <table:table-row table:style-name="ro1">
          <table:table-cell office:value-type="float" office:value="-0.4387460689767359" table:formula="of:=[Rotation.H149]" table:style-name="ce1">
            <text:p>-0.438746069</text:p>
          </table:table-cell>
          <table:table-cell office:value-type="float" office:value="0" table:formula="of:=[Rotation.I149]" table:style-name="ce1">
            <text:p>0</text:p>
          </table:table-cell>
          <table:table-cell office:value-type="float" office:value="0.12311010095626301" table:formula="of:=[Rotation.J149]" table:style-name="ce1">
            <text:p>0.123110101</text:p>
          </table:table-cell>
          <table:table-cell table:number-columns-repeated="16381"/>
        </table:table-row>
        <table:table-row table:style-name="ro1">
          <table:table-cell office:value-type="float" office:value="-0.43884641361033661" table:formula="of:=[Rotation.H150]" table:style-name="ce1">
            <text:p>-0.438846414</text:p>
          </table:table-cell>
          <table:table-cell office:value-type="float" office:value="0" table:formula="of:=[Rotation.I150]" table:style-name="ce1">
            <text:p>0</text:p>
          </table:table-cell>
          <table:table-cell office:value-type="float" office:value="0.12275192569302276" table:formula="of:=[Rotation.J150]" table:style-name="ce1">
            <text:p>0.122751926</text:p>
          </table:table-cell>
          <table:table-cell table:number-columns-repeated="16381"/>
        </table:table-row>
        <table:table-row table:style-name="ro1">
          <table:table-cell office:value-type="float" office:value="-0.4389591777603345" table:formula="of:=[Rotation.H151]" table:style-name="ce1">
            <text:p>-0.438959178</text:p>
          </table:table-cell>
          <table:table-cell office:value-type="float" office:value="0" table:formula="of:=[Rotation.I151]" table:style-name="ce1">
            <text:p>0</text:p>
          </table:table-cell>
          <table:table-cell office:value-type="float" office:value="0.12234807011134705" table:formula="of:=[Rotation.J151]" table:style-name="ce1">
            <text:p>0.12234807</text:p>
          </table:table-cell>
          <table:table-cell table:number-columns-repeated="16381"/>
        </table:table-row>
        <table:table-row table:style-name="ro1">
          <table:table-cell office:value-type="float" office:value="-0.4390839033625184" table:formula="of:=[Rotation.H152]" table:style-name="ce1">
            <text:p>-0.439083903</text:p>
          </table:table-cell>
          <table:table-cell office:value-type="float" office:value="0" table:formula="of:=[Rotation.I152]" table:style-name="ce1">
            <text:p>0</text:p>
          </table:table-cell>
          <table:table-cell office:value-type="float" office:value="0.12189969568433953" table:formula="of:=[Rotation.J152]" table:style-name="ce1">
            <text:p>0.121899696</text:p>
          </table:table-cell>
          <table:table-cell table:number-columns-repeated="16381"/>
        </table:table-row>
        <table:table-row table:style-name="ro1">
          <table:table-cell office:value-type="float" office:value="-0.43922012366043095" table:formula="of:=[Rotation.H153]" table:style-name="ce1">
            <text:p>-0.439220124</text:p>
          </table:table-cell>
          <table:table-cell office:value-type="float" office:value="0" table:formula="of:=[Rotation.I153]" table:style-name="ce1">
            <text:p>0</text:p>
          </table:table-cell>
          <table:table-cell office:value-type="float" office:value="0.12140796090749467" table:formula="of:=[Rotation.J153]" table:style-name="ce1">
            <text:p>0.121407961</text:p>
          </table:table-cell>
          <table:table-cell table:number-columns-repeated="16381"/>
        </table:table-row>
        <table:table-row table:style-name="ro1">
          <table:table-cell office:value-type="float" office:value="-0.43936736374680385" table:formula="of:=[Rotation.H154]" table:style-name="ce1">
            <text:p>-0.439367364</text:p>
          </table:table-cell>
          <table:table-cell office:value-type="float" office:value="0" table:formula="of:=[Rotation.I154]" table:style-name="ce1">
            <text:p>0</text:p>
          </table:table-cell>
          <table:table-cell office:value-type="float" office:value="0.12087402398441002" table:formula="of:=[Rotation.J154]" table:style-name="ce1">
            <text:p>0.120874024</text:p>
          </table:table-cell>
          <table:table-cell table:number-columns-repeated="16381"/>
        </table:table-row>
        <table:table-row table:style-name="ro1">
          <table:table-cell office:value-type="float" office:value="-0.43952514213973842" table:formula="of:=[Rotation.H155]" table:style-name="ce1">
            <text:p>-0.439525142</text:p>
          </table:table-cell>
          <table:table-cell office:value-type="float" office:value="0" table:formula="of:=[Rotation.I155]" table:style-name="ce1">
            <text:p>0</text:p>
          </table:table-cell>
          <table:table-cell office:value-type="float" office:value="0.12029904167133973" table:formula="of:=[Rotation.J155]" table:style-name="ce1">
            <text:p>0.120299042</text:p>
          </table:table-cell>
          <table:table-cell table:number-columns-repeated="16381"/>
        </table:table-row>
        <table:table-row table:style-name="ro1">
          <table:table-cell office:value-type="float" office:value="-0.43969297252524642" table:formula="of:=[Rotation.H156]" table:style-name="ce1">
            <text:p>-0.439692973</text:p>
          </table:table-cell>
          <table:table-cell office:value-type="float" office:value="0" table:formula="of:=[Rotation.I156]" table:style-name="ce1">
            <text:p>0</text:p>
          </table:table-cell>
          <table:table-cell office:value-type="float" office:value="0.11968416734018272" table:formula="of:=[Rotation.J156]" table:style-name="ce1">
            <text:p>0.119684167</text:p>
          </table:table-cell>
          <table:table-cell table:number-columns-repeated="16381"/>
        </table:table-row>
        <table:table-row table:style-name="ro1">
          <table:table-cell office:value-type="float" office:value="-0.43987036337020891" table:formula="of:=[Rotation.H157]" table:style-name="ce1">
            <text:p>-0.439870363</text:p>
          </table:table-cell>
          <table:table-cell office:value-type="float" office:value="0" table:formula="of:=[Rotation.I157]" table:style-name="ce1">
            <text:p>0</text:p>
          </table:table-cell>
          <table:table-cell office:value-type="float" office:value="0.1190305567010438" table:formula="of:=[Rotation.J157]" table:style-name="ce1">
            <text:p>0.119030557</text:p>
          </table:table-cell>
          <table:table-cell table:number-columns-repeated="16381"/>
        </table:table-row>
        <table:table-row table:style-name="ro1">
          <table:table-cell office:value-type="float" office:value="-0.44005682023672532" table:formula="of:=[Rotation.H158]" table:style-name="ce1">
            <text:p>-0.44005682</text:p>
          </table:table-cell>
          <table:table-cell office:value-type="float" office:value="0" table:formula="of:=[Rotation.I158]" table:style-name="ce1">
            <text:p>0</text:p>
          </table:table-cell>
          <table:table-cell office:value-type="float" office:value="0.11833936354038101" table:formula="of:=[Rotation.J158]" table:style-name="ce1">
            <text:p>0.118339364</text:p>
          </table:table-cell>
          <table:table-cell table:number-columns-repeated="16381"/>
        </table:table-row>
        <table:table-row table:style-name="ro1">
          <table:table-cell office:value-type="float" office:value="-0.44025184658660982" table:formula="of:=[Rotation.H159]" table:style-name="ce1">
            <text:p>-0.440251847</text:p>
          </table:table-cell>
          <table:table-cell office:value-type="float" office:value="0" table:formula="of:=[Rotation.I159]" table:style-name="ce1">
            <text:p>0</text:p>
          </table:table-cell>
          <table:table-cell office:value-type="float" office:value="0.11761174081306737" table:formula="of:=[Rotation.J159]" table:style-name="ce1">
            <text:p>0.117611741</text:p>
          </table:table-cell>
          <table:table-cell table:number-columns-repeated="16381"/>
        </table:table-row>
        <table:table-row table:style-name="ro1">
          <table:table-cell office:value-type="float" office:value="-0.44045494415309455" table:formula="of:=[Rotation.H160]" table:style-name="ce1">
            <text:p>-0.440454944</text:p>
          </table:table-cell>
          <table:table-cell office:value-type="float" office:value="0" table:formula="of:=[Rotation.I160]" table:style-name="ce1">
            <text:p>0</text:p>
          </table:table-cell>
          <table:table-cell office:value-type="float" office:value="0.11684884325954752" table:formula="of:=[Rotation.J160]" table:style-name="ce1">
            <text:p>0.116848843</text:p>
          </table:table-cell>
          <table:table-cell table:number-columns-repeated="16381"/>
        </table:table-row>
        <table:table-row table:style-name="ro1">
          <table:table-cell office:value-type="float" office:value="-0.44066561452112551" table:formula="of:=[Rotation.H161]" table:style-name="ce1">
            <text:p>-0.440665615</text:p>
          </table:table-cell>
          <table:table-cell office:value-type="float" office:value="0" table:formula="of:=[Rotation.I161]" table:style-name="ce1">
            <text:p>0</text:p>
          </table:table-cell>
          <table:table-cell office:value-type="float" office:value="0.11605182540020126" table:formula="of:=[Rotation.J161]" table:style-name="ce1">
            <text:p>0.116051825</text:p>
          </table:table-cell>
          <table:table-cell table:number-columns-repeated="16381"/>
        </table:table-row>
        <table:table-row table:style-name="ro1">
          <table:table-cell office:value-type="float" office:value="-0.44088335964710956" table:formula="of:=[Rotation.H162]" table:style-name="ce1">
            <text:p>-0.44088336</text:p>
          </table:table-cell>
          <table:table-cell office:value-type="float" office:value="0" table:formula="of:=[Rotation.I162]" table:style-name="ce1">
            <text:p>0</text:p>
          </table:table-cell>
          <table:table-cell office:value-type="float" office:value="0.11522184335566518" table:formula="of:=[Rotation.J162]" table:style-name="ce1">
            <text:p>0.115221843</text:p>
          </table:table-cell>
          <table:table-cell table:number-columns-repeated="16381"/>
        </table:table-row>
        <table:table-row table:style-name="ro1">
          <table:table-cell office:value-type="float" office:value="-0.44110768356275065" table:formula="of:=[Rotation.H163]" table:style-name="ce1">
            <text:p>-0.441107684</text:p>
          </table:table-cell>
          <table:table-cell office:value-type="float" office:value="0" table:formula="of:=[Rotation.I163]" table:style-name="ce1">
            <text:p>0</text:p>
          </table:table-cell>
          <table:table-cell office:value-type="float" office:value="0.11436005203699498" table:formula="of:=[Rotation.J163]" table:style-name="ce1">
            <text:p>0.114360052</text:p>
          </table:table-cell>
          <table:table-cell table:number-columns-repeated="16381"/>
        </table:table-row>
        <table:table-row table:style-name="ro1">
          <table:table-cell office:value-type="float" office:value="-0.44133809183327505" table:formula="of:=[Rotation.H164]" table:style-name="ce1">
            <text:p>-0.441338092</text:p>
          </table:table-cell>
          <table:table-cell office:value-type="float" office:value="0" table:formula="of:=[Rotation.I164]" table:style-name="ce1">
            <text:p>0</text:p>
          </table:table-cell>
          <table:table-cell office:value-type="float" office:value="0.11346761078371079" table:formula="of:=[Rotation.J164]" table:style-name="ce1">
            <text:p>0.113467611</text:p>
          </table:table-cell>
          <table:table-cell table:number-columns-repeated="16381"/>
        </table:table-row>
        <table:table-row table:style-name="ro1">
          <table:table-cell office:value-type="float" office:value="-0.44157409360388161" table:formula="of:=[Rotation.H165]" table:style-name="ce1">
            <text:p>-0.441574094</text:p>
          </table:table-cell>
          <table:table-cell office:value-type="float" office:value="0" table:formula="of:=[Rotation.I165]" table:style-name="ce1">
            <text:p>0</text:p>
          </table:table-cell>
          <table:table-cell office:value-type="float" office:value="0.11254567898373691" table:formula="of:=[Rotation.J165]" table:style-name="ce1">
            <text:p>0.112545679</text:p>
          </table:table-cell>
          <table:table-cell table:number-columns-repeated="16381"/>
        </table:table-row>
        <table:table-row table:style-name="ro1">
          <table:table-cell office:value-type="float" office:value="-0.44181520219556741" table:formula="of:=[Rotation.H166]" table:style-name="ce1">
            <text:p>-0.441815202</text:p>
          </table:table-cell>
          <table:table-cell office:value-type="float" office:value="0" table:formula="of:=[Rotation.I166]" table:style-name="ce1">
            <text:p>0</text:p>
          </table:table-cell>
          <table:table-cell office:value-type="float" office:value="0.11159541706042364" table:formula="of:=[Rotation.J166]" table:style-name="ce1">
            <text:p>0.111595417</text:p>
          </table:table-cell>
          <table:table-cell table:number-columns-repeated="16381"/>
        </table:table-row>
        <table:table-row table:style-name="ro1">
          <table:table-cell office:value-type="float" office:value="-0.44206093529296941" table:formula="of:=[Rotation.H167]" table:style-name="ce1">
            <text:p>-0.442060935</text:p>
          </table:table-cell>
          <table:table-cell office:value-type="float" office:value="0" table:formula="of:=[Rotation.I167]" table:style-name="ce1">
            <text:p>0</text:p>
          </table:table-cell>
          <table:table-cell office:value-type="float" office:value="0.11061798898870411" table:formula="of:=[Rotation.J167]" table:style-name="ce1">
            <text:p>0.110617989</text:p>
          </table:table-cell>
          <table:table-cell table:number-columns-repeated="16381"/>
        </table:table-row>
        <table:table-row table:style-name="ro1">
          <table:table-cell office:value-type="float" office:value="-0.44231081608899997" table:formula="of:=[Rotation.H168]" table:style-name="ce1">
            <text:p>-0.442310816</text:p>
          </table:table-cell>
          <table:table-cell office:value-type="float" office:value="0" table:formula="of:=[Rotation.I168]" table:style-name="ce1">
            <text:p>0</text:p>
          </table:table-cell>
          <table:table-cell office:value-type="float" office:value="0.10961456094280002" table:formula="of:=[Rotation.J168]" table:style-name="ce1">
            <text:p>0.109614561</text:p>
          </table:table-cell>
          <table:table-cell table:number-columns-repeated="16381"/>
        </table:table-row>
        <table:table-row table:style-name="ro1">
          <table:table-cell office:value-type="float" office:value="-0.44256437456813513" table:formula="of:=[Rotation.H169]" table:style-name="ce1">
            <text:p>-0.442564375</text:p>
          </table:table-cell>
          <table:table-cell office:value-type="float" office:value="0" table:formula="of:=[Rotation.I169]" table:style-name="ce1">
            <text:p>0</text:p>
          </table:table-cell>
          <table:table-cell office:value-type="float" office:value="0.1085862991501019" table:formula="of:=[Rotation.J169]" table:style-name="ce1">
            <text:p>0.108586299</text:p>
          </table:table-cell>
          <table:table-cell table:number-columns-repeated="16381"/>
        </table:table-row>
        <table:table-row table:style-name="ro1">
          <table:table-cell office:value-type="float" office:value="-0.44282112132416285" table:formula="of:=[Rotation.H170]" table:style-name="ce1">
            <text:p>-0.442821121</text:p>
          </table:table-cell>
          <table:table-cell office:value-type="float" office:value="0" table:formula="of:=[Rotation.I170]" table:style-name="ce1">
            <text:p>0</text:p>
          </table:table-cell>
          <table:table-cell office:value-type="float" office:value="0.10753448055954473" table:formula="of:=[Rotation.J170]" table:style-name="ce1">
            <text:p>0.107534481</text:p>
          </table:table-cell>
          <table:table-cell table:number-columns-repeated="16381"/>
        </table:table-row>
        <table:table-row table:style-name="ro1">
          <table:table-cell office:value-type="float" office:value="-0.44308047482931096" table:formula="of:=[Rotation.H171]" table:style-name="ce1">
            <text:p>-0.443080475</text:p>
          </table:table-cell>
          <table:table-cell office:value-type="float" office:value="0" table:formula="of:=[Rotation.I171]" table:style-name="ce1">
            <text:p>0</text:p>
          </table:table-cell>
          <table:table-cell office:value-type="float" office:value="0.10646080417239159" table:formula="of:=[Rotation.J171]" table:style-name="ce1">
            <text:p>0.106460804</text:p>
          </table:table-cell>
          <table:table-cell table:number-columns-repeated="16381"/>
        </table:table-row>
        <table:table-row table:style-name="ro1">
          <table:table-cell office:value-type="float" office:value="-0.4433418421301592" table:formula="of:=[Rotation.H172]" table:style-name="ce1">
            <text:p>-0.443341842</text:p>
          </table:table-cell>
          <table:table-cell office:value-type="float" office:value="0" table:formula="of:=[Rotation.I172]" table:style-name="ce1">
            <text:p>0</text:p>
          </table:table-cell>
          <table:table-cell office:value-type="float" office:value="0.10536707747981343" table:formula="of:=[Rotation.J172]" table:style-name="ce1">
            <text:p>0.105367077</text:p>
          </table:table-cell>
          <table:table-cell table:number-columns-repeated="16381"/>
        </table:table-row>
        <table:table-row table:style-name="ro1">
          <table:table-cell office:value-type="float" office:value="-0.44360464535661831" table:formula="of:=[Rotation.H173]" table:style-name="ce1">
            <text:p>-0.443604645</text:p>
          </table:table-cell>
          <table:table-cell office:value-type="float" office:value="0" table:formula="of:=[Rotation.I173]" table:style-name="ce1">
            <text:p>0</text:p>
          </table:table-cell>
          <table:table-cell office:value-type="float" office:value="0.10425511315052551" table:formula="of:=[Rotation.J173]" table:style-name="ce1">
            <text:p>0.104255113</text:p>
          </table:table-cell>
          <table:table-cell table:number-columns-repeated="16381"/>
        </table:table-row>
        <table:table-row table:style-name="ro1">
          <table:table-cell office:value-type="float" office:value="-0.44386832234161555" table:formula="of:=[Rotation.H174]" table:style-name="ce1">
            <text:p>-0.443868322</text:p>
          </table:table-cell>
          <table:table-cell office:value-type="float" office:value="0" table:formula="of:=[Rotation.I174]" table:style-name="ce1">
            <text:p>0</text:p>
          </table:table-cell>
          <table:table-cell office:value-type="float" office:value="0.10312672990859187" table:formula="of:=[Rotation.J174]" table:style-name="ce1">
            <text:p>0.10312673</text:p>
          </table:table-cell>
          <table:table-cell table:number-columns-repeated="16381"/>
        </table:table-row>
        <table:table-row table:style-name="ro1">
          <table:table-cell office:value-type="float" office:value="-0.44413232824697718" table:formula="of:=[Rotation.H175]" table:style-name="ce1">
            <text:p>-0.444132328</text:p>
          </table:table-cell>
          <table:table-cell office:value-type="float" office:value="0" table:formula="of:=[Rotation.I175]" table:style-name="ce1">
            <text:p>0</text:p>
          </table:table-cell>
          <table:table-cell office:value-type="float" office:value="0.10198374873439056" table:formula="of:=[Rotation.J175]" table:style-name="ce1">
            <text:p>0.101983749</text:p>
          </table:table-cell>
          <table:table-cell table:number-columns-repeated="16381"/>
        </table:table-row>
        <table:table-row table:style-name="ro1">
          <table:table-cell office:value-type="float" office:value="-0.4443961354711381" table:formula="of:=[Rotation.H176]" table:style-name="ce1">
            <text:p>-0.444396135</text:p>
          </table:table-cell>
          <table:table-cell office:value-type="float" office:value="0" table:formula="of:=[Rotation.I176]" table:style-name="ce1">
            <text:p>0</text:p>
          </table:table-cell>
          <table:table-cell office:value-type="float" office:value="0.10082799600467068" table:formula="of:=[Rotation.J176]" table:style-name="ce1">
            <text:p>0.100827996</text:p>
          </table:table-cell>
          <table:table-cell table:number-columns-repeated="16381"/>
        </table:table-row>
        <table:table-row table:style-name="ro1">
          <table:table-cell office:value-type="float" office:value="-0.44465923427781384" table:formula="of:=[Rotation.H177]" table:style-name="ce1">
            <text:p>-0.444659234</text:p>
          </table:table-cell>
          <table:table-cell office:value-type="float" office:value="0" table:formula="of:=[Rotation.I177]" table:style-name="ce1">
            <text:p>0</text:p>
          </table:table-cell>
          <table:table-cell office:value-type="float" office:value="9.9661303280000668E-2" table:formula="of:=[Rotation.J177]" table:style-name="ce1">
            <text:p>0.099661303</text:p>
          </table:table-cell>
          <table:table-cell table:number-columns-repeated="16381"/>
        </table:table-row>
        <table:table-row table:style-name="ro1">
          <table:table-cell office:value-type="float" office:value="-0.44492113362108265" table:formula="of:=[Rotation.H178]" table:style-name="ce1">
            <text:p>-0.444921134</text:p>
          </table:table-cell>
          <table:table-cell office:value-type="float" office:value="0" table:formula="of:=[Rotation.I178]" table:style-name="ce1">
            <text:p>0</text:p>
          </table:table-cell>
          <table:table-cell office:value-type="float" office:value="9.848550582360166E-2" table:formula="of:=[Rotation.J178]" table:style-name="ce1">
            <text:p>0.098485506</text:p>
          </table:table-cell>
          <table:table-cell table:number-columns-repeated="16381"/>
        </table:table-row>
        <table:table-row table:style-name="ro1">
          <table:table-cell office:value-type="float" office:value="-0.44518136117520468" table:formula="of:=[Rotation.H179]" table:style-name="ce1">
            <text:p>-0.445181361</text:p>
          </table:table-cell>
          <table:table-cell office:value-type="float" office:value="0" table:formula="of:=[Rotation.I179]" table:style-name="ce1">
            <text:p>0</text:p>
          </table:table-cell>
          <table:table-cell office:value-type="float" office:value="9.7302444276554587E-2" table:formula="of:=[Rotation.J179]" table:style-name="ce1">
            <text:p>0.097302444</text:p>
          </table:table-cell>
          <table:table-cell table:number-columns-repeated="16381"/>
        </table:table-row>
        <table:table-row table:style-name="ro1">
          <table:table-cell office:value-type="float" office:value="-0.44543946391957973" table:formula="of:=[Rotation.H180]" table:style-name="ce1">
            <text:p>-0.445439464</text:p>
          </table:table-cell>
          <table:table-cell office:value-type="float" office:value="0" table:formula="of:=[Rotation.I180]" table:style-name="ce1">
            <text:p>0</text:p>
          </table:table-cell>
          <table:table-cell office:value-type="float" office:value="9.6113963517469397E-2" table:formula="of:=[Rotation.J180]" table:style-name="ce1">
            <text:p>0.096113964</text:p>
          </table:table-cell>
          <table:table-cell table:number-columns-repeated="16381"/>
        </table:table-row>
        <table:table-row table:style-name="ro1">
          <table:table-cell office:value-type="float" office:value="-0.44569500833187398" table:formula="of:=[Rotation.H181]" table:style-name="ce1">
            <text:p>-0.445695008</text:p>
          </table:table-cell>
          <table:table-cell office:value-type="float" office:value="0" table:formula="of:=[Rotation.I181]" table:style-name="ce1">
            <text:p>0</text:p>
          </table:table-cell>
          <table:table-cell office:value-type="float" office:value="9.4921912897132463E-2" table:formula="of:=[Rotation.J181]" table:style-name="ce1">
            <text:p>0.094921913</text:p>
          </table:table-cell>
          <table:table-cell table:number-columns-repeated="16381"/>
        </table:table-row>
        <table:table-row table:style-name="ro1">
          <table:table-cell office:value-type="float" office:value="-0.4459475805601899" table:formula="of:=[Rotation.H182]" table:style-name="ce1">
            <text:p>-0.445947581</text:p>
          </table:table-cell>
          <table:table-cell office:value-type="float" office:value="0" table:formula="of:=[Rotation.I182]" table:style-name="ce1">
            <text:p>0</text:p>
          </table:table-cell>
          <table:table-cell office:value-type="float" office:value="9.3728146212933044E-2" table:formula="of:=[Rotation.J182]" table:style-name="ce1">
            <text:p>0.093728146</text:p>
          </table:table-cell>
          <table:table-cell table:number-columns-repeated="16381"/>
        </table:table-row>
        <table:table-row table:style-name="ro1">
          <table:table-cell office:value-type="float" office:value="-0.44619678656301293" table:formula="of:=[Rotation.H183]" table:style-name="ce1">
            <text:p>-0.446196787</text:p>
          </table:table-cell>
          <table:table-cell office:value-type="float" office:value="0" table:formula="of:=[Rotation.I183]" table:style-name="ce1">
            <text:p>0</text:p>
          </table:table-cell>
          <table:table-cell office:value-type="float" office:value="9.2534521454649979E-2" table:formula="of:=[Rotation.J183]" table:style-name="ce1">
            <text:p>0.092534521</text:p>
          </table:table-cell>
          <table:table-cell table:number-columns-repeated="16381"/>
        </table:table-row>
        <table:table-row table:style-name="ro1">
          <table:table-cell office:value-type="float" office:value="-0.44644225211702276" table:formula="of:=[Rotation.H184]" table:style-name="ce1">
            <text:p>-0.446442252</text:p>
          </table:table-cell>
          <table:table-cell office:value-type="float" office:value="0" table:formula="of:=[Rotation.I184]" table:style-name="ce1">
            <text:p>0</text:p>
          </table:table-cell>
          <table:table-cell office:value-type="float" office:value="9.1342900789720294E-2" table:formula="of:=[Rotation.J184]" table:style-name="ce1">
            <text:p>0.091342901</text:p>
          </table:table-cell>
          <table:table-cell table:number-columns-repeated="16381"/>
        </table:table-row>
        <table:table-row table:style-name="ro1">
          <table:table-cell office:value-type="float" office:value="-0.44668362278853135" table:formula="of:=[Rotation.H185]" table:style-name="ce1">
            <text:p>-0.446683623</text:p>
          </table:table-cell>
          <table:table-cell office:value-type="float" office:value="0" table:formula="of:=[Rotation.I185]" table:style-name="ce1">
            <text:p>0</text:p>
          </table:table-cell>
          <table:table-cell office:value-type="float" office:value="9.0155150338253193E-2" table:formula="of:=[Rotation.J185]" table:style-name="ce1">
            <text:p>0.09015515</text:p>
          </table:table-cell>
          <table:table-cell table:number-columns-repeated="16381"/>
        </table:table-row>
        <table:table-row table:style-name="ro1">
          <table:table-cell office:value-type="float" office:value="-0.44692056378698386" table:formula="of:=[Rotation.H186]" table:style-name="ce1">
            <text:p>-0.446920564</text:p>
          </table:table-cell>
          <table:table-cell office:value-type="float" office:value="0" table:formula="of:=[Rotation.I186]" table:style-name="ce1">
            <text:p>0</text:p>
          </table:table-cell>
          <table:table-cell office:value-type="float" office:value="8.8973140128493236E-2" table:formula="of:=[Rotation.J186]" table:style-name="ce1">
            <text:p>0.08897314</text:p>
          </table:table-cell>
          <table:table-cell table:number-columns-repeated="16381"/>
        </table:table-row>
        <table:table-row table:style-name="ro1">
          <table:table-cell office:value-type="float" office:value="-0.44715275981725472" table:formula="of:=[Rotation.H187]" table:style-name="ce1">
            <text:p>-0.44715276</text:p>
          </table:table-cell>
          <table:table-cell office:value-type="float" office:value="0" table:formula="of:=[Rotation.I187]" table:style-name="ce1">
            <text:p>0</text:p>
          </table:table-cell>
          <table:table-cell office:value-type="float" office:value="8.779874365736956E-2" table:formula="of:=[Rotation.J187]" table:style-name="ce1">
            <text:p>0.087798744</text:p>
          </table:table-cell>
          <table:table-cell table:number-columns-repeated="16381"/>
        </table:table-row>
        <table:table-row table:style-name="ro1">
          <table:table-cell office:value-type="float" office:value="-0.44737991471782795" table:formula="of:=[Rotation.H188]" table:style-name="ce1">
            <text:p>-0.447379915</text:p>
          </table:table-cell>
          <table:table-cell office:value-type="float" office:value="0" table:formula="of:=[Rotation.I188]" table:style-name="ce1">
            <text:p>0</text:p>
          </table:table-cell>
          <table:table-cell office:value-type="float" office:value="8.6633838118075721E-2" table:formula="of:=[Rotation.J188]" table:style-name="ce1">
            <text:p>0.086633838</text:p>
          </table:table-cell>
          <table:table-cell table:number-columns-repeated="16381"/>
        </table:table-row>
        <table:table-row table:style-name="ro1">
          <table:table-cell office:value-type="float" office:value="-0.44760175119540246" table:formula="of:=[Rotation.H189]" table:style-name="ce1">
            <text:p>-0.447601751</text:p>
          </table:table-cell>
          <table:table-cell office:value-type="float" office:value="0" table:formula="of:=[Rotation.I189]" table:style-name="ce1">
            <text:p>0</text:p>
          </table:table-cell>
          <table:table-cell office:value-type="float" office:value="8.5480303736059485E-2" table:formula="of:=[Rotation.J189]" table:style-name="ce1">
            <text:p>0.085480304</text:p>
          </table:table-cell>
          <table:table-cell table:number-columns-repeated="16381"/>
        </table:table-row>
        <table:table-row table:style-name="ro1">
          <table:table-cell office:value-type="float" office:value="-0.44781801041452191" table:formula="of:=[Rotation.H190]" table:style-name="ce1">
            <text:p>-0.44781801</text:p>
          </table:table-cell>
          <table:table-cell office:value-type="float" office:value="0" table:formula="of:=[Rotation.I190]" table:style-name="ce1">
            <text:p>0</text:p>
          </table:table-cell>
          <table:table-cell office:value-type="float" office:value="8.4340023407508666E-2" table:formula="of:=[Rotation.J190]" table:style-name="ce1">
            <text:p>0.084340023</text:p>
          </table:table-cell>
          <table:table-cell table:number-columns-repeated="16381"/>
        </table:table-row>
        <table:table-row table:style-name="ro1">
          <table:table-cell office:value-type="float" office:value="-0.4480284786072023" table:formula="of:=[Rotation.H191]" table:style-name="ce1">
            <text:p>-0.448028479</text:p>
          </table:table-cell>
          <table:table-cell office:value-type="float" office:value="0" table:formula="of:=[Rotation.I191]" table:style-name="ce1">
            <text:p>0</text:p>
          </table:table-cell>
          <table:table-cell office:value-type="float" office:value="8.3214736416788906E-2" table:formula="of:=[Rotation.J191]" table:style-name="ce1">
            <text:p>0.083214736</text:p>
          </table:table-cell>
          <table:table-cell table:number-columns-repeated="16381"/>
        </table:table-row>
        <table:table-row table:style-name="ro1">
          <table:table-cell office:value-type="float" office:value="-0.44823303333173659" table:formula="of:=[Rotation.H192]" table:style-name="ce1">
            <text:p>-0.448233033</text:p>
          </table:table-cell>
          <table:table-cell office:value-type="float" office:value="0" table:formula="of:=[Rotation.I192]" table:style-name="ce1">
            <text:p>0</text:p>
          </table:table-cell>
          <table:table-cell office:value-type="float" office:value="8.2105772210182046E-2" table:formula="of:=[Rotation.J192]" table:style-name="ce1">
            <text:p>0.082105772</text:p>
          </table:table-cell>
          <table:table-cell table:number-columns-repeated="16381"/>
        </table:table-row>
        <table:table-row table:style-name="ro1">
          <table:table-cell office:value-type="float" office:value="-0.44843157554440444" table:formula="of:=[Rotation.H193]" table:style-name="ce1">
            <text:p>-0.448431576</text:p>
          </table:table-cell>
          <table:table-cell office:value-type="float" office:value="0" table:formula="of:=[Rotation.I193]" table:style-name="ce1">
            <text:p>0</text:p>
          </table:table-cell>
          <table:table-cell office:value-type="float" office:value="8.1014394120817096E-2" table:formula="of:=[Rotation.J193]" table:style-name="ce1">
            <text:p>0.081014394</text:p>
          </table:table-cell>
          <table:table-cell table:number-columns-repeated="16381"/>
        </table:table-row>
        <table:table-row table:style-name="ro1">
          <table:table-cell office:value-type="float" office:value="-0.44862401652966083" table:formula="of:=[Rotation.H194]" table:style-name="ce1">
            <text:p>-0.448624017</text:p>
          </table:table-cell>
          <table:table-cell office:value-type="float" office:value="0" table:formula="of:=[Rotation.I194]" table:style-name="ce1">
            <text:p>0</text:p>
          </table:table-cell>
          <table:table-cell office:value-type="float" office:value="7.9941865082036934E-2" table:formula="of:=[Rotation.J194]" table:style-name="ce1">
            <text:p>0.079941865</text:p>
          </table:table-cell>
          <table:table-cell table:number-columns-repeated="16381"/>
        </table:table-row>
        <table:table-row table:style-name="ro1">
          <table:table-cell office:value-type="float" office:value="-0.44881027682202557" table:formula="of:=[Rotation.H195]" table:style-name="ce1">
            <text:p>-0.448810277</text:p>
          </table:table-cell>
          <table:table-cell office:value-type="float" office:value="0" table:formula="of:=[Rotation.I195]" table:style-name="ce1">
            <text:p>0</text:p>
          </table:table-cell>
          <table:table-cell office:value-type="float" office:value="7.8889450618804619E-2" table:formula="of:=[Rotation.J195]" table:style-name="ce1">
            <text:p>0.078889451</text:p>
          </table:table-cell>
          <table:table-cell table:number-columns-repeated="16381"/>
        </table:table-row>
        <table:table-row table:style-name="ro1">
          <table:table-cell office:value-type="float" office:value="-0.44899028622403869" table:formula="of:=[Rotation.H196]" table:style-name="ce1">
            <text:p>-0.448990286</text:p>
          </table:table-cell>
          <table:table-cell office:value-type="float" office:value="0" table:formula="of:=[Rotation.I196]" table:style-name="ce1">
            <text:p>0</text:p>
          </table:table-cell>
          <table:table-cell office:value-type="float" office:value="7.7858415578894252E-2" table:formula="of:=[Rotation.J196]" table:style-name="ce1">
            <text:p>0.077858416</text:p>
          </table:table-cell>
          <table:table-cell table:number-columns-repeated="16381"/>
        </table:table-row>
        <table:table-row table:style-name="ro1">
          <table:table-cell office:value-type="float" office:value="-0.44916398280662995" table:formula="of:=[Rotation.H197]" table:style-name="ce1">
            <text:p>-0.449163983</text:p>
          </table:table-cell>
          <table:table-cell office:value-type="float" office:value="0" table:formula="of:=[Rotation.I197]" table:style-name="ce1">
            <text:p>0</text:p>
          </table:table-cell>
          <table:table-cell office:value-type="float" office:value="7.685002634537888E-2" table:formula="of:=[Rotation.J197]" table:style-name="ce1">
            <text:p>0.076850026</text:p>
          </table:table-cell>
          <table:table-cell table:number-columns-repeated="16381"/>
        </table:table-row>
        <table:table-row table:style-name="ro1">
          <table:table-cell office:value-type="float" office:value="-0.44933131230355716" table:formula="of:=[Rotation.H198]" table:style-name="ce1">
            <text:p>-0.449331312</text:p>
          </table:table-cell>
          <table:table-cell office:value-type="float" office:value="0" table:formula="of:=[Rotation.I198]" table:style-name="ce1">
            <text:p>0</text:p>
          </table:table-cell>
          <table:table-cell office:value-type="float" office:value="7.5865550703617696E-2" table:formula="of:=[Rotation.J198]" table:style-name="ce1">
            <text:p>0.075865551</text:p>
          </table:table-cell>
          <table:table-cell table:number-columns-repeated="16381"/>
        </table:table-row>
        <table:table-row table:style-name="ro1">
          <table:table-cell office:value-type="float" office:value="-0.44949222799289312" table:formula="of:=[Rotation.H199]" table:style-name="ce1">
            <text:p>-0.449492228</text:p>
          </table:table-cell>
          <table:table-cell office:value-type="float" office:value="0" table:formula="of:=[Rotation.I199]" table:style-name="ce1">
            <text:p>0</text:p>
          </table:table-cell>
          <table:table-cell office:value-type="float" office:value="7.4906254571864783E-2" table:formula="of:=[Rotation.J199]" table:style-name="ce1">
            <text:p>0.074906255</text:p>
          </table:table-cell>
          <table:table-cell table:number-columns-repeated="16381"/>
        </table:table-row>
        <table:table-row table:style-name="ro1">
          <table:table-cell office:value-type="float" office:value="-0.44964668921240741" table:formula="of:=[Rotation.H200]" table:style-name="ce1">
            <text:p>-0.449646689</text:p>
          </table:table-cell>
          <table:table-cell office:value-type="float" office:value="0" table:formula="of:=[Rotation.I200]" table:style-name="ce1">
            <text:p>0</text:p>
          </table:table-cell>
          <table:table-cell office:value-type="float" office:value="7.3973406575070497E-2" table:formula="of:=[Rotation.J200]" table:style-name="ce1">
            <text:p>0.073973407</text:p>
          </table:table-cell>
          <table:table-cell table:number-columns-repeated="16381"/>
        </table:table-row>
        <table:table-row table:style-name="ro1">
          <table:table-cell office:value-type="float" office:value="-0.44979466130153523" table:formula="of:=[Rotation.H201]" table:style-name="ce1">
            <text:p>-0.449794661</text:p>
          </table:table-cell>
          <table:table-cell office:value-type="float" office:value="0" table:formula="of:=[Rotation.I201]" table:style-name="ce1">
            <text:p>0</text:p>
          </table:table-cell>
          <table:table-cell office:value-type="float" office:value="7.3068273995196928E-2" table:formula="of:=[Rotation.J201]" table:style-name="ce1">
            <text:p>0.073068274</text:p>
          </table:table-cell>
          <table:table-cell table:number-columns-repeated="16381"/>
        </table:table-row>
        <table:table-row table:style-name="ro1">
          <table:table-cell office:value-type="float" office:value="-0.44993611445210108" table:formula="of:=[Rotation.H202]" table:style-name="ce1">
            <text:p>-0.449936114</text:p>
          </table:table-cell>
          <table:table-cell office:value-type="float" office:value="0" table:formula="of:=[Rotation.I202]" table:style-name="ce1">
            <text:p>0</text:p>
          </table:table-cell>
          <table:table-cell office:value-type="float" office:value="7.2192124998131171E-2" table:formula="of:=[Rotation.J202]" table:style-name="ce1">
            <text:p>0.072192125</text:p>
          </table:table-cell>
          <table:table-cell table:number-columns-repeated="16381"/>
        </table:table-row>
        <table:table-row table:style-name="ro1">
          <table:table-cell office:value-type="float" office:value="-0.4500710229255796" table:formula="of:=[Rotation.H203]" table:style-name="ce1">
            <text:p>-0.450071023</text:p>
          </table:table-cell>
          <table:table-cell office:value-type="float" office:value="0" table:formula="of:=[Rotation.I203]" table:style-name="ce1">
            <text:p>0</text:p>
          </table:table-cell>
          <table:table-cell office:value-type="float" office:value="7.1346228510850263E-2" table:formula="of:=[Rotation.J203]" table:style-name="ce1">
            <text:p>0.071346229</text:p>
          </table:table-cell>
          <table:table-cell table:number-columns-repeated="16381"/>
        </table:table-row>
        <table:table-row table:style-name="ro1">
          <table:table-cell office:value-type="float" office:value="-0.45019936460378418" table:formula="of:=[Rotation.H204]" table:style-name="ce1">
            <text:p>-0.450199365</text:p>
          </table:table-cell>
          <table:table-cell office:value-type="float" office:value="0" table:formula="of:=[Rotation.I204]" table:style-name="ce1">
            <text:p>0</text:p>
          </table:table-cell>
          <table:table-cell office:value-type="float" office:value="7.0531851743371968E-2" table:formula="of:=[Rotation.J204]" table:style-name="ce1">
            <text:p>0.070531852</text:p>
          </table:table-cell>
          <table:table-cell table:number-columns-repeated="16381"/>
        </table:table-row>
        <table:table-row table:style-name="ro1">
          <table:table-cell office:value-type="float" office:value="-0.45032111987041873" table:formula="of:=[Rotation.H205]" table:style-name="ce1">
            <text:p>-0.45032112</text:p>
          </table:table-cell>
          <table:table-cell office:value-type="float" office:value="0" table:formula="of:=[Rotation.I205]" table:style-name="ce1">
            <text:p>0</text:p>
          </table:table-cell>
          <table:table-cell office:value-type="float" office:value="6.9750261638591576E-2" table:formula="of:=[Rotation.J205]" table:style-name="ce1">
            <text:p>0.069750262</text:p>
          </table:table-cell>
          <table:table-cell table:number-columns-repeated="16381"/>
        </table:table-row>
        <table:table-row table:style-name="ro1">
          <table:table-cell office:value-type="float" office:value="-0.45043627035461437" table:formula="of:=[Rotation.H206]" table:style-name="ce1">
            <text:p>-0.45043627</text:p>
          </table:table-cell>
          <table:table-cell office:value-type="float" office:value="0" table:formula="of:=[Rotation.I206]" table:style-name="ce1">
            <text:p>0</text:p>
          </table:table-cell>
          <table:table-cell office:value-type="float" office:value="6.9002727112953882E-2" table:formula="of:=[Rotation.J206]" table:style-name="ce1">
            <text:p>0.069002727</text:p>
          </table:table-cell>
          <table:table-cell table:number-columns-repeated="16381"/>
        </table:table-row>
        <table:table-row table:style-name="ro1">
          <table:table-cell office:value-type="float" office:value="-0.45054479885387111" table:formula="of:=[Rotation.H207]" table:style-name="ce1">
            <text:p>-0.450544799</text:p>
          </table:table-cell>
          <table:table-cell office:value-type="float" office:value="0" table:formula="of:=[Rotation.I207]" table:style-name="ce1">
            <text:p>0</text:p>
          </table:table-cell>
          <table:table-cell office:value-type="float" office:value="6.829051343872615E-2" table:formula="of:=[Rotation.J207]" table:style-name="ce1">
            <text:p>0.068290513</text:p>
          </table:table-cell>
          <table:table-cell table:number-columns-repeated="16381"/>
        </table:table-row>
        <table:table-row table:style-name="ro1">
          <table:table-cell office:value-type="float" office:value="-0.45064668763567473" table:formula="of:=[Rotation.H208]" table:style-name="ce1">
            <text:p>-0.450646688</text:p>
          </table:table-cell>
          <table:table-cell office:value-type="float" office:value="0" table:formula="of:=[Rotation.I208]" table:style-name="ce1">
            <text:p>0</text:p>
          </table:table-cell>
          <table:table-cell office:value-type="float" office:value="6.7614886844500496E-2" table:formula="of:=[Rotation.J208]" table:style-name="ce1">
            <text:p>0.067614887</text:p>
          </table:table-cell>
          <table:table-cell table:number-columns-repeated="16381"/>
        </table:table-row>
        <table:table-row table:style-name="ro1">
          <table:table-cell office:value-type="float" office:value="-0.45074191756658355" table:formula="of:=[Rotation.H209]" table:style-name="ce1">
            <text:p>-0.450741918</text:p>
          </table:table-cell>
          <table:table-cell office:value-type="float" office:value="0" table:formula="of:=[Rotation.I209]" table:style-name="ce1">
            <text:p>0</text:p>
          </table:table-cell>
          <table:table-cell office:value-type="float" office:value="6.6977113616512526E-2" table:formula="of:=[Rotation.J209]" table:style-name="ce1">
            <text:p>0.066977114</text:p>
          </table:table-cell>
          <table:table-cell table:number-columns-repeated="16381"/>
        </table:table-row>
        <table:table-row table:style-name="ro1">
          <table:table-cell office:value-type="float" office:value="-0.45083046754596884" table:formula="of:=[Rotation.H210]" table:style-name="ce1">
            <text:p>-0.450830468</text:p>
          </table:table-cell>
          <table:table-cell office:value-type="float" office:value="0" table:formula="of:=[Rotation.I210]" table:style-name="ce1">
            <text:p>0</text:p>
          </table:table-cell>
          <table:table-cell office:value-type="float" office:value="6.6378456838669928E-2" table:formula="of:=[Rotation.J210]" table:style-name="ce1">
            <text:p>0.066378457</text:p>
          </table:table-cell>
          <table:table-cell table:number-columns-repeated="16381"/>
        </table:table-row>
        <table:table-row table:style-name="ro1">
          <table:table-cell office:value-type="float" office:value="-0.45091231307658336" table:formula="of:=[Rotation.H211]" table:style-name="ce1">
            <text:p>-0.450912313</text:p>
          </table:table-cell>
          <table:table-cell office:value-type="float" office:value="0" table:formula="of:=[Rotation.I211]" table:style-name="ce1">
            <text:p>0</text:p>
          </table:table-cell>
          <table:table-cell office:value-type="float" office:value="6.5820178637901322E-2" table:formula="of:=[Rotation.J211]" table:style-name="ce1">
            <text:p>0.065820179</text:p>
          </table:table-cell>
          <table:table-cell table:number-columns-repeated="16381"/>
        </table:table-row>
        <table:table-row table:style-name="ro1">
          <table:table-cell office:value-type="float" office:value="-0.45098747542538681" table:formula="of:=[Rotation.H212]" table:style-name="ce1">
            <text:p>-0.450987475</text:p>
          </table:table-cell>
          <table:table-cell office:value-type="float" office:value="0" table:formula="of:=[Rotation.I212]" table:style-name="ce1">
            <text:p>0</text:p>
          </table:table-cell>
          <table:table-cell office:value-type="float" office:value="6.5303192949779182E-2" table:formula="of:=[Rotation.J212]" table:style-name="ce1">
            <text:p>0.065303193</text:p>
          </table:table-cell>
          <table:table-cell table:number-columns-repeated="16381"/>
        </table:table-row>
        <table:table-row table:style-name="ro1">
          <table:table-cell office:value-type="float" office:value="-0.4510560655033331" table:formula="of:=[Rotation.H213]" table:style-name="ce1">
            <text:p>-0.451056066</text:p>
          </table:table-cell>
          <table:table-cell office:value-type="float" office:value="0" table:formula="of:=[Rotation.I213]" table:style-name="ce1">
            <text:p>0</text:p>
          </table:table-cell>
          <table:table-cell office:value-type="float" office:value="6.4827739222132919E-2" table:formula="of:=[Rotation.J213]" table:style-name="ce1">
            <text:p>0.064827739</text:p>
          </table:table-cell>
          <table:table-cell table:number-columns-repeated="16381"/>
        </table:table-row>
        <table:table-row table:style-name="ro1">
          <table:table-cell office:value-type="float" office:value="-0.45111819438438089" table:formula="of:=[Rotation.H214]" table:style-name="ce1">
            <text:p>-0.451118194</text:p>
          </table:table-cell>
          <table:table-cell office:value-type="float" office:value="0" table:formula="of:=[Rotation.I214]" table:style-name="ce1">
            <text:p>0</text:p>
          </table:table-cell>
          <table:table-cell office:value-type="float" office:value="6.4393980272817231E-2" table:formula="of:=[Rotation.J214]" table:style-name="ce1">
            <text:p>0.06439398</text:p>
          </table:table-cell>
          <table:table-cell table:number-columns-repeated="16381"/>
        </table:table-row>
        <table:table-row table:style-name="ro1">
          <table:table-cell office:value-type="float" office:value="-0.45117396226976053" table:formula="of:=[Rotation.H215]" table:style-name="ce1">
            <text:p>-0.451173962</text:p>
          </table:table-cell>
          <table:table-cell office:value-type="float" office:value="0" table:formula="of:=[Rotation.I215]" table:style-name="ce1">
            <text:p>0</text:p>
          </table:table-cell>
          <table:table-cell office:value-type="float" office:value="6.4002076292919291E-2" table:formula="of:=[Rotation.J215]" table:style-name="ce1">
            <text:p>0.064002076</text:p>
          </table:table-cell>
          <table:table-cell table:number-columns-repeated="16381"/>
        </table:table-row>
        <table:table-row table:style-name="ro1">
          <table:table-cell office:value-type="float" office:value="-0.45122345823273646" table:formula="of:=[Rotation.H216]" table:style-name="ce1">
            <text:p>-0.451223458</text:p>
          </table:table-cell>
          <table:table-cell office:value-type="float" office:value="0" table:formula="of:=[Rotation.I216]" table:style-name="ce1">
            <text:p>0</text:p>
          </table:table-cell>
          <table:table-cell office:value-type="float" office:value="6.365218566938588E-2" table:formula="of:=[Rotation.J216]" table:style-name="ce1">
            <text:p>0.063652186</text:p>
          </table:table-cell>
          <table:table-cell table:number-columns-repeated="16381"/>
        </table:table-row>
        <table:table-row table:style-name="ro1">
          <table:table-cell office:value-type="float" office:value="-0.45126676018916845" table:formula="of:=[Rotation.H217]" table:style-name="ce1">
            <text:p>-0.45126676</text:p>
          </table:table-cell>
          <table:table-cell office:value-type="float" office:value="0" table:formula="of:=[Rotation.I217]" table:style-name="ce1">
            <text:p>0</text:p>
          </table:table-cell>
          <table:table-cell office:value-type="float" office:value="6.334446422830918E-2" table:formula="of:=[Rotation.J217]" table:style-name="ce1">
            <text:p>0.063344464</text:p>
          </table:table-cell>
          <table:table-cell table:number-columns-repeated="16381"/>
        </table:table-row>
        <table:table-row table:style-name="ro1">
          <table:table-cell office:value-type="float" office:value="-0.45130393453536716" table:formula="of:=[Rotation.H218]" table:style-name="ce1">
            <text:p>-0.451303935</text:p>
          </table:table-cell>
          <table:table-cell office:value-type="float" office:value="0" table:formula="of:=[Rotation.I218]" table:style-name="ce1">
            <text:p>0</text:p>
          </table:table-cell>
          <table:table-cell office:value-type="float" office:value="6.3079066835972003E-2" table:formula="of:=[Rotation.J218]" table:style-name="ce1">
            <text:p>0.063079067</text:p>
          </table:table-cell>
          <table:table-cell table:number-columns-repeated="16381"/>
        </table:table-row>
        <table:table-row table:style-name="ro1">
          <table:table-cell office:value-type="float" office:value="-0.45133503601148106" table:formula="of:=[Rotation.H219]" table:style-name="ce1">
            <text:p>-0.451335036</text:p>
          </table:table-cell>
          <table:table-cell office:value-type="float" office:value="0" table:formula="of:=[Rotation.I219]" table:style-name="ce1">
            <text:p>0</text:p>
          </table:table-cell>
          <table:table-cell office:value-type="float" office:value="6.2856147420241065E-2" table:formula="of:=[Rotation.J219]" table:style-name="ce1">
            <text:p>0.062856147</text:p>
          </table:table-cell>
          <table:table-cell table:number-columns-repeated="16381"/>
        </table:table-row>
        <table:table-row table:style-name="ro1">
          <table:table-cell office:value-type="float" office:value="-0.45136010800166892" table:formula="of:=[Rotation.H220]" table:style-name="ce1">
            <text:p>-0.451360108</text:p>
          </table:table-cell>
          <table:table-cell office:value-type="float" office:value="0" table:formula="of:=[Rotation.I220]" table:style-name="ce1">
            <text:p>0</text:p>
          </table:table-cell>
          <table:table-cell office:value-type="float" office:value="6.2675855835574612E-2" table:formula="of:=[Rotation.J220]" table:style-name="ce1">
            <text:p>0.062675856</text:p>
          </table:table-cell>
          <table:table-cell table:number-columns-repeated="16381"/>
        </table:table-row>
        <table:table-row table:style-name="ro1">
          <table:table-cell office:value-type="float" office:value="-0.45137918173622404" table:formula="of:=[Rotation.H221]" table:style-name="ce1">
            <text:p>-0.451379182</text:p>
          </table:table-cell>
          <table:table-cell office:value-type="float" office:value="0" table:formula="of:=[Rotation.I221]" table:style-name="ce1">
            <text:p>0</text:p>
          </table:table-cell>
          <table:table-cell office:value-type="float" office:value="6.2538342599855107E-2" table:formula="of:=[Rotation.J221]" table:style-name="ce1">
            <text:p>0.062538343</text:p>
          </table:table-cell>
          <table:table-cell table:number-columns-repeated="16381"/>
        </table:table-row>
        <table:table-row table:style-name="ro1">
          <table:table-cell office:value-type="float" office:value="-0.45139227659318765" table:formula="of:=[Rotation.H222]" table:style-name="ce1">
            <text:p>-0.451392277</text:p>
          </table:table-cell>
          <table:table-cell office:value-type="float" office:value="0" table:formula="of:=[Rotation.I222]" table:style-name="ce1">
            <text:p>0</text:p>
          </table:table-cell>
          <table:table-cell office:value-type="float" office:value="6.2443755748827268E-2" table:formula="of:=[Rotation.J222]" table:style-name="ce1">
            <text:p>0.062443756</text:p>
          </table:table-cell>
          <table:table-cell table:number-columns-repeated="16381"/>
        </table:table-row>
        <table:table-row table:style-name="ro1">
          <table:table-cell office:value-type="float" office:value="-0.45139939995918671" table:formula="of:=[Rotation.H223]" table:style-name="ce1">
            <text:p>-0.4513994</text:p>
          </table:table-cell>
          <table:table-cell office:value-type="float" office:value="0" table:formula="of:=[Rotation.I223]" table:style-name="ce1">
            <text:p>0</text:p>
          </table:table-cell>
          <table:table-cell office:value-type="float" office:value="6.2392240835589204E-2" table:formula="of:=[Rotation.J223]" table:style-name="ce1">
            <text:p>0.062392241</text:p>
          </table:table-cell>
          <table:table-cell table:number-columns-repeated="16381"/>
        </table:table-row>
        <table:table-row table:style-name="ro1">
          <table:table-cell office:value-type="float" office:value="-0.45140054687397718" table:formula="of:=[Rotation.H224]" table:style-name="ce1">
            <text:p>-0.451400547</text:p>
          </table:table-cell>
          <table:table-cell office:value-type="float" office:value="0" table:formula="of:=[Rotation.I224]" table:style-name="ce1">
            <text:p>0</text:p>
          </table:table-cell>
          <table:table-cell office:value-type="float" office:value="6.2383942500248389E-2" table:formula="of:=[Rotation.J224]" table:style-name="ce1">
            <text:p>0.062383943</text:p>
          </table:table-cell>
          <table:table-cell table:number-columns-repeated="16381"/>
        </table:table-row>
        <table:table-row table:style-name="ro1">
          <table:table-cell office:value-type="float" office:value="-0.45139570000256413" table:formula="of:=[Rotation.H225]" table:style-name="ce1">
            <text:p>-0.4513957</text:p>
          </table:table-cell>
          <table:table-cell office:value-type="float" office:value="0" table:formula="of:=[Rotation.I225]" table:style-name="ce1">
            <text:p>0</text:p>
          </table:table-cell>
          <table:table-cell office:value-type="float" office:value="6.2419003670317441E-2" table:formula="of:=[Rotation.J225]" table:style-name="ce1">
            <text:p>0.062419004</text:p>
          </table:table-cell>
          <table:table-cell table:number-columns-repeated="16381"/>
        </table:table-row>
        <table:table-row table:style-name="ro1">
          <table:table-cell office:value-type="float" office:value="-0.45138482938921842" table:formula="of:=[Rotation.H226]" table:style-name="ce1">
            <text:p>-0.451384829</text:p>
          </table:table-cell>
          <table:table-cell office:value-type="float" office:value="0" table:formula="of:=[Rotation.I226]" table:style-name="ce1">
            <text:p>0</text:p>
          </table:table-cell>
          <table:table-cell office:value-type="float" office:value="6.2497566330747059E-2" table:formula="of:=[Rotation.J226]" table:style-name="ce1">
            <text:p>0.062497566</text:p>
          </table:table-cell>
          <table:table-cell table:number-columns-repeated="16381"/>
        </table:table-row>
        <table:table-row table:style-name="ro1">
          <table:table-cell office:value-type="float" office:value="-0.45136789286634998" table:formula="of:=[Rotation.H227]" table:style-name="ce1">
            <text:p>-0.451367893</text:p>
          </table:table-cell>
          <table:table-cell office:value-type="float" office:value="0" table:formula="of:=[Rotation.I227]" table:style-name="ce1">
            <text:p>0</text:p>
          </table:table-cell>
          <table:table-cell office:value-type="float" office:value="6.2619767560980311E-2" table:formula="of:=[Rotation.J227]" table:style-name="ce1">
            <text:p>0.062619768</text:p>
          </table:table-cell>
          <table:table-cell table:number-columns-repeated="16381"/>
        </table:table-row>
        <table:table-row table:style-name="ro1">
          <table:table-cell office:value-type="float" office:value="-0.45134483482760401" table:formula="of:=[Rotation.H228]" table:style-name="ce1">
            <text:p>-0.451344835</text:p>
          </table:table-cell>
          <table:table-cell office:value-type="float" office:value="0" table:formula="of:=[Rotation.I228]" table:style-name="ce1">
            <text:p>0</text:p>
          </table:table-cell>
          <table:table-cell office:value-type="float" office:value="6.2785747383007934E-2" table:formula="of:=[Rotation.J228]" table:style-name="ce1">
            <text:p>0.062785747</text:p>
          </table:table-cell>
          <table:table-cell table:number-columns-repeated="16381"/>
        </table:table-row>
        <table:table-row table:style-name="ro1">
          <table:table-cell office:value-type="float" office:value="-0.45131558729291543" table:formula="of:=[Rotation.H229]" table:style-name="ce1">
            <text:p>-0.451315587</text:p>
          </table:table-cell>
          <table:table-cell office:value-type="float" office:value="0" table:formula="of:=[Rotation.I229]" table:style-name="ce1">
            <text:p>0</text:p>
          </table:table-cell>
          <table:table-cell office:value-type="float" office:value="6.29956400590614E-2" table:formula="of:=[Rotation.J229]" table:style-name="ce1">
            <text:p>0.06299564</text:p>
          </table:table-cell>
          <table:table-cell table:number-columns-repeated="16381"/>
        </table:table-row>
        <table:table-row table:style-name="ro1">
          <table:table-cell office:value-type="float" office:value="-0.45128006900933054" table:formula="of:=[Rotation.H230]" table:style-name="ce1">
            <text:p>-0.451280069</text:p>
          </table:table-cell>
          <table:table-cell office:value-type="float" office:value="0" table:formula="of:=[Rotation.I230]" table:style-name="ce1">
            <text:p>0</text:p>
          </table:table-cell>
          <table:table-cell office:value-type="float" office:value="6.3249579563297076E-2" table:formula="of:=[Rotation.J230]" table:style-name="ce1">
            <text:p>0.06324958</text:p>
          </table:table-cell>
          <table:table-cell table:number-columns-repeated="16381"/>
        </table:table-row>
        <table:table-row table:style-name="ro1">
          <table:table-cell office:value-type="float" office:value="-0.45123818553444944" table:formula="of:=[Rotation.H231]" table:style-name="ce1">
            <text:p>-0.451238186</text:p>
          </table:table-cell>
          <table:table-cell office:value-type="float" office:value="0" table:formula="of:=[Rotation.I231]" table:style-name="ce1">
            <text:p>0</text:p>
          </table:table-cell>
          <table:table-cell office:value-type="float" office:value="6.3547697956556598E-2" table:formula="of:=[Rotation.J231]" table:style-name="ce1">
            <text:p>0.063547698</text:p>
          </table:table-cell>
          <table:table-cell table:number-columns-repeated="16381"/>
        </table:table-row>
        <table:table-row table:style-name="ro1">
          <table:table-cell office:value-type="float" office:value="-0.45118983055187406" table:formula="of:=[Rotation.H232]" table:style-name="ce1">
            <text:p>-0.451189831</text:p>
          </table:table-cell>
          <table:table-cell office:value-type="float" office:value="0" table:formula="of:=[Rotation.I232]" table:style-name="ce1">
            <text:p>0</text:p>
          </table:table-cell>
          <table:table-cell office:value-type="float" office:value="6.3890115092799432E-2" table:formula="of:=[Rotation.J232]" table:style-name="ce1">
            <text:p>0.063890115</text:p>
          </table:table-cell>
          <table:table-cell table:number-columns-repeated="16381"/>
        </table:table-row>
        <table:table-row table:style-name="ro1">
          <table:table-cell office:value-type="float" office:value="-0.45113494894112" table:formula="of:=[Rotation.H233]" table:style-name="ce1">
            <text:p>-0.451134949</text:p>
          </table:table-cell>
          <table:table-cell office:value-type="float" office:value="0" table:formula="of:=[Rotation.I233]" table:style-name="ce1">
            <text:p>0</text:p>
          </table:table-cell>
          <table:table-cell office:value-type="float" office:value="6.4276495267656261E-2" table:formula="of:=[Rotation.J233]" table:style-name="ce1">
            <text:p>0.064276495</text:p>
          </table:table-cell>
          <table:table-cell table:number-columns-repeated="16381"/>
        </table:table-row>
        <table:table-row table:style-name="ro1">
          <table:table-cell office:value-type="float" office:value="-0.45107356400260618" table:formula="of:=[Rotation.H234]" table:style-name="ce1">
            <text:p>-0.451073564</text:p>
          </table:table-cell>
          <table:table-cell office:value-type="float" office:value="0" table:formula="of:=[Rotation.I234]" table:style-name="ce1">
            <text:p>0</text:p>
          </table:table-cell>
          <table:table-cell office:value-type="float" office:value="6.4705871897276016E-2" table:formula="of:=[Rotation.J234]" table:style-name="ce1">
            <text:p>0.064705872</text:p>
          </table:table-cell>
          <table:table-cell table:number-columns-repeated="16381"/>
        </table:table-row>
        <table:table-row table:style-name="ro1">
          <table:table-cell office:value-type="float" office:value="-0.45100569711750932" table:formula="of:=[Rotation.H235]" table:style-name="ce1">
            <text:p>-0.451005697</text:p>
          </table:table-cell>
          <table:table-cell office:value-type="float" office:value="0" table:formula="of:=[Rotation.I235]" table:style-name="ce1">
            <text:p>0</text:p>
          </table:table-cell>
          <table:table-cell office:value-type="float" office:value="6.5177228903578285E-2" table:formula="of:=[Rotation.J235]" table:style-name="ce1">
            <text:p>0.065177229</text:p>
          </table:table-cell>
          <table:table-cell table:number-columns-repeated="16381"/>
        </table:table-row>
        <table:table-row table:style-name="ro1">
          <table:table-cell office:value-type="float" office:value="-0.45093136147239721" table:formula="of:=[Rotation.H236]" table:style-name="ce1">
            <text:p>-0.450931361</text:p>
          </table:table-cell>
          <table:table-cell office:value-type="float" office:value="0" table:formula="of:=[Rotation.I236]" table:style-name="ce1">
            <text:p>0</text:p>
          </table:table-cell>
          <table:table-cell office:value-type="float" office:value="6.5689551990025283E-2" table:formula="of:=[Rotation.J236]" table:style-name="ce1">
            <text:p>0.065689552</text:p>
          </table:table-cell>
          <table:table-cell table:number-columns-repeated="16381"/>
        </table:table-row>
        <table:table-row table:style-name="ro1">
          <table:table-cell office:value-type="float" office:value="-0.4508505640073735" table:formula="of:=[Rotation.H237]" table:style-name="ce1">
            <text:p>-0.450850564</text:p>
          </table:table-cell>
          <table:table-cell office:value-type="float" office:value="0" table:formula="of:=[Rotation.I237]" table:style-name="ce1">
            <text:p>0</text:p>
          </table:table-cell>
          <table:table-cell office:value-type="float" office:value="6.6241821640359397E-2" table:formula="of:=[Rotation.J237]" table:style-name="ce1">
            <text:p>0.066241822</text:p>
          </table:table-cell>
          <table:table-cell table:number-columns-repeated="16381"/>
        </table:table-row>
        <table:table-row table:style-name="ro1">
          <table:table-cell office:value-type="float" office:value="-0.45076330541085236" table:formula="of:=[Rotation.H238]" table:style-name="ce1">
            <text:p>-0.450763305</text:p>
          </table:table-cell>
          <table:table-cell office:value-type="float" office:value="0" table:formula="of:=[Rotation.I238]" table:style-name="ce1">
            <text:p>0</text:p>
          </table:table-cell>
          <table:table-cell office:value-type="float" office:value="6.6833019496971846E-2" table:formula="of:=[Rotation.J238]" table:style-name="ce1">
            <text:p>0.066833019</text:p>
          </table:table-cell>
          <table:table-cell table:number-columns-repeated="16381"/>
        </table:table-row>
        <table:table-row table:style-name="ro1">
          <table:table-cell office:value-type="float" office:value="-0.45066958122205114" table:formula="of:=[Rotation.H239]" table:style-name="ce1">
            <text:p>-0.450669581</text:p>
          </table:table-cell>
          <table:table-cell office:value-type="float" office:value="0" table:formula="of:=[Rotation.I239]" table:style-name="ce1">
            <text:p>0</text:p>
          </table:table-cell>
          <table:table-cell office:value-type="float" office:value="6.7462126864938105E-2" table:formula="of:=[Rotation.J239]" table:style-name="ce1">
            <text:p>0.067462127</text:p>
          </table:table-cell>
          <table:table-cell table:number-columns-repeated="16381"/>
        </table:table-row>
        <table:table-row table:style-name="ro1">
          <table:table-cell office:value-type="float" office:value="-0.45056938316011313" table:formula="of:=[Rotation.H240]" table:style-name="ce1">
            <text:p>-0.450569383</text:p>
          </table:table-cell>
          <table:table-cell office:value-type="float" office:value="0" table:formula="of:=[Rotation.I240]" table:style-name="ce1">
            <text:p>0</text:p>
          </table:table-cell>
          <table:table-cell office:value-type="float" office:value="6.8128121643819747E-2" table:formula="of:=[Rotation.J240]" table:style-name="ce1">
            <text:p>0.068128122</text:p>
          </table:table-cell>
          <table:table-cell table:number-columns-repeated="16381"/>
        </table:table-row>
        <table:table-row table:style-name="ro1">
          <table:table-cell office:value-type="float" office:value="-0.45046269937831002" table:formula="of:=[Rotation.H241]" table:style-name="ce1">
            <text:p>-0.450462699</text:p>
          </table:table-cell>
          <table:table-cell office:value-type="float" office:value="0" table:formula="of:=[Rotation.I241]" table:style-name="ce1">
            <text:p>0</text:p>
          </table:table-cell>
          <table:table-cell office:value-type="float" office:value="6.8829982339140006E-2" table:formula="of:=[Rotation.J241]" table:style-name="ce1">
            <text:p>0.068829982</text:p>
          </table:table-cell>
          <table:table-cell table:number-columns-repeated="16381"/>
        </table:table-row>
        <table:table-row table:style-name="ro1">
          <table:table-cell office:value-type="float" office:value="-0.45034951551008606" table:formula="of:=[Rotation.H242]" table:style-name="ce1">
            <text:p>-0.450349516</text:p>
          </table:table-cell>
          <table:table-cell office:value-type="float" office:value="0" table:formula="of:=[Rotation.I242]" table:style-name="ce1">
            <text:p>0</text:p>
          </table:table-cell>
          <table:table-cell office:value-type="float" office:value="6.9566686566421482E-2" table:formula="of:=[Rotation.J242]" table:style-name="ce1">
            <text:p>0.069566687</text:p>
          </table:table-cell>
          <table:table-cell table:number-columns-repeated="16381"/>
        </table:table-row>
        <table:table-row table:style-name="ro1">
          <table:table-cell office:value-type="float" office:value="-0.45022981570705645" table:formula="of:=[Rotation.H243]" table:style-name="ce1">
            <text:p>-0.450229816</text:p>
          </table:table-cell>
          <table:table-cell office:value-type="float" office:value="0" table:formula="of:=[Rotation.I243]" table:style-name="ce1">
            <text:p>0</text:p>
          </table:table-cell>
          <table:table-cell office:value-type="float" office:value="7.0337209557886388E-2" table:formula="of:=[Rotation.J243]" table:style-name="ce1">
            <text:p>0.07033721</text:p>
          </table:table-cell>
          <table:table-cell table:number-columns-repeated="16381"/>
        </table:table-row>
        <table:table-row table:style-name="ro1">
          <table:table-cell office:value-type="float" office:value="-0.45010358267810979" table:formula="of:=[Rotation.H244]" table:style-name="ce1">
            <text:p>-0.450103583</text:p>
          </table:table-cell>
          <table:table-cell office:value-type="float" office:value="0" table:formula="of:=[Rotation.I244]" table:style-name="ce1">
            <text:p>0</text:p>
          </table:table-cell>
          <table:table-cell office:value-type="float" office:value="7.1140528957338897E-2" table:formula="of:=[Rotation.J244]" table:style-name="ce1">
            <text:p>0.071140529</text:p>
          </table:table-cell>
          <table:table-cell table:number-columns-repeated="16381"/>
        </table:table-row>
        <table:table-row table:style-name="ro1">
          <table:table-cell office:value-type="float" office:value="-0.44997079953955021" table:formula="of:=[Rotation.H245]" table:style-name="ce1">
            <text:p>-0.4499708</text:p>
          </table:table-cell>
          <table:table-cell office:value-type="float" office:value="0" table:formula="of:=[Rotation.I245]" table:style-name="ce1">
            <text:p>0</text:p>
          </table:table-cell>
          <table:table-cell office:value-type="float" office:value="7.1975617828108074E-2" table:formula="of:=[Rotation.J245]" table:style-name="ce1">
            <text:p>0.071975618</text:p>
          </table:table-cell>
          <table:table-cell table:number-columns-repeated="16381"/>
        </table:table-row>
        <table:table-row table:style-name="ro1">
          <table:table-cell office:value-type="float" office:value="-0.4498314494326337" table:formula="of:=[Rotation.H246]" table:style-name="ce1">
            <text:p>-0.449831449</text:p>
          </table:table-cell>
          <table:table-cell office:value-type="float" office:value="0" table:formula="of:=[Rotation.I246]" table:style-name="ce1">
            <text:p>0</text:p>
          </table:table-cell>
          <table:table-cell office:value-type="float" office:value="7.2841451806892943E-2" table:formula="of:=[Rotation.J246]" table:style-name="ce1">
            <text:p>0.072841452</text:p>
          </table:table-cell>
          <table:table-cell table:number-columns-repeated="16381"/>
        </table:table-row>
        <table:table-row table:style-name="ro1">
          <table:table-cell office:value-type="float" office:value="-0.44968551696849968" table:formula="of:=[Rotation.H247]" table:style-name="ce1">
            <text:p>-0.449685517</text:p>
          </table:table-cell>
          <table:table-cell office:value-type="float" office:value="0" table:formula="of:=[Rotation.I247]" table:style-name="ce1">
            <text:p>0</text:p>
          </table:table-cell>
          <table:table-cell office:value-type="float" office:value="7.373700447382725E-2" table:formula="of:=[Rotation.J247]" table:style-name="ce1">
            <text:p>0.073737004</text:p>
          </table:table-cell>
          <table:table-cell table:number-columns-repeated="16381"/>
        </table:table-row>
        <table:table-row table:style-name="ro1">
          <table:table-cell office:value-type="float" office:value="-0.44953298866294544" table:formula="of:=[Rotation.H248]" table:style-name="ce1">
            <text:p>-0.449532989</text:p>
          </table:table-cell>
          <table:table-cell office:value-type="float" office:value="0" table:formula="of:=[Rotation.I248]" table:style-name="ce1">
            <text:p>0</text:p>
          </table:table-cell>
          <table:table-cell office:value-type="float" office:value="7.4661249010180591E-2" table:formula="of:=[Rotation.J248]" table:style-name="ce1">
            <text:p>0.074661249</text:p>
          </table:table-cell>
          <table:table-cell table:number-columns-repeated="16381"/>
        </table:table-row>
        <table:table-row table:style-name="ro1">
          <table:table-cell office:value-type="float" office:value="-0.44937385333004448" table:formula="of:=[Rotation.H249]" table:style-name="ce1">
            <text:p>-0.449373853</text:p>
          </table:table-cell>
          <table:table-cell office:value-type="float" office:value="0" table:formula="of:=[Rotation.I249]" table:style-name="ce1">
            <text:p>0</text:p>
          </table:table-cell>
          <table:table-cell office:value-type="float" office:value="7.5613159855329959E-2" table:formula="of:=[Rotation.J249]" table:style-name="ce1">
            <text:p>0.07561316</text:p>
          </table:table-cell>
          <table:table-cell table:number-columns-repeated="16381"/>
        </table:table-row>
        <table:table-row table:style-name="ro1">
          <table:table-cell office:value-type="float" office:value="-0.4492081033682237" table:formula="of:=[Rotation.H250]" table:style-name="ce1">
            <text:p>-0.449208103</text:p>
          </table:table-cell>
          <table:table-cell office:value-type="float" office:value="0" table:formula="of:=[Rotation.I250]" table:style-name="ce1">
            <text:p>0</text:p>
          </table:table-cell>
          <table:table-cell office:value-type="float" office:value="7.6591708874546138E-2" table:formula="of:=[Rotation.J250]" table:style-name="ce1">
            <text:p>0.076591709</text:p>
          </table:table-cell>
          <table:table-cell table:number-columns-repeated="16381"/>
        </table:table-row>
        <table:table-row table:style-name="ro1">
          <table:table-cell office:value-type="float" office:value="-0.44903573458500495" table:formula="of:=[Rotation.H251]" table:style-name="ce1">
            <text:p>-0.449035735</text:p>
          </table:table-cell>
          <table:table-cell office:value-type="float" office:value="0" table:formula="of:=[Rotation.I251]" table:style-name="ce1">
            <text:p>0</text:p>
          </table:table-cell>
          <table:table-cell office:value-type="float" office:value="7.7595870158823285E-2" table:formula="of:=[Rotation.J251]" table:style-name="ce1">
            <text:p>0.07759587</text:p>
          </table:table-cell>
          <table:table-cell table:number-columns-repeated="16381"/>
        </table:table-row>
        <table:table-row table:style-name="ro1">
          <table:table-cell office:value-type="float" office:value="-0.44885674758293687" table:formula="of:=[Rotation.H252]" table:style-name="ce1">
            <text:p>-0.448856748</text:p>
          </table:table-cell>
          <table:table-cell office:value-type="float" office:value="0" table:formula="of:=[Rotation.I252]" table:style-name="ce1">
            <text:p>0</text:p>
          </table:table-cell>
          <table:table-cell office:value-type="float" office:value="7.8624615415706103E-2" table:formula="of:=[Rotation.J252]" table:style-name="ce1">
            <text:p>0.078624615</text:p>
          </table:table-cell>
          <table:table-cell table:number-columns-repeated="16381"/>
        </table:table-row>
        <table:table-row table:style-name="ro1">
          <table:table-cell office:value-type="float" office:value="-0.44867115071651936" table:formula="of:=[Rotation.H253]" table:style-name="ce1">
            <text:p>-0.448671151</text:p>
          </table:table-cell>
          <table:table-cell office:value-type="float" office:value="0" table:formula="of:=[Rotation.I253]" table:style-name="ce1">
            <text:p>0</text:p>
          </table:table-cell>
          <table:table-cell office:value-type="float" office:value="7.967690075997147E-2" table:formula="of:=[Rotation.J253]" table:style-name="ce1">
            <text:p>0.079676901</text:p>
          </table:table-cell>
          <table:table-cell table:number-columns-repeated="16381"/>
        </table:table-row>
        <table:table-row table:style-name="ro1">
          <table:table-cell office:value-type="float" office:value="-0.44847903086953134" table:formula="of:=[Rotation.H254]" table:style-name="ce1">
            <text:p>-0.448479031</text:p>
          </table:table-cell>
          <table:table-cell office:value-type="float" office:value="0" table:formula="of:=[Rotation.I254]" table:style-name="ce1">
            <text:p>0</text:p>
          </table:table-cell>
          <table:table-cell office:value-type="float" office:value="8.075127782472509E-2" table:formula="of:=[Rotation.J254]" table:style-name="ce1">
            <text:p>0.080751278</text:p>
          </table:table-cell>
          <table:table-cell table:number-columns-repeated="16381"/>
        </table:table-row>
        <table:table-row table:style-name="ro1">
          <table:table-cell office:value-type="float" office:value="-0.44828055863960237" table:formula="of:=[Rotation.H255]" table:style-name="ce1">
            <text:p>-0.448280559</text:p>
          </table:table-cell>
          <table:table-cell office:value-type="float" office:value="0" table:formula="of:=[Rotation.I255]" table:style-name="ce1">
            <text:p>0</text:p>
          </table:table-cell>
          <table:table-cell office:value-type="float" office:value="8.1845896328196999E-2" table:formula="of:=[Rotation.J255]" table:style-name="ce1">
            <text:p>0.081845896</text:p>
          </table:table-cell>
          <table:table-cell table:number-columns-repeated="16381"/>
        </table:table-row>
        <table:table-row table:style-name="ro1">
          <table:table-cell office:value-type="float" office:value="-0.44807592264352691" table:formula="of:=[Rotation.H256]" table:style-name="ce1">
            <text:p>-0.448075923</text:p>
          </table:table-cell>
          <table:table-cell office:value-type="float" office:value="0" table:formula="of:=[Rotation.I256]" table:style-name="ce1">
            <text:p>0</text:p>
          </table:table-cell>
          <table:table-cell office:value-type="float" office:value="8.2958890705891464E-2" table:formula="of:=[Rotation.J256]" table:style-name="ce1">
            <text:p>0.082958891</text:p>
          </table:table-cell>
          <table:table-cell table:number-columns-repeated="16381"/>
        </table:table-row>
        <table:table-row table:style-name="ro1">
          <table:table-cell office:value-type="float" office:value="-0.44786532729622064" table:formula="of:=[Rotation.H257]" table:style-name="ce1">
            <text:p>-0.447865327</text:p>
          </table:table-cell>
          <table:table-cell office:value-type="float" office:value="0" table:formula="of:=[Rotation.I257]" table:style-name="ce1">
            <text:p>0</text:p>
          </table:table-cell>
          <table:table-cell office:value-type="float" office:value="8.408839756975485E-2" table:formula="of:=[Rotation.J257]" table:style-name="ce1">
            <text:p>0.084088398</text:p>
          </table:table-cell>
          <table:table-cell table:number-columns-repeated="16381"/>
        </table:table-row>
        <table:table-row table:style-name="ro1">
          <table:table-cell office:value-type="float" office:value="-0.44764899372481615" table:formula="of:=[Rotation.H258]" table:style-name="ce1">
            <text:p>-0.447648994</text:p>
          </table:table-cell>
          <table:table-cell office:value-type="float" office:value="0" table:formula="of:=[Rotation.I258]" table:style-name="ce1">
            <text:p>0</text:p>
          </table:table-cell>
          <table:table-cell office:value-type="float" office:value="8.5232554913950043E-2" table:formula="of:=[Rotation.J258]" table:style-name="ce1">
            <text:p>0.085232555</text:p>
          </table:table-cell>
          <table:table-cell table:number-columns-repeated="16381"/>
        </table:table-row>
        <table:table-row table:style-name="ro1">
          <table:table-cell office:value-type="float" office:value="-0.44742716001827548" table:formula="of:=[Rotation.H259]" table:style-name="ce1">
            <text:p>-0.44742716</text:p>
          </table:table-cell>
          <table:table-cell office:value-type="float" office:value="0" table:formula="of:=[Rotation.I259]" table:style-name="ce1">
            <text:p>0</text:p>
          </table:table-cell>
          <table:table-cell office:value-type="float" office:value="8.6389504443424719E-2" table:formula="of:=[Rotation.J259]" table:style-name="ce1">
            <text:p>0.086389504</text:p>
          </table:table-cell>
          <table:table-cell table:number-columns-repeated="16381"/>
        </table:table-row>
        <table:table-row table:style-name="ro1">
          <table:table-cell office:value-type="float" office:value="-0.4472000820855877" table:formula="of:=[Rotation.H260]" table:style-name="ce1">
            <text:p>-0.447200082</text:p>
          </table:table-cell>
          <table:table-cell office:value-type="float" office:value="0" table:formula="of:=[Rotation.I260]" table:style-name="ce1">
            <text:p>0</text:p>
          </table:table-cell>
          <table:table-cell office:value-type="float" office:value="8.7557390222891107E-2" table:formula="of:=[Rotation.J260]" table:style-name="ce1">
            <text:p>0.08755739</text:p>
          </table:table-cell>
          <table:table-cell table:number-columns-repeated="16381"/>
        </table:table-row>
        <table:table-row table:style-name="ro1">
          <table:table-cell office:value-type="float" office:value="-0.44696803405867325" table:formula="of:=[Rotation.H261]" table:style-name="ce1">
            <text:p>-0.446968034</text:p>
          </table:table-cell>
          <table:table-cell office:value-type="float" office:value="0" table:formula="of:=[Rotation.I261]" table:style-name="ce1">
            <text:p>0</text:p>
          </table:table-cell>
          <table:table-cell office:value-type="float" office:value="8.8734359352647341E-2" table:formula="of:=[Rotation.J261]" table:style-name="ce1">
            <text:p>0.088734359</text:p>
          </table:table-cell>
          <table:table-cell table:number-columns-repeated="16381"/>
        </table:table-row>
        <table:table-row table:style-name="ro1">
          <table:table-cell office:value-type="float" office:value="-0.4467313086583487" table:formula="of:=[Rotation.H262]" table:style-name="ce1">
            <text:p>-0.446731309</text:p>
          </table:table-cell>
          <table:table-cell office:value-type="float" office:value="0" table:formula="of:=[Rotation.I262]" table:style-name="ce1">
            <text:p>0</text:p>
          </table:table-cell>
          <table:table-cell office:value-type="float" office:value="8.99185624017598E-2" table:formula="of:=[Rotation.J262]" table:style-name="ce1">
            <text:p>0.089918562</text:p>
          </table:table-cell>
          <table:table-cell table:number-columns-repeated="16381"/>
        </table:table-row>
        <table:table-row table:style-name="ro1">
          <table:table-cell office:value-type="float" office:value="-0.44649021763902064" table:formula="of:=[Rotation.H263]" table:style-name="ce1">
            <text:p>-0.446490218</text:p>
          </table:table-cell>
          <table:table-cell office:value-type="float" office:value="0" table:formula="of:=[Rotation.I263]" table:style-name="ce1">
            <text:p>0</text:p>
          </table:table-cell>
          <table:table-cell office:value-type="float" office:value="9.1108153052622001E-2" table:formula="of:=[Rotation.J263]" table:style-name="ce1">
            <text:p>0.091108153</text:p>
          </table:table-cell>
          <table:table-cell table:number-columns-repeated="16381"/>
        </table:table-row>
        <table:table-row table:style-name="ro1">
          <table:table-cell office:value-type="float" office:value="-0.44624509194988599" table:formula="of:=[Rotation.H264]" table:style-name="ce1">
            <text:p>-0.446245092</text:p>
          </table:table-cell>
          <table:table-cell office:value-type="float" office:value="0" table:formula="of:=[Rotation.I264]" table:style-name="ce1">
            <text:p>0</text:p>
          </table:table-cell>
          <table:table-cell office:value-type="float" office:value="9.2301288781023075E-2" table:formula="of:=[Rotation.J264]" table:style-name="ce1">
            <text:p>0.092301289</text:p>
          </table:table-cell>
          <table:table-cell table:number-columns-repeated="16381"/>
        </table:table-row>
        <table:table-row table:style-name="ro1">
          <table:table-cell office:value-type="float" office:value="-0.44599628195401525" table:formula="of:=[Rotation.H265]" table:style-name="ce1">
            <text:p>-0.445996282</text:p>
          </table:table-cell>
          <table:table-cell office:value-type="float" office:value="0" table:formula="of:=[Rotation.I265]" table:style-name="ce1">
            <text:p>0</text:p>
          </table:table-cell>
          <table:table-cell office:value-type="float" office:value="9.3496130846118533E-2" table:formula="of:=[Rotation.J265]" table:style-name="ce1">
            <text:p>0.093496131</text:p>
          </table:table-cell>
          <table:table-cell table:number-columns-repeated="16381"/>
        </table:table-row>
        <table:table-row table:style-name="ro1">
          <table:table-cell office:value-type="float" office:value="-0.44574415754469027" table:formula="of:=[Rotation.H266]" table:style-name="ce1">
            <text:p>-0.445744158</text:p>
          </table:table-cell>
          <table:table-cell office:value-type="float" office:value="0" table:formula="of:=[Rotation.I266]" table:style-name="ce1">
            <text:p>0</text:p>
          </table:table-cell>
          <table:table-cell office:value-type="float" office:value="9.4690844408392108E-2" table:formula="of:=[Rotation.J266]" table:style-name="ce1">
            <text:p>0.094690844</text:p>
          </table:table-cell>
          <table:table-cell table:number-columns-repeated="16381"/>
        </table:table-row>
        <table:table-row table:style-name="ro1">
          <table:table-cell office:value-type="float" office:value="-0.44548910819513926" table:formula="of:=[Rotation.H267]" table:style-name="ce1">
            <text:p>-0.445489108</text:p>
          </table:table-cell>
          <table:table-cell office:value-type="float" office:value="0" table:formula="of:=[Rotation.I267]" table:style-name="ce1">
            <text:p>0</text:p>
          </table:table-cell>
          <table:table-cell office:value-type="float" office:value="9.5883598594856151E-2" table:formula="of:=[Rotation.J267]" table:style-name="ce1">
            <text:p>0.095883599</text:p>
          </table:table-cell>
          <table:table-cell table:number-columns-repeated="16381"/>
        </table:table-row>
        <table:table-row table:style-name="ro1">
          <table:table-cell office:value-type="float" office:value="-0.44523154284948879" table:formula="of:=[Rotation.H268]" table:style-name="ce1">
            <text:p>-0.445231543</text:p>
          </table:table-cell>
          <table:table-cell office:value-type="float" office:value="0" table:formula="of:=[Rotation.I268]" table:style-name="ce1">
            <text:p>0</text:p>
          </table:table-cell>
          <table:table-cell office:value-type="float" office:value="9.7072566937646196E-2" table:formula="of:=[Rotation.J268]" table:style-name="ce1">
            <text:p>0.097072567</text:p>
          </table:table-cell>
          <table:table-cell table:number-columns-repeated="16381"/>
        </table:table-row>
        <table:table-row table:style-name="ro1">
          <table:table-cell office:value-type="float" office:value="-0.44497188986919706" table:formula="of:=[Rotation.H269]" table:style-name="ce1">
            <text:p>-0.44497189</text:p>
          </table:table-cell>
          <table:table-cell office:value-type="float" office:value="0" table:formula="of:=[Rotation.I269]" table:style-name="ce1">
            <text:p>0</text:p>
          </table:table-cell>
          <table:table-cell office:value-type="float" office:value="9.8255927181189376E-2" table:formula="of:=[Rotation.J269]" table:style-name="ce1">
            <text:p>0.098255927</text:p>
          </table:table-cell>
          <table:table-cell table:number-columns-repeated="16381"/>
        </table:table-row>
        <table:table-row table:style-name="ro1">
          <table:table-cell office:value-type="float" office:value="-0.44471059683673675" table:formula="of:=[Rotation.H270]" table:style-name="ce1">
            <text:p>-0.444710597</text:p>
          </table:table-cell>
          <table:table-cell office:value-type="float" office:value="0" table:formula="of:=[Rotation.I270]" table:style-name="ce1">
            <text:p>0</text:p>
          </table:table-cell>
          <table:table-cell office:value-type="float" office:value="9.943186139821257E-2" table:formula="of:=[Rotation.J270]" table:style-name="ce1">
            <text:p>0.099431861</text:p>
          </table:table-cell>
          <table:table-cell table:number-columns-repeated="16381"/>
        </table:table-row>
        <table:table-row table:style-name="ro1">
          <table:table-cell office:value-type="float" office:value="-0.44444813025465618" table:formula="of:=[Rotation.H271]" table:style-name="ce1">
            <text:p>-0.44444813</text:p>
          </table:table-cell>
          <table:table-cell office:value-type="float" office:value="0" table:formula="of:=[Rotation.I271]" table:style-name="ce1">
            <text:p>0</text:p>
          </table:table-cell>
          <table:table-cell office:value-type="float" office:value="0.10059855621797047" table:formula="of:=[Rotation.J271]" table:style-name="ce1">
            <text:p>0.100598556</text:p>
          </table:table-cell>
          <table:table-cell table:number-columns-repeated="16381"/>
        </table:table-row>
        <table:table-row table:style-name="ro1">
          <table:table-cell office:value-type="float" office:value="-0.44418497527469331" table:formula="of:=[Rotation.H272]" table:style-name="ce1">
            <text:p>-0.444184975</text:p>
          </table:table-cell>
          <table:table-cell office:value-type="float" office:value="0" table:formula="of:=[Rotation.I272]" table:style-name="ce1">
            <text:p>0</text:p>
          </table:table-cell>
          <table:table-cell office:value-type="float" office:value="0.10175420256785508" table:formula="of:=[Rotation.J272]" table:style-name="ce1">
            <text:p>0.101754203</text:p>
          </table:table-cell>
          <table:table-cell table:number-columns-repeated="16381"/>
        </table:table-row>
        <table:table-row table:style-name="ro1">
          <table:table-cell office:value-type="float" office:value="-0.44392163499881193" table:formula="of:=[Rotation.H273]" table:style-name="ce1">
            <text:p>-0.443921635</text:p>
          </table:table-cell>
          <table:table-cell office:value-type="float" office:value="0" table:formula="of:=[Rotation.I273]" table:style-name="ce1">
            <text:p>0</text:p>
          </table:table-cell>
          <table:table-cell office:value-type="float" office:value="0.10289699694345598" table:formula="of:=[Rotation.J273]" table:style-name="ce1">
            <text:p>0.102896997</text:p>
          </table:table-cell>
          <table:table-cell table:number-columns-repeated="16381"/>
        </table:table-row>
        <table:table-row table:style-name="ro1">
          <table:table-cell office:value-type="float" office:value="-0.443658627182345" table:formula="of:=[Rotation.H274]" table:style-name="ce1">
            <text:p>-0.443658627</text:p>
          </table:table-cell>
          <table:table-cell office:value-type="float" office:value="0" table:formula="of:=[Rotation.I274]" table:style-name="ce1">
            <text:p>0</text:p>
          </table:table-cell>
          <table:table-cell office:value-type="float" office:value="0.10402515333647455" table:formula="of:=[Rotation.J274]" table:style-name="ce1">
            <text:p>0.104025153</text:p>
          </table:table-cell>
          <table:table-cell table:number-columns-repeated="16381"/>
        </table:table-row>
        <table:table-row table:style-name="ro1">
          <table:table-cell office:value-type="float" office:value="-0.44339643947155721" table:formula="of:=[Rotation.H275]" table:style-name="ce1">
            <text:p>-0.443396439</text:p>
          </table:table-cell>
          <table:table-cell office:value-type="float" office:value="0" table:formula="of:=[Rotation.I275]" table:style-name="ce1">
            <text:p>0</text:p>
          </table:table-cell>
          <table:table-cell office:value-type="float" office:value="0.10513708890751004" table:formula="of:=[Rotation.J275]" table:style-name="ce1">
            <text:p>0.105137089</text:p>
          </table:table-cell>
          <table:table-cell table:number-columns-repeated="16381"/>
        </table:table-row>
        <table:table-row table:style-name="ro1">
          <table:table-cell office:value-type="float" office:value="-0.44313553980424525" table:formula="of:=[Rotation.H276]" table:style-name="ce1">
            <text:p>-0.44313554</text:p>
          </table:table-cell>
          <table:table-cell office:value-type="float" office:value="0" table:formula="of:=[Rotation.I276]" table:style-name="ce1">
            <text:p>0</text:p>
          </table:table-cell>
          <table:table-cell office:value-type="float" office:value="0.10623136713042984" table:formula="of:=[Rotation.J276]" table:style-name="ce1">
            <text:p>0.106231367</text:p>
          </table:table-cell>
          <table:table-cell table:number-columns-repeated="16381"/>
        </table:table-row>
        <table:table-row table:style-name="ro1">
          <table:table-cell office:value-type="float" office:value="-0.44287640797101524" table:formula="of:=[Rotation.H277]" table:style-name="ce1">
            <text:p>-0.442876408</text:p>
          </table:table-cell>
          <table:table-cell office:value-type="float" office:value="0" table:formula="of:=[Rotation.I277]" table:style-name="ce1">
            <text:p>0</text:p>
          </table:table-cell>
          <table:table-cell office:value-type="float" office:value="0.1073065574076946" table:formula="of:=[Rotation.J277]" table:style-name="ce1">
            <text:p>0.107306557</text:p>
          </table:table-cell>
          <table:table-cell table:number-columns-repeated="16381"/>
        </table:table-row>
        <table:table-row table:style-name="ro1">
          <table:table-cell office:value-type="float" office:value="-0.44261953536535925" table:formula="of:=[Rotation.H278]" table:style-name="ce1">
            <text:p>-0.442619535</text:p>
          </table:table-cell>
          <table:table-cell office:value-type="float" office:value="0" table:formula="of:=[Rotation.I278]" table:style-name="ce1">
            <text:p>0</text:p>
          </table:table-cell>
          <table:table-cell office:value-type="float" office:value="0.1083612334414548" table:formula="of:=[Rotation.J278]" table:style-name="ce1">
            <text:p>0.108361233</text:p>
          </table:table-cell>
          <table:table-cell table:number-columns-repeated="16381"/>
        </table:table-row>
        <table:table-row table:style-name="ro1">
          <table:table-cell office:value-type="float" office:value="-0.44236542490190051" table:formula="of:=[Rotation.H279]" table:style-name="ce1">
            <text:p>-0.442365425</text:p>
          </table:table-cell>
          <table:table-cell office:value-type="float" office:value="0" table:formula="of:=[Rotation.I279]" table:style-name="ce1">
            <text:p>0</text:p>
          </table:table-cell>
          <table:table-cell office:value-type="float" office:value="0.10939397081814428" table:formula="of:=[Rotation.J279]" table:style-name="ce1">
            <text:p>0.109393971</text:p>
          </table:table-cell>
          <table:table-cell table:number-columns-repeated="16381"/>
        </table:table-row>
        <table:table-row table:style-name="ro1">
          <table:table-cell office:value-type="float" office:value="-0.44211458918698138" table:formula="of:=[Rotation.H280]" table:style-name="ce1">
            <text:p>-0.442114589</text:p>
          </table:table-cell>
          <table:table-cell office:value-type="float" office:value="0" table:formula="of:=[Rotation.I280]" table:style-name="ce1">
            <text:p>0</text:p>
          </table:table-cell>
          <table:table-cell office:value-type="float" office:value="0.11040335152533479" table:formula="of:=[Rotation.J280]" table:style-name="ce1">
            <text:p>0.110403352</text:p>
          </table:table-cell>
          <table:table-cell table:number-columns-repeated="16381"/>
        </table:table-row>
        <table:table-row table:style-name="ro1">
          <table:table-cell office:value-type="float" office:value="-0.44186755130227529" table:formula="of:=[Rotation.H281]" table:style-name="ce1">
            <text:p>-0.441867551</text:p>
          </table:table-cell>
          <table:table-cell office:value-type="float" office:value="0" table:formula="of:=[Rotation.I281]" table:style-name="ce1">
            <text:p>0</text:p>
          </table:table-cell>
          <table:table-cell office:value-type="float" office:value="0.11138795763515523" table:formula="of:=[Rotation.J281]" table:style-name="ce1">
            <text:p>0.111387958</text:p>
          </table:table-cell>
          <table:table-cell table:number-columns-repeated="16381"/>
        </table:table-row>
        <table:table-row table:style-name="ro1">
          <table:table-cell office:value-type="float" office:value="-0.44162484288082499" table:formula="of:=[Rotation.H282]" table:style-name="ce1">
            <text:p>-0.441624843</text:p>
          </table:table-cell>
          <table:table-cell office:value-type="float" office:value="0" table:formula="of:=[Rotation.I282]" table:style-name="ce1">
            <text:p>0</text:p>
          </table:table-cell>
          <table:table-cell office:value-type="float" office:value="0.11234637577815594" table:formula="of:=[Rotation.J282]" table:style-name="ce1">
            <text:p>0.112346376</text:p>
          </table:table-cell>
          <table:table-cell table:number-columns-repeated="16381"/>
        </table:table-row>
        <table:table-row table:style-name="ro1">
          <table:table-cell office:value-type="float" office:value="-0.44138700385594065" table:formula="of:=[Rotation.H283]" table:style-name="ce1">
            <text:p>-0.441387004</text:p>
          </table:table-cell>
          <table:table-cell office:value-type="float" office:value="0" table:formula="of:=[Rotation.I283]" table:style-name="ce1">
            <text:p>0</text:p>
          </table:table-cell>
          <table:table-cell office:value-type="float" office:value="0.11327719464691829" table:formula="of:=[Rotation.J283]" table:style-name="ce1">
            <text:p>0.113277195</text:p>
          </table:table-cell>
          <table:table-cell table:number-columns-repeated="16381"/>
        </table:table-row>
        <table:table-row table:style-name="ro1">
          <table:table-cell office:value-type="float" office:value="-0.44115458099908039" table:formula="of:=[Rotation.H284]" table:style-name="ce1">
            <text:p>-0.441154581</text:p>
          </table:table-cell>
          <table:table-cell office:value-type="float" office:value="0" table:formula="of:=[Rotation.I284]" table:style-name="ce1">
            <text:p>0</text:p>
          </table:table-cell>
          <table:table-cell office:value-type="float" office:value="0.11417900710518476" table:formula="of:=[Rotation.J284]" table:style-name="ce1">
            <text:p>0.114179007</text:p>
          </table:table-cell>
          <table:table-cell table:number-columns-repeated="16381"/>
        </table:table-row>
        <table:table-row table:style-name="ro1">
          <table:table-cell office:value-type="float" office:value="-0.44092812799098696" table:formula="of:=[Rotation.H285]" table:style-name="ce1">
            <text:p>-0.440928128</text:p>
          </table:table-cell>
          <table:table-cell office:value-type="float" office:value="0" table:formula="of:=[Rotation.I285]" table:style-name="ce1">
            <text:p>0</text:p>
          </table:table-cell>
          <table:table-cell office:value-type="float" office:value="0.1150504061112511" table:formula="of:=[Rotation.J285]" table:style-name="ce1">
            <text:p>0.115050406</text:p>
          </table:table-cell>
          <table:table-cell table:number-columns-repeated="16381"/>
        </table:table-row>
        <table:table-row table:style-name="ro1">
          <table:table-cell office:value-type="float" office:value="-0.44070820347084605" table:formula="of:=[Rotation.H286]" table:style-name="ce1">
            <text:p>-0.440708203</text:p>
          </table:table-cell>
          <table:table-cell office:value-type="float" office:value="0" table:formula="of:=[Rotation.I286]" table:style-name="ce1">
            <text:p>0</text:p>
          </table:table-cell>
          <table:table-cell office:value-type="float" office:value="0.11588998832297534" table:formula="of:=[Rotation.J286]" table:style-name="ce1">
            <text:p>0.115889988</text:p>
          </table:table-cell>
          <table:table-cell table:number-columns-repeated="16381"/>
        </table:table-row>
        <table:table-row table:style-name="ro1">
          <table:table-cell office:value-type="float" office:value="-0.44049537042154252" table:formula="of:=[Rotation.H287]" table:style-name="ce1">
            <text:p>-0.44049537</text:p>
          </table:table-cell>
          <table:table-cell office:value-type="float" office:value="0" table:formula="of:=[Rotation.I287]" table:style-name="ce1">
            <text:p>0</text:p>
          </table:table-cell>
          <table:table-cell office:value-type="float" office:value="0.11669635228741307" table:formula="of:=[Rotation.J287]" table:style-name="ce1">
            <text:p>0.116696352</text:p>
          </table:table-cell>
          <table:table-cell table:number-columns-repeated="16381"/>
        </table:table-row>
        <table:table-row table:style-name="ro1">
          <table:table-cell office:value-type="float" office:value="-0.44029019511795037" table:formula="of:=[Rotation.H288]" table:style-name="ce1">
            <text:p>-0.440290195</text:p>
          </table:table-cell>
          <table:table-cell office:value-type="float" office:value="0" table:formula="of:=[Rotation.I288]" table:style-name="ce1">
            <text:p>0</text:p>
          </table:table-cell>
          <table:table-cell office:value-type="float" office:value="0.11746809815008163" table:formula="of:=[Rotation.J288]" table:style-name="ce1">
            <text:p>0.117468098</text:p>
          </table:table-cell>
          <table:table-cell table:number-columns-repeated="16381"/>
        </table:table-row>
        <table:table-row table:style-name="ro1">
          <table:table-cell office:value-type="float" office:value="-0.44009324644302666" table:formula="of:=[Rotation.H289]" table:style-name="ce1">
            <text:p>-0.440093246</text:p>
          </table:table-cell>
          <table:table-cell office:value-type="float" office:value="0" table:formula="of:=[Rotation.I289]" table:style-name="ce1">
            <text:p>0</text:p>
          </table:table-cell>
          <table:table-cell office:value-type="float" office:value="0.11820382580626324" table:formula="of:=[Rotation.J289]" table:style-name="ce1">
            <text:p>0.118203826</text:p>
          </table:table-cell>
          <table:table-cell table:number-columns-repeated="16381"/>
        </table:table-row>
        <table:table-row table:style-name="ro1">
          <table:table-cell office:value-type="float" office:value="-0.43990509372103154" table:formula="of:=[Rotation.H290]" table:style-name="ce1">
            <text:p>-0.439905094</text:p>
          </table:table-cell>
          <table:table-cell office:value-type="float" office:value="0" table:formula="of:=[Rotation.I290]" table:style-name="ce1">
            <text:p>0</text:p>
          </table:table-cell>
          <table:table-cell office:value-type="float" office:value="0.11890213840924156" table:formula="of:=[Rotation.J290]" table:style-name="ce1">
            <text:p>0.118902138</text:p>
          </table:table-cell>
          <table:table-cell table:number-columns-repeated="16381"/>
        </table:table-row>
        <table:table-row table:style-name="ro1">
          <table:table-cell office:value-type="float" office:value="-0.43972630655602507" table:formula="of:=[Rotation.H291]" table:style-name="ce1">
            <text:p>-0.439726307</text:p>
          </table:table-cell>
          <table:table-cell office:value-type="float" office:value="0" table:formula="of:=[Rotation.I291]" table:style-name="ce1">
            <text:p>0</text:p>
          </table:table-cell>
          <table:table-cell office:value-type="float" office:value="0.11956163817293873" table:formula="of:=[Rotation.J291]" table:style-name="ce1">
            <text:p>0.119561638</text:p>
          </table:table-cell>
          <table:table-cell table:number-columns-repeated="16381"/>
        </table:table-row>
        <table:table-row table:style-name="ro1">
          <table:table-cell office:value-type="float" office:value="-0.43955745298280074" table:formula="of:=[Rotation.H292]" table:style-name="ce1">
            <text:p>-0.439557453</text:p>
          </table:table-cell>
          <table:table-cell office:value-type="float" office:value="0" table:formula="of:=[Rotation.I292]" table:style-name="ce1">
            <text:p>0</text:p>
          </table:table-cell>
          <table:table-cell office:value-type="float" office:value="0.12018092830092855" table:formula="of:=[Rotation.J292]" table:style-name="ce1">
            <text:p>0.120180928</text:p>
          </table:table-cell>
          <table:table-cell table:number-columns-repeated="16381"/>
        </table:table-row>
        <table:table-row table:style-name="ro1">
          <table:table-cell office:value-type="float" office:value="-0.43939909860621151" table:formula="of:=[Rotation.H293]" table:style-name="ce1">
            <text:p>-0.439399099</text:p>
          </table:table-cell>
          <table:table-cell office:value-type="float" office:value="0" table:formula="of:=[Rotation.I293]" table:style-name="ce1">
            <text:p>0</text:p>
          </table:table-cell>
          <table:table-cell office:value-type="float" office:value="0.12075861105548052" table:formula="of:=[Rotation.J293]" table:style-name="ce1">
            <text:p>0.120758611</text:p>
          </table:table-cell>
          <table:table-cell table:number-columns-repeated="16381"/>
        </table:table-row>
        <table:table-row table:style-name="ro1">
          <table:table-cell office:value-type="float" office:value="-0.43925180507234984" table:formula="of:=[Rotation.H294]" table:style-name="ce1">
            <text:p>-0.439251805</text:p>
          </table:table-cell>
          <table:table-cell office:value-type="float" office:value="0" table:formula="of:=[Rotation.I294]" table:style-name="ce1">
            <text:p>0</text:p>
          </table:table-cell>
          <table:table-cell office:value-type="float" office:value="0.12129328811060575" table:formula="of:=[Rotation.J294]" table:style-name="ce1">
            <text:p>0.121293288</text:p>
          </table:table-cell>
          <table:table-cell table:number-columns-repeated="16381"/>
        </table:table-row>
        <table:table-row table:style-name="ro1">
          <table:table-cell office:value-type="float" office:value="-0.43911610085605468" table:formula="of:=[Rotation.H295]" table:style-name="ce1">
            <text:p>-0.439116101</text:p>
          </table:table-cell>
          <table:table-cell office:value-type="float" office:value="0" table:formula="of:=[Rotation.I295]" table:style-name="ce1">
            <text:p>0</text:p>
          </table:table-cell>
          <table:table-cell office:value-type="float" office:value="0.12178366051722733" table:formula="of:=[Rotation.J295]" table:style-name="ce1">
            <text:p>0.121783661</text:p>
          </table:table-cell>
          <table:table-cell table:number-columns-repeated="16381"/>
        </table:table-row>
        <table:table-row table:style-name="ro1">
          <table:table-cell office:value-type="float" office:value="-0.4389922698488421" table:formula="of:=[Rotation.H296]" table:style-name="ce1">
            <text:p>-0.43899227</text:p>
          </table:table-cell>
          <table:table-cell office:value-type="float" office:value="0" table:formula="of:=[Rotation.I296]" table:style-name="ce1">
            <text:p>0</text:p>
          </table:table-cell>
          <table:table-cell office:value-type="float" office:value="0.12222928050578316" table:formula="of:=[Rotation.J296]" table:style-name="ce1">
            <text:p>0.122229281</text:p>
          </table:table-cell>
          <table:table-cell table:number-columns-repeated="16381"/>
        </table:table-row>
        <table:table-row table:style-name="ro1">
          <table:table-cell office:value-type="float" office:value="-0.43888046063169345" table:formula="of:=[Rotation.H297]" table:style-name="ce1">
            <text:p>-0.438880461</text:p>
          </table:table-cell>
          <table:table-cell office:value-type="float" office:value="0" table:formula="of:=[Rotation.I297]" table:style-name="ce1">
            <text:p>0</text:p>
          </table:table-cell>
          <table:table-cell office:value-type="float" office:value="0.12263014016020915" table:formula="of:=[Rotation.J297]" table:style-name="ce1">
            <text:p>0.12263014</text:p>
          </table:table-cell>
          <table:table-cell table:number-columns-repeated="16381"/>
        </table:table-row>
        <table:table-row table:style-name="ro1">
          <table:table-cell office:value-type="float" office:value="-0.43878080741017722" table:formula="of:=[Rotation.H298]" table:style-name="ce1">
            <text:p>-0.438780807</text:p>
          </table:table-cell>
          <table:table-cell office:value-type="float" office:value="0" table:formula="of:=[Rotation.I298]" table:style-name="ce1">
            <text:p>0</text:p>
          </table:table-cell>
          <table:table-cell office:value-type="float" office:value="0.12298623113370451" table:formula="of:=[Rotation.J298]" table:style-name="ce1">
            <text:p>0.122986231</text:p>
          </table:table-cell>
          <table:table-cell table:number-columns-repeated="16381"/>
        </table:table-row>
        <table:table-row table:style-name="ro1">
          <table:table-cell office:value-type="float" office:value="-0.43869343083527768" table:formula="of:=[Rotation.H299]" table:style-name="ce1">
            <text:p>-0.438693431</text:p>
          </table:table-cell>
          <table:table-cell office:value-type="float" office:value="0" table:formula="of:=[Rotation.I299]" table:style-name="ce1">
            <text:p>0</text:p>
          </table:table-cell>
          <table:table-cell office:value-type="float" office:value="0.12329754150822872" table:formula="of:=[Rotation.J299]" table:style-name="ce1">
            <text:p>0.123297542</text:p>
          </table:table-cell>
          <table:table-cell table:number-columns-repeated="16381"/>
        </table:table-row>
        <table:table-row table:style-name="ro1">
          <table:table-cell office:value-type="float" office:value="-0.43861843797567213" table:formula="of:=[Rotation.H300]" table:style-name="ce1">
            <text:p>-0.438618438</text:p>
          </table:table-cell>
          <table:table-cell office:value-type="float" office:value="0" table:formula="of:=[Rotation.I300]" table:style-name="ce1">
            <text:p>0</text:p>
          </table:table-cell>
          <table:table-cell office:value-type="float" office:value="0.12356405572730882" table:formula="of:=[Rotation.J300]" table:style-name="ce1">
            <text:p>0.123564056</text:p>
          </table:table-cell>
          <table:table-cell table:number-columns-repeated="16381"/>
        </table:table-row>
        <table:table-row table:style-name="ro1">
          <table:table-cell office:value-type="float" office:value="-0.4385559222881884" table:formula="of:=[Rotation.H301]" table:style-name="ce1">
            <text:p>-0.438555922</text:p>
          </table:table-cell>
          <table:table-cell office:value-type="float" office:value="0" table:formula="of:=[Rotation.I301]" table:style-name="ce1">
            <text:p>0</text:p>
          </table:table-cell>
          <table:table-cell office:value-type="float" office:value="0.12378575453563498" table:formula="of:=[Rotation.J301]" table:style-name="ce1">
            <text:p>0.123785755</text:p>
          </table:table-cell>
          <table:table-cell table:number-columns-repeated="16381"/>
        </table:table-row>
        <table:table-row table:style-name="ro1">
          <table:table-cell office:value-type="float" office:value="-0.43850596358639943" table:formula="of:=[Rotation.H302]" table:style-name="ce1">
            <text:p>-0.438505964</text:p>
          </table:table-cell>
          <table:table-cell office:value-type="float" office:value="0" table:formula="of:=[Rotation.I302]" table:style-name="ce1">
            <text:p>0</text:p>
          </table:table-cell>
          <table:table-cell office:value-type="float" office:value="0.12396261492548202" table:formula="of:=[Rotation.J302]" table:style-name="ce1">
            <text:p>0.123962615</text:p>
          </table:table-cell>
          <table:table-cell table:number-columns-repeated="16381"/>
        </table:table-row>
        <table:table-row table:style-name="ro1">
          <table:table-cell office:value-type="float" office:value="-0.4384686282238956" table:formula="of:=[Rotation.H303]" table:style-name="ce1">
            <text:p>-0.438468628</text:p>
          </table:table-cell>
          <table:table-cell office:value-type="float" office:value="0" table:formula="of:=[Rotation.I303]" table:style-name="ce1">
            <text:p>0</text:p>
          </table:table-cell>
          <table:table-cell office:value-type="float" office:value="0.12409460932472124" table:formula="of:=[Rotation.J303]" table:style-name="ce1">
            <text:p>0.124094609</text:p>
          </table:table-cell>
          <table:table-cell table:number-columns-repeated="16381"/>
        </table:table-row>
        <table:table-row table:style-name="ro1">
          <table:table-cell office:value-type="float" office:value="-0.4384439681928351" table:formula="of:=[Rotation.H304]" table:style-name="ce1">
            <text:p>-0.438443968</text:p>
          </table:table-cell>
          <table:table-cell office:value-type="float" office:value="0" table:formula="of:=[Rotation.I304]" table:style-name="ce1">
            <text:p>0</text:p>
          </table:table-cell>
          <table:table-cell office:value-type="float" office:value="0.12418170861813813" table:formula="of:=[Rotation.J304]" table:style-name="ce1">
            <text:p>0.124181709</text:p>
          </table:table-cell>
          <table:table-cell table:number-columns-repeated="16381"/>
        </table:table-row>
        <table:table-row table:style-name="ro1">
          <table:table-cell office:value-type="float" office:value="-0.4384320223856899" table:formula="of:=[Rotation.H305]" table:style-name="ce1">
            <text:p>-0.438432022</text:p>
          </table:table-cell>
          <table:table-cell office:value-type="float" office:value="0" table:formula="of:=[Rotation.I305]" table:style-name="ce1">
            <text:p>0</text:p>
          </table:table-cell>
          <table:table-cell office:value-type="float" office:value="0.12422387752277712" table:formula="of:=[Rotation.J305]" table:style-name="ce1">
            <text:p>0.124223878</text:p>
          </table:table-cell>
          <table:table-cell table:number-columns-repeated="16381"/>
        </table:table-row>
        <table:table-row table:style-name="ro1">
          <table:table-cell office:value-type="float" office:value="-0.43843281590708078" table:formula="of:=[Rotation.H306]" table:style-name="ce1">
            <text:p>-0.438432816</text:p>
          </table:table-cell>
          <table:table-cell office:value-type="float" office:value="0" table:formula="of:=[Rotation.I306]" table:style-name="ce1">
            <text:p>0</text:p>
          </table:table-cell>
          <table:table-cell office:value-type="float" office:value="0.12422107685810735" table:formula="of:=[Rotation.J306]" table:style-name="ce1">
            <text:p>0.124221077</text:p>
          </table:table-cell>
          <table:table-cell table:number-columns-repeated="16381"/>
        </table:table-row>
        <table:table-row table:style-name="ro1">
          <table:table-cell office:value-type="float" office:value="-0.4384463593815548" table:formula="of:=[Rotation.H307]" table:style-name="ce1">
            <text:p>-0.438446359</text:p>
          </table:table-cell>
          <table:table-cell office:value-type="float" office:value="0" table:formula="of:=[Rotation.I307]" table:style-name="ce1">
            <text:p>0</text:p>
          </table:table-cell>
          <table:table-cell office:value-type="float" office:value="0.12417326582264199" table:formula="of:=[Rotation.J307]" table:style-name="ce1">
            <text:p>0.124173266</text:p>
          </table:table-cell>
          <table:table-cell table:number-columns-repeated="16381"/>
        </table:table-row>
        <table:table-row table:style-name="ro1">
          <table:table-cell office:value-type="float" office:value="-0.43847265042784334" table:formula="of:=[Rotation.H308]" table:style-name="ce1">
            <text:p>-0.43847265</text:p>
          </table:table-cell>
          <table:table-cell office:value-type="float" office:value="0" table:formula="of:=[Rotation.I308]" table:style-name="ce1">
            <text:p>0</text:p>
          </table:table-cell>
          <table:table-cell office:value-type="float" office:value="0.12408039662566475" table:formula="of:=[Rotation.J308]" table:style-name="ce1">
            <text:p>0.124080397</text:p>
          </table:table-cell>
          <table:table-cell table:number-columns-repeated="16381"/>
        </table:table-row>
        <table:table-row table:style-name="ro1">
          <table:table-cell office:value-type="float" office:value="-0.43851167209600439" table:formula="of:=[Rotation.H309]" table:style-name="ce1">
            <text:p>-0.438511672</text:p>
          </table:table-cell>
          <table:table-cell office:value-type="float" office:value="0" table:formula="of:=[Rotation.I309]" table:style-name="ce1">
            <text:p>0</text:p>
          </table:table-cell>
          <table:table-cell office:value-type="float" office:value="0.12394241983907819" table:formula="of:=[Rotation.J309]" table:style-name="ce1">
            <text:p>0.12394242</text:p>
          </table:table-cell>
          <table:table-cell table:number-columns-repeated="16381"/>
        </table:table-row>
        <table:table-row table:style-name="ro1">
          <table:table-cell office:value-type="float" office:value="-0.43856339368720426" table:formula="of:=[Rotation.H310]" table:style-name="ce1">
            <text:p>-0.438563394</text:p>
          </table:table-cell>
          <table:table-cell office:value-type="float" office:value="0" table:formula="of:=[Rotation.I310]" table:style-name="ce1">
            <text:p>0</text:p>
          </table:table-cell>
          <table:table-cell office:value-type="float" office:value="0.12375928133906679" table:formula="of:=[Rotation.J310]" table:style-name="ce1">
            <text:p>0.123759281</text:p>
          </table:table-cell>
          <table:table-cell table:number-columns-repeated="16381"/>
        </table:table-row>
        <table:table-row table:style-name="ro1">
          <table:table-cell office:value-type="float" office:value="-0.43862777048740231" table:formula="of:=[Rotation.H311]" table:style-name="ce1">
            <text:p>-0.43862777</text:p>
          </table:table-cell>
          <table:table-cell office:value-type="float" office:value="0" table:formula="of:=[Rotation.I311]" table:style-name="ce1">
            <text:p>0</text:p>
          </table:table-cell>
          <table:table-cell office:value-type="float" office:value="0.12353092308102753" table:formula="of:=[Rotation.J311]" table:style-name="ce1">
            <text:p>0.123530923</text:p>
          </table:table-cell>
          <table:table-cell table:number-columns-repeated="16381"/>
        </table:table-row>
        <table:table-row table:style-name="ro1">
          <table:table-cell office:value-type="float" office:value="-0.43870474371577539" table:formula="of:=[Rotation.H312]" table:style-name="ce1">
            <text:p>-0.438704744</text:p>
          </table:table-cell>
          <table:table-cell office:value-type="float" office:value="0" table:formula="of:=[Rotation.I312]" table:style-name="ce1">
            <text:p>0</text:p>
          </table:table-cell>
          <table:table-cell office:value-type="float" office:value="0.12325728311655998" table:formula="of:=[Rotation.J312]" table:style-name="ce1">
            <text:p>0.123257283</text:p>
          </table:table-cell>
          <table:table-cell table:number-columns-repeated="16381"/>
        </table:table-row>
        <table:table-row table:style-name="ro1">
          <table:table-cell office:value-type="float" office:value="-0.43879424047108417" table:formula="of:=[Rotation.H313]" table:style-name="ce1">
            <text:p>-0.43879424</text:p>
          </table:table-cell>
          <table:table-cell office:value-type="float" office:value="0" table:formula="of:=[Rotation.I313]" table:style-name="ce1">
            <text:p>0</text:p>
          </table:table-cell>
          <table:table-cell office:value-type="float" office:value="0.12293829561777866" table:formula="of:=[Rotation.J313]" table:style-name="ce1">
            <text:p>0.122938296</text:p>
          </table:table-cell>
          <table:table-cell table:number-columns-repeated="16381"/>
        </table:table-row>
        <table:table-row table:style-name="ro1">
          <table:table-cell office:value-type="float" office:value="-0.43889617388992552" table:formula="of:=[Rotation.H314]" table:style-name="ce1">
            <text:p>-0.438896174</text:p>
          </table:table-cell>
          <table:table-cell office:value-type="float" office:value="0" table:formula="of:=[Rotation.I314]" table:style-name="ce1">
            <text:p>0</text:p>
          </table:table-cell>
          <table:table-cell office:value-type="float" office:value="0.12257389014298377" table:formula="of:=[Rotation.J314]" table:style-name="ce1">
            <text:p>0.12257389</text:p>
          </table:table-cell>
          <table:table-cell table:number-columns-repeated="16381"/>
        </table:table-row>
        <table:table-row table:style-name="ro1">
          <table:table-cell office:value-type="float" office:value="-0.43901044223258412" table:formula="of:=[Rotation.H315]" table:style-name="ce1">
            <text:p>-0.439010442</text:p>
          </table:table-cell>
          <table:table-cell office:value-type="float" office:value="0" table:formula="of:=[Rotation.I315]" table:style-name="ce1">
            <text:p>0</text:p>
          </table:table-cell>
          <table:table-cell office:value-type="float" office:value="0.12216399473965694" table:formula="of:=[Rotation.J315]" table:style-name="ce1">
            <text:p>0.122163995</text:p>
          </table:table-cell>
          <table:table-cell table:number-columns-repeated="16381"/>
        </table:table-row>
        <table:table-row table:style-name="ro1">
          <table:table-cell office:value-type="float" office:value="-0.43913688762466291" table:formula="of:=[Rotation.H316]" table:style-name="ce1">
            <text:p>-0.439136888</text:p>
          </table:table-cell>
          <table:table-cell office:value-type="float" office:value="0" table:formula="of:=[Rotation.I316]" table:style-name="ce1">
            <text:p>0</text:p>
          </table:table-cell>
          <table:table-cell office:value-type="float" office:value="0.12170868468323923" table:formula="of:=[Rotation.J316]" table:style-name="ce1">
            <text:p>0.121708685</text:p>
          </table:table-cell>
          <table:table-cell table:number-columns-repeated="16381"/>
        </table:table-row>
        <table:table-row table:style-name="ro1">
          <table:table-cell office:value-type="float" office:value="-0.43927508932853587" table:formula="of:=[Rotation.H317]" table:style-name="ce1">
            <text:p>-0.439275089</text:p>
          </table:table-cell>
          <table:table-cell office:value-type="float" office:value="0" table:formula="of:=[Rotation.I317]" table:style-name="ce1">
            <text:p>0</text:p>
          </table:table-cell>
          <table:table-cell office:value-type="float" office:value="0.12120893488273385" table:formula="of:=[Rotation.J317]" table:style-name="ce1">
            <text:p>0.121208935</text:p>
          </table:table-cell>
          <table:table-cell table:number-columns-repeated="16381"/>
        </table:table-row>
        <table:table-row table:style-name="ro1">
          <table:table-cell office:value-type="float" office:value="-0.43942452885740191" table:formula="of:=[Rotation.H318]" table:style-name="ce1">
            <text:p>-0.439424529</text:p>
          </table:table-cell>
          <table:table-cell office:value-type="float" office:value="0" table:formula="of:=[Rotation.I318]" table:style-name="ce1">
            <text:p>0</text:p>
          </table:table-cell>
          <table:table-cell office:value-type="float" office:value="0.12066604094959911" table:formula="of:=[Rotation.J318]" table:style-name="ce1">
            <text:p>0.120666041</text:p>
          </table:table-cell>
          <table:table-cell table:number-columns-repeated="16381"/>
        </table:table-row>
        <table:table-row table:style-name="ro1">
          <table:table-cell office:value-type="float" office:value="-0.43958468009539625" table:formula="of:=[Rotation.H319]" table:style-name="ce1">
            <text:p>-0.43958468</text:p>
          </table:table-cell>
          <table:table-cell office:value-type="float" office:value="0" table:formula="of:=[Rotation.I319]" table:style-name="ce1">
            <text:p>0</text:p>
          </table:table-cell>
          <table:table-cell office:value-type="float" office:value="0.12008130173106935" table:formula="of:=[Rotation.J319]" table:style-name="ce1">
            <text:p>0.120081302</text:p>
          </table:table-cell>
          <table:table-cell table:number-columns-repeated="16381"/>
        </table:table-row>
        <table:table-row table:style-name="ro1">
          <table:table-cell office:value-type="float" office:value="-0.4397550131050712" table:formula="of:=[Rotation.H320]" table:style-name="ce1">
            <text:p>-0.439755013</text:p>
          </table:table-cell>
          <table:table-cell office:value-type="float" office:value="0" table:formula="of:=[Rotation.I320]" table:style-name="ce1">
            <text:p>0</text:p>
          </table:table-cell>
          <table:table-cell office:value-type="float" office:value="0.1194560105183439" table:formula="of:=[Rotation.J320]" table:style-name="ce1">
            <text:p>0.119456011</text:p>
          </table:table-cell>
          <table:table-cell table:number-columns-repeated="16381"/>
        </table:table-row>
        <table:table-row table:style-name="ro1">
          <table:table-cell office:value-type="float" office:value="-0.43993499325696861" table:formula="of:=[Rotation.H321]" table:style-name="ce1">
            <text:p>-0.439934993</text:p>
          </table:table-cell>
          <table:table-cell office:value-type="float" office:value="0" table:formula="of:=[Rotation.I321]" table:style-name="ce1">
            <text:p>0</text:p>
          </table:table-cell>
          <table:table-cell office:value-type="float" office:value="0.11879146311074301" table:formula="of:=[Rotation.J321]" table:style-name="ce1">
            <text:p>0.118791463</text:p>
          </table:table-cell>
          <table:table-cell table:number-columns-repeated="16381"/>
        </table:table-row>
        <table:table-row table:style-name="ro1">
          <table:table-cell office:value-type="float" office:value="-0.44012408347902088" table:formula="of:=[Rotation.H322]" table:style-name="ce1">
            <text:p>-0.440124083</text:p>
          </table:table-cell>
          <table:table-cell office:value-type="float" office:value="0" table:formula="of:=[Rotation.I322]" table:style-name="ce1">
            <text:p>0</text:p>
          </table:table-cell>
          <table:table-cell office:value-type="float" office:value="0.11808895435963446" table:formula="of:=[Rotation.J322]" table:style-name="ce1">
            <text:p>0.118088954</text:p>
          </table:table-cell>
          <table:table-cell table:number-columns-repeated="16381"/>
        </table:table-row>
        <table:table-row table:style-name="ro1">
          <table:table-cell office:value-type="float" office:value="-0.44032174540815111" table:formula="of:=[Rotation.H323]" table:style-name="ce1">
            <text:p>-0.440321745</text:p>
          </table:table-cell>
          <table:table-cell office:value-type="float" office:value="0" table:formula="of:=[Rotation.I323]" table:style-name="ce1">
            <text:p>0</text:p>
          </table:table-cell>
          <table:table-cell office:value-type="float" office:value="0.11734977852863379" table:formula="of:=[Rotation.J323]" table:style-name="ce1">
            <text:p>0.117349779</text:p>
          </table:table-cell>
          <table:table-cell table:number-columns-repeated="16381"/>
        </table:table-row>
        <table:table-row table:style-name="ro1">
          <table:table-cell office:value-type="float" office:value="-0.44052743989167514" table:formula="of:=[Rotation.H324]" table:style-name="ce1">
            <text:p>-0.44052744</text:p>
          </table:table-cell>
          <table:table-cell office:value-type="float" office:value="0" table:formula="of:=[Rotation.I324]" table:style-name="ce1">
            <text:p>0</text:p>
          </table:table-cell>
          <table:table-cell office:value-type="float" office:value="0.11657523194266672" table:formula="of:=[Rotation.J324]" table:style-name="ce1">
            <text:p>0.116575232</text:p>
          </table:table-cell>
          <table:table-cell table:number-columns-repeated="16381"/>
        </table:table-row>
        <table:table-row table:style-name="ro1">
          <table:table-cell office:value-type="float" office:value="-0.44074062888886256" table:formula="of:=[Rotation.H325]" table:style-name="ce1">
            <text:p>-0.440740629</text:p>
          </table:table-cell>
          <table:table-cell office:value-type="float" office:value="0" table:formula="of:=[Rotation.I325]" table:style-name="ce1">
            <text:p>0</text:p>
          </table:table-cell>
          <table:table-cell office:value-type="float" office:value="0.11576661024081993" table:formula="of:=[Rotation.J325]" table:style-name="ce1">
            <text:p>0.11576661</text:p>
          </table:table-cell>
          <table:table-cell table:number-columns-repeated="16381"/>
        </table:table-row>
        <table:table-row table:style-name="ro1">
          <table:table-cell office:value-type="float" office:value="-0.44096077589632332" table:formula="of:=[Rotation.H326]" table:style-name="ce1">
            <text:p>-0.440960776</text:p>
          </table:table-cell>
          <table:table-cell office:value-type="float" office:value="0" table:formula="of:=[Rotation.I326]" table:style-name="ce1">
            <text:p>0</text:p>
          </table:table-cell>
          <table:table-cell office:value-type="float" office:value="0.11492521098920143" table:formula="of:=[Rotation.J326]" table:style-name="ce1">
            <text:p>0.114925211</text:p>
          </table:table-cell>
          <table:table-cell table:number-columns-repeated="16381"/>
        </table:table-row>
        <table:table-row table:style-name="ro1">
          <table:table-cell office:value-type="float" office:value="-0.44118734715681157" table:formula="of:=[Rotation.H327]" table:style-name="ce1">
            <text:p>-0.441187347</text:p>
          </table:table-cell>
          <table:table-cell office:value-type="float" office:value="0" table:formula="of:=[Rotation.I327]" table:style-name="ce1">
            <text:p>0</text:p>
          </table:table-cell>
          <table:table-cell office:value-type="float" office:value="0.11405233320162718" table:formula="of:=[Rotation.J327]" table:style-name="ce1">
            <text:p>0.114052333</text:p>
          </table:table-cell>
          <table:table-cell table:number-columns-repeated="16381"/>
        </table:table-row>
        <table:table-row table:style-name="ro1">
          <table:table-cell office:value-type="float" office:value="-0.44141981262341229" table:formula="of:=[Rotation.H328]" table:style-name="ce1">
            <text:p>-0.441419813</text:p>
          </table:table-cell>
          <table:table-cell office:value-type="float" office:value="0" table:formula="of:=[Rotation.I328]" table:style-name="ce1">
            <text:p>0</text:p>
          </table:table-cell>
          <table:table-cell office:value-type="float" office:value="0.11314927760932268" table:formula="of:=[Rotation.J328]" table:style-name="ce1">
            <text:p>0.113149278</text:p>
          </table:table-cell>
          <table:table-cell table:number-columns-repeated="16381"/>
        </table:table-row>
        <table:table-row table:style-name="ro1">
          <table:table-cell office:value-type="float" office:value="-0.44165764688522352" table:formula="of:=[Rotation.H329]" table:style-name="ce1">
            <text:p>-0.441657647</text:p>
          </table:table-cell>
          <table:table-cell office:value-type="float" office:value="0" table:formula="of:=[Rotation.I329]" table:style-name="ce1">
            <text:p>0</text:p>
          </table:table-cell>
          <table:table-cell office:value-type="float" office:value="0.11221734691128291" table:formula="of:=[Rotation.J329]" table:style-name="ce1">
            <text:p>0.112217347</text:p>
          </table:table-cell>
          <table:table-cell table:number-columns-repeated="16381"/>
        </table:table-row>
        <table:table-row table:style-name="ro1">
          <table:table-cell office:value-type="float" office:value="-0.44190033044287769" table:formula="of:=[Rotation.H330]" table:style-name="ce1">
            <text:p>-0.44190033</text:p>
          </table:table-cell>
          <table:table-cell office:value-type="float" office:value="0" table:formula="of:=[Rotation.I330]" table:style-name="ce1">
            <text:p>0</text:p>
          </table:table-cell>
          <table:table-cell office:value-type="float" office:value="0.11125784446265123" table:formula="of:=[Rotation.J330]" table:style-name="ce1">
            <text:p>0.111257844</text:p>
          </table:table-cell>
          <table:table-cell table:number-columns-repeated="16381"/>
        </table:table-row>
        <table:table-row table:style-name="ro1">
          <table:table-cell office:value-type="float" office:value="-0.44214734938516104" table:formula="of:=[Rotation.H331]" table:style-name="ce1">
            <text:p>-0.442147349</text:p>
          </table:table-cell>
          <table:table-cell office:value-type="float" office:value="0" table:formula="of:=[Rotation.I331]" table:style-name="ce1">
            <text:p>0</text:p>
          </table:table-cell>
          <table:table-cell office:value-type="float" office:value="0.11027207911196893" table:formula="of:=[Rotation.J331]" table:style-name="ce1">
            <text:p>0.110272079</text:p>
          </table:table-cell>
          <table:table-cell table:number-columns-repeated="16381"/>
        </table:table-row>
        <table:table-row table:style-name="ro1">
          <table:table-cell office:value-type="float" office:value="-0.44239819737756197" table:formula="of:=[Rotation.H332]" table:style-name="ce1">
            <text:p>-0.442398197</text:p>
          </table:table-cell>
          <table:table-cell office:value-type="float" office:value="0" table:formula="of:=[Rotation.I332]" table:style-name="ce1">
            <text:p>0</text:p>
          </table:table-cell>
          <table:table-cell office:value-type="float" office:value="0.10926136076895476" table:formula="of:=[Rotation.J332]" table:style-name="ce1">
            <text:p>0.109261361</text:p>
          </table:table-cell>
          <table:table-cell table:number-columns-repeated="16381"/>
        </table:table-row>
        <table:table-row table:style-name="ro1">
          <table:table-cell office:value-type="float" office:value="-0.44265237641632421" table:formula="of:=[Rotation.H333]" table:style-name="ce1">
            <text:p>-0.442652376</text:p>
          </table:table-cell>
          <table:table-cell office:value-type="float" office:value="0" table:formula="of:=[Rotation.I333]" table:style-name="ce1">
            <text:p>0</text:p>
          </table:table-cell>
          <table:table-cell office:value-type="float" office:value="0.10822700057278127" table:formula="of:=[Rotation.J333]" table:style-name="ce1">
            <text:p>0.108227001</text:p>
          </table:table-cell>
          <table:table-cell table:number-columns-repeated="16381"/>
        </table:table-row>
        <table:table-row table:style-name="ro1">
          <table:table-cell office:value-type="float" office:value="-0.44290939660717249" table:formula="of:=[Rotation.H334]" table:style-name="ce1">
            <text:p>-0.442909397</text:p>
          </table:table-cell>
          <table:table-cell office:value-type="float" office:value="0" table:formula="of:=[Rotation.I334]" table:style-name="ce1">
            <text:p>0</text:p>
          </table:table-cell>
          <table:table-cell office:value-type="float" office:value="0.10717031490608955" table:formula="of:=[Rotation.J334]" table:style-name="ce1">
            <text:p>0.107170315</text:p>
          </table:table-cell>
          <table:table-cell table:number-columns-repeated="16381"/>
        </table:table-row>
        <table:table-row table:style-name="ro1">
          <table:table-cell office:value-type="float" office:value="-0.44316877781207892" table:formula="of:=[Rotation.H335]" table:style-name="ce1">
            <text:p>-0.443168778</text:p>
          </table:table-cell>
          <table:table-cell office:value-type="float" office:value="0" table:formula="of:=[Rotation.I335]" table:style-name="ce1">
            <text:p>0</text:p>
          </table:table-cell>
          <table:table-cell office:value-type="float" office:value="0.10609262166874853" table:formula="of:=[Rotation.J335]" table:style-name="ce1">
            <text:p>0.106092622</text:p>
          </table:table-cell>
          <table:table-cell table:number-columns-repeated="16381"/>
        </table:table-row>
        <table:table-row table:style-name="ro1">
          <table:table-cell office:value-type="float" office:value="-0.44343004955185511" table:formula="of:=[Rotation.H336]" table:style-name="ce1">
            <text:p>-0.44343005</text:p>
          </table:table-cell>
          <table:table-cell office:value-type="float" office:value="0" table:formula="of:=[Rotation.I336]" table:style-name="ce1">
            <text:p>0</text:p>
          </table:table-cell>
          <table:table-cell office:value-type="float" office:value="0.10499524348483266" table:formula="of:=[Rotation.J336]" table:style-name="ce1">
            <text:p>0.104995243</text:p>
          </table:table-cell>
          <table:table-cell table:number-columns-repeated="16381"/>
        </table:table-row>
        <table:table-row table:style-name="ro1">
          <table:table-cell office:value-type="float" office:value="-0.44369273187830344" table:formula="of:=[Rotation.H337]" table:style-name="ce1">
            <text:p>-0.443692732</text:p>
          </table:table-cell>
          <table:table-cell office:value-type="float" office:value="0" table:formula="of:=[Rotation.I337]" table:style-name="ce1">
            <text:p>0</text:p>
          </table:table-cell>
          <table:table-cell office:value-type="float" office:value="0.10387959221313836" table:formula="of:=[Rotation.J337]" table:style-name="ce1">
            <text:p>0.103879592</text:p>
          </table:table-cell>
          <table:table-cell table:number-columns-repeated="16381"/>
        </table:table-row>
        <table:table-row table:style-name="ro1">
          <table:table-cell office:value-type="float" office:value="-0.44395627625521178" table:formula="of:=[Rotation.H338]" table:style-name="ce1">
            <text:p>-0.443956276</text:p>
          </table:table-cell>
          <table:table-cell office:value-type="float" office:value="0" table:formula="of:=[Rotation.I338]" table:style-name="ce1">
            <text:p>0</text:p>
          </table:table-cell>
          <table:table-cell office:value-type="float" office:value="0.102747431956259" table:formula="of:=[Rotation.J338]" table:style-name="ce1">
            <text:p>0.102747432</text:p>
          </table:table-cell>
          <table:table-cell table:number-columns-repeated="16381"/>
        </table:table-row>
        <table:table-row table:style-name="ro1">
          <table:table-cell office:value-type="float" office:value="-0.44422013021195589" table:formula="of:=[Rotation.H339]" table:style-name="ce1">
            <text:p>-0.44422013</text:p>
          </table:table-cell>
          <table:table-cell office:value-type="float" office:value="0" table:formula="of:=[Rotation.I339]" table:style-name="ce1">
            <text:p>0</text:p>
          </table:table-cell>
          <table:table-cell office:value-type="float" office:value="0.10160061965594973" table:formula="of:=[Rotation.J339]" table:style-name="ce1">
            <text:p>0.10160062</text:p>
          </table:table-cell>
          <table:table-cell table:number-columns-repeated="16381"/>
        </table:table-row>
        <table:table-row table:style-name="ro1">
          <table:table-cell office:value-type="float" office:value="-0.44448375930192008" table:formula="of:=[Rotation.H340]" table:style-name="ce1">
            <text:p>-0.444483759</text:p>
          </table:table-cell>
          <table:table-cell office:value-type="float" office:value="0" table:formula="of:=[Rotation.I340]" table:style-name="ce1">
            <text:p>0</text:p>
          </table:table-cell>
          <table:table-cell office:value-type="float" office:value="0.10044101610812596" table:formula="of:=[Rotation.J340]" table:style-name="ce1">
            <text:p>0.100441016</text:p>
          </table:table-cell>
          <table:table-cell table:number-columns-repeated="16381"/>
        </table:table-row>
        <table:table-row table:style-name="ro1">
          <table:table-cell office:value-type="float" office:value="-0.44474664735822522" table:formula="of:=[Rotation.H341]" table:style-name="ce1">
            <text:p>-0.444746647</text:p>
          </table:table-cell>
          <table:table-cell office:value-type="float" office:value="0" table:formula="of:=[Rotation.I341]" table:style-name="ce1">
            <text:p>0</text:p>
          </table:table-cell>
          <table:table-cell office:value-type="float" office:value="9.9270487374740118E-2" table:formula="of:=[Rotation.J341]" table:style-name="ce1">
            <text:p>0.099270487</text:p>
          </table:table-cell>
          <table:table-cell table:number-columns-repeated="16381"/>
        </table:table-row>
        <table:table-row table:style-name="ro1">
          <table:table-cell office:value-type="float" office:value="-0.44500829722401253" table:formula="of:=[Rotation.H342]" table:style-name="ce1">
            <text:p>-0.445008297</text:p>
          </table:table-cell>
          <table:table-cell office:value-type="float" office:value="0" table:formula="of:=[Rotation.I342]" table:style-name="ce1">
            <text:p>0</text:p>
          </table:table-cell>
          <table:table-cell office:value-type="float" office:value="9.8090903766786211E-2" table:formula="of:=[Rotation.J342]" table:style-name="ce1">
            <text:p>0.098090904</text:p>
          </table:table-cell>
          <table:table-cell table:number-columns-repeated="16381"/>
        </table:table-row>
        <table:table-row table:style-name="ro1">
          <table:table-cell office:value-type="float" office:value="-0.44526823103309315" table:formula="of:=[Rotation.H343]" table:style-name="ce1">
            <text:p>-0.445268231</text:p>
          </table:table-cell>
          <table:table-cell office:value-type="float" office:value="0" table:formula="of:=[Rotation.I343]" table:style-name="ce1">
            <text:p>0</text:p>
          </table:table-cell>
          <table:table-cell office:value-type="float" office:value="9.6904140430943586E-2" table:formula="of:=[Rotation.J343]" table:style-name="ce1">
            <text:p>0.09690414</text:p>
          </table:table-cell>
          <table:table-cell table:number-columns-repeated="16381"/>
        </table:table-row>
        <table:table-row table:style-name="ro1">
          <table:table-cell office:value-type="float" office:value="-0.44552599053858877" table:formula="of:=[Rotation.H344]" table:style-name="ce1">
            <text:p>-0.445525991</text:p>
          </table:table-cell>
          <table:table-cell office:value-type="float" office:value="0" table:formula="of:=[Rotation.I344]" table:style-name="ce1">
            <text:p>0</text:p>
          </table:table-cell>
          <table:table-cell office:value-type="float" office:value="9.5712077370671028E-2" table:formula="of:=[Rotation.J344]" table:style-name="ce1">
            <text:p>0.095712077</text:p>
          </table:table-cell>
          <table:table-cell table:number-columns-repeated="16381"/>
        </table:table-row>
        <table:table-row table:style-name="ro1">
          <table:table-cell office:value-type="float" office:value="-0.44578113749564419" table:formula="of:=[Rotation.H345]" table:style-name="ce1">
            <text:p>-0.445781137</text:p>
          </table:table-cell>
          <table:table-cell office:value-type="float" office:value="0" table:formula="of:=[Rotation.I345]" table:style-name="ce1">
            <text:p>0</text:p>
          </table:table-cell>
          <table:table-cell office:value-type="float" office:value="9.4516598823114639E-2" table:formula="of:=[Rotation.J345]" table:style-name="ce1">
            <text:p>0.094516599</text:p>
          </table:table-cell>
          <table:table-cell table:number-columns-repeated="16381"/>
        </table:table-row>
        <table:table-row table:style-name="ro1">
          <table:table-cell office:value-type="float" office:value="-0.44603325375713621" table:formula="of:=[Rotation.H346]" table:style-name="ce1">
            <text:p>-0.446033254</text:p>
          </table:table-cell>
          <table:table-cell office:value-type="float" office:value="0" table:formula="of:=[Rotation.I346]" table:style-name="ce1">
            <text:p>0</text:p>
          </table:table-cell>
          <table:table-cell office:value-type="float" office:value="9.3319593563314193E-2" table:formula="of:=[Rotation.J346]" table:style-name="ce1">
            <text:p>0.093319594</text:p>
          </table:table-cell>
          <table:table-cell table:number-columns-repeated="16381"/>
        </table:table-row>
        <table:table-row table:style-name="ro1">
          <table:table-cell office:value-type="float" office:value="-0.44628194137961491" table:formula="of:=[Rotation.H347]" table:style-name="ce1">
            <text:p>-0.446281941</text:p>
          </table:table-cell>
          <table:table-cell office:value-type="float" office:value="0" table:formula="of:=[Rotation.I347]" table:style-name="ce1">
            <text:p>0</text:p>
          </table:table-cell>
          <table:table-cell office:value-type="float" office:value="9.2122954785666428E-2" table:formula="of:=[Rotation.J347]" table:style-name="ce1">
            <text:p>0.092122955</text:p>
          </table:table-cell>
          <table:table-cell table:number-columns-repeated="16381"/>
        </table:table-row>
        <table:table-row table:style-name="ro1">
          <table:table-cell office:value-type="float" office:value="-0.44652682268077731" table:formula="of:=[Rotation.H348]" table:style-name="ce1">
            <text:p>-0.446526823</text:p>
          </table:table-cell>
          <table:table-cell office:value-type="float" office:value="0" table:formula="of:=[Rotation.I348]" table:style-name="ce1">
            <text:p>0</text:p>
          </table:table-cell>
          <table:table-cell office:value-type="float" office:value="9.0928579811903137E-2" table:formula="of:=[Rotation.J348]" table:style-name="ce1">
            <text:p>0.09092858</text:p>
          </table:table-cell>
          <table:table-cell table:number-columns-repeated="16381"/>
        </table:table-row>
        <table:table-row table:style-name="ro1">
          <table:table-cell office:value-type="float" office:value="-0.44676754018258763" table:formula="of:=[Rotation.H349]" table:style-name="ce1">
            <text:p>-0.44676754</text:p>
          </table:table-cell>
          <table:table-cell office:value-type="float" office:value="0" table:formula="of:=[Rotation.I349]" table:style-name="ce1">
            <text:p>0</text:p>
          </table:table-cell>
          <table:table-cell office:value-type="float" office:value="8.9738369938393278E-2" table:formula="of:=[Rotation.J349]" table:style-name="ce1">
            <text:p>0.08973837</text:p>
          </table:table-cell>
          <table:table-cell table:number-columns-repeated="16381"/>
        </table:table-row>
        <table:table-row table:style-name="ro1">
          <table:table-cell office:value-type="float" office:value="-0.44700375644267099" table:formula="of:=[Rotation.H350]" table:style-name="ce1">
            <text:p>-0.447003756</text:p>
          </table:table-cell>
          <table:table-cell office:value-type="float" office:value="0" table:formula="of:=[Rotation.I350]" table:style-name="ce1">
            <text:p>0</text:p>
          </table:table-cell>
          <table:table-cell office:value-type="float" office:value="8.855423042487183E-2" table:formula="of:=[Rotation.J350]" table:style-name="ce1">
            <text:p>0.08855423</text:p>
          </table:table-cell>
          <table:table-cell table:number-columns-repeated="16381"/>
        </table:table-row>
        <table:table-row table:style-name="ro1">
          <table:table-cell office:value-type="float" office:value="-0.44723515385588586" table:formula="of:=[Rotation.H351]" table:style-name="ce1">
            <text:p>-0.447235154</text:p>
          </table:table-cell>
          <table:table-cell office:value-type="float" office:value="0" table:formula="of:=[Rotation.I351]" table:style-name="ce1">
            <text:p>0</text:p>
          </table:table-cell>
          <table:table-cell office:value-type="float" office:value="8.7378070220748671E-2" table:formula="of:=[Rotation.J351]" table:style-name="ce1">
            <text:p>0.08737807</text:p>
          </table:table-cell>
          <table:table-cell table:number-columns-repeated="16381"/>
        </table:table-row>
        <table:table-row table:style-name="ro1">
          <table:table-cell office:value-type="float" office:value="-0.44746143437003616" table:formula="of:=[Rotation.H352]" table:style-name="ce1">
            <text:p>-0.447461434</text:p>
          </table:table-cell>
          <table:table-cell office:value-type="float" office:value="0" table:formula="of:=[Rotation.I352]" table:style-name="ce1">
            <text:p>0</text:p>
          </table:table-cell>
          <table:table-cell office:value-type="float" office:value="8.6211801695068355E-2" table:formula="of:=[Rotation.J352]" table:style-name="ce1">
            <text:p>0.086211802</text:p>
          </table:table-cell>
          <table:table-cell table:number-columns-repeated="16381"/>
        </table:table-row>
        <table:table-row table:style-name="ro1">
          <table:table-cell office:value-type="float" office:value="-0.44768231901485644" table:formula="of:=[Rotation.H353]" table:style-name="ce1">
            <text:p>-0.447682319</text:p>
          </table:table-cell>
          <table:table-cell office:value-type="float" office:value="0" table:formula="of:=[Rotation.I353]" table:style-name="ce1">
            <text:p>0</text:p>
          </table:table-cell>
          <table:table-cell office:value-type="float" office:value="8.5057340902947962E-2" table:formula="of:=[Rotation.J353]" table:style-name="ce1">
            <text:p>0.085057341</text:p>
          </table:table-cell>
          <table:table-cell table:number-columns-repeated="16381"/>
        </table:table-row>
        <table:table-row table:style-name="ro1">
          <table:table-cell office:value-type="float" office:value="-0.44789754778112645" table:formula="of:=[Rotation.H354]" table:style-name="ce1">
            <text:p>-0.447897548</text:p>
          </table:table-cell>
          <table:table-cell office:value-type="float" office:value="0" table:formula="of:=[Rotation.I354]" table:style-name="ce1">
            <text:p>0</text:p>
          </table:table-cell>
          <table:table-cell office:value-type="float" office:value="8.3916605577522937E-2" table:formula="of:=[Rotation.J354]" table:style-name="ce1">
            <text:p>0.083916606</text:p>
          </table:table-cell>
          <table:table-cell table:number-columns-repeated="16381"/>
        </table:table-row>
        <table:table-row table:style-name="ro1">
          <table:table-cell office:value-type="float" office:value="-0.44810687830674556" table:formula="of:=[Rotation.H355]" table:style-name="ce1">
            <text:p>-0.448106878</text:p>
          </table:table-cell>
          <table:table-cell office:value-type="float" office:value="0" table:formula="of:=[Rotation.I355]" table:style-name="ce1">
            <text:p>0</text:p>
          </table:table-cell>
          <table:table-cell office:value-type="float" office:value="8.2791518974974457E-2" table:formula="of:=[Rotation.J355]" table:style-name="ce1">
            <text:p>0.082791519</text:p>
          </table:table-cell>
          <table:table-cell table:number-columns-repeated="16381"/>
        </table:table-row>
        <table:table-row table:style-name="ro1">
          <table:table-cell office:value-type="float" office:value="-0.44831008638083886" table:formula="of:=[Rotation.H356]" table:style-name="ce1">
            <text:p>-0.448310086</text:p>
          </table:table-cell>
          <table:table-cell office:value-type="float" office:value="0" table:formula="of:=[Rotation.I356]" table:style-name="ce1">
            <text:p>0</text:p>
          </table:table-cell>
          <table:table-cell office:value-type="float" office:value="8.168400363109507E-2" table:formula="of:=[Rotation.J356]" table:style-name="ce1">
            <text:p>0.081684004</text:p>
          </table:table-cell>
          <table:table-cell table:number-columns-repeated="16381"/>
        </table:table-row>
        <table:table-row table:style-name="ro1">
          <table:table-cell office:value-type="float" office:value="-0.44850696402551121" table:formula="of:=[Rotation.H357]" table:style-name="ce1">
            <text:p>-0.448506964</text:p>
          </table:table-cell>
          <table:table-cell office:value-type="float" office:value="0" table:formula="of:=[Rotation.I357]" table:style-name="ce1">
            <text:p>0</text:p>
          </table:table-cell>
          <table:table-cell office:value-type="float" office:value="8.0595987621089368E-2" table:formula="of:=[Rotation.J357]" table:style-name="ce1">
            <text:p>0.080595988</text:p>
          </table:table-cell>
          <table:table-cell table:number-columns-repeated="16381"/>
        </table:table-row>
        <table:table-row table:style-name="ro1">
          <table:table-cell office:value-type="float" office:value="-0.44869735691355195" table:formula="of:=[Rotation.H358]" table:style-name="ce1">
            <text:p>-0.448697357</text:p>
          </table:table-cell>
          <table:table-cell office:value-type="float" office:value="0" table:formula="of:=[Rotation.I358]" table:style-name="ce1">
            <text:p>0</text:p>
          </table:table-cell>
          <table:table-cell office:value-type="float" office:value="7.9529188973562037E-2" table:formula="of:=[Rotation.J358]" table:style-name="ce1">
            <text:p>0.079529189</text:p>
          </table:table-cell>
          <table:table-cell table:number-columns-repeated="16381"/>
        </table:table-row>
        <table:table-row table:style-name="ro1">
          <table:table-cell office:value-type="float" office:value="-0.44888122513303391" table:formula="of:=[Rotation.H359]" table:style-name="ce1">
            <text:p>-0.448881225</text:p>
          </table:table-cell>
          <table:table-cell office:value-type="float" office:value="0" table:formula="of:=[Rotation.I359]" table:style-name="ce1">
            <text:p>0</text:p>
          </table:table-cell>
          <table:table-cell office:value-type="float" office:value="7.8484748346838384E-2" table:formula="of:=[Rotation.J359]" table:style-name="ce1">
            <text:p>0.078484748</text:p>
          </table:table-cell>
          <table:table-cell table:number-columns-repeated="16381"/>
        </table:table-row>
        <table:table-row table:style-name="ro1">
          <table:table-cell office:value-type="float" office:value="-0.44905855262003402" table:formula="of:=[Rotation.H360]" table:style-name="ce1">
            <text:p>-0.449058553</text:p>
          </table:table-cell>
          <table:table-cell office:value-type="float" office:value="0" table:formula="of:=[Rotation.I360]" table:style-name="ce1">
            <text:p>0</text:p>
          </table:table-cell>
          <table:table-cell office:value-type="float" office:value="7.7463709689119142E-2" table:formula="of:=[Rotation.J360]" table:style-name="ce1">
            <text:p>0.07746371</text:p>
          </table:table-cell>
          <table:table-cell table:number-columns-repeated="16381"/>
        </table:table-row>
        <table:table-row table:style-name="ro1">
          <table:table-cell office:value-type="float" office:value="-0.4492293293557823" table:formula="of:=[Rotation.H361]" table:style-name="ce1">
            <text:p>-0.449229329</text:p>
          </table:table-cell>
          <table:table-cell office:value-type="float" office:value="0" table:formula="of:=[Rotation.I361]" table:style-name="ce1">
            <text:p>0</text:p>
          </table:table-cell>
          <table:table-cell office:value-type="float" office:value="7.6467114804692718E-2" table:formula="of:=[Rotation.J361]" table:style-name="ce1">
            <text:p>0.076467115</text:p>
          </table:table-cell>
          <table:table-cell table:number-columns-repeated="16381"/>
        </table:table-row>
        <table:table-row table:style-name="ro1">
          <table:table-cell office:value-type="float" office:value="-0.44939355039705675" table:formula="of:=[Rotation.H362]" table:style-name="ce1">
            <text:p>-0.44939355</text:p>
          </table:table-cell>
          <table:table-cell office:value-type="float" office:value="0" table:formula="of:=[Rotation.I362]" table:style-name="ce1">
            <text:p>0</text:p>
          </table:table-cell>
          <table:table-cell office:value-type="float" office:value="7.549600559981938E-2" table:formula="of:=[Rotation.J362]" table:style-name="ce1">
            <text:p>0.075496006</text:p>
          </table:table-cell>
          <table:table-cell table:number-columns-repeated="16381"/>
        </table:table-row>
        <table:table-row table:style-name="ro1">
          <table:table-cell office:value-type="float" office:value="-0.44955121491458883" table:formula="of:=[Rotation.H363]" table:style-name="ce1">
            <text:p>-0.449551215</text:p>
          </table:table-cell>
          <table:table-cell office:value-type="float" office:value="0" table:formula="of:=[Rotation.I363]" table:style-name="ce1">
            <text:p>0</text:p>
          </table:table-cell>
          <table:table-cell office:value-type="float" office:value="7.4551426336571164E-2" table:formula="of:=[Rotation.J363]" table:style-name="ce1">
            <text:p>0.074551426</text:p>
          </table:table-cell>
          <table:table-cell table:number-columns-repeated="16381"/>
        </table:table-row>
        <table:table-row table:style-name="ro1">
          <table:table-cell office:value-type="float" office:value="-0.44970232639332131" table:formula="of:=[Rotation.H364]" table:style-name="ce1">
            <text:p>-0.449702326</text:p>
          </table:table-cell>
          <table:table-cell office:value-type="float" office:value="0" table:formula="of:=[Rotation.I364]" table:style-name="ce1">
            <text:p>0</text:p>
          </table:table-cell>
          <table:table-cell office:value-type="float" office:value="7.3634418830019435E-2" table:formula="of:=[Rotation.J364]" table:style-name="ce1">
            <text:p>0.073634419</text:p>
          </table:table-cell>
          <table:table-cell table:number-columns-repeated="16381"/>
        </table:table-row>
        <table:table-row table:style-name="ro1">
          <table:table-cell office:value-type="float" office:value="-0.44984689160834829" table:formula="of:=[Rotation.H365]" table:style-name="ce1">
            <text:p>-0.449846892</text:p>
          </table:table-cell>
          <table:table-cell office:value-type="float" office:value="0" table:formula="of:=[Rotation.I365]" table:style-name="ce1">
            <text:p>0</text:p>
          </table:table-cell>
          <table:table-cell office:value-type="float" office:value="7.2746024704494441E-2" table:formula="of:=[Rotation.J365]" table:style-name="ce1">
            <text:p>0.072746025</text:p>
          </table:table-cell>
          <table:table-cell table:number-columns-repeated="16381"/>
        </table:table-row>
        <table:table-row table:style-name="ro1">
          <table:table-cell office:value-type="float" office:value="-0.44998491960653625" table:formula="of:=[Rotation.H366]" table:style-name="ce1">
            <text:p>-0.44998492</text:p>
          </table:table-cell>
          <table:table-cell office:value-type="float" office:value="0" table:formula="of:=[Rotation.I366]" table:style-name="ce1">
            <text:p>0</text:p>
          </table:table-cell>
          <table:table-cell office:value-type="float" office:value="7.188728765713101E-2" table:formula="of:=[Rotation.J366]" table:style-name="ce1">
            <text:p>0.071887288</text:p>
          </table:table-cell>
          <table:table-cell table:number-columns-repeated="16381"/>
        </table:table-row>
        <table:table-row table:style-name="ro1">
          <table:table-cell office:value-type="float" office:value="-0.45011642180688699" table:formula="of:=[Rotation.H367]" table:style-name="ce1">
            <text:p>-0.450116422</text:p>
          </table:table-cell>
          <table:table-cell office:value-type="float" office:value="0" table:formula="of:=[Rotation.I367]" table:style-name="ce1">
            <text:p>0</text:p>
          </table:table-cell>
          <table:table-cell office:value-type="float" office:value="7.105924865747329E-2" table:formula="of:=[Rotation.J367]" table:style-name="ce1">
            <text:p>0.071059249</text:p>
          </table:table-cell>
          <table:table-cell table:number-columns-repeated="16381"/>
        </table:table-row>
        <table:table-row table:style-name="ro1">
          <table:table-cell office:value-type="float" office:value="-0.4502414106760062" table:formula="of:=[Rotation.H368]" table:style-name="ce1">
            <text:p>-0.450241411</text:p>
          </table:table-cell>
          <table:table-cell office:value-type="float" office:value="0" table:formula="of:=[Rotation.I368]" table:style-name="ce1">
            <text:p>0</text:p>
          </table:table-cell>
          <table:table-cell office:value-type="float" office:value="7.0262949784932333E-2" table:formula="of:=[Rotation.J368]" table:style-name="ce1">
            <text:p>0.07026295</text:p>
          </table:table-cell>
          <table:table-cell table:number-columns-repeated="16381"/>
        </table:table-row>
        <table:table-row table:style-name="ro1">
          <table:table-cell office:value-type="float" office:value="-0.45035989963564621" table:formula="of:=[Rotation.H369]" table:style-name="ce1">
            <text:p>-0.4503599</text:p>
          </table:table-cell>
          <table:table-cell office:value-type="float" office:value="0" table:formula="of:=[Rotation.I369]" table:style-name="ce1">
            <text:p>0</text:p>
          </table:table-cell>
          <table:table-cell office:value-type="float" office:value="6.949943021471934E-2" table:formula="of:=[Rotation.J369]" table:style-name="ce1">
            <text:p>0.06949943</text:p>
          </table:table-cell>
          <table:table-cell table:number-columns-repeated="16381"/>
        </table:table-row>
        <table:table-row table:style-name="ro1">
          <table:table-cell office:value-type="float" office:value="-0.45047190146665395" table:formula="of:=[Rotation.H370]" table:style-name="ce1">
            <text:p>-0.450471901</text:p>
          </table:table-cell>
          <table:table-cell office:value-type="float" office:value="0" table:formula="of:=[Rotation.I370]" table:style-name="ce1">
            <text:p>0</text:p>
          </table:table-cell>
          <table:table-cell office:value-type="float" office:value="6.8769731634034992E-2" table:formula="of:=[Rotation.J370]" table:style-name="ce1">
            <text:p>0.068769732</text:p>
          </table:table-cell>
          <table:table-cell table:number-columns-repeated="16381"/>
        </table:table-row>
        <table:table-row table:style-name="ro1">
          <table:table-cell office:value-type="float" office:value="-0.45057742852546812" table:formula="of:=[Rotation.H371]" table:style-name="ce1">
            <text:p>-0.450577429</text:p>
          </table:table-cell>
          <table:table-cell office:value-type="float" office:value="0" table:formula="of:=[Rotation.I371]" table:style-name="ce1">
            <text:p>0</text:p>
          </table:table-cell>
          <table:table-cell office:value-type="float" office:value="6.8074891871942406E-2" table:formula="of:=[Rotation.J371]" table:style-name="ce1">
            <text:p>0.068074892</text:p>
          </table:table-cell>
          <table:table-cell table:number-columns-repeated="16381"/>
        </table:table-row>
        <table:table-row table:style-name="ro1">
          <table:table-cell office:value-type="float" office:value="-0.45067649099589624" table:formula="of:=[Rotation.H372]" table:style-name="ce1">
            <text:p>-0.450676491</text:p>
          </table:table-cell>
          <table:table-cell office:value-type="float" office:value="0" table:formula="of:=[Rotation.I372]" table:style-name="ce1">
            <text:p>0</text:p>
          </table:table-cell>
          <table:table-cell office:value-type="float" office:value="6.7415951106736094E-2" table:formula="of:=[Rotation.J372]" table:style-name="ce1">
            <text:p>0.067415951</text:p>
          </table:table-cell>
          <table:table-cell table:number-columns-repeated="16381"/>
        </table:table-row>
        <table:table-row table:style-name="ro1">
          <table:table-cell office:value-type="float" office:value="-0.45076909680572302" table:formula="of:=[Rotation.H373]" table:style-name="ce1">
            <text:p>-0.450769097</text:p>
          </table:table-cell>
          <table:table-cell office:value-type="float" office:value="0" table:formula="of:=[Rotation.I373]" table:style-name="ce1">
            <text:p>0</text:p>
          </table:table-cell>
          <table:table-cell office:value-type="float" office:value="6.6793947068223836E-2" table:formula="of:=[Rotation.J373]" table:style-name="ce1">
            <text:p>0.066793947</text:p>
          </table:table-cell>
          <table:table-cell table:number-columns-repeated="16381"/>
        </table:table-row>
        <table:table-row table:style-name="ro1">
          <table:table-cell office:value-type="float" office:value="-0.45085525067072252" table:formula="of:=[Rotation.H374]" table:style-name="ce1">
            <text:p>-0.450855251</text:p>
          </table:table-cell>
          <table:table-cell office:value-type="float" office:value="0" table:formula="of:=[Rotation.I374]" table:style-name="ce1">
            <text:p>0</text:p>
          </table:table-cell>
          <table:table-cell office:value-type="float" office:value="6.6209915742583239E-2" table:formula="of:=[Rotation.J374]" table:style-name="ce1">
            <text:p>0.066209916</text:p>
          </table:table-cell>
          <table:table-cell table:number-columns-repeated="16381"/>
        </table:table-row>
        <table:table-row table:style-name="ro1">
          <table:table-cell office:value-type="float" office:value="-0.45093495300872172" table:formula="of:=[Rotation.H375]" table:style-name="ce1">
            <text:p>-0.450934953</text:p>
          </table:table-cell>
          <table:table-cell office:value-type="float" office:value="0" table:formula="of:=[Rotation.I375]" table:style-name="ce1">
            <text:p>0</text:p>
          </table:table-cell>
          <table:table-cell office:value-type="float" office:value="6.5664892865380756E-2" table:formula="of:=[Rotation.J375]" table:style-name="ce1">
            <text:p>0.065664893</text:p>
          </table:table-cell>
          <table:table-cell table:number-columns-repeated="16381"/>
        </table:table-row>
        <table:table-row table:style-name="ro1">
          <table:table-cell office:value-type="float" office:value="-0.4510081991835197" table:formula="of:=[Rotation.H376]" table:style-name="ce1">
            <text:p>-0.451008199</text:p>
          </table:table-cell>
          <table:table-cell office:value-type="float" office:value="0" table:formula="of:=[Rotation.I376]" table:style-name="ce1">
            <text:p>0</text:p>
          </table:table-cell>
          <table:table-cell office:value-type="float" office:value="6.5159913054259277E-2" table:formula="of:=[Rotation.J376]" table:style-name="ce1">
            <text:p>0.065159913</text:p>
          </table:table-cell>
          <table:table-cell table:number-columns-repeated="16381"/>
        </table:table-row>
        <table:table-row table:style-name="ro1">
          <table:table-cell office:value-type="float" office:value="-0.45107497849420836" table:formula="of:=[Rotation.H377]" table:style-name="ce1">
            <text:p>-0.451074978</text:p>
          </table:table-cell>
          <table:table-cell office:value-type="float" office:value="0" table:formula="of:=[Rotation.I377]" table:style-name="ce1">
            <text:p>0</text:p>
          </table:table-cell>
          <table:table-cell office:value-type="float" office:value="6.4696010514169094E-2" table:formula="of:=[Rotation.J377]" table:style-name="ce1">
            <text:p>0.064696011</text:p>
          </table:table-cell>
          <table:table-cell table:number-columns-repeated="16381"/>
        </table:table-row>
        <table:table-row table:style-name="ro1">
          <table:table-cell office:value-type="float" office:value="-0.45113527393137981" table:formula="of:=[Rotation.H378]" table:style-name="ce1">
            <text:p>-0.451135274</text:p>
          </table:table-cell>
          <table:table-cell office:value-type="float" office:value="0" table:formula="of:=[Rotation.I378]" table:style-name="ce1">
            <text:p>0</text:p>
          </table:table-cell>
          <table:table-cell office:value-type="float" office:value="6.4274214229805074E-2" table:formula="of:=[Rotation.J378]" table:style-name="ce1">
            <text:p>0.064274214</text:p>
          </table:table-cell>
          <table:table-cell table:number-columns-repeated="16381"/>
        </table:table-row>
        <table:table-row table:style-name="ro1">
          <table:table-cell office:value-type="float" office:value="-0.45118910560095749" table:formula="of:=[Rotation.H379]" table:style-name="ce1">
            <text:p>-0.451189106</text:p>
          </table:table-cell>
          <table:table-cell office:value-type="float" office:value="0" table:formula="of:=[Rotation.I379]" table:style-name="ce1">
            <text:p>0</text:p>
          </table:table-cell>
          <table:table-cell office:value-type="float" office:value="6.3895234462423026E-2" table:formula="of:=[Rotation.J379]" table:style-name="ce1">
            <text:p>0.063895234</text:p>
          </table:table-cell>
          <table:table-cell table:number-columns-repeated="16381"/>
        </table:table-row>
        <table:table-row table:style-name="ro1">
          <table:table-cell office:value-type="float" office:value="-0.4512365707369016" table:formula="of:=[Rotation.H380]" table:style-name="ce1">
            <text:p>-0.451236571</text:p>
          </table:table-cell>
          <table:table-cell office:value-type="float" office:value="0" table:formula="of:=[Rotation.I380]" table:style-name="ce1">
            <text:p>0</text:p>
          </table:table-cell>
          <table:table-cell office:value-type="float" office:value="6.3559163222946344E-2" table:formula="of:=[Rotation.J380]" table:style-name="ce1">
            <text:p>0.063559163</text:p>
          </table:table-cell>
          <table:table-cell table:number-columns-repeated="16381"/>
        </table:table-row>
        <table:table-row table:style-name="ro1">
          <table:table-cell office:value-type="float" office:value="-0.45127776462182106" table:formula="of:=[Rotation.H381]" table:style-name="ce1">
            <text:p>-0.451277765</text:p>
          </table:table-cell>
          <table:table-cell office:value-type="float" office:value="0" table:formula="of:=[Rotation.I381]" table:style-name="ce1">
            <text:p>0</text:p>
          </table:table-cell>
          <table:table-cell office:value-type="float" office:value="6.3266018982802083E-2" table:formula="of:=[Rotation.J381]" table:style-name="ce1">
            <text:p>0.063266019</text:p>
          </table:table-cell>
          <table:table-cell table:number-columns-repeated="16381"/>
        </table:table-row>
        <table:table-row table:style-name="ro1">
          <table:table-cell office:value-type="float" office:value="-0.45131277030049621" table:formula="of:=[Rotation.H382]" table:style-name="ce1">
            <text:p>-0.45131277</text:p>
          </table:table-cell>
          <table:table-cell office:value-type="float" office:value="0" table:formula="of:=[Rotation.I382]" table:style-name="ce1">
            <text:p>0</text:p>
          </table:table-cell>
          <table:table-cell office:value-type="float" office:value="6.3015818360881187E-2" table:formula="of:=[Rotation.J382]" table:style-name="ce1">
            <text:p>0.063015818</text:p>
          </table:table-cell>
          <table:table-cell table:number-columns-repeated="16381"/>
        </table:table-row>
        <table:table-row table:style-name="ro1">
          <table:table-cell office:value-type="float" office:value="-0.45134165856965958" table:formula="of:=[Rotation.H383]" table:style-name="ce1">
            <text:p>-0.451341659</text:p>
          </table:table-cell>
          <table:table-cell office:value-type="float" office:value="0" table:formula="of:=[Rotation.I383]" table:style-name="ce1">
            <text:p>0</text:p>
          </table:table-cell>
          <table:table-cell office:value-type="float" office:value="6.2808576162724811E-2" table:formula="of:=[Rotation.J383]" table:style-name="ce1">
            <text:p>0.062808576</text:p>
          </table:table-cell>
          <table:table-cell table:number-columns-repeated="16381"/>
        </table:table-row>
        <table:table-row table:style-name="ro1">
          <table:table-cell office:value-type="float" office:value="-0.45136448785932526" table:formula="of:=[Rotation.H384]" table:style-name="ce1">
            <text:p>-0.451364488</text:p>
          </table:table-cell>
          <table:table-cell office:value-type="float" office:value="0" table:formula="of:=[Rotation.I384]" table:style-name="ce1">
            <text:p>0</text:p>
          </table:table-cell>
          <table:table-cell office:value-type="float" office:value="6.2644306201673494E-2" table:formula="of:=[Rotation.J384]" table:style-name="ce1">
            <text:p>0.062644306</text:p>
          </table:table-cell>
          <table:table-cell table:number-columns-repeated="16381"/>
        </table:table-row>
        <table:table-row table:style-name="ro1">
          <table:table-cell office:value-type="float" office:value="-0.45138130433449614" table:formula="of:=[Rotation.H385]" table:style-name="ce1">
            <text:p>-0.451381304</text:p>
          </table:table-cell>
          <table:table-cell office:value-type="float" office:value="0" table:formula="of:=[Rotation.I385]" table:style-name="ce1">
            <text:p>0</text:p>
          </table:table-cell>
          <table:table-cell office:value-type="float" office:value="6.2523020538750015E-2" table:formula="of:=[Rotation.J385]" table:style-name="ce1">
            <text:p>0.062523021</text:p>
          </table:table-cell>
          <table:table-cell table:number-columns-repeated="16381"/>
        </table:table-row>
        <table:table-row table:style-name="ro1">
          <table:table-cell office:value-type="float" office:value="-0.45139214210475748" table:formula="of:=[Rotation.H386]" table:style-name="ce1">
            <text:p>-0.451392142</text:p>
          </table:table-cell>
          <table:table-cell office:value-type="float" office:value="0" table:formula="of:=[Rotation.I386]" table:style-name="ce1">
            <text:p>0</text:p>
          </table:table-cell>
          <table:table-cell office:value-type="float" office:value="6.244472792861272E-2" table:formula="of:=[Rotation.J386]" table:style-name="ce1">
            <text:p>0.062444728</text:p>
          </table:table-cell>
          <table:table-cell table:number-columns-repeated="16381"/>
        </table:table-row>
        <table:table-row table:style-name="ro1">
          <table:table-cell office:value-type="float" office:value="-0.45139702278040905" table:formula="of:=[Rotation.H387]" table:style-name="ce1">
            <text:p>-0.451397023</text:p>
          </table:table-cell>
          <table:table-cell office:value-type="float" office:value="0" table:formula="of:=[Rotation.I387]" table:style-name="ce1">
            <text:p>0</text:p>
          </table:table-cell>
          <table:table-cell office:value-type="float" office:value="6.240943698658756E-2" table:formula="of:=[Rotation.J387]" table:style-name="ce1">
            <text:p>0.062409437</text:p>
          </table:table-cell>
          <table:table-cell table:number-columns-repeated="16381"/>
        </table:table-row>
        <table:table-row table:style-name="ro1">
          <table:table-cell office:value-type="float" office:value="-0.45139595579391595" table:formula="of:=[Rotation.H388]" table:style-name="ce1">
            <text:p>-0.451395956</text:p>
          </table:table-cell>
          <table:table-cell office:value-type="float" office:value="0" table:formula="of:=[Rotation.I388]" table:style-name="ce1">
            <text:p>0</text:p>
          </table:table-cell>
          <table:table-cell office:value-type="float" office:value="6.2417153835280875E-2" table:formula="of:=[Rotation.J388]" table:style-name="ce1">
            <text:p>0.062417154</text:p>
          </table:table-cell>
          <table:table-cell table:number-columns-repeated="16381"/>
        </table:table-row>
        <table:table-row table:style-name="ro1">
          <table:table-cell office:value-type="float" office:value="-0.45138893817637687" table:formula="of:=[Rotation.H389]" table:style-name="ce1">
            <text:p>-0.451388938</text:p>
          </table:table-cell>
          <table:table-cell office:value-type="float" office:value="0" table:formula="of:=[Rotation.I389]" table:style-name="ce1">
            <text:p>0</text:p>
          </table:table-cell>
          <table:table-cell office:value-type="float" office:value="6.2467883684362027E-2" table:formula="of:=[Rotation.J389]" table:style-name="ce1">
            <text:p>0.062467884</text:p>
          </table:table-cell>
          <table:table-cell table:number-columns-repeated="16381"/>
        </table:table-row>
        <table:table-row table:style-name="ro1">
          <table:table-cell office:value-type="float" office:value="-0.4513759548799206" table:formula="of:=[Rotation.H390]" table:style-name="ce1">
            <text:p>-0.451375955</text:p>
          </table:table-cell>
          <table:table-cell office:value-type="float" office:value="0" table:formula="of:=[Rotation.I390]" table:style-name="ce1">
            <text:p>0</text:p>
          </table:table-cell>
          <table:table-cell office:value-type="float" office:value="6.2561628465376787E-2" table:formula="of:=[Rotation.J390]" table:style-name="ce1">
            <text:p>0.062561628</text:p>
          </table:table-cell>
          <table:table-cell table:number-columns-repeated="16381"/>
        </table:table-row>
        <table:table-row table:style-name="ro1">
          <table:table-cell office:value-type="float" office:value="-0.45135697833807709" table:formula="of:=[Rotation.H391]" table:style-name="ce1">
            <text:p>-0.451356978</text:p>
          </table:table-cell>
          <table:table-cell office:value-type="float" office:value="0" table:formula="of:=[Rotation.I391]" table:style-name="ce1">
            <text:p>0</text:p>
          </table:table-cell>
          <table:table-cell office:value-type="float" office:value="6.2698389975505656E-2" table:formula="of:=[Rotation.J391]" table:style-name="ce1">
            <text:p>0.06269839</text:p>
          </table:table-cell>
          <table:table-cell table:number-columns-repeated="16381"/>
        </table:table-row>
        <table:table-row table:style-name="ro1">
          <table:table-cell office:value-type="float" office:value="-0.45133196868014691" table:formula="of:=[Rotation.H392]" table:style-name="ce1">
            <text:p>-0.451331969</text:p>
          </table:table-cell>
          <table:table-cell office:value-type="float" office:value="0" table:formula="of:=[Rotation.I392]" table:style-name="ce1">
            <text:p>0</text:p>
          </table:table-cell>
          <table:table-cell office:value-type="float" office:value="6.2878168288388422E-2" table:formula="of:=[Rotation.J392]" table:style-name="ce1">
            <text:p>0.062878168</text:p>
          </table:table-cell>
          <table:table-cell table:number-columns-repeated="16381"/>
        </table:table-row>
        <table:table-row table:style-name="ro1">
          <table:table-cell office:value-type="float" office:value="-0.45130087394881019" table:formula="of:=[Rotation.H393]" table:style-name="ce1">
            <text:p>-0.451300874</text:p>
          </table:table-cell>
          <table:table-cell office:value-type="float" office:value="0" table:formula="of:=[Rotation.I393]" table:style-name="ce1">
            <text:p>0</text:p>
          </table:table-cell>
          <table:table-cell office:value-type="float" office:value="6.3100960159415659E-2" table:formula="of:=[Rotation.J393]" table:style-name="ce1">
            <text:p>0.06310096</text:p>
          </table:table-cell>
          <table:table-cell table:number-columns-repeated="16381"/>
        </table:table-row>
        <table:table-row table:style-name="ro1">
          <table:table-cell office:value-type="float" office:value="-0.45126362954997057" table:formula="of:=[Rotation.H394]" table:style-name="ce1">
            <text:p>-0.45126363</text:p>
          </table:table-cell>
          <table:table-cell office:value-type="float" office:value="0" table:formula="of:=[Rotation.I394]" table:style-name="ce1">
            <text:p>0</text:p>
          </table:table-cell>
          <table:table-cell office:value-type="float" office:value="6.336676293915372E-2" table:formula="of:=[Rotation.J394]" table:style-name="ce1">
            <text:p>0.063366763</text:p>
          </table:table-cell>
          <table:table-cell table:number-columns-repeated="16381"/>
        </table:table-row>
        <table:table-row table:style-name="ro1">
          <table:table-cell office:value-type="float" office:value="-0.45122015891202155" table:formula="of:=[Rotation.H395]" table:style-name="ce1">
            <text:p>-0.451220159</text:p>
          </table:table-cell>
          <table:table-cell office:value-type="float" office:value="0" table:formula="of:=[Rotation.I395]" table:style-name="ce1">
            <text:p>0</text:p>
          </table:table-cell>
          <table:table-cell office:value-type="float" office:value="6.3675569816139435E-2" table:formula="of:=[Rotation.J395]" table:style-name="ce1">
            <text:p>0.06367557</text:p>
          </table:table-cell>
          <table:table-cell table:number-columns-repeated="16381"/>
        </table:table-row>
        <table:table-row table:style-name="ro1">
          <table:table-cell office:value-type="float" office:value="-0.45117037293547879" table:formula="of:=[Rotation.H396]" table:style-name="ce1">
            <text:p>-0.451170373</text:p>
          </table:table-cell>
          <table:table-cell office:value-type="float" office:value="0" table:formula="of:=[Rotation.I396]" table:style-name="ce1">
            <text:p>0</text:p>
          </table:table-cell>
          <table:table-cell office:value-type="float" office:value="6.4027373718285319E-2" table:formula="of:=[Rotation.J396]" table:style-name="ce1">
            <text:p>0.064027374</text:p>
          </table:table-cell>
          <table:table-cell table:number-columns-repeated="16381"/>
        </table:table-row>
        <table:table-row table:style-name="ro1">
          <table:table-cell office:value-type="float" office:value="-0.45111417043816227" table:formula="of:=[Rotation.H397]" table:style-name="ce1">
            <text:p>-0.45111417</text:p>
          </table:table-cell>
          <table:table-cell office:value-type="float" office:value="0" table:formula="of:=[Rotation.I397]" table:style-name="ce1">
            <text:p>0</text:p>
          </table:table-cell>
          <table:table-cell office:value-type="float" office:value="6.4422164119879055E-2" table:formula="of:=[Rotation.J397]" table:style-name="ce1">
            <text:p>0.064422164</text:p>
          </table:table-cell>
          <table:table-cell table:number-columns-repeated="16381"/>
        </table:table-row>
        <table:table-row table:style-name="ro1">
          <table:table-cell office:value-type="float" office:value="-0.45105143759857713" table:formula="of:=[Rotation.H398]" table:style-name="ce1">
            <text:p>-0.451051438</text:p>
          </table:table-cell>
          <table:table-cell office:value-type="float" office:value="0" table:formula="of:=[Rotation.I398]" table:style-name="ce1">
            <text:p>0</text:p>
          </table:table-cell>
          <table:table-cell office:value-type="float" office:value="6.4859930930096385E-2" table:formula="of:=[Rotation.J398]" table:style-name="ce1">
            <text:p>0.064859931</text:p>
          </table:table-cell>
          <table:table-cell table:number-columns-repeated="16381"/>
        </table:table-row>
        <table:table-row table:style-name="ro1">
          <table:table-cell office:value-type="float" office:value="-0.45098205011432019" table:formula="of:=[Rotation.H399]" table:style-name="ce1">
            <text:p>-0.45098205</text:p>
          </table:table-cell>
          <table:table-cell office:value-type="float" office:value="0" table:formula="of:=[Rotation.I399]" table:style-name="ce1">
            <text:p>0</text:p>
          </table:table-cell>
          <table:table-cell office:value-type="float" office:value="6.5340649481657534E-2" table:formula="of:=[Rotation.J399]" table:style-name="ce1">
            <text:p>0.065340649</text:p>
          </table:table-cell>
          <table:table-cell table:number-columns-repeated="16381"/>
        </table:table-row>
        <table:table-row table:style-name="ro1">
          <table:table-cell office:value-type="float" office:value="-0.45090594110128657" table:formula="of:=[Rotation.H400]" table:style-name="ce1">
            <text:p>-0.450905941</text:p>
          </table:table-cell>
          <table:table-cell office:value-type="float" office:value="0" table:formula="of:=[Rotation.I400]" table:style-name="ce1">
            <text:p>0</text:p>
          </table:table-cell>
          <table:table-cell office:value-type="float" office:value="6.5863816163073227E-2" table:formula="of:=[Rotation.J400]" table:style-name="ce1">
            <text:p>0.065863816</text:p>
          </table:table-cell>
          <table:table-cell table:number-columns-repeated="16381"/>
        </table:table-row>
        <table:table-row table:style-name="ro1">
          <table:table-cell office:value-type="float" office:value="-0.450823131926121" table:formula="of:=[Rotation.H401]" table:style-name="ce1">
            <text:p>-0.450823132</text:p>
          </table:table-cell>
          <table:table-cell office:value-type="float" office:value="0" table:formula="of:=[Rotation.I401]" table:style-name="ce1">
            <text:p>0</text:p>
          </table:table-cell>
          <table:table-cell office:value-type="float" office:value="6.6428259952548141E-2" table:formula="of:=[Rotation.J401]" table:style-name="ce1">
            <text:p>0.06642826</text:p>
          </table:table-cell>
          <table:table-cell table:number-columns-repeated="16381"/>
        </table:table-row>
        <table:table-row table:style-name="ro1">
          <table:table-cell office:value-type="float" office:value="-0.45073364506319147" table:formula="of:=[Rotation.H402]" table:style-name="ce1">
            <text:p>-0.450733645</text:p>
          </table:table-cell>
          <table:table-cell office:value-type="float" office:value="0" table:formula="of:=[Rotation.I402]" table:style-name="ce1">
            <text:p>0</text:p>
          </table:table-cell>
          <table:table-cell office:value-type="float" office:value="6.7032762199158782E-2" table:formula="of:=[Rotation.J402]" table:style-name="ce1">
            <text:p>0.067032762</text:p>
          </table:table-cell>
          <table:table-cell table:number-columns-repeated="16381"/>
        </table:table-row>
        <table:table-row table:style-name="ro1">
          <table:table-cell office:value-type="float" office:value="-0.45063749874101561" table:formula="of:=[Rotation.H403]" table:style-name="ce1">
            <text:p>-0.450637499</text:p>
          </table:table-cell>
          <table:table-cell office:value-type="float" office:value="0" table:formula="of:=[Rotation.I403]" table:style-name="ce1">
            <text:p>0</text:p>
          </table:table-cell>
          <table:table-cell office:value-type="float" office:value="6.7676101604932842E-2" table:formula="of:=[Rotation.J403]" table:style-name="ce1">
            <text:p>0.067676102</text:p>
          </table:table-cell>
          <table:table-cell table:number-columns-repeated="16381"/>
        </table:table-row>
        <table:table-row table:style-name="ro1">
          <table:table-cell office:value-type="float" office:value="-0.45053470777266058" table:formula="of:=[Rotation.H404]" table:style-name="ce1">
            <text:p>-0.450534708</text:p>
          </table:table-cell>
          <table:table-cell office:value-type="float" office:value="0" table:formula="of:=[Rotation.I404]" table:style-name="ce1">
            <text:p>0</text:p>
          </table:table-cell>
          <table:table-cell office:value-type="float" office:value="6.8357055906492437E-2" table:formula="of:=[Rotation.J404]" table:style-name="ce1">
            <text:p>0.068357056</text:p>
          </table:table-cell>
          <table:table-cell table:number-columns-repeated="16381"/>
        </table:table-row>
        <table:table-row table:style-name="ro1">
          <table:table-cell office:value-type="float" office:value="-0.45042528434094542" table:formula="of:=[Rotation.H405]" table:style-name="ce1">
            <text:p>-0.450425284</text:p>
          </table:table-cell>
          <table:table-cell office:value-type="float" office:value="0" table:formula="of:=[Rotation.I405]" table:style-name="ce1">
            <text:p>0</text:p>
          </table:table-cell>
          <table:table-cell office:value-type="float" office:value="6.9074403554272204E-2" table:formula="of:=[Rotation.J405]" table:style-name="ce1">
            <text:p>0.069074404</text:p>
          </table:table-cell>
          <table:table-cell table:number-columns-repeated="16381"/>
        </table:table-row>
        <table:table-row table:style-name="ro1">
          <table:table-cell office:value-type="float" office:value="-0.45030923946685336" table:formula="of:=[Rotation.H406]" table:style-name="ce1">
            <text:p>-0.450309239</text:p>
          </table:table-cell>
          <table:table-cell office:value-type="float" office:value="0" table:formula="of:=[Rotation.I406]" table:style-name="ce1">
            <text:p>0</text:p>
          </table:table-cell>
          <table:table-cell office:value-type="float" office:value="6.9826920673792189E-2" table:formula="of:=[Rotation.J406]" table:style-name="ce1">
            <text:p>0.069826921</text:p>
          </table:table-cell>
          <table:table-cell table:number-columns-repeated="16381"/>
        </table:table-row>
        <table:table-row table:style-name="ro1">
          <table:table-cell office:value-type="float" office:value="-0.45018658386055199" table:formula="of:=[Rotation.H407]" table:style-name="ce1">
            <text:p>-0.450186584</text:p>
          </table:table-cell>
          <table:table-cell office:value-type="float" office:value="0" table:formula="of:=[Rotation.I407]" table:style-name="ce1">
            <text:p>0</text:p>
          </table:table-cell>
          <table:table-cell office:value-type="float" office:value="7.0613381960972485E-2" table:formula="of:=[Rotation.J407]" table:style-name="ce1">
            <text:p>0.070613382</text:p>
          </table:table-cell>
          <table:table-cell table:number-columns-repeated="16381"/>
        </table:table-row>
        <table:table-row table:style-name="ro1">
          <table:table-cell office:value-type="float" office:value="-0.45005732823451833" table:formula="of:=[Rotation.H408]" table:style-name="ce1">
            <text:p>-0.450057328</text:p>
          </table:table-cell>
          <table:table-cell office:value-type="float" office:value="0" table:formula="of:=[Rotation.I408]" table:style-name="ce1">
            <text:p>0</text:p>
          </table:table-cell>
          <table:table-cell office:value-type="float" office:value="7.14325647195104E-2" table:formula="of:=[Rotation.J408]" table:style-name="ce1">
            <text:p>0.071432565</text:p>
          </table:table-cell>
          <table:table-cell table:number-columns-repeated="16381"/>
        </table:table-row>
        <table:table-row table:style-name="ro1">
          <table:table-cell office:value-type="float" office:value="-0.44992148530666354" table:formula="of:=[Rotation.H409]" table:style-name="ce1">
            <text:p>-0.449921485</text:p>
          </table:table-cell>
          <table:table-cell office:value-type="float" office:value="0" table:formula="of:=[Rotation.I409]" table:style-name="ce1">
            <text:p>0</text:p>
          </table:table-cell>
          <table:table-cell office:value-type="float" office:value="7.2283241899113587E-2" table:formula="of:=[Rotation.J409]" table:style-name="ce1">
            <text:p>0.072283242</text:p>
          </table:table-cell>
          <table:table-cell table:number-columns-repeated="16381"/>
        </table:table-row>
        <table:table-row table:style-name="ro1">
          <table:table-cell office:value-type="float" office:value="-0.44977906942448675" table:formula="of:=[Rotation.H410]" table:style-name="ce1">
            <text:p>-0.449779069</text:p>
          </table:table-cell>
          <table:table-cell office:value-type="float" office:value="0" table:formula="of:=[Rotation.I410]" table:style-name="ce1">
            <text:p>0</text:p>
          </table:table-cell>
          <table:table-cell office:value-type="float" office:value="7.316419006346421E-2" table:formula="of:=[Rotation.J410]" table:style-name="ce1">
            <text:p>0.07316419</text:p>
          </table:table-cell>
          <table:table-cell table:number-columns-repeated="16381"/>
        </table:table-row>
        <table:table-row table:style-name="ro1">
          <table:table-cell office:value-type="float" office:value="-0.44963009852162367" table:formula="of:=[Rotation.H411]" table:style-name="ce1">
            <text:p>-0.449630099</text:p>
          </table:table-cell>
          <table:table-cell office:value-type="float" office:value="0" table:formula="of:=[Rotation.I411]" table:style-name="ce1">
            <text:p>0</text:p>
          </table:table-cell>
          <table:table-cell office:value-type="float" office:value="7.407418243514402E-2" table:formula="of:=[Rotation.J411]" table:style-name="ce1">
            <text:p>0.074074182</text:p>
          </table:table-cell>
          <table:table-cell table:number-columns-repeated="16381"/>
        </table:table-row>
        <table:table-row table:style-name="ro1">
          <table:table-cell office:value-type="float" office:value="-0.44947459416254842" table:formula="of:=[Rotation.H412]" table:style-name="ce1">
            <text:p>-0.449474594</text:p>
          </table:table-cell>
          <table:table-cell office:value-type="float" office:value="0" table:formula="of:=[Rotation.I412]" table:style-name="ce1">
            <text:p>0</text:p>
          </table:table-cell>
          <table:table-cell office:value-type="float" office:value="7.5011993723753084E-2" table:formula="of:=[Rotation.J412]" table:style-name="ce1">
            <text:p>0.075011994</text:p>
          </table:table-cell>
          <table:table-cell table:number-columns-repeated="16381"/>
        </table:table-row>
        <table:table-row table:style-name="ro1">
          <table:table-cell office:value-type="float" office:value="-0.44931258255767204" table:formula="of:=[Rotation.H413]" table:style-name="ce1">
            <text:p>-0.449312583</text:p>
          </table:table-cell>
          <table:table-cell office:value-type="float" office:value="0" table:formula="of:=[Rotation.I413]" table:style-name="ce1">
            <text:p>0</text:p>
          </table:table-cell>
          <table:table-cell office:value-type="float" office:value="7.5976398673239923E-2" table:formula="of:=[Rotation.J413]" table:style-name="ce1">
            <text:p>0.075976399</text:p>
          </table:table-cell>
          <table:table-cell table:number-columns-repeated="16381"/>
        </table:table-row>
        <table:table-row table:style-name="ro1">
          <table:table-cell office:value-type="float" office:value="-0.44914409556499552" table:formula="of:=[Rotation.H414]" table:style-name="ce1">
            <text:p>-0.449144096</text:p>
          </table:table-cell>
          <table:table-cell office:value-type="float" office:value="0" table:formula="of:=[Rotation.I414]" table:style-name="ce1">
            <text:p>0</text:p>
          </table:table-cell>
          <table:table-cell office:value-type="float" office:value="7.6966170614771887E-2" table:formula="of:=[Rotation.J414]" table:style-name="ce1">
            <text:p>0.076966171</text:p>
          </table:table-cell>
          <table:table-cell table:number-columns-repeated="16381"/>
        </table:table-row>
        <table:table-row table:style-name="ro1">
          <table:table-cell office:value-type="float" office:value="-0.44896917059138425" table:formula="of:=[Rotation.H415]" table:style-name="ce1">
            <text:p>-0.448969171</text:p>
          </table:table-cell>
          <table:table-cell office:value-type="float" office:value="0" table:formula="of:=[Rotation.I415]" table:style-name="ce1">
            <text:p>0</text:p>
          </table:table-cell>
          <table:table-cell office:value-type="float" office:value="7.7980086294415468E-2" table:formula="of:=[Rotation.J415]" table:style-name="ce1">
            <text:p>0.077980086</text:p>
          </table:table-cell>
          <table:table-cell table:number-columns-repeated="16381"/>
        </table:table-row>
        <table:table-row table:style-name="ro1">
          <table:table-cell office:value-type="float" office:value="-0.4487878524657094" table:formula="of:=[Rotation.H416]" table:style-name="ce1">
            <text:p>-0.448787852</text:p>
          </table:table-cell>
          <table:table-cell office:value-type="float" office:value="0" table:formula="of:=[Rotation.I416]" table:style-name="ce1">
            <text:p>0</text:p>
          </table:table-cell>
          <table:table-cell office:value-type="float" office:value="7.9016918942822978E-2" table:formula="of:=[Rotation.J416]" table:style-name="ce1">
            <text:p>0.079016919</text:p>
          </table:table-cell>
          <table:table-cell table:number-columns-repeated="16381"/>
        </table:table-row>
        <table:table-row table:style-name="ro1">
          <table:table-cell office:value-type="float" office:value="-0.44860019286087094" table:formula="of:=[Rotation.H417]" table:style-name="ce1">
            <text:p>-0.448600193</text:p>
          </table:table-cell>
          <table:table-cell office:value-type="float" office:value="0" table:formula="of:=[Rotation.I417]" table:style-name="ce1">
            <text:p>0</text:p>
          </table:table-cell>
          <table:table-cell office:value-type="float" office:value="8.0075445457327324E-2" table:formula="of:=[Rotation.J417]" table:style-name="ce1">
            <text:p>0.080075445</text:p>
          </table:table-cell>
          <table:table-cell table:number-columns-repeated="16381"/>
        </table:table-row>
        <table:table-row table:style-name="ro1">
          <table:table-cell office:value-type="float" office:value="-0.44840625156696418" table:formula="of:=[Rotation.H418]" table:style-name="ce1">
            <text:p>-0.448406252</text:p>
          </table:table-cell>
          <table:table-cell office:value-type="float" office:value="0" table:formula="of:=[Rotation.I418]" table:style-name="ce1">
            <text:p>0</text:p>
          </table:table-cell>
          <table:table-cell office:value-type="float" office:value="8.1154442612E-2" table:formula="of:=[Rotation.J418]" table:style-name="ce1">
            <text:p>0.081154443</text:p>
          </table:table-cell>
          <table:table-cell table:number-columns-repeated="16381"/>
        </table:table-row>
        <table:table-row table:style-name="ro1">
          <table:table-cell office:value-type="float" office:value="-0.44820609721264792" table:formula="of:=[Rotation.H419]" table:style-name="ce1">
            <text:p>-0.448206097</text:p>
          </table:table-cell>
          <table:table-cell office:value-type="float" office:value="0" table:formula="of:=[Rotation.I419]" table:style-name="ce1">
            <text:p>0</text:p>
          </table:table-cell>
          <table:table-cell office:value-type="float" office:value="8.2252686408447781E-2" table:formula="of:=[Rotation.J419]" table:style-name="ce1">
            <text:p>0.082252686</text:p>
          </table:table-cell>
          <table:table-cell table:number-columns-repeated="16381"/>
        </table:table-row>
        <table:table-row table:style-name="ro1">
          <table:table-cell office:value-type="float" office:value="-0.44799980985735782" table:formula="of:=[Rotation.H420]" table:style-name="ce1">
            <text:p>-0.44799981</text:p>
          </table:table-cell>
          <table:table-cell office:value-type="float" office:value="0" table:formula="of:=[Rotation.I420]" table:style-name="ce1">
            <text:p>0</text:p>
          </table:table-cell>
          <table:table-cell office:value-type="float" office:value="8.33689412657449E-2" table:formula="of:=[Rotation.J420]" table:style-name="ce1">
            <text:p>0.083368941</text:p>
          </table:table-cell>
          <table:table-cell table:number-columns-repeated="16381"/>
        </table:table-row>
        <table:table-row table:style-name="ro1">
          <table:table-cell office:value-type="float" office:value="-0.44778754094115009" table:formula="of:=[Rotation.H421]" table:style-name="ce1">
            <text:p>-0.447787541</text:p>
          </table:table-cell>
          <table:table-cell office:value-type="float" office:value="0" table:formula="of:=[Rotation.I421]" table:style-name="ce1">
            <text:p>0</text:p>
          </table:table-cell>
          <table:table-cell office:value-type="float" office:value="8.450164600691433E-2" table:formula="of:=[Rotation.J421]" table:style-name="ce1">
            <text:p>0.084501646</text:p>
          </table:table-cell>
          <table:table-cell table:number-columns-repeated="16381"/>
        </table:table-row>
        <table:table-row table:style-name="ro1">
          <table:table-cell office:value-type="float" office:value="-0.44756951827548996" table:formula="of:=[Rotation.H422]" table:style-name="ce1">
            <text:p>-0.447569518</text:p>
          </table:table-cell>
          <table:table-cell office:value-type="float" office:value="0" table:formula="of:=[Rotation.I422]" table:style-name="ce1">
            <text:p>0</text:p>
          </table:table-cell>
          <table:table-cell office:value-type="float" office:value="8.5648913073347543E-2" table:formula="of:=[Rotation.J422]" table:style-name="ce1">
            <text:p>0.085648913</text:p>
          </table:table-cell>
          <table:table-cell table:number-columns-repeated="16381"/>
        </table:table-row>
        <table:table-row table:style-name="ro1">
          <table:table-cell office:value-type="float" office:value="-0.44734598978121504" table:formula="of:=[Rotation.H423]" table:style-name="ce1">
            <text:p>-0.44734599</text:p>
          </table:table-cell>
          <table:table-cell office:value-type="float" office:value="0" table:formula="of:=[Rotation.I423]" table:style-name="ce1">
            <text:p>0</text:p>
          </table:table-cell>
          <table:table-cell office:value-type="float" office:value="8.6808844173073968E-2" table:formula="of:=[Rotation.J423]" table:style-name="ce1">
            <text:p>0.086808844</text:p>
          </table:table-cell>
          <table:table-cell table:number-columns-repeated="16381"/>
        </table:table-row>
        <table:table-row table:style-name="ro1">
          <table:table-cell office:value-type="float" office:value="-0.4471172215629457" table:formula="of:=[Rotation.H424]" table:style-name="ce1">
            <text:p>-0.447117222</text:p>
          </table:table-cell>
          <table:table-cell office:value-type="float" office:value="0" table:formula="of:=[Rotation.I424]" table:style-name="ce1">
            <text:p>0</text:p>
          </table:table-cell>
          <table:table-cell office:value-type="float" office:value="8.7979544110161026E-2" table:formula="of:=[Rotation.J424]" table:style-name="ce1">
            <text:p>0.087979544</text:p>
          </table:table-cell>
          <table:table-cell table:number-columns-repeated="16381"/>
        </table:table-row>
        <table:table-row table:style-name="ro1">
          <table:table-cell office:value-type="float" office:value="-0.44688349847893005" table:formula="of:=[Rotation.H425]" table:style-name="ce1">
            <text:p>-0.446883498</text:p>
          </table:table-cell>
          <table:table-cell office:value-type="float" office:value="0" table:formula="of:=[Rotation.I425]" table:style-name="ce1">
            <text:p>0</text:p>
          </table:table-cell>
          <table:table-cell office:value-type="float" office:value="8.9159120605982425E-2" table:formula="of:=[Rotation.J425]" table:style-name="ce1">
            <text:p>0.089159121</text:p>
          </table:table-cell>
          <table:table-cell table:number-columns-repeated="16381"/>
        </table:table-row>
        <table:table-row table:style-name="ro1">
          <table:table-cell office:value-type="float" office:value="-0.44664512449510391" table:formula="of:=[Rotation.H426]" table:style-name="ce1">
            <text:p>-0.446645124</text:p>
          </table:table-cell>
          <table:table-cell office:value-type="float" office:value="0" table:formula="of:=[Rotation.I426]" table:style-name="ce1">
            <text:p>0</text:p>
          </table:table-cell>
          <table:table-cell office:value-type="float" office:value="9.0345684815341845E-2" table:formula="of:=[Rotation.J426]" table:style-name="ce1">
            <text:p>0.090345685</text:p>
          </table:table-cell>
          <table:table-cell table:number-columns-repeated="16381"/>
        </table:table-row>
        <table:table-row table:style-name="ro1">
          <table:table-cell office:value-type="float" office:value="-0.44640242305021993" table:formula="of:=[Rotation.H427]" table:style-name="ce1">
            <text:p>-0.446402423</text:p>
          </table:table-cell>
          <table:table-cell office:value-type="float" office:value="0" table:formula="of:=[Rotation.I427]" table:style-name="ce1">
            <text:p>0</text:p>
          </table:table-cell>
          <table:table-cell office:value-type="float" office:value="9.1537351364852332E-2" table:formula="of:=[Rotation.J427]" table:style-name="ce1">
            <text:p>0.091537351</text:p>
          </table:table-cell>
          <table:table-cell table:number-columns-repeated="16381"/>
        </table:table-row>
        <table:table-row table:style-name="ro1">
          <table:table-cell office:value-type="float" office:value="-0.44615573726291158" table:formula="of:=[Rotation.H428]" table:style-name="ce1">
            <text:p>-0.446155737</text:p>
          </table:table-cell>
          <table:table-cell office:value-type="float" office:value="0" table:formula="of:=[Rotation.I428]" table:style-name="ce1">
            <text:p>0</text:p>
          </table:table-cell>
          <table:table-cell office:value-type="float" office:value="9.2732238770493525E-2" table:formula="of:=[Rotation.J428]" table:style-name="ce1">
            <text:p>0.092732239</text:p>
          </table:table-cell>
          <table:table-cell table:number-columns-repeated="16381"/>
        </table:table-row>
        <table:table-row table:style-name="ro1">
          <table:table-cell office:value-type="float" office:value="-0.44590543017037038" table:formula="of:=[Rotation.H429]" table:style-name="ce1">
            <text:p>-0.44590543</text:p>
          </table:table-cell>
          <table:table-cell office:value-type="float" office:value="0" table:formula="of:=[Rotation.I429]" table:style-name="ce1">
            <text:p>0</text:p>
          </table:table-cell>
          <table:table-cell office:value-type="float" office:value="9.3928469297529626E-2" table:formula="of:=[Rotation.J429]" table:style-name="ce1">
            <text:p>0.093928469</text:p>
          </table:table-cell>
          <table:table-cell table:number-columns-repeated="16381"/>
        </table:table-row>
        <table:table-row table:style-name="ro1">
          <table:table-cell office:value-type="float" office:value="-0.4456518847766871" table:formula="of:=[Rotation.H430]" table:style-name="ce1">
            <text:p>-0.445651885</text:p>
          </table:table-cell>
          <table:table-cell office:value-type="float" office:value="0" table:formula="of:=[Rotation.I430]" table:style-name="ce1">
            <text:p>0</text:p>
          </table:table-cell>
          <table:table-cell office:value-type="float" office:value="9.5124169352412205E-2" table:formula="of:=[Rotation.J430]" table:style-name="ce1">
            <text:p>0.095124169</text:p>
          </table:table-cell>
          <table:table-cell table:number-columns-repeated="16381"/>
        </table:table-row>
        <table:table-row table:style-name="ro1">
          <table:table-cell office:value-type="float" office:value="-0.44539550408583634" table:formula="of:=[Rotation.H431]" table:style-name="ce1">
            <text:p>-0.445395504</text:p>
          </table:table-cell>
          <table:table-cell office:value-type="float" office:value="0" table:formula="of:=[Rotation.I431]" table:style-name="ce1">
            <text:p>0</text:p>
          </table:table-cell>
          <table:table-cell office:value-type="float" office:value="9.6317469547968076E-2" table:formula="of:=[Rotation.J431]" table:style-name="ce1">
            <text:p>0.09631747</text:p>
          </table:table-cell>
          <table:table-cell table:number-columns-repeated="16381"/>
        </table:table-row>
        <table:table-row table:style-name="ro1">
          <table:table-cell office:value-type="float" office:value="-0.4451367110403478" table:formula="of:=[Rotation.H432]" table:style-name="ce1">
            <text:p>-0.445136711</text:p>
          </table:table-cell>
          <table:table-cell office:value-type="float" office:value="0" table:formula="of:=[Rotation.I432]" table:style-name="ce1">
            <text:p>0</text:p>
          </table:table-cell>
          <table:table-cell office:value-type="float" office:value="9.7506504830097984E-2" table:formula="of:=[Rotation.J432]" table:style-name="ce1">
            <text:p>0.097506505</text:p>
          </table:table-cell>
          <table:table-cell table:number-columns-repeated="16381"/>
        </table:table-row>
        <table:table-row table:style-name="ro1">
          <table:table-cell office:value-type="float" office:value="-0.44487594841619699" table:formula="of:=[Rotation.H433]" table:style-name="ce1">
            <text:p>-0.444875948</text:p>
          </table:table-cell>
          <table:table-cell office:value-type="float" office:value="0" table:formula="of:=[Rotation.I433]" table:style-name="ce1">
            <text:p>0</text:p>
          </table:table-cell>
          <table:table-cell office:value-type="float" office:value="9.8689414431281555E-2" table:formula="of:=[Rotation.J433]" table:style-name="ce1">
            <text:p>0.098689414</text:p>
          </table:table-cell>
          <table:table-cell table:number-columns-repeated="16381"/>
        </table:table-row>
        <table:table-row table:style-name="ro1">
          <table:table-cell office:value-type="float" office:value="-0.44461367850281769" table:formula="of:=[Rotation.H434]" table:style-name="ce1">
            <text:p>-0.444613679</text:p>
          </table:table-cell>
          <table:table-cell office:value-type="float" office:value="0" table:formula="of:=[Rotation.I434]" table:style-name="ce1">
            <text:p>0</text:p>
          </table:table-cell>
          <table:table-cell office:value-type="float" office:value="9.9864342426078459E-2" table:formula="of:=[Rotation.J434]" table:style-name="ce1">
            <text:p>0.099864342</text:p>
          </table:table-cell>
          <table:table-cell table:number-columns-repeated="16381"/>
        </table:table-row>
        <table:table-row table:style-name="ro1">
          <table:table-cell office:value-type="float" office:value="-0.44435038285687734" table:formula="of:=[Rotation.H435]" table:style-name="ce1">
            <text:p>-0.444350383</text:p>
          </table:table-cell>
          <table:table-cell office:value-type="float" office:value="0" table:formula="of:=[Rotation.I435]" table:style-name="ce1">
            <text:p>0</text:p>
          </table:table-cell>
          <table:table-cell office:value-type="float" office:value="0.10102943756621895" table:formula="of:=[Rotation.J435]" table:style-name="ce1">
            <text:p>0.101029438</text:p>
          </table:table-cell>
          <table:table-cell table:number-columns-repeated="16381"/>
        </table:table-row>
        <table:table-row table:style-name="ro1">
          <table:table-cell office:value-type="float" office:value="-0.44408656216091452" table:formula="of:=[Rotation.H436]" table:style-name="ce1">
            <text:p>-0.444086562</text:p>
          </table:table-cell>
          <table:table-cell office:value-type="float" office:value="0" table:formula="of:=[Rotation.I436]" table:style-name="ce1">
            <text:p>0</text:p>
          </table:table-cell>
          <table:table-cell office:value-type="float" office:value="0.10218285231926241" table:formula="of:=[Rotation.J436]" table:style-name="ce1">
            <text:p>0.102182852</text:p>
          </table:table-cell>
          <table:table-cell table:number-columns-repeated="16381"/>
        </table:table-row>
        <table:table-row table:style-name="ro1">
          <table:table-cell office:value-type="float" office:value="-0.44382273544362183" table:formula="of:=[Rotation.H437]" table:style-name="ce1">
            <text:p>-0.443822735</text:p>
          </table:table-cell>
          <table:table-cell office:value-type="float" office:value="0" table:formula="of:=[Rotation.I437]" table:style-name="ce1">
            <text:p>0</text:p>
          </table:table-cell>
          <table:table-cell office:value-type="float" office:value="0.10332274436609218" table:formula="of:=[Rotation.J437]" table:style-name="ce1">
            <text:p>0.103322744</text:p>
          </table:table-cell>
          <table:table-cell table:number-columns-repeated="16381"/>
        </table:table-row>
        <table:table-row table:style-name="ro1">
          <table:table-cell office:value-type="float" office:value="-0.44355943938308501" table:formula="of:=[Rotation.H438]" table:style-name="ce1">
            <text:p>-0.443559439</text:p>
          </table:table-cell>
          <table:table-cell office:value-type="float" office:value="0" table:formula="of:=[Rotation.I438]" table:style-name="ce1">
            <text:p>0</text:p>
          </table:table-cell>
          <table:table-cell office:value-type="float" office:value="0.10444727729416098" table:formula="of:=[Rotation.J438]" table:style-name="ce1">
            <text:p>0.104447277</text:p>
          </table:table-cell>
          <table:table-cell table:number-columns-repeated="16381"/>
        </table:table-row>
        <table:table-row table:style-name="ro1">
          <table:table-cell office:value-type="float" office:value="-0.44329722835272439" table:formula="of:=[Rotation.H439]" table:style-name="ce1">
            <text:p>-0.443297228</text:p>
          </table:table-cell>
          <table:table-cell office:value-type="float" office:value="0" table:formula="of:=[Rotation.I439]" table:style-name="ce1">
            <text:p>0</text:p>
          </table:table-cell>
          <table:table-cell office:value-type="float" office:value="0.10555461778052411" table:formula="of:=[Rotation.J439]" table:style-name="ce1">
            <text:p>0.105554618</text:p>
          </table:table-cell>
          <table:table-cell table:number-columns-repeated="16381"/>
        </table:table-row>
        <table:table-row table:style-name="ro1">
          <table:table-cell office:value-type="float" office:value="-0.44303667357707743" table:formula="of:=[Rotation.H440]" table:style-name="ce1">
            <text:p>-0.443036674</text:p>
          </table:table-cell>
          <table:table-cell office:value-type="float" office:value="0" table:formula="of:=[Rotation.I440]" table:style-name="ce1">
            <text:p>0</text:p>
          </table:table-cell>
          <table:table-cell office:value-type="float" office:value="0.10664293631440452" table:formula="of:=[Rotation.J440]" table:style-name="ce1">
            <text:p>0.106642936</text:p>
          </table:table-cell>
          <table:table-cell table:number-columns-repeated="16381"/>
        </table:table-row>
        <table:table-row table:style-name="ro1">
          <table:table-cell office:value-type="float" office:value="-0.44277835562030393" table:formula="of:=[Rotation.H441]" table:style-name="ce1">
            <text:p>-0.442778356</text:p>
          </table:table-cell>
          <table:table-cell office:value-type="float" office:value="0" table:formula="of:=[Rotation.I441]" table:style-name="ce1">
            <text:p>0</text:p>
          </table:table-cell>
          <table:table-cell office:value-type="float" office:value="0.10771043493635916" table:formula="of:=[Rotation.J441]" table:style-name="ce1">
            <text:p>0.107710435</text:p>
          </table:table-cell>
          <table:table-cell table:number-columns-repeated="16381"/>
        </table:table-row>
        <table:table-row table:style-name="ro1">
          <table:table-cell office:value-type="float" office:value="-0.44252279015990287" table:formula="of:=[Rotation.H442]" table:style-name="ce1">
            <text:p>-0.44252279</text:p>
          </table:table-cell>
          <table:table-cell office:value-type="float" office:value="0" table:formula="of:=[Rotation.I442]" table:style-name="ce1">
            <text:p>0</text:p>
          </table:table-cell>
          <table:table-cell office:value-type="float" office:value="0.10875564440108175" table:formula="of:=[Rotation.J442]" table:style-name="ce1">
            <text:p>0.108755644</text:p>
          </table:table-cell>
          <table:table-cell table:number-columns-repeated="16381"/>
        </table:table-row>
        <table:table-row table:style-name="ro1">
          <table:table-cell office:value-type="float" office:value="-0.44227044577234703" table:formula="of:=[Rotation.H443]" table:style-name="ce1">
            <text:p>-0.442270446</text:p>
          </table:table-cell>
          <table:table-cell office:value-type="float" office:value="0" table:formula="of:=[Rotation.I443]" table:style-name="ce1">
            <text:p>0</text:p>
          </table:table-cell>
          <table:table-cell office:value-type="float" office:value="0.10977733279839427" table:formula="of:=[Rotation.J443]" table:style-name="ce1">
            <text:p>0.109777333</text:p>
          </table:table-cell>
          <table:table-cell table:number-columns-repeated="16381"/>
        </table:table-row>
        <table:table-row table:style-name="ro1">
          <table:table-cell office:value-type="float" office:value="-0.44202179736630748" table:formula="of:=[Rotation.H444]" table:style-name="ce1">
            <text:p>-0.442021797</text:p>
          </table:table-cell>
          <table:table-cell office:value-type="float" office:value="0" table:formula="of:=[Rotation.I444]" table:style-name="ce1">
            <text:p>0</text:p>
          </table:table-cell>
          <table:table-cell office:value-type="float" office:value="0.11077427793968692" table:formula="of:=[Rotation.J444]" table:style-name="ce1">
            <text:p>0.110774278</text:p>
          </table:table-cell>
          <table:table-cell table:number-columns-repeated="16381"/>
        </table:table-row>
        <table:table-row table:style-name="ro1">
          <table:table-cell office:value-type="float" office:value="-0.441777327374964" table:formula="of:=[Rotation.H445]" table:style-name="ce1">
            <text:p>-0.441777327</text:p>
          </table:table-cell>
          <table:table-cell office:value-type="float" office:value="0" table:formula="of:=[Rotation.I445]" table:style-name="ce1">
            <text:p>0</text:p>
          </table:table-cell>
          <table:table-cell office:value-type="float" office:value="0.11174525948528601" table:formula="of:=[Rotation.J445]" table:style-name="ce1">
            <text:p>0.111745259</text:p>
          </table:table-cell>
          <table:table-cell table:number-columns-repeated="16381"/>
        </table:table-row>
        <table:table-row table:style-name="ro1">
          <table:table-cell office:value-type="float" office:value="-0.44153752446270628" table:formula="of:=[Rotation.H446]" table:style-name="ce1">
            <text:p>-0.441537524</text:p>
          </table:table-cell>
          <table:table-cell office:value-type="float" office:value="0" table:formula="of:=[Rotation.I446]" table:style-name="ce1">
            <text:p>0</text:p>
          </table:table-cell>
          <table:table-cell office:value-type="float" office:value="0.11268906109887082" table:formula="of:=[Rotation.J446]" table:style-name="ce1">
            <text:p>0.112689061</text:p>
          </table:table-cell>
          <table:table-cell table:number-columns-repeated="16381"/>
        </table:table-row>
        <table:table-row table:style-name="ro1">
          <table:table-cell office:value-type="float" office:value="-0.44130288395329004" table:formula="of:=[Rotation.H447]" table:style-name="ce1">
            <text:p>-0.441302884</text:p>
          </table:table-cell>
          <table:table-cell office:value-type="float" office:value="0" table:formula="of:=[Rotation.I447]" table:style-name="ce1">
            <text:p>0</text:p>
          </table:table-cell>
          <table:table-cell office:value-type="float" office:value="0.11360446564510138" table:formula="of:=[Rotation.J447]" table:style-name="ce1">
            <text:p>0.113604466</text:p>
          </table:table-cell>
          <table:table-cell table:number-columns-repeated="16381"/>
        </table:table-row>
        <table:table-row table:style-name="ro1">
          <table:table-cell office:value-type="float" office:value="-0.44107390548417036" table:formula="of:=[Rotation.H448]" table:style-name="ce1">
            <text:p>-0.441073905</text:p>
          </table:table-cell>
          <table:table-cell office:value-type="float" office:value="0" table:formula="of:=[Rotation.I448]" table:style-name="ce1">
            <text:p>0</text:p>
          </table:table-cell>
          <table:table-cell office:value-type="float" office:value="0.11449026116199215" table:formula="of:=[Rotation.J448]" table:style-name="ce1">
            <text:p>0.114490261</text:p>
          </table:table-cell>
          <table:table-cell table:number-columns-repeated="16381"/>
        </table:table-row>
        <table:table-row table:style-name="ro1">
          <table:table-cell office:value-type="float" office:value="-0.44085109337103628" table:formula="of:=[Rotation.H449]" table:style-name="ce1">
            <text:p>-0.440851093</text:p>
          </table:table-cell>
          <table:table-cell office:value-type="float" office:value="0" table:formula="of:=[Rotation.I449]" table:style-name="ce1">
            <text:p>0</text:p>
          </table:table-cell>
          <table:table-cell office:value-type="float" office:value="0.11534523602456161" table:formula="of:=[Rotation.J449]" table:style-name="ce1">
            <text:p>0.115345236</text:p>
          </table:table-cell>
          <table:table-cell table:number-columns-repeated="16381"/>
        </table:table-row>
        <table:table-row table:style-name="ro1">
          <table:table-cell office:value-type="float" office:value="-0.4406349555746531" table:formula="of:=[Rotation.H450]" table:style-name="ce1">
            <text:p>-0.440634956</text:p>
          </table:table-cell>
          <table:table-cell office:value-type="float" office:value="0" table:formula="of:=[Rotation.I450]" table:style-name="ce1">
            <text:p>0</text:p>
          </table:table-cell>
          <table:table-cell office:value-type="float" office:value="0.11616817948872014" table:formula="of:=[Rotation.J450]" table:style-name="ce1">
            <text:p>0.116168179</text:p>
          </table:table-cell>
          <table:table-cell table:number-columns-repeated="16381"/>
        </table:table-row>
        <table:table-row table:style-name="ro1">
          <table:table-cell office:value-type="float" office:value="-0.44042600180786778" table:formula="of:=[Rotation.H451]" table:style-name="ce1">
            <text:p>-0.440426002</text:p>
          </table:table-cell>
          <table:table-cell office:value-type="float" office:value="0" table:formula="of:=[Rotation.I451]" table:style-name="ce1">
            <text:p>0</text:p>
          </table:table-cell>
          <table:table-cell office:value-type="float" office:value="0.11695788529011653" table:formula="of:=[Rotation.J451]" table:style-name="ce1">
            <text:p>0.116957885</text:p>
          </table:table-cell>
          <table:table-cell table:number-columns-repeated="16381"/>
        </table:table-row>
        <table:table-row table:style-name="ro1">
          <table:table-cell office:value-type="float" office:value="-0.44022474444504717" table:formula="of:=[Rotation.H452]" table:style-name="ce1">
            <text:p>-0.440224744</text:p>
          </table:table-cell>
          <table:table-cell office:value-type="float" office:value="0" table:formula="of:=[Rotation.I452]" table:style-name="ce1">
            <text:p>0</text:p>
          </table:table-cell>
          <table:table-cell office:value-type="float" office:value="0.11771314445843711" table:formula="of:=[Rotation.J452]" table:style-name="ce1">
            <text:p>0.117713144</text:p>
          </table:table-cell>
          <table:table-cell table:number-columns-repeated="16381"/>
        </table:table-row>
        <table:table-row table:style-name="ro1">
          <table:table-cell office:value-type="float" office:value="-0.44003169595563218" table:formula="of:=[Rotation.H453]" table:style-name="ce1">
            <text:p>-0.440031696</text:p>
          </table:table-cell>
          <table:table-cell office:value-type="float" office:value="0" table:formula="of:=[Rotation.I453]" table:style-name="ce1">
            <text:p>0</text:p>
          </table:table-cell>
          <table:table-cell office:value-type="float" office:value="0.11843275118990554" table:formula="of:=[Rotation.J453]" table:style-name="ce1">
            <text:p>0.118432751</text:p>
          </table:table-cell>
          <table:table-cell table:number-columns-repeated="16381"/>
        </table:table-row>
        <table:table-row table:style-name="ro1">
          <table:table-cell office:value-type="float" office:value="-0.43984736873706359" table:formula="of:=[Rotation.H454]" table:style-name="ce1">
            <text:p>-0.439847369</text:p>
          </table:table-cell>
          <table:table-cell office:value-type="float" office:value="0" table:formula="of:=[Rotation.I454]" table:style-name="ce1">
            <text:p>0</text:p>
          </table:table-cell>
          <table:table-cell office:value-type="float" office:value="0.11911549947459225" table:formula="of:=[Rotation.J454]" table:style-name="ce1">
            <text:p>0.119115499</text:p>
          </table:table-cell>
          <table:table-cell table:number-columns-repeated="16381"/>
        </table:table-row>
        <table:table-row table:style-name="ro1">
          <table:table-cell office:value-type="float" office:value="-0.43967227368992928" table:formula="of:=[Rotation.H455]" table:style-name="ce1">
            <text:p>-0.439672274</text:p>
          </table:table-cell>
          <table:table-cell office:value-type="float" office:value="0" table:formula="of:=[Rotation.I455]" table:style-name="ce1">
            <text:p>0</text:p>
          </table:table-cell>
          <table:table-cell office:value-type="float" office:value="0.11976018431986438" table:formula="of:=[Rotation.J455]" table:style-name="ce1">
            <text:p>0.119760184</text:p>
          </table:table-cell>
          <table:table-cell table:number-columns-repeated="16381"/>
        </table:table-row>
        <table:table-row table:style-name="ro1">
          <table:table-cell office:value-type="float" office:value="-0.43950691958608201" table:formula="of:=[Rotation.H456]" table:style-name="ce1">
            <text:p>-0.43950692</text:p>
          </table:table-cell>
          <table:table-cell office:value-type="float" office:value="0" table:formula="of:=[Rotation.I456]" table:style-name="ce1">
            <text:p>0</text:p>
          </table:table-cell>
          <table:table-cell office:value-type="float" office:value="0.12036559988615209" table:formula="of:=[Rotation.J456]" table:style-name="ce1">
            <text:p>0.1203656</text:p>
          </table:table-cell>
          <table:table-cell table:number-columns-repeated="16381"/>
        </table:table-row>
        <table:table-row table:style-name="ro1">
          <table:table-cell office:value-type="float" office:value="-0.43935181157158187" table:formula="of:=[Rotation.H457]" table:style-name="ce1">
            <text:p>-0.439351812</text:p>
          </table:table-cell>
          <table:table-cell office:value-type="float" office:value="0" table:formula="of:=[Rotation.I457]" table:style-name="ce1">
            <text:p>0</text:p>
          </table:table-cell>
          <table:table-cell office:value-type="float" office:value="0.12093054067839605" table:formula="of:=[Rotation.J457]" table:style-name="ce1">
            <text:p>0.120930541</text:p>
          </table:table-cell>
          <table:table-cell table:number-columns-repeated="16381"/>
        </table:table-row>
        <table:table-row table:style-name="ro1">
          <table:table-cell office:value-type="float" office:value="-0.43920745047155663" table:formula="of:=[Rotation.H458]" table:style-name="ce1">
            <text:p>-0.43920745</text:p>
          </table:table-cell>
          <table:table-cell office:value-type="float" office:value="0" table:formula="of:=[Rotation.I458]" table:style-name="ce1">
            <text:p>0</text:p>
          </table:table-cell>
          <table:table-cell office:value-type="float" office:value="0.12145379965351093" table:formula="of:=[Rotation.J458]" table:style-name="ce1">
            <text:p>0.1214538</text:p>
          </table:table-cell>
          <table:table-cell table:number-columns-repeated="16381"/>
        </table:table-row>
        <table:table-row table:style-name="ro1">
          <table:table-cell office:value-type="float" office:value="-0.439074331646432" table:formula="of:=[Rotation.H459]" table:style-name="ce1">
            <text:p>-0.439074332</text:p>
          </table:table-cell>
          <table:table-cell office:value-type="float" office:value="0" table:formula="of:=[Rotation.I459]" table:style-name="ce1">
            <text:p>0</text:p>
          </table:table-cell>
          <table:table-cell office:value-type="float" office:value="0.12193416784986499" table:formula="of:=[Rotation.J459]" table:style-name="ce1">
            <text:p>0.121934168</text:p>
          </table:table-cell>
          <table:table-cell table:number-columns-repeated="16381"/>
        </table:table-row>
        <table:table-row table:style-name="ro1">
          <table:table-cell office:value-type="float" office:value="-0.43895294295833037" table:formula="of:=[Rotation.H460]" table:style-name="ce1">
            <text:p>-0.438952943</text:p>
          </table:table-cell>
          <table:table-cell office:value-type="float" office:value="0" table:formula="of:=[Rotation.I460]" table:style-name="ce1">
            <text:p>0</text:p>
          </table:table-cell>
          <table:table-cell office:value-type="float" office:value="0.12237043706803019" table:formula="of:=[Rotation.J460]" table:style-name="ce1">
            <text:p>0.122370437</text:p>
          </table:table-cell>
          <table:table-cell table:number-columns-repeated="16381"/>
        </table:table-row>
        <table:table-row table:style-name="ro1">
          <table:table-cell office:value-type="float" office:value="-0.43884376482781884" table:formula="of:=[Rotation.H461]" table:style-name="ce1">
            <text:p>-0.438843765</text:p>
          </table:table-cell>
          <table:table-cell office:value-type="float" office:value="0" table:formula="of:=[Rotation.I461]" table:style-name="ce1">
            <text:p>0</text:p>
          </table:table-cell>
          <table:table-cell office:value-type="float" office:value="0.12276139487536801" table:formula="of:=[Rotation.J461]" table:style-name="ce1">
            <text:p>0.122761395</text:p>
          </table:table-cell>
          <table:table-cell table:number-columns-repeated="16381"/>
        </table:table-row>
        <table:table-row table:style-name="ro1">
          <table:table-cell office:value-type="float" office:value="-0.43874723912619501" table:formula="of:=[Rotation.H462]" table:style-name="ce1">
            <text:p>-0.438747239</text:p>
          </table:table-cell>
          <table:table-cell office:value-type="float" office:value="0" table:formula="of:=[Rotation.I462]" table:style-name="ce1">
            <text:p>0</text:p>
          </table:table-cell>
          <table:table-cell office:value-type="float" office:value="0.12310593064162852" table:formula="of:=[Rotation.J462]" table:style-name="ce1">
            <text:p>0.123105931</text:p>
          </table:table-cell>
          <table:table-cell table:number-columns-repeated="16381"/>
        </table:table-row>
        <table:table-row table:style-name="ro1">
          <table:table-cell office:value-type="float" office:value="-0.43866354913933592" table:formula="of:=[Rotation.H463]" table:style-name="ce1">
            <text:p>-0.438663549</text:p>
          </table:table-cell>
          <table:table-cell office:value-type="float" office:value="0" table:formula="of:=[Rotation.I463]" table:style-name="ce1">
            <text:p>0</text:p>
          </table:table-cell>
          <table:table-cell office:value-type="float" office:value="0.12340381135314046" table:formula="of:=[Rotation.J463]" table:style-name="ce1">
            <text:p>0.123403811</text:p>
          </table:table-cell>
          <table:table-cell table:number-columns-repeated="16381"/>
        </table:table-row>
        <table:table-row table:style-name="ro1">
          <table:table-cell office:value-type="float" office:value="-0.43859273454970332" table:formula="of:=[Rotation.H464]" table:style-name="ce1">
            <text:p>-0.438592735</text:p>
          </table:table-cell>
          <table:table-cell office:value-type="float" office:value="0" table:formula="of:=[Rotation.I464]" table:style-name="ce1">
            <text:p>0</text:p>
          </table:table-cell>
          <table:table-cell office:value-type="float" office:value="0.12365525949272627" table:formula="of:=[Rotation.J464]" table:style-name="ce1">
            <text:p>0.123655259</text:p>
          </table:table-cell>
          <table:table-cell table:number-columns-repeated="16381"/>
        </table:table-row>
        <table:table-row table:style-name="ro1">
          <table:table-cell office:value-type="float" office:value="-0.43853481980403719" table:formula="of:=[Rotation.H465]" table:style-name="ce1">
            <text:p>-0.43853482</text:p>
          </table:table-cell>
          <table:table-cell office:value-type="float" office:value="0" table:formula="of:=[Rotation.I465]" table:style-name="ce1">
            <text:p>0</text:p>
          </table:table-cell>
          <table:table-cell office:value-type="float" office:value="0.12386049337638158" table:formula="of:=[Rotation.J465]" table:style-name="ce1">
            <text:p>0.123860493</text:p>
          </table:table-cell>
          <table:table-cell table:number-columns-repeated="16381"/>
        </table:table-row>
        <table:table-row table:style-name="ro1">
          <table:table-cell office:value-type="float" office:value="-0.43848981346625088" table:formula="of:=[Rotation.H466]" table:style-name="ce1">
            <text:p>-0.438489813</text:p>
          </table:table-cell>
          <table:table-cell office:value-type="float" office:value="0" table:formula="of:=[Rotation.I466]" table:style-name="ce1">
            <text:p>0</text:p>
          </table:table-cell>
          <table:table-cell office:value-type="float" office:value="0.12401973023004233" table:formula="of:=[Rotation.J466]" table:style-name="ce1">
            <text:p>0.12401973</text:p>
          </table:table-cell>
          <table:table-cell table:number-columns-repeated="16381"/>
        </table:table-row>
        <table:table-row table:style-name="ro1">
          <table:table-cell office:value-type="float" office:value="-0.43845771016225432" table:formula="of:=[Rotation.H467]" table:style-name="ce1">
            <text:p>-0.43845771</text:p>
          </table:table-cell>
          <table:table-cell office:value-type="float" office:value="0" table:formula="of:=[Rotation.I467]" table:style-name="ce1">
            <text:p>0</text:p>
          </table:table-cell>
          <table:table-cell office:value-type="float" office:value="0.1241331800900651" table:formula="of:=[Rotation.J467]" table:style-name="ce1">
            <text:p>0.12413318</text:p>
          </table:table-cell>
          <table:table-cell table:number-columns-repeated="16381"/>
        </table:table-row>
        <table:table-row table:style-name="ro1">
          <table:table-cell office:value-type="float" office:value="-0.43843848884699299" table:formula="of:=[Rotation.H468]" table:style-name="ce1">
            <text:p>-0.438438489</text:p>
          </table:table-cell>
          <table:table-cell office:value-type="float" office:value="0" table:formula="of:=[Rotation.I468]" table:style-name="ce1">
            <text:p>0</text:p>
          </table:table-cell>
          <table:table-cell office:value-type="float" office:value="0.12420105272325677" table:formula="of:=[Rotation.J468]" table:style-name="ce1">
            <text:p>0.124201053</text:p>
          </table:table-cell>
          <table:table-cell table:number-columns-repeated="16381"/>
        </table:table-row>
        <table:table-row table:style-name="ro1">
          <table:table-cell office:value-type="float" office:value="-0.43843211518091835" table:formula="of:=[Rotation.H469]" table:style-name="ce1">
            <text:p>-0.438432115</text:p>
          </table:table-cell>
          <table:table-cell office:value-type="float" office:value="0" table:formula="of:=[Rotation.I469]" table:style-name="ce1">
            <text:p>0</text:p>
          </table:table-cell>
          <table:table-cell office:value-type="float" office:value="0.12422355001361843" table:formula="of:=[Rotation.J469]" table:style-name="ce1">
            <text:p>0.12422355</text:p>
          </table:table-cell>
          <table:table-cell table:number-columns-repeated="16381"/>
        </table:table-row>
        <table:table-row table:style-name="ro1">
          <table:table-cell office:value-type="float" office:value="-0.43843854000508414" table:formula="of:=[Rotation.H470]" table:style-name="ce1">
            <text:p>-0.43843854</text:p>
          </table:table-cell>
          <table:table-cell office:value-type="float" office:value="0" table:formula="of:=[Rotation.I470]" table:style-name="ce1">
            <text:p>0</text:p>
          </table:table-cell>
          <table:table-cell office:value-type="float" office:value="0.12420087213143956" table:formula="of:=[Rotation.J470]" table:style-name="ce1">
            <text:p>0.124200872</text:p>
          </table:table-cell>
          <table:table-cell table:number-columns-repeated="16381"/>
        </table:table-row>
        <table:table-row table:style-name="ro1">
          <table:table-cell office:value-type="float" office:value="-0.4384577001962025" table:formula="of:=[Rotation.H471]" table:style-name="ce1">
            <text:p>-0.4384577</text:p>
          </table:table-cell>
          <table:table-cell office:value-type="float" office:value="0" table:formula="of:=[Rotation.I471]" table:style-name="ce1">
            <text:p>0</text:p>
          </table:table-cell>
          <table:table-cell office:value-type="float" office:value="0.12413321529170579" table:formula="of:=[Rotation.J471]" table:style-name="ce1">
            <text:p>0.124133215</text:p>
          </table:table-cell>
          <table:table-cell table:number-columns-repeated="16381"/>
        </table:table-row>
        <table:table-row table:style-name="ro1">
          <table:table-cell office:value-type="float" office:value="-0.43848951930231506" table:formula="of:=[Rotation.H472]" table:style-name="ce1">
            <text:p>-0.438489519</text:p>
          </table:table-cell>
          <table:table-cell office:value-type="float" office:value="0" table:formula="of:=[Rotation.I472]" table:style-name="ce1">
            <text:p>0</text:p>
          </table:table-cell>
          <table:table-cell office:value-type="float" office:value="0.12402077028475784" table:formula="of:=[Rotation.J472]" table:style-name="ce1">
            <text:p>0.12402077</text:p>
          </table:table-cell>
          <table:table-cell table:number-columns-repeated="16381"/>
        </table:table-row>
        <table:table-row table:style-name="ro1">
          <table:table-cell office:value-type="float" office:value="-0.43853390709139217" table:formula="of:=[Rotation.H473]" table:style-name="ce1">
            <text:p>-0.438533907</text:p>
          </table:table-cell>
          <table:table-cell office:value-type="float" office:value="0" table:formula="of:=[Rotation.I473]" table:style-name="ce1">
            <text:p>0</text:p>
          </table:table-cell>
          <table:table-cell office:value-type="float" office:value="0.12386372483967298" table:formula="of:=[Rotation.J473]" table:style-name="ce1">
            <text:p>0.123863725</text:p>
          </table:table-cell>
          <table:table-cell table:number-columns-repeated="16381"/>
        </table:table-row>
        <table:table-row table:style-name="ro1">
          <table:table-cell office:value-type="float" office:value="-0.43859075974863032" table:formula="of:=[Rotation.H474]" table:style-name="ce1">
            <text:p>-0.43859076</text:p>
          </table:table-cell>
          <table:table-cell office:value-type="float" office:value="0" table:formula="of:=[Rotation.I474]" table:style-name="ce1">
            <text:p>0</text:p>
          </table:table-cell>
          <table:table-cell office:value-type="float" office:value="0.12366226369883115" table:formula="of:=[Rotation.J474]" table:style-name="ce1">
            <text:p>0.123662264</text:p>
          </table:table-cell>
          <table:table-cell table:number-columns-repeated="16381"/>
        </table:table-row>
        <table:table-row table:style-name="ro1">
          <table:table-cell office:value-type="float" office:value="-0.43865996028759585" table:formula="of:=[Rotation.H475]" table:style-name="ce1">
            <text:p>-0.43865996</text:p>
          </table:table-cell>
          <table:table-cell office:value-type="float" office:value="0" table:formula="of:=[Rotation.I475]" table:style-name="ce1">
            <text:p>0</text:p>
          </table:table-cell>
          <table:table-cell office:value-type="float" office:value="0.12341656793350234" table:formula="of:=[Rotation.J475]" table:style-name="ce1">
            <text:p>0.123416568</text:p>
          </table:table-cell>
          <table:table-cell table:number-columns-repeated="16381"/>
        </table:table-row>
        <table:table-row table:style-name="ro1">
          <table:table-cell office:value-type="float" office:value="-0.4387413793866381" table:formula="of:=[Rotation.H476]" table:style-name="ce1">
            <text:p>-0.438741379</text:p>
          </table:table-cell>
          <table:table-cell office:value-type="float" office:value="0" table:formula="of:=[Rotation.I476]" table:style-name="ce1">
            <text:p>0</text:p>
          </table:table-cell>
          <table:table-cell office:value-type="float" office:value="0.12312681273349874" table:formula="of:=[Rotation.J476]" table:style-name="ce1">
            <text:p>0.123126813</text:p>
          </table:table-cell>
          <table:table-cell table:number-columns-repeated="16381"/>
        </table:table-row>
        <table:table-row table:style-name="ro1">
          <table:table-cell office:value-type="float" office:value="-0.43883487406910471" table:formula="of:=[Rotation.H477]" table:style-name="ce1">
            <text:p>-0.438834874</text:p>
          </table:table-cell>
          <table:table-cell office:value-type="float" office:value="0" table:formula="of:=[Rotation.I477]" table:style-name="ce1">
            <text:p>0</text:p>
          </table:table-cell>
          <table:table-cell office:value-type="float" office:value="0.12279317285888897" table:formula="of:=[Rotation.J477]" table:style-name="ce1">
            <text:p>0.122793173</text:p>
          </table:table-cell>
          <table:table-cell table:number-columns-repeated="16381"/>
        </table:table-row>
        <table:table-row table:style-name="ro1">
          <table:table-cell office:value-type="float" office:value="-0.43894028918282552" table:formula="of:=[Rotation.H478]" table:style-name="ce1">
            <text:p>-0.438940289</text:p>
          </table:table-cell>
          <table:table-cell office:value-type="float" office:value="0" table:formula="of:=[Rotation.I478]" table:style-name="ce1">
            <text:p>0</text:p>
          </table:table-cell>
          <table:table-cell office:value-type="float" office:value="0.12241581814495014" table:formula="of:=[Rotation.J478]" table:style-name="ce1">
            <text:p>0.122415818</text:p>
          </table:table-cell>
          <table:table-cell table:number-columns-repeated="16381"/>
        </table:table-row>
        <table:table-row table:style-name="ro1">
          <table:table-cell office:value-type="float" office:value="-0.43905745736487767" table:formula="of:=[Rotation.H479]" table:style-name="ce1">
            <text:p>-0.439057457</text:p>
          </table:table-cell>
          <table:table-cell office:value-type="float" office:value="0" table:formula="of:=[Rotation.I479]" table:style-name="ce1">
            <text:p>0</text:p>
          </table:table-cell>
          <table:table-cell office:value-type="float" office:value="0.1219949143705942" table:formula="of:=[Rotation.J479]" table:style-name="ce1">
            <text:p>0.121994914</text:p>
          </table:table-cell>
          <table:table-cell table:number-columns-repeated="16381"/>
        </table:table-row>
        <table:table-row table:style-name="ro1">
          <table:table-cell office:value-type="float" office:value="-0.43918619837029055" table:formula="of:=[Rotation.H480]" table:style-name="ce1">
            <text:p>-0.439186198</text:p>
          </table:table-cell>
          <table:table-cell office:value-type="float" office:value="0" table:formula="of:=[Rotation.I480]" table:style-name="ce1">
            <text:p>0</text:p>
          </table:table-cell>
          <table:table-cell office:value-type="float" office:value="0.12153062643240094" table:formula="of:=[Rotation.J480]" table:style-name="ce1">
            <text:p>0.121530626</text:p>
          </table:table-cell>
          <table:table-cell table:number-columns-repeated="16381"/>
        </table:table-row>
        <table:table-row table:style-name="ro1">
          <table:table-cell office:value-type="float" office:value="-0.43932632053091392" table:formula="of:=[Rotation.H481]" table:style-name="ce1">
            <text:p>-0.439326321</text:p>
          </table:table-cell>
          <table:table-cell office:value-type="float" office:value="0" table:formula="of:=[Rotation.I481]" table:style-name="ce1">
            <text:p>0</text:p>
          </table:table-cell>
          <table:table-cell office:value-type="float" office:value="0.12102311386164484" table:formula="of:=[Rotation.J481]" table:style-name="ce1">
            <text:p>0.121023114</text:p>
          </table:table-cell>
          <table:table-cell table:number-columns-repeated="16381"/>
        </table:table-row>
        <table:table-row table:style-name="ro1">
          <table:table-cell office:value-type="float" office:value="-0.43947762007831642" table:formula="of:=[Rotation.H482]" table:style-name="ce1">
            <text:p>-0.43947762</text:p>
          </table:table-cell>
          <table:table-cell office:value-type="float" office:value="0" table:formula="of:=[Rotation.I482]" table:style-name="ce1">
            <text:p>0</text:p>
          </table:table-cell>
          <table:table-cell office:value-type="float" office:value="0.12047253400795949" table:formula="of:=[Rotation.J482]" table:style-name="ce1">
            <text:p>0.120472534</text:p>
          </table:table-cell>
          <table:table-cell table:number-columns-repeated="16381"/>
        </table:table-row>
        <table:table-row table:style-name="ro1">
          <table:table-cell office:value-type="float" office:value="-0.43963984177885873" table:formula="of:=[Rotation.H483]" table:style-name="ce1">
            <text:p>-0.439639842</text:p>
          </table:table-cell>
          <table:table-cell office:value-type="float" office:value="0" table:formula="of:=[Rotation.I483]" table:style-name="ce1">
            <text:p>0</text:p>
          </table:table-cell>
          <table:table-cell office:value-type="float" office:value="0.11987918718718446" table:formula="of:=[Rotation.J483]" table:style-name="ce1">
            <text:p>0.119879187</text:p>
          </table:table-cell>
          <table:table-cell table:number-columns-repeated="16381"/>
        </table:table-row>
        <table:table-row table:style-name="ro1">
          <table:table-cell office:value-type="float" office:value="-0.43981249035580111" table:formula="of:=[Rotation.H484]" table:style-name="ce1">
            <text:p>-0.43981249</text:p>
          </table:table-cell>
          <table:table-cell office:value-type="float" office:value="0" table:formula="of:=[Rotation.I484]" table:style-name="ce1">
            <text:p>0</text:p>
          </table:table-cell>
          <table:table-cell office:value-type="float" office:value="0.11924421716388736" table:formula="of:=[Rotation.J484]" table:style-name="ce1">
            <text:p>0.119244217</text:p>
          </table:table-cell>
          <table:table-cell table:number-columns-repeated="16381"/>
        </table:table-row>
        <table:table-row table:style-name="ro1">
          <table:table-cell office:value-type="float" office:value="-0.43999498299229833" table:formula="of:=[Rotation.H485]" table:style-name="ce1">
            <text:p>-0.439994983</text:p>
          </table:table-cell>
          <table:table-cell office:value-type="float" office:value="0" table:formula="of:=[Rotation.I485]" table:style-name="ce1">
            <text:p>0</text:p>
          </table:table-cell>
          <table:table-cell office:value-type="float" office:value="0.11856907244980497" table:formula="of:=[Rotation.J485]" table:style-name="ce1">
            <text:p>0.118569072</text:p>
          </table:table-cell>
          <table:table-cell table:number-columns-repeated="16381"/>
        </table:table-row>
        <table:table-row table:style-name="ro1">
          <table:table-cell office:value-type="float" office:value="-0.44018673394578983" table:formula="of:=[Rotation.H486]" table:style-name="ce1">
            <text:p>-0.440186734</text:p>
          </table:table-cell>
          <table:table-cell office:value-type="float" office:value="0" table:formula="of:=[Rotation.I486]" table:style-name="ce1">
            <text:p>0</text:p>
          </table:table-cell>
          <table:table-cell office:value-type="float" office:value="0.11785520462897862" table:formula="of:=[Rotation.J486]" table:style-name="ce1">
            <text:p>0.117855205</text:p>
          </table:table-cell>
          <table:table-cell table:number-columns-repeated="16381"/>
        </table:table-row>
        <table:table-row table:style-name="ro1">
          <table:table-cell office:value-type="float" office:value="-0.4403871577347101" table:formula="of:=[Rotation.H487]" table:style-name="ce1">
            <text:p>-0.440387158</text:p>
          </table:table-cell>
          <table:table-cell office:value-type="float" office:value="0" table:formula="of:=[Rotation.I487]" table:style-name="ce1">
            <text:p>0</text:p>
          </table:table-cell>
          <table:table-cell office:value-type="float" office:value="0.11710406185245482" table:formula="of:=[Rotation.J487]" table:style-name="ce1">
            <text:p>0.117104062</text:p>
          </table:table-cell>
          <table:table-cell table:number-columns-repeated="16381"/>
        </table:table-row>
        <table:table-row table:style-name="ro1">
          <table:table-cell office:value-type="float" office:value="-0.44059566814608719" table:formula="of:=[Rotation.H488]" table:style-name="ce1">
            <text:p>-0.440595668</text:p>
          </table:table-cell>
          <table:table-cell office:value-type="float" office:value="0" table:formula="of:=[Rotation.I488]" table:style-name="ce1">
            <text:p>0</text:p>
          </table:table-cell>
          <table:table-cell office:value-type="float" office:value="0.11631709767228121" table:formula="of:=[Rotation.J488]" table:style-name="ce1">
            <text:p>0.116317098</text:p>
          </table:table-cell>
          <table:table-cell table:number-columns-repeated="16381"/>
        </table:table-row>
        <table:table-row table:style-name="ro1">
          <table:table-cell office:value-type="float" office:value="-0.44081168192101877" table:formula="of:=[Rotation.H489]" table:style-name="ce1">
            <text:p>-0.440811682</text:p>
          </table:table-cell>
          <table:table-cell office:value-type="float" office:value="0" table:formula="of:=[Rotation.I489]" table:style-name="ce1">
            <text:p>0</text:p>
          </table:table-cell>
          <table:table-cell office:value-type="float" office:value="0.11549576218183313" table:formula="of:=[Rotation.J489]" table:style-name="ce1">
            <text:p>0.115495762</text:p>
          </table:table-cell>
          <table:table-cell table:number-columns-repeated="16381"/>
        </table:table-row>
        <table:table-row table:style-name="ro1">
          <table:table-cell office:value-type="float" office:value="-0.44103461768777735" table:formula="of:=[Rotation.H490]" table:style-name="ce1">
            <text:p>-0.441034618</text:p>
          </table:table-cell>
          <table:table-cell office:value-type="float" office:value="0" table:formula="of:=[Rotation.I490]" table:style-name="ce1">
            <text:p>0</text:p>
          </table:table-cell>
          <table:table-cell office:value-type="float" office:value="0.11464151081085794" table:formula="of:=[Rotation.J490]" table:style-name="ce1">
            <text:p>0.114641511</text:p>
          </table:table-cell>
          <table:table-cell table:number-columns-repeated="16381"/>
        </table:table-row>
        <table:table-row table:style-name="ro1">
          <table:table-cell office:value-type="float" office:value="-0.44126389891438705" table:formula="of:=[Rotation.H491]" table:style-name="ce1">
            <text:p>-0.441263899</text:p>
          </table:table-cell>
          <table:table-cell office:value-type="float" office:value="0" table:formula="of:=[Rotation.I491]" table:style-name="ce1">
            <text:p>0</text:p>
          </table:table-cell>
          <table:table-cell office:value-type="float" office:value="0.1137557977198243" table:formula="of:=[Rotation.J491]" table:style-name="ce1">
            <text:p>0.113755798</text:p>
          </table:table-cell>
          <table:table-cell table:number-columns-repeated="16381"/>
        </table:table-row>
        <table:table-row table:style-name="ro1">
          <table:table-cell office:value-type="float" office:value="-0.4414989533826722" table:formula="of:=[Rotation.H492]" table:style-name="ce1">
            <text:p>-0.441498953</text:p>
          </table:table-cell>
          <table:table-cell office:value-type="float" office:value="0" table:formula="of:=[Rotation.I492]" table:style-name="ce1">
            <text:p>0</text:p>
          </table:table-cell>
          <table:table-cell office:value-type="float" office:value="0.11284008224919473" table:formula="of:=[Rotation.J492]" table:style-name="ce1">
            <text:p>0.112840082</text:p>
          </table:table-cell>
          <table:table-cell table:number-columns-repeated="16381"/>
        </table:table-row>
        <table:table-row table:style-name="ro1">
          <table:table-cell office:value-type="float" office:value="-0.44173921601004701" table:formula="of:=[Rotation.H493]" table:style-name="ce1">
            <text:p>-0.441739216</text:p>
          </table:table-cell>
          <table:table-cell office:value-type="float" office:value="0" table:formula="of:=[Rotation.I493]" table:style-name="ce1">
            <text:p>0</text:p>
          </table:table-cell>
          <table:table-cell office:value-type="float" office:value="0.11189582225815693" table:formula="of:=[Rotation.J493]" table:style-name="ce1">
            <text:p>0.111895822</text:p>
          </table:table-cell>
          <table:table-cell table:number-columns-repeated="16381"/>
        </table:table-row>
        <table:table-row table:style-name="ro1">
          <table:table-cell office:value-type="float" office:value="-0.44198412766236206" table:formula="of:=[Rotation.H494]" table:style-name="ce1">
            <text:p>-0.441984128</text:p>
          </table:table-cell>
          <table:table-cell office:value-type="float" office:value="0" table:formula="of:=[Rotation.I494]" table:style-name="ce1">
            <text:p>0</text:p>
          </table:table-cell>
          <table:table-cell office:value-type="float" office:value="0.1109244828454965" table:formula="of:=[Rotation.J494]" table:style-name="ce1">
            <text:p>0.110924483</text:p>
          </table:table-cell>
          <table:table-cell table:number-columns-repeated="16381"/>
        </table:table-row>
        <table:table-row table:style-name="ro1">
          <table:table-cell office:value-type="float" office:value="-0.44223313844249129" table:formula="of:=[Rotation.H495]" table:style-name="ce1">
            <text:p>-0.442233138</text:p>
          </table:table-cell>
          <table:table-cell office:value-type="float" office:value="0" table:formula="of:=[Rotation.I495]" table:style-name="ce1">
            <text:p>0</text:p>
          </table:table-cell>
          <table:table-cell office:value-type="float" office:value="0.10992752732279706" table:formula="of:=[Rotation.J495]" table:style-name="ce1">
            <text:p>0.109927527</text:p>
          </table:table-cell>
          <table:table-cell table:number-columns-repeated="16381"/>
        </table:table-row>
        <table:table-row table:style-name="ro1">
          <table:table-cell office:value-type="float" office:value="-0.44248570643424062" table:formula="of:=[Rotation.H496]" table:style-name="ce1">
            <text:p>-0.442485706</text:p>
          </table:table-cell>
          <table:table-cell office:value-type="float" office:value="0" table:formula="of:=[Rotation.I496]" table:style-name="ce1">
            <text:p>0</text:p>
          </table:table-cell>
          <table:table-cell office:value-type="float" office:value="0.10890642589577099" table:formula="of:=[Rotation.J496]" table:style-name="ce1">
            <text:p>0.108906426</text:p>
          </table:table-cell>
          <table:table-cell table:number-columns-repeated="16381"/>
        </table:table-row>
        <table:table-row table:style-name="ro1">
          <table:table-cell office:value-type="float" office:value="-0.44274130009097928" table:formula="of:=[Rotation.H497]" table:style-name="ce1">
            <text:p>-0.4427413</text:p>
          </table:table-cell>
          <table:table-cell office:value-type="float" office:value="0" table:formula="of:=[Rotation.I497]" table:style-name="ce1">
            <text:p>0</text:p>
          </table:table-cell>
          <table:table-cell office:value-type="float" office:value="0.10786264966961176" table:formula="of:=[Rotation.J497]" table:style-name="ce1">
            <text:p>0.10786265</text:p>
          </table:table-cell>
          <table:table-cell table:number-columns-repeated="16381"/>
        </table:table-row>
        <table:table-row table:style-name="ro1">
          <table:table-cell office:value-type="float" office:value="-0.44299939843880587" table:formula="of:=[Rotation.H498]" table:style-name="ce1">
            <text:p>-0.442999398</text:p>
          </table:table-cell>
          <table:table-cell office:value-type="float" office:value="0" table:formula="of:=[Rotation.I498]" table:style-name="ce1">
            <text:p>0</text:p>
          </table:table-cell>
          <table:table-cell office:value-type="float" office:value="0.10679767311536395" table:formula="of:=[Rotation.J498]" table:style-name="ce1">
            <text:p>0.106797673</text:p>
          </table:table-cell>
          <table:table-cell table:number-columns-repeated="16381"/>
        </table:table-row>
        <table:table-row table:style-name="ro1">
          <table:table-cell office:value-type="float" office:value="-0.44325949144766008" table:formula="of:=[Rotation.H499]" table:style-name="ce1">
            <text:p>-0.443259491</text:p>
          </table:table-cell>
          <table:table-cell office:value-type="float" office:value="0" table:formula="of:=[Rotation.I499]" table:style-name="ce1">
            <text:p>0</text:p>
          </table:table-cell>
          <table:table-cell office:value-type="float" office:value="0.10571297574830499" table:formula="of:=[Rotation.J499]" table:style-name="ce1">
            <text:p>0.105712976</text:p>
          </table:table-cell>
          <table:table-cell table:number-columns-repeated="16381"/>
        </table:table-row>
        <table:table-row table:style-name="ro1">
          <table:table-cell office:value-type="float" office:value="-0.44352108128931245" table:formula="of:=[Rotation.H500]" table:style-name="ce1">
            <text:p>-0.443521081</text:p>
          </table:table-cell>
          <table:table-cell office:value-type="float" office:value="0" table:formula="of:=[Rotation.I500]" table:style-name="ce1">
            <text:p>0</text:p>
          </table:table-cell>
          <table:table-cell office:value-type="float" office:value="0.10461003991949873" table:formula="of:=[Rotation.J500]" table:style-name="ce1">
            <text:p>0.10461004</text:p>
          </table:table-cell>
          <table:table-cell table:number-columns-repeated="16381"/>
        </table:table-row>
        <table:table-row table:style-name="ro1">
          <table:table-cell office:value-type="float" office:value="-0.44378368315048194" table:formula="of:=[Rotation.H501]" table:style-name="ce1">
            <text:p>-0.443783683</text:p>
          </table:table-cell>
          <table:table-cell office:value-type="float" office:value="0" table:formula="of:=[Rotation.I501]" table:style-name="ce1">
            <text:p>0</text:p>
          </table:table-cell>
          <table:table-cell office:value-type="float" office:value="0.10349035012692062" table:formula="of:=[Rotation.J501]" table:style-name="ce1">
            <text:p>0.10349035</text:p>
          </table:table-cell>
          <table:table-cell table:number-columns-repeated="16381"/>
        </table:table-row>
        <table:table-row table:style-name="ro1">
          <table:table-cell office:value-type="float" office:value="-0.44404682473352181" table:formula="of:=[Rotation.H502]" table:style-name="ce1">
            <text:p>-0.444046825</text:p>
          </table:table-cell>
          <table:table-cell office:value-type="float" office:value="0" table:formula="of:=[Rotation.I502]" table:style-name="ce1">
            <text:p>0</text:p>
          </table:table-cell>
          <table:table-cell office:value-type="float" office:value="0.10235539772809715" table:formula="of:=[Rotation.J502]" table:style-name="ce1">
            <text:p>0.102355398</text:p>
          </table:table-cell>
          <table:table-cell table:number-columns-repeated="16381"/>
        </table:table-row>
        <table:table-row table:style-name="ro1">
          <table:table-cell office:value-type="float" office:value="-0.44431004807505042" table:formula="of:=[Rotation.H503]" table:style-name="ce1">
            <text:p>-0.444310048</text:p>
          </table:table-cell>
          <table:table-cell office:value-type="float" office:value="0" table:formula="of:=[Rotation.I503]" table:style-name="ce1">
            <text:p>0</text:p>
          </table:table-cell>
          <table:table-cell office:value-type="float" office:value="0.10120667556809861" table:formula="of:=[Rotation.J503]" table:style-name="ce1">
            <text:p>0.101206676</text:p>
          </table:table-cell>
          <table:table-cell table:number-columns-repeated="16381"/>
        </table:table-row>
        <table:table-row table:style-name="ro1">
          <table:table-cell office:value-type="float" office:value="-0.44457289731418748" table:formula="of:=[Rotation.H504]" table:style-name="ce1">
            <text:p>-0.444572897</text:p>
          </table:table-cell>
          <table:table-cell office:value-type="float" office:value="0" table:formula="of:=[Rotation.I504]" table:style-name="ce1">
            <text:p>0</text:p>
          </table:table-cell>
          <table:table-cell office:value-type="float" office:value="0.10004573441016328" table:formula="of:=[Rotation.J504]" table:style-name="ce1">
            <text:p>0.100045734</text:p>
          </table:table-cell>
          <table:table-cell table:number-columns-repeated="16381"/>
        </table:table-row>
        <table:table-row table:style-name="ro1">
          <table:table-cell office:value-type="float" office:value="-0.44483488400482685" table:formula="of:=[Rotation.H505]" table:style-name="ce1">
            <text:p>-0.444834884</text:p>
          </table:table-cell>
          <table:table-cell office:value-type="float" office:value="0" table:formula="of:=[Rotation.I505]" table:style-name="ce1">
            <text:p>0</text:p>
          </table:table-cell>
          <table:table-cell office:value-type="float" office:value="9.8874344358950164E-2" table:formula="of:=[Rotation.J505]" table:style-name="ce1">
            <text:p>0.098874344</text:p>
          </table:table-cell>
          <table:table-cell table:number-columns-repeated="16381"/>
        </table:table-row>
        <table:table-row table:style-name="ro1">
          <table:table-cell office:value-type="float" office:value="-0.4450955259607543" table:formula="of:=[Rotation.H506]" table:style-name="ce1">
            <text:p>-0.445095526</text:p>
          </table:table-cell>
          <table:table-cell office:value-type="float" office:value="0" table:formula="of:=[Rotation.I506]" table:style-name="ce1">
            <text:p>0</text:p>
          </table:table-cell>
          <table:table-cell office:value-type="float" office:value="9.7694333355212937E-2" table:formula="of:=[Rotation.J506]" table:style-name="ce1">
            <text:p>0.097694333</text:p>
          </table:table-cell>
          <table:table-cell table:number-columns-repeated="16381"/>
        </table:table-row>
        <table:table-row table:style-name="ro1">
          <table:table-cell office:value-type="float" office:value="-0.44535435992205985" table:formula="of:=[Rotation.H507]" table:style-name="ce1">
            <text:p>-0.44535436</text:p>
          </table:table-cell>
          <table:table-cell office:value-type="float" office:value="0" table:formula="of:=[Rotation.I507]" table:style-name="ce1">
            <text:p>0</text:p>
          </table:table-cell>
          <table:table-cell office:value-type="float" office:value="9.6507533894574227E-2" table:formula="of:=[Rotation.J507]" table:style-name="ce1">
            <text:p>0.096507534</text:p>
          </table:table-cell>
          <table:table-cell table:number-columns-repeated="16381"/>
        </table:table-row>
        <table:table-row table:style-name="ro1">
          <table:table-cell office:value-type="float" office:value="-0.44561094180691202" table:formula="of:=[Rotation.H508]" table:style-name="ce1">
            <text:p>-0.445610942</text:p>
          </table:table-cell>
          <table:table-cell office:value-type="float" office:value="0" table:formula="of:=[Rotation.I508]" table:style-name="ce1">
            <text:p>0</text:p>
          </table:table-cell>
          <table:table-cell office:value-type="float" office:value="9.5315783278305241E-2" table:formula="of:=[Rotation.J508]" table:style-name="ce1">
            <text:p>0.095315783</text:p>
          </table:table-cell>
          <table:table-cell table:number-columns-repeated="16381"/>
        </table:table-row>
        <table:table-row table:style-name="ro1">
          <table:table-cell office:value-type="float" office:value="-0.44586484712271285" table:formula="of:=[Rotation.H509]" table:style-name="ce1">
            <text:p>-0.445864847</text:p>
          </table:table-cell>
          <table:table-cell office:value-type="float" office:value="0" table:formula="of:=[Rotation.I509]" table:style-name="ce1">
            <text:p>0</text:p>
          </table:table-cell>
          <table:table-cell office:value-type="float" office:value="9.4120922754932335E-2" table:formula="of:=[Rotation.J509]" table:style-name="ce1">
            <text:p>0.094120923</text:p>
          </table:table-cell>
          <table:table-cell table:number-columns-repeated="16381"/>
        </table:table-row>
        <table:table-row table:style-name="ro1">
          <table:table-cell office:value-type="float" office:value="-0.44611567094010146" table:formula="of:=[Rotation.H510]" table:style-name="ce1">
            <text:p>-0.446115671</text:p>
          </table:table-cell>
          <table:table-cell office:value-type="float" office:value="0" table:formula="of:=[Rotation.I510]" table:style-name="ce1">
            <text:p>0</text:p>
          </table:table-cell>
          <table:table-cell office:value-type="float" office:value="9.2924798313814283E-2" table:formula="of:=[Rotation.J510]" table:style-name="ce1">
            <text:p>0.092924798</text:p>
          </table:table-cell>
          <table:table-cell table:number-columns-repeated="16381"/>
        </table:table-row>
        <table:table-row table:style-name="ro1">
          <table:table-cell office:value-type="float" office:value="-0.44636302812527073" table:formula="of:=[Rotation.H511]" table:style-name="ce1">
            <text:p>-0.446363028</text:p>
          </table:table-cell>
          <table:table-cell office:value-type="float" office:value="0" table:formula="of:=[Rotation.I511]" table:style-name="ce1">
            <text:p>0</text:p>
          </table:table-cell>
          <table:table-cell office:value-type="float" office:value="9.1729259905652491E-2" table:formula="of:=[Rotation.J511]" table:style-name="ce1">
            <text:p>0.09172926</text:p>
          </table:table-cell>
          <table:table-cell table:number-columns-repeated="16381"/>
        </table:table-row>
        <table:table-row table:style-name="ro1">
          <table:table-cell office:value-type="float" office:value="-0.44660655330334492" table:formula="of:=[Rotation.H512]" table:style-name="ce1">
            <text:p>-0.446606553</text:p>
          </table:table-cell>
          <table:table-cell office:value-type="float" office:value="0" table:formula="of:=[Rotation.I512]" table:style-name="ce1">
            <text:p>0</text:p>
          </table:table-cell>
          <table:table-cell office:value-type="float" office:value="9.0536161540605203E-2" table:formula="of:=[Rotation.J512]" table:style-name="ce1">
            <text:p>0.090536162</text:p>
          </table:table-cell>
          <table:table-cell table:number-columns-repeated="16381"/>
        </table:table-row>
        <table:table-row table:style-name="ro1">
          <table:table-cell office:value-type="float" office:value="-0.44684590077981823" table:formula="of:=[Rotation.H513]" table:style-name="ce1">
            <text:p>-0.446845901</text:p>
          </table:table-cell>
          <table:table-cell office:value-type="float" office:value="0" table:formula="of:=[Rotation.I513]" table:style-name="ce1">
            <text:p>0</text:p>
          </table:table-cell>
          <table:table-cell office:value-type="float" office:value="8.9347361216058616E-2" table:formula="of:=[Rotation.J513]" table:style-name="ce1">
            <text:p>0.089347361</text:p>
          </table:table-cell>
          <table:table-cell table:number-columns-repeated="16381"/>
        </table:table-row>
        <table:table-row table:style-name="ro1">
          <table:table-cell office:value-type="float" office:value="-0.44708074442454243" table:formula="of:=[Rotation.H514]" table:style-name="ce1">
            <text:p>-0.447080744</text:p>
          </table:table-cell>
          <table:table-cell office:value-type="float" office:value="0" table:formula="of:=[Rotation.I514]" table:style-name="ce1">
            <text:p>0</text:p>
          </table:table-cell>
          <table:table-cell office:value-type="float" office:value="8.8164720635847169E-2" table:formula="of:=[Rotation.J514]" table:style-name="ce1">
            <text:p>0.088164721</text:p>
          </table:table-cell>
          <table:table-cell table:number-columns-repeated="16381"/>
        </table:table-row>
        <table:table-row table:style-name="ro1">
          <table:table-cell office:value-type="float" office:value="-0.44731077744606168" table:formula="of:=[Rotation.H515]" table:style-name="ce1">
            <text:p>-0.447310777</text:p>
          </table:table-cell>
          <table:table-cell office:value-type="float" office:value="0" table:formula="of:=[Rotation.I515]" table:style-name="ce1">
            <text:p>0</text:p>
          </table:table-cell>
          <table:table-cell office:value-type="float" office:value="8.6990105072932922E-2" table:formula="of:=[Rotation.J515]" table:style-name="ce1">
            <text:p>0.086990105</text:p>
          </table:table-cell>
          <table:table-cell table:number-columns-repeated="16381"/>
        </table:table-row>
        <table:table-row table:style-name="ro1">
          <table:table-cell office:value-type="float" office:value="-0.44753571208140985" table:formula="of:=[Rotation.H516]" table:style-name="ce1">
            <text:p>-0.447535712</text:p>
          </table:table-cell>
          <table:table-cell office:value-type="float" office:value="0" table:formula="of:=[Rotation.I516]" table:style-name="ce1">
            <text:p>0</text:p>
          </table:table-cell>
          <table:table-cell office:value-type="float" office:value="8.5825383260347055E-2" table:formula="of:=[Rotation.J516]" table:style-name="ce1">
            <text:p>0.085825383</text:p>
          </table:table-cell>
          <table:table-cell table:number-columns-repeated="16381"/>
        </table:table-row>
        <table:table-row table:style-name="ro1">
          <table:table-cell office:value-type="float" office:value="-0.44775527931267201" table:formula="of:=[Rotation.H517]" table:style-name="ce1">
            <text:p>-0.447755279</text:p>
          </table:table-cell>
          <table:table-cell office:value-type="float" office:value="0" table:formula="of:=[Rotation.I517]" table:style-name="ce1">
            <text:p>0</text:p>
          </table:table-cell>
          <table:table-cell office:value-type="float" office:value="8.467242672577098E-2" table:formula="of:=[Rotation.J517]" table:style-name="ce1">
            <text:p>0.084672427</text:p>
          </table:table-cell>
          <table:table-cell table:number-columns-repeated="16381"/>
        </table:table-row>
        <table:table-row table:style-name="ro1">
          <table:table-cell office:value-type="float" office:value="-0.44796922811919881" table:formula="of:=[Rotation.H518]" table:style-name="ce1">
            <text:p>-0.447969228</text:p>
          </table:table-cell>
          <table:table-cell office:value-type="float" office:value="0" table:formula="of:=[Rotation.I518]" table:style-name="ce1">
            <text:p>0</text:p>
          </table:table-cell>
          <table:table-cell office:value-type="float" office:value="8.3533111149347125E-2" table:formula="of:=[Rotation.J518]" table:style-name="ce1">
            <text:p>0.083533111</text:p>
          </table:table-cell>
          <table:table-cell table:number-columns-repeated="16381"/>
        </table:table-row>
        <table:table-row table:style-name="ro1">
          <table:table-cell office:value-type="float" office:value="-0.44817732550950518" table:formula="of:=[Rotation.H519]" table:style-name="ce1">
            <text:p>-0.448177326</text:p>
          </table:table-cell>
          <table:table-cell office:value-type="float" office:value="0" table:formula="of:=[Rotation.I519]" table:style-name="ce1">
            <text:p>0</text:p>
          </table:table-cell>
          <table:table-cell office:value-type="float" office:value="8.2409313182109534E-2" table:formula="of:=[Rotation.J519]" table:style-name="ce1">
            <text:p>0.082409313</text:p>
          </table:table-cell>
          <table:table-cell table:number-columns-repeated="16381"/>
        </table:table-row>
        <table:table-row table:style-name="ro1">
          <table:table-cell office:value-type="float" office:value="-0.44837935523809452" table:formula="of:=[Rotation.H520]" table:style-name="ce1">
            <text:p>-0.448379355</text:p>
          </table:table-cell>
          <table:table-cell office:value-type="float" office:value="0" table:formula="of:=[Rotation.I520]" table:style-name="ce1">
            <text:p>0</text:p>
          </table:table-cell>
          <table:table-cell office:value-type="float" office:value="8.1302913823986786E-2" table:formula="of:=[Rotation.J520]" table:style-name="ce1">
            <text:p>0.081302914</text:p>
          </table:table-cell>
          <table:table-cell table:number-columns-repeated="16381"/>
        </table:table-row>
        <table:table-row table:style-name="ro1">
          <table:table-cell office:value-type="float" office:value="-0.44857511788320786" table:formula="of:=[Rotation.H521]" table:style-name="ce1">
            <text:p>-0.448575118</text:p>
          </table:table-cell>
          <table:table-cell office:value-type="float" office:value="0" table:formula="of:=[Rotation.I521]" table:style-name="ce1">
            <text:p>0</text:p>
          </table:table-cell>
          <table:table-cell office:value-type="float" office:value="8.021579405619679E-2" table:formula="of:=[Rotation.J521]" table:style-name="ce1">
            <text:p>0.080215794</text:p>
          </table:table-cell>
          <table:table-cell table:number-columns-repeated="16381"/>
        </table:table-row>
        <table:table-row table:style-name="ro1">
          <table:table-cell office:value-type="float" office:value="-0.44876442894824797" table:formula="of:=[Rotation.H522]" table:style-name="ce1">
            <text:p>-0.448764429</text:p>
          </table:table-cell>
          <table:table-cell office:value-type="float" office:value="0" table:formula="of:=[Rotation.I522]" table:style-name="ce1">
            <text:p>0</text:p>
          </table:table-cell>
          <table:table-cell office:value-type="float" office:value="7.9149840876358707E-2" table:formula="of:=[Rotation.J522]" table:style-name="ce1">
            <text:p>0.079149841</text:p>
          </table:table-cell>
          <table:table-cell table:number-columns-repeated="16381"/>
        </table:table-row>
        <table:table-row table:style-name="ro1">
          <table:table-cell office:value-type="float" office:value="-0.44894711956367667" table:formula="of:=[Rotation.H523]" table:style-name="ce1">
            <text:p>-0.44894712</text:p>
          </table:table-cell>
          <table:table-cell office:value-type="float" office:value="0" table:formula="of:=[Rotation.I523]" table:style-name="ce1">
            <text:p>0</text:p>
          </table:table-cell>
          <table:table-cell office:value-type="float" office:value="7.8106938459254691E-2" table:formula="of:=[Rotation.J523]" table:style-name="ce1">
            <text:p>0.078106938</text:p>
          </table:table-cell>
          <table:table-cell table:number-columns-repeated="16381"/>
        </table:table-row>
        <table:table-row table:style-name="ro1">
          <table:table-cell office:value-type="float" office:value="-0.449123034164229" table:formula="of:=[Rotation.H524]" table:style-name="ce1">
            <text:p>-0.449123034</text:p>
          </table:table-cell>
          <table:table-cell office:value-type="float" office:value="0" table:formula="of:=[Rotation.I524]" table:style-name="ce1">
            <text:p>0</text:p>
          </table:table-cell>
          <table:table-cell office:value-type="float" office:value="7.708897575604956E-2" table:formula="of:=[Rotation.J524]" table:style-name="ce1">
            <text:p>0.077088976</text:p>
          </table:table-cell>
          <table:table-cell table:number-columns-repeated="16381"/>
        </table:table-row>
        <table:table-row table:style-name="ro1">
          <table:table-cell office:value-type="float" office:value="-0.44929207215701999" table:formula="of:=[Rotation.H525]" table:style-name="ce1">
            <text:p>-0.449292072</text:p>
          </table:table-cell>
          <table:table-cell office:value-type="float" office:value="0" table:formula="of:=[Rotation.I525]" table:style-name="ce1">
            <text:p>0</text:p>
          </table:table-cell>
          <table:table-cell office:value-type="float" office:value="7.6097594553646078E-2" table:formula="of:=[Rotation.J525]" table:style-name="ce1">
            <text:p>0.076097595</text:p>
          </table:table-cell>
          <table:table-cell table:number-columns-repeated="16381"/>
        </table:table-row>
        <table:table-row table:style-name="ro1">
          <table:table-cell office:value-type="float" office:value="-0.44945425656251786" table:formula="of:=[Rotation.H526]" table:style-name="ce1">
            <text:p>-0.449454257</text:p>
          </table:table-cell>
          <table:table-cell office:value-type="float" office:value="0" table:formula="of:=[Rotation.I526]" table:style-name="ce1">
            <text:p>0</text:p>
          </table:table-cell>
          <table:table-cell office:value-type="float" office:value="7.5133755781501554E-2" table:formula="of:=[Rotation.J526]" table:style-name="ce1">
            <text:p>0.075133756</text:p>
          </table:table-cell>
          <table:table-cell table:number-columns-repeated="16381"/>
        </table:table-row>
        <table:table-row table:style-name="ro1">
          <table:table-cell office:value-type="float" office:value="-0.44960963256451858" table:formula="of:=[Rotation.H527]" table:style-name="ce1">
            <text:p>-0.449609633</text:p>
          </table:table-cell>
          <table:table-cell office:value-type="float" office:value="0" table:formula="of:=[Rotation.I527]" table:style-name="ce1">
            <text:p>0</text:p>
          </table:table-cell>
          <table:table-cell office:value-type="float" office:value="7.4198303924002285E-2" table:formula="of:=[Rotation.J527]" table:style-name="ce1">
            <text:p>0.074198304</text:p>
          </table:table-cell>
          <table:table-cell table:number-columns-repeated="16381"/>
        </table:table-row>
        <table:table-row table:style-name="ro1">
          <table:table-cell office:value-type="float" office:value="-0.44975824694621119" table:formula="of:=[Rotation.H528]" table:style-name="ce1">
            <text:p>-0.449758247</text:p>
          </table:table-cell>
          <table:table-cell office:value-type="float" office:value="0" table:formula="of:=[Rotation.I528]" table:style-name="ce1">
            <text:p>0</text:p>
          </table:table-cell>
          <table:table-cell office:value-type="float" office:value="7.3292082136277747E-2" table:formula="of:=[Rotation.J528]" table:style-name="ce1">
            <text:p>0.073292082</text:p>
          </table:table-cell>
          <table:table-cell table:number-columns-repeated="16381"/>
        </table:table-row>
        <table:table-row table:style-name="ro1">
          <table:table-cell office:value-type="float" office:value="-0.44990014742483986" table:formula="of:=[Rotation.H529]" table:style-name="ce1">
            <text:p>-0.449900147</text:p>
          </table:table-cell>
          <table:table-cell office:value-type="float" office:value="0" table:formula="of:=[Rotation.I529]" table:style-name="ce1">
            <text:p>0</text:p>
          </table:table-cell>
          <table:table-cell office:value-type="float" office:value="7.2415932964419755E-2" table:formula="of:=[Rotation.J529]" table:style-name="ce1">
            <text:p>0.072415933</text:p>
          </table:table-cell>
          <table:table-cell table:number-columns-repeated="16381"/>
        </table:table-row>
        <table:table-row table:style-name="ro1">
          <table:table-cell office:value-type="float" office:value="-0.4500353821058159" table:formula="of:=[Rotation.H530]" table:style-name="ce1">
            <text:p>-0.450035382</text:p>
          </table:table-cell>
          <table:table-cell office:value-type="float" office:value="0" table:formula="of:=[Rotation.I530]" table:style-name="ce1">
            <text:p>0</text:p>
          </table:table-cell>
          <table:table-cell office:value-type="float" office:value="7.1570698284090212E-2" table:formula="of:=[Rotation.J530]" table:style-name="ce1">
            <text:p>0.071570698</text:p>
          </table:table-cell>
          <table:table-cell table:number-columns-repeated="16381"/>
        </table:table-row>
        <table:table-row table:style-name="ro1">
          <table:table-cell office:value-type="float" office:value="-0.45016399892178249" table:formula="of:=[Rotation.H531]" table:style-name="ce1">
            <text:p>-0.450163999</text:p>
          </table:table-cell>
          <table:table-cell office:value-type="float" office:value="0" table:formula="of:=[Rotation.I531]" table:style-name="ce1">
            <text:p>0</text:p>
          </table:table-cell>
          <table:table-cell office:value-type="float" office:value="7.075721924121528E-2" table:formula="of:=[Rotation.J531]" table:style-name="ce1">
            <text:p>0.070757219</text:p>
          </table:table-cell>
          <table:table-cell table:number-columns-repeated="16381"/>
        </table:table-row>
        <table:table-row table:style-name="ro1">
          <table:table-cell office:value-type="float" office:value="-0.45028604493454649" table:formula="of:=[Rotation.H532]" table:style-name="ce1">
            <text:p>-0.450286045</text:p>
          </table:table-cell>
          <table:table-cell office:value-type="float" office:value="0" table:formula="of:=[Rotation.I532]" table:style-name="ce1">
            <text:p>0</text:p>
          </table:table-cell>
          <table:table-cell office:value-type="float" office:value="6.9976336980464848E-2" table:formula="of:=[Rotation.J532]" table:style-name="ce1">
            <text:p>0.069976337</text:p>
          </table:table-cell>
          <table:table-cell table:number-columns-repeated="16381"/>
        </table:table-row>
        <table:table-row table:style-name="ro1">
          <table:table-cell office:value-type="float" office:value="-0.4504015661131931" table:formula="of:=[Rotation.H533]" table:style-name="ce1">
            <text:p>-0.450401566</text:p>
          </table:table-cell>
          <table:table-cell office:value-type="float" office:value="0" table:formula="of:=[Rotation.I533]" table:style-name="ce1">
            <text:p>0</text:p>
          </table:table-cell>
          <table:table-cell office:value-type="float" office:value="6.9228890232206852E-2" table:formula="of:=[Rotation.J533]" table:style-name="ce1">
            <text:p>0.06922889</text:p>
          </table:table-cell>
          <table:table-cell table:number-columns-repeated="16381"/>
        </table:table-row>
        <table:table-row table:style-name="ro1">
          <table:table-cell office:value-type="float" office:value="-0.4505106062369168" table:formula="of:=[Rotation.H534]" table:style-name="ce1">
            <text:p>-0.450510606</text:p>
          </table:table-cell>
          <table:table-cell office:value-type="float" office:value="0" table:formula="of:=[Rotation.I534]" table:style-name="ce1">
            <text:p>0</text:p>
          </table:table-cell>
          <table:table-cell office:value-type="float" office:value="6.8515718401296097E-2" table:formula="of:=[Rotation.J534]" table:style-name="ce1">
            <text:p>0.068515718</text:p>
          </table:table-cell>
          <table:table-cell table:number-columns-repeated="16381"/>
        </table:table-row>
        <table:table-row table:style-name="ro1">
          <table:table-cell office:value-type="float" office:value="-0.45061320664200299" table:formula="of:=[Rotation.H535]" table:style-name="ce1">
            <text:p>-0.450613207</text:p>
          </table:table-cell>
          <table:table-cell office:value-type="float" office:value="0" table:formula="of:=[Rotation.I535]" table:style-name="ce1">
            <text:p>0</text:p>
          </table:table-cell>
          <table:table-cell office:value-type="float" office:value="6.7837659156338256E-2" table:formula="of:=[Rotation.J535]" table:style-name="ce1">
            <text:p>0.067837659</text:p>
          </table:table-cell>
          <table:table-cell table:number-columns-repeated="16381"/>
        </table:table-row>
        <table:table-row table:style-name="ro1">
          <table:table-cell office:value-type="float" office:value="-0.45070940546286681" table:formula="of:=[Rotation.H536]" table:style-name="ce1">
            <text:p>-0.450709405</text:p>
          </table:table-cell>
          <table:table-cell office:value-type="float" office:value="0" table:formula="of:=[Rotation.I536]" table:style-name="ce1">
            <text:p>0</text:p>
          </table:table-cell>
          <table:table-cell office:value-type="float" office:value="6.7195549162940085E-2" table:formula="of:=[Rotation.J536]" table:style-name="ce1">
            <text:p>0.067195549</text:p>
          </table:table-cell>
          <table:table-cell table:number-columns-repeated="16381"/>
        </table:table-row>
        <table:table-row table:style-name="ro1">
          <table:table-cell office:value-type="float" office:value="-0.45079923698183499" table:formula="of:=[Rotation.H537]" table:style-name="ce1">
            <text:p>-0.450799237</text:p>
          </table:table-cell>
          <table:table-cell office:value-type="float" office:value="0" table:formula="of:=[Rotation.I537]" table:style-name="ce1">
            <text:p>0</text:p>
          </table:table-cell>
          <table:table-cell office:value-type="float" office:value="6.6590224031725154E-2" table:formula="of:=[Rotation.J537]" table:style-name="ce1">
            <text:p>0.066590224</text:p>
          </table:table-cell>
          <table:table-cell table:number-columns-repeated="16381"/>
        </table:table-row>
        <table:table-row table:style-name="ro1">
          <table:table-cell office:value-type="float" office:value="-0.4508827308489971" table:formula="of:=[Rotation.H538]" table:style-name="ce1">
            <text:p>-0.450882731</text:p>
          </table:table-cell>
          <table:table-cell office:value-type="float" office:value="0" table:formula="of:=[Rotation.I538]" table:style-name="ce1">
            <text:p>0</text:p>
          </table:table-cell>
          <table:table-cell office:value-type="float" office:value="6.6022519053356349E-2" table:formula="of:=[Rotation.J538]" table:style-name="ce1">
            <text:p>0.066022519</text:p>
          </table:table-cell>
          <table:table-cell table:number-columns-repeated="16381"/>
        </table:table-row>
        <table:table-row table:style-name="ro1">
          <table:table-cell office:value-type="float" office:value="-0.45095991175018413" table:formula="of:=[Rotation.H539]" table:style-name="ce1">
            <text:p>-0.450959912</text:p>
          </table:table-cell>
          <table:table-cell office:value-type="float" office:value="0" table:formula="of:=[Rotation.I539]" table:style-name="ce1">
            <text:p>0</text:p>
          </table:table-cell>
          <table:table-cell office:value-type="float" office:value="6.5493266785725021E-2" table:formula="of:=[Rotation.J539]" table:style-name="ce1">
            <text:p>0.065493267</text:p>
          </table:table-cell>
          <table:table-cell table:number-columns-repeated="16381"/>
        </table:table-row>
        <table:table-row table:style-name="ro1">
          <table:table-cell office:value-type="float" office:value="-0.45103079824977121" table:formula="of:=[Rotation.H540]" table:style-name="ce1">
            <text:p>-0.451030798</text:p>
          </table:table-cell>
          <table:table-cell office:value-type="float" office:value="0" table:formula="of:=[Rotation.I540]" table:style-name="ce1">
            <text:p>0</text:p>
          </table:table-cell>
          <table:table-cell office:value-type="float" office:value="6.5003300148332555E-2" table:formula="of:=[Rotation.J540]" table:style-name="ce1">
            <text:p>0.0650033</text:p>
          </table:table-cell>
          <table:table-cell table:number-columns-repeated="16381"/>
        </table:table-row>
        <table:table-row table:style-name="ro1">
          <table:table-cell office:value-type="float" office:value="-0.45109540242853347" table:formula="of:=[Rotation.H541]" table:style-name="ce1">
            <text:p>-0.451095402</text:p>
          </table:table-cell>
          <table:table-cell office:value-type="float" office:value="0" table:formula="of:=[Rotation.I541]" table:style-name="ce1">
            <text:p>0</text:p>
          </table:table-cell>
          <table:table-cell office:value-type="float" office:value="6.4553450007257068E-2" table:formula="of:=[Rotation.J541]" table:style-name="ce1">
            <text:p>0.06455345</text:p>
          </table:table-cell>
          <table:table-cell table:number-columns-repeated="16381"/>
        </table:table-row>
        <table:table-row table:style-name="ro1">
          <table:table-cell office:value-type="float" office:value="-0.45115372904425588" table:formula="of:=[Rotation.H542]" table:style-name="ce1">
            <text:p>-0.451153729</text:p>
          </table:table-cell>
          <table:table-cell office:value-type="float" office:value="0" table:formula="of:=[Rotation.I542]" table:style-name="ce1">
            <text:p>0</text:p>
          </table:table-cell>
          <table:table-cell office:value-type="float" office:value="6.4144545905806594E-2" table:formula="of:=[Rotation.J542]" table:style-name="ce1">
            <text:p>0.064144546</text:p>
          </table:table-cell>
          <table:table-cell table:number-columns-repeated="16381"/>
        </table:table-row>
        <table:table-row table:style-name="ro1">
          <table:table-cell office:value-type="float" office:value="-0.45120577479415586" table:formula="of:=[Rotation.H543]" table:style-name="ce1">
            <text:p>-0.451205775</text:p>
          </table:table-cell>
          <table:table-cell office:value-type="float" office:value="0" table:formula="of:=[Rotation.I543]" table:style-name="ce1">
            <text:p>0</text:p>
          </table:table-cell>
          <table:table-cell office:value-type="float" office:value="6.3777416006024434E-2" table:formula="of:=[Rotation.J543]" table:style-name="ce1">
            <text:p>0.063777416</text:p>
          </table:table-cell>
          <table:table-cell table:number-columns-repeated="16381"/>
        </table:table-row>
        <table:table-row table:style-name="ro1">
          <table:table-cell office:value-type="float" office:value="-0.45125152745221647" table:formula="of:=[Rotation.H544]" table:style-name="ce1">
            <text:p>-0.451251527</text:p>
          </table:table-cell>
          <table:table-cell office:value-type="float" office:value="0" table:formula="of:=[Rotation.I544]" table:style-name="ce1">
            <text:p>0</text:p>
          </table:table-cell>
          <table:table-cell office:value-type="float" office:value="6.3452887814831133E-2" table:formula="of:=[Rotation.J544]" table:style-name="ce1">
            <text:p>0.063452888</text:p>
          </table:table-cell>
          <table:table-cell table:number-columns-repeated="16381"/>
        </table:table-row>
        <table:table-row table:style-name="ro1">
          <table:table-cell office:value-type="float" office:value="-0.45129096576697797" table:formula="of:=[Rotation.H545]" table:style-name="ce1">
            <text:p>-0.451290966</text:p>
          </table:table-cell>
          <table:table-cell office:value-type="float" office:value="0" table:formula="of:=[Rotation.I545]" table:style-name="ce1">
            <text:p>0</text:p>
          </table:table-cell>
          <table:table-cell office:value-type="float" office:value="6.3171783393444536E-2" table:formula="of:=[Rotation.J545]" table:style-name="ce1">
            <text:p>0.063171783</text:p>
          </table:table-cell>
          <table:table-cell table:number-columns-repeated="16381"/>
        </table:table-row>
        <table:table-row table:style-name="ro1">
          <table:table-cell office:value-type="float" office:value="-0.45132409986074673" table:formula="of:=[Rotation.H546]" table:style-name="ce1">
            <text:p>-0.4513241</text:p>
          </table:table-cell>
          <table:table-cell office:value-type="float" office:value="0" table:formula="of:=[Rotation.I546]" table:style-name="ce1">
            <text:p>0</text:p>
          </table:table-cell>
          <table:table-cell office:value-type="float" office:value="6.2934623895648217E-2" table:formula="of:=[Rotation.J546]" table:style-name="ce1">
            <text:p>0.062934624</text:p>
          </table:table-cell>
          <table:table-cell table:number-columns-repeated="16381"/>
        </table:table-row>
        <table:table-row table:style-name="ro1">
          <table:table-cell office:value-type="float" office:value="-0.45135100922183846" table:formula="of:=[Rotation.H547]" table:style-name="ce1">
            <text:p>-0.451351009</text:p>
          </table:table-cell>
          <table:table-cell office:value-type="float" office:value="0" table:formula="of:=[Rotation.I547]" table:style-name="ce1">
            <text:p>0</text:p>
          </table:table-cell>
          <table:table-cell office:value-type="float" office:value="6.2741345813011593E-2" table:formula="of:=[Rotation.J547]" table:style-name="ce1">
            <text:p>0.062741346</text:p>
          </table:table-cell>
          <table:table-cell table:number-columns-repeated="16381"/>
        </table:table-row>
        <table:table-row table:style-name="ro1">
          <table:table-cell office:value-type="float" office:value="-0.45137177012204588" table:formula="of:=[Rotation.H548]" table:style-name="ce1">
            <text:p>-0.45137177</text:p>
          </table:table-cell>
          <table:table-cell office:value-type="float" office:value="0" table:formula="of:=[Rotation.I548]" table:style-name="ce1">
            <text:p>0</text:p>
          </table:table-cell>
          <table:table-cell office:value-type="float" office:value="6.2591813657146597E-2" table:formula="of:=[Rotation.J548]" table:style-name="ce1">
            <text:p>0.062591814</text:p>
          </table:table-cell>
          <table:table-cell table:number-columns-repeated="16381"/>
        </table:table-row>
        <table:table-row table:style-name="ro1">
          <table:table-cell office:value-type="float" office:value="-0.45138644535025846" table:formula="of:=[Rotation.H549]" table:style-name="ce1">
            <text:p>-0.451386445</text:p>
          </table:table-cell>
          <table:table-cell office:value-type="float" office:value="0" table:formula="of:=[Rotation.I549]" table:style-name="ce1">
            <text:p>0</text:p>
          </table:table-cell>
          <table:table-cell office:value-type="float" office:value="6.2485894040640408E-2" table:formula="of:=[Rotation.J549]" table:style-name="ce1">
            <text:p>0.062485894</text:p>
          </table:table-cell>
          <table:table-cell table:number-columns-repeated="16381"/>
        </table:table-row>
        <table:table-row table:style-name="ro1">
          <table:table-cell office:value-type="float" office:value="-0.45139508522258492" table:formula="of:=[Rotation.H550]" table:style-name="ce1">
            <text:p>-0.451395085</text:p>
          </table:table-cell>
          <table:table-cell office:value-type="float" office:value="0" table:formula="of:=[Rotation.I550]" table:style-name="ce1">
            <text:p>0</text:p>
          </table:table-cell>
          <table:table-cell office:value-type="float" office:value="6.2423449415226026E-2" table:formula="of:=[Rotation.J550]" table:style-name="ce1">
            <text:p>0.062423449</text:p>
          </table:table-cell>
          <table:table-cell table:number-columns-repeated="16381"/>
        </table:table-row>
        <table:table-row table:style-name="ro1">
          <table:table-cell office:value-type="float" office:value="-0.45139772727865007" table:formula="of:=[Rotation.H551]" table:style-name="ce1">
            <text:p>-0.451397727</text:p>
          </table:table-cell>
          <table:table-cell office:value-type="float" office:value="0" table:formula="of:=[Rotation.I551]" table:style-name="ce1">
            <text:p>0</text:p>
          </table:table-cell>
          <table:table-cell office:value-type="float" office:value="6.240434125659397E-2" table:formula="of:=[Rotation.J551]" table:style-name="ce1">
            <text:p>0.062404341</text:p>
          </table:table-cell>
          <table:table-cell table:number-columns-repeated="16381"/>
        </table:table-row>
        <table:table-row table:style-name="ro1">
          <table:table-cell office:value-type="float" office:value="-0.45139439663445924" table:formula="of:=[Rotation.H552]" table:style-name="ce1">
            <text:p>-0.451394397</text:p>
          </table:table-cell>
          <table:table-cell office:value-type="float" office:value="0" table:formula="of:=[Rotation.I552]" table:style-name="ce1">
            <text:p>0</text:p>
          </table:table-cell>
          <table:table-cell office:value-type="float" office:value="6.2428428516281886E-2" table:formula="of:=[Rotation.J552]" table:style-name="ce1">
            <text:p>0.062428429</text:p>
          </table:table-cell>
          <table:table-cell table:number-columns-repeated="16381"/>
        </table:table-row>
        <table:table-row table:style-name="ro1">
          <table:table-cell office:value-type="float" office:value="-0.45138510589963626" table:formula="of:=[Rotation.H553]" table:style-name="ce1">
            <text:p>-0.451385106</text:p>
          </table:table-cell>
          <table:table-cell office:value-type="float" office:value="0" table:formula="of:=[Rotation.I553]" table:style-name="ce1">
            <text:p>0</text:p>
          </table:table-cell>
          <table:table-cell office:value-type="float" office:value="6.2495569218738632E-2" table:formula="of:=[Rotation.J553]" table:style-name="ce1">
            <text:p>0.062495569</text:p>
          </table:table-cell>
          <table:table-cell table:number-columns-repeated="16381"/>
        </table:table-row>
        <table:table-row table:style-name="ro1">
          <table:table-cell office:value-type="float" office:value="-0.45136985553093034" table:formula="of:=[Rotation.H554]" table:style-name="ce1">
            <text:p>-0.451369856</text:p>
          </table:table-cell>
          <table:table-cell office:value-type="float" office:value="0" table:formula="of:=[Rotation.I554]" table:style-name="ce1">
            <text:p>0</text:p>
          </table:table-cell>
          <table:table-cell office:value-type="float" office:value="6.26056189010787E-2" table:formula="of:=[Rotation.J554]" table:style-name="ce1">
            <text:p>0.062605619</text:p>
          </table:table-cell>
          <table:table-cell table:number-columns-repeated="16381"/>
        </table:table-row>
        <table:table-row table:style-name="ro1">
          <table:table-cell office:value-type="float" office:value="-0.45134863364049077" table:formula="of:=[Rotation.H555]" table:style-name="ce1">
            <text:p>-0.451348634</text:p>
          </table:table-cell>
          <table:table-cell office:value-type="float" office:value="0" table:formula="of:=[Rotation.I555]" table:style-name="ce1">
            <text:p>0</text:p>
          </table:table-cell>
          <table:table-cell office:value-type="float" office:value="6.275843298603033E-2" table:formula="of:=[Rotation.J555]" table:style-name="ce1">
            <text:p>0.062758433</text:p>
          </table:table-cell>
          <table:table-cell table:number-columns-repeated="16381"/>
        </table:table-row>
        <table:table-row table:style-name="ro1">
          <table:table-cell office:value-type="float" office:value="-0.45132141645872115" table:formula="of:=[Rotation.H556]" table:style-name="ce1">
            <text:p>-0.451321416</text:p>
          </table:table-cell>
          <table:table-cell office:value-type="float" office:value="0" table:formula="of:=[Rotation.I556]" table:style-name="ce1">
            <text:p>0</text:p>
          </table:table-cell>
          <table:table-cell office:value-type="float" office:value="6.295386442223877E-2" table:formula="of:=[Rotation.J556]" table:style-name="ce1">
            <text:p>0.062953864</text:p>
          </table:table-cell>
          <table:table-cell table:number-columns-repeated="16381"/>
        </table:table-row>
        <table:table-row table:style-name="ro1">
          <table:table-cell office:value-type="float" office:value="-0.45128816858213922" table:formula="of:=[Rotation.H557]" table:style-name="ce1">
            <text:p>-0.451288169</text:p>
          </table:table-cell>
          <table:table-cell office:value-type="float" office:value="0" table:formula="of:=[Rotation.I557]" table:style-name="ce1">
            <text:p>0</text:p>
          </table:table-cell>
          <table:table-cell office:value-type="float" office:value="6.3191762895006623E-2" table:formula="of:=[Rotation.J557]" table:style-name="ce1">
            <text:p>0.063191763</text:p>
          </table:table-cell>
          <table:table-cell table:number-columns-repeated="16381"/>
        </table:table-row>
        <table:table-row table:style-name="ro1">
          <table:table-cell office:value-type="float" office:value="-0.45124884256094494" table:formula="of:=[Rotation.H558]" table:style-name="ce1">
            <text:p>-0.451248843</text:p>
          </table:table-cell>
          <table:table-cell office:value-type="float" office:value="0" table:formula="of:=[Rotation.I558]" table:style-name="ce1">
            <text:p>0</text:p>
          </table:table-cell>
          <table:table-cell office:value-type="float" office:value="6.3471978757618092E-2" table:formula="of:=[Rotation.J558]" table:style-name="ce1">
            <text:p>0.063471979</text:p>
          </table:table-cell>
          <table:table-cell table:number-columns-repeated="16381"/>
        </table:table-row>
        <table:table-row table:style-name="ro1">
          <table:table-cell office:value-type="float" office:value="-0.45120337958567402" table:formula="of:=[Rotation.H559]" table:style-name="ce1">
            <text:p>-0.45120338</text:p>
          </table:table-cell>
          <table:table-cell office:value-type="float" office:value="0" table:formula="of:=[Rotation.I559]" table:style-name="ce1">
            <text:p>0</text:p>
          </table:table-cell>
          <table:table-cell office:value-type="float" office:value="6.3794359080299512E-2" table:formula="of:=[Rotation.J559]" table:style-name="ce1">
            <text:p>0.063794359</text:p>
          </table:table-cell>
          <table:table-cell table:number-columns-repeated="16381"/>
        </table:table-row>
        <table:table-row table:style-name="ro1">
          <table:table-cell office:value-type="float" office:value="-0.4511517092941324" table:formula="of:=[Rotation.H560]" table:style-name="ce1">
            <text:p>-0.451151709</text:p>
          </table:table-cell>
          <table:table-cell office:value-type="float" office:value="0" table:formula="of:=[Rotation.I560]" table:style-name="ce1">
            <text:p>0</text:p>
          </table:table-cell>
          <table:table-cell office:value-type="float" office:value="6.4158749995481129E-2" table:formula="of:=[Rotation.J560]" table:style-name="ce1">
            <text:p>0.06415875</text:p>
          </table:table-cell>
          <table:table-cell table:number-columns-repeated="16381"/>
        </table:table-row>
        <table:table-row table:style-name="ro1">
          <table:table-cell office:value-type="float" office:value="-0.45109375013154474" table:formula="of:=[Rotation.H561]" table:style-name="ce1">
            <text:p>-0.45109375</text:p>
          </table:table-cell>
          <table:table-cell office:value-type="float" office:value="0" table:formula="of:=[Rotation.I561]" table:style-name="ce1">
            <text:p>0</text:p>
          </table:table-cell>
          <table:table-cell office:value-type="float" office:value="6.4564995099972711E-2" table:formula="of:=[Rotation.J561]" table:style-name="ce1">
            <text:p>0.064564995</text:p>
          </table:table-cell>
          <table:table-cell table:number-columns-repeated="16381"/>
        </table:table-row>
        <table:table-row table:style-name="ro1">
          <table:table-cell office:value-type="float" office:value="-0.45102940915199236" table:formula="of:=[Rotation.H562]" table:style-name="ce1">
            <text:p>-0.451029409</text:p>
          </table:table-cell>
          <table:table-cell office:value-type="float" office:value="0" table:formula="of:=[Rotation.I562]" table:style-name="ce1">
            <text:p>0</text:p>
          </table:table-cell>
          <table:table-cell office:value-type="float" office:value="6.5012937789371311E-2" table:formula="of:=[Rotation.J562]" table:style-name="ce1">
            <text:p>0.065012938</text:p>
          </table:table-cell>
          <table:table-cell table:number-columns-repeated="16381"/>
        </table:table-row>
        <table:table-row table:style-name="ro1">
          <table:table-cell office:value-type="float" office:value="-0.4509585826061871" table:formula="of:=[Rotation.H563]" table:style-name="ce1">
            <text:p>-0.450958583</text:p>
          </table:table-cell>
          <table:table-cell office:value-type="float" office:value="0" table:formula="of:=[Rotation.I563]" table:style-name="ce1">
            <text:p>0</text:p>
          </table:table-cell>
          <table:table-cell office:value-type="float" office:value="6.5502418076119687E-2" table:formula="of:=[Rotation.J563]" table:style-name="ce1">
            <text:p>0.065502418</text:p>
          </table:table-cell>
          <table:table-cell table:number-columns-repeated="16381"/>
        </table:table-row>
        <table:table-row table:style-name="ro1">
          <table:table-cell office:value-type="float" office:value="-0.45088115574293575" table:formula="of:=[Rotation.H564]" table:style-name="ce1">
            <text:p>-0.450881156</text:p>
          </table:table-cell>
          <table:table-cell office:value-type="float" office:value="0" table:formula="of:=[Rotation.I564]" table:style-name="ce1">
            <text:p>0</text:p>
          </table:table-cell>
          <table:table-cell office:value-type="float" office:value="6.6033274914352805E-2" table:formula="of:=[Rotation.J564]" table:style-name="ce1">
            <text:p>0.066033275</text:p>
          </table:table-cell>
          <table:table-cell table:number-columns-repeated="16381"/>
        </table:table-row>
        <table:table-row table:style-name="ro1">
          <table:table-cell office:value-type="float" office:value="-0.45079700317643118" table:formula="of:=[Rotation.H565]" table:style-name="ce1">
            <text:p>-0.450797003</text:p>
          </table:table-cell>
          <table:table-cell office:value-type="float" office:value="0" table:formula="of:=[Rotation.I565]" table:style-name="ce1">
            <text:p>0</text:p>
          </table:table-cell>
          <table:table-cell office:value-type="float" office:value="6.6605344583964984E-2" table:formula="of:=[Rotation.J565]" table:style-name="ce1">
            <text:p>0.066605345</text:p>
          </table:table-cell>
          <table:table-cell table:number-columns-repeated="16381"/>
        </table:table-row>
        <table:table-row table:style-name="ro1">
          <table:table-cell office:value-type="float" office:value="-0.45070599032157921" table:formula="of:=[Rotation.H566]" table:style-name="ce1">
            <text:p>-0.45070599</text:p>
          </table:table-cell>
          <table:table-cell office:value-type="float" office:value="0" table:formula="of:=[Rotation.I566]" table:style-name="ce1">
            <text:p>0</text:p>
          </table:table-cell>
          <table:table-cell office:value-type="float" office:value="6.7218451992325567E-2" table:formula="of:=[Rotation.J566]" table:style-name="ce1">
            <text:p>0.067218452</text:p>
          </table:table-cell>
          <table:table-cell table:number-columns-repeated="16381"/>
        </table:table-row>
        <table:table-row table:style-name="ro1">
          <table:table-cell office:value-type="float" office:value="-0.4506080481139878" table:formula="of:=[Rotation.H567]" table:style-name="ce1">
            <text:p>-0.450608048</text:p>
          </table:table-cell>
          <table:table-cell office:value-type="float" office:value="0" table:formula="of:=[Rotation.I567]" table:style-name="ce1">
            <text:p>0</text:p>
          </table:table-cell>
          <table:table-cell office:value-type="float" office:value="6.7871915951312659E-2" table:formula="of:=[Rotation.J567]" table:style-name="ce1">
            <text:p>0.067871916</text:p>
          </table:table-cell>
          <table:table-cell table:number-columns-repeated="16381"/>
        </table:table-row>
        <table:table-row table:style-name="ro1">
          <table:table-cell office:value-type="float" office:value="-0.45050320552052003" table:formula="of:=[Rotation.H568]" table:style-name="ce1">
            <text:p>-0.450503206</text:p>
          </table:table-cell>
          <table:table-cell office:value-type="float" office:value="0" table:formula="of:=[Rotation.I568]" table:style-name="ce1">
            <text:p>0</text:p>
          </table:table-cell>
          <table:table-cell office:value-type="float" office:value="6.8564362578062726E-2" table:formula="of:=[Rotation.J568]" table:style-name="ce1">
            <text:p>0.068564363</text:p>
          </table:table-cell>
          <table:table-cell table:number-columns-repeated="16381"/>
        </table:table-row>
        <table:table-row table:style-name="ro1">
          <table:table-cell office:value-type="float" office:value="-0.45039149801902351" table:formula="of:=[Rotation.H569]" table:style-name="ce1">
            <text:p>-0.450391498</text:p>
          </table:table-cell>
          <table:table-cell office:value-type="float" office:value="0" table:formula="of:=[Rotation.I569]" table:style-name="ce1">
            <text:p>0</text:p>
          </table:table-cell>
          <table:table-cell office:value-type="float" office:value="6.9294361330341891E-2" table:formula="of:=[Rotation.J569]" table:style-name="ce1">
            <text:p>0.069294361</text:p>
          </table:table-cell>
          <table:table-cell table:number-columns-repeated="16381"/>
        </table:table-row>
        <table:table-row table:style-name="ro1">
          <table:table-cell office:value-type="float" office:value="-0.4502729599369768" table:formula="of:=[Rotation.H570]" table:style-name="ce1">
            <text:p>-0.45027296</text:p>
          </table:table-cell>
          <table:table-cell office:value-type="float" office:value="0" table:formula="of:=[Rotation.I570]" table:style-name="ce1">
            <text:p>0</text:p>
          </table:table-cell>
          <table:table-cell office:value-type="float" office:value="7.006048493690048E-2" table:formula="of:=[Rotation.J570]" table:style-name="ce1">
            <text:p>0.070060485</text:p>
          </table:table-cell>
          <table:table-cell table:number-columns-repeated="16381"/>
        </table:table-row>
        <table:table-row table:style-name="ro1">
          <table:table-cell office:value-type="float" office:value="-0.45014762656515767" table:formula="of:=[Rotation.H571]" table:style-name="ce1">
            <text:p>-0.450147627</text:p>
          </table:table-cell>
          <table:table-cell office:value-type="float" office:value="0" table:formula="of:=[Rotation.I571]" table:style-name="ce1">
            <text:p>0</text:p>
          </table:table-cell>
          <table:table-cell office:value-type="float" office:value="7.0861303246238183E-2" table:formula="of:=[Rotation.J571]" table:style-name="ce1">
            <text:p>0.070861303</text:p>
          </table:table-cell>
          <table:table-cell table:number-columns-repeated="16381"/>
        </table:table-row>
        <table:table-row table:style-name="ro1">
          <table:table-cell office:value-type="float" office:value="-0.4500155346655465" table:formula="of:=[Rotation.H572]" table:style-name="ce1">
            <text:p>-0.450015535</text:p>
          </table:table-cell>
          <table:table-cell office:value-type="float" office:value="0" table:formula="of:=[Rotation.I572]" table:style-name="ce1">
            <text:p>0</text:p>
          </table:table-cell>
          <table:table-cell office:value-type="float" office:value="7.1695387297108087E-2" table:formula="of:=[Rotation.J572]" table:style-name="ce1">
            <text:p>0.071695387</text:p>
          </table:table-cell>
          <table:table-cell table:number-columns-repeated="16381"/>
        </table:table-row>
        <table:table-row table:style-name="ro1">
          <table:table-cell office:value-type="float" office:value="-0.44987672415841706" table:formula="of:=[Rotation.H573]" table:style-name="ce1">
            <text:p>-0.449876724</text:p>
          </table:table-cell>
          <table:table-cell office:value-type="float" office:value="0" table:formula="of:=[Rotation.I573]" table:style-name="ce1">
            <text:p>0</text:p>
          </table:table-cell>
          <table:table-cell office:value-type="float" office:value="7.2561305531884654E-2" table:formula="of:=[Rotation.J573]" table:style-name="ce1">
            <text:p>0.072561306</text:p>
          </table:table-cell>
          <table:table-cell table:number-columns-repeated="16381"/>
        </table:table-row>
        <table:table-row table:style-name="ro1">
          <table:table-cell office:value-type="float" office:value="-0.44973123827163414" table:formula="of:=[Rotation.H574]" table:style-name="ce1">
            <text:p>-0.449731238</text:p>
          </table:table-cell>
          <table:table-cell office:value-type="float" office:value="0" table:formula="of:=[Rotation.I574]" table:style-name="ce1">
            <text:p>0</text:p>
          </table:table-cell>
          <table:table-cell office:value-type="float" office:value="7.3457629438082539E-2" table:formula="of:=[Rotation.J574]" table:style-name="ce1">
            <text:p>0.073457629</text:p>
          </table:table-cell>
          <table:table-cell table:number-columns-repeated="16381"/>
        </table:table-row>
        <table:table-row table:style-name="ro1">
          <table:table-cell office:value-type="float" office:value="-0.44957912552712476" table:formula="of:=[Rotation.H575]" table:style-name="ce1">
            <text:p>-0.449579126</text:p>
          </table:table-cell>
          <table:table-cell office:value-type="float" office:value="0" table:formula="of:=[Rotation.I575]" table:style-name="ce1">
            <text:p>0</text:p>
          </table:table-cell>
          <table:table-cell office:value-type="float" office:value="7.4382927411240099E-2" table:formula="of:=[Rotation.J575]" table:style-name="ce1">
            <text:p>0.074382927</text:p>
          </table:table-cell>
          <table:table-cell table:number-columns-repeated="16381"/>
        </table:table-row>
        <table:table-row table:style-name="ro1">
          <table:table-cell office:value-type="float" office:value="-0.44942043978717561" table:formula="of:=[Rotation.H576]" table:style-name="ce1">
            <text:p>-0.44942044</text:p>
          </table:table-cell>
          <table:table-cell office:value-type="float" office:value="0" table:formula="of:=[Rotation.I576]" table:style-name="ce1">
            <text:p>0</text:p>
          </table:table-cell>
          <table:table-cell office:value-type="float" office:value="7.5335770398275381E-2" table:formula="of:=[Rotation.J576]" table:style-name="ce1">
            <text:p>0.07533577</text:p>
          </table:table-cell>
          <table:table-cell table:number-columns-repeated="16381"/>
        </table:table-row>
        <table:table-row table:style-name="ro1">
          <table:table-cell office:value-type="float" office:value="-0.44925524165215402" table:formula="of:=[Rotation.H577]" table:style-name="ce1">
            <text:p>-0.449255242</text:p>
          </table:table-cell>
          <table:table-cell office:value-type="float" office:value="0" table:formula="of:=[Rotation.I577]" table:style-name="ce1">
            <text:p>0</text:p>
          </table:table-cell>
          <table:table-cell office:value-type="float" office:value="7.6314728906448318E-2" table:formula="of:=[Rotation.J577]" table:style-name="ce1">
            <text:p>0.076314729</text:p>
          </table:table-cell>
          <table:table-cell table:number-columns-repeated="16381"/>
        </table:table-row>
        <table:table-row table:style-name="ro1">
          <table:table-cell office:value-type="float" office:value="-0.44908359917866519" table:formula="of:=[Rotation.H578]" table:style-name="ce1">
            <text:p>-0.449083599</text:p>
          </table:table-cell>
          <table:table-cell office:value-type="float" office:value="0" table:formula="of:=[Rotation.I578]" table:style-name="ce1">
            <text:p>0</text:p>
          </table:table-cell>
          <table:table-cell office:value-type="float" office:value="7.7318373940066604E-2" table:formula="of:=[Rotation.J578]" table:style-name="ce1">
            <text:p>0.077318374</text:p>
          </table:table-cell>
          <table:table-cell table:number-columns-repeated="16381"/>
        </table:table-row>
        <table:table-row table:style-name="ro1">
          <table:table-cell office:value-type="float" office:value="-0.44890558881621617" table:formula="of:=[Rotation.H579]" table:style-name="ce1">
            <text:p>-0.448905589</text:p>
          </table:table-cell>
          <table:table-cell office:value-type="float" office:value="0" table:formula="of:=[Rotation.I579]" table:style-name="ce1">
            <text:p>0</text:p>
          </table:table-cell>
          <table:table-cell office:value-type="float" office:value="7.83452763704761E-2" table:formula="of:=[Rotation.J579]" table:style-name="ce1">
            <text:p>0.078345276</text:p>
          </table:table-cell>
          <table:table-cell table:number-columns-repeated="16381"/>
        </table:table-row>
        <table:table-row table:style-name="ro1">
          <table:table-cell office:value-type="float" office:value="-0.4487212957556817" table:formula="of:=[Rotation.H580]" table:style-name="ce1">
            <text:p>-0.448721296</text:p>
          </table:table-cell>
          <table:table-cell office:value-type="float" office:value="0" table:formula="of:=[Rotation.I580]" table:style-name="ce1">
            <text:p>0</text:p>
          </table:table-cell>
          <table:table-cell office:value-type="float" office:value="7.9394009442413413E-2" table:formula="of:=[Rotation.J580]" table:style-name="ce1">
            <text:p>0.079394009</text:p>
          </table:table-cell>
          <table:table-cell table:number-columns-repeated="16381"/>
        </table:table-row>
        <table:table-row table:style-name="ro1">
          <table:table-cell office:value-type="float" office:value="-0.44853081518283444" table:formula="of:=[Rotation.H581]" table:style-name="ce1">
            <text:p>-0.448530815</text:p>
          </table:table-cell>
          <table:table-cell office:value-type="float" office:value="0" table:formula="of:=[Rotation.I581]" table:style-name="ce1">
            <text:p>0</text:p>
          </table:table-cell>
          <table:table-cell office:value-type="float" office:value="8.0463145796209279E-2" table:formula="of:=[Rotation.J581]" table:style-name="ce1">
            <text:p>0.080463146</text:p>
          </table:table-cell>
          <table:table-cell table:number-columns-repeated="16381"/>
        </table:table-row>
        <table:table-row table:style-name="ro1">
          <table:table-cell office:value-type="float" office:value="-0.44833425253513765" table:formula="of:=[Rotation.H582]" table:style-name="ce1">
            <text:p>-0.448334253</text:p>
          </table:table-cell>
          <table:table-cell office:value-type="float" office:value="0" table:formula="of:=[Rotation.I582]" table:style-name="ce1">
            <text:p>0</text:p>
          </table:table-cell>
          <table:table-cell office:value-type="float" office:value="8.1551259976529164E-2" table:formula="of:=[Rotation.J582]" table:style-name="ce1">
            <text:p>0.08155126</text:p>
          </table:table-cell>
          <table:table-cell table:number-columns-repeated="16381"/>
        </table:table-row>
        <table:table-row table:style-name="ro1">
          <table:table-cell office:value-type="float" office:value="-0.44813172411262781" table:formula="of:=[Rotation.H583]" table:style-name="ce1">
            <text:p>-0.448131724</text:p>
          </table:table-cell>
          <table:table-cell office:value-type="float" office:value="0" table:formula="of:=[Rotation.I583]" table:style-name="ce1">
            <text:p>0</text:p>
          </table:table-cell>
          <table:table-cell office:value-type="float" office:value="8.2656928589463163E-2" table:formula="of:=[Rotation.J583]" table:style-name="ce1">
            <text:p>0.082656929</text:p>
          </table:table-cell>
          <table:table-cell table:number-columns-repeated="16381"/>
        </table:table-row>
        <table:table-row table:style-name="ro1">
          <table:table-cell office:value-type="float" office:value="-0.44792335808206674" table:formula="of:=[Rotation.H584]" table:style-name="ce1">
            <text:p>-0.447923358</text:p>
          </table:table-cell>
          <table:table-cell office:value-type="float" office:value="0" table:formula="of:=[Rotation.I584]" table:style-name="ce1">
            <text:p>0</text:p>
          </table:table-cell>
          <table:table-cell office:value-type="float" office:value="8.3778728114507886E-2" table:formula="of:=[Rotation.J584]" table:style-name="ce1">
            <text:p>0.083778728</text:p>
          </table:table-cell>
          <table:table-cell table:number-columns-repeated="16381"/>
        </table:table-row>
        <table:table-row table:style-name="ro1">
          <table:table-cell office:value-type="float" office:value="-0.44770929458228237" table:formula="of:=[Rotation.H585]" table:style-name="ce1">
            <text:p>-0.447709295</text:p>
          </table:table-cell>
          <table:table-cell office:value-type="float" office:value="0" table:formula="of:=[Rotation.I585]" table:style-name="ce1">
            <text:p>0</text:p>
          </table:table-cell>
          <table:table-cell office:value-type="float" office:value="8.4915237411404068E-2" table:formula="of:=[Rotation.J585]" table:style-name="ce1">
            <text:p>0.084915237</text:p>
          </table:table-cell>
          <table:table-cell table:number-columns-repeated="16381"/>
        </table:table-row>
        <table:table-row table:style-name="ro1">
          <table:table-cell office:value-type="float" office:value="-0.44748968632007391" table:formula="of:=[Rotation.H586]" table:style-name="ce1">
            <text:p>-0.447489686</text:p>
          </table:table-cell>
          <table:table-cell office:value-type="float" office:value="0" table:formula="of:=[Rotation.I586]" table:style-name="ce1">
            <text:p>0</text:p>
          </table:table-cell>
          <table:table-cell office:value-type="float" office:value="8.6065037251847137E-2" table:formula="of:=[Rotation.J586]" table:style-name="ce1">
            <text:p>0.086065037</text:p>
          </table:table-cell>
          <table:table-cell table:number-columns-repeated="16381"/>
        </table:table-row>
        <table:table-row table:style-name="ro1">
          <table:table-cell office:value-type="float" office:value="-0.44726470098798954" table:formula="of:=[Rotation.H587]" table:style-name="ce1">
            <text:p>-0.447264701</text:p>
          </table:table-cell>
          <table:table-cell office:value-type="float" office:value="0" table:formula="of:=[Rotation.I587]" table:style-name="ce1">
            <text:p>0</text:p>
          </table:table-cell>
          <table:table-cell office:value-type="float" office:value="8.7226700328077847E-2" table:formula="of:=[Rotation.J587]" table:style-name="ce1">
            <text:p>0.0872267</text:p>
          </table:table-cell>
          <table:table-cell table:number-columns-repeated="16381"/>
        </table:table-row>
        <table:table-row table:style-name="ro1">
          <table:table-cell office:value-type="float" office:value="-0.44703456327833685" table:formula="of:=[Rotation.H588]" table:style-name="ce1">
            <text:p>-0.447034563</text:p>
          </table:table-cell>
          <table:table-cell office:value-type="float" office:value="0" table:formula="of:=[Rotation.I588]" table:style-name="ce1">
            <text:p>0</text:p>
          </table:table-cell>
          <table:table-cell office:value-type="float" office:value="8.8398581631984635E-2" table:formula="of:=[Rotation.J588]" table:style-name="ce1">
            <text:p>0.088398582</text:p>
          </table:table-cell>
          <table:table-cell table:number-columns-repeated="16381"/>
        </table:table-row>
        <table:table-row table:style-name="ro1">
          <table:table-cell office:value-type="float" office:value="-0.44679955818577682" table:formula="of:=[Rotation.H589]" table:style-name="ce1">
            <text:p>-0.446799558</text:p>
          </table:table-cell>
          <table:table-cell office:value-type="float" office:value="0" table:formula="of:=[Rotation.I589]" table:style-name="ce1">
            <text:p>0</text:p>
          </table:table-cell>
          <table:table-cell office:value-type="float" office:value="8.9578818952890035E-2" table:formula="of:=[Rotation.J589]" table:style-name="ce1">
            <text:p>0.089578819</text:p>
          </table:table-cell>
          <table:table-cell table:number-columns-repeated="16381"/>
        </table:table-row>
        <table:table-row table:style-name="ro1">
          <table:table-cell office:value-type="float" office:value="-0.44655999154736631" table:formula="of:=[Rotation.H590]" table:style-name="ce1">
            <text:p>-0.446559992</text:p>
          </table:table-cell>
          <table:table-cell office:value-type="float" office:value="0" table:formula="of:=[Rotation.I590]" table:style-name="ce1">
            <text:p>0</text:p>
          </table:table-cell>
          <table:table-cell office:value-type="float" office:value="9.0765543843554147E-2" table:formula="of:=[Rotation.J590]" table:style-name="ce1">
            <text:p>0.090765544</text:p>
          </table:table-cell>
          <table:table-cell table:number-columns-repeated="16381"/>
        </table:table-row>
        <table:table-row table:style-name="ro1">
          <table:table-cell office:value-type="float" office:value="-0.44631618853649502" table:formula="of:=[Rotation.H591]" table:style-name="ce1">
            <text:p>-0.446316189</text:p>
          </table:table-cell>
          <table:table-cell office:value-type="float" office:value="0" table:formula="of:=[Rotation.I591]" table:style-name="ce1">
            <text:p>0</text:p>
          </table:table-cell>
          <table:table-cell office:value-type="float" office:value="9.1956891260284807E-2" table:formula="of:=[Rotation.J591]" table:style-name="ce1">
            <text:p>0.091956891</text:p>
          </table:table-cell>
          <table:table-cell table:number-columns-repeated="16381"/>
        </table:table-row>
        <table:table-row table:style-name="ro1">
          <table:table-cell office:value-type="float" office:value="-0.44606849380055458" table:formula="of:=[Rotation.H592]" table:style-name="ce1">
            <text:p>-0.446068494</text:p>
          </table:table-cell>
          <table:table-cell office:value-type="float" office:value="0" table:formula="of:=[Rotation.I592]" table:style-name="ce1">
            <text:p>0</text:p>
          </table:table-cell>
          <table:table-cell office:value-type="float" office:value="9.315100020131066E-2" table:formula="of:=[Rotation.J592]" table:style-name="ce1">
            <text:p>0.093151</text:p>
          </table:table-cell>
          <table:table-cell table:number-columns-repeated="16381"/>
        </table:table-row>
        <table:table-row table:style-name="ro1">
          <table:table-cell office:value-type="float" office:value="-0.44581727173418506" table:formula="of:=[Rotation.H593]" table:style-name="ce1">
            <text:p>-0.445817272</text:p>
          </table:table-cell>
          <table:table-cell office:value-type="float" office:value="0" table:formula="of:=[Rotation.I593]" table:style-name="ce1">
            <text:p>0</text:p>
          </table:table-cell>
          <table:table-cell office:value-type="float" office:value="9.4346013288786168E-2" table:formula="of:=[Rotation.J593]" table:style-name="ce1">
            <text:p>0.094346013</text:p>
          </table:table-cell>
          <table:table-cell table:number-columns-repeated="16381"/>
        </table:table-row>
        <table:table-row table:style-name="ro1">
          <table:table-cell office:value-type="float" office:value="-0.44556290645935132" table:formula="of:=[Rotation.H594]" table:style-name="ce1">
            <text:p>-0.445562906</text:p>
          </table:table-cell>
          <table:table-cell office:value-type="float" office:value="0" table:formula="of:=[Rotation.I594]" table:style-name="ce1">
            <text:p>0</text:p>
          </table:table-cell>
          <table:table-cell office:value-type="float" office:value="9.5540077388996253E-2" table:formula="of:=[Rotation.J594]" table:style-name="ce1">
            <text:p>0.095540077</text:p>
          </table:table-cell>
          <table:table-cell table:number-columns-repeated="16381"/>
        </table:table-row>
        <table:table-row table:style-name="ro1">
          <table:table-cell office:value-type="float" office:value="-0.44530580190647789" table:formula="of:=[Rotation.H595]" table:style-name="ce1">
            <text:p>-0.445305802</text:p>
          </table:table-cell>
          <table:table-cell office:value-type="float" office:value="0" table:formula="of:=[Rotation.I595]" table:style-name="ce1">
            <text:p>0</text:p>
          </table:table-cell>
          <table:table-cell office:value-type="float" office:value="9.6731343361025679E-2" table:formula="of:=[Rotation.J595]" table:style-name="ce1">
            <text:p>0.096731343</text:p>
          </table:table-cell>
          <table:table-cell table:number-columns-repeated="16381"/>
        </table:table-row>
        <table:table-row table:style-name="ro1">
          <table:table-cell office:value-type="float" office:value="-0.44504638164551413" table:formula="of:=[Rotation.H596]" table:style-name="ce1">
            <text:p>-0.445046382</text:p>
          </table:table-cell>
          <table:table-cell office:value-type="float" office:value="0" table:formula="of:=[Rotation.I596]" table:style-name="ce1">
            <text:p>0</text:p>
          </table:table-cell>
          <table:table-cell office:value-type="float" office:value="9.791796660590632E-2" table:formula="of:=[Rotation.J596]" table:style-name="ce1">
            <text:p>0.097917967</text:p>
          </table:table-cell>
          <table:table-cell table:number-columns-repeated="16381"/>
        </table:table-row>
        <table:table-row table:style-name="ro1">
          <table:table-cell office:value-type="float" office:value="-0.44478508879619727" table:formula="of:=[Rotation.H597]" table:style-name="ce1">
            <text:p>-0.444785089</text:p>
          </table:table-cell>
          <table:table-cell office:value-type="float" office:value="0" table:formula="of:=[Rotation.I597]" table:style-name="ce1">
            <text:p>0</text:p>
          </table:table-cell>
          <table:table-cell office:value-type="float" office:value="9.9098106866674932E-2" table:formula="of:=[Rotation.J597]" table:style-name="ce1">
            <text:p>0.099098107</text:p>
          </table:table-cell>
          <table:table-cell table:number-columns-repeated="16381"/>
        </table:table-row>
        <table:table-row table:style-name="ro1">
          <table:table-cell office:value-type="float" office:value="-0.4445223857986807" table:formula="of:=[Rotation.H598]" table:style-name="ce1">
            <text:p>-0.444522386</text:p>
          </table:table-cell>
          <table:table-cell office:value-type="float" office:value="0" table:formula="of:=[Rotation.I598]" table:style-name="ce1">
            <text:p>0</text:p>
          </table:table-cell>
          <table:table-cell office:value-type="float" office:value="0.10026992831277431" table:formula="of:=[Rotation.J598]" table:style-name="ce1">
            <text:p>0.100269928</text:p>
          </table:table-cell>
          <table:table-cell table:number-columns-repeated="16381"/>
        </table:table-row>
        <table:table-row table:style-name="ro1">
          <table:table-cell office:value-type="float" office:value="-0.44425875400203652" table:formula="of:=[Rotation.H599]" table:style-name="ce1">
            <text:p>-0.444258754</text:p>
          </table:table-cell>
          <table:table-cell office:value-type="float" office:value="0" table:formula="of:=[Rotation.I599]" table:style-name="ce1">
            <text:p>0</text:p>
          </table:table-cell>
          <table:table-cell office:value-type="float" office:value="0.10143160006900211" table:formula="of:=[Rotation.J599]" table:style-name="ce1">
            <text:p>0.1014316</text:p>
          </table:table-cell>
          <table:table-cell table:number-columns-repeated="16381"/>
        </table:table-row>
        <table:table-row table:style-name="ro1">
          <table:table-cell office:value-type="float" office:value="-0.44399469365336375" table:formula="of:=[Rotation.H600]" table:style-name="ce1">
            <text:p>-0.443994694</text:p>
          </table:table-cell>
          <table:table-cell office:value-type="float" office:value="0" table:formula="of:=[Rotation.I600]" table:style-name="ce1">
            <text:p>0</text:p>
          </table:table-cell>
          <table:table-cell office:value-type="float" office:value="0.10258129462848309" table:formula="of:=[Rotation.J600]" table:style-name="ce1">
            <text:p>0.102581295</text:p>
          </table:table-cell>
          <table:table-cell table:number-columns-repeated="16381"/>
        </table:table-row>
        <table:table-row table:style-name="ro1">
          <table:table-cell office:value-type="float" office:value="-0.44373072271452807" table:formula="of:=[Rotation.H601]" table:style-name="ce1">
            <text:p>-0.443730723</text:p>
          </table:table-cell>
          <table:table-cell office:value-type="float" office:value="0" table:formula="of:=[Rotation.I601]" table:style-name="ce1">
            <text:p>0</text:p>
          </table:table-cell>
          <table:table-cell office:value-type="float" office:value="0.1037171910497125" table:formula="of:=[Rotation.J601]" table:style-name="ce1">
            <text:p>0.103717191</text:p>
          </table:table-cell>
          <table:table-cell table:number-columns-repeated="16381"/>
        </table:table-row>
        <table:table-row table:style-name="ro1">
          <table:table-cell office:value-type="float" office:value="-0.4434673772570073" table:formula="of:=[Rotation.H602]" table:style-name="ce1">
            <text:p>-0.443467377</text:p>
          </table:table-cell>
          <table:table-cell office:value-type="float" office:value="0" table:formula="of:=[Rotation.I602]" table:style-name="ce1">
            <text:p>0</text:p>
          </table:table-cell>
          <table:table-cell office:value-type="float" office:value="0.10483747091947222" table:formula="of:=[Rotation.J602]" table:style-name="ce1">
            <text:p>0.104837471</text:p>
          </table:table-cell>
          <table:table-cell table:number-columns-repeated="16381"/>
        </table:table-row>
        <table:table-row table:style-name="ro1">
          <table:table-cell office:value-type="float" office:value="-0.44320520982794576" table:formula="of:=[Rotation.H603]" table:style-name="ce1">
            <text:p>-0.44320521</text:p>
          </table:table-cell>
          <table:table-cell office:value-type="float" office:value="0" table:formula="of:=[Rotation.I603]" table:style-name="ce1">
            <text:p>0</text:p>
          </table:table-cell>
          <table:table-cell office:value-type="float" office:value="0.10594032273580531" table:formula="of:=[Rotation.J603]" table:style-name="ce1">
            <text:p>0.105940323</text:p>
          </table:table-cell>
          <table:table-cell table:number-columns-repeated="16381"/>
        </table:table-row>
        <table:table-row table:style-name="ro1">
          <table:table-cell office:value-type="float" office:value="-0.44294478967477957" table:formula="of:=[Rotation.H604]" table:style-name="ce1">
            <text:p>-0.44294479</text:p>
          </table:table-cell>
          <table:table-cell office:value-type="float" office:value="0" table:formula="of:=[Rotation.I604]" table:style-name="ce1">
            <text:p>0</text:p>
          </table:table-cell>
          <table:table-cell office:value-type="float" office:value="0.10702393797634852" table:formula="of:=[Rotation.J604]" table:style-name="ce1">
            <text:p>0.107023938</text:p>
          </table:table-cell>
          <table:table-cell table:number-columns-repeated="16381"/>
        </table:table-row>
        <table:table-row table:style-name="ro1">
          <table:table-cell office:value-type="float" office:value="-0.44268670182137593" table:formula="of:=[Rotation.H605]" table:style-name="ce1">
            <text:p>-0.442686702</text:p>
          </table:table-cell>
          <table:table-cell office:value-type="float" office:value="0" table:formula="of:=[Rotation.I605]" table:style-name="ce1">
            <text:p>0</text:p>
          </table:table-cell>
          <table:table-cell office:value-type="float" office:value="0.108086511788068" table:formula="of:=[Rotation.J605]" table:style-name="ce1">
            <text:p>0.108086512</text:p>
          </table:table-cell>
          <table:table-cell table:number-columns-repeated="16381"/>
        </table:table-row>
        <table:table-row table:style-name="ro1">
          <table:table-cell office:value-type="float" office:value="-0.44243154567778831" table:formula="of:=[Rotation.H606]" table:style-name="ce1">
            <text:p>-0.442431546</text:p>
          </table:table-cell>
          <table:table-cell office:value-type="float" office:value="0" table:formula="of:=[Rotation.I606]" table:style-name="ce1">
            <text:p>0</text:p>
          </table:table-cell>
          <table:table-cell office:value-type="float" office:value="0.10912624518951937" table:formula="of:=[Rotation.J606]" table:style-name="ce1">
            <text:p>0.109126245</text:p>
          </table:table-cell>
          <table:table-cell table:number-columns-repeated="16381"/>
        </table:table-row>
        <table:table-row table:style-name="ro1">
          <table:table-cell office:value-type="float" office:value="-0.44217993431321645" table:formula="of:=[Rotation.H607]" table:style-name="ce1">
            <text:p>-0.442179934</text:p>
          </table:table-cell>
          <table:table-cell office:value-type="float" office:value="0" table:formula="of:=[Rotation.I607]" table:style-name="ce1">
            <text:p>0</text:p>
          </table:table-cell>
          <table:table-cell office:value-type="float" office:value="0.1101413441481426" table:formula="of:=[Rotation.J607]" table:style-name="ce1">
            <text:p>0.110141344</text:p>
          </table:table-cell>
          <table:table-cell table:number-columns-repeated="16381"/>
        </table:table-row>
        <table:table-row table:style-name="ro1">
          <table:table-cell office:value-type="float" office:value="-0.44193248649127947" table:formula="of:=[Rotation.H608]" table:style-name="ce1">
            <text:p>-0.441932486</text:p>
          </table:table-cell>
          <table:table-cell office:value-type="float" office:value="0" table:formula="of:=[Rotation.I608]" table:style-name="ce1">
            <text:p>0</text:p>
          </table:table-cell>
          <table:table-cell office:value-type="float" office:value="0.11113004716832921" table:formula="of:=[Rotation.J608]" table:style-name="ce1">
            <text:p>0.111130047</text:p>
          </table:table-cell>
          <table:table-cell table:number-columns-repeated="16381"/>
        </table:table-row>
        <table:table-row table:style-name="ro1">
          <table:table-cell office:value-type="float" office:value="-0.44168972377944171" table:formula="of:=[Rotation.H609]" table:style-name="ce1">
            <text:p>-0.441689724</text:p>
          </table:table-cell>
          <table:table-cell office:value-type="float" office:value="0" table:formula="of:=[Rotation.I609]" table:style-name="ce1">
            <text:p>0</text:p>
          </table:table-cell>
          <table:table-cell office:value-type="float" office:value="0.11209102509853533" table:formula="of:=[Rotation.J609]" table:style-name="ce1">
            <text:p>0.112091025</text:p>
          </table:table-cell>
          <table:table-cell table:number-columns-repeated="16381"/>
        </table:table-row>
        <table:table-row table:style-name="ro1">
          <table:table-cell office:value-type="float" office:value="-0.44145209570380073" table:formula="of:=[Rotation.H610]" table:style-name="ce1">
            <text:p>-0.441452096</text:p>
          </table:table-cell>
          <table:table-cell office:value-type="float" office:value="0" table:formula="of:=[Rotation.I610]" table:style-name="ce1">
            <text:p>0</text:p>
          </table:table-cell>
          <table:table-cell office:value-type="float" office:value="0.11302325954741521" table:formula="of:=[Rotation.J610]" table:style-name="ce1">
            <text:p>0.11302326</text:p>
          </table:table-cell>
          <table:table-cell table:number-columns-repeated="16381"/>
        </table:table-row>
        <table:table-row table:style-name="ro1">
          <table:table-cell office:value-type="float" office:value="-0.4412200542736614" table:formula="of:=[Rotation.H611]" table:style-name="ce1">
            <text:p>-0.441220054</text:p>
          </table:table-cell>
          <table:table-cell office:value-type="float" office:value="0" table:formula="of:=[Rotation.I611]" table:style-name="ce1">
            <text:p>0</text:p>
          </table:table-cell>
          <table:table-cell office:value-type="float" office:value="0.11392573768357744" table:formula="of:=[Rotation.J611]" table:style-name="ce1">
            <text:p>0.113925738</text:p>
          </table:table-cell>
          <table:table-cell table:number-columns-repeated="16381"/>
        </table:table-row>
        <table:table-row table:style-name="ro1">
          <table:table-cell office:value-type="float" office:value="-0.44099405325441371" table:formula="of:=[Rotation.H612]" table:style-name="ce1">
            <text:p>-0.440994053</text:p>
          </table:table-cell>
          <table:table-cell office:value-type="float" office:value="0" table:formula="of:=[Rotation.I612]" table:style-name="ce1">
            <text:p>0</text:p>
          </table:table-cell>
          <table:table-cell office:value-type="float" office:value="0.11479745203724379" table:formula="of:=[Rotation.J612]" table:style-name="ce1">
            <text:p>0.114797452</text:p>
          </table:table-cell>
          <table:table-cell table:number-columns-repeated="16381"/>
        </table:table-row>
        <table:table-row table:style-name="ro1">
          <table:table-cell office:value-type="float" office:value="-0.44077454943936856" table:formula="of:=[Rotation.H613]" table:style-name="ce1">
            <text:p>-0.440774549</text:p>
          </table:table-cell>
          <table:table-cell office:value-type="float" office:value="0" table:formula="of:=[Rotation.I613]" table:style-name="ce1">
            <text:p>0</text:p>
          </table:table-cell>
          <table:table-cell office:value-type="float" office:value="0.11563739259651992" table:formula="of:=[Rotation.J613]" table:style-name="ce1">
            <text:p>0.115637393</text:p>
          </table:table-cell>
          <table:table-cell table:number-columns-repeated="16381"/>
        </table:table-row>
        <table:table-row table:style-name="ro1">
          <table:table-cell office:value-type="float" office:value="-0.44056200032891391" table:formula="of:=[Rotation.H614]" table:style-name="ce1">
            <text:p>-0.440562</text:p>
          </table:table-cell>
          <table:table-cell office:value-type="float" office:value="0" table:formula="of:=[Rotation.I614]" table:style-name="ce1">
            <text:p>0</text:p>
          </table:table-cell>
          <table:table-cell office:value-type="float" office:value="0.11644455275445931" table:formula="of:=[Rotation.J614]" table:style-name="ce1">
            <text:p>0.116444553</text:p>
          </table:table-cell>
          <table:table-cell table:number-columns-repeated="16381"/>
        </table:table-row>
        <table:table-row table:style-name="ro1">
          <table:table-cell office:value-type="float" office:value="-0.4403568639677547" table:formula="of:=[Rotation.H615]" table:style-name="ce1">
            <text:p>-0.440356864</text:p>
          </table:table-cell>
          <table:table-cell office:value-type="float" office:value="0" table:formula="of:=[Rotation.I615]" table:style-name="ce1">
            <text:p>0</text:p>
          </table:table-cell>
          <table:table-cell office:value-type="float" office:value="0.11721792677096973" table:formula="of:=[Rotation.J615]" table:style-name="ce1">
            <text:p>0.117217927</text:p>
          </table:table-cell>
          <table:table-cell table:number-columns-repeated="16381"/>
        </table:table-row>
        <table:table-row table:style-name="ro1">
          <table:table-cell office:value-type="float" office:value="-0.44015959857887144" table:formula="of:=[Rotation.H616]" table:style-name="ce1">
            <text:p>-0.440159599</text:p>
          </table:table-cell>
          <table:table-cell office:value-type="float" office:value="0" table:formula="of:=[Rotation.I616]" table:style-name="ce1">
            <text:p>0</text:p>
          </table:table-cell>
          <table:table-cell office:value-type="float" office:value="0.11795650799717136" table:formula="of:=[Rotation.J616]" table:style-name="ce1">
            <text:p>0.117956508</text:p>
          </table:table-cell>
          <table:table-cell table:number-columns-repeated="16381"/>
        </table:table-row>
        <table:table-row table:style-name="ro1">
          <table:table-cell office:value-type="float" office:value="-0.43997066073920787" table:formula="of:=[Rotation.H617]" table:style-name="ce1">
            <text:p>-0.439970661</text:p>
          </table:table-cell>
          <table:table-cell office:value-type="float" office:value="0" table:formula="of:=[Rotation.I617]" table:style-name="ce1">
            <text:p>0</text:p>
          </table:table-cell>
          <table:table-cell office:value-type="float" office:value="0.11865929246672935" table:formula="of:=[Rotation.J617]" table:style-name="ce1">
            <text:p>0.118659292</text:p>
          </table:table-cell>
          <table:table-cell table:number-columns-repeated="16381"/>
        </table:table-row>
        <table:table-row table:style-name="ro1">
          <table:table-cell office:value-type="float" office:value="-0.43979050578606871" table:formula="of:=[Rotation.H618]" table:style-name="ce1">
            <text:p>-0.439790506</text:p>
          </table:table-cell>
          <table:table-cell office:value-type="float" office:value="0" table:formula="of:=[Rotation.I618]" table:style-name="ce1">
            <text:p>0</text:p>
          </table:table-cell>
          <table:table-cell office:value-type="float" office:value="0.11932527402203542" table:formula="of:=[Rotation.J618]" table:style-name="ce1">
            <text:p>0.119325274</text:p>
          </table:table-cell>
          <table:table-cell table:number-columns-repeated="16381"/>
        </table:table-row>
        <table:table-row table:style-name="ro1">
          <table:table-cell office:value-type="float" office:value="-0.43961958614883451" table:formula="of:=[Rotation.H619]" table:style-name="ce1">
            <text:p>-0.439619586</text:p>
          </table:table-cell>
          <table:table-cell office:value-type="float" office:value="0" table:formula="of:=[Rotation.I619]" table:style-name="ce1">
            <text:p>0</text:p>
          </table:table-cell>
          <table:table-cell office:value-type="float" office:value="0.1199534471131509" table:formula="of:=[Rotation.J619]" table:style-name="ce1">
            <text:p>0.119953447</text:p>
          </table:table-cell>
          <table:table-cell table:number-columns-repeated="16381"/>
        </table:table-row>
        <table:table-row table:style-name="ro1">
          <table:table-cell office:value-type="float" office:value="-0.43945835026054986" table:formula="of:=[Rotation.H620]" table:style-name="ce1">
            <text:p>-0.43945835</text:p>
          </table:table-cell>
          <table:table-cell office:value-type="float" office:value="0" table:formula="of:=[Rotation.I620]" table:style-name="ce1">
            <text:p>0</text:p>
          </table:table-cell>
          <table:table-cell office:value-type="float" office:value="0.12054280727723204" table:formula="of:=[Rotation.J620]" table:style-name="ce1">
            <text:p>0.120542807</text:p>
          </table:table-cell>
          <table:table-cell table:number-columns-repeated="16381"/>
        </table:table-row>
        <table:table-row table:style-name="ro1">
          <table:table-cell office:value-type="float" office:value="-0.43930724270907906" table:formula="of:=[Rotation.H621]" table:style-name="ce1">
            <text:p>-0.439307243</text:p>
          </table:table-cell>
          <table:table-cell office:value-type="float" office:value="0" table:formula="of:=[Rotation.I621]" table:style-name="ce1">
            <text:p>0</text:p>
          </table:table-cell>
          <table:table-cell office:value-type="float" office:value="0.1210923470056893" table:formula="of:=[Rotation.J621]" table:style-name="ce1">
            <text:p>0.121092347</text:p>
          </table:table-cell>
          <table:table-cell table:number-columns-repeated="16381"/>
        </table:table-row>
        <table:table-row table:style-name="ro1">
          <table:table-cell office:value-type="float" office:value="-0.43916670248300893" table:formula="of:=[Rotation.H622]" table:style-name="ce1">
            <text:p>-0.439166702</text:p>
          </table:table-cell>
          <table:table-cell office:value-type="float" office:value="0" table:formula="of:=[Rotation.I622]" table:style-name="ce1">
            <text:p>0</text:p>
          </table:table-cell>
          <table:table-cell office:value-type="float" office:value="0.12160105850772968" table:formula="of:=[Rotation.J622]" table:style-name="ce1">
            <text:p>0.121601059</text:p>
          </table:table-cell>
          <table:table-cell table:number-columns-repeated="16381"/>
        </table:table-row>
        <table:table-row table:style-name="ro1">
          <table:table-cell office:value-type="float" office:value="-0.43903716180982066" table:formula="of:=[Rotation.H623]" table:style-name="ce1">
            <text:p>-0.439037162</text:p>
          </table:table-cell>
          <table:table-cell office:value-type="float" office:value="0" table:formula="of:=[Rotation.I623]" table:style-name="ce1">
            <text:p>0</text:p>
          </table:table-cell>
          <table:table-cell office:value-type="float" office:value="0.1220679341595383" table:formula="of:=[Rotation.J623]" table:style-name="ce1">
            <text:p>0.122067934</text:p>
          </table:table-cell>
          <table:table-cell table:number-columns-repeated="16381"/>
        </table:table-row>
        <table:table-row table:style-name="ro1">
          <table:table-cell office:value-type="float" office:value="-0.43891904646292013" table:formula="of:=[Rotation.H624]" table:style-name="ce1">
            <text:p>-0.438919046</text:p>
          </table:table-cell>
          <table:table-cell office:value-type="float" office:value="0" table:formula="of:=[Rotation.I624]" table:style-name="ce1">
            <text:p>0</text:p>
          </table:table-cell>
          <table:table-cell office:value-type="float" office:value="0.12249196158148902" table:formula="of:=[Rotation.J624]" table:style-name="ce1">
            <text:p>0.122491962</text:p>
          </table:table-cell>
          <table:table-cell table:number-columns-repeated="16381"/>
        </table:table-row>
        <table:table-row table:style-name="ro1">
          <table:table-cell office:value-type="float" office:value="-0.43881277306798167" table:formula="of:=[Rotation.H625]" table:style-name="ce1">
            <text:p>-0.438812773</text:p>
          </table:table-cell>
          <table:table-cell office:value-type="float" office:value="0" table:formula="of:=[Rotation.I625]" table:style-name="ce1">
            <text:p>0</text:p>
          </table:table-cell>
          <table:table-cell office:value-type="float" office:value="0.1228721294370209" table:formula="of:=[Rotation.J625]" table:style-name="ce1">
            <text:p>0.122872129</text:p>
          </table:table-cell>
          <table:table-cell table:number-columns-repeated="16381"/>
        </table:table-row>
        <table:table-row table:style-name="ro1">
          <table:table-cell office:value-type="float" office:value="-0.43871874936231142" table:formula="of:=[Rotation.H626]" table:style-name="ce1">
            <text:p>-0.438718749</text:p>
          </table:table-cell>
          <table:table-cell office:value-type="float" office:value="0" table:formula="of:=[Rotation.I626]" table:style-name="ce1">
            <text:p>0</text:p>
          </table:table-cell>
          <table:table-cell office:value-type="float" office:value="0.12320742249543803" table:formula="of:=[Rotation.J626]" table:style-name="ce1">
            <text:p>0.123207422</text:p>
          </table:table-cell>
          <table:table-cell table:number-columns-repeated="16381"/>
        </table:table-row>
        <table:table-row table:style-name="ro1">
          <table:table-cell office:value-type="float" office:value="-0.43863737251218582" table:formula="of:=[Rotation.H627]" table:style-name="ce1">
            <text:p>-0.438637373</text:p>
          </table:table-cell>
          <table:table-cell office:value-type="float" office:value="0" table:formula="of:=[Rotation.I627]" table:style-name="ce1">
            <text:p>0</text:p>
          </table:table-cell>
          <table:table-cell office:value-type="float" office:value="0.12349682358508626" table:formula="of:=[Rotation.J627]" table:style-name="ce1">
            <text:p>0.123496824</text:p>
          </table:table-cell>
          <table:table-cell table:number-columns-repeated="16381"/>
        </table:table-row>
        <table:table-row table:style-name="ro1">
          <table:table-cell office:value-type="float" office:value="-0.43856902890659333" table:formula="of:=[Rotation.H628]" table:style-name="ce1">
            <text:p>-0.438569029</text:p>
          </table:table-cell>
          <table:table-cell office:value-type="float" office:value="0" table:formula="of:=[Rotation.I628]" table:style-name="ce1">
            <text:p>0</text:p>
          </table:table-cell>
          <table:table-cell office:value-type="float" office:value="0.12373931018042619" table:formula="of:=[Rotation.J628]" table:style-name="ce1">
            <text:p>0.12373931</text:p>
          </table:table-cell>
          <table:table-cell table:number-columns-repeated="16381"/>
        </table:table-row>
        <table:table-row table:style-name="ro1">
          <table:table-cell office:value-type="float" office:value="-0.43851406235410961" table:formula="of:=[Rotation.H629]" table:style-name="ce1">
            <text:p>-0.438514062</text:p>
          </table:table-cell>
          <table:table-cell office:value-type="float" office:value="0" table:formula="of:=[Rotation.I629]" table:style-name="ce1">
            <text:p>0</text:p>
          </table:table-cell>
          <table:table-cell office:value-type="float" office:value="0.12393396272893123" table:formula="of:=[Rotation.J629]" table:style-name="ce1">
            <text:p>0.123933963</text:p>
          </table:table-cell>
          <table:table-cell table:number-columns-repeated="16381"/>
        </table:table-row>
        <table:table-row table:style-name="ro1">
          <table:table-cell office:value-type="float" office:value="-0.43847254864395729" table:formula="of:=[Rotation.H630]" table:style-name="ce1">
            <text:p>-0.438472549</text:p>
          </table:table-cell>
          <table:table-cell office:value-type="float" office:value="0" table:formula="of:=[Rotation.I630]" table:style-name="ce1">
            <text:p>0</text:p>
          </table:table-cell>
          <table:table-cell office:value-type="float" office:value="0.12408075630682021" table:formula="of:=[Rotation.J630]" table:style-name="ce1">
            <text:p>0.124080756</text:p>
          </table:table-cell>
          <table:table-cell table:number-columns-repeated="16381"/>
        </table:table-row>
        <table:table-row table:style-name="ro1">
          <table:table-cell office:value-type="float" office:value="-0.43844441727103917" table:formula="of:=[Rotation.H631]" table:style-name="ce1">
            <text:p>-0.438444417</text:p>
          </table:table-cell>
          <table:table-cell office:value-type="float" office:value="0" table:formula="of:=[Rotation.I631]" table:style-name="ce1">
            <text:p>0</text:p>
          </table:table-cell>
          <table:table-cell office:value-type="float" office:value="0.12418012306266606" table:formula="of:=[Rotation.J631]" table:style-name="ce1">
            <text:p>0.124180123</text:p>
          </table:table-cell>
          <table:table-cell table:number-columns-repeated="16381"/>
        </table:table-row>
        <table:table-row table:style-name="ro1">
          <table:table-cell office:value-type="float" office:value="-0.43842958013547156" table:formula="of:=[Rotation.H632]" table:style-name="ce1">
            <text:p>-0.43842958</text:p>
          </table:table-cell>
          <table:table-cell office:value-type="float" office:value="0" table:formula="of:=[Rotation.I632]" table:style-name="ce1">
            <text:p>0</text:p>
          </table:table-cell>
          <table:table-cell office:value-type="float" office:value="0.124232496804315" table:formula="of:=[Rotation.J632]" table:style-name="ce1">
            <text:p>0.124232497</text:p>
          </table:table-cell>
          <table:table-cell table:number-columns-repeated="16381"/>
        </table:table-row>
        <table:table-row table:style-name="ro1">
          <table:table-cell office:value-type="float" office:value="-0.43842793416619075" table:formula="of:=[Rotation.H633]" table:style-name="ce1">
            <text:p>-0.438427934</text:p>
          </table:table-cell>
          <table:table-cell office:value-type="float" office:value="0" table:formula="of:=[Rotation.I633]" table:style-name="ce1">
            <text:p>0</text:p>
          </table:table-cell>
          <table:table-cell office:value-type="float" office:value="0.12423830545675653" table:formula="of:=[Rotation.J633]" table:style-name="ce1">
            <text:p>0.124238305</text:p>
          </table:table-cell>
          <table:table-cell table:number-columns-repeated="16381"/>
        </table:table-row>
        <table:table-row table:style-name="ro1">
          <table:table-cell office:value-type="float" office:value="-0.43843936134238959" table:formula="of:=[Rotation.H634]" table:style-name="ce1">
            <text:p>-0.438439361</text:p>
          </table:table-cell>
          <table:table-cell office:value-type="float" office:value="0" table:formula="of:=[Rotation.I634]" table:style-name="ce1">
            <text:p>0</text:p>
          </table:table-cell>
          <table:table-cell office:value-type="float" office:value="0.124197972711625" table:formula="of:=[Rotation.J634]" table:style-name="ce1">
            <text:p>0.124197973</text:p>
          </table:table-cell>
          <table:table-cell table:number-columns-repeated="16381"/>
        </table:table-row>
        <table:table-row table:style-name="ro1">
          <table:table-cell office:value-type="float" office:value="-0.43846372892458357" table:formula="of:=[Rotation.H635]" table:style-name="ce1">
            <text:p>-0.438463729</text:p>
          </table:table-cell>
          <table:table-cell office:value-type="float" office:value="0" table:formula="of:=[Rotation.I635]" table:style-name="ce1">
            <text:p>0</text:p>
          </table:table-cell>
          <table:table-cell office:value-type="float" office:value="0.12411191891816556" table:formula="of:=[Rotation.J635]" table:style-name="ce1">
            <text:p>0.124111919</text:p>
          </table:table-cell>
          <table:table-cell table:number-columns-repeated="16381"/>
        </table:table-row>
        <table:table-row table:style-name="ro1">
          <table:table-cell office:value-type="float" office:value="-0.43850089011360055" table:formula="of:=[Rotation.H636]" table:style-name="ce1">
            <text:p>-0.43850089</text:p>
          </table:table-cell>
          <table:table-cell office:value-type="float" office:value="0" table:formula="of:=[Rotation.I636]" table:style-name="ce1">
            <text:p>0</text:p>
          </table:table-cell>
          <table:table-cell office:value-type="float" office:value="0.12398056045033848" table:formula="of:=[Rotation.J636]" table:style-name="ce1">
            <text:p>0.12398056</text:p>
          </table:table-cell>
          <table:table-cell table:number-columns-repeated="16381"/>
        </table:table-row>
        <table:table-row table:style-name="ro1">
          <table:table-cell office:value-type="float" office:value="-0.43855068470281644" table:formula="of:=[Rotation.H637]" table:style-name="ce1">
            <text:p>-0.438550685</text:p>
          </table:table-cell>
          <table:table-cell office:value-type="float" office:value="0" table:formula="of:=[Rotation.I637]" table:style-name="ce1">
            <text:p>0</text:p>
          </table:table-cell>
          <table:table-cell office:value-type="float" office:value="0.12380430907965542" table:formula="of:=[Rotation.J637]" table:style-name="ce1">
            <text:p>0.123804309</text:p>
          </table:table-cell>
          <table:table-cell table:number-columns-repeated="16381"/>
        </table:table-row>
        <table:table-row table:style-name="ro1">
          <table:table-cell office:value-type="float" office:value="-0.43861293907504345" table:formula="of:=[Rotation.H638]" table:style-name="ce1">
            <text:p>-0.438612939</text:p>
          </table:table-cell>
          <table:table-cell office:value-type="float" office:value="0" table:formula="of:=[Rotation.I638]" table:style-name="ce1">
            <text:p>0</text:p>
          </table:table-cell>
          <table:table-cell office:value-type="float" office:value="0.12358357364938181" table:formula="of:=[Rotation.J638]" table:style-name="ce1">
            <text:p>0.123583574</text:p>
          </table:table-cell>
          <table:table-cell table:number-columns-repeated="16381"/>
        </table:table-row>
        <table:table-row table:style-name="ro1">
          <table:table-cell office:value-type="float" office:value="-0.4386874670589278" table:formula="of:=[Rotation.H639]" table:style-name="ce1">
            <text:p>-0.438687467</text:p>
          </table:table-cell>
          <table:table-cell office:value-type="float" office:value="0" table:formula="of:=[Rotation.I639]" table:style-name="ce1">
            <text:p>0</text:p>
          </table:table-cell>
          <table:table-cell office:value-type="float" office:value="0.12331875869235025" table:formula="of:=[Rotation.J639]" table:style-name="ce1">
            <text:p>0.123318759</text:p>
          </table:table-cell>
          <table:table-cell table:number-columns-repeated="16381"/>
        </table:table-row>
        <table:table-row table:style-name="ro1">
          <table:table-cell office:value-type="float" office:value="-0.4387740699156063" table:formula="of:=[Rotation.H640]" table:style-name="ce1">
            <text:p>-0.43877407</text:p>
          </table:table-cell>
          <table:table-cell office:value-type="float" office:value="0" table:formula="of:=[Rotation.I640]" table:style-name="ce1">
            <text:p>0</text:p>
          </table:table-cell>
          <table:table-cell office:value-type="float" office:value="0.12301026611504677" table:formula="of:=[Rotation.J640]" table:style-name="ce1">
            <text:p>0.123010266</text:p>
          </table:table-cell>
          <table:table-cell table:number-columns-repeated="16381"/>
        </table:table-row>
        <table:table-row table:style-name="ro1">
          <table:table-cell office:value-type="float" office:value="-0.43887253718239594" table:formula="of:=[Rotation.H641]" table:style-name="ce1">
            <text:p>-0.438872537</text:p>
          </table:table-cell>
          <table:table-cell office:value-type="float" office:value="0" table:formula="of:=[Rotation.I641]" table:style-name="ce1">
            <text:p>0</text:p>
          </table:table-cell>
          <table:table-cell office:value-type="float" office:value="0.12265849382365043" table:formula="of:=[Rotation.J641]" table:style-name="ce1">
            <text:p>0.122658494</text:p>
          </table:table-cell>
          <table:table-cell table:number-columns-repeated="16381"/>
        </table:table-row>
        <table:table-row table:style-name="ro1">
          <table:table-cell office:value-type="float" office:value="-0.43898264665041714" table:formula="of:=[Rotation.H642]" table:style-name="ce1">
            <text:p>-0.438982647</text:p>
          </table:table-cell>
          <table:table-cell office:value-type="float" office:value="0" table:formula="of:=[Rotation.I642]" table:style-name="ce1">
            <text:p>0</text:p>
          </table:table-cell>
          <table:table-cell office:value-type="float" office:value="0.12226383741644556" table:formula="of:=[Rotation.J642]" table:style-name="ce1">
            <text:p>0.122263837</text:p>
          </table:table-cell>
          <table:table-cell table:number-columns-repeated="16381"/>
        </table:table-row>
        <table:table-row table:style-name="ro1">
          <table:table-cell office:value-type="float" office:value="-0.43910416498291216" table:formula="of:=[Rotation.H643]" table:style-name="ce1">
            <text:p>-0.439104165</text:p>
          </table:table-cell>
          <table:table-cell office:value-type="float" office:value="0" table:formula="of:=[Rotation.I643]" table:style-name="ce1">
            <text:p>0</text:p>
          </table:table-cell>
          <table:table-cell office:value-type="float" office:value="0.1218266895826175" table:formula="of:=[Rotation.J643]" table:style-name="ce1">
            <text:p>0.12182669</text:p>
          </table:table-cell>
          <table:table-cell table:number-columns-repeated="16381"/>
        </table:table-row>
        <table:table-row table:style-name="ro1">
          <table:table-cell office:value-type="float" office:value="-0.43923684832457266" table:formula="of:=[Rotation.H644]" table:style-name="ce1">
            <text:p>-0.439236848</text:p>
          </table:table-cell>
          <table:table-cell office:value-type="float" office:value="0" table:formula="of:=[Rotation.I644]" table:style-name="ce1">
            <text:p>0</text:p>
          </table:table-cell>
          <table:table-cell office:value-type="float" office:value="0.12134743950284378" table:formula="of:=[Rotation.J644]" table:style-name="ce1">
            <text:p>0.12134744</text:p>
          </table:table-cell>
          <table:table-cell table:number-columns-repeated="16381"/>
        </table:table-row>
        <table:table-row table:style-name="ro1">
          <table:table-cell office:value-type="float" office:value="-0.43938044226781725" table:formula="of:=[Rotation.H645]" table:style-name="ce1">
            <text:p>-0.439380442</text:p>
          </table:table-cell>
          <table:table-cell office:value-type="float" office:value="0" table:formula="of:=[Rotation.I645]" table:style-name="ce1">
            <text:p>0</text:p>
          </table:table-cell>
          <table:table-cell office:value-type="float" office:value="0.120826474551471" table:formula="of:=[Rotation.J645]" table:style-name="ce1">
            <text:p>0.120826475</text:p>
          </table:table-cell>
          <table:table-cell table:number-columns-repeated="16381"/>
        </table:table-row>
        <table:table-row table:style-name="ro1">
          <table:table-cell office:value-type="float" office:value="-0.43953468266455747" table:formula="of:=[Rotation.H646]" table:style-name="ce1">
            <text:p>-0.439534683</text:p>
          </table:table-cell>
          <table:table-cell office:value-type="float" office:value="0" table:formula="of:=[Rotation.I646]" table:style-name="ce1">
            <text:p>0</text:p>
          </table:table-cell>
          <table:table-cell office:value-type="float" office:value="0.12026417893523725" table:formula="of:=[Rotation.J646]" table:style-name="ce1">
            <text:p>0.120264179</text:p>
          </table:table-cell>
          <table:table-cell table:number-columns-repeated="16381"/>
        </table:table-row>
        <table:table-row table:style-name="ro1">
          <table:table-cell office:value-type="float" office:value="-0.43969929579519795" table:formula="of:=[Rotation.H647]" table:style-name="ce1">
            <text:p>-0.439699296</text:p>
          </table:table-cell>
          <table:table-cell office:value-type="float" office:value="0" table:formula="of:=[Rotation.I647]" table:style-name="ce1">
            <text:p>0</text:p>
          </table:table-cell>
          <table:table-cell office:value-type="float" office:value="0.11966093463284934" table:formula="of:=[Rotation.J647]" table:style-name="ce1">
            <text:p>0.119660935</text:p>
          </table:table-cell>
          <table:table-cell table:number-columns-repeated="16381"/>
        </table:table-row>
        <table:table-row table:style-name="ro1">
          <table:table-cell office:value-type="float" office:value="-0.43987399833105328" table:formula="of:=[Rotation.H648]" table:style-name="ce1">
            <text:p>-0.439873998</text:p>
          </table:table-cell>
          <table:table-cell office:value-type="float" office:value="0" table:formula="of:=[Rotation.I648]" table:style-name="ce1">
            <text:p>0</text:p>
          </table:table-cell>
          <table:table-cell office:value-type="float" office:value="0.11901712310525972" table:formula="of:=[Rotation.J648]" table:style-name="ce1">
            <text:p>0.119017123</text:p>
          </table:table-cell>
          <table:table-cell table:number-columns-repeated="16381"/>
        </table:table-row>
        <table:table-row table:style-name="ro1">
          <table:table-cell office:value-type="float" office:value="-0.44005849854587575" table:formula="of:=[Rotation.H649]" table:style-name="ce1">
            <text:p>-0.440058499</text:p>
          </table:table-cell>
          <table:table-cell office:value-type="float" office:value="0" table:formula="of:=[Rotation.I649]" table:style-name="ce1">
            <text:p>0</text:p>
          </table:table-cell>
          <table:table-cell office:value-type="float" office:value="0.11833312240260321" table:formula="of:=[Rotation.J649]" table:style-name="ce1">
            <text:p>0.118333122</text:p>
          </table:table-cell>
          <table:table-cell table:number-columns-repeated="16381"/>
        </table:table-row>
        <table:table-row table:style-name="ro1">
          <table:table-cell office:value-type="float" office:value="-0.44025245910993466" table:formula="of:=[Rotation.H650]" table:style-name="ce1">
            <text:p>-0.440252459</text:p>
          </table:table-cell>
          <table:table-cell office:value-type="float" office:value="0" table:formula="of:=[Rotation.I650]" table:style-name="ce1">
            <text:p>0</text:p>
          </table:table-cell>
          <table:table-cell office:value-type="float" office:value="0.11760944795234486" table:formula="of:=[Rotation.J650]" table:style-name="ce1">
            <text:p>0.117609448</text:p>
          </table:table-cell>
          <table:table-cell table:number-columns-repeated="16381"/>
        </table:table-row>
        <table:table-row table:style-name="ro1">
          <table:table-cell office:value-type="float" office:value="-0.44045532062350251" table:formula="of:=[Rotation.H651]" table:style-name="ce1">
            <text:p>-0.440455321</text:p>
          </table:table-cell>
          <table:table-cell office:value-type="float" office:value="0" table:formula="of:=[Rotation.I651]" table:style-name="ce1">
            <text:p>0</text:p>
          </table:table-cell>
          <table:table-cell office:value-type="float" office:value="0.11684742416693494" table:formula="of:=[Rotation.J651]" table:style-name="ce1">
            <text:p>0.116847424</text:p>
          </table:table-cell>
          <table:table-cell table:number-columns-repeated="16381"/>
        </table:table-row>
        <table:table-row table:style-name="ro1">
          <table:table-cell office:value-type="float" office:value="-0.44066644576946268" table:formula="of:=[Rotation.H652]" table:style-name="ce1">
            <text:p>-0.440666446</text:p>
          </table:table-cell>
          <table:table-cell office:value-type="float" office:value="0" table:formula="of:=[Rotation.I652]" table:style-name="ce1">
            <text:p>0</text:p>
          </table:table-cell>
          <table:table-cell office:value-type="float" office:value="0.11604866898378963" table:formula="of:=[Rotation.J652]" table:style-name="ce1">
            <text:p>0.116048669</text:p>
          </table:table-cell>
          <table:table-cell table:number-columns-repeated="16381"/>
        </table:table-row>
        <table:table-row table:style-name="ro1">
          <table:table-cell office:value-type="float" office:value="-0.44088519965638068" table:formula="of:=[Rotation.H653]" table:style-name="ce1">
            <text:p>-0.4408852</text:p>
          </table:table-cell>
          <table:table-cell office:value-type="float" office:value="0" table:formula="of:=[Rotation.I653]" table:style-name="ce1">
            <text:p>0</text:p>
          </table:table-cell>
          <table:table-cell office:value-type="float" office:value="0.11521480253836033" table:formula="of:=[Rotation.J653]" table:style-name="ce1">
            <text:p>0.115214803</text:p>
          </table:table-cell>
          <table:table-cell table:number-columns-repeated="16381"/>
        </table:table-row>
        <table:table-row table:style-name="ro1">
          <table:table-cell office:value-type="float" office:value="-0.44111095116746368" table:formula="of:=[Rotation.H654]" table:style-name="ce1">
            <text:p>-0.441110951</text:p>
          </table:table-cell>
          <table:table-cell office:value-type="float" office:value="0" table:formula="of:=[Rotation.I654]" table:style-name="ce1">
            <text:p>0</text:p>
          </table:table-cell>
          <table:table-cell office:value-type="float" office:value="0.11434744754534523" table:formula="of:=[Rotation.J654]" table:style-name="ce1">
            <text:p>0.114347448</text:p>
          </table:table-cell>
          <table:table-cell table:number-columns-repeated="16381"/>
        </table:table-row>
        <table:table-row table:style-name="ro1">
          <table:table-cell office:value-type="float" office:value="-0.44134307504241932" table:formula="of:=[Rotation.H655]" table:style-name="ce1">
            <text:p>-0.441343075</text:p>
          </table:table-cell>
          <table:table-cell office:value-type="float" office:value="0" table:formula="of:=[Rotation.I655]" table:style-name="ce1">
            <text:p>0</text:p>
          </table:table-cell>
          <table:table-cell office:value-type="float" office:value="0.1134482265709845" table:formula="of:=[Rotation.J655]" table:style-name="ce1">
            <text:p>0.113448227</text:p>
          </table:table-cell>
          <table:table-cell table:number-columns-repeated="16381"/>
        </table:table-row>
        <table:table-row table:style-name="ro1">
          <table:table-cell office:value-type="float" office:value="-0.44158095170095274" table:formula="of:=[Rotation.H656]" table:style-name="ce1">
            <text:p>-0.441580952</text:p>
          </table:table-cell>
          <table:table-cell office:value-type="float" office:value="0" table:formula="of:=[Rotation.I656]" table:style-name="ce1">
            <text:p>0</text:p>
          </table:table-cell>
          <table:table-cell office:value-type="float" office:value="0.11251876774512251" table:formula="of:=[Rotation.J656]" table:style-name="ce1">
            <text:p>0.112518768</text:p>
          </table:table-cell>
          <table:table-cell table:number-columns-repeated="16381"/>
        </table:table-row>
        <table:table-row table:style-name="ro1">
          <table:table-cell office:value-type="float" office:value="-0.44182396960536308" table:formula="of:=[Rotation.H657]" table:style-name="ce1">
            <text:p>-0.44182397</text:p>
          </table:table-cell>
          <table:table-cell office:value-type="float" office:value="0" table:formula="of:=[Rotation.I657]" table:style-name="ce1">
            <text:p>0</text:p>
          </table:table-cell>
          <table:table-cell office:value-type="float" office:value="0.11156070043774026" table:formula="of:=[Rotation.J657]" table:style-name="ce1">
            <text:p>0.1115607</text:p>
          </table:table-cell>
          <table:table-cell table:number-columns-repeated="16381"/>
        </table:table-row>
        <table:table-row table:style-name="ro1">
          <table:table-cell office:value-type="float" office:value="-0.44207152634609714" table:formula="of:=[Rotation.H658]" table:style-name="ce1">
            <text:p>-0.442071526</text:p>
          </table:table-cell>
          <table:table-cell office:value-type="float" office:value="0" table:formula="of:=[Rotation.I658]" table:style-name="ce1">
            <text:p>0</text:p>
          </table:table-cell>
          <table:table-cell office:value-type="float" office:value="0.11057565552160187" table:formula="of:=[Rotation.J658]" table:style-name="ce1">
            <text:p>0.110575656</text:p>
          </table:table-cell>
          <table:table-cell table:number-columns-repeated="16381"/>
        </table:table-row>
        <table:table-row table:style-name="ro1">
          <table:table-cell office:value-type="float" office:value="-0.44232302870946266" table:formula="of:=[Rotation.H659]" table:style-name="ce1">
            <text:p>-0.442323029</text:p>
          </table:table-cell>
          <table:table-cell office:value-type="float" office:value="0" table:formula="of:=[Rotation.I659]" table:style-name="ce1">
            <text:p>0</text:p>
          </table:table-cell>
          <table:table-cell office:value-type="float" office:value="0.10956526946659631" table:formula="of:=[Rotation.J659]" table:style-name="ce1">
            <text:p>0.109565269</text:p>
          </table:table-cell>
          <table:table-cell table:number-columns-repeated="16381"/>
        </table:table-row>
        <table:table-row table:style-name="ro1">
          <table:table-cell office:value-type="float" office:value="-0.44257789444263423" table:formula="of:=[Rotation.H660]" table:style-name="ce1">
            <text:p>-0.442577894</text:p>
          </table:table-cell>
          <table:table-cell office:value-type="float" office:value="0" table:formula="of:=[Rotation.I660]" table:style-name="ce1">
            <text:p>0</text:p>
          </table:table-cell>
          <table:table-cell office:value-type="float" office:value="0.1085311814674681" table:formula="of:=[Rotation.J660]" table:style-name="ce1">
            <text:p>0.108531181</text:p>
          </table:table-cell>
          <table:table-cell table:number-columns-repeated="16381"/>
        </table:table-row>
        <table:table-row table:style-name="ro1">
          <table:table-cell office:value-type="float" office:value="-0.44283555279019593" table:formula="of:=[Rotation.H661]" table:style-name="ce1">
            <text:p>-0.442835553</text:p>
          </table:table-cell>
          <table:table-cell office:value-type="float" office:value="0" table:formula="of:=[Rotation.I661]" table:style-name="ce1">
            <text:p>0</text:p>
          </table:table-cell>
          <table:table-cell office:value-type="float" office:value="0.10747503517097158" table:formula="of:=[Rotation.J661]" table:style-name="ce1">
            <text:p>0.107475035</text:p>
          </table:table-cell>
          <table:table-cell table:number-columns-repeated="16381"/>
        </table:table-row>
        <table:table-row table:style-name="ro1">
          <table:table-cell office:value-type="float" office:value="-0.4430954461060414" table:formula="of:=[Rotation.H662]" table:style-name="ce1">
            <text:p>-0.443095446</text:p>
          </table:table-cell>
          <table:table-cell office:value-type="float" office:value="0" table:formula="of:=[Rotation.I662]" table:style-name="ce1">
            <text:p>0</text:p>
          </table:table-cell>
          <table:table-cell office:value-type="float" office:value="0.10639847574137593" table:formula="of:=[Rotation.J662]" table:style-name="ce1">
            <text:p>0.106398476</text:p>
          </table:table-cell>
          <table:table-cell table:number-columns-repeated="16381"/>
        </table:table-row>
        <table:table-row table:style-name="ro1">
          <table:table-cell office:value-type="float" office:value="-0.44335702952096906" table:formula="of:=[Rotation.H663]" table:style-name="ce1">
            <text:p>-0.44335703</text:p>
          </table:table-cell>
          <table:table-cell office:value-type="float" office:value="0" table:formula="of:=[Rotation.I663]" table:style-name="ce1">
            <text:p>0</text:p>
          </table:table-cell>
          <table:table-cell office:value-type="float" office:value="0.10530315462673726" table:formula="of:=[Rotation.J663]" table:style-name="ce1">
            <text:p>0.105303155</text:p>
          </table:table-cell>
          <table:table-cell table:number-columns-repeated="16381"/>
        </table:table-row>
        <table:table-row table:style-name="ro1">
          <table:table-cell office:value-type="float" office:value="-0.44361977243596795" table:formula="of:=[Rotation.H664]" table:style-name="ce1">
            <text:p>-0.443619772</text:p>
          </table:table-cell>
          <table:table-cell office:value-type="float" office:value="0" table:formula="of:=[Rotation.I664]" table:style-name="ce1">
            <text:p>0</text:p>
          </table:table-cell>
          <table:table-cell office:value-type="float" office:value="0.10419072657324166" table:formula="of:=[Rotation.J664]" table:style-name="ce1">
            <text:p>0.104190727</text:p>
          </table:table-cell>
          <table:table-cell table:number-columns-repeated="16381"/>
        </table:table-row>
        <table:table-row table:style-name="ro1">
          <table:table-cell office:value-type="float" office:value="-0.44388315900865644" table:formula="of:=[Rotation.H665]" table:style-name="ce1">
            <text:p>-0.443883159</text:p>
          </table:table-cell>
          <table:table-cell office:value-type="float" office:value="0" table:formula="of:=[Rotation.I665]" table:style-name="ce1">
            <text:p>0</text:p>
          </table:table-cell>
          <table:table-cell office:value-type="float" office:value="0.10306285047724924" table:formula="of:=[Rotation.J665]" table:style-name="ce1">
            <text:p>0.10306285</text:p>
          </table:table-cell>
          <table:table-cell table:number-columns-repeated="16381"/>
        </table:table-row>
        <table:table-row table:style-name="ro1">
          <table:table-cell office:value-type="float" office:value="-0.44414668894521703" table:formula="of:=[Rotation.H666]" table:style-name="ce1">
            <text:p>-0.444146689</text:p>
          </table:table-cell>
          <table:table-cell office:value-type="float" office:value="0" table:formula="of:=[Rotation.I666]" table:style-name="ce1">
            <text:p>0</text:p>
          </table:table-cell>
          <table:table-cell office:value-type="float" office:value="0.1019211886655598" table:formula="of:=[Rotation.J666]" table:style-name="ce1">
            <text:p>0.101921189</text:p>
          </table:table-cell>
          <table:table-cell table:number-columns-repeated="16381"/>
        </table:table-row>
        <table:table-row table:style-name="ro1">
          <table:table-cell office:value-type="float" office:value="-0.44440987742672511" table:formula="of:=[Rotation.H667]" table:style-name="ce1">
            <text:p>-0.444409877</text:p>
          </table:table-cell>
          <table:table-cell office:value-type="float" office:value="0" table:formula="of:=[Rotation.I667]" table:style-name="ce1">
            <text:p>0</text:p>
          </table:table-cell>
          <table:table-cell office:value-type="float" office:value="0.10076740964003787" table:formula="of:=[Rotation.J667]" table:style-name="ce1">
            <text:p>0.10076741</text:p>
          </table:table-cell>
          <table:table-cell table:number-columns-repeated="16381"/>
        </table:table-row>
        <table:table-row table:style-name="ro1">
          <table:table-cell office:value-type="float" office:value="-0.44467225651051268" table:formula="of:=[Rotation.H668]" table:style-name="ce1">
            <text:p>-0.444672257</text:p>
          </table:table-cell>
          <table:table-cell office:value-type="float" office:value="0" table:formula="of:=[Rotation.I668]" table:style-name="ce1">
            <text:p>0</text:p>
          </table:table-cell>
          <table:table-cell office:value-type="float" office:value="9.9603184135090755E-2" table:formula="of:=[Rotation.J668]" table:style-name="ce1">
            <text:p>0.099603184</text:p>
          </table:table-cell>
          <table:table-cell table:number-columns-repeated="16381"/>
        </table:table-row>
        <table:table-row table:style-name="ro1">
          <table:table-cell office:value-type="float" office:value="-0.4449333748435173" table:formula="of:=[Rotation.H669]" table:style-name="ce1">
            <text:p>-0.444933375</text:p>
          </table:table-cell>
          <table:table-cell office:value-type="float" office:value="0" table:formula="of:=[Rotation.I669]" table:style-name="ce1">
            <text:p>0</text:p>
          </table:table-cell>
          <table:table-cell office:value-type="float" office:value="9.8430188206454688E-2" table:formula="of:=[Rotation.J669]" table:style-name="ce1">
            <text:p>0.098430188</text:p>
          </table:table-cell>
          <table:table-cell table:number-columns-repeated="16381"/>
        </table:table-row>
        <table:table-row table:style-name="ro1">
          <table:table-cell office:value-type="float" office:value="-0.44519279834596415" table:formula="of:=[Rotation.H670]" table:style-name="ce1">
            <text:p>-0.445192798</text:p>
          </table:table-cell>
          <table:table-cell office:value-type="float" office:value="0" table:formula="of:=[Rotation.I670]" table:style-name="ce1">
            <text:p>0</text:p>
          </table:table-cell>
          <table:table-cell office:value-type="float" office:value="9.7250101804006894E-2" table:formula="of:=[Rotation.J670]" table:style-name="ce1">
            <text:p>0.097250102</text:p>
          </table:table-cell>
          <table:table-cell table:number-columns-repeated="16381"/>
        </table:table-row>
        <table:table-row table:style-name="ro1">
          <table:table-cell office:value-type="float" office:value="-0.44545010973663723" table:formula="of:=[Rotation.H671]" table:style-name="ce1">
            <text:p>-0.44545011</text:p>
          </table:table-cell>
          <table:table-cell office:value-type="float" office:value="0" table:formula="of:=[Rotation.I671]" table:style-name="ce1">
            <text:p>0</text:p>
          </table:table-cell>
          <table:table-cell office:value-type="float" office:value="9.6064612296192911E-2" table:formula="of:=[Rotation.J671]" table:style-name="ce1">
            <text:p>0.096064612</text:p>
          </table:table-cell>
          <table:table-cell table:number-columns-repeated="16381"/>
        </table:table-row>
        <table:table-row table:style-name="ro1">
          <table:table-cell office:value-type="float" office:value="-0.44570490674366037" table:formula="of:=[Rotation.H672]" table:style-name="ce1">
            <text:p>-0.445704907</text:p>
          </table:table-cell>
          <table:table-cell office:value-type="float" office:value="0" table:formula="of:=[Rotation.I672]" table:style-name="ce1">
            <text:p>0</text:p>
          </table:table-cell>
          <table:table-cell office:value-type="float" office:value="9.4875424134098149E-2" table:formula="of:=[Rotation.J672]" table:style-name="ce1">
            <text:p>0.094875424</text:p>
          </table:table-cell>
          <table:table-cell table:number-columns-repeated="16381"/>
        </table:table-row>
        <table:table-row table:style-name="ro1">
          <table:table-cell office:value-type="float" office:value="-0.44595680452802694" table:formula="of:=[Rotation.H673]" table:style-name="ce1">
            <text:p>-0.445956805</text:p>
          </table:table-cell>
          <table:table-cell office:value-type="float" office:value="0" table:formula="of:=[Rotation.I673]" table:style-name="ce1">
            <text:p>0</text:p>
          </table:table-cell>
          <table:table-cell office:value-type="float" office:value="9.3684248917046617E-2" table:formula="of:=[Rotation.J673]" table:style-name="ce1">
            <text:p>0.093684249</text:p>
          </table:table-cell>
          <table:table-cell table:number-columns-repeated="16381"/>
        </table:table-row>
        <table:table-row table:style-name="ro1">
          <table:table-cell office:value-type="float" office:value="-0.44620543645253796" table:formula="of:=[Rotation.H674]" table:style-name="ce1">
            <text:p>-0.446205436</text:p>
          </table:table-cell>
          <table:table-cell office:value-type="float" office:value="0" table:formula="of:=[Rotation.I674]" table:style-name="ce1">
            <text:p>0</text:p>
          </table:table-cell>
          <table:table-cell office:value-type="float" office:value="9.2492802315640443E-2" table:formula="of:=[Rotation.J674]" table:style-name="ce1">
            <text:p>0.092492802</text:p>
          </table:table-cell>
          <table:table-cell table:number-columns-repeated="16381"/>
        </table:table-row>
        <table:table-row table:style-name="ro1">
          <table:table-cell office:value-type="float" office:value="-0.4464504541667369" table:formula="of:=[Rotation.H675]" table:style-name="ce1">
            <text:p>-0.446450454</text:p>
          </table:table-cell>
          <table:table-cell office:value-type="float" office:value="0" table:formula="of:=[Rotation.I675]" table:style-name="ce1">
            <text:p>0</text:p>
          </table:table-cell>
          <table:table-cell office:value-type="float" office:value="9.1302803759327852E-2" table:formula="of:=[Rotation.J675]" table:style-name="ce1">
            <text:p>0.091302804</text:p>
          </table:table-cell>
          <table:table-cell table:number-columns-repeated="16381"/>
        </table:table-row>
        <table:table-row table:style-name="ro1">
          <table:table-cell office:value-type="float" office:value="-0.44669152758326502" table:formula="of:=[Rotation.H676]" table:style-name="ce1">
            <text:p>-0.446691528</text:p>
          </table:table-cell>
          <table:table-cell office:value-type="float" office:value="0" table:formula="of:=[Rotation.I676]" table:style-name="ce1">
            <text:p>0</text:p>
          </table:table-cell>
          <table:table-cell office:value-type="float" office:value="9.0115976304588646E-2" table:formula="of:=[Rotation.J676]" table:style-name="ce1">
            <text:p>0.090115976</text:p>
          </table:table-cell>
          <table:table-cell table:number-columns-repeated="16381"/>
        </table:table-row>
        <table:table-row table:style-name="ro1">
          <table:table-cell office:value-type="float" office:value="-0.44692834474126247" table:formula="of:=[Rotation.H677]" table:style-name="ce1">
            <text:p>-0.446928345</text:p>
          </table:table-cell>
          <table:table-cell office:value-type="float" office:value="0" table:formula="of:=[Rotation.I677]" table:style-name="ce1">
            <text:p>0</text:p>
          </table:table-cell>
          <table:table-cell office:value-type="float" office:value="8.8934046724723256E-2" table:formula="of:=[Rotation.J677]" table:style-name="ce1">
            <text:p>0.088934047</text:p>
          </table:table-cell>
          <table:table-cell table:number-columns-repeated="16381"/>
        </table:table-row>
        <table:table-row table:style-name="ro1">
          <table:table-cell office:value-type="float" office:value="-0.44716061172172666" table:formula="of:=[Rotation.H678]" table:style-name="ce1">
            <text:p>-0.447160612</text:p>
          </table:table-cell>
          <table:table-cell office:value-type="float" office:value="0" table:formula="of:=[Rotation.I678]" table:style-name="ce1">
            <text:p>0</text:p>
          </table:table-cell>
          <table:table-cell office:value-type="float" office:value="8.7758745003852501E-2" table:formula="of:=[Rotation.J678]" table:style-name="ce1">
            <text:p>0.087758745</text:p>
          </table:table-cell>
          <table:table-cell table:number-columns-repeated="16381"/>
        </table:table-row>
        <table:table-row table:style-name="ro1">
          <table:table-cell office:value-type="float" office:value="-0.44738805235748902" table:formula="of:=[Rotation.H679]" table:style-name="ce1">
            <text:p>-0.447388052</text:p>
          </table:table-cell>
          <table:table-cell office:value-type="float" office:value="0" table:formula="of:=[Rotation.I679]" table:style-name="ce1">
            <text:p>0</text:p>
          </table:table-cell>
          <table:table-cell office:value-type="float" office:value="8.6591804506966158E-2" table:formula="of:=[Rotation.J679]" table:style-name="ce1">
            <text:p>0.086591805</text:p>
          </table:table-cell>
          <table:table-cell table:number-columns-repeated="16381"/>
        </table:table-row>
        <table:table-row table:style-name="ro1">
          <table:table-cell office:value-type="float" office:value="-0.44761040802008345" table:formula="of:=[Rotation.H680]" table:style-name="ce1">
            <text:p>-0.447610408</text:p>
          </table:table-cell>
          <table:table-cell office:value-type="float" office:value="0" table:formula="of:=[Rotation.I680]" table:style-name="ce1">
            <text:p>0</text:p>
          </table:table-cell>
          <table:table-cell office:value-type="float" office:value="8.5434961415654986E-2" table:formula="of:=[Rotation.J680]" table:style-name="ce1">
            <text:p>0.085434961</text:p>
          </table:table-cell>
          <table:table-cell table:number-columns-repeated="16381"/>
        </table:table-row>
        <table:table-row table:style-name="ro1">
          <table:table-cell office:value-type="float" office:value="-0.44782743717151063" table:formula="of:=[Rotation.H681]" table:style-name="ce1">
            <text:p>-0.447827437</text:p>
          </table:table-cell>
          <table:table-cell office:value-type="float" office:value="0" table:formula="of:=[Rotation.I681]" table:style-name="ce1">
            <text:p>0</text:p>
          </table:table-cell>
          <table:table-cell office:value-type="float" office:value="8.4289955014797857E-2" table:formula="of:=[Rotation.J681]" table:style-name="ce1">
            <text:p>0.084289955</text:p>
          </table:table-cell>
          <table:table-cell table:number-columns-repeated="16381"/>
        </table:table-row>
        <table:table-row table:style-name="ro1">
          <table:table-cell office:value-type="float" office:value="-0.44803891501547399" table:formula="of:=[Rotation.H682]" table:style-name="ce1">
            <text:p>-0.448038915</text:p>
          </table:table-cell>
          <table:table-cell office:value-type="float" office:value="0" table:formula="of:=[Rotation.I682]" table:style-name="ce1">
            <text:p>0</text:p>
          </table:table-cell>
          <table:table-cell office:value-type="float" office:value="8.3158527113922048E-2" table:formula="of:=[Rotation.J682]" table:style-name="ce1">
            <text:p>0.083158527</text:p>
          </table:table-cell>
          <table:table-cell table:number-columns-repeated="16381"/>
        </table:table-row>
        <table:table-row table:style-name="ro1">
          <table:table-cell office:value-type="float" office:value="-0.44824463284601779" table:formula="of:=[Rotation.H683]" table:style-name="ce1">
            <text:p>-0.448244633</text:p>
          </table:table-cell>
          <table:table-cell office:value-type="float" office:value="0" table:formula="of:=[Rotation.I683]" table:style-name="ce1">
            <text:p>0</text:p>
          </table:table-cell>
          <table:table-cell office:value-type="float" office:value="8.2042422713732077E-2" table:formula="of:=[Rotation.J683]" table:style-name="ce1">
            <text:p>0.082042423</text:p>
          </table:table-cell>
          <table:table-cell table:number-columns-repeated="16381"/>
        </table:table-row>
        <table:table-row table:style-name="ro1">
          <table:table-cell office:value-type="float" office:value="-0.44844439800522901" table:formula="of:=[Rotation.H684]" table:style-name="ce1">
            <text:p>-0.448444398</text:p>
          </table:table-cell>
          <table:table-cell office:value-type="float" office:value="0" table:formula="of:=[Rotation.I684]" table:style-name="ce1">
            <text:p>0</text:p>
          </table:table-cell>
          <table:table-cell office:value-type="float" office:value="8.0943386991944949E-2" table:formula="of:=[Rotation.J684]" table:style-name="ce1">
            <text:p>0.080943387</text:p>
          </table:table-cell>
          <table:table-cell table:number-columns-repeated="16381"/>
        </table:table-row>
        <table:table-row table:style-name="ro1">
          <table:table-cell office:value-type="float" office:value="-0.44863803229631327" table:formula="of:=[Rotation.H685]" table:style-name="ce1">
            <text:p>-0.448638032</text:p>
          </table:table-cell>
          <table:table-cell office:value-type="float" office:value="0" table:formula="of:=[Rotation.I685]" table:style-name="ce1">
            <text:p>0</text:p>
          </table:table-cell>
          <table:table-cell office:value-type="float" office:value="7.9863170343357451E-2" table:formula="of:=[Rotation.J685]" table:style-name="ce1">
            <text:p>0.07986317</text:p>
          </table:table-cell>
          <table:table-cell table:number-columns-repeated="16381"/>
        </table:table-row>
        <table:table-row table:style-name="ro1">
          <table:table-cell office:value-type="float" office:value="-0.44882537228883651" table:formula="of:=[Rotation.H686]" table:style-name="ce1">
            <text:p>-0.448825372</text:p>
          </table:table-cell>
          <table:table-cell office:value-type="float" office:value="0" table:formula="of:=[Rotation.I686]" table:style-name="ce1">
            <text:p>0</text:p>
          </table:table-cell>
          <table:table-cell office:value-type="float" office:value="7.8803522699098488E-2" table:formula="of:=[Rotation.J686]" table:style-name="ce1">
            <text:p>0.078803523</text:p>
          </table:table-cell>
          <table:table-cell table:number-columns-repeated="16381"/>
        </table:table-row>
        <table:table-row table:style-name="ro1">
          <table:table-cell office:value-type="float" office:value="-0.44900626798477139" table:formula="of:=[Rotation.H687]" table:style-name="ce1">
            <text:p>-0.449006268</text:p>
          </table:table-cell>
          <table:table-cell office:value-type="float" office:value="0" table:formula="of:=[Rotation.I687]" table:style-name="ce1">
            <text:p>0</text:p>
          </table:table-cell>
          <table:table-cell office:value-type="float" office:value="7.776619645056379E-2" table:formula="of:=[Rotation.J687]" table:style-name="ce1">
            <text:p>0.077766196</text:p>
          </table:table-cell>
          <table:table-cell table:number-columns-repeated="16381"/>
        </table:table-row>
        <table:table-row table:style-name="ro1">
          <table:table-cell office:value-type="float" office:value="-0.44918058226452651" table:formula="of:=[Rotation.H688]" table:style-name="ce1">
            <text:p>-0.449180582</text:p>
          </table:table-cell>
          <table:table-cell office:value-type="float" office:value="0" table:formula="of:=[Rotation.I688]" table:style-name="ce1">
            <text:p>0</text:p>
          </table:table-cell>
          <table:table-cell office:value-type="float" office:value="7.6752944676415968E-2" table:formula="of:=[Rotation.J688]" table:style-name="ce1">
            <text:p>0.076752945</text:p>
          </table:table-cell>
          <table:table-cell table:number-columns-repeated="16381"/>
        </table:table-row>
        <table:table-row table:style-name="ro1">
          <table:table-cell office:value-type="float" office:value="-0.44934818958248363" table:formula="of:=[Rotation.H689]" table:style-name="ce1">
            <text:p>-0.44934819</text:p>
          </table:table-cell>
          <table:table-cell office:value-type="float" office:value="0" table:formula="of:=[Rotation.I689]" table:style-name="ce1">
            <text:p>0</text:p>
          </table:table-cell>
          <table:table-cell office:value-type="float" office:value="7.5765523286943193E-2" table:formula="of:=[Rotation.J689]" table:style-name="ce1">
            <text:p>0.075765523</text:p>
          </table:table-cell>
          <table:table-cell table:number-columns-repeated="16381"/>
        </table:table-row>
        <table:table-row table:style-name="ro1">
          <table:table-cell office:value-type="float" office:value="-0.4495089754087459" table:formula="of:=[Rotation.H690]" table:style-name="ce1">
            <text:p>-0.449508975</text:p>
          </table:table-cell>
          <table:table-cell office:value-type="float" office:value="0" table:formula="of:=[Rotation.I690]" table:style-name="ce1">
            <text:p>0</text:p>
          </table:table-cell>
          <table:table-cell office:value-type="float" office:value="7.4805688466716647E-2" table:formula="of:=[Rotation.J690]" table:style-name="ce1">
            <text:p>0.074805688</text:p>
          </table:table-cell>
          <table:table-cell table:number-columns-repeated="16381"/>
        </table:table-row>
        <table:table-row table:style-name="ro1">
          <table:table-cell office:value-type="float" office:value="-0.44966283531427959" table:formula="of:=[Rotation.H691]" table:style-name="ce1">
            <text:p>-0.449662835</text:p>
          </table:table-cell>
          <table:table-cell office:value-type="float" office:value="0" table:formula="of:=[Rotation.I691]" table:style-name="ce1">
            <text:p>0</text:p>
          </table:table-cell>
          <table:table-cell office:value-type="float" office:value="7.3875195682468878E-2" table:formula="of:=[Rotation.J691]" table:style-name="ce1">
            <text:p>0.073875196</text:p>
          </table:table-cell>
          <table:table-cell table:number-columns-repeated="16381"/>
        </table:table-row>
        <table:table-row table:style-name="ro1">
          <table:table-cell office:value-type="float" office:value="-0.44980971397249409" table:formula="of:=[Rotation.H692]" table:style-name="ce1">
            <text:p>-0.449809714</text:p>
          </table:table-cell>
          <table:table-cell office:value-type="float" office:value="0" table:formula="of:=[Rotation.I692]" table:style-name="ce1">
            <text:p>0</text:p>
          </table:table-cell>
          <table:table-cell office:value-type="float" office:value="7.2975552180048919E-2" table:formula="of:=[Rotation.J692]" table:style-name="ce1">
            <text:p>0.072975552</text:p>
          </table:table-cell>
          <table:table-cell table:number-columns-repeated="16381"/>
        </table:table-row>
        <table:table-row table:style-name="ro1">
          <table:table-cell office:value-type="float" office:value="-0.44994967370380312" table:formula="of:=[Rotation.H693]" table:style-name="ce1">
            <text:p>-0.449949674</text:p>
          </table:table-cell>
          <table:table-cell office:value-type="float" office:value="0" table:formula="of:=[Rotation.I693]" table:style-name="ce1">
            <text:p>0</text:p>
          </table:table-cell>
          <table:table-cell office:value-type="float" office:value="7.2107566411861904E-2" table:formula="of:=[Rotation.J693]" table:style-name="ce1">
            <text:p>0.072107566</text:p>
          </table:table-cell>
          <table:table-cell table:number-columns-repeated="16381"/>
        </table:table-row>
        <table:table-row table:style-name="ro1">
          <table:table-cell office:value-type="float" office:value="-0.45008279464421475" table:formula="of:=[Rotation.H694]" table:style-name="ce1">
            <text:p>-0.450082795</text:p>
          </table:table-cell>
          <table:table-cell office:value-type="float" office:value="0" table:formula="of:=[Rotation.I694]" table:style-name="ce1">
            <text:p>0</text:p>
          </table:table-cell>
          <table:table-cell office:value-type="float" office:value="7.1271929714675455E-2" table:formula="of:=[Rotation.J694]" table:style-name="ce1">
            <text:p>0.07127193</text:p>
          </table:table-cell>
          <table:table-cell table:number-columns-repeated="16381"/>
        </table:table-row>
        <table:table-row table:style-name="ro1">
          <table:table-cell office:value-type="float" office:value="-0.45020915518714588" table:formula="of:=[Rotation.H695]" table:style-name="ce1">
            <text:p>-0.450209155</text:p>
          </table:table-cell>
          <table:table-cell office:value-type="float" office:value="0" table:formula="of:=[Rotation.I695]" table:style-name="ce1">
            <text:p>0</text:p>
          </table:table-cell>
          <table:table-cell office:value-type="float" office:value="7.0469330816152975E-2" table:formula="of:=[Rotation.J695]" table:style-name="ce1">
            <text:p>0.070469331</text:p>
          </table:table-cell>
          <table:table-cell table:number-columns-repeated="16381"/>
        </table:table-row>
        <table:table-row table:style-name="ro1">
          <table:table-cell office:value-type="float" office:value="-0.45032883123571965" table:formula="of:=[Rotation.H696]" table:style-name="ce1">
            <text:p>-0.450328831</text:p>
          </table:table-cell>
          <table:table-cell office:value-type="float" office:value="0" table:formula="of:=[Rotation.I696]" table:style-name="ce1">
            <text:p>0</text:p>
          </table:table-cell>
          <table:table-cell office:value-type="float" office:value="6.9700457372033953E-2" table:formula="of:=[Rotation.J696]" table:style-name="ce1">
            <text:p>0.069700457</text:p>
          </table:table-cell>
          <table:table-cell table:number-columns-repeated="16381"/>
        </table:table-row>
        <table:table-row table:style-name="ro1">
          <table:table-cell office:value-type="float" office:value="-0.45044189570323212" table:formula="of:=[Rotation.H697]" table:style-name="ce1">
            <text:p>-0.450441896</text:p>
          </table:table-cell>
          <table:table-cell office:value-type="float" office:value="0" table:formula="of:=[Rotation.I697]" table:style-name="ce1">
            <text:p>0</text:p>
          </table:table-cell>
          <table:table-cell office:value-type="float" office:value="6.8965995934797686E-2" table:formula="of:=[Rotation.J697]" table:style-name="ce1">
            <text:p>0.068965996</text:p>
          </table:table-cell>
          <table:table-cell table:number-columns-repeated="16381"/>
        </table:table-row>
        <table:table-row table:style-name="ro1">
          <table:table-cell office:value-type="float" office:value="-0.45054841776566029" table:formula="of:=[Rotation.H698]" table:style-name="ce1">
            <text:p>-0.450548418</text:p>
          </table:table-cell>
          <table:table-cell office:value-type="float" office:value="0" table:formula="of:=[Rotation.I698]" table:style-name="ce1">
            <text:p>0</text:p>
          </table:table-cell>
          <table:table-cell office:value-type="float" office:value="6.8266633495874113E-2" table:formula="of:=[Rotation.J698]" table:style-name="ce1">
            <text:p>0.068266633</text:p>
          </table:table-cell>
          <table:table-cell table:number-columns-repeated="16381"/>
        </table:table-row>
        <table:table-row table:style-name="ro1">
          <table:table-cell office:value-type="float" office:value="-0.45064846294437133" table:formula="of:=[Rotation.H699]" table:style-name="ce1">
            <text:p>-0.450648463</text:p>
          </table:table-cell>
          <table:table-cell office:value-type="float" office:value="0" table:formula="of:=[Rotation.I699]" table:style-name="ce1">
            <text:p>0</text:p>
          </table:table-cell>
          <table:table-cell office:value-type="float" office:value="6.7603053524789597E-2" table:formula="of:=[Rotation.J699]" table:style-name="ce1">
            <text:p>0.067603054</text:p>
          </table:table-cell>
          <table:table-cell table:number-columns-repeated="16381"/>
        </table:table-row>
        <table:table-row table:style-name="ro1">
          <table:table-cell office:value-type="float" office:value="-0.45074209197555182" table:formula="of:=[Rotation.H700]" table:style-name="ce1">
            <text:p>-0.450742092</text:p>
          </table:table-cell>
          <table:table-cell office:value-type="float" office:value="0" table:formula="of:=[Rotation.I700]" table:style-name="ce1">
            <text:p>0</text:p>
          </table:table-cell>
          <table:table-cell office:value-type="float" office:value="6.6975939870249121E-2" table:formula="of:=[Rotation.J700]" table:style-name="ce1">
            <text:p>0.06697594</text:p>
          </table:table-cell>
          <table:table-cell table:number-columns-repeated="16381"/>
        </table:table-row>
        <table:table-row table:style-name="ro1">
          <table:table-cell office:value-type="float" office:value="-0.45082936063077661" table:formula="of:=[Rotation.H701]" table:style-name="ce1">
            <text:p>-0.450829361</text:p>
          </table:table-cell>
          <table:table-cell office:value-type="float" office:value="0" table:formula="of:=[Rotation.I701]" table:style-name="ce1">
            <text:p>0</text:p>
          </table:table-cell>
          <table:table-cell office:value-type="float" office:value="6.6385974371437423E-2" table:formula="of:=[Rotation.J701]" table:style-name="ce1">
            <text:p>0.066385974</text:p>
          </table:table-cell>
          <table:table-cell table:number-columns-repeated="16381"/>
        </table:table-row>
        <table:table-row table:style-name="ro1">
          <table:table-cell office:value-type="float" office:value="-0.45091031893426314" table:formula="of:=[Rotation.H702]" table:style-name="ce1">
            <text:p>-0.450910319</text:p>
          </table:table-cell>
          <table:table-cell office:value-type="float" office:value="0" table:formula="of:=[Rotation.I702]" table:style-name="ce1">
            <text:p>0</text:p>
          </table:table-cell>
          <table:table-cell office:value-type="float" office:value="6.5833838400939731E-2" table:formula="of:=[Rotation.J702]" table:style-name="ce1">
            <text:p>0.065833838</text:p>
          </table:table-cell>
          <table:table-cell table:number-columns-repeated="16381"/>
        </table:table-row>
        <table:table-row table:style-name="ro1">
          <table:table-cell office:value-type="float" office:value="-0.45098501083842529" table:formula="of:=[Rotation.H703]" table:style-name="ce1">
            <text:p>-0.450985011</text:p>
          </table:table-cell>
          <table:table-cell office:value-type="float" office:value="0" table:formula="of:=[Rotation.I703]" table:style-name="ce1">
            <text:p>0</text:p>
          </table:table-cell>
          <table:table-cell office:value-type="float" office:value="6.5320211260109853E-2" table:formula="of:=[Rotation.J703]" table:style-name="ce1">
            <text:p>0.065320211</text:p>
          </table:table-cell>
          <table:table-cell table:number-columns-repeated="16381"/>
        </table:table-row>
        <table:table-row table:style-name="ro1">
          <table:table-cell office:value-type="float" office:value="-0.45105347342633612" table:formula="of:=[Rotation.H704]" table:style-name="ce1">
            <text:p>-0.451053473</text:p>
          </table:table-cell>
          <table:table-cell office:value-type="float" office:value="0" table:formula="of:=[Rotation.I704]" table:style-name="ce1">
            <text:p>0</text:p>
          </table:table-cell>
          <table:table-cell office:value-type="float" office:value="6.4845771720579648E-2" table:formula="of:=[Rotation.J704]" table:style-name="ce1">
            <text:p>0.064845772</text:p>
          </table:table-cell>
          <table:table-cell table:number-columns-repeated="16381"/>
        </table:table-row>
        <table:table-row table:style-name="ro1">
          <table:table-cell office:value-type="float" office:value="-0.45111573656460974" table:formula="of:=[Rotation.H705]" table:style-name="ce1">
            <text:p>-0.451115737</text:p>
          </table:table-cell>
          <table:table-cell office:value-type="float" office:value="0" table:formula="of:=[Rotation.I705]" table:style-name="ce1">
            <text:p>0</text:p>
          </table:table-cell>
          <table:table-cell office:value-type="float" office:value="6.441119641622621E-2" table:formula="of:=[Rotation.J705]" table:style-name="ce1">
            <text:p>0.064411196</text:p>
          </table:table-cell>
          <table:table-cell table:number-columns-repeated="16381"/>
        </table:table-row>
        <table:table-row table:style-name="ro1">
          <table:table-cell office:value-type="float" office:value="-0.45117182220244417" table:formula="of:=[Rotation.H706]" table:style-name="ce1">
            <text:p>-0.451171822</text:p>
          </table:table-cell>
          <table:table-cell office:value-type="float" office:value="0" table:formula="of:=[Rotation.I706]" table:style-name="ce1">
            <text:p>0</text:p>
          </table:table-cell>
          <table:table-cell office:value-type="float" office:value="6.4017160594063177E-2" table:formula="of:=[Rotation.J706]" table:style-name="ce1">
            <text:p>0.064017161</text:p>
          </table:table-cell>
          <table:table-cell table:number-columns-repeated="16381"/>
        </table:table-row>
        <table:table-row table:style-name="ro1">
          <table:table-cell office:value-type="float" office:value="-0.45122174366612838" table:formula="of:=[Rotation.H707]" table:style-name="ce1">
            <text:p>-0.451221744</text:p>
          </table:table-cell>
          <table:table-cell office:value-type="float" office:value="0" table:formula="of:=[Rotation.I707]" table:style-name="ce1">
            <text:p>0</text:p>
          </table:table-cell>
          <table:table-cell office:value-type="float" office:value="6.3664338863281558E-2" table:formula="of:=[Rotation.J707]" table:style-name="ce1">
            <text:p>0.063664339</text:p>
          </table:table-cell>
          <table:table-cell table:number-columns-repeated="16381"/>
        </table:table-row>
        <table:table-row table:style-name="ro1">
          <table:table-cell office:value-type="float" office:value="-0.45126550527928511" table:formula="of:=[Rotation.H708]" table:style-name="ce1">
            <text:p>-0.451265505</text:p>
          </table:table-cell>
          <table:table-cell office:value-type="float" office:value="0" table:formula="of:=[Rotation.I708]" table:style-name="ce1">
            <text:p>0</text:p>
          </table:table-cell>
          <table:table-cell office:value-type="float" office:value="6.3353403578903983E-2" table:formula="of:=[Rotation.J708]" table:style-name="ce1">
            <text:p>0.063353404</text:p>
          </table:table-cell>
          <table:table-cell table:number-columns-repeated="16381"/>
        </table:table-row>
        <table:table-row table:style-name="ro1">
          <table:table-cell office:value-type="float" office:value="-0.45130310152677794" table:formula="of:=[Rotation.H709]" table:style-name="ce1">
            <text:p>-0.451303102</text:p>
          </table:table-cell>
          <table:table-cell office:value-type="float" office:value="0" table:formula="of:=[Rotation.I709]" table:style-name="ce1">
            <text:p>0</text:p>
          </table:table-cell>
          <table:table-cell office:value-type="float" office:value="6.308502637164197E-2" table:formula="of:=[Rotation.J709]" table:style-name="ce1">
            <text:p>0.063085026</text:p>
          </table:table-cell>
          <table:table-cell table:number-columns-repeated="16381"/>
        </table:table-row>
        <table:table-row table:style-name="ro1">
          <table:table-cell office:value-type="float" office:value="-0.45133451665415453" table:formula="of:=[Rotation.H710]" table:style-name="ce1">
            <text:p>-0.451334517</text:p>
          </table:table-cell>
          <table:table-cell office:value-type="float" office:value="0" table:formula="of:=[Rotation.I710]" table:style-name="ce1">
            <text:p>0</text:p>
          </table:table-cell>
          <table:table-cell office:value-type="float" office:value="6.285987652358746E-2" table:formula="of:=[Rotation.J710]" table:style-name="ce1">
            <text:p>0.062859877</text:p>
          </table:table-cell>
          <table:table-cell table:number-columns-repeated="16381"/>
        </table:table-row>
        <table:table-row table:style-name="ro1">
          <table:table-cell office:value-type="float" office:value="-0.45135972381549361" table:formula="of:=[Rotation.H711]" table:style-name="ce1">
            <text:p>-0.451359724</text:p>
          </table:table-cell>
          <table:table-cell office:value-type="float" office:value="0" table:formula="of:=[Rotation.I711]" table:style-name="ce1">
            <text:p>0</text:p>
          </table:table-cell>
          <table:table-cell office:value-type="float" office:value="6.2678622489660052E-2" table:formula="of:=[Rotation.J711]" table:style-name="ce1">
            <text:p>0.062678622</text:p>
          </table:table-cell>
          <table:table-cell table:number-columns-repeated="16381"/>
        </table:table-row>
        <table:table-row table:style-name="ro1">
          <table:table-cell office:value-type="float" office:value="-0.45137868508949713" table:formula="of:=[Rotation.H712]" table:style-name="ce1">
            <text:p>-0.451378685</text:p>
          </table:table-cell>
          <table:table-cell office:value-type="float" office:value="0" table:formula="of:=[Rotation.I712]" table:style-name="ce1">
            <text:p>0</text:p>
          </table:table-cell>
          <table:table-cell office:value-type="float" office:value="6.2541927111950918E-2" table:formula="of:=[Rotation.J712]" table:style-name="ce1">
            <text:p>0.062541927</text:p>
          </table:table-cell>
          <table:table-cell table:number-columns-repeated="16381"/>
        </table:table-row>
        <table:table-row table:style-name="ro1">
          <table:table-cell office:value-type="float" office:value="-0.45139139311630433" table:formula="of:=[Rotation.H713]" table:style-name="ce1">
            <text:p>-0.451391393</text:p>
          </table:table-cell>
          <table:table-cell office:value-type="float" office:value="0" table:formula="of:=[Rotation.I713]" table:style-name="ce1">
            <text:p>0</text:p>
          </table:table-cell>
          <table:table-cell office:value-type="float" office:value="6.2450141877516838E-2" table:formula="of:=[Rotation.J713]" table:style-name="ce1">
            <text:p>0.062450142</text:p>
          </table:table-cell>
          <table:table-cell table:number-columns-repeated="16381"/>
        </table:table-row>
        <table:table-row table:style-name="ro1">
          <table:table-cell office:value-type="float" office:value="-0.4513979112360193" table:formula="of:=[Rotation.H714]" table:style-name="ce1">
            <text:p>-0.451397911</text:p>
          </table:table-cell>
          <table:table-cell office:value-type="float" office:value="0" table:formula="of:=[Rotation.I714]" table:style-name="ce1">
            <text:p>0</text:p>
          </table:table-cell>
          <table:table-cell office:value-type="float" office:value="6.2403010598518958E-2" table:formula="of:=[Rotation.J714]" table:style-name="ce1">
            <text:p>0.062403011</text:p>
          </table:table-cell>
          <table:table-cell table:number-columns-repeated="16381"/>
        </table:table-row>
        <table:table-row table:style-name="ro1">
          <table:table-cell office:value-type="float" office:value="-0.45139829885152433" table:formula="of:=[Rotation.H715]" table:style-name="ce1">
            <text:p>-0.451398299</text:p>
          </table:table-cell>
          <table:table-cell office:value-type="float" office:value="0" table:formula="of:=[Rotation.I715]" table:style-name="ce1">
            <text:p>0</text:p>
          </table:table-cell>
          <table:table-cell office:value-type="float" office:value="6.240020668194865E-2" table:formula="of:=[Rotation.J715]" table:style-name="ce1">
            <text:p>0.062400207</text:p>
          </table:table-cell>
          <table:table-cell table:number-columns-repeated="16381"/>
        </table:table-row>
        <table:table-row table:style-name="ro1">
          <table:table-cell office:value-type="float" office:value="-0.45139260234295175" table:formula="of:=[Rotation.H716]" table:style-name="ce1">
            <text:p>-0.451392602</text:p>
          </table:table-cell>
          <table:table-cell office:value-type="float" office:value="0" table:formula="of:=[Rotation.I716]" table:style-name="ce1">
            <text:p>0</text:p>
          </table:table-cell>
          <table:table-cell office:value-type="float" office:value="6.2441400929653779E-2" table:formula="of:=[Rotation.J716]" table:style-name="ce1">
            <text:p>0.062441401</text:p>
          </table:table-cell>
          <table:table-cell table:number-columns-repeated="16381"/>
        </table:table-row>
        <table:table-row table:style-name="ro1">
          <table:table-cell office:value-type="float" office:value="-0.4513808551715246" table:formula="of:=[Rotation.H717]" table:style-name="ce1">
            <text:p>-0.451380855</text:p>
          </table:table-cell>
          <table:table-cell office:value-type="float" office:value="0" table:formula="of:=[Rotation.I717]" table:style-name="ce1">
            <text:p>0</text:p>
          </table:table-cell>
          <table:table-cell office:value-type="float" office:value="6.2526263158957041E-2" table:formula="of:=[Rotation.J717]" table:style-name="ce1">
            <text:p>0.062526263</text:p>
          </table:table-cell>
          <table:table-cell table:number-columns-repeated="16381"/>
        </table:table-row>
        <table:table-row table:style-name="ro1">
          <table:table-cell office:value-type="float" office:value="-0.4513630784177235" table:formula="of:=[Rotation.H718]" table:style-name="ce1">
            <text:p>-0.451363078</text:p>
          </table:table-cell>
          <table:table-cell office:value-type="float" office:value="0" table:formula="of:=[Rotation.I718]" table:style-name="ce1">
            <text:p>0</text:p>
          </table:table-cell>
          <table:table-cell office:value-type="float" office:value="6.26544606654304E-2" table:formula="of:=[Rotation.J718]" table:style-name="ce1">
            <text:p>0.062654461</text:p>
          </table:table-cell>
          <table:table-cell table:number-columns-repeated="16381"/>
        </table:table-row>
        <table:table-row table:style-name="ro1">
          <table:table-cell office:value-type="float" office:value="-0.4513392808817222" table:formula="of:=[Rotation.H719]" table:style-name="ce1">
            <text:p>-0.451339281</text:p>
          </table:table-cell>
          <table:table-cell office:value-type="float" office:value="0" table:formula="of:=[Rotation.I719]" table:style-name="ce1">
            <text:p>0</text:p>
          </table:table-cell>
          <table:table-cell office:value-type="float" office:value="6.2825659830756372E-2" table:formula="of:=[Rotation.J719]" table:style-name="ce1">
            <text:p>0.06282566</text:p>
          </table:table-cell>
          <table:table-cell table:number-columns-repeated="16381"/>
        </table:table-row>
        <table:table-row table:style-name="ro1">
          <table:table-cell office:value-type="float" office:value="-0.45130945972897152" table:formula="of:=[Rotation.H720]" table:style-name="ce1">
            <text:p>-0.45130946</text:p>
          </table:table-cell>
          <table:table-cell office:value-type="float" office:value="0" table:formula="of:=[Rotation.I720]" table:style-name="ce1">
            <text:p>0</text:p>
          </table:table-cell>
          <table:table-cell office:value-type="float" office:value="6.3039523785826834E-2" table:formula="of:=[Rotation.J720]" table:style-name="ce1">
            <text:p>0.063039524</text:p>
          </table:table-cell>
          <table:table-cell table:number-columns-repeated="16381"/>
        </table:table-row>
        <table:table-row table:style-name="ro1">
          <table:table-cell office:value-type="float" office:value="-0.45127360014682377" table:formula="of:=[Rotation.H721]" table:style-name="ce1">
            <text:p>-0.4512736</text:p>
          </table:table-cell>
          <table:table-cell office:value-type="float" office:value="0" table:formula="of:=[Rotation.I721]" table:style-name="ce1">
            <text:p>0</text:p>
          </table:table-cell>
          <table:table-cell office:value-type="float" office:value="6.3295717157834747E-2" table:formula="of:=[Rotation.J721]" table:style-name="ce1">
            <text:p>0.063295717</text:p>
          </table:table-cell>
          <table:table-cell table:number-columns-repeated="16381"/>
        </table:table-row>
        <table:table-row table:style-name="ro1">
          <table:table-cell office:value-type="float" office:value="-0.45123167664783204" table:formula="of:=[Rotation.H722]" table:style-name="ce1">
            <text:p>-0.451231677</text:p>
          </table:table-cell>
          <table:table-cell office:value-type="float" office:value="0" table:formula="of:=[Rotation.I722]" table:style-name="ce1">
            <text:p>0</text:p>
          </table:table-cell>
          <table:table-cell office:value-type="float" office:value="6.3593898996573195E-2" table:formula="of:=[Rotation.J722]" table:style-name="ce1">
            <text:p>0.063593899</text:p>
          </table:table-cell>
          <table:table-cell table:number-columns-repeated="16381"/>
        </table:table-row>
        <table:table-row table:style-name="ro1">
          <table:table-cell office:value-type="float" office:value="-0.45118365227887519" table:formula="of:=[Rotation.H723]" table:style-name="ce1">
            <text:p>-0.451183652</text:p>
          </table:table-cell>
          <table:table-cell office:value-type="float" office:value="0" table:formula="of:=[Rotation.I723]" table:style-name="ce1">
            <text:p>0</text:p>
          </table:table-cell>
          <table:table-cell office:value-type="float" office:value="6.3933730661482849E-2" table:formula="of:=[Rotation.J723]" table:style-name="ce1">
            <text:p>0.063933731</text:p>
          </table:table-cell>
          <table:table-cell table:number-columns-repeated="16381"/>
        </table:table-row>
        <table:table-row table:style-name="ro1">
          <table:table-cell office:value-type="float" office:value="-0.45112948003909659" table:formula="of:=[Rotation.H724]" table:style-name="ce1">
            <text:p>-0.45112948</text:p>
          </table:table-cell>
          <table:table-cell office:value-type="float" office:value="0" table:formula="of:=[Rotation.I724]" table:style-name="ce1">
            <text:p>0</text:p>
          </table:table-cell>
          <table:table-cell office:value-type="float" office:value="6.4314867951775892E-2" table:formula="of:=[Rotation.J724]" table:style-name="ce1">
            <text:p>0.064314868</text:p>
          </table:table-cell>
          <table:table-cell table:number-columns-repeated="16381"/>
        </table:table-row>
        <table:table-row table:style-name="ro1">
          <table:table-cell office:value-type="float" office:value="-0.45106910230114028" table:formula="of:=[Rotation.H725]" table:style-name="ce1">
            <text:p>-0.451069102</text:p>
          </table:table-cell>
          <table:table-cell office:value-type="float" office:value="0" table:formula="of:=[Rotation.I725]" table:style-name="ce1">
            <text:p>0</text:p>
          </table:table-cell>
          <table:table-cell office:value-type="float" office:value="6.473696740845554E-2" table:formula="of:=[Rotation.J725]" table:style-name="ce1">
            <text:p>0.064736967</text:p>
          </table:table-cell>
          <table:table-cell table:number-columns-repeated="16381"/>
        </table:table-row>
        <table:table-row table:style-name="ro1">
          <table:table-cell office:value-type="float" office:value="-0.45100245144895806" table:formula="of:=[Rotation.H726]" table:style-name="ce1">
            <text:p>-0.451002451</text:p>
          </table:table-cell>
          <table:table-cell office:value-type="float" office:value="0" table:formula="of:=[Rotation.I726]" table:style-name="ce1">
            <text:p>0</text:p>
          </table:table-cell>
          <table:table-cell office:value-type="float" office:value="6.5199683948852255E-2" table:formula="of:=[Rotation.J726]" table:style-name="ce1">
            <text:p>0.065199684</text:p>
          </table:table-cell>
          <table:table-cell table:number-columns-repeated="16381"/>
        </table:table-row>
        <table:table-row table:style-name="ro1">
          <table:table-cell office:value-type="float" office:value="-0.45092945018243707" table:formula="of:=[Rotation.H727]" table:style-name="ce1">
            <text:p>-0.45092945</text:p>
          </table:table-cell>
          <table:table-cell office:value-type="float" office:value="0" table:formula="of:=[Rotation.I727]" table:style-name="ce1">
            <text:p>0</text:p>
          </table:table-cell>
          <table:table-cell office:value-type="float" office:value="6.5702670860209339E-2" table:formula="of:=[Rotation.J727]" table:style-name="ce1">
            <text:p>0.065702671</text:p>
          </table:table-cell>
          <table:table-cell table:number-columns-repeated="16381"/>
        </table:table-row>
        <table:table-row table:style-name="ro1">
          <table:table-cell office:value-type="float" office:value="-0.45085001193587415" table:formula="of:=[Rotation.H728]" table:style-name="ce1">
            <text:p>-0.450850012</text:p>
          </table:table-cell>
          <table:table-cell office:value-type="float" office:value="0" table:formula="of:=[Rotation.I728]" table:style-name="ce1">
            <text:p>0</text:p>
          </table:table-cell>
          <table:table-cell office:value-type="float" office:value="6.6245579002844696E-2" table:formula="of:=[Rotation.J728]" table:style-name="ce1">
            <text:p>0.066245579</text:p>
          </table:table-cell>
          <table:table-cell table:number-columns-repeated="16381"/>
        </table:table-row>
        <table:table-row table:style-name="ro1">
          <table:table-cell office:value-type="float" office:value="-0.45076404106749263" table:formula="of:=[Rotation.H729]" table:style-name="ce1">
            <text:p>-0.450764041</text:p>
          </table:table-cell>
          <table:table-cell office:value-type="float" office:value="0" table:formula="of:=[Rotation.I729]" table:style-name="ce1">
            <text:p>0</text:p>
          </table:table-cell>
          <table:table-cell office:value-type="float" office:value="6.6828057584399386E-2" table:formula="of:=[Rotation.J729]" table:style-name="ce1">
            <text:p>0.066828058</text:p>
          </table:table-cell>
          <table:table-cell table:number-columns-repeated="16381"/>
        </table:table-row>
        <table:table-row table:style-name="ro1">
          <table:table-cell office:value-type="float" office:value="-0.45067143304168517" table:formula="of:=[Rotation.H730]" table:style-name="ce1">
            <text:p>-0.450671433</text:p>
          </table:table-cell>
          <table:table-cell office:value-type="float" office:value="0" table:formula="of:=[Rotation.I730]" table:style-name="ce1">
            <text:p>0</text:p>
          </table:table-cell>
          <table:table-cell office:value-type="float" office:value="6.7449754930273179E-2" table:formula="of:=[Rotation.J730]" table:style-name="ce1">
            <text:p>0.067449755</text:p>
          </table:table-cell>
          <table:table-cell table:number-columns-repeated="16381"/>
        </table:table-row>
        <table:table-row table:style-name="ro1">
          <table:table-cell office:value-type="float" office:value="-0.45057207495915447" table:formula="of:=[Rotation.H731]" table:style-name="ce1">
            <text:p>-0.450572075</text:p>
          </table:table-cell>
          <table:table-cell office:value-type="float" office:value="0" table:formula="of:=[Rotation.I731]" table:style-name="ce1">
            <text:p>0</text:p>
          </table:table-cell>
          <table:table-cell office:value-type="float" office:value="6.8110316891070638E-2" table:formula="of:=[Rotation.J731]" table:style-name="ce1">
            <text:p>0.068110317</text:p>
          </table:table-cell>
          <table:table-cell table:number-columns-repeated="16381"/>
        </table:table-row>
        <table:table-row table:style-name="ro1">
          <table:table-cell office:value-type="float" office:value="-0.45046584561849407" table:formula="of:=[Rotation.H732]" table:style-name="ce1">
            <text:p>-0.450465846</text:p>
          </table:table-cell>
          <table:table-cell office:value-type="float" office:value="0" table:formula="of:=[Rotation.I732]" table:style-name="ce1">
            <text:p>0</text:p>
          </table:table-cell>
          <table:table-cell office:value-type="float" office:value="6.8809388394426879E-2" table:formula="of:=[Rotation.J732]" table:style-name="ce1">
            <text:p>0.068809388</text:p>
          </table:table-cell>
          <table:table-cell table:number-columns-repeated="16381"/>
        </table:table-row>
        <table:table-row table:style-name="ro1">
          <table:table-cell office:value-type="float" office:value="-0.45035261774639151" table:formula="of:=[Rotation.H733]" table:style-name="ce1">
            <text:p>-0.450352618</text:p>
          </table:table-cell>
          <table:table-cell office:value-type="float" office:value="0" table:formula="of:=[Rotation.I733]" table:style-name="ce1">
            <text:p>0</text:p>
          </table:table-cell>
          <table:table-cell office:value-type="float" office:value="6.9546600844128614E-2" table:formula="of:=[Rotation.J733]" table:style-name="ce1">
            <text:p>0.069546601</text:p>
          </table:table-cell>
          <table:table-cell table:number-columns-repeated="16381"/>
        </table:table-row>
        <table:table-row table:style-name="ro1">
          <table:table-cell office:value-type="float" office:value="-0.45023233276785635" table:formula="of:=[Rotation.H734]" table:style-name="ce1">
            <text:p>-0.450232333</text:p>
          </table:table-cell>
          <table:table-cell office:value-type="float" office:value="0" table:formula="of:=[Rotation.I734]" table:style-name="ce1">
            <text:p>0</text:p>
          </table:table-cell>
          <table:table-cell office:value-type="float" office:value="7.0321095913063403E-2" table:formula="of:=[Rotation.J734]" table:style-name="ce1">
            <text:p>0.070321096</text:p>
          </table:table-cell>
          <table:table-cell table:number-columns-repeated="16381"/>
        </table:table-row>
        <table:table-row table:style-name="ro1">
          <table:table-cell office:value-type="float" office:value="-0.45010503542307317" table:formula="of:=[Rotation.H735]" table:style-name="ce1">
            <text:p>-0.450105035</text:p>
          </table:table-cell>
          <table:table-cell office:value-type="float" office:value="0" table:formula="of:=[Rotation.I735]" table:style-name="ce1">
            <text:p>0</text:p>
          </table:table-cell>
          <table:table-cell office:value-type="float" office:value="7.1131336883219057E-2" table:formula="of:=[Rotation.J735]" table:style-name="ce1">
            <text:p>0.071131337</text:p>
          </table:table-cell>
          <table:table-cell table:number-columns-repeated="16381"/>
        </table:table-row>
        <table:table-row table:style-name="ro1">
          <table:table-cell office:value-type="float" office:value="-0.44997078094760484" table:formula="of:=[Rotation.H736]" table:style-name="ce1">
            <text:p>-0.449970781</text:p>
          </table:table-cell>
          <table:table-cell office:value-type="float" office:value="0" table:formula="of:=[Rotation.I736]" table:style-name="ce1">
            <text:p>0</text:p>
          </table:table-cell>
          <table:table-cell office:value-type="float" office:value="7.1975734059491134E-2" table:formula="of:=[Rotation.J736]" table:style-name="ce1">
            <text:p>0.071975734</text:p>
          </table:table-cell>
          <table:table-cell table:number-columns-repeated="16381"/>
        </table:table-row>
        <table:table-row table:style-name="ro1">
          <table:table-cell office:value-type="float" office:value="-0.44982962786730174" table:formula="of:=[Rotation.H737]" table:style-name="ce1">
            <text:p>-0.449829628</text:p>
          </table:table-cell>
          <table:table-cell office:value-type="float" office:value="0" table:formula="of:=[Rotation.I737]" table:style-name="ce1">
            <text:p>0</text:p>
          </table:table-cell>
          <table:table-cell office:value-type="float" office:value="7.2852699968943155E-2" table:formula="of:=[Rotation.J737]" table:style-name="ce1">
            <text:p>0.0728527</text:p>
          </table:table-cell>
          <table:table-cell table:number-columns-repeated="16381"/>
        </table:table-row>
        <table:table-row table:style-name="ro1">
          <table:table-cell office:value-type="float" office:value="-0.4496816395282266" table:formula="of:=[Rotation.H738]" table:style-name="ce1">
            <text:p>-0.44968164</text:p>
          </table:table-cell>
          <table:table-cell office:value-type="float" office:value="0" table:formula="of:=[Rotation.I738]" table:style-name="ce1">
            <text:p>0</text:p>
          </table:table-cell>
          <table:table-cell office:value-type="float" office:value="7.3760647171822458E-2" table:formula="of:=[Rotation.J738]" table:style-name="ce1">
            <text:p>0.073760647</text:p>
          </table:table-cell>
          <table:table-cell table:number-columns-repeated="16381"/>
        </table:table-row>
        <table:table-row table:style-name="ro1">
          <table:table-cell office:value-type="float" office:value="-0.44952688546801278" table:formula="of:=[Rotation.H739]" table:style-name="ce1">
            <text:p>-0.449526885</text:p>
          </table:table-cell>
          <table:table-cell office:value-type="float" office:value="0" table:formula="of:=[Rotation.I739]" table:style-name="ce1">
            <text:p>0</text:p>
          </table:table-cell>
          <table:table-cell office:value-type="float" office:value="7.4697986863288948E-2" table:formula="of:=[Rotation.J739]" table:style-name="ce1">
            <text:p>0.074697987</text:p>
          </table:table-cell>
          <table:table-cell table:number-columns-repeated="16381"/>
        </table:table-row>
        <table:table-row table:style-name="ro1">
          <table:table-cell office:value-type="float" office:value="-0.44936544209191376" table:formula="of:=[Rotation.H740]" table:style-name="ce1">
            <text:p>-0.449365442</text:p>
          </table:table-cell>
          <table:table-cell office:value-type="float" office:value="0" table:formula="of:=[Rotation.I740]" table:style-name="ce1">
            <text:p>0</text:p>
          </table:table-cell>
          <table:table-cell office:value-type="float" office:value="7.5663131401884909E-2" table:formula="of:=[Rotation.J740]" table:style-name="ce1">
            <text:p>0.075663131</text:p>
          </table:table-cell>
          <table:table-cell table:number-columns-repeated="16381"/>
        </table:table-row>
        <table:table-row table:style-name="ro1">
          <table:table-cell office:value-type="float" office:value="-0.44919739366514633" table:formula="of:=[Rotation.H741]" table:style-name="ce1">
            <text:p>-0.449197394</text:p>
          </table:table-cell>
          <table:table-cell office:value-type="float" office:value="0" table:formula="of:=[Rotation.I741]" table:style-name="ce1">
            <text:p>0</text:p>
          </table:table-cell>
          <table:table-cell office:value-type="float" office:value="7.6654494482969182E-2" table:formula="of:=[Rotation.J741]" table:style-name="ce1">
            <text:p>0.076654494</text:p>
          </table:table-cell>
          <table:table-cell table:number-columns-repeated="16381"/>
        </table:table-row>
        <table:table-row table:style-name="ro1">
          <table:table-cell office:value-type="float" office:value="-0.44902283352025668" table:formula="of:=[Rotation.H742]" table:style-name="ce1">
            <text:p>-0.449022834</text:p>
          </table:table-cell>
          <table:table-cell office:value-type="float" office:value="0" table:formula="of:=[Rotation.I742]" table:style-name="ce1">
            <text:p>0</text:p>
          </table:table-cell>
          <table:table-cell office:value-type="float" office:value="7.7670489746362759E-2" table:formula="of:=[Rotation.J742]" table:style-name="ce1">
            <text:p>0.07767049</text:p>
          </table:table-cell>
          <table:table-cell table:number-columns-repeated="16381"/>
        </table:table-row>
        <table:table-row table:style-name="ro1">
          <table:table-cell office:value-type="float" office:value="-0.44884186495546258" table:formula="of:=[Rotation.H743]" table:style-name="ce1">
            <text:p>-0.448841865</text:p>
          </table:table-cell>
          <table:table-cell office:value-type="float" office:value="0" table:formula="of:=[Rotation.I743]" table:style-name="ce1">
            <text:p>0</text:p>
          </table:table-cell>
          <table:table-cell office:value-type="float" office:value="7.8709530955928489E-2" table:formula="of:=[Rotation.J743]" table:style-name="ce1">
            <text:p>0.078709531</text:p>
          </table:table-cell>
          <table:table-cell table:number-columns-repeated="16381"/>
        </table:table-row>
        <table:table-row table:style-name="ro1">
          <table:table-cell office:value-type="float" office:value="-0.44865460166048249" table:formula="of:=[Rotation.H744]" table:style-name="ce1">
            <text:p>-0.448654602</text:p>
          </table:table-cell>
          <table:table-cell office:value-type="float" office:value="0" table:formula="of:=[Rotation.I744]" table:style-name="ce1">
            <text:p>0</text:p>
          </table:table-cell>
          <table:table-cell office:value-type="float" office:value="7.9770034529726544E-2" table:formula="of:=[Rotation.J744]" table:style-name="ce1">
            <text:p>0.079770035</text:p>
          </table:table-cell>
          <table:table-cell table:number-columns-repeated="16381"/>
        </table:table-row>
        <table:table-row table:style-name="ro1">
          <table:table-cell office:value-type="float" office:value="-0.44846116890014304" table:formula="of:=[Rotation.H745]" table:style-name="ce1">
            <text:p>-0.448461169</text:p>
          </table:table-cell>
          <table:table-cell office:value-type="float" office:value="0" table:formula="of:=[Rotation.I745]" table:style-name="ce1">
            <text:p>0</text:p>
          </table:table-cell>
          <table:table-cell office:value-type="float" office:value="8.0850417368850958E-2" table:formula="of:=[Rotation.J745]" table:style-name="ce1">
            <text:p>0.080850417</text:p>
          </table:table-cell>
          <table:table-cell table:number-columns-repeated="16381"/>
        </table:table-row>
        <table:table-row table:style-name="ro1">
          <table:table-cell office:value-type="float" office:value="-0.44826170396088905" table:formula="of:=[Rotation.H746]" table:style-name="ce1">
            <text:p>-0.448261704</text:p>
          </table:table-cell>
          <table:table-cell office:value-type="float" office:value="0" table:formula="of:=[Rotation.I746]" table:style-name="ce1">
            <text:p>0</text:p>
          </table:table-cell>
          <table:table-cell office:value-type="float" office:value="8.1949098604440107E-2" table:formula="of:=[Rotation.J746]" table:style-name="ce1">
            <text:p>0.081949099</text:p>
          </table:table-cell>
          <table:table-cell table:number-columns-repeated="16381"/>
        </table:table-row>
        <table:table-row table:style-name="ro1">
          <table:table-cell office:value-type="float" office:value="-0.44805635738883509" table:formula="of:=[Rotation.H747]" table:style-name="ce1">
            <text:p>-0.448056357</text:p>
          </table:table-cell>
          <table:table-cell office:value-type="float" office:value="0" table:formula="of:=[Rotation.I747]" table:style-name="ce1">
            <text:p>0</text:p>
          </table:table-cell>
          <table:table-cell office:value-type="float" office:value="8.3064496648378658E-2" table:formula="of:=[Rotation.J747]" table:style-name="ce1">
            <text:p>0.083064497</text:p>
          </table:table-cell>
          <table:table-cell table:number-columns-repeated="16381"/>
        </table:table-row>
        <table:table-row table:style-name="ro1">
          <table:table-cell office:value-type="float" office:value="-0.44784529260294009" table:formula="of:=[Rotation.H748]" table:style-name="ce1">
            <text:p>-0.447845293</text:p>
          </table:table-cell>
          <table:table-cell office:value-type="float" office:value="0" table:formula="of:=[Rotation.I748]" table:style-name="ce1">
            <text:p>0</text:p>
          </table:table-cell>
          <table:table-cell office:value-type="float" office:value="8.4195034849966002E-2" table:formula="of:=[Rotation.J748]" table:style-name="ce1">
            <text:p>0.084195035</text:p>
          </table:table-cell>
          <table:table-cell table:number-columns-repeated="16381"/>
        </table:table-row>
        <table:table-row table:style-name="ro1">
          <table:table-cell office:value-type="float" office:value="-0.4476286874404119" table:formula="of:=[Rotation.H749]" table:style-name="ce1">
            <text:p>-0.447628687</text:p>
          </table:table-cell>
          <table:table-cell office:value-type="float" office:value="0" table:formula="of:=[Rotation.I749]" table:style-name="ce1">
            <text:p>0</text:p>
          </table:table-cell>
          <table:table-cell office:value-type="float" office:value="8.5339136276236113E-2" table:formula="of:=[Rotation.J749]" table:style-name="ce1">
            <text:p>0.085339136</text:p>
          </table:table-cell>
          <table:table-cell table:number-columns-repeated="16381"/>
        </table:table-row>
        <table:table-row table:style-name="ro1">
          <table:table-cell office:value-type="float" office:value="-0.44740673403820447" table:formula="of:=[Rotation.H750]" table:style-name="ce1">
            <text:p>-0.447406734</text:p>
          </table:table-cell>
          <table:table-cell office:value-type="float" office:value="0" table:formula="of:=[Rotation.I750]" table:style-name="ce1">
            <text:p>0</text:p>
          </table:table-cell>
          <table:table-cell office:value-type="float" office:value="8.6495227251376927E-2" table:formula="of:=[Rotation.J750]" table:style-name="ce1">
            <text:p>0.086495227</text:p>
          </table:table-cell>
          <table:table-cell table:number-columns-repeated="16381"/>
        </table:table-row>
        <table:table-row table:style-name="ro1">
          <table:table-cell office:value-type="float" office:value="-0.44717963954096351" table:formula="of:=[Rotation.H751]" table:style-name="ce1">
            <text:p>-0.44717964</text:p>
          </table:table-cell>
          <table:table-cell office:value-type="float" office:value="0" table:formula="of:=[Rotation.I751]" table:style-name="ce1">
            <text:p>0</text:p>
          </table:table-cell>
          <table:table-cell office:value-type="float" office:value="8.7661736122517847E-2" table:formula="of:=[Rotation.J751]" table:style-name="ce1">
            <text:p>0.087661736</text:p>
          </table:table-cell>
          <table:table-cell table:number-columns-repeated="16381"/>
        </table:table-row>
        <table:table-row table:style-name="ro1">
          <table:table-cell office:value-type="float" office:value="-0.44694762645002667" table:formula="of:=[Rotation.H752]" table:style-name="ce1">
            <text:p>-0.446947626</text:p>
          </table:table-cell>
          <table:table-cell office:value-type="float" office:value="0" table:formula="of:=[Rotation.I752]" table:style-name="ce1">
            <text:p>0</text:p>
          </table:table-cell>
          <table:table-cell office:value-type="float" office:value="8.8837093664118807E-2" table:formula="of:=[Rotation.J752]" table:style-name="ce1">
            <text:p>0.088837094</text:p>
          </table:table-cell>
          <table:table-cell table:number-columns-repeated="16381"/>
        </table:table-row>
        <table:table-row table:style-name="ro1">
          <table:table-cell office:value-type="float" office:value="-0.44671093292951086" table:formula="of:=[Rotation.H753]" table:style-name="ce1">
            <text:p>-0.446710933</text:p>
          </table:table-cell>
          <table:table-cell office:value-type="float" office:value="0" table:formula="of:=[Rotation.I753]" table:style-name="ce1">
            <text:p>0</text:p>
          </table:table-cell>
          <table:table-cell office:value-type="float" office:value="9.00197333991056E-2" table:formula="of:=[Rotation.J753]" table:style-name="ce1">
            <text:p>0.090019733</text:p>
          </table:table-cell>
          <table:table-cell table:number-columns-repeated="16381"/>
        </table:table-row>
        <table:table-row table:style-name="ro1">
          <table:table-cell office:value-type="float" office:value="-0.44646981429671018" table:formula="of:=[Rotation.H754]" table:style-name="ce1">
            <text:p>-0.446469814</text:p>
          </table:table-cell>
          <table:table-cell office:value-type="float" office:value="0" table:formula="of:=[Rotation.I754]" table:style-name="ce1">
            <text:p>0</text:p>
          </table:table-cell>
          <table:table-cell office:value-type="float" office:value="9.1208085835967262E-2" table:formula="of:=[Rotation.J754]" table:style-name="ce1">
            <text:p>0.091208086</text:p>
          </table:table-cell>
          <table:table-cell table:number-columns-repeated="16381"/>
        </table:table-row>
        <table:table-row table:style-name="ro1">
          <table:table-cell office:value-type="float" office:value="-0.44622457025090734" table:formula="of:=[Rotation.H755]" table:style-name="ce1">
            <text:p>-0.44622457</text:p>
          </table:table-cell>
          <table:table-cell office:value-type="float" office:value="0" table:formula="of:=[Rotation.I755]" table:style-name="ce1">
            <text:p>0</text:p>
          </table:table-cell>
          <table:table-cell office:value-type="float" office:value="9.2400448615756525E-2" table:formula="of:=[Rotation.J755]" table:style-name="ce1">
            <text:p>0.092400449</text:p>
          </table:table-cell>
          <table:table-cell table:number-columns-repeated="16381"/>
        </table:table-row>
        <table:table-row table:style-name="ro1">
          <table:table-cell office:value-type="float" office:value="-0.44597554689104574" table:formula="of:=[Rotation.H756]" table:style-name="ce1">
            <text:p>-0.445975547</text:p>
          </table:table-cell>
          <table:table-cell office:value-type="float" office:value="0" table:formula="of:=[Rotation.I756]" table:style-name="ce1">
            <text:p>0</text:p>
          </table:table-cell>
          <table:table-cell office:value-type="float" office:value="9.3594986912936023E-2" table:formula="of:=[Rotation.J756]" table:style-name="ce1">
            <text:p>0.093594987</text:p>
          </table:table-cell>
          <table:table-cell table:number-columns-repeated="16381"/>
        </table:table-row>
        <table:table-row table:style-name="ro1">
          <table:table-cell office:value-type="float" office:value="-0.44572311100371981" table:formula="of:=[Rotation.H757]" table:style-name="ce1">
            <text:p>-0.445723111</text:p>
          </table:table-cell>
          <table:table-cell office:value-type="float" office:value="0" table:formula="of:=[Rotation.I757]" table:style-name="ce1">
            <text:p>0</text:p>
          </table:table-cell>
          <table:table-cell office:value-type="float" office:value="9.4789864000143206E-2" table:formula="of:=[Rotation.J757]" table:style-name="ce1">
            <text:p>0.094789864</text:p>
          </table:table-cell>
          <table:table-cell table:number-columns-repeated="16381"/>
        </table:table-row>
        <table:table-row table:style-name="ro1">
          <table:table-cell office:value-type="float" office:value="-0.4454676489195305" table:formula="of:=[Rotation.H758]" table:style-name="ce1">
            <text:p>-0.445467649</text:p>
          </table:table-cell>
          <table:table-cell office:value-type="float" office:value="0" table:formula="of:=[Rotation.I758]" table:style-name="ce1">
            <text:p>0</text:p>
          </table:table-cell>
          <table:table-cell office:value-type="float" office:value="9.598324732007095E-2" table:formula="of:=[Rotation.J758]" table:style-name="ce1">
            <text:p>0.095983247</text:p>
          </table:table-cell>
          <table:table-cell table:number-columns-repeated="16381"/>
        </table:table-row>
        <table:table-row table:style-name="ro1">
          <table:table-cell office:value-type="float" office:value="-0.44520956656435645" table:formula="of:=[Rotation.H759]" table:style-name="ce1">
            <text:p>-0.445209567</text:p>
          </table:table-cell>
          <table:table-cell office:value-type="float" office:value="0" table:formula="of:=[Rotation.I759]" table:style-name="ce1">
            <text:p>0</text:p>
          </table:table-cell>
          <table:table-cell office:value-type="float" office:value="9.7173308267125724E-2" table:formula="of:=[Rotation.J759]" table:style-name="ce1">
            <text:p>0.097173308</text:p>
          </table:table-cell>
          <table:table-cell table:number-columns-repeated="16381"/>
        </table:table-row>
        <table:table-row table:style-name="ro1">
          <table:table-cell office:value-type="float" office:value="-0.44494928927796601" table:formula="of:=[Rotation.H760]" table:style-name="ce1">
            <text:p>-0.444949289</text:p>
          </table:table-cell>
          <table:table-cell office:value-type="float" office:value="0" table:formula="of:=[Rotation.I760]" table:style-name="ce1">
            <text:p>0</text:p>
          </table:table-cell>
          <table:table-cell office:value-type="float" office:value="9.8358222691511302E-2" table:formula="of:=[Rotation.J760]" table:style-name="ce1">
            <text:p>0.098358223</text:p>
          </table:table-cell>
          <table:table-cell table:number-columns-repeated="16381"/>
        </table:table-row>
        <table:table-row table:style-name="ro1">
          <table:table-cell office:value-type="float" office:value="-0.44468726167141359" table:formula="of:=[Rotation.H761]" table:style-name="ce1">
            <text:p>-0.444687262</text:p>
          </table:table-cell>
          <table:table-cell office:value-type="float" office:value="0" table:formula="of:=[Rotation.I761]" table:style-name="ce1">
            <text:p>0</text:p>
          </table:table-cell>
          <table:table-cell office:value-type="float" office:value="9.9536170848489688E-2" table:formula="of:=[Rotation.J761]" table:style-name="ce1">
            <text:p>0.099536171</text:p>
          </table:table-cell>
          <table:table-cell table:number-columns-repeated="16381"/>
        </table:table-row>
        <table:table-row table:style-name="ro1">
          <table:table-cell office:value-type="float" office:value="-0.44442394736127683" table:formula="of:=[Rotation.H762]" table:style-name="ce1">
            <text:p>-0.444423947</text:p>
          </table:table-cell>
          <table:table-cell office:value-type="float" office:value="0" table:formula="of:=[Rotation.I762]" table:style-name="ce1">
            <text:p>0</text:p>
          </table:table-cell>
          <table:table-cell office:value-type="float" office:value="0.10070533755378153" table:formula="of:=[Rotation.J762]" table:style-name="ce1">
            <text:p>0.100705338</text:p>
          </table:table-cell>
          <table:table-cell table:number-columns-repeated="16381"/>
        </table:table-row>
        <table:table-row table:style-name="ro1">
          <table:table-cell office:value-type="float" office:value="-0.44415982871735782" table:formula="of:=[Rotation.H763]" table:style-name="ce1">
            <text:p>-0.444159829</text:p>
          </table:table-cell>
          <table:table-cell office:value-type="float" office:value="0" table:formula="of:=[Rotation.I763]" table:style-name="ce1">
            <text:p>0</text:p>
          </table:table-cell>
          <table:table-cell office:value-type="float" office:value="0.1018639119304152" table:formula="of:=[Rotation.J763]" table:style-name="ce1">
            <text:p>0.101863912</text:p>
          </table:table-cell>
          <table:table-cell table:number-columns-repeated="16381"/>
        </table:table-row>
        <table:table-row table:style-name="ro1">
          <table:table-cell office:value-type="float" office:value="-0.44389540632559865" table:formula="of:=[Rotation.H764]" table:style-name="ce1">
            <text:p>-0.443895406</text:p>
          </table:table-cell>
          <table:table-cell office:value-type="float" office:value="0" table:formula="of:=[Rotation.I764]" table:style-name="ce1">
            <text:p>0</text:p>
          </table:table-cell>
          <table:table-cell office:value-type="float" office:value="0.10301008806438174" table:formula="of:=[Rotation.J764]" table:style-name="ce1">
            <text:p>0.103010088</text:p>
          </table:table-cell>
          <table:table-cell table:number-columns-repeated="16381"/>
        </table:table-row>
        <table:table-row table:style-name="ro1">
          <table:table-cell office:value-type="float" office:value="-0.44363119885863228" table:formula="of:=[Rotation.H765]" table:style-name="ce1">
            <text:p>-0.443631199</text:p>
          </table:table-cell>
          <table:table-cell office:value-type="float" office:value="0" table:formula="of:=[Rotation.I765]" table:style-name="ce1">
            <text:p>0</text:p>
          </table:table-cell>
          <table:table-cell office:value-type="float" office:value="0.10414206354424049" table:formula="of:=[Rotation.J765]" table:style-name="ce1">
            <text:p>0.104142064</text:p>
          </table:table-cell>
          <table:table-cell table:number-columns-repeated="16381"/>
        </table:table-row>
        <table:table-row table:style-name="ro1">
          <table:table-cell office:value-type="float" office:value="-0.44336774173817406" table:formula="of:=[Rotation.H766]" table:style-name="ce1">
            <text:p>-0.443367742</text:p>
          </table:table-cell>
          <table:table-cell office:value-type="float" office:value="0" table:formula="of:=[Rotation.I766]" table:style-name="ce1">
            <text:p>0</text:p>
          </table:table-cell>
          <table:table-cell office:value-type="float" office:value="0.1052580428565521" table:formula="of:=[Rotation.J766]" table:style-name="ce1">
            <text:p>0.105258043</text:p>
          </table:table-cell>
          <table:table-cell table:number-columns-repeated="16381"/>
        </table:table-row>
        <table:table-row table:style-name="ro1">
          <table:table-cell office:value-type="float" office:value="-0.44310558778947706" table:formula="of:=[Rotation.H767]" table:style-name="ce1">
            <text:p>-0.443105588</text:p>
          </table:table-cell>
          <table:table-cell office:value-type="float" office:value="0" table:formula="of:=[Rotation.I767]" table:style-name="ce1">
            <text:p>0</text:p>
          </table:table-cell>
          <table:table-cell office:value-type="float" office:value="0.10635623192715124" table:formula="of:=[Rotation.J767]" table:style-name="ce1">
            <text:p>0.106356232</text:p>
          </table:table-cell>
          <table:table-cell table:number-columns-repeated="16381"/>
        </table:table-row>
        <table:table-row table:style-name="ro1">
          <table:table-cell office:value-type="float" office:value="-0.44284530509117909" table:formula="of:=[Rotation.H768]" table:style-name="ce1">
            <text:p>-0.442845305</text:p>
          </table:table-cell>
          <table:table-cell office:value-type="float" office:value="0" table:formula="of:=[Rotation.I768]" table:style-name="ce1">
            <text:p>0</text:p>
          </table:table-cell>
          <table:table-cell office:value-type="float" office:value="0.107434844248505" table:formula="of:=[Rotation.J768]" table:style-name="ce1">
            <text:p>0.107434844</text:p>
          </table:table-cell>
          <table:table-cell table:number-columns-repeated="16381"/>
        </table:table-row>
        <table:table-row table:style-name="ro1">
          <table:table-cell office:value-type="float" office:value="-0.44258747769195267" table:formula="of:=[Rotation.H769]" table:style-name="ce1">
            <text:p>-0.442587478</text:p>
          </table:table-cell>
          <table:table-cell office:value-type="float" office:value="0" table:formula="of:=[Rotation.I769]" table:style-name="ce1">
            <text:p>0</text:p>
          </table:table-cell>
          <table:table-cell office:value-type="float" office:value="0.10849209459806414" table:formula="of:=[Rotation.J769]" table:style-name="ce1">
            <text:p>0.108492095</text:p>
          </table:table-cell>
          <table:table-cell table:number-columns-repeated="16381"/>
        </table:table-row>
        <table:table-row table:style-name="ro1">
          <table:table-cell office:value-type="float" office:value="-0.44233270328567581" table:formula="of:=[Rotation.H770]" table:style-name="ce1">
            <text:p>-0.442332703</text:p>
          </table:table-cell>
          <table:table-cell office:value-type="float" office:value="0" table:formula="of:=[Rotation.I770]" table:style-name="ce1">
            <text:p>0</text:p>
          </table:table-cell>
          <table:table-cell office:value-type="float" office:value="0.10952620510173017" table:formula="of:=[Rotation.J770]" table:style-name="ce1">
            <text:p>0.109526205</text:p>
          </table:table-cell>
          <table:table-cell table:number-columns-repeated="16381"/>
        </table:table-row>
        <table:table-row table:style-name="ro1">
          <table:table-cell office:value-type="float" office:value="-0.44208159362181942" table:formula="of:=[Rotation.H771]" table:style-name="ce1">
            <text:p>-0.442081594</text:p>
          </table:table-cell>
          <table:table-cell office:value-type="float" office:value="0" table:formula="of:=[Rotation.I771]" table:style-name="ce1">
            <text:p>0</text:p>
          </table:table-cell>
          <table:table-cell office:value-type="float" office:value="0.11053539967265005" table:formula="of:=[Rotation.J771]" table:style-name="ce1">
            <text:p>0.1105354</text:p>
          </table:table-cell>
          <table:table-cell table:number-columns-repeated="16381"/>
        </table:table-row>
        <table:table-row table:style-name="ro1">
          <table:table-cell office:value-type="float" office:value="-0.44183477277825955" table:formula="of:=[Rotation.H772]" table:style-name="ce1">
            <text:p>-0.441834773</text:p>
          </table:table-cell>
          <table:table-cell office:value-type="float" office:value="0" table:formula="of:=[Rotation.I772]" table:style-name="ce1">
            <text:p>0</text:p>
          </table:table-cell>
          <table:table-cell office:value-type="float" office:value="0.11151790692074398" table:formula="of:=[Rotation.J772]" table:style-name="ce1">
            <text:p>0.111517907</text:p>
          </table:table-cell>
          <table:table-cell table:number-columns-repeated="16381"/>
        </table:table-row>
        <table:table-row table:style-name="ro1">
          <table:table-cell office:value-type="float" office:value="-0.44159287610619979" table:formula="of:=[Rotation.H773]" table:style-name="ce1">
            <text:p>-0.441592876</text:p>
          </table:table-cell>
          <table:table-cell office:value-type="float" office:value="0" table:formula="of:=[Rotation.I773]" table:style-name="ce1">
            <text:p>0</text:p>
          </table:table-cell>
          <table:table-cell office:value-type="float" office:value="0.11247195993781954" table:formula="of:=[Rotation.J773]" table:style-name="ce1">
            <text:p>0.11247196</text:p>
          </table:table-cell>
          <table:table-cell table:number-columns-repeated="16381"/>
        </table:table-row>
        <table:table-row table:style-name="ro1">
          <table:table-cell office:value-type="float" office:value="-0.44135654950086312" table:formula="of:=[Rotation.H774]" table:style-name="ce1">
            <text:p>-0.44135655</text:p>
          </table:table-cell>
          <table:table-cell office:value-type="float" office:value="0" table:formula="of:=[Rotation.I774]" table:style-name="ce1">
            <text:p>0</text:p>
          </table:table-cell>
          <table:table-cell office:value-type="float" office:value="0.11339579451060845" table:formula="of:=[Rotation.J774]" table:style-name="ce1">
            <text:p>0.113395795</text:p>
          </table:table-cell>
          <table:table-cell table:number-columns-repeated="16381"/>
        </table:table-row>
        <table:table-row table:style-name="ro1">
          <table:table-cell office:value-type="float" office:value="-0.44112643745081781" table:formula="of:=[Rotation.H775]" table:style-name="ce1">
            <text:p>-0.441126437</text:p>
          </table:table-cell>
          <table:table-cell office:value-type="float" office:value="0" table:formula="of:=[Rotation.I775]" table:style-name="ce1">
            <text:p>0</text:p>
          </table:table-cell>
          <table:table-cell office:value-type="float" office:value="0.11428769042180224" table:formula="of:=[Rotation.J775]" table:style-name="ce1">
            <text:p>0.11428769</text:p>
          </table:table-cell>
          <table:table-cell table:number-columns-repeated="16381"/>
        </table:table-row>
        <table:table-row table:style-name="ro1">
          <table:table-cell office:value-type="float" office:value="-0.44090304432276695" table:formula="of:=[Rotation.H776]" table:style-name="ce1">
            <text:p>-0.440903044</text:p>
          </table:table-cell>
          <table:table-cell office:value-type="float" office:value="0" table:formula="of:=[Rotation.I776]" table:style-name="ce1">
            <text:p>0</text:p>
          </table:table-cell>
          <table:table-cell office:value-type="float" office:value="0.11514649585165929" table:formula="of:=[Rotation.J776]" table:style-name="ce1">
            <text:p>0.115146496</text:p>
          </table:table-cell>
          <table:table-cell table:number-columns-repeated="16381"/>
        </table:table-row>
        <table:table-row table:style-name="ro1">
          <table:table-cell office:value-type="float" office:value="-0.44068676947694047" table:formula="of:=[Rotation.H777]" table:style-name="ce1">
            <text:p>-0.440686769</text:p>
          </table:table-cell>
          <table:table-cell office:value-type="float" office:value="0" table:formula="of:=[Rotation.I777]" table:style-name="ce1">
            <text:p>0</text:p>
          </table:table-cell>
          <table:table-cell office:value-type="float" office:value="0.11597146721490574" table:formula="of:=[Rotation.J777]" table:style-name="ce1">
            <text:p>0.115971467</text:p>
          </table:table-cell>
          <table:table-cell table:number-columns-repeated="16381"/>
        </table:table-row>
        <table:table-row table:style-name="ro1">
          <table:table-cell office:value-type="float" office:value="-0.44047800808101234" table:formula="of:=[Rotation.H778]" table:style-name="ce1">
            <text:p>-0.440478008</text:p>
          </table:table-cell>
          <table:table-cell office:value-type="float" office:value="0" table:formula="of:=[Rotation.I778]" table:style-name="ce1">
            <text:p>0</text:p>
          </table:table-cell>
          <table:table-cell office:value-type="float" office:value="0.11676187047569778" table:formula="of:=[Rotation.J778]" table:style-name="ce1">
            <text:p>0.11676187</text:p>
          </table:table-cell>
          <table:table-cell table:number-columns-repeated="16381"/>
        </table:table-row>
        <table:table-row table:style-name="ro1">
          <table:table-cell office:value-type="float" office:value="-0.44027715330623046" table:formula="of:=[Rotation.H779]" table:style-name="ce1">
            <text:p>-0.440277153</text:p>
          </table:table-cell>
          <table:table-cell office:value-type="float" office:value="0" table:formula="of:=[Rotation.I779]" table:style-name="ce1">
            <text:p>0</text:p>
          </table:table-cell>
          <table:table-cell office:value-type="float" office:value="0.1175169701641513" table:formula="of:=[Rotation.J779]" table:style-name="ce1">
            <text:p>0.11751697</text:p>
          </table:table-cell>
          <table:table-cell table:number-columns-repeated="16381"/>
        </table:table-row>
        <table:table-row table:style-name="ro1">
          <table:table-cell office:value-type="float" office:value="-0.44008459491289942" table:formula="of:=[Rotation.H780]" table:style-name="ce1">
            <text:p>-0.440084595</text:p>
          </table:table-cell>
          <table:table-cell office:value-type="float" office:value="0" table:formula="of:=[Rotation.I780]" table:style-name="ce1">
            <text:p>0</text:p>
          </table:table-cell>
          <table:table-cell office:value-type="float" office:value="0.11823603224207592" table:formula="of:=[Rotation.J780]" table:style-name="ce1">
            <text:p>0.118236032</text:p>
          </table:table-cell>
          <table:table-cell table:number-columns-repeated="16381"/>
        </table:table-row>
        <table:table-row table:style-name="ro1">
          <table:table-cell office:value-type="float" office:value="-0.43990071924554769" table:formula="of:=[Rotation.H781]" table:style-name="ce1">
            <text:p>-0.439900719</text:p>
          </table:table-cell>
          <table:table-cell office:value-type="float" office:value="0" table:formula="of:=[Rotation.I781]" table:style-name="ce1">
            <text:p>0</text:p>
          </table:table-cell>
          <table:table-cell office:value-type="float" office:value="0.1189183215793506" table:formula="of:=[Rotation.J781]" table:style-name="ce1">
            <text:p>0.118918322</text:p>
          </table:table-cell>
          <table:table-cell table:number-columns-repeated="16381"/>
        </table:table-row>
        <table:table-row table:style-name="ro1">
          <table:table-cell office:value-type="float" office:value="-0.4397259081941079" table:formula="of:=[Rotation.H782]" table:style-name="ce1">
            <text:p>-0.439725908</text:p>
          </table:table-cell>
          <table:table-cell office:value-type="float" office:value="0" table:formula="of:=[Rotation.I782]" table:style-name="ce1">
            <text:p>0</text:p>
          </table:table-cell>
          <table:table-cell office:value-type="float" office:value="0.1195631032671326" table:formula="of:=[Rotation.J782]" table:style-name="ce1">
            <text:p>0.119563103</text:p>
          </table:table-cell>
          <table:table-cell table:number-columns-repeated="16381"/>
        </table:table-row>
        <table:table-row table:style-name="ro1">
          <table:table-cell office:value-type="float" office:value="-0.4395605391771884" table:formula="of:=[Rotation.H783]" table:style-name="ce1">
            <text:p>-0.439560539</text:p>
          </table:table-cell>
          <table:table-cell office:value-type="float" office:value="0" table:formula="of:=[Rotation.I783]" table:style-name="ce1">
            <text:p>0</text:p>
          </table:table-cell>
          <table:table-cell office:value-type="float" office:value="0.12016964008542012" table:formula="of:=[Rotation.J783]" table:style-name="ce1">
            <text:p>0.12016964</text:p>
          </table:table-cell>
          <table:table-cell table:number-columns-repeated="16381"/>
        </table:table-row>
        <table:table-row table:style-name="ro1">
          <table:table-cell office:value-type="float" office:value="-0.4394049838668071" table:formula="of:=[Rotation.H784]" table:style-name="ce1">
            <text:p>-0.439404984</text:p>
          </table:table-cell>
          <table:table-cell office:value-type="float" office:value="0" table:formula="of:=[Rotation.I784]" table:style-name="ce1">
            <text:p>0</text:p>
          </table:table-cell>
          <table:table-cell office:value-type="float" office:value="0.12073719457156097" table:formula="of:=[Rotation.J784]" table:style-name="ce1">
            <text:p>0.120737195</text:p>
          </table:table-cell>
          <table:table-cell table:number-columns-repeated="16381"/>
        </table:table-row>
        <table:table-row table:style-name="ro1">
          <table:table-cell office:value-type="float" office:value="-0.43925960730461533" table:formula="of:=[Rotation.H785]" table:style-name="ce1">
            <text:p>-0.439259607</text:p>
          </table:table-cell>
          <table:table-cell office:value-type="float" office:value="0" table:formula="of:=[Rotation.I785]" table:style-name="ce1">
            <text:p>0</text:p>
          </table:table-cell>
          <table:table-cell office:value-type="float" office:value="0.12126502954518734" table:formula="of:=[Rotation.J785]" table:style-name="ce1">
            <text:p>0.12126503</text:p>
          </table:table-cell>
          <table:table-cell table:number-columns-repeated="16381"/>
        </table:table-row>
        <table:table-row table:style-name="ro1">
          <table:table-cell office:value-type="float" office:value="-0.43912476827572233" table:formula="of:=[Rotation.H786]" table:style-name="ce1">
            <text:p>-0.439124768</text:p>
          </table:table-cell>
          <table:table-cell office:value-type="float" office:value="0" table:formula="of:=[Rotation.I786]" table:style-name="ce1">
            <text:p>0</text:p>
          </table:table-cell>
          <table:table-cell office:value-type="float" office:value="0.12175240402880418" table:formula="of:=[Rotation.J786]" table:style-name="ce1">
            <text:p>0.121752404</text:p>
          </table:table-cell>
          <table:table-cell table:number-columns-repeated="16381"/>
        </table:table-row>
        <table:table-row table:style-name="ro1">
          <table:table-cell office:value-type="float" office:value="-0.43900081756179266" table:formula="of:=[Rotation.H787]" table:style-name="ce1">
            <text:p>-0.439000818</text:p>
          </table:table-cell>
          <table:table-cell office:value-type="float" office:value="0" table:formula="of:=[Rotation.I787]" table:style-name="ce1">
            <text:p>0</text:p>
          </table:table-cell>
          <table:table-cell office:value-type="float" office:value="0.12219857683327434" table:formula="of:=[Rotation.J787]" table:style-name="ce1">
            <text:p>0.122198577</text:p>
          </table:table-cell>
          <table:table-cell table:number-columns-repeated="16381"/>
        </table:table-row>
        <table:table-row table:style-name="ro1">
          <table:table-cell office:value-type="float" office:value="-0.43888809808192214" table:formula="of:=[Rotation.H788]" table:style-name="ce1">
            <text:p>-0.438888098</text:p>
          </table:table-cell>
          <table:table-cell office:value-type="float" office:value="0" table:formula="of:=[Rotation.I788]" table:style-name="ce1">
            <text:p>0</text:p>
          </table:table-cell>
          <table:table-cell office:value-type="float" office:value="0.12260280323888641" table:formula="of:=[Rotation.J788]" table:style-name="ce1">
            <text:p>0.122602803</text:p>
          </table:table-cell>
          <table:table-cell table:number-columns-repeated="16381"/>
        </table:table-row>
        <table:table-row table:style-name="ro1">
          <table:table-cell office:value-type="float" office:value="-0.43878694310550881" table:formula="of:=[Rotation.H789]" table:style-name="ce1">
            <text:p>-0.438786943</text:p>
          </table:table-cell>
          <table:table-cell office:value-type="float" office:value="0" table:formula="of:=[Rotation.I789]" table:style-name="ce1">
            <text:p>0</text:p>
          </table:table-cell>
          <table:table-cell office:value-type="float" office:value="0.12296433857067246" table:formula="of:=[Rotation.J789]" table:style-name="ce1">
            <text:p>0.122964339</text:p>
          </table:table-cell>
          <table:table-cell table:number-columns-repeated="16381"/>
        </table:table-row>
        <table:table-row table:style-name="ro1">
          <table:table-cell office:value-type="float" office:value="-0.43869767679903426" table:formula="of:=[Rotation.H790]" table:style-name="ce1">
            <text:p>-0.438697677</text:p>
          </table:table-cell>
          <table:table-cell office:value-type="float" office:value="0" table:formula="of:=[Rotation.I790]" table:style-name="ce1">
            <text:p>0</text:p>
          </table:table-cell>
          <table:table-cell office:value-type="float" office:value="0.12328243334364429" table:formula="of:=[Rotation.J790]" table:style-name="ce1">
            <text:p>0.123282433</text:p>
          </table:table-cell>
          <table:table-cell table:number-columns-repeated="16381"/>
        </table:table-row>
        <table:table-row table:style-name="ro1">
          <table:table-cell office:value-type="float" office:value="-0.43862061240713934" table:formula="of:=[Rotation.H791]" table:style-name="ce1">
            <text:p>-0.438620612</text:p>
          </table:table-cell>
          <table:table-cell office:value-type="float" office:value="0" table:formula="of:=[Rotation.I791]" table:style-name="ce1">
            <text:p>0</text:p>
          </table:table-cell>
          <table:table-cell office:value-type="float" office:value="0.12355633683298498" table:formula="of:=[Rotation.J791]" table:style-name="ce1">
            <text:p>0.123556337</text:p>
          </table:table-cell>
          <table:table-cell table:number-columns-repeated="16381"/>
        </table:table-row>
        <table:table-row table:style-name="ro1">
          <table:table-cell office:value-type="float" office:value="-0.43855605234817913" table:formula="of:=[Rotation.H792]" table:style-name="ce1">
            <text:p>-0.438556052</text:p>
          </table:table-cell>
          <table:table-cell office:value-type="float" office:value="0" table:formula="of:=[Rotation.I792]" table:style-name="ce1">
            <text:p>0</text:p>
          </table:table-cell>
          <table:table-cell office:value-type="float" office:value="0.12378529375002979" table:formula="of:=[Rotation.J792]" table:style-name="ce1">
            <text:p>0.123785294</text:p>
          </table:table-cell>
          <table:table-cell table:number-columns-repeated="16381"/>
        </table:table-row>
        <table:table-row table:style-name="ro1">
          <table:table-cell office:value-type="float" office:value="-0.43850428635782351" table:formula="of:=[Rotation.H793]" table:style-name="ce1">
            <text:p>-0.438504286</text:p>
          </table:table-cell>
          <table:table-cell office:value-type="float" office:value="0" table:formula="of:=[Rotation.I793]" table:style-name="ce1">
            <text:p>0</text:p>
          </table:table-cell>
          <table:table-cell office:value-type="float" office:value="0.12396854780877242" table:formula="of:=[Rotation.J793]" table:style-name="ce1">
            <text:p>0.123968548</text:p>
          </table:table-cell>
          <table:table-cell table:number-columns-repeated="16381"/>
        </table:table-row>
        <table:table-row table:style-name="ro1">
          <table:table-cell office:value-type="float" office:value="-0.43846559199079477" table:formula="of:=[Rotation.H794]" table:style-name="ce1">
            <text:p>-0.438465592</text:p>
          </table:table-cell>
          <table:table-cell office:value-type="float" office:value="0" table:formula="of:=[Rotation.I794]" table:style-name="ce1">
            <text:p>0</text:p>
          </table:table-cell>
          <table:table-cell office:value-type="float" office:value="0.1241053368721986" table:formula="of:=[Rotation.J794]" table:style-name="ce1">
            <text:p>0.124105337</text:p>
          </table:table-cell>
          <table:table-cell table:number-columns-repeated="16381"/>
        </table:table-row>
        <table:table-row table:style-name="ro1">
          <table:table-cell office:value-type="float" office:value="-0.43844023294910528" table:formula="of:=[Rotation.H795]" table:style-name="ce1">
            <text:p>-0.438440233</text:p>
          </table:table-cell>
          <table:table-cell office:value-type="float" office:value="0" table:formula="of:=[Rotation.I795]" table:style-name="ce1">
            <text:p>0</text:p>
          </table:table-cell>
          <table:table-cell office:value-type="float" office:value="0.12419489575475433" table:formula="of:=[Rotation.J795]" table:style-name="ce1">
            <text:p>0.124194896</text:p>
          </table:table-cell>
          <table:table-cell table:number-columns-repeated="16381"/>
        </table:table-row>
        <table:table-row table:style-name="ro1">
          <table:table-cell office:value-type="float" office:value="-0.43842843136934462" table:formula="of:=[Rotation.H796]" table:style-name="ce1">
            <text:p>-0.438428431</text:p>
          </table:table-cell>
          <table:table-cell office:value-type="float" office:value="0" table:formula="of:=[Rotation.I796]" table:style-name="ce1">
            <text:p>0</text:p>
          </table:table-cell>
          <table:table-cell office:value-type="float" office:value="0.12423655084964301" table:formula="of:=[Rotation.J796]" table:style-name="ce1">
            <text:p>0.124236551</text:p>
          </table:table-cell>
          <table:table-cell table:number-columns-repeated="16381"/>
        </table:table-row>
        <table:table-row table:style-name="ro1">
          <table:table-cell office:value-type="float" office:value="-0.4384301629605763" table:formula="of:=[Rotation.H797]" table:style-name="ce1">
            <text:p>-0.438430163</text:p>
          </table:table-cell>
          <table:table-cell office:value-type="float" office:value="0" table:formula="of:=[Rotation.I797]" table:style-name="ce1">
            <text:p>0</text:p>
          </table:table-cell>
          <table:table-cell office:value-type="float" office:value="0.12423043993467339" table:formula="of:=[Rotation.J797]" table:style-name="ce1">
            <text:p>0.12423044</text:p>
          </table:table-cell>
          <table:table-cell table:number-columns-repeated="16381"/>
        </table:table-row>
        <table:table-row table:style-name="ro1">
          <table:table-cell office:value-type="float" office:value="-0.43844526751295665" table:formula="of:=[Rotation.H798]" table:style-name="ce1">
            <text:p>-0.438445268</text:p>
          </table:table-cell>
          <table:table-cell office:value-type="float" office:value="0" table:formula="of:=[Rotation.I798]" table:style-name="ce1">
            <text:p>0</text:p>
          </table:table-cell>
          <table:table-cell office:value-type="float" office:value="0.12417712106298767" table:formula="of:=[Rotation.J798]" table:style-name="ce1">
            <text:p>0.124177121</text:p>
          </table:table-cell>
          <table:table-cell table:number-columns-repeated="16381"/>
        </table:table-row>
        <table:table-row table:style-name="ro1">
          <table:table-cell office:value-type="float" office:value="-0.43847356928476211" table:formula="of:=[Rotation.H799]" table:style-name="ce1">
            <text:p>-0.438473569</text:p>
          </table:table-cell>
          <table:table-cell office:value-type="float" office:value="0" table:formula="of:=[Rotation.I799]" table:style-name="ce1">
            <text:p>0</text:p>
          </table:table-cell>
          <table:table-cell office:value-type="float" office:value="0.12407714954285876" table:formula="of:=[Rotation.J799]" table:style-name="ce1">
            <text:p>0.12407715</text:p>
          </table:table-cell>
          <table:table-cell table:number-columns-repeated="16381"/>
        </table:table-row>
        <table:table-row table:style-name="ro1">
          <table:table-cell office:value-type="float" office:value="-0.43851487781661747" table:formula="of:=[Rotation.H800]" table:style-name="ce1">
            <text:p>-0.438514878</text:p>
          </table:table-cell>
          <table:table-cell office:value-type="float" office:value="0" table:formula="of:=[Rotation.I800]" table:style-name="ce1">
            <text:p>0</text:p>
          </table:table-cell>
          <table:table-cell office:value-type="float" office:value="0.12393107735139333" table:formula="of:=[Rotation.J800]" table:style-name="ce1">
            <text:p>0.123931077</text:p>
          </table:table-cell>
          <table:table-cell table:number-columns-repeated="16381"/>
        </table:table-row>
        <table:table-row table:style-name="ro1">
          <table:table-cell office:value-type="float" office:value="-0.43856898895289043" table:formula="of:=[Rotation.H801]" table:style-name="ce1">
            <text:p>-0.438568989</text:p>
          </table:table-cell>
          <table:table-cell office:value-type="float" office:value="0" table:formula="of:=[Rotation.I801]" table:style-name="ce1">
            <text:p>0</text:p>
          </table:table-cell>
          <table:table-cell office:value-type="float" office:value="0.12373945178818044" table:formula="of:=[Rotation.J801]" table:style-name="ce1">
            <text:p>0.123739452</text:p>
          </table:table-cell>
          <table:table-cell table:number-columns-repeated="16381"/>
        </table:table-row>
        <table:table-row table:style-name="ro1">
          <table:table-cell office:value-type="float" office:value="-0.43863568455696877" table:formula="of:=[Rotation.H802]" table:style-name="ce1">
            <text:p>-0.438635685</text:p>
          </table:table-cell>
          <table:table-cell office:value-type="float" office:value="0" table:formula="of:=[Rotation.I802]" table:style-name="ce1">
            <text:p>0</text:p>
          </table:table-cell>
          <table:table-cell office:value-type="float" office:value="0.12350281872588756" table:formula="of:=[Rotation.J802]" table:style-name="ce1">
            <text:p>0.123502819</text:p>
          </table:table-cell>
          <table:table-cell table:number-columns-repeated="16381"/>
        </table:table-row>
        <table:table-row table:style-name="ro1">
          <table:table-cell office:value-type="float" office:value="-0.43871473480904977" table:formula="of:=[Rotation.H803]" table:style-name="ce1">
            <text:p>-0.438714735</text:p>
          </table:table-cell>
          <table:table-cell office:value-type="float" office:value="0" table:formula="of:=[Rotation.I803]" table:style-name="ce1">
            <text:p>0</text:p>
          </table:table-cell>
          <table:table-cell office:value-type="float" office:value="0.12322171667942783" table:formula="of:=[Rotation.J803]" table:style-name="ce1">
            <text:p>0.123221717</text:p>
          </table:table-cell>
          <table:table-cell table:number-columns-repeated="16381"/>
        </table:table-row>
        <table:table-row table:style-name="ro1">
          <table:table-cell office:value-type="float" office:value="-0.43880589661059988" table:formula="of:=[Rotation.H804]" table:style-name="ce1">
            <text:p>-0.438805897</text:p>
          </table:table-cell>
          <table:table-cell office:value-type="float" office:value="0" table:formula="of:=[Rotation.I804]" table:style-name="ce1">
            <text:p>0</text:p>
          </table:table-cell>
          <table:table-cell office:value-type="float" office:value="0.12289668465734753" table:formula="of:=[Rotation.J804]" table:style-name="ce1">
            <text:p>0.122896685</text:p>
          </table:table-cell>
          <table:table-cell table:number-columns-repeated="16381"/>
        </table:table-row>
        <table:table-row table:style-name="ro1">
          <table:table-cell office:value-type="float" office:value="-0.43890891586254671" table:formula="of:=[Rotation.H805]" table:style-name="ce1">
            <text:p>-0.438908916</text:p>
          </table:table-cell>
          <table:table-cell office:value-type="float" office:value="0" table:formula="of:=[Rotation.I805]" table:style-name="ce1">
            <text:p>0</text:p>
          </table:table-cell>
          <table:table-cell office:value-type="float" office:value="0.12252825623652658" table:formula="of:=[Rotation.J805]" table:style-name="ce1">
            <text:p>0.122528256</text:p>
          </table:table-cell>
          <table:table-cell table:number-columns-repeated="16381"/>
        </table:table-row>
        <table:table-row table:style-name="ro1">
          <table:table-cell office:value-type="float" office:value="-0.43902352736191824" table:formula="of:=[Rotation.H806]" table:style-name="ce1">
            <text:p>-0.439023527</text:p>
          </table:table-cell>
          <table:table-cell office:value-type="float" office:value="0" table:formula="of:=[Rotation.I806]" table:style-name="ce1">
            <text:p>0</text:p>
          </table:table-cell>
          <table:table-cell office:value-type="float" office:value="0.12211696205973602" table:formula="of:=[Rotation.J806]" table:style-name="ce1">
            <text:p>0.122116962</text:p>
          </table:table-cell>
          <table:table-cell table:number-columns-repeated="16381"/>
        </table:table-row>
        <table:table-row table:style-name="ro1">
          <table:table-cell office:value-type="float" office:value="-0.43914945491360907" table:formula="of:=[Rotation.H807]" table:style-name="ce1">
            <text:p>-0.439149455</text:p>
          </table:table-cell>
          <table:table-cell office:value-type="float" office:value="0" table:formula="of:=[Rotation.I807]" table:style-name="ce1">
            <text:p>0</text:p>
          </table:table-cell>
          <table:table-cell office:value-type="float" office:value="0.12166333157151366" table:formula="of:=[Rotation.J807]" table:style-name="ce1">
            <text:p>0.121663332</text:p>
          </table:table-cell>
          <table:table-cell table:number-columns-repeated="16381"/>
        </table:table-row>
        <table:table-row table:style-name="ro1">
          <table:table-cell office:value-type="float" office:value="-0.43928641250199862" table:formula="of:=[Rotation.H808]" table:style-name="ce1">
            <text:p>-0.439286413</text:p>
          </table:table-cell>
          <table:table-cell office:value-type="float" office:value="0" table:formula="of:=[Rotation.I808]" table:style-name="ce1">
            <text:p>0</text:p>
          </table:table-cell>
          <table:table-cell office:value-type="float" office:value="0.12116789092463352" table:formula="of:=[Rotation.J808]" table:style-name="ce1">
            <text:p>0.121167891</text:p>
          </table:table-cell>
          <table:table-cell table:number-columns-repeated="16381"/>
        </table:table-row>
        <table:table-row table:style-name="ro1">
          <table:table-cell office:value-type="float" office:value="-0.43943410501904639" table:formula="of:=[Rotation.H809]" table:style-name="ce1">
            <text:p>-0.439434105</text:p>
          </table:table-cell>
          <table:table-cell office:value-type="float" office:value="0" table:formula="of:=[Rotation.I809]" table:style-name="ce1">
            <text:p>0</text:p>
          </table:table-cell>
          <table:table-cell office:value-type="float" office:value="0.12063116241713699" table:formula="of:=[Rotation.J809]" table:style-name="ce1">
            <text:p>0.120631162</text:p>
          </table:table-cell>
          <table:table-cell table:number-columns-repeated="16381"/>
        </table:table-row>
        <table:table-row table:style-name="ro1">
          <table:table-cell office:value-type="float" office:value="-0.43959222751092403" table:formula="of:=[Rotation.H810]" table:style-name="ce1">
            <text:p>-0.439592228</text:p>
          </table:table-cell>
          <table:table-cell office:value-type="float" office:value="0" table:formula="of:=[Rotation.I810]" table:style-name="ce1">
            <text:p>0</text:p>
          </table:table-cell>
          <table:table-cell office:value-type="float" office:value="0.12005366929829343" table:formula="of:=[Rotation.J810]" table:style-name="ce1">
            <text:p>0.120053669</text:p>
          </table:table-cell>
          <table:table-cell table:number-columns-repeated="16381"/>
        </table:table-row>
        <table:table-row table:style-name="ro1">
          <table:table-cell office:value-type="float" office:value="-0.43976046737228747" table:formula="of:=[Rotation.H811]" table:style-name="ce1">
            <text:p>-0.439760467</text:p>
          </table:table-cell>
          <table:table-cell office:value-type="float" office:value="0" table:formula="of:=[Rotation.I811]" table:style-name="ce1">
            <text:p>0</text:p>
          </table:table-cell>
          <table:table-cell office:value-type="float" office:value="0.11943592983900304" table:formula="of:=[Rotation.J811]" table:style-name="ce1">
            <text:p>0.11943593</text:p>
          </table:table-cell>
          <table:table-cell table:number-columns-repeated="16381"/>
        </table:table-row>
        <table:table-row table:style-name="ro1">
          <table:table-cell office:value-type="float" office:value="-0.43993850337276752" table:formula="of:=[Rotation.H812]" table:style-name="ce1">
            <text:p>-0.439938503</text:p>
          </table:table-cell>
          <table:table-cell office:value-type="float" office:value="0" table:formula="of:=[Rotation.I812]" table:style-name="ce1">
            <text:p>0</text:p>
          </table:table-cell>
          <table:table-cell office:value-type="float" office:value="0.11877846290523124" table:formula="of:=[Rotation.J812]" table:style-name="ce1">
            <text:p>0.118778463</text:p>
          </table:table-cell>
          <table:table-cell table:number-columns-repeated="16381"/>
        </table:table-row>
        <table:table-row table:style-name="ro1">
          <table:table-cell office:value-type="float" office:value="-0.44012600719634676" table:formula="of:=[Rotation.H813]" table:style-name="ce1">
            <text:p>-0.440126007</text:p>
          </table:table-cell>
          <table:table-cell office:value-type="float" office:value="0" table:formula="of:=[Rotation.I813]" table:style-name="ce1">
            <text:p>0</text:p>
          </table:table-cell>
          <table:table-cell office:value-type="float" office:value="0.11808178432510805" table:formula="of:=[Rotation.J813]" table:style-name="ce1">
            <text:p>0.118081784</text:p>
          </table:table-cell>
          <table:table-cell table:number-columns-repeated="16381"/>
        </table:table-row>
        <table:table-row table:style-name="ro1">
          <table:table-cell office:value-type="float" office:value="-0.44032264329984278" table:formula="of:=[Rotation.H814]" table:style-name="ce1">
            <text:p>-0.440322643</text:p>
          </table:table-cell>
          <table:table-cell office:value-type="float" office:value="0" table:formula="of:=[Rotation.I814]" table:style-name="ce1">
            <text:p>0</text:p>
          </table:table-cell>
          <table:table-cell office:value-type="float" office:value="0.11734640939304219" table:formula="of:=[Rotation.J814]" table:style-name="ce1">
            <text:p>0.117346409</text:p>
          </table:table-cell>
          <table:table-cell table:number-columns-repeated="16381"/>
        </table:table-row>
        <table:table-row table:style-name="ro1">
          <table:table-cell office:value-type="float" office:value="-0.44052806939718253" table:formula="of:=[Rotation.H815]" table:style-name="ce1">
            <text:p>-0.440528069</text:p>
          </table:table-cell>
          <table:table-cell office:value-type="float" office:value="0" table:formula="of:=[Rotation.I815]" table:style-name="ce1">
            <text:p>0</text:p>
          </table:table-cell>
          <table:table-cell office:value-type="float" office:value="0.11657285307133543" table:formula="of:=[Rotation.J815]" table:style-name="ce1">
            <text:p>0.116572853</text:p>
          </table:table-cell>
          <table:table-cell table:number-columns-repeated="16381"/>
        </table:table-row>
        <table:table-row table:style-name="ro1">
          <table:table-cell office:value-type="float" office:value="-0.44074193774610676" table:formula="of:=[Rotation.H816]" table:style-name="ce1">
            <text:p>-0.440741938</text:p>
          </table:table-cell>
          <table:table-cell office:value-type="float" office:value="0" table:formula="of:=[Rotation.I816]" table:style-name="ce1">
            <text:p>0</text:p>
          </table:table-cell>
          <table:table-cell office:value-type="float" office:value="0.11576162711281708" table:formula="of:=[Rotation.J816]" table:style-name="ce1">
            <text:p>0.115761627</text:p>
          </table:table-cell>
          <table:table-cell table:number-columns-repeated="16381"/>
        </table:table-row>
        <table:table-row table:style-name="ro1">
          <table:table-cell office:value-type="float" office:value="-0.44096384825890267" table:formula="of:=[Rotation.H817]" table:style-name="ce1">
            <text:p>-0.440963848</text:p>
          </table:table-cell>
          <table:table-cell office:value-type="float" office:value="0" table:formula="of:=[Rotation.I817]" table:style-name="ce1">
            <text:p>0</text:p>
          </table:table-cell>
          <table:table-cell office:value-type="float" office:value="0.11491342188229998" table:formula="of:=[Rotation.J817]" table:style-name="ce1">
            <text:p>0.114913422</text:p>
          </table:table-cell>
          <table:table-cell table:number-columns-repeated="16381"/>
        </table:table-row>
        <table:table-row table:style-name="ro1">
          <table:table-cell office:value-type="float" office:value="-0.44119312825490764" table:formula="of:=[Rotation.H818]" table:style-name="ce1">
            <text:p>-0.441193128</text:p>
          </table:table-cell>
          <table:table-cell office:value-type="float" office:value="0" table:formula="of:=[Rotation.I818]" table:style-name="ce1">
            <text:p>0</text:p>
          </table:table-cell>
          <table:table-cell office:value-type="float" office:value="0.11402996790602285" table:formula="of:=[Rotation.J818]" table:style-name="ce1">
            <text:p>0.114029968</text:p>
          </table:table-cell>
          <table:table-cell table:number-columns-repeated="16381"/>
        </table:table-row>
        <table:table-row table:style-name="ro1">
          <table:table-cell office:value-type="float" office:value="-0.44142901484639047" table:formula="of:=[Rotation.H819]" table:style-name="ce1">
            <text:p>-0.441429015</text:p>
          </table:table-cell>
          <table:table-cell office:value-type="float" office:value="0" table:formula="of:=[Rotation.I819]" table:style-name="ce1">
            <text:p>0</text:p>
          </table:table-cell>
          <table:table-cell office:value-type="float" office:value="0.11311337167525863" table:formula="of:=[Rotation.J819]" table:style-name="ce1">
            <text:p>0.113113372</text:p>
          </table:table-cell>
          <table:table-cell table:number-columns-repeated="16381"/>
        </table:table-row>
        <table:table-row table:style-name="ro1">
          <table:table-cell office:value-type="float" office:value="-0.44167075448616799" table:formula="of:=[Rotation.H820]" table:style-name="ce1">
            <text:p>-0.441670754</text:p>
          </table:table-cell>
          <table:table-cell office:value-type="float" office:value="0" table:formula="of:=[Rotation.I820]" table:style-name="ce1">
            <text:p>0</text:p>
          </table:table-cell>
          <table:table-cell office:value-type="float" office:value="0.11216574624910713" table:formula="of:=[Rotation.J820]" table:style-name="ce1">
            <text:p>0.112165746</text:p>
          </table:table-cell>
          <table:table-cell table:number-columns-repeated="16381"/>
        </table:table-row>
        <table:table-row table:style-name="ro1">
          <table:table-cell office:value-type="float" office:value="-0.44191760610695763" table:formula="of:=[Rotation.H821]" table:style-name="ce1">
            <text:p>-0.441917606</text:p>
          </table:table-cell>
          <table:table-cell office:value-type="float" office:value="0" table:formula="of:=[Rotation.I821]" table:style-name="ce1">
            <text:p>0</text:p>
          </table:table-cell>
          <table:table-cell office:value-type="float" office:value="0.11118920546840778" table:formula="of:=[Rotation.J821]" table:style-name="ce1">
            <text:p>0.111189205</text:p>
          </table:table-cell>
          <table:table-cell table:number-columns-repeated="16381"/>
        </table:table-row>
        <table:table-row table:style-name="ro1">
          <table:table-cell office:value-type="float" office:value="-0.44216884080906643" table:formula="of:=[Rotation.H822]" table:style-name="ce1">
            <text:p>-0.442168841</text:p>
          </table:table-cell>
          <table:table-cell office:value-type="float" office:value="0" table:formula="of:=[Rotation.I822]" table:style-name="ce1">
            <text:p>0</text:p>
          </table:table-cell>
          <table:table-cell office:value-type="float" office:value="0.11018587122479204" table:formula="of:=[Rotation.J822]" table:style-name="ce1">
            <text:p>0.110185871</text:p>
          </table:table-cell>
          <table:table-cell table:number-columns-repeated="16381"/>
        </table:table-row>
        <table:table-row table:style-name="ro1">
          <table:table-cell office:value-type="float" office:value="-0.44242374516051242" table:formula="of:=[Rotation.H823]" table:style-name="ce1">
            <text:p>-0.442423745</text:p>
          </table:table-cell>
          <table:table-cell office:value-type="float" office:value="0" table:formula="of:=[Rotation.I823]" table:style-name="ce1">
            <text:p>0</text:p>
          </table:table-cell>
          <table:table-cell office:value-type="float" office:value="0.10915786603880634" table:formula="of:=[Rotation.J823]" table:style-name="ce1">
            <text:p>0.109157866</text:p>
          </table:table-cell>
          <table:table-cell table:number-columns-repeated="16381"/>
        </table:table-row>
        <table:table-row table:style-name="ro1">
          <table:table-cell office:value-type="float" office:value="-0.44268162051473386" table:formula="of:=[Rotation.H824]" table:style-name="ce1">
            <text:p>-0.442681621</text:p>
          </table:table-cell>
          <table:table-cell office:value-type="float" office:value="0" table:formula="of:=[Rotation.I824]" table:style-name="ce1">
            <text:p>0</text:p>
          </table:table-cell>
          <table:table-cell office:value-type="float" office:value="0.10810732102151636" table:formula="of:=[Rotation.J824]" table:style-name="ce1">
            <text:p>0.108107321</text:p>
          </table:table-cell>
          <table:table-cell table:number-columns-repeated="16381"/>
        </table:table-row>
        <table:table-row table:style-name="ro1">
          <table:table-cell office:value-type="float" office:value="-0.44294178607163898" table:formula="of:=[Rotation.H825]" table:style-name="ce1">
            <text:p>-0.442941786</text:p>
          </table:table-cell>
          <table:table-cell office:value-type="float" office:value="0" table:formula="of:=[Rotation.I825]" table:style-name="ce1">
            <text:p>0</text:p>
          </table:table-cell>
          <table:table-cell office:value-type="float" office:value="0.10703636835985443" table:formula="of:=[Rotation.J825]" table:style-name="ce1">
            <text:p>0.107036368</text:p>
          </table:table-cell>
          <table:table-cell table:number-columns-repeated="16381"/>
        </table:table-row>
        <table:table-row table:style-name="ro1">
          <table:table-cell office:value-type="float" office:value="-0.44320357821121803" table:formula="of:=[Rotation.H826]" table:style-name="ce1">
            <text:p>-0.443203578</text:p>
          </table:table-cell>
          <table:table-cell office:value-type="float" office:value="0" table:formula="of:=[Rotation.I826]" table:style-name="ce1">
            <text:p>0</text:p>
          </table:table-cell>
          <table:table-cell office:value-type="float" office:value="0.10594714843153044" table:formula="of:=[Rotation.J826]" table:style-name="ce1">
            <text:p>0.105947148</text:p>
          </table:table-cell>
          <table:table-cell table:number-columns-repeated="16381"/>
        </table:table-row>
        <table:table-row table:style-name="ro1">
          <table:table-cell office:value-type="float" office:value="-0.44346635275374263" table:formula="of:=[Rotation.H827]" table:style-name="ce1">
            <text:p>-0.443466353</text:p>
          </table:table-cell>
          <table:table-cell office:value-type="float" office:value="0" table:formula="of:=[Rotation.I827]" table:style-name="ce1">
            <text:p>0</text:p>
          </table:table-cell>
          <table:table-cell office:value-type="float" office:value="0.10484180452135056" table:formula="of:=[Rotation.J827]" table:style-name="ce1">
            <text:p>0.104841805</text:p>
          </table:table-cell>
          <table:table-cell table:number-columns-repeated="16381"/>
        </table:table-row>
        <table:table-row table:style-name="ro1">
          <table:table-cell office:value-type="float" office:value="-0.44372948486373959" table:formula="of:=[Rotation.H828]" table:style-name="ce1">
            <text:p>-0.443729485</text:p>
          </table:table-cell>
          <table:table-cell office:value-type="float" office:value="0" table:formula="of:=[Rotation.I828]" table:style-name="ce1">
            <text:p>0</text:p>
          </table:table-cell>
          <table:table-cell office:value-type="float" office:value="0.10372248677389241" table:formula="of:=[Rotation.J828]" table:style-name="ce1">
            <text:p>0.103722487</text:p>
          </table:table-cell>
          <table:table-cell table:number-columns-repeated="16381"/>
        </table:table-row>
        <table:table-row table:style-name="ro1">
          <table:table-cell office:value-type="float" office:value="-0.44399237016161519" table:formula="of:=[Rotation.H829]" table:style-name="ce1">
            <text:p>-0.44399237</text:p>
          </table:table-cell>
          <table:table-cell office:value-type="float" office:value="0" table:formula="of:=[Rotation.I829]" table:style-name="ce1">
            <text:p>0</text:p>
          </table:table-cell>
          <table:table-cell office:value-type="float" office:value="0.10259135069912698" table:formula="of:=[Rotation.J829]" table:style-name="ce1">
            <text:p>0.102591351</text:p>
          </table:table-cell>
          <table:table-cell table:number-columns-repeated="16381"/>
        </table:table-row>
        <table:table-row table:style-name="ro1">
          <table:table-cell office:value-type="float" office:value="-0.4442544255305465" table:formula="of:=[Rotation.H830]" table:style-name="ce1">
            <text:p>-0.444254426</text:p>
          </table:table-cell>
          <table:table-cell office:value-type="float" office:value="0" table:formula="of:=[Rotation.I830]" table:style-name="ce1">
            <text:p>0</text:p>
          </table:table-cell>
          <table:table-cell office:value-type="float" office:value="0.10145055641308286" table:formula="of:=[Rotation.J830]" table:style-name="ce1">
            <text:p>0.101450556</text:p>
          </table:table-cell>
          <table:table-cell table:number-columns-repeated="16381"/>
        </table:table-row>
        <table:table-row table:style-name="ro1">
          <table:table-cell office:value-type="float" office:value="-0.44451508943881163" table:formula="of:=[Rotation.H831]" table:style-name="ce1">
            <text:p>-0.444515089</text:p>
          </table:table-cell>
          <table:table-cell office:value-type="float" office:value="0" table:formula="of:=[Rotation.I831]" table:style-name="ce1">
            <text:p>0</text:p>
          </table:table-cell>
          <table:table-cell office:value-type="float" office:value="0.10030226947185843" table:formula="of:=[Rotation.J831]" table:style-name="ce1">
            <text:p>0.100302269</text:p>
          </table:table-cell>
          <table:table-cell table:number-columns-repeated="16381"/>
        </table:table-row>
        <table:table-row table:style-name="ro1">
          <table:table-cell office:value-type="float" office:value="-0.44477382230832002" table:formula="of:=[Rotation.H832]" table:style-name="ce1">
            <text:p>-0.444773822</text:p>
          </table:table-cell>
          <table:table-cell office:value-type="float" office:value="0" table:formula="of:=[Rotation.I832]" table:style-name="ce1">
            <text:p>0</text:p>
          </table:table-cell>
          <table:table-cell office:value-type="float" office:value="9.9148661056249116E-2" table:formula="of:=[Rotation.J832]" table:style-name="ce1">
            <text:p>0.099148661</text:p>
          </table:table-cell>
          <table:table-cell table:number-columns-repeated="16381"/>
        </table:table-row>
        <table:table-row table:style-name="ro1">
          <table:table-cell office:value-type="float" office:value="-0.44503010690071881" table:formula="of:=[Rotation.H833]" table:style-name="ce1">
            <text:p>-0.445030107</text:p>
          </table:table-cell>
          <table:table-cell office:value-type="float" office:value="0" table:formula="of:=[Rotation.I833]" table:style-name="ce1">
            <text:p>0</text:p>
          </table:table-cell>
          <table:table-cell office:value-type="float" office:value="9.7991907583916335E-2" table:formula="of:=[Rotation.J833]" table:style-name="ce1">
            <text:p>0.097991908</text:p>
          </table:table-cell>
          <table:table-cell table:number-columns-repeated="16381"/>
        </table:table-row>
        <table:table-row table:style-name="ro1">
          <table:table-cell office:value-type="float" office:value="-0.44528344854169755" table:formula="of:=[Rotation.H834]" table:style-name="ce1">
            <text:p>-0.445283449</text:p>
          </table:table-cell>
          <table:table-cell office:value-type="float" office:value="0" table:formula="of:=[Rotation.I834]" table:style-name="ce1">
            <text:p>0</text:p>
          </table:table-cell>
          <table:table-cell office:value-type="float" office:value="9.6834190525936586E-2" table:formula="of:=[Rotation.J834]" table:style-name="ce1">
            <text:p>0.096834191</text:p>
          </table:table-cell>
          <table:table-cell table:number-columns-repeated="16381"/>
        </table:table-row>
        <table:table-row table:style-name="ro1">
          <table:table-cell office:value-type="float" office:value="-0.44553337523733749" table:formula="of:=[Rotation.H835]" table:style-name="ce1">
            <text:p>-0.445533375</text:p>
          </table:table-cell>
          <table:table-cell office:value-type="float" office:value="0" table:formula="of:=[Rotation.I835]" table:style-name="ce1">
            <text:p>0</text:p>
          </table:table-cell>
          <table:table-cell office:value-type="float" office:value="9.5677696197315573E-2" table:formula="of:=[Rotation.J835]" table:style-name="ce1">
            <text:p>0.095677696</text:p>
          </table:table-cell>
          <table:table-cell table:number-columns-repeated="16381"/>
        </table:table-row>
        <table:table-row table:style-name="ro1">
          <table:table-cell office:value-type="float" office:value="-0.44577943758309335" table:formula="of:=[Rotation.H836]" table:style-name="ce1">
            <text:p>-0.445779438</text:p>
          </table:table-cell>
          <table:table-cell office:value-type="float" office:value="0" table:formula="of:=[Rotation.I836]" table:style-name="ce1">
            <text:p>0</text:p>
          </table:table-cell>
          <table:table-cell office:value-type="float" office:value="9.4524615990232486E-2" table:formula="of:=[Rotation.J836]" table:style-name="ce1">
            <text:p>0.094524616</text:p>
          </table:table-cell>
          <table:table-cell table:number-columns-repeated="16381"/>
        </table:table-row>
        <table:table-row table:style-name="ro1">
          <table:table-cell office:value-type="float" office:value="-0.44602120870485801" table:formula="of:=[Rotation.H837]" table:style-name="ce1">
            <text:p>-0.446021209</text:p>
          </table:table-cell>
          <table:table-cell office:value-type="float" office:value="0" table:formula="of:=[Rotation.I837]" table:style-name="ce1">
            <text:p>0</text:p>
          </table:table-cell>
          <table:table-cell office:value-type="float" office:value="9.3377145948339513E-2" table:formula="of:=[Rotation.J837]" table:style-name="ce1">
            <text:p>0.093377146</text:p>
          </table:table-cell>
          <table:table-cell table:number-columns-repeated="16381"/>
        </table:table-row>
        <table:table-row table:number-rows-repeated="10477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5" number:min-integer-digits="1"/>
    </number:number-style>
    <number:number-style style:name="N37">
      <number:number number:decimal-places="3" number:min-integer-digits="1"/>
    </number:number-style>
    <style:style style:name="_50_0_37__32_-_32__201_nfasis1" style:display-name="20% - Énfasis1" style:family="table-cell" style:data-style-name="N0">
      <style:table-cell-properties fo:background-color="#DCE6F1"/>
    </style:style>
    <style:style style:name="_50_0_37__32_-_32__201_nfasis2" style:display-name="20% - Énfasis2" style:family="table-cell" style:data-style-name="N0">
      <style:table-cell-properties fo:background-color="#F2DCDB"/>
    </style:style>
    <style:style style:name="_50_0_37__32_-_32__201_nfasis3" style:display-name="20% - Énfasis3" style:family="table-cell" style:data-style-name="N0">
      <style:table-cell-properties fo:background-color="#EBF1DE"/>
    </style:style>
    <style:style style:name="_50_0_37__32_-_32__201_nfasis4" style:display-name="20% - Énfasis4" style:family="table-cell" style:data-style-name="N0">
      <style:table-cell-properties fo:background-color="#E4DFEC"/>
    </style:style>
    <style:style style:name="_50_0_37__32_-_32__201_nfasis5" style:display-name="20% - Énfasis5" style:family="table-cell" style:data-style-name="N0">
      <style:table-cell-properties fo:background-color="#DAEEF3"/>
    </style:style>
    <style:style style:name="_50_0_37__32_-_32__201_nfasis6" style:display-name="20% - Énfasis6" style:family="table-cell" style:data-style-name="N0">
      <style:table-cell-properties fo:background-color="#FDE9D9"/>
    </style:style>
    <style:style style:name="_52_0_37__32_-_32__201_nfasis1" style:display-name="40% - Énfasis1" style:family="table-cell" style:data-style-name="N0">
      <style:table-cell-properties fo:background-color="#B8CCE4"/>
    </style:style>
    <style:style style:name="_52_0_37__32_-_32__201_nfasis2" style:display-name="40% - Énfasis2" style:family="table-cell" style:data-style-name="N0">
      <style:table-cell-properties fo:background-color="#E6B8B7"/>
    </style: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4" style:display-name="40% - Énfasis4" style:family="table-cell" style:data-style-name="N0">
      <style:table-cell-properties fo:background-color="#CCC0DA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2_0_37__32_-_32__201_nfasis6" style:display-name="40% - Énfasis6" style:family="table-cell" style:data-style-name="N0">
      <style:table-cell-properties fo:background-color="#FCD5B4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4D79B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B1A0C7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92CDDC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1F497D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/>
    </style: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_201_nfasis3" style:display-name="Énfasis3" style:family="table-cell" style:data-style-name="N0">
      <style:table-cell-properties fo:background-color="#9BBB59"/>
      <style:text-properties fo:color="#FFFFFF"/>
    </style:style>
    <style:style style:name="_201_nfasis4" style:display-name="Énfasis4" style:family="table-cell" style:data-style-name="N0">
      <style:table-cell-properties fo:background-color="#8064A2"/>
      <style:text-properties fo:color="#FFFFFF"/>
    </style:style>
    <style:style style:name="_201_nfasis5" style:display-name="Énfasis5" style:family="table-cell" style:data-style-name="N0">
      <style:table-cell-properties fo:background-color="#4BACC6"/>
      <style:text-properties fo:color="#FFFFFF"/>
    </style:style>
    <style:style style:name="_201_nfasis6" style:display-name="Énfasis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r</meta:initial-creator>
    <dc:creator>alex</dc:creator>
    <meta:creation-date>2015-04-14T18:27:49Z</meta:creation-date>
    <dc:date>2016-02-25T19:29:36Z</dc:date>
  </office:meta>
</office:document-meta>
</file>